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49mm"/>
    </style:style>
    <style:style style:name="co2" style:family="table-column">
      <style:table-column-properties fo:break-before="auto" style:column-width="27.31mm"/>
    </style:style>
    <style:style style:name="co3" style:family="table-column">
      <style:table-column-properties fo:break-before="auto" style:column-width="53.18mm"/>
    </style:style>
    <style:style style:name="co4" style:family="table-column">
      <style:table-column-properties fo:break-before="auto" style:column-width="83.68mm"/>
    </style:style>
    <style:style style:name="co5" style:family="table-column">
      <style:table-column-properties fo:break-before="auto" style:column-width="163.48mm"/>
    </style:style>
    <style:style style:name="co6" style:family="table-column">
      <style:table-column-properties fo:break-before="auto" style:column-width="152.54mm"/>
    </style:style>
    <style:style style:name="co7" style:family="table-column">
      <style:table-column-properties fo:break-before="auto" style:column-width="141.83mm"/>
    </style:style>
    <style:style style:name="co8" style:family="table-column">
      <style:table-column-properties fo:break-before="auto" style:column-width="15.59mm"/>
    </style:style>
    <style:style style:name="co9" style:family="table-column">
      <style:table-column-properties fo:break-before="auto" style:column-width="32.76mm"/>
    </style:style>
    <style:style style:name="co10" style:family="table-column">
      <style:table-column-properties fo:break-before="auto" style:column-width="27.59mm"/>
    </style:style>
    <style:style style:name="co11" style:family="table-column">
      <style:table-column-properties fo:break-before="auto" style:column-width="30.3mm"/>
    </style:style>
    <style:style style:name="co12" style:family="table-column">
      <style:table-column-properties fo:break-before="auto" style:column-width="31.12mm"/>
    </style:style>
    <style:style style:name="co1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28.17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63.69mm" fo:break-before="auto" style:use-optimal-row-height="true"/>
    </style:style>
    <style:style style:name="ro7" style:family="table-row">
      <style:table-row-properties style:row-height="67.65mm" fo:break-before="auto" style:use-optimal-row-height="true"/>
    </style:style>
    <style:style style:name="ro8" style:family="table-row">
      <style:table-row-properties style:row-height="237.45mm" fo:break-before="auto" style:use-optimal-row-height="true"/>
    </style:style>
    <style:style style:name="ro9" style:family="table-row">
      <style:table-row-properties style:row-height="36.05mm" fo:break-before="auto" style:use-optimal-row-height="true"/>
    </style:style>
    <style:style style:name="ro10" style:family="table-row">
      <style:table-row-properties style:row-height="71.6mm" fo:break-before="auto" style:use-optimal-row-height="true"/>
    </style:style>
    <style:style style:name="ro11" style:family="table-row">
      <style:table-row-properties style:row-height="201.91mm" fo:break-before="auto" style:use-optimal-row-height="true"/>
    </style:style>
    <style:style style:name="ro12" style:family="table-row">
      <style:table-row-properties style:row-height="217.72mm" fo:break-before="auto" style:use-optimal-row-height="true"/>
    </style:style>
    <style:style style:name="ro13" style:family="table-row">
      <style:table-row-properties style:row-height="150.58mm" fo:break-before="auto" style:use-optimal-row-height="true"/>
    </style:style>
    <style:style style:name="ro14" style:family="table-row">
      <style:table-row-properties style:row-height="111.09mm" fo:break-before="auto" style:use-optimal-row-height="true"/>
    </style:style>
    <style:style style:name="ro15" style:family="table-row">
      <style:table-row-properties style:row-height="75.55mm" fo:break-before="auto" style:use-optimal-row-height="true"/>
    </style:style>
    <style:style style:name="ro16" style:family="table-row">
      <style:table-row-properties style:row-height="8.41mm" fo:break-before="auto" style:use-optimal-row-height="true"/>
    </style:style>
    <style:style style:name="ro17" style:family="table-row">
      <style:table-row-properties style:row-height="16.32mm" fo:break-before="auto" style:use-optimal-row-height="true"/>
    </style:style>
    <style:style style:name="ro18" style:family="table-row">
      <style:table-row-properties style:row-height="241.41mm" fo:break-before="auto" style:use-optimal-row-height="true"/>
    </style:style>
    <style:style style:name="ro19" style:family="table-row">
      <style:table-row-properties style:row-height="91.35mm" fo:break-before="auto" style:use-optimal-row-height="true"/>
    </style:style>
    <style:style style:name="ro20" style:family="table-row">
      <style:table-row-properties style:row-height="24.22mm" fo:break-before="auto" style:use-optimal-row-height="true"/>
    </style:style>
    <style:style style:name="ro21" style:family="table-row">
      <style:table-row-properties style:row-height="190.08mm" fo:break-before="auto" style:use-optimal-row-height="true"/>
    </style:style>
    <style:style style:name="ro22" style:family="table-row">
      <style:table-row-properties style:row-height="12.36mm" fo:break-before="auto" style:use-optimal-row-height="true"/>
    </style:style>
    <style:style style:name="ro23" style:family="table-row">
      <style:table-row-properties style:row-height="103.19mm" fo:break-before="auto" style:use-optimal-row-height="true"/>
    </style:style>
    <style:style style:name="ro24" style:family="table-row">
      <style:table-row-properties style:row-height="59.76mm" fo:break-before="auto" style:use-optimal-row-height="true"/>
    </style:style>
    <style:style style:name="ro25" style:family="table-row">
      <style:table-row-properties style:row-height="51.86mm" fo:break-before="auto" style:use-optimal-row-height="true"/>
    </style:style>
    <style:style style:name="ro26" style:family="table-row">
      <style:table-row-properties style:row-height="122.94mm" fo:break-before="auto" style:use-optimal-row-height="true"/>
    </style:style>
    <style:style style:name="ro27" style:family="table-row">
      <style:table-row-properties style:row-height="118.99mm" fo:break-before="auto" style:use-optimal-row-height="true"/>
    </style:style>
    <style:style style:name="ro28" style:family="table-row">
      <style:table-row-properties style:row-height="107.14mm" fo:break-before="auto" style:use-optimal-row-height="true"/>
    </style:style>
    <style:style style:name="ro29" style:family="table-row">
      <style:table-row-properties style:row-height="32.1mm" fo:break-before="auto" style:use-optimal-row-height="true"/>
    </style:style>
    <style:style style:name="ro30" style:family="table-row">
      <style:table-row-properties style:row-height="47.91mm" fo:break-before="auto" style:use-optimal-row-height="true"/>
    </style:style>
    <style:style style:name="ro31" style:family="table-row">
      <style:table-row-properties style:row-height="43.96mm" fo:break-before="auto" style:use-optimal-row-height="true"/>
    </style:style>
    <style:style style:name="ro32" style:family="table-row">
      <style:table-row-properties style:row-height="142.68mm" fo:break-before="auto" style:use-optimal-row-height="true"/>
    </style:style>
    <style:style style:name="ro33" style:family="table-row">
      <style:table-row-properties style:row-height="95.29mm" fo:break-before="auto" style:use-optimal-row-height="true"/>
    </style:style>
    <style:style style:name="ro34" style:family="table-row">
      <style:table-row-properties style:row-height="99.24mm" fo:break-before="auto" style:use-optimal-row-height="true"/>
    </style:style>
    <style:style style:name="ro35" style:family="table-row">
      <style:table-row-properties style:row-height="162.87mm" fo:break-before="auto" style:use-optimal-row-height="true"/>
    </style:style>
    <style:style style:name="ro36" style:family="table-row">
      <style:table-row-properties style:row-height="79.5mm" fo:break-before="auto" style:use-optimal-row-height="true"/>
    </style:style>
    <style:style style:name="ro37" style:family="table-row">
      <style:table-row-properties style:row-height="40.01mm" fo:break-before="auto" style:use-optimal-row-height="true"/>
    </style:style>
    <style:style style:name="ro38" style:family="table-row">
      <style:table-row-properties style:row-height="174.27mm" fo:break-before="auto" style:use-optimal-row-height="true"/>
    </style:style>
    <style:style style:name="ro39" style:family="table-row">
      <style:table-row-properties style:row-height="0.95mm" fo:break-before="auto" style:use-optimal-row-height="true"/>
    </style:style>
    <style:style style:name="ro40" style:family="table-row">
      <style:table-row-properties style:row-height="205.86mm" fo:break-before="auto" style:use-optimal-row-height="true"/>
    </style:style>
    <style:style style:name="ro41" style:family="table-row">
      <style:table-row-properties style:row-height="87.4mm" fo:break-before="auto" style:use-optimal-row-height="true"/>
    </style:style>
    <style:style style:name="ro42" style:family="table-row">
      <style:table-row-properties style:row-height="126.89mm" fo:break-before="auto" style:use-optimal-row-height="true"/>
    </style:style>
    <style:style style:name="ro43" style:family="table-row">
      <style:table-row-properties style:row-height="138.73mm" fo:break-before="auto" style:use-optimal-row-height="true"/>
    </style:style>
    <style:style style:name="ro44" style:family="table-row">
      <style:table-row-properties style:row-height="115.04mm" fo:break-before="auto" style:use-optimal-row-height="true"/>
    </style:style>
    <style:style style:name="ro45" style:family="table-row">
      <style:table-row-properties style:row-height="375.67mm" fo:break-before="auto" style:use-optimal-row-height="true"/>
    </style:style>
    <style:style style:name="ro46" style:family="table-row">
      <style:table-row-properties style:row-height="221.67mm" fo:break-before="auto" style:use-optimal-row-height="true"/>
    </style:style>
    <style:style style:name="ro47" style:family="table-row">
      <style:table-row-properties style:row-height="197.96mm" fo:break-before="auto" style:use-optimal-row-height="true"/>
    </style:style>
    <style:style style:name="ro48" style:family="table-row">
      <style:table-row-properties style:row-height="206.3mm" fo:break-before="auto" style:use-optimal-row-height="true"/>
    </style:style>
    <style:style style:name="ro49" style:family="table-row">
      <style:table-row-properties style:row-height="209.81mm" fo:break-before="auto" style:use-optimal-row-height="true"/>
    </style:style>
    <style:style style:name="ro50" style:family="table-row">
      <style:table-row-properties style:row-height="162.42mm" fo:break-before="auto" style:use-optimal-row-height="true"/>
    </style:style>
    <style:style style:name="ro51" style:family="table-row">
      <style:table-row-properties style:row-height="178.22mm" fo:break-before="auto" style:use-optimal-row-height="true"/>
    </style:style>
    <style:style style:name="ro52" style:family="table-row">
      <style:table-row-properties style:row-height="320.83mm" fo:break-before="auto" style:use-optimal-row-height="true"/>
    </style:style>
    <style:style style:name="ro53" style:family="table-row">
      <style:table-row-properties style:row-height="194.03mm" fo:break-before="auto" style:use-optimal-row-height="true"/>
    </style:style>
    <style:style style:name="ro54" style:family="table-row">
      <style:table-row-properties style:row-height="213.77mm" fo:break-before="auto" style:use-optimal-row-height="true"/>
    </style:style>
    <style:style style:name="ro55" style:family="table-row">
      <style:table-row-properties style:row-height="182.17mm" fo:break-before="auto" style:use-optimal-row-height="true"/>
    </style:style>
    <style:style style:name="ro56" style:family="table-row">
      <style:table-row-properties style:row-height="154.53mm" fo:break-before="auto" style:use-optimal-row-height="true"/>
    </style:style>
    <style:style style:name="ro57" style:family="table-row">
      <style:table-row-properties style:row-height="130.83mm" fo:break-before="auto" style:use-optimal-row-height="true"/>
    </style:style>
    <style:style style:name="ro58" style:family="table-row">
      <style:table-row-properties style:row-height="158.49mm" fo:break-before="auto" style:use-optimal-row-height="true"/>
    </style:style>
    <style:style style:name="ro59" style:family="table-row">
      <style:table-row-properties style:row-height="281.34mm" fo:break-before="auto" style:use-optimal-row-height="true"/>
    </style:style>
    <style:style style:name="ro60" style:family="table-row">
      <style:table-row-properties style:row-height="186.13mm" fo:break-before="auto" style:use-optimal-row-height="true"/>
    </style:style>
    <style:style style:name="ro61" style:family="table-row">
      <style:table-row-properties style:row-height="391.91mm" fo:break-before="auto" style:use-optimal-row-height="true"/>
    </style:style>
    <style:style style:name="ro62" style:family="table-row">
      <style:table-row-properties style:row-height="83.45mm" fo:break-before="auto" style:use-optimal-row-height="true"/>
    </style:style>
    <style:style style:name="ro63" style:family="table-row">
      <style:table-row-properties style:row-height="273.43mm" fo:break-before="auto" style:use-optimal-row-height="true"/>
    </style:style>
    <style:style style:name="ro64" style:family="table-row">
      <style:table-row-properties style:row-height="324.78mm" fo:break-before="auto" style:use-optimal-row-height="true"/>
    </style:style>
    <style:style style:name="ro65" style:family="table-row">
      <style:table-row-properties style:row-height="261.14mm" fo:break-before="auto" style:use-optimal-row-height="true"/>
    </style:style>
    <style:style style:name="ro66" style:family="table-row">
      <style:table-row-properties style:row-height="300.64mm" fo:break-before="auto" style:use-optimal-row-height="true"/>
    </style:style>
    <style:style style:name="ro67" style:family="table-row">
      <style:table-row-properties style:row-height="170.32mm" fo:break-before="auto" style:use-optimal-row-height="true"/>
    </style:style>
    <style:style style:name="ro68" style:family="table-row">
      <style:table-row-properties style:row-height="269.05mm" fo:break-before="auto" style:use-optimal-row-height="true"/>
    </style:style>
    <style:style style:name="ro69" style:family="table-row">
      <style:table-row-properties style:row-height="229.55mm" fo:break-before="auto" style:use-optimal-row-height="true"/>
    </style:style>
    <style:style style:name="ro70" style:family="table-row">
      <style:table-row-properties style:row-height="134.78m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text-style style:name="N100">
      <number:text-content/>
    </number:text-style>
    <style:style style:name="ce1" style:family="table-cell" style:parent-style-name="Default" style:data-style-name="N50"/>
    <style:style style:name="ce2" style:family="table-cell" style:parent-style-name="Default" style:data-style-name="N100"/>
  </office:automatic-styles>
  <office:body>
    <office:spreadsheet>
      <table:calculation-settings table:automatic-find-labels="false" table:use-regular-expressions="false" table:use-wildcards="true"/>
      <table:table table:name="data-1533012809516"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ce1"/>
        <table:table-column table:style-name="co5" table:default-cell-style-name="Default"/>
        <table:table-column table:style-name="co6" table:default-cell-style-name="Default"/>
        <table:table-column table:style-name="co7" table:default-cell-style-name="Default"/>
        <table:table-column table:style-name="co8" table:default-cell-style-name="ce2"/>
        <table:table-column table:style-name="co9" table:default-cell-style-name="ce1"/>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channel_title</text:p>
          </table:table-cell>
          <table:table-cell office:value-type="string" calcext:value-type="string">
            <text:p>video_id</text:p>
          </table:table-cell>
          <table:table-cell office:value-type="string" calcext:value-type="string">
            <text:p>channel_id</text:p>
          </table:table-cell>
          <table:table-cell office:value-type="string" calcext:value-type="string">
            <text:p>url</text:p>
          </table:table-cell>
          <table:table-cell table:style-name="Default" office:value-type="string" calcext:value-type="string">
            <text:p>published_at</text:p>
          </table:table-cell>
          <table:table-cell office:value-type="string" calcext:value-type="string">
            <text:p>video_title</text:p>
          </table:table-cell>
          <table:table-cell office:value-type="string" calcext:value-type="string">
            <text:p>description</text:p>
          </table:table-cell>
          <table:table-cell office:value-type="string" calcext:value-type="string">
            <text:p>tags</text:p>
          </table:table-cell>
          <table:table-cell table:style-name="Default" office:value-type="string" calcext:value-type="string">
            <text:p>duration</text:p>
          </table:table-cell>
          <table:table-cell table:style-name="Default" office:value-type="string" calcext:value-type="string">
            <text:p>last_update</text:p>
          </table:table-cell>
          <table:table-cell office:value-type="string" calcext:value-type="string">
            <text:p>cur_view_count</text:p>
          </table:table-cell>
          <table:table-cell office:value-type="string" calcext:value-type="string">
            <text:p>delta_view_count</text:p>
          </table:table-cell>
          <table:table-cell office:value-type="string" calcext:value-type="string">
            <text:p>is_maths_content</text:p>
          </table:table-cell>
        </table:table-row>
        <table:table-row table:style-name="ro1">
          <table:table-cell office:value-type="string" calcext:value-type="string">
            <text:p>Math Meeting</text:p>
          </table:table-cell>
          <table:table-cell office:value-type="string" calcext:value-type="string">
            <text:p>9BMhFmNzw-o</text:p>
          </table:table-cell>
          <table:table-cell office:value-type="string" calcext:value-type="string">
            <text:p>UC5mq4Ywd0lPPQJnK_5gq-yA</text:p>
          </table:table-cell>
          <table:table-cell office:value-type="string" calcext:value-type="string">
            <text:p>https://www.youtube.com/watch?v=9BMhFmNzw-o</text:p>
          </table:table-cell>
          <table:table-cell office:value-type="date" office:date-value="2012-09-13T22:13:23" calcext:value-type="date">
            <text:p>13/09/12 22:13</text:p>
          </table:table-cell>
          <table:table-cell office:value-type="string" calcext:value-type="string">
            <text:p>How to tie a tie - Quick and Easy</text:p>
          </table:table-cell>
          <table:table-cell office:value-type="string" calcext:value-type="string">
            <text:p>How to tie a tie, a step by step explanation. Learn the quickest and most popular method to tie a tie, the four in hand knot.</text:p>
          </table:table-cell>
          <table:table-cell office:value-type="string" calcext:value-type="string">
            <text:p>{"tie a tie","how to tie a tie","four in hand",knot}</text:p>
          </table:table-cell>
          <table:table-cell office:value-type="string" calcext:value-type="string">
            <text:p>00:01:51</text:p>
          </table:table-cell>
          <table:table-cell office:value-type="date" office:date-value="2018-07-28T04:42:53.495" calcext:value-type="date">
            <text:p>28/07/18 04:42</text:p>
          </table:table-cell>
          <table:table-cell office:value-type="float" office:value="29781718" calcext:value-type="float">
            <text:p>29781718</text:p>
          </table:table-cell>
          <table:table-cell office:value-type="float" office:value="161729" calcext:value-type="float">
            <text:p>161729</text:p>
          </table:table-cell>
          <table:table-cell/>
        </table:table-row>
        <table:table-row table:style-name="ro2">
          <table:table-cell office:value-type="string" calcext:value-type="string">
            <text:p>Numberphile</text:p>
          </table:table-cell>
          <table:table-cell office:value-type="string" calcext:value-type="string">
            <text:p>wBU9N35ZHIw</text:p>
          </table:table-cell>
          <table:table-cell office:value-type="string" calcext:value-type="string">
            <text:p>UCoxcjq-8xIDTYp3uz647V5A</text:p>
          </table:table-cell>
          <table:table-cell office:value-type="string" calcext:value-type="string">
            <text:p>https://www.youtube.com/watch?v=wBU9N35ZHIw</text:p>
          </table:table-cell>
          <table:table-cell office:value-type="date" office:date-value="2014-06-17T15:09:13" calcext:value-type="date">
            <text:p>17/06/14 15:09</text:p>
          </table:table-cell>
          <table:table-cell office:value-type="string" calcext:value-type="string">
            <text:p>The Scientific Way to Cut a Cake - Numberphile</text:p>
          </table:table-cell>
          <table:table-cell office:value-type="string" calcext:value-type="string">
            <text:p>The man who loved circles (Objectivity): https://youtu.be/AzmUCL1OHhs</text:p>
            <text:p>Support us on Patreon: http://www.patreon.com/numberphile</text:p>
            <text:p>A trilogy of mathematical cake cutting videos... http://bit.ly/CakeCuttingTrilogy</text:p>
            <text:p>More links &amp; stuff in full description below â†“â†“â†“</text:p>
            <text:p/>
            <text:p>Alex Bellos on cutting a cake using scientific principles. </text:p>
            <text:p/>
            <text:p>Extra footage at Numberphile2: http://youtu.be/d5ZmPuta47Q</text:p>
            <text:p>Alex's book (US): http://amzn.to/1nDS4mM </text:p>
            <text:p>and (UK): http://bit.ly/AlexLooking</text:p>
            <text:p>The Francis Galton paper: http://bit.ly/galtoncak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cake,cutting,"francis galton",Birthday}</text:p>
          </table:table-cell>
          <table:table-cell office:value-type="string" calcext:value-type="string">
            <text:p>00:05:09</text:p>
          </table:table-cell>
          <table:table-cell office:value-type="date" office:date-value="2018-07-28T04:45:15.41" calcext:value-type="date">
            <text:p>28/07/18 04:45</text:p>
          </table:table-cell>
          <table:table-cell office:value-type="float" office:value="15685460" calcext:value-type="float">
            <text:p>15685460</text:p>
          </table:table-cell>
          <table:table-cell office:value-type="float" office:value="7504" calcext:value-type="float">
            <text:p>7504</text:p>
          </table:table-cell>
          <table:table-cell/>
        </table:table-row>
        <table:table-row table:style-name="ro3">
          <table:table-cell office:value-type="string" calcext:value-type="string">
            <text:p>TED-Ed</text:p>
          </table:table-cell>
          <table:table-cell office:value-type="string" calcext:value-type="string">
            <text:p>7yDmGnA8Hw0</text:p>
          </table:table-cell>
          <table:table-cell office:value-type="string" calcext:value-type="string">
            <text:p>UCsooa4yRKGN_zEE8iknghZA</text:p>
          </table:table-cell>
          <table:table-cell office:value-type="string" calcext:value-type="string">
            <text:p>https://www.youtube.com/watch?v=7yDmGnA8Hw0</text:p>
          </table:table-cell>
          <table:table-cell office:value-type="date" office:date-value="2015-09-01T15:00:40" calcext:value-type="date">
            <text:p>01/09/15 15:00</text:p>
          </table:table-cell>
          <table:table-cell office:value-type="string" calcext:value-type="string">
            <text:p>Can you solve the bridge riddle? - Alex Gendler</text:p>
          </table:table-cell>
          <table:table-cell office:value-type="string" calcext:value-type="string">
            <text:p>View full lesson: https://ed.ted.com/lessons/can-you-solve-the-bridge-riddle-alex-gendler</text:p>
            <text:p/>
            <text:p>Want more? Try the buried treasure riddle: https://www.youtube.com/watch?v=tCeklW2e6_E</text:p>
            <text:p/>
            <text:p>Taking that internship in a remote mountain lab might not have been the best idea. Pulling that lever with the skull symbol just to see what it did probably wasnâ€™t so smart either. But now is not the time for regrets because you need to get away from these mutant zombies...fast. Can you use math to get you and your friends over the bridge before the zombies arrive? Alex Gendler shows how.</text:p>
            <text:p/>
            <text:p>Lesson by Alex Gendler, animation by Artrake Studio.</text:p>
          </table:table-cell>
          <table:table-cell office:value-type="string" calcext:value-type="string">
            <text:p>{Riddle,puzzle,"problem solving","Alex Gendler",TED,TED-Ed,"TED Education",TEDx,Inference,Logic}</text:p>
          </table:table-cell>
          <table:table-cell office:value-type="string" calcext:value-type="string">
            <text:p>00:03:50</text:p>
          </table:table-cell>
          <table:table-cell office:value-type="date" office:date-value="2018-07-28T04:41:50.568" calcext:value-type="date">
            <text:p>28/07/18 04:41</text:p>
          </table:table-cell>
          <table:table-cell office:value-type="float" office:value="12990759" calcext:value-type="float">
            <text:p>12990759</text:p>
          </table:table-cell>
          <table:table-cell office:value-type="float" office:value="41493" calcext:value-type="float">
            <text:p>41493</text:p>
          </table:table-cell>
          <table:table-cell/>
        </table:table-row>
        <table:table-row table:style-name="ro4">
          <table:table-cell office:value-type="string" calcext:value-type="string">
            <text:p>TED-Ed</text:p>
          </table:table-cell>
          <table:table-cell office:value-type="string" calcext:value-type="string">
            <text:p>7SWvDHvWXok</text:p>
          </table:table-cell>
          <table:table-cell office:value-type="string" calcext:value-type="string">
            <text:p>UCsooa4yRKGN_zEE8iknghZA</text:p>
          </table:table-cell>
          <table:table-cell office:value-type="string" calcext:value-type="string">
            <text:p>https://www.youtube.com/watch?v=7SWvDHvWXok</text:p>
          </table:table-cell>
          <table:table-cell office:value-type="date" office:date-value="2012-03-17T16:01:29" calcext:value-type="date">
            <text:p>17/03/12 16:01</text:p>
          </table:table-cell>
          <table:table-cell office:value-type="string" calcext:value-type="string">
            <text:p>Questions No One Knows the Answers to (Full Version)</text:p>
          </table:table-cell>
          <table:table-cell office:value-type="string" calcext:value-type="string">
            <text:p>Check out TED-Ed's Patreon page: https://www.patreon.com/teded</text:p>
            <text:p/>
            <text:p>In the first of a new TED-Ed series designed to catalyze curiosity, TED Curator Chris Anderson shares his boyhood obsession with quirky questions that seem to have no answers. (Introducing the series "Questions no one knows the answers to")</text:p>
            <text:p/>
            <text:p>"Questions No One Knows the Answers to" was animated by Andrew Park (http://www.cognitivemedia.co.uk)</text:p>
          </table:table-cell>
          <table:table-cell office:value-type="string" calcext:value-type="string">
            <text:p>{"Philosophy and Religion",Questions,Answers,"Chris Anderson",Curiosity,Philosophy,Religion,TED,TED-Ed,"TED Education","Andrew Park","Cognitive Media"}</text:p>
          </table:table-cell>
          <table:table-cell office:value-type="string" calcext:value-type="string">
            <text:p>00:12:08</text:p>
          </table:table-cell>
          <table:table-cell office:value-type="date" office:date-value="2018-07-28T04:43:43.736" calcext:value-type="date">
            <text:p>28/07/18 04:43</text:p>
          </table:table-cell>
          <table:table-cell office:value-type="float" office:value="12762358" calcext:value-type="float">
            <text:p>12762358</text:p>
          </table:table-cell>
          <table:table-cell office:value-type="float" office:value="52529" calcext:value-type="float">
            <text:p>52529</text:p>
          </table:table-cell>
          <table:table-cell/>
        </table:table-row>
        <table:table-row table:style-name="ro3">
          <table:table-cell office:value-type="string" calcext:value-type="string">
            <text:p>TED-Ed</text:p>
          </table:table-cell>
          <table:table-cell office:value-type="string" calcext:value-type="string">
            <text:p>N5vJSNXPEwA</text:p>
          </table:table-cell>
          <table:table-cell office:value-type="string" calcext:value-type="string">
            <text:p>UCsooa4yRKGN_zEE8iknghZA</text:p>
          </table:table-cell>
          <table:table-cell office:value-type="string" calcext:value-type="string">
            <text:p>https://www.youtube.com/watch?v=N5vJSNXPEwA</text:p>
          </table:table-cell>
          <table:table-cell office:value-type="date" office:date-value="2015-10-05T15:13:36" calcext:value-type="date">
            <text:p>05/10/15 15:13</text:p>
          </table:table-cell>
          <table:table-cell office:value-type="string" calcext:value-type="string">
            <text:p>Can you solve the prisoner hat riddle? - Alex Gendler</text:p>
          </table:table-cell>
          <table:table-cell office:value-type="string" calcext:value-type="string">
            <text:p>View full lesson: http://ed.ted.com/lessons/can-you-solve-the-prisoner-hat-riddle-alex-gendler</text:p>
            <text:p/>
            <text:p>Want more? Try the buried treasure riddle: https://www.youtube.com/watch?v=tCeklW2e6_E</text:p>
            <text:p/>
            <text:p>You and nine other individuals have been captured by super-intelligent alien overlords. The aliens think humans look quite tasty, but their civilization forbids eating highly logical and cooperative beings. Unfortunately, theyâ€™re not sure whether you qualify, so they decide to give you all a test. Can you solve this hat riddle? Alex Gendler shows how.</text:p>
            <text:p/>
            <text:p>Lesson by Alex Gendler, animation by Artrake Studio.</text:p>
          </table:table-cell>
          <table:table-cell office:value-type="string" calcext:value-type="string">
            <text:p>{Logic,Riddle,Puzzle,TED,TED-Ed,"TED Education",TEDx,"Alex Gendler","Hat riddle",Creativity,"Problem solving","Critical thinking"}</text:p>
          </table:table-cell>
          <table:table-cell office:value-type="string" calcext:value-type="string">
            <text:p>00:04:35</text:p>
          </table:table-cell>
          <table:table-cell office:value-type="date" office:date-value="2018-07-28T04:44:20.108" calcext:value-type="date">
            <text:p>28/07/18 04:44</text:p>
          </table:table-cell>
          <table:table-cell office:value-type="float" office:value="11881214" calcext:value-type="float">
            <text:p>11881214</text:p>
          </table:table-cell>
          <table:table-cell office:value-type="float" office:value="91973" calcext:value-type="float">
            <text:p>91973</text:p>
          </table:table-cell>
          <table:table-cell/>
        </table:table-row>
        <table:table-row table:style-name="ro5">
          <table:table-cell office:value-type="string" calcext:value-type="string">
            <text:p>minutephysics</text:p>
          </table:table-cell>
          <table:table-cell office:value-type="string" calcext:value-type="string">
            <text:p>9eKc5kgPVrA</text:p>
          </table:table-cell>
          <table:table-cell office:value-type="string" calcext:value-type="string">
            <text:p>UCUHW94eEFW7hkUMVaZz4eDg</text:p>
          </table:table-cell>
          <table:table-cell office:value-type="string" calcext:value-type="string">
            <text:p>https://www.youtube.com/watch?v=9eKc5kgPVrA</text:p>
          </table:table-cell>
          <table:table-cell office:value-type="date" office:date-value="2013-01-25T13:35:38" calcext:value-type="date">
            <text:p>25/01/13 13:35</text:p>
          </table:table-cell>
          <table:table-cell office:value-type="string" calcext:value-type="string">
            <text:p>Immovable Object vs. Unstoppable Force - Which Wins?</text:p>
          </table:table-cell>
          <table:table-cell office:value-type="string" calcext:value-type="string">
            <text:p>The Ultimate Showdown of Ultimate Destiny... also, Tshirts! http://www.dftba.com/minutephysic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and to Perimeter Institute for support.</text:p>
            <text:p>http://www.perimeterinstitute.ca</text:p>
            <text:p/>
            <text:p>Created by Henry Reich Created by Henry Reich</text:p>
          </table:table-cell>
          <table:table-cell office:value-type="string" calcext:value-type="string">
            <text:p>{"Immovable Object","Unstoppable force",Relativity,paradox,quantum,mechanics,energy,infinite,bang,theory,cosmic,galaxy,universe,sun,special,relativity,"black hole",science,gravity,Neutrino,photon,Minutephysics,minute,physics,Henry,Reich,Perimeter,Institute,"Henry Reich","flat earth","speed of light",mass,Rain,coriolis,"round earth","ferdinand magellan",Horizon,planets,"time zones",triangle,stars,orion,NASA,momentum,"time dilation","length contraction",relativistic,gluon,love,particle}</text:p>
          </table:table-cell>
          <table:table-cell office:value-type="string" calcext:value-type="string">
            <text:p>00:03:35</text:p>
          </table:table-cell>
          <table:table-cell office:value-type="date" office:date-value="2018-07-28T04:45:09.542" calcext:value-type="date">
            <text:p>28/07/18 04:45</text:p>
          </table:table-cell>
          <table:table-cell office:value-type="float" office:value="11453013" calcext:value-type="float">
            <text:p>11453013</text:p>
          </table:table-cell>
          <table:table-cell office:value-type="float" office:value="6932" calcext:value-type="float">
            <text:p>6932</text:p>
          </table:table-cell>
          <table:table-cell/>
        </table:table-row>
        <table:table-row table:style-name="ro4">
          <table:table-cell office:value-type="string" calcext:value-type="string">
            <text:p>TED-Ed</text:p>
          </table:table-cell>
          <table:table-cell office:value-type="string" calcext:value-type="string">
            <text:p>Y6e_m9iq-4Q</text:p>
          </table:table-cell>
          <table:table-cell office:value-type="string" calcext:value-type="string">
            <text:p>UCsooa4yRKGN_zEE8iknghZA</text:p>
          </table:table-cell>
          <table:table-cell office:value-type="string" calcext:value-type="string">
            <text:p>https://www.youtube.com/watch?v=Y6e_m9iq-4Q</text:p>
          </table:table-cell>
          <table:table-cell office:value-type="date" office:date-value="2014-12-01T16:20:45" calcext:value-type="date">
            <text:p>01/12/14 16:20</text:p>
          </table:table-cell>
          <table:table-cell office:value-type="string" calcext:value-type="string">
            <text:p>What are those floaty things in your eye? - Michael Mauser</text:p>
          </table:table-cell>
          <table:table-cell office:value-type="string" calcext:value-type="string">
            <text:p>View full lesson: http://ed.ted.com/lessons/what-are-those-floaty-things-in-your-eye-michael-mauser</text:p>
            <text:p/>
            <text:p>Sometimes, against a uniform, bright background such as a clear sky or a blank computer screen, you might see things floating across your field of vision. What are these moving objects, and how are you seeing them? Michael Mauser explains the visual phenomenon that is floaters.</text:p>
            <text:p/>
            <text:p>Lesson by Michael Mauser, animation by Reflective Films.</text:p>
          </table:table-cell>
          <table:table-cell office:value-type="string" calcext:value-type="string">
            <text:p>{TED,TEDEd,TED-Ed,"TED Education",Floaters,Eye,Eyeball,Optics,Shadow,"White blood cell","Blue sky",Retina,"Muscae volitantes","Tiny objects","Red blood cell","Protein clump",Protein,TEDx}</text:p>
          </table:table-cell>
          <table:table-cell office:value-type="string" calcext:value-type="string">
            <text:p>00:04:05</text:p>
          </table:table-cell>
          <table:table-cell office:value-type="date" office:date-value="2018-07-28T04:44:50.871" calcext:value-type="date">
            <text:p>28/07/18 04:44</text:p>
          </table:table-cell>
          <table:table-cell office:value-type="float" office:value="10380624" calcext:value-type="float">
            <text:p>10380624</text:p>
          </table:table-cell>
          <table:table-cell office:value-type="float" office:value="55686" calcext:value-type="float">
            <text:p>55686</text:p>
          </table:table-cell>
          <table:table-cell/>
        </table:table-row>
        <table:table-row table:style-name="ro6">
          <table:table-cell office:value-type="string" calcext:value-type="string">
            <text:p>minutephysics</text:p>
          </table:table-cell>
          <table:table-cell office:value-type="string" calcext:value-type="string">
            <text:p>3MqYE2UuN24</text:p>
          </table:table-cell>
          <table:table-cell office:value-type="string" calcext:value-type="string">
            <text:p>UCUHW94eEFW7hkUMVaZz4eDg</text:p>
          </table:table-cell>
          <table:table-cell office:value-type="string" calcext:value-type="string">
            <text:p>https://www.youtube.com/watch?v=3MqYE2UuN24</text:p>
          </table:table-cell>
          <table:table-cell office:value-type="date" office:date-value="2012-12-20T13:00:53" calcext:value-type="date">
            <text:p>20/12/12 13:00</text:p>
          </table:table-cell>
          <table:table-cell office:value-type="string" calcext:value-type="string">
            <text:p>Is it Better to Walk or Run in the Rain?</text:p>
          </table:table-cell>
          <table:table-cell office:value-type="string" calcext:value-type="string">
            <text:p>Subscribe to MinutePhysics - it's FREE! http://dft.ba/-minutephysics_sub</text:p>
            <text:p/>
            <text:p>For recent scientific publications on the walk/rain question: http://iopscience.iop.org/0143-0807/33/5/1321</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and to Perimeter Institute for support.</text:p>
            <text:p>http://www.perimeterinstitute.ca</text:p>
            <text:p/>
            <text:p>Created by Henry Reich Created by Henry Reich</text:p>
          </table:table-cell>
          <table:table-cell office:value-type="string" calcext:value-type="string">
            <text:p>{Apollo,Poop,quantum,mechanics,Einstein,energy,infinite,bang,theory,cosmic,galaxy,universe,force,moon,sun,dimension,string,special,relativity,"black hole",science,gravity,Neutrino,photon,General,Dark,Minutephysics,minute,physics,Henry,Reich,cat,schrodinger,Perimeter,Institute,"President of the US","Barack Obama","Henry Reich",wavefunction,touch,"Neil deGrasse Tyson","flat earth","speed of light",mass,Rain,Walk,Run,Parallelogram,Parallelopiped,Relativity,Seattle}</text:p>
          </table:table-cell>
          <table:table-cell office:value-type="string" calcext:value-type="string">
            <text:p>00:02:02</text:p>
          </table:table-cell>
          <table:table-cell office:value-type="date" office:date-value="2018-07-28T04:42:46.586" calcext:value-type="date">
            <text:p>28/07/18 04:42</text:p>
          </table:table-cell>
          <table:table-cell office:value-type="float" office:value="10244107" calcext:value-type="float">
            <text:p>10244107</text:p>
          </table:table-cell>
          <table:table-cell office:value-type="float" office:value="30534" calcext:value-type="float">
            <text:p>30534</text:p>
          </table:table-cell>
          <table:table-cell/>
        </table:table-row>
        <table:table-row table:style-name="ro4">
          <table:table-cell office:value-type="string" calcext:value-type="string">
            <text:p>TED-Ed</text:p>
          </table:table-cell>
          <table:table-cell office:value-type="string" calcext:value-type="string">
            <text:p>IkmjCmvfeFI</text:p>
          </table:table-cell>
          <table:table-cell office:value-type="string" calcext:value-type="string">
            <text:p>UCsooa4yRKGN_zEE8iknghZA</text:p>
          </table:table-cell>
          <table:table-cell office:value-type="string" calcext:value-type="string">
            <text:p>https://www.youtube.com/watch?v=IkmjCmvfeFI</text:p>
          </table:table-cell>
          <table:table-cell office:value-type="date" office:date-value="2013-12-02T16:15:15" calcext:value-type="date">
            <text:p>02/12/13 16:15</text:p>
          </table:table-cell>
          <table:table-cell office:value-type="string" calcext:value-type="string">
            <text:p>The loathsome, lethal mosquito - Rose Eveleth</text:p>
          </table:table-cell>
          <table:table-cell office:value-type="string" calcext:value-type="string">
            <text:p>View full lesson: http://ed.ted.com/lessons/the-loathsome-lethal-mosquito-rose-eveleth</text:p>
            <text:p/>
            <text:p>Everyone hates mosquitoes. Besides the annoying buzzing and biting, mosquito-borne diseases like malaria kill over a million people each year (plus horses, dogs and cats). And over the past 100 million years, they've gotten good at their job -- sucking up to three times their weight in blood, totally undetected. So shouldn't we just get rid of them? Rose Eveleth shares why scientists aren't sure.</text:p>
            <text:p/>
            <text:p>Lesson by Rose Eveleth, animation by Karrot Animation.</text:p>
          </table:table-cell>
          <table:table-cell office:value-type="string" calcext:value-type="string">
            <text:p>{"Rose Eveleth","Karrot Animation",mosquito,mosquitoes,mosquitos,bugs,entomology,TED,TED-Ed,"TED Ed",TEDEducation,insect,malaria}</text:p>
          </table:table-cell>
          <table:table-cell office:value-type="string" calcext:value-type="string">
            <text:p>00:02:40</text:p>
          </table:table-cell>
          <table:table-cell office:value-type="date" office:date-value="2018-07-28T04:41:08.003" calcext:value-type="date">
            <text:p>28/07/18 04:41</text:p>
          </table:table-cell>
          <table:table-cell office:value-type="float" office:value="10221473" calcext:value-type="float">
            <text:p>10221473</text:p>
          </table:table-cell>
          <table:table-cell office:value-type="float" office:value="30267" calcext:value-type="float">
            <text:p>30267</text:p>
          </table:table-cell>
          <table:table-cell/>
        </table:table-row>
        <table:table-row table:style-name="ro4">
          <table:table-cell office:value-type="string" calcext:value-type="string">
            <text:p>TED-Ed</text:p>
          </table:table-cell>
          <table:table-cell office:value-type="string" calcext:value-type="string">
            <text:p>H0-WkpmTPrM</text:p>
          </table:table-cell>
          <table:table-cell office:value-type="string" calcext:value-type="string">
            <text:p>UCsooa4yRKGN_zEE8iknghZA</text:p>
          </table:table-cell>
          <table:table-cell office:value-type="string" calcext:value-type="string">
            <text:p>https://www.youtube.com/watch?v=H0-WkpmTPrM</text:p>
          </table:table-cell>
          <table:table-cell office:value-type="date" office:date-value="2014-11-03T16:27:38" calcext:value-type="date">
            <text:p>03/11/14 16:27</text:p>
          </table:table-cell>
          <table:table-cell office:value-type="string" calcext:value-type="string">
            <text:p>The language of lying â€” Noah Zandan</text:p>
          </table:table-cell>
          <table:table-cell office:value-type="string" calcext:value-type="string">
            <text:p>View full lesson: http://ed.ted.com/lessons/the-language-of-lying-noah-zandan</text:p>
            <text:p/>
            <text:p>We hear anywhere from 10 to 200 lies a day. And although weâ€™ve spent much of our history coming up with ways to detect these lies by tracking physiological changes in their tellers, these methods have proved unreliable. Is there a more direct approach? Noah Zandan uses some famous examples of lying to illustrate how we might use communications science to analyze the lies themselves.</text:p>
            <text:p/>
            <text:p>Lesson by Noah Zandan, animation by The Moving Company Animation Studio.</text:p>
          </table:table-cell>
          <table:table-cell office:value-type="string" calcext:value-type="string">
            <text:p>{"Noah Zandan","The Moving Company Animation Studio",TED-Ed,"TED Ed",TEDEducation,TED,lying,liar,liars,"how to spot a liar","how to find a liar","liar linguistics",language,linguistics,"lie dectection","lie detector test","Bill Clinton","John Edwards","Lance Armstrong"}</text:p>
          </table:table-cell>
          <table:table-cell office:value-type="string" calcext:value-type="string">
            <text:p>00:05:42</text:p>
          </table:table-cell>
          <table:table-cell office:value-type="date" office:date-value="2018-07-28T04:40:55.978" calcext:value-type="date">
            <text:p>28/07/18 04:40</text:p>
          </table:table-cell>
          <table:table-cell office:value-type="float" office:value="9989034" calcext:value-type="float">
            <text:p>9989034</text:p>
          </table:table-cell>
          <table:table-cell office:value-type="float" office:value="30761" calcext:value-type="float">
            <text:p>30761</text:p>
          </table:table-cell>
          <table:table-cell/>
        </table:table-row>
        <table:table-row table:style-name="ro7">
          <table:table-cell office:value-type="string" calcext:value-type="string">
            <text:p>minutephysics</text:p>
          </table:table-cell>
          <table:table-cell office:value-type="string" calcext:value-type="string">
            <text:p>OydqR_7_DjI</text:p>
          </table:table-cell>
          <table:table-cell office:value-type="string" calcext:value-type="string">
            <text:p>UCUHW94eEFW7hkUMVaZz4eDg</text:p>
          </table:table-cell>
          <table:table-cell office:value-type="string" calcext:value-type="string">
            <text:p>https://www.youtube.com/watch?v=OydqR_7_DjI</text:p>
          </table:table-cell>
          <table:table-cell office:value-type="date" office:date-value="2014-04-27T15:41:37" calcext:value-type="date">
            <text:p>27/04/14 15:41</text:p>
          </table:table-cell>
          <table:table-cell office:value-type="string" calcext:value-type="string">
            <text:p>How to See Without Glasses</text:p>
          </table:table-cell>
          <table:table-cell office:value-type="string" calcext:value-type="string">
            <text:p>Can you keep Psy in focus? http://labs.minutelabs.io/Lenses/</text:p>
            <text:p>And you can download Sean Carroll's audiobook for free at http://www.audible.com/minutephysics</text:p>
            <text:p/>
            <text:p>This video was produced from the Radiolab offices - a big thanks to Robert Krulwich for setting up the visit and to Jad Abumrad for use of his desk (even though he was out of town and didn't know).</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Aatish Bhatia for contributions.</text:p>
            <text:p/>
            <text:p/>
            <text:p>Created by Henry Reich Created by Henry Reich</text:p>
          </table:table-cell>
          <table:table-cell office:value-type="string" calcext:value-type="string">
            <text:p>{optics,glasses,"contact lenses",pinhole,"pinhole camera",physics,broken,lens,focus,blurry,minutephysics,eye,vision,radiolab,"radio lab","robert krulwich",trick}</text:p>
          </table:table-cell>
          <table:table-cell office:value-type="string" calcext:value-type="string">
            <text:p>00:03:11</text:p>
          </table:table-cell>
          <table:table-cell office:value-type="date" office:date-value="2018-07-28T04:44:44.557" calcext:value-type="date">
            <text:p>28/07/18 04:44</text:p>
          </table:table-cell>
          <table:table-cell office:value-type="float" office:value="9292094" calcext:value-type="float">
            <text:p>9292094</text:p>
          </table:table-cell>
          <table:table-cell office:value-type="float" office:value="8623" calcext:value-type="float">
            <text:p>8623</text:p>
          </table:table-cell>
          <table:table-cell/>
        </table:table-row>
        <table:table-row table:style-name="ro8">
          <table:table-cell office:value-type="string" calcext:value-type="string">
            <text:p>MindYourDecisions</text:p>
          </table:table-cell>
          <table:table-cell office:value-type="string" calcext:value-type="string">
            <text:p>URcUvFIUIhQ</text:p>
          </table:table-cell>
          <table:table-cell office:value-type="string" calcext:value-type="string">
            <text:p>UCHnj59g7jezwTy5GeL8EA_g</text:p>
          </table:table-cell>
          <table:table-cell office:value-type="string" calcext:value-type="string">
            <text:p>https://www.youtube.com/watch?v=URcUvFIUIhQ</text:p>
          </table:table-cell>
          <table:table-cell office:value-type="date" office:date-value="2016-08-31T21:00:36" calcext:value-type="date">
            <text:p>31/08/16 21:00</text:p>
          </table:table-cell>
          <table:table-cell office:value-type="string" calcext:value-type="string">
            <text:p>What is 6Ã·2(1+2) = ? The Correct Answer Explained</text:p>
          </table:table-cell>
          <table:table-cell office:value-type="string" calcext:value-type="string">
            <text:p>What is 6Ã·2(1+2) = ? This problem went viral and generated millions of comments on Facebook, Twitter, YouTube and social media sites. I explain how to get the correct answer by using the modern interpretation of the order of operations. I also explain how you would get a different answer under historical usage of the division symbol.</text:p>
            <text:p/>
            <text:p>*I get many, many emails about this problem. Before you send an email, check out my blog post or in the links provided below which address every concern I have received so far. If you write to me about this be advised I probably will not respond.</text:p>
            <text:p/>
            <text:p>Blog (text explanation): http://wp.me/p6aMk-4OV</text:p>
            <text:p/>
            <text:p>Slate explains the history of the division symbol</text:p>
            <text:p>http://www.slate.com/articles/health_and_science/science/2013/03/facebook_math_problem_why_pemdas_doesn_t_always_give_a_clear_answer.html</text:p>
            <text:p/>
            <text:p>Here is a 1917 article from "The American Mathematical Monthly" that explains the usage of the division symbol as an exception to the order of operations</text:p>
            <text:p>http://www.jstor.org/stable/2972726?seq=1#page_scan_tab_contents</text:p>
            <text:p/>
            <text:p>Google evaluation</text:p>
            <text:p>https://www.google.com/#q=6%C3%B72(1%2B2)</text:p>
            <text:p/>
            <text:p>WolframAlpha evaluation</text:p>
            <text:p>http://www.wolframalpha.com/input/?i=6%C3%B72(1%2B2)</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about 2 times a year):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5/5 stars on 2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5/5 stars on 3 reviews)</text:p>
            <text:p>http://amzn.to/1NKbyCs</text:p>
            <text:p/>
            <text:p>"Math Puzzles Volume 3" is the third in the series. (rated 3.8/5 stars on 4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mathematics,math,maths,"order of operations"}</text:p>
          </table:table-cell>
          <table:table-cell office:value-type="string" calcext:value-type="string">
            <text:p>00:05:33</text:p>
          </table:table-cell>
          <table:table-cell office:value-type="date" office:date-value="2018-07-28T04:43:05.96" calcext:value-type="date">
            <text:p>28/07/18 04:43</text:p>
          </table:table-cell>
          <table:table-cell office:value-type="float" office:value="8964651" calcext:value-type="float">
            <text:p>8964651</text:p>
          </table:table-cell>
          <table:table-cell office:value-type="float" office:value="315210" calcext:value-type="float">
            <text:p>315210</text:p>
          </table:table-cell>
          <table:table-cell/>
        </table:table-row>
        <table:table-row table:style-name="ro9">
          <table:table-cell office:value-type="string" calcext:value-type="string">
            <text:p>TED-Ed</text:p>
          </table:table-cell>
          <table:table-cell office:value-type="string" calcext:value-type="string">
            <text:p>Uj3_KqkI9Zo</text:p>
          </table:table-cell>
          <table:table-cell office:value-type="string" calcext:value-type="string">
            <text:p>UCsooa4yRKGN_zEE8iknghZA</text:p>
          </table:table-cell>
          <table:table-cell office:value-type="string" calcext:value-type="string">
            <text:p>https://www.youtube.com/watch?v=Uj3_KqkI9Zo</text:p>
          </table:table-cell>
          <table:table-cell office:value-type="date" office:date-value="2014-01-16T17:26:19" calcext:value-type="date">
            <text:p>16/01/14 17:26</text:p>
          </table:table-cell>
          <table:table-cell office:value-type="string" calcext:value-type="string">
            <text:p>The Infinite Hotel Paradox - Jeff Dekofsky</text:p>
          </table:table-cell>
          <table:table-cell office:value-type="string" calcext:value-type="string">
            <text:p>Check out our Patreon page: https://www.patreon.com/teded</text:p>
            <text:p/>
            <text:p>View full lesson: http://ed.ted.com/lessons/the-infinite-hotel-paradox-jeff-dekofsky</text:p>
            <text:p/>
            <text:p>Want more? Try to solve the buried treasure riddle: https://www.youtube.com/watch?v=tCeklW2e6_E</text:p>
            <text:p/>
            <text:p>The Infinite Hotel, a thought experiment created by German mathematician David Hilbert, is a hotel with an infinite number of rooms. Easy to comprehend, right?  Wrong. What if it's completely booked but one person wants to check in? What about 40? Or an infinitely full bus of people? Jeff Dekofsky solves these heady lodging issues using Hilbert's paradox.</text:p>
            <text:p/>
            <text:p>Lesson by Jeff Dekofsky, animation by The Moving Company Animation Studio.</text:p>
          </table:table-cell>
          <table:table-cell office:value-type="string" calcext:value-type="string">
            <text:p>{"Jeff Dekofsky","Nadav Arbel","Moving Company Animation Studio","Infinite Hotel","Infinity Hotel","Infinite Hotel Paradox","Infinity Hotel Paradox","Hilbert's Hotel","Grand Hotel","Hilbert's Grand Hotel",infinity,"what is infinity","how big is infinity","how to understand infinity",TED,TED-Ed,"TED Ed",TEDEducation,math,paradox,"math problem",mathematics,"thought experiment"}</text:p>
          </table:table-cell>
          <table:table-cell office:value-type="string" calcext:value-type="string">
            <text:p>00:06:00</text:p>
          </table:table-cell>
          <table:table-cell office:value-type="date" office:date-value="2018-07-28T04:42:40.901" calcext:value-type="date">
            <text:p>28/07/18 04:42</text:p>
          </table:table-cell>
          <table:table-cell office:value-type="float" office:value="8727364" calcext:value-type="float">
            <text:p>8727364</text:p>
          </table:table-cell>
          <table:table-cell office:value-type="float" office:value="130352" calcext:value-type="float">
            <text:p>130352</text:p>
          </table:table-cell>
          <table:table-cell/>
        </table:table-row>
        <table:table-row table:style-name="ro5">
          <table:table-cell office:value-type="string" calcext:value-type="string">
            <text:p>Vihart</text:p>
          </table:table-cell>
          <table:table-cell office:value-type="string" calcext:value-type="string">
            <text:p>VIVIegSt81k</text:p>
          </table:table-cell>
          <table:table-cell office:value-type="string" calcext:value-type="string">
            <text:p>UCOGeU-1Fig3rrDjhm9Zs_wg</text:p>
          </table:table-cell>
          <table:table-cell office:value-type="string" calcext:value-type="string">
            <text:p>https://www.youtube.com/watch?v=VIVIegSt81k</text:p>
          </table:table-cell>
          <table:table-cell office:value-type="date" office:date-value="2012-10-01T07:30:08" calcext:value-type="date">
            <text:p>01/10/12 07:30</text:p>
          </table:table-cell>
          <table:table-cell office:value-type="string" calcext:value-type="string">
            <text:p>Hexaflexagons</text:p>
          </table:table-cell>
          <table:table-cell office:value-type="string" calcext:value-type="string">
            <text:p>Hooraaaay flexagons! Happy October. Here's part 2: http://youtu.be/paQ10POrZh8</text:p>
            <text:p>Hexaflexagon Safety Guide: http://youtu.be/AmN0YyaTD60</text:p>
            <text:p/>
            <text:p>Support me on Patreon: https://www.patreon.com/vihart</text:p>
            <text:p/>
            <text:p>Historical Note: This video is based on a true story. Arthur H. Stone really did invent the hexaflexagon after playing with the paper strips he'd cut off his too-wide British paper, and really did start a flexagon committee (which we'll hear more about in the next video). The details and dialogue, however, are my own invention.</text:p>
            <text:p/>
            <text:p>This video is based on, and in honor of, Martin Gardner's first Mathematical Games column from 1956, "Hexaflexagons," which can be found here: http://maa.org/pubs/focus/Gardner_Hexaflexagons12_1956.pdf</text:p>
            <text:p/>
            <text:p>October 21st is Martin Gardner's birthday, which is why every October the recreational mathematics community celebrates his life and work. This year we're having hexaflexagon parties. You can join in too: http://www.puzzles.com/hexaflexagon/</text:p>
            <text:p/>
            <text:p>You can find more about hexaflexagons all over the internet. flexagons.net has a lot of patterns for different kinds of flexagons, or here's the wikipedia page: http://en.wikipedia.org/wiki/Flexagon</text:p>
            <text:p/>
            <text:p>My personal website, which you might like: http://vihart.com</text:p>
          </table:table-cell>
          <table:table-cell office:value-type="string" calcext:value-type="string">
            <text:p>{flexagons,mathematics,"recreational math","martin gardner",hexaflexagon,"doodling in math","vi hart",vihart,hexagon,origami,"paper folding"}</text:p>
          </table:table-cell>
          <table:table-cell office:value-type="string" calcext:value-type="string">
            <text:p>00:04:08</text:p>
          </table:table-cell>
          <table:table-cell office:value-type="date" office:date-value="2018-07-28T04:42:46.58" calcext:value-type="date">
            <text:p>28/07/18 04:42</text:p>
          </table:table-cell>
          <table:table-cell office:value-type="float" office:value="8128000" calcext:value-type="float">
            <text:p>8128000</text:p>
          </table:table-cell>
          <table:table-cell office:value-type="float" office:value="7453" calcext:value-type="float">
            <text:p>7453</text:p>
          </table:table-cell>
          <table:table-cell/>
        </table:table-row>
        <table:table-row table:style-name="ro10">
          <table:table-cell office:value-type="string" calcext:value-type="string">
            <text:p>minutephysics</text:p>
          </table:table-cell>
          <table:table-cell office:value-type="string" calcext:value-type="string">
            <text:p>jN-FfJKgis8</text:p>
          </table:table-cell>
          <table:table-cell office:value-type="string" calcext:value-type="string">
            <text:p>UCUHW94eEFW7hkUMVaZz4eDg</text:p>
          </table:table-cell>
          <table:table-cell office:value-type="string" calcext:value-type="string">
            <text:p>https://www.youtube.com/watch?v=jN-FfJKgis8</text:p>
          </table:table-cell>
          <table:table-cell office:value-type="date" office:date-value="2012-08-26T21:46:00" calcext:value-type="date">
            <text:p>26/08/12 21:46</text:p>
          </table:table-cell>
          <table:table-cell office:value-type="string" calcext:value-type="string">
            <text:p>What if the Earth were Hollow?</text:p>
          </table:table-cell>
          <table:table-cell office:value-type="string" calcext:value-type="string">
            <text:p>Link to keep watching over on Vsauce's channel RIGHT HERE: http://www.youtube.com/watch?v=hYf6av21x5c</text:p>
            <text:p/>
            <text:p>What if there were a tunnel through the middle of the earth and you jumped in?</text:p>
            <text:p/>
            <text:p>Also, explore a map of the big bang! http://www.bigbangregistry.co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
            <text:p>Thanks to Nima Doroud for contributions and to Perimeter Institute for support.</text:p>
            <text:p>http://www.perimeterinstitute.ca</text:p>
            <text:p/>
            <text:p>Created by Henry Reich Created by Henry Reich</text:p>
          </table:table-cell>
          <table:table-cell office:value-type="string" calcext:value-type="string">
            <text:p>{vsauce,tunnel,hollow,earth,Coriolis,Usain,Bolt,core,geology,olympics,higgs,boson,particle,big,bang,theory,cosmic,microwave,galaxy,universe,electromagnetism,strong,weak,gauge,arbitrage,force,canada,money,infinity,moon,sun,dimension,string,light,einstein,special,relativity,"black hole",science,Tides,gravity,Neutrino,photon,lhc,electron,atomic,nuclear,General,Dark,energy,Minutephysics,minute,physics,Henry,Reich,cat,schrodinger,Perimeter,Institute,"god particle"}</text:p>
          </table:table-cell>
          <table:table-cell office:value-type="string" calcext:value-type="string">
            <text:p>00:03:59</text:p>
          </table:table-cell>
          <table:table-cell office:value-type="date" office:date-value="2018-07-28T04:44:08.125" calcext:value-type="date">
            <text:p>28/07/18 04:44</text:p>
          </table:table-cell>
          <table:table-cell office:value-type="float" office:value="8125438" calcext:value-type="float">
            <text:p>8125438</text:p>
          </table:table-cell>
          <table:table-cell office:value-type="float" office:value="4762" calcext:value-type="float">
            <text:p>4762</text:p>
          </table:table-cell>
          <table:table-cell/>
        </table:table-row>
        <table:table-row table:style-name="ro5">
          <table:table-cell office:value-type="string" calcext:value-type="string">
            <text:p>minutephysics</text:p>
          </table:table-cell>
          <table:table-cell office:value-type="string" calcext:value-type="string">
            <text:p>Ywn2Lz5zmYg</text:p>
          </table:table-cell>
          <table:table-cell office:value-type="string" calcext:value-type="string">
            <text:p>UCUHW94eEFW7hkUMVaZz4eDg</text:p>
          </table:table-cell>
          <table:table-cell office:value-type="string" calcext:value-type="string">
            <text:p>https://www.youtube.com/watch?v=Ywn2Lz5zmYg</text:p>
          </table:table-cell>
          <table:table-cell office:value-type="date" office:date-value="2013-04-02T17:23:04" calcext:value-type="date">
            <text:p>02/04/13 17:23</text:p>
          </table:table-cell>
          <table:table-cell office:value-type="string" calcext:value-type="string">
            <text:p>The True Science of Parallel Universes</text:p>
          </table:table-cell>
          <table:table-cell office:value-type="string" calcext:value-type="string">
            <text:p>Oh, Hey! MinuteEarth! http://youtube.com/minuteearth      .........and you can also subscribe to MinutePhysic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Drums by Jason Burger http://masonjarmusic.com</text:p>
            <text:p/>
            <text:p>Thanks to Nima Doroud and TED-Ed for contributions.</text:p>
            <text:p/>
            <text:p>Created by Henry Reich Created by Henry Reich</text:p>
          </table:table-cell>
          <table:table-cell office:value-type="string" calcext:value-type="string">
            <text:p>{Relativity,quantum,mechanics,infinite,bang,theory,cosmic,galaxy,special,relativity,"black hole",science,gravity,Neutrino,photon,Minutephysics,minute,physics,Henry,Reich,"Henry Reich","speed of light",Rain,Horizon,stars,love,particle,universe,multiverse,"big bang",observable,horizon,"age of the universe","no edge","size of the universe","parallel universes",parallel,"michio kaku"}</text:p>
          </table:table-cell>
          <table:table-cell office:value-type="string" calcext:value-type="string">
            <text:p>00:04:56</text:p>
          </table:table-cell>
          <table:table-cell office:value-type="date" office:date-value="2018-07-28T04:41:50.562" calcext:value-type="date">
            <text:p>28/07/18 04:41</text:p>
          </table:table-cell>
          <table:table-cell office:value-type="float" office:value="8065432" calcext:value-type="float">
            <text:p>8065432</text:p>
          </table:table-cell>
          <table:table-cell office:value-type="float" office:value="6959" calcext:value-type="float">
            <text:p>6959</text:p>
          </table:table-cell>
          <table:table-cell/>
        </table:table-row>
        <table:table-row table:style-name="ro4">
          <table:table-cell office:value-type="string" calcext:value-type="string">
            <text:p>TED-Ed</text:p>
          </table:table-cell>
          <table:table-cell office:value-type="string" calcext:value-type="string">
            <text:p>juWYhMoDTN0</text:p>
          </table:table-cell>
          <table:table-cell office:value-type="string" calcext:value-type="string">
            <text:p>UCsooa4yRKGN_zEE8iknghZA</text:p>
          </table:table-cell>
          <table:table-cell office:value-type="string" calcext:value-type="string">
            <text:p>https://www.youtube.com/watch?v=juWYhMoDTN0</text:p>
          </table:table-cell>
          <table:table-cell office:value-type="date" office:date-value="2012-10-29T15:00:31" calcext:value-type="date">
            <text:p>29/10/12 15:00</text:p>
          </table:table-cell>
          <table:table-cell office:value-type="string" calcext:value-type="string">
            <text:p>A glimpse of teenage life in ancient Rome - Ray Laurence</text:p>
          </table:table-cell>
          <table:table-cell office:value-type="string" calcext:value-type="string">
            <text:p>View full lesson: http://ed.ted.com/lessons/a-glimpse-of-teenage-life-in-ancient-rome-ray-laurence</text:p>
            <text:p/>
            <text:p>Welcome to the world of Lucius Popidius Secundus, a 17-year old living in Rome in 73 AD. His life is a typical one of arranged marriages, coming-of-age festivals, and communal baths. Take a look at this exquisitely detailed lesson on life of a typical Roman teenager two thousand years ago.</text:p>
            <text:p/>
            <text:p>Lesson by Ray Laurence, animation by Cognitive Media.</text:p>
          </table:table-cell>
          <table:table-cell office:value-type="string" calcext:value-type="string">
            <text:p>{TEDEducation,TED-Ed,"TED Ed","Ray Laurence","Cognitive Media","Lucius Popidus Secundus",Rome,"ancient Rome",history,teenager,teenage,"Roman teenager","ancient Roman teenager"}</text:p>
          </table:table-cell>
          <table:table-cell office:value-type="string" calcext:value-type="string">
            <text:p>00:06:35</text:p>
          </table:table-cell>
          <table:table-cell office:value-type="date" office:date-value="2018-07-28T04:42:09.867" calcext:value-type="date">
            <text:p>28/07/18 04:42</text:p>
          </table:table-cell>
          <table:table-cell office:value-type="float" office:value="7900905" calcext:value-type="float">
            <text:p>7900905</text:p>
          </table:table-cell>
          <table:table-cell office:value-type="float" office:value="85629" calcext:value-type="float">
            <text:p>85629</text:p>
          </table:table-cell>
          <table:table-cell/>
        </table:table-row>
        <table:table-row table:style-name="ro4">
          <table:table-cell office:value-type="string" calcext:value-type="string">
            <text:p>TED-Ed</text:p>
          </table:table-cell>
          <table:table-cell office:value-type="string" calcext:value-type="string">
            <text:p>98TQv5IAtY8</text:p>
          </table:table-cell>
          <table:table-cell office:value-type="string" calcext:value-type="string">
            <text:p>UCsooa4yRKGN_zEE8iknghZA</text:p>
          </table:table-cell>
          <table:table-cell office:value-type="string" calcext:value-type="string">
            <text:p>https://www.youtube.com/watch?v=98TQv5IAtY8</text:p>
          </table:table-cell>
          <table:table-cell office:value-type="date" office:date-value="2015-06-16T15:17:44" calcext:value-type="date">
            <text:p>16/06/15 15:17</text:p>
          </table:table-cell>
          <table:table-cell office:value-type="string" calcext:value-type="string">
            <text:p>Can you solve the famously difficult green-eyed logic puzzle? - Alex Gendler</text:p>
          </table:table-cell>
          <table:table-cell office:value-type="string" calcext:value-type="string">
            <text:p>View full lesson: http://ed.ted.com/lessons/the-famously-difficult-green-eyed-logic-puzzle-alex-gendler</text:p>
            <text:p/>
            <text:p>One hundred green-eyed logicians have been imprisoned on an island by a mad dictator. Their only hope for freedom lies in the answer to one famously difficult logic puzzle. Can you solve it? Alex Gendler walks us through this green-eyed riddle.</text:p>
            <text:p/>
            <text:p>Lesson by Alex Gendler, animation by Artrake Studio.</text:p>
          </table:table-cell>
          <table:table-cell office:value-type="string" calcext:value-type="string">
            <text:p>{TEd,TED-Ed,TEDx,TEDEducation,"Alex Gendler",Philosophy,Logic,Riddle,Dictator,Dictatorship,Prison,Puzzle,"Common Knowledge","David Lewis","Artrake Studio"}</text:p>
          </table:table-cell>
          <table:table-cell office:value-type="string" calcext:value-type="string">
            <text:p>00:04:42</text:p>
          </table:table-cell>
          <table:table-cell office:value-type="date" office:date-value="2018-07-28T04:44:57.045" calcext:value-type="date">
            <text:p>28/07/18 04:44</text:p>
          </table:table-cell>
          <table:table-cell office:value-type="float" office:value="7695326" calcext:value-type="float">
            <text:p>7695326</text:p>
          </table:table-cell>
          <table:table-cell office:value-type="float" office:value="29174" calcext:value-type="float">
            <text:p>29174</text:p>
          </table:table-cell>
          <table:table-cell/>
        </table:table-row>
        <table:table-row table:style-name="ro11">
          <table:table-cell office:value-type="string" calcext:value-type="string">
            <text:p>MindYourDecisions</text:p>
          </table:table-cell>
          <table:table-cell office:value-type="string" calcext:value-type="string">
            <text:p>07Abat5iBbw</text:p>
          </table:table-cell>
          <table:table-cell office:value-type="string" calcext:value-type="string">
            <text:p>UCHnj59g7jezwTy5GeL8EA_g</text:p>
          </table:table-cell>
          <table:table-cell office:value-type="string" calcext:value-type="string">
            <text:p>https://www.youtube.com/watch?v=07Abat5iBbw</text:p>
          </table:table-cell>
          <table:table-cell office:value-type="date" office:date-value="2016-03-17T20:21:04" calcext:value-type="date">
            <text:p>17/03/16 20:21</text:p>
          </table:table-cell>
          <table:table-cell office:value-type="string" calcext:value-type="string">
            <text:p>9 - 3 Ã· 1/3 + 1 = ? The Correct Answer (Viral Problem In Japan)</text:p>
          </table:table-cell>
          <table:table-cell office:value-type="string" calcext:value-type="string">
            <text:p>What is 9 - 3 Ã· 1/3 + 1 = ? This problem went viral in Japan after a study found 60 percent of 20 somethings could get the correct answer, down from a rate of 90 percent in the 1980s. I explain a common mistake and how to get the correct answer by using the order of operations.</text:p>
            <text:p/>
            <text:p>Source (English)</text:p>
            <text:p>http://en.rocketnews24.com/2015/12/05/does-this-math-problem-prove-that-japans-20-somethings-are-getting-dumber/</text:p>
            <text:p/>
            <text:p>Sources (Japanese)</text:p>
            <text:p>http://www.j-cast.com/2015/12/03252296.html?p=all</text:p>
            <text:p>http://www.yukawanet.com/archives/4618548.html</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about 2 times a year):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5/5 stars on 2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5/5 stars on 3 reviews)</text:p>
            <text:p>http://amzn.to/1NKbyCs</text:p>
            <text:p/>
            <text:p>"Math Puzzles Volume 3" is the third in the series. (rated 3.8/5 stars on 4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order of operations",pemdas,bodmas,"viral math problem",mathematics,math,maths,riddle,"brain teaser",fraction,meme}</text:p>
          </table:table-cell>
          <table:table-cell office:value-type="string" calcext:value-type="string">
            <text:p>00:04:14</text:p>
          </table:table-cell>
          <table:table-cell office:value-type="date" office:date-value="2018-07-28T04:43:24.29" calcext:value-type="date">
            <text:p>28/07/18 04:43</text:p>
          </table:table-cell>
          <table:table-cell office:value-type="float" office:value="7667182" calcext:value-type="float">
            <text:p>7667182</text:p>
          </table:table-cell>
          <table:table-cell office:value-type="float" office:value="34741" calcext:value-type="float">
            <text:p>34741</text:p>
          </table:table-cell>
          <table:table-cell/>
        </table:table-row>
        <table:table-row table:style-name="ro3">
          <table:table-cell office:value-type="string" calcext:value-type="string">
            <text:p>TED-Ed</text:p>
          </table:table-cell>
          <table:table-cell office:value-type="string" calcext:value-type="string">
            <text:p>1rDVz_Fb6HQ</text:p>
          </table:table-cell>
          <table:table-cell office:value-type="string" calcext:value-type="string">
            <text:p>UCsooa4yRKGN_zEE8iknghZA</text:p>
          </table:table-cell>
          <table:table-cell office:value-type="string" calcext:value-type="string">
            <text:p>https://www.youtube.com/watch?v=1rDVz_Fb6HQ</text:p>
          </table:table-cell>
          <table:table-cell office:value-type="date" office:date-value="2015-11-30T16:03:38" calcext:value-type="date">
            <text:p>30/11/15 16:03</text:p>
          </table:table-cell>
          <table:table-cell office:value-type="string" calcext:value-type="string">
            <text:p>Can you solve "Einsteinâ€™s Riddle"? - Dan Van der Vieren</text:p>
          </table:table-cell>
          <table:table-cell office:value-type="string" calcext:value-type="string">
            <text:p>View full lesson: http://ed.ted.com/lessons/can-you-solve-einstein-s-riddle-dan-van-der-vieren</text:p>
            <text:p/>
            <text:p>View all the clues here: http://ed.ted.com/lessons/can-you-solve-einstein-s-riddle-dan-van-der-vieren#digdeeper</text:p>
            <text:p/>
            <text:p>Before he turned physics upside down, a young Albert Einstein supposedly showed off his genius by devising a complex riddle involving a stolen exotic fish and a long list of suspects. Can you resist tackling a brain teaser written by one of the smartest people in history? Dan Van der Vieren shows how.</text:p>
            <text:p/>
            <text:p>Lesson by Dan Van der Vieren, animation by Artrake Studio.</text:p>
          </table:table-cell>
          <table:table-cell office:value-type="string" calcext:value-type="string">
            <text:p>{"Dan Van der Vieren","Artrake Studio",Einstein,"Albert Einstein",riddle,"riddle solving","Einstein's riddle",sodoku,TED-Ed,"TED Ed",TEDEducation,TED}</text:p>
          </table:table-cell>
          <table:table-cell office:value-type="string" calcext:value-type="string">
            <text:p>00:05:13</text:p>
          </table:table-cell>
          <table:table-cell office:value-type="date" office:date-value="2018-07-28T04:40:56.01" calcext:value-type="date">
            <text:p>28/07/18 04:40</text:p>
          </table:table-cell>
          <table:table-cell office:value-type="float" office:value="7666640" calcext:value-type="float">
            <text:p>7666640</text:p>
          </table:table-cell>
          <table:table-cell office:value-type="float" office:value="28960" calcext:value-type="float">
            <text:p>28960</text:p>
          </table:table-cell>
          <table:table-cell/>
        </table:table-row>
        <table:table-row table:style-name="ro10">
          <table:table-cell office:value-type="string" calcext:value-type="string">
            <text:p>minutephysics</text:p>
          </table:table-cell>
          <table:table-cell office:value-type="string" calcext:value-type="string">
            <text:p>tmNXKqeUtJM</text:p>
          </table:table-cell>
          <table:table-cell office:value-type="string" calcext:value-type="string">
            <text:p>UCUHW94eEFW7hkUMVaZz4eDg</text:p>
          </table:table-cell>
          <table:table-cell office:value-type="string" calcext:value-type="string">
            <text:p>https://www.youtube.com/watch?v=tmNXKqeUtJM</text:p>
          </table:table-cell>
          <table:table-cell office:value-type="date" office:date-value="2014-01-09T23:21:34" calcext:value-type="date">
            <text:p>09/01/14 23:21</text:p>
          </table:table-cell>
          <table:table-cell office:value-type="string" calcext:value-type="string">
            <text:p>Why is the Solar System Flat?</text:p>
          </table:table-cell>
          <table:table-cell office:value-type="string" calcext:value-type="string">
            <text:p>Thanks to Embry-Riddle Aeronautical University for supporting us on Subbable.com! - http://prescott.erau.edu</text:p>
            <text:p/>
            <text:p>A big thanks as well to Subbable supporters The Great Tobini (aka Tobyn Pearson) and Georgi Yanev! You make it possible for us to continue making MinutePhysics</text:p>
            <text:p/>
            <text:p>Music video - http://youtu.be/ej2KfuiFJ38</text:p>
            <text:p>What to do When it's Cold Outside - http://www.youtube.com/watch?v=j3Gs6tyiNX4</text:p>
            <text:p/>
            <text:p>Galaxy simulation by Rob Crain (Leiden) and the Virgo Consortium, visualization by Rob Crain (Leiden) and Jim Geach (Hertfordshire)</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Created by Henry Reich Created by Henry Reich</text:p>
          </table:table-cell>
          <table:table-cell office:value-type="string" calcext:value-type="string">
            <text:p>{"Solar System (Star System)","angular momentum",flat,physics,minutephysics,"henry reich",simulation,virgo,earth,orbit,"solar system",sun,saturn,rings,galaxy,"accretion disk","black hole",exoplanet,"milky way",Space}</text:p>
          </table:table-cell>
          <table:table-cell office:value-type="string" calcext:value-type="string">
            <text:p>00:03:12</text:p>
          </table:table-cell>
          <table:table-cell office:value-type="date" office:date-value="2018-07-28T04:44:56.892" calcext:value-type="date">
            <text:p>28/07/18 04:44</text:p>
          </table:table-cell>
          <table:table-cell office:value-type="float" office:value="6780687" calcext:value-type="float">
            <text:p>6780687</text:p>
          </table:table-cell>
          <table:table-cell office:value-type="float" office:value="9514" calcext:value-type="float">
            <text:p>9514</text:p>
          </table:table-cell>
          <table:table-cell/>
        </table:table-row>
        <table:table-row table:style-name="ro3">
          <table:table-cell office:value-type="string" calcext:value-type="string">
            <text:p>TED-Ed</text:p>
          </table:table-cell>
          <table:table-cell office:value-type="string" calcext:value-type="string">
            <text:p>9iMGFqMmUFs</text:p>
          </table:table-cell>
          <table:table-cell office:value-type="string" calcext:value-type="string">
            <text:p>UCsooa4yRKGN_zEE8iknghZA</text:p>
          </table:table-cell>
          <table:table-cell office:value-type="string" calcext:value-type="string">
            <text:p>https://www.youtube.com/watch?v=9iMGFqMmUFs</text:p>
          </table:table-cell>
          <table:table-cell office:value-type="date" office:date-value="2016-03-29T15:10:06" calcext:value-type="date">
            <text:p>29/03/16 15:10</text:p>
          </table:table-cell>
          <table:table-cell office:value-type="string" calcext:value-type="string">
            <text:p>What would happen if you didnâ€™t drink water? - Mia Nacamulli</text:p>
          </table:table-cell>
          <table:table-cell office:value-type="string" calcext:value-type="string">
            <text:p>Check out our Patreon page: https://www.patreon.com/teded</text:p>
            <text:p/>
            <text:p>View full lesson: http://ed.ted.com/lessons/what-would-happen-if-you-didn-t-drink-water-mia-nacamulli</text:p>
            <text:p/>
            <text:p>Water is essentially everywhere in our world, and the average human is composed of between 55 and 60% water. So what role does water play in our bodies, and how much do we actually need to drink to stay healthy? Mia Nacamulli details the health benefits of hydration. </text:p>
            <text:p/>
            <text:p>Lesson by Mia Nacamulli, animation by Chris Bishop.</text:p>
          </table:table-cell>
          <table:table-cell office:value-type="string" calcext:value-type="string">
            <text:p>{"Mia Nacamulli","Chris Bishop",Hydration,H2o,"science of water",TED,TED-Ed,"TED Education","TED Ed",overhydration,dehydration,"how much water do you need to drink",water,"fresh water","drinking water"}</text:p>
          </table:table-cell>
          <table:table-cell office:value-type="string" calcext:value-type="string">
            <text:p>00:04:52</text:p>
          </table:table-cell>
          <table:table-cell office:value-type="date" office:date-value="2018-07-28T04:42:46.825" calcext:value-type="date">
            <text:p>28/07/18 04:42</text:p>
          </table:table-cell>
          <table:table-cell office:value-type="float" office:value="6674107" calcext:value-type="float">
            <text:p>6674107</text:p>
          </table:table-cell>
          <table:table-cell office:value-type="float" office:value="26136" calcext:value-type="float">
            <text:p>26136</text:p>
          </table:table-cell>
          <table:table-cell/>
        </table:table-row>
        <table:table-row table:style-name="ro4">
          <table:table-cell office:value-type="string" calcext:value-type="string">
            <text:p>TED-Ed</text:p>
          </table:table-cell>
          <table:table-cell office:value-type="string" calcext:value-type="string">
            <text:p>2tM1LFFxeKg</text:p>
          </table:table-cell>
          <table:table-cell office:value-type="string" calcext:value-type="string">
            <text:p>UCsooa4yRKGN_zEE8iknghZA</text:p>
          </table:table-cell>
          <table:table-cell office:value-type="string" calcext:value-type="string">
            <text:p>https://www.youtube.com/watch?v=2tM1LFFxeKg</text:p>
          </table:table-cell>
          <table:table-cell office:value-type="date" office:date-value="2015-11-03T16:31:10" calcext:value-type="date">
            <text:p>03/11/15 16:31</text:p>
          </table:table-cell>
          <table:table-cell office:value-type="string" calcext:value-type="string">
            <text:p>What makes muscles grow? - Jeffrey Siegel</text:p>
          </table:table-cell>
          <table:table-cell office:value-type="string" calcext:value-type="string">
            <text:p>View full lesson: https://ed.ted.com/lessons/what-makes-muscles-grow-jeffrey-siegel</text:p>
            <text:p/>
            <text:p>We have over 600 muscles in our bodies that help bind us together, hold us up, and help us move. Your muscles also need your constant attention, because the way you treat them on a daily basis determines whether they will wither or grow. Jeffrey Siegel illustrates how a good mix of sleep, nutrition and exercise keep your muscles as big and strong as possible. </text:p>
            <text:p/>
            <text:p>Lesson by Jeffrey Siegel, animation by Brett Underhill.</text:p>
          </table:table-cell>
          <table:table-cell office:value-type="string" calcext:value-type="string">
            <text:p>{TED,TED-Ed,TEDx,"TED Education",Muscles,Health,Fitness,Exercise,Bones,"Nervous system",Cytokines,Hypertrophy,Protein,"Insulin growth factor",Genetics,Testosterone,"Jeffrey Siegel"}</text:p>
          </table:table-cell>
          <table:table-cell office:value-type="string" calcext:value-type="string">
            <text:p>00:04:20</text:p>
          </table:table-cell>
          <table:table-cell office:value-type="date" office:date-value="2018-07-28T04:43:30.135" calcext:value-type="date">
            <text:p>28/07/18 04:43</text:p>
          </table:table-cell>
          <table:table-cell office:value-type="float" office:value="6639401" calcext:value-type="float">
            <text:p>6639401</text:p>
          </table:table-cell>
          <table:table-cell office:value-type="float" office:value="67534" calcext:value-type="float">
            <text:p>67534</text:p>
          </table:table-cell>
          <table:table-cell/>
        </table:table-row>
        <table:table-row table:style-name="ro3">
          <table:table-cell office:value-type="string" calcext:value-type="string">
            <text:p>TED-Ed</text:p>
          </table:table-cell>
          <table:table-cell office:value-type="string" calcext:value-type="string">
            <text:p>lEXBxijQREo</text:p>
          </table:table-cell>
          <table:table-cell office:value-type="string" calcext:value-type="string">
            <text:p>UCsooa4yRKGN_zEE8iknghZA</text:p>
          </table:table-cell>
          <table:table-cell office:value-type="string" calcext:value-type="string">
            <text:p>https://www.youtube.com/watch?v=lEXBxijQREo</text:p>
          </table:table-cell>
          <table:table-cell office:value-type="date" office:date-value="2014-01-07T16:04:45" calcext:value-type="date">
            <text:p>07/01/14 16:04</text:p>
          </table:table-cell>
          <table:table-cell office:value-type="string" calcext:value-type="string">
            <text:p>How sugar affects the brain - Nicole Avena</text:p>
          </table:table-cell>
          <table:table-cell office:value-type="string" calcext:value-type="string">
            <text:p>Check out our Patreon page: https://www.patreon.com/teded</text:p>
            <text:p/>
            <text:p>View full lesson: http://ed.ted.com/lessons/how-sugar-affects-the-brain-nicole-avena</text:p>
            <text:p/>
            <text:p>When you eat something loaded with sugar, your taste buds, your gut and your brain all take notice. This activation of your reward system is not unlike how bodies process addictive substances such as alcohol or nicotine -- an overload of sugar spikes dopamine levels and leaves you craving more. Nicole Avena explains why sweets and treats should be enjoyed in moderation.</text:p>
            <text:p/>
            <text:p>Lesson by Nicole Avena, animation by STK Films.</text:p>
          </table:table-cell>
          <table:table-cell office:value-type="string" calcext:value-type="string">
            <text:p>{"STK Films","Chris Boyle","Nicole Avena",sugar,"eating sugar","is sugar addictive",eating,food,addiction,"food addiction","the brain","the human brain","the brain and sugar",TED,TED-Ed,"TED Ed",TEDEducation,cerebro}</text:p>
          </table:table-cell>
          <table:table-cell office:value-type="string" calcext:value-type="string">
            <text:p>00:05:03</text:p>
          </table:table-cell>
          <table:table-cell office:value-type="date" office:date-value="2018-07-28T04:42:41.01" calcext:value-type="date">
            <text:p>28/07/18 04:42</text:p>
          </table:table-cell>
          <table:table-cell office:value-type="float" office:value="6633793" calcext:value-type="float">
            <text:p>6633793</text:p>
          </table:table-cell>
          <table:table-cell office:value-type="float" office:value="31918" calcext:value-type="float">
            <text:p>31918</text:p>
          </table:table-cell>
          <table:table-cell/>
        </table:table-row>
        <table:table-row table:style-name="ro12">
          <table:table-cell office:value-type="string" calcext:value-type="string">
            <text:p>MindYourDecisions</text:p>
          </table:table-cell>
          <table:table-cell office:value-type="string" calcext:value-type="string">
            <text:p>XM1NNRNmZ6c</text:p>
          </table:table-cell>
          <table:table-cell office:value-type="string" calcext:value-type="string">
            <text:p>UCHnj59g7jezwTy5GeL8EA_g</text:p>
          </table:table-cell>
          <table:table-cell office:value-type="string" calcext:value-type="string">
            <text:p>https://www.youtube.com/watch?v=XM1NNRNmZ6c</text:p>
          </table:table-cell>
          <table:table-cell office:value-type="date" office:date-value="2016-08-24T21:19:03" calcext:value-type="date">
            <text:p>24/08/16 21:19</text:p>
          </table:table-cell>
          <table:table-cell office:value-type="string" calcext:value-type="string">
            <text:p>"Only 1 In 1000 Can Solve" The Viral 1 + 4 = 5 Puzzle. The Correct Answer Explained</text:p>
          </table:table-cell>
          <table:table-cell office:value-type="string" calcext:value-type="string">
            <text:p>This problem was shared on Facebook with the claim that only one in a thousand could figure it out. It went viral and generated over 3 million comments. Here is the problem. If 1 + 4 = 5, 2 + 5 = 12, 3 + 6 = 21, what is 8 + 11 = ? This video presents what many people believe to be the correct answer.</text:p>
            <text:p/>
            <text:p>Blog post (text explanation and an extra proof): http://wp.me/p6aMk-4OH</text:p>
            <text:p/>
            <text:p>Facebook post that went viral</text:p>
            <text:p>https://www.facebook.com/randall.joneslatinjuggalo/posts/1048238075247858</text:p>
            <text:p/>
            <text:p>Telegraph coverage</text:p>
            <text:p>http://www.telegraph.co.uk/education/2016/04/22/this-maths-problem-has-thousands-of-people-baffled-can-you-work/</text:p>
            <text:p/>
            <text:p>Reddit Puzzles</text:p>
            <text:p>https://www.reddit.com/r/puzzles/comments/4gbxst/how_to_come_up_with_the_most_correct_answer_on_a/</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about 2 times a year):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5/5 stars on 2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5/5 stars on 3 reviews)</text:p>
            <text:p>http://amzn.to/1NKbyCs</text:p>
            <text:p/>
            <text:p>"Math Puzzles Volume 3" is the third in the series. (rated 3.8/5 stars on 4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mathematics,math,maths,riddle,"brain teaser",puzzle,"math puzzle","find the pattern"}</text:p>
          </table:table-cell>
          <table:table-cell office:value-type="string" calcext:value-type="string">
            <text:p>00:06:01</text:p>
          </table:table-cell>
          <table:table-cell office:value-type="date" office:date-value="2018-07-28T04:44:32.401" calcext:value-type="date">
            <text:p>28/07/18 04:44</text:p>
          </table:table-cell>
          <table:table-cell office:value-type="float" office:value="6600663" calcext:value-type="float">
            <text:p>6600663</text:p>
          </table:table-cell>
          <table:table-cell office:value-type="float" office:value="18384" calcext:value-type="float">
            <text:p>18384</text:p>
          </table:table-cell>
          <table:table-cell/>
        </table:table-row>
        <table:table-row table:style-name="ro3">
          <table:table-cell office:value-type="string" calcext:value-type="string">
            <text:p>TED-Ed</text:p>
          </table:table-cell>
          <table:table-cell office:value-type="string" calcext:value-type="string">
            <text:p>R0JKCYZ8hng</text:p>
          </table:table-cell>
          <table:table-cell office:value-type="string" calcext:value-type="string">
            <text:p>UCsooa4yRKGN_zEE8iknghZA</text:p>
          </table:table-cell>
          <table:table-cell office:value-type="string" calcext:value-type="string">
            <text:p>https://www.youtube.com/watch?v=R0JKCYZ8hng</text:p>
          </table:table-cell>
          <table:table-cell office:value-type="date" office:date-value="2014-07-22T15:04:12" calcext:value-type="date">
            <text:p>22/07/14 15:04</text:p>
          </table:table-cell>
          <table:table-cell office:value-type="string" calcext:value-type="string">
            <text:p>How playing an instrument benefits your brain - Anita Collins</text:p>
          </table:table-cell>
          <table:table-cell office:value-type="string" calcext:value-type="string">
            <text:p>Check out our Patreon page: https://www.patreon.com/teded</text:p>
            <text:p/>
            <text:p>View full lesson: http://ed.ted.com/lessons/how-playing-an-instrument-benefits-your-brain-anita-collins</text:p>
            <text:p/>
            <text:p>When you listen to music, multiple areas of your brain become engaged and active. But when you actually play an instrument, that activity becomes more like a full-body brain workout. What's going on? Anita Collins explains the fireworks that go off in musicians' brains when they play, and examines some of the long-term positive effects of this mental workout. </text:p>
            <text:p/>
            <text:p>Lesson by Anita Collins, animation by Sharon Colman Graham.</text:p>
          </table:table-cell>
          <table:table-cell office:value-type="string" calcext:value-type="string">
            <text:p>{"Anita Collins","Sharon Colman Graham",brain,music,"brain and music","playing music",musician,composer,"benefits of playing music","brain workout",TED,TED-Ed,"TED Ed",TEDEducation}</text:p>
          </table:table-cell>
          <table:table-cell office:value-type="string" calcext:value-type="string">
            <text:p>00:04:45</text:p>
          </table:table-cell>
          <table:table-cell office:value-type="date" office:date-value="2018-07-28T04:45:21.897" calcext:value-type="date">
            <text:p>28/07/18 04:45</text:p>
          </table:table-cell>
          <table:table-cell office:value-type="float" office:value="6532690" calcext:value-type="float">
            <text:p>6532690</text:p>
          </table:table-cell>
          <table:table-cell office:value-type="float" office:value="16266" calcext:value-type="float">
            <text:p>16266</text:p>
          </table:table-cell>
          <table:table-cell/>
        </table:table-row>
        <table:table-row table:style-name="ro13">
          <table:table-cell office:value-type="string" calcext:value-type="string">
            <text:p>Numberphile</text:p>
          </table:table-cell>
          <table:table-cell office:value-type="string" calcext:value-type="string">
            <text:p>w-I6XTVZXww</text:p>
          </table:table-cell>
          <table:table-cell office:value-type="string" calcext:value-type="string">
            <text:p>UCoxcjq-8xIDTYp3uz647V5A</text:p>
          </table:table-cell>
          <table:table-cell office:value-type="string" calcext:value-type="string">
            <text:p>https://www.youtube.com/watch?v=w-I6XTVZXww</text:p>
          </table:table-cell>
          <table:table-cell office:value-type="date" office:date-value="2014-01-09T14:52:18" calcext:value-type="date">
            <text:p>09/01/14 14:52</text:p>
          </table:table-cell>
          <table:table-cell office:value-type="string" calcext:value-type="string">
            <text:p>ASTOUNDING: 1 + 2 + 3 + 4 + 5 + ... = -1/12</text:p>
          </table:table-cell>
          <table:table-cell office:value-type="string" calcext:value-type="string">
            <text:p>Read this too: http://www.bradyharanblog.com/blog/2015/1/11/this-blog-probably-wont-help</text:p>
            <text:p>More links &amp; stuff in full description below â†“â†“â†“</text:p>
            <text:p/>
            <text:p>EXTRA ARTICLE BY TONY: http://bit.ly/TonyResponse</text:p>
            <text:p>The sum of all natural numbers (from 1 to infinity) produces an "astounding" result.</text:p>
            <text:p>ANOTHER PROOF &amp; EXTRA FOOTAGE: http://youtu.be/E-d9mgo8FGk</text:p>
            <text:p>MORE: http://youtu.be/0Oazb7IWzbA</text:p>
            <text:p>NY Times article on this: http://nyti.ms/1iftqSv</text:p>
            <text:p/>
            <text:p>Tony Padilla and Ed Copeland are physicists at the University of Nottingham.</text:p>
            <text:p/>
            <text:p>They talk physics at our sixty symbols channel: http://www.youtube.com/sixtysymbols</text:p>
            <text:p/>
            <text:p>Grandi's Series: 1-1+1-1.... http://www.youtube.com/watch?v=PCu_BNNI5x4</text:p>
            <text:p/>
            <text:p>Read more about divergent series: http://en.wikipedia.org/wiki/Divergent_series</text:p>
            <text:p>We also here that Chapter XIII of Konrad Knopp's book, "Theory and Application of Infinite Sequences and Series", is very good if you can get your hands on it.</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sum,"natural numbers",integers,infinity,"Natural Number"}</text:p>
          </table:table-cell>
          <table:table-cell office:value-type="string" calcext:value-type="string">
            <text:p>00:07:50</text:p>
          </table:table-cell>
          <table:table-cell office:value-type="date" office:date-value="2018-07-28T04:45:15.794" calcext:value-type="date">
            <text:p>28/07/18 04:45</text:p>
          </table:table-cell>
          <table:table-cell office:value-type="float" office:value="6465804" calcext:value-type="float">
            <text:p>6465804</text:p>
          </table:table-cell>
          <table:table-cell office:value-type="float" office:value="18456" calcext:value-type="float">
            <text:p>18456</text:p>
          </table:table-cell>
          <table:table-cell/>
        </table:table-row>
        <table:table-row table:style-name="ro3">
          <table:table-cell office:value-type="string" calcext:value-type="string">
            <text:p>TED-Ed</text:p>
          </table:table-cell>
          <table:table-cell office:value-type="string" calcext:value-type="string">
            <text:p>PMerSm2ToFY</text:p>
          </table:table-cell>
          <table:table-cell office:value-type="string" calcext:value-type="string">
            <text:p>UCsooa4yRKGN_zEE8iknghZA</text:p>
          </table:table-cell>
          <table:table-cell office:value-type="string" calcext:value-type="string">
            <text:p>https://www.youtube.com/watch?v=PMerSm2ToFY</text:p>
          </table:table-cell>
          <table:table-cell office:value-type="date" office:date-value="2014-10-30T15:13:30" calcext:value-type="date">
            <text:p>30/10/14 15:13</text:p>
          </table:table-cell>
          <table:table-cell office:value-type="string" calcext:value-type="string">
            <text:p>The unexpected math behind Van Gogh's "Starry Night" - Natalya St. Clair</text:p>
          </table:table-cell>
          <table:table-cell office:value-type="string" calcext:value-type="string">
            <text:p>Check out our Patreon page: https://www.patreon.com/teded</text:p>
            <text:p/>
            <text:p>View full lesson: http://ed.ted.com/lessons/the-unexpected-math-behind-van-gogh-s-starry-night-natalya-st-clair</text:p>
            <text:p/>
            <text:p>Physicist Werner Heisenberg said, â€œWhen I meet God, I am going to ask him two questions: why relativity? And why turbulence? I really believe he will have an answer for the first.â€ As difficult as turbulence is to understand mathematically, we can use art to depict the way it looks. Natalya St. Clair illustrates how Van Gogh captured this deep mystery of movement, fluid and light in his work.</text:p>
            <text:p/>
            <text:p>Lesson by Natalya St. Clair, animation by Avi Ofer.</text:p>
          </table:table-cell>
          <table:table-cell office:value-type="string" calcext:value-type="string">
            <text:p>{"Natalya St. Clair","Avi Ofer","Starry Night",art,"Vincent Van Gogh","Van Gogh",turbulence,math,mathematics,"math and smart",self-similarity,TED,TED-Ed,"TED Ed",TEDEducation}</text:p>
          </table:table-cell>
          <table:table-cell office:value-type="string" calcext:value-type="string">
            <text:p>00:04:39</text:p>
          </table:table-cell>
          <table:table-cell office:value-type="date" office:date-value="2018-07-28T04:42:53.49" calcext:value-type="date">
            <text:p>28/07/18 04:42</text:p>
          </table:table-cell>
          <table:table-cell office:value-type="float" office:value="6444146" calcext:value-type="float">
            <text:p>6444146</text:p>
          </table:table-cell>
          <table:table-cell office:value-type="float" office:value="10461" calcext:value-type="float">
            <text:p>10461</text:p>
          </table:table-cell>
          <table:table-cell/>
        </table:table-row>
        <table:table-row table:style-name="ro4">
          <table:table-cell office:value-type="string" calcext:value-type="string">
            <text:p>TED-Ed</text:p>
          </table:table-cell>
          <table:table-cell office:value-type="string" calcext:value-type="string">
            <text:p>LKvjIsyYng8</text:p>
          </table:table-cell>
          <table:table-cell office:value-type="string" calcext:value-type="string">
            <text:p>UCsooa4yRKGN_zEE8iknghZA</text:p>
          </table:table-cell>
          <table:table-cell office:value-type="string" calcext:value-type="string">
            <text:p>https://www.youtube.com/watch?v=LKvjIsyYng8</text:p>
          </table:table-cell>
          <table:table-cell office:value-type="date" office:date-value="2017-02-21T16:05:09" calcext:value-type="date">
            <text:p>21/02/17 16:05</text:p>
          </table:table-cell>
          <table:table-cell office:value-type="string" calcext:value-type="string">
            <text:p>Can you solve the three gods riddle? - Alex Gendler</text:p>
          </table:table-cell>
          <table:table-cell office:value-type="string" calcext:value-type="string">
            <text:p>View full lesson: http://ed.ted.com/lessons/can-you-solve-the-three-gods-riddle-alex-gendler</text:p>
            <text:p/>
            <text:p>You and your team have crash-landed on an ancient planet. Can you appease the three alien overlords who rule it and get your team safely home? Created by logician Raymond Smullyan, and popularized by his colleague George Boolos, this riddle has been called the hardest logic puzzle ever. Alex Gendler shows how to solve it.</text:p>
            <text:p/>
            <text:p>Lesson by Alex Gendler, animation by Artrake Studio.</text:p>
          </table:table-cell>
          <table:table-cell office:value-type="string" calcext:value-type="string">
            <text:p>{TED,TED-Ed,"TED Ed","TED Education","Alex Gendler","Artrake Studio",riddle,"problem solving","critical thinking","Raymond Smullyan","George Boolos"}</text:p>
          </table:table-cell>
          <table:table-cell office:value-type="string" calcext:value-type="string">
            <text:p>00:04:54</text:p>
          </table:table-cell>
          <table:table-cell office:value-type="date" office:date-value="2018-07-28T04:43:18.396" calcext:value-type="date">
            <text:p>28/07/18 04:43</text:p>
          </table:table-cell>
          <table:table-cell office:value-type="float" office:value="6348828" calcext:value-type="float">
            <text:p>6348828</text:p>
          </table:table-cell>
          <table:table-cell office:value-type="float" office:value="17531" calcext:value-type="float">
            <text:p>17531</text:p>
          </table:table-cell>
          <table:table-cell/>
        </table:table-row>
        <table:table-row table:style-name="ro14">
          <table:table-cell office:value-type="string" calcext:value-type="string">
            <text:p>Numberphile</text:p>
          </table:table-cell>
          <table:table-cell office:value-type="string" calcext:value-type="string">
            <text:p>4KHCuXN2F3I</text:p>
          </table:table-cell>
          <table:table-cell office:value-type="string" calcext:value-type="string">
            <text:p>UCoxcjq-8xIDTYp3uz647V5A</text:p>
          </table:table-cell>
          <table:table-cell office:value-type="string" calcext:value-type="string">
            <text:p>https://www.youtube.com/watch?v=4KHCuXN2F3I</text:p>
          </table:table-cell>
          <table:table-cell office:value-type="date" office:date-value="2015-07-16T09:57:04" calcext:value-type="date">
            <text:p>16/07/15 09:57</text:p>
          </table:table-cell>
          <table:table-cell office:value-type="string" calcext:value-type="string">
            <text:p>Elliptical Pool Table - Numberphile</text:p>
          </table:table-cell>
          <table:table-cell office:value-type="string" calcext:value-type="string">
            <text:p>A game to play on the elliptical table: http://youtu.be/3WHBlPvK3Ek</text:p>
            <text:p>More links &amp; stuff in full description below â†“â†“â†“</text:p>
            <text:p/>
            <text:p>And more extra footage: http://youtu.be/pulp55gTKGE</text:p>
            <text:p>Alex Bellos' Loop Table website: http://www.loop-the-game.com</text:p>
            <text:p/>
            <text:p>Alex discusses the topic in his book Alex Through the Looking-Glass (UK) and The Grapes of Math (US)... http://bit.ly/BellosBooks</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Mathematics (Field Of Study)","Billiard Table (Sports Equipment)",ellipse,"Pool (Sport)","Snooker (Sport)"}</text:p>
          </table:table-cell>
          <table:table-cell office:value-type="string" calcext:value-type="string">
            <text:p>00:03:40</text:p>
          </table:table-cell>
          <table:table-cell office:value-type="date" office:date-value="2018-07-28T04:44:32.286" calcext:value-type="date">
            <text:p>28/07/18 04:44</text:p>
          </table:table-cell>
          <table:table-cell office:value-type="float" office:value="6329949" calcext:value-type="float">
            <text:p>6329949</text:p>
          </table:table-cell>
          <table:table-cell office:value-type="float" office:value="18123" calcext:value-type="float">
            <text:p>18123</text:p>
          </table:table-cell>
          <table:table-cell/>
        </table:table-row>
        <table:table-row table:style-name="ro4">
          <table:table-cell office:value-type="string" calcext:value-type="string">
            <text:p>TED-Ed</text:p>
          </table:table-cell>
          <table:table-cell office:value-type="string" calcext:value-type="string">
            <text:p>nSbvlktToSY</text:p>
          </table:table-cell>
          <table:table-cell office:value-type="string" calcext:value-type="string">
            <text:p>UCsooa4yRKGN_zEE8iknghZA</text:p>
          </table:table-cell>
          <table:table-cell office:value-type="string" calcext:value-type="string">
            <text:p>https://www.youtube.com/watch?v=nSbvlktToSY</text:p>
          </table:table-cell>
          <table:table-cell office:value-type="date" office:date-value="2016-02-01T16:12:20" calcext:value-type="date">
            <text:p>01/02/16 16:12</text:p>
          </table:table-cell>
          <table:table-cell office:value-type="string" calcext:value-type="string">
            <text:p>Can you solve the temple riddle? - Dennis E. Shasha</text:p>
          </table:table-cell>
          <table:table-cell office:value-type="string" calcext:value-type="string">
            <text:p>View full lesson: http://ed.ted.com/lessons/can-you-solve-the-temple-riddle-dennis-e-shasha</text:p>
            <text:p/>
            <text:p>Your expedition finally stands at the heart of the ancient temple. But as you study the inscriptions in the darkness, two wisps of green smoke burst forth. The walls begin to shake. The giant sandglass begins flowing with less than an hour before it empties, and a rumbling tells you that you donâ€™t want to be around when that happens. Can you use math to escape the temple? Dennis E. Shasha shows how. </text:p>
            <text:p/>
            <text:p>Lesson by Dennis E. Shasha, animation by Artrake Studio.</text:p>
          </table:table-cell>
          <table:table-cell office:value-type="string" calcext:value-type="string">
            <text:p>{"Dennis Shasha","Artrake Studio",puzzle,riddle,"math puzzle","math riddle",logic,"logic riddle","logic puzzle","temple riddle",TED,TED-Ed,"TED Ed",TEDEducation}</text:p>
          </table:table-cell>
          <table:table-cell office:value-type="string" calcext:value-type="string">
            <text:p>00:04:13</text:p>
          </table:table-cell>
          <table:table-cell office:value-type="date" office:date-value="2018-07-28T04:41:50.851" calcext:value-type="date">
            <text:p>28/07/18 04:41</text:p>
          </table:table-cell>
          <table:table-cell office:value-type="float" office:value="6127709" calcext:value-type="float">
            <text:p>6127709</text:p>
          </table:table-cell>
          <table:table-cell office:value-type="float" office:value="18644" calcext:value-type="float">
            <text:p>18644</text:p>
          </table:table-cell>
          <table:table-cell/>
        </table:table-row>
        <table:table-row table:style-name="ro15">
          <table:table-cell office:value-type="string" calcext:value-type="string">
            <text:p>minutephysics</text:p>
          </table:table-cell>
          <table:table-cell office:value-type="string" calcext:value-type="string">
            <text:p>IOYyCHGWJq4</text:p>
          </table:table-cell>
          <table:table-cell office:value-type="string" calcext:value-type="string">
            <text:p>UCUHW94eEFW7hkUMVaZz4eDg</text:p>
          </table:table-cell>
          <table:table-cell office:value-type="string" calcext:value-type="string">
            <text:p>https://www.youtube.com/watch?v=IOYyCHGWJq4</text:p>
          </table:table-cell>
          <table:table-cell office:value-type="date" office:date-value="2011-09-26T09:40:20" calcext:value-type="date">
            <text:p>26/09/11 09:40</text:p>
          </table:table-cell>
          <table:table-cell office:value-type="string" calcext:value-type="string">
            <text:p>SchrÃ¶dinger's Cat</text:p>
          </table:table-cell>
          <table:table-cell office:value-type="string" calcext:value-type="string">
            <text:p>No cats were harmed in the making of this video.</text:p>
            <text:p/>
            <text:p>Tweet it - http://bit.ly/qJZry7   </text:p>
            <text:p>Facebook it - http://on.fb.me/rfgo9J </text:p>
            <text:p/>
            <text:p>minutephysics is now on Google+ - http://bit.ly/qzEwc6 </text:p>
            <text:p>And facebook - http://facebook.com/minutephysics</text:p>
            <text:p/>
            <text:p>Minute Physics provides an energetic and entertaining view of old and new problems in physics -- all in a minute!</text:p>
            <text:p/>
            <text:p>In this episode we discuss SchrÃ¶dinger's cat, quantum entanglement, and our perception of reality.</text:p>
            <text:p/>
            <text:p>Music by Nathaniel Schroeder</text:p>
            <text:p>youtube: http://bit.ly/pakJLE</text:p>
            <text:p>myspace: http://mysp.ac/qtmZQj</text:p>
            <text:p/>
            <text:p>German translation by http://www.youtube.com/user/TesaFilmEnt?feature=watch</text:p>
            <text:p/>
            <text:p>Created by Henry Reich Created by Henry Reich</text:p>
          </table:table-cell>
          <table:table-cell office:value-type="string" calcext:value-type="string">
            <text:p>{gunpowder,Schrodinger,schroedinger,schrÃ¶dinger,einstein,kitty,kitten,cat,lolcat,lolcats,taming,infinity,fire,how,far,away,is,tomorrow?,dimension,sound,of,hydrogen,heisenberg,uncertainty,principle,one,minute,physics,minutephysics,"minute physics",Henry,Reich,dark,matter,RSAnimate,xkcd,education,science,"Perimeter Institute","theoretical physics","stephen hawking",khan,academy,new,scientist,educational,math,freddiew}</text:p>
          </table:table-cell>
          <table:table-cell office:value-type="string" calcext:value-type="string">
            <text:p>00:01:48</text:p>
          </table:table-cell>
          <table:table-cell office:value-type="date" office:date-value="2018-07-28T04:41:26.202" calcext:value-type="date">
            <text:p>28/07/18 04:41</text:p>
          </table:table-cell>
          <table:table-cell office:value-type="float" office:value="6122096" calcext:value-type="float">
            <text:p>6122096</text:p>
          </table:table-cell>
          <table:table-cell office:value-type="float" office:value="7010" calcext:value-type="float">
            <text:p>7010</text:p>
          </table:table-cell>
          <table:table-cell/>
        </table:table-row>
        <table:table-row table:style-name="ro16">
          <table:table-cell office:value-type="string" calcext:value-type="string">
            <text:p>tecmath</text:p>
          </table:table-cell>
          <table:table-cell office:value-type="string" calcext:value-type="string">
            <text:p>nUyLnjgGumg</text:p>
          </table:table-cell>
          <table:table-cell office:value-type="string" calcext:value-type="string">
            <text:p>UCb7w5aTnt7YeXBcVCY0mgFw</text:p>
          </table:table-cell>
          <table:table-cell office:value-type="string" calcext:value-type="string">
            <text:p>https://www.youtube.com/watch?v=nUyLnjgGumg</text:p>
          </table:table-cell>
          <table:table-cell office:value-type="date" office:date-value="2015-03-24T12:40:39" calcext:value-type="date">
            <text:p>24/03/15 12:40</text:p>
          </table:table-cell>
          <table:table-cell office:value-type="string" calcext:value-type="string">
            <text:p>Square root in 3 seconds - math trick</text:p>
          </table:table-cell>
          <table:table-cell office:value-type="string" calcext:value-type="string">
            <text:p>Finding the square root is easy for any perfect square under 100!  You'll be able to calculate squares faster than ever and amaze everyone with your utter genius!</text:p>
            <text:p>To find the square root of non perfect squares follow this link: https://www.youtube.com/watch?v=PJHtqMjrStk</text:p>
          </table:table-cell>
          <table:table-cell office:value-type="string" calcext:value-type="string">
            <text:p>{squareroot,math,trick,square}</text:p>
          </table:table-cell>
          <table:table-cell office:value-type="string" calcext:value-type="string">
            <text:p>00:09:46</text:p>
          </table:table-cell>
          <table:table-cell office:value-type="date" office:date-value="2018-07-28T04:42:53.536" calcext:value-type="date">
            <text:p>28/07/18 04:42</text:p>
          </table:table-cell>
          <table:table-cell office:value-type="float" office:value="5978860" calcext:value-type="float">
            <text:p>5978860</text:p>
          </table:table-cell>
          <table:table-cell office:value-type="float" office:value="32500" calcext:value-type="float">
            <text:p>32500</text:p>
          </table:table-cell>
          <table:table-cell/>
        </table:table-row>
        <table:table-row table:style-name="ro17">
          <table:table-cell office:value-type="string" calcext:value-type="string">
            <text:p>tecmath</text:p>
          </table:table-cell>
          <table:table-cell office:value-type="string" calcext:value-type="string">
            <text:p>PYrgjMubh-c</text:p>
          </table:table-cell>
          <table:table-cell office:value-type="string" calcext:value-type="string">
            <text:p>UCb7w5aTnt7YeXBcVCY0mgFw</text:p>
          </table:table-cell>
          <table:table-cell office:value-type="string" calcext:value-type="string">
            <text:p>https://www.youtube.com/watch?v=PYrgjMubh-c</text:p>
          </table:table-cell>
          <table:table-cell office:value-type="date" office:date-value="2011-11-26T12:01:15" calcext:value-type="date">
            <text:p>26/11/11 12:01</text:p>
          </table:table-cell>
          <table:table-cell office:value-type="string" calcext:value-type="string">
            <text:p>Fast Math Tricks - How to multiply 2 digit numbers up to 100 - the fast way!</text:p>
          </table:table-cell>
          <table:table-cell office:value-type="string" calcext:value-type="string">
            <text:p>How to multiply 2 digit numbers numbers up to 100 - calculating the fast way!  </text:p>
            <text:p>Using this method you will be able to multiply any pair of  two digit numbers with each other - faster than a calculator!    Become a math genius in no time at all using vedic math!</text:p>
            <text:p/>
            <text:p>To see how to multiply 2 and 3 digits using a variation of this trick follow this link:  https://www.youtube.com/watch?v=lvnSTezEvME </text:p>
          </table:table-cell>
          <table:table-cell office:value-type="string" calcext:value-type="string">
            <text:p>{maths,tricks,for,fast,calculation,genius,math,speed,way,multiply,numbers,multiplication,teach,learn,Mathematics,Learning,calculate,vedic,homeschool,school}</text:p>
          </table:table-cell>
          <table:table-cell office:value-type="string" calcext:value-type="string">
            <text:p>00:06:27</text:p>
          </table:table-cell>
          <table:table-cell office:value-type="date" office:date-value="2018-07-28T04:41:14.225" calcext:value-type="date">
            <text:p>28/07/18 04:41</text:p>
          </table:table-cell>
          <table:table-cell office:value-type="float" office:value="5917040" calcext:value-type="float">
            <text:p>5917040</text:p>
          </table:table-cell>
          <table:table-cell office:value-type="float" office:value="19011" calcext:value-type="float">
            <text:p>19011</text:p>
          </table:table-cell>
          <table:table-cell/>
        </table:table-row>
        <table:table-row table:style-name="ro4">
          <table:table-cell office:value-type="string" calcext:value-type="string">
            <text:p>TED-Ed</text:p>
          </table:table-cell>
          <table:table-cell office:value-type="string" calcext:value-type="string">
            <text:p>c18GjbnZXMw</text:p>
          </table:table-cell>
          <table:table-cell office:value-type="string" calcext:value-type="string">
            <text:p>UCsooa4yRKGN_zEE8iknghZA</text:p>
          </table:table-cell>
          <table:table-cell office:value-type="string" calcext:value-type="string">
            <text:p>https://www.youtube.com/watch?v=c18GjbnZXMw</text:p>
          </table:table-cell>
          <table:table-cell office:value-type="date" office:date-value="2016-03-28T15:03:15" calcext:value-type="date">
            <text:p>28/03/16 15:03</text:p>
          </table:table-cell>
          <table:table-cell office:value-type="string" calcext:value-type="string">
            <text:p>Can you solve the locker riddle? - Lisa Winer</text:p>
          </table:table-cell>
          <table:table-cell office:value-type="string" calcext:value-type="string">
            <text:p>View full lesson: http://ed.ted.com/lessons/can-you-solve-the-locker-riddle-lisa-winer</text:p>
            <text:p/>
            <text:p>Your rich, eccentric uncle just passed away, and you and your 99 nasty relatives have been invited to the reading of his will. He wanted to leave all of his money to you, but he knew that if he did, your relatives would pester you forever. Can you solve the riddle he left for you and get the inheritance? Lisa Winer shows how. </text:p>
            <text:p/>
            <text:p>Lesson by Lisa Winer, animation by Artrake Studio.</text:p>
          </table:table-cell>
          <table:table-cell office:value-type="string" calcext:value-type="string">
            <text:p>{"Lisa Winer","Artrake Studios","Locker Riddle","Problem Solving","Riddle Solving","Math in real life",TED,TED-Ed,"TED Ed","TED Education",riddles,"math riddles","locker problem","math problem"}</text:p>
          </table:table-cell>
          <table:table-cell office:value-type="string" calcext:value-type="string">
            <text:p>00:03:50</text:p>
          </table:table-cell>
          <table:table-cell office:value-type="date" office:date-value="2018-07-28T04:44:44.607" calcext:value-type="date">
            <text:p>28/07/18 04:44</text:p>
          </table:table-cell>
          <table:table-cell office:value-type="float" office:value="5907336" calcext:value-type="float">
            <text:p>5907336</text:p>
          </table:table-cell>
          <table:table-cell office:value-type="float" office:value="36589" calcext:value-type="float">
            <text:p>36589</text:p>
          </table:table-cell>
          <table:table-cell/>
        </table:table-row>
        <table:table-row table:style-name="ro18">
          <table:table-cell office:value-type="string" calcext:value-type="string">
            <text:p>MindYourDecisions</text:p>
          </table:table-cell>
          <table:table-cell office:value-type="string" calcext:value-type="string">
            <text:p>Ds8ijPsg26g</text:p>
          </table:table-cell>
          <table:table-cell office:value-type="string" calcext:value-type="string">
            <text:p>UCHnj59g7jezwTy5GeL8EA_g</text:p>
          </table:table-cell>
          <table:table-cell office:value-type="string" calcext:value-type="string">
            <text:p>https://www.youtube.com/watch?v=Ds8ijPsg26g</text:p>
          </table:table-cell>
          <table:table-cell office:value-type="date" office:date-value="2014-12-13T02:12:47" calcext:value-type="date">
            <text:p>13/12/14 02:12</text:p>
          </table:table-cell>
          <table:table-cell office:value-type="string" calcext:value-type="string">
            <text:p>How To Calculate Cube Roots In Your Head</text:p>
          </table:table-cell>
          <table:table-cell office:value-type="string" calcext:value-type="string">
            <text:p>Here's how you do cube roots in your head! Avoid looking like  Education Secretary Nicky Morgan who was stumped when asked to do a cube root: https://www.youtube.com/watch?v=x8CV0dfQMdU</text:p>
            <text:p/>
            <text:p>Note: the starting number needs to be a perfect cube. So it's more of a magic trick: ask someone to cube a number and then you can deduce their original number quickly.</text:p>
            <text:p/>
            <text:p>Check out my book "The Best Mental Math Tricks" (rated 4.7/5 stars on 4 reviews)</text:p>
            <text:p>http://amzn.to/18maAdo </text:p>
            <text:p/>
            <text:p>Can you multiply 97 by 96 in your head? Or can you figure out the day of the week when you are given a date? This book is a collection of methods that will help you solve math problems in your head and make you look like a genius. "The Best Mental Math Tricks" (rated 4.7/5 stars on 4 reviews)</text:p>
            <text:p>http://amzn.to/18maAdo</text:p>
            <text:p/>
            <text:p>H/T Mashable</text:p>
            <text:p>http://mashable.com/2014/12/12/education-minister-maths-question/</text:p>
            <text:p/>
            <text:p>Arthur Benjamin is a Professor at Harvey Mudd College and well-known for feats of mental calculation. He explains the cube root algorithm in this pdf</text:p>
            <text:p>https://www.math.hmc.edu/~benjamin/papers/Cubing.pdf</text:p>
            <text:p/>
            <text:p>This trick is really old--here's a newspaper article from 1913 that explains the trick!</text:p>
            <text:p>http://cdnc.ucr.edu/cgi-bin/cdnc?a=d&amp;d=SFC19130615.2.162.13.11</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about 2 times a year):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5/5 stars on 2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5/5 stars on 3 reviews)</text:p>
            <text:p>http://amzn.to/1NKbyCs</text:p>
            <text:p/>
            <text:p>"Math Puzzles Volume 3" is the third in the series. (rated 3.8/5 stars on 4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Cube Root","nicky morgan","education secretary","math trick","mental math","cube of number",math,mathematics,maths,arithmetic,calculation}</text:p>
          </table:table-cell>
          <table:table-cell office:value-type="string" calcext:value-type="string">
            <text:p>00:04:37</text:p>
          </table:table-cell>
          <table:table-cell office:value-type="date" office:date-value="2018-07-28T04:44:38.524" calcext:value-type="date">
            <text:p>28/07/18 04:44</text:p>
          </table:table-cell>
          <table:table-cell office:value-type="float" office:value="5825300" calcext:value-type="float">
            <text:p>5825300</text:p>
          </table:table-cell>
          <table:table-cell office:value-type="float" office:value="122154" calcext:value-type="float">
            <text:p>122154</text:p>
          </table:table-cell>
          <table:table-cell/>
        </table:table-row>
        <table:table-row table:style-name="ro19">
          <table:table-cell office:value-type="string" calcext:value-type="string">
            <text:p>Numberphile</text:p>
          </table:table-cell>
          <table:table-cell office:value-type="string" calcext:value-type="string">
            <text:p>elvOZm0d4H0</text:p>
          </table:table-cell>
          <table:table-cell office:value-type="string" calcext:value-type="string">
            <text:p>UCoxcjq-8xIDTYp3uz647V5A</text:p>
          </table:table-cell>
          <table:table-cell office:value-type="string" calcext:value-type="string">
            <text:p>https://www.youtube.com/watch?v=elvOZm0d4H0</text:p>
          </table:table-cell>
          <table:table-cell office:value-type="date" office:date-value="2012-07-06T16:50:33" calcext:value-type="date">
            <text:p>06/07/12 16:50</text:p>
          </table:table-cell>
          <table:table-cell office:value-type="string" calcext:value-type="string">
            <text:p>Infinity is bigger than you think - Numberphile</text:p>
          </table:table-cell>
          <table:table-cell office:value-type="string" calcext:value-type="string">
            <text:p>Sometimes infinity is even bigger than you think... Dr James Grime explains with a little help from Georg Cantor.</text:p>
            <text:p>More links &amp; stuff in full description below â†“â†“â†“</text:p>
            <text:p/>
            <text:p>Minute Physics video on this topic http://www.youtube.com/watch?v=A-QoutHCu4o (somewhat more fast-paced... but we did film ours BEFORE his was uploaded, so similarities are coincidental... well actually, no they are not... we are all building upon Cantor's work!!)</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number phile",number,numbers,maths,mathematics,mathematical,numerals,count,counting}</text:p>
          </table:table-cell>
          <table:table-cell office:value-type="string" calcext:value-type="string">
            <text:p>00:08:00</text:p>
          </table:table-cell>
          <table:table-cell office:value-type="date" office:date-value="2018-07-28T04:44:50.707" calcext:value-type="date">
            <text:p>28/07/18 04:44</text:p>
          </table:table-cell>
          <table:table-cell office:value-type="float" office:value="5803392" calcext:value-type="float">
            <text:p>5803392</text:p>
          </table:table-cell>
          <table:table-cell office:value-type="float" office:value="9037" calcext:value-type="float">
            <text:p>9037</text:p>
          </table:table-cell>
          <table:table-cell/>
        </table:table-row>
        <table:table-row table:style-name="ro4">
          <table:table-cell office:value-type="string" calcext:value-type="string">
            <text:p>TED-Ed</text:p>
          </table:table-cell>
          <table:table-cell office:value-type="string" calcext:value-type="string">
            <text:p>RQMgLxVxsrw</text:p>
          </table:table-cell>
          <table:table-cell office:value-type="string" calcext:value-type="string">
            <text:p>UCsooa4yRKGN_zEE8iknghZA</text:p>
          </table:table-cell>
          <table:table-cell office:value-type="string" calcext:value-type="string">
            <text:p>https://www.youtube.com/watch?v=RQMgLxVxsrw</text:p>
          </table:table-cell>
          <table:table-cell office:value-type="date" office:date-value="2013-05-14T17:31:19" calcext:value-type="date">
            <text:p>14/05/13 17:31</text:p>
          </table:table-cell>
          <table:table-cell office:value-type="string" calcext:value-type="string">
            <text:p>Four sisters in Ancient Rome - Ray Laurence</text:p>
          </table:table-cell>
          <table:table-cell office:value-type="string" calcext:value-type="string">
            <text:p>View full lesson: http://ed.ted.com/lessons/four-sisters-in-ancient-rome-ray-laurence</text:p>
            <text:p/>
            <text:p>How did the young, wealthy women of Ancient Rome spend their days? Meet Domitia and her sister Domitia and her sister Domitia and her sister Domitia. Ray Laurence sketches the domestic life of leisure that these young girls lived, despite little recorded information on women from this otherwise well-documented era.</text:p>
            <text:p/>
            <text:p>Lesson by Ray Laurence, animation by Cognitive Media.</text:p>
          </table:table-cell>
          <table:table-cell office:value-type="string" calcext:value-type="string">
            <text:p>{"\\Ancient Rome\\",Rome,history,sisters,"\\women","Rome\\",Ancient,"\\Ray","Laurence\\","\\Cognitive","Media\\",TED-Ed,"\\TED","Ed\\",TEDEducation}</text:p>
          </table:table-cell>
          <table:table-cell office:value-type="string" calcext:value-type="string">
            <text:p>00:08:39</text:p>
          </table:table-cell>
          <table:table-cell office:value-type="date" office:date-value="2018-07-28T04:41:57.338" calcext:value-type="date">
            <text:p>28/07/18 04:41</text:p>
          </table:table-cell>
          <table:table-cell office:value-type="float" office:value="5737214" calcext:value-type="float">
            <text:p>5737214</text:p>
          </table:table-cell>
          <table:table-cell office:value-type="float" office:value="80059" calcext:value-type="float">
            <text:p>80059</text:p>
          </table:table-cell>
          <table:table-cell/>
        </table:table-row>
        <table:table-row table:style-name="ro20">
          <table:table-cell office:value-type="string" calcext:value-type="string">
            <text:p>Khan Academy</text:p>
          </table:table-cell>
          <table:table-cell office:value-type="string" calcext:value-type="string">
            <text:p>JC82Il2cjqA</text:p>
          </table:table-cell>
          <table:table-cell office:value-type="string" calcext:value-type="string">
            <text:p>UC4a-Gbdw7vOaccHmFo40b9g</text:p>
          </table:table-cell>
          <table:table-cell office:value-type="string" calcext:value-type="string">
            <text:p>https://www.youtube.com/watch?v=JC82Il2cjqA</text:p>
          </table:table-cell>
          <table:table-cell office:value-type="date" office:date-value="2014-08-19T16:42:53" calcext:value-type="date">
            <text:p>19/08/14 16:42</text:p>
          </table:table-cell>
          <table:table-cell office:value-type="string" calcext:value-type="string">
            <text:p>You Can Learn Anything</text:p>
          </table:table-cell>
          <table:table-cell office:value-type="string" calcext:value-type="string">
            <text:p>Khan Academy is on a mission to unlock the world's potential. Most people think their intelligence is fixed. The science says itâ€™s not. </text:p>
            <text:p/>
            <text:p>It starts with knowing you can learn anything.  Join the movement at http://khanacademy.org/youcanlearnanything.</text:p>
            <text:p/>
            <text:p>About Khan Academy</text:p>
            <text:p>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01:31</text:p>
          </table:table-cell>
          <table:table-cell office:value-type="date" office:date-value="2018-07-28T04:44:02.211" calcext:value-type="date">
            <text:p>28/07/18 04:44</text:p>
          </table:table-cell>
          <table:table-cell office:value-type="float" office:value="5698668" calcext:value-type="float">
            <text:p>5698668</text:p>
          </table:table-cell>
          <table:table-cell office:value-type="float" office:value="15025" calcext:value-type="float">
            <text:p>15025</text:p>
          </table:table-cell>
          <table:table-cell/>
        </table:table-row>
        <table:table-row table:style-name="ro1">
          <table:table-cell office:value-type="string" calcext:value-type="string">
            <text:p>tecmath</text:p>
          </table:table-cell>
          <table:table-cell office:value-type="string" calcext:value-type="string">
            <text:p>YWHx0RsRNzI</text:p>
          </table:table-cell>
          <table:table-cell office:value-type="string" calcext:value-type="string">
            <text:p>UCb7w5aTnt7YeXBcVCY0mgFw</text:p>
          </table:table-cell>
          <table:table-cell office:value-type="string" calcext:value-type="string">
            <text:p>https://www.youtube.com/watch?v=YWHx0RsRNzI</text:p>
          </table:table-cell>
          <table:table-cell office:value-type="date" office:date-value="2013-02-15T12:32:03" calcext:value-type="date">
            <text:p>15/02/13 12:32</text:p>
          </table:table-cell>
          <table:table-cell office:value-type="string" calcext:value-type="string">
            <text:p>Percentage Trick - Solve precentages mentally - percentages made easy with the cool math trick!</text:p>
          </table:table-cell>
          <table:table-cell office:value-type="string" calcext:value-type="string">
            <text:p>Percentages can be done mentally both accurately and rapidly using this cool math trick. <text:s/>Become a genius in no time!</text:p>
          </table:table-cell>
          <table:table-cell office:value-type="string" calcext:value-type="string">
            <text:p>{percentage,tricks,trick,"percentage trick","percentages made easy","cool math",math,ratio,fractions,mathematics}</text:p>
          </table:table-cell>
          <table:table-cell office:value-type="string" calcext:value-type="string">
            <text:p>00:10:42</text:p>
          </table:table-cell>
          <table:table-cell office:value-type="date" office:date-value="2018-07-28T04:43:49.802" calcext:value-type="date">
            <text:p>28/07/18 04:43</text:p>
          </table:table-cell>
          <table:table-cell office:value-type="float" office:value="5587799" calcext:value-type="float">
            <text:p>5587799</text:p>
          </table:table-cell>
          <table:table-cell office:value-type="float" office:value="40450" calcext:value-type="float">
            <text:p>40450</text:p>
          </table:table-cell>
          <table:table-cell/>
        </table:table-row>
        <table:table-row table:style-name="ro4">
          <table:table-cell office:value-type="string" calcext:value-type="string">
            <text:p>TED-Ed</text:p>
          </table:table-cell>
          <table:table-cell office:value-type="string" calcext:value-type="string">
            <text:p>7Vd1dTBVbFg</text:p>
          </table:table-cell>
          <table:table-cell office:value-type="string" calcext:value-type="string">
            <text:p>UCsooa4yRKGN_zEE8iknghZA</text:p>
          </table:table-cell>
          <table:table-cell office:value-type="string" calcext:value-type="string">
            <text:p>https://www.youtube.com/watch?v=7Vd1dTBVbFg</text:p>
          </table:table-cell>
          <table:table-cell office:value-type="date" office:date-value="2016-07-07T14:59:29" calcext:value-type="date">
            <text:p>07/07/16 14:59</text:p>
          </table:table-cell>
          <table:table-cell office:value-type="string" calcext:value-type="string">
            <text:p>Can you solve the passcode riddle? - Ganesh Pai</text:p>
          </table:table-cell>
          <table:table-cell office:value-type="string" calcext:value-type="string">
            <text:p>View full lesson: http://ed.ted.com/lessons/can-you-solve-the-passcode-riddle-ganesh-pai</text:p>
            <text:p/>
            <text:p>In a dystopian world, your resistance group is humanityâ€™s last hope. Unfortunately, youâ€™ve all been captured by the tyrannical rulers and brought to the ancient coliseum for their deadly entertainment. Will you be able to solve the passcode riddle and get everyone out safely? Ganesh Pai shows how. </text:p>
            <text:p/>
            <text:p>Lesson by Ganesh Pai, animation by Jun Zee Myers.</text:p>
          </table:table-cell>
          <table:table-cell office:value-type="string" calcext:value-type="string">
            <text:p>{"Ganesh Pai","Jun Zee Myers","Addison Anderson","Can you solve the passcode riddle","passcode riddle","escape from hell riddle","combination riddle","lock riddle","TED riddles","Teded riddles","problem solving",logic,"logical reasoning","math in real life",factorization,"numbers and operations","Einstein riddle","frog riddle","bridges riddle",TED,TED-Ed,Teded,"Ted Education"}</text:p>
          </table:table-cell>
          <table:table-cell office:value-type="string" calcext:value-type="string">
            <text:p>00:04:08</text:p>
          </table:table-cell>
          <table:table-cell office:value-type="date" office:date-value="2018-07-28T04:44:38.255" calcext:value-type="date">
            <text:p>28/07/18 04:44</text:p>
          </table:table-cell>
          <table:table-cell office:value-type="float" office:value="5519315" calcext:value-type="float">
            <text:p>5519315</text:p>
          </table:table-cell>
          <table:table-cell office:value-type="float" office:value="28936" calcext:value-type="float">
            <text:p>28936</text:p>
          </table:table-cell>
          <table:table-cell/>
        </table:table-row>
        <table:table-row table:style-name="ro3">
          <table:table-cell office:value-type="string" calcext:value-type="string">
            <text:p>TED-Ed</text:p>
          </table:table-cell>
          <table:table-cell office:value-type="string" calcext:value-type="string">
            <text:p>vIdStMTgNl0</text:p>
          </table:table-cell>
          <table:table-cell office:value-type="string" calcext:value-type="string">
            <text:p>UCsooa4yRKGN_zEE8iknghZA</text:p>
          </table:table-cell>
          <table:table-cell office:value-type="string" calcext:value-type="string">
            <text:p>https://www.youtube.com/watch?v=vIdStMTgNl0</text:p>
          </table:table-cell>
          <table:table-cell office:value-type="date" office:date-value="2016-10-03T15:02:38" calcext:value-type="date">
            <text:p>03/10/16 15:02</text:p>
          </table:table-cell>
          <table:table-cell office:value-type="string" calcext:value-type="string">
            <text:p>Can you solve the prisoner boxes riddle? - Yossi Elran</text:p>
          </table:table-cell>
          <table:table-cell office:value-type="string" calcext:value-type="string">
            <text:p>View full lesson: http://ed.ted.com/lessons/can-you-solve-the-prisoner-boxes-riddle-yossi-elran</text:p>
            <text:p/>
            <text:p>Want more? Try your hand at the buried treasure riddle: https://www.youtube.com/watch?v=tCeklW2e6_E</text:p>
            <text:p/>
            <text:p>Your favorite band is great at playing music...but not so great at being organized. They keep misplacing their instruments on tour, and itâ€™s driving their manager mad. Can you solve the brain-numbing riddle their manager assigns them and make sure the band stays on their label? Yossi Elran shows how. </text:p>
            <text:p/>
            <text:p>Lesson by Yossi Elran, animation by Artrake Studio.</text:p>
          </table:table-cell>
          <table:table-cell office:value-type="string" calcext:value-type="string">
            <text:p>{"Yossi Elran","Artrake Studio","Can you solve the","math in real life","TED-Ed riddle","teded riddle","problem solving",probability,"prisoner box riddle","box riddle","critical thinking",factorisation,"logical thinking",TED,TED-Ed,Teded,"Ted Education"}</text:p>
          </table:table-cell>
          <table:table-cell office:value-type="string" calcext:value-type="string">
            <text:p>00:04:52</text:p>
          </table:table-cell>
          <table:table-cell office:value-type="date" office:date-value="2018-07-28T04:44:44.778" calcext:value-type="date">
            <text:p>28/07/18 04:44</text:p>
          </table:table-cell>
          <table:table-cell office:value-type="float" office:value="5499100" calcext:value-type="float">
            <text:p>5499100</text:p>
          </table:table-cell>
          <table:table-cell office:value-type="float" office:value="30606" calcext:value-type="float">
            <text:p>30606</text:p>
          </table:table-cell>
          <table:table-cell/>
        </table:table-row>
        <table:table-row table:style-name="ro3">
          <table:table-cell office:value-type="string" calcext:value-type="string">
            <text:p>Vihart</text:p>
          </table:table-cell>
          <table:table-cell office:value-type="string" calcext:value-type="string">
            <text:p>EdyociU35u8</text:p>
          </table:table-cell>
          <table:table-cell office:value-type="string" calcext:value-type="string">
            <text:p>UCOGeU-1Fig3rrDjhm9Zs_wg</text:p>
          </table:table-cell>
          <table:table-cell office:value-type="string" calcext:value-type="string">
            <text:p>https://www.youtube.com/watch?v=EdyociU35u8</text:p>
          </table:table-cell>
          <table:table-cell office:value-type="date" office:date-value="2013-08-19T07:18:35" calcext:value-type="date">
            <text:p>19/08/13 07:18</text:p>
          </table:table-cell>
          <table:table-cell office:value-type="string" calcext:value-type="string">
            <text:p>Doodling in Math Class: DRAGONS</text:p>
          </table:table-cell>
          <table:table-cell office:value-type="string" calcext:value-type="string">
            <text:p>You can totally draw fractals freehand, yo. Tomorrow's class is here: http://www.youtube.com/watch?v=dsvLLKQCxeA</text:p>
            <text:p/>
            <text:p>Things to look up if you want: Dragon Curve, Sierpinski's Triangle, L-systems, fractals, space-filling curves.</text:p>
            <text:p/>
            <text:p>You can download this video via torrent: magnet:?xt=urn:btih:09AB515A79FCB98DEA8CA17E3E99914597573872&amp;dn=Doodling_DRAGONS_ViHart.mp4&amp;tr=udp%3a%2f%2ftracker.openbittorrent.com%3a80%2fannounce&amp;tr=udp%3a%2f%2ftracker.publicbt.com%3a80%2fannounce&amp;tr=udp%3a%2f%2ftracker.ccc.de%3a80%2fannounce</text:p>
            <text:p/>
            <text:p>My personal website, which you might like: http://vihart.com</text:p>
          </table:table-cell>
          <table:table-cell office:value-type="string" calcext:value-type="string">
            <text:p>{math,mathematics,doodling,doodle,fractals,"dragon curve","sierpinski's triangle"}</text:p>
          </table:table-cell>
          <table:table-cell office:value-type="string" calcext:value-type="string">
            <text:p>00:07:54</text:p>
          </table:table-cell>
          <table:table-cell office:value-type="date" office:date-value="2018-07-28T04:43:55.826" calcext:value-type="date">
            <text:p>28/07/18 04:43</text:p>
          </table:table-cell>
          <table:table-cell office:value-type="float" office:value="5296575" calcext:value-type="float">
            <text:p>5296575</text:p>
          </table:table-cell>
          <table:table-cell office:value-type="float" office:value="7277" calcext:value-type="float">
            <text:p>7277</text:p>
          </table:table-cell>
          <table:table-cell/>
        </table:table-row>
        <table:table-row table:style-name="ro4">
          <table:table-cell office:value-type="string" calcext:value-type="string">
            <text:p>TED-Ed</text:p>
          </table:table-cell>
          <table:table-cell office:value-type="string" calcext:value-type="string">
            <text:p>dqONk48l5vY</text:p>
          </table:table-cell>
          <table:table-cell office:value-type="string" calcext:value-type="string">
            <text:p>UCsooa4yRKGN_zEE8iknghZA</text:p>
          </table:table-cell>
          <table:table-cell office:value-type="string" calcext:value-type="string">
            <text:p>https://www.youtube.com/watch?v=dqONk48l5vY</text:p>
          </table:table-cell>
          <table:table-cell office:value-type="date" office:date-value="2015-11-12T16:00:33" calcext:value-type="date">
            <text:p>12/11/15 16:00</text:p>
          </table:table-cell>
          <table:table-cell office:value-type="string" calcext:value-type="string">
            <text:p>What would happen if you didnâ€™t sleep? - Claudia Aguirre</text:p>
          </table:table-cell>
          <table:table-cell office:value-type="string" calcext:value-type="string">
            <text:p>View full lesson: http://ed.ted.com/lessons/what-would-happen-if-you-didn-t-sleep-claudia-aguirre</text:p>
            <text:p/>
            <text:p>In the United States, itâ€™s estimated that 30 percent of adults and 66 percent of adolescents are regularly sleep-deprived. This isnâ€™t just a minor inconvenience: staying awake can cause serious bodily harm. Claudia Aguirre shows what happens to your body and brain when you skip sleep. </text:p>
            <text:p/>
            <text:p>Lesson by Claudia Aguirre, animation by TED-Ed.</text:p>
          </table:table-cell>
          <table:table-cell office:value-type="string" calcext:value-type="string">
            <text:p>{TED,TED-Ed,TEDx,"TED Education","Claudia Aguirre",Sleep,"Sleep deprivation",Neuroscience,"REM sleep",Health,Rest,Tired,Yawn,Hallucination,Adenosine,Melatonin,Insomnia,Energy,Caffeine,Coffee,"Glymphatic system"}</text:p>
          </table:table-cell>
          <table:table-cell office:value-type="string" calcext:value-type="string">
            <text:p>00:04:35</text:p>
          </table:table-cell>
          <table:table-cell office:value-type="date" office:date-value="2018-07-28T04:43:50.064" calcext:value-type="date">
            <text:p>28/07/18 04:43</text:p>
          </table:table-cell>
          <table:table-cell office:value-type="float" office:value="5292499" calcext:value-type="float">
            <text:p>5292499</text:p>
          </table:table-cell>
          <table:table-cell office:value-type="float" office:value="24830" calcext:value-type="float">
            <text:p>24830</text:p>
          </table:table-cell>
          <table:table-cell/>
        </table:table-row>
        <table:table-row table:style-name="ro3">
          <table:table-cell office:value-type="string" calcext:value-type="string">
            <text:p>TED-Ed</text:p>
          </table:table-cell>
          <table:table-cell office:value-type="string" calcext:value-type="string">
            <text:p>sI8NsYIyQ2A</text:p>
          </table:table-cell>
          <table:table-cell office:value-type="string" calcext:value-type="string">
            <text:p>UCsooa4yRKGN_zEE8iknghZA</text:p>
          </table:table-cell>
          <table:table-cell office:value-type="string" calcext:value-type="string">
            <text:p>https://www.youtube.com/watch?v=sI8NsYIyQ2A</text:p>
          </table:table-cell>
          <table:table-cell office:value-type="date" office:date-value="2016-04-26T15:01:20" calcext:value-type="date">
            <text:p>26/04/16 15:01</text:p>
          </table:table-cell>
          <table:table-cell office:value-type="string" calcext:value-type="string">
            <text:p>Why do cats act so weird? - Tony Buffington</text:p>
          </table:table-cell>
          <table:table-cell office:value-type="string" calcext:value-type="string">
            <text:p>Check out our Patreon page: https://www.patreon.com/teded</text:p>
            <text:p/>
            <text:p>View full lesson: http://ed.ted.com/lessons/why-do-cats-act-so-weird-tony-buffington</text:p>
            <text:p/>
            <text:p>Theyâ€™re cute, theyâ€™re lovable, and judging by the 26 billion views on over 2 million YouTube videos of them, one thing is certain: cats are very entertaining. But their strange feline behaviors, both amusing and baffling, leave many of us asking: Why do cats do that? Tony Buffington explains the science behind some of your catâ€™s strangest behaviors.</text:p>
            <text:p/>
            <text:p>Lesson by Tony Buffington, animation by Chintis Lundgren.</text:p>
          </table:table-cell>
          <table:table-cell office:value-type="string" calcext:value-type="string">
            <text:p>{"Tony Buffington","Chintis Lundgren","Adriatic Animation",Cats,Lolcat,"why cats purr",meow,"TED Ed",TED,"Ted Education",TED-Ed,cat,"cat video","weird cat","cat cucumber","domestic cats"}</text:p>
          </table:table-cell>
          <table:table-cell office:value-type="string" calcext:value-type="string">
            <text:p>00:04:58</text:p>
          </table:table-cell>
          <table:table-cell office:value-type="date" office:date-value="2018-07-28T04:42:59.706" calcext:value-type="date">
            <text:p>28/07/18 04:43</text:p>
          </table:table-cell>
          <table:table-cell office:value-type="float" office:value="5260614" calcext:value-type="float">
            <text:p>5260614</text:p>
          </table:table-cell>
          <table:table-cell office:value-type="float" office:value="25015" calcext:value-type="float">
            <text:p>25015</text:p>
          </table:table-cell>
          <table:table-cell/>
        </table:table-row>
        <table:table-row table:style-name="ro10">
          <table:table-cell office:value-type="string" calcext:value-type="string">
            <text:p>minutephysics</text:p>
          </table:table-cell>
          <table:table-cell office:value-type="string" calcext:value-type="string">
            <text:p>M9sbdrPVfOQ</text:p>
          </table:table-cell>
          <table:table-cell office:value-type="string" calcext:value-type="string">
            <text:p>UCUHW94eEFW7hkUMVaZz4eDg</text:p>
          </table:table-cell>
          <table:table-cell office:value-type="string" calcext:value-type="string">
            <text:p>https://www.youtube.com/watch?v=M9sbdrPVfOQ</text:p>
          </table:table-cell>
          <table:table-cell office:value-type="date" office:date-value="2012-04-14T22:54:38" calcext:value-type="date">
            <text:p>14/04/12 22:54</text:p>
          </table:table-cell>
          <table:table-cell office:value-type="string" calcext:value-type="string">
            <text:p>There is no "Fourth" dimension</text:p>
          </table:table-cell>
          <table:table-cell office:value-type="string" calcext:value-type="string">
            <text:p>Just because there are four dimensions doesn't mean there's a "fourth dimension"</text:p>
            <text:p/>
            <text:p>4D rubik's cube: http://www.superliminal.com/cube/cube.htm</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NEW ALBUM!! -- http://juliansaporiti.bandcamp.com/album/lusitania</text:p>
            <text:p>youtube: http://bit.ly/pakJLE</text:p>
            <text:p/>
            <text:p>Thanks to Nima Doroud and Alex Yale for contributions and to Perimeter Institute for support.</text:p>
            <text:p>http://www.perimeterinstitute.ca</text:p>
            <text:p/>
            <text:p>Created by Henry Reich Created by Henry Reich</text:p>
          </table:table-cell>
          <table:table-cell office:value-type="string" calcext:value-type="string">
            <text:p>{four,fourth,ten,tenth,third,dimension,string,theory,light,year,humpback,whale,distance,E=mc2,equals,mc,squared,albert,einstein,special,relativity,lorentz,time,dilation,travel,simultaneity,brownian,motion,"pi day",quantum,speed,wave,particle,duality,"black hole","standard model",rocket,science,Tides,gravity,moon,Neutrino,photon,cern,lhc,higgs,electron,atomic,nuclear,General,Dark,energy,Minutephysics,minute,physics,Henry,Reich,universe,xkcd,cat,schrodinger}</text:p>
          </table:table-cell>
          <table:table-cell office:value-type="string" calcext:value-type="string">
            <text:p>00:02:03</text:p>
          </table:table-cell>
          <table:table-cell office:value-type="date" office:date-value="2018-07-28T04:42:46.697" calcext:value-type="date">
            <text:p>28/07/18 04:42</text:p>
          </table:table-cell>
          <table:table-cell office:value-type="float" office:value="5062896" calcext:value-type="float">
            <text:p>5062896</text:p>
          </table:table-cell>
          <table:table-cell office:value-type="float" office:value="2392" calcext:value-type="float">
            <text:p>2392</text:p>
          </table:table-cell>
          <table:table-cell/>
        </table:table-row>
        <table:table-row table:style-name="ro4">
          <table:table-cell office:value-type="string" calcext:value-type="string">
            <text:p>TED-Ed</text:p>
          </table:table-cell>
          <table:table-cell office:value-type="string" calcext:value-type="string">
            <text:p>cpwSGsb-rTs</text:p>
          </table:table-cell>
          <table:table-cell office:value-type="string" calcext:value-type="string">
            <text:p>UCsooa4yRKGN_zEE8iknghZA</text:p>
          </table:table-cell>
          <table:table-cell office:value-type="string" calcext:value-type="string">
            <text:p>https://www.youtube.com/watch?v=cpwSGsb-rTs</text:p>
          </table:table-cell>
          <table:table-cell office:value-type="date" office:date-value="2016-02-29T16:01:29" calcext:value-type="date">
            <text:p>29/02/16 16:01</text:p>
          </table:table-cell>
          <table:table-cell office:value-type="string" calcext:value-type="string">
            <text:p>Can you solve the frog riddle? - Derek Abbott</text:p>
          </table:table-cell>
          <table:table-cell office:value-type="string" calcext:value-type="string">
            <text:p>View full lesson: http://ed.ted.com/lessons/can-you-solve-the-frog-riddle-derek-abbott</text:p>
            <text:p/>
            <text:p>Youâ€™re stranded in a rainforest, and youâ€™ve eaten a poisonous mushroom. To save your life, you need an antidote excreted by a certain species of frog. Unfortunately, only the female frog produces the antidote. The male and female look identical, but the male frog has a distinctive croak. Derek Abbott shows how to use conditional probability to make sure you lick the right frog and get out alive. </text:p>
            <text:p/>
            <text:p>Lesson by Derek Abbott, animation by Artrake Studio.</text:p>
          </table:table-cell>
          <table:table-cell office:value-type="string" calcext:value-type="string">
            <text:p>{"Derek Abbott","Artrake Studio","conditional probability","frog riddle","logic riddle",mathematics,math,"math riddle",TED,TED-Ed,"TED Ed",TEDEducation}</text:p>
          </table:table-cell>
          <table:table-cell office:value-type="string" calcext:value-type="string">
            <text:p>00:04:31</text:p>
          </table:table-cell>
          <table:table-cell office:value-type="date" office:date-value="2018-07-28T04:41:13.871" calcext:value-type="date">
            <text:p>28/07/18 04:41</text:p>
          </table:table-cell>
          <table:table-cell office:value-type="float" office:value="4912251" calcext:value-type="float">
            <text:p>4912251</text:p>
          </table:table-cell>
          <table:table-cell office:value-type="float" office:value="22359" calcext:value-type="float">
            <text:p>22359</text:p>
          </table:table-cell>
          <table:table-cell/>
        </table:table-row>
        <table:table-row table:style-name="ro20">
          <table:table-cell office:value-type="string" calcext:value-type="string">
            <text:p>Vihart</text:p>
          </table:table-cell>
          <table:table-cell office:value-type="string" calcext:value-type="string">
            <text:p>OOLIB3cjFqw</text:p>
          </table:table-cell>
          <table:table-cell office:value-type="string" calcext:value-type="string">
            <text:p>UCOGeU-1Fig3rrDjhm9Zs_wg</text:p>
          </table:table-cell>
          <table:table-cell office:value-type="string" calcext:value-type="string">
            <text:p>https://www.youtube.com/watch?v=OOLIB3cjFqw</text:p>
          </table:table-cell>
          <table:table-cell office:value-type="date" office:date-value="2010-12-08T06:27:31" calcext:value-type="date">
            <text:p>08/12/10 06:27</text:p>
          </table:table-cell>
          <table:table-cell office:value-type="string" calcext:value-type="string">
            <text:p>How to eat Candy Buttons like a Recreational Mathemusician</text:p>
          </table:table-cell>
          <table:table-cell office:value-type="string" calcext:value-type="string">
            <text:p>XKCD comic referenced: http://xkcd.com/205/</text:p>
            <text:p>My website: http://vihart.com</text:p>
            <text:p>Doodle videos: http://vihart.com/doodling</text:p>
            <text:p>(non-youtubeyness now done, transcripts halfway done.)</text:p>
            <text:p>Facebook page: http://www.facebook.com/pages/Vi-Hart/154711904574944</text:p>
            <text:p>TheStation2's video (I am featured at 3:58): http://www.facebook.com/l.php?u=http%3A%2F%2Fwww.youtube.com%2Fwatch%3Fv%3DRgr3QEfUOIo&amp;h=d0668</text:p>
          </table:table-cell>
          <table:table-cell office:value-type="string" calcext:value-type="string">
            <text:p>{candy,math,music,"candy buttons",mobius,sierpinski,mathematics,loop}</text:p>
          </table:table-cell>
          <table:table-cell office:value-type="string" calcext:value-type="string">
            <text:p>00:04:47</text:p>
          </table:table-cell>
          <table:table-cell office:value-type="date" office:date-value="2018-07-28T04:45:09.532" calcext:value-type="date">
            <text:p>28/07/18 04:45</text:p>
          </table:table-cell>
          <table:table-cell office:value-type="float" office:value="4898277" calcext:value-type="float">
            <text:p>4898277</text:p>
          </table:table-cell>
          <table:table-cell office:value-type="float" office:value="5912" calcext:value-type="float">
            <text:p>5912</text:p>
          </table:table-cell>
          <table:table-cell/>
        </table:table-row>
        <table:table-row table:style-name="ro4">
          <table:table-cell office:value-type="string" calcext:value-type="string">
            <text:p>Tipping Point Math</text:p>
          </table:table-cell>
          <table:table-cell office:value-type="string" calcext:value-type="string">
            <text:p>m4CjXk_b8zo</text:p>
          </table:table-cell>
          <table:table-cell office:value-type="string" calcext:value-type="string">
            <text:p>UCjwOWaOX-c-NeLnj_YGiNEg</text:p>
          </table:table-cell>
          <table:table-cell office:value-type="string" calcext:value-type="string">
            <text:p>https://www.youtube.com/watch?v=m4CjXk_b8zo</text:p>
          </table:table-cell>
          <table:table-cell office:value-type="date" office:date-value="2014-05-04T03:28:03" calcext:value-type="date">
            <text:p>04/05/14 03:28</text:p>
          </table:table-cell>
          <table:table-cell office:value-type="string" calcext:value-type="string">
            <text:p>The Simplest Impossible Problem</text:p>
          </table:table-cell>
          <table:table-cell office:value-type="string" calcext:value-type="string">
            <text:p>A 7-year-old can understand this problem which completely baffles mathematicians.</text:p>
            <text:p/>
            <text:p>Collatz calculator: http://www.nitrxgen.net/collatz/</text:p>
            <text:p/>
            <text:p>https://twitter.com/TPointMath</text:p>
          </table:table-cell>
          <table:table-cell office:value-type="string" calcext:value-type="string">
            <text:p>{"3x+1 problem","Collatz Conjecture",cycles,computers,"simplest impossible problem",collatz,3x+1,ulam,kakutani,hasse,fractal}</text:p>
          </table:table-cell>
          <table:table-cell office:value-type="string" calcext:value-type="string">
            <text:p>00:03:57</text:p>
          </table:table-cell>
          <table:table-cell office:value-type="date" office:date-value="2018-07-28T04:42:46.811" calcext:value-type="date">
            <text:p>28/07/18 04:42</text:p>
          </table:table-cell>
          <table:table-cell office:value-type="float" office:value="4851275" calcext:value-type="float">
            <text:p>4851275</text:p>
          </table:table-cell>
          <table:table-cell office:value-type="float" office:value="3278" calcext:value-type="float">
            <text:p>3278</text:p>
          </table:table-cell>
          <table:table-cell/>
        </table:table-row>
        <table:table-row table:style-name="ro3">
          <table:table-cell office:value-type="string" calcext:value-type="string">
            <text:p>TED-Ed</text:p>
          </table:table-cell>
          <table:table-cell office:value-type="string" calcext:value-type="string">
            <text:p>keMF8YzQoRM</text:p>
          </table:table-cell>
          <table:table-cell office:value-type="string" calcext:value-type="string">
            <text:p>UCsooa4yRKGN_zEE8iknghZA</text:p>
          </table:table-cell>
          <table:table-cell office:value-type="string" calcext:value-type="string">
            <text:p>https://www.youtube.com/watch?v=keMF8YzQoRM</text:p>
          </table:table-cell>
          <table:table-cell office:value-type="date" office:date-value="2014-02-26T17:23:01" calcext:value-type="date">
            <text:p>26/02/14 17:23</text:p>
          </table:table-cell>
          <table:table-cell office:value-type="string" calcext:value-type="string">
            <text:p>Why do we cry? The three types of tears - Alex Gendler</text:p>
          </table:table-cell>
          <table:table-cell office:value-type="string" calcext:value-type="string">
            <text:p>Check out our Patreon page: https://www.patreon.com/teded</text:p>
            <text:p/>
            <text:p>View full lesson: http://ed.ted.com/lessons/why-do-we-cry-the-three-types-of-tears-alex-gendler</text:p>
            <text:p/>
            <text:p>Whether we cry during a sad movie, while chopping onions, or completely involuntarily, our eyes are constantly producing tears. Alex Gendler tracks a particularly watery day in the life of Iris (the iris) as she cycles through basal, reflex and emotional tears.</text:p>
            <text:p/>
            <text:p>Lesson by Alex Gendler, animation by The Moving Company Animation Studio.</text:p>
          </table:table-cell>
          <table:table-cell office:value-type="string" calcext:value-type="string">
            <text:p>{"Alex Gendler","The Moving Company Animation Studio",Iris,eye,tear,cry,"why do we cry","basal tears","reflex tears","emotional tears",bodies,"human bodies",TED,TED-Ed,"TED Ed",TEDEducation}</text:p>
          </table:table-cell>
          <table:table-cell office:value-type="string" calcext:value-type="string">
            <text:p>00:03:59</text:p>
          </table:table-cell>
          <table:table-cell office:value-type="date" office:date-value="2018-07-28T04:40:56.421" calcext:value-type="date">
            <text:p>28/07/18 04:40</text:p>
          </table:table-cell>
          <table:table-cell office:value-type="float" office:value="4835766" calcext:value-type="float">
            <text:p>4835766</text:p>
          </table:table-cell>
          <table:table-cell office:value-type="float" office:value="5786" calcext:value-type="float">
            <text:p>5786</text:p>
          </table:table-cell>
          <table:table-cell/>
        </table:table-row>
        <table:table-row table:style-name="ro4">
          <table:table-cell office:value-type="string" calcext:value-type="string">
            <text:p>Khan Academy</text:p>
          </table:table-cell>
          <table:table-cell office:value-type="string" calcext:value-type="string">
            <text:p>gM95HHI4gLk</text:p>
          </table:table-cell>
          <table:table-cell office:value-type="string" calcext:value-type="string">
            <text:p>UC4a-Gbdw7vOaccHmFo40b9g</text:p>
          </table:table-cell>
          <table:table-cell office:value-type="string" calcext:value-type="string">
            <text:p>https://www.youtube.com/watch?v=gM95HHI4gLk</text:p>
          </table:table-cell>
          <table:table-cell office:value-type="date" office:date-value="2011-03-10T01:04:46" calcext:value-type="date">
            <text:p>10/03/11 01:04</text:p>
          </table:table-cell>
          <table:table-cell office:value-type="string" calcext:value-type="string">
            <text:p>Salman Khan talk at TED 2011 (from ted.com)</text:p>
          </table:table-cell>
          <table:table-cell office:value-type="string" calcext:value-type="string">
            <text:p>Salman Khan talk at TED 2011 (from ted.com)</text:p>
            <text:p>More free lessons at: http://www.khanacademy.org/video?v=gM95HHI4gLk</text:p>
            <text:p/>
            <text:p>About Khan Academy</text:p>
            <text:p>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20:28</text:p>
          </table:table-cell>
          <table:table-cell office:value-type="date" office:date-value="2018-07-28T04:43:12.11" calcext:value-type="date">
            <text:p>28/07/18 04:43</text:p>
          </table:table-cell>
          <table:table-cell office:value-type="float" office:value="4827413" calcext:value-type="float">
            <text:p>4827413</text:p>
          </table:table-cell>
          <table:table-cell office:value-type="float" office:value="2823" calcext:value-type="float">
            <text:p>2823</text:p>
          </table:table-cell>
          <table:table-cell/>
        </table:table-row>
        <table:table-row table:style-name="ro21">
          <table:table-cell office:value-type="string" calcext:value-type="string">
            <text:p>MindYourDecisions</text:p>
          </table:table-cell>
          <table:table-cell office:value-type="string" calcext:value-type="string">
            <text:p>f7rRi0EUHiM</text:p>
          </table:table-cell>
          <table:table-cell office:value-type="string" calcext:value-type="string">
            <text:p>UCHnj59g7jezwTy5GeL8EA_g</text:p>
          </table:table-cell>
          <table:table-cell office:value-type="string" calcext:value-type="string">
            <text:p>https://www.youtube.com/watch?v=f7rRi0EUHiM</text:p>
          </table:table-cell>
          <table:table-cell office:value-type="date" office:date-value="2015-08-16T19:59:08" calcext:value-type="date">
            <text:p>16/08/15 19:59</text:p>
          </table:table-cell>
          <table:table-cell office:value-type="string" calcext:value-type="string">
            <text:p>I Will Predict Your Number - Math Magic Trick</text:p>
          </table:table-cell>
          <table:table-cell office:value-type="string" calcext:value-type="string">
            <text:p>How predictable are you? See if I can guess your number.</text:p>
            <text:p/>
            <text:p>Blog post (why it works): http://mindyourdecisions.com/blog/2015/08/16/a-4x4-grid-prediction-math-magic-trick-sunday-puzzle/#.VdDqqPlVhBc</text:p>
            <text:p/>
            <text:p>Via: http://www.chroniclelive.co.uk/news/north-east-news/can-you-solve-it-dr-9663340</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about 2 times a year):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5/5 stars on 2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5/5 stars on 3 reviews)</text:p>
            <text:p>http://amzn.to/1NKbyCs</text:p>
            <text:p/>
            <text:p>"Math Puzzles Volume 3" is the third in the series. (rated 3.8/5 stars on 4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Mathematics (Field Of Study)",Magic,"prediction trick",trick,mathemagic,prediction,Number}</text:p>
          </table:table-cell>
          <table:table-cell office:value-type="string" calcext:value-type="string">
            <text:p>00:02:50</text:p>
          </table:table-cell>
          <table:table-cell office:value-type="date" office:date-value="2018-07-28T04:41:20.416" calcext:value-type="date">
            <text:p>28/07/18 04:41</text:p>
          </table:table-cell>
          <table:table-cell office:value-type="float" office:value="4814567" calcext:value-type="float">
            <text:p>4814567</text:p>
          </table:table-cell>
          <table:table-cell office:value-type="float" office:value="56746" calcext:value-type="float">
            <text:p>56746</text:p>
          </table:table-cell>
          <table:table-cell/>
        </table:table-row>
        <table:table-row table:style-name="ro5">
          <table:table-cell office:value-type="string" calcext:value-type="string">
            <text:p>minutephysics</text:p>
          </table:table-cell>
          <table:table-cell office:value-type="string" calcext:value-type="string">
            <text:p>IM630Z8lho8</text:p>
          </table:table-cell>
          <table:table-cell office:value-type="string" calcext:value-type="string">
            <text:p>UCUHW94eEFW7hkUMVaZz4eDg</text:p>
          </table:table-cell>
          <table:table-cell office:value-type="string" calcext:value-type="string">
            <text:p>https://www.youtube.com/watch?v=IM630Z8lho8</text:p>
          </table:table-cell>
          <table:table-cell office:value-type="date" office:date-value="2012-12-06T13:58:37" calcext:value-type="date">
            <text:p>06/12/12 13:58</text:p>
          </table:table-cell>
          <table:table-cell office:value-type="string" calcext:value-type="string">
            <text:p>Common Physics Misconceptions</text:p>
          </table:table-cell>
          <table:table-cell office:value-type="string" calcext:value-type="string">
            <text:p>What if you thought the earth was flat? And then you found out it isn't?</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and to Perimeter Institute for support.</text:p>
            <text:p>http://www.perimeterinstitute.ca</text:p>
            <text:p/>
            <text:p>Created by Henry Reich Created by Henry Reich</text:p>
          </table:table-cell>
          <table:table-cell office:value-type="string" calcext:value-type="string">
            <text:p>{quantum,mechanics,Einstein,energy,infinite,bang,theory,cosmic,galaxy,universe,force,moon,sun,dimension,string,special,relativity,"black hole",science,gravity,Neutrino,photon,General,Dark,Minutephysics,minute,physics,Henry,Reich,cat,schrodinger,Perimeter,Institute,"President of the US","Barack Obama","Henry Reich",wavefunction,touch,"Neil deGrasse Tyson","Neil Tyson",Purpose,God,Religion,Atheism,Atheist,Agnostic,"addition of velocity","flat earth","speed of light","cosmic speed limit",mass,light}</text:p>
          </table:table-cell>
          <table:table-cell office:value-type="string" calcext:value-type="string">
            <text:p>00:02:41</text:p>
          </table:table-cell>
          <table:table-cell office:value-type="date" office:date-value="2018-07-28T04:41:26.3" calcext:value-type="date">
            <text:p>28/07/18 04:41</text:p>
          </table:table-cell>
          <table:table-cell office:value-type="float" office:value="4797226" calcext:value-type="float">
            <text:p>4797226</text:p>
          </table:table-cell>
          <table:table-cell office:value-type="float" office:value="4475" calcext:value-type="float">
            <text:p>4475</text:p>
          </table:table-cell>
          <table:table-cell/>
        </table:table-row>
        <table:table-row table:style-name="ro19">
          <table:table-cell office:value-type="string" calcext:value-type="string">
            <text:p>minutephysics</text:p>
          </table:table-cell>
          <table:table-cell office:value-type="string" calcext:value-type="string">
            <text:p>XayNKY944lY</text:p>
          </table:table-cell>
          <table:table-cell office:value-type="string" calcext:value-type="string">
            <text:p>UCUHW94eEFW7hkUMVaZz4eDg</text:p>
          </table:table-cell>
          <table:table-cell office:value-type="string" calcext:value-type="string">
            <text:p>https://www.youtube.com/watch?v=XayNKY944lY</text:p>
          </table:table-cell>
          <table:table-cell office:value-type="date" office:date-value="2016-05-13T15:04:50" calcext:value-type="date">
            <text:p>13/05/16 15:04</text:p>
          </table:table-cell>
          <table:table-cell office:value-type="string" calcext:value-type="string">
            <text:p>Solution to the Grandfather Paradox</text:p>
          </table:table-cell>
          <table:table-cell office:value-type="string" calcext:value-type="string">
            <text:p>What if you went back in time and killed your own grandfather? Would you still be born? Or would you have thus killed yourself? Thanks to Google #sciencegoals for sponsoring this video!</text:p>
            <text:p/>
            <text:p>Link to the previous MinutePhysics video: https://youtu.be/XayNKY944lY</text:p>
            <text:p/>
            <text:p>If you could travel back in time, and you killed your grandfather, would you be killing your future self? What do physics, complexity theory, and computer science have to say about this famous murderous time-travel paradox?</text:p>
            <text:p/>
            <text:p>Scott Aaronson Notes that discuss time travel and computation, computational complexity, closed timelike curves, and the grandfather paradox: http://www.scottaaronson.com/democritus/lec19.html</text:p>
            <text:p/>
            <text:p>Technical paper that discusses the same thing: http://arxiv.org/abs/quant-ph/0502072</text:p>
            <text:p/>
            <text:p>Thanks to everyone who supports MinutePhysics on Patreon! http://www.patreon.com/minutephysics</text:p>
            <text:p/>
            <text:p>Link to Patreon supporters here: http://www.minutephysics.com/supporters.html</text:p>
            <text:p/>
            <text:p>Music by Nathaniel Schroeder, http://www.soundcloud.com/drschroeder</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02:48</text:p>
          </table:table-cell>
          <table:table-cell office:value-type="date" office:date-value="2018-07-28T04:41:38.601" calcext:value-type="date">
            <text:p>28/07/18 04:41</text:p>
          </table:table-cell>
          <table:table-cell office:value-type="float" office:value="4721633" calcext:value-type="float">
            <text:p>4721633</text:p>
          </table:table-cell>
          <table:table-cell office:value-type="float" office:value="13207" calcext:value-type="float">
            <text:p>13207</text:p>
          </table:table-cell>
          <table:table-cell/>
        </table:table-row>
        <table:table-row table:style-name="ro4">
          <table:table-cell office:value-type="string" calcext:value-type="string">
            <text:p>TED-Ed</text:p>
          </table:table-cell>
          <table:table-cell office:value-type="string" calcext:value-type="string">
            <text:p>lmWh9jV_1ac</text:p>
          </table:table-cell>
          <table:table-cell office:value-type="string" calcext:value-type="string">
            <text:p>UCsooa4yRKGN_zEE8iknghZA</text:p>
          </table:table-cell>
          <table:table-cell office:value-type="string" calcext:value-type="string">
            <text:p>https://www.youtube.com/watch?v=lmWh9jV_1ac</text:p>
          </table:table-cell>
          <table:table-cell office:value-type="date" office:date-value="2014-08-19T15:02:20" calcext:value-type="date">
            <text:p>19/08/14 15:02</text:p>
          </table:table-cell>
          <table:table-cell office:value-type="string" calcext:value-type="string">
            <text:p>How do tornadoes form? - James Spann</text:p>
          </table:table-cell>
          <table:table-cell office:value-type="string" calcext:value-type="string">
            <text:p>View full lesson: http://ed.ted.com/lessons/how-do-tornadoes-form-james-spann</text:p>
            <text:p/>
            <text:p>Tornadoes are the most violent storms on Earth, with wind velocities that can exceed 200 miles per hour. How do these terrifying cyclones form? Meteorologist James Spann sheds light on the lifespan of tornadoes as they go from supercell thunderstorms to terrible twisters before eventually dissolving back into thin air.</text:p>
            <text:p/>
            <text:p>Lesson by James Spann, animation by ProvÃ­ncia Studio.</text:p>
          </table:table-cell>
          <table:table-cell office:value-type="string" calcext:value-type="string">
            <text:p>{"James Spann","Provinia Studio",tornado,tornadoes,supercell,"how tornadoes form",thunderstorms,storm,"storm chasing","Meteorology (Interest)",TED,TED-Ed,"TED Ed",TEDEducation}</text:p>
          </table:table-cell>
          <table:table-cell office:value-type="string" calcext:value-type="string">
            <text:p>00:04:12</text:p>
          </table:table-cell>
          <table:table-cell office:value-type="date" office:date-value="2018-07-28T04:43:12.017" calcext:value-type="date">
            <text:p>28/07/18 04:43</text:p>
          </table:table-cell>
          <table:table-cell office:value-type="float" office:value="4575308" calcext:value-type="float">
            <text:p>4575308</text:p>
          </table:table-cell>
          <table:table-cell office:value-type="float" office:value="54644" calcext:value-type="float">
            <text:p>54644</text:p>
          </table:table-cell>
          <table:table-cell/>
        </table:table-row>
        <table:table-row table:style-name="ro3">
          <table:table-cell office:value-type="string" calcext:value-type="string">
            <text:p>TED-Ed</text:p>
          </table:table-cell>
          <table:table-cell office:value-type="string" calcext:value-type="string">
            <text:p>l_NYrWqUR40</text:p>
          </table:table-cell>
          <table:table-cell office:value-type="string" calcext:value-type="string">
            <text:p>UCsooa4yRKGN_zEE8iknghZA</text:p>
          </table:table-cell>
          <table:table-cell office:value-type="string" calcext:value-type="string">
            <text:p>https://www.youtube.com/watch?v=l_NYrWqUR40</text:p>
          </table:table-cell>
          <table:table-cell office:value-type="date" office:date-value="2015-10-06T15:01:46" calcext:value-type="date">
            <text:p>06/10/15 15:01</text:p>
          </table:table-cell>
          <table:table-cell office:value-type="string" calcext:value-type="string">
            <text:p>3 tips to boost your confidence - TED-Ed</text:p>
          </table:table-cell>
          <table:table-cell office:value-type="string" calcext:value-type="string">
            <text:p>View full lesson: http://ed.ted.com/lessons/3-tips-to-boost-your-confidence-ted-ed</text:p>
            <text:p/>
            <text:p>Made in partnership with the Always #LikeAGirl campaign.</text:p>
            <text:p/>
            <text:p>When faced with a big challenge where potential failure seems to lurk at every corner, youâ€™ve probably heard the advice, â€œBe more confident!â€ But where does confidence come from, and how can you get more of it? Here are three easy tips to boost your confidence.</text:p>
            <text:p/>
            <text:p>Lesson by TED-Ed, animation by Kozmonot Animation Studio.</text:p>
          </table:table-cell>
          <table:table-cell office:value-type="string" calcext:value-type="string">
            <text:p>{Confidence,ALWAYS,Self-confidence,Self-esteem,Courage,Biology,Genetics,DNA,Music,"Growth mindset",Motivation,Neuroscience,#LikeAGirl,Kozmonot,TED,TED-Ed,TEDEducation,TEDx,"How to be more confident",Girls,Women}</text:p>
          </table:table-cell>
          <table:table-cell office:value-type="string" calcext:value-type="string">
            <text:p>00:04:17</text:p>
          </table:table-cell>
          <table:table-cell office:value-type="date" office:date-value="2018-07-28T04:41:26.441" calcext:value-type="date">
            <text:p>28/07/18 04:41</text:p>
          </table:table-cell>
          <table:table-cell office:value-type="float" office:value="4511108" calcext:value-type="float">
            <text:p>4511108</text:p>
          </table:table-cell>
          <table:table-cell office:value-type="float" office:value="33703" calcext:value-type="float">
            <text:p>33703</text:p>
          </table:table-cell>
          <table:table-cell/>
        </table:table-row>
        <table:table-row table:style-name="ro22">
          <table:table-cell office:value-type="string" calcext:value-type="string">
            <text:p>TED-Ed</text:p>
          </table:table-cell>
          <table:table-cell office:value-type="string" calcext:value-type="string">
            <text:p>yQP4UJhNn0I</text:p>
          </table:table-cell>
          <table:table-cell office:value-type="string" calcext:value-type="string">
            <text:p>UCsooa4yRKGN_zEE8iknghZA</text:p>
          </table:table-cell>
          <table:table-cell office:value-type="string" calcext:value-type="string">
            <text:p>https://www.youtube.com/watch?v=yQP4UJhNn0I</text:p>
          </table:table-cell>
          <table:table-cell office:value-type="date" office:date-value="2012-04-16T15:13:02" calcext:value-type="date">
            <text:p>16/04/12 15:13</text:p>
          </table:table-cell>
          <table:table-cell office:value-type="string" calcext:value-type="string">
            <text:p>Just How Small is an Atom?</text:p>
          </table:table-cell>
          <table:table-cell office:value-type="string" calcext:value-type="string">
            <text:p>Just how small are atoms? And what's inside them? The answers turn out to be astounding, even for those who think they know. This fast-paced animation uses spectacular metaphors (imagine a blueberry the size of a football stadium!) to give a visceral sense of the building blocks that make our world.</text:p>
            <text:p/>
            <text:p>Lesson by Jonathan Bergmann, animation by Cognitive Media.</text:p>
          </table:table-cell>
          <table:table-cell office:value-type="string" calcext:value-type="string">
            <text:p>{Atom,"Physical Science",Chemistry,"Making the Invisible Visible","Jonathan Bergmann","Andrew Park","Cognitive Media",Nucleus,Electron,Proton,Neutron,TED,TED-Ed,"TED Education"}</text:p>
          </table:table-cell>
          <table:table-cell office:value-type="string" calcext:value-type="string">
            <text:p>00:05:28</text:p>
          </table:table-cell>
          <table:table-cell office:value-type="date" office:date-value="2018-07-28T04:42:59.721" calcext:value-type="date">
            <text:p>28/07/18 04:43</text:p>
          </table:table-cell>
          <table:table-cell office:value-type="float" office:value="4508263" calcext:value-type="float">
            <text:p>4508263</text:p>
          </table:table-cell>
          <table:table-cell office:value-type="float" office:value="28137" calcext:value-type="float">
            <text:p>28137</text:p>
          </table:table-cell>
          <table:table-cell/>
        </table:table-row>
        <table:table-row table:style-name="ro4">
          <table:table-cell office:value-type="string" calcext:value-type="string">
            <text:p>TED-Ed</text:p>
          </table:table-cell>
          <table:table-cell office:value-type="string" calcext:value-type="string">
            <text:p>arJLy3hX1E8</text:p>
          </table:table-cell>
          <table:table-cell office:value-type="string" calcext:value-type="string">
            <text:p>UCsooa4yRKGN_zEE8iknghZA</text:p>
          </table:table-cell>
          <table:table-cell office:value-type="string" calcext:value-type="string">
            <text:p>https://www.youtube.com/watch?v=arJLy3hX1E8</text:p>
          </table:table-cell>
          <table:table-cell office:value-type="date" office:date-value="2016-02-23T16:20:18" calcext:value-type="date">
            <text:p>23/02/16 16:20</text:p>
          </table:table-cell>
          <table:table-cell office:value-type="string" calcext:value-type="string">
            <text:p>The psychology of narcissism - W. Keith Campbell</text:p>
          </table:table-cell>
          <table:table-cell office:value-type="string" calcext:value-type="string">
            <text:p>View full lesson: http://ed.ted.com/lessons/the-psychology-of-narcissism-w-keith-campbell</text:p>
            <text:p/>
            <text:p>Narcissism isnâ€™t just a personality type that shows up in advice columns; itâ€™s actually a set of traits classified and studied by psychologists. But what causes it? And can narcissists improve on their negative traits? W. Keith Campbell describes the psychology behind the elevated and sometimes detrimental self-involvement of narcissists. </text:p>
            <text:p/>
            <text:p>Lesson by W. Keith Campbell, animation by TOGETHER.</text:p>
          </table:table-cell>
          <table:table-cell office:value-type="string" calcext:value-type="string">
            <text:p>{"W. Keith Campell",TOGETHER,narcissism,"narcissistic personality disorder",psychology,"personality disorder","grandiose narcissism","vulnerable narcissism",TED-ED,"TED Ed",TEDEducation,TED}</text:p>
          </table:table-cell>
          <table:table-cell office:value-type="string" calcext:value-type="string">
            <text:p>00:05:10</text:p>
          </table:table-cell>
          <table:table-cell office:value-type="date" office:date-value="2018-07-28T04:41:26.245" calcext:value-type="date">
            <text:p>28/07/18 04:41</text:p>
          </table:table-cell>
          <table:table-cell office:value-type="float" office:value="4496457" calcext:value-type="float">
            <text:p>4496457</text:p>
          </table:table-cell>
          <table:table-cell office:value-type="float" office:value="40641" calcext:value-type="float">
            <text:p>40641</text:p>
          </table:table-cell>
          <table:table-cell/>
        </table:table-row>
        <table:table-row table:style-name="ro23">
          <table:table-cell office:value-type="string" calcext:value-type="string">
            <text:p>minutephysics</text:p>
          </table:table-cell>
          <table:table-cell office:value-type="string" calcext:value-type="string">
            <text:p>FflcA85zcOM</text:p>
          </table:table-cell>
          <table:table-cell office:value-type="string" calcext:value-type="string">
            <text:p>UCUHW94eEFW7hkUMVaZz4eDg</text:p>
          </table:table-cell>
          <table:table-cell office:value-type="string" calcext:value-type="string">
            <text:p>https://www.youtube.com/watch?v=FflcA85zcOM</text:p>
          </table:table-cell>
          <table:table-cell office:value-type="date" office:date-value="2013-10-26T17:28:35" calcext:value-type="date">
            <text:p>26/10/13 17:28</text:p>
          </table:table-cell>
          <table:table-cell office:value-type="string" calcext:value-type="string">
            <text:p>3 Simple Ways to Time Travel (&amp; 3 Complicated Ones)</text:p>
          </table:table-cell>
          <table:table-cell office:value-type="string" calcext:value-type="string">
            <text:p>Thanks to Volkswagen for supporting this video - http://vwoa.us/160kehn</text:p>
            <text:p>And check out Aatish Bhatia's excellent physics blog - http://www.empiricalzeal.com/</text:p>
            <text:p/>
            <text:p>Volkswagen would like you to know that every new Volkswagen comes with no-charge scheduled maintenance for the first two years or 24,000 miles.</text:p>
            <text:p/>
            <text:p>For more on time-travel, here are some works by physicist and time-lord Sean Carroll:</text:p>
            <text:p/>
            <text:p>Rules for time-travellers - http://blogs.discovermagazine.com/cosmicvariance/2009/05/14/rules-for-time-travelers/#.UmQ5QBYz5Hw</text:p>
            <text:p/>
            <text:p>Learn more about time and time-machines in his book From Eternity to Here - http://preposterousuniverse.com/eternitytohere/</text:p>
            <text:p/>
            <text:p>Visualizations of the spinning universe - http://iopscience.iop.org/1367-2630/15/1/013063/media</text:p>
            <text:p/>
            <text:p>An engaging talk on the Paradoxes of Time Travel - https://vimeo.com/11917849</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text:p>
            <text:p/>
            <text:p>Created by Henry Reich Created by Henry Reich</text:p>
          </table:table-cell>
          <table:table-cell office:value-type="string" calcext:value-type="string">
            <text:p>{"Magnetic Levitation",diamagnetism,paramagnetism,superconductor,"flux pinning",maglev,frog,levitation,water,compass,wooden,neodymium,veritasium,nitrogen,oxygen,quantum,locking,Magic,train,magnet,electromagnet,"Time Travel (Literary Genre)","time travel",godel,einstein,spinning,wormhole,worm,hole,time,loop,looper,primer}</text:p>
          </table:table-cell>
          <table:table-cell office:value-type="string" calcext:value-type="string">
            <text:p>00:03:14</text:p>
          </table:table-cell>
          <table:table-cell office:value-type="date" office:date-value="2018-07-28T04:42:21.854" calcext:value-type="date">
            <text:p>28/07/18 04:42</text:p>
          </table:table-cell>
          <table:table-cell office:value-type="float" office:value="4342242" calcext:value-type="float">
            <text:p>4342242</text:p>
          </table:table-cell>
          <table:table-cell office:value-type="float" office:value="3416" calcext:value-type="float">
            <text:p>3416</text:p>
          </table:table-cell>
          <table:table-cell/>
        </table:table-row>
        <table:table-row table:style-name="ro3">
          <table:table-cell office:value-type="string" calcext:value-type="string">
            <text:p>TED-Ed</text:p>
          </table:table-cell>
          <table:table-cell office:value-type="string" calcext:value-type="string">
            <text:p>A-QgGXbDyR0</text:p>
          </table:table-cell>
          <table:table-cell office:value-type="string" calcext:value-type="string">
            <text:p>UCsooa4yRKGN_zEE8iknghZA</text:p>
          </table:table-cell>
          <table:table-cell office:value-type="string" calcext:value-type="string">
            <text:p>https://www.youtube.com/watch?v=A-QgGXbDyR0</text:p>
          </table:table-cell>
          <table:table-cell office:value-type="date" office:date-value="2017-06-05T15:00:06" calcext:value-type="date">
            <text:p>05/06/17 15:00</text:p>
          </table:table-cell>
          <table:table-cell office:value-type="string" calcext:value-type="string">
            <text:p>Why don't perpetual motion machines ever work? - Netta Schramm</text:p>
          </table:table-cell>
          <table:table-cell office:value-type="string" calcext:value-type="string">
            <text:p>Check out our Patreon page: https://www.patreon.com/teded</text:p>
            <text:p/>
            <text:p>View full lesson: http://ed.ted.com/lessons/why-don-t-perpetual-motion-machines-ever-work-netta-schramm</text:p>
            <text:p/>
            <text:p>Perpetual motion machines â€” devices that can do work indefinitely without any external energy source â€” have captured many inventorsâ€™ imaginations because they could totally transform our relationship with energy. Thereâ€™s just one problem: they donâ€™t work. Why not? Netta Schramm describes the pitfalls of perpetual motion machines. </text:p>
            <text:p/>
            <text:p>Lesson by Netta Schramm, animation by TED-Ed.</text:p>
          </table:table-cell>
          <table:table-cell office:value-type="string" calcext:value-type="string">
            <text:p>{TED,TED-Ed,"TED Education","TED Ed","Netta Schramm","perpetual motion","perpetual motion machine",energy,thermodynamics,"Bhaskara the Learned","Robert Boyle",magnet,wheel,"renewable energy","first law of thermodynamics","second law of thermodynamics","light bulb",battery,"capillary action"}</text:p>
          </table:table-cell>
          <table:table-cell office:value-type="string" calcext:value-type="string">
            <text:p>00:05:31</text:p>
          </table:table-cell>
          <table:table-cell office:value-type="date" office:date-value="2018-07-28T04:43:37.214" calcext:value-type="date">
            <text:p>28/07/18 04:43</text:p>
          </table:table-cell>
          <table:table-cell office:value-type="float" office:value="4330284" calcext:value-type="float">
            <text:p>4330284</text:p>
          </table:table-cell>
          <table:table-cell office:value-type="float" office:value="60587" calcext:value-type="float">
            <text:p>60587</text:p>
          </table:table-cell>
          <table:table-cell/>
        </table:table-row>
        <table:table-row table:style-name="ro4">
          <table:table-cell office:value-type="string" calcext:value-type="string">
            <text:p>TED-Ed</text:p>
          </table:table-cell>
          <table:table-cell office:value-type="string" calcext:value-type="string">
            <text:p>Hhk4N9A0oCA</text:p>
          </table:table-cell>
          <table:table-cell office:value-type="string" calcext:value-type="string">
            <text:p>UCsooa4yRKGN_zEE8iknghZA</text:p>
          </table:table-cell>
          <table:table-cell office:value-type="string" calcext:value-type="string">
            <text:p>https://www.youtube.com/watch?v=Hhk4N9A0oCA</text:p>
          </table:table-cell>
          <table:table-cell office:value-type="date" office:date-value="2012-12-04T16:02:07" calcext:value-type="date">
            <text:p>04/12/12 16:02</text:p>
          </table:table-cell>
          <table:table-cell office:value-type="string" calcext:value-type="string">
            <text:p>What makes a hero? - Matthew Winkler</text:p>
          </table:table-cell>
          <table:table-cell office:value-type="string" calcext:value-type="string">
            <text:p>View full lesson: http://ed.ted.com/lessons/what-makes-a-hero-matthew-winkler</text:p>
            <text:p/>
            <text:p>What trials unite not only Harry Potter or Frodo Baggins but many of literature's most interesting heroes? And what do ordinary people have in common with these literary heroes? Matthew Winkler takes us step-by-step through the crucial events that make or break a hero.</text:p>
            <text:p/>
            <text:p>Lesson by Matthew Winkler, animation by Kirill Yeretsky.</text:p>
          </table:table-cell>
          <table:table-cell office:value-type="string" calcext:value-type="string">
            <text:p>{"TEDEducation TED-Ed \\TED Ed\\","\\Matthew Winkler\\","\\Kirill","Yeretsky\\","\\Joseph","Campbell\\","\\hero's","journey\\",Hero,monomyth,"\\Harry","Potter\\","\\Frodo","Baggins\\","\\Katniss","Everdeen\\"}</text:p>
          </table:table-cell>
          <table:table-cell office:value-type="string" calcext:value-type="string">
            <text:p>00:04:34</text:p>
          </table:table-cell>
          <table:table-cell office:value-type="date" office:date-value="2018-07-28T04:41:08.389" calcext:value-type="date">
            <text:p>28/07/18 04:41</text:p>
          </table:table-cell>
          <table:table-cell office:value-type="float" office:value="4297795" calcext:value-type="float">
            <text:p>4297795</text:p>
          </table:table-cell>
          <table:table-cell office:value-type="float" office:value="24802" calcext:value-type="float">
            <text:p>24802</text:p>
          </table:table-cell>
          <table:table-cell/>
        </table:table-row>
        <table:table-row table:style-name="ro4">
          <table:table-cell office:value-type="string" calcext:value-type="string">
            <text:p>TED-Ed</text:p>
          </table:table-cell>
          <table:table-cell office:value-type="string" calcext:value-type="string">
            <text:p>OyK0oE5rwFY</text:p>
          </table:table-cell>
          <table:table-cell office:value-type="string" calcext:value-type="string">
            <text:p>UCsooa4yRKGN_zEE8iknghZA</text:p>
          </table:table-cell>
          <table:table-cell office:value-type="string" calcext:value-type="string">
            <text:p>https://www.youtube.com/watch?v=OyK0oE5rwFY</text:p>
          </table:table-cell>
          <table:table-cell office:value-type="date" office:date-value="2015-07-30T15:00:15" calcext:value-type="date">
            <text:p>30/07/15 15:00</text:p>
          </table:table-cell>
          <table:table-cell office:value-type="string" calcext:value-type="string">
            <text:p>The benefits of good posture - Murat DalkilinÃ§</text:p>
          </table:table-cell>
          <table:table-cell office:value-type="string" calcext:value-type="string">
            <text:p>View full lesson: http://ed.ted.com/lessons/the-benefits-of-good-posture-murat-dalkinic</text:p>
            <text:p/>
            <text:p>Has anyone ever told you, â€œStand up straight!â€ or scolded you for slouching at a family dinner? Comments like that might be annoyingâ€”but theyâ€™re not wrong. Your posture is the foundation for every movement your body makes and can determine how well your body adapts to the stresses on it. Murat DalkilinÃ§ gives the pros of good posture. </text:p>
            <text:p/>
            <text:p>Lesson by Murat DalkilinÃ§, animation by Nadav Arbel.</text:p>
          </table:table-cell>
          <table:table-cell office:value-type="string" calcext:value-type="string">
            <text:p>{Posture,Spine,"Center of gravity",Technology,Phone,Computer,Slouch,"Nadav Arbel","Murat DalkiniÃ§",Back,Sitting,Standing,Smartphone,TED,TED-Ed,"TED Education",TEDx}</text:p>
          </table:table-cell>
          <table:table-cell office:value-type="string" calcext:value-type="string">
            <text:p>00:04:27</text:p>
          </table:table-cell>
          <table:table-cell office:value-type="date" office:date-value="2018-07-28T04:44:14.108" calcext:value-type="date">
            <text:p>28/07/18 04:44</text:p>
          </table:table-cell>
          <table:table-cell office:value-type="float" office:value="4286882" calcext:value-type="float">
            <text:p>4286882</text:p>
          </table:table-cell>
          <table:table-cell office:value-type="float" office:value="27315" calcext:value-type="float">
            <text:p>27315</text:p>
          </table:table-cell>
          <table:table-cell/>
        </table:table-row>
        <table:table-row table:style-name="ro15">
          <table:table-cell office:value-type="string" calcext:value-type="string">
            <text:p>minutephysics</text:p>
          </table:table-cell>
          <table:table-cell office:value-type="string" calcext:value-type="string">
            <text:p>1pfqIcSydgE</text:p>
          </table:table-cell>
          <table:table-cell office:value-type="string" calcext:value-type="string">
            <text:p>UCUHW94eEFW7hkUMVaZz4eDg</text:p>
          </table:table-cell>
          <table:table-cell office:value-type="string" calcext:value-type="string">
            <text:p>https://www.youtube.com/watch?v=1pfqIcSydgE</text:p>
          </table:table-cell>
          <table:table-cell office:value-type="date" office:date-value="2011-09-11T23:05:16" calcext:value-type="date">
            <text:p>11/09/11 23:05</text:p>
          </table:table-cell>
          <table:table-cell office:value-type="string" calcext:value-type="string">
            <text:p>What is fire?</text:p>
          </table:table-cell>
          <table:table-cell office:value-type="string" calcext:value-type="string">
            <text:p>Fire it up! We explain hot stuff.</text:p>
            <text:p/>
            <text:p>Video of a candle in microgravity: http://mix.msfc.nasa.gov/IMAGES/QTVR/0601309.mov</text:p>
            <text:p/>
            <text:p>Tweet it - http://bit.ly/pOz9Dn </text:p>
            <text:p>Facebook it - http://on.fb.me/n0pCUE</text:p>
            <text:p/>
            <text:p>minutephysics is now on Google+ - http://bit.ly/qzEwc6 </text:p>
            <text:p>And facebook - http://facebook.com/minutephysics</text:p>
            <text:p/>
            <text:p>Minute Physics provides an energetic and entertaining view of old and new problems in physics -- all in a minute!</text:p>
            <text:p/>
            <text:p>In this episode we explain why fire is red, gas flames are blue, and why you're too cool to glow.</text:p>
            <text:p/>
            <text:p>Music by Nathaniel Schroeder</text:p>
            <text:p>youtube: http://bit.ly/pakJLE</text:p>
            <text:p>myspace: http://mysp.ac/qtmZQj</text:p>
            <text:p/>
            <text:p>Created by Henry Reich Created by Henry Reich</text:p>
          </table:table-cell>
          <table:table-cell office:value-type="string" calcext:value-type="string">
            <text:p>{fire,flame,flames,candle,candles,"fire in space",blackbody,radiation,thermal,space,time,distance,special,relativity,how,far,away,is,tomorrow?,dimension,adding,past,infinity,sound,of,hydrogen,heisenberg,uncertainty,principle,one,minute,physics,minutephysics,"minute physics",Henry,Reich,dark,matter,RSAnimate,xkcd,education,science,"Perimeter Institute","theoretical physics","stephen hawking",khan,academy,educational,math,freddiew}</text:p>
          </table:table-cell>
          <table:table-cell office:value-type="string" calcext:value-type="string">
            <text:p>00:01:29</text:p>
          </table:table-cell>
          <table:table-cell office:value-type="date" office:date-value="2018-07-28T04:42:09.775" calcext:value-type="date">
            <text:p>28/07/18 04:42</text:p>
          </table:table-cell>
          <table:table-cell office:value-type="float" office:value="4184944" calcext:value-type="float">
            <text:p>4184944</text:p>
          </table:table-cell>
          <table:table-cell office:value-type="float" office:value="1704" calcext:value-type="float">
            <text:p>1704</text:p>
          </table:table-cell>
          <table:table-cell/>
        </table:table-row>
        <table:table-row table:style-name="ro1">
          <table:table-cell office:value-type="string" calcext:value-type="string">
            <text:p>TED-Ed</text:p>
          </table:table-cell>
          <table:table-cell office:value-type="string" calcext:value-type="string">
            <text:p>NOl0v54DaXo</text:p>
          </table:table-cell>
          <table:table-cell office:value-type="string" calcext:value-type="string">
            <text:p>UCsooa4yRKGN_zEE8iknghZA</text:p>
          </table:table-cell>
          <table:table-cell office:value-type="string" calcext:value-type="string">
            <text:p>https://www.youtube.com/watch?v=NOl0v54DaXo</text:p>
          </table:table-cell>
          <table:table-cell office:value-type="date" office:date-value="2013-04-05T20:16:39" calcext:value-type="date">
            <text:p>05/04/13 20:16</text:p>
          </table:table-cell>
          <table:table-cell office:value-type="string" calcext:value-type="string">
            <text:p>8 traits of successful people - Richard St. John</text:p>
          </table:table-cell>
          <table:table-cell office:value-type="string" calcext:value-type="string">
            <text:p>Ten years of research and 500 face-to-face-interviews led Richard St. John to a collection of eight common traits in successful leaders around the world.</text:p>
          </table:table-cell>
          <table:table-cell office:value-type="string" calcext:value-type="string">
            <text:p>{"Richard St John",TED,TED-Ed,"TED Education"}</text:p>
          </table:table-cell>
          <table:table-cell office:value-type="string" calcext:value-type="string">
            <text:p>00:07:18</text:p>
          </table:table-cell>
          <table:table-cell office:value-type="date" office:date-value="2018-07-28T04:41:50.905" calcext:value-type="date">
            <text:p>28/07/18 04:41</text:p>
          </table:table-cell>
          <table:table-cell office:value-type="float" office:value="4177812" calcext:value-type="float">
            <text:p>4177812</text:p>
          </table:table-cell>
          <table:table-cell office:value-type="float" office:value="19986" calcext:value-type="float">
            <text:p>19986</text:p>
          </table:table-cell>
          <table:table-cell/>
        </table:table-row>
        <table:table-row table:style-name="ro6">
          <table:table-cell office:value-type="string" calcext:value-type="string">
            <text:p>minutephysics</text:p>
          </table:table-cell>
          <table:table-cell office:value-type="string" calcext:value-type="string">
            <text:p>gxJ4M7tyLRE</text:p>
          </table:table-cell>
          <table:table-cell office:value-type="string" calcext:value-type="string">
            <text:p>UCUHW94eEFW7hkUMVaZz4eDg</text:p>
          </table:table-cell>
          <table:table-cell office:value-type="string" calcext:value-type="string">
            <text:p>https://www.youtube.com/watch?v=gxJ4M7tyLRE</text:p>
          </table:table-cell>
          <table:table-cell office:value-type="date" office:date-value="2012-09-30T18:51:35" calcext:value-type="date">
            <text:p>30/09/12 18:51</text:p>
          </table:table-cell>
          <table:table-cell office:value-type="string" calcext:value-type="string">
            <text:p>Why is it Dark at Night?</text:p>
          </table:table-cell>
          <table:table-cell office:value-type="string" calcext:value-type="string">
            <text:p>Have you ever wondered why you look up and see a dark sky at night?</text:p>
            <text:p>Help share science with the world: http://translate.minutephysics.com</text:p>
            <text:p>Subscribe to MinutePhysic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
            <text:p>Thanks to Nima Doroud and Niayesh Afshordi for contributions and to Perimeter Institute for support.</text:p>
            <text:p>http://www.perimeterinstitute.ca</text:p>
            <text:p/>
            <text:p>Created by Henry Reich Created by Henry Reich</text:p>
          </table:table-cell>
          <table:table-cell office:value-type="string" calcext:value-type="string">
            <text:p>{dark,sky,redshift,red,shift,Olber's,Paradox,stars,infinite,race,walking,sport,millennium,vsauce,tunnel,hollow,earth,higgs,boson,big,bang,theory,cosmic,microwave,galaxy,universe,electromagnetism,strong,weak,gauge,arbitrage,force,canada,money,infinity,moon,sun,dimension,string,light,einstein,special,relativity,"black hole",science,Tides,gravity,Neutrino,photon,lhc,electron,atomic,nuclear,General,Dark,energy,Minutephysics,minute,physics,Henry,Reich,cat,schrodinger,Perimeter,Institute,"god particle"}</text:p>
          </table:table-cell>
          <table:table-cell office:value-type="string" calcext:value-type="string">
            <text:p>00:03:53</text:p>
          </table:table-cell>
          <table:table-cell office:value-type="date" office:date-value="2018-07-28T04:44:57.034" calcext:value-type="date">
            <text:p>28/07/18 04:44</text:p>
          </table:table-cell>
          <table:table-cell office:value-type="float" office:value="4176744" calcext:value-type="float">
            <text:p>4176744</text:p>
          </table:table-cell>
          <table:table-cell office:value-type="float" office:value="3257" calcext:value-type="float">
            <text:p>3257</text:p>
          </table:table-cell>
          <table:table-cell/>
        </table:table-row>
        <table:table-row table:style-name="ro4">
          <table:table-cell office:value-type="string" calcext:value-type="string">
            <text:p>TED-Ed</text:p>
          </table:table-cell>
          <table:table-cell office:value-type="string" calcext:value-type="string">
            <text:p>ZQTQSbjecLg</text:p>
          </table:table-cell>
          <table:table-cell office:value-type="string" calcext:value-type="string">
            <text:p>UCsooa4yRKGN_zEE8iknghZA</text:p>
          </table:table-cell>
          <table:table-cell office:value-type="string" calcext:value-type="string">
            <text:p>https://www.youtube.com/watch?v=ZQTQSbjecLg</text:p>
          </table:table-cell>
          <table:table-cell office:value-type="date" office:date-value="2014-01-09T16:06:12" calcext:value-type="date">
            <text:p>09/01/14 16:06</text:p>
          </table:table-cell>
          <table:table-cell office:value-type="string" calcext:value-type="string">
            <text:p>How to build a fictional world - Kate Messner</text:p>
          </table:table-cell>
          <table:table-cell office:value-type="string" calcext:value-type="string">
            <text:p>View full lesson: http://ed.ted.com/lessons/how-to-build-a-fictional-world-kate-messner</text:p>
            <text:p/>
            <text:p>Why is J.R.R. Tolkien's Lord of the Rings trilogy so compelling?  How about The Matrix or Harry Potter? What makes these disparate worlds come alive are clear, consistent rules for how people, societies -- and even the laws of physics -- function in these fictional universes. Author Kate Messner offers a few tricks for you, too, to create a world worth exploring in your own words.</text:p>
            <text:p/>
            <text:p>Lesson by Kate Messner, animation by Avi Ofer.</text:p>
          </table:table-cell>
          <table:table-cell office:value-type="string" calcext:value-type="string">
            <text:p>{"Kate Messner","Avi Ofer",writing,"fictional universe","fictional world",fiction,"how to write fiction",author,"children's books","lord of the rings","JRR Tolkien","The Matrix","harry potter","fantasy worlds",TED,TED-Ed,"TED Ed",TEDEducation}</text:p>
          </table:table-cell>
          <table:table-cell office:value-type="string" calcext:value-type="string">
            <text:p>00:05:25</text:p>
          </table:table-cell>
          <table:table-cell office:value-type="date" office:date-value="2018-07-28T04:42:53.535" calcext:value-type="date">
            <text:p>28/07/18 04:42</text:p>
          </table:table-cell>
          <table:table-cell office:value-type="float" office:value="4167099" calcext:value-type="float">
            <text:p>4167099</text:p>
          </table:table-cell>
          <table:table-cell office:value-type="float" office:value="23001" calcext:value-type="float">
            <text:p>23001</text:p>
          </table:table-cell>
          <table:table-cell/>
        </table:table-row>
        <table:table-row table:style-name="ro3">
          <table:table-cell office:value-type="string" calcext:value-type="string">
            <text:p>TED-Ed</text:p>
          </table:table-cell>
          <table:table-cell office:value-type="string" calcext:value-type="string">
            <text:p>MMmOLN5zBLY</text:p>
          </table:table-cell>
          <table:table-cell office:value-type="string" calcext:value-type="string">
            <text:p>UCsooa4yRKGN_zEE8iknghZA</text:p>
          </table:table-cell>
          <table:table-cell office:value-type="string" calcext:value-type="string">
            <text:p>https://www.youtube.com/watch?v=MMmOLN5zBLY</text:p>
          </table:table-cell>
          <table:table-cell office:value-type="date" office:date-value="2015-06-23T15:07:10" calcext:value-type="date">
            <text:p>23/06/15 15:07</text:p>
          </table:table-cell>
          <table:table-cell office:value-type="string" calcext:value-type="string">
            <text:p>The benefits of a bilingual brain - Mia Nacamulli</text:p>
          </table:table-cell>
          <table:table-cell office:value-type="string" calcext:value-type="string">
            <text:p>Check out our Patreon page: https://www.patreon.com/teded</text:p>
            <text:p/>
            <text:p>View full lesson: http://ed.ted.com/lessons/how-speaking-multiple-languages-benefits-the-brain-mia-nacamulli</text:p>
            <text:p/>
            <text:p>Itâ€™s obvious that knowing more than one language can make certain things easier â€” like traveling or watching movies without subtitles. But are there other advantages to having a bilingual (or multilingual) brain? Mia Nacamulli details the three types of bilingual brains and shows how knowing more than one language keeps your brain healthy, complex and actively engaged. </text:p>
            <text:p/>
            <text:p>Lesson by Mia Nacamulli, animation by TED-Ed.</text:p>
          </table:table-cell>
          <table:table-cell office:value-type="string" calcext:value-type="string">
            <text:p>{"Mia Nacamulli",language,"speaking language","learning language",speech,brain,neuroscience,bilingual,multilingual,TED,TED-Ed,"TED Ed",TEDEducation,"Biljana Labovic","Lisa Labracio"}</text:p>
          </table:table-cell>
          <table:table-cell office:value-type="string" calcext:value-type="string">
            <text:p>00:05:04</text:p>
          </table:table-cell>
          <table:table-cell office:value-type="date" office:date-value="2018-07-28T04:41:38.239" calcext:value-type="date">
            <text:p>28/07/18 04:41</text:p>
          </table:table-cell>
          <table:table-cell office:value-type="float" office:value="4125251" calcext:value-type="float">
            <text:p>4125251</text:p>
          </table:table-cell>
          <table:table-cell office:value-type="float" office:value="37817" calcext:value-type="float">
            <text:p>37817</text:p>
          </table:table-cell>
          <table:table-cell/>
        </table:table-row>
        <table:table-row table:style-name="ro4">
          <table:table-cell office:value-type="string" calcext:value-type="string">
            <text:p>TED-Ed</text:p>
          </table:table-cell>
          <table:table-cell office:value-type="string" calcext:value-type="string">
            <text:p>B_tTymvDWXk</text:p>
          </table:table-cell>
          <table:table-cell office:value-type="string" calcext:value-type="string">
            <text:p>UCsooa4yRKGN_zEE8iknghZA</text:p>
          </table:table-cell>
          <table:table-cell office:value-type="string" calcext:value-type="string">
            <text:p>https://www.youtube.com/watch?v=B_tTymvDWXk</text:p>
          </table:table-cell>
          <table:table-cell office:value-type="date" office:date-value="2015-12-07T16:00:39" calcext:value-type="date">
            <text:p>07/12/15 16:00</text:p>
          </table:table-cell>
          <table:table-cell office:value-type="string" calcext:value-type="string">
            <text:p>How does anesthesia work? - Steven Zheng</text:p>
          </table:table-cell>
          <table:table-cell office:value-type="string" calcext:value-type="string">
            <text:p>View full lesson: http://ed.ted.com/lessons/how-does-anesthesia-work-steven-zheng</text:p>
            <text:p/>
            <text:p>When under anesthesia, you canâ€™t move, form memories, or â€” hopefully â€” feel pain. And while it might just seem like you are asleep for that time, you actually arenâ€™t. Whatâ€™s going on? Steven Zheng explains what we know about the science behind anesthesia. </text:p>
            <text:p/>
            <text:p>Lesson by Steven Zheng, animation by Zedem Media.</text:p>
          </table:table-cell>
          <table:table-cell office:value-type="string" calcext:value-type="string">
            <text:p>{"Zedem Media","Steven Zheng",TED,"TED Ed",TED-Ed,TEDEducation,anesthesia,"general anesthesia","local anesthesia",anesthesiology,"going under",surgery,"how does anesthesia work","how anesthesia works"}</text:p>
          </table:table-cell>
          <table:table-cell office:value-type="string" calcext:value-type="string">
            <text:p>00:04:56</text:p>
          </table:table-cell>
          <table:table-cell office:value-type="date" office:date-value="2018-07-28T04:42:22.056" calcext:value-type="date">
            <text:p>28/07/18 04:42</text:p>
          </table:table-cell>
          <table:table-cell office:value-type="float" office:value="4101815" calcext:value-type="float">
            <text:p>4101815</text:p>
          </table:table-cell>
          <table:table-cell office:value-type="float" office:value="54033" calcext:value-type="float">
            <text:p>54033</text:p>
          </table:table-cell>
          <table:table-cell/>
        </table:table-row>
        <table:table-row table:style-name="ro4">
          <table:table-cell office:value-type="string" calcext:value-type="string">
            <text:p>Vihart</text:p>
          </table:table-cell>
          <table:table-cell office:value-type="string" calcext:value-type="string">
            <text:p>ahXIMUkSXX0</text:p>
          </table:table-cell>
          <table:table-cell office:value-type="string" calcext:value-type="string">
            <text:p>UCOGeU-1Fig3rrDjhm9Zs_wg</text:p>
          </table:table-cell>
          <table:table-cell office:value-type="string" calcext:value-type="string">
            <text:p>https://www.youtube.com/watch?v=ahXIMUkSXX0</text:p>
          </table:table-cell>
          <table:table-cell office:value-type="date" office:date-value="2011-12-22T04:16:58" calcext:value-type="date">
            <text:p>22/12/11 04:16</text:p>
          </table:table-cell>
          <table:table-cell office:value-type="string" calcext:value-type="string">
            <text:p>Doodling in Math: Spirals, Fibonacci, and Being a Plant [1 of 3]</text:p>
          </table:table-cell>
          <table:table-cell office:value-type="string" calcext:value-type="string">
            <text:p>Part 2: http://youtu.be/lOIP_Z_-0Hs</text:p>
            <text:p>Part 3: http://youtu.be/14-NdQwKz9w</text:p>
            <text:p>Re: Pineapple under the Sea: http://youtu.be/gBxeju8dMho</text:p>
            <text:p/>
            <text:p>My personal website, which you might like: http://vihart.com</text:p>
          </table:table-cell>
          <table:table-cell office:value-type="string" calcext:value-type="string">
            <text:p>{doodling,math,spirals,Fibonacci,sequence,series,plants,phyllotaxis,"golden ratio","pine cones",flowers,"vi hart"}</text:p>
          </table:table-cell>
          <table:table-cell office:value-type="string" calcext:value-type="string">
            <text:p>00:05:55</text:p>
          </table:table-cell>
          <table:table-cell office:value-type="date" office:date-value="2018-07-28T04:41:38.698" calcext:value-type="date">
            <text:p>28/07/18 04:41</text:p>
          </table:table-cell>
          <table:table-cell office:value-type="float" office:value="4067491" calcext:value-type="float">
            <text:p>4067491</text:p>
          </table:table-cell>
          <table:table-cell office:value-type="float" office:value="5889" calcext:value-type="float">
            <text:p>5889</text:p>
          </table:table-cell>
          <table:table-cell/>
        </table:table-row>
        <table:table-row table:style-name="ro4">
          <table:table-cell office:value-type="string" calcext:value-type="string">
            <text:p>TED-Ed</text:p>
          </table:table-cell>
          <table:table-cell office:value-type="string" calcext:value-type="string">
            <text:p>jFICRFKtAc4</text:p>
          </table:table-cell>
          <table:table-cell office:value-type="string" calcext:value-type="string">
            <text:p>UCsooa4yRKGN_zEE8iknghZA</text:p>
          </table:table-cell>
          <table:table-cell office:value-type="string" calcext:value-type="string">
            <text:p>https://www.youtube.com/watch?v=jFICRFKtAc4</text:p>
          </table:table-cell>
          <table:table-cell office:value-type="date" office:date-value="2016-07-18T15:00:13" calcext:value-type="date">
            <text:p>18/07/16 15:00</text:p>
          </table:table-cell>
          <table:table-cell office:value-type="string" calcext:value-type="string">
            <text:p>How did Hitler rise to power? - Alex Gendler and Anthony Hazard</text:p>
          </table:table-cell>
          <table:table-cell office:value-type="string" calcext:value-type="string">
            <text:p>View full lesson: http://ed.ted.com/lessons/how-did-hitler-rise-to-power-alex-gendler-and-anthony-hazard</text:p>
            <text:p/>
            <text:p>Decades after the fall of the Third Reich, it feels impossible to understand how Adolf Hitler, the tyrant who orchestrated one of the largest genocides in human history, could ever have risen to power in a democratic country. So how did it happen, and could it happen again? Alex Gendler and Anthony Hazard dive into the history and circumstances that allowed Hitler to become FÃ¼hrer of Germany. </text:p>
            <text:p/>
            <text:p>Lesson by Alex Gendler and Anthony Hazard, animation by Uncle Ginger.</text:p>
          </table:table-cell>
          <table:table-cell office:value-type="string" calcext:value-type="string">
            <text:p>{"Alex Gendler","Anthony Hazard","Uncle Ginger","Adolph Hitler",Nazi,Swastika,Fascist,Fascism,"Nazi Germany",election,extremism,WW1,WW2,"Second world war",Reichstag,"Mein Kampf","how did Hitler rise to power","Weimar Germany","rise of Nazi Germany","rise of Hitler",holocaust,bigotry,rascism,"culture of fear",dictatorship,"rise of dictatorships",TED,TED-Ed,Teded,"Ted Education"}</text:p>
          </table:table-cell>
          <table:table-cell office:value-type="string" calcext:value-type="string">
            <text:p>00:05:37</text:p>
          </table:table-cell>
          <table:table-cell office:value-type="date" office:date-value="2018-07-28T04:45:15.579" calcext:value-type="date">
            <text:p>28/07/18 04:45</text:p>
          </table:table-cell>
          <table:table-cell office:value-type="float" office:value="4053572" calcext:value-type="float">
            <text:p>4053572</text:p>
          </table:table-cell>
          <table:table-cell office:value-type="float" office:value="29540" calcext:value-type="float">
            <text:p>29540</text:p>
          </table:table-cell>
          <table:table-cell/>
        </table:table-row>
        <table:table-row table:style-name="ro4">
          <table:table-cell office:value-type="string" calcext:value-type="string">
            <text:p>TED-Ed</text:p>
          </table:table-cell>
          <table:table-cell office:value-type="string" calcext:value-type="string">
            <text:p>tE2dZLDJSjA</text:p>
          </table:table-cell>
          <table:table-cell office:value-type="string" calcext:value-type="string">
            <text:p>UCsooa4yRKGN_zEE8iknghZA</text:p>
          </table:table-cell>
          <table:table-cell office:value-type="string" calcext:value-type="string">
            <text:p>https://www.youtube.com/watch?v=tE2dZLDJSjA</text:p>
          </table:table-cell>
          <table:table-cell office:value-type="date" office:date-value="2017-01-03T16:04:11" calcext:value-type="date">
            <text:p>03/01/17 16:04</text:p>
          </table:table-cell>
          <table:table-cell office:value-type="string" calcext:value-type="string">
            <text:p>Can you solve the counterfeit coin riddle? - Jennifer Lu</text:p>
          </table:table-cell>
          <table:table-cell office:value-type="string" calcext:value-type="string">
            <text:p>View full lesson: http://ed.ted.com/lessons/can-you-solve-the-counterfeit-coin-riddle-jennifer-lu</text:p>
            <text:p/>
            <text:p>Youâ€™re the realmâ€™s greatest mathematician, but ever since you criticized the Emperorâ€™s tax laws, youâ€™ve been locked in the dungeon. Luckily for you, one of the Emperorâ€™s governors has been convicted of paying his taxes with a counterfeit coin, which has made its way into the treasury. Can you earn your freedom by finding the fake? Jennifer Lu shows how.</text:p>
            <text:p/>
            <text:p>Lesson by Jennifer Lu, animation by Artrake Studio.</text:p>
          </table:table-cell>
          <table:table-cell office:value-type="string" calcext:value-type="string">
            <text:p>{TED,"TED Ed",TED-Ed,"Ted Education","Jennifer Lu","Artrake Studio",coins,riddle,deduction,scale,probability}</text:p>
          </table:table-cell>
          <table:table-cell office:value-type="string" calcext:value-type="string">
            <text:p>00:04:35</text:p>
          </table:table-cell>
          <table:table-cell office:value-type="date" office:date-value="2018-07-28T04:42:28.275" calcext:value-type="date">
            <text:p>28/07/18 04:42</text:p>
          </table:table-cell>
          <table:table-cell office:value-type="float" office:value="4028422" calcext:value-type="float">
            <text:p>4028422</text:p>
          </table:table-cell>
          <table:table-cell office:value-type="float" office:value="38448" calcext:value-type="float">
            <text:p>38448</text:p>
          </table:table-cell>
          <table:table-cell/>
        </table:table-row>
        <table:table-row table:style-name="ro24">
          <table:table-cell office:value-type="string" calcext:value-type="string">
            <text:p>minutephysics</text:p>
          </table:table-cell>
          <table:table-cell office:value-type="string" calcext:value-type="string">
            <text:p>S9dqJRyk0YM</text:p>
          </table:table-cell>
          <table:table-cell office:value-type="string" calcext:value-type="string">
            <text:p>UCUHW94eEFW7hkUMVaZz4eDg</text:p>
          </table:table-cell>
          <table:table-cell office:value-type="string" calcext:value-type="string">
            <text:p>https://www.youtube.com/watch?v=S9dqJRyk0YM</text:p>
          </table:table-cell>
          <table:table-cell office:value-type="date" office:date-value="2011-10-16T22:13:06" calcext:value-type="date">
            <text:p>16/10/11 22:13</text:p>
          </table:table-cell>
          <table:table-cell office:value-type="string" calcext:value-type="string">
            <text:p>There is no pink light</text:p>
          </table:table-cell>
          <table:table-cell office:value-type="string" calcext:value-type="string">
            <text:p>Pink doesn't exist!</text:p>
            <text:p/>
            <text:p>Tweet it - http://bit.ly/panYYg </text:p>
            <text:p>Facebook it - http://on.fb.me/nxhind   </text:p>
            <text:p/>
            <text:p>minutephysics is now on Google+ - http://bit.ly/qzEwc6 </text:p>
            <text:p>And facebook - http://facebook.com/minutephysics</text:p>
            <text:p/>
            <text:p>Minute Physics provides an energetic and entertaining view of old and new problems in physics -- all in a minute!</text:p>
            <text:p/>
            <text:p>Music by Nathaniel Schroeder</text:p>
            <text:p>youtube: http://bit.ly/pakJLE</text:p>
            <text:p>myspace: http://mysp.ac/qtmZQj</text:p>
            <text:p/>
            <text:p>Created by Henry Reich Created by Henry Reich</text:p>
          </table:table-cell>
          <table:table-cell office:value-type="string" calcext:value-type="string">
            <text:p>{fake,color,wheel,light,art,painting,magenta,fuschia,fuchsia,Dark,energy,Nobel,Prize,Minutephysics,accelerating,universe,Henry,Reich,xkcd,rsanimate,dark,matter,schrodinger's,cat,schrÃ¶dinger,what,is,fire?,physics,Pink,Drawing,sheep,Educational}</text:p>
          </table:table-cell>
          <table:table-cell office:value-type="string" calcext:value-type="string">
            <text:p>00:01:04</text:p>
          </table:table-cell>
          <table:table-cell office:value-type="date" office:date-value="2018-07-28T04:42:09.979" calcext:value-type="date">
            <text:p>28/07/18 04:42</text:p>
          </table:table-cell>
          <table:table-cell office:value-type="float" office:value="4015463" calcext:value-type="float">
            <text:p>4015463</text:p>
          </table:table-cell>
          <table:table-cell office:value-type="float" office:value="1928" calcext:value-type="float">
            <text:p>1928</text:p>
          </table:table-cell>
          <table:table-cell/>
        </table:table-row>
        <table:table-row table:style-name="ro24">
          <table:table-cell office:value-type="string" calcext:value-type="string">
            <text:p>minutephysics</text:p>
          </table:table-cell>
          <table:table-cell office:value-type="string" calcext:value-type="string">
            <text:p>lR4tJr7sMPM</text:p>
          </table:table-cell>
          <table:table-cell office:value-type="string" calcext:value-type="string">
            <text:p>UCUHW94eEFW7hkUMVaZz4eDg</text:p>
          </table:table-cell>
          <table:table-cell office:value-type="string" calcext:value-type="string">
            <text:p>https://www.youtube.com/watch?v=lR4tJr7sMPM</text:p>
          </table:table-cell>
          <table:table-cell office:value-type="date" office:date-value="2011-10-30T19:46:32" calcext:value-type="date">
            <text:p>30/10/11 19:46</text:p>
          </table:table-cell>
          <table:table-cell office:value-type="string" calcext:value-type="string">
            <text:p>How to break the speed of light</text:p>
          </table:table-cell>
          <table:table-cell office:value-type="string" calcext:value-type="string">
            <text:p>You can break the speed of light in your back yard! (but don't worry, Einstein is still right)</text:p>
            <text:p/>
            <text:p>Tweet it - http://bit.ly/rOv00A  </text:p>
            <text:p>Facebook it - http://on.fb.me/tOzkUm </text:p>
            <text:p>   </text:p>
            <text:p>minutephysics is now on Google+ - http://bit.ly/qzEwc6 </text:p>
            <text:p>And facebook - http://facebook.com/minutephysics</text:p>
            <text:p/>
            <text:p>Minute Physics provides an energetic and entertaining view of old and new problems in physics -- all in a minute!</text:p>
            <text:p/>
            <text:p>Music by Nathaniel Schroeder</text:p>
            <text:p>youtube: http://bit.ly/pakJLE</text:p>
            <text:p>myspace: http://mysp.ac/qtmZQj</text:p>
            <text:p/>
            <text:p>Created by Henry Reich Created by Henry Reich</text:p>
          </table:table-cell>
          <table:table-cell office:value-type="string" calcext:value-type="string">
            <text:p>{breaking,break,speed,of,light,laser,computer,screen,pixel,movie,image,brian,greene,president,index,refraction,Glass,color,art,Dark,energy,Nobel,Prize,Minutephysics,accelerating,universe,Henry,Reich,xkcd,rsanimate,dark,matter,schrodinger's,cat,schrÃ¶dinger,what,is,fire?,physics,Drawing,Educational,Led}</text:p>
          </table:table-cell>
          <table:table-cell office:value-type="string" calcext:value-type="string">
            <text:p>00:01:27</text:p>
          </table:table-cell>
          <table:table-cell office:value-type="date" office:date-value="2018-07-28T04:45:21.885" calcext:value-type="date">
            <text:p>28/07/18 04:45</text:p>
          </table:table-cell>
          <table:table-cell office:value-type="float" office:value="3995007" calcext:value-type="float">
            <text:p>3995007</text:p>
          </table:table-cell>
          <table:table-cell office:value-type="float" office:value="1785" calcext:value-type="float">
            <text:p>1785</text:p>
          </table:table-cell>
          <table:table-cell/>
        </table:table-row>
        <table:table-row table:style-name="ro4">
          <table:table-cell office:value-type="string" calcext:value-type="string">
            <text:p>TED-Ed</text:p>
          </table:table-cell>
          <table:table-cell office:value-type="string" calcext:value-type="string">
            <text:p>ZKh6z0X6KRw</text:p>
          </table:table-cell>
          <table:table-cell office:value-type="string" calcext:value-type="string">
            <text:p>UCsooa4yRKGN_zEE8iknghZA</text:p>
          </table:table-cell>
          <table:table-cell office:value-type="string" calcext:value-type="string">
            <text:p>https://www.youtube.com/watch?v=ZKh6z0X6KRw</text:p>
          </table:table-cell>
          <table:table-cell office:value-type="date" office:date-value="2017-04-03T15:03:27" calcext:value-type="date">
            <text:p>03/04/17 15:03</text:p>
          </table:table-cell>
          <table:table-cell office:value-type="string" calcext:value-type="string">
            <text:p>Can you solve the virus riddle? - Lisa Winer</text:p>
          </table:table-cell>
          <table:table-cell office:value-type="string" calcext:value-type="string">
            <text:p>View full lesson: http://ed.ted.com/lessons/can-you-solve-the-virus-riddle-lisa-winer</text:p>
            <text:p/>
            <text:p>Your research team has found a prehistoric virus preserved in the permafrost and isolated it for study. After a late night working, youâ€™re just closing up the lab when a sudden earthquake hits and breaks all the sample vials. Will you be able to destroy the virus before the vents open and unleash a deadly airborne plague? Lisa Winer shows how. </text:p>
            <text:p/>
            <text:p>Lesson by Lisa Winer, animation by Artrake Studio.</text:p>
          </table:table-cell>
          <table:table-cell office:value-type="string" calcext:value-type="string">
            <text:p>{TED,TED-Ed,"TED Education","TED Ed","Lisa Winer","Artrake Studio",riddle,virus,"Hamiltonian Path","William Rowan Hamilton",grid}</text:p>
          </table:table-cell>
          <table:table-cell office:value-type="string" calcext:value-type="string">
            <text:p>00:05:13</text:p>
          </table:table-cell>
          <table:table-cell office:value-type="date" office:date-value="2018-07-28T04:44:13.99" calcext:value-type="date">
            <text:p>28/07/18 04:44</text:p>
          </table:table-cell>
          <table:table-cell office:value-type="float" office:value="3974535" calcext:value-type="float">
            <text:p>3974535</text:p>
          </table:table-cell>
          <table:table-cell office:value-type="float" office:value="55330" calcext:value-type="float">
            <text:p>55330</text:p>
          </table:table-cell>
          <table:table-cell/>
        </table:table-row>
        <table:table-row table:style-name="ro4">
          <table:table-cell office:value-type="string" calcext:value-type="string">
            <text:p>TED-Ed</text:p>
          </table:table-cell>
          <table:table-cell office:value-type="string" calcext:value-type="string">
            <text:p>z-IR48Mb3W0</text:p>
          </table:table-cell>
          <table:table-cell office:value-type="string" calcext:value-type="string">
            <text:p>UCsooa4yRKGN_zEE8iknghZA</text:p>
          </table:table-cell>
          <table:table-cell office:value-type="string" calcext:value-type="string">
            <text:p>https://www.youtube.com/watch?v=z-IR48Mb3W0</text:p>
          </table:table-cell>
          <table:table-cell office:value-type="date" office:date-value="2015-12-15T16:16:55" calcext:value-type="date">
            <text:p>15/12/15 16:16</text:p>
          </table:table-cell>
          <table:table-cell office:value-type="string" calcext:value-type="string">
            <text:p>What is depression? - Helen M. Farrell</text:p>
          </table:table-cell>
          <table:table-cell office:value-type="string" calcext:value-type="string">
            <text:p>View full lesson: http://ed.ted.com/lessons/what-is-depression-helen-m-farrell</text:p>
            <text:p/>
            <text:p>Depression is the leading cause of disability in the world; in the United States, close to ten percent of adults struggle with the disease. But because itâ€™s a mental illness, it can be a lot harder to understand than, say, high cholesterol. Helen M. Farrell examines the symptoms and treatments of depression, and gives some tips for how you might help a friend who is suffering.</text:p>
            <text:p/>
            <text:p>Lesson by Helen M. Farrell, animation by Artrake Studio.</text:p>
          </table:table-cell>
          <table:table-cell office:value-type="string" calcext:value-type="string">
            <text:p>{"Helen Farrell","Artrake Studio",depression,"clinical depression","mental illness","depression treatment","what is depression","difference between depression and sadness","what do if you are depressed",TED,TED-Ed,"TED Ed",TEDEducation}</text:p>
          </table:table-cell>
          <table:table-cell office:value-type="string" calcext:value-type="string">
            <text:p>00:04:29</text:p>
          </table:table-cell>
          <table:table-cell office:value-type="date" office:date-value="2018-07-28T04:43:43.606" calcext:value-type="date">
            <text:p>28/07/18 04:43</text:p>
          </table:table-cell>
          <table:table-cell office:value-type="float" office:value="3914300" calcext:value-type="float">
            <text:p>3914300</text:p>
          </table:table-cell>
          <table:table-cell office:value-type="float" office:value="37547" calcext:value-type="float">
            <text:p>37547</text:p>
          </table:table-cell>
          <table:table-cell/>
        </table:table-row>
        <table:table-row table:style-name="ro3">
          <table:table-cell office:value-type="string" calcext:value-type="string">
            <text:p>TED-Ed</text:p>
          </table:table-cell>
          <table:table-cell office:value-type="string" calcext:value-type="string">
            <text:p>3NXC4Q_4JVg</text:p>
          </table:table-cell>
          <table:table-cell office:value-type="string" calcext:value-type="string">
            <text:p>UCsooa4yRKGN_zEE8iknghZA</text:p>
          </table:table-cell>
          <table:table-cell office:value-type="string" calcext:value-type="string">
            <text:p>https://www.youtube.com/watch?v=3NXC4Q_4JVg</text:p>
          </table:table-cell>
          <table:table-cell office:value-type="date" office:date-value="2014-12-22T16:13:41" calcext:value-type="date">
            <text:p>22/12/14 16:13</text:p>
          </table:table-cell>
          <table:table-cell office:value-type="string" calcext:value-type="string">
            <text:p>The Atlantic slave trade: What too few textbooks told you - Anthony Hazard</text:p>
          </table:table-cell>
          <table:table-cell office:value-type="string" calcext:value-type="string">
            <text:p>Check out our Patreon page: https://www.patreon.com/teded</text:p>
            <text:p/>
            <text:p>View full lesson: http://ed.ted.com/lessons/the-atlantic-slave-trade-what-your-textbook-never-told-you-anthony-hazard</text:p>
            <text:p/>
            <text:p>Slavery has occurred in many forms throughout the world, but the Atlantic slave trade -- which forcibly brought more than 10 million Africans to the Americas -- stands out for both its global scale and its lasting legacy. Anthony Hazard discusses the historical, economic and personal impact of this massive historical injustice. </text:p>
            <text:p/>
            <text:p>Lesson by Anthony Hazard, animation by NEIGHBOR.</text:p>
          </table:table-cell>
          <table:table-cell office:value-type="string" calcext:value-type="string">
            <text:p>{TED-Ed,TED,Slavery,"Atlantic Ocean","Atlantic slave trade","History of slavery",Captives,Prisoners,Slaves,Tribes,Africa,"African kingdoms","Triangle trade",Plantation,Racism,Colonialism,"American slavery",slavery,TEDEducation,"TED Ed"}</text:p>
          </table:table-cell>
          <table:table-cell office:value-type="string" calcext:value-type="string">
            <text:p>00:05:39</text:p>
          </table:table-cell>
          <table:table-cell office:value-type="date" office:date-value="2018-07-28T04:43:49.685" calcext:value-type="date">
            <text:p>28/07/18 04:43</text:p>
          </table:table-cell>
          <table:table-cell office:value-type="float" office:value="3912820" calcext:value-type="float">
            <text:p>3912820</text:p>
          </table:table-cell>
          <table:table-cell office:value-type="float" office:value="67038" calcext:value-type="float">
            <text:p>67038</text:p>
          </table:table-cell>
          <table:table-cell/>
        </table:table-row>
        <table:table-row table:style-name="ro22">
          <table:table-cell office:value-type="string" calcext:value-type="string">
            <text:p>patrickJMT</text:p>
          </table:table-cell>
          <table:table-cell office:value-type="string" calcext:value-type="string">
            <text:p>4ZpUjcLJEqw</text:p>
          </table:table-cell>
          <table:table-cell office:value-type="string" calcext:value-type="string">
            <text:p>UCFe6jenM1Bc54qtBsIJGRZQ</text:p>
          </table:table-cell>
          <table:table-cell office:value-type="string" calcext:value-type="string">
            <text:p>https://www.youtube.com/watch?v=4ZpUjcLJEqw</text:p>
          </table:table-cell>
          <table:table-cell office:value-type="date" office:date-value="2011-04-25T15:08:42" calcext:value-type="date">
            <text:p>25/04/11 15:08</text:p>
          </table:table-cell>
          <table:table-cell office:value-type="string" calcext:value-type="string">
            <text:p>A Proof that 0 = 1 <text:s/>(Can You Spot the Mistake?)</text:p>
          </table:table-cell>
          <table:table-cell office:value-type="string" calcext:value-type="string">
            <text:p>Thanks to all of you who support me on Patreon. You da real mvps!   $1 per month helps!! :)  https://www.patreon.com/patrickjmt !! Tricky Elementary School Problem, Can you solve it in 20 seconds? https://www.youtube.com/watch?v=jPxfk2ioWls</text:p>
            <text:p>Please Subscribe! :)</text:p>
            <text:p>A Proof that 0 = 1.  I do not know what to believe any more... except that there is obviously a mistake! :)</text:p>
          </table:table-cell>
          <table:table-cell office:value-type="string" calcext:value-type="string">
            <text:p>{math,prove,proof,"high school","middle school",university,college,fun,challenging,puzzle,"student loan",free,tutorial,algebra,geometry,challenge,degree,loan}</text:p>
          </table:table-cell>
          <table:table-cell office:value-type="string" calcext:value-type="string">
            <text:p>00:03:33</text:p>
          </table:table-cell>
          <table:table-cell office:value-type="date" office:date-value="2018-07-28T04:41:50.781" calcext:value-type="date">
            <text:p>28/07/18 04:41</text:p>
          </table:table-cell>
          <table:table-cell office:value-type="float" office:value="3819115" calcext:value-type="float">
            <text:p>3819115</text:p>
          </table:table-cell>
          <table:table-cell office:value-type="float" office:value="28858" calcext:value-type="float">
            <text:p>28858</text:p>
          </table:table-cell>
          <table:table-cell/>
        </table:table-row>
        <table:table-row table:style-name="ro22">
          <table:table-cell office:value-type="string" calcext:value-type="string">
            <text:p>StudyPug</text:p>
          </table:table-cell>
          <table:table-cell office:value-type="string" calcext:value-type="string">
            <text:p>j_lB-g7cNVE</text:p>
          </table:table-cell>
          <table:table-cell office:value-type="string" calcext:value-type="string">
            <text:p>UCLLgN-3YTdT-UBrLNZPuk9A</text:p>
          </table:table-cell>
          <table:table-cell office:value-type="string" calcext:value-type="string">
            <text:p>https://www.youtube.com/watch?v=j_lB-g7cNVE</text:p>
          </table:table-cell>
          <table:table-cell office:value-type="date" office:date-value="2017-03-30T01:18:44" calcext:value-type="date">
            <text:p>30/03/17 01:18</text:p>
          </table:table-cell>
          <table:table-cell office:value-type="string" calcext:value-type="string">
            <text:p>Math Made Easy by StudyPug! F3.0.0</text:p>
          </table:table-cell>
          <table:table-cell office:value-type="string" calcext:value-type="string">
            <text:p>https://www.studypug.com is your one-stop shop for the best (and complete) math help. </text:p>
            <text:p>Top of his class, Dennis and his team has taught over 2000 students personally with a 99% pass rate. </text:p>
            <text:p>All his best tips, tricks and techniques are available at StudyPug.com. Try it today.</text:p>
          </table:table-cell>
          <table:table-cell office:value-type="string" calcext:value-type="string">
            <text:p>{"math help","math tutor"}</text:p>
          </table:table-cell>
          <table:table-cell office:value-type="string" calcext:value-type="string">
            <text:p>00:02:16</text:p>
          </table:table-cell>
          <table:table-cell office:value-type="date" office:date-value="2018-07-28T04:41:32.598" calcext:value-type="date">
            <text:p>28/07/18 04:41</text:p>
          </table:table-cell>
          <table:table-cell office:value-type="float" office:value="3818032" calcext:value-type="float">
            <text:p>3818032</text:p>
          </table:table-cell>
          <table:table-cell office:value-type="float" office:value="97172" calcext:value-type="float">
            <text:p>97172</text:p>
          </table:table-cell>
          <table:table-cell/>
        </table:table-row>
        <table:table-row table:style-name="ro4">
          <table:table-cell office:value-type="string" calcext:value-type="string">
            <text:p>TED-Ed</text:p>
          </table:table-cell>
          <table:table-cell office:value-type="string" calcext:value-type="string">
            <text:p>xyQY8a-ng6g</text:p>
          </table:table-cell>
          <table:table-cell office:value-type="string" calcext:value-type="string">
            <text:p>UCsooa4yRKGN_zEE8iknghZA</text:p>
          </table:table-cell>
          <table:table-cell office:value-type="string" calcext:value-type="string">
            <text:p>https://www.youtube.com/watch?v=xyQY8a-ng6g</text:p>
          </table:table-cell>
          <table:table-cell office:value-type="date" office:date-value="2016-06-21T15:00:37" calcext:value-type="date">
            <text:p>21/06/16 15:00</text:p>
          </table:table-cell>
          <table:table-cell office:value-type="string" calcext:value-type="string">
            <text:p>How the food you eat affects your brain - Mia Nacamulli</text:p>
          </table:table-cell>
          <table:table-cell office:value-type="string" calcext:value-type="string">
            <text:p>View full lesson: http://ed.ted.com/lessons/how-the-food-you-eat-affects-your-brain-mia-nacamulli</text:p>
            <text:p/>
            <text:p>When it comes to what you bite, chew and swallow, your choices have a direct and long-lasting effect on the most powerful organ in your body: your brain. So which foods cause you to feel so tired after lunch? Or so restless at night? Mia Nacamulli takes you into the brain to find out. </text:p>
            <text:p/>
            <text:p>Lesson by Mia Nacamulli, animation by Private Island.</text:p>
          </table:table-cell>
          <table:table-cell office:value-type="string" calcext:value-type="string">
            <text:p>{"Mia Nacamulli","Chris Boyle","Private Island","Food for thought","brain food",nutrients,nutrition,"how food affects your brain",lipids,protein,"amino acids",glucose,micronutrients,"energy levels","3pm slump",starch,"fatty acids","brain health","balanced diet","cell membrane",dopamine,serotonin,norepinephrine,"blood sugar",carbohydrate,TED-Ed,TED,"Ted Education",Teded}</text:p>
          </table:table-cell>
          <table:table-cell office:value-type="string" calcext:value-type="string">
            <text:p>00:04:53</text:p>
          </table:table-cell>
          <table:table-cell office:value-type="date" office:date-value="2018-07-28T04:45:09.425" calcext:value-type="date">
            <text:p>28/07/18 04:45</text:p>
          </table:table-cell>
          <table:table-cell office:value-type="float" office:value="3814946" calcext:value-type="float">
            <text:p>3814946</text:p>
          </table:table-cell>
          <table:table-cell office:value-type="float" office:value="29461" calcext:value-type="float">
            <text:p>29461</text:p>
          </table:table-cell>
          <table:table-cell/>
        </table:table-row>
        <table:table-row table:style-name="ro3">
          <table:table-cell office:value-type="string" calcext:value-type="string">
            <text:p>Vihart</text:p>
          </table:table-cell>
          <table:table-cell office:value-type="string" calcext:value-type="string">
            <text:p>DK5Z709J2eo</text:p>
          </table:table-cell>
          <table:table-cell office:value-type="string" calcext:value-type="string">
            <text:p>UCOGeU-1Fig3rrDjhm9Zs_wg</text:p>
          </table:table-cell>
          <table:table-cell office:value-type="string" calcext:value-type="string">
            <text:p>https://www.youtube.com/watch?v=DK5Z709J2eo</text:p>
          </table:table-cell>
          <table:table-cell office:value-type="date" office:date-value="2010-12-03T05:36:16" calcext:value-type="date">
            <text:p>03/12/10 05:36</text:p>
          </table:table-cell>
          <table:table-cell office:value-type="string" calcext:value-type="string">
            <text:p>Doodling in Math Class: Infinity Elephants</text:p>
          </table:table-cell>
          <table:table-cell office:value-type="string" calcext:value-type="string">
            <text:p>More videos/info: http://vihart.com/doodling</text:p>
            <text:p/>
            <text:p>Doodling Snakes + Graphs: http://www.youtube.com/watch?v=heKK95DAKms</text:p>
            <text:p>Doodling Stars: http://www.youtube.com/watch?v=CfJzrmS9UfY</text:p>
            <text:p>Doodling Binary Trees: http://www.youtube.com/watch?v=e4MSN6IImpI</text:p>
            <text:p/>
            <text:p>http://vihart.com</text:p>
          </table:table-cell>
          <table:table-cell office:value-type="string" calcext:value-type="string">
            <text:p>{math,doodles,mathematics,doodling,school,"apollonian gasket",fractals,infinity,"infinite series",elephants,"mr tusks","puppy-sized elephant"}</text:p>
          </table:table-cell>
          <table:table-cell office:value-type="string" calcext:value-type="string">
            <text:p>00:04:36</text:p>
          </table:table-cell>
          <table:table-cell office:value-type="date" office:date-value="2018-07-28T04:43:44.02" calcext:value-type="date">
            <text:p>28/07/18 04:43</text:p>
          </table:table-cell>
          <table:table-cell office:value-type="float" office:value="3809743" calcext:value-type="float">
            <text:p>3809743</text:p>
          </table:table-cell>
          <table:table-cell office:value-type="float" office:value="4025" calcext:value-type="float">
            <text:p>4025</text:p>
          </table:table-cell>
          <table:table-cell/>
        </table:table-row>
        <table:table-row table:style-name="ro4">
          <table:table-cell office:value-type="string" calcext:value-type="string">
            <text:p>TED-Ed</text:p>
          </table:table-cell>
          <table:table-cell office:value-type="string" calcext:value-type="string">
            <text:p>dItUGF8GdTw</text:p>
          </table:table-cell>
          <table:table-cell office:value-type="string" calcext:value-type="string">
            <text:p>UCsooa4yRKGN_zEE8iknghZA</text:p>
          </table:table-cell>
          <table:table-cell office:value-type="string" calcext:value-type="string">
            <text:p>https://www.youtube.com/watch?v=dItUGF8GdTw</text:p>
          </table:table-cell>
          <table:table-cell office:value-type="date" office:date-value="2016-03-15T14:58:40" calcext:value-type="date">
            <text:p>15/03/16 14:58</text:p>
          </table:table-cell>
          <table:table-cell office:value-type="string" calcext:value-type="string">
            <text:p>5 tips to improve your critical thinking - Samantha Agoos</text:p>
          </table:table-cell>
          <table:table-cell office:value-type="string" calcext:value-type="string">
            <text:p>View full lesson: http://ed.ted.com/lessons/5-tips-to-improve-your-critical-thinking-samantha-agoos</text:p>
            <text:p/>
            <text:p>Every day, a sea of decisions stretches before us, and itâ€™s impossible to make a perfect choice every time. But there are many ways to improve our chances â€” and one particularly effective technique is critical thinking. Samantha Agoos describes a 5-step process that may help you with any number of problems. </text:p>
            <text:p/>
            <text:p>Lesson by Samantha Agoos, animation by Nick Hilditch.</text:p>
          </table:table-cell>
          <table:table-cell office:value-type="string" calcext:value-type="string">
            <text:p>{"Samantha Agoos","Nick Hilditch","critical thinking","decision making","how to make decision","critical analysis","rational thinking",TED,TED-Ed,"TED Ed",TEDEducation}</text:p>
          </table:table-cell>
          <table:table-cell office:value-type="string" calcext:value-type="string">
            <text:p>00:04:30</text:p>
          </table:table-cell>
          <table:table-cell office:value-type="date" office:date-value="2018-07-28T04:45:15.876" calcext:value-type="date">
            <text:p>28/07/18 04:45</text:p>
          </table:table-cell>
          <table:table-cell office:value-type="float" office:value="3773473" calcext:value-type="float">
            <text:p>3773473</text:p>
          </table:table-cell>
          <table:table-cell office:value-type="float" office:value="38520" calcext:value-type="float">
            <text:p>38520</text:p>
          </table:table-cell>
          <table:table-cell/>
        </table:table-row>
        <table:table-row table:style-name="ro4">
          <table:table-cell office:value-type="string" calcext:value-type="string">
            <text:p>TED-Ed</text:p>
          </table:table-cell>
          <table:table-cell office:value-type="string" calcext:value-type="string">
            <text:p>VjO55pKuBo4</text:p>
          </table:table-cell>
          <table:table-cell office:value-type="string" calcext:value-type="string">
            <text:p>UCsooa4yRKGN_zEE8iknghZA</text:p>
          </table:table-cell>
          <table:table-cell office:value-type="string" calcext:value-type="string">
            <text:p>https://www.youtube.com/watch?v=VjO55pKuBo4</text:p>
          </table:table-cell>
          <table:table-cell office:value-type="date" office:date-value="2015-05-11T15:10:13" calcext:value-type="date">
            <text:p>11/05/15 15:10</text:p>
          </table:table-cell>
          <table:table-cell office:value-type="string" calcext:value-type="string">
            <text:p>The wars that inspired Game of Thrones - Alex Gendler</text:p>
          </table:table-cell>
          <table:table-cell office:value-type="string" calcext:value-type="string">
            <text:p>View full lesson: http://ed.ted.com/lessons/the-wars-that-inspired-game-of-thrones-alex-gendler</text:p>
            <text:p/>
            <text:p>Beginning around 1377, medieval England was shaken by a power struggle between two noble families, which spanned generations and involved a massive cast of characters, complex motives and shifting loyalties. Sound familiar? Alex Gendler illustrates how the historical conflict known as the Wars of the Roses served as the basis for much of the drama in Game of Thrones.</text:p>
            <text:p/>
            <text:p>Lesson by Alex Gendler, animation by Brett Underhill.</text:p>
          </table:table-cell>
          <table:table-cell office:value-type="string" calcext:value-type="string">
            <text:p>{"Game of thrones",History,England,Britain,"King Edward III","King Richard II",Lancasters,Yorks,"White rose","Red rose","Henry IV","War of the roses",France,Ireland,King,Prince,Queen,"Royal family","Edward IV","Edward of Westminster","Earl of Warwick","Henry Tudor","Henry VII Of England (Monarch)"}</text:p>
          </table:table-cell>
          <table:table-cell office:value-type="string" calcext:value-type="string">
            <text:p>00:06:01</text:p>
          </table:table-cell>
          <table:table-cell office:value-type="date" office:date-value="2018-07-28T04:42:34.56" calcext:value-type="date">
            <text:p>28/07/18 04:42</text:p>
          </table:table-cell>
          <table:table-cell office:value-type="float" office:value="3731185" calcext:value-type="float">
            <text:p>3731185</text:p>
          </table:table-cell>
          <table:table-cell office:value-type="float" office:value="26450" calcext:value-type="float">
            <text:p>26450</text:p>
          </table:table-cell>
          <table:table-cell/>
        </table:table-row>
        <table:table-row table:style-name="ro19">
          <table:table-cell office:value-type="string" calcext:value-type="string">
            <text:p>Numberphile</text:p>
          </table:table-cell>
          <table:table-cell office:value-type="string" calcext:value-type="string">
            <text:p>tflf05x-WVI</text:p>
          </table:table-cell>
          <table:table-cell office:value-type="string" calcext:value-type="string">
            <text:p>UCoxcjq-8xIDTYp3uz647V5A</text:p>
          </table:table-cell>
          <table:table-cell office:value-type="string" calcext:value-type="string">
            <text:p>https://www.youtube.com/watch?v=tflf05x-WVI</text:p>
          </table:table-cell>
          <table:table-cell office:value-type="date" office:date-value="2012-08-06T18:09:39" calcext:value-type="date">
            <text:p>06/08/12 18:09</text:p>
          </table:table-cell>
          <table:table-cell office:value-type="string" calcext:value-type="string">
            <text:p>Did Usain Bolt REALLY run 100m in 9.63 seconds?</text:p>
          </table:table-cell>
          <table:table-cell office:value-type="string" calcext:value-type="string">
            <text:p>Usain Bolt won gold in the 100m sprint at the London Olympics, clocking 9.63 seconds... but Albert Einstein has something to say about all this?</text:p>
            <text:p>More links &amp; stuff in full description below â†“â†“â†“</text:p>
            <text:p/>
            <text:p>Featuring Tony Padilla - http://twitter.com/DrTonyPadilla</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Relativity}</text:p>
          </table:table-cell>
          <table:table-cell office:value-type="string" calcext:value-type="string">
            <text:p>00:07:30</text:p>
          </table:table-cell>
          <table:table-cell office:value-type="date" office:date-value="2018-07-28T04:40:56.047" calcext:value-type="date">
            <text:p>28/07/18 04:40</text:p>
          </table:table-cell>
          <table:table-cell office:value-type="float" office:value="3720014" calcext:value-type="float">
            <text:p>3720014</text:p>
          </table:table-cell>
          <table:table-cell office:value-type="float" office:value="2469" calcext:value-type="float">
            <text:p>2469</text:p>
          </table:table-cell>
          <table:table-cell/>
        </table:table-row>
        <table:table-row table:style-name="ro4">
          <table:table-cell office:value-type="string" calcext:value-type="string">
            <text:p>TED-Ed</text:p>
          </table:table-cell>
          <table:table-cell office:value-type="string" calcext:value-type="string">
            <text:p>Wx9vPv-T51I</text:p>
          </table:table-cell>
          <table:table-cell office:value-type="string" calcext:value-type="string">
            <text:p>UCsooa4yRKGN_zEE8iknghZA</text:p>
          </table:table-cell>
          <table:table-cell office:value-type="string" calcext:value-type="string">
            <text:p>https://www.youtube.com/watch?v=Wx9vPv-T51I</text:p>
          </table:table-cell>
          <table:table-cell office:value-type="date" office:date-value="2014-04-24T15:13:29" calcext:value-type="date">
            <text:p>24/04/14 15:13</text:p>
          </table:table-cell>
          <table:table-cell office:value-type="string" calcext:value-type="string">
            <text:p>How tsunamis work - Alex Gendler</text:p>
          </table:table-cell>
          <table:table-cell office:value-type="string" calcext:value-type="string">
            <text:p>View full lesson: http://ed.ted.com/lessons/how-tsunamis-work-alex-gendler</text:p>
            <text:p/>
            <text:p>The immense swell of a tsunami can grow up to 100 feet, hitting speeds over 500 mph -- a treacherous combination for anyone or anything in its path. Alex Gendler details the causes of these towering terrors and explains how scientists are seeking to reduce their destruction in the future.</text:p>
            <text:p/>
            <text:p>Lesson by Alex Gendler, animation by Augenblick Studios.</text:p>
          </table:table-cell>
          <table:table-cell office:value-type="string" calcext:value-type="string">
            <text:p>{"Alex Gendler",Augenblick,tsunami,earthquake,disaster,ocean,"global warming","ocean storm",sea,TED,TED-Ed,"TED Ed",TEDEducation}</text:p>
          </table:table-cell>
          <table:table-cell office:value-type="string" calcext:value-type="string">
            <text:p>00:03:37</text:p>
          </table:table-cell>
          <table:table-cell office:value-type="date" office:date-value="2018-07-28T04:44:44.776" calcext:value-type="date">
            <text:p>28/07/18 04:44</text:p>
          </table:table-cell>
          <table:table-cell office:value-type="float" office:value="3710069" calcext:value-type="float">
            <text:p>3710069</text:p>
          </table:table-cell>
          <table:table-cell office:value-type="float" office:value="40467" calcext:value-type="float">
            <text:p>40467</text:p>
          </table:table-cell>
          <table:table-cell/>
        </table:table-row>
        <table:table-row table:style-name="ro24">
          <table:table-cell office:value-type="string" calcext:value-type="string">
            <text:p>minutephysics</text:p>
          </table:table-cell>
          <table:table-cell office:value-type="string" calcext:value-type="string">
            <text:p>hW7DW9NIO9M</text:p>
          </table:table-cell>
          <table:table-cell office:value-type="string" calcext:value-type="string">
            <text:p>UCUHW94eEFW7hkUMVaZz4eDg</text:p>
          </table:table-cell>
          <table:table-cell office:value-type="string" calcext:value-type="string">
            <text:p>https://www.youtube.com/watch?v=hW7DW9NIO9M</text:p>
          </table:table-cell>
          <table:table-cell office:value-type="date" office:date-value="2012-03-29T21:16:46" calcext:value-type="date">
            <text:p>29/03/12 21:16</text:p>
          </table:table-cell>
          <table:table-cell office:value-type="string" calcext:value-type="string">
            <text:p>Einstein's Proof of E=mcÂ²</text:p>
          </table:table-cell>
          <table:table-cell office:value-type="string" calcext:value-type="string">
            <text:p>Ever wonder how Einstein proved E=mcÂ²? This is how.</text:p>
            <text:p/>
            <text:p>Pi day (3.14) is Albert Einstein's Birthday! To celebrate, we'll explain 4 of his most groundbreaking papers from 1905, when he was just 26 years old.</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NEW ALBUM!! -- http://juliansaporiti.bandcamp.com/album/lusitania</text:p>
            <text:p>youtube: http://bit.ly/pakJLE</text:p>
            <text:p/>
            <text:p>Thanks to Nima Doroud and Alex Yale for contributions and to Perimeter Institute for support. Created by Henry Reich</text:p>
          </table:table-cell>
          <table:table-cell office:value-type="string" calcext:value-type="string">
            <text:p>{E=mc2,mcÂ²,equals,mc,squared,einstein,proof,theory,of,special,relativity,albert,lorentz,time,dilation,travel,length,contraction,twins,paradox,simultaneity,brownian,motion,"pi day","photoelectric effect",quantum,speed,light,wave,particle,duality,"black hole",leap,year,matter,"standard model",rocket,science,Tides,gravity,moon,Neutrino,photon,cern,lhc,higgs,electron,atomic,nuclear,General,Dark,energy,Minutephysics,minute,physics,Henry,Reich,universe,xkcd,cat,schrodinger}</text:p>
          </table:table-cell>
          <table:table-cell office:value-type="string" calcext:value-type="string">
            <text:p>00:02:11</text:p>
          </table:table-cell>
          <table:table-cell office:value-type="date" office:date-value="2018-07-28T04:42:40.999" calcext:value-type="date">
            <text:p>28/07/18 04:42</text:p>
          </table:table-cell>
          <table:table-cell office:value-type="float" office:value="3699863" calcext:value-type="float">
            <text:p>3699863</text:p>
          </table:table-cell>
          <table:table-cell office:value-type="float" office:value="11371" calcext:value-type="float">
            <text:p>11371</text:p>
          </table:table-cell>
          <table:table-cell/>
        </table:table-row>
        <table:table-row table:style-name="ro25">
          <table:table-cell office:value-type="string" calcext:value-type="string">
            <text:p>Khan Academy</text:p>
          </table:table-cell>
          <table:table-cell office:value-type="string" calcext:value-type="string">
            <text:p>riXcZT2ICjA</text:p>
          </table:table-cell>
          <table:table-cell office:value-type="string" calcext:value-type="string">
            <text:p>UC4a-Gbdw7vOaccHmFo40b9g</text:p>
          </table:table-cell>
          <table:table-cell office:value-type="string" calcext:value-type="string">
            <text:p>https://www.youtube.com/watch?v=riXcZT2ICjA</text:p>
          </table:table-cell>
          <table:table-cell office:value-type="date" office:date-value="2011-05-19T15:02:46" calcext:value-type="date">
            <text:p>19/05/11 15:02</text:p>
          </table:table-cell>
          <table:table-cell office:value-type="string" calcext:value-type="string">
            <text:p>Introduction to limits | Limits | Differential Calculus | Khan Academy</text:p>
          </table:table-cell>
          <table:table-cell office:value-type="string" calcext:value-type="string">
            <text:p>Introduction to limits</text:p>
            <text:p/>
            <text:p>Watch the next lesson: https://www.khanacademy.org/math/differential-calculus/limits_topic/limits_tutorial/v/limit-by-analyzing-numerical-data?utm_source=YT&amp;utm_medium=Desc&amp;utm_campaign=DifferentialCalculus</text:p>
            <text:p/>
            <text:p>Differential calculus on Khan Academy: Limit introduction, squeeze theorem, and epsilon-delta definition of limit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Differential Calculus channel:</text:p>
            <text:p>https://www.youtube.com/channel/UCNLzjGl1HBdZrHXo4Vae3iA?sub_confirmation=1</text:p>
            <text:p>Subscribe to KhanAcademy: https://www.youtube.com/subscription_center?add_user=khanacademy</text:p>
          </table:table-cell>
          <table:table-cell/>
          <table:table-cell office:value-type="string" calcext:value-type="string">
            <text:p>00:11:32</text:p>
          </table:table-cell>
          <table:table-cell office:value-type="date" office:date-value="2018-07-28T04:41:38.656" calcext:value-type="date">
            <text:p>28/07/18 04:41</text:p>
          </table:table-cell>
          <table:table-cell office:value-type="float" office:value="3666265" calcext:value-type="float">
            <text:p>3666265</text:p>
          </table:table-cell>
          <table:table-cell office:value-type="float" office:value="11353" calcext:value-type="float">
            <text:p>11353</text:p>
          </table:table-cell>
          <table:table-cell/>
        </table:table-row>
        <table:table-row table:style-name="ro16">
          <table:table-cell office:value-type="string" calcext:value-type="string">
            <text:p>mathantics</text:p>
          </table:table-cell>
          <table:table-cell office:value-type="string" calcext:value-type="string">
            <text:p>HdU_rf7eMTI</text:p>
          </table:table-cell>
          <table:table-cell office:value-type="string" calcext:value-type="string">
            <text:p>UCBuMwlP7kHkNxdPAqtFSJTw</text:p>
          </table:table-cell>
          <table:table-cell office:value-type="string" calcext:value-type="string">
            <text:p>https://www.youtube.com/watch?v=HdU_rf7eMTI</text:p>
          </table:table-cell>
          <table:table-cell office:value-type="date" office:date-value="2015-09-25T19:21:12" calcext:value-type="date">
            <text:p>25/09/15 19:21</text:p>
          </table:table-cell>
          <table:table-cell office:value-type="string" calcext:value-type="string">
            <text:p>Math Antics - Long Division with 2-Digit Divisors</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Math Antics",Division,Education,"How to","long division","two digit divisor","three digit divisor","2-digit divisor","3-digit divisor"}</text:p>
          </table:table-cell>
          <table:table-cell office:value-type="string" calcext:value-type="string">
            <text:p>00:13:05</text:p>
          </table:table-cell>
          <table:table-cell office:value-type="date" office:date-value="2018-07-28T04:41:38.676" calcext:value-type="date">
            <text:p>28/07/18 04:41</text:p>
          </table:table-cell>
          <table:table-cell office:value-type="float" office:value="3646848" calcext:value-type="float">
            <text:p>3646848</text:p>
          </table:table-cell>
          <table:table-cell office:value-type="float" office:value="76723" calcext:value-type="float">
            <text:p>76723</text:p>
          </table:table-cell>
          <table:table-cell/>
        </table:table-row>
        <table:table-row table:style-name="ro5">
          <table:table-cell office:value-type="string" calcext:value-type="string">
            <text:p>Khan Academy</text:p>
          </table:table-cell>
          <table:table-cell office:value-type="string" calcext:value-type="string">
            <text:p>ihNZlp7iUHE</text:p>
          </table:table-cell>
          <table:table-cell office:value-type="string" calcext:value-type="string">
            <text:p>UC4a-Gbdw7vOaccHmFo40b9g</text:p>
          </table:table-cell>
          <table:table-cell office:value-type="string" calcext:value-type="string">
            <text:p>https://www.youtube.com/watch?v=ihNZlp7iUHE</text:p>
          </table:table-cell>
          <table:table-cell office:value-type="date" office:date-value="2011-06-11T20:27:41" calcext:value-type="date">
            <text:p>11/06/11 20:27</text:p>
          </table:table-cell>
          <table:table-cell office:value-type="string" calcext:value-type="string">
            <text:p>Intro to vectors &amp; scalars | One-dimensional motion | Physics | Khan Academy</text:p>
          </table:table-cell>
          <table:table-cell office:value-type="string" calcext:value-type="string">
            <text:p>Distance, displacement, speed and velocity. Difference between vectors and scalars. Created by Sal Khan.</text:p>
            <text:p/>
            <text:p>Watch the next lesson: https://www.khanacademy.org/science/physics/one-dimensional-motion/displacement-velocity-time/v/calculating-average-velocity-or-speed?utm_source=YT&amp;utm_medium=Desc&amp;utm_campaign=physics</text:p>
            <text:p/>
            <text:p>Missed the previous lesson? https://www.khanacademy.org/science/physics/one-dimensional-motion/displacement-velocity-time/v/introduction-to-physics?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08:39</text:p>
          </table:table-cell>
          <table:table-cell office:value-type="date" office:date-value="2018-07-28T04:43:37.178" calcext:value-type="date">
            <text:p>28/07/18 04:43</text:p>
          </table:table-cell>
          <table:table-cell office:value-type="float" office:value="3628137" calcext:value-type="float">
            <text:p>3628137</text:p>
          </table:table-cell>
          <table:table-cell office:value-type="float" office:value="10778" calcext:value-type="float">
            <text:p>10778</text:p>
          </table:table-cell>
          <table:table-cell/>
        </table:table-row>
        <table:table-row table:style-name="ro4">
          <table:table-cell office:value-type="string" calcext:value-type="string">
            <text:p>TED-Ed</text:p>
          </table:table-cell>
          <table:table-cell office:value-type="string" calcext:value-type="string">
            <text:p>TGLYcYCm2FM</text:p>
          </table:table-cell>
          <table:table-cell office:value-type="string" calcext:value-type="string">
            <text:p>UCsooa4yRKGN_zEE8iknghZA</text:p>
          </table:table-cell>
          <table:table-cell office:value-type="string" calcext:value-type="string">
            <text:p>https://www.youtube.com/watch?v=TGLYcYCm2FM</text:p>
          </table:table-cell>
          <table:table-cell office:value-type="date" office:date-value="2015-02-03T16:20:34" calcext:value-type="date">
            <text:p>03/02/15 16:20</text:p>
          </table:table-cell>
          <table:table-cell office:value-type="string" calcext:value-type="string">
            <text:p>Why are some people left-handed? - Daniel M. Abrams</text:p>
          </table:table-cell>
          <table:table-cell office:value-type="string" calcext:value-type="string">
            <text:p>View full lesson: http://ed.ted.com/lessons/why-are-some-people-left-handed-daniel-m-abrams</text:p>
            <text:p/>
            <text:p>Today, about one-tenth of the worldâ€™s population are southpaws. Why are such a small proportion of people left-handed -- and why does the trait exist in the first place? Daniel M. Abrams investigates how the uneven ratio of lefties and righties gives insight into a balance between competitive and cooperative pressures on human evolution. </text:p>
            <text:p/>
            <text:p>Lesson by Daniel M. Abrams, animation by TED-Ed.</text:p>
          </table:table-cell>
          <table:table-cell office:value-type="string" calcext:value-type="string">
            <text:p>{TED,TED-Ed,TEDx,Left-hand,Left-handed,"Proper hand",Right-hand,Right-handed,"Identical twins",Handedness,Parents,Genetics,"Competitive pressures","Cooperative pressures",Sports,"Fighting hypothesis","Negative frequency-dependent selection",Evolution,"Evolutionary advantage",Baseball,"Switch hitter",Golf,"Right-handed world",Equilibrium}</text:p>
          </table:table-cell>
          <table:table-cell office:value-type="string" calcext:value-type="string">
            <text:p>00:05:07</text:p>
          </table:table-cell>
          <table:table-cell office:value-type="date" office:date-value="2018-07-28T04:45:09.488" calcext:value-type="date">
            <text:p>28/07/18 04:45</text:p>
          </table:table-cell>
          <table:table-cell office:value-type="float" office:value="3622984" calcext:value-type="float">
            <text:p>3622984</text:p>
          </table:table-cell>
          <table:table-cell office:value-type="float" office:value="37143" calcext:value-type="float">
            <text:p>37143</text:p>
          </table:table-cell>
          <table:table-cell/>
        </table:table-row>
        <table:table-row table:style-name="ro4">
          <table:table-cell office:value-type="string" calcext:value-type="string">
            <text:p>TED-Ed</text:p>
          </table:table-cell>
          <table:table-cell office:value-type="string" calcext:value-type="string">
            <text:p>169N81xAffQ</text:p>
          </table:table-cell>
          <table:table-cell office:value-type="string" calcext:value-type="string">
            <text:p>UCsooa4yRKGN_zEE8iknghZA</text:p>
          </table:table-cell>
          <table:table-cell office:value-type="string" calcext:value-type="string">
            <text:p>https://www.youtube.com/watch?v=169N81xAffQ</text:p>
          </table:table-cell>
          <table:table-cell office:value-type="date" office:date-value="2014-05-08T15:18:04" calcext:value-type="date">
            <text:p>08/05/14 15:18</text:p>
          </table:table-cell>
          <table:table-cell office:value-type="string" calcext:value-type="string">
            <text:p>The science of attraction - Dawn Maslar</text:p>
          </table:table-cell>
          <table:table-cell office:value-type="string" calcext:value-type="string">
            <text:p>View full lesson: http://ed.ted.com/lessons/the-science-of-attraction-dawn-maslar</text:p>
            <text:p/>
            <text:p>Romantic chemistry is all about warm, gooey feelings that gush from the deepest depths of the heart...right? Not quite. Actually, the real boss behind attraction is your brain, which runs through a very quick, very complex series of calculations when assessing a potential partner. Dawn Maslar explores how our five senses contribute to this mating game, citing some pretty wild studies along the way.</text:p>
            <text:p/>
            <text:p>Lesson by Dawn Maslar, animation by TOGETHER.</text:p>
          </table:table-cell>
          <table:table-cell office:value-type="string" calcext:value-type="string">
            <text:p>{attraction,"romantic attraction","sexual attraction","Dawn Maslar","science of attraction","hector herrera","TOGETHER animation","five senses and attraction",pheromones,TED,TED-Ed,"TED Ed",TEDEducation}</text:p>
          </table:table-cell>
          <table:table-cell office:value-type="string" calcext:value-type="string">
            <text:p>00:04:34</text:p>
          </table:table-cell>
          <table:table-cell office:value-type="date" office:date-value="2018-07-28T04:40:56.407" calcext:value-type="date">
            <text:p>28/07/18 04:40</text:p>
          </table:table-cell>
          <table:table-cell office:value-type="float" office:value="3599034" calcext:value-type="float">
            <text:p>3599034</text:p>
          </table:table-cell>
          <table:table-cell office:value-type="float" office:value="15215" calcext:value-type="float">
            <text:p>15215</text:p>
          </table:table-cell>
          <table:table-cell/>
        </table:table-row>
        <table:table-row table:style-name="ro22">
          <table:table-cell office:value-type="string" calcext:value-type="string">
            <text:p>TED-Ed</text:p>
          </table:table-cell>
          <table:table-cell office:value-type="string" calcext:value-type="string">
            <text:p>Y2jyjfcp1as</text:p>
          </table:table-cell>
          <table:table-cell office:value-type="string" calcext:value-type="string">
            <text:p>UCsooa4yRKGN_zEE8iknghZA</text:p>
          </table:table-cell>
          <table:table-cell office:value-type="string" calcext:value-type="string">
            <text:p>https://www.youtube.com/watch?v=Y2jyjfcp1as</text:p>
          </table:table-cell>
          <table:table-cell office:value-type="date" office:date-value="2013-03-15T20:09:22" calcext:value-type="date">
            <text:p>15/03/13 20:09</text:p>
          </table:table-cell>
          <table:table-cell office:value-type="string" calcext:value-type="string">
            <text:p>The greatest TED Talk ever sold - Morgan Spurlock</text:p>
          </table:table-cell>
          <table:table-cell office:value-type="string" calcext:value-type="string">
            <text:p>With humor and persistence, filmmaker Morgan Spurlock dives into the hidden but influential world of brand marketing on his quest to make a completely sponsored film about sponsorship. (And yes, onstage naming rights for this talk were sponsored too. By whom and for how much? He'll tell you.)</text:p>
            <text:p/>
            <text:p>Talk by Morgan Spurlock.</text:p>
          </table:table-cell>
          <table:table-cell office:value-type="string" calcext:value-type="string">
            <text:p>{"\\Morgan Spurlock\\",TED,"\\TED","Talk\\",TED-Ed,"Ed\\",TEDEducation,"\\the",greatest,movie,ever,"sold\\",marketing,"\\product","placement\\",sponsorship}</text:p>
          </table:table-cell>
          <table:table-cell office:value-type="string" calcext:value-type="string">
            <text:p>00:19:29</text:p>
          </table:table-cell>
          <table:table-cell office:value-type="date" office:date-value="2018-07-28T04:41:08.27" calcext:value-type="date">
            <text:p>28/07/18 04:41</text:p>
          </table:table-cell>
          <table:table-cell office:value-type="float" office:value="3586053" calcext:value-type="float">
            <text:p>3586053</text:p>
          </table:table-cell>
          <table:table-cell office:value-type="float" office:value="26205" calcext:value-type="float">
            <text:p>26205</text:p>
          </table:table-cell>
          <table:table-cell/>
        </table:table-row>
        <table:table-row table:style-name="ro5">
          <table:table-cell office:value-type="string" calcext:value-type="string">
            <text:p>Khan Academy</text:p>
          </table:table-cell>
          <table:table-cell office:value-type="string" calcext:value-type="string">
            <text:p>juM2ROSLWfw</text:p>
          </table:table-cell>
          <table:table-cell office:value-type="string" calcext:value-type="string">
            <text:p>UC4a-Gbdw7vOaccHmFo40b9g</text:p>
          </table:table-cell>
          <table:table-cell office:value-type="string" calcext:value-type="string">
            <text:p>https://www.youtube.com/watch?v=juM2ROSLWfw</text:p>
          </table:table-cell>
          <table:table-cell office:value-type="date" office:date-value="2009-12-11T18:32:16" calcext:value-type="date">
            <text:p>11/12/09 18:32</text:p>
          </table:table-cell>
          <table:table-cell office:value-type="string" calcext:value-type="string">
            <text:p>Krebs / citric acid cycle | Cellular respiration | Biology | Khan Academy</text:p>
          </table:table-cell>
          <table:table-cell office:value-type="string" calcext:value-type="string">
            <text:p>Overview of the Krebs or Citric Acid Cycle</text:p>
            <text:p/>
            <text:p>Watch the next lesson: https://www.khanacademy.org/science/biology/cellular-respiration-and-fermentation/oxidative-phosphorylation/v/oxidative-phosphorylation-and-the-electon-transport-chain?utm_source=YT&amp;utm_medium=Desc&amp;utm_campaign=biology</text:p>
            <text:p/>
            <text:p>Missed the previous lesson? https://www.khanacademy.org/science/biology/cellular-respiration-and-fermentation/glycolysis/v/glycolysis-overview?utm_source=YT&amp;utm_medium=Desc&amp;utm_campaign=biology</text:p>
            <text:p/>
            <text:p>Biology on Khan Academy: Life is beautiful! From atoms to cells, from genes to proteins, from populations to ecosystems, biology is the study of the fascinating and intricate systems that make life possible. Dive in to learn more about the many branches of biology and why they are exciting and important. Covers topics seen in a high school or first-year college biology course.</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s Biology channel: https://www.youtube.com/channel/UC82qE46vcTn7lP4tK_RHhdg?sub_confirmation=1</text:p>
            <text:p>Subscribe to Khan Academy: https://www.youtube.com/subscription_center?add_user=khanacademy</text:p>
          </table:table-cell>
          <table:table-cell office:value-type="string" calcext:value-type="string">
            <text:p>{dotsub}</text:p>
          </table:table-cell>
          <table:table-cell office:value-type="string" calcext:value-type="string">
            <text:p>00:17:47</text:p>
          </table:table-cell>
          <table:table-cell office:value-type="date" office:date-value="2018-07-28T04:43:30.368" calcext:value-type="date">
            <text:p>28/07/18 04:43</text:p>
          </table:table-cell>
          <table:table-cell office:value-type="float" office:value="3579980" calcext:value-type="float">
            <text:p>3579980</text:p>
          </table:table-cell>
          <table:table-cell office:value-type="float" office:value="9460" calcext:value-type="float">
            <text:p>9460</text:p>
          </table:table-cell>
          <table:table-cell/>
        </table:table-row>
        <table:table-row table:style-name="ro26">
          <table:table-cell office:value-type="string" calcext:value-type="string">
            <text:p>Numberphile</text:p>
          </table:table-cell>
          <table:table-cell office:value-type="string" calcext:value-type="string">
            <text:p>YBbBbY4qvv4</text:p>
          </table:table-cell>
          <table:table-cell office:value-type="string" calcext:value-type="string">
            <text:p>UCoxcjq-8xIDTYp3uz647V5A</text:p>
          </table:table-cell>
          <table:table-cell office:value-type="string" calcext:value-type="string">
            <text:p>https://www.youtube.com/watch?v=YBbBbY4qvv4</text:p>
          </table:table-cell>
          <table:table-cell office:value-type="date" office:date-value="2013-07-25T15:57:11" calcext:value-type="date">
            <text:p>25/07/13 15:57</text:p>
          </table:table-cell>
          <table:table-cell office:value-type="string" calcext:value-type="string">
            <text:p>British Numbers confuse Americans - Numberphile</text:p>
          </table:table-cell>
          <table:table-cell office:value-type="string" calcext:value-type="string">
            <text:p>Title changed for Grey!!!</text:p>
            <text:p>Two Americans living in England discuss the numeric nuances which cause them problems.</text:p>
            <text:p>More links &amp; stuff in full description below â†“â†“â†“</text:p>
            <text:p/>
            <text:p>Featuring... Uber YouTuber CGPGrey - http://www.youtube.com/user/CGPGrey</text:p>
            <text:p/>
            <text:p>Linguist Lynne Murphy - http://separatedbyacommonlanguage.blogspot.co.uk/</text:p>
            <text:p/>
            <text:p>The good bits of animation by Pete McPartlan - http://www.petemcpartlan.co.uk/</text:p>
            <text:p/>
            <text:p>Music by Alan Stewart - http://www.youtube.com/user/AlanKey86</text:p>
            <text:p>Interviews and video by Brady Haran - http://www.bradyharan.com/</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Americans (Ethnicity)",number,mississippi,numberphile,liguistics,UK,England,cgpgrey,"cgp grey","United Kingdom (Country)",street,"street numbers",thousand,counting,language,linguistics}</text:p>
          </table:table-cell>
          <table:table-cell office:value-type="string" calcext:value-type="string">
            <text:p>00:14:29</text:p>
          </table:table-cell>
          <table:table-cell office:value-type="date" office:date-value="2018-07-28T04:45:21.965" calcext:value-type="date">
            <text:p>28/07/18 04:45</text:p>
          </table:table-cell>
          <table:table-cell office:value-type="float" office:value="3577123" calcext:value-type="float">
            <text:p>3577123</text:p>
          </table:table-cell>
          <table:table-cell office:value-type="float" office:value="3236" calcext:value-type="float">
            <text:p>3236</text:p>
          </table:table-cell>
          <table:table-cell/>
        </table:table-row>
        <table:table-row table:style-name="ro19">
          <table:table-cell office:value-type="string" calcext:value-type="string">
            <text:p>Numberphile</text:p>
          </table:table-cell>
          <table:table-cell office:value-type="string" calcext:value-type="string">
            <text:p>BRRolKTlF6Q</text:p>
          </table:table-cell>
          <table:table-cell office:value-type="string" calcext:value-type="string">
            <text:p>UCoxcjq-8xIDTYp3uz647V5A</text:p>
          </table:table-cell>
          <table:table-cell office:value-type="string" calcext:value-type="string">
            <text:p>https://www.youtube.com/watch?v=BRRolKTlF6Q</text:p>
          </table:table-cell>
          <table:table-cell office:value-type="date" office:date-value="2012-10-25T11:00:14" calcext:value-type="date">
            <text:p>25/10/12 11:00</text:p>
          </table:table-cell>
          <table:table-cell office:value-type="string" calcext:value-type="string">
            <text:p>Problems with Zero - Numberphile</text:p>
          </table:table-cell>
          <table:table-cell office:value-type="string" calcext:value-type="string">
            <text:p>Dividing by zero, zero divided by zero and zero to the power of zero - all pose problems!</text:p>
            <text:p>More links &amp; stuff in full description below â†“â†“â†“</text:p>
            <text:p/>
            <text:p>This video features Matt Parker and James Grime - https://twitter.com/standupmaths and https://twitter.com/jamesgrime</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zero,divide,dividing,nought,"nothing 0 (number)"}</text:p>
          </table:table-cell>
          <table:table-cell office:value-type="string" calcext:value-type="string">
            <text:p>00:13:00</text:p>
          </table:table-cell>
          <table:table-cell office:value-type="date" office:date-value="2018-07-28T04:41:02.58" calcext:value-type="date">
            <text:p>28/07/18 04:41</text:p>
          </table:table-cell>
          <table:table-cell office:value-type="float" office:value="3568089" calcext:value-type="float">
            <text:p>3568089</text:p>
          </table:table-cell>
          <table:table-cell office:value-type="float" office:value="8139" calcext:value-type="float">
            <text:p>8139</text:p>
          </table:table-cell>
          <table:table-cell/>
        </table:table-row>
        <table:table-row table:style-name="ro4">
          <table:table-cell office:value-type="string" calcext:value-type="string">
            <text:p>TED-Ed</text:p>
          </table:table-cell>
          <table:table-cell office:value-type="string" calcext:value-type="string">
            <text:p>3mbdiky5dLw</text:p>
          </table:table-cell>
          <table:table-cell office:value-type="string" calcext:value-type="string">
            <text:p>UCsooa4yRKGN_zEE8iknghZA</text:p>
          </table:table-cell>
          <table:table-cell office:value-type="string" calcext:value-type="string">
            <text:p>https://www.youtube.com/watch?v=3mbdiky5dLw</text:p>
          </table:table-cell>
          <table:table-cell office:value-type="date" office:date-value="2016-05-31T15:06:05" calcext:value-type="date">
            <text:p>31/05/16 15:06</text:p>
          </table:table-cell>
          <table:table-cell office:value-type="string" calcext:value-type="string">
            <text:p>Can you solve the control room riddle? - Dennis Shasha</text:p>
          </table:table-cell>
          <table:table-cell office:value-type="string" calcext:value-type="string">
            <text:p>View full lesson: http://ed.ted.com/lessons/can-you-solve-the-control-room-riddle-dennis-shasha</text:p>
            <text:p/>
            <text:p>As your country's top spy, you must infiltrate the headquarters of the evil syndicate, find the secret control panel, and deactivate their death ray. But your reconnaissance team is spotty, and you have only limited information about the control panel's whereabouts. Can you solve the control room riddle and deactivate their weapon in time? Dennis Shasha shows you how. </text:p>
            <text:p/>
            <text:p>Lesson by Dennis Shasha, animation by Zedem Media.</text:p>
          </table:table-cell>
          <table:table-cell office:value-type="string" calcext:value-type="string">
            <text:p>{"Dennis Shasha","Zedem Media",Riddle,"Can you solve this","graph theory","math quest",puzzles,"TED-Ed riddles","TED-Ed puzzles","math in real life","problem solving","riddle solving","handshake riddle","bridge riddle","temple riddle",TED,TED-Ed,"Ted education",TedEd}</text:p>
          </table:table-cell>
          <table:table-cell office:value-type="string" calcext:value-type="string">
            <text:p>00:04:01</text:p>
          </table:table-cell>
          <table:table-cell office:value-type="date" office:date-value="2018-07-28T04:44:44.508" calcext:value-type="date">
            <text:p>28/07/18 04:44</text:p>
          </table:table-cell>
          <table:table-cell office:value-type="float" office:value="3565542" calcext:value-type="float">
            <text:p>3565542</text:p>
          </table:table-cell>
          <table:table-cell office:value-type="float" office:value="7566" calcext:value-type="float">
            <text:p>7566</text:p>
          </table:table-cell>
          <table:table-cell/>
        </table:table-row>
        <table:table-row table:style-name="ro4">
          <table:table-cell office:value-type="string" calcext:value-type="string">
            <text:p>TED-Ed</text:p>
          </table:table-cell>
          <table:table-cell office:value-type="string" calcext:value-type="string">
            <text:p>wUEl8KrMz14</text:p>
          </table:table-cell>
          <table:table-cell office:value-type="string" calcext:value-type="string">
            <text:p>UCsooa4yRKGN_zEE8iknghZA</text:p>
          </table:table-cell>
          <table:table-cell office:value-type="string" calcext:value-type="string">
            <text:p>https://www.youtube.com/watch?v=wUEl8KrMz14</text:p>
          </table:table-cell>
          <table:table-cell office:value-type="date" office:date-value="2015-03-05T16:24:09" calcext:value-type="date">
            <text:p>05/03/15 16:24</text:p>
          </table:table-cell>
          <table:table-cell office:value-type="string" calcext:value-type="string">
            <text:p>Why sitting is bad for you - Murat DalkilinÃ§</text:p>
          </table:table-cell>
          <table:table-cell office:value-type="string" calcext:value-type="string">
            <text:p>View full lesson: http://ed.ted.com/lessons/why-sitting-is-bad-for-you-murat-dalkilinc</text:p>
            <text:p/>
            <text:p>Sitting down for brief periods can help us recover from stress or recuperate from exercise. But nowadays, our lifestyles make us sit much more than we move around. Are our bodies built for such a sedentary existence? Murat DalkilinÃ§ investigates the hidden risks of sitting down. </text:p>
            <text:p/>
            <text:p>Lesson by Murat DalkilinÃ§, animation by Oxbow Creative.</text:p>
          </table:table-cell>
          <table:table-cell office:value-type="string" calcext:value-type="string">
            <text:p>{TED,TED-Ed,TEDx,"TED Ed",Sitting,Disease,"Sitting disease",Walk,Stand,Tissue,Spine,Numbness,Swelling,Nerves,Lungs,"Blood flow",Inactivity,Stress,"Lipprotein lipase",Enzyme,Brain,Concentration,Cancer,"Heart disease",Diabetes,Kidney,Liver,Movement,Aerobics,Yoga,Stretch,Exercise}</text:p>
          </table:table-cell>
          <table:table-cell office:value-type="string" calcext:value-type="string">
            <text:p>00:05:05</text:p>
          </table:table-cell>
          <table:table-cell office:value-type="date" office:date-value="2018-07-28T04:41:32.232" calcext:value-type="date">
            <text:p>28/07/18 04:41</text:p>
          </table:table-cell>
          <table:table-cell office:value-type="float" office:value="3549018" calcext:value-type="float">
            <text:p>3549018</text:p>
          </table:table-cell>
          <table:table-cell office:value-type="float" office:value="13649" calcext:value-type="float">
            <text:p>13649</text:p>
          </table:table-cell>
          <table:table-cell/>
        </table:table-row>
        <table:table-row table:style-name="ro1">
          <table:table-cell office:value-type="string" calcext:value-type="string">
            <text:p>tecmath</text:p>
          </table:table-cell>
          <table:table-cell office:value-type="string" calcext:value-type="string">
            <text:p>GFGlgSfQ-Gk</text:p>
          </table:table-cell>
          <table:table-cell office:value-type="string" calcext:value-type="string">
            <text:p>UCb7w5aTnt7YeXBcVCY0mgFw</text:p>
          </table:table-cell>
          <table:table-cell office:value-type="string" calcext:value-type="string">
            <text:p>https://www.youtube.com/watch?v=GFGlgSfQ-Gk</text:p>
          </table:table-cell>
          <table:table-cell office:value-type="date" office:date-value="2013-02-08T10:59:22" calcext:value-type="date">
            <text:p>08/02/13 10:59</text:p>
          </table:table-cell>
          <table:table-cell office:value-type="string" calcext:value-type="string">
            <text:p>Fractions addition and subtraction trick - do them the fast way!</text:p>
          </table:table-cell>
          <table:table-cell office:value-type="string" calcext:value-type="string">
            <text:p>Forget finding common denominators when adding dissimilar fractions - this way is much faster and easier. This video also looks at how to deal with mixed numbers and simplification.</text:p>
          </table:table-cell>
          <table:table-cell office:value-type="string" calcext:value-type="string">
            <text:p>{fraction,fractions,math,add,dissimilar,mixed,vedic,easy,fast,"fractions trick"}</text:p>
          </table:table-cell>
          <table:table-cell office:value-type="string" calcext:value-type="string">
            <text:p>00:08:03</text:p>
          </table:table-cell>
          <table:table-cell office:value-type="date" office:date-value="2018-07-28T04:42:21.957" calcext:value-type="date">
            <text:p>28/07/18 04:42</text:p>
          </table:table-cell>
          <table:table-cell office:value-type="float" office:value="3524003" calcext:value-type="float">
            <text:p>3524003</text:p>
          </table:table-cell>
          <table:table-cell office:value-type="float" office:value="26903" calcext:value-type="float">
            <text:p>26903</text:p>
          </table:table-cell>
          <table:table-cell/>
        </table:table-row>
        <table:table-row table:style-name="ro24">
          <table:table-cell office:value-type="string" calcext:value-type="string">
            <text:p>minutephysics</text:p>
          </table:table-cell>
          <table:table-cell office:value-type="string" calcext:value-type="string">
            <text:p>C5-I0bAuEUE</text:p>
          </table:table-cell>
          <table:table-cell office:value-type="string" calcext:value-type="string">
            <text:p>UCUHW94eEFW7hkUMVaZz4eDg</text:p>
          </table:table-cell>
          <table:table-cell office:value-type="string" calcext:value-type="string">
            <text:p>https://www.youtube.com/watch?v=C5-I0bAuEUE</text:p>
          </table:table-cell>
          <table:table-cell office:value-type="date" office:date-value="2014-12-08T16:53:06" calcext:value-type="date">
            <text:p>08/12/14 16:53</text:p>
          </table:table-cell>
          <table:table-cell office:value-type="string" calcext:value-type="string">
            <text:p>Solution to The Impossible Bet</text:p>
          </table:table-cell>
          <table:table-cell office:value-type="string" calcext:value-type="string">
            <text:p>This problem is called the "100 Prisoners Problem", more info on the math here: http://en.m.wikipedia.org/wiki/100_prisoners_problem</text:p>
            <text:p>Thanks to http://www.ifixit.com for supporting us on Subbable!</text:p>
            <text:p>and to Subbable supporter @vicnice137</text:p>
            <text:p/>
            <text:p>And thanks to my friend Dan Hoff for introducing me to this proble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bet,gambling,"prisoner's dilemma","prisoners dilemma","100 prisoners",impossible,minute,physics,permutation,100,yahtzee,poker,odds}</text:p>
          </table:table-cell>
          <table:table-cell office:value-type="string" calcext:value-type="string">
            <text:p>00:03:58</text:p>
          </table:table-cell>
          <table:table-cell office:value-type="date" office:date-value="2018-07-28T04:42:15.607" calcext:value-type="date">
            <text:p>28/07/18 04:42</text:p>
          </table:table-cell>
          <table:table-cell office:value-type="float" office:value="3511484" calcext:value-type="float">
            <text:p>3511484</text:p>
          </table:table-cell>
          <table:table-cell office:value-type="float" office:value="2526" calcext:value-type="float">
            <text:p>2526</text:p>
          </table:table-cell>
          <table:table-cell/>
        </table:table-row>
        <table:table-row table:style-name="ro6">
          <table:table-cell office:value-type="string" calcext:value-type="string">
            <text:p>Khan Academy</text:p>
          </table:table-cell>
          <table:table-cell office:value-type="string" calcext:value-type="string">
            <text:p>kpCJyQ2usJ4</text:p>
          </table:table-cell>
          <table:table-cell office:value-type="string" calcext:value-type="string">
            <text:p>UC4a-Gbdw7vOaccHmFo40b9g</text:p>
          </table:table-cell>
          <table:table-cell office:value-type="string" calcext:value-type="string">
            <text:p>https://www.youtube.com/watch?v=kpCJyQ2usJ4</text:p>
          </table:table-cell>
          <table:table-cell office:value-type="date" office:date-value="2012-02-09T18:29:05" calcext:value-type="date">
            <text:p>09/02/12 18:29</text:p>
          </table:table-cell>
          <table:table-cell office:value-type="string" calcext:value-type="string">
            <text:p>The beauty of algebra | Introduction to algebra | Algebra I | Khan Academy</text:p>
          </table:table-cell>
          <table:table-cell office:value-type="string" calcext:value-type="string">
            <text:p>Why the abstraction of mathematics is so fundamental</text:p>
            <text:p/>
            <text:p>Watch the next lesson: https://www.khanacademy.org/math/algebra/introduction-to-algebra/overview_hist_alg/v/descartes-and-cartesian-coordinates?utm_source=YT&amp;utm_medium=Desc&amp;utm_campaign=AlgebraI</text:p>
            <text:p/>
            <text:p>Missed the previous lesson? </text:p>
            <text:p>https://www.khanacademy.org/math/algebra/introduction-to-algebra/overview_hist_alg/v/abstract-ness?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10:07</text:p>
          </table:table-cell>
          <table:table-cell office:value-type="date" office:date-value="2018-07-28T04:40:55.993" calcext:value-type="date">
            <text:p>28/07/18 04:40</text:p>
          </table:table-cell>
          <table:table-cell office:value-type="float" office:value="3487368" calcext:value-type="float">
            <text:p>3487368</text:p>
          </table:table-cell>
          <table:table-cell office:value-type="float" office:value="5373" calcext:value-type="float">
            <text:p>5373</text:p>
          </table:table-cell>
          <table:table-cell/>
        </table:table-row>
        <table:table-row table:style-name="ro27">
          <table:table-cell office:value-type="string" calcext:value-type="string">
            <text:p>Numberphile</text:p>
          </table:table-cell>
          <table:table-cell office:value-type="string" calcext:value-type="string">
            <text:p>iW_LkYiuTKE</text:p>
          </table:table-cell>
          <table:table-cell office:value-type="string" calcext:value-type="string">
            <text:p>UCoxcjq-8xIDTYp3uz647V5A</text:p>
          </table:table-cell>
          <table:table-cell office:value-type="string" calcext:value-type="string">
            <text:p>https://www.youtube.com/watch?v=iW_LkYiuTKE</text:p>
          </table:table-cell>
          <table:table-cell office:value-type="date" office:date-value="2013-03-04T14:03:21" calcext:value-type="date">
            <text:p>04/03/13 14:03</text:p>
          </table:table-cell>
          <table:table-cell office:value-type="string" calcext:value-type="string">
            <text:p>The problem in Good Will Hunting - Numberphile</text:p>
          </table:table-cell>
          <table:table-cell office:value-type="string" calcext:value-type="string">
            <text:p>We now have a Tumblr: Tumblr: http://numberphile.tumblr.com</text:p>
            <text:p>This paper on ebay: http://www.ebay.co.uk/itm/221197137799?</text:p>
            <text:p>More links &amp; stuff in full description below â†“â†“â†“</text:p>
            <text:p/>
            <text:p>Just how hard was the second problem cracked by Will in Good Will Hunting? Matt Damon!</text:p>
            <text:p/>
            <text:p>And who doesn't love Homeomorphically Irreducible Trees?</text:p>
            <text:p/>
            <text:p>This video features Dr James Grime - http://singingbanana.com/</text:p>
            <text:p/>
            <text:p>Music by Alan Stewart - http://www.youtube.com/user/AlanKey86</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good will hunting",mathematics,"matt damon",trees}</text:p>
          </table:table-cell>
          <table:table-cell office:value-type="string" calcext:value-type="string">
            <text:p>00:04:54</text:p>
          </table:table-cell>
          <table:table-cell office:value-type="date" office:date-value="2018-07-28T04:41:38.247" calcext:value-type="date">
            <text:p>28/07/18 04:41</text:p>
          </table:table-cell>
          <table:table-cell office:value-type="float" office:value="3472447" calcext:value-type="float">
            <text:p>3472447</text:p>
          </table:table-cell>
          <table:table-cell office:value-type="float" office:value="14859" calcext:value-type="float">
            <text:p>14859</text:p>
          </table:table-cell>
          <table:table-cell/>
        </table:table-row>
        <table:table-row table:style-name="ro24">
          <table:table-cell office:value-type="string" calcext:value-type="string">
            <text:p>minutephysics</text:p>
          </table:table-cell>
          <table:table-cell office:value-type="string" calcext:value-type="string">
            <text:p>d3zTfXvYZ9s</text:p>
          </table:table-cell>
          <table:table-cell office:value-type="string" calcext:value-type="string">
            <text:p>UCUHW94eEFW7hkUMVaZz4eDg</text:p>
          </table:table-cell>
          <table:table-cell office:value-type="string" calcext:value-type="string">
            <text:p>https://www.youtube.com/watch?v=d3zTfXvYZ9s</text:p>
          </table:table-cell>
          <table:table-cell office:value-type="date" office:date-value="2017-10-26T13:30:01" calcext:value-type="date">
            <text:p>26/10/17 13:30</text:p>
          </table:table-cell>
          <table:table-cell office:value-type="string" calcext:value-type="string">
            <text:p>Time Travel in Fiction Rundown</text:p>
          </table:table-cell>
          <table:table-cell office:value-type="string" calcext:value-type="string">
            <text:p>Thanks to YouTube REDâ€™s new original series, LIFELINE, for sponsoring this video. Watch the first episode for free: https://www.youtube.com/watch?v=Ru4zkxNuJ_I</text:p>
            <text:p>And thanks to my friends Sam and Niko (and all the rest) at the Corridor Digital channel for making awesome videos.</text:p>
            <text:p/>
            <text:p>Support MinutePhysics on Patreon! http://www.patreon.com/minutephysics</text:p>
            <text:p>Link to Patreon Supporters: http://www.minutephysics.com/supporters/</text:p>
            <text:p/>
            <text:p>For ages Iâ€™ve been thinking about doing a video analyzing time travel in fiction and doing a comparison of different fictional time travels â€“ some do use wormholes, some relativistic/faster than light travel with time dilation, some closed timelike curves, some have essentially â€œmagicâ€ or no consistent rules that make any sense, or TARDIS's, or whatever. This video is an explanation of how time travel functions in different popular movies, books, &amp; shows â€“ not how it works â€œunder the hood", but how it causally affects the perspective of charactersâ€™ timelines (who has free will? can you change things by going back to the past or forwards into the future?). In particular, I explain Ender's Game, Planet of the Apes, Harry Potter and the Prisoner of Azkaban, Primer, Bill &amp; Tedâ€™s Excellent Adventure, Back to the Future, Groundhog Day, Looper, the video game â€œBraidâ€, and Lifeline.</text:p>
            <text:p/>
            <text:p>MinutePhysics is on twitter - @minutephysics</text:p>
            <text:p>And facebook - http://facebook.com/minutephysics</text:p>
            <text:p>And Google+ (does anyone use this any more?) - http://bit.ly/qzEwc6</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08:05</text:p>
          </table:table-cell>
          <table:table-cell office:value-type="date" office:date-value="2018-07-28T04:43:30.315" calcext:value-type="date">
            <text:p>28/07/18 04:43</text:p>
          </table:table-cell>
          <table:table-cell office:value-type="float" office:value="3472404" calcext:value-type="float">
            <text:p>3472404</text:p>
          </table:table-cell>
          <table:table-cell office:value-type="float" office:value="17715" calcext:value-type="float">
            <text:p>17715</text:p>
          </table:table-cell>
          <table:table-cell/>
        </table:table-row>
        <table:table-row table:style-name="ro4">
          <table:table-cell office:value-type="string" calcext:value-type="string">
            <text:p>TED-Ed</text:p>
          </table:table-cell>
          <table:table-cell office:value-type="string" calcext:value-type="string">
            <text:p>Mc6VA7Q1vXQ</text:p>
          </table:table-cell>
          <table:table-cell office:value-type="string" calcext:value-type="string">
            <text:p>UCsooa4yRKGN_zEE8iknghZA</text:p>
          </table:table-cell>
          <table:table-cell office:value-type="string" calcext:value-type="string">
            <text:p>https://www.youtube.com/watch?v=Mc6VA7Q1vXQ</text:p>
          </table:table-cell>
          <table:table-cell office:value-type="date" office:date-value="2017-05-01T15:02:59" calcext:value-type="date">
            <text:p>01/05/17 15:02</text:p>
          </table:table-cell>
          <table:table-cell office:value-type="string" calcext:value-type="string">
            <text:p>Can you solve the pirate riddle? - Alex Gendler</text:p>
          </table:table-cell>
          <table:table-cell office:value-type="string" calcext:value-type="string">
            <text:p>View full lesson: http://ed.ted.com/lessons/can-you-solve-the-pirate-riddle-alex-gendler</text:p>
            <text:p/>
            <text:p>Itâ€™s a good day to be a pirate. Amaro and his four mateys â€“ Bart, Charlotte, Daniel, and Eliza have struck gold â€“ a chest with 100 coins. But now, they must divvy up the booty according to the pirate code â€” and pirate code is notoriously complicated. Can you help come up with the distribution that Amaro should propose to make sure he lives to tell the tale? Alex Gendler shows how. </text:p>
            <text:p/>
            <text:p>Lesson by Alex Gendler, animation by Artrake Studio.</text:p>
          </table:table-cell>
          <table:table-cell office:value-type="string" calcext:value-type="string">
            <text:p>{TED,TED-Ed,"TED Education","TED Ed","Alex Gendler","ARTRAKE STUDIO",Pirates,"pirate riddle",riddle,"Nash Equilibrium","game theory",treasure,"common knowledge",logic,"logical deduction"}</text:p>
          </table:table-cell>
          <table:table-cell office:value-type="string" calcext:value-type="string">
            <text:p>00:05:24</text:p>
          </table:table-cell>
          <table:table-cell office:value-type="date" office:date-value="2018-07-28T04:42:53.526" calcext:value-type="date">
            <text:p>28/07/18 04:42</text:p>
          </table:table-cell>
          <table:table-cell office:value-type="float" office:value="3471371" calcext:value-type="float">
            <text:p>3471371</text:p>
          </table:table-cell>
          <table:table-cell office:value-type="float" office:value="39697" calcext:value-type="float">
            <text:p>39697</text:p>
          </table:table-cell>
          <table:table-cell/>
        </table:table-row>
        <table:table-row table:style-name="ro28">
          <table:table-cell office:value-type="string" calcext:value-type="string">
            <text:p>Numberphile</text:p>
          </table:table-cell>
          <table:table-cell office:value-type="string" calcext:value-type="string">
            <text:p>G2_Q9FoD-oQ</text:p>
          </table:table-cell>
          <table:table-cell office:value-type="string" calcext:value-type="string">
            <text:p>UCoxcjq-8xIDTYp3uz647V5A</text:p>
          </table:table-cell>
          <table:table-cell office:value-type="string" calcext:value-type="string">
            <text:p>https://www.youtube.com/watch?v=G2_Q9FoD-oQ</text:p>
          </table:table-cell>
          <table:table-cell office:value-type="date" office:date-value="2013-01-10T17:52:51" calcext:value-type="date">
            <text:p>10/01/13 17:52</text:p>
          </table:table-cell>
          <table:table-cell office:value-type="string" calcext:value-type="string">
            <text:p>158,962,555,217,826,360,000 (Enigma Machine) - Numberphile</text:p>
          </table:table-cell>
          <table:table-cell office:value-type="string" calcext:value-type="string">
            <text:p>The Nazi's Enigma Machine - and the mathematics behind it - was a crucial part of World War II. Flaw video at: http://www.youtube.com/watch?v=V4V2bpZlqx8</text:p>
            <text:p>More links &amp; stuff in full description below â†“â†“â†“</text:p>
            <text:p/>
            <text:p>Brown papers on ebay: bit.ly/brownpapers</text:p>
            <text:p/>
            <text:p>Dr James Grime demonstrates the machine and discusses its many configurations.</text:p>
            <text:p/>
            <text:p>James' "day job" is touring with the Enigma machine - he could even visit you - see more at http://enigma.maths.org/content/project-officer</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enigma,"enigma machine",nazis,germany,code,"Nazi Germany (Country)","world war 2",ww2,wwII,cryptography}</text:p>
          </table:table-cell>
          <table:table-cell office:value-type="string" calcext:value-type="string">
            <text:p>00:11:52</text:p>
          </table:table-cell>
          <table:table-cell office:value-type="date" office:date-value="2018-07-28T04:44:08.004" calcext:value-type="date">
            <text:p>28/07/18 04:44</text:p>
          </table:table-cell>
          <table:table-cell office:value-type="float" office:value="3426575" calcext:value-type="float">
            <text:p>3426575</text:p>
          </table:table-cell>
          <table:table-cell office:value-type="float" office:value="6116" calcext:value-type="float">
            <text:p>6116</text:p>
          </table:table-cell>
          <table:table-cell/>
        </table:table-row>
        <table:table-row table:style-name="ro4">
          <table:table-cell office:value-type="string" calcext:value-type="string">
            <text:p>TED-Ed</text:p>
          </table:table-cell>
          <table:table-cell office:value-type="string" calcext:value-type="string">
            <text:p>f2O6mQkFiiw</text:p>
          </table:table-cell>
          <table:table-cell office:value-type="string" calcext:value-type="string">
            <text:p>UCsooa4yRKGN_zEE8iknghZA</text:p>
          </table:table-cell>
          <table:table-cell office:value-type="string" calcext:value-type="string">
            <text:p>https://www.youtube.com/watch?v=f2O6mQkFiiw</text:p>
          </table:table-cell>
          <table:table-cell office:value-type="date" office:date-value="2017-02-27T16:03:49" calcext:value-type="date">
            <text:p>27/02/17 16:03</text:p>
          </table:table-cell>
          <table:table-cell office:value-type="string" calcext:value-type="string">
            <text:p>How to practice effectively...for just about anything - Annie Bosler and Don Greene</text:p>
          </table:table-cell>
          <table:table-cell office:value-type="string" calcext:value-type="string">
            <text:p>View full lesson: http://ed.ted.com/lessons/how-to-practice-effectively-for-just-about-anything-annie-bosler-and-don-greene</text:p>
            <text:p/>
            <text:p>Mastering any physical skill takes practice. Practice is the repetition of an action with the goal of improvement, and it helps us perform with more ease, speed, and confidence. But what does practice actually do to make us better at things? Annie Bosler and Don Greene explain how practice affects the inner workings of our brains.</text:p>
            <text:p/>
            <text:p>Lesson by Annie Bosler and Don Greene, animation by Martina MeÅ¡troviÄ‡.</text:p>
          </table:table-cell>
          <table:table-cell office:value-type="string" calcext:value-type="string">
            <text:p>{TED,TED-Ed,"TED Ed","TED Education","Annie Bosler","Don Greene","Martina MeÅ¡troviÄ‡",practice,brain,neuron,axon,myelin,repetition,expertise,distraction,muscles,"muscle memory","grey matter","white matter"}</text:p>
          </table:table-cell>
          <table:table-cell office:value-type="string" calcext:value-type="string">
            <text:p>00:04:50</text:p>
          </table:table-cell>
          <table:table-cell office:value-type="date" office:date-value="2018-07-28T04:43:11.951" calcext:value-type="date">
            <text:p>28/07/18 04:43</text:p>
          </table:table-cell>
          <table:table-cell office:value-type="float" office:value="3374140" calcext:value-type="float">
            <text:p>3374140</text:p>
          </table:table-cell>
          <table:table-cell office:value-type="float" office:value="47741" calcext:value-type="float">
            <text:p>47741</text:p>
          </table:table-cell>
          <table:table-cell/>
        </table:table-row>
        <table:table-row table:style-name="ro4">
          <table:table-cell office:value-type="string" calcext:value-type="string">
            <text:p>TED-Ed</text:p>
          </table:table-cell>
          <table:table-cell office:value-type="string" calcext:value-type="string">
            <text:p>dzrwnwOx0fw</text:p>
          </table:table-cell>
          <table:table-cell office:value-type="string" calcext:value-type="string">
            <text:p>UCsooa4yRKGN_zEE8iknghZA</text:p>
          </table:table-cell>
          <table:table-cell office:value-type="string" calcext:value-type="string">
            <text:p>https://www.youtube.com/watch?v=dzrwnwOx0fw</text:p>
          </table:table-cell>
          <table:table-cell office:value-type="date" office:date-value="2016-12-01T16:00:30" calcext:value-type="date">
            <text:p>01/12/16 16:00</text:p>
          </table:table-cell>
          <table:table-cell office:value-type="string" calcext:value-type="string">
            <text:p>Can you solve the airplane riddle? - Judd A. Schorr</text:p>
          </table:table-cell>
          <table:table-cell office:value-type="string" calcext:value-type="string">
            <text:p>View full lesson: http://ed.ted.com/lessons/can-you-solve-the-airplane-riddle-judd-a-schorr</text:p>
            <text:p/>
            <text:p>Professor FukanÅ, the famous scientist, has embarked on a new challenge â€“ piloting around the world in a plane of his own design. Thereâ€™s just one problem: there's not enough fuel to complete the journey. Luckily, there are two other planes to help. Can you help the professor fly for the whole trip and achieve his dream, without anyone running out of fuel and crashing? Judd A. Schorr shows how.</text:p>
            <text:p/>
            <text:p>Lesson by Judd A. Schorr, animation by Artrake Studio.</text:p>
          </table:table-cell>
          <table:table-cell office:value-type="string" calcext:value-type="string">
            <text:p>{"Judd Schorr","Artrake Studio","Teded riddle","airplane riddle","teded bridge riddle","teded passcode riddle","logic puzzles","mind matters",riddles,puzzles,"teded hat puzzle","teded control room riddle","critical thinking","teded green eyed puzzle","einstein riddle",TED,TED-Ed,Teded,"Ted Education"}</text:p>
          </table:table-cell>
          <table:table-cell office:value-type="string" calcext:value-type="string">
            <text:p>00:04:38</text:p>
          </table:table-cell>
          <table:table-cell office:value-type="date" office:date-value="2018-07-28T04:43:55.872" calcext:value-type="date">
            <text:p>28/07/18 04:43</text:p>
          </table:table-cell>
          <table:table-cell office:value-type="float" office:value="3326043" calcext:value-type="float">
            <text:p>3326043</text:p>
          </table:table-cell>
          <table:table-cell office:value-type="float" office:value="17065" calcext:value-type="float">
            <text:p>17065</text:p>
          </table:table-cell>
          <table:table-cell/>
        </table:table-row>
        <table:table-row table:style-name="ro4">
          <table:table-cell office:value-type="string" calcext:value-type="string">
            <text:p>TED-Ed</text:p>
          </table:table-cell>
          <table:table-cell office:value-type="string" calcext:value-type="string">
            <text:p>mRsa2wb0aTs</text:p>
          </table:table-cell>
          <table:table-cell office:value-type="string" calcext:value-type="string">
            <text:p>UCsooa4yRKGN_zEE8iknghZA</text:p>
          </table:table-cell>
          <table:table-cell office:value-type="string" calcext:value-type="string">
            <text:p>https://www.youtube.com/watch?v=mRsa2wb0aTs</text:p>
          </table:table-cell>
          <table:table-cell office:value-type="date" office:date-value="2016-10-13T15:12:42" calcext:value-type="date">
            <text:p>13/10/16 15:12</text:p>
          </table:table-cell>
          <table:table-cell office:value-type="string" calcext:value-type="string">
            <text:p>What happens to our bodies after we die? - Farnaz Khatibi Jafari</text:p>
          </table:table-cell>
          <table:table-cell office:value-type="string" calcext:value-type="string">
            <text:p>View full lesson: http://ed.ted.com/lessons/what-happens-to-our-bodies-after-we-die-farnaz-khatibi-jafari</text:p>
            <text:p/>
            <text:p>Since the dawn of humanity, an estimated 100.8 billion people have lived and died, a number that increases by about 0.8% of the worldâ€™s population each year. What happens to all of those peoplesâ€™ bodies after they die? And will the planet eventually run out of burial space? Farnaz Khatibi Jafari traces the evolution of how humanity has treated bodies and burials. </text:p>
            <text:p/>
            <text:p>Lesson by Farnaz Khatibi Jafari, animation by Ivana BoÅ¡njak and Thomas Johnson.</text:p>
          </table:table-cell>
          <table:table-cell office:value-type="string" calcext:value-type="string">
            <text:p>{"Farnaz Khatibi Jafari","Ivana BoÅ¡njak","Thomas Johnson","burial practises","what happens to the body after you die","where do dead bodies go","mushroom suit","TED mushroom suit",decomposing,"livor mortis","rigor mortis",cemetary,overcrowded,"primary flaccidity",corpses,cadaver,"post mortem","dead body","Caspar's law","after you die",mummification,TED,TED-Ed,Teded,"Ted Education"}</text:p>
          </table:table-cell>
          <table:table-cell office:value-type="string" calcext:value-type="string">
            <text:p>00:04:41</text:p>
          </table:table-cell>
          <table:table-cell office:value-type="date" office:date-value="2018-07-28T04:43:30.421" calcext:value-type="date">
            <text:p>28/07/18 04:43</text:p>
          </table:table-cell>
          <table:table-cell office:value-type="float" office:value="3313550" calcext:value-type="float">
            <text:p>3313550</text:p>
          </table:table-cell>
          <table:table-cell office:value-type="float" office:value="91923" calcext:value-type="float">
            <text:p>91923</text:p>
          </table:table-cell>
          <table:table-cell/>
        </table:table-row>
        <table:table-row table:style-name="ro6">
          <table:table-cell office:value-type="string" calcext:value-type="string">
            <text:p>Khan Academy</text:p>
          </table:table-cell>
          <table:table-cell office:value-type="string" calcext:value-type="string">
            <text:p>uzkc-qNVoOk</text:p>
          </table:table-cell>
          <table:table-cell office:value-type="string" calcext:value-type="string">
            <text:p>UC4a-Gbdw7vOaccHmFo40b9g</text:p>
          </table:table-cell>
          <table:table-cell office:value-type="string" calcext:value-type="string">
            <text:p>https://www.youtube.com/watch?v=uzkc-qNVoOk</text:p>
          </table:table-cell>
          <table:table-cell office:value-type="date" office:date-value="2011-08-03T15:29:01" calcext:value-type="date">
            <text:p>03/08/11 15:29</text:p>
          </table:table-cell>
          <table:table-cell office:value-type="string" calcext:value-type="string">
            <text:p>Probability explained | Independent and dependent events | Probability and Statistics | Khan Academy</text:p>
          </table:table-cell>
          <table:table-cell office:value-type="string" calcext:value-type="string">
            <text:p>We give you an introduction to probability through the example of flipping a quarter and rolling a die.</text:p>
            <text:p/>
            <text:p>Practice this lesson yourself on KhanAcademy.org right now: </text:p>
            <text:p>https://www.khanacademy.org/math/probability/independent-dependent-probability/basic_probability/e/dice_probability?utm_source=YT&amp;utm_medium=Desc&amp;utm_campaign=ProbabilityandStatistics</text:p>
            <text:p/>
            <text:p>Watch the next lesson: https://www.khanacademy.org/math/probability/independent-dependent-probability/basic_probability/v/probability-space-exercise-example?utm_source=YT&amp;utm_medium=Desc&amp;utm_campaign=ProbabilityandStatistics</text:p>
            <text:p/>
            <text:p>Probability and statistics on Khan Academy: We dare you to go through a day in which you never consider or use probability. Did you check the weather forecast? Busted! Did you decide to go through the drive through lane vs walk in? Busted again! We are constantly creating hypotheses, making predictions, testing, and analyzing. Our lives are full of probabilities! Statistics is related to probability because much of the data we use when determining probable outcomes comes from our understanding of statistics. In these tutorials, we will cover a range of topics, some which include: independent events, dependent probability, combinatorics, hypothesis testing, descriptive statistics, random variables, probability distributions, regression, and inferential statistics. So buckle up and hop on for a wild ride. We bet you're going to be challenged AND love it!</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obability and Statistics channel:</text:p>
            <text:p>https://www.youtube.com/channel/UCRXuOXLW3LcQLWvxbZiIZ0w?sub_confirmation=1</text:p>
            <text:p>Subscribe to KhanAcademy: https://www.youtube.com/subscription_center?add_user=khanacademy</text:p>
          </table:table-cell>
          <table:table-cell/>
          <table:table-cell office:value-type="string" calcext:value-type="string">
            <text:p>00:08:18</text:p>
          </table:table-cell>
          <table:table-cell office:value-type="date" office:date-value="2018-07-28T04:43:37.154" calcext:value-type="date">
            <text:p>28/07/18 04:43</text:p>
          </table:table-cell>
          <table:table-cell office:value-type="float" office:value="3308388" calcext:value-type="float">
            <text:p>3308388</text:p>
          </table:table-cell>
          <table:table-cell office:value-type="float" office:value="9647" calcext:value-type="float">
            <text:p>9647</text:p>
          </table:table-cell>
          <table:table-cell/>
        </table:table-row>
        <table:table-row table:style-name="ro29">
          <table:table-cell office:value-type="string" calcext:value-type="string">
            <text:p>Vihart</text:p>
          </table:table-cell>
          <table:table-cell office:value-type="string" calcext:value-type="string">
            <text:p>4niz8TfY794</text:p>
          </table:table-cell>
          <table:table-cell office:value-type="string" calcext:value-type="string">
            <text:p>UCOGeU-1Fig3rrDjhm9Zs_wg</text:p>
          </table:table-cell>
          <table:table-cell office:value-type="string" calcext:value-type="string">
            <text:p>https://www.youtube.com/watch?v=4niz8TfY794</text:p>
          </table:table-cell>
          <table:table-cell office:value-type="date" office:date-value="2013-06-27T11:51:48" calcext:value-type="date">
            <text:p>27/06/13 11:51</text:p>
          </table:table-cell>
          <table:table-cell office:value-type="string" calcext:value-type="string">
            <text:p>Twelve Tones</text:p>
          </table:table-cell>
          <table:table-cell office:value-type="string" calcext:value-type="string">
            <text:p>It's a video. Support me on Patreon: https://www.patreon.com/vihart</text:p>
            <text:p/>
            <text:p>You can download it from Vimeo: vimeo.com/vihart</text:p>
            <text:p>Or torrent it, see http://vihart.com/list-of-torrents/</text:p>
            <text:p>Also the sheet music for the Mary quartet is here: http://imgur.com/a/hgy9Q#0 (if you happen to play/sing it, do let me know!)</text:p>
            <text:p>And individual mp3s are downloadable on my Soundcloud: http://soundcloud.com/vihartvihart</text:p>
            <text:p/>
            <text:p>TAKE EVERYTHING I DON'T WANT IT ANYMORE</text:p>
          </table:table-cell>
          <table:table-cell office:value-type="string" calcext:value-type="string">
            <text:p>{math,music,"12 tone",serialism,stravinsky,schoenberg,vihart,"vi hart"}</text:p>
          </table:table-cell>
          <table:table-cell office:value-type="string" calcext:value-type="string">
            <text:p>00:30:09</text:p>
          </table:table-cell>
          <table:table-cell office:value-type="date" office:date-value="2018-07-28T04:41:32.167" calcext:value-type="date">
            <text:p>28/07/18 04:41</text:p>
          </table:table-cell>
          <table:table-cell office:value-type="float" office:value="3286215" calcext:value-type="float">
            <text:p>3286215</text:p>
          </table:table-cell>
          <table:table-cell office:value-type="float" office:value="5470" calcext:value-type="float">
            <text:p>5470</text:p>
          </table:table-cell>
          <table:table-cell/>
        </table:table-row>
        <table:table-row table:style-name="ro4">
          <table:table-cell office:value-type="string" calcext:value-type="string">
            <text:p>TED-Ed</text:p>
          </table:table-cell>
          <table:table-cell office:value-type="string" calcext:value-type="string">
            <text:p>uvMiz0-nPxs</text:p>
          </table:table-cell>
          <table:table-cell office:value-type="string" calcext:value-type="string">
            <text:p>UCsooa4yRKGN_zEE8iknghZA</text:p>
          </table:table-cell>
          <table:table-cell office:value-type="string" calcext:value-type="string">
            <text:p>https://www.youtube.com/watch?v=uvMiz0-nPxs</text:p>
          </table:table-cell>
          <table:table-cell office:value-type="date" office:date-value="2013-06-27T19:04:20" calcext:value-type="date">
            <text:p>27/06/13 19:04</text:p>
          </table:table-cell>
          <table:table-cell office:value-type="string" calcext:value-type="string">
            <text:p>If superpowers were real: Immortality - Joy Lin</text:p>
          </table:table-cell>
          <table:table-cell office:value-type="string" calcext:value-type="string">
            <text:p>View full lesson: http://ed.ted.com/lessons/if-superpowers-were-real-immortality-joy-lin</text:p>
            <text:p/>
            <text:p>What if immortality wasn't just the stuff of epic comic book stories? Is it scientifically possible to be immortal? In this series, Joy Lin tackles six superpowers and reveals just how scientifically realistic they can be to us mere mortals. </text:p>
            <text:p/>
            <text:p>Lesson by Joy Lin, animation by Cognitive Media.</text:p>
          </table:table-cell>
          <table:table-cell office:value-type="string" calcext:value-type="string">
            <text:p>{"\\Joy Lin\\","\\Cognitive","media\\",marvel,superhero,science,superpower,immortality,immortal,mortality,TED-Ed,"\\TED","Ed\\",TEDEducation}</text:p>
          </table:table-cell>
          <table:table-cell office:value-type="string" calcext:value-type="string">
            <text:p>00:04:30</text:p>
          </table:table-cell>
          <table:table-cell office:value-type="date" office:date-value="2018-07-28T04:43:12.136" calcext:value-type="date">
            <text:p>28/07/18 04:43</text:p>
          </table:table-cell>
          <table:table-cell office:value-type="float" office:value="3281679" calcext:value-type="float">
            <text:p>3281679</text:p>
          </table:table-cell>
          <table:table-cell office:value-type="float" office:value="50672" calcext:value-type="float">
            <text:p>50672</text:p>
          </table:table-cell>
          <table:table-cell/>
        </table:table-row>
        <table:table-row table:style-name="ro22">
          <table:table-cell office:value-type="string" calcext:value-type="string">
            <text:p>minutephysics</text:p>
          </table:table-cell>
          <table:table-cell office:value-type="string" calcext:value-type="string">
            <text:p>Af0_vWDfJwQ</text:p>
          </table:table-cell>
          <table:table-cell office:value-type="string" calcext:value-type="string">
            <text:p>UCUHW94eEFW7hkUMVaZz4eDg</text:p>
          </table:table-cell>
          <table:table-cell office:value-type="string" calcext:value-type="string">
            <text:p>https://www.youtube.com/watch?v=Af0_vWDfJwQ</text:p>
          </table:table-cell>
          <table:table-cell office:value-type="date" office:date-value="2011-07-07T05:27:03" calcext:value-type="date">
            <text:p>07/07/11 05:27</text:p>
          </table:table-cell>
          <table:table-cell office:value-type="string" calcext:value-type="string">
            <text:p>Minute Physics: What is Dark Matter?</text:p>
          </table:table-cell>
          <table:table-cell office:value-type="string" calcext:value-type="string">
            <text:p>Minute Physics provides an energetic and entertaining view of old and new problems in physics -- all in one minute!</text:p>
            <text:p/>
            <text:p>In this episode, we discuss Dark Matter, an exotic type of matter we know very little about, despite the fact that it makes up around 80% of all matter in the universe! Created by Henry Reich</text:p>
          </table:table-cell>
          <table:table-cell office:value-type="string" calcext:value-type="string">
            <text:p>{minutephysics,"minute physics","One Minute Physics","One Minute Answers","Henry Reich",dark,matter,"dark matter",RSAnimate,xkcd,physics,education,science,"Perimeter Institute","theoretical physics","stephen hawking",khan,academy}</text:p>
          </table:table-cell>
          <table:table-cell office:value-type="string" calcext:value-type="string">
            <text:p>00:01:09</text:p>
          </table:table-cell>
          <table:table-cell office:value-type="date" office:date-value="2018-07-28T04:42:40.668" calcext:value-type="date">
            <text:p>28/07/18 04:42</text:p>
          </table:table-cell>
          <table:table-cell office:value-type="float" office:value="3245545" calcext:value-type="float">
            <text:p>3245545</text:p>
          </table:table-cell>
          <table:table-cell office:value-type="float" office:value="1517" calcext:value-type="float">
            <text:p>1517</text:p>
          </table:table-cell>
          <table:table-cell/>
        </table:table-row>
        <table:table-row table:style-name="ro30">
          <table:table-cell office:value-type="string" calcext:value-type="string">
            <text:p>Khan Academy</text:p>
          </table:table-cell>
          <table:table-cell office:value-type="string" calcext:value-type="string">
            <text:p>IFKnq9QM6_A</text:p>
          </table:table-cell>
          <table:table-cell office:value-type="string" calcext:value-type="string">
            <text:p>UC4a-Gbdw7vOaccHmFo40b9g</text:p>
          </table:table-cell>
          <table:table-cell office:value-type="string" calcext:value-type="string">
            <text:p>https://www.youtube.com/watch?v=IFKnq9QM6_A</text:p>
          </table:table-cell>
          <table:table-cell office:value-type="date" office:date-value="2011-08-01T02:06:03" calcext:value-type="date">
            <text:p>01/08/11 02:06</text:p>
          </table:table-cell>
          <table:table-cell office:value-type="string" calcext:value-type="string">
            <text:p>Elements and atoms | Atoms, compounds, and ions | Chemistry | Khan Academy</text:p>
          </table:table-cell>
          <table:table-cell office:value-type="string" calcext:value-type="string">
            <text:p>How elements relate to atoms. The basics of how protons, electrons and neutrons make up an atom.</text:p>
            <text:p/>
            <text:p>Watch the next lesson: https://www.khanacademy.org/science/chemistry/atomic-structure-and-properties/introduction-to-the-atom/v/atomic-number-mass-number-and-isotopes?utm_source=YT&amp;utm_medium=Desc&amp;utm_campaign=chemistry</text:p>
            <text:p/>
            <text:p>Chemistry on Khan Academy: Did you know that everything is made out of chemicals? Chemistry is the study of matter: its composition, properties, and reactivity. This material roughly covers a first-year high school or college course, and a good understanding of algebra is helpful.</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Chemistry channel: https://www.youtube.com/channel/UCyEot66LrwWFEMONvrIBh3A?sub_confirmation=1</text:p>
            <text:p>Subscribe to Khan Academy: https://www.youtube.com/subscription_center?add_user=khanacademy</text:p>
          </table:table-cell>
          <table:table-cell office:value-type="string" calcext:value-type="string">
            <text:p>{dotsub}</text:p>
          </table:table-cell>
          <table:table-cell office:value-type="string" calcext:value-type="string">
            <text:p>00:13:09</text:p>
          </table:table-cell>
          <table:table-cell office:value-type="date" office:date-value="2018-07-28T04:44:32.032" calcext:value-type="date">
            <text:p>28/07/18 04:44</text:p>
          </table:table-cell>
          <table:table-cell office:value-type="float" office:value="3224888" calcext:value-type="float">
            <text:p>3224888</text:p>
          </table:table-cell>
          <table:table-cell office:value-type="float" office:value="4954" calcext:value-type="float">
            <text:p>4954</text:p>
          </table:table-cell>
          <table:table-cell/>
        </table:table-row>
        <table:table-row table:style-name="ro3">
          <table:table-cell office:value-type="string" calcext:value-type="string">
            <text:p>TED-Ed</text:p>
          </table:table-cell>
          <table:table-cell office:value-type="string" calcext:value-type="string">
            <text:p>O3YJMaL55TM</text:p>
          </table:table-cell>
          <table:table-cell office:value-type="string" calcext:value-type="string">
            <text:p>UCsooa4yRKGN_zEE8iknghZA</text:p>
          </table:table-cell>
          <table:table-cell office:value-type="string" calcext:value-type="string">
            <text:p>https://www.youtube.com/watch?v=O3YJMaL55TM</text:p>
          </table:table-cell>
          <table:table-cell office:value-type="date" office:date-value="2015-05-18T15:19:15" calcext:value-type="date">
            <text:p>18/05/15 15:19</text:p>
          </table:table-cell>
          <table:table-cell office:value-type="string" calcext:value-type="string">
            <text:p>Mansa Musa, one of the wealthiest people who ever lived - Jessica Smith</text:p>
          </table:table-cell>
          <table:table-cell office:value-type="string" calcext:value-type="string">
            <text:p>Check out our Patreon page: https://www.patreon.com/teded</text:p>
            <text:p/>
            <text:p>View full lesson: http://ed.ted.com/lessons/mansa-musa-one-of-the-wealthiest-people-who-ever-lived-jessica-smith</text:p>
            <text:p/>
            <text:p>Mansa Musa, the 14th century African king of the Mali Empire, is said to have amassed a fortune that possibly made him one of the wealthiest people who ever lived. Jessica Smith tells the story of how Mansa Musa literally put his empire â€“ and himself â€“ on the map.</text:p>
            <text:p/>
            <text:p>Lesson by Jessica Smith, animation by Sandro Katamashvili.</text:p>
          </table:table-cell>
          <table:table-cell office:value-type="string" calcext:value-type="string">
            <text:p>{TED,TEDx,TED-Ed,"TED Education","Mansa Musa","Jessica Smith","Mali empire","African history",Timbuktu,Wealth,Monarchy,Gao,Trade,Mecca,"Catalan atlas",Mosque,School,Education}</text:p>
          </table:table-cell>
          <table:table-cell office:value-type="string" calcext:value-type="string">
            <text:p>00:03:55</text:p>
          </table:table-cell>
          <table:table-cell office:value-type="date" office:date-value="2018-07-28T04:41:02.494" calcext:value-type="date">
            <text:p>28/07/18 04:41</text:p>
          </table:table-cell>
          <table:table-cell office:value-type="float" office:value="3222867" calcext:value-type="float">
            <text:p>3222867</text:p>
          </table:table-cell>
          <table:table-cell office:value-type="float" office:value="28706" calcext:value-type="float">
            <text:p>28706</text:p>
          </table:table-cell>
          <table:table-cell/>
        </table:table-row>
        <table:table-row table:style-name="ro31">
          <table:table-cell office:value-type="string" calcext:value-type="string">
            <text:p>minutephysics</text:p>
          </table:table-cell>
          <table:table-cell office:value-type="string" calcext:value-type="string">
            <text:p>y9h1oqv21Vs</text:p>
          </table:table-cell>
          <table:table-cell office:value-type="string" calcext:value-type="string">
            <text:p>UCUHW94eEFW7hkUMVaZz4eDg</text:p>
          </table:table-cell>
          <table:table-cell office:value-type="string" calcext:value-type="string">
            <text:p>https://www.youtube.com/watch?v=y9h1oqv21Vs</text:p>
          </table:table-cell>
          <table:table-cell office:value-type="date" office:date-value="2013-05-18T21:17:46" calcext:value-type="date">
            <text:p>18/05/13 21:17</text:p>
          </table:table-cell>
          <table:table-cell office:value-type="string" calcext:value-type="string">
            <text:p>The Order of Operations is Wrong</text:p>
          </table:table-cell>
          <table:table-cell office:value-type="string" calcext:value-type="string">
            <text:p>Morally Wrong, that i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minutephysics,"minute physics","henry reich","order of operations",operations,algebra,physics,multiplication,addition,subtraction,division,exponentiation,exponents,robots,humans,landscape}</text:p>
          </table:table-cell>
          <table:table-cell office:value-type="string" calcext:value-type="string">
            <text:p>00:04:11</text:p>
          </table:table-cell>
          <table:table-cell office:value-type="date" office:date-value="2018-07-28T04:44:08.174" calcext:value-type="date">
            <text:p>28/07/18 04:44</text:p>
          </table:table-cell>
          <table:table-cell office:value-type="float" office:value="3190775" calcext:value-type="float">
            <text:p>3190775</text:p>
          </table:table-cell>
          <table:table-cell office:value-type="float" office:value="2336" calcext:value-type="float">
            <text:p>2336</text:p>
          </table:table-cell>
          <table:table-cell/>
        </table:table-row>
        <table:table-row table:style-name="ro4">
          <table:table-cell office:value-type="string" calcext:value-type="string">
            <text:p>TED-Ed</text:p>
          </table:table-cell>
          <table:table-cell office:value-type="string" calcext:value-type="string">
            <text:p>jILgxeNBK_8</text:p>
          </table:table-cell>
          <table:table-cell office:value-type="string" calcext:value-type="string">
            <text:p>UCsooa4yRKGN_zEE8iknghZA</text:p>
          </table:table-cell>
          <table:table-cell office:value-type="string" calcext:value-type="string">
            <text:p>https://www.youtube.com/watch?v=jILgxeNBK_8</text:p>
          </table:table-cell>
          <table:table-cell office:value-type="date" office:date-value="2012-10-01T15:00:07" calcext:value-type="date">
            <text:p>01/10/12 15:00</text:p>
          </table:table-cell>
          <table:table-cell office:value-type="string" calcext:value-type="string">
            <text:p>Why do competitors open their stores next to one another? - Jac de Haan</text:p>
          </table:table-cell>
          <table:table-cell office:value-type="string" calcext:value-type="string">
            <text:p>View full lesson on ed.ted.com - http://ed.ted.com/lessons/why-do-competitors-open-their-stores-next-to-one-another-jac-de-haan</text:p>
            <text:p/>
            <text:p>Why are all the gas stations, cafes and restaurants in one crowded spot? As two competitive cousins vie for ice-cream-selling domination on one small beach, discover how game theory and the Nash Equilibrium inform these retail hotspots. </text:p>
            <text:p/>
            <text:p>Lesson by Jac de Haan, animation by Luke Rowsell.</text:p>
          </table:table-cell>
          <table:table-cell office:value-type="string" calcext:value-type="string">
            <text:p>{1207,De,Haann,Jac}</text:p>
          </table:table-cell>
          <table:table-cell office:value-type="string" calcext:value-type="string">
            <text:p>00:04:07</text:p>
          </table:table-cell>
          <table:table-cell office:value-type="date" office:date-value="2018-07-28T04:43:37.196" calcext:value-type="date">
            <text:p>28/07/18 04:43</text:p>
          </table:table-cell>
          <table:table-cell office:value-type="float" office:value="3185286" calcext:value-type="float">
            <text:p>3185286</text:p>
          </table:table-cell>
          <table:table-cell office:value-type="float" office:value="23902" calcext:value-type="float">
            <text:p>23902</text:p>
          </table:table-cell>
          <table:table-cell/>
        </table:table-row>
        <table:table-row table:style-name="ro19">
          <table:table-cell office:value-type="string" calcext:value-type="string">
            <text:p>Numberphile</text:p>
          </table:table-cell>
          <table:table-cell office:value-type="string" calcext:value-type="string">
            <text:p>UkZqFtYtqaI</text:p>
          </table:table-cell>
          <table:table-cell office:value-type="string" calcext:value-type="string">
            <text:p>UCoxcjq-8xIDTYp3uz647V5A</text:p>
          </table:table-cell>
          <table:table-cell office:value-type="string" calcext:value-type="string">
            <text:p>https://www.youtube.com/watch?v=UkZqFtYtqaI</text:p>
          </table:table-cell>
          <table:table-cell office:value-type="date" office:date-value="2012-04-12T16:06:13" calcext:value-type="date">
            <text:p>12/04/12 16:06</text:p>
          </table:table-cell>
          <table:table-cell office:value-type="string" calcext:value-type="string">
            <text:p>666 - Numberphile</text:p>
          </table:table-cell>
          <table:table-cell office:value-type="string" calcext:value-type="string">
            <text:p>666 (and sometimes 616) is the notorious Number of the Beast... what's all that about? And what has roulette got to do with it!?</text:p>
            <text:p>More links &amp; stuff in full description below â†“â†“â†“</text:p>
            <text:p/>
            <text:p>Pete Watts shares all sorts of other interesting bits of trivia from the Bible at Brady's Bibledex channel: http://www.youtube.com/bibledex</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ero,"number phile",number,numbers,maths,mathematics,mathematical,numerals,count,counting}</text:p>
          </table:table-cell>
          <table:table-cell office:value-type="string" calcext:value-type="string">
            <text:p>00:11:06</text:p>
          </table:table-cell>
          <table:table-cell office:value-type="date" office:date-value="2018-07-28T04:41:38.694" calcext:value-type="date">
            <text:p>28/07/18 04:41</text:p>
          </table:table-cell>
          <table:table-cell office:value-type="float" office:value="3181759" calcext:value-type="float">
            <text:p>3181759</text:p>
          </table:table-cell>
          <table:table-cell office:value-type="float" office:value="6039" calcext:value-type="float">
            <text:p>6039</text:p>
          </table:table-cell>
          <table:table-cell/>
        </table:table-row>
        <table:table-row table:style-name="ro5">
          <table:table-cell office:value-type="string" calcext:value-type="string">
            <text:p>Khan Academy</text:p>
          </table:table-cell>
          <table:table-cell office:value-type="string" calcext:value-type="string">
            <text:p>AuX7nPBqDts</text:p>
          </table:table-cell>
          <table:table-cell office:value-type="string" calcext:value-type="string">
            <text:p>UC4a-Gbdw7vOaccHmFo40b9g</text:p>
          </table:table-cell>
          <table:table-cell office:value-type="string" calcext:value-type="string">
            <text:p>https://www.youtube.com/watch?v=AuX7nPBqDts</text:p>
          </table:table-cell>
          <table:table-cell office:value-type="date" office:date-value="2007-03-10T15:20:28" calcext:value-type="date">
            <text:p>10/03/07 15:20</text:p>
          </table:table-cell>
          <table:table-cell office:value-type="string" calcext:value-type="string">
            <text:p>Basic addition | Addition and subtraction | Arithmetic | Khan Academy</text:p>
          </table:table-cell>
          <table:table-cell office:value-type="string" calcext:value-type="string">
            <text:p>Introduction to addition. Multiple visual ways to represent addition.</text:p>
            <text:p/>
            <text:p>Practice this lesson yourself on KhanAcademy.org right now: https://www.khanacademy.org/e/addition_1?utm_source=YTdescription&amp;utm_medium=YTdescription&amp;utm_campaign=YTdescription</text:p>
            <text:p/>
            <text:p>Watch the next lesson: https://www.khanacademy.org/math/arithmetic/addition-subtraction/basic_addition/v/basic-subtraction?utm_source=YT&amp;utm_medium=Desc&amp;utm_campaign=Arithmetic</text:p>
            <text:p/>
            <text:p>Arithmetic on Khan Academy: So you're ready to have some arithmetic fun? You've come to the right spot! It's the first "official" math topic and chalked full of fun exercises and great videos which help you start your journey towards math mastery. We'll cover the big ones: addition, subtraction, multiplication, and division, of course. But we don't stop there. We'll get into negative numbers, absolute value, decimals, and fractions, too. Learning math should be fun, and we plan on having some with you. Ready to get started?</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Arithmetic channel: https://www.youtube.com/channel/UCFlJkgTNeC-FYYIQnyE5yzQ?sub_confirmation=1</text:p>
            <text:p>Subscribe to KhanAcademy: https://www.youtube.com/subscription_center?add_user=khanacademy</text:p>
          </table:table-cell>
          <table:table-cell/>
          <table:table-cell office:value-type="string" calcext:value-type="string">
            <text:p>00:07:43</text:p>
          </table:table-cell>
          <table:table-cell office:value-type="date" office:date-value="2018-07-28T04:42:59.592" calcext:value-type="date">
            <text:p>28/07/18 04:43</text:p>
          </table:table-cell>
          <table:table-cell office:value-type="float" office:value="3179730" calcext:value-type="float">
            <text:p>3179730</text:p>
          </table:table-cell>
          <table:table-cell office:value-type="float" office:value="3787" calcext:value-type="float">
            <text:p>3787</text:p>
          </table:table-cell>
          <table:table-cell/>
        </table:table-row>
        <table:table-row table:style-name="ro3">
          <table:table-cell office:value-type="string" calcext:value-type="string">
            <text:p>Vihart</text:p>
          </table:table-cell>
          <table:table-cell office:value-type="string" calcext:value-type="string">
            <text:p>v-pyuaThp-c</text:p>
          </table:table-cell>
          <table:table-cell office:value-type="string" calcext:value-type="string">
            <text:p>UCOGeU-1Fig3rrDjhm9Zs_wg</text:p>
          </table:table-cell>
          <table:table-cell office:value-type="string" calcext:value-type="string">
            <text:p>https://www.youtube.com/watch?v=v-pyuaThp-c</text:p>
          </table:table-cell>
          <table:table-cell office:value-type="date" office:date-value="2012-08-22T01:08:12" calcext:value-type="date">
            <text:p>22/08/12 01:08</text:p>
          </table:table-cell>
          <table:table-cell office:value-type="string" calcext:value-type="string">
            <text:p>Doodling in Math Class: Connecting Dots</text:p>
          </table:table-cell>
          <table:table-cell office:value-type="string" calcext:value-type="string">
            <text:p>Anti-parabola propoganda, plus musing on math class, cardioids, connect the dots, envelopes of lines, even a bit of origami.</text:p>
            <text:p/>
            <text:p>Another way to get a cardioid is to add up circles like this: http://www.khanacademy.org/cs/sum-of-circles/1021299343</text:p>
            <text:p/>
            <text:p>Extra points to a certain Andrea whose line-enveloped Hilbert curve inspired me to finish this video.</text:p>
            <text:p/>
            <text:p>My personal website, which you might like: http://vihart.com</text:p>
          </table:table-cell>
          <table:table-cell office:value-type="string" calcext:value-type="string">
            <text:p>{mathematics,doodling,parabola,cardioid,"conic section",hyperbola,ellipse,math,art}</text:p>
          </table:table-cell>
          <table:table-cell office:value-type="string" calcext:value-type="string">
            <text:p>00:07:47</text:p>
          </table:table-cell>
          <table:table-cell office:value-type="date" office:date-value="2018-07-28T04:42:34.204" calcext:value-type="date">
            <text:p>28/07/18 04:42</text:p>
          </table:table-cell>
          <table:table-cell office:value-type="float" office:value="3157168" calcext:value-type="float">
            <text:p>3157168</text:p>
          </table:table-cell>
          <table:table-cell office:value-type="float" office:value="3320" calcext:value-type="float">
            <text:p>3320</text:p>
          </table:table-cell>
          <table:table-cell/>
        </table:table-row>
        <table:table-row table:style-name="ro4">
          <table:table-cell office:value-type="string" calcext:value-type="string">
            <text:p>TED-Ed</text:p>
          </table:table-cell>
          <table:table-cell office:value-type="string" calcext:value-type="string">
            <text:p>DMuBif1mJz0</text:p>
          </table:table-cell>
          <table:table-cell office:value-type="string" calcext:value-type="string">
            <text:p>UCsooa4yRKGN_zEE8iknghZA</text:p>
          </table:table-cell>
          <table:table-cell office:value-type="string" calcext:value-type="string">
            <text:p>https://www.youtube.com/watch?v=DMuBif1mJz0</text:p>
          </table:table-cell>
          <table:table-cell office:value-type="date" office:date-value="2014-07-10T15:31:31" calcext:value-type="date">
            <text:p>10/07/14 15:31</text:p>
          </table:table-cell>
          <table:table-cell office:value-type="string" calcext:value-type="string">
            <text:p>What makes tattoos permanent? - Claudia Aguirre</text:p>
          </table:table-cell>
          <table:table-cell office:value-type="string" calcext:value-type="string">
            <text:p>View full lesson: http://ed.ted.com/lessons/what-makes-tattoos-permanent-claudia-aguirre</text:p>
            <text:p/>
            <text:p>The earliest recorded tattoo was found on a Peruvian mummy in 6,000 BC. That's some old ink! And considering humans lose roughly 40,000 skin cells per hour, how do these markings last? Claudia Aguirre details the different methods, machines and macrophages (you'll see) that go into making tattoos stand the test of time. </text:p>
            <text:p/>
            <text:p>Lesson by Claudia Aguirre, animation by TOGETHER.</text:p>
          </table:table-cell>
          <table:table-cell office:value-type="string" calcext:value-type="string">
            <text:p>{tattoo,"tattoo removal","history of tattoo",skin,tattoos,"science of tattoos","getting a tattoo","Claudia Aguirre","Hector Herrera",TED,TED-Ed,"TED Ed",TEDEducation}</text:p>
          </table:table-cell>
          <table:table-cell office:value-type="string" calcext:value-type="string">
            <text:p>00:04:26</text:p>
          </table:table-cell>
          <table:table-cell office:value-type="date" office:date-value="2018-07-28T04:42:03.836" calcext:value-type="date">
            <text:p>28/07/18 04:42</text:p>
          </table:table-cell>
          <table:table-cell office:value-type="float" office:value="3137760" calcext:value-type="float">
            <text:p>3137760</text:p>
          </table:table-cell>
          <table:table-cell office:value-type="float" office:value="12711" calcext:value-type="float">
            <text:p>12711</text:p>
          </table:table-cell>
          <table:table-cell/>
        </table:table-row>
        <table:table-row table:style-name="ro4">
          <table:table-cell office:value-type="string" calcext:value-type="string">
            <text:p>TED-Ed</text:p>
          </table:table-cell>
          <table:table-cell office:value-type="string" calcext:value-type="string">
            <text:p>ADR7dUoVh_c</text:p>
          </table:table-cell>
          <table:table-cell office:value-type="string" calcext:value-type="string">
            <text:p>UCsooa4yRKGN_zEE8iknghZA</text:p>
          </table:table-cell>
          <table:table-cell office:value-type="string" calcext:value-type="string">
            <text:p>https://www.youtube.com/watch?v=ADR7dUoVh_c</text:p>
          </table:table-cell>
          <table:table-cell office:value-type="date" office:date-value="2016-11-01T15:05:57" calcext:value-type="date">
            <text:p>01/11/16 15:05</text:p>
          </table:table-cell>
          <table:table-cell office:value-type="string" calcext:value-type="string">
            <text:p>Can you solve the river crossing riddle? - Lisa Winer</text:p>
          </table:table-cell>
          <table:table-cell office:value-type="string" calcext:value-type="string">
            <text:p>View full lesson: http://ed.ted.com/lessons/can-you-solve-the-river-crossing-riddle-lisa-winer</text:p>
            <text:p/>
            <text:p>As a wildfire rages through the grasslands, three lions and three wildebeest flee for their lives. To escape the inferno, they must cross over to the left bank of a crocodile-infested river. Can you help them figure out how to get across on the one raft available without losing any lives? Lisa Winer shows how. </text:p>
            <text:p/>
            <text:p>Lesson by Lisa Winer, animation by Artrake Studio.</text:p>
          </table:table-cell>
          <table:table-cell office:value-type="string" calcext:value-type="string">
            <text:p>{"Lisa Winer","Artrake Studio","Teded riddle",riddle,"river crossing riddle","math in real life","raft riddle","teded frog riddle","teded bridge riddle","teded hat riddle","problem solving","critical thinking","riddle video","numbers and operations",TED,TED-Ed,Teded,"TED Education"}</text:p>
          </table:table-cell>
          <table:table-cell office:value-type="string" calcext:value-type="string">
            <text:p>00:04:19</text:p>
          </table:table-cell>
          <table:table-cell office:value-type="date" office:date-value="2018-07-28T04:41:51.017" calcext:value-type="date">
            <text:p>28/07/18 04:41</text:p>
          </table:table-cell>
          <table:table-cell office:value-type="float" office:value="3135068" calcext:value-type="float">
            <text:p>3135068</text:p>
          </table:table-cell>
          <table:table-cell office:value-type="float" office:value="14839" calcext:value-type="float">
            <text:p>14839</text:p>
          </table:table-cell>
          <table:table-cell/>
        </table:table-row>
        <table:table-row table:style-name="ro32">
          <table:table-cell office:value-type="string" calcext:value-type="string">
            <text:p>minutephysics</text:p>
          </table:table-cell>
          <table:table-cell office:value-type="string" calcext:value-type="string">
            <text:p>zcqZHYo7ONs</text:p>
          </table:table-cell>
          <table:table-cell office:value-type="string" calcext:value-type="string">
            <text:p>UCUHW94eEFW7hkUMVaZz4eDg</text:p>
          </table:table-cell>
          <table:table-cell office:value-type="string" calcext:value-type="string">
            <text:p>https://www.youtube.com/watch?v=zcqZHYo7ONs</text:p>
          </table:table-cell>
          <table:table-cell office:value-type="date" office:date-value="2017-09-13T14:06:28" calcext:value-type="date">
            <text:p>13/09/17 14:06</text:p>
          </table:table-cell>
          <table:table-cell office:value-type="string" calcext:value-type="string">
            <text:p>Bell's Theorem: The Quantum Venn Diagram Paradox</text:p>
          </table:table-cell>
          <table:table-cell office:value-type="string" calcext:value-type="string">
            <text:p>Featuring 3Blue1Brown</text:p>
            <text:p>Watch the 2nd video on 3Blue1Brown here: https://www.youtube.com/watch?v=MzRCDLre1b4</text:p>
            <text:p/>
            <text:p>Support MinutePhysics on Patreon! http://www.patreon.com/minutephysics</text:p>
            <text:p>Link to Patreon Supporters: http://www.minutephysics.com/supporters/</text:p>
            <text:p/>
            <text:p>This video is about Bell's Theorem, one of the most fascinating results in 20th century physics. Even though Albert Einstein (together with collaborators in the EPR Paradox paper) wanted to show that quantum mechanics must be incomplete because it was nonlocal (he didn't like "spooky action at a distance"), John Bell managed to prove that any local real hidden variable theory would have to satisfy certain simple statistical properties that quantum mechanical experiments (and the theory that describes them) violate. Since then, GHZ and others have managed to extend the theoretical work, and Alain Aspect performed the first Bell test experiment in the late 1980s.</text:p>
            <text:p/>
            <text:p>Thanks to Vince Rubinetti for the music: https://soundcloud.com/vincerubinetti/one-two-zeta</text:p>
            <text:p/>
            <text:p>And thanks to Evan Miyazono, Aatish Bhatia, and Jasper Palfree for discussions and camaraderie during some of the inception of this video.</text:p>
            <text:p/>
            <text:p>REFERENCES:</text:p>
            <text:p/>
            <text:p>John Bell's Original Paper: http://inspirehep.net/record/31657/files/vol1p195-200_001.pdf</text:p>
            <text:p/>
            <text:p>Quantum Theory and Reality: https://www.scientificamerican.com/media/pdf/197911_0158.pdf</text:p>
            <text:p/>
            <text:p>"What Bell Did" By Tim Maudlin: https://arxiv.org/pdf/1408.1826</text:p>
            <text:p/>
            <text:p>Bell's Theorem on Wikipedia: https://en.wikipedia.org/wiki/Bell%27s_theorem</text:p>
            <text:p/>
            <text:p>2015 experimental confirmation that QM violates Bell's theorem: https://arxiv.org/pdf/1508.05949.pdf</text:p>
            <text:p>https://journals.aps.org/prl/abstract/10.1103/PhysRevLett.115.250402</text:p>
            <text:p/>
            <text:p>Bell's Theorem without Inequalities (GHZ): http://dx.doi.org/10.1119/1.16243</text:p>
            <text:p/>
            <text:p>Kochen-Specker Theorem: https://en.wikipedia.org/wiki/Kochenâ€“Specker_theorem</text:p>
            <text:p/>
            <text:p>MinutePhysics is on twitter - @minutephysics</text:p>
            <text:p>And facebook - http://facebook.com/minutephysics</text:p>
            <text:p>And Google+ (does anyone use this any more?) - http://bit.ly/qzEwc6</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17:35</text:p>
          </table:table-cell>
          <table:table-cell office:value-type="date" office:date-value="2018-07-28T04:42:59.92" calcext:value-type="date">
            <text:p>28/07/18 04:43</text:p>
          </table:table-cell>
          <table:table-cell office:value-type="float" office:value="3116482" calcext:value-type="float">
            <text:p>3116482</text:p>
          </table:table-cell>
          <table:table-cell office:value-type="float" office:value="58832" calcext:value-type="float">
            <text:p>58832</text:p>
          </table:table-cell>
          <table:table-cell/>
        </table:table-row>
        <table:table-row table:style-name="ro25">
          <table:table-cell office:value-type="string" calcext:value-type="string">
            <text:p>minutephysics</text:p>
          </table:table-cell>
          <table:table-cell office:value-type="string" calcext:value-type="string">
            <text:p>NnMIhxWRGNw</text:p>
          </table:table-cell>
          <table:table-cell office:value-type="string" calcext:value-type="string">
            <text:p>UCUHW94eEFW7hkUMVaZz4eDg</text:p>
          </table:table-cell>
          <table:table-cell office:value-type="string" calcext:value-type="string">
            <text:p>https://www.youtube.com/watch?v=NnMIhxWRGNw</text:p>
          </table:table-cell>
          <table:table-cell office:value-type="date" office:date-value="2012-10-28T23:08:31" calcext:value-type="date">
            <text:p>28/10/12 23:08</text:p>
          </table:table-cell>
          <table:table-cell office:value-type="string" calcext:value-type="string">
            <text:p>E=mcÂ² is Incomplete</text:p>
          </table:table-cell>
          <table:table-cell office:value-type="string" calcext:value-type="string">
            <text:p>You've heard of E=mcÂ²... but you probably haven't heard the whole story.</text:p>
            <text:p>http://translate.minutephysics.co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 http://www.soundcloud.com/drschroeder</text:p>
            <text:p/>
            <text:p>Thanks to Nima Doroud and Bruno LeFloch for contributions and to Perimeter Institute for support.</text:p>
            <text:p>http://www.perimeterinstitute.ca Created by Henry Reich</text:p>
          </table:table-cell>
          <table:table-cell office:value-type="string" calcext:value-type="string">
            <text:p>{Einstein,equals,mc2,mc^2,E=mc2,mass,energy,equivalence,relation,speed,of,light,Neil,Turok,Massey,quantum,Max,Planck,ultraviolet,catastrophe,Telekinesis,dark,sky,stars,infinite,vsauce,higgs,boson,big,bang,theory,cosmic,galaxy,universe,electromagnetism,strong,weak,force,infinity,moon,sun,dimension,string,special,relativity,"black hole",science,Tides,gravity,Neutrino,photon,lhc,electron,atomic,nuclear,General,Dark,Minutephysics,minute,physics,Henry,Reich,cat,schrodinger,Perimeter,Institute}</text:p>
          </table:table-cell>
          <table:table-cell office:value-type="string" calcext:value-type="string">
            <text:p>00:02:07</text:p>
          </table:table-cell>
          <table:table-cell office:value-type="date" office:date-value="2018-07-28T04:42:40.751" calcext:value-type="date">
            <text:p>28/07/18 04:42</text:p>
          </table:table-cell>
          <table:table-cell office:value-type="float" office:value="3090835" calcext:value-type="float">
            <text:p>3090835</text:p>
          </table:table-cell>
          <table:table-cell office:value-type="float" office:value="2010" calcext:value-type="float">
            <text:p>2010</text:p>
          </table:table-cell>
          <table:table-cell/>
        </table:table-row>
        <table:table-row table:style-name="ro9">
          <table:table-cell office:value-type="string" calcext:value-type="string">
            <text:p>TED-Ed</text:p>
          </table:table-cell>
          <table:table-cell office:value-type="string" calcext:value-type="string">
            <text:p>P5e7cl19Ha0</text:p>
          </table:table-cell>
          <table:table-cell office:value-type="string" calcext:value-type="string">
            <text:p>UCsooa4yRKGN_zEE8iknghZA</text:p>
          </table:table-cell>
          <table:table-cell office:value-type="string" calcext:value-type="string">
            <text:p>https://www.youtube.com/watch?v=P5e7cl19Ha0</text:p>
          </table:table-cell>
          <table:table-cell office:value-type="date" office:date-value="2018-03-29T14:59:16" calcext:value-type="date">
            <text:p>29/03/18 14:59</text:p>
          </table:table-cell>
          <table:table-cell office:value-type="string" calcext:value-type="string">
            <text:p>A day in the life of a Roman soldier - Robert Garland</text:p>
          </table:table-cell>
          <table:table-cell office:value-type="string" calcext:value-type="string">
            <text:p>Check out our Patreon page: https://www.patreon.com/teded</text:p>
            <text:p/>
            <text:p>View full lesson: https://ed.ted.com/lessons/a-day-in-the-life-of-a-roman-soldier-robert-garland</text:p>
            <text:p/>
            <text:p>The year is 15 CE, and the Roman Empire is prospering. Most of the credit will go to the emperor, but this success wouldnâ€™t have been possible without loyal soldiers like Servius Felix. Robert Garland illuminates what life was like for a solider in the Roman army.</text:p>
            <text:p/>
            <text:p>Lesson by Robert Garland, animation by Brett Underhill.</text:p>
            <text:p/>
            <text:p>Thank you so much to our patrons for your support! Without you this video would not be possible! Luis Felipe Ruiz Langenscheidt, QIUJING L BU, Ernest Chow, Kyanta Yap, Shawar Khan, Elizabeth Cruz, Rohan Gupta, Sarah Lundegaard, Michael Braun-Boghos, Yujing Jiang, Aubrie Groesbeck, Kyoung-Rok Jang, Kathryn J Hammond, sammie goh, Delene McCoy, Mayank Kaul, Ruth Fang, Scott Gass, Mary Sawyer, Jason A Saslow, Joanne Luce, Rishi Pasham, Bruno Pinho, Javier Aldavaz, Craig Sheldon, Andrew Bosco, Nik Maier, Adi V, Hiroshi Uchiyama, Chris , Vik Nagjee, Della Palacios, Alexander Walls, Ø³Ù„Ø·Ø§Ù† Ø§Ù„Ø®Ù„ÙŠÙÙŠ, Ibel Wong, Kiarash Asar, Aliyya Rachmadi, Max Shuai Tang, Jamerson Chingapanini, Al the Scottish Wildcat, Janelle , Sabrina Gonzalez, Malcolm Callis, Aaron Henson, Ricki Daniel Marbun, James Bruening, Ricardo Diaz, Danny Romard, Mariana Ortega, Leen Mshasha, Hector Quintanilla, Raheem , Roman Pinchuk, Soma Ali, Ai Ejima, Barbara Younker, Mohammad Said, Ojas Kapoor, Maurice Castonguay, Rob Johnson, and Bogdan Alexandru Stoica.</text:p>
          </table:table-cell>
          <table:table-cell office:value-type="string" calcext:value-type="string">
            <text:p>{TED,TED-Ed,"TED Ed","Ted Education",Teded,"Robert Garland","Brett Underhill",ancient,Rome,"Roman Empire",army,soldier,emperor}</text:p>
          </table:table-cell>
          <table:table-cell office:value-type="string" calcext:value-type="string">
            <text:p>00:05:00</text:p>
          </table:table-cell>
          <table:table-cell office:value-type="date" office:date-value="2018-07-28T04:41:57.565" calcext:value-type="date">
            <text:p>28/07/18 04:41</text:p>
          </table:table-cell>
          <table:table-cell office:value-type="float" office:value="3082126" calcext:value-type="float">
            <text:p>3082126</text:p>
          </table:table-cell>
          <table:table-cell office:value-type="float" office:value="87788" calcext:value-type="float">
            <text:p>87788</text:p>
          </table:table-cell>
          <table:table-cell/>
        </table:table-row>
        <table:table-row table:style-name="ro3">
          <table:table-cell office:value-type="string" calcext:value-type="string">
            <text:p>TED-Ed</text:p>
          </table:table-cell>
          <table:table-cell office:value-type="string" calcext:value-type="string">
            <text:p>Eq-Wk3YqeH4</text:p>
          </table:table-cell>
          <table:table-cell office:value-type="string" calcext:value-type="string">
            <text:p>UCsooa4yRKGN_zEE8iknghZA</text:p>
          </table:table-cell>
          <table:table-cell office:value-type="string" calcext:value-type="string">
            <text:p>https://www.youtube.com/watch?v=Eq-Wk3YqeH4</text:p>
          </table:table-cell>
          <table:table-cell office:value-type="date" office:date-value="2015-07-02T15:13:10" calcext:value-type="date">
            <text:p>02/07/15 15:13</text:p>
          </table:table-cell>
          <table:table-cell office:value-type="string" calcext:value-type="string">
            <text:p>History vs. Genghis Khan - Alex Gendler</text:p>
          </table:table-cell>
          <table:table-cell office:value-type="string" calcext:value-type="string">
            <text:p>Check out our Patreon page: https://www.patreon.com/teded</text:p>
            <text:p/>
            <text:p>View full lesson: http://ed.ted.com/lessons/history-vs-genghis-khan-alex-gendler</text:p>
            <text:p/>
            <text:p>He was one of the most fearsome warlords who ever lived, waging an unstoppable conquest across the Eurasian continent. But was Genghis Khan a vicious barbarian or a unifier who paved the way for the modern world? Alex Gendler puts this controversial figure on trial in History vs Genghis Khan. </text:p>
            <text:p/>
            <text:p>Lesson by Alex Gendler, animation by Brett Underhill.</text:p>
          </table:table-cell>
          <table:table-cell office:value-type="string" calcext:value-type="string">
            <text:p>{"Alex Gendler","Brett Underhill","Genghis Khan",Mongolia,"Mongolian empire","Mongolian history",history,"social studies",TED,TED-Ed,"TED ED",TEDEducation}</text:p>
          </table:table-cell>
          <table:table-cell office:value-type="string" calcext:value-type="string">
            <text:p>00:06:06</text:p>
          </table:table-cell>
          <table:table-cell office:value-type="date" office:date-value="2018-07-28T04:43:50.027" calcext:value-type="date">
            <text:p>28/07/18 04:43</text:p>
          </table:table-cell>
          <table:table-cell office:value-type="float" office:value="3073436" calcext:value-type="float">
            <text:p>3073436</text:p>
          </table:table-cell>
          <table:table-cell office:value-type="float" office:value="41163" calcext:value-type="float">
            <text:p>41163</text:p>
          </table:table-cell>
          <table:table-cell/>
        </table:table-row>
        <table:table-row table:style-name="ro33">
          <table:table-cell office:value-type="string" calcext:value-type="string">
            <text:p>standupmaths</text:p>
          </table:table-cell>
          <table:table-cell office:value-type="string" calcext:value-type="string">
            <text:p>9KABcmczPdg</text:p>
          </table:table-cell>
          <table:table-cell office:value-type="string" calcext:value-type="string">
            <text:p>UCSju5G2aFaWMqn-_0YBtq5A</text:p>
          </table:table-cell>
          <table:table-cell office:value-type="string" calcext:value-type="string">
            <text:p>https://www.youtube.com/watch?v=9KABcmczPdg</text:p>
          </table:table-cell>
          <table:table-cell office:value-type="date" office:date-value="2016-01-26T11:18:17" calcext:value-type="date">
            <text:p>26/01/16 11:18</text:p>
          </table:table-cell>
          <table:table-cell office:value-type="string" calcext:value-type="string">
            <text:p>The Unbeatable Game from the 60s: Dr NIM</text:p>
          </table:table-cell>
          <table:table-cell office:value-type="string" calcext:value-type="string">
            <text:p>Buy a modern version of Dr NIM!</text:p>
            <text:p>https://mathsgear.co.uk/products/braino</text:p>
            <text:p/>
            <text:p>The game of (single pile) Nim can be won by anyone who understands a simple trick. A trick so easy, a 1960s mechanical plastic computer can play with perfect strategy, defeating all humans.</text:p>
            <text:p/>
            <text:p>Learn the method and proceed to beat your friends, family and colleagues.</text:p>
            <text:p/>
            <text:p>Read more about single-pile Nim on the Maths Busking site:</text:p>
            <text:p>http://www.mathsbusking.com/shows-twenty-quid.html</text:p>
            <text:p/>
            <text:p>My Domino Computer. The Domputer.</text:p>
            <text:p>http://youtu.be/OpLU__bhu2w</text:p>
            <text:p/>
            <text:p>Dr NIM at the Computer History Museum:</text:p>
            <text:p>http://www.computerhistory.org/collections/catalog/102688881</text:p>
            <text:p/>
            <text:p>And someone has put the whole instruction booklet online:</text:p>
            <text:p>http://www.cs.miami.edu/home/burt/learning/Csc427.152/491_Dr-Nim-Manual5b15d.pdf</text:p>
            <text:p/>
            <text:p>MATT PARKER: Stand-up Mathematician</text:p>
            <text:p>Website: http://standupmaths.com/</text:p>
            <text:p/>
            <text:p>Music by Howard Carter</text:p>
            <text:p>Design by Simon Wright</text:p>
          </table:table-cell>
          <table:table-cell office:value-type="string" calcext:value-type="string">
            <text:p>{maths,math,mathematics,comedy,stand-up,computer,mechanical,"dr nim",nim,bet,game,winning,strategy,plastic,busking,"proposition bet","bar game","pub game",challenge,win,money}</text:p>
          </table:table-cell>
          <table:table-cell office:value-type="string" calcext:value-type="string">
            <text:p>00:11:39</text:p>
          </table:table-cell>
          <table:table-cell office:value-type="date" office:date-value="2018-07-28T04:42:59.938" calcext:value-type="date">
            <text:p>28/07/18 04:43</text:p>
          </table:table-cell>
          <table:table-cell office:value-type="float" office:value="3067862" calcext:value-type="float">
            <text:p>3067862</text:p>
          </table:table-cell>
          <table:table-cell office:value-type="float" office:value="40649" calcext:value-type="float">
            <text:p>40649</text:p>
          </table:table-cell>
          <table:table-cell/>
        </table:table-row>
        <table:table-row table:style-name="ro4">
          <table:table-cell office:value-type="string" calcext:value-type="string">
            <text:p>TED-Ed</text:p>
          </table:table-cell>
          <table:table-cell office:value-type="string" calcext:value-type="string">
            <text:p>lLOALyWls2k</text:p>
          </table:table-cell>
          <table:table-cell office:value-type="string" calcext:value-type="string">
            <text:p>UCsooa4yRKGN_zEE8iknghZA</text:p>
          </table:table-cell>
          <table:table-cell office:value-type="string" calcext:value-type="string">
            <text:p>https://www.youtube.com/watch?v=lLOALyWls2k</text:p>
          </table:table-cell>
          <table:table-cell office:value-type="date" office:date-value="2017-06-26T15:00:11" calcext:value-type="date">
            <text:p>26/06/17 15:00</text:p>
          </table:table-cell>
          <table:table-cell office:value-type="string" calcext:value-type="string">
            <text:p>Can you solve the fish riddle? - <text:s/>Steve Wyborney</text:p>
          </table:table-cell>
          <table:table-cell office:value-type="string" calcext:value-type="string">
            <text:p>View full lesson: http://ed.ted.com/lessons/can-you-solve-the-fish-riddle-steve-wyborney</text:p>
            <text:p/>
            <text:p>As the cargo director on the maiden voyage of the S.S. Buoyant, youâ€™ve agreed to transport several tanks containing the last specimens of an endangered fish species to their new aquarium. Unfortunately, the boat is battered by a fierce storm, throwing your precious cargo overboard. Can you get the fish to safety and save the day? Steve Wyborney shows how. </text:p>
            <text:p/>
            <text:p>Lesson by Steve Wyborney, animation by Artrake Studio.</text:p>
          </table:table-cell>
          <table:table-cell office:value-type="string" calcext:value-type="string">
            <text:p>{TED,"TED Education",TED-Ed,"TED Ed","Steve Wyborney","Artrake Studio","fish riddle",rish,riddle,species,submarine,storm,table}</text:p>
          </table:table-cell>
          <table:table-cell office:value-type="string" calcext:value-type="string">
            <text:p>00:04:50</text:p>
          </table:table-cell>
          <table:table-cell office:value-type="date" office:date-value="2018-07-28T04:45:03.101" calcext:value-type="date">
            <text:p>28/07/18 04:45</text:p>
          </table:table-cell>
          <table:table-cell office:value-type="float" office:value="3022403" calcext:value-type="float">
            <text:p>3022403</text:p>
          </table:table-cell>
          <table:table-cell office:value-type="float" office:value="22229" calcext:value-type="float">
            <text:p>22229</text:p>
          </table:table-cell>
          <table:table-cell/>
        </table:table-row>
        <table:table-row table:style-name="ro34">
          <table:table-cell office:value-type="string" calcext:value-type="string">
            <text:p>Numberphile</text:p>
          </table:table-cell>
          <table:table-cell office:value-type="string" calcext:value-type="string">
            <text:p>8GEebx72-qs</text:p>
          </table:table-cell>
          <table:table-cell office:value-type="string" calcext:value-type="string">
            <text:p>UCoxcjq-8xIDTYp3uz647V5A</text:p>
          </table:table-cell>
          <table:table-cell office:value-type="string" calcext:value-type="string">
            <text:p>https://www.youtube.com/watch?v=8GEebx72-qs</text:p>
          </table:table-cell>
          <table:table-cell office:value-type="date" office:date-value="2012-02-17T10:02:33" calcext:value-type="date">
            <text:p>17/02/12 10:02</text:p>
          </table:table-cell>
          <table:table-cell office:value-type="string" calcext:value-type="string">
            <text:p>Googol and Googolplex - Numberphile</text:p>
          </table:table-cell>
          <table:table-cell office:value-type="string" calcext:value-type="string">
            <text:p>We're talking pretty big numbers here... And an interesting idea about what it'd be like traveling in a Googolplex-sized Universe!</text:p>
            <text:p>More links &amp; stuff in full description below â†“â†“â†“</text:p>
            <text:p/>
            <text:p>With Antonio (Tony) Padilla and Ria Symonds from the University of Nottingham.</text:p>
            <text:p/>
            <text:p>About the brown paper: http://periodicvideos.blogspot.com/2012/02/brown-paper-question.html</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googol,googolplex,google,googleplex,universe,planck,numberphile,"number phile",number,numbers,maths,mathematics,mathematical,numerals,count,counting}</text:p>
          </table:table-cell>
          <table:table-cell office:value-type="string" calcext:value-type="string">
            <text:p>00:07:01</text:p>
          </table:table-cell>
          <table:table-cell office:value-type="date" office:date-value="2018-07-28T04:44:50.771" calcext:value-type="date">
            <text:p>28/07/18 04:44</text:p>
          </table:table-cell>
          <table:table-cell office:value-type="float" office:value="3009124" calcext:value-type="float">
            <text:p>3009124</text:p>
          </table:table-cell>
          <table:table-cell office:value-type="float" office:value="7703" calcext:value-type="float">
            <text:p>7703</text:p>
          </table:table-cell>
          <table:table-cell/>
        </table:table-row>
        <table:table-row table:style-name="ro15">
          <table:table-cell office:value-type="string" calcext:value-type="string">
            <text:p>minutephysics</text:p>
          </table:table-cell>
          <table:table-cell office:value-type="string" calcext:value-type="string">
            <text:p>9udYi7exojk</text:p>
          </table:table-cell>
          <table:table-cell office:value-type="string" calcext:value-type="string">
            <text:p>UCUHW94eEFW7hkUMVaZz4eDg</text:p>
          </table:table-cell>
          <table:table-cell office:value-type="string" calcext:value-type="string">
            <text:p>https://www.youtube.com/watch?v=9udYi7exojk</text:p>
          </table:table-cell>
          <table:table-cell office:value-type="date" office:date-value="2014-10-28T14:09:19" calcext:value-type="date">
            <text:p>28/10/14 14:09</text:p>
          </table:table-cell>
          <table:table-cell office:value-type="string" calcext:value-type="string">
            <text:p>This is Not a Rainbow</text:p>
          </table:table-cell>
          <table:table-cell office:value-type="string" calcext:value-type="string">
            <text:p>Go to http://harrys.com and use offer code MINUTEPHYSICS for $5 off!</text:p>
            <text:p/>
            <text:p>Full circle rainbow image licensed from Birdseye View Photography http://www.birdseyeviewphotography.com.au/</text:p>
            <text:p/>
            <text:p>Awesome website about rainbows: http://www.atoptics.co.uk/bows.htm</text:p>
            <text:p/>
            <text:p>And thanks to the following subbable supporters:</text:p>
            <text:p>Niels de Bruijn</text:p>
            <text:p>Ari S. Pollak</text:p>
            <text:p>youtube.com/jigsawfanclub</text:p>
            <text:p>www.quantumrealityproject.co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Rainbow (Literature Subject)",red,orange,yellow,green,blue,indigo,violet,purple,pink,cyan,"minus green",supernumerary,"double rainbow",interference,diffraction,optics,"rain drop",ROYGBIV,"roy g biv",MinutePhysics,physics,science}</text:p>
          </table:table-cell>
          <table:table-cell office:value-type="string" calcext:value-type="string">
            <text:p>00:02:53</text:p>
          </table:table-cell>
          <table:table-cell office:value-type="date" office:date-value="2018-07-28T04:42:40.632" calcext:value-type="date">
            <text:p>28/07/18 04:42</text:p>
          </table:table-cell>
          <table:table-cell office:value-type="float" office:value="3007787" calcext:value-type="float">
            <text:p>3007787</text:p>
          </table:table-cell>
          <table:table-cell office:value-type="float" office:value="3754" calcext:value-type="float">
            <text:p>3754</text:p>
          </table:table-cell>
          <table:table-cell/>
        </table:table-row>
        <table:table-row table:style-name="ro20">
          <table:table-cell office:value-type="string" calcext:value-type="string">
            <text:p>TED-Ed</text:p>
          </table:table-cell>
          <table:table-cell office:value-type="string" calcext:value-type="string">
            <text:p>AmFMJC45f1Q</text:p>
          </table:table-cell>
          <table:table-cell office:value-type="string" calcext:value-type="string">
            <text:p>UCsooa4yRKGN_zEE8iknghZA</text:p>
          </table:table-cell>
          <table:table-cell office:value-type="string" calcext:value-type="string">
            <text:p>https://www.youtube.com/watch?v=AmFMJC45f1Q</text:p>
          </table:table-cell>
          <table:table-cell office:value-type="date" office:date-value="2012-04-19T14:54:53" calcext:value-type="date">
            <text:p>19/04/12 14:54</text:p>
          </table:table-cell>
          <table:table-cell office:value-type="string" calcext:value-type="string">
            <text:p>How Folding Paper Can Get You to the Moon</text:p>
          </table:table-cell>
          <table:table-cell office:value-type="string" calcext:value-type="string">
            <text:p>Check out our Patreon page: https://www.patreon.com/teded</text:p>
            <text:p/>
            <text:p>Can folding a piece of paper 45 times get you to the moon? By seeing what happens when folding just one piece of paper, we see the unbelievable potential of exponential growth. This lesson will leave you wanting to grab a piece of paper to see how many times you can fold it!</text:p>
            <text:p/>
            <text:p/>
            <text:p>Lesson by Adrian Paenza, animation by TED-Ed.</text:p>
          </table:table-cell>
          <table:table-cell office:value-type="string" calcext:value-type="string">
            <text:p>{Exponents,"Adrian Paenza","Paper Folding","Exponential Growth","Math in Real Life",Math,TED,TED-Ed,"TED Education","Biljana Labovic","Franz Palomares","Celeste Lai","TED-Ed Animation"}</text:p>
          </table:table-cell>
          <table:table-cell office:value-type="string" calcext:value-type="string">
            <text:p>00:03:49</text:p>
          </table:table-cell>
          <table:table-cell office:value-type="date" office:date-value="2018-07-28T04:45:21.816" calcext:value-type="date">
            <text:p>28/07/18 04:45</text:p>
          </table:table-cell>
          <table:table-cell office:value-type="float" office:value="3005868" calcext:value-type="float">
            <text:p>3005868</text:p>
          </table:table-cell>
          <table:table-cell office:value-type="float" office:value="33910" calcext:value-type="float">
            <text:p>33910</text:p>
          </table:table-cell>
          <table:table-cell/>
        </table:table-row>
        <table:table-row table:style-name="ro15">
          <table:table-cell office:value-type="string" calcext:value-type="string">
            <text:p>minutephysics</text:p>
          </table:table-cell>
          <table:table-cell office:value-type="string" calcext:value-type="string">
            <text:p>q65O3qA0-n4</text:p>
          </table:table-cell>
          <table:table-cell office:value-type="string" calcext:value-type="string">
            <text:p>UCUHW94eEFW7hkUMVaZz4eDg</text:p>
          </table:table-cell>
          <table:table-cell office:value-type="string" calcext:value-type="string">
            <text:p>https://www.youtube.com/watch?v=q65O3qA0-n4</text:p>
          </table:table-cell>
          <table:table-cell office:value-type="date" office:date-value="2013-11-25T17:59:31" calcext:value-type="date">
            <text:p>25/11/13 17:59</text:p>
          </table:table-cell>
          <table:table-cell office:value-type="string" calcext:value-type="string">
            <text:p>What is Sea Level?</text:p>
          </table:table-cell>
          <table:table-cell office:value-type="string" calcext:value-type="string">
            <text:p>FREE FACT: An oblate spheroid is a special case of an ellipsoid where two of the semi-principal axes are the same size.</text:p>
            <text:p/>
            <text:p>A special thanks to our Subbable.com supporters:</text:p>
            <text:p>Robby Weisenfeld</text:p>
            <text:p>Gustav Delius</text:p>
            <text:p>Ike</text:p>
            <text:p>https://www.youtube.com/TheNilFacts</text:p>
            <text:p/>
            <text:p>And to Audible.com - FREE audiobook at http://www.audible.com/minutephysic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water,nitrogen,oxygen,"Time Travel (Literary Genre)","time travel",godel,einstein,spinning,wormhole,worm,hole,time,loop,looper,primer,sea,"sea level",ocean,geodesy,GPS,"global positioning system",tides,rise,rising,tide,moon,ellipsoid,spheroid,oblate,round,"mount everest"}</text:p>
          </table:table-cell>
          <table:table-cell office:value-type="string" calcext:value-type="string">
            <text:p>00:03:26</text:p>
          </table:table-cell>
          <table:table-cell office:value-type="date" office:date-value="2018-07-28T04:42:09.809" calcext:value-type="date">
            <text:p>28/07/18 04:42</text:p>
          </table:table-cell>
          <table:table-cell office:value-type="float" office:value="2996153" calcext:value-type="float">
            <text:p>2996153</text:p>
          </table:table-cell>
          <table:table-cell office:value-type="float" office:value="5390" calcext:value-type="float">
            <text:p>5390</text:p>
          </table:table-cell>
          <table:table-cell/>
        </table:table-row>
        <table:table-row table:style-name="ro4">
          <table:table-cell office:value-type="string" calcext:value-type="string">
            <text:p>TED-Ed</text:p>
          </table:table-cell>
          <table:table-cell office:value-type="string" calcext:value-type="string">
            <text:p>wgPymD-NBQU</text:p>
          </table:table-cell>
          <table:table-cell office:value-type="string" calcext:value-type="string">
            <text:p>UCsooa4yRKGN_zEE8iknghZA</text:p>
          </table:table-cell>
          <table:table-cell office:value-type="string" calcext:value-type="string">
            <text:p>https://www.youtube.com/watch?v=wgPymD-NBQU</text:p>
          </table:table-cell>
          <table:table-cell office:value-type="date" office:date-value="2014-12-18T16:07:44" calcext:value-type="date">
            <text:p>18/12/14 16:07</text:p>
          </table:table-cell>
          <table:table-cell office:value-type="string" calcext:value-type="string">
            <text:p>The great conspiracy against Julius Caesar - Kathryn Tempest</text:p>
          </table:table-cell>
          <table:table-cell office:value-type="string" calcext:value-type="string">
            <text:p>View full lesson: http://ed.ted.com/lessons/the-great-conspiracy-against-julius-caesar-kathryn-tempest</text:p>
            <text:p/>
            <text:p>On March 15th, 44 BCE, Roman dictator Julius Caesar was assassinated by a group of about 60 of his own senators. Why did these self-titled Liberators want him dead? And why did Brutus, whose own life had been saved by Caesar, join in the plot? Kathryn Tempest investigates the personal and political assassination of Julius Caesar.</text:p>
            <text:p/>
            <text:p>Lesson by Kathryn Tempest, animation by Brett Underhill.</text:p>
          </table:table-cell>
          <table:table-cell office:value-type="string" calcext:value-type="string">
            <text:p>{"Kathryn Tempest","Brett Underhill",Caesar,"Julius Caesar",Brutus,Shakespeare,"Ancient Rome",Liberators,assassination,politics,"social studies",history,civics,"Et tu Brute?",TED,TED-Ed,"TED Ed",TEDEducation}</text:p>
          </table:table-cell>
          <table:table-cell office:value-type="string" calcext:value-type="string">
            <text:p>00:05:58</text:p>
          </table:table-cell>
          <table:table-cell office:value-type="date" office:date-value="2018-07-28T04:42:28.453" calcext:value-type="date">
            <text:p>28/07/18 04:42</text:p>
          </table:table-cell>
          <table:table-cell office:value-type="float" office:value="2995294" calcext:value-type="float">
            <text:p>2995294</text:p>
          </table:table-cell>
          <table:table-cell office:value-type="float" office:value="32275" calcext:value-type="float">
            <text:p>32275</text:p>
          </table:table-cell>
          <table:table-cell/>
        </table:table-row>
        <table:table-row table:style-name="ro34">
          <table:table-cell office:value-type="string" calcext:value-type="string">
            <text:p>Numberphile</text:p>
          </table:table-cell>
          <table:table-cell office:value-type="string" calcext:value-type="string">
            <text:p>Mfk_L4Nx2ZI</text:p>
          </table:table-cell>
          <table:table-cell office:value-type="string" calcext:value-type="string">
            <text:p>UCoxcjq-8xIDTYp3uz647V5A</text:p>
          </table:table-cell>
          <table:table-cell office:value-type="string" calcext:value-type="string">
            <text:p>https://www.youtube.com/watch?v=Mfk_L4Nx2ZI</text:p>
          </table:table-cell>
          <table:table-cell office:value-type="date" office:date-value="2013-06-08T10:27:05" calcext:value-type="date">
            <text:p>08/06/13 10:27</text:p>
          </table:table-cell>
          <table:table-cell office:value-type="string" calcext:value-type="string">
            <text:p>Zero Factorial - Numberphile</text:p>
          </table:table-cell>
          <table:table-cell office:value-type="string" calcext:value-type="string">
            <text:p>0! = 1</text:p>
            <text:p>Dr James Grime tries to explain why this is the case - follow James on Twitter at https://twitter.com/jamesgrime</text:p>
            <text:p>More links &amp; stuff in full description below â†“â†“â†“</text:p>
            <text:p/>
            <text:p/>
            <text:p>Regarding the equation at the end - James says it should be e^-t dt NOT e^-n dn ... sorry for the mix-up!</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zero,factorial,0!,numberphile,one}</text:p>
          </table:table-cell>
          <table:table-cell office:value-type="string" calcext:value-type="string">
            <text:p>00:07:36</text:p>
          </table:table-cell>
          <table:table-cell office:value-type="date" office:date-value="2018-07-28T04:42:22.236" calcext:value-type="date">
            <text:p>28/07/18 04:42</text:p>
          </table:table-cell>
          <table:table-cell office:value-type="float" office:value="2988218" calcext:value-type="float">
            <text:p>2988218</text:p>
          </table:table-cell>
          <table:table-cell office:value-type="float" office:value="7943" calcext:value-type="float">
            <text:p>7943</text:p>
          </table:table-cell>
          <table:table-cell/>
        </table:table-row>
        <table:table-row table:style-name="ro1">
          <table:table-cell office:value-type="string" calcext:value-type="string">
            <text:p>Math Meeting</text:p>
          </table:table-cell>
          <table:table-cell office:value-type="string" calcext:value-type="string">
            <text:p>zPOSnD02DQc</text:p>
          </table:table-cell>
          <table:table-cell office:value-type="string" calcext:value-type="string">
            <text:p>UC5mq4Ywd0lPPQJnK_5gq-yA</text:p>
          </table:table-cell>
          <table:table-cell office:value-type="string" calcext:value-type="string">
            <text:p>https://www.youtube.com/watch?v=zPOSnD02DQc</text:p>
          </table:table-cell>
          <table:table-cell office:value-type="date" office:date-value="2012-05-11T19:31:13" calcext:value-type="date">
            <text:p>11/05/12 19:31</text:p>
          </table:table-cell>
          <table:table-cell office:value-type="string" calcext:value-type="string">
            <text:p>Subtracting mixed numbers</text:p>
          </table:table-cell>
          <table:table-cell office:value-type="string" calcext:value-type="string">
            <text:p>Subtracting mixed numbers, step by step, example. For all free math videos visit http://Mathmeeting.com.</text:p>
          </table:table-cell>
          <table:table-cell office:value-type="string" calcext:value-type="string">
            <text:p>{"mixed numbers",subtracting,addition,Mathmeeting}</text:p>
          </table:table-cell>
          <table:table-cell office:value-type="string" calcext:value-type="string">
            <text:p>00:05:29</text:p>
          </table:table-cell>
          <table:table-cell office:value-type="date" office:date-value="2018-07-28T04:42:59.629" calcext:value-type="date">
            <text:p>28/07/18 04:43</text:p>
          </table:table-cell>
          <table:table-cell office:value-type="float" office:value="2980769" calcext:value-type="float">
            <text:p>2980769</text:p>
          </table:table-cell>
          <table:table-cell office:value-type="float" office:value="18449" calcext:value-type="float">
            <text:p>18449</text:p>
          </table:table-cell>
          <table:table-cell/>
        </table:table-row>
        <table:table-row table:style-name="ro28">
          <table:table-cell office:value-type="string" calcext:value-type="string">
            <text:p>Numberphile</text:p>
          </table:table-cell>
          <table:table-cell office:value-type="string" calcext:value-type="string">
            <text:p>PCu_BNNI5x4</text:p>
          </table:table-cell>
          <table:table-cell office:value-type="string" calcext:value-type="string">
            <text:p>UCoxcjq-8xIDTYp3uz647V5A</text:p>
          </table:table-cell>
          <table:table-cell office:value-type="string" calcext:value-type="string">
            <text:p>https://www.youtube.com/watch?v=PCu_BNNI5x4</text:p>
          </table:table-cell>
          <table:table-cell office:value-type="date" office:date-value="2013-06-25T11:00:52" calcext:value-type="date">
            <text:p>25/06/13 11:00</text:p>
          </table:table-cell>
          <table:table-cell office:value-type="string" calcext:value-type="string">
            <text:p>One minus one plus one minus one - Numberphile</text:p>
          </table:table-cell>
          <table:table-cell office:value-type="string" calcext:value-type="string">
            <text:p>Discussing the brain-bending Grandi's Series and Thomson's Lamp - featuring Dr James Grime.</text:p>
            <text:p>More links &amp; stuff in full description below â†“â†“â†“</text:p>
            <text:p/>
            <text:p>A little bit of extra footage from the very end of this interview at: http://youtu.be/TgGi1ls1X-0 (on Brady's own channel)</text:p>
            <text:p/>
            <text:p>See our Zeno's Paradox video at http://youtu.be/u7Z9UnWOJNY</text:p>
            <text:p/>
            <text:p>Check computerphile at http://www.youtube.com/computerphile</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grandis series",grandi,"thomsons lamp",series,limits,one,mathematics,"james grime"}</text:p>
          </table:table-cell>
          <table:table-cell office:value-type="string" calcext:value-type="string">
            <text:p>00:11:10</text:p>
          </table:table-cell>
          <table:table-cell office:value-type="date" office:date-value="2018-07-28T04:41:20.45" calcext:value-type="date">
            <text:p>28/07/18 04:41</text:p>
          </table:table-cell>
          <table:table-cell office:value-type="float" office:value="2963335" calcext:value-type="float">
            <text:p>2963335</text:p>
          </table:table-cell>
          <table:table-cell office:value-type="float" office:value="5854" calcext:value-type="float">
            <text:p>5854</text:p>
          </table:table-cell>
          <table:table-cell/>
        </table:table-row>
        <table:table-row table:style-name="ro6">
          <table:table-cell office:value-type="string" calcext:value-type="string">
            <text:p>Khan Academy</text:p>
          </table:table-cell>
          <table:table-cell office:value-type="string" calcext:value-type="string">
            <text:p>Jsiy4TxgIME</text:p>
          </table:table-cell>
          <table:table-cell office:value-type="string" calcext:value-type="string">
            <text:p>UC4a-Gbdw7vOaccHmFo40b9g</text:p>
          </table:table-cell>
          <table:table-cell office:value-type="string" calcext:value-type="string">
            <text:p>https://www.youtube.com/watch?v=Jsiy4TxgIME</text:p>
          </table:table-cell>
          <table:table-cell office:value-type="date" office:date-value="2011-02-15T17:27:29" calcext:value-type="date">
            <text:p>15/02/11 17:27</text:p>
          </table:table-cell>
          <table:table-cell office:value-type="string" calcext:value-type="string">
            <text:p>Basic trigonometry | Basic trigonometry | Trigonometry | Khan Academy</text:p>
          </table:table-cell>
          <table:table-cell office:value-type="string" calcext:value-type="string">
            <text:p>Introduction to trigonometry</text:p>
            <text:p/>
            <text:p>Practice this lesson yourself on KhanAcademy.org right now: </text:p>
            <text:p>https://www.khanacademy.org/math/trigonometry/basic-trigonometry/basic_trig_ratios/e/trigonometry_0.5?utm_source=YT&amp;utm_medium=Desc&amp;utm_campaign=Trigonometry</text:p>
            <text:p/>
            <text:p>Watch the next lesson: https://www.khanacademy.org/math/trigonometry/basic-trigonometry/basic_trig_ratios/v/example-using-soh-cah-toa?utm_source=YT&amp;utm_medium=Desc&amp;utm_campaign=Trigonometry</text:p>
            <text:p/>
            <text:p>Trigonometry on Khan Academy: Big, fancy word, right? Don't be fooled. Looking at the prefix, tri-, you could probably assume that trigonometry ("trig" as it's sometimes called) has something to do with triangles. You would be right! Trig is the study of the properties of triangles. Why is it important? It's used in measuring precise distances, particularly in industries like satellite systems and sciences like astronomy. It's not only space, however. Trig is present in architecture and music, too. Now you may wonder...how is knowing the measurement and properties of triangles relevant to music?? THAT is a great question. Maybe you'll learn the answer from us in these tutorial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Trigonometry channel:</text:p>
            <text:p>https://www.youtube.com/channel/UCYQSs1lFJZKpyqNQQHYFGjw?sub_confirmation=1</text:p>
            <text:p>Subscribe to Khan Academy: https://www.youtube.com/subscription_center?add_user=khanacademy</text:p>
          </table:table-cell>
          <table:table-cell/>
          <table:table-cell office:value-type="string" calcext:value-type="string">
            <text:p>00:09:17</text:p>
          </table:table-cell>
          <table:table-cell office:value-type="date" office:date-value="2018-07-28T04:41:20.396" calcext:value-type="date">
            <text:p>28/07/18 04:41</text:p>
          </table:table-cell>
          <table:table-cell office:value-type="float" office:value="2937750" calcext:value-type="float">
            <text:p>2937750</text:p>
          </table:table-cell>
          <table:table-cell office:value-type="float" office:value="6650" calcext:value-type="float">
            <text:p>6650</text:p>
          </table:table-cell>
          <table:table-cell/>
        </table:table-row>
        <table:table-row table:style-name="ro31">
          <table:table-cell office:value-type="string" calcext:value-type="string">
            <text:p>minutephysics</text:p>
          </table:table-cell>
          <table:table-cell office:value-type="string" calcext:value-type="string">
            <text:p>q3MWRvLndzs</text:p>
          </table:table-cell>
          <table:table-cell office:value-type="string" calcext:value-type="string">
            <text:p>UCUHW94eEFW7hkUMVaZz4eDg</text:p>
          </table:table-cell>
          <table:table-cell office:value-type="string" calcext:value-type="string">
            <text:p>https://www.youtube.com/watch?v=q3MWRvLndzs</text:p>
          </table:table-cell>
          <table:table-cell office:value-type="date" office:date-value="2013-08-19T15:15:10" calcext:value-type="date">
            <text:p>19/08/13 15:15</text:p>
          </table:table-cell>
          <table:table-cell office:value-type="string" calcext:value-type="string">
            <text:p>Science, Religion, and the Big Bang</text:p>
          </table:table-cell>
          <table:table-cell office:value-type="string" calcext:value-type="string">
            <text:p>Support MinutePhysics and MinuteEarth on Subbable - http://www.subbable.com/minuteearth AND http://www.subbable.com/minutephysic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Big Bang (Idea)",religion,science,god,physics,minutephysics,"henry reich",cosmology,creation,beginning,"in the beginning",bible,"big bang",einstein,lemaitre,hubble,expanding,universe,Space,gravity,cat,multiverse,scale,"center of the universe","stephen hawking","neil degrasse tyson"}</text:p>
          </table:table-cell>
          <table:table-cell office:value-type="string" calcext:value-type="string">
            <text:p>00:05:20</text:p>
          </table:table-cell>
          <table:table-cell office:value-type="date" office:date-value="2018-07-28T04:44:13.872" calcext:value-type="date">
            <text:p>28/07/18 04:44</text:p>
          </table:table-cell>
          <table:table-cell office:value-type="float" office:value="2921481" calcext:value-type="float">
            <text:p>2921481</text:p>
          </table:table-cell>
          <table:table-cell office:value-type="float" office:value="2962" calcext:value-type="float">
            <text:p>2962</text:p>
          </table:table-cell>
          <table:table-cell/>
        </table:table-row>
        <table:table-row table:style-name="ro4">
          <table:table-cell office:value-type="string" calcext:value-type="string">
            <text:p>TED-Ed</text:p>
          </table:table-cell>
          <table:table-cell office:value-type="string" calcext:value-type="string">
            <text:p>U9g4gRWkFTs</text:p>
          </table:table-cell>
          <table:table-cell office:value-type="string" calcext:value-type="string">
            <text:p>UCsooa4yRKGN_zEE8iknghZA</text:p>
          </table:table-cell>
          <table:table-cell office:value-type="string" calcext:value-type="string">
            <text:p>https://www.youtube.com/watch?v=U9g4gRWkFTs</text:p>
          </table:table-cell>
          <table:table-cell office:value-type="date" office:date-value="2013-09-23T15:19:05" calcext:value-type="date">
            <text:p>23/09/13 15:19</text:p>
          </table:table-cell>
          <table:table-cell office:value-type="string" calcext:value-type="string">
            <text:p>Human sperm vs. the sperm whale - Aatish Bhatia</text:p>
          </table:table-cell>
          <table:table-cell office:value-type="string" calcext:value-type="string">
            <text:p>View full lesson: http://ed.ted.com/lessons/human-sperm-vs-the-sperm-whale-aatish-bhatia</text:p>
            <text:p/>
            <text:p>Traveling is extremely arduous for microscopic sperm -- think of a human trying to swim in a pool made of...other humans. We can compare the journey of a sperm to that of a sperm whale by calculating the Reynolds number, a prediction of how fluid will behave, often fluctuating due to size of the swimmer. Aatish Bhatia explores the great (albeit tiny) sperm's journey.</text:p>
            <text:p/>
            <text:p>Lesson by Aatish Bhatia, animation by Brad Purnell.</text:p>
          </table:table-cell>
          <table:table-cell/>
          <table:table-cell office:value-type="string" calcext:value-type="string">
            <text:p>00:04:18</text:p>
          </table:table-cell>
          <table:table-cell office:value-type="date" office:date-value="2018-07-28T04:41:38.433" calcext:value-type="date">
            <text:p>28/07/18 04:41</text:p>
          </table:table-cell>
          <table:table-cell office:value-type="float" office:value="2903507" calcext:value-type="float">
            <text:p>2903507</text:p>
          </table:table-cell>
          <table:table-cell office:value-type="float" office:value="14777" calcext:value-type="float">
            <text:p>14777</text:p>
          </table:table-cell>
          <table:table-cell/>
        </table:table-row>
        <table:table-row table:style-name="ro35">
          <table:table-cell office:value-type="string" calcext:value-type="string">
            <text:p>minutephysics</text:p>
          </table:table-cell>
          <table:table-cell office:value-type="string" calcext:value-type="string">
            <text:p>PS5p9caXS4U</text:p>
          </table:table-cell>
          <table:table-cell office:value-type="string" calcext:value-type="string">
            <text:p>UCUHW94eEFW7hkUMVaZz4eDg</text:p>
          </table:table-cell>
          <table:table-cell office:value-type="string" calcext:value-type="string">
            <text:p>https://www.youtube.com/watch?v=PS5p9caXS4U</text:p>
          </table:table-cell>
          <table:table-cell office:value-type="date" office:date-value="2015-05-01T14:30:01" calcext:value-type="date">
            <text:p>01/05/15 14:30</text:p>
          </table:table-cell>
          <table:table-cell office:value-type="string" calcext:value-type="string">
            <text:p>How to Subtract By Adding</text:p>
          </table:table-cell>
          <table:table-cell office:value-type="string" calcext:value-type="string">
            <text:p>Brought to you by http://www.lynda.com/minutephysics</text:p>
            <text:p/>
            <text:p>https://en.wikipedia.org/wiki/Method_of_complements</text:p>
            <text:p/>
            <text:p>Hank's adding machine video: https://www.youtube.com/watch?v=JYT8oH-NODs</text:p>
            <text:p/>
            <text:p>Thanks to the following Subbable subscribers for making MinutePhysics possible:</text:p>
            <text:p/>
            <text:p>@leilasalim</text:p>
            <text:p>bashessels.nl</text:p>
            <text:p>@terinjokes</text:p>
            <text:p>@TBSkyen</text:p>
            <text:p>@rbairwell</text:p>
            <text:p>RJ Dye</text:p>
            <text:p>Vanja Pejovic</text:p>
            <text:p>Zoltan Peczoli</text:p>
            <text:p>Garth Gergerich (@twarth)</text:p>
            <text:p>Veggie from Reddit</text:p>
            <text:p>DeathByPuppets</text:p>
            <text:p>Alysa Joaquin</text:p>
            <text:p>Twitter: @BJHanssen</text:p>
            <text:p>Kasey Kagawa</text:p>
            <text:p>Candice Blodgett</text:p>
            <text:p>John B Kelly III</text:p>
            <text:p>Jeremy Tuohy</text:p>
            <text:p>youtube.com/user/ThisIsFilmGrit</text:p>
            <text:p>Moti Lieberman</text:p>
            <text:p>@MatthewJWoolley</text:p>
            <text:p>RÃ³isÃ­n HÃ©bert</text:p>
            <text:p>Sadhbh HÃ©bert</text:p>
            <text:p>Mark Delcambre @charkbot</text:p>
            <text:p>Lije Carpenter</text:p>
            <text:p>AdamTheMechE</text:p>
            <text:p>Principia</text:p>
            <text:p>Joseph Perry</text:p>
            <text:p>nowwearealltom</text:p>
            <text:p>@shayousefi</text:p>
            <text:p>Isabella Clara Archuleta Boyce</text:p>
            <text:p>David Howard</text:p>
            <text:p>Nico Houbraken</text:p>
            <text:p>Gustav Delius</text:p>
            <text:p>@vicnice137</text:p>
            <text:p/>
            <text:p>This video made possible by the following Patreon Supporters:</text:p>
            <text:p/>
            <text:p>Mark </text:p>
            <text:p>Wes Brown</text:p>
            <text:p>John Green</text:p>
            <text:p>Florian Philipp</text:p>
            <text:p>Rens van der Heijden</text:p>
            <text:p>Bob Bolch</text:p>
            <text:p>Daniel Ametsreiter</text:p>
            <text:p>JoÃ«l Quenneville</text:p>
            <text:p>Richard Pearson</text:p>
            <text:p>David Dailey</text:p>
            <text:p>Steven Mulder</text:p>
            <text:p>Karim </text:p>
            <text:p>Ethi Raj</text:p>
            <text:p>Ryan Kyle</text:p>
            <text:p>William Ricketts</text:p>
            <text:p>Collin Mandris</text:p>
            <text:p>Matt </text:p>
            <text:p>Jonathan Foster</text:p>
            <text:p>Siddharth Sadanand</text:p>
            <text:p>Maarten Daalder</text:p>
            <text:p>Robby Olivam</text:p>
            <text:p>Alan Browning</text:p>
            <text:p>Jonathan Piersa</text:p>
            <text:p>Julia Person</text:p>
            <text:p>James Craver</text:p>
            <text:p>Sarah Chavis</text:p>
            <text:p>Yonatan Bisk</text:p>
            <text:p>Richard Campbell</text:p>
            <text:p>Chris Barrett</text:p>
            <text:p>Jan A</text:p>
            <text:p>Christopher Coleman</text:p>
            <text:p>Daniel â€œYoureDownâ€ Breger</text:p>
            <text:p>Hendrik Payer</text:p>
            <text:p>Daniel Yip</text:p>
            <text:p>Matt K</text:p>
            <text:p>William Pearson</text:p>
            <text:p>Kevin Lynch</text:p>
            <text:p>Nick Ward</text:p>
            <text:p>Kevin </text:p>
            <text:p>john eriksson</text:p>
            <text:p>Allan Farrell</text:p>
            <text:p>Tobias Olesen</text:p>
            <text:p>Chris Chapin</text:p>
            <text:p>Michael Keefe</text:p>
            <text:p>Jon Mann</text:p>
            <text:p>Bert Goethals</text:p>
            <text:p>Joji Wata</text:p>
            <text:p>Adam Naber</text:p>
            <text:p>Rob Ibsen</text:p>
            <text:p>Jacob Gumpert</text:p>
            <text:p>Peter Collier</text:p>
            <text:p>Andi Davis</text:p>
            <text:p>Aarthy </text:p>
            <text:p>Raymond Cason</text:p>
            <text:p>Evan Gale</text:p>
            <text:p>Paul </text:p>
            <text:p>Tori McClanahan</text:p>
            <text:p>Andrew Stobie</text:p>
            <text:p>Dominik Steenken</text:p>
            <text:p>Danilo Metzger</text:p>
            <text:p>Christian Altenhofen</text:p>
            <text:p>Ezra Lee</text:p>
            <text:p>Roy Morgan</text:p>
            <text:p>Olivia Darroch</text:p>
            <text:p>Amber Ciarvella</text:p>
            <text:p>ryan horlacher</text:p>
            <text:p>Keith Chang</text:p>
            <text:p>Milokot </text:p>
            <text:p>Janel Christensen</text:p>
            <text:p>Will Scherer</text:p>
            <text:p>Mike Fulcher</text:p>
            <text:p>Larom Lancaster</text:p>
            <text:p>Liam Callaway</text:p>
            <text:p>John Harman</text:p>
            <text:p>Christos Papandreou</text:p>
            <text:p>Fernando Pazin</text:p>
            <text:p>Johnathon Kinville</text:p>
            <text:p>Jason Medrano</text:p>
            <text:p>Andrew Barnett</text:p>
            <text:p>Katharina Schuchmann</text:p>
            <text:p>John Gietzen</text:p>
            <text:p>Michael Tardibuono</text:p>
            <text:p>Matthew Hebert</text:p>
            <text:p>Christy Filipich</text:p>
            <text:p>Pierre-Louis Bourgeois</text:p>
            <text:p>Genevieve Lawrence</text:p>
            <text:p>Brian Dâ€™Agostini</text:p>
            <text:p>Chris </text:p>
            <text:p>Dominik Menzi</text:p>
            <text:p>Ryan A. Schauer</text:p>
            <text:p>Daniel Johnson</text:p>
            <text:p>Nico Houbraken</text:p>
            <text:p>Michael Carr</text:p>
            <text:p>Ragnhild </text:p>
            <text:p>Elizabeth Meisterling</text:p>
            <text:p>Lysann Schlegel</text:p>
            <text:p>Magnus Krokstad</text:p>
            <text:p>Chase Turner</text:p>
            <text:p>Owain Blackwood</text:p>
            <text:p>Russ Arrell</text:p>
            <text:p>Brenden Bullock</text:p>
            <text:p>Asaf Gartner</text:p>
            <text:p>Mark Samberg</text:p>
            <text:p>Tina Johnston</text:p>
            <text:p>Mike Cochrane</text:p>
            <text:p>Tom Murphy</text:p>
            <text:p>Peter L</text:p>
            <text:p>Jeff </text:p>
            <text:p>Erica Pratt</text:p>
            <text:p>David </text:p>
            <text:p>Artur Szczypta</text:p>
            <text:p>David Drueding</text:p>
            <text:p>Nicklas UlvnÃ¤s</text:p>
            <text:p>Nigel W</text:p>
            <text:p>James Nelson</text:p>
            <text:p>Mary Foster-Smith</text:p>
            <text:p>Clayton Neff</text:p>
            <text:p>Michael Merino</text:p>
            <text:p>Jason and Gayle Corfman</text:p>
            <text:p>Mihaly Barasz</text:p>
            <text:p>Steven Klurfeld</text:p>
            <text:p>Richard Bairwell</text:p>
            <text:p>Tamas Bartal</text:p>
            <text:p>Erven </text:p>
            <text:p>Justin Prahl</text:p>
            <text:p>Michael Maitlen</text:p>
            <text:p>John Harman</text:p>
            <text:p>Hans van Staveren</text:p>
            <text:p>Kasey </text:p>
            <text:p>Karlin Nazario</text:p>
            <text:p>M K</text:p>
            <text:p>Jacques LABBÃ‰</text:p>
            <text:p>Geralyn Byers</text:p>
            <text:p>jason black</text:p>
            <text:p>Candice Blodgett</text:p>
            <text:p>Daniel Gibbs</text:p>
            <text:p>Henry Berthelsen</text:p>
            <text:p>Andy Kittner</text:p>
            <text:p>Steve Hall</text:p>
            <text:p>Erdumas </text:p>
            <text:p>Rob Snyder</text:p>
            <text:p>John Kelly</text:p>
            <text:p>Jessica Rosenstein</text:p>
            <text:p>Bill Tomiyasu</text:p>
            <text:p>Vasco SimÃµes</text:p>
            <text:p>Eoin </text:p>
            <text:p>Simon Hammersley</text:p>
            <text:p>iain </text:p>
            <text:p>Holger </text:p>
            <text:p>Alexis Carpenter</text:p>
            <text:p>Jay Goodman</text:p>
            <text:p>Joseph Perry</text:p>
            <text:p>Mark Govea</text:p>
            <text:p>Eduardo Rampelotto Gatto</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Subtraction,"Mathematics (Field Of Study)",addition,"modular arithmetic",overflow,"two's complement","adding machine",trick,fun,math,Computer,Gadget,Physics}</text:p>
          </table:table-cell>
          <table:table-cell office:value-type="string" calcext:value-type="string">
            <text:p>00:03:14</text:p>
          </table:table-cell>
          <table:table-cell office:value-type="date" office:date-value="2018-07-28T04:42:21.939" calcext:value-type="date">
            <text:p>28/07/18 04:42</text:p>
          </table:table-cell>
          <table:table-cell office:value-type="float" office:value="2889498" calcext:value-type="float">
            <text:p>2889498</text:p>
          </table:table-cell>
          <table:table-cell office:value-type="float" office:value="2398" calcext:value-type="float">
            <text:p>2398</text:p>
          </table:table-cell>
          <table:table-cell/>
        </table:table-row>
        <table:table-row table:style-name="ro4">
          <table:table-cell office:value-type="string" calcext:value-type="string">
            <text:p>TED-Ed</text:p>
          </table:table-cell>
          <table:table-cell office:value-type="string" calcext:value-type="string">
            <text:p>2W85Dwxx218</text:p>
          </table:table-cell>
          <table:table-cell office:value-type="string" calcext:value-type="string">
            <text:p>UCsooa4yRKGN_zEE8iknghZA</text:p>
          </table:table-cell>
          <table:table-cell office:value-type="string" calcext:value-type="string">
            <text:p>https://www.youtube.com/watch?v=2W85Dwxx218</text:p>
          </table:table-cell>
          <table:table-cell office:value-type="date" office:date-value="2015-12-10T17:14:26" calcext:value-type="date">
            <text:p>10/12/15 17:14</text:p>
          </table:table-cell>
          <table:table-cell office:value-type="string" calcext:value-type="string">
            <text:p>Why do we dream? - Amy Adkins</text:p>
          </table:table-cell>
          <table:table-cell office:value-type="string" calcext:value-type="string">
            <text:p>View full lesson: http://ed.ted.com/lessons/why-do-we-dream-amy-adkins</text:p>
            <text:p/>
            <text:p>In the 3rd millennium BCE, Mesopotamian kings recorded and interpreted their dreams on wax tablets. In the years since, we haven't paused in our quest to understand why we dream. And while we still donâ€™t have any definitive answers, we have some theories. Amy Adkins reveals the top seven reasons why we might dream.</text:p>
            <text:p/>
            <text:p>Lesson by Amy Adkins, animation by Clamanne Studio.</text:p>
          </table:table-cell>
          <table:table-cell office:value-type="string" calcext:value-type="string">
            <text:p>{"Clamanne Studio","Amy Adkins",dreams,"why do we dream",dreaming,psychology,sleeping,"dreaming theories",freud,"dream interpretation",TED,TED-Ed,"TED Ed",TEDEducation}</text:p>
          </table:table-cell>
          <table:table-cell office:value-type="string" calcext:value-type="string">
            <text:p>00:05:38</text:p>
          </table:table-cell>
          <table:table-cell office:value-type="date" office:date-value="2018-07-28T04:41:44.82" calcext:value-type="date">
            <text:p>28/07/18 04:41</text:p>
          </table:table-cell>
          <table:table-cell office:value-type="float" office:value="2886737" calcext:value-type="float">
            <text:p>2886737</text:p>
          </table:table-cell>
          <table:table-cell office:value-type="float" office:value="21650" calcext:value-type="float">
            <text:p>21650</text:p>
          </table:table-cell>
          <table:table-cell/>
        </table:table-row>
        <table:table-row table:style-name="ro5">
          <table:table-cell office:value-type="string" calcext:value-type="string">
            <text:p>minutephysics</text:p>
          </table:table-cell>
          <table:table-cell office:value-type="string" calcext:value-type="string">
            <text:p>7pL5vzIMAhs</text:p>
          </table:table-cell>
          <table:table-cell office:value-type="string" calcext:value-type="string">
            <text:p>UCUHW94eEFW7hkUMVaZz4eDg</text:p>
          </table:table-cell>
          <table:table-cell office:value-type="string" calcext:value-type="string">
            <text:p>https://www.youtube.com/watch?v=7pL5vzIMAhs</text:p>
          </table:table-cell>
          <table:table-cell office:value-type="date" office:date-value="2012-11-27T20:10:51" calcext:value-type="date">
            <text:p>27/11/12 20:10</text:p>
          </table:table-cell>
          <table:table-cell office:value-type="string" calcext:value-type="string">
            <text:p>Does the Universe Have a Purpose? feat. Neil deGrasse Tyson</text:p>
          </table:table-cell>
          <table:table-cell office:value-type="string" calcext:value-type="string">
            <text:p>Neil deGrasse Tyson was asked by the Templeton Foundation to answer the question "Does the Universe Have a Purpose". Then he read his answer aloud and I drew some pictures for it. http://www.templeton.org/purpose/</text:p>
            <text:p/>
            <text:p>You can buy MinutePhysics T-shirts at http://dftba.com/minutephysic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and to Perimeter Institute for support.</text:p>
            <text:p>http://www.perimeterinstitute.ca Created by Henry Reich</text:p>
          </table:table-cell>
          <table:table-cell office:value-type="string" calcext:value-type="string">
            <text:p>{classical,quantum,mechanics,Einstein,energy,infinite,higgs,boson,bang,theory,cosmic,galaxy,universe,electromagnetism,strong,weak,force,moon,sun,dimension,string,special,relativity,"black hole",science,gravity,Neutrino,photon,lhc,electron,atomic,nuclear,General,Dark,Minutephysics,minute,physics,Henry,Reich,cat,schrodinger,Perimeter,Institute,"President of the US","Barack Obama","Henry Reich",wavefunction,touch,"Neil deGrasse Tyson","Neil Tyson",Purpose,God,Religion,Atheism,Atheist,Agnostic}</text:p>
          </table:table-cell>
          <table:table-cell office:value-type="string" calcext:value-type="string">
            <text:p>00:02:34</text:p>
          </table:table-cell>
          <table:table-cell office:value-type="date" office:date-value="2018-07-28T04:41:02.53" calcext:value-type="date">
            <text:p>28/07/18 04:41</text:p>
          </table:table-cell>
          <table:table-cell office:value-type="float" office:value="2880308" calcext:value-type="float">
            <text:p>2880308</text:p>
          </table:table-cell>
          <table:table-cell office:value-type="float" office:value="702" calcext:value-type="float">
            <text:p>702</text:p>
          </table:table-cell>
          <table:table-cell/>
        </table:table-row>
        <table:table-row table:style-name="ro36">
          <table:table-cell office:value-type="string" calcext:value-type="string">
            <text:p>minutephysics</text:p>
          </table:table-cell>
          <table:table-cell office:value-type="string" calcext:value-type="string">
            <text:p>1Hqm0dYKUx4</text:p>
          </table:table-cell>
          <table:table-cell office:value-type="string" calcext:value-type="string">
            <text:p>UCUHW94eEFW7hkUMVaZz4eDg</text:p>
          </table:table-cell>
          <table:table-cell office:value-type="string" calcext:value-type="string">
            <text:p>https://www.youtube.com/watch?v=1Hqm0dYKUx4</text:p>
          </table:table-cell>
          <table:table-cell office:value-type="date" office:date-value="2015-09-17T14:30:00" calcext:value-type="date">
            <text:p>17/09/15 14:30</text:p>
          </table:table-cell>
          <table:table-cell office:value-type="string" calcext:value-type="string">
            <text:p>Why It's Impossible to Tune a Piano</text:p>
          </table:table-cell>
          <table:table-cell office:value-type="string" calcext:value-type="string">
            <text:p>Pianos can't be perfectly tuned - it's a mathematical fact! </text:p>
            <text:p>Thanks to http://www.audible.com/minutephysics for supporting MinutePhysics.</text:p>
            <text:p/>
            <text:p>Equal tempered tuning: https://en.wikipedia.org/wiki/Equal_temperament</text:p>
            <text:p/>
            <text:p>Just Tuning: https://en.wikipedia.org/wiki/Just_intonation</text:p>
            <text:p/>
            <text:p>Harmonics: https://en.wikipedia.org/wiki/Harmonic</text:p>
            <text:p/>
            <text:p>Pythagorean vs Just Tuning: https://www.youtube.com/watch?v=QaYOwIIvgHg</text:p>
            <text:p/>
            <text:p>Thanks to Patreon supporters for making MinutePhysics possible!</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Piano Tuning","Piano (Musical Instrument)",violin,harmonics,Guitar,Classical,Acoustic,Orchestra,strings,key,note}</text:p>
          </table:table-cell>
          <table:table-cell office:value-type="string" calcext:value-type="string">
            <text:p>00:04:20</text:p>
          </table:table-cell>
          <table:table-cell office:value-type="date" office:date-value="2018-07-28T04:41:50.876" calcext:value-type="date">
            <text:p>28/07/18 04:41</text:p>
          </table:table-cell>
          <table:table-cell office:value-type="float" office:value="2871961" calcext:value-type="float">
            <text:p>2871961</text:p>
          </table:table-cell>
          <table:table-cell office:value-type="float" office:value="10393" calcext:value-type="float">
            <text:p>10393</text:p>
          </table:table-cell>
          <table:table-cell/>
        </table:table-row>
        <table:table-row table:style-name="ro25">
          <table:table-cell office:value-type="string" calcext:value-type="string">
            <text:p>minutephysics</text:p>
          </table:table-cell>
          <table:table-cell office:value-type="string" calcext:value-type="string">
            <text:p>5NU2t5zlxQQ</text:p>
          </table:table-cell>
          <table:table-cell office:value-type="string" calcext:value-type="string">
            <text:p>UCUHW94eEFW7hkUMVaZz4eDg</text:p>
          </table:table-cell>
          <table:table-cell office:value-type="string" calcext:value-type="string">
            <text:p>https://www.youtube.com/watch?v=5NU2t5zlxQQ</text:p>
          </table:table-cell>
          <table:table-cell office:value-type="date" office:date-value="2013-02-25T19:44:50" calcext:value-type="date">
            <text:p>25/02/13 19:44</text:p>
          </table:table-cell>
          <table:table-cell office:value-type="string" calcext:value-type="string">
            <text:p>How Big is the Universe?</text:p>
          </table:table-cell>
          <table:table-cell office:value-type="string" calcext:value-type="string">
            <text:p>It has NO EDGE. And NO CENTER... or does it?</text:p>
            <text:p/>
            <text:p>The Scale of the Universe - http://htwins.net/scale2/</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Relativity,quantum,mechanics,infinite,bang,theory,cosmic,galaxy,sun,special,relativity,"black hole",science,gravity,Neutrino,photon,Minutephysics,minute,physics,Henry,Reich,Perimeter,Institute,"Henry Reich","flat earth","speed of light",mass,Rain,coriolis,Horizon,planets,"time zones",triangle,stars,orion,NASA,momentum,"time dilation","length contraction",relativistic,gluon,love,particle,universe,multiverse,"big bang",observable,horizon,"age of the universe","no edge","size of the universe"}</text:p>
          </table:table-cell>
          <table:table-cell office:value-type="string" calcext:value-type="string">
            <text:p>00:04:17</text:p>
          </table:table-cell>
          <table:table-cell office:value-type="date" office:date-value="2018-07-28T04:43:05.749" calcext:value-type="date">
            <text:p>28/07/18 04:43</text:p>
          </table:table-cell>
          <table:table-cell office:value-type="float" office:value="2869432" calcext:value-type="float">
            <text:p>2869432</text:p>
          </table:table-cell>
          <table:table-cell office:value-type="float" office:value="1750" calcext:value-type="float">
            <text:p>1750</text:p>
          </table:table-cell>
          <table:table-cell/>
        </table:table-row>
        <table:table-row table:style-name="ro4">
          <table:table-cell office:value-type="string" calcext:value-type="string">
            <text:p>TED-Ed</text:p>
          </table:table-cell>
          <table:table-cell office:value-type="string" calcext:value-type="string">
            <text:p>Pu_ijC8HFRU</text:p>
          </table:table-cell>
          <table:table-cell office:value-type="string" calcext:value-type="string">
            <text:p>UCsooa4yRKGN_zEE8iknghZA</text:p>
          </table:table-cell>
          <table:table-cell office:value-type="string" calcext:value-type="string">
            <text:p>https://www.youtube.com/watch?v=Pu_ijC8HFRU</text:p>
          </table:table-cell>
          <table:table-cell office:value-type="date" office:date-value="2015-08-10T15:02:51" calcext:value-type="date">
            <text:p>10/08/15 15:02</text:p>
          </table:table-cell>
          <table:table-cell office:value-type="string" calcext:value-type="string">
            <text:p>How does a jellyfish sting? - Neosha S Kashef</text:p>
          </table:table-cell>
          <table:table-cell office:value-type="string" calcext:value-type="string">
            <text:p>View full lesson: http://ed.ted.com/lessons/how-does-a-jellyfish-sting-neosha-s-kashef</text:p>
            <text:p/>
            <text:p>Youâ€™re swimming in the ocean when something brushes your leg. When the tingling sets in, you realize youâ€™ve been stung by a jellyfish. How do these beautiful gelatinous creatures pack such a painful punch? Neosha S Kashef details the science behind the sting.</text:p>
            <text:p/>
            <text:p>Lesson by Neosha S Kashef, animation by Cinematic.</text:p>
          </table:table-cell>
          <table:table-cell office:value-type="string" calcext:value-type="string">
            <text:p>{TED,TED-Ed,"TED Education",TEDx,"Neosha S Kashef",Cinematic,Jellyfish,Beach,Summer,Ocean,Mesoglea,Venom,Seawater,"Fresh water"}</text:p>
          </table:table-cell>
          <table:table-cell office:value-type="string" calcext:value-type="string">
            <text:p>00:04:17</text:p>
          </table:table-cell>
          <table:table-cell office:value-type="date" office:date-value="2018-07-28T04:43:05.955" calcext:value-type="date">
            <text:p>28/07/18 04:43</text:p>
          </table:table-cell>
          <table:table-cell office:value-type="float" office:value="2864894" calcext:value-type="float">
            <text:p>2864894</text:p>
          </table:table-cell>
          <table:table-cell office:value-type="float" office:value="67394" calcext:value-type="float">
            <text:p>67394</text:p>
          </table:table-cell>
          <table:table-cell/>
        </table:table-row>
        <table:table-row table:style-name="ro37">
          <table:table-cell office:value-type="string" calcext:value-type="string">
            <text:p>TED-Ed</text:p>
          </table:table-cell>
          <table:table-cell office:value-type="string" calcext:value-type="string">
            <text:p>pOLmD_WVY-E</text:p>
          </table:table-cell>
          <table:table-cell office:value-type="string" calcext:value-type="string">
            <text:p>UCsooa4yRKGN_zEE8iknghZA</text:p>
          </table:table-cell>
          <table:table-cell office:value-type="string" calcext:value-type="string">
            <text:p>https://www.youtube.com/watch?v=pOLmD_WVY-E</text:p>
          </table:table-cell>
          <table:table-cell office:value-type="date" office:date-value="2017-11-09T16:00:28" calcext:value-type="date">
            <text:p>09/11/17 16:00</text:p>
          </table:table-cell>
          <table:table-cell office:value-type="string" calcext:value-type="string">
            <text:p>Why incompetent people think they're amazing - David Dunning</text:p>
          </table:table-cell>
          <table:table-cell office:value-type="string" calcext:value-type="string">
            <text:p>Check out our Patreon page: https://www.patreon.com/teded</text:p>
            <text:p/>
            <text:p>View full lesson: https://ed.ted.com/lessons/why-incompetent-people-think-they-re-amazing-david-dunning</text:p>
            <text:p/>
            <text:p>How good are you with money? What about reading peopleâ€™s emotions? How healthy are you, compared to other people you know? Knowing how our skills stack up against others is useful in many ways. But psychological research suggests that weâ€™re not very good at evaluating ourselves accurately. In fact, we frequently overestimate our own abilities. David Dunning describes the Dunning-Kruger effect. </text:p>
            <text:p/>
            <text:p>Lesson by David Dunning, directed by Wednesday Studio, music and sound by Tom Drew. </text:p>
            <text:p/>
            <text:p>Thank you so much to our patrons for your support! Without you this video would not be possible!</text:p>
            <text:p>Juan, Jordan Tang, Kent Logan, Alexandra Panzer, Jen, Ellen Spertus, Ryan Mehendale, Mary Sawyer, Scott Gass, Ruth Fang, Mayank Kaul, Hazel Lam, Tan YH, Be Owusu, Samuel Doerle, David Rosario, Katie Winchester, Michel Reyes, Dominik Kugelmann, Siamak H, Stephen A. Wilson, Manav Parmar, Jhiya Brooks, David Lucsanyi, Querida Owens.</text:p>
          </table:table-cell>
          <table:table-cell office:value-type="string" calcext:value-type="string">
            <text:p>{TED,TED-Ed,"David Dunning","Wednesday Collective","Justin Kruger","Dunning-Kruger Effect",knowledge,expert,expertise,competence,confidence,psychology,"behavioral psychology",estimate,"illusory superiority",ego}</text:p>
          </table:table-cell>
          <table:table-cell office:value-type="string" calcext:value-type="string">
            <text:p>00:05:08</text:p>
          </table:table-cell>
          <table:table-cell office:value-type="date" office:date-value="2018-07-28T04:43:37.449" calcext:value-type="date">
            <text:p>28/07/18 04:43</text:p>
          </table:table-cell>
          <table:table-cell office:value-type="float" office:value="2857646" calcext:value-type="float">
            <text:p>2857646</text:p>
          </table:table-cell>
          <table:table-cell office:value-type="float" office:value="32410" calcext:value-type="float">
            <text:p>32410</text:p>
          </table:table-cell>
          <table:table-cell/>
        </table:table-row>
        <table:table-row table:style-name="ro5">
          <table:table-cell office:value-type="string" calcext:value-type="string">
            <text:p>minutephysics</text:p>
          </table:table-cell>
          <table:table-cell office:value-type="string" calcext:value-type="string">
            <text:p>3gNkgj9h2oM</text:p>
          </table:table-cell>
          <table:table-cell office:value-type="string" calcext:value-type="string">
            <text:p>UCUHW94eEFW7hkUMVaZz4eDg</text:p>
          </table:table-cell>
          <table:table-cell office:value-type="string" calcext:value-type="string">
            <text:p>https://www.youtube.com/watch?v=3gNkgj9h2oM</text:p>
          </table:table-cell>
          <table:table-cell office:value-type="date" office:date-value="2015-11-20T15:04:14" calcext:value-type="date">
            <text:p>20/11/15 15:04</text:p>
          </table:table-cell>
          <table:table-cell office:value-type="string" calcext:value-type="string">
            <text:p>Why Isn't It Faster To Fly West?</text:p>
          </table:table-cell>
          <table:table-cell office:value-type="string" calcext:value-type="string">
            <text:p>If the earth is spinning to the east at 1000 miles per hour... why can't we fly west more easily?</text:p>
            <text:p>Thanks to http://www.audible.com/minutephysics for supporting MinutePhysics.</text:p>
            <text:p/>
            <text:p>Link to Patreon supporters here: www.minutephysics.com/supporters.html</text:p>
            <text:p/>
            <text:p>Music by Nathaniel Schroeder, http://www.soundcloud.com/drschroeder</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physics,minutephysics,science}</text:p>
          </table:table-cell>
          <table:table-cell office:value-type="string" calcext:value-type="string">
            <text:p>00:02:06</text:p>
          </table:table-cell>
          <table:table-cell office:value-type="date" office:date-value="2018-07-28T04:42:59.558" calcext:value-type="date">
            <text:p>28/07/18 04:43</text:p>
          </table:table-cell>
          <table:table-cell office:value-type="float" office:value="2856603" calcext:value-type="float">
            <text:p>2856603</text:p>
          </table:table-cell>
          <table:table-cell office:value-type="float" office:value="3626" calcext:value-type="float">
            <text:p>3626</text:p>
          </table:table-cell>
          <table:table-cell/>
        </table:table-row>
        <table:table-row table:style-name="ro16">
          <table:table-cell office:value-type="string" calcext:value-type="string">
            <text:p>mathantics</text:p>
          </table:table-cell>
          <table:table-cell office:value-type="string" calcext:value-type="string">
            <text:p>JeVSmq1Nrpw</text:p>
          </table:table-cell>
          <table:table-cell office:value-type="string" calcext:value-type="string">
            <text:p>UCBuMwlP7kHkNxdPAqtFSJTw</text:p>
          </table:table-cell>
          <table:table-cell office:value-type="string" calcext:value-type="string">
            <text:p>https://www.youtube.com/watch?v=JeVSmq1Nrpw</text:p>
          </table:table-cell>
          <table:table-cell office:value-type="date" office:date-value="2012-10-31T01:35:12" calcext:value-type="date">
            <text:p>31/10/12 01:35</text:p>
          </table:table-cell>
          <table:table-cell office:value-type="string" calcext:value-type="string">
            <text:p>Math Antics - What Are Percentages?</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fraction,fractions,educational,"Math Antics",arithmetic,percents,percentages,decimals,ratios,"Fraction (mathematics)"}</text:p>
          </table:table-cell>
          <table:table-cell office:value-type="string" calcext:value-type="string">
            <text:p>00:08:53</text:p>
          </table:table-cell>
          <table:table-cell office:value-type="date" office:date-value="2018-07-28T04:44:32.18" calcext:value-type="date">
            <text:p>28/07/18 04:44</text:p>
          </table:table-cell>
          <table:table-cell office:value-type="float" office:value="2844723" calcext:value-type="float">
            <text:p>2844723</text:p>
          </table:table-cell>
          <table:table-cell office:value-type="float" office:value="39121" calcext:value-type="float">
            <text:p>39121</text:p>
          </table:table-cell>
          <table:table-cell/>
        </table:table-row>
        <table:table-row table:style-name="ro4">
          <table:table-cell office:value-type="string" calcext:value-type="string">
            <text:p>TED-Ed</text:p>
          </table:table-cell>
          <table:table-cell office:value-type="string" calcext:value-type="string">
            <text:p>ER0Cu0KQFqM</text:p>
          </table:table-cell>
          <table:table-cell office:value-type="string" calcext:value-type="string">
            <text:p>UCsooa4yRKGN_zEE8iknghZA</text:p>
          </table:table-cell>
          <table:table-cell office:value-type="string" calcext:value-type="string">
            <text:p>https://www.youtube.com/watch?v=ER0Cu0KQFqM</text:p>
          </table:table-cell>
          <table:table-cell office:value-type="date" office:date-value="2017-05-30T15:03:14" calcext:value-type="date">
            <text:p>30/05/17 15:03</text:p>
          </table:table-cell>
          <table:table-cell office:value-type="string" calcext:value-type="string">
            <text:p>Who were the Vestal Virgins, and what was their job? - Peta Greenfield</text:p>
          </table:table-cell>
          <table:table-cell office:value-type="string" calcext:value-type="string">
            <text:p>View full lesson: http://ed.ted.com/lessons/who-were-the-vestal-virgins-and-what-was-their-job-peta-greenfield</text:p>
            <text:p/>
            <text:p>In ancient Rome, Vestal Virgins were tasked with keeping vigil over the flame of Vesta, the virgin goddess of the hearth. The flame represented two things: the continuation of Rome as a power in the world and the continuing virginity of Vestaâ€™s priestesses. But what was life really like for these Vestal Virgins? Peta Greenfield goes back in time to find out. </text:p>
            <text:p/>
            <text:p>Lesson by Peta Greenfield, animation by Kozmonot Animation Studio.</text:p>
          </table:table-cell>
          <table:table-cell office:value-type="string" calcext:value-type="string">
            <text:p>{TEd,TED-Ed,"TED Education","TED Ed","Peta Greenfield","Kozmonot Animation Studio",Rome,"Vestal Virgin",Vestals,Vesta,Licinia,priestess,"live burial",flame,fire,"ritual purity",castitas,incestum}</text:p>
          </table:table-cell>
          <table:table-cell office:value-type="string" calcext:value-type="string">
            <text:p>00:04:33</text:p>
          </table:table-cell>
          <table:table-cell office:value-type="date" office:date-value="2018-07-28T04:42:40.89" calcext:value-type="date">
            <text:p>28/07/18 04:42</text:p>
          </table:table-cell>
          <table:table-cell office:value-type="float" office:value="2840745" calcext:value-type="float">
            <text:p>2840745</text:p>
          </table:table-cell>
          <table:table-cell office:value-type="float" office:value="101105" calcext:value-type="float">
            <text:p>101105</text:p>
          </table:table-cell>
          <table:table-cell/>
        </table:table-row>
        <table:table-row table:style-name="ro4">
          <table:table-cell office:value-type="string" calcext:value-type="string">
            <text:p>TED-Ed</text:p>
          </table:table-cell>
          <table:table-cell office:value-type="string" calcext:value-type="string">
            <text:p>yqUFy-t4MlQ</text:p>
          </table:table-cell>
          <table:table-cell office:value-type="string" calcext:value-type="string">
            <text:p>UCsooa4yRKGN_zEE8iknghZA</text:p>
          </table:table-cell>
          <table:table-cell office:value-type="string" calcext:value-type="string">
            <text:p>https://www.youtube.com/watch?v=yqUFy-t4MlQ</text:p>
          </table:table-cell>
          <table:table-cell office:value-type="date" office:date-value="2013-10-28T15:11:17" calcext:value-type="date">
            <text:p>28/10/13 15:11</text:p>
          </table:table-cell>
          <table:table-cell office:value-type="string" calcext:value-type="string">
            <text:p>How we conquered the deadly smallpox virus - Simona Zompi</text:p>
          </table:table-cell>
          <table:table-cell office:value-type="string" calcext:value-type="string">
            <text:p>View full lesson: http://ed.ted.com/lessons/how-we-conquered-the-deadly-smallpox-virus-simona-zompi</text:p>
            <text:p/>
            <text:p>For 10,000 years, humanity suffered from the scourge of smallpox. The virus killed almost a third of its victims within two weeks and left survivors horribly scarred. But Simona Zompi commends the brave souls -- a Buddhist nun, a boy, a cow, a dairymaid and physician Edward Jenner -- who first stopped the spread of this disastrous disease, to make us smallpox-free today.</text:p>
            <text:p/>
            <text:p>Lesson by Simona Zompi, animation by Augenblick Studios.</text:p>
          </table:table-cell>
          <table:table-cell office:value-type="string" calcext:value-type="string">
            <text:p>{smallpox,virus,disease,medicine,vaccination,"TED-Ed TED TEDEducation TED Ed",Jenner,Virolation,"Virology (Medical Specialty)"}</text:p>
          </table:table-cell>
          <table:table-cell office:value-type="string" calcext:value-type="string">
            <text:p>00:04:34</text:p>
          </table:table-cell>
          <table:table-cell office:value-type="date" office:date-value="2018-07-28T04:41:38.297" calcext:value-type="date">
            <text:p>28/07/18 04:41</text:p>
          </table:table-cell>
          <table:table-cell office:value-type="float" office:value="2833189" calcext:value-type="float">
            <text:p>2833189</text:p>
          </table:table-cell>
          <table:table-cell office:value-type="float" office:value="35369" calcext:value-type="float">
            <text:p>35369</text:p>
          </table:table-cell>
          <table:table-cell/>
        </table:table-row>
        <table:table-row table:style-name="ro16">
          <table:table-cell office:value-type="string" calcext:value-type="string">
            <text:p>mathantics</text:p>
          </table:table-cell>
          <table:table-cell office:value-type="string" calcext:value-type="string">
            <text:p>LGqBQrUYua4</text:p>
          </table:table-cell>
          <table:table-cell office:value-type="string" calcext:value-type="string">
            <text:p>UCBuMwlP7kHkNxdPAqtFSJTw</text:p>
          </table:table-cell>
          <table:table-cell office:value-type="string" calcext:value-type="string">
            <text:p>https://www.youtube.com/watch?v=LGqBQrUYua4</text:p>
          </table:table-cell>
          <table:table-cell office:value-type="date" office:date-value="2013-02-25T07:45:47" calcext:value-type="date">
            <text:p>25/02/13 07:45</text:p>
          </table:table-cell>
          <table:table-cell office:value-type="string" calcext:value-type="string">
            <text:p>Math Antics - Long Division</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Math Antics",Division,Education,"How to","long division","multi-digit division","multidigit division","division algorithm"}</text:p>
          </table:table-cell>
          <table:table-cell office:value-type="string" calcext:value-type="string">
            <text:p>00:11:17</text:p>
          </table:table-cell>
          <table:table-cell office:value-type="date" office:date-value="2018-07-28T04:43:18.376" calcext:value-type="date">
            <text:p>28/07/18 04:43</text:p>
          </table:table-cell>
          <table:table-cell office:value-type="float" office:value="2831626" calcext:value-type="float">
            <text:p>2831626</text:p>
          </table:table-cell>
          <table:table-cell office:value-type="float" office:value="22089" calcext:value-type="float">
            <text:p>22089</text:p>
          </table:table-cell>
          <table:table-cell/>
        </table:table-row>
        <table:table-row table:style-name="ro4">
          <table:table-cell office:value-type="string" calcext:value-type="string">
            <text:p>TED-Ed</text:p>
          </table:table-cell>
          <table:table-cell office:value-type="string" calcext:value-type="string">
            <text:p>wkPR4Rcf4ww</text:p>
          </table:table-cell>
          <table:table-cell office:value-type="string" calcext:value-type="string">
            <text:p>UCsooa4yRKGN_zEE8iknghZA</text:p>
          </table:table-cell>
          <table:table-cell office:value-type="string" calcext:value-type="string">
            <text:p>https://www.youtube.com/watch?v=wkPR4Rcf4ww</text:p>
          </table:table-cell>
          <table:table-cell office:value-type="date" office:date-value="2016-06-20T15:01:33" calcext:value-type="date">
            <text:p>20/06/16 15:01</text:p>
          </table:table-cell>
          <table:table-cell office:value-type="string" calcext:value-type="string">
            <text:p>What makes something "Kafkaesque"? - Noah Tavlin</text:p>
          </table:table-cell>
          <table:table-cell office:value-type="string" calcext:value-type="string">
            <text:p>View full lesson: http://ed.ted.com/lessons/what-makes-something-kafkaesque-noah-tavlin</text:p>
            <text:p/>
            <text:p> The term Kafkaesque has entered the vernacular to describe unnecessarily complicated and frustrating experiences, especially with bureaucracy. But does standing in a long line to fill out confusing paperwork really capture the richness of Kafkaâ€™s vision? Beyond the wordâ€™s casual use, what makes something "Kafkaesque"? Noah Tavlin explains. </text:p>
            <text:p/>
            <text:p>Lesson by Noah Tavlin, animation by TED-Ed.</text:p>
          </table:table-cell>
          <table:table-cell office:value-type="string" calcext:value-type="string">
            <text:p>{"Noah Tavlin","Jeremiah Dickey",Kafka,"Franz Kafka",kafkaesque,"the trial","a hunger artist","Joseph K","reading between the lines","the metamorphosis","dreamlike narrative",Poseidon,"disorienting narrative",paperwork,satire,bureacracy,absurdity,"circular reasoning",tragicomedy,"dream logic",characterisation,"Gregor Samsa",TED,TED-Ed,"Ted Education",Teded}</text:p>
          </table:table-cell>
          <table:table-cell office:value-type="string" calcext:value-type="string">
            <text:p>00:05:04</text:p>
          </table:table-cell>
          <table:table-cell office:value-type="date" office:date-value="2018-07-28T04:45:15.336" calcext:value-type="date">
            <text:p>28/07/18 04:45</text:p>
          </table:table-cell>
          <table:table-cell office:value-type="float" office:value="2820787" calcext:value-type="float">
            <text:p>2820787</text:p>
          </table:table-cell>
          <table:table-cell office:value-type="float" office:value="23722" calcext:value-type="float">
            <text:p>23722</text:p>
          </table:table-cell>
          <table:table-cell/>
        </table:table-row>
        <table:table-row table:style-name="ro24">
          <table:table-cell office:value-type="string" calcext:value-type="string">
            <text:p>minutephysics</text:p>
          </table:table-cell>
          <table:table-cell office:value-type="string" calcext:value-type="string">
            <text:p>i1TVZIBj7UA</text:p>
          </table:table-cell>
          <table:table-cell office:value-type="string" calcext:value-type="string">
            <text:p>UCUHW94eEFW7hkUMVaZz4eDg</text:p>
          </table:table-cell>
          <table:table-cell office:value-type="string" calcext:value-type="string">
            <text:p>https://www.youtube.com/watch?v=i1TVZIBj7UA</text:p>
          </table:table-cell>
          <table:table-cell office:value-type="date" office:date-value="2012-10-14T20:54:08" calcext:value-type="date">
            <text:p>14/10/12 20:54</text:p>
          </table:table-cell>
          <table:table-cell office:value-type="string" calcext:value-type="string">
            <text:p>The Origin of Quantum Mechanics (feat. Neil Turok)</text:p>
          </table:table-cell>
          <table:table-cell office:value-type="string" calcext:value-type="string">
            <text:p>Check out the Massey Lectures with Neil Turok: http://www.cbc.ca/radio/ideas/the-2012-cbc-massey-lectures-the-universe-within-from-quantum-to-cosmos-1.2921611</text:p>
            <text:p>Perimeter Institute for Theoretical Physics: http://pitp.ca</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and Bruno LeFloch for contributions and to Perimeter Institute for support.</text:p>
            <text:p>http://www.perimeterinstitute.ca</text:p>
            <text:p/>
            <text:p>Produced in association with the 2012 Massey Lecture Series http://dft.ba/-massey Created by Henry Reich</text:p>
          </table:table-cell>
          <table:table-cell office:value-type="string" calcext:value-type="string">
            <text:p>{Neil,Turok,Massey,Lectures,Masseys,quantum,Max,Planck,ultraviolet,catastrophe,Telekinesis,Maxwell,dark,sky,redshift,red,shift,Olber's,Paradox,stars,infinite,vsauce,higgs,boson,big,bang,theory,cosmic,galaxy,universe,electromagnetism,strong,weak,force,infinity,moon,sun,dimension,string,light,einstein,special,relativity,"black hole",science,Tides,gravity,Neutrino,photon,lhc,electron,atomic,nuclear,General,Dark,energy,Minutephysics,minute,physics,Henry,Reich,cat,schrodinger,Perimeter,Institute}</text:p>
          </table:table-cell>
          <table:table-cell office:value-type="string" calcext:value-type="string">
            <text:p>00:04:20</text:p>
          </table:table-cell>
          <table:table-cell office:value-type="date" office:date-value="2018-07-28T04:42:46.76" calcext:value-type="date">
            <text:p>28/07/18 04:42</text:p>
          </table:table-cell>
          <table:table-cell office:value-type="float" office:value="2810428" calcext:value-type="float">
            <text:p>2810428</text:p>
          </table:table-cell>
          <table:table-cell office:value-type="float" office:value="2360" calcext:value-type="float">
            <text:p>2360</text:p>
          </table:table-cell>
          <table:table-cell/>
        </table:table-row>
        <table:table-row table:style-name="ro4">
          <table:table-cell office:value-type="string" calcext:value-type="string">
            <text:p>TED-Ed</text:p>
          </table:table-cell>
          <table:table-cell office:value-type="string" calcext:value-type="string">
            <text:p>m6dCxo7t_aE</text:p>
          </table:table-cell>
          <table:table-cell office:value-type="string" calcext:value-type="string">
            <text:p>UCsooa4yRKGN_zEE8iknghZA</text:p>
          </table:table-cell>
          <table:table-cell office:value-type="string" calcext:value-type="string">
            <text:p>https://www.youtube.com/watch?v=m6dCxo7t_aE</text:p>
          </table:table-cell>
          <table:table-cell office:value-type="date" office:date-value="2013-11-14T16:16:50" calcext:value-type="date">
            <text:p>14/11/13 16:16</text:p>
          </table:table-cell>
          <table:table-cell office:value-type="string" calcext:value-type="string">
            <text:p>The five major world religions - John Bellaimey</text:p>
          </table:table-cell>
          <table:table-cell office:value-type="string" calcext:value-type="string">
            <text:p>View full lesson: http://ed.ted.com/lessons/the-five-major-world-religions-john-bellaimey</text:p>
            <text:p/>
            <text:p>It's perfectly human to grapple with questions, like 'Where do we come from?' and 'How do I live a life of meaning?' These existential questions are central to the five major world religions -- and that's not all that connects these faiths. John Bellaimey explains the intertwined histories and cultures of Hinduism, Judaism, Buddhism, Christianity and Islam.</text:p>
            <text:p/>
            <text:p>Lesson by John Bellaimey, animation by TED-Ed.</text:p>
          </table:table-cell>
          <table:table-cell office:value-type="string" calcext:value-type="string">
            <text:p>{religion,"what is religion",Jew,Judaism,Israel,Jewish,Hindu,Hinduism,Krishna,Brahma,India,philosophy,ethics,Buddha,Buddhism,Thailand,"eight noble truths","five pillars",mecca,medina,hajj,Mohammad,God,Christianity,Christ,Jesus,Christmas,Christian,faith,Islam,Muslim,Quran,Kordan,Meditation,bible,Torah,TED,TED-Ed,TEDEducation,"TED Ed","John Bellaimey","Jeremiah Dickey"}</text:p>
          </table:table-cell>
          <table:table-cell office:value-type="string" calcext:value-type="string">
            <text:p>00:11:10</text:p>
          </table:table-cell>
          <table:table-cell office:value-type="date" office:date-value="2018-07-28T04:43:24.08" calcext:value-type="date">
            <text:p>28/07/18 04:43</text:p>
          </table:table-cell>
          <table:table-cell office:value-type="float" office:value="2809343" calcext:value-type="float">
            <text:p>2809343</text:p>
          </table:table-cell>
          <table:table-cell office:value-type="float" office:value="44747" calcext:value-type="float">
            <text:p>44747</text:p>
          </table:table-cell>
          <table:table-cell/>
        </table:table-row>
        <table:table-row table:style-name="ro17">
          <table:table-cell office:value-type="string" calcext:value-type="string">
            <text:p>singingbanana</text:p>
          </table:table-cell>
          <table:table-cell office:value-type="string" calcext:value-type="string">
            <text:p>CQNH2ifOAQE</text:p>
          </table:table-cell>
          <table:table-cell office:value-type="string" calcext:value-type="string">
            <text:p>UCMpizQXRt817D0qpBQZ2TlA</text:p>
          </table:table-cell>
          <table:table-cell office:value-type="string" calcext:value-type="string">
            <text:p>https://www.youtube.com/watch?v=CQNH2ifOAQE</text:p>
          </table:table-cell>
          <table:table-cell office:value-type="date" office:date-value="2009-08-15T18:00:44" calcext:value-type="date">
            <text:p>15/08/09 18:00</text:p>
          </table:table-cell>
          <table:table-cell office:value-type="string" calcext:value-type="string">
            <text:p>A Maths Puzzle: Euler Trail and Solution</text:p>
          </table:table-cell>
          <table:table-cell office:value-type="string" calcext:value-type="string">
            <text:p>A puzzle to try on your friends and family, using something called an Euler's Trail http://en.wikipedia.org/wiki/Euler_trail</text:p>
            <text:p/>
            <text:p>Puzzle sent to me by Obivandamme http://www.youtube.com/user/obivandamme</text:p>
            <text:p>All mistakes in the solution are my own.</text:p>
          </table:table-cell>
          <table:table-cell office:value-type="string" calcext:value-type="string">
            <text:p>{maths,math,mathematics,euler,trail,circuit,graph,theory,problem,puzzle,eulerian,path}</text:p>
          </table:table-cell>
          <table:table-cell office:value-type="string" calcext:value-type="string">
            <text:p>00:04:12</text:p>
          </table:table-cell>
          <table:table-cell office:value-type="date" office:date-value="2018-07-28T04:41:02.623" calcext:value-type="date">
            <text:p>28/07/18 04:41</text:p>
          </table:table-cell>
          <table:table-cell office:value-type="float" office:value="2799564" calcext:value-type="float">
            <text:p>2799564</text:p>
          </table:table-cell>
          <table:table-cell office:value-type="float" office:value="3223" calcext:value-type="float">
            <text:p>3223</text:p>
          </table:table-cell>
          <table:table-cell/>
        </table:table-row>
        <table:table-row table:style-name="ro4">
          <table:table-cell office:value-type="string" calcext:value-type="string">
            <text:p>TED-Ed</text:p>
          </table:table-cell>
          <table:table-cell office:value-type="string" calcext:value-type="string">
            <text:p>cjbgZwgdY7Q</text:p>
          </table:table-cell>
          <table:table-cell office:value-type="string" calcext:value-type="string">
            <text:p>UCsooa4yRKGN_zEE8iknghZA</text:p>
          </table:table-cell>
          <table:table-cell office:value-type="string" calcext:value-type="string">
            <text:p>https://www.youtube.com/watch?v=cjbgZwgdY7Q</text:p>
          </table:table-cell>
          <table:table-cell office:value-type="date" office:date-value="2015-10-19T15:09:28" calcext:value-type="date">
            <text:p>19/10/15 15:09</text:p>
          </table:table-cell>
          <table:table-cell office:value-type="string" calcext:value-type="string">
            <text:p>Why do women have periods?</text:p>
          </table:table-cell>
          <table:table-cell office:value-type="string" calcext:value-type="string">
            <text:p>View full lesson: http://ed.ted.com/lessons/why-do-women-have-periods</text:p>
            <text:p/>
            <text:p>A handful of species on Earth share a seemingly mysterious trait: a menstrual cycle. Weâ€™re one of the select few mammals on Earth that menstruate, and we also do it more than any other animal, even though itâ€™s a waste of nutrients, and can be a physical inconvenience. So whereâ€™s the sense in this uncommon biological process? TED-Ed describes the history and evolution of menstruation. </text:p>
            <text:p/>
            <text:p>Lesson by TED-Ed, animation by TED-Ed.</text:p>
          </table:table-cell>
          <table:table-cell office:value-type="string" calcext:value-type="string">
            <text:p>{Menstruation,"Menustruation cycle",Human,Period,Pregnancy,"Reproductive health",Uterus,Fetus,TED,TED-Ed,TEDx,"TED Education",Womb,Placenta,"Maternal cell barrier",Baby,Embryo}</text:p>
          </table:table-cell>
          <table:table-cell office:value-type="string" calcext:value-type="string">
            <text:p>00:04:46</text:p>
          </table:table-cell>
          <table:table-cell office:value-type="date" office:date-value="2018-07-28T04:41:20.335" calcext:value-type="date">
            <text:p>28/07/18 04:41</text:p>
          </table:table-cell>
          <table:table-cell office:value-type="float" office:value="2789325" calcext:value-type="float">
            <text:p>2789325</text:p>
          </table:table-cell>
          <table:table-cell office:value-type="float" office:value="48388" calcext:value-type="float">
            <text:p>48388</text:p>
          </table:table-cell>
          <table:table-cell/>
        </table:table-row>
        <table:table-row table:style-name="ro22">
          <table:table-cell office:value-type="string" calcext:value-type="string">
            <text:p>Vihart</text:p>
          </table:table-cell>
          <table:table-cell office:value-type="string" calcext:value-type="string">
            <text:p>QncgmzH6yQU</text:p>
          </table:table-cell>
          <table:table-cell office:value-type="string" calcext:value-type="string">
            <text:p>UCOGeU-1Fig3rrDjhm9Zs_wg</text:p>
          </table:table-cell>
          <table:table-cell office:value-type="string" calcext:value-type="string">
            <text:p>https://www.youtube.com/watch?v=QncgmzH6yQU</text:p>
          </table:table-cell>
          <table:table-cell office:value-type="date" office:date-value="2013-05-10T02:20:55" calcext:value-type="date">
            <text:p>10/05/13 02:20</text:p>
          </table:table-cell>
          <table:table-cell office:value-type="string" calcext:value-type="string">
            <text:p>How to Draw a Perfect Circle</text:p>
          </table:table-cell>
          <table:table-cell office:value-type="string" calcext:value-type="string">
            <text:p>Remember folks, a circle is better defined by its radius than by its constant curvature or its diameter. Another technique: try looking at the center of the circle or some other fixed point, rather than moving your eyes to follow where you're drawing. Draw with your whole arm (motion should come from shoulder, not wrist or fingers).</text:p>
            <text:p/>
            <text:p>My personal website, which you might like: http://vihart.com</text:p>
          </table:table-cell>
          <table:table-cell office:value-type="string" calcext:value-type="string">
            <text:p>{circle,drawing,radius,line,vihart,"vi hart"}</text:p>
          </table:table-cell>
          <table:table-cell office:value-type="string" calcext:value-type="string">
            <text:p>00:04:22</text:p>
          </table:table-cell>
          <table:table-cell office:value-type="date" office:date-value="2018-07-28T04:43:30.02" calcext:value-type="date">
            <text:p>28/07/18 04:43</text:p>
          </table:table-cell>
          <table:table-cell office:value-type="float" office:value="2784746" calcext:value-type="float">
            <text:p>2784746</text:p>
          </table:table-cell>
          <table:table-cell office:value-type="float" office:value="4493" calcext:value-type="float">
            <text:p>4493</text:p>
          </table:table-cell>
          <table:table-cell/>
        </table:table-row>
        <table:table-row table:style-name="ro25">
          <table:table-cell office:value-type="string" calcext:value-type="string">
            <text:p>minutephysics</text:p>
          </table:table-cell>
          <table:table-cell office:value-type="string" calcext:value-type="string">
            <text:p>Wp20Sc8qPeo</text:p>
          </table:table-cell>
          <table:table-cell office:value-type="string" calcext:value-type="string">
            <text:p>UCUHW94eEFW7hkUMVaZz4eDg</text:p>
          </table:table-cell>
          <table:table-cell office:value-type="string" calcext:value-type="string">
            <text:p>https://www.youtube.com/watch?v=Wp20Sc8qPeo</text:p>
          </table:table-cell>
          <table:table-cell office:value-type="date" office:date-value="2012-04-07T18:27:35" calcext:value-type="date">
            <text:p>07/04/12 18:27</text:p>
          </table:table-cell>
          <table:table-cell office:value-type="string" calcext:value-type="string">
            <text:p>How far is a second?</text:p>
          </table:table-cell>
          <table:table-cell office:value-type="string" calcext:value-type="string">
            <text:p>The moon may be 1.3 light-seconds away, but why on earth do we measure distances using time?</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NEW ALBUM!! -- http://juliansaporiti.bandcamp.com/album/lusitania</text:p>
            <text:p>youtube: http://bit.ly/pakJLE</text:p>
            <text:p/>
            <text:p>Thanks to Ross Diener for contributions and to Perimeter Institute for support. Created by Henry Reich</text:p>
          </table:table-cell>
          <table:table-cell office:value-type="string" calcext:value-type="string">
            <text:p>{light-second,light-year,"light year",humpback,whale,distance,E=mc2,mcÂ²,equals,mc,squared,einstein,proof,theory,special,relativity,albert,lorentz,time,dilation,travel,length,contraction,twins,paradox,simultaneity,brownian,motion,"pi day",quantum,speed,light,wave,particle,duality,"black hole",matter,"standard model",rocket,science,Tides,gravity,moon,Neutrino,photon,cern,lhc,higgs,electron,atomic,nuclear,General,Dark,energy,Minutephysics,minute,physics,Henry,Reich,universe,xkcd,cat,schrodinger}</text:p>
          </table:table-cell>
          <table:table-cell office:value-type="string" calcext:value-type="string">
            <text:p>00:01:30</text:p>
          </table:table-cell>
          <table:table-cell office:value-type="date" office:date-value="2018-07-28T04:41:38.293" calcext:value-type="date">
            <text:p>28/07/18 04:41</text:p>
          </table:table-cell>
          <table:table-cell office:value-type="float" office:value="2779392" calcext:value-type="float">
            <text:p>2779392</text:p>
          </table:table-cell>
          <table:table-cell office:value-type="float" office:value="1226" calcext:value-type="float">
            <text:p>1226</text:p>
          </table:table-cell>
          <table:table-cell/>
        </table:table-row>
        <table:table-row table:style-name="ro38">
          <table:table-cell office:value-type="string" calcext:value-type="string">
            <text:p>Domain of Science</text:p>
          </table:table-cell>
          <table:table-cell office:value-type="string" calcext:value-type="string">
            <text:p>OmJ-4B-mS-Y</text:p>
          </table:table-cell>
          <table:table-cell office:value-type="string" calcext:value-type="string">
            <text:p>UCxqAWLTk1CmBvZFPzeZMd9A</text:p>
          </table:table-cell>
          <table:table-cell office:value-type="string" calcext:value-type="string">
            <text:p>https://www.youtube.com/watch?v=OmJ-4B-mS-Y</text:p>
          </table:table-cell>
          <table:table-cell office:value-type="date" office:date-value="2017-02-01T09:48:52" calcext:value-type="date">
            <text:p>01/02/17 09:48</text:p>
          </table:table-cell>
          <table:table-cell office:value-type="string" calcext:value-type="string">
            <text:p>The Map of Mathematics</text:p>
          </table:table-cell>
          <table:table-cell office:value-type="string" calcext:value-type="string">
            <text:p>The entire field of mathematics summarised in a single map! This shows how pure mathematics and applied mathematics relate to each other and all of the sub-topics they are made from.</text:p>
            <text:p/>
            <text:p>If you would like to buy a poster of this map, they are available here: http://www.redbubble.com/people/dominicwalliman/works/25095968-the-map-of-mathematics</text:p>
            <text:p/>
            <text:p>I have also made a version available for educational use which you can find here: https://www.flickr.com/photos/95869671@N08/32264483720/in/dateposted-public/</text:p>
            <text:p/>
            <text:p>To err is to human, and I human a lot. I always try my best to be as correct as possible, but unfortunately I make mistakes. This is the errata where I correct my silly mistakes. My goal is to one day do a video with no errors!</text:p>
            <text:p/>
            <text:p>1. The number one is not a prime number. The definition of a prime number is a number can be divided evenly only by 1, or itself. And it must be a whole number GREATER than 1. (This last bit is the bit I forgot). </text:p>
            <text:p/>
            <text:p>2. In the trigonometry section I drew cos(theta) = opposite / adjacent. This is the kind of thing you learn in high school and guess what. I got it wrong! Dummy. It should be cos(theta) = adjacent / hypotenuse.</text:p>
            <text:p/>
            <text:p>3. My drawing of dice is slightly wrong. Most dice have their opposite sides adding up to 7, so when I drew 3 and 4 next to each other that is incorrect.</text:p>
            <text:p/>
            <text:p>4. I said that the GÃ¶del Incompleteness Theorems implied that mathematics is made up by humans, but that is wrong, just ignore that statement. I have learned more about it now, here is a good video explaining it: https://youtu.be/O4ndIDcDSGc</text:p>
            <text:p/>
            <text:p>5. In the animation about imaginary numbers I drew the real axis as vertical and the imaginary axis as horizontal which is opposite to the conventional way it is done.</text:p>
            <text:p/>
            <text:p>Thanks so much to my supporters on Patreon. I hope to make money from my videos one day, but Iâ€™m not there yet! If you enjoy my videos and would like to help me make more this is the best way and I appreciate it very much. https://www.patreon.com/domainofscience</text:p>
            <text:p/>
            <text:p>Here are links to some of the sources I used in this video.</text:p>
            <text:p/>
            <text:p>Links:</text:p>
            <text:p>Summary of mathematics: https://en.wikipedia.org/wiki/Mathematics</text:p>
            <text:p>Earliest human counting: http://mathtimeline.weebly.com/early-human-counting-tools.html</text:p>
            <text:p>First use of zero: https://en.wikipedia.org/wiki/0#History http://www.livescience.com/27853-who-invented-zero.html</text:p>
            <text:p>First use of negative numbers: https://www.quora.com/Who-is-the-inventor-of-negative-numbers</text:p>
            <text:p>Renaissance science: https://en.wikipedia.org/wiki/History_of_science_in_the_Renaissance</text:p>
            <text:p>History of complex numbers: http://rossroessler.tripod.com/ https://en.wikipedia.org/wiki/Mathematics</text:p>
            <text:p>Proof that pi is irrational: https://www.quora.com/How-do-you-prove-that-pi-is-an-irrational-number </text:p>
            <text:p>and https://en.wikipedia.org/wiki/Proof_that_%CF%80_is_irrational#Laczkovich.27s_proof</text:p>
            <text:p/>
            <text:p>Also, if you enjoyed this video, you will probably like my science books, available in all good books shops around the work and is printed in 16 languages. Links are below or just search for Professor Astro Cat. They are fun children's books aimed at the age range 7-12. But they are also a hit with adults who want good explanations of science. The books have won awards and the app won a Webby.</text:p>
            <text:p/>
            <text:p>Frontiers of Space: http://nobrow.net/shop/professor-astro-cats-frontiers-of-space/</text:p>
            <text:p>Atomic Adventure: http://nobrow.net/shop/professor-astro-cats-atomic-adventure/</text:p>
            <text:p>Intergalactic Activity Book: http://nobrow.net/shop/professor-astro-cats-intergalactic-activity-book/</text:p>
            <text:p>Solar System App: http://www.minilabstudios.com/apps/professor-astro-cats-solar-system/</text:p>
            <text:p/>
            <text:p>Find me on twitter, instagram, and my website:</text:p>
            <text:p>http://dominicwalliman.com</text:p>
            <text:p>https://twitter.com/DominicWalliman</text:p>
            <text:p>https://www.instagram.com/dominicwalliman</text:p>
            <text:p>https://www.facebook.com/dominicwalliman</text:p>
          </table:table-cell>
          <table:table-cell office:value-type="string" calcext:value-type="string">
            <text:p>{mathematics,math,maths,cartoon,animation,explainer,map,algebra,integer,calculus,geometry,trigonometry,science,"computer science","machine learning",economics,probability,statistics,physics,biology,chemistry,engineering,graph,aleph,infinity}</text:p>
          </table:table-cell>
          <table:table-cell office:value-type="string" calcext:value-type="string">
            <text:p>00:11:06</text:p>
          </table:table-cell>
          <table:table-cell office:value-type="date" office:date-value="2018-07-28T04:42:22.078" calcext:value-type="date">
            <text:p>28/07/18 04:42</text:p>
          </table:table-cell>
          <table:table-cell office:value-type="float" office:value="2772205" calcext:value-type="float">
            <text:p>2772205</text:p>
          </table:table-cell>
          <table:table-cell office:value-type="float" office:value="32632" calcext:value-type="float">
            <text:p>32632</text:p>
          </table:table-cell>
          <table:table-cell/>
        </table:table-row>
        <table:table-row table:style-name="ro4">
          <table:table-cell office:value-type="string" calcext:value-type="string">
            <text:p>TED-Ed</text:p>
          </table:table-cell>
          <table:table-cell office:value-type="string" calcext:value-type="string">
            <text:p>lfe1wEQzSzM</text:p>
          </table:table-cell>
          <table:table-cell office:value-type="string" calcext:value-type="string">
            <text:p>UCsooa4yRKGN_zEE8iknghZA</text:p>
          </table:table-cell>
          <table:table-cell office:value-type="string" calcext:value-type="string">
            <text:p>https://www.youtube.com/watch?v=lfe1wEQzSzM</text:p>
          </table:table-cell>
          <table:table-cell office:value-type="date" office:date-value="2015-10-13T15:28:09" calcext:value-type="date">
            <text:p>13/10/15 15:28</text:p>
          </table:table-cell>
          <table:table-cell office:value-type="string" calcext:value-type="string">
            <text:p>Where did Russia come from? - Alex Gendler</text:p>
          </table:table-cell>
          <table:table-cell office:value-type="string" calcext:value-type="string">
            <text:p>View full lesson: http://ed.ted.com/lessons/where-did-russia-come-from-alex-gendler</text:p>
            <text:p/>
            <text:p>Russia is the biggest country in the world, spanning one-eighth of the earthâ€™s landmass. But where did it all begin? Alex Gendler explores the epic history of the Kievan Rus, where characters ranging from Viking raiders and Western crusaders to Byzantine missionaries and Mongol hordes all played a role to create a unique civilization standing at the crossroads of culture and geography.</text:p>
            <text:p/>
            <text:p>Lesson by Alex Gendler, animation by DraÅ¡ko IveziÄ‡.</text:p>
          </table:table-cell>
          <table:table-cell office:value-type="string" calcext:value-type="string">
            <text:p>{TED,TEDx,"TED Education",TED-Ed,"Alex Gendler","Kievan Rus",Russia,Ukraine,Slavs,"Slavic history","Russian history","Eastern europe",Eurasia,Vikings,Balts,"The Primary Chronicle",Nestor,"Slavic languages",Geography,History,"Soviet Union","Russian Revolution","Rurik (Monarch)",Kiev,Moscow,"Byzantine Empire","Khazar Empire","Vladimir I",Islam,Judaism,"Orthodox Christianity",Monarchy,Crusades,Constantinople,Mongolia,Mongolians,"Batu Khan","Drasko Ivezic","Jure Buljevic"}</text:p>
          </table:table-cell>
          <table:table-cell office:value-type="string" calcext:value-type="string">
            <text:p>00:05:20</text:p>
          </table:table-cell>
          <table:table-cell office:value-type="date" office:date-value="2018-07-28T04:43:43.556" calcext:value-type="date">
            <text:p>28/07/18 04:43</text:p>
          </table:table-cell>
          <table:table-cell office:value-type="float" office:value="2749574" calcext:value-type="float">
            <text:p>2749574</text:p>
          </table:table-cell>
          <table:table-cell office:value-type="float" office:value="33977" calcext:value-type="float">
            <text:p>33977</text:p>
          </table:table-cell>
          <table:table-cell/>
        </table:table-row>
        <table:table-row table:style-name="ro27">
          <table:table-cell office:value-type="string" calcext:value-type="string">
            <text:p>Numberphile</text:p>
          </table:table-cell>
          <table:table-cell office:value-type="string" calcext:value-type="string">
            <text:p>5Mf0JpTI_gg</text:p>
          </table:table-cell>
          <table:table-cell office:value-type="string" calcext:value-type="string">
            <text:p>UCoxcjq-8xIDTYp3uz647V5A</text:p>
          </table:table-cell>
          <table:table-cell office:value-type="string" calcext:value-type="string">
            <text:p>https://www.youtube.com/watch?v=5Mf0JpTI_gg</text:p>
          </table:table-cell>
          <table:table-cell office:value-type="date" office:date-value="2016-06-10T09:06:47" calcext:value-type="date">
            <text:p>10/06/16 09:06</text:p>
          </table:table-cell>
          <table:table-cell office:value-type="string" calcext:value-type="string">
            <text:p>Three Gears are Possible - Numberphile</text:p>
          </table:table-cell>
          <table:table-cell office:value-type="string" calcext:value-type="string">
            <text:p>Henry Segerman (mathematician and 3D printing guru) discusses how to make three gears work together.</text:p>
            <text:p>More links &amp; stuff in full description below â†“â†“â†“</text:p>
            <text:p/>
            <text:p>Skew dice: https://youtu.be/uAnCL3vhVIs</text:p>
            <text:p>Check Henry's book about 3D printing math: http://amzn.to/2cWhY3R</text:p>
            <text:p>Prime Numbers Playlist: http://bit.ly/primevids</text:p>
            <text:p>Prime Machine: https://youtu.be/8UqCyepX3AI</text:p>
            <text:p/>
            <text:p>You can buy the gears from Henry at Shapeways: http://bit.ly/HenryGears</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gears,gear,"3d printing"}</text:p>
          </table:table-cell>
          <table:table-cell office:value-type="string" calcext:value-type="string">
            <text:p>00:04:51</text:p>
          </table:table-cell>
          <table:table-cell office:value-type="date" office:date-value="2018-07-28T04:41:20.22" calcext:value-type="date">
            <text:p>28/07/18 04:41</text:p>
          </table:table-cell>
          <table:table-cell office:value-type="float" office:value="2739700" calcext:value-type="float">
            <text:p>2739700</text:p>
          </table:table-cell>
          <table:table-cell office:value-type="float" office:value="3137" calcext:value-type="float">
            <text:p>3137</text:p>
          </table:table-cell>
          <table:table-cell/>
        </table:table-row>
        <table:table-row table:style-name="ro29">
          <table:table-cell office:value-type="string" calcext:value-type="string">
            <text:p>TED-Ed</text:p>
          </table:table-cell>
          <table:table-cell office:value-type="string" calcext:value-type="string">
            <text:p>mmkCS5eA4f8</text:p>
          </table:table-cell>
          <table:table-cell office:value-type="string" calcext:value-type="string">
            <text:p>UCsooa4yRKGN_zEE8iknghZA</text:p>
          </table:table-cell>
          <table:table-cell office:value-type="string" calcext:value-type="string">
            <text:p>https://www.youtube.com/watch?v=mmkCS5eA4f8</text:p>
          </table:table-cell>
          <table:table-cell office:value-type="date" office:date-value="2018-05-22T14:59:26" calcext:value-type="date">
            <text:p>22/05/18 14:59</text:p>
          </table:table-cell>
          <table:table-cell office:value-type="string" calcext:value-type="string">
            <text:p>Can you solve the wizard standoff riddle? - Dan Finkel</text:p>
          </table:table-cell>
          <table:table-cell office:value-type="string" calcext:value-type="string">
            <text:p>Practice more problem-solving at https://brilliant.org/TedEd/</text:p>
            <text:p>Sign up to be emailed the solution to the bonus riddle: https://brilliant.org/tededpoisonapples/</text:p>
            <text:p/>
            <text:p>Youâ€™ve been chosen as a champion to represent your wizarding house in a deadly duel against two rival magic schools. Your opponents are a powerful sorcerer who wields a wand that can turn people into fish, and a powerful enchantress who wields a wand that turns people into statues. Can you choose a wand and devise a strategy that ensures you will win the duel? Dan Finkel shows how.</text:p>
            <text:p/>
            <text:p>Lesson by Dan Finkel, animation by Artrake Studio.</text:p>
            <text:p/>
            <text:p>Thank you so much to our patrons for supporting us on Patreon! Without you this video would not be possible! Chris Adriaensen, Lowell Fleming, Amir Ghandeharioon, Anuj Tomar, Sunny Patel, Vijayalakshmi , Devesh Kumar, Uday Kishore, Aidan Forero, Leen Mshasha, Allan Hayes, Thomas Bahrman, Alexander Baltadzhiev, Vaibhav Mirjolkar, Tony, Michelle, Katie and Josh Pedretti, Erik Biemans, Gaurav Mathur, Sameer Halai, Hans Peng, Tekin GÃ¼ltekin, Hector Quintanilla, PH Chua, Raheem , Penelope Misquitta, Ravi S. RÄmphal, Emma Moyse, Fahad Nasser Chowdhury, Marin Kovachev, Roman Pinchuk, Mohamad Aiman Fitri Bin Annuar, Daniel Huerga, Maria Lerchbaumer, Kevin Le, Edgar Campos Barrachina, Dianne Palomar, The Brock, Curtis Light, Ernest Chow, Liana Switzer, Maija Chapman, Pamela Harrison, Dylan Drover, Mighterbump , Beatriz InÃ¡cio, Robert Hargis, Soma Ali, Mark wisdom, Mircea SÃ®rbu, Ai Ejima, and Molly Gardner.</text:p>
          </table:table-cell>
          <table:table-cell office:value-type="string" calcext:value-type="string">
            <text:p>{TED,TED-Ed,"TED Ed","Ted Education",Teded,"Dan Finkel","Artrake Studio","Brilliant Riddles",Riddles,math,"problem solving"}</text:p>
          </table:table-cell>
          <table:table-cell office:value-type="string" calcext:value-type="string">
            <text:p>00:05:26</text:p>
          </table:table-cell>
          <table:table-cell office:value-type="date" office:date-value="2018-07-28T04:41:08.231" calcext:value-type="date">
            <text:p>28/07/18 04:41</text:p>
          </table:table-cell>
          <table:table-cell office:value-type="float" office:value="2729938" calcext:value-type="float">
            <text:p>2729938</text:p>
          </table:table-cell>
          <table:table-cell office:value-type="float" office:value="184488" calcext:value-type="float">
            <text:p>184488</text:p>
          </table:table-cell>
          <table:table-cell/>
        </table:table-row>
        <table:table-row table:style-name="ro39">
          <table:table-cell office:value-type="string" calcext:value-type="string">
            <text:p>minutephysics</text:p>
          </table:table-cell>
          <table:table-cell office:value-type="string" calcext:value-type="string">
            <text:p>LKnqECcg6Gw</text:p>
          </table:table-cell>
          <table:table-cell office:value-type="string" calcext:value-type="string">
            <text:p>UCUHW94eEFW7hkUMVaZz4eDg</text:p>
          </table:table-cell>
          <table:table-cell office:value-type="string" calcext:value-type="string">
            <text:p>https://www.youtube.com/watch?v=LKnqECcg6Gw</text:p>
          </table:table-cell>
          <table:table-cell office:value-type="date" office:date-value="2015-03-20T19:32:14" calcext:value-type="date">
            <text:p>20/03/15 19:32</text:p>
          </table:table-cell>
          <table:table-cell office:value-type="string" calcext:value-type="string">
            <text:p>Computer Color is Broken</text:p>
          </table:table-cell>
          <table:table-cell office:value-type="string" calcext:value-type="string">
            <text:p>Thanks to http://www.audible.com/minutephysics for supporting this video!</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is video made possible by the following Patreon Supporters:</text:p>
            <text:p/>
            <text:p>Mark </text:p>
            <text:p>Wes Brown</text:p>
            <text:p>John Green</text:p>
            <text:p>Florian Philipp</text:p>
            <text:p>Rens van der Heijden</text:p>
            <text:p>Bob Bolch</text:p>
            <text:p>Daniel Ametsreiter</text:p>
            <text:p>JoÃ«l Quenneville</text:p>
            <text:p>Richard Pearson</text:p>
            <text:p>David Dailey</text:p>
            <text:p>Steven Mulder</text:p>
            <text:p>Karim </text:p>
            <text:p>Ethi Raj</text:p>
            <text:p>Ryan Kyle</text:p>
            <text:p>William Ricketts</text:p>
            <text:p>Collin Mandris</text:p>
            <text:p>Matt </text:p>
            <text:p>Jonathan Foster</text:p>
            <text:p>Siddharth Sadanand</text:p>
            <text:p>Maarten Daalder</text:p>
            <text:p>Robby Olivam</text:p>
            <text:p>Alan Browning</text:p>
            <text:p>Jonathan Piersa</text:p>
            <text:p>Julia Person</text:p>
            <text:p>James Craver</text:p>
            <text:p>Sarah Chavis</text:p>
            <text:p>Yonatan Bisk</text:p>
            <text:p>Richard Campbell</text:p>
            <text:p>Chris Barrett</text:p>
            <text:p>Jan A</text:p>
            <text:p>Christopher Coleman</text:p>
            <text:p>Daniel â€œYoureDownâ€ Breger</text:p>
            <text:p>Hendrik Payer</text:p>
            <text:p>Daniel Yip</text:p>
            <text:p>Matt K</text:p>
            <text:p>William Pearson</text:p>
            <text:p>Kevin Lynch</text:p>
            <text:p>Nick Ward</text:p>
            <text:p>Kevin </text:p>
            <text:p>john eriksson</text:p>
            <text:p>Allan Farrell</text:p>
            <text:p>Tobias Olesen</text:p>
            <text:p>Chris Chapin</text:p>
            <text:p>Michael Keefe</text:p>
            <text:p>Jon Mann</text:p>
            <text:p>Bert Goethals</text:p>
            <text:p>Joji Wata</text:p>
            <text:p>Adam Naber</text:p>
            <text:p>Rob Ibsen</text:p>
            <text:p>Jacob Gumpert</text:p>
            <text:p>Peter Collier</text:p>
            <text:p>Andi Davis</text:p>
            <text:p>Aarthy </text:p>
            <text:p>Raymond Cason</text:p>
            <text:p>Evan Gale</text:p>
            <text:p>Paul </text:p>
            <text:p>Tori McClanahan</text:p>
            <text:p>Andrew Stobie</text:p>
            <text:p>Dominik Steenken</text:p>
            <text:p>Danilo Metzger</text:p>
            <text:p>Christian Altenhofen</text:p>
            <text:p>Ezra Lee</text:p>
            <text:p>Roy Morgan</text:p>
            <text:p>Olivia Darroch</text:p>
            <text:p>Amber Ciarvella</text:p>
            <text:p>ryan horlacher</text:p>
            <text:p>Keith Chang</text:p>
            <text:p>Milokot </text:p>
            <text:p>Janel Christensen</text:p>
            <text:p>Will Scherer</text:p>
            <text:p>Mike Fulcher</text:p>
            <text:p>Larom Lancaster</text:p>
            <text:p>Liam Callaway</text:p>
            <text:p>John Harman</text:p>
            <text:p>Christos Papandreou</text:p>
            <text:p>Fernando Pazin</text:p>
            <text:p>Johnathon Kinville</text:p>
            <text:p>Jason Medrano</text:p>
            <text:p>Andrew Barnett</text:p>
            <text:p>Katharina Schuchmann</text:p>
            <text:p>John Gietzen</text:p>
            <text:p>Michael Tardibuono</text:p>
            <text:p>Matthew Hebert</text:p>
            <text:p>Christy Filipich</text:p>
            <text:p>Pierre-Louis Bourgeois</text:p>
            <text:p>Genevieve Lawrence</text:p>
            <text:p>Brian D'Agostini</text:p>
            <text:p>Chris </text:p>
            <text:p>Dominik Menzi</text:p>
            <text:p>Ryan A. Schauer</text:p>
            <text:p>Daniel Johnson</text:p>
            <text:p>Nico Houbraken</text:p>
            <text:p>Michael Carr</text:p>
            <text:p>Ragnhild </text:p>
            <text:p>Elizabeth Meisterling</text:p>
            <text:p>Lysann Schlegel</text:p>
            <text:p>Magnus Krokstad</text:p>
            <text:p>Chase Turner</text:p>
            <text:p>Owain Blackwood</text:p>
            <text:p>Russ Arrell</text:p>
            <text:p>Brenden Bullock</text:p>
            <text:p>Asaf Gartner</text:p>
            <text:p>Mark Samberg</text:p>
            <text:p>Tina Johnston</text:p>
            <text:p>Mike Cochrane</text:p>
            <text:p>Tom Murphy</text:p>
            <text:p>Peter L</text:p>
            <text:p>Jeff </text:p>
            <text:p>Erica Pratt</text:p>
            <text:p>David </text:p>
            <text:p>Artur Szczypta</text:p>
            <text:p>David Drueding</text:p>
            <text:p>Nicklas UlvnÃ¤s</text:p>
            <text:p>Nigel W</text:p>
            <text:p>James Nelson</text:p>
            <text:p>Mary Foster-Smith</text:p>
            <text:p>Clayton Neff</text:p>
            <text:p>Michael Merino</text:p>
            <text:p>Jason and Gayle Corfman</text:p>
            <text:p>Mihaly Barasz</text:p>
            <text:p>Steven Klurfeld</text:p>
            <text:p>Richard Bairwell</text:p>
            <text:p>Tamas Bartal</text:p>
            <text:p>Erven </text:p>
            <text:p>Justin Prahl</text:p>
            <text:p>Michael Maitlen</text:p>
            <text:p>John Harman</text:p>
            <text:p>Hans van Staveren</text:p>
            <text:p>Kasey </text:p>
            <text:p>Karlin Nazario</text:p>
            <text:p>M K</text:p>
            <text:p>Jacques LABBÃ‰</text:p>
            <text:p>Geralyn Byers</text:p>
            <text:p>jason black</text:p>
            <text:p>Candice Blodgett</text:p>
            <text:p>Daniel Gibbs</text:p>
            <text:p>Henry Berthelsen</text:p>
            <text:p>Andy Kittner</text:p>
            <text:p>Steve Hall</text:p>
            <text:p>Erdumas </text:p>
            <text:p>Rob Snyder</text:p>
            <text:p>John Kelly</text:p>
            <text:p>Jessica Rosenstein</text:p>
            <text:p>Bill Tomiyasu</text:p>
            <text:p>Vasco SimÃµes</text:p>
            <text:p>Eoin </text:p>
            <text:p>Simon Hammersley</text:p>
            <text:p>iain </text:p>
            <text:p>Holger </text:p>
            <text:p>Alexis Carpenter</text:p>
            <text:p>Jay Goodman</text:p>
            <text:p>Joseph Perry</text:p>
            <text:p>Mark Govea</text:p>
            <text:p>Eduardo Rampelotto Gatto Created by Henry Reich</text:p>
          </table:table-cell>
          <table:table-cell office:value-type="string" calcext:value-type="string">
            <text:p>{computer,color,light,photon,gamma,brown,ugly,beauty,beautiful,instagram,iOS,"Mac OS X",Facebook,Blur,vignette,style,physics,red,green,blue,magenta,pink,cat,"linear color","linear workflow",photoshop,premiere,"after effects","3ds max",mathematics,"square root",average}</text:p>
          </table:table-cell>
          <table:table-cell office:value-type="string" calcext:value-type="string">
            <text:p>00:04:14</text:p>
          </table:table-cell>
          <table:table-cell office:value-type="date" office:date-value="2018-07-28T04:43:24.11" calcext:value-type="date">
            <text:p>28/07/18 04:43</text:p>
          </table:table-cell>
          <table:table-cell office:value-type="float" office:value="2722001" calcext:value-type="float">
            <text:p>2722001</text:p>
          </table:table-cell>
          <table:table-cell office:value-type="float" office:value="6419" calcext:value-type="float">
            <text:p>6419</text:p>
          </table:table-cell>
          <table:table-cell/>
        </table:table-row>
        <table:table-row table:style-name="ro22">
          <table:table-cell office:value-type="string" calcext:value-type="string">
            <text:p>TED-Ed</text:p>
          </table:table-cell>
          <table:table-cell office:value-type="string" calcext:value-type="string">
            <text:p>kMWxuF9YW38</text:p>
          </table:table-cell>
          <table:table-cell office:value-type="string" calcext:value-type="string">
            <text:p>UCsooa4yRKGN_zEE8iknghZA</text:p>
          </table:table-cell>
          <table:table-cell office:value-type="string" calcext:value-type="string">
            <text:p>https://www.youtube.com/watch?v=kMWxuF9YW38</text:p>
          </table:table-cell>
          <table:table-cell office:value-type="date" office:date-value="2012-04-23T15:14:20" calcext:value-type="date">
            <text:p>23/04/12 15:14</text:p>
          </table:table-cell>
          <table:table-cell office:value-type="string" calcext:value-type="string">
            <text:p>Sex Determination: More Complicated Than You Thought</text:p>
          </table:table-cell>
          <table:table-cell office:value-type="string" calcext:value-type="string">
            <text:p>From something as small and complex as a chromosome to something as seemingly simple as the weather, sex determination systems vary significantly across the animal kingdom. Biologist and teacher Aaron Reedy shows us the amazing differences between species when it comes to determination of gender.</text:p>
            <text:p/>
            <text:p>Lesson by Aaron Reedy, animation by BuzzCo (http://buzzzco.com).</text:p>
          </table:table-cell>
          <table:table-cell office:value-type="string" calcext:value-type="string">
            <text:p>{"Sex Determination","Gender Determination",Sex,Gender,"Aaron Reedy",BuzzCo,TED,TED-Ed,"TED Education","How Things Work"}</text:p>
          </table:table-cell>
          <table:table-cell office:value-type="string" calcext:value-type="string">
            <text:p>00:05:46</text:p>
          </table:table-cell>
          <table:table-cell office:value-type="date" office:date-value="2018-07-28T04:42:53.464" calcext:value-type="date">
            <text:p>28/07/18 04:42</text:p>
          </table:table-cell>
          <table:table-cell office:value-type="float" office:value="2715181" calcext:value-type="float">
            <text:p>2715181</text:p>
          </table:table-cell>
          <table:table-cell office:value-type="float" office:value="7413" calcext:value-type="float">
            <text:p>7413</text:p>
          </table:table-cell>
          <table:table-cell/>
        </table:table-row>
        <table:table-row table:style-name="ro4">
          <table:table-cell office:value-type="string" calcext:value-type="string">
            <text:p>TED-Ed</text:p>
          </table:table-cell>
          <table:table-cell office:value-type="string" calcext:value-type="string">
            <text:p>TLVwELDMDWs</text:p>
          </table:table-cell>
          <table:table-cell office:value-type="string" calcext:value-type="string">
            <text:p>UCsooa4yRKGN_zEE8iknghZA</text:p>
          </table:table-cell>
          <table:table-cell office:value-type="string" calcext:value-type="string">
            <text:p>https://www.youtube.com/watch?v=TLVwELDMDWs</text:p>
          </table:table-cell>
          <table:table-cell office:value-type="date" office:date-value="2014-11-10T16:18:09" calcext:value-type="date">
            <text:p>10/11/14 16:18</text:p>
          </table:table-cell>
          <table:table-cell office:value-type="string" calcext:value-type="string">
            <text:p>How a wound heals itself - Sarthak Sinha</text:p>
          </table:table-cell>
          <table:table-cell office:value-type="string" calcext:value-type="string">
            <text:p>View full lesson: http://ed.ted.com/lessons/how-a-wound-heals-itself-sarthak-sinha</text:p>
            <text:p/>
            <text:p>Our skin is the largest organ in our bodies, with a surface area of about 20 square feet in adults. When we are cut or wounded, our skin begins to repair itself through a complex, well-coordinated process. Sarthak Sinha takes us past the epidermis and into the dermis to investigate this regenerative response. </text:p>
            <text:p/>
            <text:p>Lesson by Sarthak Sinha, animation by Karrot Animation.</text:p>
          </table:table-cell>
          <table:table-cell office:value-type="string" calcext:value-type="string">
            <text:p>{"Sarthak Sinha","Karrot Animation",TED,TED-Ed,"TED Ed",TEDEducation,health,wound,scar,epidermis,skin,regenerative,"human skin","wound heals"}</text:p>
          </table:table-cell>
          <table:table-cell office:value-type="string" calcext:value-type="string">
            <text:p>00:04:01</text:p>
          </table:table-cell>
          <table:table-cell office:value-type="date" office:date-value="2018-07-28T04:41:02.525" calcext:value-type="date">
            <text:p>28/07/18 04:41</text:p>
          </table:table-cell>
          <table:table-cell office:value-type="float" office:value="2714379" calcext:value-type="float">
            <text:p>2714379</text:p>
          </table:table-cell>
          <table:table-cell office:value-type="float" office:value="32037" calcext:value-type="float">
            <text:p>32037</text:p>
          </table:table-cell>
          <table:table-cell/>
        </table:table-row>
        <table:table-row table:style-name="ro20">
          <table:table-cell office:value-type="string" calcext:value-type="string">
            <text:p>patrickJMT</text:p>
          </table:table-cell>
          <table:table-cell office:value-type="string" calcext:value-type="string">
            <text:p>xGOQYTo9AKY</text:p>
          </table:table-cell>
          <table:table-cell office:value-type="string" calcext:value-type="string">
            <text:p>UCFe6jenM1Bc54qtBsIJGRZQ</text:p>
          </table:table-cell>
          <table:table-cell office:value-type="string" calcext:value-type="string">
            <text:p>https://www.youtube.com/watch?v=xGOQYTo9AKY</text:p>
          </table:table-cell>
          <table:table-cell office:value-type="date" office:date-value="2008-11-02T13:47:37" calcext:value-type="date">
            <text:p>02/11/08 13:47</text:p>
          </table:table-cell>
          <table:table-cell office:value-type="string" calcext:value-type="string">
            <text:p>â– Completing the Square - Solving Quadratic Equations â–</text:p>
          </table:table-cell>
          <table:table-cell office:value-type="string" calcext:value-type="string">
            <text:p>Thanks to all of you who support me on Patreon. You da real mvps!   $1 per month helps!! :)  https://www.patreon.com/patrickjmt !! Extra Examples : http://www.youtube.com/watch?v=zKV5ZqYIAMQ&amp;feature=relmfu</text:p>
            <text:p>http://www.youtube.com/watch?v=Q0IPG_BEnTo  Another Example:  </text:p>
            <text:p>Thanks for watching and please subscribe! Visit PatrickJMT.com and ' like ' it! :)</text:p>
            <text:p>Completing the Square - Solving Quadratic Equations.</text:p>
            <text:p>In this video, I show an easier example of completing the square.</text:p>
            <text:p>For more free math videos, visit http://PatrickJMT.com</text:p>
          </table:table-cell>
          <table:table-cell office:value-type="string" calcext:value-type="string">
            <text:p>{math,algebra,precalculus,complete,completing,square,solve,quadratic,equation,vertex,form,help,solutions,roots,"online college","online school",university,"high school",college,School}</text:p>
          </table:table-cell>
          <table:table-cell office:value-type="string" calcext:value-type="string">
            <text:p>00:04:37</text:p>
          </table:table-cell>
          <table:table-cell office:value-type="date" office:date-value="2018-07-28T04:44:20.016" calcext:value-type="date">
            <text:p>28/07/18 04:44</text:p>
          </table:table-cell>
          <table:table-cell office:value-type="float" office:value="2714226" calcext:value-type="float">
            <text:p>2714226</text:p>
          </table:table-cell>
          <table:table-cell office:value-type="float" office:value="13719" calcext:value-type="float">
            <text:p>13719</text:p>
          </table:table-cell>
          <table:table-cell/>
        </table:table-row>
        <table:table-row table:style-name="ro4">
          <table:table-cell office:value-type="string" calcext:value-type="string">
            <text:p>TED-Ed</text:p>
          </table:table-cell>
          <table:table-cell office:value-type="string" calcext:value-type="string">
            <text:p>jf_4z4AKwJg</text:p>
          </table:table-cell>
          <table:table-cell office:value-type="string" calcext:value-type="string">
            <text:p>UCsooa4yRKGN_zEE8iknghZA</text:p>
          </table:table-cell>
          <table:table-cell office:value-type="string" calcext:value-type="string">
            <text:p>https://www.youtube.com/watch?v=jf_4z4AKwJg</text:p>
          </table:table-cell>
          <table:table-cell office:value-type="date" office:date-value="2015-10-08T15:16:31" calcext:value-type="date">
            <text:p>08/10/15 15:16</text:p>
          </table:table-cell>
          <table:table-cell office:value-type="string" calcext:value-type="string">
            <text:p>Where does gold come from? - David Lunney</text:p>
          </table:table-cell>
          <table:table-cell office:value-type="string" calcext:value-type="string">
            <text:p>View full lesson: http://ed.ted.com/lessons/where-does-gold-come-from-david-lunney</text:p>
            <text:p/>
            <text:p>Did you know that gold is extraterrestrial? Instead of arising from our planetâ€™s rocky crust, it was actually cooked up in space and is present on Earth because of cataclysmic stellar explosions called supernovae. CERN Scientist David Lunney outlines the incredible journey of gold from space to Earth.</text:p>
            <text:p/>
            <text:p>Lesson by David Lunney, animation by Andrew Foerster.</text:p>
          </table:table-cell>
          <table:table-cell office:value-type="string" calcext:value-type="string">
            <text:p>{TED,TED-Ed,TEDx,"TED Education",Alchemy,Gold,"David Lunney",Chemistry,Lead,Science,"Origins of science",Supernova,Supernovae,Star,Hydrogen,Gravity,"Nuclear fusion",Energy,Elements,Helium,Carbon,Oxygen,Iron,Nickel,Proton,Electron,Neutron,Uranium,Gas,Dust,Planets,Astrophysics,"Geothermal energy",Mining}</text:p>
          </table:table-cell>
          <table:table-cell office:value-type="string" calcext:value-type="string">
            <text:p>00:04:35</text:p>
          </table:table-cell>
          <table:table-cell office:value-type="date" office:date-value="2018-07-28T04:42:21.762" calcext:value-type="date">
            <text:p>28/07/18 04:42</text:p>
          </table:table-cell>
          <table:table-cell office:value-type="float" office:value="2709767" calcext:value-type="float">
            <text:p>2709767</text:p>
          </table:table-cell>
          <table:table-cell office:value-type="float" office:value="30466" calcext:value-type="float">
            <text:p>30466</text:p>
          </table:table-cell>
          <table:table-cell/>
        </table:table-row>
        <table:table-row table:style-name="ro20">
          <table:table-cell office:value-type="string" calcext:value-type="string">
            <text:p>Vihart</text:p>
          </table:table-cell>
          <table:table-cell office:value-type="string" calcext:value-type="string">
            <text:p>jG7vhMMXagQ</text:p>
          </table:table-cell>
          <table:table-cell office:value-type="string" calcext:value-type="string">
            <text:p>UCOGeU-1Fig3rrDjhm9Zs_wg</text:p>
          </table:table-cell>
          <table:table-cell office:value-type="string" calcext:value-type="string">
            <text:p>https://www.youtube.com/watch?v=jG7vhMMXagQ</text:p>
          </table:table-cell>
          <table:table-cell office:value-type="date" office:date-value="2011-03-14T08:05:18" calcext:value-type="date">
            <text:p>14/03/11 08:05</text:p>
          </table:table-cell>
          <table:table-cell office:value-type="string" calcext:value-type="string">
            <text:p>Pi Is (still) Wrong.</text:p>
          </table:table-cell>
          <table:table-cell office:value-type="string" calcext:value-type="string">
            <text:p>Please excuse the simple math and spelling errors. You shouldn't believe anything I say without double-checking even at the best of times.</text:p>
            <text:p/>
            <text:p>Go here: http://tauday.com/</text:p>
            <text:p>and here: http://www.math.utah.edu/~palais/pi.html</text:p>
            <text:p/>
            <text:p>Me: http://vihart.com</text:p>
          </table:table-cell>
          <table:table-cell office:value-type="string" calcext:value-type="string">
            <text:p>{pi,tau,pie,"pi day",trigonometry,trig,math,mathematics,Magritte,"charlie sheen"}</text:p>
          </table:table-cell>
          <table:table-cell office:value-type="string" calcext:value-type="string">
            <text:p>00:05:17</text:p>
          </table:table-cell>
          <table:table-cell office:value-type="date" office:date-value="2018-07-28T04:42:46.833" calcext:value-type="date">
            <text:p>28/07/18 04:42</text:p>
          </table:table-cell>
          <table:table-cell office:value-type="float" office:value="2709302" calcext:value-type="float">
            <text:p>2709302</text:p>
          </table:table-cell>
          <table:table-cell office:value-type="float" office:value="2450" calcext:value-type="float">
            <text:p>2450</text:p>
          </table:table-cell>
          <table:table-cell/>
        </table:table-row>
        <table:table-row table:style-name="ro13">
          <table:table-cell office:value-type="string" calcext:value-type="string">
            <text:p>Numberphile</text:p>
          </table:table-cell>
          <table:table-cell office:value-type="string" calcext:value-type="string">
            <text:p>00Qu1kgsGpM</text:p>
          </table:table-cell>
          <table:table-cell office:value-type="string" calcext:value-type="string">
            <text:p>UCoxcjq-8xIDTYp3uz647V5A</text:p>
          </table:table-cell>
          <table:table-cell office:value-type="string" calcext:value-type="string">
            <text:p>https://www.youtube.com/watch?v=00Qu1kgsGpM</text:p>
          </table:table-cell>
          <table:table-cell office:value-type="date" office:date-value="2014-05-01T14:33:39" calcext:value-type="date">
            <text:p>01/05/14 14:33</text:p>
          </table:table-cell>
          <table:table-cell office:value-type="string" calcext:value-type="string">
            <text:p>Professors React to 2048 - Numberphile</text:p>
          </table:table-cell>
          <table:table-cell office:value-type="string" calcext:value-type="string">
            <text:p>We showed a few professors (of physics and chemistry) the popular game 2048 - none of them had heard of it!</text:p>
            <text:p>More links &amp; stuff in full description below â†“â†“â†“</text:p>
            <text:p/>
            <text:p>The Professors, from the University of Nottingham, are:</text:p>
            <text:p>Laurence Eaves, Martyn Poliakoff, Phil Moriarty, Ed Copeland and Tony Padilla.</text:p>
            <text:p/>
            <text:p>Raw game footage: http://youtu.be/3a-i36y1l4A</text:p>
            <text:p>PLAY THE GAME: http://bit.ly/2048num</text:p>
            <text:p>And of those who prefer Threes! ---http://en.wikipedia.org/wiki/Threes!</text:p>
            <text:p/>
            <text:p>You can see more of them here on Numberphile, along with our physics channel sixtysymbols and chemistry channel periodicvideos.</text:p>
            <text:p/>
            <text:p>https://www.youtube.com/periodicvideos</text:p>
            <text:p>http://www.youtube.com/sixtysymbols</text:p>
            <text:p/>
            <text:p>Knight's Tour: http://youtu.be/ab_dY3dZFHM</text:p>
            <text:p>Portal 2: http://youtu.be/ASUUN0W4_JY</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Professor (Occupation)",2048,game}</text:p>
          </table:table-cell>
          <table:table-cell office:value-type="string" calcext:value-type="string">
            <text:p>00:05:50</text:p>
          </table:table-cell>
          <table:table-cell office:value-type="date" office:date-value="2018-07-28T04:41:14.333" calcext:value-type="date">
            <text:p>28/07/18 04:41</text:p>
          </table:table-cell>
          <table:table-cell office:value-type="float" office:value="2688142" calcext:value-type="float">
            <text:p>2688142</text:p>
          </table:table-cell>
          <table:table-cell office:value-type="float" office:value="2023" calcext:value-type="float">
            <text:p>2023</text:p>
          </table:table-cell>
          <table:table-cell/>
        </table:table-row>
        <table:table-row table:style-name="ro40">
          <table:table-cell office:value-type="string" calcext:value-type="string">
            <text:p>MindYourDecisions</text:p>
          </table:table-cell>
          <table:table-cell office:value-type="string" calcext:value-type="string">
            <text:p>l_ffdarcJiQ</text:p>
          </table:table-cell>
          <table:table-cell office:value-type="string" calcext:value-type="string">
            <text:p>UCHnj59g7jezwTy5GeL8EA_g</text:p>
          </table:table-cell>
          <table:table-cell office:value-type="string" calcext:value-type="string">
            <text:p>https://www.youtube.com/watch?v=l_ffdarcJiQ</text:p>
          </table:table-cell>
          <table:table-cell office:value-type="date" office:date-value="2018-07-12T22:07:31" calcext:value-type="date">
            <text:p>12/07/18 22:07</text:p>
          </table:table-cell>
          <table:table-cell office:value-type="string" calcext:value-type="string">
            <text:p>Can You Solve Amazon's Hanging Cable Interview Question?</text:p>
          </table:table-cell>
          <table:table-cell office:value-type="string" calcext:value-type="string">
            <text:p>A cable of 80 meters (m) is hanging from the top of two poles that are both 50 m from the ground. What is the distance between the two poles, to one decimal place, if the center of the cable is (a) 20 m above ground? (b) 10 m above ground?</text:p>
            <text:p/>
            <text:p>Chatterjee, Neil, and Bogdan G. Nita. "The hanging cable problem for practical applications." Atlantic Electronic Journal of Mathematics 4.1 (2010).</text:p>
            <text:p>http://euclid.trentu.ca/aejm/V4N1/Chatterjee.V4N1.pdf</text:p>
            <text:p/>
            <text:p>Careercup Amazon question</text:p>
            <text:p>https://www.careercup.com/question?id=7949664</text:p>
            <text:p/>
            <text:p>Playlist to watch all videos on MindYourDecisions</text:p>
            <text:p>https://www.youtube.com/playlist?list=UUHnj59g7jezwTy5GeL8EA_g</text:p>
            <text:p/>
            <text:p>This is the only channel to feature math topics suggested by people from around the world. Sadly some textbooks, websites, and other channels think math is limited to specific topics from certain countries--and they are vocal about it. Support the channel on Patreon so we can prove math really is universal:</text:p>
            <text:p>https://www.patreon.com/mindyourdecisions</text:p>
            <text:p/>
            <text:p>If you buy from the links below I may receive a commission for sales. This has no effect on the price for you.</text:p>
            <text:p/>
            <text:p>My Books</text:p>
            <text:p>"The Joy of Game Theory" shows how you can use math to out-think your competition. (rated 4/5 stars on 34 reviews)</text:p>
            <text:p>http://amzn.to/1uQvA20</text:p>
            <text:p/>
            <text:p>"The Irrationality Illusion: How To Make Smart Decisions And Overcome Bias" is a handbook that explains the many ways we are biased about decision-making and offers techniques to make smart decisions. (rated 4.6/5 stars on 3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4.3/5 stars on 4 reviews)</text:p>
            <text:p>http://amzn.to/1NKbyCs</text:p>
            <text:p/>
            <text:p>"Math Puzzles Volume 3" is the third in the series. (rated 4/5 stars on 6 reviews)</text:p>
            <text:p>http://amzn.to/1NKbGlp</text:p>
            <text:p/>
            <text:p>"40 Paradoxes in Logic, Probability, and Game Theory" contains thought-provoking and counter-intuitive results. (rated 4.4/5 stars on 13 reviews)</text:p>
            <text:p>http://amzn.to/1LOCI4U</text:p>
            <text:p/>
            <text:p>"The Best Mental Math Tricks" teaches how you can look like a math genius by solving problems in your head (rated 4.8/5 stars on 5 reviews) </text:p>
            <text:p>http://amzn.to/18maAdo</text:p>
            <text:p/>
            <text:p>"Multiply Numbers By Drawing Lines" This book is a reference guide for my video that has over 1 million views on a geometric method to multiply numbers. (rated 5/5 stars on 4 reviews)</text:p>
            <text:p>http://amzn.to/XRm7M4</text:p>
            <text:p/>
            <text:p>Connect with me</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only for big news, like a new book release): http://eepurl.com/KvS0r</text:p>
          </table:table-cell>
          <table:table-cell office:value-type="string" calcext:value-type="string">
            <text:p>{mathematics,math,maths,riddle,"brain teaser",puzzle,"math puzzle","interview problem",physics,"hyperbolic sine","hyperbolic cosine","trick question","problem solving",catenary,"hanging cable problem"}</text:p>
          </table:table-cell>
          <table:table-cell office:value-type="string" calcext:value-type="string">
            <text:p>00:06:54</text:p>
          </table:table-cell>
          <table:table-cell office:value-type="date" office:date-value="2018-07-31T04:08:41.357" calcext:value-type="date">
            <text:p>31/07/18 04:08</text:p>
          </table:table-cell>
          <table:table-cell office:value-type="float" office:value="2686721" calcext:value-type="float">
            <text:p>2686721</text:p>
          </table:table-cell>
          <table:table-cell office:value-type="float" office:value="2462509" calcext:value-type="float">
            <text:p>2462509</text:p>
          </table:table-cell>
          <table:table-cell/>
        </table:table-row>
        <table:table-row table:style-name="ro41">
          <table:table-cell office:value-type="string" calcext:value-type="string">
            <text:p>minutephysics</text:p>
          </table:table-cell>
          <table:table-cell office:value-type="string" calcext:value-type="string">
            <text:p>hFAOXdXZ5TM</text:p>
          </table:table-cell>
          <table:table-cell office:value-type="string" calcext:value-type="string">
            <text:p>UCUHW94eEFW7hkUMVaZz4eDg</text:p>
          </table:table-cell>
          <table:table-cell office:value-type="string" calcext:value-type="string">
            <text:p>https://www.youtube.com/watch?v=hFAOXdXZ5TM</text:p>
          </table:table-cell>
          <table:table-cell office:value-type="date" office:date-value="2013-09-23T13:51:08" calcext:value-type="date">
            <text:p>23/09/13 13:51</text:p>
          </table:table-cell>
          <table:table-cell office:value-type="string" calcext:value-type="string">
            <text:p>MAGNETS: How Do They Work?</text:p>
          </table:table-cell>
          <table:table-cell office:value-type="string" calcext:value-type="string">
            <text:p>The Conquest Continues over on Veritasium: http://bit.ly/VEMagnets_m</text:p>
            <text:p/>
            <text:p>THANK YOU to our amazing Subbable.com subscribers whose donations help keep MinutePhysics running!</text:p>
            <text:p>Calvin Kennell-Heiling</text:p>
            <text:p>Matthew Joseph Woolley</text:p>
            <text:p>TheTripleBstudios - http://www.youtube.com/TheTripleBstudios</text:p>
            <text:p>Mike Ledermueller</text:p>
            <text:p>Mark Liederbach - https://plus.google.com/112637595591573891595/posts</text:p>
            <text:p>Stephanie Ahlberg-Rosell - scoutingwithmeurr.wordpress.com</text:p>
            <text:p>K. Repking</text:p>
            <text:p>@lifeasasleeper</text:p>
            <text:p/>
            <text:p>How do magnets work? Why do they attract and repel at long distances? Is it magic? No... it's quantum mechanics, and a bit more, as we explain in this, the longest MinutePhysics video ever.</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Additional music by Kevin MacLeod http://www.incompetech.com Created by Henry Reich</text:p>
          </table:table-cell>
          <table:table-cell office:value-type="string" calcext:value-type="string">
            <text:p>{Magnets,veritasium,"henry reich",physics,ferromagnetic,iron,romans,"quantum mechanics","special relativity","minute physics",minute,"Derek Muller",paramagnetic,ferromagnetism,"rare earth magnet",nickel,cobalt,gadolinium,electromagnetic,electric,field,energy,charge,spin,"angular momentum","magnetic moment","Fucking magnets"}</text:p>
          </table:table-cell>
          <table:table-cell office:value-type="string" calcext:value-type="string">
            <text:p>00:06:26</text:p>
          </table:table-cell>
          <table:table-cell office:value-type="date" office:date-value="2018-07-28T04:44:13.978" calcext:value-type="date">
            <text:p>28/07/18 04:44</text:p>
          </table:table-cell>
          <table:table-cell office:value-type="float" office:value="2672821" calcext:value-type="float">
            <text:p>2672821</text:p>
          </table:table-cell>
          <table:table-cell office:value-type="float" office:value="5331" calcext:value-type="float">
            <text:p>5331</text:p>
          </table:table-cell>
          <table:table-cell/>
        </table:table-row>
        <table:table-row table:style-name="ro4">
          <table:table-cell office:value-type="string" calcext:value-type="string">
            <text:p>TED-Ed</text:p>
          </table:table-cell>
          <table:table-cell office:value-type="string" calcext:value-type="string">
            <text:p>Y6EhRwn4zkc</text:p>
          </table:table-cell>
          <table:table-cell office:value-type="string" calcext:value-type="string">
            <text:p>UCsooa4yRKGN_zEE8iknghZA</text:p>
          </table:table-cell>
          <table:table-cell office:value-type="string" calcext:value-type="string">
            <text:p>https://www.youtube.com/watch?v=Y6EhRwn4zkc</text:p>
          </table:table-cell>
          <table:table-cell office:value-type="date" office:date-value="2017-02-02T15:59:38" calcext:value-type="date">
            <text:p>02/02/17 15:59</text:p>
          </table:table-cell>
          <table:table-cell office:value-type="string" calcext:value-type="string">
            <text:p>History vs. Cleopatra - Alex Gendler</text:p>
          </table:table-cell>
          <table:table-cell office:value-type="string" calcext:value-type="string">
            <text:p>View full lesson: ed.ted.com/lessons/history-vs-cleopatra-alex-gendler</text:p>
            <text:p/>
            <text:p>She was the most notorious woman in ancient history, a queen who enraptured not one but two of Romeâ€™s greatest generals. But was she just a skilled seductress â€“ or a great ruler in her own right? Alex Gendler puts this controversial figure on trial in History vs. Cleopatra.</text:p>
            <text:p/>
            <text:p>Lesson by Alex Gendler, animation by Brett Underhill.</text:p>
          </table:table-cell>
          <table:table-cell office:value-type="string" calcext:value-type="string">
            <text:p>{TED,TED-Ed,"TED Ed","TED Education","Alex Gendler","Brett Underhill",Cleopatra,"Julius Caesar","Mark Antony",Ptolemy,history,"history on trial",Egypt,Rome,Romans,Egyptians,Emperor,Queen}</text:p>
          </table:table-cell>
          <table:table-cell office:value-type="string" calcext:value-type="string">
            <text:p>00:04:28</text:p>
          </table:table-cell>
          <table:table-cell office:value-type="date" office:date-value="2018-07-28T04:41:38.486" calcext:value-type="date">
            <text:p>28/07/18 04:41</text:p>
          </table:table-cell>
          <table:table-cell office:value-type="float" office:value="2658463" calcext:value-type="float">
            <text:p>2658463</text:p>
          </table:table-cell>
          <table:table-cell office:value-type="float" office:value="75856" calcext:value-type="float">
            <text:p>75856</text:p>
          </table:table-cell>
          <table:table-cell/>
        </table:table-row>
        <table:table-row table:style-name="ro9">
          <table:table-cell office:value-type="string" calcext:value-type="string">
            <text:p>mathantics</text:p>
          </table:table-cell>
          <table:table-cell office:value-type="string" calcext:value-type="string">
            <text:p>do_IbHId2Os</text:p>
          </table:table-cell>
          <table:table-cell office:value-type="string" calcext:value-type="string">
            <text:p>UCBuMwlP7kHkNxdPAqtFSJTw</text:p>
          </table:table-cell>
          <table:table-cell office:value-type="string" calcext:value-type="string">
            <text:p>https://www.youtube.com/watch?v=do_IbHId2Os</text:p>
          </table:table-cell>
          <table:table-cell office:value-type="date" office:date-value="2011-04-19T09:33:26" calcext:value-type="date">
            <text:p>19/04/11 09:33</text:p>
          </table:table-cell>
          <table:table-cell office:value-type="string" calcext:value-type="string">
            <text:p>Math Antics - Convert any Fraction to a Decimal</text:p>
          </table:table-cell>
          <table:table-cell office:value-type="string" calcext:value-type="string">
            <text:p>http://www.mathantics.com</text:p>
            <text:p/>
            <text:p>Here is the video mentioned about converting Base-10 fractions: http://www.youtube.com/watch?v=_jcW-ZgpRbM</text:p>
            <text:p>Here is the video mentioned about decimal numbers: http://www.youtube.com/watch?v=Mst8iZjIpFE</text:p>
            <text:p>And here is the video mentioned about comparing fractions: http://www.youtube.com/watch?v=KNdUJQ_qd4U</text:p>
            <text:p/>
            <text:p>Here we learn that you can use division to convert any fraction into its decimal form. The video clearly illustrates the 'long division' algorithm and also teaches the notation for expressing repeating decimal answers.</text:p>
            <text:p/>
            <text:p>Math Antics is a web site featuring free math videos and more!</text:p>
          </table:table-cell>
          <table:table-cell office:value-type="string" calcext:value-type="string">
            <text:p>{math,fractions,decimals,tutorial,"math antics","Fraction (mathematics)",Educational}</text:p>
          </table:table-cell>
          <table:table-cell office:value-type="string" calcext:value-type="string">
            <text:p>00:06:43</text:p>
          </table:table-cell>
          <table:table-cell office:value-type="date" office:date-value="2018-07-28T04:42:28.169" calcext:value-type="date">
            <text:p>28/07/18 04:42</text:p>
          </table:table-cell>
          <table:table-cell office:value-type="float" office:value="2658352" calcext:value-type="float">
            <text:p>2658352</text:p>
          </table:table-cell>
          <table:table-cell office:value-type="float" office:value="23878" calcext:value-type="float">
            <text:p>23878</text:p>
          </table:table-cell>
          <table:table-cell/>
        </table:table-row>
        <table:table-row table:style-name="ro4">
          <table:table-cell office:value-type="string" calcext:value-type="string">
            <text:p>TED-Ed</text:p>
          </table:table-cell>
          <table:table-cell office:value-type="string" calcext:value-type="string">
            <text:p>7bUVjJWA6Vw</text:p>
          </table:table-cell>
          <table:table-cell office:value-type="string" calcext:value-type="string">
            <text:p>UCsooa4yRKGN_zEE8iknghZA</text:p>
          </table:table-cell>
          <table:table-cell office:value-type="string" calcext:value-type="string">
            <text:p>https://www.youtube.com/watch?v=7bUVjJWA6Vw</text:p>
          </table:table-cell>
          <table:table-cell office:value-type="date" office:date-value="2016-07-21T15:01:00" calcext:value-type="date">
            <text:p>21/07/16 15:01</text:p>
          </table:table-cell>
          <table:table-cell office:value-type="string" calcext:value-type="string">
            <text:p>Why the metric system matters - Matt Anticole</text:p>
          </table:table-cell>
          <table:table-cell office:value-type="string" calcext:value-type="string">
            <text:p>View full lesson: http://ed.ted.com/lessons/why-the-metric-system-matters-matt-anticole</text:p>
            <text:p/>
            <text:p>For the majority of recorded human history, units like the weight of a grain or the length of a hand werenâ€™t exact and varied from place to place. Now, consistent measurements are such an integral part of our daily lives that itâ€™s hard to appreciate what a major accomplishment for humanity theyâ€™ve been. Matt Anticole traces the wild history of the metric system.</text:p>
            <text:p/>
            <text:p>Lesson by Matt Anticole, animation by Globizco.</text:p>
          </table:table-cell>
          <table:table-cell office:value-type="string" calcext:value-type="string">
            <text:p>{"metric system","why don't we use the metic system","units of measurement",measurement,"global units","French Revolution","universal number system","roman numerals","decimal measures",pounds,meters,fractions,kilometres,"John Wilkins",miles,Enlightenment,"academy of sciences",mathematics,precision,universal,"standardized measurement","standard units of measurement",TED,TED-Ed,Teded,"Ted Education","Matt Anticole",Globizco,"Manuel Borda"}</text:p>
          </table:table-cell>
          <table:table-cell office:value-type="string" calcext:value-type="string">
            <text:p>00:05:08</text:p>
          </table:table-cell>
          <table:table-cell office:value-type="date" office:date-value="2018-07-28T04:41:32.631" calcext:value-type="date">
            <text:p>28/07/18 04:41</text:p>
          </table:table-cell>
          <table:table-cell office:value-type="float" office:value="2645418" calcext:value-type="float">
            <text:p>2645418</text:p>
          </table:table-cell>
          <table:table-cell office:value-type="float" office:value="17106" calcext:value-type="float">
            <text:p>17106</text:p>
          </table:table-cell>
          <table:table-cell/>
        </table:table-row>
        <table:table-row table:style-name="ro15">
          <table:table-cell office:value-type="string" calcext:value-type="string">
            <text:p>Khan Academy</text:p>
          </table:table-cell>
          <table:table-cell office:value-type="string" calcext:value-type="string">
            <text:p>9Ek61w1LxSc</text:p>
          </table:table-cell>
          <table:table-cell office:value-type="string" calcext:value-type="string">
            <text:p>UC4a-Gbdw7vOaccHmFo40b9g</text:p>
          </table:table-cell>
          <table:table-cell office:value-type="string" calcext:value-type="string">
            <text:p>https://www.youtube.com/watch?v=9Ek61w1LxSc</text:p>
          </table:table-cell>
          <table:table-cell office:value-type="date" office:date-value="2010-09-15T16:09:30" calcext:value-type="date">
            <text:p>15/09/10 16:09</text:p>
          </table:table-cell>
          <table:table-cell office:value-type="string" calcext:value-type="string">
            <text:p>How to solve equations of the form ax = b | Linear equations | Algebra I | Khan Academy</text:p>
          </table:table-cell>
          <table:table-cell office:value-type="string" calcext:value-type="string">
            <text:p>Let's ease into this, shall we? Here's an introduction to basic algebraic equations of the form ax=b. Remember that you can check to see if you have the right answer by substituting it for the variable!</text:p>
            <text:p/>
            <text:p>Practice this lesson yourself on KhanAcademy.org right now:</text:p>
            <text:p>https://www.khanacademy.org/e/linear_equations_1?utm_source=YTdescription&amp;utm_medium=YTdescription&amp;utm_campaign=YTdescription</text:p>
            <text:p/>
            <text:p>Watch the next lesson: https://www.khanacademy.org/math/algebra/solving-linear-equations-and-inequalities/equations_beginner/v/solving-one-step-equations-2?utm_source=YT&amp;utm_medium=Desc&amp;utm_campaign=AlgebraI</text:p>
            <text:p/>
            <text:p>Missed the previous lesson? </text:p>
            <text:p>https://www.khanacademy.org/math/algebra/solving-linear-equations-and-inequalities/super-yoga/v/super-yoga-plans-solving-systems-by-elimination?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11:06</text:p>
          </table:table-cell>
          <table:table-cell office:value-type="date" office:date-value="2018-07-28T04:43:23.961" calcext:value-type="date">
            <text:p>28/07/18 04:43</text:p>
          </table:table-cell>
          <table:table-cell office:value-type="float" office:value="2631800" calcext:value-type="float">
            <text:p>2631800</text:p>
          </table:table-cell>
          <table:table-cell office:value-type="float" office:value="3558" calcext:value-type="float">
            <text:p>3558</text:p>
          </table:table-cell>
          <table:table-cell/>
        </table:table-row>
        <table:table-row table:style-name="ro42">
          <table:table-cell office:value-type="string" calcext:value-type="string">
            <text:p>Numberphile</text:p>
          </table:table-cell>
          <table:table-cell office:value-type="string" calcext:value-type="string">
            <text:p>V4V2bpZlqx8</text:p>
          </table:table-cell>
          <table:table-cell office:value-type="string" calcext:value-type="string">
            <text:p>UCoxcjq-8xIDTYp3uz647V5A</text:p>
          </table:table-cell>
          <table:table-cell office:value-type="string" calcext:value-type="string">
            <text:p>https://www.youtube.com/watch?v=V4V2bpZlqx8</text:p>
          </table:table-cell>
          <table:table-cell office:value-type="date" office:date-value="2013-01-14T18:02:57" calcext:value-type="date">
            <text:p>14/01/13 18:02</text:p>
          </table:table-cell>
          <table:table-cell office:value-type="string" calcext:value-type="string">
            <text:p>Flaw in the Enigma Code - Numberphile</text:p>
          </table:table-cell>
          <table:table-cell office:value-type="string" calcext:value-type="string">
            <text:p>The flaw which allowed the Allies to break the Nazi Enigma code.</text:p>
            <text:p>More links &amp; stuff in full description below â†“â†“â†“</text:p>
            <text:p/>
            <text:p>First video explaining Enigma: http://youtu.be/G2_Q9FoD-oQ</text:p>
            <text:p>Extra footage: http://youtu.be/BdrrJ7qd4HA</text:p>
            <text:p>Brown papers on ebay: http://bit.ly/brownpapers</text:p>
            <text:p>Periodic Videos: http://www.youtube.com/periodicvideos</text:p>
            <text:p/>
            <text:p>This video features Dr James Grime discussing Enigma, the Bombe and Alan Turing.</text:p>
            <text:p/>
            <text:p>James' "day job" is touring with the Enigma machine - he could even visit you - see more at http://enigma.maths.org/content/project-officer</text:p>
            <text:p/>
            <text:p>The maths of breaking the Enigma by James Grime http://enigma.maths.org/content/sites/enigma.maths.org/files/maths.pdf</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enigma,"enigma code",cryptography,nazis,"world war ii",Ww2,Germany,Wwii,"Nazi Germany (Country)","alan turing",bombe}</text:p>
          </table:table-cell>
          <table:table-cell office:value-type="string" calcext:value-type="string">
            <text:p>00:10:59</text:p>
          </table:table-cell>
          <table:table-cell office:value-type="date" office:date-value="2018-07-28T04:41:57.434" calcext:value-type="date">
            <text:p>28/07/18 04:41</text:p>
          </table:table-cell>
          <table:table-cell office:value-type="float" office:value="2629094" calcext:value-type="float">
            <text:p>2629094</text:p>
          </table:table-cell>
          <table:table-cell office:value-type="float" office:value="11089" calcext:value-type="float">
            <text:p>11089</text:p>
          </table:table-cell>
          <table:table-cell/>
        </table:table-row>
        <table:table-row table:style-name="ro4">
          <table:table-cell office:value-type="string" calcext:value-type="string">
            <text:p>TED-Ed</text:p>
          </table:table-cell>
          <table:table-cell office:value-type="string" calcext:value-type="string">
            <text:p>7H3ksmxwpWc</text:p>
          </table:table-cell>
          <table:table-cell office:value-type="string" calcext:value-type="string">
            <text:p>UCsooa4yRKGN_zEE8iknghZA</text:p>
          </table:table-cell>
          <table:table-cell office:value-type="string" calcext:value-type="string">
            <text:p>https://www.youtube.com/watch?v=7H3ksmxwpWc</text:p>
          </table:table-cell>
          <table:table-cell office:value-type="date" office:date-value="2013-10-21T15:06:04" calcext:value-type="date">
            <text:p>21/10/13 15:06</text:p>
          </table:table-cell>
          <table:table-cell office:value-type="string" calcext:value-type="string">
            <text:p>Is time travel possible? - Colin Stuart</text:p>
          </table:table-cell>
          <table:table-cell office:value-type="string" calcext:value-type="string">
            <text:p>View full lesson: http://ed.ted.com/lessons/time-travel-and-einstein-s-special-relativity-colin-stuart</text:p>
            <text:p/>
            <text:p>Time travel is a staple of science fiction stories, but is it actually possible?  It turns out nature does allow a way of bending time, an exciting possibility suggested by Albert Einstein when he discovered special relativity over one hundred years ago. Colin Stuart imagines where (or, when) this fascinating phenomenon, time dilation, may one day take us.</text:p>
            <text:p/>
            <text:p>Lesson by Colin Stuart, animation by TED-Ed.</text:p>
          </table:table-cell>
          <table:table-cell office:value-type="string" calcext:value-type="string">
            <text:p>{TED,TED-Ed,"TED Education",TEDedu,Einstein,"special relativity",relativity,"time travel","Colin Stuart","is time travel possible","time dilation","bending time","Franz Palomares","Godfrey Hibbert"}</text:p>
          </table:table-cell>
          <table:table-cell office:value-type="string" calcext:value-type="string">
            <text:p>00:05:04</text:p>
          </table:table-cell>
          <table:table-cell office:value-type="date" office:date-value="2018-07-28T04:41:20.074" calcext:value-type="date">
            <text:p>28/07/18 04:41</text:p>
          </table:table-cell>
          <table:table-cell office:value-type="float" office:value="2626821" calcext:value-type="float">
            <text:p>2626821</text:p>
          </table:table-cell>
          <table:table-cell office:value-type="float" office:value="15975" calcext:value-type="float">
            <text:p>15975</text:p>
          </table:table-cell>
          <table:table-cell/>
        </table:table-row>
        <table:table-row table:style-name="ro3">
          <table:table-cell office:value-type="string" calcext:value-type="string">
            <text:p>TED-Ed</text:p>
          </table:table-cell>
          <table:table-cell office:value-type="string" calcext:value-type="string">
            <text:p>Gjj_-CPxjCM</text:p>
          </table:table-cell>
          <table:table-cell office:value-type="string" calcext:value-type="string">
            <text:p>UCsooa4yRKGN_zEE8iknghZA</text:p>
          </table:table-cell>
          <table:table-cell office:value-type="string" calcext:value-type="string">
            <text:p>https://www.youtube.com/watch?v=Gjj_-CPxjCM</text:p>
          </table:table-cell>
          <table:table-cell office:value-type="date" office:date-value="2017-08-03T15:02:39" calcext:value-type="date">
            <text:p>03/08/17 15:02</text:p>
          </table:table-cell>
          <table:table-cell office:value-type="string" calcext:value-type="string">
            <text:p>The myth of Cupid and Psyche - Brendan Pelsue</text:p>
          </table:table-cell>
          <table:table-cell office:value-type="string" calcext:value-type="string">
            <text:p>Check out TED-Ed's Patreon page! https://www.patreon.com/teded</text:p>
            <text:p/>
            <text:p>View full lesson: https://ed.ted.com/lessons/the-myth-of-cupid-and-psyche-brendan-pelsue</text:p>
            <text:p/>
            <text:p>Psyche was born so beautiful that she was worshipped as a new incarnation of Venus, the goddess of love. But human lovers were too intimidated to approach her, and Apollo recommended her father abandon her on a crag where she would marry â€œa cruel and savage, serpent-like winged evil.â€ But Psycheâ€™s story ended up being much more interesting. Brendan Pelsue shares the myth of Cupid and Psyche.</text:p>
            <text:p/>
            <text:p>Lesson by Brendan Pelsue, directed by TED-Ed.</text:p>
          </table:table-cell>
          <table:table-cell office:value-type="string" calcext:value-type="string">
            <text:p>{TED,TED-Ed,"TED Education","TED Ed","Brendan Pelsue",Cupid,Psyche,Venus,myth,mythology,"Greek Mythology",love,Pleasure,Apollo,Zephyr,"golden sheep",Proserpina}</text:p>
          </table:table-cell>
          <table:table-cell office:value-type="string" calcext:value-type="string">
            <text:p>00:05:32</text:p>
          </table:table-cell>
          <table:table-cell office:value-type="date" office:date-value="2018-07-28T04:45:09.384" calcext:value-type="date">
            <text:p>28/07/18 04:45</text:p>
          </table:table-cell>
          <table:table-cell office:value-type="float" office:value="2617324" calcext:value-type="float">
            <text:p>2617324</text:p>
          </table:table-cell>
          <table:table-cell office:value-type="float" office:value="73940" calcext:value-type="float">
            <text:p>73940</text:p>
          </table:table-cell>
          <table:table-cell/>
        </table:table-row>
        <table:table-row table:style-name="ro14">
          <table:table-cell office:value-type="string" calcext:value-type="string">
            <text:p>Numberphile</text:p>
          </table:table-cell>
          <table:table-cell office:value-type="string" calcext:value-type="string">
            <text:p>daro6K6mym8</text:p>
          </table:table-cell>
          <table:table-cell office:value-type="string" calcext:value-type="string">
            <text:p>UCoxcjq-8xIDTYp3uz647V5A</text:p>
          </table:table-cell>
          <table:table-cell office:value-type="string" calcext:value-type="string">
            <text:p>https://www.youtube.com/watch?v=daro6K6mym8</text:p>
          </table:table-cell>
          <table:table-cell office:value-type="date" office:date-value="2012-03-06T13:07:00" calcext:value-type="date">
            <text:p>06/03/12 13:07</text:p>
          </table:table-cell>
          <table:table-cell office:value-type="string" calcext:value-type="string">
            <text:p>998,001 and its Mysterious Recurring Decimals - Numberphile</text:p>
          </table:table-cell>
          <table:table-cell office:value-type="string" calcext:value-type="string">
            <text:p>There has been some internet buzz about 998001, so Numberphile sheds some light on matters.</text:p>
            <text:p>More links &amp; stuff in full description below â†“â†“â†“</text:p>
            <text:p/>
            <text:p>This video features Dr James Grime and we mention the YouTube channel vsauce.</text:p>
            <text:p/>
            <text:p>James' website: http://singingbanana.com/</text:p>
            <text:p>vSauce: http://www.youtube.com/user/vsauce</text:p>
            <text:p/>
            <text:p>Blog on the brown paper issue: http://periodicvideos.blogspot.com/2012/02/brown-paper-question.html</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 phile",number,numbers,maths,mathematics,mathematical,numerals,count,counting}</text:p>
          </table:table-cell>
          <table:table-cell office:value-type="string" calcext:value-type="string">
            <text:p>00:09:47</text:p>
          </table:table-cell>
          <table:table-cell office:value-type="date" office:date-value="2018-07-28T04:44:02.01" calcext:value-type="date">
            <text:p>28/07/18 04:44</text:p>
          </table:table-cell>
          <table:table-cell office:value-type="float" office:value="2616042" calcext:value-type="float">
            <text:p>2616042</text:p>
          </table:table-cell>
          <table:table-cell office:value-type="float" office:value="2854" calcext:value-type="float">
            <text:p>2854</text:p>
          </table:table-cell>
          <table:table-cell/>
        </table:table-row>
        <table:table-row table:style-name="ro1">
          <table:table-cell office:value-type="string" calcext:value-type="string">
            <text:p>TED-Ed</text:p>
          </table:table-cell>
          <table:table-cell office:value-type="string" calcext:value-type="string">
            <text:p>ZN41d7Txcq0</text:p>
          </table:table-cell>
          <table:table-cell office:value-type="string" calcext:value-type="string">
            <text:p>UCsooa4yRKGN_zEE8iknghZA</text:p>
          </table:table-cell>
          <table:table-cell office:value-type="string" calcext:value-type="string">
            <text:p>https://www.youtube.com/watch?v=ZN41d7Txcq0</text:p>
          </table:table-cell>
          <table:table-cell office:value-type="date" office:date-value="2013-07-18T14:58:08" calcext:value-type="date">
            <text:p>18/07/13 14:58</text:p>
          </table:table-cell>
          <table:table-cell office:value-type="string" calcext:value-type="string">
            <text:p>How to read music - Tim Hansen</text:p>
          </table:table-cell>
          <table:table-cell office:value-type="string" calcext:value-type="string">
            <text:p>Like an actor's script, a sheet of music instructs a musician on what to play (the pitch) and when to play it (the rhythm). Sheet music may look complicated, but once you've gotten the hang of a few simple elements like notes, bars and clefs, you're ready to rock. Tim Hansen hits the instrumental basics you need to read music.</text:p>
          </table:table-cell>
          <table:table-cell office:value-type="string" calcext:value-type="string">
            <text:p>{"TED TED-Ed TEDEducation \\Tim Hansen\\",Music,"\\Sheet","music\\",Composition,Beats,"\\the","clef\\",rhythm,"pitch\\"}</text:p>
          </table:table-cell>
          <table:table-cell office:value-type="string" calcext:value-type="string">
            <text:p>00:05:24</text:p>
          </table:table-cell>
          <table:table-cell office:value-type="date" office:date-value="2018-07-28T04:43:18.208" calcext:value-type="date">
            <text:p>28/07/18 04:43</text:p>
          </table:table-cell>
          <table:table-cell office:value-type="float" office:value="2613631" calcext:value-type="float">
            <text:p>2613631</text:p>
          </table:table-cell>
          <table:table-cell office:value-type="float" office:value="8273" calcext:value-type="float">
            <text:p>8273</text:p>
          </table:table-cell>
          <table:table-cell/>
        </table:table-row>
        <table:table-row table:style-name="ro23">
          <table:table-cell office:value-type="string" calcext:value-type="string">
            <text:p>Numberphile</text:p>
          </table:table-cell>
          <table:table-cell office:value-type="string" calcext:value-type="string">
            <text:p>wo19Y4tw0l8</text:p>
          </table:table-cell>
          <table:table-cell office:value-type="string" calcext:value-type="string">
            <text:p>UCoxcjq-8xIDTYp3uz647V5A</text:p>
          </table:table-cell>
          <table:table-cell office:value-type="string" calcext:value-type="string">
            <text:p>https://www.youtube.com/watch?v=wo19Y4tw0l8</text:p>
          </table:table-cell>
          <table:table-cell office:value-type="date" office:date-value="2013-05-13T12:00:41" calcext:value-type="date">
            <text:p>13/05/13 12:00</text:p>
          </table:table-cell>
          <table:table-cell office:value-type="string" calcext:value-type="string">
            <text:p>Illegal Numbers - Numberphile</text:p>
          </table:table-cell>
          <table:table-cell office:value-type="string" calcext:value-type="string">
            <text:p>Brown papers auction: http://bit.ly/brownpapers</text:p>
            <text:p>Mona Lisa in binary: http://bit.ly/15D4T7M</text:p>
            <text:p>More links &amp; stuff in full description below â†“â†“â†“</text:p>
            <text:p/>
            <text:p>This video features Dr James Grime - https://twitter.com/jamesgrime</text:p>
            <text:p/>
            <text:p>The hex should be: 4E554D, etc... We missed a digit copying it out!</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s,copyright,illegal,banned,encryption}</text:p>
          </table:table-cell>
          <table:table-cell office:value-type="string" calcext:value-type="string">
            <text:p>00:05:59</text:p>
          </table:table-cell>
          <table:table-cell office:value-type="date" office:date-value="2018-07-28T04:42:03.711" calcext:value-type="date">
            <text:p>28/07/18 04:42</text:p>
          </table:table-cell>
          <table:table-cell office:value-type="float" office:value="2612674" calcext:value-type="float">
            <text:p>2612674</text:p>
          </table:table-cell>
          <table:table-cell office:value-type="float" office:value="2536" calcext:value-type="float">
            <text:p>2536</text:p>
          </table:table-cell>
          <table:table-cell/>
        </table:table-row>
        <table:table-row table:style-name="ro4">
          <table:table-cell office:value-type="string" calcext:value-type="string">
            <text:p>TED-Ed</text:p>
          </table:table-cell>
          <table:table-cell office:value-type="string" calcext:value-type="string">
            <text:p>W9H3gvnN468</text:p>
          </table:table-cell>
          <table:table-cell office:value-type="string" calcext:value-type="string">
            <text:p>UCsooa4yRKGN_zEE8iknghZA</text:p>
          </table:table-cell>
          <table:table-cell office:value-type="string" calcext:value-type="string">
            <text:p>https://www.youtube.com/watch?v=W9H3gvnN468</text:p>
          </table:table-cell>
          <table:table-cell office:value-type="date" office:date-value="2012-11-01T15:00:24" calcext:value-type="date">
            <text:p>01/11/12 15:00</text:p>
          </table:table-cell>
          <table:table-cell office:value-type="string" calcext:value-type="string">
            <text:p>Does your vote count? The Electoral College explained - Christina Greer</text:p>
          </table:table-cell>
          <table:table-cell office:value-type="string" calcext:value-type="string">
            <text:p>View full lesson: http://ed.ted.com/lessons/does-your-vote-count-the-electoral-college-explained-christina-greer</text:p>
            <text:p/>
            <text:p>You vote, but then what? Discover how your individual vote contributes to the popular vote and your state's electoral vote in different ways--and see how votes are counted on both state and national levels.</text:p>
            <text:p/>
            <text:p>Lesson by Christina Greer, animation by Marked Animation.</text:p>
          </table:table-cell>
          <table:table-cell office:value-type="string" calcext:value-type="string">
            <text:p>{TEDEducation,TED-Ed,"TED Ed","Christina Greer","Marked animation",election,"electoral college",electoral,"popular vote"}</text:p>
          </table:table-cell>
          <table:table-cell office:value-type="string" calcext:value-type="string">
            <text:p>00:05:22</text:p>
          </table:table-cell>
          <table:table-cell office:value-type="date" office:date-value="2018-07-28T04:44:32.234" calcext:value-type="date">
            <text:p>28/07/18 04:44</text:p>
          </table:table-cell>
          <table:table-cell office:value-type="float" office:value="2580519" calcext:value-type="float">
            <text:p>2580519</text:p>
          </table:table-cell>
          <table:table-cell office:value-type="float" office:value="7743" calcext:value-type="float">
            <text:p>7743</text:p>
          </table:table-cell>
          <table:table-cell/>
        </table:table-row>
        <table:table-row table:style-name="ro1">
          <table:table-cell office:value-type="string" calcext:value-type="string">
            <text:p>TED-Ed</text:p>
          </table:table-cell>
          <table:table-cell office:value-type="string" calcext:value-type="string">
            <text:p>F8UFGu2M2gM</text:p>
          </table:table-cell>
          <table:table-cell office:value-type="string" calcext:value-type="string">
            <text:p>UCsooa4yRKGN_zEE8iknghZA</text:p>
          </table:table-cell>
          <table:table-cell office:value-type="string" calcext:value-type="string">
            <text:p>https://www.youtube.com/watch?v=F8UFGu2M2gM</text:p>
          </table:table-cell>
          <table:table-cell office:value-type="date" office:date-value="2012-03-13T18:18:58" calcext:value-type="date">
            <text:p>13/03/12 18:18</text:p>
          </table:table-cell>
          <table:table-cell office:value-type="string" calcext:value-type="string">
            <text:p>How simple ideas lead to scientific discoveries</text:p>
          </table:table-cell>
          <table:table-cell office:value-type="string" calcext:value-type="string">
            <text:p>Adam Savage walks through two spectacular examples of profound scientific discoveries that came from simple, creative methods anyone could have followed -- Eratosthenes' calculation of the Earth's circumference around 200 BC and Hippolyte Fizeau's measurement of the speed of light in 1849.</text:p>
          </table:table-cell>
          <table:table-cell office:value-type="string" calcext:value-type="string">
            <text:p>{"Science and Technology","Nature of Scientific Invention","Adam Savage","Inventions That Shaped History",Science,Technology,"Scientific Method","Speed of Light","Circumference of the Earth",Inertia,Physics,Invention,"Scientific Discoveries",Math,TED,TED-Ed,"TED Education","TED-Ed Animation","Jeremiah Dickey","Celeste Lai","Kari Mulholland","Franz Palomares"}</text:p>
          </table:table-cell>
          <table:table-cell office:value-type="string" calcext:value-type="string">
            <text:p>00:07:32</text:p>
          </table:table-cell>
          <table:table-cell office:value-type="date" office:date-value="2018-07-28T04:45:21.493" calcext:value-type="date">
            <text:p>28/07/18 04:45</text:p>
          </table:table-cell>
          <table:table-cell office:value-type="float" office:value="2567040" calcext:value-type="float">
            <text:p>2567040</text:p>
          </table:table-cell>
          <table:table-cell office:value-type="float" office:value="2938" calcext:value-type="float">
            <text:p>2938</text:p>
          </table:table-cell>
          <table:table-cell/>
        </table:table-row>
        <table:table-row table:style-name="ro10">
          <table:table-cell office:value-type="string" calcext:value-type="string">
            <text:p>minutephysics</text:p>
          </table:table-cell>
          <table:table-cell office:value-type="string" calcext:value-type="string">
            <text:p>y3SBSbsdiYg</text:p>
          </table:table-cell>
          <table:table-cell office:value-type="string" calcext:value-type="string">
            <text:p>UCUHW94eEFW7hkUMVaZz4eDg</text:p>
          </table:table-cell>
          <table:table-cell office:value-type="string" calcext:value-type="string">
            <text:p>https://www.youtube.com/watch?v=y3SBSbsdiYg</text:p>
          </table:table-cell>
          <table:table-cell office:value-type="date" office:date-value="2011-12-04T17:30:00" calcext:value-type="date">
            <text:p>04/12/11 17:30</text:p>
          </table:table-cell>
          <table:table-cell office:value-type="string" calcext:value-type="string">
            <text:p>How lasers work (in theory)</text:p>
          </table:table-cell>
          <table:table-cell office:value-type="string" calcext:value-type="string">
            <text:p>How does a laser really work? It's Bose - Einstein statistics! (photons are bosons)</text:p>
            <text:p/>
            <text:p>Check out Smarter Every Day's video showing lasers in real life: http://bit.ly/uBwhU2</text:p>
            <text:p/>
            <text:p>Trying out a new feature: English Transcript! Let me know how it works</text:p>
            <text:p/>
            <text:p>Tweet it - http://bit.ly/uZchvb</text:p>
            <text:p>Facebook it - http://on.fb.me/u4Yfvr</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youtube: http://bit.ly/pakJLE</text:p>
            <text:p>myspace: http://mysp.ac/qtmZQj Created by Henry Reich</text:p>
          </table:table-cell>
          <table:table-cell office:value-type="string" calcext:value-type="string">
            <text:p>{Destin,"smarter every day",destinws2,"open cavity",laser,bose,einstein,statistics,coin,flip,photon,comb,hairy,ball,topology,million,dollars,approximate,estimate,Sean,Carroll,arrow,of,time,entropy,past,future,GPS,atomic,special,relativity,atom,nuclear,military,"General Relativity",Energy,Technology,break,speed,light,movie,brian,greene,color,Dark,energy,Nobel,Prize,Minutephysics,minute,physics,universe,Henry,Reich,xkcd,rsanimate,dark,matter,cat,schrodinger,fire,Drawing,Educational}</text:p>
          </table:table-cell>
          <table:table-cell office:value-type="string" calcext:value-type="string">
            <text:p>00:01:42</text:p>
          </table:table-cell>
          <table:table-cell office:value-type="date" office:date-value="2018-07-28T04:44:38.54" calcext:value-type="date">
            <text:p>28/07/18 04:44</text:p>
          </table:table-cell>
          <table:table-cell office:value-type="float" office:value="2561930" calcext:value-type="float">
            <text:p>2561930</text:p>
          </table:table-cell>
          <table:table-cell office:value-type="float" office:value="2079" calcext:value-type="float">
            <text:p>2079</text:p>
          </table:table-cell>
          <table:table-cell/>
        </table:table-row>
        <table:table-row table:style-name="ro1">
          <table:table-cell office:value-type="string" calcext:value-type="string">
            <text:p>Math Meeting</text:p>
          </table:table-cell>
          <table:table-cell office:value-type="string" calcext:value-type="string">
            <text:p>HQ3EXyW36es</text:p>
          </table:table-cell>
          <table:table-cell office:value-type="string" calcext:value-type="string">
            <text:p>UC5mq4Ywd0lPPQJnK_5gq-yA</text:p>
          </table:table-cell>
          <table:table-cell office:value-type="string" calcext:value-type="string">
            <text:p>https://www.youtube.com/watch?v=HQ3EXyW36es</text:p>
          </table:table-cell>
          <table:table-cell office:value-type="date" office:date-value="2012-05-11T19:42:47" calcext:value-type="date">
            <text:p>11/05/12 19:42</text:p>
          </table:table-cell>
          <table:table-cell office:value-type="string" calcext:value-type="string">
            <text:p>Multiplying Mixed numbers</text:p>
          </table:table-cell>
          <table:table-cell office:value-type="string" calcext:value-type="string">
            <text:p>Multiplying mixed numbers, step by step, example. For all free math videos visit http://Mathmeeting.com.</text:p>
          </table:table-cell>
          <table:table-cell office:value-type="string" calcext:value-type="string">
            <text:p>{"mixed numbers",multiply,divide,mathmeeting}</text:p>
          </table:table-cell>
          <table:table-cell office:value-type="string" calcext:value-type="string">
            <text:p>00:05:08</text:p>
          </table:table-cell>
          <table:table-cell office:value-type="date" office:date-value="2018-07-28T04:45:21.614" calcext:value-type="date">
            <text:p>28/07/18 04:45</text:p>
          </table:table-cell>
          <table:table-cell office:value-type="float" office:value="2561205" calcext:value-type="float">
            <text:p>2561205</text:p>
          </table:table-cell>
          <table:table-cell office:value-type="float" office:value="15000" calcext:value-type="float">
            <text:p>15000</text:p>
          </table:table-cell>
          <table:table-cell/>
        </table:table-row>
        <table:table-row table:style-name="ro4">
          <table:table-cell office:value-type="string" calcext:value-type="string">
            <text:p>TED-Ed</text:p>
          </table:table-cell>
          <table:table-cell office:value-type="string" calcext:value-type="string">
            <text:p>8NS4CbBJQ84</text:p>
          </table:table-cell>
          <table:table-cell office:value-type="string" calcext:value-type="string">
            <text:p>UCsooa4yRKGN_zEE8iknghZA</text:p>
          </table:table-cell>
          <table:table-cell office:value-type="string" calcext:value-type="string">
            <text:p>https://www.youtube.com/watch?v=8NS4CbBJQ84</text:p>
          </table:table-cell>
          <table:table-cell office:value-type="date" office:date-value="2017-05-25T15:04:39" calcext:value-type="date">
            <text:p>25/05/17 15:04</text:p>
          </table:table-cell>
          <table:table-cell office:value-type="string" calcext:value-type="string">
            <text:p>The worldâ€™s most mysterious book - Stephen Bax</text:p>
          </table:table-cell>
          <table:table-cell office:value-type="string" calcext:value-type="string">
            <text:p>View full lesson: http://ed.ted.com/lessons/the-world-s-most-mysterious-book-stephen-bax</text:p>
            <text:p/>
            <text:p>Deep inside Yale's Beinecke Rare Book and Manuscript Library lies a 240 page tome. Recently carbon dated to around 1420, its pages feature looping handwriting and hand drawn images seemingly stolen from a dream. It is called the Voynich manuscript, and itâ€™s one of historyâ€™s biggest unsolved mysteries. The reason why? No one can figure out what it says. Stephen Bax investigates this cryptic work. </text:p>
            <text:p/>
            <text:p>Lesson by Stephen Bax, animation by TED-Ed.</text:p>
          </table:table-cell>
          <table:table-cell office:value-type="string" calcext:value-type="string">
            <text:p>{TED,TED-Ed,"TED Education","TED Ed","Stephen Bax",Voynich,"Voynich Manuscript","gallows characters",code,cipher,poem,"Wilfrid Voynich",Italy,Italian,language,"Easter Island","Roger Bacon","John Dee",grammar,witches,martians,"carbon dating","Rudolf II","Jacobus Sinapius"}</text:p>
          </table:table-cell>
          <table:table-cell office:value-type="string" calcext:value-type="string">
            <text:p>00:04:43</text:p>
          </table:table-cell>
          <table:table-cell office:value-type="date" office:date-value="2018-07-28T04:42:09.945" calcext:value-type="date">
            <text:p>28/07/18 04:42</text:p>
          </table:table-cell>
          <table:table-cell office:value-type="float" office:value="2533200" calcext:value-type="float">
            <text:p>2533200</text:p>
          </table:table-cell>
          <table:table-cell office:value-type="float" office:value="38501" calcext:value-type="float">
            <text:p>38501</text:p>
          </table:table-cell>
          <table:table-cell/>
        </table:table-row>
        <table:table-row table:style-name="ro4">
          <table:table-cell office:value-type="string" calcext:value-type="string">
            <text:p>TED-Ed</text:p>
          </table:table-cell>
          <table:table-cell office:value-type="string" calcext:value-type="string">
            <text:p>5c6C3rHOdf8</text:p>
          </table:table-cell>
          <table:table-cell office:value-type="string" calcext:value-type="string">
            <text:p>UCsooa4yRKGN_zEE8iknghZA</text:p>
          </table:table-cell>
          <table:table-cell office:value-type="string" calcext:value-type="string">
            <text:p>https://www.youtube.com/watch?v=5c6C3rHOdf8</text:p>
          </table:table-cell>
          <table:table-cell office:value-type="date" office:date-value="2014-12-11T16:04:47" calcext:value-type="date">
            <text:p>11/12/14 16:04</text:p>
          </table:table-cell>
          <table:table-cell office:value-type="string" calcext:value-type="string">
            <text:p>At what moment are you dead? - Randall Hayes</text:p>
          </table:table-cell>
          <table:table-cell office:value-type="string" calcext:value-type="string">
            <text:p>View full lesson: http://ed.ted.com/lessons/at-what-moment-are-you-dead-randall-hayes</text:p>
            <text:p/>
            <text:p>For as far back as we can trace our existence, humans have been fascinated with death and resurrection. But is resurrection really possible? And what is the actual difference between a living creature and a dead body anyway? Randall Hayes delves into the scientific theories that seek to answer these age-old questions.</text:p>
            <text:p/>
            <text:p>Lesson by Randall Hayes, animation by Anton Bogaty.</text:p>
          </table:table-cell>
          <table:table-cell office:value-type="string" calcext:value-type="string">
            <text:p>{TED-Ed,"TED Education",TEDx,TED,Death,Ressurection,Religion,Philosophy,Mythology,Zombies,Vampires,Life,Vitalism,"Fountain of youth","Scientific revolution","RenÃ© Descartes (Academic)",Entropy,Frankenstein,Cryonics}</text:p>
          </table:table-cell>
          <table:table-cell office:value-type="string" calcext:value-type="string">
            <text:p>00:05:34</text:p>
          </table:table-cell>
          <table:table-cell office:value-type="date" office:date-value="2018-07-28T04:44:20.201" calcext:value-type="date">
            <text:p>28/07/18 04:44</text:p>
          </table:table-cell>
          <table:table-cell office:value-type="float" office:value="2526623" calcext:value-type="float">
            <text:p>2526623</text:p>
          </table:table-cell>
          <table:table-cell office:value-type="float" office:value="16430" calcext:value-type="float">
            <text:p>16430</text:p>
          </table:table-cell>
          <table:table-cell/>
        </table:table-row>
        <table:table-row table:style-name="ro4">
          <table:table-cell office:value-type="string" calcext:value-type="string">
            <text:p>TED-Ed</text:p>
          </table:table-cell>
          <table:table-cell office:value-type="string" calcext:value-type="string">
            <text:p>23oHqNEqRyo</text:p>
          </table:table-cell>
          <table:table-cell office:value-type="string" calcext:value-type="string">
            <text:p>UCsooa4yRKGN_zEE8iknghZA</text:p>
          </table:table-cell>
          <table:table-cell office:value-type="string" calcext:value-type="string">
            <text:p>https://www.youtube.com/watch?v=23oHqNEqRyo</text:p>
          </table:table-cell>
          <table:table-cell office:value-type="date" office:date-value="2015-09-17T15:03:38" calcext:value-type="date">
            <text:p>17/09/15 15:03</text:p>
          </table:table-cell>
          <table:table-cell office:value-type="string" calcext:value-type="string">
            <text:p>What makes the Great Wall of China so extraordinary - Megan Campisi and Pen-Pen Chen</text:p>
          </table:table-cell>
          <table:table-cell office:value-type="string" calcext:value-type="string">
            <text:p>View full lesson: http://ed.ted.com/lessons/what-makes-the-great-wall-of-china-so-extraordinary-megan-campisi-and-pen-pen-chen</text:p>
            <text:p/>
            <text:p>The Great Wall of China is a 13,000-mile dragon of earth and stone that winds its way through the countryside of China. As it turns out, the wallâ€™s history is almost as long and serpentine as its structure. Megan Campisi and Pen-Pen Chen detail the building and subsequent decay of this massive, impressive wall. </text:p>
            <text:p/>
            <text:p>Lesson by Megan Campisi and Pen-Pen Chen, animation by Steff Lee.</text:p>
          </table:table-cell>
          <table:table-cell office:value-type="string" calcext:value-type="string">
            <text:p>{"Great Wall Of China (Tourist Attraction)","Pen-Pen Chen",China,"Chinese history",Mongolia,"Mongolian history","Qing dynasty","Steff Lee",Fortification,"Chunqiu period","Qin dynasty",Lintao,Liaodong,Military,Peasants,"Forced labor","Han dynasty",Dunhuang,"Ming dynasty","Manchu People (Chinese Ethnic Group)",Tourism,Archaeology,"Megan Campisi"}</text:p>
          </table:table-cell>
          <table:table-cell office:value-type="string" calcext:value-type="string">
            <text:p>00:04:30</text:p>
          </table:table-cell>
          <table:table-cell office:value-type="date" office:date-value="2018-07-28T04:44:44.818" calcext:value-type="date">
            <text:p>28/07/18 04:44</text:p>
          </table:table-cell>
          <table:table-cell office:value-type="float" office:value="2524481" calcext:value-type="float">
            <text:p>2524481</text:p>
          </table:table-cell>
          <table:table-cell office:value-type="float" office:value="41688" calcext:value-type="float">
            <text:p>41688</text:p>
          </table:table-cell>
          <table:table-cell/>
        </table:table-row>
        <table:table-row table:style-name="ro34">
          <table:table-cell office:value-type="string" calcext:value-type="string">
            <text:p>Numberphile</text:p>
          </table:table-cell>
          <table:table-cell office:value-type="string" calcext:value-type="string">
            <text:p>u7Z9UnWOJNY</text:p>
          </table:table-cell>
          <table:table-cell office:value-type="string" calcext:value-type="string">
            <text:p>UCoxcjq-8xIDTYp3uz647V5A</text:p>
          </table:table-cell>
          <table:table-cell office:value-type="string" calcext:value-type="string">
            <text:p>https://www.youtube.com/watch?v=u7Z9UnWOJNY</text:p>
          </table:table-cell>
          <table:table-cell office:value-type="date" office:date-value="2013-04-07T18:39:21" calcext:value-type="date">
            <text:p>07/04/13 18:39</text:p>
          </table:table-cell>
          <table:table-cell office:value-type="string" calcext:value-type="string">
            <text:p>Zeno's Paradox - Numberphile</text:p>
          </table:table-cell>
          <table:table-cell office:value-type="string" calcext:value-type="string">
            <text:p>Dr James Grime is back and talking about tortoises.</text:p>
            <text:p>More links &amp; stuff in full description below â†“â†“â†“</text:p>
            <text:p/>
            <text:p>In many ways this video follows on from http://www.youtube.com/watch?v=bFNjA9LOPsg and then http://www.youtube.com/watch?v=CMP9a2J4Bqw</text:p>
            <text:p/>
            <text:p>James Grime's website is: http://singingbanana.com</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zeno,paradox,numberphile,"james grime"}</text:p>
          </table:table-cell>
          <table:table-cell office:value-type="string" calcext:value-type="string">
            <text:p>00:12:05</text:p>
          </table:table-cell>
          <table:table-cell office:value-type="date" office:date-value="2018-07-28T04:43:43.942" calcext:value-type="date">
            <text:p>28/07/18 04:43</text:p>
          </table:table-cell>
          <table:table-cell office:value-type="float" office:value="2518543" calcext:value-type="float">
            <text:p>2518543</text:p>
          </table:table-cell>
          <table:table-cell office:value-type="float" office:value="5473" calcext:value-type="float">
            <text:p>5473</text:p>
          </table:table-cell>
          <table:table-cell/>
        </table:table-row>
        <table:table-row table:style-name="ro30">
          <table:table-cell office:value-type="string" calcext:value-type="string">
            <text:p>minutephysics</text:p>
          </table:table-cell>
          <table:table-cell office:value-type="string" calcext:value-type="string">
            <text:p>VS46DZe5usY</text:p>
          </table:table-cell>
          <table:table-cell office:value-type="string" calcext:value-type="string">
            <text:p>UCUHW94eEFW7hkUMVaZz4eDg</text:p>
          </table:table-cell>
          <table:table-cell office:value-type="string" calcext:value-type="string">
            <text:p>https://www.youtube.com/watch?v=VS46DZe5usY</text:p>
          </table:table-cell>
          <table:table-cell office:value-type="date" office:date-value="2014-03-28T15:19:02" calcext:value-type="date">
            <text:p>28/03/14 15:19</text:p>
          </table:table-cell>
          <table:table-cell office:value-type="string" calcext:value-type="string">
            <text:p>Relativity Isn't Relative</text:p>
          </table:table-cell>
          <table:table-cell office:value-type="string" calcext:value-type="string">
            <text:p>SPACE-SHEEP! http://labs.minutelabs.io/Relativistic-Space-Sheep/ and subscribe to MinuteLabs at http://www.subbable.com/minutelabsio</text:p>
            <text:p>Video about the Space-Sheep: https://www.youtube.com/watch?v=NVpv_rJeQcQ</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Albert einstein",relativity,"special relativity","general relativity",opinion,religion,physics,"equivalence principle",gravity,acceleration,"speed of light",apple,"Theory Of Relativity",Light,rocket,spaceship,space,sheep,einstein,spacetime,curvature,minutephysics,minutelabs,"minute labs"}</text:p>
          </table:table-cell>
          <table:table-cell office:value-type="string" calcext:value-type="string">
            <text:p>00:02:41</text:p>
          </table:table-cell>
          <table:table-cell office:value-type="date" office:date-value="2018-07-28T04:43:24.095" calcext:value-type="date">
            <text:p>28/07/18 04:43</text:p>
          </table:table-cell>
          <table:table-cell office:value-type="float" office:value="2517489" calcext:value-type="float">
            <text:p>2517489</text:p>
          </table:table-cell>
          <table:table-cell office:value-type="float" office:value="532" calcext:value-type="float">
            <text:p>532</text:p>
          </table:table-cell>
          <table:table-cell/>
        </table:table-row>
        <table:table-row table:style-name="ro43">
          <table:table-cell office:value-type="string" calcext:value-type="string">
            <text:p>3Blue1Brown</text:p>
          </table:table-cell>
          <table:table-cell office:value-type="string" calcext:value-type="string">
            <text:p>OkmNXy7er84</text:p>
          </table:table-cell>
          <table:table-cell office:value-type="string" calcext:value-type="string">
            <text:p>UCYO_jab_esuFRV4b17AJtAw</text:p>
          </table:table-cell>
          <table:table-cell office:value-type="string" calcext:value-type="string">
            <text:p>https://www.youtube.com/watch?v=OkmNXy7er84</text:p>
          </table:table-cell>
          <table:table-cell office:value-type="date" office:date-value="2017-12-08T15:04:57" calcext:value-type="date">
            <text:p>08/12/17 15:04</text:p>
          </table:table-cell>
          <table:table-cell office:value-type="string" calcext:value-type="string">
            <text:p>The hardest problem on the hardest test</text:p>
          </table:table-cell>
          <table:table-cell office:value-type="string" calcext:value-type="string">
            <text:p>A difficult geometry puzzle with an elegant solution.</text:p>
            <text:p>Practice more problem-solving at https://brilliant.org/3b1b</text:p>
            <text:p/>
            <text:p>Solution to the puzzle mentioned at the end: https://brilliant.org/3b1bindicator/</text:p>
            <text:p/>
            <text:p>Special thanks to the following patrons: </text:p>
            <text:p>http://3b1b.co/putnam-thanks</text:p>
            <text:p/>
            <text:p>These videos exist thanks to Patreon:</text:p>
            <text:p>https://www.patreon.com/3blue1brown</text:p>
            <text:p/>
            <text:p>A different write-up of this solution:</text:p>
            <text:p>http://lsusmath.rickmabry.org/psisson/putnam/putnam-web.htm</text:p>
            <text:p/>
            <text:p>1992 Putnam with this problem:</text:p>
            <text:p>http://kskedlaya.org/putnam-archive/1992.pdf</text:p>
            <text:p/>
            <text:p>A problem with a similar flavor came up on the 2005 Putnam A6.  Give it a try!  In the solutions for that problem, by the way, the that Calvin Lin is a friend of mine who works at Brilliant.</text:p>
            <text:p>http://kskedlaya.org/putnam-archive/2005.pdf</text:p>
            <text:p>http://kskedlaya.org/putnam-archive/2005s.pdf</text:p>
            <text:p/>
            <text:p>Music by Vincent Rubinetti: https://soundcloud.com/vincerubinetti/</text:p>
            <text:p/>
            <text:p>------------------</text:p>
            <text:p/>
            <text:p>3blue1brown is a channel about animating math, in all senses of the word animate.  And you know the drill with YouTube, if you want to stay posted on new videos, subscribe, and click the bell to receive notifications (if you're into that).</text:p>
            <text:p/>
            <text:p>If you are new to this channel and want to see more, a good place to start is this playlist: http://3b1b.co/recommended</text:p>
            <text:p/>
            <text:p>Various social media stuffs:</text:p>
            <text:p>Website: https://www.3blue1brown.com</text:p>
            <text:p>Twitter: https://twitter.com/3Blue1Brown</text:p>
            <text:p>Patreon: https://patreon.com/3blue1brown</text:p>
            <text:p>Facebook: https://www.facebook.com/3blue1brown</text:p>
            <text:p>Reddit: https://www.reddit.com/r/3Blue1Brown</text:p>
          </table:table-cell>
          <table:table-cell office:value-type="string" calcext:value-type="string">
            <text:p>{Mathematics,"three blue one brown","3 blue 1 brown",3b1b,geometry,putnam,"math contest"}</text:p>
          </table:table-cell>
          <table:table-cell office:value-type="string" calcext:value-type="string">
            <text:p>00:11:15</text:p>
          </table:table-cell>
          <table:table-cell office:value-type="date" office:date-value="2018-07-28T04:44:50.918" calcext:value-type="date">
            <text:p>28/07/18 04:44</text:p>
          </table:table-cell>
          <table:table-cell office:value-type="float" office:value="2516381" calcext:value-type="float">
            <text:p>2516381</text:p>
          </table:table-cell>
          <table:table-cell office:value-type="float" office:value="25426" calcext:value-type="float">
            <text:p>25426</text:p>
          </table:table-cell>
          <table:table-cell/>
        </table:table-row>
        <table:table-row table:style-name="ro31">
          <table:table-cell office:value-type="string" calcext:value-type="string">
            <text:p>minutephysics</text:p>
          </table:table-cell>
          <table:table-cell office:value-type="string" calcext:value-type="string">
            <text:p>eivGlBKlK6M</text:p>
          </table:table-cell>
          <table:table-cell office:value-type="string" calcext:value-type="string">
            <text:p>UCUHW94eEFW7hkUMVaZz4eDg</text:p>
          </table:table-cell>
          <table:table-cell office:value-type="string" calcext:value-type="string">
            <text:p>https://www.youtube.com/watch?v=eivGlBKlK6M</text:p>
          </table:table-cell>
          <table:table-cell office:value-type="date" office:date-value="2014-12-08T16:26:58" calcext:value-type="date">
            <text:p>08/12/14 16:26</text:p>
          </table:table-cell>
          <table:table-cell office:value-type="string" calcext:value-type="string">
            <text:p>An Impossible Bet</text:p>
          </table:table-cell>
          <table:table-cell office:value-type="string" calcext:value-type="string">
            <text:p>Should you take the bet? Click here to find out: http://youtu.be/C5-I0bAuEUE</text:p>
            <text:p/>
            <text:p>Thanks to my friend Dan Hoff for introducing me to this proble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bet,gambling,odds,impossible,permutation,yahtzee,prisoners,"prisoner's dilemma"}</text:p>
          </table:table-cell>
          <table:table-cell office:value-type="string" calcext:value-type="string">
            <text:p>00:01:37</text:p>
          </table:table-cell>
          <table:table-cell office:value-type="date" office:date-value="2018-07-28T04:41:57.169" calcext:value-type="date">
            <text:p>28/07/18 04:41</text:p>
          </table:table-cell>
          <table:table-cell office:value-type="float" office:value="2512623" calcext:value-type="float">
            <text:p>2512623</text:p>
          </table:table-cell>
          <table:table-cell office:value-type="float" office:value="565" calcext:value-type="float">
            <text:p>565</text:p>
          </table:table-cell>
          <table:table-cell/>
        </table:table-row>
        <table:table-row table:style-name="ro16">
          <table:table-cell office:value-type="string" calcext:value-type="string">
            <text:p>mathantics</text:p>
          </table:table-cell>
          <table:table-cell office:value-type="string" calcext:value-type="string">
            <text:p>KGMf314LUc0</text:p>
          </table:table-cell>
          <table:table-cell office:value-type="string" calcext:value-type="string">
            <text:p>UCBuMwlP7kHkNxdPAqtFSJTw</text:p>
          </table:table-cell>
          <table:table-cell office:value-type="string" calcext:value-type="string">
            <text:p>https://www.youtube.com/watch?v=KGMf314LUc0</text:p>
          </table:table-cell>
          <table:table-cell office:value-type="date" office:date-value="2012-11-04T22:34:15" calcext:value-type="date">
            <text:p>04/11/12 22:34</text:p>
          </table:table-cell>
          <table:table-cell office:value-type="string" calcext:value-type="string">
            <text:p>Math Antics - Basic Division</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Math Antics",Division,Education,"How to",divisor,dividend,quotient,"long division",remainder}</text:p>
          </table:table-cell>
          <table:table-cell office:value-type="string" calcext:value-type="string">
            <text:p>00:09:58</text:p>
          </table:table-cell>
          <table:table-cell office:value-type="date" office:date-value="2018-07-28T04:43:30.44" calcext:value-type="date">
            <text:p>28/07/18 04:43</text:p>
          </table:table-cell>
          <table:table-cell office:value-type="float" office:value="2504620" calcext:value-type="float">
            <text:p>2504620</text:p>
          </table:table-cell>
          <table:table-cell office:value-type="float" office:value="33100" calcext:value-type="float">
            <text:p>33100</text:p>
          </table:table-cell>
          <table:table-cell/>
        </table:table-row>
        <table:table-row table:style-name="ro4">
          <table:table-cell office:value-type="string" calcext:value-type="string">
            <text:p>minutephysics</text:p>
          </table:table-cell>
          <table:table-cell office:value-type="string" calcext:value-type="string">
            <text:p>p_o4aY7xkXg</text:p>
          </table:table-cell>
          <table:table-cell office:value-type="string" calcext:value-type="string">
            <text:p>UCUHW94eEFW7hkUMVaZz4eDg</text:p>
          </table:table-cell>
          <table:table-cell office:value-type="string" calcext:value-type="string">
            <text:p>https://www.youtube.com/watch?v=p_o4aY7xkXg</text:p>
          </table:table-cell>
          <table:table-cell office:value-type="date" office:date-value="2011-06-26T09:12:48" calcext:value-type="date">
            <text:p>26/06/11 09:12</text:p>
          </table:table-cell>
          <table:table-cell office:value-type="string" calcext:value-type="string">
            <text:p>Minute Physics: What is Gravity?</text:p>
          </table:table-cell>
          <table:table-cell office:value-type="string" calcext:value-type="string">
            <text:p>One Minute Physics provides an energetic and entertaining view of old and new problems in physics -- all in one minute!</text:p>
            <text:p/>
            <text:p>In this episode, we discuss the basic nature of gravity, one of the four fundamental forces in our universe.</text:p>
            <text:p/>
            <text:p>Come back for a new video every week! Created by Henry Reich</text:p>
          </table:table-cell>
          <table:table-cell office:value-type="string" calcext:value-type="string">
            <text:p>{minutephysics,"minute physics","One Minute Physics","One Minute Answers","Henry Reich",gravity,RSAnimate,xkcd,physics,education,science,"Perimeter Institute","theoretical physics","stephen hawking",math,"brian greene","what is gravity?",general,relativity,khan,academy}</text:p>
          </table:table-cell>
          <table:table-cell office:value-type="string" calcext:value-type="string">
            <text:p>00:01:26</text:p>
          </table:table-cell>
          <table:table-cell office:value-type="date" office:date-value="2018-07-28T04:41:38.68" calcext:value-type="date">
            <text:p>28/07/18 04:41</text:p>
          </table:table-cell>
          <table:table-cell office:value-type="float" office:value="2501006" calcext:value-type="float">
            <text:p>2501006</text:p>
          </table:table-cell>
          <table:table-cell office:value-type="float" office:value="2870" calcext:value-type="float">
            <text:p>2870</text:p>
          </table:table-cell>
          <table:table-cell/>
        </table:table-row>
        <table:table-row table:style-name="ro19">
          <table:table-cell office:value-type="string" calcext:value-type="string">
            <text:p>Numberphile</text:p>
          </table:table-cell>
          <table:table-cell office:value-type="string" calcext:value-type="string">
            <text:p>5sKah3pJnHI</text:p>
          </table:table-cell>
          <table:table-cell office:value-type="string" calcext:value-type="string">
            <text:p>UCoxcjq-8xIDTYp3uz647V5A</text:p>
          </table:table-cell>
          <table:table-cell office:value-type="string" calcext:value-type="string">
            <text:p>https://www.youtube.com/watch?v=5sKah3pJnHI</text:p>
          </table:table-cell>
          <table:table-cell office:value-type="date" office:date-value="2012-01-27T10:57:52" calcext:value-type="date">
            <text:p>27/01/12 10:57</text:p>
          </table:table-cell>
          <table:table-cell office:value-type="string" calcext:value-type="string">
            <text:p>Root 2 - Numberphile</text:p>
          </table:table-cell>
          <table:table-cell office:value-type="string" calcext:value-type="string">
            <text:p>The square root of two is a fascinating number with a long and sordid history. It also forms the basis of most office paper, such as A4, A3, etc.</text:p>
            <text:p>More links &amp; stuff in full description below â†“â†“â†“</text:p>
            <text:p/>
            <text:p>This video features Professor Roger Bowley and Dr James Grime. </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root 2","square root of 2","root two","square root",pythagoras,pythogoreans,"2 (number)",numberphile,"number phile",number,numbers,maths,mathematics,mathematical,numerals,count,counting,"james grime",singingbanana,"roger bowley"}</text:p>
          </table:table-cell>
          <table:table-cell office:value-type="string" calcext:value-type="string">
            <text:p>00:08:49</text:p>
          </table:table-cell>
          <table:table-cell office:value-type="date" office:date-value="2018-07-28T04:45:15.464" calcext:value-type="date">
            <text:p>28/07/18 04:45</text:p>
          </table:table-cell>
          <table:table-cell office:value-type="float" office:value="2497904" calcext:value-type="float">
            <text:p>2497904</text:p>
          </table:table-cell>
          <table:table-cell office:value-type="float" office:value="8217" calcext:value-type="float">
            <text:p>8217</text:p>
          </table:table-cell>
          <table:table-cell/>
        </table:table-row>
        <table:table-row table:style-name="ro4">
          <table:table-cell office:value-type="string" calcext:value-type="string">
            <text:p>TED-Ed</text:p>
          </table:table-cell>
          <table:table-cell office:value-type="string" calcext:value-type="string">
            <text:p>2ivZ6GSaK1M</text:p>
          </table:table-cell>
          <table:table-cell office:value-type="string" calcext:value-type="string">
            <text:p>UCsooa4yRKGN_zEE8iknghZA</text:p>
          </table:table-cell>
          <table:table-cell office:value-type="string" calcext:value-type="string">
            <text:p>https://www.youtube.com/watch?v=2ivZ6GSaK1M</text:p>
          </table:table-cell>
          <table:table-cell office:value-type="date" office:date-value="2016-03-01T15:57:52" calcext:value-type="date">
            <text:p>01/03/16 15:57</text:p>
          </table:table-cell>
          <table:table-cell office:value-type="string" calcext:value-type="string">
            <text:p>Why are there so many insects? - Murry Gans</text:p>
          </table:table-cell>
          <table:table-cell office:value-type="string" calcext:value-type="string">
            <text:p>View full lesson: http://ed.ted.com/lessons/why-are-there-so-many-insects-murry-gans</text:p>
            <text:p/>
            <text:p>If insects suddenly morphed into large beings and decided to wage war on us, thereâ€™s no doubt that humans would lose. There are an estimated 10 quintillion individual insects on earth, outnumbering humans by more than a billion to one. So whatâ€™s their secret to success? Murry Gans details the reasons behind insect abundance. </text:p>
            <text:p/>
            <text:p>Lesson by Murry Gans, animation by Echo Bridge Pictures.</text:p>
          </table:table-cell>
          <table:table-cell office:value-type="string" calcext:value-type="string">
            <text:p>{insects,bugs,science,entomology,TED,"TED Ed",TED-Ed,TEDEducation,"Murry Gans","Echo Bridge Pictures"}</text:p>
          </table:table-cell>
          <table:table-cell office:value-type="string" calcext:value-type="string">
            <text:p>00:04:44</text:p>
          </table:table-cell>
          <table:table-cell office:value-type="date" office:date-value="2018-07-28T04:41:08.069" calcext:value-type="date">
            <text:p>28/07/18 04:41</text:p>
          </table:table-cell>
          <table:table-cell office:value-type="float" office:value="2495721" calcext:value-type="float">
            <text:p>2495721</text:p>
          </table:table-cell>
          <table:table-cell office:value-type="float" office:value="12384" calcext:value-type="float">
            <text:p>12384</text:p>
          </table:table-cell>
          <table:table-cell/>
        </table:table-row>
        <table:table-row table:style-name="ro4">
          <table:table-cell office:value-type="string" calcext:value-type="string">
            <text:p>Vihart</text:p>
          </table:table-cell>
          <table:table-cell office:value-type="string" calcext:value-type="string">
            <text:p>Av_Us6xHkUc</text:p>
          </table:table-cell>
          <table:table-cell office:value-type="string" calcext:value-type="string">
            <text:p>UCOGeU-1Fig3rrDjhm9Zs_wg</text:p>
          </table:table-cell>
          <table:table-cell office:value-type="string" calcext:value-type="string">
            <text:p>https://www.youtube.com/watch?v=Av_Us6xHkUc</text:p>
          </table:table-cell>
          <table:table-cell office:value-type="date" office:date-value="2012-05-01T02:39:38" calcext:value-type="date">
            <text:p>01/05/12 02:39</text:p>
          </table:table-cell>
          <table:table-cell office:value-type="string" calcext:value-type="string">
            <text:p>Doodle Music</text:p>
          </table:table-cell>
          <table:table-cell office:value-type="string" calcext:value-type="string">
            <text:p>A visual and musical expression of mathematical symmetry groups. The transformations done to the video are equivalent to the transformations done to the notes.</text:p>
            <text:p/>
            <text:p>These type of repeating patterns are called frieze patterns. A couple wallpaper groups are also represented.</text:p>
            <text:p/>
            <text:p>My personal website, which you might like: http://vihart.com</text:p>
          </table:table-cell>
          <table:table-cell office:value-type="string" calcext:value-type="string">
            <text:p>{doodling,mathematics,art,pattern,symmetry,frieze,music,doodle}</text:p>
          </table:table-cell>
          <table:table-cell office:value-type="string" calcext:value-type="string">
            <text:p>00:03:54</text:p>
          </table:table-cell>
          <table:table-cell office:value-type="date" office:date-value="2018-07-28T04:42:21.743" calcext:value-type="date">
            <text:p>28/07/18 04:42</text:p>
          </table:table-cell>
          <table:table-cell office:value-type="float" office:value="2490239" calcext:value-type="float">
            <text:p>2490239</text:p>
          </table:table-cell>
          <table:table-cell office:value-type="float" office:value="13844" calcext:value-type="float">
            <text:p>13844</text:p>
          </table:table-cell>
          <table:table-cell/>
        </table:table-row>
        <table:table-row table:style-name="ro17">
          <table:table-cell office:value-type="string" calcext:value-type="string">
            <text:p>Vihart</text:p>
          </table:table-cell>
          <table:table-cell office:value-type="string" calcext:value-type="string">
            <text:p>heKK95DAKms</text:p>
          </table:table-cell>
          <table:table-cell office:value-type="string" calcext:value-type="string">
            <text:p>UCOGeU-1Fig3rrDjhm9Zs_wg</text:p>
          </table:table-cell>
          <table:table-cell office:value-type="string" calcext:value-type="string">
            <text:p>https://www.youtube.com/watch?v=heKK95DAKms</text:p>
          </table:table-cell>
          <table:table-cell office:value-type="date" office:date-value="2010-11-28T02:52:03" calcext:value-type="date">
            <text:p>28/11/10 02:52</text:p>
          </table:table-cell>
          <table:table-cell office:value-type="string" calcext:value-type="string">
            <text:p>Doodling in Math Class: Snakes + Graphs</text:p>
          </table:table-cell>
          <table:table-cell office:value-type="string" calcext:value-type="string">
            <text:p>Doodling Stars: http://www.youtube.com/watch?v=CfJzrmS9UfY</text:p>
            <text:p>Doodling Binary Trees: http://www.youtube.com/watch?v=e4MSN6IImpI</text:p>
            <text:p/>
            <text:p>My personal website, which you might like: http://vihart.com</text:p>
          </table:table-cell>
          <table:table-cell office:value-type="string" calcext:value-type="string">
            <text:p>{math,doodles,mathematics,doodling,school,stars,"graph theory","borromean rings",ouroboros,snakes,"dark mark",topology,"knot theory"}</text:p>
          </table:table-cell>
          <table:table-cell office:value-type="string" calcext:value-type="string">
            <text:p>00:04:25</text:p>
          </table:table-cell>
          <table:table-cell office:value-type="date" office:date-value="2018-07-28T04:44:32.45" calcext:value-type="date">
            <text:p>28/07/18 04:44</text:p>
          </table:table-cell>
          <table:table-cell office:value-type="float" office:value="2487824" calcext:value-type="float">
            <text:p>2487824</text:p>
          </table:table-cell>
          <table:table-cell office:value-type="float" office:value="1753" calcext:value-type="float">
            <text:p>1753</text:p>
          </table:table-cell>
          <table:table-cell/>
        </table:table-row>
        <table:table-row table:style-name="ro27">
          <table:table-cell office:value-type="string" calcext:value-type="string">
            <text:p>minutephysics</text:p>
          </table:table-cell>
          <table:table-cell office:value-type="string" calcext:value-type="string">
            <text:p>U3vAoJhIWms</text:p>
          </table:table-cell>
          <table:table-cell office:value-type="string" calcext:value-type="string">
            <text:p>UCUHW94eEFW7hkUMVaZz4eDg</text:p>
          </table:table-cell>
          <table:table-cell office:value-type="string" calcext:value-type="string">
            <text:p>https://www.youtube.com/watch?v=U3vAoJhIWms</text:p>
          </table:table-cell>
          <table:table-cell office:value-type="date" office:date-value="2014-08-20T14:23:10" calcext:value-type="date">
            <text:p>20/08/14 14:23</text:p>
          </table:table-cell>
          <table:table-cell office:value-type="string" calcext:value-type="string">
            <text:p>How Long Can You Balance a Pencil?</text:p>
          </table:table-cell>
          <table:table-cell office:value-type="string" calcext:value-type="string">
            <text:p>Free Audiobook at http://www.audible.com/minutephysics</text:p>
            <text:p/>
            <text:p>Thanks to those who support me on subbable! Especially:</text:p>
            <text:p>Chris Romano</text:p>
            <text:p>@vicnice137</text:p>
            <text:p>Sawwit: Reddit For Video http://sawwit.org</text:p>
            <text:p>@OWorthyFoo</text:p>
            <text:p>Nir Lifshitz</text:p>
            <text:p>@JMike9595</text:p>
            <text:p>quantumrealityproject.com</text:p>
            <text:p>www.youtube.com/BandursnatchStudios</text:p>
            <text:p>Ryan Cox</text:p>
            <text:p/>
            <text:p>Image credits:</text:p>
            <text:p>Pole Balancing</text:p>
            <text:p>Ben Ito - youtube.com/channel/UCMxZv2spQtt1hXNtiL3md1Q</text:p>
            <text:p/>
            <text:p>Quadcopter</text:p>
            <text:p>Dario Brescianini - youtube.com/channel/UC5mZ17uTj063FPjTUd0d0fQ</text:p>
            <text:p/>
            <text:p>Balancing Rocks</text:p>
            <text:p>Michael Grab - youtube.com/channel/UCoE5_mU8r5SQPshyK5Cl06Q</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pencil,balance,unstable,equilibrium,uncertainty,quantum,axe,"tipping point","malcolm gladwell",instability,exponential,pendulum,"inverted pendulum",physics,minutephysics,Gymnastics,pole,quadcopter,"henry reich",circus,"balancing act",robot}</text:p>
          </table:table-cell>
          <table:table-cell office:value-type="string" calcext:value-type="string">
            <text:p>00:02:50</text:p>
          </table:table-cell>
          <table:table-cell office:value-type="date" office:date-value="2018-07-28T04:41:57.588" calcext:value-type="date">
            <text:p>28/07/18 04:41</text:p>
          </table:table-cell>
          <table:table-cell office:value-type="float" office:value="2482324" calcext:value-type="float">
            <text:p>2482324</text:p>
          </table:table-cell>
          <table:table-cell office:value-type="float" office:value="1951" calcext:value-type="float">
            <text:p>1951</text:p>
          </table:table-cell>
          <table:table-cell/>
        </table:table-row>
        <table:table-row table:style-name="ro24">
          <table:table-cell office:value-type="string" calcext:value-type="string">
            <text:p>minutephysics</text:p>
          </table:table-cell>
          <table:table-cell office:value-type="string" calcext:value-type="string">
            <text:p>SJJhHknEDPY</text:p>
          </table:table-cell>
          <table:table-cell office:value-type="string" calcext:value-type="string">
            <text:p>UCUHW94eEFW7hkUMVaZz4eDg</text:p>
          </table:table-cell>
          <table:table-cell office:value-type="string" calcext:value-type="string">
            <text:p>https://www.youtube.com/watch?v=SJJhHknEDPY</text:p>
          </table:table-cell>
          <table:table-cell office:value-type="date" office:date-value="2011-08-29T09:43:18" calcext:value-type="date">
            <text:p>29/08/11 09:43</text:p>
          </table:table-cell>
          <table:table-cell office:value-type="string" calcext:value-type="string">
            <text:p>What is a dimension? In 3D...and 2D... and 1D</text:p>
          </table:table-cell>
          <table:table-cell office:value-type="string" calcext:value-type="string">
            <text:p>1D - it's the new 3D!</text:p>
            <text:p/>
            <text:p>Tweet it - http://bit.ly/mP3FFo</text:p>
            <text:p>Facebook it - http://on.fb.me/qtTraR</text:p>
            <text:p/>
            <text:p>minutephysics is now on Google+ - http://bit.ly/qzEwc6 </text:p>
            <text:p>And facebook - http://facebook.com/minutephysics</text:p>
            <text:p/>
            <text:p>Minute Physics provides an energetic and entertaining view of old and new problems in physics -- all in a minute!</text:p>
            <text:p/>
            <text:p>In this episode we talk about dimensions and how we know that we live in 3D (or do we?).</text:p>
            <text:p/>
            <text:p>Music by Nathaniel Schroeder</text:p>
            <text:p>youtube: http://bit.ly/pakJLE</text:p>
            <text:p>myspace: http://mysp.ac/qtmZQj Created by Henry Reich</text:p>
          </table:table-cell>
          <table:table-cell office:value-type="string" calcext:value-type="string">
            <text:p>{what,is,dimension?,3d,2d,three,dimensions,space-filling,curve,space,filling,adding,past,infinity,quantum,tunneling,sound,of,hydrogen,wave,particle,heisenberg,uncertainty,principle,one,minute,physics,minutephysics,"minute physics",Henry,Reich,dark,matter,RSAnimate,xkcd,education,science,"Perimeter Institute","theoretical physics","stephen hawking",khan,academy,educational,"pencil drawing",math}</text:p>
          </table:table-cell>
          <table:table-cell office:value-type="string" calcext:value-type="string">
            <text:p>00:01:21</text:p>
          </table:table-cell>
          <table:table-cell office:value-type="date" office:date-value="2018-07-28T04:43:24.18" calcext:value-type="date">
            <text:p>28/07/18 04:43</text:p>
          </table:table-cell>
          <table:table-cell office:value-type="float" office:value="2479190" calcext:value-type="float">
            <text:p>2479190</text:p>
          </table:table-cell>
          <table:table-cell office:value-type="float" office:value="3126" calcext:value-type="float">
            <text:p>3126</text:p>
          </table:table-cell>
          <table:table-cell/>
        </table:table-row>
        <table:table-row table:style-name="ro4">
          <table:table-cell office:value-type="string" calcext:value-type="string">
            <text:p>TED-Ed</text:p>
          </table:table-cell>
          <table:table-cell office:value-type="string" calcext:value-type="string">
            <text:p>0NGei3H8yRk</text:p>
          </table:table-cell>
          <table:table-cell office:value-type="string" calcext:value-type="string">
            <text:p>UCsooa4yRKGN_zEE8iknghZA</text:p>
          </table:table-cell>
          <table:table-cell office:value-type="string" calcext:value-type="string">
            <text:p>https://www.youtube.com/watch?v=0NGei3H8yRk</text:p>
          </table:table-cell>
          <table:table-cell office:value-type="date" office:date-value="2017-04-11T14:59:51" calcext:value-type="date">
            <text:p>11/04/17 14:59</text:p>
          </table:table-cell>
          <table:table-cell office:value-type="string" calcext:value-type="string">
            <text:p>Why do we itch? - Emma Bryce</text:p>
          </table:table-cell>
          <table:table-cell office:value-type="string" calcext:value-type="string">
            <text:p>View full lesson: http://ed.ted.com/lessons/why-do-we-itch-emma-bryce</text:p>
            <text:p/>
            <text:p>The average person experiences dozens of individual itches each day. Weâ€™ve all experienced the annoyance of an inconvenient itch â€” but have you ever pondered why we itch in the first place? Is there actually an evolutionary purpose to the itch, or is it simply there to annoy us? Emma Bryce digs deep into the skin to find out.</text:p>
            <text:p/>
            <text:p>Lesson by Emma Bryce, animation by Sashko Danylenko.</text:p>
          </table:table-cell>
          <table:table-cell office:value-type="string" calcext:value-type="string">
            <text:p>{TED,TED-Ed,"TED Education","TED Ed","Emma Bryce","Sashko Danylenko",itch,scratch,"delusory parasitosis","phantom itch","nervous system",immflamation,histamine,"allergic reaction","bug bite","immune system"}</text:p>
          </table:table-cell>
          <table:table-cell office:value-type="string" calcext:value-type="string">
            <text:p>00:04:44</text:p>
          </table:table-cell>
          <table:table-cell office:value-type="date" office:date-value="2018-07-28T04:41:14.294" calcext:value-type="date">
            <text:p>28/07/18 04:41</text:p>
          </table:table-cell>
          <table:table-cell office:value-type="float" office:value="2472404" calcext:value-type="float">
            <text:p>2472404</text:p>
          </table:table-cell>
          <table:table-cell office:value-type="float" office:value="36441" calcext:value-type="float">
            <text:p>36441</text:p>
          </table:table-cell>
          <table:table-cell/>
        </table:table-row>
        <table:table-row table:style-name="ro22">
          <table:table-cell office:value-type="string" calcext:value-type="string">
            <text:p>Vihart</text:p>
          </table:table-cell>
          <table:table-cell office:value-type="string" calcext:value-type="string">
            <text:p>GTwrVAbV56o</text:p>
          </table:table-cell>
          <table:table-cell office:value-type="string" calcext:value-type="string">
            <text:p>UCOGeU-1Fig3rrDjhm9Zs_wg</text:p>
          </table:table-cell>
          <table:table-cell office:value-type="string" calcext:value-type="string">
            <text:p>https://www.youtube.com/watch?v=GTwrVAbV56o</text:p>
          </table:table-cell>
          <table:table-cell office:value-type="date" office:date-value="2012-10-25T00:32:24" calcext:value-type="date">
            <text:p>25/10/12 00:32</text:p>
          </table:table-cell>
          <table:table-cell office:value-type="string" calcext:value-type="string">
            <text:p>Flex Mex</text:p>
          </table:table-cell>
          <table:table-cell office:value-type="string" calcext:value-type="string">
            <text:p>Might as well.</text:p>
            <text:p/>
            <text:p>My personal website, which you might like: http://vihart.com</text:p>
          </table:table-cell>
          <table:table-cell office:value-type="string" calcext:value-type="string">
            <text:p>{hexaflexagon,flexagon,"how to make a hexaflexagon","how to",hexagon,burrito,food,"math food","mathematical food",math,mathematics,origami,"vi hart",vihart}</text:p>
          </table:table-cell>
          <table:table-cell office:value-type="string" calcext:value-type="string">
            <text:p>00:02:45</text:p>
          </table:table-cell>
          <table:table-cell office:value-type="date" office:date-value="2018-07-28T04:40:55.915" calcext:value-type="date">
            <text:p>28/07/18 04:40</text:p>
          </table:table-cell>
          <table:table-cell office:value-type="float" office:value="2462829" calcext:value-type="float">
            <text:p>2462829</text:p>
          </table:table-cell>
          <table:table-cell office:value-type="float" office:value="3482" calcext:value-type="float">
            <text:p>3482</text:p>
          </table:table-cell>
          <table:table-cell/>
        </table:table-row>
        <table:table-row table:style-name="ro5">
          <table:table-cell office:value-type="string" calcext:value-type="string">
            <text:p>minutephysics</text:p>
          </table:table-cell>
          <table:table-cell office:value-type="string" calcext:value-type="string">
            <text:p>whYqhpc6S6g</text:p>
          </table:table-cell>
          <table:table-cell office:value-type="string" calcext:value-type="string">
            <text:p>UCUHW94eEFW7hkUMVaZz4eDg</text:p>
          </table:table-cell>
          <table:table-cell office:value-type="string" calcext:value-type="string">
            <text:p>https://www.youtube.com/watch?v=whYqhpc6S6g</text:p>
          </table:table-cell>
          <table:table-cell office:value-type="date" office:date-value="2012-05-29T19:17:13" calcext:value-type="date">
            <text:p>29/05/12 19:17</text:p>
          </table:table-cell>
          <table:table-cell office:value-type="string" calcext:value-type="string">
            <text:p>Proof Without Words: The Circle</text:p>
          </table:table-cell>
          <table:table-cell office:value-type="string" calcext:value-type="string">
            <text:p>Prove Ï€RÂ² using only beads and a ruler!</text:p>
            <text:p/>
            <text:p>I first saw this proof in an article by Russell Jay Hendel, Dowling College: http://bit.ly/LQlwQw</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
            <text:p>Thanks to Nima Doroud for contributions and to Perimeter Institute for support.</text:p>
            <text:p>http://www.perimeterinstitute.ca Created by Henry Reich</text:p>
          </table:table-cell>
          <table:table-cell office:value-type="string" calcext:value-type="string">
            <text:p>{area,of,circle,pi,squared,visual,proof,without,words,radius,circumference,electromagnetism,strong,weak,Economics,gauge,theory,arbitrage,force,boson,higgs,canada,money,infinity,earth,moon,sun,galaxy,fourth,dimension,string,light,distance,einstein,special,relativity,travel,"black hole","standard model",rocket,science,Tides,gravity,Neutrino,photon,lhc,electron,atomic,nuclear,General,Dark,energy,Minutephysics,minute,physics,Henry,Reich,universe,xkcd,cat,schrodinger,Perimeter,Institute}</text:p>
          </table:table-cell>
          <table:table-cell office:value-type="string" calcext:value-type="string">
            <text:p>00:01:20</text:p>
          </table:table-cell>
          <table:table-cell office:value-type="date" office:date-value="2018-07-28T04:45:21.923" calcext:value-type="date">
            <text:p>28/07/18 04:45</text:p>
          </table:table-cell>
          <table:table-cell office:value-type="float" office:value="2461977" calcext:value-type="float">
            <text:p>2461977</text:p>
          </table:table-cell>
          <table:table-cell office:value-type="float" office:value="1499" calcext:value-type="float">
            <text:p>1499</text:p>
          </table:table-cell>
          <table:table-cell/>
        </table:table-row>
        <table:table-row table:style-name="ro4">
          <table:table-cell office:value-type="string" calcext:value-type="string">
            <text:p>TED-Ed</text:p>
          </table:table-cell>
          <table:table-cell office:value-type="string" calcext:value-type="string">
            <text:p>gKfjHTk8KrY</text:p>
          </table:table-cell>
          <table:table-cell office:value-type="string" calcext:value-type="string">
            <text:p>UCsooa4yRKGN_zEE8iknghZA</text:p>
          </table:table-cell>
          <table:table-cell office:value-type="string" calcext:value-type="string">
            <text:p>https://www.youtube.com/watch?v=gKfjHTk8KrY</text:p>
          </table:table-cell>
          <table:table-cell office:value-type="date" office:date-value="2017-05-22T15:02:47" calcext:value-type="date">
            <text:p>22/05/17 15:02</text:p>
          </table:table-cell>
          <table:table-cell office:value-type="string" calcext:value-type="string">
            <text:p>Historyâ€™s deadliest colors - J. V. Maranto</text:p>
          </table:table-cell>
          <table:table-cell office:value-type="string" calcext:value-type="string">
            <text:p>View full lesson: http://ed.ted.com/lessons/history-s-deadliest-colors-j-v-maranto</text:p>
            <text:p/>
            <text:p>When radium was first discovered, its luminous green color inspired people to add it into beauty products and jewelry. It wasnâ€™t until much later that we realized that radiumâ€™s harmful effects outweighed its visual benefits. Unfortunately, radium isnâ€™t the only pigment that historically seemed harmless or useful but turned out to be deadly. J. V. Maranto details historyâ€™s deadliest colors. </text:p>
            <text:p/>
            <text:p>Lesson by J. V. Maranto, animation by Juan M. Urbina.</text:p>
          </table:table-cell>
          <table:table-cell office:value-type="string" calcext:value-type="string">
            <text:p>{TED,TED-Ed,"TED Education","TED Ed","J. V. Maranto","Juan M. Urbina",colors,lead,"lead white","painter's colic","lead poisoning",arsenic,"Paris Green","Sheele's Green",wallpaper,Napolean,bedbugs,"arsenic poisoning",toxicity,orange,white,green,"uranium oxide",Fiestaware,radiation,"World War II",bombs,"Atomic Energy Commission",ceramics}</text:p>
          </table:table-cell>
          <table:table-cell office:value-type="string" calcext:value-type="string">
            <text:p>00:05:14</text:p>
          </table:table-cell>
          <table:table-cell office:value-type="date" office:date-value="2018-07-28T04:43:56.076" calcext:value-type="date">
            <text:p>28/07/18 04:43</text:p>
          </table:table-cell>
          <table:table-cell office:value-type="float" office:value="2450031" calcext:value-type="float">
            <text:p>2450031</text:p>
          </table:table-cell>
          <table:table-cell office:value-type="float" office:value="32455" calcext:value-type="float">
            <text:p>32455</text:p>
          </table:table-cell>
          <table:table-cell/>
        </table:table-row>
        <table:table-row table:style-name="ro4">
          <table:table-cell office:value-type="string" calcext:value-type="string">
            <text:p>TED-Ed</text:p>
          </table:table-cell>
          <table:table-cell office:value-type="string" calcext:value-type="string">
            <text:p>vdtQgwOOiBg</text:p>
          </table:table-cell>
          <table:table-cell office:value-type="string" calcext:value-type="string">
            <text:p>UCsooa4yRKGN_zEE8iknghZA</text:p>
          </table:table-cell>
          <table:table-cell office:value-type="string" calcext:value-type="string">
            <text:p>https://www.youtube.com/watch?v=vdtQgwOOiBg</text:p>
          </table:table-cell>
          <table:table-cell office:value-type="date" office:date-value="2013-06-03T15:13:34" calcext:value-type="date">
            <text:p>03/06/13 15:13</text:p>
          </table:table-cell>
          <table:table-cell office:value-type="string" calcext:value-type="string">
            <text:p>How do you decide where to go in a zombie apocalypse? - David Hunter</text:p>
          </table:table-cell>
          <table:table-cell office:value-type="string" calcext:value-type="string">
            <text:p>View full lesson: http://ed.ted.com/lessons/how-do-you-decide-where-to-go-in-a-zombie-apocalypse-david-hunter</text:p>
            <text:p/>
            <text:p>Can geography save your life in case of, say, a zombie apocalypse? Understanding the push and pull factors that create geographic movement -- or how people, resources, and even ideas travel -- might help you determine the location that's best for survival. David Hunter playfully analyzes the geography skills that you'd need to escape the zombies.</text:p>
            <text:p/>
            <text:p>Lesson by David Hunter, animation by Provincia Studio.</text:p>
          </table:table-cell>
          <table:table-cell office:value-type="string" calcext:value-type="string">
            <text:p>{"\\World",War,"Z\\","\\Walking",Dead,"\\how to escape zombies\\","\\zombie","danger\\","\\David","Hunter\\","\\Provincia","Studio\\","\\geographic","movement\\","\\pull","factor\\","\\push",geography,TED-Ed,"\\TED","Ed\\",TEDEducation}</text:p>
          </table:table-cell>
          <table:table-cell office:value-type="string" calcext:value-type="string">
            <text:p>00:03:38</text:p>
          </table:table-cell>
          <table:table-cell office:value-type="date" office:date-value="2018-07-28T04:43:30.191" calcext:value-type="date">
            <text:p>28/07/18 04:43</text:p>
          </table:table-cell>
          <table:table-cell office:value-type="float" office:value="2445907" calcext:value-type="float">
            <text:p>2445907</text:p>
          </table:table-cell>
          <table:table-cell office:value-type="float" office:value="10428" calcext:value-type="float">
            <text:p>10428</text:p>
          </table:table-cell>
          <table:table-cell/>
        </table:table-row>
        <table:table-row table:style-name="ro14">
          <table:table-cell office:value-type="string" calcext:value-type="string">
            <text:p>Numberphile</text:p>
          </table:table-cell>
          <table:table-cell office:value-type="string" calcext:value-type="string">
            <text:p>WYijIV5JrKg</text:p>
          </table:table-cell>
          <table:table-cell office:value-type="string" calcext:value-type="string">
            <text:p>UCoxcjq-8xIDTYp3uz647V5A</text:p>
          </table:table-cell>
          <table:table-cell office:value-type="string" calcext:value-type="string">
            <text:p>https://www.youtube.com/watch?v=WYijIV5JrKg</text:p>
          </table:table-cell>
          <table:table-cell office:value-type="date" office:date-value="2015-09-08T10:05:30" calcext:value-type="date">
            <text:p>08/09/15 10:05</text:p>
          </table:table-cell>
          <table:table-cell office:value-type="string" calcext:value-type="string">
            <text:p>The Opposite of Infinity - Numberphile</text:p>
          </table:table-cell>
          <table:table-cell office:value-type="string" calcext:value-type="string">
            <text:p>Continuing to talk Infinitesimals, this time with Dr James Grime.</text:p>
            <text:p>See last week's video: https://youtu.be/BBp0bEczCNg</text:p>
            <text:p>More links &amp; stuff in full description below â†“â†“â†“</text:p>
            <text:p/>
            <text:p>Dividing by Zero: https://youtu.be/BRRolKTlF6Q</text:p>
            <text:p/>
            <text:p>James Grime: http://singingbanana.com</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Infinity (Quotation Subject)",infinitesimal,"Calculus (Field Of Study)"}</text:p>
          </table:table-cell>
          <table:table-cell office:value-type="string" calcext:value-type="string">
            <text:p>00:15:05</text:p>
          </table:table-cell>
          <table:table-cell office:value-type="date" office:date-value="2018-07-28T04:43:55.863" calcext:value-type="date">
            <text:p>28/07/18 04:43</text:p>
          </table:table-cell>
          <table:table-cell office:value-type="float" office:value="2444058" calcext:value-type="float">
            <text:p>2444058</text:p>
          </table:table-cell>
          <table:table-cell office:value-type="float" office:value="8232" calcext:value-type="float">
            <text:p>8232</text:p>
          </table:table-cell>
          <table:table-cell/>
        </table:table-row>
        <table:table-row table:style-name="ro9">
          <table:table-cell office:value-type="string" calcext:value-type="string">
            <text:p>minutephysics</text:p>
          </table:table-cell>
          <table:table-cell office:value-type="string" calcext:value-type="string">
            <text:p>VvqbjUtt3mM</text:p>
          </table:table-cell>
          <table:table-cell office:value-type="string" calcext:value-type="string">
            <text:p>UCUHW94eEFW7hkUMVaZz4eDg</text:p>
          </table:table-cell>
          <table:table-cell office:value-type="string" calcext:value-type="string">
            <text:p>https://www.youtube.com/watch?v=VvqbjUtt3mM</text:p>
          </table:table-cell>
          <table:table-cell office:value-type="date" office:date-value="2013-11-30T04:26:11" calcext:value-type="date">
            <text:p>30/11/13 04:26</text:p>
          </table:table-cell>
          <table:table-cell office:value-type="string" calcext:value-type="string">
            <text:p>One-Way Mirrors explained in ten seconds</text:p>
          </table:table-cell>
          <table:table-cell office:value-type="string" calcext:value-type="string">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One-way Mirror",mirror,"mirror glass","interrogation room",police,reflection}</text:p>
          </table:table-cell>
          <table:table-cell office:value-type="string" calcext:value-type="string">
            <text:p>00:00:18</text:p>
          </table:table-cell>
          <table:table-cell office:value-type="date" office:date-value="2018-07-28T04:41:02.369" calcext:value-type="date">
            <text:p>28/07/18 04:41</text:p>
          </table:table-cell>
          <table:table-cell office:value-type="float" office:value="2444043" calcext:value-type="float">
            <text:p>2444043</text:p>
          </table:table-cell>
          <table:table-cell office:value-type="float" office:value="589" calcext:value-type="float">
            <text:p>589</text:p>
          </table:table-cell>
          <table:table-cell/>
        </table:table-row>
        <table:table-row table:style-name="ro4">
          <table:table-cell office:value-type="string" calcext:value-type="string">
            <text:p>TED-Ed</text:p>
          </table:table-cell>
          <table:table-cell office:value-type="string" calcext:value-type="string">
            <text:p>1RWOpQXTltA</text:p>
          </table:table-cell>
          <table:table-cell office:value-type="string" calcext:value-type="string">
            <text:p>UCsooa4yRKGN_zEE8iknghZA</text:p>
          </table:table-cell>
          <table:table-cell office:value-type="string" calcext:value-type="string">
            <text:p>https://www.youtube.com/watch?v=1RWOpQXTltA</text:p>
          </table:table-cell>
          <table:table-cell office:value-type="date" office:date-value="2015-03-17T15:06:48" calcext:value-type="date">
            <text:p>17/03/15 15:06</text:p>
          </table:table-cell>
          <table:table-cell office:value-type="string" calcext:value-type="string">
            <text:p>Platoâ€™s Allegory of the Cave - Alex Gendler</text:p>
          </table:table-cell>
          <table:table-cell office:value-type="string" calcext:value-type="string">
            <text:p>View full lesson: http://ed.ted.com/lessons/plato-s-allegory-of-the-cave-alex-gendler</text:p>
            <text:p/>
            <text:p>Twenty four hundred years ago, Plato, one of historyâ€™s most famous thinkers, said life is like being chained up in a cave forced to watch shadows flitting across a stone wall. Beyond sounding quite morbid, what exactly did he mean? Alex Gendler unravels Plato's Allegory of the Cave, found in Book VII of "The Republic." </text:p>
            <text:p/>
            <text:p>Lesson by Alex Gendler, animation by Stretch Films, Inc.</text:p>
          </table:table-cell>
          <table:table-cell office:value-type="string" calcext:value-type="string">
            <text:p>{TED,TED-Ed,"TED Ed",TEDEducation,"Alex Gendler","Stretch Films",Plato,Philosophy,"Allegory of the Cave",Reality,Knowledge,"The Republic",Justice,Truth,Beauty,Shadow,Language,Subjectivity,Socrates,Democracy,Athens,"Theory of Forms","Origin of Knowledge","Nature of Reality","Problem of Representation",Creator,Linguistics}</text:p>
          </table:table-cell>
          <table:table-cell office:value-type="string" calcext:value-type="string">
            <text:p>00:04:33</text:p>
          </table:table-cell>
          <table:table-cell office:value-type="date" office:date-value="2018-07-28T04:44:57.024" calcext:value-type="date">
            <text:p>28/07/18 04:44</text:p>
          </table:table-cell>
          <table:table-cell office:value-type="float" office:value="2443047" calcext:value-type="float">
            <text:p>2443047</text:p>
          </table:table-cell>
          <table:table-cell office:value-type="float" office:value="15140" calcext:value-type="float">
            <text:p>15140</text:p>
          </table:table-cell>
          <table:table-cell/>
        </table:table-row>
        <table:table-row table:style-name="ro4">
          <table:table-cell office:value-type="string" calcext:value-type="string">
            <text:p>TED-Ed</text:p>
          </table:table-cell>
          <table:table-cell office:value-type="string" calcext:value-type="string">
            <text:p>Jq9D_HkQhAA</text:p>
          </table:table-cell>
          <table:table-cell office:value-type="string" calcext:value-type="string">
            <text:p>UCsooa4yRKGN_zEE8iknghZA</text:p>
          </table:table-cell>
          <table:table-cell office:value-type="string" calcext:value-type="string">
            <text:p>https://www.youtube.com/watch?v=Jq9D_HkQhAA</text:p>
          </table:table-cell>
          <table:table-cell office:value-type="date" office:date-value="2014-09-30T15:01:16" calcext:value-type="date">
            <text:p>30/09/14 15:01</text:p>
          </table:table-cell>
          <table:table-cell office:value-type="string" calcext:value-type="string">
            <text:p>Is telekinesis real? - Emma Bryce</text:p>
          </table:table-cell>
          <table:table-cell office:value-type="string" calcext:value-type="string">
            <text:p>View full lesson: http://ed.ted.com/lessons/is-telekinesis-real-emma-bryce</text:p>
            <text:p/>
            <text:p>Telekinesis, the ability to manipulate matter with the mind alone, is a trait exhibited by some of the most iconic fictional characters, including Neo, Yoda, and, of course, Carrie. But is this mind control actually possible in real life? Emma Bryce subjects telekinesis to the scientific method. </text:p>
            <text:p/>
            <text:p>Lesson by Emma Bryce, animation by Delphine Burrus.</text:p>
          </table:table-cell>
          <table:table-cell office:value-type="string" calcext:value-type="string">
            <text:p>{"Emma Bryce","Delphine Burrus",telekinesis,Carrie,Yoda,Neo,"Star Wars","The Matrix","scientific method","science fiction",TED,TED-Ed,"TED Ed",TEDEducation,superpower}</text:p>
          </table:table-cell>
          <table:table-cell office:value-type="string" calcext:value-type="string">
            <text:p>00:05:23</text:p>
          </table:table-cell>
          <table:table-cell office:value-type="date" office:date-value="2018-07-28T04:43:56.044" calcext:value-type="date">
            <text:p>28/07/18 04:43</text:p>
          </table:table-cell>
          <table:table-cell office:value-type="float" office:value="2437383" calcext:value-type="float">
            <text:p>2437383</text:p>
          </table:table-cell>
          <table:table-cell office:value-type="float" office:value="21888" calcext:value-type="float">
            <text:p>21888</text:p>
          </table:table-cell>
          <table:table-cell/>
        </table:table-row>
        <table:table-row table:style-name="ro1">
          <table:table-cell office:value-type="string" calcext:value-type="string">
            <text:p>Math Meeting</text:p>
          </table:table-cell>
          <table:table-cell office:value-type="string" calcext:value-type="string">
            <text:p>crqDdk3J-S0</text:p>
          </table:table-cell>
          <table:table-cell office:value-type="string" calcext:value-type="string">
            <text:p>UC5mq4Ywd0lPPQJnK_5gq-yA</text:p>
          </table:table-cell>
          <table:table-cell office:value-type="string" calcext:value-type="string">
            <text:p>https://www.youtube.com/watch?v=crqDdk3J-S0</text:p>
          </table:table-cell>
          <table:table-cell office:value-type="date" office:date-value="2012-10-05T20:35:34" calcext:value-type="date">
            <text:p>05/10/12 20:35</text:p>
          </table:table-cell>
          <table:table-cell office:value-type="string" calcext:value-type="string">
            <text:p>How to solve the Rubik's Cube - Part 1</text:p>
          </table:table-cell>
          <table:table-cell office:value-type="string" calcext:value-type="string">
            <text:p>How to solve a rubik's cube, step by step explanation. Learn how to solve the Rubik's cube and more at http://MathMeeting.com</text:p>
          </table:table-cell>
          <table:table-cell office:value-type="string" calcext:value-type="string">
            <text:p>{mathmeeting,3x3,2x2,"how to solve a rubik's cube",song,"Part 1"}</text:p>
          </table:table-cell>
          <table:table-cell office:value-type="string" calcext:value-type="string">
            <text:p>00:08:03</text:p>
          </table:table-cell>
          <table:table-cell office:value-type="date" office:date-value="2018-07-28T04:42:28.14" calcext:value-type="date">
            <text:p>28/07/18 04:42</text:p>
          </table:table-cell>
          <table:table-cell office:value-type="float" office:value="2435665" calcext:value-type="float">
            <text:p>2435665</text:p>
          </table:table-cell>
          <table:table-cell office:value-type="float" office:value="1582" calcext:value-type="float">
            <text:p>1582</text:p>
          </table:table-cell>
          <table:table-cell/>
        </table:table-row>
        <table:table-row table:style-name="ro4">
          <table:table-cell office:value-type="string" calcext:value-type="string">
            <text:p>TED-Ed</text:p>
          </table:table-cell>
          <table:table-cell office:value-type="string" calcext:value-type="string">
            <text:p>CHMY4G9gTPA</text:p>
          </table:table-cell>
          <table:table-cell office:value-type="string" calcext:value-type="string">
            <text:p>UCsooa4yRKGN_zEE8iknghZA</text:p>
          </table:table-cell>
          <table:table-cell office:value-type="string" calcext:value-type="string">
            <text:p>https://www.youtube.com/watch?v=CHMY4G9gTPA</text:p>
          </table:table-cell>
          <table:table-cell office:value-type="date" office:date-value="2015-04-23T14:59:43" calcext:value-type="date">
            <text:p>23/04/15 14:59</text:p>
          </table:table-cell>
          <table:table-cell office:value-type="string" calcext:value-type="string">
            <text:p>How to unboil an egg - Eleanor Nelsen</text:p>
          </table:table-cell>
          <table:table-cell office:value-type="string" calcext:value-type="string">
            <text:p>View full lesson: http://ed.ted.com/lessons/how-to-unboil-an-egg-eleanor-nelsen</text:p>
            <text:p/>
            <text:p>Itâ€™s so obvious that itâ€™s practically proverbial: you canâ€™t unboil an egg. But actually, it turns out that you can -- sort of. Eleanor Nelsen explains the process by which mechanical energy can undo what thermal energy has done.</text:p>
            <text:p/>
            <text:p>Lesson by Eleanor Nelsen, animation by Provincia Studio.</text:p>
          </table:table-cell>
          <table:table-cell office:value-type="string" calcext:value-type="string">
            <text:p>{TED,TEd-Ed,TEDx,"TED Education",Egg,"Thermal energy","Mechanical energy",Protein,Chemistry,"Chemical bonds","Principal of microscopic reversability","Eleanor Nelsen","Provincia Studio"}</text:p>
          </table:table-cell>
          <table:table-cell office:value-type="string" calcext:value-type="string">
            <text:p>00:04:10</text:p>
          </table:table-cell>
          <table:table-cell office:value-type="date" office:date-value="2018-07-28T04:44:13.796" calcext:value-type="date">
            <text:p>28/07/18 04:44</text:p>
          </table:table-cell>
          <table:table-cell office:value-type="float" office:value="2433644" calcext:value-type="float">
            <text:p>2433644</text:p>
          </table:table-cell>
          <table:table-cell office:value-type="float" office:value="8272" calcext:value-type="float">
            <text:p>8272</text:p>
          </table:table-cell>
          <table:table-cell/>
        </table:table-row>
        <table:table-row table:style-name="ro4">
          <table:table-cell office:value-type="string" calcext:value-type="string">
            <text:p>TED-Ed</text:p>
          </table:table-cell>
          <table:table-cell office:value-type="string" calcext:value-type="string">
            <text:p>a5mZ0R3h8m0</text:p>
          </table:table-cell>
          <table:table-cell office:value-type="string" calcext:value-type="string">
            <text:p>UCsooa4yRKGN_zEE8iknghZA</text:p>
          </table:table-cell>
          <table:table-cell office:value-type="string" calcext:value-type="string">
            <text:p>https://www.youtube.com/watch?v=a5mZ0R3h8m0</text:p>
          </table:table-cell>
          <table:table-cell office:value-type="date" office:date-value="2013-09-26T15:10:41" calcext:value-type="date">
            <text:p>26/09/13 15:10</text:p>
          </table:table-cell>
          <table:table-cell office:value-type="string" calcext:value-type="string">
            <text:p>Are Elvish, Klingon, Dothraki and Na'vi real languages? - John McWhorter</text:p>
          </table:table-cell>
          <table:table-cell office:value-type="string" calcext:value-type="string">
            <text:p>View full lesson: http://ed.ted.com/lessons/are-elvish-klingon-dothraki-and-na-vi-real-languages-john-mcwhorter</text:p>
            <text:p/>
            <text:p>What do Game of Thrones' Dothraki, Avatar's Na'vi, Star Trek's Klingon and LOTR's Elvish have in common? They are all fantasy constructed languages, or conlangs. Conlangs have all the delicious complexities of real languages: a high volume of words, grammar rules, and room for messiness and evolution. John McWhorter explains why these invented languages captivate fans long past the rolling credits. </text:p>
            <text:p/>
            <text:p>Lesson by John McWhorter, animation by Enjoyanimation.</text:p>
          </table:table-cell>
          <table:table-cell/>
          <table:table-cell office:value-type="string" calcext:value-type="string">
            <text:p>00:05:21</text:p>
          </table:table-cell>
          <table:table-cell office:value-type="date" office:date-value="2018-07-28T04:42:15.627" calcext:value-type="date">
            <text:p>28/07/18 04:42</text:p>
          </table:table-cell>
          <table:table-cell office:value-type="float" office:value="2424307" calcext:value-type="float">
            <text:p>2424307</text:p>
          </table:table-cell>
          <table:table-cell office:value-type="float" office:value="3030" calcext:value-type="float">
            <text:p>3030</text:p>
          </table:table-cell>
          <table:table-cell/>
        </table:table-row>
        <table:table-row table:style-name="ro7">
          <table:table-cell office:value-type="string" calcext:value-type="string">
            <text:p>minutephysics</text:p>
          </table:table-cell>
          <table:table-cell office:value-type="string" calcext:value-type="string">
            <text:p>9Uh5mTxRQcg</text:p>
          </table:table-cell>
          <table:table-cell office:value-type="string" calcext:value-type="string">
            <text:p>UCUHW94eEFW7hkUMVaZz4eDg</text:p>
          </table:table-cell>
          <table:table-cell office:value-type="string" calcext:value-type="string">
            <text:p>https://www.youtube.com/watch?v=9Uh5mTxRQcg</text:p>
          </table:table-cell>
          <table:table-cell office:value-type="date" office:date-value="2012-07-05T13:00:07" calcext:value-type="date">
            <text:p>05/07/12 13:00</text:p>
          </table:table-cell>
          <table:table-cell office:value-type="string" calcext:value-type="string">
            <text:p>The Higgs Boson, Part I</text:p>
          </table:table-cell>
          <table:table-cell office:value-type="string" calcext:value-type="string">
            <text:p>The Higgs Boson. What more need be said? Two more Higgs videos coming soon.</text:p>
            <text:p>Also, explore a map of the big bang! http://www.bigbangregistry.com</text:p>
            <text:p/>
            <text:p>Theory of Everything video - http://bit.ly/yEj0xG</text:p>
            <text:p>What is Matter video - http://bit.ly/ywH3tn</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Spanish subtitles translated by Marcos PÃ©rez SÃ¡nchez</text:p>
            <text:p/>
            <text:p>Thanks to Nima Doroud, John Toledo and Damian Pope for contributions and to Perimeter Institute for support.</text:p>
            <text:p>http://www.perimeterinstitute.ca Created by Henry Reich</text:p>
          </table:table-cell>
          <table:table-cell office:value-type="string" calcext:value-type="string">
            <text:p>{higgs,boson,cern,particle,standard,model,"standard model",mass,big,bang,theory,registry,map,cosmic,microwave,background,radiation,galaxy,universe,area,circle,radius,electromagnetism,strong,weak,gauge,arbitrage,force,canada,money,infinity,earth,moon,sun,dimension,string,light,einstein,special,relativity,"black hole",science,Tides,gravity,Neutrino,photon,lhc,electron,atomic,nuclear,General,Dark,energy,Minutephysics,minute,physics,Henry,Reich,cat,schrodinger,Perimeter,Institute,"god particle"}</text:p>
          </table:table-cell>
          <table:table-cell office:value-type="string" calcext:value-type="string">
            <text:p>00:03:04</text:p>
          </table:table-cell>
          <table:table-cell office:value-type="date" office:date-value="2018-07-28T04:44:31.952" calcext:value-type="date">
            <text:p>28/07/18 04:44</text:p>
          </table:table-cell>
          <table:table-cell office:value-type="float" office:value="2417541" calcext:value-type="float">
            <text:p>2417541</text:p>
          </table:table-cell>
          <table:table-cell office:value-type="float" office:value="1557" calcext:value-type="float">
            <text:p>1557</text:p>
          </table:table-cell>
          <table:table-cell/>
        </table:table-row>
        <table:table-row table:style-name="ro6">
          <table:table-cell office:value-type="string" calcext:value-type="string">
            <text:p>minutephysics</text:p>
          </table:table-cell>
          <table:table-cell office:value-type="string" calcext:value-type="string">
            <text:p>B4UGZEjG02s</text:p>
          </table:table-cell>
          <table:table-cell office:value-type="string" calcext:value-type="string">
            <text:p>UCUHW94eEFW7hkUMVaZz4eDg</text:p>
          </table:table-cell>
          <table:table-cell office:value-type="string" calcext:value-type="string">
            <text:p>https://www.youtube.com/watch?v=B4UGZEjG02s</text:p>
          </table:table-cell>
          <table:table-cell office:value-type="date" office:date-value="2011-11-27T18:00:00" calcext:value-type="date">
            <text:p>27/11/11 18:00</text:p>
          </table:table-cell>
          <table:table-cell office:value-type="string" calcext:value-type="string">
            <text:p>The Hairy Ball Theorem</text:p>
          </table:table-cell>
          <table:table-cell office:value-type="string" calcext:value-type="string">
            <text:p>Ever tried to comb a hairy ball? Math says you failed!</text:p>
            <text:p/>
            <text:p>Trying out a new feature: English Transcript! Let me know how it works</text:p>
            <text:p/>
            <text:p>Tweet it - http://bit.ly/sKAjpS</text:p>
            <text:p>Facebook it - http://on.fb.me/ujIFvN</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youtube: http://bit.ly/pakJLE</text:p>
            <text:p>myspace: http://mysp.ac/qtmZQj Created by Henry Reich</text:p>
          </table:table-cell>
          <table:table-cell office:value-type="string" calcext:value-type="string">
            <text:p>{hairy,ball,balls,comb,topology,million,dollars,approximate,estimate,Sean,Carroll,arrow,of,time,entropy,past,future,GPS,atomic,special,relativity,atom,nuclear,military,"General Relativity",Energy,Technology,break,speed,light,movie,brian,greene,color,art,Dark,energy,Nobel,Prize,Minutephysics,minute,physics,universe,Henry,Reich,xkcd,rsanimate,dark,matter,schrodinger's,cat,schrÃ¶dinger,what,is,fire?,Drawing,Educational,contest}</text:p>
          </table:table-cell>
          <table:table-cell office:value-type="string" calcext:value-type="string">
            <text:p>00:01:20</text:p>
          </table:table-cell>
          <table:table-cell office:value-type="date" office:date-value="2018-07-28T04:43:55.922" calcext:value-type="date">
            <text:p>28/07/18 04:43</text:p>
          </table:table-cell>
          <table:table-cell office:value-type="float" office:value="2382540" calcext:value-type="float">
            <text:p>2382540</text:p>
          </table:table-cell>
          <table:table-cell office:value-type="float" office:value="663" calcext:value-type="float">
            <text:p>663</text:p>
          </table:table-cell>
          <table:table-cell/>
        </table:table-row>
        <table:table-row table:style-name="ro4">
          <table:table-cell office:value-type="string" calcext:value-type="string">
            <text:p>TED-Ed</text:p>
          </table:table-cell>
          <table:table-cell office:value-type="string" calcext:value-type="string">
            <text:p>UjaAxUO6-Uw</text:p>
          </table:table-cell>
          <table:table-cell office:value-type="string" calcext:value-type="string">
            <text:p>UCsooa4yRKGN_zEE8iknghZA</text:p>
          </table:table-cell>
          <table:table-cell office:value-type="string" calcext:value-type="string">
            <text:p>https://www.youtube.com/watch?v=UjaAxUO6-Uw</text:p>
          </table:table-cell>
          <table:table-cell office:value-type="date" office:date-value="2014-10-14T15:02:48" calcext:value-type="date">
            <text:p>14/10/14 15:02</text:p>
          </table:table-cell>
          <table:table-cell office:value-type="string" calcext:value-type="string">
            <text:p>SchrÃ¶dinger's cat: A thought experiment in quantum mechanics - Chad Orzel</text:p>
          </table:table-cell>
          <table:table-cell office:value-type="string" calcext:value-type="string">
            <text:p>View full lesson: http://ed.ted.com/lessons/schrodinger-s-cat-a-thought-experiment-in-quantum-mechanics-chad-orzel</text:p>
            <text:p/>
            <text:p>Austrian physicist Erwin SchrÃ¶dinger, one of the founders of quantum mechanics, posed this famous question: If you put a cat in a sealed box with a device that has a 50% chance of killing the cat in the next hour, what will be the state of the cat when that time is up? Chad Orzel investigates this thought experiment. </text:p>
            <text:p/>
            <text:p>Lesson by Chad Orzel, animation by Agota Vegso.</text:p>
          </table:table-cell>
          <table:table-cell office:value-type="string" calcext:value-type="string">
            <text:p>{"Chad Orzel","Agota Vegso","SchrÃ¶dinger's Cat",physics,"quantum mechanics","Erwin Schrodinger",TED,TED-Ed,"TED Ed",TEDEducation,science,"thought experiment"}</text:p>
          </table:table-cell>
          <table:table-cell office:value-type="string" calcext:value-type="string">
            <text:p>00:04:38</text:p>
          </table:table-cell>
          <table:table-cell office:value-type="date" office:date-value="2018-07-28T04:43:37.289" calcext:value-type="date">
            <text:p>28/07/18 04:43</text:p>
          </table:table-cell>
          <table:table-cell office:value-type="float" office:value="2377977" calcext:value-type="float">
            <text:p>2377977</text:p>
          </table:table-cell>
          <table:table-cell office:value-type="float" office:value="20157" calcext:value-type="float">
            <text:p>20157</text:p>
          </table:table-cell>
          <table:table-cell/>
        </table:table-row>
        <table:table-row table:style-name="ro4">
          <table:table-cell office:value-type="string" calcext:value-type="string">
            <text:p>TED-Ed</text:p>
          </table:table-cell>
          <table:table-cell office:value-type="string" calcext:value-type="string">
            <text:p>zafiGBrFkRM</text:p>
          </table:table-cell>
          <table:table-cell office:value-type="string" calcext:value-type="string">
            <text:p>UCsooa4yRKGN_zEE8iknghZA</text:p>
          </table:table-cell>
          <table:table-cell office:value-type="string" calcext:value-type="string">
            <text:p>https://www.youtube.com/watch?v=zafiGBrFkRM</text:p>
          </table:table-cell>
          <table:table-cell office:value-type="date" office:date-value="2013-07-15T15:21:35" calcext:value-type="date">
            <text:p>15/07/13 15:21</text:p>
          </table:table-cell>
          <table:table-cell office:value-type="string" calcext:value-type="string">
            <text:p>What is dyslexia? - Kelli Sandman-Hurley</text:p>
          </table:table-cell>
          <table:table-cell office:value-type="string" calcext:value-type="string">
            <text:p>View full lesson: http://ed.ted.com/lessons/what-is-dyslexia-kelli-sandman-hurley</text:p>
            <text:p/>
            <text:p>Dyslexia affects up to 1 in 5 people, but the experience of dyslexia isn't always the same. This difficulty in processing language exists along a spectrum -- one that doesn't necessarily fit with labels like "normal" and "defective." Kelli Sandman-Hurley urges us to think again about dyslexic brain function and to celebrate the neurodiversity of the human brain.</text:p>
            <text:p/>
            <text:p>Lesson by Kelli Sandman-Hurley, animation by Marc Christoforidis.</text:p>
          </table:table-cell>
          <table:table-cell office:value-type="string" calcext:value-type="string">
            <text:p>{"TED \\TED Ed\\",TED-Ed,TEDEducation,"\\Marc","Christoforidis\\",dyslexia,reading,"\\learning","disability\\",writing,"\\Kelli Sandman-Hurley\\"}</text:p>
          </table:table-cell>
          <table:table-cell office:value-type="string" calcext:value-type="string">
            <text:p>00:04:35</text:p>
          </table:table-cell>
          <table:table-cell office:value-type="date" office:date-value="2018-07-28T04:43:49.781" calcext:value-type="date">
            <text:p>28/07/18 04:43</text:p>
          </table:table-cell>
          <table:table-cell office:value-type="float" office:value="2351558" calcext:value-type="float">
            <text:p>2351558</text:p>
          </table:table-cell>
          <table:table-cell office:value-type="float" office:value="12831" calcext:value-type="float">
            <text:p>12831</text:p>
          </table:table-cell>
          <table:table-cell/>
        </table:table-row>
        <table:table-row table:style-name="ro7">
          <table:table-cell office:value-type="string" calcext:value-type="string">
            <text:p>Khan Academy</text:p>
          </table:table-cell>
          <table:table-cell office:value-type="string" calcext:value-type="string">
            <text:p>OVMceVL_CEQ</text:p>
          </table:table-cell>
          <table:table-cell office:value-type="string" calcext:value-type="string">
            <text:p>UC4a-Gbdw7vOaccHmFo40b9g</text:p>
          </table:table-cell>
          <table:table-cell office:value-type="string" calcext:value-type="string">
            <text:p>https://www.youtube.com/watch?v=OVMceVL_CEQ</text:p>
          </table:table-cell>
          <table:table-cell office:value-type="date" office:date-value="2010-08-07T23:10:54" calcext:value-type="date">
            <text:p>07/08/10 23:10</text:p>
          </table:table-cell>
          <table:table-cell office:value-type="string" calcext:value-type="string">
            <text:p>How to add fractions that have different denominators | Fractions | Pre-Algebra | Khan Academy</text:p>
          </table:table-cell>
          <table:table-cell office:value-type="string" calcext:value-type="string">
            <text:p>To solve this problem, we need to find the least common multiple to get at the common denominator. Can you help? We bet you can!</text:p>
            <text:p/>
            <text:p>Practice this lesson yourself on KhanAcademy.org right now: https://www.khanacademy.org/math/pre-algebra/fractions-pre-alg/fractions-unlike-denom-pre-alg/e/adding_fractions?utm_source=YT&amp;utm_medium=Desc&amp;utm_campaign=PreAlgebra</text:p>
            <text:p/>
            <text:p>Watch the next lesson: https://www.khanacademy.org/math/pre-algebra/fractions-pre-alg/fractions-unlike-denom-pre-alg/v/adding-fractions-ex-1?utm_source=YT&amp;utm_medium=Desc&amp;utm_campaign=PreAlgebra</text:p>
            <text:p/>
            <text:p>Missed the previous lesson? </text:p>
            <text:p>https://www.khanacademy.org/math/pre-algebra/fractions-pre-alg/fractions-unlike-denom-pre-alg/v/adding-and-subtracting-fraction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4:06</text:p>
          </table:table-cell>
          <table:table-cell office:value-type="date" office:date-value="2018-07-28T04:44:38.597" calcext:value-type="date">
            <text:p>28/07/18 04:44</text:p>
          </table:table-cell>
          <table:table-cell office:value-type="float" office:value="2349625" calcext:value-type="float">
            <text:p>2349625</text:p>
          </table:table-cell>
          <table:table-cell office:value-type="float" office:value="1034" calcext:value-type="float">
            <text:p>1034</text:p>
          </table:table-cell>
          <table:table-cell/>
        </table:table-row>
        <table:table-row table:style-name="ro4">
          <table:table-cell office:value-type="string" calcext:value-type="string">
            <text:p>TED-Ed</text:p>
          </table:table-cell>
          <table:table-cell office:value-type="string" calcext:value-type="string">
            <text:p>8EUy_82IChY</text:p>
          </table:table-cell>
          <table:table-cell office:value-type="string" calcext:value-type="string">
            <text:p>UCsooa4yRKGN_zEE8iknghZA</text:p>
          </table:table-cell>
          <table:table-cell office:value-type="string" calcext:value-type="string">
            <text:p>https://www.youtube.com/watch?v=8EUy_82IChY</text:p>
          </table:table-cell>
          <table:table-cell office:value-type="date" office:date-value="2012-09-26T15:04:06" calcext:value-type="date">
            <text:p>26/09/12 15:04</text:p>
          </table:table-cell>
          <table:table-cell office:value-type="string" calcext:value-type="string">
            <text:p>What's invisible? More than you think - John Lloyd</text:p>
          </table:table-cell>
          <table:table-cell office:value-type="string" calcext:value-type="string">
            <text:p>View full lesson on ed.ted.com http://ed.ted.com/lessons/what-s-invisible-more-than-you-think-john-lloyd</text:p>
            <text:p/>
            <text:p>Gravity. The stars in day. Thoughts. The human genome. Time. Atoms. So much of what really matters in the world is impossible to see. A stunning animation of John Lloyd's classic TEDTalk from 2009, which will make you question what you actually know.</text:p>
            <text:p/>
            <text:p>Lesson by John Lloyd, animation by Cognitive Media.</text:p>
          </table:table-cell>
          <table:table-cell office:value-type="string" calcext:value-type="string">
            <text:p>{"John Lloyd",TED-Ed,TEDEducation,"TED Ed",TEDED,"TED Education",magic,invisibility,matter,atoms,invisible,"Hannibal Lecter",circus}</text:p>
          </table:table-cell>
          <table:table-cell office:value-type="string" calcext:value-type="string">
            <text:p>00:08:48</text:p>
          </table:table-cell>
          <table:table-cell office:value-type="date" office:date-value="2018-07-28T04:42:59.776" calcext:value-type="date">
            <text:p>28/07/18 04:43</text:p>
          </table:table-cell>
          <table:table-cell office:value-type="float" office:value="2335382" calcext:value-type="float">
            <text:p>2335382</text:p>
          </table:table-cell>
          <table:table-cell office:value-type="float" office:value="8766" calcext:value-type="float">
            <text:p>8766</text:p>
          </table:table-cell>
          <table:table-cell/>
        </table:table-row>
        <table:table-row table:style-name="ro5">
          <table:table-cell office:value-type="string" calcext:value-type="string">
            <text:p>minutephysics</text:p>
          </table:table-cell>
          <table:table-cell office:value-type="string" calcext:value-type="string">
            <text:p>9YUtFpLpGfk</text:p>
          </table:table-cell>
          <table:table-cell office:value-type="string" calcext:value-type="string">
            <text:p>UCUHW94eEFW7hkUMVaZz4eDg</text:p>
          </table:table-cell>
          <table:table-cell office:value-type="string" calcext:value-type="string">
            <text:p>https://www.youtube.com/watch?v=9YUtFpLpGfk</text:p>
          </table:table-cell>
          <table:table-cell office:value-type="date" office:date-value="2012-08-12T03:23:49" calcext:value-type="date">
            <text:p>12/08/12 03:23</text:p>
          </table:table-cell>
          <table:table-cell office:value-type="string" calcext:value-type="string">
            <text:p>Usain Bolt vs. Gravity</text:p>
          </table:table-cell>
          <table:table-cell office:value-type="string" calcext:value-type="string">
            <text:p>Who's faster over 10 meters - the fastest sprinter in the world, or gravity?</text:p>
            <text:p/>
            <text:p>Also, explore a map of the big bang! http://www.bigbangregistry.co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
            <text:p>Thanks to Nima Doroud for contributions and to Perimeter Institute for support.</text:p>
            <text:p>http://www.perimeterinstitute.ca Created by Henry Reich</text:p>
          </table:table-cell>
          <table:table-cell office:value-type="string" calcext:value-type="string">
            <text:p>{Usain,Bolt,sprinter,diver,10m,platform,diving,London,bridge,world,record,olympics,higgs,boson,particle,big,bang,theory,cosmic,microwave,galaxy,universe,electromagnetism,strong,weak,gauge,arbitrage,force,canada,money,infinity,earth,moon,sun,dimension,string,light,einstein,special,relativity,"black hole",science,Tides,gravity,Neutrino,photon,lhc,electron,atomic,nuclear,General,Dark,energy,Minutephysics,minute,physics,Henry,Reich,cat,schrodinger,Perimeter,Institute,"god particle"}</text:p>
          </table:table-cell>
          <table:table-cell office:value-type="string" calcext:value-type="string">
            <text:p>00:01:25</text:p>
          </table:table-cell>
          <table:table-cell office:value-type="date" office:date-value="2018-07-28T04:44:07.983" calcext:value-type="date">
            <text:p>28/07/18 04:44</text:p>
          </table:table-cell>
          <table:table-cell office:value-type="float" office:value="2326176" calcext:value-type="float">
            <text:p>2326176</text:p>
          </table:table-cell>
          <table:table-cell office:value-type="float" office:value="833" calcext:value-type="float">
            <text:p>833</text:p>
          </table:table-cell>
          <table:table-cell/>
        </table:table-row>
        <table:table-row table:style-name="ro28">
          <table:table-cell office:value-type="string" calcext:value-type="string">
            <text:p>minutephysics</text:p>
          </table:table-cell>
          <table:table-cell office:value-type="string" calcext:value-type="string">
            <text:p>urQCmMiHKQk</text:p>
          </table:table-cell>
          <table:table-cell office:value-type="string" calcext:value-type="string">
            <text:p>UCUHW94eEFW7hkUMVaZz4eDg</text:p>
          </table:table-cell>
          <table:table-cell office:value-type="string" calcext:value-type="string">
            <text:p>https://www.youtube.com/watch?v=urQCmMiHKQk</text:p>
          </table:table-cell>
          <table:table-cell office:value-type="date" office:date-value="2016-05-23T12:30:00" calcext:value-type="date">
            <text:p>23/05/16 12:30</text:p>
          </table:table-cell>
          <table:table-cell office:value-type="string" calcext:value-type="string">
            <text:p>How Long To Fall Through The Earth?</text:p>
          </table:table-cell>
          <table:table-cell office:value-type="string" calcext:value-type="string">
            <text:p>Thanks to Audible.com for supporting this video: http://www.audible.com/minutephysics</text:p>
            <text:p/>
            <text:p>Original video collaboration with Vsauce: https://www.youtube.com/watch?v=jN-FfJKgis8</text:p>
            <text:p/>
            <text:p>Thanks to everyone who supports MinutePhysics on Patreon! http://www.patreon.com/minutephysics</text:p>
            <text:p/>
            <text:p>Link to Patreon supporters here: http://www.minutephysics.com/supporters.html</text:p>
            <text:p/>
            <text:p>Music by Nathaniel Schroeder, http://www.soundcloud.com/drschroeder</text:p>
            <text:p/>
            <text:p>REFERENCES</text:p>
            <text:p/>
            <text:p>Gravity &amp; Spherical Shells: http://hyperphysics.phy-astr.gsu.edu/hbase/mechanics/sphshell.html</text:p>
            <text:p/>
            <text:p>More Shell Theorem: https://en.wikipedia.org/wiki/Shell_theorem</text:p>
            <text:p/>
            <text:p>Density inside the earth (Preliminary Reference Earth Model): https://en.wikipedia.org/wiki/File:RadialDensityPREM.jpg</text:p>
            <text:p/>
            <text:p>Gravitational acceleration inside the earth: https://en.wikipedia.org/wiki/File:EarthGravityPREM.jpg</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05:17</text:p>
          </table:table-cell>
          <table:table-cell office:value-type="date" office:date-value="2018-07-28T04:42:59.666" calcext:value-type="date">
            <text:p>28/07/18 04:43</text:p>
          </table:table-cell>
          <table:table-cell office:value-type="float" office:value="2323277" calcext:value-type="float">
            <text:p>2323277</text:p>
          </table:table-cell>
          <table:table-cell office:value-type="float" office:value="2799" calcext:value-type="float">
            <text:p>2799</text:p>
          </table:table-cell>
          <table:table-cell/>
        </table:table-row>
        <table:table-row table:style-name="ro4">
          <table:table-cell office:value-type="string" calcext:value-type="string">
            <text:p>TED-Ed</text:p>
          </table:table-cell>
          <table:table-cell office:value-type="string" calcext:value-type="string">
            <text:p>DhlRgwdDc-E</text:p>
          </table:table-cell>
          <table:table-cell office:value-type="string" calcext:value-type="string">
            <text:p>UCsooa4yRKGN_zEE8iknghZA</text:p>
          </table:table-cell>
          <table:table-cell office:value-type="string" calcext:value-type="string">
            <text:p>https://www.youtube.com/watch?v=DhlRgwdDc-E</text:p>
          </table:table-cell>
          <table:table-cell office:value-type="date" office:date-value="2015-05-19T15:03:35" calcext:value-type="date">
            <text:p>19/05/15 15:03</text:p>
          </table:table-cell>
          <table:table-cell office:value-type="string" calcext:value-type="string">
            <text:p>Debunking the myths of OCD - Natascha M. Santos</text:p>
          </table:table-cell>
          <table:table-cell office:value-type="string" calcext:value-type="string">
            <text:p>View full lesson: http://ed.ted.com/lessons/debunking-the-myths-of-ocd-natascha-m-santos</text:p>
            <text:p/>
            <text:p>Thereâ€™s a common misconception that if you like to meticulously organize your things, keep your hands clean, or plan out your weekend to the last detail, you might be OCD. In fact, OCD (Obsessive Compulsive Disorder) is a serious psychiatric condition that is frequently misunderstood by society and mental health professionals alike. Natascha M. Santos debunks the myths surrounding OCD.</text:p>
            <text:p/>
            <text:p>Lesson by Natascha M. Santos, animation by Zedem Media.</text:p>
          </table:table-cell>
          <table:table-cell office:value-type="string" calcext:value-type="string">
            <text:p>{TED,TEDx,TED-Ed,"TED Education","Natascha Santos","Zedem Media",OCD,"Obsessive-compulsive Disorder (Disease Or Medical Condition)",Psychology,Psychiatry,Repetition,Ritual,Impulses,Obsessions,Anxiety,Cleaning,Double-checking,Patterns,Rationality,Irrationality,Neuroscience}</text:p>
          </table:table-cell>
          <table:table-cell office:value-type="string" calcext:value-type="string">
            <text:p>00:04:51</text:p>
          </table:table-cell>
          <table:table-cell office:value-type="date" office:date-value="2018-07-28T04:43:05.892" calcext:value-type="date">
            <text:p>28/07/18 04:43</text:p>
          </table:table-cell>
          <table:table-cell office:value-type="float" office:value="2321778" calcext:value-type="float">
            <text:p>2321778</text:p>
          </table:table-cell>
          <table:table-cell office:value-type="float" office:value="16433" calcext:value-type="float">
            <text:p>16433</text:p>
          </table:table-cell>
          <table:table-cell/>
        </table:table-row>
        <table:table-row table:style-name="ro9">
          <table:table-cell office:value-type="string" calcext:value-type="string">
            <text:p>TED-Ed</text:p>
          </table:table-cell>
          <table:table-cell office:value-type="string" calcext:value-type="string">
            <text:p>XvUHcsZOhJ8</text:p>
          </table:table-cell>
          <table:table-cell office:value-type="string" calcext:value-type="string">
            <text:p>UCsooa4yRKGN_zEE8iknghZA</text:p>
          </table:table-cell>
          <table:table-cell office:value-type="string" calcext:value-type="string">
            <text:p>https://www.youtube.com/watch?v=XvUHcsZOhJ8</text:p>
          </table:table-cell>
          <table:table-cell office:value-type="date" office:date-value="2018-02-08T15:58:16" calcext:value-type="date">
            <text:p>08/02/18 15:58</text:p>
          </table:table-cell>
          <table:table-cell office:value-type="string" calcext:value-type="string">
            <text:p>The myth of Arachne <text:s/>- Iseult Gillespie</text:p>
          </table:table-cell>
          <table:table-cell office:value-type="string" calcext:value-type="string">
            <text:p>Check out our Patreon page: https://www.patreon.com/teded</text:p>
            <text:p/>
            <text:p>View full lesson: https://ed.ted.com/lessons/the-myth-of-arachne-and-athena-iseult-gillespie</text:p>
            <text:p/>
            <text:p>From sailors who were turned into pigs, nymphs that sprouted into trees, and a gaze that converted the beholder to stone, Greek mythology brims with shape-shifters. The powerful Gods usually changed their own forms at will - but for mortals, the mutations were often unwanted. Iseult Gillespie shares how one such unnerving transformation befell the spinner Arachne. </text:p>
            <text:p/>
            <text:p>Lesson by Iseult Gillespie, animation by Mette Ilene Holmriis.</text:p>
            <text:p/>
            <text:p>Thank you so much to our patrons for your support! Without you this video would not be possible! Manav parmar, Dwight Tevuk, Stephen A. Wilson, Siamak H, Dominik Kugelmann, Katie Winchester, Mary Sawyer, David Rosario, Samuel Doerle, Be Owusu, Susan Herder, Savannah Scheelings, Prasanth Mathialagan, Yanira Santamaria, Chad Harper, Dawn Jordan, Chris Mathew, Constantin Salagor, Activated Classroom Teaching, Kevin Wong, Umar Farooq, Goh Xiang Ting Diana, Dmitry Neverov, Tushar Sharma, CristÃ³bal Medina Moenne, Silas Schwarz, Fabio Peters, MJ Tan Mingjie, Yansong Li, Jason A Saslow, Michael Aquilina, Joanne Luce, Henry Li, Kyle Nguyen, Taylor Hunter, Noa Shore, Lex Azevedo, Merit Gamertsfelder, Bev Millar, Rishi Pasham, Jhuval , SookKwan Loong, Daniel Day, Nick Johnson, Bruno Pinho, Javier Aldavaz, Rodrigo Carballo, Marc Veale, Boytsov Ilya, Bozhidar Karaargirov, ilya bondarik, maxi kobi einy, Runarm , Misaki Sato, Levi Cook, and Alex Kongkeo.</text:p>
          </table:table-cell>
          <table:table-cell office:value-type="string" calcext:value-type="string">
            <text:p>{TED,TED-Ed,"Iseult Gillespie","Mette Ilene Holmriis",mythology,Arachne,Athena,"TED Education",Teded,Greek,myth,"TED Ed"}</text:p>
          </table:table-cell>
          <table:table-cell office:value-type="string" calcext:value-type="string">
            <text:p>00:04:30</text:p>
          </table:table-cell>
          <table:table-cell office:value-type="date" office:date-value="2018-07-28T04:41:50.73" calcext:value-type="date">
            <text:p>28/07/18 04:41</text:p>
          </table:table-cell>
          <table:table-cell office:value-type="float" office:value="2315538" calcext:value-type="float">
            <text:p>2315538</text:p>
          </table:table-cell>
          <table:table-cell office:value-type="float" office:value="87065" calcext:value-type="float">
            <text:p>87065</text:p>
          </table:table-cell>
          <table:table-cell/>
        </table:table-row>
        <table:table-row table:style-name="ro4">
          <table:table-cell office:value-type="string" calcext:value-type="string">
            <text:p>TED-Ed</text:p>
          </table:table-cell>
          <table:table-cell office:value-type="string" calcext:value-type="string">
            <text:p>heCSbA8w57A</text:p>
          </table:table-cell>
          <table:table-cell office:value-type="string" calcext:value-type="string">
            <text:p>UCsooa4yRKGN_zEE8iknghZA</text:p>
          </table:table-cell>
          <table:table-cell office:value-type="string" calcext:value-type="string">
            <text:p>https://www.youtube.com/watch?v=heCSbA8w57A</text:p>
          </table:table-cell>
          <table:table-cell office:value-type="date" office:date-value="2016-04-18T15:13:02" calcext:value-type="date">
            <text:p>18/04/16 15:13</text:p>
          </table:table-cell>
          <table:table-cell office:value-type="string" calcext:value-type="string">
            <text:p>Should you trust unanimous decisions? - Derek Abbott</text:p>
          </table:table-cell>
          <table:table-cell office:value-type="string" calcext:value-type="string">
            <text:p>View full lesson: http://ed.ted.com/lessons/should-you-trust-unanimous-decisions-derek-abbott</text:p>
            <text:p/>
            <text:p>Imagine a police lineup where ten witnesses are asked to identify a bank robber they glimpsed fleeing the scene. If six of them pick the same person, thereâ€™s a good chance thatâ€™s the culprit. And if all ten do, you might think the case is rock solid. But sometimes, the closer you start to get to total agreement, the less reliable the result becomes. Derek Abbott explains the paradox of unanimity. </text:p>
            <text:p/>
            <text:p>Lesson by Derek Abbott, animation by Brett Underhill.</text:p>
          </table:table-cell>
          <table:table-cell office:value-type="string" calcext:value-type="string">
            <text:p>{"Derek Abbott","Brett Underhill","paradox of unanimity",consensus,"varied distribution","total agreement",evidence,"unanimous evidence",TED,TED-Ed,"TED Education","Ted Ed"}</text:p>
          </table:table-cell>
          <table:table-cell office:value-type="string" calcext:value-type="string">
            <text:p>00:04:03</text:p>
          </table:table-cell>
          <table:table-cell office:value-type="date" office:date-value="2018-07-28T04:42:40.92" calcext:value-type="date">
            <text:p>28/07/18 04:42</text:p>
          </table:table-cell>
          <table:table-cell office:value-type="float" office:value="2311839" calcext:value-type="float">
            <text:p>2311839</text:p>
          </table:table-cell>
          <table:table-cell office:value-type="float" office:value="12723" calcext:value-type="float">
            <text:p>12723</text:p>
          </table:table-cell>
          <table:table-cell/>
        </table:table-row>
        <table:table-row table:style-name="ro4">
          <table:table-cell office:value-type="string" calcext:value-type="string">
            <text:p>TED-Ed</text:p>
          </table:table-cell>
          <table:table-cell office:value-type="string" calcext:value-type="string">
            <text:p>3s2QPQnuaGk</text:p>
          </table:table-cell>
          <table:table-cell office:value-type="string" calcext:value-type="string">
            <text:p>UCsooa4yRKGN_zEE8iknghZA</text:p>
          </table:table-cell>
          <table:table-cell office:value-type="string" calcext:value-type="string">
            <text:p>https://www.youtube.com/watch?v=3s2QPQnuaGk</text:p>
          </table:table-cell>
          <table:table-cell office:value-type="date" office:date-value="2017-03-13T15:01:14" calcext:value-type="date">
            <text:p>13/03/17 15:01</text:p>
          </table:table-cell>
          <table:table-cell office:value-type="string" calcext:value-type="string">
            <text:p>The myth of Icarus and Daedalus - Amy Adkins</text:p>
          </table:table-cell>
          <table:table-cell office:value-type="string" calcext:value-type="string">
            <text:p>View full lesson: http://ed.ted.com/lessons/the-myth-of-icarus-and-daedalus-amy-adkins</text:p>
            <text:p/>
            <text:p>In mythological ancient Greece, Icarus flew above Crete on wings made from wax and feathers, defying the laws of man and nature. To witnesses on the ground, he looked like a god, and he felt like one too. But, in his society, the line that separated god from man was absolute, and the punishment for mortals who attempted to cross it was severe. Amy Adkins explains the myth of Icarus and Daedalus. </text:p>
            <text:p/>
            <text:p>Lesson by Amy Adkins, animation by TED-Ed.</text:p>
          </table:table-cell>
          <table:table-cell office:value-type="string" calcext:value-type="string">
            <text:p>{TED,TED-Ed,"TED Ed","TED Education","Amy Adkins",Daedalus,Icarus,hubris,Minotaur,Minos,Pasiphae,Greece,Athens,Crete,"Greek Mythology",gods,Hercules,wings,invention,sun,moderation}</text:p>
          </table:table-cell>
          <table:table-cell office:value-type="string" calcext:value-type="string">
            <text:p>00:05:09</text:p>
          </table:table-cell>
          <table:table-cell office:value-type="date" office:date-value="2018-07-28T04:42:09.695" calcext:value-type="date">
            <text:p>28/07/18 04:42</text:p>
          </table:table-cell>
          <table:table-cell office:value-type="float" office:value="2310192" calcext:value-type="float">
            <text:p>2310192</text:p>
          </table:table-cell>
          <table:table-cell office:value-type="float" office:value="53599" calcext:value-type="float">
            <text:p>53599</text:p>
          </table:table-cell>
          <table:table-cell/>
        </table:table-row>
        <table:table-row table:style-name="ro4">
          <table:table-cell office:value-type="string" calcext:value-type="string">
            <text:p>TED-Ed</text:p>
          </table:table-cell>
          <table:table-cell office:value-type="string" calcext:value-type="string">
            <text:p>gedoSfZvBgE</text:p>
          </table:table-cell>
          <table:table-cell office:value-type="string" calcext:value-type="string">
            <text:p>UCsooa4yRKGN_zEE8iknghZA</text:p>
          </table:table-cell>
          <table:table-cell office:value-type="string" calcext:value-type="string">
            <text:p>https://www.youtube.com/watch?v=gedoSfZvBgE</text:p>
          </table:table-cell>
          <table:table-cell office:value-type="date" office:date-value="2015-01-05T16:01:12" calcext:value-type="date">
            <text:p>05/01/15 16:01</text:p>
          </table:table-cell>
          <table:table-cell office:value-type="string" calcext:value-type="string">
            <text:p>The benefits of a good night's sleep - Shai Marcu</text:p>
          </table:table-cell>
          <table:table-cell office:value-type="string" calcext:value-type="string">
            <text:p>View full lesson: http://ed.ted.com/lessons/the-benefits-of-a-good-night-s-sleep-shai-marcu</text:p>
            <text:p/>
            <text:p>Itâ€™s 4am, and the big test is in 8 hours. Youâ€™ve been studying for days, but you still donâ€™t feel ready. Should you drink another cup of coffee and spend the next few hours cramming? Or should you go to sleep? Shai Marcu defends the latter option, showing how sleep restructures your brain in a way thatâ€™s crucial for how our memory works. </text:p>
            <text:p/>
            <text:p>Lesson by Shai Marcu, animation by Javier SaldeÃ±a.</text:p>
          </table:table-cell>
          <table:table-cell office:value-type="string" calcext:value-type="string">
            <text:p>{"Shai Marcu","Javier Saldena",sleep,memory,"benefit of a good night sleep",sleeping,"importance of sleeping",brain,mind,"sleep and memory",TED,TED-Ed,"TED Ed",TEDEducation}</text:p>
          </table:table-cell>
          <table:table-cell office:value-type="string" calcext:value-type="string">
            <text:p>00:05:45</text:p>
          </table:table-cell>
          <table:table-cell office:value-type="date" office:date-value="2018-07-28T04:41:26.123" calcext:value-type="date">
            <text:p>28/07/18 04:41</text:p>
          </table:table-cell>
          <table:table-cell office:value-type="float" office:value="2296260" calcext:value-type="float">
            <text:p>2296260</text:p>
          </table:table-cell>
          <table:table-cell office:value-type="float" office:value="9764" calcext:value-type="float">
            <text:p>9764</text:p>
          </table:table-cell>
          <table:table-cell/>
        </table:table-row>
        <table:table-row table:style-name="ro6">
          <table:table-cell office:value-type="string" calcext:value-type="string">
            <text:p>minutephysics</text:p>
          </table:table-cell>
          <table:table-cell office:value-type="string" calcext:value-type="string">
            <text:p>-zexOIGlrFo</text:p>
          </table:table-cell>
          <table:table-cell office:value-type="string" calcext:value-type="string">
            <text:p>UCUHW94eEFW7hkUMVaZz4eDg</text:p>
          </table:table-cell>
          <table:table-cell office:value-type="string" calcext:value-type="string">
            <text:p>https://www.youtube.com/watch?v=-zexOIGlrFo</text:p>
          </table:table-cell>
          <table:table-cell office:value-type="date" office:date-value="2011-11-21T02:00:00" calcext:value-type="date">
            <text:p>21/11/11 02:00</text:p>
          </table:table-cell>
          <table:table-cell office:value-type="string" calcext:value-type="string">
            <text:p>Weigh a million dollars with your mind</text:p>
          </table:table-cell>
          <table:table-cell office:value-type="string" calcext:value-type="string">
            <text:p>A million dollars is a ton of money. But how much does it weigh? </text:p>
            <text:p/>
            <text:p>Trying out a new feature: English Transcript! Let me know how it works</text:p>
            <text:p/>
            <text:p>Tweet it - http://bit.ly/so35wI</text:p>
            <text:p>Facebook it - http://on.fb.me/s54PZ1</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youtube: http://bit.ly/pakJLE</text:p>
            <text:p>myspace: http://mysp.ac/qtmZQj Created by Henry Reich</text:p>
          </table:table-cell>
          <table:table-cell office:value-type="string" calcext:value-type="string">
            <text:p>{1000000,million,dollars,weight,weigh,approximation,approximate,estimate,telepathy,Sean,Carroll,arrow,of,time,entropy,past,future,GPS,atomic,special,relativity,atom,nuclear,military,"General Relativity",Energy,Technology,break,speed,light,movie,brian,greene,color,art,Dark,energy,Nobel,Prize,Minutephysics,minute,physics,universe,Henry,Reich,xkcd,rsanimate,dark,matter,schrodinger's,cat,schrÃ¶dinger,what,is,fire?,Drawing,Educational,contest}</text:p>
          </table:table-cell>
          <table:table-cell office:value-type="string" calcext:value-type="string">
            <text:p>00:01:31</text:p>
          </table:table-cell>
          <table:table-cell office:value-type="date" office:date-value="2018-07-28T04:42:28.028" calcext:value-type="date">
            <text:p>28/07/18 04:42</text:p>
          </table:table-cell>
          <table:table-cell office:value-type="float" office:value="2287322" calcext:value-type="float">
            <text:p>2287322</text:p>
          </table:table-cell>
          <table:table-cell office:value-type="float" office:value="1040" calcext:value-type="float">
            <text:p>1040</text:p>
          </table:table-cell>
          <table:table-cell/>
        </table:table-row>
        <table:table-row table:style-name="ro5">
          <table:table-cell office:value-type="string" calcext:value-type="string">
            <text:p>Khan Academy</text:p>
          </table:table-cell>
          <table:table-cell office:value-type="string" calcext:value-type="string">
            <text:p>2f7YwCtHcgk</text:p>
          </table:table-cell>
          <table:table-cell office:value-type="string" calcext:value-type="string">
            <text:p>UC4a-Gbdw7vOaccHmFo40b9g</text:p>
          </table:table-cell>
          <table:table-cell office:value-type="string" calcext:value-type="string">
            <text:p>https://www.youtube.com/watch?v=2f7YwCtHcgk</text:p>
          </table:table-cell>
          <table:table-cell office:value-type="date" office:date-value="2009-12-09T01:28:57" calcext:value-type="date">
            <text:p>09/12/09 01:28</text:p>
          </table:table-cell>
          <table:table-cell office:value-type="string" calcext:value-type="string">
            <text:p>Introduction to cellular respiration | Cellular respiration | Biology | Khan Academy</text:p>
          </table:table-cell>
          <table:table-cell office:value-type="string" calcext:value-type="string">
            <text:p>Introduction to cellular respiration, including glycolysis, the Krebs Cycle, and the electron transport chain.</text:p>
            <text:p/>
            <text:p>Watch the next lesson: https://www.khanacademy.org/science/biology/cellular-respiration-and-fermentation/intro-to-cellular-respiration/v/oxidation-and-reduction-from-biological-view?utm_source=YT&amp;utm_medium=Desc&amp;utm_campaign=biology</text:p>
            <text:p/>
            <text:p>Missed the previous lesson? https://www.khanacademy.org/science/biology/cellular-respiration-and-fermentation/intro-to-cellular-respiration/v/atp-hydrolysis-mechanism?utm_source=YT&amp;utm_medium=Desc&amp;utm_campaign=biology</text:p>
            <text:p/>
            <text:p>Biology on Khan Academy: Life is beautiful! From atoms to cells, from genes to proteins, from populations to ecosystems, biology is the study of the fascinating and intricate systems that make life possible. Dive in to learn more about the many branches of biology and why they are exciting and important. Covers topics seen in a high school or first-year college biology course.</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s Biology channel: https://www.youtube.com/channel/UC82qE46vcTn7lP4tK_RHhdg?sub_confirmation=1</text:p>
            <text:p>Subscribe to Khan Academy: https://www.youtube.com/subscription_center?add_user=khanacademy</text:p>
          </table:table-cell>
          <table:table-cell office:value-type="string" calcext:value-type="string">
            <text:p>{kreb's,respiration,cellular,chain,glycolysis,dotsub,transport,cycle,electron}</text:p>
          </table:table-cell>
          <table:table-cell office:value-type="string" calcext:value-type="string">
            <text:p>00:14:19</text:p>
          </table:table-cell>
          <table:table-cell office:value-type="date" office:date-value="2018-07-28T04:45:02.682" calcext:value-type="date">
            <text:p>28/07/18 04:45</text:p>
          </table:table-cell>
          <table:table-cell office:value-type="float" office:value="2281491" calcext:value-type="float">
            <text:p>2281491</text:p>
          </table:table-cell>
          <table:table-cell office:value-type="float" office:value="5978" calcext:value-type="float">
            <text:p>5978</text:p>
          </table:table-cell>
          <table:table-cell/>
        </table:table-row>
        <table:table-row table:style-name="ro37">
          <table:table-cell office:value-type="string" calcext:value-type="string">
            <text:p>TED-Ed</text:p>
          </table:table-cell>
          <table:table-cell office:value-type="string" calcext:value-type="string">
            <text:p>NGtt7GJ1uiM</text:p>
          </table:table-cell>
          <table:table-cell office:value-type="string" calcext:value-type="string">
            <text:p>UCsooa4yRKGN_zEE8iknghZA</text:p>
          </table:table-cell>
          <table:table-cell office:value-type="string" calcext:value-type="string">
            <text:p>https://www.youtube.com/watch?v=NGtt7GJ1uiM</text:p>
          </table:table-cell>
          <table:table-cell office:value-type="date" office:date-value="2017-11-07T16:03:05" calcext:value-type="date">
            <text:p>07/11/17 16:03</text:p>
          </table:table-cell>
          <table:table-cell office:value-type="string" calcext:value-type="string">
            <text:p>Can you solve the egg drop riddle? - Yossi Elran</text:p>
          </table:table-cell>
          <table:table-cell office:value-type="string" calcext:value-type="string">
            <text:p>Check out our Patreon page: https://www.patreon.com/teded</text:p>
            <text:p/>
            <text:p>View full lesson: https://ed.ted.com/lessons/can-you-solve-the-egg-drop-riddle-yossi-elran</text:p>
            <text:p/>
            <text:p>The city has just opened its one-of-a-kind Faberge Egg Museum, with a single egg displayed on each floor of a 100-story building -- and the worldâ€™s most notorious jewel thief already has her eyes on the prize. Can you help the thief formulate a plan that will drop the most expensive egg she can get safely into her waiting truck? Yossi Elran shows how. </text:p>
            <text:p/>
            <text:p>Lesson by Yossi Elran, directed by Artrake Studio. </text:p>
            <text:p/>
            <text:p>Thank you so much to our patrons for your support! Without you this video would not be possible!</text:p>
            <text:p>Yuh Saito, Sarabeth Knobel, Quentin Le Menez, Mattia Veltri, Fabian Amels, Sandra Tersluisen, Marcel Trompeter-Petrovic, PnDAA, Jose Fernandez-Calvo, Steph, Zhexi Shan, Gustavo Mendoza, BÃ¡rbara NazarÃ©, Josh Engel, Natalia Rico, Andrea Feliz, Olivier Brunel, Bernardo Paulo, Victor E Karhel, Sydney Evans, Latora Slydell, Noel Situ, Elliot Poulin, Emily Lam, Alex Neal.</text:p>
          </table:table-cell>
          <table:table-cell office:value-type="string" calcext:value-type="string">
            <text:p>{TED,TED-Ed,"TED Education","TED Ed",riddle,egg,Faberge,thief,equation}</text:p>
          </table:table-cell>
          <table:table-cell office:value-type="string" calcext:value-type="string">
            <text:p>00:04:47</text:p>
          </table:table-cell>
          <table:table-cell office:value-type="date" office:date-value="2018-07-28T04:42:40.618" calcext:value-type="date">
            <text:p>28/07/18 04:42</text:p>
          </table:table-cell>
          <table:table-cell office:value-type="float" office:value="2274479" calcext:value-type="float">
            <text:p>2274479</text:p>
          </table:table-cell>
          <table:table-cell office:value-type="float" office:value="40061" calcext:value-type="float">
            <text:p>40061</text:p>
          </table:table-cell>
          <table:table-cell/>
        </table:table-row>
        <table:table-row table:style-name="ro42">
          <table:table-cell office:value-type="string" calcext:value-type="string">
            <text:p>Numberphile</text:p>
          </table:table-cell>
          <table:table-cell office:value-type="string" calcext:value-type="string">
            <text:p>rudzYPHuewc</text:p>
          </table:table-cell>
          <table:table-cell office:value-type="string" calcext:value-type="string">
            <text:p>UCoxcjq-8xIDTYp3uz647V5A</text:p>
          </table:table-cell>
          <table:table-cell office:value-type="string" calcext:value-type="string">
            <text:p>https://www.youtube.com/watch?v=rudzYPHuewc</text:p>
          </table:table-cell>
          <table:table-cell office:value-type="date" office:date-value="2015-01-26T14:27:20" calcext:value-type="date">
            <text:p>26/01/15 14:27</text:p>
          </table:table-cell>
          <table:table-cell office:value-type="string" calcext:value-type="string">
            <text:p>Winning at Rock Paper Scissors - Numberphile</text:p>
          </table:table-cell>
          <table:table-cell office:value-type="string" calcext:value-type="string">
            <text:p>Squarespace: http://www.squarespace.com/numberphile</text:p>
            <text:p>This video features Hannah Fry - https://twitter.com/fryrsquared</text:p>
            <text:p>More links &amp; stuff in full description below â†“â†“â†“</text:p>
            <text:p/>
            <text:p>More on this topic (and lizards): http://youtu.be/Z8lv2vy5vco</text:p>
            <text:p>And even more on this topic: http://youtu.be/ygHwBxWyI6E</text:p>
            <text:p>The paper: http://bit.ly/RPSpaper</text:p>
            <text:p/>
            <text:p>Reddit for this video: http://redd.it/2tq25k</text:p>
            <text:p/>
            <text:p>Art and animation by Pete McPartlan</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Rock-paper-scissors (Game)"}</text:p>
          </table:table-cell>
          <table:table-cell office:value-type="string" calcext:value-type="string">
            <text:p>00:05:48</text:p>
          </table:table-cell>
          <table:table-cell office:value-type="date" office:date-value="2018-07-28T04:43:50.071" calcext:value-type="date">
            <text:p>28/07/18 04:43</text:p>
          </table:table-cell>
          <table:table-cell office:value-type="float" office:value="2273424" calcext:value-type="float">
            <text:p>2273424</text:p>
          </table:table-cell>
          <table:table-cell office:value-type="float" office:value="4526" calcext:value-type="float">
            <text:p>4526</text:p>
          </table:table-cell>
          <table:table-cell/>
        </table:table-row>
        <table:table-row table:style-name="ro29">
          <table:table-cell office:value-type="string" calcext:value-type="string">
            <text:p>Vihart</text:p>
          </table:table-cell>
          <table:table-cell office:value-type="string" calcext:value-type="string">
            <text:p>Gx5D09s5X6U</text:p>
          </table:table-cell>
          <table:table-cell office:value-type="string" calcext:value-type="string">
            <text:p>UCOGeU-1Fig3rrDjhm9Zs_wg</text:p>
          </table:table-cell>
          <table:table-cell office:value-type="string" calcext:value-type="string">
            <text:p>https://www.youtube.com/watch?v=Gx5D09s5X6U</text:p>
          </table:table-cell>
          <table:table-cell office:value-type="date" office:date-value="2011-03-07T05:21:33" calcext:value-type="date">
            <text:p>07/03/11 05:21</text:p>
          </table:table-cell>
          <table:table-cell office:value-type="string" calcext:value-type="string">
            <text:p>How To Snakes</text:p>
          </table:table-cell>
          <table:table-cell office:value-type="string" calcext:value-type="string">
            <text:p>Snakesnakesnakesnakesnakesnakesnakesnakesnakesnakesnakesnakesnakesnakesnakesnakesnakesnakesnakesnakesnakesnakesnakesnakesnakesnakes.</text:p>
            <text:p/>
            <text:p>You can try slithers here: http://www.khanacademy.org/cs/slither/822941639</text:p>
            <text:p/>
            <text:p>You can get a box of snakes here:</text:p>
            <text:p>http://www.amazon.com/dp/B003I6USDW?tag=vihartcom-20</text:p>
            <text:p/>
            <text:p>My personal website, which you might like: http://vihart.com</text:p>
          </table:table-cell>
          <table:table-cell office:value-type="string" calcext:value-type="string">
            <text:p>{snakes,math,fractal,mathematics,hydra,"peano curve",pi}</text:p>
          </table:table-cell>
          <table:table-cell office:value-type="string" calcext:value-type="string">
            <text:p>00:02:10</text:p>
          </table:table-cell>
          <table:table-cell office:value-type="date" office:date-value="2018-07-28T04:44:32.339" calcext:value-type="date">
            <text:p>28/07/18 04:44</text:p>
          </table:table-cell>
          <table:table-cell office:value-type="float" office:value="2273351" calcext:value-type="float">
            <text:p>2273351</text:p>
          </table:table-cell>
          <table:table-cell office:value-type="float" office:value="1383" calcext:value-type="float">
            <text:p>1383</text:p>
          </table:table-cell>
          <table:table-cell/>
        </table:table-row>
        <table:table-row table:style-name="ro4">
          <table:table-cell office:value-type="string" calcext:value-type="string">
            <text:p>TED-Ed</text:p>
          </table:table-cell>
          <table:table-cell office:value-type="string" calcext:value-type="string">
            <text:p>ZZZ6QB5TSfk</text:p>
          </table:table-cell>
          <table:table-cell office:value-type="string" calcext:value-type="string">
            <text:p>UCsooa4yRKGN_zEE8iknghZA</text:p>
          </table:table-cell>
          <table:table-cell office:value-type="string" calcext:value-type="string">
            <text:p>https://www.youtube.com/watch?v=ZZZ6QB5TSfk</text:p>
          </table:table-cell>
          <table:table-cell office:value-type="date" office:date-value="2014-02-13T16:08:51" calcext:value-type="date">
            <text:p>13/02/14 16:08</text:p>
          </table:table-cell>
          <table:table-cell office:value-type="string" calcext:value-type="string">
            <text:p>The history of marriage - Alex Gendler</text:p>
          </table:table-cell>
          <table:table-cell office:value-type="string" calcext:value-type="string">
            <text:p>View full lesson: http://ed.ted.com/lessons/the-history-of-marriage-alex-gendler</text:p>
            <text:p/>
            <text:p>A white, puffy dress. Eternal love. A joint tax return. Marriage means something different to everyone and has changed over time and across cultures. Alex Gendler traces the history of getting hitched, providing insights on polygamy, same-sex unions and even marriage between the dead and the living.</text:p>
            <text:p/>
            <text:p>Lesson by Alex Gendler, animation by Augenblick Studios.</text:p>
          </table:table-cell>
          <table:table-cell office:value-type="string" calcext:value-type="string">
            <text:p>{marriage,"history of marriage","evolution of marriage","alex gendler","augenblick studios","same-sex marriage","same-sex union",polygamy,brother-making,"getting hitched","tying the knot",TED,TED-Ed,TEDEducation,"TED Ed"}</text:p>
          </table:table-cell>
          <table:table-cell office:value-type="string" calcext:value-type="string">
            <text:p>00:04:44</text:p>
          </table:table-cell>
          <table:table-cell office:value-type="date" office:date-value="2018-07-28T04:41:20.285" calcext:value-type="date">
            <text:p>28/07/18 04:41</text:p>
          </table:table-cell>
          <table:table-cell office:value-type="float" office:value="2271152" calcext:value-type="float">
            <text:p>2271152</text:p>
          </table:table-cell>
          <table:table-cell office:value-type="float" office:value="17966" calcext:value-type="float">
            <text:p>17966</text:p>
          </table:table-cell>
          <table:table-cell/>
        </table:table-row>
        <table:table-row table:style-name="ro3">
          <table:table-cell office:value-type="string" calcext:value-type="string">
            <text:p>TED-Ed</text:p>
          </table:table-cell>
          <table:table-cell office:value-type="string" calcext:value-type="string">
            <text:p>may2s9j4RLk</text:p>
          </table:table-cell>
          <table:table-cell office:value-type="string" calcext:value-type="string">
            <text:p>UCsooa4yRKGN_zEE8iknghZA</text:p>
          </table:table-cell>
          <table:table-cell office:value-type="string" calcext:value-type="string">
            <text:p>https://www.youtube.com/watch?v=may2s9j4RLk</text:p>
          </table:table-cell>
          <table:table-cell office:value-type="date" office:date-value="2017-01-26T16:00:20" calcext:value-type="date">
            <text:p>26/01/17 16:00</text:p>
          </table:table-cell>
          <table:table-cell office:value-type="string" calcext:value-type="string">
            <text:p>The myth behind the Chinese zodiac - Megan Campisi and Pen-Pen Chen</text:p>
          </table:table-cell>
          <table:table-cell office:value-type="string" calcext:value-type="string">
            <text:p>Want to support TED-Ed's nonprofit mission? Check out our Patreon page: https://www.patreon.com/teded</text:p>
            <text:p/>
            <text:p>View full lesson: http://ed.ted.com/lessons/the-myth-behind-the-chinese-zodiac-megan-campisi-and-pen-pen-chen</text:p>
            <text:p/>
            <text:p>Whatâ€™s your sign? In Western astrology, itâ€™s a constellation determined by when your birthday falls in the calendar. But according to the Chinese zodiac (ç”Ÿè‚–), itâ€™s your shuxiang, meaning the animal assigned to your birth year. Of the many myths explaining these animal signs and their arrangement, the most enduring one is that of The Great Race. Megan Campisi and Pen-Pen Chen recounts this classic myth.</text:p>
            <text:p/>
            <text:p>Lesson by Megan Campisi and Pen-Pen Chen, animation by Marta ProkopovÃ¡.</text:p>
          </table:table-cell>
          <table:table-cell office:value-type="string" calcext:value-type="string">
            <text:p>{TED,TED-Ed,"TED Ed","TED Education","Megan Campisi","Pen-Pen Chen","Marta ProkopovÃ¡",zodiac,"Chinese zodiac",astrology,calendar,year,sign,"great race","jade emperor",yin,yang,elements,animal}</text:p>
          </table:table-cell>
          <table:table-cell office:value-type="string" calcext:value-type="string">
            <text:p>00:04:23</text:p>
          </table:table-cell>
          <table:table-cell office:value-type="date" office:date-value="2018-07-28T04:41:08.338" calcext:value-type="date">
            <text:p>28/07/18 04:41</text:p>
          </table:table-cell>
          <table:table-cell office:value-type="float" office:value="2270833" calcext:value-type="float">
            <text:p>2270833</text:p>
          </table:table-cell>
          <table:table-cell office:value-type="float" office:value="29259" calcext:value-type="float">
            <text:p>29259</text:p>
          </table:table-cell>
          <table:table-cell/>
        </table:table-row>
        <table:table-row table:style-name="ro44">
          <table:table-cell office:value-type="string" calcext:value-type="string">
            <text:p>Numberphile</text:p>
          </table:table-cell>
          <table:table-cell office:value-type="string" calcext:value-type="string">
            <text:p>bFNjA9LOPsg</text:p>
          </table:table-cell>
          <table:table-cell office:value-type="string" calcext:value-type="string">
            <text:p>UCoxcjq-8xIDTYp3uz647V5A</text:p>
          </table:table-cell>
          <table:table-cell office:value-type="string" calcext:value-type="string">
            <text:p>https://www.youtube.com/watch?v=bFNjA9LOPsg</text:p>
          </table:table-cell>
          <table:table-cell office:value-type="date" office:date-value="2013-03-12T18:16:25" calcext:value-type="date">
            <text:p>12/03/13 18:16</text:p>
          </table:table-cell>
          <table:table-cell office:value-type="string" calcext:value-type="string">
            <text:p>How Pi was nearly changed to 3.2 - Numberphile</text:p>
          </table:table-cell>
          <table:table-cell office:value-type="string" calcext:value-type="string">
            <text:p>The State of Indiana nearly passed a law which would have made Pi equal 3.2 - strange but true. </text:p>
            <text:p>More links &amp; stuff in full description below â†“â†“â†“</text:p>
            <text:p/>
            <text:p>More Pi videos from Numberphile: http://bit.ly/W4oDN1</text:p>
            <text:p/>
            <text:p>This video features Dr James Grime - https://twitter.com/jamesgrime</text:p>
            <text:p/>
            <text:p>The video about squaring circles: https://www.youtube.com/watch?v=CMP9a2J4Bqw</text:p>
            <text:p/>
            <text:p>A note to potentially disgruntled viewers about making this video longer to include the subsequent lengthy discussion about squaring circles: http://periodicvideos.blogspot.co.uk/2013/03/continue.html</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pi,indiana,"edwin goodwin","edward goodwin"}</text:p>
          </table:table-cell>
          <table:table-cell office:value-type="string" calcext:value-type="string">
            <text:p>00:04:56</text:p>
          </table:table-cell>
          <table:table-cell office:value-type="date" office:date-value="2018-07-28T04:41:32.179" calcext:value-type="date">
            <text:p>28/07/18 04:41</text:p>
          </table:table-cell>
          <table:table-cell office:value-type="float" office:value="2270474" calcext:value-type="float">
            <text:p>2270474</text:p>
          </table:table-cell>
          <table:table-cell office:value-type="float" office:value="4708" calcext:value-type="float">
            <text:p>4708</text:p>
          </table:table-cell>
          <table:table-cell/>
        </table:table-row>
        <table:table-row table:style-name="ro9">
          <table:table-cell office:value-type="string" calcext:value-type="string">
            <text:p>TED-Ed</text:p>
          </table:table-cell>
          <table:table-cell office:value-type="string" calcext:value-type="string">
            <text:p>HHuTrcXNxOk</text:p>
          </table:table-cell>
          <table:table-cell office:value-type="string" calcext:value-type="string">
            <text:p>UCsooa4yRKGN_zEE8iknghZA</text:p>
          </table:table-cell>
          <table:table-cell office:value-type="string" calcext:value-type="string">
            <text:p>https://www.youtube.com/watch?v=HHuTrcXNxOk</text:p>
          </table:table-cell>
          <table:table-cell office:value-type="date" office:date-value="2018-04-30T15:12:47" calcext:value-type="date">
            <text:p>30/04/18 15:12</text:p>
          </table:table-cell>
          <table:table-cell office:value-type="string" calcext:value-type="string">
            <text:p>Which is stronger: Glue or tape? - Elizabeth Cox</text:p>
          </table:table-cell>
          <table:table-cell office:value-type="string" calcext:value-type="string">
            <text:p>Check out our Patreon page: https://www.patreon.com/teded</text:p>
            <text:p/>
            <text:p>View full lesson: https://ed.ted.com/lessons/which-is-stronger-glue-or-tape-elizabeth-cox</text:p>
            <text:p/>
            <text:p>The oldest glue in the world is over 8,000 years old and comes from a cave near the Dead Sea. Today, we have enough types of tape and glue to build and repair almost anything. But what gives glue and tape their stickiness? And is one stronger than the other? Elizabeth Cox explores the world of adhesives.</text:p>
            <text:p/>
            <text:p>Lesson by Elizabeth Cox, animation by Sinbad Richardson.</text:p>
            <text:p/>
            <text:p>Thank you so much to our patrons for your support! Without you this video would not be possible! maxi kobi einy, Runarm, Misaki Sato, Levi Cook, Catherine Sverko, Robert Sukosd, Mark Morris, TamÃ¡s DrÃ¡vai, Peter Liu, Leora Allen, Michal Salman, Julie Cummings-Debrot, Gilly, Ka-Hei Law, Aleksandar Srbinovski, Renhe Ji, AndrÃ©s Melo GÃ¡mez, Tim Leistikow, Moonlight , Megan Douglas, Barbara Smalley, Filip Dabrowski, Joe Giamartino, Clair Chen, Karen Goepen-Wee, Bryan Blankenburg, Bah Becerra, Stephanie Perozo, Marc Bilodeau, Ruby Solorzano, Ivan Tsenov, Claudia Mayfield, Justus Berberich, Pavel Zalevskiy, Yankai Liu, Duo Xu, Ghassan Alhazzaa, MiloÅ¡ StevanoviÄ‡, Narat Suchartsunthorn, Joy Love Om, Gi Nam Lee, Shawn Quichocho, Simone Kidner, Barun Padhy, Brandy Jones, Devin Harris, Tony Trapuzzano, Stephen Michael Alvarez, Juliana, Jason Weinstein, Kris Siverhus, Annamaria Szilagyi, and Morgan Williams.</text:p>
          </table:table-cell>
          <table:table-cell office:value-type="string" calcext:value-type="string">
            <text:p>{"TED Ed",TED-Ed,TEDEd,"TED Education","Tape vs. Glue","Elizabeth Cox","Sinbad Richardson",animation,science,engineering,technology,inventions}</text:p>
          </table:table-cell>
          <table:table-cell office:value-type="string" calcext:value-type="string">
            <text:p>00:04:51</text:p>
          </table:table-cell>
          <table:table-cell office:value-type="date" office:date-value="2018-07-28T04:43:05.733" calcext:value-type="date">
            <text:p>28/07/18 04:43</text:p>
          </table:table-cell>
          <table:table-cell office:value-type="float" office:value="2263741" calcext:value-type="float">
            <text:p>2263741</text:p>
          </table:table-cell>
          <table:table-cell office:value-type="float" office:value="243212" calcext:value-type="float">
            <text:p>243212</text:p>
          </table:table-cell>
          <table:table-cell/>
        </table:table-row>
        <table:table-row table:style-name="ro5">
          <table:table-cell office:value-type="string" calcext:value-type="string">
            <text:p>Khan Academy</text:p>
          </table:table-cell>
          <table:table-cell office:value-type="string" calcext:value-type="string">
            <text:p>1xSQlwWGT8M</text:p>
          </table:table-cell>
          <table:table-cell office:value-type="string" calcext:value-type="string">
            <text:p>UC4a-Gbdw7vOaccHmFo40b9g</text:p>
          </table:table-cell>
          <table:table-cell office:value-type="string" calcext:value-type="string">
            <text:p>https://www.youtube.com/watch?v=1xSQlwWGT8M</text:p>
          </table:table-cell>
          <table:table-cell office:value-type="date" office:date-value="2009-08-25T17:14:04" calcext:value-type="date">
            <text:p>25/08/09 17:14</text:p>
          </table:table-cell>
          <table:table-cell office:value-type="string" calcext:value-type="string">
            <text:p>Introduction to the atom | Chemistry of life | Biology | Khan Academy</text:p>
          </table:table-cell>
          <table:table-cell office:value-type="string" calcext:value-type="string">
            <text:p>The atom, proton, neutron and electron</text:p>
            <text:p/>
            <text:p>Watch the next lesson: https://www.khanacademy.org/science/biology/chemistry--of-life/electron-shells-and-orbitals/v/orbitals?utm_source=YT&amp;utm_medium=Desc&amp;utm_campaign=biology</text:p>
            <text:p/>
            <text:p>Missed the previous lesson? https://www.khanacademy.org/science/biology/chemistry--of-life/elements-and-atoms/v/elements-and-atoms?utm_source=YT&amp;utm_medium=Desc&amp;utm_campaign=biology</text:p>
            <text:p/>
            <text:p>Biology on Khan Academy: Life is beautiful! From atoms to cells, from genes to proteins, from populations to ecosystems, biology is the study of the fascinating and intricate systems that make life possible. Dive in to learn more about the many branches of biology and why they are exciting and important. Covers topics seen in a high school or first-year college biology course.</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s Biology channel: https://www.youtube.com/channel/UC82qE46vcTn7lP4tK_RHhdg?sub_confirmation=1</text:p>
            <text:p>Subscribe to Khan Academy: https://www.youtube.com/subscription_center?add_user=khanacademy</text:p>
          </table:table-cell>
          <table:table-cell office:value-type="string" calcext:value-type="string">
            <text:p>{dotsub}</text:p>
          </table:table-cell>
          <table:table-cell office:value-type="string" calcext:value-type="string">
            <text:p>00:21:05</text:p>
          </table:table-cell>
          <table:table-cell office:value-type="date" office:date-value="2018-07-28T04:41:07.964" calcext:value-type="date">
            <text:p>28/07/18 04:41</text:p>
          </table:table-cell>
          <table:table-cell office:value-type="float" office:value="2259102" calcext:value-type="float">
            <text:p>2259102</text:p>
          </table:table-cell>
          <table:table-cell office:value-type="float" office:value="5315" calcext:value-type="float">
            <text:p>5315</text:p>
          </table:table-cell>
          <table:table-cell/>
        </table:table-row>
        <table:table-row table:style-name="ro45">
          <table:table-cell office:value-type="string" calcext:value-type="string">
            <text:p>MindYourDecisions</text:p>
          </table:table-cell>
          <table:table-cell office:value-type="string" calcext:value-type="string">
            <text:p>uyS1cXrsgIg</text:p>
          </table:table-cell>
          <table:table-cell office:value-type="string" calcext:value-type="string">
            <text:p>UCHnj59g7jezwTy5GeL8EA_g</text:p>
          </table:table-cell>
          <table:table-cell office:value-type="string" calcext:value-type="string">
            <text:p>https://www.youtube.com/watch?v=uyS1cXrsgIg</text:p>
          </table:table-cell>
          <table:table-cell office:value-type="date" office:date-value="2018-02-08T08:24:20" calcext:value-type="date">
            <text:p>08/02/18 08:24</text:p>
          </table:table-cell>
          <table:table-cell office:value-type="string" calcext:value-type="string">
            <text:p>The REAL Answer To The Viral Chinese Math Problem "How Old Is The Captain?"</text:p>
          </table:table-cell>
          <table:table-cell office:value-type="string" calcext:value-type="string">
            <text:p>Media outlets around the world went crazy over a 5th grade math exam question in China. But they all missed the real story! The problem actually dates back to French researchers in 1979. In this video I present the real story to the viral "Chinese" captain's age question.</text:p>
            <text:p/>
            <text:p>Update thanks to comment from Markus SchÃ¼t: the origin dates back to 1841 in a letter Flaubert wrote! See:</text:p>
            <text:p>https://en.wikipedia.org/wiki/Age_of_the_captain</text:p>
            <text:p/>
            <text:p>My blog post for this video:</text:p>
            <text:p>https://wp.me/p6aMk-5rE</text:p>
            <text:p/>
            <text:p>Captain's age question</text:p>
            <text:p>"If a ship had 26 sheep and 10 goats onboard, how old is the ship's captain?"</text:p>
            <text:p/>
            <text:p>South China Morning Post</text:p>
            <text:p>http://www.scmp.com/news/china/society/article/2130892/26-sheep-10-goats-lot-flak-over-chinese-primary-school-maths-exam</text:p>
            <text:p/>
            <text:p>The Portal (Chinese)</text:p>
            <text:p>http://www.thepaper.cn/newsDetail_forward_1971117</text:p>
            <text:p/>
            <text:p>RT</text:p>
            <text:p>https://www.rt.com/news/417231-china-math-problem-sheep-goats/</text:p>
            <text:p/>
            <text:p>BBC</text:p>
            <text:p>http://www.bbc.com/news/world-asia-china-42857864</text:p>
            <text:p/>
            <text:p>Washington Post</text:p>
            <text:p>https://www.washingtonpost.com/news/worldviews/wp/2018/01/31/this-chinese-math-problem-has-no-answer-actually-it-has-a-lot-of-them/</text:p>
            <text:p/>
            <text:p>Newsweek</text:p>
            <text:p>http://www.newsweek.com/can-you-solve-it-bizarre-math-exam-question-leaves-students-scratching-their-796005</text:p>
            <text:p/>
            <text:p>Official response (Chinese).</text:p>
            <text:p>http://news.sina.com.cn/s/wh/2018-01-27/doc-ifyqzcxh0729685.shtml</text:p>
            <text:p/>
            <text:p>Sherlock Holmes' deduction in The Hound of the Baskervilles</text:p>
            <text:p>https://www.quora.com/What-are-some-of-the-best-deductions-by-Sherlock-Holmes</text:p>
            <text:p/>
            <text:p>NovotnÃ¡, Jarmila, and Bernard Sarrazy. "Model of a professorâ€™s didactical action in mathematics education: professorâ€™s variability and studentsâ€™ algorithmic flexibility in solving arithmetical problems." The Fourth Congress of the European Society in Mathematics Education. 2005.</text:p>
            <text:p>http://www.erme.tu-dortmund.de/~erme/CERME4/CERME4_WG6.pdf#page=68</text:p>
            <text:p/>
            <text:p>de Corte, Eric, Brian Greer, and Lieven Verschaffel, eds. Making Sense of Word Problems. CRC Press, 2000. Pages 3-5. </text:p>
            <text:p>https://books.google.com/books?id=OOyHRpWsI7sC&amp;lpg=PR7&amp;ots=oRk2XlgRGu&amp;dq=%2226%20sheep%22%20%2210%20goats%22%20boat&amp;lr&amp;pg=PA4#v=onepage&amp;q=%2226%20sheep%22%20%2210%20goats%22%20boat&amp;f=false</text:p>
            <text:p/>
            <text:p>Reusser, Kurt. "Problem solving beyond the logic of things: Contextual effects on understanding and solving word problems." Instructional Science. 17.4 (1988): 309-338.</text:p>
            <text:p>https://files.eric.ed.gov/fulltext/ED270327.pdf</text:p>
            <text:p/>
            <text:p>Benjamin Dickman Twitter and tweet</text:p>
            <text:p>https://twitter.com/benjamindickman/status/960304080462798851</text:p>
            <text:p/>
            <text:p>Benjamin Dickman answer on Math Educators Stack Exchange</text:p>
            <text:p>https://matheducators.stackexchange.com/questions/11543/does-the-how-old-is-the-shepherd-phenomenon-occur-for-more-relatable-word-prob/11546#11546</text:p>
            <text:p/>
            <text:p>Gene Wirchenko blog</text:p>
            <text:p>http://genew.ca/solving-the-right-problem-right/</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only for big news, like a new book release):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4.6/5 stars on 3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4.3/5 stars on 4 reviews)</text:p>
            <text:p>http://amzn.to/1NKbyCs</text:p>
            <text:p/>
            <text:p>"Math Puzzles Volume 3" is the third in the series. (rated 3.8/5 stars on 5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viral math problem","math education","critical thinking","math education research","confusing math problem"}</text:p>
          </table:table-cell>
          <table:table-cell office:value-type="string" calcext:value-type="string">
            <text:p>00:07:24</text:p>
          </table:table-cell>
          <table:table-cell office:value-type="date" office:date-value="2018-07-28T04:42:34.42" calcext:value-type="date">
            <text:p>28/07/18 04:42</text:p>
          </table:table-cell>
          <table:table-cell office:value-type="float" office:value="2257052" calcext:value-type="float">
            <text:p>2257052</text:p>
          </table:table-cell>
          <table:table-cell office:value-type="float" office:value="276149" calcext:value-type="float">
            <text:p>276149</text:p>
          </table:table-cell>
          <table:table-cell/>
        </table:table-row>
        <table:table-row table:style-name="ro31">
          <table:table-cell office:value-type="string" calcext:value-type="string">
            <text:p>minutephysics</text:p>
          </table:table-cell>
          <table:table-cell office:value-type="string" calcext:value-type="string">
            <text:p>Rk2izv-c_ts</text:p>
          </table:table-cell>
          <table:table-cell office:value-type="string" calcext:value-type="string">
            <text:p>UCUHW94eEFW7hkUMVaZz4eDg</text:p>
          </table:table-cell>
          <table:table-cell office:value-type="string" calcext:value-type="string">
            <text:p>https://www.youtube.com/watch?v=Rk2izv-c_ts</text:p>
          </table:table-cell>
          <table:table-cell office:value-type="date" office:date-value="2014-06-30T17:39:15" calcext:value-type="date">
            <text:p>30/06/14 17:39</text:p>
          </table:table-cell>
          <table:table-cell office:value-type="string" calcext:value-type="string">
            <text:p>How Far Can Legolas See?</text:p>
          </table:table-cell>
          <table:table-cell office:value-type="string" calcext:value-type="string">
            <text:p>Listen to the Lord of the Rings at http://www.audible.com/minutephysic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Aatish Bhatia for contributions. Created by Henry Reich</text:p>
          </table:table-cell>
          <table:table-cell office:value-type="string" calcext:value-type="string">
            <text:p>{Legolas,"lord of the rings","the two towers",vision,diffraction,glasses,"how to see without glasses",physics,light,"airy disk","orlando bloom","peter jackson","The Lord Of The Rings (Book)",interference,coherence,aperture,telephoto,blur,cone,rod,"limits of vision",sight}</text:p>
          </table:table-cell>
          <table:table-cell office:value-type="string" calcext:value-type="string">
            <text:p>00:02:51</text:p>
          </table:table-cell>
          <table:table-cell office:value-type="date" office:date-value="2018-07-28T04:41:13.97" calcext:value-type="date">
            <text:p>28/07/18 04:41</text:p>
          </table:table-cell>
          <table:table-cell office:value-type="float" office:value="2255492" calcext:value-type="float">
            <text:p>2255492</text:p>
          </table:table-cell>
          <table:table-cell office:value-type="float" office:value="740" calcext:value-type="float">
            <text:p>740</text:p>
          </table:table-cell>
          <table:table-cell/>
        </table:table-row>
        <table:table-row table:style-name="ro37">
          <table:table-cell office:value-type="string" calcext:value-type="string">
            <text:p>Mathologer</text:p>
          </table:table-cell>
          <table:table-cell office:value-type="string" calcext:value-type="string">
            <text:p>-EtHF5ND3_s</text:p>
          </table:table-cell>
          <table:table-cell office:value-type="string" calcext:value-type="string">
            <text:p>UC1_uAIS3r8Vu6JjXWvastJg</text:p>
          </table:table-cell>
          <table:table-cell office:value-type="string" calcext:value-type="string">
            <text:p>https://www.youtube.com/watch?v=-EtHF5ND3_s</text:p>
          </table:table-cell>
          <table:table-cell office:value-type="date" office:date-value="2016-07-09T15:43:35" calcext:value-type="date">
            <text:p>09/07/16 15:43</text:p>
          </table:table-cell>
          <table:table-cell office:value-type="string" calcext:value-type="string">
            <text:p>Riemann's paradox: <text:s text:c="4"/>pi = infinity minus infinity</text:p>
          </table:table-cell>
          <table:table-cell office:value-type="string" calcext:value-type="string">
            <text:p>With the help of a very famous mathematician the Mathologer sets out to show how you can subtract infinity from infinity in a legit way to get exactly pi. </text:p>
            <text:p/>
            <text:p>Thank you very much to Danil Dmitriev the official Mathologer translator for Russian for his subtitles.</text:p>
            <text:p/>
            <text:p>Enjoy!</text:p>
            <text:p/>
            <text:p>Burkard Polster</text:p>
            <text:p/>
            <text:p>Thank you very much </text:p>
            <text:p>ZachÃ¡ry Dorris for contributing English subtitles for this video,  Rodrigo Naranjo for contributing Spanish subtitles and Ã‰tienne Leb for his French subtitles!</text:p>
          </table:table-cell>
          <table:table-cell office:value-type="string" calcext:value-type="string">
            <text:p>{Mathologer,Mathematics,Math,Maths,paradox,Riemann,"Riemann rearrangement theorem",infinity,"infinite series",regrouping,associative,commutative,pi}</text:p>
          </table:table-cell>
          <table:table-cell office:value-type="string" calcext:value-type="string">
            <text:p>00:11:58</text:p>
          </table:table-cell>
          <table:table-cell office:value-type="date" office:date-value="2018-07-28T04:44:50.609" calcext:value-type="date">
            <text:p>28/07/18 04:44</text:p>
          </table:table-cell>
          <table:table-cell office:value-type="float" office:value="2255398" calcext:value-type="float">
            <text:p>2255398</text:p>
          </table:table-cell>
          <table:table-cell office:value-type="float" office:value="13177" calcext:value-type="float">
            <text:p>13177</text:p>
          </table:table-cell>
          <table:table-cell/>
        </table:table-row>
        <table:table-row table:style-name="ro43">
          <table:table-cell office:value-type="string" calcext:value-type="string">
            <text:p>Numberphile</text:p>
          </table:table-cell>
          <table:table-cell office:value-type="string" calcext:value-type="string">
            <text:p>d6c6uIyieoo</text:p>
          </table:table-cell>
          <table:table-cell office:value-type="string" calcext:value-type="string">
            <text:p>UCoxcjq-8xIDTYp3uz647V5A</text:p>
          </table:table-cell>
          <table:table-cell office:value-type="string" calcext:value-type="string">
            <text:p>https://www.youtube.com/watch?v=d6c6uIyieoo</text:p>
          </table:table-cell>
          <table:table-cell office:value-type="date" office:date-value="2014-03-11T16:23:57" calcext:value-type="date">
            <text:p>11/03/14 16:23</text:p>
          </table:table-cell>
          <table:table-cell office:value-type="string" calcext:value-type="string">
            <text:p>Riemann Hypothesis - Numberphile</text:p>
          </table:table-cell>
          <table:table-cell office:value-type="string" calcext:value-type="string">
            <text:p>Here is the biggest (?) unsolved problem in maths... The Riemann Hypothesis.</text:p>
            <text:p>More links &amp; stuff in full description below â†“â†“â†“</text:p>
            <text:p/>
            <text:p>Prime Number Theorem: http://youtu.be/l8ezziaEeNE</text:p>
            <text:p>Fermat's Last Theorem: http://youtu.be/qiNcEguuFSA</text:p>
            <text:p/>
            <text:p>Prof Edward Frenkel's book Love and Math: http://amzn.to/1g6XP6j</text:p>
            <text:p>Professor Frenkel is a mathematics professor at the University of California, Berkeley - http://edwardfrenkel.com</text:p>
            <text:p/>
            <text:p>The Millennium Prize at the Clay Mathematics Institute: http://www.claymath.org</text:p>
            <text:p/>
            <text:p>Number Line: http://youtu.be/JmyLeESQWGw</text:p>
            <text:p/>
            <text:p>CORRECTION: At 7:20 the zeta function of 2 should be (Pi^2)/6 as correctly stated earlier in the video (Basel Problem)</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Riemann Zeta Function (Concepts/Theories)","Bernhard Riemann (Author)","Riemann Hypothesis (Idea)","Leonhard Euler (Author)","millennium problems",clay,"Millennium Prize Problems",mathematics,"edward frenkel"}</text:p>
          </table:table-cell>
          <table:table-cell office:value-type="string" calcext:value-type="string">
            <text:p>00:17:04</text:p>
          </table:table-cell>
          <table:table-cell office:value-type="date" office:date-value="2018-07-28T04:42:40.513" calcext:value-type="date">
            <text:p>28/07/18 04:42</text:p>
          </table:table-cell>
          <table:table-cell office:value-type="float" office:value="2252441" calcext:value-type="float">
            <text:p>2252441</text:p>
          </table:table-cell>
          <table:table-cell office:value-type="float" office:value="16845" calcext:value-type="float">
            <text:p>16845</text:p>
          </table:table-cell>
          <table:table-cell/>
        </table:table-row>
        <table:table-row table:style-name="ro4">
          <table:table-cell office:value-type="string" calcext:value-type="string">
            <text:p>TED-Ed</text:p>
          </table:table-cell>
          <table:table-cell office:value-type="string" calcext:value-type="string">
            <text:p>v-t1Z5-oPtU</text:p>
          </table:table-cell>
          <table:table-cell office:value-type="string" calcext:value-type="string">
            <text:p>UCsooa4yRKGN_zEE8iknghZA</text:p>
          </table:table-cell>
          <table:table-cell office:value-type="string" calcext:value-type="string">
            <text:p>https://www.youtube.com/watch?v=v-t1Z5-oPtU</text:p>
          </table:table-cell>
          <table:table-cell office:value-type="date" office:date-value="2015-10-22T15:09:39" calcext:value-type="date">
            <text:p>22/10/15 15:09</text:p>
          </table:table-cell>
          <table:table-cell office:value-type="string" calcext:value-type="string">
            <text:p>How stress affects your body - Sharon Horesh Bergquist</text:p>
          </table:table-cell>
          <table:table-cell office:value-type="string" calcext:value-type="string">
            <text:p>View full lesson: http://ed.ted.com/lessons/how-stress-affects-your-body-sharon-horesh-bergquist</text:p>
            <text:p/>
            <text:p> Our hard-wired stress response is designed to gives us the quick burst of heightened alertness and energy needed to perform our best. But stress isnâ€™t all good. When activated too long or too often, stress can damage virtually every part of our body. Sharon Horesh Bergquist gives us a look at what goes on inside our body when we are chronically stressed.</text:p>
            <text:p/>
            <text:p>Lesson by Sharon Horesh Bergquist, animation by Adriatic Animation.</text:p>
          </table:table-cell>
          <table:table-cell office:value-type="string" calcext:value-type="string">
            <text:p>{TED,TED-Ed,TEDx,"TED Animation",Stress,Health,Body,Mind,Cortisol,Epinephrine,"Norepinephrine (Drug)",Hypertension,Brain,Weight,"Weight gain",Obesity,Fatigue,Irritability,Headache,"Adriatic Animation","Sharon Horesh Bergquist"}</text:p>
          </table:table-cell>
          <table:table-cell office:value-type="string" calcext:value-type="string">
            <text:p>00:04:43</text:p>
          </table:table-cell>
          <table:table-cell office:value-type="date" office:date-value="2018-07-28T04:41:13.934" calcext:value-type="date">
            <text:p>28/07/18 04:41</text:p>
          </table:table-cell>
          <table:table-cell office:value-type="float" office:value="2247521" calcext:value-type="float">
            <text:p>2247521</text:p>
          </table:table-cell>
          <table:table-cell office:value-type="float" office:value="11691" calcext:value-type="float">
            <text:p>11691</text:p>
          </table:table-cell>
          <table:table-cell/>
        </table:table-row>
        <table:table-row table:style-name="ro4">
          <table:table-cell office:value-type="string" calcext:value-type="string">
            <text:p>TED-Ed</text:p>
          </table:table-cell>
          <table:table-cell office:value-type="string" calcext:value-type="string">
            <text:p>hRAFPdDppzs</text:p>
          </table:table-cell>
          <table:table-cell office:value-type="string" calcext:value-type="string">
            <text:p>UCsooa4yRKGN_zEE8iknghZA</text:p>
          </table:table-cell>
          <table:table-cell office:value-type="string" calcext:value-type="string">
            <text:p>https://www.youtube.com/watch?v=hRAFPdDppzs</text:p>
          </table:table-cell>
          <table:table-cell office:value-type="date" office:date-value="2015-04-14T15:08:28" calcext:value-type="date">
            <text:p>14/04/15 15:08</text:p>
          </table:table-cell>
          <table:table-cell office:value-type="string" calcext:value-type="string">
            <text:p>What's the difference between accuracy and precision? - Matt Anticole</text:p>
          </table:table-cell>
          <table:table-cell office:value-type="string" calcext:value-type="string">
            <text:p>View full lesson: http://ed.ted.com/lessons/what-s-the-difference-between-accuracy-and-precision-matt-anticole</text:p>
            <text:p/>
            <text:p>When we measure things, most people are only worried about how accurate, or how close to the actual value, they are. Looking at the process of measurement more carefully, you will see that there is another important consideration: precision. Matt Anticole explains what exactly precision is and how can help us to measure things better.</text:p>
            <text:p/>
            <text:p>Lesson by Matt Anticole, animation by Anton Bogaty.</text:p>
          </table:table-cell>
          <table:table-cell office:value-type="string" calcext:value-type="string">
            <text:p>{TED,TED-Ed,TEDx,"TED Education",Accuracy,Precision,"Matt Anticole","William Tell",Engineering,Data,"Anton Bogaty",Technology}</text:p>
          </table:table-cell>
          <table:table-cell office:value-type="string" calcext:value-type="string">
            <text:p>00:04:53</text:p>
          </table:table-cell>
          <table:table-cell office:value-type="date" office:date-value="2018-07-28T04:42:03.427" calcext:value-type="date">
            <text:p>28/07/18 04:42</text:p>
          </table:table-cell>
          <table:table-cell office:value-type="float" office:value="2243862" calcext:value-type="float">
            <text:p>2243862</text:p>
          </table:table-cell>
          <table:table-cell office:value-type="float" office:value="14399" calcext:value-type="float">
            <text:p>14399</text:p>
          </table:table-cell>
          <table:table-cell/>
        </table:table-row>
        <table:table-row table:style-name="ro30">
          <table:table-cell office:value-type="string" calcext:value-type="string">
            <text:p>tecmath</text:p>
          </table:table-cell>
          <table:table-cell office:value-type="string" calcext:value-type="string">
            <text:p>_AJvshZmYPs</text:p>
          </table:table-cell>
          <table:table-cell office:value-type="string" calcext:value-type="string">
            <text:p>UCb7w5aTnt7YeXBcVCY0mgFw</text:p>
          </table:table-cell>
          <table:table-cell office:value-type="string" calcext:value-type="string">
            <text:p>https://www.youtube.com/watch?v=_AJvshZmYPs</text:p>
          </table:table-cell>
          <table:table-cell office:value-type="date" office:date-value="2013-01-29T07:36:31" calcext:value-type="date">
            <text:p>29/01/13 07:36</text:p>
          </table:table-cell>
          <table:table-cell office:value-type="string" calcext:value-type="string">
            <text:p>Math Trick - Multiply Using Lines!</text:p>
          </table:table-cell>
          <table:table-cell office:value-type="string" calcext:value-type="string">
            <text:p>This amazing multiplication trick possible has it's origins in Japan -although I have heard arguements it is a Vedic math trick.</text:p>
            <text:p/>
            <text:p>Either way - this trick allows you to multiply two numbers quickly and accurately, using a handy visual method - lines.</text:p>
            <text:p/>
            <text:p>This method does not use any multiplication tables, making it accessible to all learners. </text:p>
            <text:p/>
            <text:p>Part 2 of this video (how to multiply using lines with fives and zeros) is here:</text:p>
            <text:p>https://www.youtube.com/watch?v=kSUwRjy0rYI&amp;list=PLjbxBzUM6SLkk-Pm6oDtvJc-lsM-xli_1&amp;index=10    </text:p>
            <text:p/>
            <text:p>Arithmetic made simple!</text:p>
            <text:p/>
            <text:p>See more great math tricks here: https://www.youtube.com/user/tecmath</text:p>
          </table:table-cell>
          <table:table-cell office:value-type="string" calcext:value-type="string">
            <text:p>{"fast math trick",trick,tricks,maths,math,mathematics,multiplication,"math trick"}</text:p>
          </table:table-cell>
          <table:table-cell office:value-type="string" calcext:value-type="string">
            <text:p>00:07:12</text:p>
          </table:table-cell>
          <table:table-cell office:value-type="date" office:date-value="2018-07-28T04:41:57.532" calcext:value-type="date">
            <text:p>28/07/18 04:41</text:p>
          </table:table-cell>
          <table:table-cell office:value-type="float" office:value="2239160" calcext:value-type="float">
            <text:p>2239160</text:p>
          </table:table-cell>
          <table:table-cell office:value-type="float" office:value="3906" calcext:value-type="float">
            <text:p>3906</text:p>
          </table:table-cell>
          <table:table-cell/>
        </table:table-row>
        <table:table-row table:style-name="ro3">
          <table:table-cell office:value-type="string" calcext:value-type="string">
            <text:p>TED-Ed</text:p>
          </table:table-cell>
          <table:table-cell office:value-type="string" calcext:value-type="string">
            <text:p>WuyPuH9ojCE</text:p>
          </table:table-cell>
          <table:table-cell office:value-type="string" calcext:value-type="string">
            <text:p>UCsooa4yRKGN_zEE8iknghZA</text:p>
          </table:table-cell>
          <table:table-cell office:value-type="string" calcext:value-type="string">
            <text:p>https://www.youtube.com/watch?v=WuyPuH9ojCE</text:p>
          </table:table-cell>
          <table:table-cell office:value-type="date" office:date-value="2015-11-09T15:59:59" calcext:value-type="date">
            <text:p>09/11/15 15:59</text:p>
          </table:table-cell>
          <table:table-cell office:value-type="string" calcext:value-type="string">
            <text:p>How stress affects your brain - Madhumita Murgia</text:p>
          </table:table-cell>
          <table:table-cell office:value-type="string" calcext:value-type="string">
            <text:p>Check out our Patreon page: https://www.patreon.com/teded</text:p>
            <text:p/>
            <text:p>View full lesson: http://ed.ted.com/lessons/how-stress-affects-your-brain-madhumita-murgia</text:p>
            <text:p/>
            <text:p>Stress isnâ€™t always a bad thing; it can be handy for a burst of extra energy and focus, like when youâ€™re playing a competitive sport or have to speak in public. But when itâ€™s continuous, it actually begins to change your brain. Madhumita Murgia shows how chronic stress can affect brain size, its structure, and how it functions, right down to the level of your genes. </text:p>
            <text:p/>
            <text:p>Lesson by Madhumita Murgia, animation by Andrew Zimbelman.</text:p>
          </table:table-cell>
          <table:table-cell office:value-type="string" calcext:value-type="string">
            <text:p>{Stress,Brain,Neuroscience,Psychology,TED,TED-Ed,TEDx,"TED Education","Adrenal gland",Cortisol,Amygdala,Fear,Emotion,Hippocampus,"HPA axis",Depression,"Alzheimer's disease",Genetics,Science,"Madhumita Venkataramanan"}</text:p>
          </table:table-cell>
          <table:table-cell office:value-type="string" calcext:value-type="string">
            <text:p>00:04:16</text:p>
          </table:table-cell>
          <table:table-cell office:value-type="date" office:date-value="2018-07-28T04:45:02.834" calcext:value-type="date">
            <text:p>28/07/18 04:45</text:p>
          </table:table-cell>
          <table:table-cell office:value-type="float" office:value="2237894" calcext:value-type="float">
            <text:p>2237894</text:p>
          </table:table-cell>
          <table:table-cell office:value-type="float" office:value="14071" calcext:value-type="float">
            <text:p>14071</text:p>
          </table:table-cell>
          <table:table-cell/>
        </table:table-row>
        <table:table-row table:style-name="ro17">
          <table:table-cell office:value-type="string" calcext:value-type="string">
            <text:p>Khan Academy</text:p>
          </table:table-cell>
          <table:table-cell office:value-type="string" calcext:value-type="string">
            <text:p>RnGu3xO2h74</text:p>
          </table:table-cell>
          <table:table-cell office:value-type="string" calcext:value-type="string">
            <text:p>UC4a-Gbdw7vOaccHmFo40b9g</text:p>
          </table:table-cell>
          <table:table-cell office:value-type="string" calcext:value-type="string">
            <text:p>https://www.youtube.com/watch?v=RnGu3xO2h74</text:p>
          </table:table-cell>
          <table:table-cell office:value-type="date" office:date-value="2009-08-27T19:11:29" calcext:value-type="date">
            <text:p>27/08/09 19:11</text:p>
          </table:table-cell>
          <table:table-cell office:value-type="string" calcext:value-type="string">
            <text:p>Balancing Chemical Equations</text:p>
          </table:table-cell>
          <table:table-cell office:value-type="string" calcext:value-type="string">
            <text:p>The art of balancing equations in chemistry!</text:p>
            <text:p>More free lessons at: http://www.khanacademy.org/video?v=RnGu3xO2h74</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14:28</text:p>
          </table:table-cell>
          <table:table-cell office:value-type="date" office:date-value="2018-07-28T04:42:15.751" calcext:value-type="date">
            <text:p>28/07/18 04:42</text:p>
          </table:table-cell>
          <table:table-cell office:value-type="float" office:value="2232320" calcext:value-type="float">
            <text:p>2232320</text:p>
          </table:table-cell>
          <table:table-cell office:value-type="float" office:value="2278" calcext:value-type="float">
            <text:p>2278</text:p>
          </table:table-cell>
          <table:table-cell/>
        </table:table-row>
        <table:table-row table:style-name="ro46">
          <table:table-cell office:value-type="string" calcext:value-type="string">
            <text:p>minutephysics</text:p>
          </table:table-cell>
          <table:table-cell office:value-type="string" calcext:value-type="string">
            <text:p>7rMgpExA4kM</text:p>
          </table:table-cell>
          <table:table-cell office:value-type="string" calcext:value-type="string">
            <text:p>UCUHW94eEFW7hkUMVaZz4eDg</text:p>
          </table:table-cell>
          <table:table-cell office:value-type="string" calcext:value-type="string">
            <text:p>https://www.youtube.com/watch?v=7rMgpExA4kM</text:p>
          </table:table-cell>
          <table:table-cell office:value-type="date" office:date-value="2014-12-19T14:00:01" calcext:value-type="date">
            <text:p>19/12/14 14:00</text:p>
          </table:table-cell>
          <table:table-cell office:value-type="string" calcext:value-type="string">
            <text:p>How Airplanes Are Made</text:p>
          </table:table-cell>
          <table:table-cell office:value-type="string" calcext:value-type="string">
            <text:p>Behind-the-Scenes of an Airbus A350 being built!</text:p>
            <text:p/>
            <text:p>Thanks to the folks at Airbus for bringing me to France, Germany, &amp; the UK to visit their headquarters and facilities and see so much incredible engineering. As you can probably tell from this video, I was super excited to learn how airplanes are made and I hope you've enjoyed learning a little bit, too!</text:p>
            <text:p/>
            <text:p>Thanks to all of the engineers, technicians and staff who took the time to share their work:</text:p>
            <text:p/>
            <text:p>Fernando Alonso</text:p>
            <text:p>Peter Chandler</text:p>
            <text:p>Emanuele Costanzo</text:p>
            <text:p>Laurence Savignac</text:p>
            <text:p>Daniel Reckzeh</text:p>
            <text:p>Florian Seidel</text:p>
            <text:p>Rob Davies</text:p>
            <text:p>Phil Brown</text:p>
            <text:p>Imran Khawaja</text:p>
            <text:p>Chris Buckley</text:p>
            <text:p>David McDonald</text:p>
            <text:p>Philip Sims</text:p>
            <text:p>Paul Beazley-Long</text:p>
            <text:p>Paul Craig</text:p>
            <text:p>Olivier Criou</text:p>
            <text:p>Tim Boddy</text:p>
            <text:p>Anne Jany</text:p>
            <text:p>Mark Wainwright</text:p>
            <text:p>Nicolas Antoine</text:p>
            <text:p>Mark Pearman-Wright</text:p>
            <text:p>Raphael Sheffield</text:p>
            <text:p>Eric Ezell</text:p>
            <text:p>Ingo Wuggetzer</text:p>
            <text:p>Delphine Comin</text:p>
            <text:p>Laurent Fradin</text:p>
            <text:p>Katia Street</text:p>
            <text:p>Anthony Rosendo</text:p>
            <text:p>Christian Bade</text:p>
            <text:p>Tore Prang</text:p>
            <text:p>Paige Stanton</text:p>
            <text:p>Vicky Runcie</text:p>
            <text:p>Jill Hutchinson</text:p>
            <text:p>Didier Delibes</text:p>
            <text:p>Jennifer Newlands</text:p>
            <text:p/>
            <text:p>Additional camera/sound help by:</text:p>
            <text:p>Masterfilms</text:p>
            <text:p>JoÃ«l Montagu</text:p>
            <text:p>Christophe Palis</text:p>
            <text:p>Franck Flies</text:p>
            <text:p>Muriel Casas-Parramon</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made freely available to the public domain by the Musopen Symphony</text:p>
            <text:p>https://musopen.org/music/performer/musopen-symphony/ Created by Henry Reich</text:p>
          </table:table-cell>
          <table:table-cell office:value-type="string" calcext:value-type="string">
            <text:p>{"Airbus (Aircraft Manufacturer)","Airbus A350 XWB (Aircraft Line)","Manufacturing (Industry)","How It's Made (TV Program)",Aircraft,airline,airliner,"Qatar Airways (Airline)","Boeing Commercial Airplanes (Aircraft Manufacturer)",Airport,Landing,Plane,carrier,A350,A380,A320,Rolls-Royce,Engine,"Carbon Fiber",wing,wings,titanium,"Airbus A380 (Aircraft Model)","Airline (TV Program)","landing gear",crash,flap,tail}</text:p>
          </table:table-cell>
          <table:table-cell office:value-type="string" calcext:value-type="string">
            <text:p>00:05:14</text:p>
          </table:table-cell>
          <table:table-cell office:value-type="date" office:date-value="2018-07-28T04:44:07.954" calcext:value-type="date">
            <text:p>28/07/18 04:44</text:p>
          </table:table-cell>
          <table:table-cell office:value-type="float" office:value="2229835" calcext:value-type="float">
            <text:p>2229835</text:p>
          </table:table-cell>
          <table:table-cell office:value-type="float" office:value="6000" calcext:value-type="float">
            <text:p>6000</text:p>
          </table:table-cell>
          <table:table-cell/>
        </table:table-row>
        <table:table-row table:style-name="ro4">
          <table:table-cell office:value-type="string" calcext:value-type="string">
            <text:p>TED-Ed</text:p>
          </table:table-cell>
          <table:table-cell office:value-type="string" calcext:value-type="string">
            <text:p>Ab9OZsDECZw</text:p>
          </table:table-cell>
          <table:table-cell office:value-type="string" calcext:value-type="string">
            <text:p>UCsooa4yRKGN_zEE8iknghZA</text:p>
          </table:table-cell>
          <table:table-cell office:value-type="string" calcext:value-type="string">
            <text:p>https://www.youtube.com/watch?v=Ab9OZsDECZw</text:p>
          </table:table-cell>
          <table:table-cell office:value-type="date" office:date-value="2015-07-23T15:05:01" calcext:value-type="date">
            <text:p>23/07/15 15:05</text:p>
          </table:table-cell>
          <table:table-cell office:value-type="string" calcext:value-type="string">
            <text:p>How blood pressure works - Wilfred Manzano</text:p>
          </table:table-cell>
          <table:table-cell office:value-type="string" calcext:value-type="string">
            <text:p>View full lesson: http://ed.ted.com/lessons/how-blood-pressure-works-wilfred-manzano</text:p>
            <text:p> </text:p>
            <text:p>If you lined up all the blood vessels in your body, theyâ€™d be 60 thousand miles long. And every day, they carry the equivalent of over two thousand gallons of blood to the bodyâ€™s tissues. What effect does this pressure have on the walls of the blood vessels? Wilfred Manzano gives the facts on blood pressure. </text:p>
            <text:p/>
            <text:p>Lesson by Wilfred Manzano, animation by Fox Animation Domination High-Def.</text:p>
          </table:table-cell>
          <table:table-cell office:value-type="string" calcext:value-type="string">
            <text:p>{TED,TED-Ed,"TED Education",TEDx,"Wilfred Manzano","Blood pressure",Blood,"Blood vessel",Oxygen,Nutrients,Glucose,"Amino acids","Systolic pressure","Diastolic pressure","Circulatory system",Salt,Stress,Hormones,"High blood pressure","Low blood pressure",Hypertension}</text:p>
          </table:table-cell>
          <table:table-cell office:value-type="string" calcext:value-type="string">
            <text:p>00:04:32</text:p>
          </table:table-cell>
          <table:table-cell office:value-type="date" office:date-value="2018-07-28T04:44:20.367" calcext:value-type="date">
            <text:p>28/07/18 04:44</text:p>
          </table:table-cell>
          <table:table-cell office:value-type="float" office:value="2220757" calcext:value-type="float">
            <text:p>2220757</text:p>
          </table:table-cell>
          <table:table-cell office:value-type="float" office:value="13137" calcext:value-type="float">
            <text:p>13137</text:p>
          </table:table-cell>
          <table:table-cell/>
        </table:table-row>
        <table:table-row table:style-name="ro3">
          <table:table-cell office:value-type="string" calcext:value-type="string">
            <text:p>TED-Ed</text:p>
          </table:table-cell>
          <table:table-cell office:value-type="string" calcext:value-type="string">
            <text:p>8bYRy_wZEJI</text:p>
          </table:table-cell>
          <table:table-cell office:value-type="string" calcext:value-type="string">
            <text:p>UCsooa4yRKGN_zEE8iknghZA</text:p>
          </table:table-cell>
          <table:table-cell office:value-type="string" calcext:value-type="string">
            <text:p>https://www.youtube.com/watch?v=8bYRy_wZEJI</text:p>
          </table:table-cell>
          <table:table-cell office:value-type="date" office:date-value="2014-12-15T16:03:21" calcext:value-type="date">
            <text:p>15/12/14 16:03</text:p>
          </table:table-cell>
          <table:table-cell office:value-type="string" calcext:value-type="string">
            <text:p>The pharaoh that wouldn't be forgotten - Kate Green</text:p>
          </table:table-cell>
          <table:table-cell office:value-type="string" calcext:value-type="string">
            <text:p>Check out our Patreon page: patreon.com/teded</text:p>
            <text:p/>
            <text:p>View full lesson: http://ed.ted.com/lessons/the-pharaoh-that-wouldn-t-be-forgotten-kate-narev</text:p>
            <text:p/>
            <text:p>Hatshepsut was a female pharaoh during the New Kingdom in Egypt. Twenty years after her death, somebody smashed her statues, took a chisel and attempted to erase the pharaohâ€™s name and image from history. But who did it? And why? Kate Green investigates Hatshepsut's history for clues to this ancient puzzle. </text:p>
            <text:p/>
            <text:p>Lesson by Kate Green, animation by Steff Lee.</text:p>
          </table:table-cell>
          <table:table-cell office:value-type="string" calcext:value-type="string">
            <text:p>{"Hatshepsut (Monarch)",Egypt,"Ancient Egypt","Dynastic Egypt",Pharoah,Mummy,TED,TED-Ed,"Thutmose III (Monarch)",Feminism,"Archaeology (Interest)","Anthropology (Field Of Study)",History,Architecture,Djeser-Djeseru,Hieroglyphics,"TED Ed",TEDEducation}</text:p>
          </table:table-cell>
          <table:table-cell office:value-type="string" calcext:value-type="string">
            <text:p>00:04:34</text:p>
          </table:table-cell>
          <table:table-cell office:value-type="date" office:date-value="2018-07-28T04:42:15.809" calcext:value-type="date">
            <text:p>28/07/18 04:42</text:p>
          </table:table-cell>
          <table:table-cell office:value-type="float" office:value="2218715" calcext:value-type="float">
            <text:p>2218715</text:p>
          </table:table-cell>
          <table:table-cell office:value-type="float" office:value="45323" calcext:value-type="float">
            <text:p>45323</text:p>
          </table:table-cell>
          <table:table-cell/>
        </table:table-row>
        <table:table-row table:style-name="ro9">
          <table:table-cell office:value-type="string" calcext:value-type="string">
            <text:p>minutephysics</text:p>
          </table:table-cell>
          <table:table-cell office:value-type="string" calcext:value-type="string">
            <text:p>kIq5CZlg8Rg</text:p>
          </table:table-cell>
          <table:table-cell office:value-type="string" calcext:value-type="string">
            <text:p>UCUHW94eEFW7hkUMVaZz4eDg</text:p>
          </table:table-cell>
          <table:table-cell office:value-type="string" calcext:value-type="string">
            <text:p>https://www.youtube.com/watch?v=kIq5CZlg8Rg</text:p>
          </table:table-cell>
          <table:table-cell office:value-type="date" office:date-value="2011-08-21T22:35:08" calcext:value-type="date">
            <text:p>21/08/11 22:35</text:p>
          </table:table-cell>
          <table:table-cell office:value-type="string" calcext:value-type="string">
            <text:p>Adding Past Infinity (WARNING: Math Ahead)</text:p>
          </table:table-cell>
          <table:table-cell office:value-type="string" calcext:value-type="string">
            <text:p>Tweet it - http://bit.ly/nSXk5P </text:p>
            <text:p>Facebook it - http://on.fb.me/pZvLRO </text:p>
            <text:p/>
            <text:p>minutephysics is now on Google+ - http://bit.ly/qzEwc6 </text:p>
            <text:p>And facebook - http://facebook.com/minutephysics</text:p>
            <text:p/>
            <text:p>Minute Physics provides an energetic and entertaining view of old and new problems in physics -- all in a minute!</text:p>
            <text:p/>
            <text:p>In this episode we take a break from physics and do a little fuzzy math. But not really: this is actually relevant to physics! Come back and I'll explain later. Created by Henry Reich</text:p>
          </table:table-cell>
          <table:table-cell office:value-type="string" calcext:value-type="string">
            <text:p>{math,infinite,series,sums,hardy,crazy,quantum,tunneling,sound,of,hydrogen,heisenberg,uncertainty,principle,one,minute,physics,minutephysics,"minute physics","One Minute Physics",Henry,Reich,dark,matter,"dark matter",RSAnimate,xkcd,education,science,"Perimeter Institute","theoretical physics","stephen hawking",khan,academy,educational,"pencil drawing"}</text:p>
          </table:table-cell>
          <table:table-cell office:value-type="string" calcext:value-type="string">
            <text:p>00:00:48</text:p>
          </table:table-cell>
          <table:table-cell office:value-type="date" office:date-value="2018-07-28T04:42:15.843" calcext:value-type="date">
            <text:p>28/07/18 04:42</text:p>
          </table:table-cell>
          <table:table-cell office:value-type="float" office:value="2218646" calcext:value-type="float">
            <text:p>2218646</text:p>
          </table:table-cell>
          <table:table-cell office:value-type="float" office:value="852" calcext:value-type="float">
            <text:p>852</text:p>
          </table:table-cell>
          <table:table-cell/>
        </table:table-row>
        <table:table-row table:style-name="ro47">
          <table:table-cell office:value-type="string" calcext:value-type="string">
            <text:p>MindYourDecisions</text:p>
          </table:table-cell>
          <table:table-cell office:value-type="string" calcext:value-type="string">
            <text:p>cvG77iyFvlU</text:p>
          </table:table-cell>
          <table:table-cell office:value-type="string" calcext:value-type="string">
            <text:p>UCHnj59g7jezwTy5GeL8EA_g</text:p>
          </table:table-cell>
          <table:table-cell office:value-type="string" calcext:value-type="string">
            <text:p>https://www.youtube.com/watch?v=cvG77iyFvlU</text:p>
          </table:table-cell>
          <table:table-cell office:value-type="date" office:date-value="2016-09-18T20:20:12" calcext:value-type="date">
            <text:p>18/09/16 20:20</text:p>
          </table:table-cell>
          <table:table-cell office:value-type="string" calcext:value-type="string">
            <text:p>Can You Solve This MIT Admissions Question? Geometry Problem, 1869</text:p>
          </table:table-cell>
          <table:table-cell office:value-type="string" calcext:value-type="string">
            <text:p>The Massachusetts Institute of Technology (MIT) is one of the top ranked universities in the world. This question appeared on its admissions exam nearly 150 years ago. "The perpendicular dropped from the vertex of the right angle upon the hypotenuse divides it into two segments of 9 and 16 feet respectively. Find the lengths of the perpendicular, and the two legs of the triangle." The video presents a solution.</text:p>
            <text:p/>
            <text:p>Blog post: http://wp.me/p6aMk-4KU</text:p>
            <text:p/>
            <text:p>Sources</text:p>
            <text:p>MIT Questions: https://libraries.mit.edu/archives/exhibits/exam/geometry.html</text:p>
            <text:p>MIT Answers: https://libraries.mit.edu/archives/exhibits/exam/geometry-answers.html</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about 2 times a year):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5/5 stars on 2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5/5 stars on 3 reviews)</text:p>
            <text:p>http://amzn.to/1NKbyCs</text:p>
            <text:p/>
            <text:p>"Math Puzzles Volume 3" is the third in the series. (rated 3.8/5 stars on 4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mathematics,math,maths,riddle,"brain teaser",puzzle,"math puzzle",geometry,"similar triangles","pythagorean theorem"}</text:p>
          </table:table-cell>
          <table:table-cell office:value-type="string" calcext:value-type="string">
            <text:p>00:03:51</text:p>
          </table:table-cell>
          <table:table-cell office:value-type="date" office:date-value="2018-07-28T04:42:28.311" calcext:value-type="date">
            <text:p>28/07/18 04:42</text:p>
          </table:table-cell>
          <table:table-cell office:value-type="float" office:value="2217928" calcext:value-type="float">
            <text:p>2217928</text:p>
          </table:table-cell>
          <table:table-cell office:value-type="float" office:value="59906" calcext:value-type="float">
            <text:p>59906</text:p>
          </table:table-cell>
          <table:table-cell/>
        </table:table-row>
        <table:table-row table:style-name="ro4">
          <table:table-cell office:value-type="string" calcext:value-type="string">
            <text:p>TED-Ed</text:p>
          </table:table-cell>
          <table:table-cell office:value-type="string" calcext:value-type="string">
            <text:p>9N8hsXQapjY</text:p>
          </table:table-cell>
          <table:table-cell office:value-type="string" calcext:value-type="string">
            <text:p>UCsooa4yRKGN_zEE8iknghZA</text:p>
          </table:table-cell>
          <table:table-cell office:value-type="string" calcext:value-type="string">
            <text:p>https://www.youtube.com/watch?v=9N8hsXQapjY</text:p>
          </table:table-cell>
          <table:table-cell office:value-type="date" office:date-value="2014-04-07T15:07:34" calcext:value-type="date">
            <text:p>07/04/14 15:07</text:p>
          </table:table-cell>
          <table:table-cell office:value-type="string" calcext:value-type="string">
            <text:p>History vs. Vladimir Lenin - Alex Gendler</text:p>
          </table:table-cell>
          <table:table-cell office:value-type="string" calcext:value-type="string">
            <text:p>View full lesson: http://ed.ted.com/lessons/history-vs-vladimir-lenin-alex-gendler</text:p>
            <text:p/>
            <text:p>Vladimir Lenin overthrew Russian Czar Nicholas II and founded the Soviet Union, forever changing the course of Russian politics. But was he a hero who toppled an oppressive tyranny or a villain who replaced it with another? Alex Gendler puts this controversial figure on trial, exploring both sides of a nearly century-long debate.</text:p>
            <text:p/>
            <text:p>Lesson by Alex Gendler, animation by Brett Underhill.</text:p>
          </table:table-cell>
          <table:table-cell office:value-type="string" calcext:value-type="string">
            <text:p>{"Brett Underhill","Alex Gendler","Vladimir Lenin",Lenin,Russia,communism,"Soviet Union",socialism,"Bloody Sunday","Russian Czar",Czar,"Nicholas II",history,TED,TED-Ed,TEDEducation,"TED Ed"}</text:p>
          </table:table-cell>
          <table:table-cell office:value-type="string" calcext:value-type="string">
            <text:p>00:06:42</text:p>
          </table:table-cell>
          <table:table-cell office:value-type="date" office:date-value="2018-07-28T04:45:15.437" calcext:value-type="date">
            <text:p>28/07/18 04:45</text:p>
          </table:table-cell>
          <table:table-cell office:value-type="float" office:value="2208830" calcext:value-type="float">
            <text:p>2208830</text:p>
          </table:table-cell>
          <table:table-cell office:value-type="float" office:value="24448" calcext:value-type="float">
            <text:p>24448</text:p>
          </table:table-cell>
          <table:table-cell/>
        </table:table-row>
        <table:table-row table:style-name="ro19">
          <table:table-cell office:value-type="string" calcext:value-type="string">
            <text:p>Numberphile</text:p>
          </table:table-cell>
          <table:table-cell office:value-type="string" calcext:value-type="string">
            <text:p>8t1TC-5OLdM</text:p>
          </table:table-cell>
          <table:table-cell office:value-type="string" calcext:value-type="string">
            <text:p>UCoxcjq-8xIDTYp3uz647V5A</text:p>
          </table:table-cell>
          <table:table-cell office:value-type="string" calcext:value-type="string">
            <text:p>https://www.youtube.com/watch?v=8t1TC-5OLdM</text:p>
          </table:table-cell>
          <table:table-cell office:value-type="date" office:date-value="2012-12-02T21:54:33" calcext:value-type="date">
            <text:p>02/12/12 21:54</text:p>
          </table:table-cell>
          <table:table-cell office:value-type="string" calcext:value-type="string">
            <text:p>Is Zero Even? - Numberphile</text:p>
          </table:table-cell>
          <table:table-cell office:value-type="string" calcext:value-type="string">
            <text:p>A bit about zero - including a discussion of its even-ness!?</text:p>
            <text:p>More links &amp; stuff in full description below â†“â†“â†“</text:p>
            <text:p/>
            <text:p>Featuring Dr James Grime (https://twitter.com/jamesgrime) and Professor Roger Bowley (University of Nottingham).</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zero,even,numberphile}</text:p>
          </table:table-cell>
          <table:table-cell office:value-type="string" calcext:value-type="string">
            <text:p>00:06:44</text:p>
          </table:table-cell>
          <table:table-cell office:value-type="date" office:date-value="2018-07-28T04:43:05.849" calcext:value-type="date">
            <text:p>28/07/18 04:43</text:p>
          </table:table-cell>
          <table:table-cell office:value-type="float" office:value="2208263" calcext:value-type="float">
            <text:p>2208263</text:p>
          </table:table-cell>
          <table:table-cell office:value-type="float" office:value="833" calcext:value-type="float">
            <text:p>833</text:p>
          </table:table-cell>
          <table:table-cell/>
        </table:table-row>
        <table:table-row table:style-name="ro1">
          <table:table-cell office:value-type="string" calcext:value-type="string">
            <text:p>Math Meeting</text:p>
          </table:table-cell>
          <table:table-cell office:value-type="string" calcext:value-type="string">
            <text:p>q4vEI4mk8g0</text:p>
          </table:table-cell>
          <table:table-cell office:value-type="string" calcext:value-type="string">
            <text:p>UC5mq4Ywd0lPPQJnK_5gq-yA</text:p>
          </table:table-cell>
          <table:table-cell office:value-type="string" calcext:value-type="string">
            <text:p>https://www.youtube.com/watch?v=q4vEI4mk8g0</text:p>
          </table:table-cell>
          <table:table-cell office:value-type="date" office:date-value="2012-05-02T15:52:44" calcext:value-type="date">
            <text:p>02/05/12 15:52</text:p>
          </table:table-cell>
          <table:table-cell office:value-type="string" calcext:value-type="string">
            <text:p>Dividing Fractions</text:p>
          </table:table-cell>
          <table:table-cell office:value-type="string" calcext:value-type="string">
            <text:p>Dividing fractions, step by step, examples. For more free math videos visit http://MathMeeting.com.</text:p>
          </table:table-cell>
          <table:table-cell office:value-type="string" calcext:value-type="string">
            <text:p>{"dividing fractions",simplify,fractions,math,mathmeeting}</text:p>
          </table:table-cell>
          <table:table-cell office:value-type="string" calcext:value-type="string">
            <text:p>00:02:26</text:p>
          </table:table-cell>
          <table:table-cell office:value-type="date" office:date-value="2018-07-28T04:43:30.213" calcext:value-type="date">
            <text:p>28/07/18 04:43</text:p>
          </table:table-cell>
          <table:table-cell office:value-type="float" office:value="2206893" calcext:value-type="float">
            <text:p>2206893</text:p>
          </table:table-cell>
          <table:table-cell office:value-type="float" office:value="11549" calcext:value-type="float">
            <text:p>11549</text:p>
          </table:table-cell>
          <table:table-cell/>
        </table:table-row>
        <table:table-row table:style-name="ro4">
          <table:table-cell office:value-type="string" calcext:value-type="string">
            <text:p>TED-Ed</text:p>
          </table:table-cell>
          <table:table-cell office:value-type="string" calcext:value-type="string">
            <text:p>rDqXwUS402I</text:p>
          </table:table-cell>
          <table:table-cell office:value-type="string" calcext:value-type="string">
            <text:p>UCsooa4yRKGN_zEE8iknghZA</text:p>
          </table:table-cell>
          <table:table-cell office:value-type="string" calcext:value-type="string">
            <text:p>https://www.youtube.com/watch?v=rDqXwUS402I</text:p>
          </table:table-cell>
          <table:table-cell office:value-type="date" office:date-value="2014-01-02T16:00:30" calcext:value-type="date">
            <text:p>02/01/14 16:00</text:p>
          </table:table-cell>
          <table:table-cell office:value-type="string" calcext:value-type="string">
            <text:p>Should we eat bugs? - Emma Bryce</text:p>
          </table:table-cell>
          <table:table-cell office:value-type="string" calcext:value-type="string">
            <text:p>View full lesson: http://ed.ted.com/lessons/should-we-eat-bugs-emma-bryce  </text:p>
            <text:p/>
            <text:p>What's tasty, abundant and high in protein? Bugs! Although less common outside the tropics, entomophagy, the practice of eating bugs, was once extremely widespread throughout cultures. You may feel icky about munching on insects, but they feed about 2 billion people each day (Mmm, fried tarantulas). They also hold promise for food security and the environment. Emma Bryce makes a compelling case for dining on bugs.  </text:p>
            <text:p/>
            <text:p>Lesson by Emma Bryce, animation by NEIGHBOR.</text:p>
          </table:table-cell>
          <table:table-cell office:value-type="string" calcext:value-type="string">
            <text:p>{"Emma Bryce",Neighbor,"Alicia Reece",bugs,"eating bugs","should we eat bugs","eat bugs",insect,entomology,entomophagy,tropics,TED,TED-Ed,"TED ED",TEDEducation,food,"bugs as food","how to eat bug"}</text:p>
          </table:table-cell>
          <table:table-cell office:value-type="string" calcext:value-type="string">
            <text:p>00:04:52</text:p>
          </table:table-cell>
          <table:table-cell office:value-type="date" office:date-value="2018-07-28T04:43:30.126" calcext:value-type="date">
            <text:p>28/07/18 04:43</text:p>
          </table:table-cell>
          <table:table-cell office:value-type="float" office:value="2205385" calcext:value-type="float">
            <text:p>2205385</text:p>
          </table:table-cell>
          <table:table-cell office:value-type="float" office:value="8725" calcext:value-type="float">
            <text:p>8725</text:p>
          </table:table-cell>
          <table:table-cell/>
        </table:table-row>
        <table:table-row table:style-name="ro14">
          <table:table-cell office:value-type="string" calcext:value-type="string">
            <text:p>Numberphile</text:p>
          </table:table-cell>
          <table:table-cell office:value-type="string" calcext:value-type="string">
            <text:p>yDWPi1pZ0Po</text:p>
          </table:table-cell>
          <table:table-cell office:value-type="string" calcext:value-type="string">
            <text:p>UCoxcjq-8xIDTYp3uz647V5A</text:p>
          </table:table-cell>
          <table:table-cell office:value-type="string" calcext:value-type="string">
            <text:p>https://www.youtube.com/watch?v=yDWPi1pZ0Po</text:p>
          </table:table-cell>
          <table:table-cell office:value-type="date" office:date-value="2013-12-01T18:39:45" calcext:value-type="date">
            <text:p>01/12/13 18:39</text:p>
          </table:table-cell>
          <table:table-cell office:value-type="string" calcext:value-type="string">
            <text:p>Connect Four - Numberphile</text:p>
          </table:table-cell>
          <table:table-cell office:value-type="string" calcext:value-type="string">
            <text:p>More links &amp; stuff in full description below â†“â†“â†“</text:p>
            <text:p/>
            <text:p>Brady's Movember Page: http://bit.ly/BradyMo</text:p>
            <text:p>See full description for list of Connect 4 links.</text:p>
            <text:p>John Tromp's page: http://bit.ly/TrompNumberphile</text:p>
            <text:p>James Allen's Connect Four book: http://bit.ly/AllenBook</text:p>
            <text:p>James Allen: http://james.fabpedigree.com/</text:p>
            <text:p>OEIS: https://oeis.org/A212693</text:p>
            <text:p>Victor Allis paper: http://bit.ly/AllisPaper</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Connect Four (Game)","God (Deity)",solved}</text:p>
          </table:table-cell>
          <table:table-cell office:value-type="string" calcext:value-type="string">
            <text:p>00:05:02</text:p>
          </table:table-cell>
          <table:table-cell office:value-type="date" office:date-value="2018-07-28T04:45:09.077" calcext:value-type="date">
            <text:p>28/07/18 04:45</text:p>
          </table:table-cell>
          <table:table-cell office:value-type="float" office:value="2204829" calcext:value-type="float">
            <text:p>2204829</text:p>
          </table:table-cell>
          <table:table-cell office:value-type="float" office:value="4005" calcext:value-type="float">
            <text:p>4005</text:p>
          </table:table-cell>
          <table:table-cell/>
        </table:table-row>
        <table:table-row table:style-name="ro16">
          <table:table-cell office:value-type="string" calcext:value-type="string">
            <text:p>mathantics</text:p>
          </table:table-cell>
          <table:table-cell office:value-type="string" calcext:value-type="string">
            <text:p>AtBUQH8Tkqc</text:p>
          </table:table-cell>
          <table:table-cell office:value-type="string" calcext:value-type="string">
            <text:p>UCBuMwlP7kHkNxdPAqtFSJTw</text:p>
          </table:table-cell>
          <table:table-cell office:value-type="string" calcext:value-type="string">
            <text:p>https://www.youtube.com/watch?v=AtBUQH8Tkqc</text:p>
          </table:table-cell>
          <table:table-cell office:value-type="date" office:date-value="2012-04-17T07:38:14" calcext:value-type="date">
            <text:p>17/04/12 07:38</text:p>
          </table:table-cell>
          <table:table-cell office:value-type="string" calcext:value-type="string">
            <text:p>Math Antics - Simplifying Fractions</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fraction,fractions,educational,"Math Antics",arithmetic,multi-digit,addition,subtraction,multiplication,division,"greatest common factor","common factor","equivalent fractions",factoring}</text:p>
          </table:table-cell>
          <table:table-cell office:value-type="string" calcext:value-type="string">
            <text:p>00:08:31</text:p>
          </table:table-cell>
          <table:table-cell office:value-type="date" office:date-value="2018-07-28T04:43:30.519" calcext:value-type="date">
            <text:p>28/07/18 04:43</text:p>
          </table:table-cell>
          <table:table-cell office:value-type="float" office:value="2202344" calcext:value-type="float">
            <text:p>2202344</text:p>
          </table:table-cell>
          <table:table-cell office:value-type="float" office:value="19100" calcext:value-type="float">
            <text:p>19100</text:p>
          </table:table-cell>
          <table:table-cell/>
        </table:table-row>
        <table:table-row table:style-name="ro3">
          <table:table-cell office:value-type="string" calcext:value-type="string">
            <text:p>TED-Ed</text:p>
          </table:table-cell>
          <table:table-cell office:value-type="string" calcext:value-type="string">
            <text:p>Ze4Qmpq48AQ</text:p>
          </table:table-cell>
          <table:table-cell office:value-type="string" calcext:value-type="string">
            <text:p>UCsooa4yRKGN_zEE8iknghZA</text:p>
          </table:table-cell>
          <table:table-cell office:value-type="string" calcext:value-type="string">
            <text:p>https://www.youtube.com/watch?v=Ze4Qmpq48AQ</text:p>
          </table:table-cell>
          <table:table-cell office:value-type="date" office:date-value="2016-10-10T15:02:23" calcext:value-type="date">
            <text:p>10/10/16 15:02</text:p>
          </table:table-cell>
          <table:table-cell office:value-type="string" calcext:value-type="string">
            <text:p>Is it bad to hold your pee? - Heba Shaheed</text:p>
          </table:table-cell>
          <table:table-cell office:value-type="string" calcext:value-type="string">
            <text:p>Check out our Patreon page: patreon.com/teded</text:p>
            <text:p/>
            <text:p>View full lesson: http://ed.ted.com/lessons/is-it-bad-to-hold-your-pee-heba-shaheed</text:p>
            <text:p/>
            <text:p>Humans should urinate at least four to six times a day, but occasionally, the pressures of modern life force us to clench and hold it in. How bad is this habit, and how long can our bodies withstand it? Heba Shaheed takes us inside the bladder to find out. </text:p>
            <text:p/>
            <text:p>Lesson by Heba Shaheed, animation by Artrak Studio.</text:p>
          </table:table-cell>
          <table:table-cell office:value-type="string" calcext:value-type="string">
            <text:p>{"Heba Shaheed","Artrak Studio",Bladder,"what does the bladder do",kidneys,"pelvic floor",urethra,urine,"body waste",ureters,"how full can the ladder get","destrusor muscle","how long can you hold your pee","what happens when you need to pee",incontinence,"stretch receptors","need to pee","spinal cord","overactive bladder","bladder disorders","healthy bladder","holding your pee",TED,TED-Ed,TEDED,teded,"Ted Education"}</text:p>
          </table:table-cell>
          <table:table-cell office:value-type="string" calcext:value-type="string">
            <text:p>00:03:58</text:p>
          </table:table-cell>
          <table:table-cell office:value-type="date" office:date-value="2018-07-28T04:41:08.217" calcext:value-type="date">
            <text:p>28/07/18 04:41</text:p>
          </table:table-cell>
          <table:table-cell office:value-type="float" office:value="2195711" calcext:value-type="float">
            <text:p>2195711</text:p>
          </table:table-cell>
          <table:table-cell office:value-type="float" office:value="10271" calcext:value-type="float">
            <text:p>10271</text:p>
          </table:table-cell>
          <table:table-cell/>
        </table:table-row>
        <table:table-row table:style-name="ro48">
          <table:table-cell office:value-type="string" calcext:value-type="string">
            <text:p>minutephysics</text:p>
          </table:table-cell>
          <table:table-cell office:value-type="string" calcext:value-type="string">
            <text:p>u70lZSMP9Bo</text:p>
          </table:table-cell>
          <table:table-cell office:value-type="string" calcext:value-type="string">
            <text:p>UCUHW94eEFW7hkUMVaZz4eDg</text:p>
          </table:table-cell>
          <table:table-cell office:value-type="string" calcext:value-type="string">
            <text:p>https://www.youtube.com/watch?v=u70lZSMP9Bo</text:p>
          </table:table-cell>
          <table:table-cell office:value-type="date" office:date-value="2015-04-22T15:11:43" calcext:value-type="date">
            <text:p>22/04/15 15:11</text:p>
          </table:table-cell>
          <table:table-cell office:value-type="string" calcext:value-type="string">
            <text:p>How Big Is The Sun?</text:p>
          </table:table-cell>
          <table:table-cell office:value-type="string" calcext:value-type="string">
            <text:p>Thanks to http://www.squarespace.com/minutephysics for sponsoring this video!</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the following Subbable subscribers for making MinutePhysics possible:</text:p>
            <text:p/>
            <text:p>Gina and Jeff Ross</text:p>
            <text:p>Bobby Ross</text:p>
            <text:p>Gracie Ross</text:p>
            <text:p>Gwen Stacy Spider Cat</text:p>
            <text:p>Annie Shutelock</text:p>
            <text:p>EZ8-D</text:p>
            <text:p>Tobias Kallehauge</text:p>
            <text:p>Casper Kristensen</text:p>
            <text:p>Stephen Petty Valenzuela</text:p>
            <text:p>alertthemedic</text:p>
            <text:p>QuantumRealityProject.com</text:p>
            <text:p>Ian Gallagher</text:p>
            <text:p>Kathy Whalen</text:p>
            <text:p>Pablo Soares</text:p>
            <text:p>Jenny Katzer</text:p>
            <text:p>tuseroni</text:p>
            <text:p>twitter.com/ElwoodsChannel</text:p>
            <text:p>youtube.com/user/elwoodschannel</text:p>
            <text:p>@JessieBakes</text:p>
            <text:p>David McCamey</text:p>
            <text:p>@jiveforceone</text:p>
            <text:p>@DEVORE</text:p>
            <text:p>Peta Cuttell</text:p>
            <text:p>Zoe Reidinger</text:p>
            <text:p>Chris Ronderos, Dallas, TX</text:p>
            <text:p>Mike Cannizzaro</text:p>
            <text:p>Robyn King</text:p>
            <text:p>Ryan Schauer</text:p>
            <text:p>Simon Francis Max Bild-Enkin</text:p>
            <text:p>Frysann</text:p>
            <text:p>Damien Bargiacchi</text:p>
            <text:p>Douglas Heanssler</text:p>
            <text:p>coldarrow </text:p>
            <text:p>youtube.com/user/TheSimpleScientist</text:p>
            <text:p>Wim Pierson</text:p>
            <text:p>@terinjokes</text:p>
            <text:p>Antoniu Stefan</text:p>
            <text:p>Caryn Pavlak: twitter.com/carynpavlak</text:p>
            <text:p>Marcus Bolmstedt</text:p>
            <text:p>Kathryn</text:p>
            <text:p>@TBSkyen</text:p>
            <text:p>@KnowledgePLists www.KnowledgePlaylists.com</text:p>
            <text:p>iylanna</text:p>
            <text:p>Steven Klurfeld</text:p>
            <text:p>John Harman (from Dayton,OH)!</text:p>
            <text:p>Mason R Norris @masonrnorris</text:p>
            <text:p>alkemann</text:p>
            <text:p>Gustav Delius</text:p>
            <text:p/>
            <text:p/>
            <text:p>This video made possible by the following Patreon Supporters:</text:p>
            <text:p/>
            <text:p>Mark </text:p>
            <text:p>Wes Brown</text:p>
            <text:p>John Green</text:p>
            <text:p>Florian Philipp</text:p>
            <text:p>Rens van der Heijden</text:p>
            <text:p>Bob Bolch</text:p>
            <text:p>Daniel Ametsreiter</text:p>
            <text:p>JoÃ«l Quenneville</text:p>
            <text:p>Richard Pearson</text:p>
            <text:p>David Dailey</text:p>
            <text:p>Steven Mulder</text:p>
            <text:p>Karim </text:p>
            <text:p>Ethi Raj</text:p>
            <text:p>Ryan Kyle</text:p>
            <text:p>William Ricketts</text:p>
            <text:p>Collin Mandris</text:p>
            <text:p>Matt </text:p>
            <text:p>Jonathan Foster</text:p>
            <text:p>Siddharth Sadanand</text:p>
            <text:p>Maarten Daalder</text:p>
            <text:p>Robby Olivam</text:p>
            <text:p>Alan Browning</text:p>
            <text:p>Jonathan Piersa</text:p>
            <text:p>Julia Person</text:p>
            <text:p>James Craver</text:p>
            <text:p>Sarah Chavis</text:p>
            <text:p>Yonatan Bisk</text:p>
            <text:p>Richard Campbell</text:p>
            <text:p>Chris Barrett</text:p>
            <text:p>Jan A</text:p>
            <text:p>Christopher Coleman</text:p>
            <text:p>Daniel â€œYoureDownâ€ Breger</text:p>
            <text:p>Hendrik Payer</text:p>
            <text:p>Daniel Yip</text:p>
            <text:p>Matt K</text:p>
            <text:p>William Pearson</text:p>
            <text:p>Kevin Lynch</text:p>
            <text:p>Nick Ward</text:p>
            <text:p>Kevin </text:p>
            <text:p>john eriksson</text:p>
            <text:p>Allan Farrell</text:p>
            <text:p>Tobias Olesen</text:p>
            <text:p>Chris Chapin</text:p>
            <text:p>Michael Keefe</text:p>
            <text:p>Jon Mann</text:p>
            <text:p>Bert Goethals</text:p>
            <text:p>Joji Wata</text:p>
            <text:p>Adam Naber</text:p>
            <text:p>Rob Ibsen</text:p>
            <text:p>Jacob Gumpert</text:p>
            <text:p>Peter Collier</text:p>
            <text:p>Andi Davis</text:p>
            <text:p>Aarthy </text:p>
            <text:p>Raymond Cason</text:p>
            <text:p>Evan Gale</text:p>
            <text:p>Paul </text:p>
            <text:p>Tori McClanahan</text:p>
            <text:p>Andrew Stobie</text:p>
            <text:p>Dominik Steenken</text:p>
            <text:p>Danilo Metzger</text:p>
            <text:p>Christian Altenhofen</text:p>
            <text:p>Ezra Lee</text:p>
            <text:p>Roy Morgan</text:p>
            <text:p>Olivia Darroch</text:p>
            <text:p>Amber Ciarvella</text:p>
            <text:p>ryan horlacher</text:p>
            <text:p>Keith Chang</text:p>
            <text:p>Milokot </text:p>
            <text:p>Janel Christensen</text:p>
            <text:p>Will Scherer</text:p>
            <text:p>Mike Fulcher</text:p>
            <text:p>Larom Lancaster</text:p>
            <text:p>Liam Callaway</text:p>
            <text:p>John Harman</text:p>
            <text:p>Christos Papandreou</text:p>
            <text:p>Fernando Pazin</text:p>
            <text:p>Johnathon Kinville</text:p>
            <text:p>Jason Medrano</text:p>
            <text:p>Andrew Barnett</text:p>
            <text:p>Katharina Schuchmann</text:p>
            <text:p>John Gietzen</text:p>
            <text:p>Michael Tardibuono</text:p>
            <text:p>Matthew Hebert</text:p>
            <text:p>Christy Filipich</text:p>
            <text:p>Pierre-Louis Bourgeois</text:p>
            <text:p>Genevieve Lawrence</text:p>
            <text:p>Brian Dâ€™Agostini</text:p>
            <text:p>Chris </text:p>
            <text:p>Dominik Menzi</text:p>
            <text:p>Ryan A. Schauer</text:p>
            <text:p>Daniel Johnson</text:p>
            <text:p>Nico Houbraken</text:p>
            <text:p>Michael Carr</text:p>
            <text:p>Ragnhild </text:p>
            <text:p>Elizabeth Meisterling</text:p>
            <text:p>Lysann Schlegel</text:p>
            <text:p>Magnus Krokstad</text:p>
            <text:p>Chase Turner</text:p>
            <text:p>Owain Blackwood</text:p>
            <text:p>Russ Arrell</text:p>
            <text:p>Brenden Bullock</text:p>
            <text:p>Asaf Gartner</text:p>
            <text:p>Mark Samberg</text:p>
            <text:p>Tina Johnston</text:p>
            <text:p>Mike Cochrane</text:p>
            <text:p>Tom Murphy</text:p>
            <text:p>Peter L</text:p>
            <text:p>Jeff </text:p>
            <text:p>Erica Pratt</text:p>
            <text:p>David </text:p>
            <text:p>Artur Szczypta</text:p>
            <text:p>David Drueding</text:p>
            <text:p>Nicklas UlvnÃ¤s</text:p>
            <text:p>Nigel W</text:p>
            <text:p>James Nelson</text:p>
            <text:p>Mary Foster-Smith</text:p>
            <text:p>Clayton Neff</text:p>
            <text:p>Michael Merino</text:p>
            <text:p>Jason and Gayle Corfman</text:p>
            <text:p>Mihaly Barasz</text:p>
            <text:p>Steven Klurfeld</text:p>
            <text:p>Richard Bairwell</text:p>
            <text:p>Tamas Bartal</text:p>
            <text:p>Erven </text:p>
            <text:p>Justin Prahl</text:p>
            <text:p>Michael Maitlen</text:p>
            <text:p>John Harman</text:p>
            <text:p>Hans van Staveren</text:p>
            <text:p>Kasey </text:p>
            <text:p>Karlin Nazario</text:p>
            <text:p>M K</text:p>
            <text:p>Jacques LABBÃ‰</text:p>
            <text:p>Geralyn Byers</text:p>
            <text:p>jason black</text:p>
            <text:p>Candice Blodgett</text:p>
            <text:p>Daniel Gibbs</text:p>
            <text:p>Henry Berthelsen</text:p>
            <text:p>Andy Kittner</text:p>
            <text:p>Steve Hall</text:p>
            <text:p>Erdumas </text:p>
            <text:p>Rob Snyder</text:p>
            <text:p>John Kelly</text:p>
            <text:p>Jessica Rosenstein</text:p>
            <text:p>Bill Tomiyasu</text:p>
            <text:p>Vasco SimÃµes</text:p>
            <text:p>Eoin </text:p>
            <text:p>Simon Hammersley</text:p>
            <text:p>iain </text:p>
            <text:p>Holger </text:p>
            <text:p>Alexis Carpenter</text:p>
            <text:p>Jay Goodman</text:p>
            <text:p>Joseph Perry</text:p>
            <text:p>Mark Govea</text:p>
            <text:p>Eduardo Rampelotto Gatto Created by Henry Reich</text:p>
          </table:table-cell>
          <table:table-cell office:value-type="string" calcext:value-type="string">
            <text:p>{sun,planet,moon,star,mercury,jupiter,saturn,rings,earth,light,"light year","light second","Astronomy (Field Of Study)",minutephysics,scale,size,model,"solar system",mars,venus,charon,phobos,eclipse,annular,lunar,solar,curiosity,physics,Space,Big,huge,large,"why are the sun and moon the same size?"}</text:p>
          </table:table-cell>
          <table:table-cell office:value-type="string" calcext:value-type="string">
            <text:p>00:02:16</text:p>
          </table:table-cell>
          <table:table-cell office:value-type="date" office:date-value="2018-07-28T04:41:20.178" calcext:value-type="date">
            <text:p>28/07/18 04:41</text:p>
          </table:table-cell>
          <table:table-cell office:value-type="float" office:value="2194127" calcext:value-type="float">
            <text:p>2194127</text:p>
          </table:table-cell>
          <table:table-cell office:value-type="float" office:value="25704" calcext:value-type="float">
            <text:p>25704</text:p>
          </table:table-cell>
          <table:table-cell/>
        </table:table-row>
        <table:table-row table:style-name="ro5">
          <table:table-cell office:value-type="string" calcext:value-type="string">
            <text:p>Khan Academy</text:p>
          </table:table-cell>
          <table:table-cell office:value-type="string" calcext:value-type="string">
            <text:p>SjQG3rKSZUQ</text:p>
          </table:table-cell>
          <table:table-cell office:value-type="string" calcext:value-type="string">
            <text:p>UC4a-Gbdw7vOaccHmFo40b9g</text:p>
          </table:table-cell>
          <table:table-cell office:value-type="string" calcext:value-type="string">
            <text:p>https://www.youtube.com/watch?v=SjQG3rKSZUQ</text:p>
          </table:table-cell>
          <table:table-cell office:value-type="date" office:date-value="2009-08-27T21:18:58" calcext:value-type="date">
            <text:p>27/08/09 21:18</text:p>
          </table:table-cell>
          <table:table-cell office:value-type="string" calcext:value-type="string">
            <text:p>Stoichiometry | Chemical reactions and stoichiometry | Chemistry | Khan Academy</text:p>
          </table:table-cell>
          <table:table-cell office:value-type="string" calcext:value-type="string">
            <text:p>Introduction to stoichiometry. Using the balanced reaction to find molar ratios. Created by Sal Khan.</text:p>
            <text:p/>
            <text:p>Watch the next lesson: https://www.khanacademy.org/science/chemistry/chemical-reactions-stoichiome/stoichiometry-ideal/v/stoichiometry-example-problem-1?utm_source=YT&amp;utm_medium=Desc&amp;utm_campaign=chemistry</text:p>
            <text:p/>
            <text:p>Missed the previous lesson? https://www.khanacademy.org/science/chemistry/chemical-reactions-stoichiome/balancing-chemical-equations/v/balancing-chemical-equation-with-substitution?utm_source=YT&amp;utm_medium=Desc&amp;utm_campaign=chemistry</text:p>
            <text:p/>
            <text:p>Chemistry on Khan Academy: Did you know that everything is made out of chemicals? Chemistry is the study of matter: its composition, properties, and reactivity. This material roughly covers a first-year high school or college course, and a good understanding of algebra is helpful.</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Chemistry channel: https://www.youtube.com/channel/UCyEot66LrwWFEMONvrIBh3A?sub_confirmation=1</text:p>
            <text:p>Subscribe to Khan Academy: https://www.youtube.com/subscription_center?add_user=khanacademy</text:p>
          </table:table-cell>
          <table:table-cell/>
          <table:table-cell office:value-type="string" calcext:value-type="string">
            <text:p>00:09:56</text:p>
          </table:table-cell>
          <table:table-cell office:value-type="date" office:date-value="2018-07-28T04:43:49.746" calcext:value-type="date">
            <text:p>28/07/18 04:43</text:p>
          </table:table-cell>
          <table:table-cell office:value-type="float" office:value="2181079" calcext:value-type="float">
            <text:p>2181079</text:p>
          </table:table-cell>
          <table:table-cell office:value-type="float" office:value="6771" calcext:value-type="float">
            <text:p>6771</text:p>
          </table:table-cell>
          <table:table-cell/>
        </table:table-row>
        <table:table-row table:style-name="ro4">
          <table:table-cell office:value-type="string" calcext:value-type="string">
            <text:p>TED-Ed</text:p>
          </table:table-cell>
          <table:table-cell office:value-type="string" calcext:value-type="string">
            <text:p>If4I3aF1PRg</text:p>
          </table:table-cell>
          <table:table-cell office:value-type="string" calcext:value-type="string">
            <text:p>UCsooa4yRKGN_zEE8iknghZA</text:p>
          </table:table-cell>
          <table:table-cell office:value-type="string" calcext:value-type="string">
            <text:p>https://www.youtube.com/watch?v=If4I3aF1PRg</text:p>
          </table:table-cell>
          <table:table-cell office:value-type="date" office:date-value="2013-10-01T15:00:27" calcext:value-type="date">
            <text:p>01/10/13 15:00</text:p>
          </table:table-cell>
          <table:table-cell office:value-type="string" calcext:value-type="string">
            <text:p>The most groundbreaking scientist you've never heard of - Addison Anderson</text:p>
          </table:table-cell>
          <table:table-cell office:value-type="string" calcext:value-type="string">
            <text:p>View full lesson: http://ed.ted.com/lessons/the-most-groundbreaking-scientist-you-ve-never-heard-of-addison-anderson</text:p>
            <text:p/>
            <text:p>Seventeenth-century Danish geologist Nicolas Steno earned his chops at a young age, studying cadavers and drawing anatomic connections between species. Steno made outsized contributions to the field of geology, influencing Charles Lyell, James Hutton and Charles Darwin. Addison Anderson recounts Steno's little-known legacy and lauds his insistence on empiricism over blind theory. </text:p>
            <text:p/>
            <text:p>Lesson by Addison Anderson, animation by Anton Bogaty.</text:p>
          </table:table-cell>
          <table:table-cell/>
          <table:table-cell office:value-type="string" calcext:value-type="string">
            <text:p>00:04:33</text:p>
          </table:table-cell>
          <table:table-cell office:value-type="date" office:date-value="2018-07-28T04:44:02.061" calcext:value-type="date">
            <text:p>28/07/18 04:44</text:p>
          </table:table-cell>
          <table:table-cell office:value-type="float" office:value="2172706" calcext:value-type="float">
            <text:p>2172706</text:p>
          </table:table-cell>
          <table:table-cell office:value-type="float" office:value="10690" calcext:value-type="float">
            <text:p>10690</text:p>
          </table:table-cell>
          <table:table-cell/>
        </table:table-row>
        <table:table-row table:style-name="ro7">
          <table:table-cell office:value-type="string" calcext:value-type="string">
            <text:p>Khan Academy</text:p>
          </table:table-cell>
          <table:table-cell office:value-type="string" calcext:value-type="string">
            <text:p>CTKMK1ZGLuk</text:p>
          </table:table-cell>
          <table:table-cell office:value-type="string" calcext:value-type="string">
            <text:p>UC4a-Gbdw7vOaccHmFo40b9g</text:p>
          </table:table-cell>
          <table:table-cell office:value-type="string" calcext:value-type="string">
            <text:p>https://www.youtube.com/watch?v=CTKMK1ZGLuk</text:p>
          </table:table-cell>
          <table:table-cell office:value-type="date" office:date-value="2010-08-07T20:05:18" calcext:value-type="date">
            <text:p>07/08/10 20:05</text:p>
          </table:table-cell>
          <table:table-cell office:value-type="string" calcext:value-type="string">
            <text:p>Multiplying two fractions: example | Fractions | Pre-Algebra | Khan Academy</text:p>
          </table:table-cell>
          <table:table-cell office:value-type="string" calcext:value-type="string">
            <text:p>Let's practice multiplying two fractions together. We'll learn to simplify the answer, too.</text:p>
            <text:p/>
            <text:p>Practice this lesson yourself on KhanAcademy.org right now: https://www.khanacademy.org/math/pre-algebra/fractions-pre-alg/multiplying-fractions-pre-alg/e/multiplying_fractions_0.5?utm_source=YT&amp;utm_medium=Desc&amp;utm_campaign=PreAlgebra</text:p>
            <text:p/>
            <text:p>Watch the next lesson: https://www.khanacademy.org/math/pre-algebra/fractions-pre-alg/multiplying-fractions-pre-alg/v/multiplying-negative-and-positive-fractions?utm_source=YT&amp;utm_medium=Desc&amp;utm_campaign=PreAlgebra</text:p>
            <text:p/>
            <text:p>Missed the previous lesson? </text:p>
            <text:p>https://www.khanacademy.org/math/pre-algebra/fractions-pre-alg/multiplying-fractions-pre-alg/v/multiplying-a-fraction-by-a-fraction?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2:26</text:p>
          </table:table-cell>
          <table:table-cell office:value-type="date" office:date-value="2018-07-28T04:44:56.69" calcext:value-type="date">
            <text:p>28/07/18 04:44</text:p>
          </table:table-cell>
          <table:table-cell office:value-type="float" office:value="2170571" calcext:value-type="float">
            <text:p>2170571</text:p>
          </table:table-cell>
          <table:table-cell office:value-type="float" office:value="2416" calcext:value-type="float">
            <text:p>2416</text:p>
          </table:table-cell>
          <table:table-cell/>
        </table:table-row>
        <table:table-row table:style-name="ro49">
          <table:table-cell office:value-type="string" calcext:value-type="string">
            <text:p>minutephysics</text:p>
          </table:table-cell>
          <table:table-cell office:value-type="string" calcext:value-type="string">
            <text:p>LHvR1fRTW8g</text:p>
          </table:table-cell>
          <table:table-cell office:value-type="string" calcext:value-type="string">
            <text:p>UCUHW94eEFW7hkUMVaZz4eDg</text:p>
          </table:table-cell>
          <table:table-cell office:value-type="string" calcext:value-type="string">
            <text:p>https://www.youtube.com/watch?v=LHvR1fRTW8g</text:p>
          </table:table-cell>
          <table:table-cell office:value-type="date" office:date-value="2016-07-19T12:30:01" calcext:value-type="date">
            <text:p>19/07/16 12:30</text:p>
          </table:table-cell>
          <table:table-cell office:value-type="string" calcext:value-type="string">
            <text:p>Hitting the Sun is HARD</text:p>
          </table:table-cell>
          <table:table-cell office:value-type="string" calcext:value-type="string">
            <text:p>Listen to "The Paradox of Choice" for free at http://www.Audible.com/minutephysics</text:p>
            <text:p/>
            <text:p>This video is about the orbital mechanics of why itâ€™s so hard to crash into the sun â€“ the energy it takes to get there is astoundingly high, compared with leaving the solar system.</text:p>
            <text:p/>
            <text:p>Thanks to everyone who supports MinutePhysics on Patreon! http://www.patreon.com/minutephysics</text:p>
            <text:p/>
            <text:p>Link to Patreon supporters here: http://www.minutephysics.com/supporters.html</text:p>
            <text:p/>
            <text:p>Music by Nathaniel Schroeder, http://www.soundcloud.com/drschroeder</text:p>
            <text:p/>
            <text:p>REFERENCES</text:p>
            <text:p/>
            <text:p>International Atomic Energy Association report on nuclear waste storage:</text:p>
            <text:p>http://www-pub.iaea.org/MTCD/publications/PDF/LTS-RW_web.pdf</text:p>
            <text:p/>
            <text:p>And Slateâ€™s article on actual potential solutions to nuclear waste: http://www.slate.com/articles/health_and_science/green_room/2009/11/atomic_priesthoods_thorn_landscapes_and_munchian_pictograms.html</text:p>
            <text:p/>
            <text:p>Info about sun dive delta v from low earth orbit</text:p>
            <text:p>http://space.stackexchange.com/questions/3612/calculating-solar-system-escape-and-and-sun-dive-delta-v-from-lower-earth-orbit</text:p>
            <text:p/>
            <text:p>Oberth effect</text:p>
            <text:p>https://en.m.wikipedia.org/wiki/Oberth_effect</text:p>
            <text:p>More on rocket burns</text:p>
            <text:p>http://ntrs.nasa.gov/archive/nasa/casi.ntrs.nasa.gov/20100033146.pdf</text:p>
            <text:p/>
            <text:p>Sun dive probe</text:p>
            <text:p>http://news.nationalgeographic.com/news/2010/09/100909-science-space-sun-new-nasa-solar-probe-plus-dive-bomb/</text:p>
            <text:p>Other plans (jupiter assists) vs repeat Venus assist:</text:p>
            <text:p>http://solarprobe.gsfc.nasa.gov/spp_mission.htm</text:p>
            <text:p/>
            <text:p>Solar Probe Plus technical paper:</text:p>
            <text:p>http://issfd.org/ISSFD_2014/ISSFD24_Paper_S6-2_Guo.pdf</text:p>
            <text:p/>
            <text:p>Mercury Messenger Trajectory: https://en.wikipedia.org/wiki/MESSENGER#/media/File:MESSENGER_trajectory.svg</text:p>
            <text:p/>
            <text:p>Online calculator for orbital velocities, escape velocities, etc:</text:p>
            <text:p>http://keisan.casio.com/exec/system/1360310353</text:p>
            <text:p/>
            <text:p>Effective potential (possibly with interactive mathematica notebook?):</text:p>
            <text:p>http://physics.oregonstate.edu/portfolioswiki/doku.php?id=activities:main&amp;file=cfeffpotential</text:p>
            <text:p>https://en.m.wikipedia.org/wiki/Effective_potential</text:p>
            <text:p>https://www.phy.duke.edu/~rgb/Class/phy51/phy51/node8.html</text:p>
            <text:p/>
            <text:p>Equations for elliptical orbit speeds, etc:</text:p>
            <text:p>https://en.m.wikipedia.org/wiki/Apsi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03:13</text:p>
          </table:table-cell>
          <table:table-cell office:value-type="date" office:date-value="2018-07-28T04:41:50.849" calcext:value-type="date">
            <text:p>28/07/18 04:41</text:p>
          </table:table-cell>
          <table:table-cell office:value-type="float" office:value="2167912" calcext:value-type="float">
            <text:p>2167912</text:p>
          </table:table-cell>
          <table:table-cell office:value-type="float" office:value="5235" calcext:value-type="float">
            <text:p>5235</text:p>
          </table:table-cell>
          <table:table-cell/>
        </table:table-row>
        <table:table-row table:style-name="ro5">
          <table:table-cell office:value-type="string" calcext:value-type="string">
            <text:p>minutephysics</text:p>
          </table:table-cell>
          <table:table-cell office:value-type="string" calcext:value-type="string">
            <text:p>7vc-Uvp3vwg</text:p>
          </table:table-cell>
          <table:table-cell office:value-type="string" calcext:value-type="string">
            <text:p>UCUHW94eEFW7hkUMVaZz4eDg</text:p>
          </table:table-cell>
          <table:table-cell office:value-type="string" calcext:value-type="string">
            <text:p>https://www.youtube.com/watch?v=7vc-Uvp3vwg</text:p>
          </table:table-cell>
          <table:table-cell office:value-type="date" office:date-value="2011-07-31T21:05:35" calcext:value-type="date">
            <text:p>31/07/11 21:05</text:p>
          </table:table-cell>
          <table:table-cell office:value-type="string" calcext:value-type="string">
            <text:p>What is the Uncertainty Principle?</text:p>
          </table:table-cell>
          <table:table-cell office:value-type="string" calcext:value-type="string">
            <text:p>The Heisenberg uncertainty principle - in a nutshell!</text:p>
            <text:p>Tweet it - http://bit.ly/pagxNi  </text:p>
            <text:p>Facebook it - http://on.fb.me/pzzfqM</text:p>
            <text:p> </text:p>
            <text:p>minutephysics is now on Google+ - http://bit.ly/qzEwc6 </text:p>
            <text:p>And facebook - http://facebook.com/minutephysics</text:p>
            <text:p/>
            <text:p>Minute Physics provides an energetic and entertaining view of old and new problems in physics -- all in a minute!</text:p>
            <text:p/>
            <text:p>In this episode, we talk about the Heisenberg uncertainty principle and how it's not really that weird - it's just a property of waves!</text:p>
            <text:p/>
            <text:p>Music by Nathaniel Schroeder</text:p>
            <text:p>youtube:  http://bit.ly/pakJLE</text:p>
            <text:p>myspace:  http://mysp.ac/qtmZQj Created by Henry Reich</text:p>
          </table:table-cell>
          <table:table-cell office:value-type="string" calcext:value-type="string">
            <text:p>{wave,particle,heisenberg,uncertainty,principle,"uncertainty principle",one,minute,physics,minutephysics,"minute physics","One Minute Physics","One Minute Answers","Henry Reich",dark,matter,"dark matter",RSAnimate,xkcd,education,science,"Perimeter Institute","theoretical physics","stephen hawking",khan,academy,educational,"pencil drawing",math}</text:p>
          </table:table-cell>
          <table:table-cell office:value-type="string" calcext:value-type="string">
            <text:p>00:01:04</text:p>
          </table:table-cell>
          <table:table-cell office:value-type="date" office:date-value="2018-07-28T04:42:28.009" calcext:value-type="date">
            <text:p>28/07/18 04:42</text:p>
          </table:table-cell>
          <table:table-cell office:value-type="float" office:value="2160084" calcext:value-type="float">
            <text:p>2160084</text:p>
          </table:table-cell>
          <table:table-cell office:value-type="float" office:value="1879" calcext:value-type="float">
            <text:p>1879</text:p>
          </table:table-cell>
          <table:table-cell/>
        </table:table-row>
        <table:table-row table:style-name="ro4">
          <table:table-cell office:value-type="string" calcext:value-type="string">
            <text:p>TED-Ed</text:p>
          </table:table-cell>
          <table:table-cell office:value-type="string" calcext:value-type="string">
            <text:p>IxndOd3kmSs</text:p>
          </table:table-cell>
          <table:table-cell office:value-type="string" calcext:value-type="string">
            <text:p>UCsooa4yRKGN_zEE8iknghZA</text:p>
          </table:table-cell>
          <table:table-cell office:value-type="string" calcext:value-type="string">
            <text:p>https://www.youtube.com/watch?v=IxndOd3kmSs</text:p>
          </table:table-cell>
          <table:table-cell office:value-type="date" office:date-value="2017-03-21T15:02:42" calcext:value-type="date">
            <text:p>21/03/17 15:02</text:p>
          </table:table-cell>
          <table:table-cell office:value-type="string" calcext:value-type="string">
            <text:p>Meet the tardigrade, the toughest animal on Earth - Thomas Boothby</text:p>
          </table:table-cell>
          <table:table-cell office:value-type="string" calcext:value-type="string">
            <text:p>View full lesson: http://ed.ted.com/lessons/meet-the-tardigrade-the-toughest-animal-on-earth-thomas-boothby</text:p>
            <text:p/>
            <text:p>Without water, a human can only survive for about 100 hours. But thereâ€™s a creature so resilient that it can go without it for decades. This 1-millimeter animal can survive both the hottest and coldest environments on earth, and can even withstand high levels of radiation. Thomas Boothby introduces us to the tardigrade, one of the toughest creatures on Earth. </text:p>
            <text:p/>
            <text:p>Lesson by Thomas Boothby, animation by Boniato Studio.</text:p>
          </table:table-cell>
          <table:table-cell office:value-type="string" calcext:value-type="string">
            <text:p>{TED,TED-Ed,"TED Ed","TED Education","Thomas Boothby","Boniato Studio",tardigrades,environment,survival,tun,water,"water bear",anhydrobiosis,space,radiation,matrix,DNA,dehydrated,rehydrated,heat,cold}</text:p>
          </table:table-cell>
          <table:table-cell office:value-type="string" calcext:value-type="string">
            <text:p>00:04:10</text:p>
          </table:table-cell>
          <table:table-cell office:value-type="date" office:date-value="2018-07-28T04:42:15.534" calcext:value-type="date">
            <text:p>28/07/18 04:42</text:p>
          </table:table-cell>
          <table:table-cell office:value-type="float" office:value="2156108" calcext:value-type="float">
            <text:p>2156108</text:p>
          </table:table-cell>
          <table:table-cell office:value-type="float" office:value="26025" calcext:value-type="float">
            <text:p>26025</text:p>
          </table:table-cell>
          <table:table-cell/>
        </table:table-row>
        <table:table-row table:style-name="ro4">
          <table:table-cell office:value-type="string" calcext:value-type="string">
            <text:p>TED-Ed</text:p>
          </table:table-cell>
          <table:table-cell office:value-type="string" calcext:value-type="string">
            <text:p>ezmR9Attpyc</text:p>
          </table:table-cell>
          <table:table-cell office:value-type="string" calcext:value-type="string">
            <text:p>UCsooa4yRKGN_zEE8iknghZA</text:p>
          </table:table-cell>
          <table:table-cell office:value-type="string" calcext:value-type="string">
            <text:p>https://www.youtube.com/watch?v=ezmR9Attpyc</text:p>
          </table:table-cell>
          <table:table-cell office:value-type="date" office:date-value="2013-08-02T15:02:37" calcext:value-type="date">
            <text:p>02/08/13 15:02</text:p>
          </table:table-cell>
          <table:table-cell office:value-type="string" calcext:value-type="string">
            <text:p>The hidden meanings of yin and yang - John Bellaimey</text:p>
          </table:table-cell>
          <table:table-cell office:value-type="string" calcext:value-type="string">
            <text:p>View full lesson here: http://ed.ted.com/lessons/the-hidden-meanings-of-yin-and-yang-john-bellaimey</text:p>
            <text:p/>
            <text:p>The ubiquitous yin-yang symbol holds its roots in Taoism/Daoism, a Chinese religion and philosophy. The yin, the dark swirl, is associated with shadows, femininity, and the trough of a wave; the yang, the light swirl, represents brightness, passion and growth. John Bellaimey explains why we all contain the spirit of yin and of yang -- and how we can achieve a balance of both in our lives.</text:p>
            <text:p/>
            <text:p>Lesson by John Bellaimey, animation by TED-Ed.</text:p>
          </table:table-cell>
          <table:table-cell office:value-type="string" calcext:value-type="string">
            <text:p>{"TED (Organization)","TED-Ed \\TED Education\\",Taoism,Daoism,"\\chinese","philosophy\\",Chinese,religion,"\\ancient","religion\\","\\John Bellaimey\\","\\Jeremiah","Dickey\\","\\Lisa LaBracio\\","\\Celeste Lai\\","\\Godfrey","Hibbert\\"}</text:p>
          </table:table-cell>
          <table:table-cell office:value-type="string" calcext:value-type="string">
            <text:p>00:04:10</text:p>
          </table:table-cell>
          <table:table-cell office:value-type="date" office:date-value="2018-07-28T04:42:53.678" calcext:value-type="date">
            <text:p>28/07/18 04:42</text:p>
          </table:table-cell>
          <table:table-cell office:value-type="float" office:value="2155276" calcext:value-type="float">
            <text:p>2155276</text:p>
          </table:table-cell>
          <table:table-cell office:value-type="float" office:value="18442" calcext:value-type="float">
            <text:p>18442</text:p>
          </table:table-cell>
          <table:table-cell/>
        </table:table-row>
        <table:table-row table:style-name="ro37">
          <table:table-cell office:value-type="string" calcext:value-type="string">
            <text:p>minutephysics</text:p>
          </table:table-cell>
          <table:table-cell office:value-type="string" calcext:value-type="string">
            <text:p>7KYTJ8tBoZ8</text:p>
          </table:table-cell>
          <table:table-cell office:value-type="string" calcext:value-type="string">
            <text:p>UCUHW94eEFW7hkUMVaZz4eDg</text:p>
          </table:table-cell>
          <table:table-cell office:value-type="string" calcext:value-type="string">
            <text:p>https://www.youtube.com/watch?v=7KYTJ8tBoZ8</text:p>
          </table:table-cell>
          <table:table-cell office:value-type="date" office:date-value="2015-07-20T15:49:23" calcext:value-type="date">
            <text:p>20/07/15 15:49</text:p>
          </table:table-cell>
          <table:table-cell office:value-type="string" calcext:value-type="string">
            <text:p>A Brief History of Everything, feat. Neil deGrasse Tyson</text:p>
          </table:table-cell>
          <table:table-cell office:value-type="string" calcext:value-type="string">
            <text:p>This video brought to you by http://www.audible.com/minutephysics</text:p>
            <text:p>Thanks to Neil deGrasse Tyson for his amazing writing and narration!</text:p>
            <text:p/>
            <text:p>Music: "The Firebird Suite" by Igor Stravinsky, performed by the USAF Band, licensed from Naxos of America, Inc. for worldwide use.</text:p>
            <text:p/>
            <text:p>Minute Physics provides an energetic and entertaining view of old and new problems in physics -- all in a minute!</text:p>
            <text:p/>
            <text:p>And thanks to the following Patreon.com supporters: minutephysics.com/supporters.html</text:p>
            <text:p/>
            <text:p>Created by Henry Reich</text:p>
          </table:table-cell>
          <table:table-cell office:value-type="string" calcext:value-type="string">
            <text:p>{"Universe (Quotation Subject)","Physics (Field Of Study)","Big Bang",Creation,creationism,cosmic,earth,MinutePhysics,photon,star,galaxy,space,genesis,science,cosmos,origin,evolution,"origin of the universe","Milky Way (Galaxy)"}</text:p>
          </table:table-cell>
          <table:table-cell office:value-type="string" calcext:value-type="string">
            <text:p>00:08:30</text:p>
          </table:table-cell>
          <table:table-cell office:value-type="date" office:date-value="2018-07-28T04:42:40.649" calcext:value-type="date">
            <text:p>28/07/18 04:42</text:p>
          </table:table-cell>
          <table:table-cell office:value-type="float" office:value="2152479" calcext:value-type="float">
            <text:p>2152479</text:p>
          </table:table-cell>
          <table:table-cell office:value-type="float" office:value="1102" calcext:value-type="float">
            <text:p>1102</text:p>
          </table:table-cell>
          <table:table-cell/>
        </table:table-row>
        <table:table-row table:style-name="ro3">
          <table:table-cell office:value-type="string" calcext:value-type="string">
            <text:p>TED-Ed</text:p>
          </table:table-cell>
          <table:table-cell office:value-type="string" calcext:value-type="string">
            <text:p>8aq_gRfmjgY</text:p>
          </table:table-cell>
          <table:table-cell office:value-type="string" calcext:value-type="string">
            <text:p>UCsooa4yRKGN_zEE8iknghZA</text:p>
          </table:table-cell>
          <table:table-cell office:value-type="string" calcext:value-type="string">
            <text:p>https://www.youtube.com/watch?v=8aq_gRfmjgY</text:p>
          </table:table-cell>
          <table:table-cell office:value-type="date" office:date-value="2016-02-04T16:05:01" calcext:value-type="date">
            <text:p>04/02/16 16:05</text:p>
          </table:table-cell>
          <table:table-cell office:value-type="string" calcext:value-type="string">
            <text:p>History vs. Napoleon Bonaparte - Alex Gendler</text:p>
          </table:table-cell>
          <table:table-cell office:value-type="string" calcext:value-type="string">
            <text:p>Check out our Patreon page: https://www.patreon.com/teded</text:p>
            <text:p/>
            <text:p>View full lesson: http://ed.ted.com/lessons/history-vs-napoleon-bonaparte-alex-gendler</text:p>
            <text:p/>
            <text:p>After the French Revolution erupted in 1789, Europe was thrown into chaos. Neighboring countriesâ€™ monarchs feared they would share the fate of Louis XVI and attacked the new Republic, while at home, extremism and mistrust between factions led to bloodshed. In the midst of all this conflict, Napoleon emerged. But did he save the revolution, or destroy it? Alex Gendler puts Napoleon on trial. </text:p>
            <text:p/>
            <text:p>Lesson by Alex Gendler, animation by Brett Underhill.</text:p>
          </table:table-cell>
          <table:table-cell office:value-type="string" calcext:value-type="string">
            <text:p>{"Brett Underhill","Alex Gendler",Napoleon,"Napoleon Bonaparte","Napoleon complex","European history",history,Europe,"French Revolution","18th century history","19th century history",France,"Louis XVI","French Republic",TED,TED-ED,"TED Ed",TEDEducation}</text:p>
          </table:table-cell>
          <table:table-cell office:value-type="string" calcext:value-type="string">
            <text:p>00:05:22</text:p>
          </table:table-cell>
          <table:table-cell office:value-type="date" office:date-value="2018-07-28T04:42:28.34" calcext:value-type="date">
            <text:p>28/07/18 04:42</text:p>
          </table:table-cell>
          <table:table-cell office:value-type="float" office:value="2150737" calcext:value-type="float">
            <text:p>2150737</text:p>
          </table:table-cell>
          <table:table-cell office:value-type="float" office:value="36017" calcext:value-type="float">
            <text:p>36017</text:p>
          </table:table-cell>
          <table:table-cell/>
        </table:table-row>
        <table:table-row table:style-name="ro4">
          <table:table-cell office:value-type="string" calcext:value-type="string">
            <text:p>TED-Ed</text:p>
          </table:table-cell>
          <table:table-cell office:value-type="string" calcext:value-type="string">
            <text:p>VLkKiVIBxXU</text:p>
          </table:table-cell>
          <table:table-cell office:value-type="string" calcext:value-type="string">
            <text:p>UCsooa4yRKGN_zEE8iknghZA</text:p>
          </table:table-cell>
          <table:table-cell office:value-type="string" calcext:value-type="string">
            <text:p>https://www.youtube.com/watch?v=VLkKiVIBxXU</text:p>
          </table:table-cell>
          <table:table-cell office:value-type="date" office:date-value="2015-12-03T16:02:01" calcext:value-type="date">
            <text:p>03/12/15 16:02</text:p>
          </table:table-cell>
          <table:table-cell office:value-type="string" calcext:value-type="string">
            <text:p>Why the octopus brain is so extraordinary - ClÃ¡udio L. Guerra</text:p>
          </table:table-cell>
          <table:table-cell office:value-type="string" calcext:value-type="string">
            <text:p>View full lesson: http://ed.ted.com/lessons/why-the-octopus-brain-is-so-extraordinary-claudio-l-guerra</text:p>
            <text:p/>
            <text:p>Octopuses have the ability to solve puzzles, learn through observation, and even use tools â€“ just like humans. But what makes octopus intelligence so amazing is that it comes from a biological structure completely different from ours. ClÃ¡udio L. Guerra takes a look inside the amazing octopus brain.</text:p>
            <text:p/>
            <text:p>Lesson by ClÃ¡udio L. Guerra, animation by Cinematic.</text:p>
          </table:table-cell>
          <table:table-cell office:value-type="string" calcext:value-type="string">
            <text:p>{"ClÃ¡udio L. Guerra","veronica wallenberg",TED,TED-Ed,TEDEducation,"TED Ed",octopus,octopi,octopuses,"octopus brain","octopus intelligence","octopus smart"}</text:p>
          </table:table-cell>
          <table:table-cell office:value-type="string" calcext:value-type="string">
            <text:p>00:04:17</text:p>
          </table:table-cell>
          <table:table-cell office:value-type="date" office:date-value="2018-07-28T04:42:15.711" calcext:value-type="date">
            <text:p>28/07/18 04:42</text:p>
          </table:table-cell>
          <table:table-cell office:value-type="float" office:value="2150680" calcext:value-type="float">
            <text:p>2150680</text:p>
          </table:table-cell>
          <table:table-cell office:value-type="float" office:value="35325" calcext:value-type="float">
            <text:p>35325</text:p>
          </table:table-cell>
          <table:table-cell/>
        </table:table-row>
        <table:table-row table:style-name="ro3">
          <table:table-cell office:value-type="string" calcext:value-type="string">
            <text:p>TED-Ed</text:p>
          </table:table-cell>
          <table:table-cell office:value-type="string" calcext:value-type="string">
            <text:p>7m8QlSPP7t0</text:p>
          </table:table-cell>
          <table:table-cell office:value-type="string" calcext:value-type="string">
            <text:p>UCsooa4yRKGN_zEE8iknghZA</text:p>
          </table:table-cell>
          <table:table-cell office:value-type="string" calcext:value-type="string">
            <text:p>https://www.youtube.com/watch?v=7m8QlSPP7t0</text:p>
          </table:table-cell>
          <table:table-cell office:value-type="date" office:date-value="2017-04-04T15:01:22" calcext:value-type="date">
            <text:p>04/04/17 15:01</text:p>
          </table:table-cell>
          <table:table-cell office:value-type="string" calcext:value-type="string">
            <text:p>Why do animals have such different lifespans? - Joao Pedro de Magalhaes</text:p>
          </table:table-cell>
          <table:table-cell office:value-type="string" calcext:value-type="string">
            <text:p>Check out our Patreon page: https://www.patreon.com/teded</text:p>
            <text:p/>
            <text:p>View full lesson: http://ed.ted.com/lessons/why-do-animals-have-such-different-lifespans-joao-pedro-de-magalhaes</text:p>
            <text:p/>
            <text:p>For the microscopic lab worm C. elegans, life equates to just a few short weeks on Earth. The bowhead whale, on the other hand, can live over two hundred years. Why are these lifespans so different? And what does it really mean to â€˜age' anyway? Joao Pedro de Magalhaes explains why the pace of aging varies greatly across animals.</text:p>
            <text:p/>
            <text:p>Lesson by Joao Pedro de Magalhaes, animation by Sharon Colman.</text:p>
          </table:table-cell>
          <table:table-cell office:value-type="string" calcext:value-type="string">
            <text:p>{TED,TED-Ed,"TED Education","TED Ed","Joao Pedro Magalhaes","Sharon Colman",animals,aging,"life cycle",reproduction,whale,turle,mouse,bat,cells,"cell regeneration",evolution,"evolutionary pressure","aging process","greenland shark",quahog,lifespan,"life expectancy",age}</text:p>
          </table:table-cell>
          <table:table-cell office:value-type="string" calcext:value-type="string">
            <text:p>00:04:57</text:p>
          </table:table-cell>
          <table:table-cell office:value-type="date" office:date-value="2018-07-28T04:43:37.377" calcext:value-type="date">
            <text:p>28/07/18 04:43</text:p>
          </table:table-cell>
          <table:table-cell office:value-type="float" office:value="2150471" calcext:value-type="float">
            <text:p>2150471</text:p>
          </table:table-cell>
          <table:table-cell office:value-type="float" office:value="34723" calcext:value-type="float">
            <text:p>34723</text:p>
          </table:table-cell>
          <table:table-cell/>
        </table:table-row>
        <table:table-row table:style-name="ro34">
          <table:table-cell office:value-type="string" calcext:value-type="string">
            <text:p>Vihart</text:p>
          </table:table-cell>
          <table:table-cell office:value-type="string" calcext:value-type="string">
            <text:p>paQ10POrZh8</text:p>
          </table:table-cell>
          <table:table-cell office:value-type="string" calcext:value-type="string">
            <text:p>UCOGeU-1Fig3rrDjhm9Zs_wg</text:p>
          </table:table-cell>
          <table:table-cell office:value-type="string" calcext:value-type="string">
            <text:p>https://www.youtube.com/watch?v=paQ10POrZh8</text:p>
          </table:table-cell>
          <table:table-cell office:value-type="date" office:date-value="2012-10-08T07:00:43" calcext:value-type="date">
            <text:p>08/10/12 07:00</text:p>
          </table:table-cell>
          <table:table-cell office:value-type="string" calcext:value-type="string">
            <text:p>Hexaflexagons 2</text:p>
          </table:table-cell>
          <table:table-cell office:value-type="string" calcext:value-type="string">
            <text:p>Happy October, Month of the Hexaflexagon! Part 1: http://youtu.be/VIVIegSt81k</text:p>
            <text:p>Hexaflexagon Safety Guide: http://youtu.be/AmN0YyaTD60</text:p>
            <text:p/>
            <text:p>Oct. 21st is the annual Celebration of Mind, in honor of Martin Gardner. Maybe you'd like to host or attend a flexagon party sometime around then, or learn about other awesome Martin Gardnery things. Here's the hexaflexagon party website: http://www.puzzles.com/hexaflexagon/</text:p>
            <text:p/>
            <text:p>For inspiration, here's pictures and stories from epic events in past years: http://www.puzzles.com/hexaflexagon/aroundtheworld.html</text:p>
            <text:p/>
            <text:p>This video is based on, and in honor of, Martin Gardner's column from 1956, "Hexaflexagons," which can be found here: http://maa.org/pubs/focus/Gardner_Hexaflexagons12_1956.pdf</text:p>
            <text:p/>
            <text:p>Historical Note: This video is based on a true story. Arthur H. Stone invented the Hexaflexagon and started a flexagon committee with his friends Tuckerman, Feynman, and Tukey (who all later became well-known in their respective fields). Tuckerman invented the Tuckerman Traverse, and Feynman invented Feynman Diagrams (not to be confused with Feynman Diagrams in physics, which is probably why flexagon diagrams are usually not called Feynman Diagrams anymore). The details of their interactions and dialogue, however, are my own invention.</text:p>
            <text:p/>
            <text:p>-Feynman stuff is from the biography "Genius," by James Gleik, p. 103-104</text:p>
            <text:p>-The story of how Gardner learned about flexagons is from "An interview with Martin Gardner" in the June/July 2005 Notices of the AMS, p. 602-611</text:p>
            <text:p>-Other historical information, including the text and names on some of the letters, are from Gardner's original article: http://maa.org/pubs/focus/Gardner_Hexaflexagons12_1956.pdf</text:p>
            <text:p/>
            <text:p>Thank you to the G4G-CoM committee for helping track down information, especially John Railing and Stan Isaacs for finding these sources.</text:p>
            <text:p/>
            <text:p>Also check out flexagon.net, a pretty good resource for patterns for flexagons of many types, and of course the wikipedia page on flexagons: http://en.wikipedia.org/wiki/Flexagon </text:p>
            <text:p>And on Martin Gardner: http://en.wikipedia.org/wiki/Martin_gardner</text:p>
            <text:p/>
            <text:p>Associated twitter accounts are @g4g_CoM (Gathering for Gardner Celebration of Mind) and @WWMGT (What Would Martin Gardner Tweet?) and, as always, I am @vihartvihart</text:p>
            <text:p/>
            <text:p>Card sculptures are by my dad, George Hart. He's got a video about them on his channel: http://youtu.be/YBUEYrzMijA</text:p>
            <text:p/>
            <text:p>My personal website, which you might like: http://vihart.com</text:p>
          </table:table-cell>
          <table:table-cell office:value-type="string" calcext:value-type="string">
            <text:p>{hexaflexagon,flexagon,vihart,"vi hart","doodling in math class",mathematics,topology,feynman,tuckerman,hexagon,"paper folding",origami,"martin gardner"}</text:p>
          </table:table-cell>
          <table:table-cell office:value-type="string" calcext:value-type="string">
            <text:p>00:04:45</text:p>
          </table:table-cell>
          <table:table-cell office:value-type="date" office:date-value="2018-07-28T04:41:26.03" calcext:value-type="date">
            <text:p>28/07/18 04:41</text:p>
          </table:table-cell>
          <table:table-cell office:value-type="float" office:value="2146648" calcext:value-type="float">
            <text:p>2146648</text:p>
          </table:table-cell>
          <table:table-cell office:value-type="float" office:value="4267" calcext:value-type="float">
            <text:p>4267</text:p>
          </table:table-cell>
          <table:table-cell/>
        </table:table-row>
        <table:table-row table:style-name="ro5">
          <table:table-cell office:value-type="string" calcext:value-type="string">
            <text:p>Khan Academy</text:p>
          </table:table-cell>
          <table:table-cell office:value-type="string" calcext:value-type="string">
            <text:p>CGA8sRwqIFg</text:p>
          </table:table-cell>
          <table:table-cell office:value-type="string" calcext:value-type="string">
            <text:p>UC4a-Gbdw7vOaccHmFo40b9g</text:p>
          </table:table-cell>
          <table:table-cell office:value-type="string" calcext:value-type="string">
            <text:p>https://www.youtube.com/watch?v=CGA8sRwqIFg</text:p>
          </table:table-cell>
          <table:table-cell office:value-type="date" office:date-value="2009-08-26T22:41:22" calcext:value-type="date">
            <text:p>26/08/09 22:41</text:p>
          </table:table-cell>
          <table:table-cell office:value-type="string" calcext:value-type="string">
            <text:p>Ionic, covalent, and metallic bonds | Chemical bonds | Chemistry | Khan Academy</text:p>
          </table:table-cell>
          <table:table-cell office:value-type="string" calcext:value-type="string">
            <text:p>Introduction to ionic, covalent, polar covalent and metallic bonds.</text:p>
            <text:p/>
            <text:p>Watch the next lesson: https://www.khanacademy.org/science/chemistry/chemical-bonds/types-chemical-bonds/v/electronegativity-trends?utm_source=YT&amp;utm_medium=Desc&amp;utm_campaign=chemistry</text:p>
            <text:p/>
            <text:p>Missed the previous lesson? https://www.khanacademy.org/science/chemistry/periodic-table/periodic-table-trends-bonding/v/metallic-nature-trends?utm_source=YT&amp;utm_medium=Desc&amp;utm_campaign=chemistry</text:p>
            <text:p/>
            <text:p>Chemistry on Khan Academy: Did you know that everything is made out of chemicals? Chemistry is the study of matter: its composition, properties, and reactivity. This material roughly covers a first-year high school or college course, and a good understanding of algebra is helpful.</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Chemistry channel: https://www.youtube.com/channel/UCyEot66LrwWFEMONvrIBh3A?sub_confirmation=1</text:p>
            <text:p>Subscribe to Khan Academy: https://www.youtube.com/subscription_center?add_user=khanacademy</text:p>
          </table:table-cell>
          <table:table-cell office:value-type="string" calcext:value-type="string">
            <text:p>{dotsub}</text:p>
          </table:table-cell>
          <table:table-cell office:value-type="string" calcext:value-type="string">
            <text:p>00:13:22</text:p>
          </table:table-cell>
          <table:table-cell office:value-type="date" office:date-value="2018-07-28T04:42:15.803" calcext:value-type="date">
            <text:p>28/07/18 04:42</text:p>
          </table:table-cell>
          <table:table-cell office:value-type="float" office:value="2146299" calcext:value-type="float">
            <text:p>2146299</text:p>
          </table:table-cell>
          <table:table-cell office:value-type="float" office:value="6231" calcext:value-type="float">
            <text:p>6231</text:p>
          </table:table-cell>
          <table:table-cell/>
        </table:table-row>
        <table:table-row table:style-name="ro25">
          <table:table-cell office:value-type="string" calcext:value-type="string">
            <text:p>minutephysics</text:p>
          </table:table-cell>
          <table:table-cell office:value-type="string" calcext:value-type="string">
            <text:p>cTodS8hkSDg</text:p>
          </table:table-cell>
          <table:table-cell office:value-type="string" calcext:value-type="string">
            <text:p>UCUHW94eEFW7hkUMVaZz4eDg</text:p>
          </table:table-cell>
          <table:table-cell office:value-type="string" calcext:value-type="string">
            <text:p>https://www.youtube.com/watch?v=cTodS8hkSDg</text:p>
          </table:table-cell>
          <table:table-cell office:value-type="date" office:date-value="2011-08-14T08:01:54" calcext:value-type="date">
            <text:p>14/08/11 08:01</text:p>
          </table:table-cell>
          <table:table-cell office:value-type="string" calcext:value-type="string">
            <text:p>What is Quantum Tunneling?</text:p>
          </table:table-cell>
          <table:table-cell office:value-type="string" calcext:value-type="string">
            <text:p>Tweet it - http://bit.ly/okHiQ7</text:p>
            <text:p>Facebook it - http://on.fb.me/qA1dYk</text:p>
            <text:p/>
            <text:p>minutephysics is now on Google+ - http://bit.ly/qzEwc6 </text:p>
            <text:p>And facebook - http://facebook.com/minutephysics</text:p>
            <text:p/>
            <text:p>Minute Physics provides an energetic and entertaining view of old and new problems in physics -- all in a minute!</text:p>
            <text:p/>
            <text:p>In this episode we explain what quantum tunneling is and how it works! To see quantum tunneling in action, watch http://bit.ly/pJhIdW and learn about the sun!</text:p>
            <text:p/>
            <text:p>Music by Nathaniel Schroeder</text:p>
            <text:p>youtube: http://bit.ly/pakJLE</text:p>
            <text:p>myspace: http://mysp.ac/qtmZQj Created by Henry Reich</text:p>
          </table:table-cell>
          <table:table-cell office:value-type="string" calcext:value-type="string">
            <text:p>{quantum,tunneling,tunnelling,tunelling,sound,of,hydrogen,false,color,pitch,synthesizer,emission,spectrum,electromagnetic,discharge,tube,wave,particle,heisenberg,uncertainty,principle,"uncertainty principle",one,minute,physics,minutephysics,"minute physics","One Minute Physics",Henry,Reich,dark,matter,"dark matter",RSAnimate,xkcd,education,science,"Perimeter Institute","theoretical physics","stephen hawking",khan,academy,educational,"pencil drawing",math}</text:p>
          </table:table-cell>
          <table:table-cell office:value-type="string" calcext:value-type="string">
            <text:p>00:01:05</text:p>
          </table:table-cell>
          <table:table-cell office:value-type="date" office:date-value="2018-07-28T04:41:20.139" calcext:value-type="date">
            <text:p>28/07/18 04:41</text:p>
          </table:table-cell>
          <table:table-cell office:value-type="float" office:value="2135983" calcext:value-type="float">
            <text:p>2135983</text:p>
          </table:table-cell>
          <table:table-cell office:value-type="float" office:value="2386" calcext:value-type="float">
            <text:p>2386</text:p>
          </table:table-cell>
          <table:table-cell/>
        </table:table-row>
        <table:table-row table:style-name="ro16">
          <table:table-cell office:value-type="string" calcext:value-type="string">
            <text:p>mathantics</text:p>
          </table:table-cell>
          <table:table-cell office:value-type="string" calcext:value-type="string">
            <text:p>qmfXyR7Z6Lk</text:p>
          </table:table-cell>
          <table:table-cell office:value-type="string" calcext:value-type="string">
            <text:p>UCBuMwlP7kHkNxdPAqtFSJTw</text:p>
          </table:table-cell>
          <table:table-cell office:value-type="string" calcext:value-type="string">
            <text:p>https://www.youtube.com/watch?v=qmfXyR7Z6Lk</text:p>
          </table:table-cell>
          <table:table-cell office:value-type="date" office:date-value="2012-04-17T07:28:30" calcext:value-type="date">
            <text:p>17/04/12 07:28</text:p>
          </table:table-cell>
          <table:table-cell office:value-type="string" calcext:value-type="string">
            <text:p>Math Antics - Multiplying Fractions</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fraction,fractions,educational,"Math Antics",arithmetic,multi-digit,addition,subtraction,multiplication,division}</text:p>
          </table:table-cell>
          <table:table-cell office:value-type="string" calcext:value-type="string">
            <text:p>00:05:42</text:p>
          </table:table-cell>
          <table:table-cell office:value-type="date" office:date-value="2018-07-28T04:43:43.566" calcext:value-type="date">
            <text:p>28/07/18 04:43</text:p>
          </table:table-cell>
          <table:table-cell office:value-type="float" office:value="2134169" calcext:value-type="float">
            <text:p>2134169</text:p>
          </table:table-cell>
          <table:table-cell office:value-type="float" office:value="27991" calcext:value-type="float">
            <text:p>27991</text:p>
          </table:table-cell>
          <table:table-cell/>
        </table:table-row>
        <table:table-row table:style-name="ro37">
          <table:table-cell office:value-type="string" calcext:value-type="string">
            <text:p>minutephysics</text:p>
          </table:table-cell>
          <table:table-cell office:value-type="string" calcext:value-type="string">
            <text:p>oCEKMEeZXug</text:p>
          </table:table-cell>
          <table:table-cell office:value-type="string" calcext:value-type="string">
            <text:p>UCUHW94eEFW7hkUMVaZz4eDg</text:p>
          </table:table-cell>
          <table:table-cell office:value-type="string" calcext:value-type="string">
            <text:p>https://www.youtube.com/watch?v=oCEKMEeZXug</text:p>
          </table:table-cell>
          <table:table-cell office:value-type="date" office:date-value="2014-02-16T01:25:41" calcext:value-type="date">
            <text:p>16/02/14 01:25</text:p>
          </table:table-cell>
          <table:table-cell office:value-type="string" calcext:value-type="string">
            <text:p>How Modern Light Bulbs Work</text:p>
          </table:table-cell>
          <table:table-cell office:value-type="string" calcext:value-type="string">
            <text:p>Try out Audible by going to http://www.audible.com/minutephysics </text:p>
            <text:p>You can also help support MinutePhysics on Subbable: http://www.subbable.com/minutephysic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Light Bulb",tesla,edison,LED,"light emitting diode",mercury,sodium,"vapor lamp","sodium vapor","mercury vapor",halogen,electricity,gas,"metal halide",hmi,fluorescent,CFL,"compact fluorescent",engineering,"humphry davy",bulb,incandescent,filament,minutephysics,physics,"henry reich",audible,minuteearth}</text:p>
          </table:table-cell>
          <table:table-cell office:value-type="string" calcext:value-type="string">
            <text:p>00:02:58</text:p>
          </table:table-cell>
          <table:table-cell office:value-type="date" office:date-value="2018-07-28T04:42:59.854" calcext:value-type="date">
            <text:p>28/07/18 04:43</text:p>
          </table:table-cell>
          <table:table-cell office:value-type="float" office:value="2133405" calcext:value-type="float">
            <text:p>2133405</text:p>
          </table:table-cell>
          <table:table-cell office:value-type="float" office:value="2071" calcext:value-type="float">
            <text:p>2071</text:p>
          </table:table-cell>
          <table:table-cell/>
        </table:table-row>
        <table:table-row table:style-name="ro44">
          <table:table-cell office:value-type="string" calcext:value-type="string">
            <text:p>Numberphile</text:p>
          </table:table-cell>
          <table:table-cell office:value-type="string" calcext:value-type="string">
            <text:p>JJQWtGm3eIs</text:p>
          </table:table-cell>
          <table:table-cell office:value-type="string" calcext:value-type="string">
            <text:p>UCoxcjq-8xIDTYp3uz647V5A</text:p>
          </table:table-cell>
          <table:table-cell office:value-type="string" calcext:value-type="string">
            <text:p>https://www.youtube.com/watch?v=JJQWtGm3eIs</text:p>
          </table:table-cell>
          <table:table-cell office:value-type="date" office:date-value="2013-05-20T08:27:37" calcext:value-type="date">
            <text:p>20/05/13 08:27</text:p>
          </table:table-cell>
          <table:table-cell office:value-type="string" calcext:value-type="string">
            <text:p>Math Jokes Explained - Numberphile</text:p>
          </table:table-cell>
          <table:table-cell office:value-type="string" calcext:value-type="string">
            <text:p>Some of your favourite maths jokes are dissected in forensic fashion.</text:p>
            <text:p>More links &amp; stuff in full description below â†“â†“â†“</text:p>
            <text:p/>
            <text:p>It is YouTube Comedy Week: http://yt.be/comedyweek</text:p>
            <text:p>Animation by Pete McPartlan - http://www.petemcpartlan.co.uk</text:p>
            <text:p>Explanations by Matt Parker - http://www.standupmaths.com</text:p>
            <text:p/>
            <text:p>More jokes explained at: http://youtu.be/Fmb3TCvlET</text:p>
            <text:p/>
            <text:p>Leave more joke suggestions in the comment section.</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maths,math,mathematics,comedy,joke,humour,explained}</text:p>
          </table:table-cell>
          <table:table-cell office:value-type="string" calcext:value-type="string">
            <text:p>00:07:00</text:p>
          </table:table-cell>
          <table:table-cell office:value-type="date" office:date-value="2018-07-28T04:43:30.421" calcext:value-type="date">
            <text:p>28/07/18 04:43</text:p>
          </table:table-cell>
          <table:table-cell office:value-type="float" office:value="2132288" calcext:value-type="float">
            <text:p>2132288</text:p>
          </table:table-cell>
          <table:table-cell office:value-type="float" office:value="2728" calcext:value-type="float">
            <text:p>2728</text:p>
          </table:table-cell>
          <table:table-cell/>
        </table:table-row>
        <table:table-row table:style-name="ro5">
          <table:table-cell office:value-type="string" calcext:value-type="string">
            <text:p>Khan Academy</text:p>
          </table:table-cell>
          <table:table-cell office:value-type="string" calcext:value-type="string">
            <text:p>yBrp8uvNAhI</text:p>
          </table:table-cell>
          <table:table-cell office:value-type="string" calcext:value-type="string">
            <text:p>UC4a-Gbdw7vOaccHmFo40b9g</text:p>
          </table:table-cell>
          <table:table-cell office:value-type="string" calcext:value-type="string">
            <text:p>https://www.youtube.com/watch?v=yBrp8uvNAhI</text:p>
          </table:table-cell>
          <table:table-cell office:value-type="date" office:date-value="2009-08-25T19:24:39" calcext:value-type="date">
            <text:p>25/08/09 19:24</text:p>
          </table:table-cell>
          <table:table-cell office:value-type="string" calcext:value-type="string">
            <text:p>Orbitals | Electronic structure of atoms | Chemistry | Khan Academy</text:p>
          </table:table-cell>
          <table:table-cell office:value-type="string" calcext:value-type="string">
            <text:p>Introduction to orbitals. Relates energy shell to rows and periods in the periodic table. Created by Sal Khan.</text:p>
            <text:p/>
            <text:p>Watch the next lesson: https://www.khanacademy.org/science/chemistry/electronic-structure-of-atoms/electron-configurations-jay-sal/v/more-on-orbitals-and-electron-configuration?utm_source=YT&amp;utm_medium=Desc&amp;utm_campaign=chemistry</text:p>
            <text:p/>
            <text:p>Missed the previous lesson? https://www.khanacademy.org/science/chemistry/electronic-structure-of-atoms/orbitals-and-electrons/v/quantum-numbers-for-the-first-four-shells?utm_source=YT&amp;utm_medium=Desc&amp;utm_campaign=chemistry</text:p>
            <text:p/>
            <text:p>Chemistry on Khan Academy: Did you know that everything is made out of chemicals? Chemistry is the study of matter: its composition, properties, and reactivity. This material roughly covers a first-year high school or college course, and a good understanding of algebra is helpful.</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Chemistry channel: https://www.youtube.com/channel/UCyEot66LrwWFEMONvrIBh3A?sub_confirmation=1</text:p>
            <text:p>Subscribe to Khan Academy: https://www.youtube.com/subscription_center?add_user=khanacademy</text:p>
          </table:table-cell>
          <table:table-cell office:value-type="string" calcext:value-type="string">
            <text:p>{dotsub}</text:p>
          </table:table-cell>
          <table:table-cell office:value-type="string" calcext:value-type="string">
            <text:p>00:13:38</text:p>
          </table:table-cell>
          <table:table-cell office:value-type="date" office:date-value="2018-07-28T04:44:50.385" calcext:value-type="date">
            <text:p>28/07/18 04:44</text:p>
          </table:table-cell>
          <table:table-cell office:value-type="float" office:value="2130491" calcext:value-type="float">
            <text:p>2130491</text:p>
          </table:table-cell>
          <table:table-cell office:value-type="float" office:value="5873" calcext:value-type="float">
            <text:p>5873</text:p>
          </table:table-cell>
          <table:table-cell/>
        </table:table-row>
        <table:table-row table:style-name="ro50">
          <table:table-cell office:value-type="string" calcext:value-type="string">
            <text:p>3Blue1Brown</text:p>
          </table:table-cell>
          <table:table-cell office:value-type="string" calcext:value-type="string">
            <text:p>aircAruvnKk</text:p>
          </table:table-cell>
          <table:table-cell office:value-type="string" calcext:value-type="string">
            <text:p>UCYO_jab_esuFRV4b17AJtAw</text:p>
          </table:table-cell>
          <table:table-cell office:value-type="string" calcext:value-type="string">
            <text:p>https://www.youtube.com/watch?v=aircAruvnKk</text:p>
          </table:table-cell>
          <table:table-cell office:value-type="date" office:date-value="2017-10-05T15:11:25" calcext:value-type="date">
            <text:p>05/10/17 15:11</text:p>
          </table:table-cell>
          <table:table-cell office:value-type="string" calcext:value-type="string">
            <text:p>But what *is* a Neural Network? | Chapter 1, deep learning</text:p>
          </table:table-cell>
          <table:table-cell office:value-type="string" calcext:value-type="string">
            <text:p>Subscribe to stay notified about new videos: http://3b1b.co/subscribe</text:p>
            <text:p>Support more videos like this on Patreon: https://www.patreon.com/3blue1brown</text:p>
            <text:p>Special thanks to these supporters: http://3b1b.co/nn1-thanks</text:p>
            <text:p/>
            <text:p>For any early-stage ML entrepreneurs, Amplify Partners would love to hear from you: 3blue1brown@amplifypartners.com</text:p>
            <text:p/>
            <text:p>Full playlist: http://3b1b.co/neural-networks</text:p>
            <text:p/>
            <text:p>Typo correction: At 14:45, the last index on the bias vector is n, when it's supposed to in fact be a k.  Thanks for the sharp eyes that caught that!</text:p>
            <text:p/>
            <text:p>For those who want to learn more, I highly recommend the book by Michael Nielsen introducing neural networks and deep learning: https://goo.gl/Zmczdy</text:p>
            <text:p/>
            <text:p>There are two neat things about this book.  First, it's available for free, so consider joining me in making a donation Nielsen's way if you get something out of it.  And second, it's centered around walking through some code and data which you can download yourself, and which covers the same example that I introduce in this video.  Yay for active learning!</text:p>
            <text:p>https://github.com/mnielsen/neural-networks-and-deep-learning</text:p>
            <text:p/>
            <text:p>I also highly recommend Chris Olah's blog: http://colah.github.io/</text:p>
            <text:p/>
            <text:p>For more videos, Welch Labs also has some great series on machine learning: </text:p>
            <text:p>https://youtu.be/i8D90DkCLhI</text:p>
            <text:p>https://youtu.be/bxe2T-V8XRs</text:p>
            <text:p/>
            <text:p>For those of you looking to go *even* deeper, check out the text "Deep Learning" by Goodfellow, Bengio, and Courville.  </text:p>
            <text:p/>
            <text:p>Also, the publication Distill is just utterly beautiful: https://distill.pub/</text:p>
            <text:p/>
            <text:p>Lion photo by Kevin Pluck</text:p>
            <text:p/>
            <text:p>Music by Vincent Rubinetti: https://soundcloud.com/vincerubinetti/</text:p>
            <text:p/>
            <text:p>------------------</text:p>
            <text:p/>
            <text:p>3blue1brown is a channel about animating math, in all senses of the word animate.  And you know the drill with YouTube, if you want to stay posted on new videos, subscribe, and click the bell to receive notifications (if you're into that).</text:p>
            <text:p/>
            <text:p>If you are new to this channel and want to see more, a good place to start is this playlist: http://3b1b.co/recommended</text:p>
            <text:p/>
            <text:p>Various social media stuffs:</text:p>
            <text:p>Website: https://www.3blue1brown.com</text:p>
            <text:p>Twitter: https://twitter.com/3Blue1Brown</text:p>
            <text:p>Patreon: https://patreon.com/3blue1brown</text:p>
            <text:p>Facebook: https://www.facebook.com/3blue1brown</text:p>
            <text:p>Reddit: https://www.reddit.com/r/3Blue1Brown</text:p>
          </table:table-cell>
          <table:table-cell office:value-type="string" calcext:value-type="string">
            <text:p>{Mathematics,"three blue one brown","3 blue 1 brown",3b1b,"neural networks","machines learning","deep learning"}</text:p>
          </table:table-cell>
          <table:table-cell office:value-type="string" calcext:value-type="string">
            <text:p>00:19:13</text:p>
          </table:table-cell>
          <table:table-cell office:value-type="date" office:date-value="2018-07-28T04:42:22.195" calcext:value-type="date">
            <text:p>28/07/18 04:42</text:p>
          </table:table-cell>
          <table:table-cell office:value-type="float" office:value="2129488" calcext:value-type="float">
            <text:p>2129488</text:p>
          </table:table-cell>
          <table:table-cell office:value-type="float" office:value="78876" calcext:value-type="float">
            <text:p>78876</text:p>
          </table:table-cell>
          <table:table-cell/>
        </table:table-row>
        <table:table-row table:style-name="ro3">
          <table:table-cell office:value-type="string" calcext:value-type="string">
            <text:p>TED-Ed</text:p>
          </table:table-cell>
          <table:table-cell office:value-type="string" calcext:value-type="string">
            <text:p>A9fQPzZ1-hg</text:p>
          </table:table-cell>
          <table:table-cell office:value-type="string" calcext:value-type="string">
            <text:p>UCsooa4yRKGN_zEE8iknghZA</text:p>
          </table:table-cell>
          <table:table-cell office:value-type="string" calcext:value-type="string">
            <text:p>https://www.youtube.com/watch?v=A9fQPzZ1-hg</text:p>
          </table:table-cell>
          <table:table-cell office:value-type="date" office:date-value="2017-08-16T15:02:16" calcext:value-type="date">
            <text:p>16/08/17 15:02</text:p>
          </table:table-cell>
          <table:table-cell office:value-type="string" calcext:value-type="string">
            <text:p>The rise and fall of the Berlin Wall - Konrad H. Jarausch</text:p>
          </table:table-cell>
          <table:table-cell office:value-type="string" calcext:value-type="string">
            <text:p>Check out our Patreon page: https://www.patreon.com/teded</text:p>
            <text:p/>
            <text:p>View full lesson: https://ed.ted.com/lessons/the-rise-and-fall-of-the-berlin-wall-konrad-h-jarausch</text:p>
            <text:p/>
            <text:p>On August 13, 1961, construction workers began tearing up streets and erecting barriers in Berlin. This night marked the beginning of one of historyâ€™s most infamous dividing lines: the Berlin Wall. Construction continued for a decade as the wall cut through neighborhoods, separated families, and divided not just Germany, but the world. Konrad H. Jarausch details the history of the Berlin Wall. </text:p>
            <text:p/>
            <text:p>Lesson by Konrad H. Jarausch, directed by Remus &amp; Kiki.</text:p>
          </table:table-cell>
          <table:table-cell office:value-type="string" calcext:value-type="string">
            <text:p>{TED,TED-Ed,"TED Education","Konrad H. Jarausch","Remus &amp; Kiki",Berlin,"Berlin Wall","East Germany","West Germany",Germany,"Soviet Union","Iron Curtain",Communism,"World War II",Allies,"Axis Powers","Federal Republic of Germany","German Democratic Republic",freedom,escape}</text:p>
          </table:table-cell>
          <table:table-cell office:value-type="string" calcext:value-type="string">
            <text:p>00:06:26</text:p>
          </table:table-cell>
          <table:table-cell office:value-type="date" office:date-value="2018-07-28T04:45:15.888" calcext:value-type="date">
            <text:p>28/07/18 04:45</text:p>
          </table:table-cell>
          <table:table-cell office:value-type="float" office:value="2128060" calcext:value-type="float">
            <text:p>2128060</text:p>
          </table:table-cell>
          <table:table-cell office:value-type="float" office:value="57307" calcext:value-type="float">
            <text:p>57307</text:p>
          </table:table-cell>
          <table:table-cell/>
        </table:table-row>
        <table:table-row table:style-name="ro4">
          <table:table-cell office:value-type="string" calcext:value-type="string">
            <text:p>TED-Ed</text:p>
          </table:table-cell>
          <table:table-cell office:value-type="string" calcext:value-type="string">
            <text:p>_0ThKRmySoU</text:p>
          </table:table-cell>
          <table:table-cell office:value-type="string" calcext:value-type="string">
            <text:p>UCsooa4yRKGN_zEE8iknghZA</text:p>
          </table:table-cell>
          <table:table-cell office:value-type="string" calcext:value-type="string">
            <text:p>https://www.youtube.com/watch?v=_0ThKRmySoU</text:p>
          </table:table-cell>
          <table:table-cell office:value-type="date" office:date-value="2013-10-29T16:40:41" calcext:value-type="date">
            <text:p>29/10/13 16:40</text:p>
          </table:table-cell>
          <table:table-cell office:value-type="string" calcext:value-type="string">
            <text:p>Vampires: Folklore, fantasy and fact - Michael Molina</text:p>
          </table:table-cell>
          <table:table-cell office:value-type="string" calcext:value-type="string">
            <text:p>View full lesson: http://ed.ted.com/lessons/vampires-folklore-fantasy-and-fact-michael-molina</text:p>
            <text:p/>
            <text:p>The myth of the bloodsucking vampire has stalked humans from ancient Mesopotamia to 18th-century Eastern Europe, but it has differed in the terrifying details. So, how did we arrive at the popular image we know, love and fear today? And what truly makes a vampire...a vampire? Michael Molina digs up the science and the superstition.</text:p>
            <text:p/>
            <text:p>Lesson by Michael Molina, animation by The Moving Company Animation Studio.</text:p>
          </table:table-cell>
          <table:table-cell office:value-type="string" calcext:value-type="string">
            <text:p>{"The Moving Company Animation Studio",TEDEducation,vampire,TED,TED-Ed,"TED Ed",folklore,myth,fantasy,twilight,"true blood",dracula,"Michael Molina"}</text:p>
          </table:table-cell>
          <table:table-cell office:value-type="string" calcext:value-type="string">
            <text:p>00:06:57</text:p>
          </table:table-cell>
          <table:table-cell office:value-type="date" office:date-value="2018-07-28T04:43:11.783" calcext:value-type="date">
            <text:p>28/07/18 04:43</text:p>
          </table:table-cell>
          <table:table-cell office:value-type="float" office:value="2119104" calcext:value-type="float">
            <text:p>2119104</text:p>
          </table:table-cell>
          <table:table-cell office:value-type="float" office:value="12912" calcext:value-type="float">
            <text:p>12912</text:p>
          </table:table-cell>
          <table:table-cell/>
        </table:table-row>
        <table:table-row table:style-name="ro1">
          <table:table-cell office:value-type="string" calcext:value-type="string">
            <text:p>tecmath</text:p>
          </table:table-cell>
          <table:table-cell office:value-type="string" calcext:value-type="string">
            <text:p>Rgw9Ik5ZGaY</text:p>
          </table:table-cell>
          <table:table-cell office:value-type="string" calcext:value-type="string">
            <text:p>UCb7w5aTnt7YeXBcVCY0mgFw</text:p>
          </table:table-cell>
          <table:table-cell office:value-type="string" calcext:value-type="string">
            <text:p>https://www.youtube.com/watch?v=Rgw9Ik5ZGaY</text:p>
          </table:table-cell>
          <table:table-cell office:value-type="date" office:date-value="2013-02-22T08:00:42" calcext:value-type="date">
            <text:p>22/02/13 08:00</text:p>
          </table:table-cell>
          <table:table-cell office:value-type="string" calcext:value-type="string">
            <text:p>Fast Mental Multiplication Trick - multiply in your head using base 10</text:p>
          </table:table-cell>
          <table:table-cell office:value-type="string" calcext:value-type="string">
            <text:p>This mental multiplication trick uses the idea of a third number - a base number - to help us multiply two numbers in your head. <text:s/>This series of videos first looks at multiplying numbers near 10 using base 10. <text:s/>The second video looks at multiplying using base 20 and 30. <text:s/>The third video looks at how to apply this mental multiplication trick to numbers near 50. <text:s/>The forth video the investigates ho to easilt mentally multiply numbers near to 100. <text:s/>Continue your mental math multiplication abilties here!</text:p>
          </table:table-cell>
          <table:table-cell office:value-type="string" calcext:value-type="string">
            <text:p>{mental,math,trick,multiplication,base,"mental multiplication","math trick","menthal math"}</text:p>
          </table:table-cell>
          <table:table-cell office:value-type="string" calcext:value-type="string">
            <text:p>00:10:51</text:p>
          </table:table-cell>
          <table:table-cell office:value-type="date" office:date-value="2018-07-28T04:41:26.252" calcext:value-type="date">
            <text:p>28/07/18 04:41</text:p>
          </table:table-cell>
          <table:table-cell office:value-type="float" office:value="2118981" calcext:value-type="float">
            <text:p>2118981</text:p>
          </table:table-cell>
          <table:table-cell office:value-type="float" office:value="20759" calcext:value-type="float">
            <text:p>20759</text:p>
          </table:table-cell>
          <table:table-cell/>
        </table:table-row>
        <table:table-row table:style-name="ro19">
          <table:table-cell office:value-type="string" calcext:value-type="string">
            <text:p>Numberphile</text:p>
          </table:table-cell>
          <table:table-cell office:value-type="string" calcext:value-type="string">
            <text:p>vNTSugyS038</text:p>
          </table:table-cell>
          <table:table-cell office:value-type="string" calcext:value-type="string">
            <text:p>UCoxcjq-8xIDTYp3uz647V5A</text:p>
          </table:table-cell>
          <table:table-cell office:value-type="string" calcext:value-type="string">
            <text:p>https://www.youtube.com/watch?v=vNTSugyS038</text:p>
          </table:table-cell>
          <table:table-cell office:value-type="date" office:date-value="2012-10-09T18:52:35" calcext:value-type="date">
            <text:p>09/10/12 18:52</text:p>
          </table:table-cell>
          <table:table-cell office:value-type="string" calcext:value-type="string">
            <text:p>How to order 43 Chicken McNuggets - Numberphile</text:p>
          </table:table-cell>
          <table:table-cell office:value-type="string" calcext:value-type="string">
            <text:p>We're exploring the world of Chicken Nuggets and Frobenius numbers. 43 has long been a special number in the world of McNugget mathematics, but 11 is also important!</text:p>
            <text:p>More links &amp; stuff in full description below â†“â†“â†“</text:p>
            <text:p/>
            <text:p>This video features Dr James Grime.</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chicken mcnugget problem",mcdonald's,numberphile,"number phile",number,numbers,maths,mathematics,mathematical,numerals,count,counting,Frobenius,"coin problem"}</text:p>
          </table:table-cell>
          <table:table-cell office:value-type="string" calcext:value-type="string">
            <text:p>00:05:43</text:p>
          </table:table-cell>
          <table:table-cell office:value-type="date" office:date-value="2018-07-28T04:44:26.334" calcext:value-type="date">
            <text:p>28/07/18 04:44</text:p>
          </table:table-cell>
          <table:table-cell office:value-type="float" office:value="2117631" calcext:value-type="float">
            <text:p>2117631</text:p>
          </table:table-cell>
          <table:table-cell office:value-type="float" office:value="2710" calcext:value-type="float">
            <text:p>2710</text:p>
          </table:table-cell>
          <table:table-cell/>
        </table:table-row>
        <table:table-row table:style-name="ro1">
          <table:table-cell office:value-type="string" calcext:value-type="string">
            <text:p>Math Meeting</text:p>
          </table:table-cell>
          <table:table-cell office:value-type="string" calcext:value-type="string">
            <text:p>gLWphGTjGHI</text:p>
          </table:table-cell>
          <table:table-cell office:value-type="string" calcext:value-type="string">
            <text:p>UC5mq4Ywd0lPPQJnK_5gq-yA</text:p>
          </table:table-cell>
          <table:table-cell office:value-type="string" calcext:value-type="string">
            <text:p>https://www.youtube.com/watch?v=gLWphGTjGHI</text:p>
          </table:table-cell>
          <table:table-cell office:value-type="date" office:date-value="2012-05-11T19:23:47" calcext:value-type="date">
            <text:p>11/05/12 19:23</text:p>
          </table:table-cell>
          <table:table-cell office:value-type="string" calcext:value-type="string">
            <text:p>Adding mixed numbers</text:p>
          </table:table-cell>
          <table:table-cell office:value-type="string" calcext:value-type="string">
            <text:p>Adding mixed numbers, step by step, example. For all free math videos visit http://Mathmeeting.com.</text:p>
          </table:table-cell>
          <table:table-cell office:value-type="string" calcext:value-type="string">
            <text:p>{"mixed numbers",adding,subtract,Mathmeeting}</text:p>
          </table:table-cell>
          <table:table-cell office:value-type="string" calcext:value-type="string">
            <text:p>00:03:04</text:p>
          </table:table-cell>
          <table:table-cell office:value-type="date" office:date-value="2018-07-28T04:42:21.851" calcext:value-type="date">
            <text:p>28/07/18 04:42</text:p>
          </table:table-cell>
          <table:table-cell office:value-type="float" office:value="2115064" calcext:value-type="float">
            <text:p>2115064</text:p>
          </table:table-cell>
          <table:table-cell office:value-type="float" office:value="13245" calcext:value-type="float">
            <text:p>13245</text:p>
          </table:table-cell>
          <table:table-cell/>
        </table:table-row>
        <table:table-row table:style-name="ro5">
          <table:table-cell office:value-type="string" calcext:value-type="string">
            <text:p>Khan Academy</text:p>
          </table:table-cell>
          <table:table-cell office:value-type="string" calcext:value-type="string">
            <text:p>oRKxmXwLvUU</text:p>
          </table:table-cell>
          <table:table-cell office:value-type="string" calcext:value-type="string">
            <text:p>UC4a-Gbdw7vOaccHmFo40b9g</text:p>
          </table:table-cell>
          <table:table-cell office:value-type="string" calcext:value-type="string">
            <text:p>https://www.youtube.com/watch?v=oRKxmXwLvUU</text:p>
          </table:table-cell>
          <table:table-cell office:value-type="date" office:date-value="2011-06-11T20:59:55" calcext:value-type="date">
            <text:p>11/06/11 20:59</text:p>
          </table:table-cell>
          <table:table-cell office:value-type="string" calcext:value-type="string">
            <text:p>Calculating average velocity or speed | One-dimensional motion | Physics | Khan Academy</text:p>
          </table:table-cell>
          <table:table-cell office:value-type="string" calcext:value-type="string">
            <text:p>Example of calculating speed and velocity. Created by Sal Khan.</text:p>
            <text:p/>
            <text:p>Watch the next lesson: https://www.khanacademy.org/science/physics/one-dimensional-motion/displacement-velocity-time/v/solving-for-time?utm_source=YT&amp;utm_medium=Desc&amp;utm_campaign=physics</text:p>
            <text:p/>
            <text:p>Missed the previous lesson? https://www.khanacademy.org/science/physics/one-dimensional-motion/displacement-velocity-time/v/introduction-to-vectors-and-scalars?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11:46</text:p>
          </table:table-cell>
          <table:table-cell office:value-type="date" office:date-value="2018-07-28T04:43:18.411" calcext:value-type="date">
            <text:p>28/07/18 04:43</text:p>
          </table:table-cell>
          <table:table-cell office:value-type="float" office:value="2106311" calcext:value-type="float">
            <text:p>2106311</text:p>
          </table:table-cell>
          <table:table-cell office:value-type="float" office:value="5449" calcext:value-type="float">
            <text:p>5449</text:p>
          </table:table-cell>
          <table:table-cell/>
        </table:table-row>
        <table:table-row table:style-name="ro4">
          <table:table-cell office:value-type="string" calcext:value-type="string">
            <text:p>TED-Ed</text:p>
          </table:table-cell>
          <table:table-cell office:value-type="string" calcext:value-type="string">
            <text:p>yJSiUm6jvI0</text:p>
          </table:table-cell>
          <table:table-cell office:value-type="string" calcext:value-type="string">
            <text:p>UCsooa4yRKGN_zEE8iknghZA</text:p>
          </table:table-cell>
          <table:table-cell office:value-type="string" calcext:value-type="string">
            <text:p>https://www.youtube.com/watch?v=yJSiUm6jvI0</text:p>
          </table:table-cell>
          <table:table-cell office:value-type="date" office:date-value="2016-02-11T17:05:35" calcext:value-type="date">
            <text:p>11/02/16 17:05</text:p>
          </table:table-cell>
          <table:table-cell office:value-type="string" calcext:value-type="string">
            <text:p>Why do we love? A philosophical inquiry - Skye C. Cleary</text:p>
          </table:table-cell>
          <table:table-cell office:value-type="string" calcext:value-type="string">
            <text:p>View full lesson: https://ed.ted.com/lessons/why-do-we-love-a-philosophical-inquiry-skye-c-cleary</text:p>
            <text:p/>
            <text:p>Ah, romantic love; beautiful and intoxicating, heart-breaking and soul-crushing... often all at the same time! If romantic love has a purpose, neither science nor psychology has discovered it yet â€“ but over the course of history, some of our most respected philosophers have put forward some intriguing theories. Skye C. Cleary outlines five of these philosophical perspectives on why we love.</text:p>
            <text:p/>
            <text:p>Lesson by Skye C. Cleary, animation by Avi Ofer.</text:p>
          </table:table-cell>
          <table:table-cell office:value-type="string" calcext:value-type="string">
            <text:p>{"Avi Ofer","Skye Cleary",love,"romantic love",philosophy,"why do we love","Simone de Beauvoir",Buddha,"Bertrand Russell",Schopenhaur,TED,TED-Ed,"TED Ed",TEDEducation}</text:p>
          </table:table-cell>
          <table:table-cell office:value-type="string" calcext:value-type="string">
            <text:p>00:05:45</text:p>
          </table:table-cell>
          <table:table-cell office:value-type="date" office:date-value="2018-07-28T04:43:24.362" calcext:value-type="date">
            <text:p>28/07/18 04:43</text:p>
          </table:table-cell>
          <table:table-cell office:value-type="float" office:value="2104908" calcext:value-type="float">
            <text:p>2104908</text:p>
          </table:table-cell>
          <table:table-cell office:value-type="float" office:value="17504" calcext:value-type="float">
            <text:p>17504</text:p>
          </table:table-cell>
          <table:table-cell/>
        </table:table-row>
        <table:table-row table:style-name="ro5">
          <table:table-cell office:value-type="string" calcext:value-type="string">
            <text:p>Khan Academy</text:p>
          </table:table-cell>
          <table:table-cell office:value-type="string" calcext:value-type="string">
            <text:p>AsqEkF7hcII</text:p>
          </table:table-cell>
          <table:table-cell office:value-type="string" calcext:value-type="string">
            <text:p>UC4a-Gbdw7vOaccHmFo40b9g</text:p>
          </table:table-cell>
          <table:table-cell office:value-type="string" calcext:value-type="string">
            <text:p>https://www.youtube.com/watch?v=AsqEkF7hcII</text:p>
          </table:table-cell>
          <table:table-cell office:value-type="date" office:date-value="2009-08-27T17:16:38" calcext:value-type="date">
            <text:p>27/08/09 17:16</text:p>
          </table:table-cell>
          <table:table-cell office:value-type="string" calcext:value-type="string">
            <text:p>The mole and Avogadro's number | Atoms, compounds, and ions | Chemistry | Khan Academy</text:p>
          </table:table-cell>
          <table:table-cell office:value-type="string" calcext:value-type="string">
            <text:p>Introduction to the idea of a mole as a number (vs. an animal).</text:p>
            <text:p/>
            <text:p>Watch the next lesson: https://www.khanacademy.org/science/chemistry/atomic-structure-and-properties/introduction-to-compounds/v/empirical-molecular-and-structural-formulas?utm_source=YT&amp;utm_medium=Desc&amp;utm_campaign=chemistry</text:p>
            <text:p/>
            <text:p>Missed the previous lesson? https://www.khanacademy.org/science/chemistry/atomic-structure-and-properties/introduction-to-the-atom/v/atomic-mass?utm_source=YT&amp;utm_medium=Desc&amp;utm_campaign=chemistry</text:p>
            <text:p/>
            <text:p>Chemistry on Khan Academy: Did you know that everything is made out of chemicals? Chemistry is the study of matter: its composition, properties, and reactivity. This material roughly covers a first-year high school or college course, and a good understanding of algebra is helpful.</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Chemistry channel: https://www.youtube.com/channel/UCyEot66LrwWFEMONvrIBh3A?sub_confirmation=1</text:p>
            <text:p>Subscribe to Khan Academy: https://www.youtube.com/subscription_center?add_user=khanacademy</text:p>
          </table:table-cell>
          <table:table-cell/>
          <table:table-cell office:value-type="string" calcext:value-type="string">
            <text:p>00:09:44</text:p>
          </table:table-cell>
          <table:table-cell office:value-type="date" office:date-value="2018-07-28T04:44:08.161" calcext:value-type="date">
            <text:p>28/07/18 04:44</text:p>
          </table:table-cell>
          <table:table-cell office:value-type="float" office:value="2104781" calcext:value-type="float">
            <text:p>2104781</text:p>
          </table:table-cell>
          <table:table-cell office:value-type="float" office:value="5469" calcext:value-type="float">
            <text:p>5469</text:p>
          </table:table-cell>
          <table:table-cell/>
        </table:table-row>
        <table:table-row table:style-name="ro5">
          <table:table-cell office:value-type="string" calcext:value-type="string">
            <text:p>minutephysics</text:p>
          </table:table-cell>
          <table:table-cell office:value-type="string" calcext:value-type="string">
            <text:p>2dRr-fnPCwM</text:p>
          </table:table-cell>
          <table:table-cell office:value-type="string" calcext:value-type="string">
            <text:p>UCUHW94eEFW7hkUMVaZz4eDg</text:p>
          </table:table-cell>
          <table:table-cell office:value-type="string" calcext:value-type="string">
            <text:p>https://www.youtube.com/watch?v=2dRr-fnPCwM</text:p>
          </table:table-cell>
          <table:table-cell office:value-type="date" office:date-value="2012-10-10T03:32:57" calcext:value-type="date">
            <text:p>10/10/12 03:32</text:p>
          </table:table-cell>
          <table:table-cell office:value-type="string" calcext:value-type="string">
            <text:p>2012 Nobel Prize: How Do We See Light?</text:p>
          </table:table-cell>
          <table:table-cell office:value-type="string" calcext:value-type="string">
            <text:p>What was the 2012 Nobel Prize in physics given for? Capturing a single photon of light!</text:p>
            <text:p>Congrats to Serge Haroche and David Wineland</text:p>
            <text:p>http://translate.minutephysics.co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
            <text:p>Thanks to Krister Shalm, Nima Doroud and Bruno LeFloch for contributions and to Perimeter Institute for support.</text:p>
            <text:p>http://www.perimeterinstitute.ca Created by Henry Reich</text:p>
          </table:table-cell>
          <table:table-cell office:value-type="string" calcext:value-type="string">
            <text:p>{2012,Nobel,Prize,Haroche,Wineland,Light,atoms,quantum,Neil,Turok,Massey,Lectures,Telekinesis,Magnets,fields,dark,sky,redshift,Olber's,Paradox,stars,infinite,vsauce,higgs,boson,big,bang,theory,cosmic,galaxy,universe,electromagnetism,strong,weak,force,infinity,moon,sun,dimension,string,light,einstein,special,relativity,"black hole",science,Tides,gravity,Neutrino,photon,lhc,electron,atomic,nuclear,General,Dark,energy,Minutephysics,minute,physics,Henry,Reich,cat,schrodinger,Perimeter,Institute}</text:p>
          </table:table-cell>
          <table:table-cell office:value-type="string" calcext:value-type="string">
            <text:p>00:02:35</text:p>
          </table:table-cell>
          <table:table-cell office:value-type="date" office:date-value="2018-07-28T04:41:50.864" calcext:value-type="date">
            <text:p>28/07/18 04:41</text:p>
          </table:table-cell>
          <table:table-cell office:value-type="float" office:value="2096443" calcext:value-type="float">
            <text:p>2096443</text:p>
          </table:table-cell>
          <table:table-cell office:value-type="float" office:value="1686" calcext:value-type="float">
            <text:p>1686</text:p>
          </table:table-cell>
          <table:table-cell/>
        </table:table-row>
        <table:table-row table:style-name="ro51">
          <table:table-cell office:value-type="string" calcext:value-type="string">
            <text:p>3Blue1Brown</text:p>
          </table:table-cell>
          <table:table-cell office:value-type="string" calcext:value-type="string">
            <text:p>bBC-nXj3Ng4</text:p>
          </table:table-cell>
          <table:table-cell office:value-type="string" calcext:value-type="string">
            <text:p>UCYO_jab_esuFRV4b17AJtAw</text:p>
          </table:table-cell>
          <table:table-cell office:value-type="string" calcext:value-type="string">
            <text:p>https://www.youtube.com/watch?v=bBC-nXj3Ng4</text:p>
          </table:table-cell>
          <table:table-cell office:value-type="date" office:date-value="2017-07-07T16:51:37" calcext:value-type="date">
            <text:p>07/07/17 16:51</text:p>
          </table:table-cell>
          <table:table-cell office:value-type="string" calcext:value-type="string">
            <text:p>Ever wonder how Bitcoin (and other cryptocurrencies) actually work?</text:p>
          </table:table-cell>
          <table:table-cell office:value-type="string" calcext:value-type="string">
            <text:p>Bitcoin explained from the viewpoint of inventing your own cryptocurrency.</text:p>
            <text:p>Videos like these made possible by patreon: https://patreon.com/3blue1brown</text:p>
            <text:p/>
            <text:p>Protocol Labs: https://protocol.ai/</text:p>
            <text:p>Interested in contributing? https://protocol.ai/join/</text:p>
            <text:p/>
            <text:p>Special thanks to the following patrons: http://3b1b.co/btc-thanks</text:p>
            <text:p/>
            <text:p>Some people have asked if this channel accepts contributions in cryptocurrency form as an alternative to Patreon.  As you might guess, the answer is yes :).  Here are the relevant addresses:</text:p>
            <text:p>ETH: 0x88Fd7a2e9e0E616a5610B8BE5d5090DC6Bd55c25</text:p>
            <text:p>BTC: 1DV4dhXEVhGELmDnRppADyMcyZgGHnCNJ</text:p>
            <text:p>BCH: qrr82t07zzq5uqgek422s8wwf953jj25c53lqctlnw</text:p>
            <text:p>LTC: LNPY2HEWv8igGckwKrYPbh9yD28XH3sm32</text:p>
            <text:p/>
            <text:p>Supplement video: https://youtu.be/S9JGmA5_unY</text:p>
            <text:p/>
            <text:p>Music by Vincent Rubinetti: https://soundcloud.com/vincerubinetti/heartbeat</text:p>
            <text:p/>
            <text:p>Here are a few other resources I'd recommend:</text:p>
            <text:p/>
            <text:p>Original Bitcoin paper: https://bitcoin.org/bitcoin.pdf</text:p>
            <text:p/>
            <text:p>Block explorer: https://blockexplorer.com/</text:p>
            <text:p/>
            <text:p>Blog post by Michael Nielsen: https://goo.gl/BW1RV3</text:p>
            <text:p>(This is particularly good for understanding the details of what transactions look like, which is something this video did not cover)</text:p>
            <text:p/>
            <text:p>Video by CuriousInventor: https://youtu.be/Lx9zgZCMqXE</text:p>
            <text:p/>
            <text:p>Video by Anders Brownworth: https://youtu.be/_160oMzblY8</text:p>
            <text:p/>
            <text:p>Ethereum white paper: https://goo.gl/XXZddT</text:p>
            <text:p/>
            <text:p>------------------</text:p>
            <text:p/>
            <text:p>3blue1brown is a channel about animating math, in all senses of the word animate.  And you know the drill with YouTube, if you want to stay posted on new videos, subscribe, and click the bell to receive notifications (if you're into that).</text:p>
            <text:p/>
            <text:p>If you are new to this channel and want to see more, a good place to start is this playlist: http://3b1b.co/recommended</text:p>
            <text:p/>
            <text:p>Various social media stuffs:</text:p>
            <text:p>Website: https://www.3blue1brown.com</text:p>
            <text:p>Twitter: https://twitter.com/3Blue1Brown</text:p>
            <text:p>Patreon: https://patreon.com/3blue1brown</text:p>
            <text:p>Facebook: https://www.facebook.com/3blue1brown</text:p>
            <text:p>Reddit: https://www.reddit.com/r/3Blue1Brown</text:p>
          </table:table-cell>
          <table:table-cell office:value-type="string" calcext:value-type="string">
            <text:p>{cryptocurrencies,bitcoin,math,3b1b,"3 blue 1 brown","three blue one brown",mathematics,"bitcoin explained",ethereum,cryptocurrency,cryptography}</text:p>
          </table:table-cell>
          <table:table-cell office:value-type="string" calcext:value-type="string">
            <text:p>00:26:21</text:p>
          </table:table-cell>
          <table:table-cell office:value-type="date" office:date-value="2018-07-28T04:41:07.966" calcext:value-type="date">
            <text:p>28/07/18 04:41</text:p>
          </table:table-cell>
          <table:table-cell office:value-type="float" office:value="2095186" calcext:value-type="float">
            <text:p>2095186</text:p>
          </table:table-cell>
          <table:table-cell office:value-type="float" office:value="18969" calcext:value-type="float">
            <text:p>18969</text:p>
          </table:table-cell>
          <table:table-cell/>
        </table:table-row>
        <table:table-row table:style-name="ro52">
          <table:table-cell office:value-type="string" calcext:value-type="string">
            <text:p>minutephysics</text:p>
          </table:table-cell>
          <table:table-cell office:value-type="string" calcext:value-type="string">
            <text:p>8lBvC7aFB40</text:p>
          </table:table-cell>
          <table:table-cell office:value-type="string" calcext:value-type="string">
            <text:p>UCUHW94eEFW7hkUMVaZz4eDg</text:p>
          </table:table-cell>
          <table:table-cell office:value-type="string" calcext:value-type="string">
            <text:p>https://www.youtube.com/watch?v=8lBvC7aFB40</text:p>
          </table:table-cell>
          <table:table-cell office:value-type="date" office:date-value="2015-05-20T15:00:00" calcext:value-type="date">
            <text:p>20/05/15 15:00</text:p>
          </table:table-cell>
          <table:table-cell office:value-type="string" calcext:value-type="string">
            <text:p>Why Raindrops Are Mathematically Impossible</text:p>
          </table:table-cell>
          <table:table-cell office:value-type="string" calcext:value-type="string">
            <text:p>Rain shouldn't happen, according to basic physics.</text:p>
            <text:p>Click here to watch the MinuteEarth video about rain: https://www.youtube.com/watch?v=87v_9Bud7vw</text:p>
            <text:p/>
            <text:p>This video supported by Audible.com/minutephysics</text:p>
            <text:p/>
            <text:p>Thanks to the following Subbable subscribers for making MinutePhysics possible:</text:p>
            <text:p/>
            <text:p>Ian Adam Naval</text:p>
            <text:p>Mrs Buhrâ€™s 2nd Grade Science Class</text:p>
            <text:p>Mrs. Watkins 2nd Grade Science Class</text:p>
            <text:p>Nauda Family</text:p>
            <text:p>Ricky Shields</text:p>
            <text:p>@KathrynAmbrose</text:p>
            <text:p>Jens Krog Lodberg</text:p>
            <text:p/>
            <text:p>This video made possible by the following Patreon Supporters:</text:p>
            <text:p/>
            <text:p>Jeremy Peng</text:p>
            <text:p>Jeff Straathof</text:p>
            <text:p>Avi Yashchin</text:p>
            <text:p>Mark </text:p>
            <text:p>Jeremy Cummings</text:p>
            <text:p>Wes Brown</text:p>
            <text:p>John Green</text:p>
            <text:p>Rafael Ferreira Luciano</text:p>
            <text:p>Florian Philipp</text:p>
            <text:p>Rens van der Heijden</text:p>
            <text:p>Risa Galant</text:p>
            <text:p>Ricky Shields</text:p>
            <text:p>Kristina Foss</text:p>
            <text:p>PetWolverine </text:p>
            <text:p>Trent Sutherland</text:p>
            <text:p>Ian Foote</text:p>
            <text:p>Eszter Szikora</text:p>
            <text:p>Tasso Kostalas (MavericSun)</text:p>
            <text:p>Amandeep Hayer</text:p>
            <text:p>AbraÃ£o Caldas</text:p>
            <text:p>Eric Ma</text:p>
            <text:p>Conner Fissell</text:p>
            <text:p>Muhmammad </text:p>
            <text:p>Bob Bolch</text:p>
            <text:p>Daniel Ametsreiter</text:p>
            <text:p>JoÃ«l Quenneville</text:p>
            <text:p>Richard Pearson</text:p>
            <text:p>David Dailey</text:p>
            <text:p>Steven Mulder</text:p>
            <text:p>Karim </text:p>
            <text:p>Ethi Raj</text:p>
            <text:p>Ryan Kyle</text:p>
            <text:p>William Ricketts</text:p>
            <text:p>Collin Mandris</text:p>
            <text:p>Jonathan Foster</text:p>
            <text:p>Siddharth Sadanand</text:p>
            <text:p>Robby Olivam</text:p>
            <text:p>Alan Browning</text:p>
            <text:p>Jonathan Piersa</text:p>
            <text:p>Jake Stolhandske</text:p>
            <text:p>Julia Person</text:p>
            <text:p>James Craver</text:p>
            <text:p>Sarah Chavis</text:p>
            <text:p>Yonatan Bisk</text:p>
            <text:p>Richard Campbell</text:p>
            <text:p>Mikael </text:p>
            <text:p>Richie Swift</text:p>
            <text:p>Chris Barrett</text:p>
            <text:p>Jan A</text:p>
            <text:p>Christopher Coleman</text:p>
            <text:p>Kelvin Dueck</text:p>
            <text:p>Daniel â€œYoureDownâ€ Breger</text:p>
            <text:p>Hendrik Payer</text:p>
            <text:p>Holger R.</text:p>
            <text:p>Austin Keller</text:p>
            <text:p>Alejandro Medrano Gil</text:p>
            <text:p>Prof Stick</text:p>
            <text:p>Cora Toner</text:p>
            <text:p>Chris Thompson</text:p>
            <text:p>Alan Lam</text:p>
            <text:p>Andrew Collings</text:p>
            <text:p>Mike McHargue</text:p>
            <text:p>Nicholas Buckendorf</text:p>
            <text:p>Blair Bradimore</text:p>
            <text:p>Michael Biot</text:p>
            <text:p>Daniel Ornstein</text:p>
            <text:p>nir lifshitz</text:p>
            <text:p>Nicholas Carroll</text:p>
            <text:p>Edwin Zea</text:p>
            <text:p>Diana Dial</text:p>
            <text:p>Mitch Etzkin</text:p>
            <text:p>Steven Holland</text:p>
            <text:p>Kujyou Hikari</text:p>
            <text:p>Lightbow </text:p>
            <text:p>Dante Santos</text:p>
            <text:p>Mathias Westad Larssen</text:p>
            <text:p>Tom Headley</text:p>
            <text:p>Michael K</text:p>
            <text:p>Geoff Wallace</text:p>
            <text:p>Fredrik Samuelsson</text:p>
            <text:p>Melissa Harkins</text:p>
            <text:p>Jason Talley</text:p>
            <text:p>Keith Marrocco</text:p>
            <text:p>Maarten Bremer</text:p>
            <text:p>Eric Laberge</text:p>
            <text:p>Lacey Larson</text:p>
            <text:p>Neil Ramroop</text:p>
            <text:p>Matthew Norton</text:p>
            <text:p>Anastasia Vashkevich</text:p>
            <text:p>Bela9a </text:p>
            <text:p>Efe Efevich</text:p>
            <text:p>Mark </text:p>
            <text:p>Donal Botkin</text:p>
            <text:p>Sylvan Ruud</text:p>
            <text:p>Daniel Friesen</text:p>
            <text:p>Philipi Adolfo Willemann</text:p>
            <text:p>Jeffrey McCullough</text:p>
            <text:p>Oddgeir </text:p>
            <text:p>Ann </text:p>
            <text:p>Brendon Davis</text:p>
            <text:p>Filip </text:p>
            <text:p>Christopher Jimenez</text:p>
            <text:p>Michel Payette</text:p>
            <text:p>Juha Niittynen</text:p>
            <text:p>Jeff Ross</text:p>
            <text:p>Viktor Liljeblad</text:p>
            <text:p>Robert E DeLapp</text:p>
            <text:p>Sean Linsley</text:p>
            <text:p>James Lacy</text:p>
            <text:p>Christopher Oâ€™Neal</text:p>
            <text:p>Marcus </text:p>
            <text:p>Philip Freeman</text:p>
            <text:p>Matthew Heermann</text:p>
            <text:p>Marsha Woerner</text:p>
            <text:p>Daniel Yip</text:p>
            <text:p>Matt K</text:p>
            <text:p>William Pearson</text:p>
            <text:p>Kevin Lynch</text:p>
            <text:p>Nick Ward</text:p>
            <text:p>Kevin </text:p>
            <text:p>john eriksson</text:p>
            <text:p>Allan Farrell</text:p>
            <text:p>Tobias Olesen</text:p>
            <text:p>Chris Chapin</text:p>
            <text:p>Michael Keefe</text:p>
            <text:p>Jon Mann</text:p>
            <text:p>Bert </text:p>
            <text:p>Joji Wata</text:p>
            <text:p>Adam Naber</text:p>
            <text:p>Rob Ibsen</text:p>
            <text:p>Jacob Gumpert</text:p>
            <text:p>Peter Collier</text:p>
            <text:p>Andi Davis</text:p>
            <text:p>Aarthy </text:p>
            <text:p>Raymond Cason</text:p>
            <text:p>Evan Gale</text:p>
            <text:p>Paul </text:p>
            <text:p>Tori McClanahan</text:p>
            <text:p>Dominik Steenken</text:p>
            <text:p>Danilo Metzger</text:p>
            <text:p>Christian Altenhofen</text:p>
            <text:p>Roy Morgan</text:p>
            <text:p>Olivia Darroch</text:p>
            <text:p>Amber Ciarvella</text:p>
            <text:p>ryan horlacher</text:p>
            <text:p>Keith Chang</text:p>
            <text:p>Milokot </text:p>
            <text:p>Janel Christensen</text:p>
            <text:p>Will Scherer</text:p>
            <text:p>Mike Fulcher</text:p>
            <text:p>Larom Lancaster</text:p>
            <text:p>John Harman</text:p>
            <text:p>Matt </text:p>
            <text:p>Christos Papandreou</text:p>
            <text:p>Fernando Pazin</text:p>
            <text:p>Johnathon Kinville</text:p>
            <text:p>Jason Medrano</text:p>
            <text:p>Andrew Barnett</text:p>
            <text:p>Katharina Schuchmann</text:p>
            <text:p>John Gietzen</text:p>
            <text:p>Michael Tardibuono</text:p>
            <text:p>Matthew Hebert</text:p>
            <text:p>Christy Filipich</text:p>
            <text:p>Pierre-Louis Bourgeois</text:p>
            <text:p>Genevieve Lawrence</text:p>
            <text:p>Brian Dâ€™Agostini</text:p>
            <text:p>Chris </text:p>
            <text:p>Dominik Menzi</text:p>
            <text:p>Ryan A. Schauer</text:p>
            <text:p>Daniel Johnson</text:p>
            <text:p>Nico Houbraken</text:p>
            <text:p>Michael Carr</text:p>
            <text:p>Ragnhild </text:p>
            <text:p>Elizabeth Meisterling</text:p>
            <text:p>Lysann Schlegel</text:p>
            <text:p>Magnus Krokstad</text:p>
            <text:p>Owain Blackwood</text:p>
            <text:p>Russ Arrell</text:p>
            <text:p>Maarten Daalder</text:p>
            <text:p>Brenden Bullock</text:p>
            <text:p>Mark Samberg</text:p>
            <text:p>Tina Johnston</text:p>
            <text:p>Mike Cochrane</text:p>
            <text:p>Tom Murphy</text:p>
            <text:p>Peter L</text:p>
            <text:p>Jeff </text:p>
            <text:p>Erica Pratt</text:p>
            <text:p>David </text:p>
            <text:p>Artur Szczypta</text:p>
            <text:p>David Drueding</text:p>
            <text:p>Nicklas UlvnÃ¤s</text:p>
            <text:p>Nigel W</text:p>
            <text:p>James Nelson</text:p>
            <text:p>Mary Foster-Smith</text:p>
            <text:p>Clayton Neff</text:p>
            <text:p>Michael Merino</text:p>
            <text:p>Jason and Gayle Corfman</text:p>
            <text:p>Mihaly Barasz</text:p>
            <text:p>Steven Klurfeld</text:p>
            <text:p>Richard Bairwell</text:p>
            <text:p>Tamas Bartal</text:p>
            <text:p>Erven </text:p>
            <text:p>Justin Prahl</text:p>
            <text:p>Michael Maitlen</text:p>
            <text:p>Hans van Staveren</text:p>
            <text:p>Kasey </text:p>
            <text:p>Karlin Nazario</text:p>
            <text:p>Marie Conrad</text:p>
            <text:p>Jacques LABBÃ‰</text:p>
            <text:p>Geralyn Byers</text:p>
            <text:p>jason black</text:p>
            <text:p>Candice Blodgett</text:p>
            <text:p>Daniel Gibbs</text:p>
            <text:p>Henry Berthelsen</text:p>
            <text:p>Andy Kittner</text:p>
            <text:p>Steve Hall</text:p>
            <text:p>Rob Snyder</text:p>
            <text:p>John Kelly</text:p>
            <text:p>Jessica Rosenstein</text:p>
            <text:p>Bill Tomiyasu</text:p>
            <text:p>Vasco SimÃµes</text:p>
            <text:p>Simon Hammersley</text:p>
            <text:p>iain </text:p>
            <text:p>Holger </text:p>
            <text:p>Alexis Carpenter</text:p>
            <text:p>Jay Goodman</text:p>
            <text:p>Joseph Perry</text:p>
            <text:p>Mark Govea</text:p>
            <text:p>Eduardo Rampelotto Gatto</text:p>
            <text:p>Music by Nathaniel Schroeder http://www.soundcloud.com/drschroeder Created by Henry Reich</text:p>
          </table:table-cell>
          <table:table-cell office:value-type="string" calcext:value-type="string">
            <text:p>{Rain,raindrop,weather,area,volume,condensation,heat,clouds,hail,surface,"latent heat",temperature,physics,"Mathematics (Field Of Study)",Storm,Minutephysics,quadratic,cubic,energy,minuteearth,evaporation,battle}</text:p>
          </table:table-cell>
          <table:table-cell office:value-type="string" calcext:value-type="string">
            <text:p>00:02:54</text:p>
          </table:table-cell>
          <table:table-cell office:value-type="date" office:date-value="2018-07-28T04:44:32.047" calcext:value-type="date">
            <text:p>28/07/18 04:44</text:p>
          </table:table-cell>
          <table:table-cell office:value-type="float" office:value="2091816" calcext:value-type="float">
            <text:p>2091816</text:p>
          </table:table-cell>
          <table:table-cell office:value-type="float" office:value="1099" calcext:value-type="float">
            <text:p>1099</text:p>
          </table:table-cell>
          <table:table-cell/>
        </table:table-row>
        <table:table-row table:style-name="ro25">
          <table:table-cell office:value-type="string" calcext:value-type="string">
            <text:p>minutephysics</text:p>
          </table:table-cell>
          <table:table-cell office:value-type="string" calcext:value-type="string">
            <text:p>Fxeb3Pc4PA4</text:p>
          </table:table-cell>
          <table:table-cell office:value-type="string" calcext:value-type="string">
            <text:p>UCUHW94eEFW7hkUMVaZz4eDg</text:p>
          </table:table-cell>
          <table:table-cell office:value-type="string" calcext:value-type="string">
            <text:p>https://www.youtube.com/watch?v=Fxeb3Pc4PA4</text:p>
          </table:table-cell>
          <table:table-cell office:value-type="date" office:date-value="2012-02-26T19:06:21" calcext:value-type="date">
            <text:p>26/02/12 19:06</text:p>
          </table:table-cell>
          <table:table-cell office:value-type="string" calcext:value-type="string">
            <text:p>Theory of Everything: What is Matter?</text:p>
          </table:table-cell>
          <table:table-cell office:value-type="string" calcext:value-type="string">
            <text:p>What is matter, anyway? What does it have to do with math? And why aren't you made of Jesus? Delving deeper into the theory of (almost) everything - the Standard Model of particle physics.</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NEW ALBUM!! -- http://juliansaporiti.bandcamp.com/album/lusitania</text:p>
            <text:p>youtube: http://bit.ly/pakJLE</text:p>
            <text:p/>
            <text:p>Thanks to Nima Doroud and Alex Yale for contributions and to Perimeter Institute for support. Created by Henry Reich</text:p>
          </table:table-cell>
          <table:table-cell office:value-type="string" calcext:value-type="string">
            <text:p>{matter,jesus,mozart,archimedes,fermion,boson,"standard model","theory of everything",theory,supersymmetry,quark,gluon,recipe,cake,freddiew,milkman,rocket,science,geology,Tides,gravity,black,hole,moon,einstein,Neutrino,light,photon,cern,lhc,higgs,electron,time,atomic,special,relativity,atom,nuclear,"General Relativity",Energy,color,Dark,energy,Nobel,Prize,Minutephysics,minute,physics,Henry,Reich,universe,xkcd,RSAnimate,dark,cat,schrodinger,fire,Drawing,Educational,"Large Hadron Collider"}</text:p>
          </table:table-cell>
          <table:table-cell office:value-type="string" calcext:value-type="string">
            <text:p>00:02:19</text:p>
          </table:table-cell>
          <table:table-cell office:value-type="date" office:date-value="2018-07-28T04:43:56.149" calcext:value-type="date">
            <text:p>28/07/18 04:43</text:p>
          </table:table-cell>
          <table:table-cell office:value-type="float" office:value="2081383" calcext:value-type="float">
            <text:p>2081383</text:p>
          </table:table-cell>
          <table:table-cell office:value-type="float" office:value="1326" calcext:value-type="float">
            <text:p>1326</text:p>
          </table:table-cell>
          <table:table-cell/>
        </table:table-row>
        <table:table-row table:style-name="ro34">
          <table:table-cell office:value-type="string" calcext:value-type="string">
            <text:p>minutephysics</text:p>
          </table:table-cell>
          <table:table-cell office:value-type="string" calcext:value-type="string">
            <text:p>V7C318DGB38</text:p>
          </table:table-cell>
          <table:table-cell office:value-type="string" calcext:value-type="string">
            <text:p>UCUHW94eEFW7hkUMVaZz4eDg</text:p>
          </table:table-cell>
          <table:table-cell office:value-type="string" calcext:value-type="string">
            <text:p>https://www.youtube.com/watch?v=V7C318DGB38</text:p>
          </table:table-cell>
          <table:table-cell office:value-type="date" office:date-value="2017-06-29T14:00:03" calcext:value-type="date">
            <text:p>29/06/17 14:00</text:p>
          </table:table-cell>
          <table:table-cell office:value-type="string" calcext:value-type="string">
            <text:p>The "Mountain Or Valley?" Illusion</text:p>
          </table:table-cell>
          <table:table-cell office:value-type="string" calcext:value-type="string">
            <text:p>Thanks to Skillshare for supporting this video:  http://skl.sh/MinutePhysics for 2 free months!</text:p>
            <text:p/>
            <text:p>This video is about a multistable perceptual illusion, similar to the hollow face illusion, whereby maps or aerial or satellite photos look upside down/inside out, ie, concave (valley) parts look convex and convex (mountainous) parts look concave. Just flip the images around and things will make a lot more sense! It's just because our eyes gauge depth based on the location of shadows, and the sun always casts shadows on the bottoms of things.</text:p>
            <text:p/>
            <text:p>Support MinutePhysics on Patreon! http://www.patreon.com/minutephysics</text:p>
            <text:p>Link to Patreon Supporters: http://www.minutephysics.com/supporters/</text:p>
            <text:p/>
            <text:p>MinutePhysics is on twitter - @minutephysics</text:p>
            <text:p>And facebook - http://facebook.com/minutephysics</text:p>
            <text:p>And Google+ (does anyone use this any more?) - http://bit.ly/qzEwc6</text:p>
            <text:p/>
            <text:p>REFERENCES</text:p>
            <text:p>Twitter posts:</text:p>
            <text:p>https://twitter.com/Astro2fish/status/859799730565414912</text:p>
            <text:p>https://twitter.com/BadAstronomer/status/859800278358528001</text:p>
            <text:p/>
            <text:p>Bad Astronomy Blog post: http://blogs.discovermagazine.com/badastronomy/2010/05/19/a-lunar-illusion-youll-flip-over/</text:p>
            <text:p/>
            <text:p>Multistable perception  http://en.m.wikipedia.org/wiki/Multistable_perception </text:p>
            <text:p/>
            <text:p>Top-left Lighting http://en.m.wikipedia.org/wiki/Top-left_lighting</text:p>
            <text:p/>
            <text:p>Minute Physics provides an energetic and entertaining view of old and new problems in physics -- all in a minute!</text:p>
            <text:p/>
            <text:p>Created by Henry Reich</text:p>
          </table:table-cell>
          <table:table-cell office:value-type="string" calcext:value-type="string">
            <text:p>{physics,minutephysics,science,"henry reich"}</text:p>
          </table:table-cell>
          <table:table-cell office:value-type="string" calcext:value-type="string">
            <text:p>00:04:13</text:p>
          </table:table-cell>
          <table:table-cell office:value-type="date" office:date-value="2018-07-28T04:43:49.977" calcext:value-type="date">
            <text:p>28/07/18 04:43</text:p>
          </table:table-cell>
          <table:table-cell office:value-type="float" office:value="2079645" calcext:value-type="float">
            <text:p>2079645</text:p>
          </table:table-cell>
          <table:table-cell office:value-type="float" office:value="1766" calcext:value-type="float">
            <text:p>1766</text:p>
          </table:table-cell>
          <table:table-cell/>
        </table:table-row>
        <table:table-row table:style-name="ro4">
          <table:table-cell office:value-type="string" calcext:value-type="string">
            <text:p>TED-Ed</text:p>
          </table:table-cell>
          <table:table-cell office:value-type="string" calcext:value-type="string">
            <text:p>VwRLIt6jgdM</text:p>
          </table:table-cell>
          <table:table-cell office:value-type="string" calcext:value-type="string">
            <text:p>UCsooa4yRKGN_zEE8iknghZA</text:p>
          </table:table-cell>
          <table:table-cell office:value-type="string" calcext:value-type="string">
            <text:p>https://www.youtube.com/watch?v=VwRLIt6jgdM</text:p>
          </table:table-cell>
          <table:table-cell office:value-type="date" office:date-value="2014-02-04T17:03:28" calcext:value-type="date">
            <text:p>04/02/14 17:03</text:p>
          </table:table-cell>
          <table:table-cell office:value-type="string" calcext:value-type="string">
            <text:p>Why is glass transparent? - Mark Miodownik</text:p>
          </table:table-cell>
          <table:table-cell office:value-type="string" calcext:value-type="string">
            <text:p>View full lesson: http://ed.ted.com/lessons/why-is-glass-transparent-mark-miodownik</text:p>
            <text:p/>
            <text:p>If you look through your glasses, binoculars or a window, you see the world on the other side. How is it that something so solid can be so invisible? Mark Miodownik melts the scientific secret behind amorphous solids.</text:p>
            <text:p/>
            <text:p>Lesson by Mark Miodownik, animation by Provincia Studio.</text:p>
          </table:table-cell>
          <table:table-cell office:value-type="string" calcext:value-type="string">
            <text:p>{"Mark Miodownik",glass,"how to make glass","amorphos solid",science,"Provincia Studio",TED-Ed,"TED Ed",TEDEducation,TED}</text:p>
          </table:table-cell>
          <table:table-cell office:value-type="string" calcext:value-type="string">
            <text:p>00:04:08</text:p>
          </table:table-cell>
          <table:table-cell office:value-type="date" office:date-value="2018-07-28T04:44:38.428" calcext:value-type="date">
            <text:p>28/07/18 04:44</text:p>
          </table:table-cell>
          <table:table-cell office:value-type="float" office:value="2075655" calcext:value-type="float">
            <text:p>2075655</text:p>
          </table:table-cell>
          <table:table-cell office:value-type="float" office:value="20863" calcext:value-type="float">
            <text:p>20863</text:p>
          </table:table-cell>
          <table:table-cell/>
        </table:table-row>
        <table:table-row table:style-name="ro5">
          <table:table-cell office:value-type="string" calcext:value-type="string">
            <text:p>Khan Academy</text:p>
          </table:table-cell>
          <table:table-cell office:value-type="string" calcext:value-type="string">
            <text:p>cc8sUv2SuaY</text:p>
          </table:table-cell>
          <table:table-cell office:value-type="string" calcext:value-type="string">
            <text:p>UC4a-Gbdw7vOaccHmFo40b9g</text:p>
          </table:table-cell>
          <table:table-cell office:value-type="string" calcext:value-type="string">
            <text:p>https://www.youtube.com/watch?v=cc8sUv2SuaY</text:p>
          </table:table-cell>
          <table:table-cell office:value-type="date" office:date-value="2010-03-03T18:32:36" calcext:value-type="date">
            <text:p>03/03/10 18:32</text:p>
          </table:table-cell>
          <table:table-cell office:value-type="string" calcext:value-type="string">
            <text:p>The kidney and nephron | Renal system physiology | NCLEX-RN | Khan Academy</text:p>
          </table:table-cell>
          <table:table-cell office:value-type="string" calcext:value-type="string">
            <text:p>Overview of how the nephrons in the kidney filter blood and reabsorb water and other molecules. Created by Sal Khan.</text:p>
            <text:p/>
            <text:p>Watch the next lesson: https://www.khanacademy.org/test-prep/nclex-rn/rn-renal-system/rn-the-renal-system/v/secondary-active-transport-in-the-nephron?utm_source=YT&amp;utm_medium=Desc&amp;utm_campaign=Nclex-rn</text:p>
            <text:p/>
            <text:p>Missed the previous lesson? https://www.khanacademy.org/test-prep/nclex-rn/rn-renal-system/rn-the-renal-system/v/urination?utm_source=YT&amp;utm_medium=Desc&amp;utm_campaign=Nclex-rn</text:p>
            <text:p/>
            <text:p>NCLEX-RN on Khan Academy: A collection of questions from content covered on the NCLEX-RN. These questions are available under a Creative Commons Attribution-NonCommercial-ShareAlike 3.0 United States License (available at http://creativecommons.org/licenses/by-nc-sa/3.0/u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NCLEX-RN channel: https://www.youtube.com/channel/UCDx5cTeADCvKWgF9x_Qjz3g?sub_confirmation=1</text:p>
            <text:p>Subscribe to Khan Academy: https://www.youtube.com/subscription_center?add_user=khanacademy</text:p>
          </table:table-cell>
          <table:table-cell/>
          <table:table-cell office:value-type="string" calcext:value-type="string">
            <text:p>00:18:38</text:p>
          </table:table-cell>
          <table:table-cell office:value-type="date" office:date-value="2018-07-28T04:44:44.551" calcext:value-type="date">
            <text:p>28/07/18 04:44</text:p>
          </table:table-cell>
          <table:table-cell office:value-type="float" office:value="2071042" calcext:value-type="float">
            <text:p>2071042</text:p>
          </table:table-cell>
          <table:table-cell office:value-type="float" office:value="6229" calcext:value-type="float">
            <text:p>6229</text:p>
          </table:table-cell>
          <table:table-cell/>
        </table:table-row>
        <table:table-row table:style-name="ro4">
          <table:table-cell office:value-type="string" calcext:value-type="string">
            <text:p>TED-Ed</text:p>
          </table:table-cell>
          <table:table-cell office:value-type="string" calcext:value-type="string">
            <text:p>oqGuJhOeMek</text:p>
          </table:table-cell>
          <table:table-cell office:value-type="string" calcext:value-type="string">
            <text:p>UCsooa4yRKGN_zEE8iknghZA</text:p>
          </table:table-cell>
          <table:table-cell office:value-type="string" calcext:value-type="string">
            <text:p>https://www.youtube.com/watch?v=oqGuJhOeMek</text:p>
          </table:table-cell>
          <table:table-cell office:value-type="date" office:date-value="2014-04-17T15:12:59" calcext:value-type="date">
            <text:p>17/04/14 15:12</text:p>
          </table:table-cell>
          <table:table-cell office:value-type="string" calcext:value-type="string">
            <text:p>Cell vs. virus: A battle for health - Shannon Stiles</text:p>
          </table:table-cell>
          <table:table-cell office:value-type="string" calcext:value-type="string">
            <text:p>View full lesson: http://ed.ted.com/lessons/cell-vs-virus-a-battle-for-health-shannon-stiles</text:p>
            <text:p/>
            <text:p>All living things are made of cells. In the human body, these highly efficient units are protected by layer upon layer of defense against icky invaders like the cold virus. Shannon Stiles takes a journey into the cell, introducing the microscopic arsenal of weapons and warriors that play a role in the battle for your health.</text:p>
            <text:p/>
            <text:p>Lesson by Shannon Stiles, animation by Igor Coric.</text:p>
          </table:table-cell>
          <table:table-cell office:value-type="string" calcext:value-type="string">
            <text:p>{"Shannon Stiles","Igor Coric",cell,"cell wall",virus,health,body,"human body","animal cell",TED,TED-Ed,"TED Ed",TEDEducation}</text:p>
          </table:table-cell>
          <table:table-cell office:value-type="string" calcext:value-type="string">
            <text:p>00:03:59</text:p>
          </table:table-cell>
          <table:table-cell office:value-type="date" office:date-value="2018-07-28T04:44:13.946" calcext:value-type="date">
            <text:p>28/07/18 04:44</text:p>
          </table:table-cell>
          <table:table-cell office:value-type="float" office:value="2068327" calcext:value-type="float">
            <text:p>2068327</text:p>
          </table:table-cell>
          <table:table-cell office:value-type="float" office:value="22988" calcext:value-type="float">
            <text:p>22988</text:p>
          </table:table-cell>
          <table:table-cell/>
        </table:table-row>
        <table:table-row table:style-name="ro4">
          <table:table-cell office:value-type="string" calcext:value-type="string">
            <text:p>TED-Ed</text:p>
          </table:table-cell>
          <table:table-cell office:value-type="string" calcext:value-type="string">
            <text:p>YEaSxhcns7Y</text:p>
          </table:table-cell>
          <table:table-cell office:value-type="string" calcext:value-type="string">
            <text:p>UCsooa4yRKGN_zEE8iknghZA</text:p>
          </table:table-cell>
          <table:table-cell office:value-type="string" calcext:value-type="string">
            <text:p>https://www.youtube.com/watch?v=YEaSxhcns7Y</text:p>
          </table:table-cell>
          <table:table-cell office:value-type="date" office:date-value="2015-07-16T15:05:29" calcext:value-type="date">
            <text:p>16/07/15 15:05</text:p>
          </table:table-cell>
          <table:table-cell office:value-type="string" calcext:value-type="string">
            <text:p>Where did English come from? - Claire Bowern</text:p>
          </table:table-cell>
          <table:table-cell office:value-type="string" calcext:value-type="string">
            <text:p>View full lesson: http://ed.ted.com/lessons/where-did-english-come-from-claire-bowern</text:p>
            <text:p/>
            <text:p>When we talk about â€˜Englishâ€™, we often think of it as a single language. But what do the dialects spoken in dozens of countries around the world have in common with each other, or with the writings of Chaucer? Claire Bowern traces the language from the present day back to its ancient roots, showing how English has evolved through generations of speakers.</text:p>
            <text:p/>
            <text:p>Lesson by Claire Bowern, animation by Patrick Smith.</text:p>
          </table:table-cell>
          <table:table-cell office:value-type="string" calcext:value-type="string">
            <text:p>{English,"Old English","Norman conquest",Anglo-saxons,"Celtic languages","Celtic culture",England,Britain,"British Isles",Latin,"Germanic languages","Proto Germanic","Proto-Indo-European Language","Claire Bowern","Evolution of language",Dialect,TED,TED-Ed,"TED Education",TEDx,"Patrick Smith"}</text:p>
          </table:table-cell>
          <table:table-cell office:value-type="string" calcext:value-type="string">
            <text:p>00:04:54</text:p>
          </table:table-cell>
          <table:table-cell office:value-type="date" office:date-value="2018-07-28T04:44:13.893" calcext:value-type="date">
            <text:p>28/07/18 04:44</text:p>
          </table:table-cell>
          <table:table-cell office:value-type="float" office:value="2061371" calcext:value-type="float">
            <text:p>2061371</text:p>
          </table:table-cell>
          <table:table-cell office:value-type="float" office:value="35277" calcext:value-type="float">
            <text:p>35277</text:p>
          </table:table-cell>
          <table:table-cell/>
        </table:table-row>
        <table:table-row table:style-name="ro5">
          <table:table-cell office:value-type="string" calcext:value-type="string">
            <text:p>minutephysics</text:p>
          </table:table-cell>
          <table:table-cell office:value-type="string" calcext:value-type="string">
            <text:p>6MhD2xZVypo</text:p>
          </table:table-cell>
          <table:table-cell office:value-type="string" calcext:value-type="string">
            <text:p>UCUHW94eEFW7hkUMVaZz4eDg</text:p>
          </table:table-cell>
          <table:table-cell office:value-type="string" calcext:value-type="string">
            <text:p>https://www.youtube.com/watch?v=6MhD2xZVypo</text:p>
          </table:table-cell>
          <table:table-cell office:value-type="date" office:date-value="2012-01-23T19:00:00" calcext:value-type="date">
            <text:p>23/01/12 19:00</text:p>
          </table:table-cell>
          <table:table-cell office:value-type="string" calcext:value-type="string">
            <text:p>Round Triangles!</text:p>
          </table:table-cell>
          <table:table-cell office:value-type="string" calcext:value-type="string">
            <text:p>Why circles are round (and triangles too!)</text:p>
            <text:p/>
            <text:p>rotor in a square hole: http://www.youtube.com/watch?v=KUeQugasOkk</text:p>
            <text:p>more info on reuleaux rotors and other SWEET stuff: http://www.howround.com</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NEW ALBUM!! -- http://juliansaporiti.bandcamp.com/album/lusitania</text:p>
            <text:p>youtube: http://bit.ly/pakJLE Created by Henry Reich</text:p>
          </table:table-cell>
          <table:table-cell office:value-type="string" calcext:value-type="string">
            <text:p>{rickroll,roundness,rouleau,reuleaux,rotor,rolling,earth,width,SMBC,Zach,Weiner,round,stone,geology,erosion,weathering,sphere,spherical,symmetry,Tides,gravity,black,hole,moon,einstein,Neutrino,light,photon,cern,lhc,higgs,boson,electron,time,entropy,GPS,atomic,special,relativity,atom,nuclear,"General Relativity",Energy,science,color,Dark,energy,Nobel,Prize,Minutephysics,minute,physics,Henry,Reich,universe,xkcd,RSAnimate,dark,matter,cat,schrodinger,fire,Drawing,Educational,"Large Hadron Collider"}</text:p>
          </table:table-cell>
          <table:table-cell office:value-type="string" calcext:value-type="string">
            <text:p>00:01:46</text:p>
          </table:table-cell>
          <table:table-cell office:value-type="date" office:date-value="2018-07-28T04:44:44.751" calcext:value-type="date">
            <text:p>28/07/18 04:44</text:p>
          </table:table-cell>
          <table:table-cell office:value-type="float" office:value="2060778" calcext:value-type="float">
            <text:p>2060778</text:p>
          </table:table-cell>
          <table:table-cell office:value-type="float" office:value="1250" calcext:value-type="float">
            <text:p>1250</text:p>
          </table:table-cell>
          <table:table-cell/>
        </table:table-row>
        <table:table-row table:style-name="ro1">
          <table:table-cell office:value-type="string" calcext:value-type="string">
            <text:p>tecmath</text:p>
          </table:table-cell>
          <table:table-cell office:value-type="string" calcext:value-type="string">
            <text:p>70UVUlobZyM</text:p>
          </table:table-cell>
          <table:table-cell office:value-type="string" calcext:value-type="string">
            <text:p>UCb7w5aTnt7YeXBcVCY0mgFw</text:p>
          </table:table-cell>
          <table:table-cell office:value-type="string" calcext:value-type="string">
            <text:p>https://www.youtube.com/watch?v=70UVUlobZyM</text:p>
          </table:table-cell>
          <table:table-cell office:value-type="date" office:date-value="2013-01-24T11:10:48" calcext:value-type="date">
            <text:p>24/01/13 11:10</text:p>
          </table:table-cell>
          <table:table-cell office:value-type="string" calcext:value-type="string">
            <text:p>Times table trick using your hands</text:p>
          </table:table-cell>
          <table:table-cell office:value-type="string" calcext:value-type="string">
            <text:p>To learn the times tables use your hands as well as your head! <text:s/>Multiplication had never been so easy using this easy trick - including some of the six, seven, eight, nine and ten times table.</text:p>
          </table:table-cell>
          <table:table-cell office:value-type="string" calcext:value-type="string">
            <text:p>{"Times tables using your hands","times table trick","times table",math}</text:p>
          </table:table-cell>
          <table:table-cell office:value-type="string" calcext:value-type="string">
            <text:p>00:05:03</text:p>
          </table:table-cell>
          <table:table-cell office:value-type="date" office:date-value="2018-07-28T04:42:59.742" calcext:value-type="date">
            <text:p>28/07/18 04:43</text:p>
          </table:table-cell>
          <table:table-cell office:value-type="float" office:value="2058612" calcext:value-type="float">
            <text:p>2058612</text:p>
          </table:table-cell>
          <table:table-cell office:value-type="float" office:value="7165" calcext:value-type="float">
            <text:p>7165</text:p>
          </table:table-cell>
          <table:table-cell/>
        </table:table-row>
        <table:table-row table:style-name="ro30">
          <table:table-cell office:value-type="string" calcext:value-type="string">
            <text:p>minutephysics</text:p>
          </table:table-cell>
          <table:table-cell office:value-type="string" calcext:value-type="string">
            <text:p>o_W280R_Jt8</text:p>
          </table:table-cell>
          <table:table-cell office:value-type="string" calcext:value-type="string">
            <text:p>UCUHW94eEFW7hkUMVaZz4eDg</text:p>
          </table:table-cell>
          <table:table-cell office:value-type="string" calcext:value-type="string">
            <text:p>https://www.youtube.com/watch?v=o_W280R_Jt8</text:p>
          </table:table-cell>
          <table:table-cell office:value-type="date" office:date-value="2012-12-28T15:34:37" calcext:value-type="date">
            <text:p>28/12/12 15:34</text:p>
          </table:table-cell>
          <table:table-cell office:value-type="string" calcext:value-type="string">
            <text:p>TOP 10 REASONS Why We Know the Earth is Round</text:p>
          </table:table-cell>
          <table:table-cell office:value-type="string" calcext:value-type="string">
            <text:p>Subscribe to MinutePhysics - it's FREE! http://dft.ba/-minutephysics_sub</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and to Perimeter Institute for support.</text:p>
            <text:p>http://www.perimeterinstitute.ca Created by Henry Reich</text:p>
          </table:table-cell>
          <table:table-cell office:value-type="string" calcext:value-type="string">
            <text:p>{quantum,mechanics,energy,infinite,bang,theory,cosmic,galaxy,universe,force,moon,sun,dimension,string,special,relativity,"black hole",science,gravity,Neutrino,photon,Minutephysics,minute,physics,Henry,Reich,Perimeter,Institute,"Henry Reich",wavefunction,touch,"Neil deGrasse Tyson","flat earth","speed of light",mass,Rain,Walk,Run,Parallelogram,Parallelopiped,Relativity,Seattle,coriolis,"round earth","ferdinand magellan",Horizon,planets,"time zones",triangle,stars,orion,NASA}</text:p>
          </table:table-cell>
          <table:table-cell office:value-type="string" calcext:value-type="string">
            <text:p>00:02:42</text:p>
          </table:table-cell>
          <table:table-cell office:value-type="date" office:date-value="2018-07-28T04:44:44.753" calcext:value-type="date">
            <text:p>28/07/18 04:44</text:p>
          </table:table-cell>
          <table:table-cell office:value-type="float" office:value="2057913" calcext:value-type="float">
            <text:p>2057913</text:p>
          </table:table-cell>
          <table:table-cell office:value-type="float" office:value="1537" calcext:value-type="float">
            <text:p>1537</text:p>
          </table:table-cell>
          <table:table-cell/>
        </table:table-row>
        <table:table-row table:style-name="ro4">
          <table:table-cell office:value-type="string" calcext:value-type="string">
            <text:p>TED-Ed</text:p>
          </table:table-cell>
          <table:table-cell office:value-type="string" calcext:value-type="string">
            <text:p>xKxrkht7CpY</text:p>
          </table:table-cell>
          <table:table-cell office:value-type="string" calcext:value-type="string">
            <text:p>UCsooa4yRKGN_zEE8iknghZA</text:p>
          </table:table-cell>
          <table:table-cell office:value-type="string" calcext:value-type="string">
            <text:p>https://www.youtube.com/watch?v=xKxrkht7CpY</text:p>
          </table:table-cell>
          <table:table-cell office:value-type="date" office:date-value="2016-01-05T16:35:38" calcext:value-type="date">
            <text:p>05/01/16 16:35</text:p>
          </table:table-cell>
          <table:table-cell office:value-type="string" calcext:value-type="string">
            <text:p>How do solar panels work? - Richard Komp</text:p>
          </table:table-cell>
          <table:table-cell office:value-type="string" calcext:value-type="string">
            <text:p>View full lesson: https://ed.ted.com/lessons/how-do-solar-panels-work-richard-komp</text:p>
            <text:p/>
            <text:p>The Earth intercepts a lot of solar power: 173,000 terawatts. Thatâ€™s 10,000 times more power than the planetâ€™s population uses. So is it possible that one day the world could be completely reliant on solar energy? Richard Komp examines how solar panels convert solar energy to electrical energy. </text:p>
            <text:p/>
            <text:p>Lesson by Richard Komp, animation by Globizco.</text:p>
          </table:table-cell>
          <table:table-cell office:value-type="string" calcext:value-type="string">
            <text:p>{"Richard Komp",Globizco,"solar energy",sun,"solar panels",science,"electrical energy","alternative energy"}</text:p>
          </table:table-cell>
          <table:table-cell office:value-type="string" calcext:value-type="string">
            <text:p>00:04:59</text:p>
          </table:table-cell>
          <table:table-cell office:value-type="date" office:date-value="2018-07-28T04:44:32.124" calcext:value-type="date">
            <text:p>28/07/18 04:44</text:p>
          </table:table-cell>
          <table:table-cell office:value-type="float" office:value="2054951" calcext:value-type="float">
            <text:p>2054951</text:p>
          </table:table-cell>
          <table:table-cell office:value-type="float" office:value="24358" calcext:value-type="float">
            <text:p>24358</text:p>
          </table:table-cell>
          <table:table-cell/>
        </table:table-row>
        <table:table-row table:style-name="ro4">
          <table:table-cell office:value-type="string" calcext:value-type="string">
            <text:p>Vihart</text:p>
          </table:table-cell>
          <table:table-cell office:value-type="string" calcext:value-type="string">
            <text:p>ik2CZqsAw28</text:p>
          </table:table-cell>
          <table:table-cell office:value-type="string" calcext:value-type="string">
            <text:p>UCOGeU-1Fig3rrDjhm9Zs_wg</text:p>
          </table:table-cell>
          <table:table-cell office:value-type="string" calcext:value-type="string">
            <text:p>https://www.youtube.com/watch?v=ik2CZqsAw28</text:p>
          </table:table-cell>
          <table:table-cell office:value-type="date" office:date-value="2011-08-06T18:17:43" calcext:value-type="date">
            <text:p>06/08/11 18:17</text:p>
          </table:table-cell>
          <table:table-cell office:value-type="string" calcext:value-type="string">
            <text:p>Doodling in Math Class: Squiggle Inception</text:p>
          </table:table-cell>
          <table:table-cell office:value-type="string" calcext:value-type="string">
            <text:p>How to draw squiggles like a Hilbert.</text:p>
            <text:p/>
            <text:p>Here is a program you can play with that draws Hilbert Curves: http://www.khanacademy.org/cs/hilbert-curve/803217159</text:p>
            <text:p/>
            <text:p>My personal website, which you might like: http://vihart.com</text:p>
          </table:table-cell>
          <table:table-cell office:value-type="string" calcext:value-type="string">
            <text:p>{squiggle,inception,doodling,math,mathematics,hilbert,curve,doodle,fractal,"space-filling curve","vi hart"}</text:p>
          </table:table-cell>
          <table:table-cell office:value-type="string" calcext:value-type="string">
            <text:p>00:05:26</text:p>
          </table:table-cell>
          <table:table-cell office:value-type="date" office:date-value="2018-07-28T04:41:02.426" calcext:value-type="date">
            <text:p>28/07/18 04:41</text:p>
          </table:table-cell>
          <table:table-cell office:value-type="float" office:value="2050293" calcext:value-type="float">
            <text:p>2050293</text:p>
          </table:table-cell>
          <table:table-cell office:value-type="float" office:value="3208" calcext:value-type="float">
            <text:p>3208</text:p>
          </table:table-cell>
          <table:table-cell/>
        </table:table-row>
        <table:table-row table:style-name="ro4">
          <table:table-cell office:value-type="string" calcext:value-type="string">
            <text:p>TED-Ed</text:p>
          </table:table-cell>
          <table:table-cell office:value-type="string" calcext:value-type="string">
            <text:p>R9OCA6UFE-0</text:p>
          </table:table-cell>
          <table:table-cell office:value-type="string" calcext:value-type="string">
            <text:p>UCsooa4yRKGN_zEE8iknghZA</text:p>
          </table:table-cell>
          <table:table-cell office:value-type="string" calcext:value-type="string">
            <text:p>https://www.youtube.com/watch?v=R9OCA6UFE-0</text:p>
          </table:table-cell>
          <table:table-cell office:value-type="date" office:date-value="2017-06-19T15:00:18" calcext:value-type="date">
            <text:p>19/06/17 15:00</text:p>
          </table:table-cell>
          <table:table-cell office:value-type="string" calcext:value-type="string">
            <text:p>The philosophy of Stoicism - Massimo Pigliucci</text:p>
          </table:table-cell>
          <table:table-cell office:value-type="string" calcext:value-type="string">
            <text:p>View full lesson: http://ed.ted.com/lessons/the-philosophy-of-stoicism-massimo-pigliucci</text:p>
            <text:p/>
            <text:p>What is the best life we can live? How can we cope with whatever the universe throws at us and keep thriving nonetheless? The ancient Greco-Roman philosophy of Stoicism explains that while we may not always have control over the events affecting us, we can have control over how we approach things. Massimo Pigliucci describes the philosophy of Stoicism. </text:p>
            <text:p/>
            <text:p>Lesson by Massimo Pigliucci, animation by Compote Collective.</text:p>
          </table:table-cell>
          <table:table-cell office:value-type="string" calcext:value-type="string">
            <text:p>{TED,TED-Ed,"TED Education","TED Ed","Massimo Pigliucci","Asparuh Petrov",Stoicism,stoic,philosophy,"Zeno of Cyprus",Athens,Socrates,wisdom,temperance,justice,courage,Seneca,"Nelson Mandela","Marcus Aurelius",Ataraxia,Nirvana,"rational emotive behavioral therapy",logotherapy,Epictetus}</text:p>
          </table:table-cell>
          <table:table-cell office:value-type="string" calcext:value-type="string">
            <text:p>00:05:30</text:p>
          </table:table-cell>
          <table:table-cell office:value-type="date" office:date-value="2018-07-28T04:41:57.188" calcext:value-type="date">
            <text:p>28/07/18 04:41</text:p>
          </table:table-cell>
          <table:table-cell office:value-type="float" office:value="2046749" calcext:value-type="float">
            <text:p>2046749</text:p>
          </table:table-cell>
          <table:table-cell office:value-type="float" office:value="30180" calcext:value-type="float">
            <text:p>30180</text:p>
          </table:table-cell>
          <table:table-cell/>
        </table:table-row>
        <table:table-row table:style-name="ro30">
          <table:table-cell office:value-type="string" calcext:value-type="string">
            <text:p>minutephysics</text:p>
          </table:table-cell>
          <table:table-cell office:value-type="string" calcext:value-type="string">
            <text:p>A-QoutHCu4o</text:p>
          </table:table-cell>
          <table:table-cell office:value-type="string" calcext:value-type="string">
            <text:p>UCUHW94eEFW7hkUMVaZz4eDg</text:p>
          </table:table-cell>
          <table:table-cell office:value-type="string" calcext:value-type="string">
            <text:p>https://www.youtube.com/watch?v=A-QoutHCu4o</text:p>
          </table:table-cell>
          <table:table-cell office:value-type="date" office:date-value="2012-05-12T18:36:55" calcext:value-type="date">
            <text:p>12/05/12 18:36</text:p>
          </table:table-cell>
          <table:table-cell office:value-type="string" calcext:value-type="string">
            <text:p>How to Count Infinity</text:p>
          </table:table-cell>
          <table:table-cell office:value-type="string" calcext:value-type="string">
            <text:p>"Some infinities are bigger than other infinities" - Hazel Grace Lancaster, in "The Fault in Our Stars," by John Green </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
            <text:p>Thanks to Perimeter Institute for support.</text:p>
            <text:p>http://www.perimeterinstitute.ca Created by Henry Reich</text:p>
          </table:table-cell>
          <table:table-cell office:value-type="string" calcext:value-type="string">
            <text:p>{Cantor,diagonalization,infinity,infinities,real,integer,Hazel,Grace,Lancaster,"fault in our stars",tfios,"John Green",stable,orbits,earth,moon,sun,hyperbolic,"solar system",planets,galaxy,fourth,dimension,string,theory,light,distance,squared,einstein,special,relativity,travel,"black hole","standard model",rocket,science,Tides,gravity,Neutrino,photon,lhc,higgs,electron,atomic,nuclear,General,Dark,energy,Minutephysics,minute,physics,Henry,Reich,universe,xkcd,cat,schrodinger,Perimeter,Institute}</text:p>
          </table:table-cell>
          <table:table-cell office:value-type="string" calcext:value-type="string">
            <text:p>00:01:56</text:p>
          </table:table-cell>
          <table:table-cell office:value-type="date" office:date-value="2018-07-28T04:44:44.732" calcext:value-type="date">
            <text:p>28/07/18 04:44</text:p>
          </table:table-cell>
          <table:table-cell office:value-type="float" office:value="2043103" calcext:value-type="float">
            <text:p>2043103</text:p>
          </table:table-cell>
          <table:table-cell office:value-type="float" office:value="1114" calcext:value-type="float">
            <text:p>1114</text:p>
          </table:table-cell>
          <table:table-cell/>
        </table:table-row>
        <table:table-row table:style-name="ro24">
          <table:table-cell office:value-type="string" calcext:value-type="string">
            <text:p>minutephysics</text:p>
          </table:table-cell>
          <table:table-cell office:value-type="string" calcext:value-type="string">
            <text:p>QNP8wy3S_kY</text:p>
          </table:table-cell>
          <table:table-cell office:value-type="string" calcext:value-type="string">
            <text:p>UCUHW94eEFW7hkUMVaZz4eDg</text:p>
          </table:table-cell>
          <table:table-cell office:value-type="string" calcext:value-type="string">
            <text:p>https://www.youtube.com/watch?v=QNP8wy3S_kY</text:p>
          </table:table-cell>
          <table:table-cell office:value-type="date" office:date-value="2012-12-13T21:55:34" calcext:value-type="date">
            <text:p>13/12/12 21:55</text:p>
          </table:table-cell>
          <table:table-cell office:value-type="string" calcext:value-type="string">
            <text:p>Is There Poop on the Moon? ft. Smarter Every Day</text:p>
          </table:table-cell>
          <table:table-cell office:value-type="string" calcext:value-type="string">
            <text:p>What else did we leave on the moon? Smarter Every Day explains: http://bit.ly/JunkOnTheMoon</text:p>
            <text:p>Play with a corner reflector: http://labs.minutelabs.io/Optics/corner-reflector/</text:p>
            <text:p/>
            <text:p>US Space and Rocket Center: http://www.spacecamp.com/museumHome</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and to Perimeter Institute for support.</text:p>
            <text:p>http://www.perimeterinstitute.ca Created by Henry Reich</text:p>
          </table:table-cell>
          <table:table-cell office:value-type="string" calcext:value-type="string">
            <text:p>{Apollo,Poop,quantum,mechanics,Einstein,energy,infinite,bang,theory,cosmic,galaxy,universe,force,moon,sun,dimension,string,special,relativity,"black hole",science,gravity,Neutrino,photon,General,Dark,Minutephysics,minute,physics,Henry,Reich,cat,schrodinger,Perimeter,Institute,"President of the US","Barack Obama","Henry Reich",wavefunction,touch,"Neil deGrasse Tyson","Neil Tyson",Purpose,God,Religion,Atheism,Atheist,Agnostic,"flat earth","speed of light","cosmic speed limit",mass,light}</text:p>
          </table:table-cell>
          <table:table-cell office:value-type="string" calcext:value-type="string">
            <text:p>00:03:03</text:p>
          </table:table-cell>
          <table:table-cell office:value-type="date" office:date-value="2018-07-28T04:44:25.775" calcext:value-type="date">
            <text:p>28/07/18 04:44</text:p>
          </table:table-cell>
          <table:table-cell office:value-type="float" office:value="2036953" calcext:value-type="float">
            <text:p>2036953</text:p>
          </table:table-cell>
          <table:table-cell office:value-type="float" office:value="1052" calcext:value-type="float">
            <text:p>1052</text:p>
          </table:table-cell>
          <table:table-cell/>
        </table:table-row>
        <table:table-row table:style-name="ro4">
          <table:table-cell office:value-type="string" calcext:value-type="string">
            <text:p>TED-Ed</text:p>
          </table:table-cell>
          <table:table-cell office:value-type="string" calcext:value-type="string">
            <text:p>lSXNqsOoURg</text:p>
          </table:table-cell>
          <table:table-cell office:value-type="string" calcext:value-type="string">
            <text:p>UCsooa4yRKGN_zEE8iknghZA</text:p>
          </table:table-cell>
          <table:table-cell office:value-type="string" calcext:value-type="string">
            <text:p>https://www.youtube.com/watch?v=lSXNqsOoURg</text:p>
          </table:table-cell>
          <table:table-cell office:value-type="date" office:date-value="2014-11-13T16:02:23" calcext:value-type="date">
            <text:p>13/11/14 16:02</text:p>
          </table:table-cell>
          <table:table-cell office:value-type="string" calcext:value-type="string">
            <text:p>Why elephants never forget - Alex Gendler</text:p>
          </table:table-cell>
          <table:table-cell office:value-type="string" calcext:value-type="string">
            <text:p>View full lesson: http://ed.ted.com/lessons/why-elephants-never-forget-alex-gendler</text:p>
            <text:p/>
            <text:p>Itâ€™s a common saying that elephants never forget. But the more we learn about elephants, the more it appears that their impressive memory is only one aspect of an incredible intelligence that makes them some of the most social, creative, and benevolent creatures on Earth. Alex Gendler takes us into the incredible, unforgettable mind of an elephant.</text:p>
            <text:p/>
            <text:p>Lesson by Alex Gendler, animation by Avi Ofer.</text:p>
          </table:table-cell>
          <table:table-cell office:value-type="string" calcext:value-type="string">
            <text:p>{TED-Ed,"TED Education","TED Ed",TED,TEDx,Elephants,Poaching,"Animal intelligence",Tusk,Trunk,"Animal behavior","Largest land mammal","African elephant","Asian elephant","Indian Elephant","Animal captivity",Zoology}</text:p>
          </table:table-cell>
          <table:table-cell office:value-type="string" calcext:value-type="string">
            <text:p>00:05:23</text:p>
          </table:table-cell>
          <table:table-cell office:value-type="date" office:date-value="2018-07-28T04:45:21.633" calcext:value-type="date">
            <text:p>28/07/18 04:45</text:p>
          </table:table-cell>
          <table:table-cell office:value-type="float" office:value="2035114" calcext:value-type="float">
            <text:p>2035114</text:p>
          </table:table-cell>
          <table:table-cell office:value-type="float" office:value="10846" calcext:value-type="float">
            <text:p>10846</text:p>
          </table:table-cell>
          <table:table-cell/>
        </table:table-row>
        <table:table-row table:style-name="ro4">
          <table:table-cell office:value-type="string" calcext:value-type="string">
            <text:p>TED-Ed</text:p>
          </table:table-cell>
          <table:table-cell office:value-type="string" calcext:value-type="string">
            <text:p>5j9Syov0AAw</text:p>
          </table:table-cell>
          <table:table-cell office:value-type="string" calcext:value-type="string">
            <text:p>UCsooa4yRKGN_zEE8iknghZA</text:p>
          </table:table-cell>
          <table:table-cell office:value-type="string" calcext:value-type="string">
            <text:p>https://www.youtube.com/watch?v=5j9Syov0AAw</text:p>
          </table:table-cell>
          <table:table-cell office:value-type="date" office:date-value="2017-01-17T16:01:12" calcext:value-type="date">
            <text:p>17/01/17 16:01</text:p>
          </table:table-cell>
          <table:table-cell office:value-type="string" calcext:value-type="string">
            <text:p>How do animals experience pain? - Robyn J. Crook</text:p>
          </table:table-cell>
          <table:table-cell office:value-type="string" calcext:value-type="string">
            <text:p>View full lesson: http://ed.ted.com/lessons/how-do-animals-experience-pain-robyn-j-crook</text:p>
            <text:p/>
            <text:p>Humans know the surprising prick of a needle, the searing pain of a stubbed toe, and the throbbing of a toothache. We can identify many types of pain and have multiple ways of treating it â€” but what about other species? How do the animals all around us experience pain? Robyn J. Crook examines pain in both vertebrate and invertebrate animals. </text:p>
            <text:p/>
            <text:p>Lesson by Robyn J. Crook, animation by Anton Bogaty.</text:p>
          </table:table-cell>
          <table:table-cell office:value-type="string" calcext:value-type="string">
            <text:p>{TED,"TED Education",TED-Ed,"TED Ed","Robyn J. Crook","Anton Bogaty",pain,animals,nociception,invertebrates,vertebrates,"animal testing",nerves,neurons,octopus}</text:p>
          </table:table-cell>
          <table:table-cell office:value-type="string" calcext:value-type="string">
            <text:p>00:05:07</text:p>
          </table:table-cell>
          <table:table-cell office:value-type="date" office:date-value="2018-07-28T04:44:20.162" calcext:value-type="date">
            <text:p>28/07/18 04:44</text:p>
          </table:table-cell>
          <table:table-cell office:value-type="float" office:value="2034918" calcext:value-type="float">
            <text:p>2034918</text:p>
          </table:table-cell>
          <table:table-cell office:value-type="float" office:value="11489" calcext:value-type="float">
            <text:p>11489</text:p>
          </table:table-cell>
          <table:table-cell/>
        </table:table-row>
        <table:table-row table:style-name="ro4">
          <table:table-cell office:value-type="string" calcext:value-type="string">
            <text:p>TED-Ed</text:p>
          </table:table-cell>
          <table:table-cell office:value-type="string" calcext:value-type="string">
            <text:p>UPA3bwVVzGI</text:p>
          </table:table-cell>
          <table:table-cell office:value-type="string" calcext:value-type="string">
            <text:p>UCsooa4yRKGN_zEE8iknghZA</text:p>
          </table:table-cell>
          <table:table-cell office:value-type="string" calcext:value-type="string">
            <text:p>https://www.youtube.com/watch?v=UPA3bwVVzGI</text:p>
          </table:table-cell>
          <table:table-cell office:value-type="date" office:date-value="2012-08-06T16:09:58" calcext:value-type="date">
            <text:p>06/08/12 16:09</text:p>
          </table:table-cell>
          <table:table-cell office:value-type="string" calcext:value-type="string">
            <text:p>How big is infinity? - Dennis Wildfogel</text:p>
          </table:table-cell>
          <table:table-cell office:value-type="string" calcext:value-type="string">
            <text:p>View full lesson: http://ed.ted.com/lessons/how-big-is-infinity</text:p>
            <text:p/>
            <text:p>Using the fundamentals of set theory, explore the mind-bending concept of the "infinity of infinities" -- and how it led mathematicians to conclude that math itself contains unanswerable questions.</text:p>
            <text:p/>
            <text:p>Lesson by Dennis Wildfogel, animation by Augenblick Studios.</text:p>
          </table:table-cell>
          <table:table-cell office:value-type="string" calcext:value-type="string">
            <text:p>{irrational,rational,ratios,fractions,infinity,numbers,"whole numbers",decimals,Kantor,"sets of numbers","unanswered questions",mathematics,math,TED-Ed,TEDEducation,"TED Education","Augenblick Studios","Georg Cantor"}</text:p>
          </table:table-cell>
          <table:table-cell office:value-type="string" calcext:value-type="string">
            <text:p>00:07:13</text:p>
          </table:table-cell>
          <table:table-cell office:value-type="date" office:date-value="2018-07-28T04:44:13.795" calcext:value-type="date">
            <text:p>28/07/18 04:44</text:p>
          </table:table-cell>
          <table:table-cell office:value-type="float" office:value="2034472" calcext:value-type="float">
            <text:p>2034472</text:p>
          </table:table-cell>
          <table:table-cell office:value-type="float" office:value="8755" calcext:value-type="float">
            <text:p>8755</text:p>
          </table:table-cell>
          <table:table-cell/>
        </table:table-row>
        <table:table-row table:style-name="ro34">
          <table:table-cell office:value-type="string" calcext:value-type="string">
            <text:p>minutephysics</text:p>
          </table:table-cell>
          <table:table-cell office:value-type="string" calcext:value-type="string">
            <text:p>ebEkn-BiW5k</text:p>
          </table:table-cell>
          <table:table-cell office:value-type="string" calcext:value-type="string">
            <text:p>UCUHW94eEFW7hkUMVaZz4eDg</text:p>
          </table:table-cell>
          <table:table-cell office:value-type="string" calcext:value-type="string">
            <text:p>https://www.youtube.com/watch?v=ebEkn-BiW5k</text:p>
          </table:table-cell>
          <table:table-cell office:value-type="date" office:date-value="2017-10-24T13:30:02" calcext:value-type="date">
            <text:p>24/10/17 13:30</text:p>
          </table:table-cell>
          <table:table-cell office:value-type="string" calcext:value-type="string">
            <text:p>Simpson's Paradox</text:p>
          </table:table-cell>
          <table:table-cell office:value-type="string" calcext:value-type="string">
            <text:p>Thanks to https://brilliant.org/minutephysics for sponsoring this video!</text:p>
            <text:p/>
            <text:p>This video is about Simpson's paradox, a statistical paradox and ecological fallacy where seemingly contradictory results are implied by a single set of data depending on how it's grouped. The paradox can arise in medical studies, student test scores, and so on.</text:p>
            <text:p/>
            <text:p>Support MinutePhysics on Patreon! http://www.patreon.com/minutephysics</text:p>
            <text:p>Link to Patreon Supporters: http://www.minutephysics.com/supporters/</text:p>
            <text:p/>
            <text:p>REFERENCES:</text:p>
            <text:p/>
            <text:p>Interactive Simpsonâ€™s Paradox Explainer:</text:p>
            <text:p>http://vudlab.com/simpsons/</text:p>
            <text:p/>
            <text:p>Wisconsin vs Texas schools: http://educationnext.org/are-wisconsin-schools-better-than-those-in-texas/</text:p>
            <text:p/>
            <text:p>Detailed analysis of Wisconsin vs Texas schools: http://iowahawk.typepad.com/iowahawk/2011/03/longhorns-17-badgers-1.html</text:p>
            <text:p/>
            <text:p>National US Standardized Test Data: https://nces.ed.gov/nationsreportcard/naepdata/report.aspx?p=2-SCI-3-20153,20113,20093-SRPUV-SDRACE-NP,AL,AK,AZ,AR,CA,CO,CT,DE,DC,FL,GA,HI,ID,IL,IN,IA,KS,KY,LA,ME,MD,MA,MI,MN,MS,MO,MT,NE,NV,NH,NJ,NM,NY,NC,ND,OH,OK,OR,PA,RI,SC,SD,TN,TX,UT,VT,VA,WA,WV,WI,WY,DS-MN_MN-Y_J-0-0-5</text:p>
            <text:p/>
            <text:p>MinutePhysics is on twitter - @minutephysics</text:p>
            <text:p>And facebook - http://facebook.com/minutephysics</text:p>
            <text:p>And Google+ (does anyone use this any more?) - http://bit.ly/qzEwc6</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04:40</text:p>
          </table:table-cell>
          <table:table-cell office:value-type="date" office:date-value="2018-07-28T04:42:03.644" calcext:value-type="date">
            <text:p>28/07/18 04:42</text:p>
          </table:table-cell>
          <table:table-cell office:value-type="float" office:value="2029500" calcext:value-type="float">
            <text:p>2029500</text:p>
          </table:table-cell>
          <table:table-cell office:value-type="float" office:value="16450" calcext:value-type="float">
            <text:p>16450</text:p>
          </table:table-cell>
          <table:table-cell/>
        </table:table-row>
        <table:table-row table:style-name="ro4">
          <table:table-cell office:value-type="string" calcext:value-type="string">
            <text:p>TED-Ed</text:p>
          </table:table-cell>
          <table:table-cell office:value-type="string" calcext:value-type="string">
            <text:p>aOfWTscU8YM</text:p>
          </table:table-cell>
          <table:table-cell office:value-type="string" calcext:value-type="string">
            <text:p>UCsooa4yRKGN_zEE8iknghZA</text:p>
          </table:table-cell>
          <table:table-cell office:value-type="string" calcext:value-type="string">
            <text:p>https://www.youtube.com/watch?v=aOfWTscU8YM</text:p>
          </table:table-cell>
          <table:table-cell office:value-type="date" office:date-value="2015-07-07T14:59:45" calcext:value-type="date">
            <text:p>07/07/15 14:59</text:p>
          </table:table-cell>
          <table:table-cell office:value-type="string" calcext:value-type="string">
            <text:p>How do pregnancy tests work? - Tien Nguyen</text:p>
          </table:table-cell>
          <table:table-cell office:value-type="string" calcext:value-type="string">
            <text:p>View full lesson: http://ed.ted.com/lessons/how-do-pregnancy-tests-work-tien-nguyen</text:p>
            <text:p/>
            <text:p>Over-the-counter pregnancy tests give potentially life-changing results with a pretty high rate of accuracy. But how do they work? Tien Nguyen explains how each test performs a scientifically rigorous, multi-stage experiment that goes from start to finish in the time that itâ€™ll take you to watch this video.</text:p>
            <text:p/>
            <text:p>Lesson by Tien Nguyen, animation by Andrew Foerster.</text:p>
          </table:table-cell>
          <table:table-cell office:value-type="string" calcext:value-type="string">
            <text:p>{"Pregnancy test","Ancient Egypt",hCG,Pregnancy,Placenta,TED,TED-Ed,TEDx,"TED Education","Tien Nguyen","Andrew Foerster",Rewfoe,Enzyme,Antibodies,Test,"Sandwich assay","Control zone","Urine sample","False positive","Scientific method"}</text:p>
          </table:table-cell>
          <table:table-cell office:value-type="string" calcext:value-type="string">
            <text:p>00:04:34</text:p>
          </table:table-cell>
          <table:table-cell office:value-type="date" office:date-value="2018-07-28T04:41:38.266" calcext:value-type="date">
            <text:p>28/07/18 04:41</text:p>
          </table:table-cell>
          <table:table-cell office:value-type="float" office:value="2027283" calcext:value-type="float">
            <text:p>2027283</text:p>
          </table:table-cell>
          <table:table-cell office:value-type="float" office:value="58623" calcext:value-type="float">
            <text:p>58623</text:p>
          </table:table-cell>
          <table:table-cell/>
        </table:table-row>
        <table:table-row table:style-name="ro1">
          <table:table-cell office:value-type="string" calcext:value-type="string">
            <text:p>Math Meeting</text:p>
          </table:table-cell>
          <table:table-cell office:value-type="string" calcext:value-type="string">
            <text:p>Wwg1br9-8yk</text:p>
          </table:table-cell>
          <table:table-cell office:value-type="string" calcext:value-type="string">
            <text:p>UC5mq4Ywd0lPPQJnK_5gq-yA</text:p>
          </table:table-cell>
          <table:table-cell office:value-type="string" calcext:value-type="string">
            <text:p>https://www.youtube.com/watch?v=Wwg1br9-8yk</text:p>
          </table:table-cell>
          <table:table-cell office:value-type="date" office:date-value="2012-05-23T22:12:26" calcext:value-type="date">
            <text:p>23/05/12 22:12</text:p>
          </table:table-cell>
          <table:table-cell office:value-type="string" calcext:value-type="string">
            <text:p>Decimals to Fractions</text:p>
          </table:table-cell>
          <table:table-cell office:value-type="string" calcext:value-type="string">
            <text:p>Decimal to fraction, step by step, example. For all free math videos visit http://Mathmeeting.com.</text:p>
          </table:table-cell>
          <table:table-cell office:value-type="string" calcext:value-type="string">
            <text:p>{"decimal to fraction",converting,percent,MathMeeting}</text:p>
          </table:table-cell>
          <table:table-cell office:value-type="string" calcext:value-type="string">
            <text:p>00:02:53</text:p>
          </table:table-cell>
          <table:table-cell office:value-type="date" office:date-value="2018-07-28T04:42:09.716" calcext:value-type="date">
            <text:p>28/07/18 04:42</text:p>
          </table:table-cell>
          <table:table-cell office:value-type="float" office:value="2026636" calcext:value-type="float">
            <text:p>2026636</text:p>
          </table:table-cell>
          <table:table-cell office:value-type="float" office:value="17764" calcext:value-type="float">
            <text:p>17764</text:p>
          </table:table-cell>
          <table:table-cell/>
        </table:table-row>
        <table:table-row table:style-name="ro37">
          <table:table-cell office:value-type="string" calcext:value-type="string">
            <text:p>TED-Ed</text:p>
          </table:table-cell>
          <table:table-cell office:value-type="string" calcext:value-type="string">
            <text:p>U_u91SjrEOE</text:p>
          </table:table-cell>
          <table:table-cell office:value-type="string" calcext:value-type="string">
            <text:p>UCsooa4yRKGN_zEE8iknghZA</text:p>
          </table:table-cell>
          <table:table-cell office:value-type="string" calcext:value-type="string">
            <text:p>https://www.youtube.com/watch?v=U_u91SjrEOE</text:p>
          </table:table-cell>
          <table:table-cell office:value-type="date" office:date-value="2017-11-14T16:05:16" calcext:value-type="date">
            <text:p>14/11/17 16:05</text:p>
          </table:table-cell>
          <table:table-cell office:value-type="string" calcext:value-type="string">
            <text:p>The myth of Prometheus - Iseult Gillespie</text:p>
          </table:table-cell>
          <table:table-cell office:value-type="string" calcext:value-type="string">
            <text:p>Check out our Patreon page: https://www.patreon.com/teded</text:p>
            <text:p/>
            <text:p>View full lesson: https://ed.ted.com/lessons/the-myth-of-prometheus-iseult-gillespie</text:p>
            <text:p/>
            <text:p>Before the creation of humanity, the Greek gods won a great battle against a race of giants called the Titans. Most Titans were destroyed or driven to the eternal hell of Tartarus. But the Titan Prometheus, whose name means foresight, persuaded his brother Epimetheus to fight with him on the side of the Gods. Iseult Gillespie shares the myth of Prometheus.</text:p>
            <text:p/>
            <text:p>Lesson by Iseult Gillespie, directed by LÃ©a Krawczyk.</text:p>
            <text:p/>
            <text:p>Thank you so much to our patrons for your support! Without you this video would not be possible.</text:p>
            <text:p>Yalda A., Susan Herder, Andrew Bosco, Craig Sheldon, Javier Aldavaz, Bruno Pinho, Rishi Pasham, Nick Johnson, Alex Kongkeo, Levi Cook, Peter Koebel, Misaki Sato, Runarm, Maxi Kobi Einy, Ilya Bondarik, Darren Toh, Bozhidar Karaargirov, Boytsov Ilya, Marc Veale, Rodrigo Carballo, Humberto A OjedaGomez, Daniel Day, SookKwan Loong, Jhuval, Nik Maier.</text:p>
          </table:table-cell>
          <table:table-cell office:value-type="string" calcext:value-type="string">
            <text:p>{TED,TED-Ed,"TED Education","TED Ed","Iseult Gillespie","LÃ©a Krawczyk",Prometheus,Epimetheus,Zeus,humanity,"Mount Olympus",liver,"fennel stalk",fire,Frankenstein,"Mary Shelley","Percy Bysshe Shelley","Prometheus Unbound",gods,"Greek gods","Greek mythology",titans,Tartarus,foresight}</text:p>
          </table:table-cell>
          <table:table-cell office:value-type="string" calcext:value-type="string">
            <text:p>00:04:47</text:p>
          </table:table-cell>
          <table:table-cell office:value-type="date" office:date-value="2018-07-28T04:42:40.855" calcext:value-type="date">
            <text:p>28/07/18 04:42</text:p>
          </table:table-cell>
          <table:table-cell office:value-type="float" office:value="2025983" calcext:value-type="float">
            <text:p>2025983</text:p>
          </table:table-cell>
          <table:table-cell office:value-type="float" office:value="63782" calcext:value-type="float">
            <text:p>63782</text:p>
          </table:table-cell>
          <table:table-cell/>
        </table:table-row>
        <table:table-row table:style-name="ro24">
          <table:table-cell office:value-type="string" calcext:value-type="string">
            <text:p>minutephysics</text:p>
          </table:table-cell>
          <table:table-cell office:value-type="string" calcext:value-type="string">
            <text:p>NMgcX8UNIGY</text:p>
          </table:table-cell>
          <table:table-cell office:value-type="string" calcext:value-type="string">
            <text:p>UCUHW94eEFW7hkUMVaZz4eDg</text:p>
          </table:table-cell>
          <table:table-cell office:value-type="string" calcext:value-type="string">
            <text:p>https://www.youtube.com/watch?v=NMgcX8UNIGY</text:p>
          </table:table-cell>
          <table:table-cell office:value-type="date" office:date-value="2012-10-07T17:48:42" calcext:value-type="date">
            <text:p>07/10/12 17:48</text:p>
          </table:table-cell>
          <table:table-cell office:value-type="string" calcext:value-type="string">
            <text:p>Real World Telekinesis (feat. Neil Turok)</text:p>
          </table:table-cell>
          <table:table-cell office:value-type="string" calcext:value-type="string">
            <text:p>Check out the Massey Lectures with Neil Turok: http://dft.ba/-massey</text:p>
            <text:p>Perimeter Institute for Theoretical Physics: http://pitp.ca</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and to Perimeter Institute for support.</text:p>
            <text:p>http://www.perimeterinstitute.ca</text:p>
            <text:p/>
            <text:p>Produced in association with the 2012 Massey Lecture Series http://dft.ba/-massey Created by Henry Reich</text:p>
          </table:table-cell>
          <table:table-cell office:value-type="string" calcext:value-type="string">
            <text:p>{Neil,Turok,Massey,Lectures,Masseys,Telekinesis,Telekinetic,Maxwell,Faraday,Magnets,Magnetic,fields,dark,sky,redshift,red,shift,Olber's,Paradox,stars,infinite,vsauce,higgs,boson,big,bang,theory,cosmic,galaxy,universe,electromagnetism,strong,weak,force,infinity,moon,sun,dimension,string,light,einstein,special,relativity,"black hole",science,Tides,gravity,Neutrino,photon,lhc,electron,atomic,nuclear,General,Dark,energy,Minutephysics,minute,physics,Henry,Reich,cat,schrodinger,Perimeter,Institute}</text:p>
          </table:table-cell>
          <table:table-cell office:value-type="string" calcext:value-type="string">
            <text:p>00:05:12</text:p>
          </table:table-cell>
          <table:table-cell office:value-type="date" office:date-value="2018-07-28T04:42:34.466" calcext:value-type="date">
            <text:p>28/07/18 04:42</text:p>
          </table:table-cell>
          <table:table-cell office:value-type="float" office:value="2025840" calcext:value-type="float">
            <text:p>2025840</text:p>
          </table:table-cell>
          <table:table-cell office:value-type="float" office:value="1110" calcext:value-type="float">
            <text:p>1110</text:p>
          </table:table-cell>
          <table:table-cell/>
        </table:table-row>
        <table:table-row table:style-name="ro1">
          <table:table-cell office:value-type="string" calcext:value-type="string">
            <text:p>tecmath</text:p>
          </table:table-cell>
          <table:table-cell office:value-type="string" calcext:value-type="string">
            <text:p>30X37X1uk2o</text:p>
          </table:table-cell>
          <table:table-cell office:value-type="string" calcext:value-type="string">
            <text:p>UCb7w5aTnt7YeXBcVCY0mgFw</text:p>
          </table:table-cell>
          <table:table-cell office:value-type="string" calcext:value-type="string">
            <text:p>https://www.youtube.com/watch?v=30X37X1uk2o</text:p>
          </table:table-cell>
          <table:table-cell office:value-type="date" office:date-value="2013-01-29T08:02:52" calcext:value-type="date">
            <text:p>29/01/13 08:02</text:p>
          </table:table-cell>
          <table:table-cell office:value-type="string" calcext:value-type="string">
            <text:p>Mental Math Tricks - How to multiply in your head!</text:p>
          </table:table-cell>
          <table:table-cell office:value-type="string" calcext:value-type="string">
            <text:p>How can you multiply in your head? <text:s/>Mental maths is easy - using this trick to reprogram your brain to multiply quickly and easily. <text:s/>This lesson shows you tips on how to multiply faster than ever!</text:p>
          </table:table-cell>
          <table:table-cell office:value-type="string" calcext:value-type="string">
            <text:p>{"mental math","mental multiplication","how to multiply in your head",Trick,Magic,Your,Inside,math,maths,easycalculation}</text:p>
          </table:table-cell>
          <table:table-cell office:value-type="string" calcext:value-type="string">
            <text:p>00:10:44</text:p>
          </table:table-cell>
          <table:table-cell office:value-type="date" office:date-value="2018-07-28T04:41:14.073" calcext:value-type="date">
            <text:p>28/07/18 04:41</text:p>
          </table:table-cell>
          <table:table-cell office:value-type="float" office:value="2023931" calcext:value-type="float">
            <text:p>2023931</text:p>
          </table:table-cell>
          <table:table-cell office:value-type="float" office:value="7404" calcext:value-type="float">
            <text:p>7404</text:p>
          </table:table-cell>
          <table:table-cell/>
        </table:table-row>
        <table:table-row table:style-name="ro16">
          <table:table-cell office:value-type="string" calcext:value-type="string">
            <text:p>mathantics</text:p>
          </table:table-cell>
          <table:table-cell office:value-type="string" calcext:value-type="string">
            <text:p>5juto2ze8Lg</text:p>
          </table:table-cell>
          <table:table-cell office:value-type="string" calcext:value-type="string">
            <text:p>UCBuMwlP7kHkNxdPAqtFSJTw</text:p>
          </table:table-cell>
          <table:table-cell office:value-type="string" calcext:value-type="string">
            <text:p>https://www.youtube.com/watch?v=5juto2ze8Lg</text:p>
          </table:table-cell>
          <table:table-cell office:value-type="date" office:date-value="2012-04-17T06:21:09" calcext:value-type="date">
            <text:p>17/04/12 06:21</text:p>
          </table:table-cell>
          <table:table-cell office:value-type="string" calcext:value-type="string">
            <text:p>Math Antics - Adding and Subtracting Fractions</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fraction,fractions,educational,"Math Antics",arithmetic,multi-digit,addition,subtraction,multiplication,division,"like fractions","unlike fractions","common denominator"}</text:p>
          </table:table-cell>
          <table:table-cell office:value-type="string" calcext:value-type="string">
            <text:p>00:04:22</text:p>
          </table:table-cell>
          <table:table-cell office:value-type="date" office:date-value="2018-07-28T04:41:02.642" calcext:value-type="date">
            <text:p>28/07/18 04:41</text:p>
          </table:table-cell>
          <table:table-cell office:value-type="float" office:value="2022767" calcext:value-type="float">
            <text:p>2022767</text:p>
          </table:table-cell>
          <table:table-cell office:value-type="float" office:value="21503" calcext:value-type="float">
            <text:p>21503</text:p>
          </table:table-cell>
          <table:table-cell/>
        </table:table-row>
        <table:table-row table:style-name="ro15">
          <table:table-cell office:value-type="string" calcext:value-type="string">
            <text:p>Khan Academy</text:p>
          </table:table-cell>
          <table:table-cell office:value-type="string" calcext:value-type="string">
            <text:p>jyLRpr2P0MQ</text:p>
          </table:table-cell>
          <table:table-cell office:value-type="string" calcext:value-type="string">
            <text:p>UC4a-Gbdw7vOaccHmFo40b9g</text:p>
          </table:table-cell>
          <table:table-cell office:value-type="string" calcext:value-type="string">
            <text:p>https://www.youtube.com/watch?v=jyLRpr2P0MQ</text:p>
          </table:table-cell>
          <table:table-cell office:value-type="date" office:date-value="2009-11-08T18:43:02" calcext:value-type="date">
            <text:p>08/11/09 18:43</text:p>
          </table:table-cell>
          <table:table-cell office:value-type="string" calcext:value-type="string">
            <text:p>Circles: radius, diameter, circumference and Pi | Geometry | Khan Academy</text:p>
          </table:table-cell>
          <table:table-cell office:value-type="string" calcext:value-type="string">
            <text:p>A circle is at the foundation of geometry and how its parts relate to each other is both completely logical and a wonder.</text:p>
            <text:p/>
            <text:p>Practice this lesson yourself on KhanAcademy.org right now: </text:p>
            <text:p>https://www.khanacademy.org/math/geometry/basic-geometry/circum_area_circles/e/radius_diameter_and_circumference?utm_source=YT&amp;utm_medium=Desc&amp;utm_campaign=Geometry</text:p>
            <text:p/>
            <text:p>Watch the next lesson: https://www.khanacademy.org/math/geometry/basic-geometry/circum_area_circles/v/parts-of-a-circle?utm_source=YT&amp;utm_medium=Desc&amp;utm_campaign=Geometry</text:p>
            <text:p/>
            <text:p>Missed the previous lesson? </text:p>
            <text:p>https://www.khanacademy.org/math/geometry/basic-geometry/heron_formula_tutorial/v/part-2-of-the-proof-of-heron-s-formula?utm_source=YT&amp;utm_medium=Desc&amp;utm_campaign=Geometry</text:p>
            <text:p/>
            <text:p>Geometry on Khan Academy: We are surrounded by space. And that space contains lots of things. And these things have shapes. In geometry we are concerned with the nature of these shapes, how we define them, and what they teach us about the world at large--from math to architecture to biology to astronomy (and everything in between). Learning geometry is about more than just taking your medicine ("It's good for you!"), it's at the core of everything that exists--including you. Having said all that, some of the specific topics we'll cover include angles, intersecting lines, right triangles, perimeter, area, volume, circles, triangles, quadrilaterals, analytic geometry, and geometric constructions. Wow. That's a lot. To summarize: it's difficult to imagine any area of math that is more widely used than geometry.</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Geometry channel:</text:p>
            <text:p>https://www.youtube.com/channel/UCD3OtKxPRUFw8kzYlhJXa1Q?sub_confirmation=1</text:p>
            <text:p>Subscribe to Khan Academy: https://www.youtube.com/subscription_center?add_user=khanacademy</text:p>
          </table:table-cell>
          <table:table-cell/>
          <table:table-cell office:value-type="string" calcext:value-type="string">
            <text:p>00:11:05</text:p>
          </table:table-cell>
          <table:table-cell office:value-type="date" office:date-value="2018-07-28T04:42:59.576" calcext:value-type="date">
            <text:p>28/07/18 04:43</text:p>
          </table:table-cell>
          <table:table-cell office:value-type="float" office:value="2014785" calcext:value-type="float">
            <text:p>2014785</text:p>
          </table:table-cell>
          <table:table-cell office:value-type="float" office:value="4163" calcext:value-type="float">
            <text:p>4163</text:p>
          </table:table-cell>
          <table:table-cell/>
        </table:table-row>
        <table:table-row table:style-name="ro42">
          <table:table-cell office:value-type="string" calcext:value-type="string">
            <text:p>Numberphile</text:p>
          </table:table-cell>
          <table:table-cell office:value-type="string" calcext:value-type="string">
            <text:p>Nu-lW-Ifyec</text:p>
          </table:table-cell>
          <table:table-cell office:value-type="string" calcext:value-type="string">
            <text:p>UCoxcjq-8xIDTYp3uz647V5A</text:p>
          </table:table-cell>
          <table:table-cell office:value-type="string" calcext:value-type="string">
            <text:p>https://www.youtube.com/watch?v=Nu-lW-Ifyec</text:p>
          </table:table-cell>
          <table:table-cell office:value-type="date" office:date-value="2013-09-18T18:19:22" calcext:value-type="date">
            <text:p>18/09/13 18:19</text:p>
          </table:table-cell>
          <table:table-cell office:value-type="string" calcext:value-type="string">
            <text:p>Fibonacci Mystery - Numberphile</text:p>
          </table:table-cell>
          <table:table-cell office:value-type="string" calcext:value-type="string">
            <text:p>Brady's view on people who write: "FIRST" - http://youtu.be/CmRh9tFYC68</text:p>
            <text:p>More links &amp; stuff in full description below â†“â†“â†“</text:p>
            <text:p/>
            <text:p>Dr James Grime on the Pisano Period - a seemingly strange property of the Fibonacci Sequence.</text:p>
            <text:p/>
            <text:p>Available Brown papers: http://periodicvideos.blogspot.co.uk/2013/09/brown.html</text:p>
            <text:p/>
            <text:p>With thanks to http://www.youtube.com/AlanKey86</text:p>
            <text:p/>
            <text:p>James Grime on Twitter: https://twitter.com/jamesgrime</text:p>
            <text:p/>
            <text:p>The Alan interview: http://www.youtube.com/watch?v=acTrvMlpuxA</text:p>
            <text:p>Lagrange Points: https://www.youtube.com/watch?v=mxpVbU5FH0s</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Fibonacci Number (Literature Subject)",numberphile,pisano,pattern}</text:p>
          </table:table-cell>
          <table:table-cell office:value-type="string" calcext:value-type="string">
            <text:p>00:09:48</text:p>
          </table:table-cell>
          <table:table-cell office:value-type="date" office:date-value="2018-07-28T04:42:40.661" calcext:value-type="date">
            <text:p>28/07/18 04:42</text:p>
          </table:table-cell>
          <table:table-cell office:value-type="float" office:value="2014075" calcext:value-type="float">
            <text:p>2014075</text:p>
          </table:table-cell>
          <table:table-cell office:value-type="float" office:value="5052" calcext:value-type="float">
            <text:p>5052</text:p>
          </table:table-cell>
          <table:table-cell/>
        </table:table-row>
        <table:table-row table:style-name="ro17">
          <table:table-cell office:value-type="string" calcext:value-type="string">
            <text:p>Vihart</text:p>
          </table:table-cell>
          <table:table-cell office:value-type="string" calcext:value-type="string">
            <text:p>D2xYjiL8yyE</text:p>
          </table:table-cell>
          <table:table-cell office:value-type="string" calcext:value-type="string">
            <text:p>UCOGeU-1Fig3rrDjhm9Zs_wg</text:p>
          </table:table-cell>
          <table:table-cell office:value-type="string" calcext:value-type="string">
            <text:p>https://www.youtube.com/watch?v=D2xYjiL8yyE</text:p>
          </table:table-cell>
          <table:table-cell office:value-type="date" office:date-value="2012-04-05T22:27:27" calcext:value-type="date">
            <text:p>05/04/12 22:27</text:p>
          </table:table-cell>
          <table:table-cell office:value-type="string" calcext:value-type="string">
            <text:p>Rhapsody on the Proof of Pi = 4</text:p>
          </table:table-cell>
          <table:table-cell office:value-type="string" calcext:value-type="string">
            <text:p>Correction: when I mark where pi is on the graph, I meant pi/2!</text:p>
            <text:p>Note: If this video were supposed to be teaching you, I'd probably have to make it boring and say that in one sense of limits, spoiler alert, you actually do approach a circle and a line, solving the apparent paradox by saying that the invariant of length does not hold over infinity. Luckily I am an artist, and this is a Rhapsody, and instead of "learning," you get to actually think, if you like.</text:p>
            <text:p/>
            <text:p>My personal website, which you might like: http://vihart.com</text:p>
          </table:table-cell>
          <table:table-cell office:value-type="string" calcext:value-type="string">
            <text:p>{mathematics,graphs,infinity,fractals,polygons,doodling,"vi hart"}</text:p>
          </table:table-cell>
          <table:table-cell office:value-type="string" calcext:value-type="string">
            <text:p>00:05:55</text:p>
          </table:table-cell>
          <table:table-cell office:value-type="date" office:date-value="2018-07-28T04:42:46.417" calcext:value-type="date">
            <text:p>28/07/18 04:42</text:p>
          </table:table-cell>
          <table:table-cell office:value-type="float" office:value="2011114" calcext:value-type="float">
            <text:p>2011114</text:p>
          </table:table-cell>
          <table:table-cell office:value-type="float" office:value="1932" calcext:value-type="float">
            <text:p>1932</text:p>
          </table:table-cell>
          <table:table-cell/>
        </table:table-row>
        <table:table-row table:style-name="ro27">
          <table:table-cell office:value-type="string" calcext:value-type="string">
            <text:p>Numberphile</text:p>
          </table:table-cell>
          <table:table-cell office:value-type="string" calcext:value-type="string">
            <text:p>4Lb-6rxZxx0</text:p>
          </table:table-cell>
          <table:table-cell office:value-type="string" calcext:value-type="string">
            <text:p>UCoxcjq-8xIDTYp3uz647V5A</text:p>
          </table:table-cell>
          <table:table-cell office:value-type="string" calcext:value-type="string">
            <text:p>https://www.youtube.com/watch?v=4Lb-6rxZxx0</text:p>
          </table:table-cell>
          <table:table-cell office:value-type="date" office:date-value="2014-05-22T12:00:05" calcext:value-type="date">
            <text:p>22/05/14 12:00</text:p>
          </table:table-cell>
          <table:table-cell office:value-type="string" calcext:value-type="string">
            <text:p>Monty Hall Problem - Numberphile</text:p>
          </table:table-cell>
          <table:table-cell office:value-type="string" calcext:value-type="string">
            <text:p>Extended math version: http://youtu.be/ugbWqWCcxrg?t=2m32s</text:p>
            <text:p>A version for Dummies: https://youtu.be/7u6kFlWZOWg</text:p>
            <text:p>More links &amp; stuff in full description below â†“â†“â†“</text:p>
            <text:p/>
            <text:p>This video features Lisa Goldberg, an adjunct professor in the Department of Statistics at University of California, Berkeley.</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ext:p/>
            <text:p/>
            <text:p>Rubik's Cube videos: http://bit.ly/rubiksvids</text:p>
            <text:p>Knight's Tour: http://youtu.be/ab_dY3dZFHM</text:p>
          </table:table-cell>
          <table:table-cell office:value-type="string" calcext:value-type="string">
            <text:p>{numberphile,"Monty Hall Problem","Let's Make A Deal (TV Program)","Monty Hall (TV Program Creator)",probability}</text:p>
          </table:table-cell>
          <table:table-cell office:value-type="string" calcext:value-type="string">
            <text:p>00:05:31</text:p>
          </table:table-cell>
          <table:table-cell office:value-type="date" office:date-value="2018-07-28T04:41:57.512" calcext:value-type="date">
            <text:p>28/07/18 04:41</text:p>
          </table:table-cell>
          <table:table-cell office:value-type="float" office:value="2006753" calcext:value-type="float">
            <text:p>2006753</text:p>
          </table:table-cell>
          <table:table-cell office:value-type="float" office:value="7618" calcext:value-type="float">
            <text:p>7618</text:p>
          </table:table-cell>
          <table:table-cell/>
        </table:table-row>
        <table:table-row table:style-name="ro6">
          <table:table-cell office:value-type="string" calcext:value-type="string">
            <text:p>Khan Academy</text:p>
          </table:table-cell>
          <table:table-cell office:value-type="string" calcext:value-type="string">
            <text:p>52ZlXsFJULI</text:p>
          </table:table-cell>
          <table:table-cell office:value-type="string" calcext:value-type="string">
            <text:p>UC4a-Gbdw7vOaccHmFo40b9g</text:p>
          </table:table-cell>
          <table:table-cell office:value-type="string" calcext:value-type="string">
            <text:p>https://www.youtube.com/watch?v=52ZlXsFJULI</text:p>
          </table:table-cell>
          <table:table-cell office:value-type="date" office:date-value="2007-01-09T00:27:25" calcext:value-type="date">
            <text:p>09/01/07 00:27</text:p>
          </table:table-cell>
          <table:table-cell office:value-type="string" calcext:value-type="string">
            <text:p>Adding and subtracting fractions | Fractions | Pre-Algebra | Khan Academy</text:p>
          </table:table-cell>
          <table:table-cell office:value-type="string" calcext:value-type="string">
            <text:p>How to add and subtract fractions.</text:p>
            <text:p/>
            <text:p>Practice this lesson yourself on KhanAcademy.org right now: https://www.khanacademy.org/e/adding_fractions_with_common_denominators?utm_source=YTdescription&amp;utm_medium=YTdescription&amp;utm_campaign=YTdescription</text:p>
            <text:p/>
            <text:p>Watch the next lesson: https://www.khanacademy.org/math/pre-algebra/fractions-pre-alg/fractions-unlike-denom-pre-alg/v/adding-fractions-with-unlike-denominators?utm_source=YT&amp;utm_medium=Desc&amp;utm_campaign=PreAlgebra</text:p>
            <text:p/>
            <text:p>Missed the previous lesson? </text:p>
            <text:p>https://www.khanacademy.org/math/pre-algebra/fractions-pre-alg/fractions-unlike-denom-pre-alg/v/adding-fractions-with-10-and-100-as-denominator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able:table-cell>
          <table:table-cell/>
          <table:table-cell office:value-type="string" calcext:value-type="string">
            <text:p>00:09:50</text:p>
          </table:table-cell>
          <table:table-cell office:value-type="date" office:date-value="2018-07-28T04:45:15.346" calcext:value-type="date">
            <text:p>28/07/18 04:45</text:p>
          </table:table-cell>
          <table:table-cell office:value-type="float" office:value="2001466" calcext:value-type="float">
            <text:p>2001466</text:p>
          </table:table-cell>
          <table:table-cell office:value-type="float" office:value="3608" calcext:value-type="float">
            <text:p>3608</text:p>
          </table:table-cell>
          <table:table-cell/>
        </table:table-row>
        <table:table-row table:style-name="ro53">
          <table:table-cell office:value-type="string" calcext:value-type="string">
            <text:p>MindYourDecisions</text:p>
          </table:table-cell>
          <table:table-cell office:value-type="string" calcext:value-type="string">
            <text:p>0SZw8jpfAk0</text:p>
          </table:table-cell>
          <table:table-cell office:value-type="string" calcext:value-type="string">
            <text:p>UCHnj59g7jezwTy5GeL8EA_g</text:p>
          </table:table-cell>
          <table:table-cell office:value-type="string" calcext:value-type="string">
            <text:p>https://www.youtube.com/watch?v=0SZw8jpfAk0</text:p>
          </table:table-cell>
          <table:table-cell office:value-type="date" office:date-value="2014-05-09T20:25:05" calcext:value-type="date">
            <text:p>09/05/14 20:25</text:p>
          </table:table-cell>
          <table:table-cell office:value-type="string" calcext:value-type="string">
            <text:p>Multiply Numbers And Algebra Equations By Drawing Lines</text:p>
          </table:table-cell>
          <table:table-cell office:value-type="string" calcext:value-type="string">
            <text:p>Some people say this is "how the Japanese multiply." Others say this is "Vedic Math." I'm not sure of the origin, but this is a visual way to multiply two numbers and it does work. The video also shows how to use the same method to multiply algebraic expressions like (x + 2)(x + 3).</text:p>
            <text:p/>
            <text:p>Here's a blog post I wrote on this: http://mindyourdecisions.com/blog/2012/01/27/multiplicating-with-lines-math-trick-how-it-works/</text:p>
            <text:p/>
            <text:p>Many people asked me to write a reference guide. So I wrote a book "Multiply Numbers By Drawing Lines." https://www.amazon.com/gp/product/1500866148/</text:p>
            <text:p/>
            <text:p>I've made a few follow-up videos you might like.</text:p>
            <text:p/>
            <text:p>Multiply by lines (advanced examples)</text:p>
            <text:p>https://www.youtube.com/watch?v=DUop79ZKxmc</text:p>
            <text:p/>
            <text:p>Multiply by lines (why it works)</text:p>
            <text:p>https://www.youtube.com/watch?v=bL5eUQIMaek</text:p>
            <text:p/>
            <text:p>Multiply by lines (the rotation trick)</text:p>
            <text:p>https://www.youtube.com/watch?v=scCfeJhJ2TA</text:p>
            <text:p/>
            <text:p>If you like my videos, you can support me at Patreon: http://www.patreon.com/mindyourdecisions</text:p>
            <text:p/>
            <text:p>Connect on social media. I update each site when I have a new video or blog post, so you can follow me on whichever method is most convenient for you.</text:p>
            <text:p/>
            <text:p>My Blog: http://mindyourdecisions.com/blog/</text:p>
            <text:p>Twitter: http://twitter.com/preshtalwalkar</text:p>
            <text:p>Facebook: https://www.facebook.com/pages/Mind-Your-Decisions/168446714965</text:p>
            <text:p>Google+: https://plus.google.com/108336608566588374147/posts</text:p>
            <text:p>Pinterest: https://www.pinterest.com/preshtalwalkar/</text:p>
            <text:p>Tumblr: http://preshtalwalkar.tumblr.com/</text:p>
            <text:p>Instagram: https://instagram.com/preshtalwalkar/</text:p>
            <text:p>Patreon: http://www.patreon.com/mindyourdecisions</text:p>
            <text:p/>
            <text:p>Newsletter (sent about 2 times a year): http://eepurl.com/KvS0r</text:p>
            <text:p/>
            <text:p>My Books</text:p>
            <text:p/>
            <text:p>"The Joy of Game Theory" shows how you can use math to out-think your competition. (rated 4/5 stars on 23 reviews) https://www.amazon.com/gp/product/1500497444</text:p>
            <text:p/>
            <text:p>"The Irrationality Illusion: How To Make Smart Decisions And Overcome Bias" is a handbook that explains the many ways we are biased about decision-making and offers techniques to make smart decisions. (rated 5/5 stars on 1 review) https://www.amazon.com/gp/product/1523231467/</text:p>
            <text:p/>
            <text:p>"Math Puzzles Volume 1" features classic brain teasers and riddles with complete solutions for problems in counting, geometry, probability, and game theory. Volume 1 is rated 4.5/5 stars on 11 reviews. https://www.amazon.com/gp/product/1517421624/</text:p>
            <text:p/>
            <text:p>"Math Puzzles Volume 2" is a sequel book with more great problems. https://www.amazon.com/gp/product/1517531624/</text:p>
            <text:p/>
            <text:p>"Math Puzzles Volume 3" is the third in the series. https://www.amazon.com/gp/product/1517596351/</text:p>
            <text:p/>
            <text:p>"40 Paradoxes in Logic, Probability, and Game Theory" contains thought-provoking and counter-intuitive results. (rated 4.9/5 stars on 7 reviews) https://www.amazon.com/gp/product/1517319307/</text:p>
            <text:p/>
            <text:p>"The Best Mental Math Tricks" teaches how you can look like a math genius by solving problems in your head (rated 4.7/5 stars on 3 reviews) https://www.amazon.com/gp/product/150779651X/</text:p>
            <text:p/>
            <text:p>"Multiply Numbers By Drawing Lines" This book is a reference guide for my video that has over 1 million views on a geometric method to multiply numbers. (rated 5/5 stars on 1 review) https://www.amazon.com/gp/product/1500866148/</text:p>
          </table:table-cell>
          <table:table-cell office:value-type="string" calcext:value-type="string">
            <text:p>{mathematics,multiplication,"math trick"}</text:p>
          </table:table-cell>
          <table:table-cell office:value-type="string" calcext:value-type="string">
            <text:p>00:04:48</text:p>
          </table:table-cell>
          <table:table-cell office:value-type="date" office:date-value="2018-07-28T04:41:14.086" calcext:value-type="date">
            <text:p>28/07/18 04:41</text:p>
          </table:table-cell>
          <table:table-cell office:value-type="float" office:value="1999524" calcext:value-type="float">
            <text:p>1999524</text:p>
          </table:table-cell>
          <table:table-cell office:value-type="float" office:value="2132" calcext:value-type="float">
            <text:p>2132</text:p>
          </table:table-cell>
          <table:table-cell/>
        </table:table-row>
        <table:table-row table:style-name="ro6">
          <table:table-cell office:value-type="string" calcext:value-type="string">
            <text:p>Khan Academy</text:p>
          </table:table-cell>
          <table:table-cell office:value-type="string" calcext:value-type="string">
            <text:p>ClYdw4d4OmA</text:p>
          </table:table-cell>
          <table:table-cell office:value-type="string" calcext:value-type="string">
            <text:p>UC4a-Gbdw7vOaccHmFo40b9g</text:p>
          </table:table-cell>
          <table:table-cell office:value-type="string" calcext:value-type="string">
            <text:p>https://www.youtube.com/watch?v=ClYdw4d4OmA</text:p>
          </table:table-cell>
          <table:table-cell office:value-type="date" office:date-value="2010-05-27T00:09:54" calcext:value-type="date">
            <text:p>27/05/10 00:09</text:p>
          </table:table-cell>
          <table:table-cell office:value-type="string" calcext:value-type="string">
            <text:p>Introduction to order of operations | Arithmetic properties | Pre-Algebra | Khan Academy</text:p>
          </table:table-cell>
          <table:table-cell office:value-type="string" calcext:value-type="string">
            <text:p>This example clarifies the purpose of order of operations: to have ONE way to interpret a mathematical statement.</text:p>
            <text:p/>
            <text:p>Practice this lesson yourself on KhanAcademy.org right now: https://www.khanacademy.org/math/pre-algebra/order-of-operations/order_of_operations/e/order_of_operations_2?utm_source=YT&amp;utm_medium=Desc&amp;utm_campaign=PreAlgebra</text:p>
            <text:p/>
            <text:p>Watch the next lesson: https://www.khanacademy.org/math/pre-algebra/order-of-operations/order_of_operations/v/order-of-operations?utm_source=YT&amp;utm_medium=Desc&amp;utm_campaign=PreAlgebra</text:p>
            <text:p/>
            <text:p>Missed the previous lesson?  https://www.khanacademy.org/math/pre-algebra/order-of-operations/rational-irrational-numbers/v/approximating-irrational-number-exercise-example?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9:40</text:p>
          </table:table-cell>
          <table:table-cell office:value-type="date" office:date-value="2018-07-28T04:45:15.435" calcext:value-type="date">
            <text:p>28/07/18 04:45</text:p>
          </table:table-cell>
          <table:table-cell office:value-type="float" office:value="1988712" calcext:value-type="float">
            <text:p>1988712</text:p>
          </table:table-cell>
          <table:table-cell office:value-type="float" office:value="2875" calcext:value-type="float">
            <text:p>2875</text:p>
          </table:table-cell>
          <table:table-cell/>
        </table:table-row>
        <table:table-row table:style-name="ro4">
          <table:table-cell office:value-type="string" calcext:value-type="string">
            <text:p>TED-Ed</text:p>
          </table:table-cell>
          <table:table-cell office:value-type="string" calcext:value-type="string">
            <text:p>Xcpc8VDsv3c</text:p>
          </table:table-cell>
          <table:table-cell office:value-type="string" calcext:value-type="string">
            <text:p>UCsooa4yRKGN_zEE8iknghZA</text:p>
          </table:table-cell>
          <table:table-cell office:value-type="string" calcext:value-type="string">
            <text:p>https://www.youtube.com/watch?v=Xcpc8VDsv3c</text:p>
          </table:table-cell>
          <table:table-cell office:value-type="date" office:date-value="2016-10-24T15:16:37" calcext:value-type="date">
            <text:p>24/10/16 15:16</text:p>
          </table:table-cell>
          <table:table-cell office:value-type="string" calcext:value-type="string">
            <text:p>Why should you listen to Vivaldi's "Four Seasons"? - Betsy Schwarm</text:p>
          </table:table-cell>
          <table:table-cell office:value-type="string" calcext:value-type="string">
            <text:p>View full lesson: http://ed.ted.com/lessons/why-should-you-listen-to-vivaldi-s-four-seasons-betsy-schwarm</text:p>
            <text:p/>
            <text:p>Light, bright, and cheerful, "The Four Seasons" by Antonio Vivaldi is some of the most familiar of all early 18th century music, featured in numerous films and television commercials. But what is its significance, and why does it sound that way? Betsy Schwarm uncovers the underlying narrative of this musical masterpiece. </text:p>
            <text:p/>
            <text:p>Lesson by Betsy Schwarm, animation by Compote Collective.</text:p>
          </table:table-cell>
          <table:table-cell office:value-type="string" calcext:value-type="string">
            <text:p>{"Betsy Schwarm","Compote Collective",Vivaldi,"Four Seasons","Vivaldi four seasons",Venice,"Spring music","Summer music","Spring Vivaldi","well known vivaldi","seasons music","program music","music and weather",composing,"famous composers","the red priest",Autumn,"Vivaldi birds","Winter Vivaldi",Winter,TED,TED-Ed,Teded,"Ted Education",Violin,"Vivaldi storm music",hunters,"turtle dove",concerto}</text:p>
          </table:table-cell>
          <table:table-cell office:value-type="string" calcext:value-type="string">
            <text:p>00:04:20</text:p>
          </table:table-cell>
          <table:table-cell office:value-type="date" office:date-value="2018-07-28T04:43:11.945" calcext:value-type="date">
            <text:p>28/07/18 04:43</text:p>
          </table:table-cell>
          <table:table-cell office:value-type="float" office:value="1977480" calcext:value-type="float">
            <text:p>1977480</text:p>
          </table:table-cell>
          <table:table-cell office:value-type="float" office:value="11817" calcext:value-type="float">
            <text:p>11817</text:p>
          </table:table-cell>
          <table:table-cell/>
        </table:table-row>
        <table:table-row table:style-name="ro25">
          <table:table-cell office:value-type="string" calcext:value-type="string">
            <text:p>Khan Academy</text:p>
          </table:table-cell>
          <table:table-cell office:value-type="string" calcext:value-type="string">
            <text:p>_LDR1_Prveo</text:p>
          </table:table-cell>
          <table:table-cell office:value-type="string" calcext:value-type="string">
            <text:p>UC4a-Gbdw7vOaccHmFo40b9g</text:p>
          </table:table-cell>
          <table:table-cell office:value-type="string" calcext:value-type="string">
            <text:p>https://www.youtube.com/watch?v=_LDR1_Prveo</text:p>
          </table:table-cell>
          <table:table-cell office:value-type="date" office:date-value="2012-02-09T20:26:29" calcext:value-type="date">
            <text:p>09/02/12 20:26</text:p>
          </table:table-cell>
          <table:table-cell office:value-type="string" calcext:value-type="string">
            <text:p>Origins of algebra | Introduction to algebra | Algebra I | Khan Academy</text:p>
          </table:table-cell>
          <table:table-cell office:value-type="string" calcext:value-type="string">
            <text:p>Where did the word "Algebra" and its underlying ideas come from?</text:p>
            <text:p/>
            <text:p>Watch the next lesson: https://www.khanacademy.org/math/algebra/introduction-to-algebra/overview_hist_alg/v/abstract-ness?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7:17</text:p>
          </table:table-cell>
          <table:table-cell office:value-type="date" office:date-value="2018-07-28T04:43:05.976" calcext:value-type="date">
            <text:p>28/07/18 04:43</text:p>
          </table:table-cell>
          <table:table-cell office:value-type="float" office:value="1977395" calcext:value-type="float">
            <text:p>1977395</text:p>
          </table:table-cell>
          <table:table-cell office:value-type="float" office:value="2040" calcext:value-type="float">
            <text:p>2040</text:p>
          </table:table-cell>
          <table:table-cell/>
        </table:table-row>
        <table:table-row table:style-name="ro4">
          <table:table-cell office:value-type="string" calcext:value-type="string">
            <text:p>TED-Ed</text:p>
          </table:table-cell>
          <table:table-cell office:value-type="string" calcext:value-type="string">
            <text:p>LmxlcJFTaYU</text:p>
          </table:table-cell>
          <table:table-cell office:value-type="string" calcext:value-type="string">
            <text:p>UCsooa4yRKGN_zEE8iknghZA</text:p>
          </table:table-cell>
          <table:table-cell office:value-type="string" calcext:value-type="string">
            <text:p>https://www.youtube.com/watch?v=LmxlcJFTaYU</text:p>
          </table:table-cell>
          <table:table-cell office:value-type="date" office:date-value="2014-08-14T15:21:27" calcext:value-type="date">
            <text:p>14/08/14 15:21</text:p>
          </table:table-cell>
          <table:table-cell office:value-type="string" calcext:value-type="string">
            <text:p>How do you know you exist? - James Zucker</text:p>
          </table:table-cell>
          <table:table-cell office:value-type="string" calcext:value-type="string">
            <text:p>View full lesson: http://ed.ted.com/lessons/how-do-you-know-you-exist-james-zucker</text:p>
            <text:p/>
            <text:p>How do you know youâ€™re real? Is existence all just a big dream? Has some mad scientist duped us into simply believing that we exist? James Zucker investigates all of these questions (and more) in this mind-boggling tribute to RenÃ© Descartesâ€™s "Meditations on First Philosophy."</text:p>
            <text:p/>
            <text:p>Lesson by James Zucker, animation by Stretch Films, Inc.</text:p>
          </table:table-cell>
          <table:table-cell office:value-type="string" calcext:value-type="string">
            <text:p>{"James Zucker","Stretch Films",Descartes,"Rene Descartes","Meditations On First Philosophy (Book)",philosophy,existence,"Existentialism (Literary School Or Movement)",TED,TED-Ed,"TED Ed",TEDEducation}</text:p>
          </table:table-cell>
          <table:table-cell office:value-type="string" calcext:value-type="string">
            <text:p>00:03:03</text:p>
          </table:table-cell>
          <table:table-cell office:value-type="date" office:date-value="2018-07-28T04:43:24.401" calcext:value-type="date">
            <text:p>28/07/18 04:43</text:p>
          </table:table-cell>
          <table:table-cell office:value-type="float" office:value="1976110" calcext:value-type="float">
            <text:p>1976110</text:p>
          </table:table-cell>
          <table:table-cell office:value-type="float" office:value="3300" calcext:value-type="float">
            <text:p>3300</text:p>
          </table:table-cell>
          <table:table-cell/>
        </table:table-row>
        <table:table-row table:style-name="ro4">
          <table:table-cell office:value-type="string" calcext:value-type="string">
            <text:p>TED-Ed</text:p>
          </table:table-cell>
          <table:table-cell office:value-type="string" calcext:value-type="string">
            <text:p>ibjUpk9Iagk</text:p>
          </table:table-cell>
          <table:table-cell office:value-type="string" calcext:value-type="string">
            <text:p>UCsooa4yRKGN_zEE8iknghZA</text:p>
          </table:table-cell>
          <table:table-cell office:value-type="string" calcext:value-type="string">
            <text:p>https://www.youtube.com/watch?v=ibjUpk9Iagk</text:p>
          </table:table-cell>
          <table:table-cell office:value-type="date" office:date-value="2017-03-16T16:54:56" calcext:value-type="date">
            <text:p>16/03/17 16:54</text:p>
          </table:table-cell>
          <table:table-cell office:value-type="string" calcext:value-type="string">
            <text:p>The history of chocolate - Deanna Pucciarelli</text:p>
          </table:table-cell>
          <table:table-cell office:value-type="string" calcext:value-type="string">
            <text:p>View full lesson: http://ed.ted.com/lessons/the-history-of-chocolate-deanna-pucciarelli</text:p>
            <text:p/>
            <text:p> If you canâ€™t imagine life without chocolate, youâ€™re lucky you werenâ€™t born before the 16th century. Until then, chocolate only existed as a bitter, foamy drink in Mesoamerica. So how did we get from a bitter beverage to the chocolate bars of today? Deanna Pucciarelli traces the fascinating and often cruel history of chocolate.</text:p>
            <text:p/>
            <text:p>Lesson by Deanna Pucciarelli, animation by TED-Ed.</text:p>
          </table:table-cell>
          <table:table-cell office:value-type="string" calcext:value-type="string">
            <text:p>{TED,TED-Ed,"TED Ed",TEDEducation,chocolate,"history of chocolate",cacao,"cacao bean","cocoa bean",Mesoamerica,Kukulkan,Quetzalcoatl,Spain,"dark chocolate","milk chocolate","cacao press","West Africa","Cote D'Ivoire",colonialism,"Lisa Labracio","Deanna Pucciarelli","hot chocolate",Aztec,Maya}</text:p>
          </table:table-cell>
          <table:table-cell office:value-type="string" calcext:value-type="string">
            <text:p>00:04:41</text:p>
          </table:table-cell>
          <table:table-cell office:value-type="date" office:date-value="2018-07-28T04:41:38.338" calcext:value-type="date">
            <text:p>28/07/18 04:41</text:p>
          </table:table-cell>
          <table:table-cell office:value-type="float" office:value="1975302" calcext:value-type="float">
            <text:p>1975302</text:p>
          </table:table-cell>
          <table:table-cell office:value-type="float" office:value="53588" calcext:value-type="float">
            <text:p>53588</text:p>
          </table:table-cell>
          <table:table-cell/>
        </table:table-row>
        <table:table-row table:style-name="ro4">
          <table:table-cell office:value-type="string" calcext:value-type="string">
            <text:p>TED-Ed</text:p>
          </table:table-cell>
          <table:table-cell office:value-type="string" calcext:value-type="string">
            <text:p>C6kn6nXMWF0</text:p>
          </table:table-cell>
          <table:table-cell office:value-type="string" calcext:value-type="string">
            <text:p>UCsooa4yRKGN_zEE8iknghZA</text:p>
          </table:table-cell>
          <table:table-cell office:value-type="string" calcext:value-type="string">
            <text:p>https://www.youtube.com/watch?v=C6kn6nXMWF0</text:p>
          </table:table-cell>
          <table:table-cell office:value-type="date" office:date-value="2013-07-17T15:02:52" calcext:value-type="date">
            <text:p>17/07/13 15:02</text:p>
          </table:table-cell>
          <table:table-cell office:value-type="string" calcext:value-type="string">
            <text:p>Exploring other dimensions - Alex Rosenthal and George Zaidan</text:p>
          </table:table-cell>
          <table:table-cell office:value-type="string" calcext:value-type="string">
            <text:p>View full lesson: http://ed.ted.com/lessons/exploring-other-dimensions-alex-rosenthal-and-george-zaidan</text:p>
            <text:p/>
            <text:p>Imagine a two-dimensional world -- you, your friends, everything is 2D. In his 1884 novella, Edwin Abbott invented this world and called it Flatland. Alex Rosenthal and George Zaidan take the premise of Flatland one dimension further, imploring us to consider how we would see dimensions different from our own and why the exploration just may be worth it. </text:p>
            <text:p/>
            <text:p>Lesson by Alex Rosenthal and George Zaidan, animation by Cale Oglesby.</text:p>
          </table:table-cell>
          <table:table-cell office:value-type="string" calcext:value-type="string">
            <text:p>{"TED TED-Ed \\TED Ed\\",TEDEducation,"\\George","Zaidan\\","\\Alex","Rosenthal\\","\\Cale","Oglesby\\","\\Edwin","Abbott\\",Flatland,tesserct,dimension,"\\two","dimension\\","\\three",hypersphere,hypercube,"\\fourth","\\fifth","\\exploring","dimensions\\"}</text:p>
          </table:table-cell>
          <table:table-cell office:value-type="string" calcext:value-type="string">
            <text:p>00:04:49</text:p>
          </table:table-cell>
          <table:table-cell office:value-type="date" office:date-value="2018-07-28T04:41:14.106" calcext:value-type="date">
            <text:p>28/07/18 04:41</text:p>
          </table:table-cell>
          <table:table-cell office:value-type="float" office:value="1975054" calcext:value-type="float">
            <text:p>1975054</text:p>
          </table:table-cell>
          <table:table-cell office:value-type="float" office:value="26732" calcext:value-type="float">
            <text:p>26732</text:p>
          </table:table-cell>
          <table:table-cell/>
        </table:table-row>
        <table:table-row table:style-name="ro1">
          <table:table-cell office:value-type="string" calcext:value-type="string">
            <text:p>Math Meeting</text:p>
          </table:table-cell>
          <table:table-cell office:value-type="string" calcext:value-type="string">
            <text:p>LU3R2JE5c_U</text:p>
          </table:table-cell>
          <table:table-cell office:value-type="string" calcext:value-type="string">
            <text:p>UC5mq4Ywd0lPPQJnK_5gq-yA</text:p>
          </table:table-cell>
          <table:table-cell office:value-type="string" calcext:value-type="string">
            <text:p>https://www.youtube.com/watch?v=LU3R2JE5c_U</text:p>
          </table:table-cell>
          <table:table-cell office:value-type="date" office:date-value="2012-05-02T15:31:17" calcext:value-type="date">
            <text:p>02/05/12 15:31</text:p>
          </table:table-cell>
          <table:table-cell office:value-type="string" calcext:value-type="string">
            <text:p>Multiplying Fractions</text:p>
          </table:table-cell>
          <table:table-cell office:value-type="string" calcext:value-type="string">
            <text:p>Multiplying fractions, step by step, examples. For more free math videos visit http://MathMeeting.com.</text:p>
          </table:table-cell>
          <table:table-cell office:value-type="string" calcext:value-type="string">
            <text:p>{"multiplying fractions",fractions,denominator,mathmeeting}</text:p>
          </table:table-cell>
          <table:table-cell office:value-type="string" calcext:value-type="string">
            <text:p>00:02:37</text:p>
          </table:table-cell>
          <table:table-cell office:value-type="date" office:date-value="2018-07-28T04:45:15.493" calcext:value-type="date">
            <text:p>28/07/18 04:45</text:p>
          </table:table-cell>
          <table:table-cell office:value-type="float" office:value="1974473" calcext:value-type="float">
            <text:p>1974473</text:p>
          </table:table-cell>
          <table:table-cell office:value-type="float" office:value="10741" calcext:value-type="float">
            <text:p>10741</text:p>
          </table:table-cell>
          <table:table-cell/>
        </table:table-row>
        <table:table-row table:style-name="ro19">
          <table:table-cell office:value-type="string" calcext:value-type="string">
            <text:p>Numberphile</text:p>
          </table:table-cell>
          <table:table-cell office:value-type="string" calcext:value-type="string">
            <text:p>UfEiJJGv4CE</text:p>
          </table:table-cell>
          <table:table-cell office:value-type="string" calcext:value-type="string">
            <text:p>UCoxcjq-8xIDTYp3uz647V5A</text:p>
          </table:table-cell>
          <table:table-cell office:value-type="string" calcext:value-type="string">
            <text:p>https://www.youtube.com/watch?v=UfEiJJGv4CE</text:p>
          </table:table-cell>
          <table:table-cell office:value-type="date" office:date-value="2012-04-01T07:30:07" calcext:value-type="date">
            <text:p>01/04/12 07:30</text:p>
          </table:table-cell>
          <table:table-cell office:value-type="string" calcext:value-type="string">
            <text:p>3 is everywhere - Numberphile</text:p>
          </table:table-cell>
          <table:table-cell office:value-type="string" calcext:value-type="string">
            <text:p>Almost all numbers contain the digit three - and we can prove it!?</text:p>
            <text:p>More links &amp; stuff in full description below â†“â†“â†“</text:p>
            <text:p/>
            <text:p>Featuring Dr James Grime, whose website is http://www.singingbanana.com/</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 phile",number,numbers,maths,mathematics,mathematical,numerals,count,counting}</text:p>
          </table:table-cell>
          <table:table-cell office:value-type="string" calcext:value-type="string">
            <text:p>00:06:33</text:p>
          </table:table-cell>
          <table:table-cell office:value-type="date" office:date-value="2018-07-28T04:41:32.625" calcext:value-type="date">
            <text:p>28/07/18 04:41</text:p>
          </table:table-cell>
          <table:table-cell office:value-type="float" office:value="1970918" calcext:value-type="float">
            <text:p>1970918</text:p>
          </table:table-cell>
          <table:table-cell office:value-type="float" office:value="4682" calcext:value-type="float">
            <text:p>4682</text:p>
          </table:table-cell>
          <table:table-cell/>
        </table:table-row>
        <table:table-row table:style-name="ro1">
          <table:table-cell office:value-type="string" calcext:value-type="string">
            <text:p>TED-Ed</text:p>
          </table:table-cell>
          <table:table-cell office:value-type="string" calcext:value-type="string">
            <text:p>I2apGYUX7Q0</text:p>
          </table:table-cell>
          <table:table-cell office:value-type="string" calcext:value-type="string">
            <text:p>UCsooa4yRKGN_zEE8iknghZA</text:p>
          </table:table-cell>
          <table:table-cell office:value-type="string" calcext:value-type="string">
            <text:p>https://www.youtube.com/watch?v=I2apGYUX7Q0</text:p>
          </table:table-cell>
          <table:table-cell office:value-type="date" office:date-value="2012-03-12T04:15:15" calcext:value-type="date">
            <text:p>12/03/12 04:15</text:p>
          </table:table-cell>
          <table:table-cell office:value-type="string" calcext:value-type="string">
            <text:p>Why Can't We See Evidence of Alien Life?</text:p>
          </table:table-cell>
          <table:table-cell office:value-type="string" calcext:value-type="string">
            <text:p>Stand by for an animated exploration of the famous Fermi Paradox. Given the vast number of planets in the universe, many much older than Earth, why haven't we yet seen obvious signs of alien life? The potential answers to this question are numerous and intriguing, alarming and hopeful.</text:p>
          </table:table-cell>
          <table:table-cell office:value-type="string" calcext:value-type="string">
            <text:p>{"Philosophy and Religion",Alien,"Alien Life","Chris Anderson","Electromagnetic Signals","Extraterrestrial Life",Space,Aliens,Questions,"Intelligent Life",TED,TED-Ed,"TED Education","Andrew Park","Cognitive Media","Do Aliens Exist",Ufo}</text:p>
          </table:table-cell>
          <table:table-cell office:value-type="string" calcext:value-type="string">
            <text:p>00:06:04</text:p>
          </table:table-cell>
          <table:table-cell office:value-type="date" office:date-value="2018-07-28T04:43:30.218" calcext:value-type="date">
            <text:p>28/07/18 04:43</text:p>
          </table:table-cell>
          <table:table-cell office:value-type="float" office:value="1961899" calcext:value-type="float">
            <text:p>1961899</text:p>
          </table:table-cell>
          <table:table-cell office:value-type="float" office:value="7894" calcext:value-type="float">
            <text:p>7894</text:p>
          </table:table-cell>
          <table:table-cell/>
        </table:table-row>
        <table:table-row table:style-name="ro4">
          <table:table-cell office:value-type="string" calcext:value-type="string">
            <text:p>TED-Ed</text:p>
          </table:table-cell>
          <table:table-cell office:value-type="string" calcext:value-type="string">
            <text:p>sz3Yv3On4lE</text:p>
          </table:table-cell>
          <table:table-cell office:value-type="string" calcext:value-type="string">
            <text:p>UCsooa4yRKGN_zEE8iknghZA</text:p>
          </table:table-cell>
          <table:table-cell office:value-type="string" calcext:value-type="string">
            <text:p>https://www.youtube.com/watch?v=sz3Yv3On4lE</text:p>
          </table:table-cell>
          <table:table-cell office:value-type="date" office:date-value="2017-04-17T15:07:36" calcext:value-type="date">
            <text:p>17/04/17 15:07</text:p>
          </table:table-cell>
          <table:table-cell office:value-type="string" calcext:value-type="string">
            <text:p>The three different ways mammals give birth - Kate Slabosky</text:p>
          </table:table-cell>
          <table:table-cell office:value-type="string" calcext:value-type="string">
            <text:p>View full lesson: http://ed.ted.com/lessons/the-three-different-ways-mammals-give-birth-kate-slabosky</text:p>
            <text:p/>
            <text:p>All mammals share certain characteristics, like warm blood and backbones. But despite their similarities, these creatures also have many biological differences â€” and one of the most remarkable differences is how they give birth. Kate Slabosky details the placental, marsupial, and monotreme methods of giving birth. </text:p>
            <text:p/>
            <text:p>Lesson by Kate Slabosky, animation by Compote Collective.</text:p>
          </table:table-cell>
          <table:table-cell office:value-type="string" calcext:value-type="string">
            <text:p>{TED,TED-Ed,"TED Education","TED Ed","Kate Slabosky","Compote Collective",mammals,mammalia,milk,breast,placenta,egg,"placental mammal",monotreme,marsupial,"blue whale",echidna,kangaroo,platypus,birth,evolution}</text:p>
          </table:table-cell>
          <table:table-cell office:value-type="string" calcext:value-type="string">
            <text:p>00:04:50</text:p>
          </table:table-cell>
          <table:table-cell office:value-type="date" office:date-value="2018-07-28T04:44:38.515" calcext:value-type="date">
            <text:p>28/07/18 04:44</text:p>
          </table:table-cell>
          <table:table-cell office:value-type="float" office:value="1959860" calcext:value-type="float">
            <text:p>1959860</text:p>
          </table:table-cell>
          <table:table-cell office:value-type="float" office:value="69980" calcext:value-type="float">
            <text:p>69980</text:p>
          </table:table-cell>
          <table:table-cell/>
        </table:table-row>
        <table:table-row table:style-name="ro54">
          <table:table-cell office:value-type="string" calcext:value-type="string">
            <text:p>MindYourDecisions</text:p>
          </table:table-cell>
          <table:table-cell office:value-type="string" calcext:value-type="string">
            <text:p>xnE_sO7PbBs</text:p>
          </table:table-cell>
          <table:table-cell office:value-type="string" calcext:value-type="string">
            <text:p>UCHnj59g7jezwTy5GeL8EA_g</text:p>
          </table:table-cell>
          <table:table-cell office:value-type="string" calcext:value-type="string">
            <text:p>https://www.youtube.com/watch?v=xnE_sO7PbBs</text:p>
          </table:table-cell>
          <table:table-cell office:value-type="date" office:date-value="2016-08-07T19:53:20" calcext:value-type="date">
            <text:p>07/08/16 19:53</text:p>
          </table:table-cell>
          <table:table-cell office:value-type="string" calcext:value-type="string">
            <text:p>Can You Solve This 6th Grade Geometry Problem From China?</text:p>
          </table:table-cell>
          <table:table-cell office:value-type="string" calcext:value-type="string">
            <text:p>What is the total area of the red spots? The diagram involves a rectangle with dimensions of 10 and 20. Inside the rectangle one of its diagonals is connected. There are two circles of equal size that are tangent to each other and the rectangle. The video presents the solution to one version of the problem and then the solution to a second, much harder version, that was said to be assigned to 6th graders in China.</text:p>
            <text:p/>
            <text:p>I read about this problem from Jin Yang on Twitter: https://twitter.com/jzy/status/759079328965505025</text:p>
            <text:p/>
            <text:p>**Update 12 Aug: Many people suspected the second problem was too hard for 6th graders. It appears the first problem was assigned to 6th graders, and second problem (with the missing spot) was a misprint that went viral on social media. Jin Yang tweeted me with a link to the original problem assigned (in Chinese): http://wenku.baidu.com/view/de4510b0770bf78a652954a9.html</text:p>
            <text:p/>
            <text:p>The Twitter thread from Jin Yang with the link to the original problem: https://twitter.com/jzy/status/763406201468047360</text:p>
            <text:p/>
            <text:p>Blog post: http://wp.me/p6aMk-4Ls</text:p>
            <text:p/>
            <text:p>There are other solution methods described on Quora: https://www.quora.com/What-is-the-area-of-the-shaded-part</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only for big news, like a new book release):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5/5 stars on 2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5/5 stars on 3 reviews)</text:p>
            <text:p>http://amzn.to/1NKbyCs</text:p>
            <text:p/>
            <text:p>"Math Puzzles Volume 3" is the third in the series. (rated 3.8/5 stars on 4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mathematics,math,maths,riddle,"brain teaser",puzzle,"math puzzle",geometry,china,rectangle,circle,trigonometry}</text:p>
          </table:table-cell>
          <table:table-cell office:value-type="string" calcext:value-type="string">
            <text:p>00:09:50</text:p>
          </table:table-cell>
          <table:table-cell office:value-type="date" office:date-value="2018-07-28T04:44:57.095" calcext:value-type="date">
            <text:p>28/07/18 04:44</text:p>
          </table:table-cell>
          <table:table-cell office:value-type="float" office:value="1957830" calcext:value-type="float">
            <text:p>1957830</text:p>
          </table:table-cell>
          <table:table-cell office:value-type="float" office:value="30664" calcext:value-type="float">
            <text:p>30664</text:p>
          </table:table-cell>
          <table:table-cell/>
        </table:table-row>
        <table:table-row table:style-name="ro55">
          <table:table-cell office:value-type="string" calcext:value-type="string">
            <text:p>Numberphile</text:p>
          </table:table-cell>
          <table:table-cell office:value-type="string" calcext:value-type="string">
            <text:p>0r3cEKZiLmg</text:p>
          </table:table-cell>
          <table:table-cell office:value-type="string" calcext:value-type="string">
            <text:p>UCoxcjq-8xIDTYp3uz647V5A</text:p>
          </table:table-cell>
          <table:table-cell office:value-type="string" calcext:value-type="string">
            <text:p>https://www.youtube.com/watch?v=0r3cEKZiLmg</text:p>
          </table:table-cell>
          <table:table-cell office:value-type="date" office:date-value="2014-10-22T13:55:07" calcext:value-type="date">
            <text:p>22/10/14 13:55</text:p>
          </table:table-cell>
          <table:table-cell office:value-type="string" calcext:value-type="string">
            <text:p>Mile of Pi - Numberphile</text:p>
          </table:table-cell>
          <table:table-cell office:value-type="string" calcext:value-type="string">
            <text:p>A million digits of Pi on one piece of paper (1.05 miles).</text:p>
            <text:p>More links &amp; stuff in full description below â†“â†“â†“</text:p>
            <text:p/>
            <text:p>More about how and why: http://youtu.be/99Welatppzk</text:p>
            <text:p>More Pi videos from Numberphile: http://bit.ly/PiPlaylist</text:p>
            <text:p/>
            <text:p>Film by Brady Haran</text:p>
            <text:p/>
            <text:p>Our thanks to HP and HSA Systems.</text:p>
            <text:p>Extra special thanks to Hugh McPartlan, Torben Dam Jensen, Jesper Hyldager and Jon Kenny.</text:p>
            <text:p/>
            <text:p>Discuss on reddit: http://redd.it/2jzr4t</text:p>
            <text:p/>
            <text:p>Presenter: Matt Parker</text:p>
            <text:p>Music: Alan Stewart</text:p>
            <text:p/>
            <text:p>Extra cameras: James Hennessy and Ed Fielden.</text:p>
            <text:p/>
            <text:p>Runway unrolling crew: Hugh McPartlan, Jon Kenny, Sue McPartlan, Pete McPartlan, Dave Pentelow, Scott Pentelow, Josh Pentelow, Jacob Bateson and CGP Grey.</text:p>
            <text:p>Paper courtesy of Millingtons.</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ext:p/>
            <text:p>HP: http://bit.ly/HPSpecialtyPrinting</text:p>
            <text:p>HSA Systems: http://www.hsasystems.com</text:p>
            <text:p/>
            <text:p>Subscribe to Brady's mail list for chances to get some of the paper: http://eepurl.com/YdjL9</text:p>
          </table:table-cell>
          <table:table-cell office:value-type="string" calcext:value-type="string">
            <text:p>{numberphile,"Pi (Literature Subject)"}</text:p>
          </table:table-cell>
          <table:table-cell office:value-type="string" calcext:value-type="string">
            <text:p>00:06:28</text:p>
          </table:table-cell>
          <table:table-cell office:value-type="date" office:date-value="2018-07-28T04:43:23.972" calcext:value-type="date">
            <text:p>28/07/18 04:43</text:p>
          </table:table-cell>
          <table:table-cell office:value-type="float" office:value="1957053" calcext:value-type="float">
            <text:p>1957053</text:p>
          </table:table-cell>
          <table:table-cell office:value-type="float" office:value="1338" calcext:value-type="float">
            <text:p>1338</text:p>
          </table:table-cell>
          <table:table-cell/>
        </table:table-row>
        <table:table-row table:style-name="ro4">
          <table:table-cell office:value-type="string" calcext:value-type="string">
            <text:p>TED-Ed</text:p>
          </table:table-cell>
          <table:table-cell office:value-type="string" calcext:value-type="string">
            <text:p>zGoBFU1q4g0</text:p>
          </table:table-cell>
          <table:table-cell office:value-type="string" calcext:value-type="string">
            <text:p>UCsooa4yRKGN_zEE8iknghZA</text:p>
          </table:table-cell>
          <table:table-cell office:value-type="string" calcext:value-type="string">
            <text:p>https://www.youtube.com/watch?v=zGoBFU1q4g0</text:p>
          </table:table-cell>
          <table:table-cell office:value-type="date" office:date-value="2016-10-17T15:02:57" calcext:value-type="date">
            <text:p>17/10/16 15:02</text:p>
          </table:table-cell>
          <table:table-cell office:value-type="string" calcext:value-type="string">
            <text:p>What causes cavities? - Mel Rosenberg</text:p>
          </table:table-cell>
          <table:table-cell office:value-type="string" calcext:value-type="string">
            <text:p>View full lesson: http://ed.ted.com/lessons/what-causes-cavities-mel-rosenberg</text:p>
            <text:p/>
            <text:p>When a team of archeologists recently came across some 15,000-year-old human remains, they made an interesting discovery: the teeth of those ancient humans were riddled with holes. So what causes cavities, and how can we avoid them? Mel Rosenberg takes us inside our teeth to find out. </text:p>
            <text:p/>
            <text:p>Lesson by Mel Rosenberg, animation by Andrew Foerster.</text:p>
          </table:table-cell>
          <table:table-cell office:value-type="string" calcext:value-type="string">
            <text:p>{"Mel Rosenberg","Andrew Foerster","why do we get cavities",cavities,fillings,dentist,teeth,"oral hygiene",braces,"mouth microbes","mouth bacteria",sugar,starch,"cave men","lactic acid","healthy teeth",dentin,"how to take care of your teeth","healthy mouth","mutans streptococci","rotting teeth",TED,TED-Ed,Teded,"Ted Education"}</text:p>
          </table:table-cell>
          <table:table-cell office:value-type="string" calcext:value-type="string">
            <text:p>00:05:01</text:p>
          </table:table-cell>
          <table:table-cell office:value-type="date" office:date-value="2018-07-28T04:43:11.695" calcext:value-type="date">
            <text:p>28/07/18 04:43</text:p>
          </table:table-cell>
          <table:table-cell office:value-type="float" office:value="1952634" calcext:value-type="float">
            <text:p>1952634</text:p>
          </table:table-cell>
          <table:table-cell office:value-type="float" office:value="24649" calcext:value-type="float">
            <text:p>24649</text:p>
          </table:table-cell>
          <table:table-cell/>
        </table:table-row>
        <table:table-row table:style-name="ro4">
          <table:table-cell office:value-type="string" calcext:value-type="string">
            <text:p>TED-Ed</text:p>
          </table:table-cell>
          <table:table-cell office:value-type="string" calcext:value-type="string">
            <text:p>1yv_MXNYbAo</text:p>
          </table:table-cell>
          <table:table-cell office:value-type="string" calcext:value-type="string">
            <text:p>UCsooa4yRKGN_zEE8iknghZA</text:p>
          </table:table-cell>
          <table:table-cell office:value-type="string" calcext:value-type="string">
            <text:p>https://www.youtube.com/watch?v=1yv_MXNYbAo</text:p>
          </table:table-cell>
          <table:table-cell office:value-type="date" office:date-value="2016-10-31T15:12:33" calcext:value-type="date">
            <text:p>31/10/16 15:12</text:p>
          </table:table-cell>
          <table:table-cell office:value-type="string" calcext:value-type="string">
            <text:p>The Egyptian Book of the Dead: A guidebook for the underworld - Tejal Gala</text:p>
          </table:table-cell>
          <table:table-cell office:value-type="string" calcext:value-type="string">
            <text:p>View full lesson: http://ed.ted.com/lessons/the-egyptian-book-of-the-dead-tejal-gala</text:p>
            <text:p/>
            <text:p> Ancient Egyptians believed that in order to become immortal after death, a spirit must first pass through the underworld â€” a realm of vast caverns, lakes of fire, and magical gates. Needless to say, one needed to come prepared. But how? Tejal Gala describes an Egyptian "Book of the Dead" -- a customized magic scroll written by the living to promote a smooth passage to the afterlife when they died. </text:p>
            <text:p/>
            <text:p>Lesson by Tejal Gala, animation by Silvia Prietov.</text:p>
          </table:table-cell>
          <table:table-cell office:value-type="string" calcext:value-type="string">
            <text:p>{"Tejal Gala","Silvia Prietov","egyptian book of the dead",Osirus,"weighing of the heart",thebes,pyramids,mummies,tutankhamun,mummification,"egyptian afterlife",mythology,underworld,"charms and amulets","scarab amulet","eye of horace","he who dances in blood",apep,"egyptian gods and goddesses","book of the dea","British Museum",TED,TED-Ed,Teded,"Ted Education","weighing of the feather",Pharoahs}</text:p>
          </table:table-cell>
          <table:table-cell office:value-type="string" calcext:value-type="string">
            <text:p>00:04:32</text:p>
          </table:table-cell>
          <table:table-cell office:value-type="date" office:date-value="2018-07-28T04:42:34.392" calcext:value-type="date">
            <text:p>28/07/18 04:42</text:p>
          </table:table-cell>
          <table:table-cell office:value-type="float" office:value="1952067" calcext:value-type="float">
            <text:p>1952067</text:p>
          </table:table-cell>
          <table:table-cell office:value-type="float" office:value="83599" calcext:value-type="float">
            <text:p>83599</text:p>
          </table:table-cell>
          <table:table-cell/>
        </table:table-row>
        <table:table-row table:style-name="ro29">
          <table:table-cell office:value-type="string" calcext:value-type="string">
            <text:p>patrickJMT</text:p>
          </table:table-cell>
          <table:table-cell office:value-type="string" calcext:value-type="string">
            <text:p>cIVpemcoAlY</text:p>
          </table:table-cell>
          <table:table-cell office:value-type="string" calcext:value-type="string">
            <text:p>UCFe6jenM1Bc54qtBsIJGRZQ</text:p>
          </table:table-cell>
          <table:table-cell office:value-type="string" calcext:value-type="string">
            <text:p>https://www.youtube.com/watch?v=cIVpemcoAlY</text:p>
          </table:table-cell>
          <table:table-cell office:value-type="date" office:date-value="2008-10-07T00:18:56" calcext:value-type="date">
            <text:p>07/10/08 00:18</text:p>
          </table:table-cell>
          <table:table-cell office:value-type="string" calcext:value-type="string">
            <text:p>â– A Way to remember the Entire Unit Circle for Trigonometry â–</text:p>
          </table:table-cell>
          <table:table-cell office:value-type="string" calcext:value-type="string">
            <text:p>Thanks to all of you who support me on Patreon. You da real mvps!   $1 per month helps!! :)  https://www.patreon.com/patrickjmt !! Please consider supporting me on Patreon!  Be a Patron of Mathematics! https://www.patreon.com/patrickjmt?ty=h</text:p>
            <text:p/>
            <text:p>Where Do These Values Come From? https://www.youtube.com/watch?v=3GgO7Q_kg8Q</text:p>
            <text:p>Trigonometry Review Questions With Solutions Made by Me! http://www.teacherspayteachers.com/Product/Trigonometry-Review-Questions-and-Solutions</text:p>
            <text:p>How to Derive the Values on the Unit Circle  http://www.youtube.com/watch?v=3GgO7Q_kg8Q</text:p>
            <text:p>Closed Captioning Available for this video.</text:p>
            <text:p>Thanks for watching and please subscribe! Visit PatrickJMT.com and ' like ' it! :)</text:p>
            <text:p>A way to remember the Entire Unit Circle for Trigonometry.  This is the way that I remember the unit circle.</text:p>
          </table:table-cell>
          <table:table-cell office:value-type="string" calcext:value-type="string">
            <text:p>{math,precalculus,calculus,trigonometry,unit,circle,remember,radians,degrees,circumference,sine,cosine,justmathtutoring,"high school",college,university,loan,student}</text:p>
          </table:table-cell>
          <table:table-cell office:value-type="string" calcext:value-type="string">
            <text:p>00:07:19</text:p>
          </table:table-cell>
          <table:table-cell office:value-type="date" office:date-value="2018-07-28T04:41:50.73" calcext:value-type="date">
            <text:p>28/07/18 04:41</text:p>
          </table:table-cell>
          <table:table-cell office:value-type="float" office:value="1951897" calcext:value-type="float">
            <text:p>1951897</text:p>
          </table:table-cell>
          <table:table-cell office:value-type="float" office:value="3549" calcext:value-type="float">
            <text:p>3549</text:p>
          </table:table-cell>
          <table:table-cell/>
        </table:table-row>
        <table:table-row table:style-name="ro30">
          <table:table-cell office:value-type="string" calcext:value-type="string">
            <text:p>minutephysics</text:p>
          </table:table-cell>
          <table:table-cell office:value-type="string" calcext:value-type="string">
            <text:p>4B_x1XjBhiI</text:p>
          </table:table-cell>
          <table:table-cell office:value-type="string" calcext:value-type="string">
            <text:p>UCUHW94eEFW7hkUMVaZz4eDg</text:p>
          </table:table-cell>
          <table:table-cell office:value-type="string" calcext:value-type="string">
            <text:p>https://www.youtube.com/watch?v=4B_x1XjBhiI</text:p>
          </table:table-cell>
          <table:table-cell office:value-type="date" office:date-value="2013-01-03T19:08:17" calcext:value-type="date">
            <text:p>03/01/13 19:08</text:p>
          </table:table-cell>
          <table:table-cell office:value-type="string" calcext:value-type="string">
            <text:p>Another Physics Misconception</text:p>
          </table:table-cell>
          <table:table-cell office:value-type="string" calcext:value-type="string">
            <text:p>Subscribe to MinutePhysics - it's FREE! http://dft.ba/-minutephysics_sub</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and to Perimeter Institute for support.</text:p>
            <text:p>http://www.perimeterinstitute.ca Created by Henry Reich</text:p>
          </table:table-cell>
          <table:table-cell office:value-type="string" calcext:value-type="string">
            <text:p>{quantum,mechanics,energy,infinite,bang,theory,cosmic,galaxy,universe,sun,special,relativity,"black hole",science,gravity,Neutrino,photon,Minutephysics,minute,physics,Henry,Reich,Perimeter,Institute,"Henry Reich","flat earth","speed of light",mass,Rain,Walk,Run,Parallelogram,Parallelopiped,Relativity,Seattle,coriolis,"round earth","ferdinand magellan",Horizon,planets,"time zones",triangle,stars,orion,NASA,"special relativity",momentum,"time dilation","length contraction",relativistic}</text:p>
          </table:table-cell>
          <table:table-cell office:value-type="string" calcext:value-type="string">
            <text:p>00:01:12</text:p>
          </table:table-cell>
          <table:table-cell office:value-type="date" office:date-value="2018-07-28T04:42:34.471" calcext:value-type="date">
            <text:p>28/07/18 04:42</text:p>
          </table:table-cell>
          <table:table-cell office:value-type="float" office:value="1949430" calcext:value-type="float">
            <text:p>1949430</text:p>
          </table:table-cell>
          <table:table-cell office:value-type="float" office:value="258" calcext:value-type="float">
            <text:p>258</text:p>
          </table:table-cell>
          <table:table-cell/>
        </table:table-row>
        <table:table-row table:style-name="ro10">
          <table:table-cell office:value-type="string" calcext:value-type="string">
            <text:p>Khan Academy</text:p>
          </table:table-cell>
          <table:table-cell office:value-type="string" calcext:value-type="string">
            <text:p>-FtlH4svqx4</text:p>
          </table:table-cell>
          <table:table-cell office:value-type="string" calcext:value-type="string">
            <text:p>UC4a-Gbdw7vOaccHmFo40b9g</text:p>
          </table:table-cell>
          <table:table-cell office:value-type="string" calcext:value-type="string">
            <text:p>https://www.youtube.com/watch?v=-FtlH4svqx4</text:p>
          </table:table-cell>
          <table:table-cell office:value-type="date" office:date-value="2010-11-02T18:33:04" calcext:value-type="date">
            <text:p>02/11/10 18:33</text:p>
          </table:table-cell>
          <table:table-cell office:value-type="string" calcext:value-type="string">
            <text:p>Hypothesis testing and p-values | Inferential statistics | Probability and Statistics | Khan Academy</text:p>
          </table:table-cell>
          <table:table-cell office:value-type="string" calcext:value-type="string">
            <text:p>Hypothesis Testing and P-values</text:p>
            <text:p/>
            <text:p>Practice this yourself on Khan Academy right now: https://www.khanacademy.org/e/hypothesis-testing-with-simulations?utm_source=YTdescription&amp;utm_medium=YTdescription&amp;utm_campaign=YTdescription</text:p>
            <text:p/>
            <text:p>Watch the next lesson: https://www.khanacademy.org/math/probability/statistics-inferential/hypothesis-testing/v/one-tailed-and-two-tailed-tests?utm_source=YT&amp;utm_medium=Desc&amp;utm_campaign=ProbabilityandStatistics</text:p>
            <text:p/>
            <text:p>Missed the previous lesson? </text:p>
            <text:p>https://www.khanacademy.org/math/probability/statistics-inferential/margin-of-error/v/margin-of-error-2?utm_source=YT&amp;utm_medium=Desc&amp;utm_campaign=ProbabilityandStatistics</text:p>
            <text:p/>
            <text:p>Probability and statistics on Khan Academy: We dare you to go through a day in which you never consider or use probability. Did you check the weather forecast? Busted! Did you decide to go through the drive through lane vs walk in? Busted again! We are constantly creating hypotheses, making predictions, testing, and analyzing. Our lives are full of probabilities! Statistics is related to probability because much of the data we use when determining probable outcomes comes from our understanding of statistics. In these tutorials, we will cover a range of topics, some which include: independent events, dependent probability, combinatorics, hypothesis testing, descriptive statistics, random variables, probability distributions, regression, and inferential statistics. So buckle up and hop on for a wild ride. We bet you're going to be challenged AND love it!</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obability and Statistics channel:</text:p>
            <text:p>https://www.youtube.com/channel/UCRXuOXLW3LcQLWvxbZiIZ0w?sub_confirmation=1</text:p>
            <text:p>Subscribe to KhanAcademy: https://www.youtube.com/subscription_center?add_user=khanacademy</text:p>
          </table:table-cell>
          <table:table-cell/>
          <table:table-cell office:value-type="string" calcext:value-type="string">
            <text:p>00:11:27</text:p>
          </table:table-cell>
          <table:table-cell office:value-type="date" office:date-value="2018-07-28T04:43:30.205" calcext:value-type="date">
            <text:p>28/07/18 04:43</text:p>
          </table:table-cell>
          <table:table-cell office:value-type="float" office:value="1948522" calcext:value-type="float">
            <text:p>1948522</text:p>
          </table:table-cell>
          <table:table-cell office:value-type="float" office:value="6747" calcext:value-type="float">
            <text:p>6747</text:p>
          </table:table-cell>
          <table:table-cell/>
        </table:table-row>
        <table:table-row table:style-name="ro5">
          <table:table-cell office:value-type="string" calcext:value-type="string">
            <text:p>Khan Academy</text:p>
          </table:table-cell>
          <table:table-cell office:value-type="string" calcext:value-type="string">
            <text:p>FE2jfTXAJHg</text:p>
          </table:table-cell>
          <table:table-cell office:value-type="string" calcext:value-type="string">
            <text:p>UC4a-Gbdw7vOaccHmFo40b9g</text:p>
          </table:table-cell>
          <table:table-cell office:value-type="string" calcext:value-type="string">
            <text:p>https://www.youtube.com/watch?v=FE2jfTXAJHg</text:p>
          </table:table-cell>
          <table:table-cell office:value-type="date" office:date-value="2009-12-10T19:39:57" calcext:value-type="date">
            <text:p>10/12/09 19:39</text:p>
          </table:table-cell>
          <table:table-cell office:value-type="string" calcext:value-type="string">
            <text:p>Overview of glycolysis | Cellular respiration | Biology | Khan Academy</text:p>
          </table:table-cell>
          <table:table-cell office:value-type="string" calcext:value-type="string">
            <text:p>Overview of the basics of glycolysis.</text:p>
            <text:p/>
            <text:p>Watch the next lesson: https://www.khanacademy.org/science/biology/cellular-respiration-and-fermentation/glycolysis/v/glycolysis-overview?utm_source=YT&amp;utm_medium=Desc&amp;utm_campaign=biology</text:p>
            <text:p/>
            <text:p>Missed the previous lesson? https://www.khanacademy.org/science/biology/cellular-respiration-and-fermentation/overview-of-cellular-respiration-steps/v/overview-of-cellular-respiration?utm_source=YT&amp;utm_medium=Desc&amp;utm_campaign=biology</text:p>
            <text:p/>
            <text:p>Biology on Khan Academy: Life is beautiful! From atoms to cells, from genes to proteins, from populations to ecosystems, biology is the study of the fascinating and intricate systems that make life possible. Dive in to learn more about the many branches of biology and why they are exciting and important. Covers topics seen in a high school or first-year college biology course.</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s Biology channel: https://www.youtube.com/channel/UC82qE46vcTn7lP4tK_RHhdg?sub_confirmation=1</text:p>
            <text:p>Subscribe to Khan Academy: https://www.youtube.com/subscription_center?add_user=khanacademy</text:p>
          </table:table-cell>
          <table:table-cell office:value-type="string" calcext:value-type="string">
            <text:p>{dotsub}</text:p>
          </table:table-cell>
          <table:table-cell office:value-type="string" calcext:value-type="string">
            <text:p>00:13:30</text:p>
          </table:table-cell>
          <table:table-cell office:value-type="date" office:date-value="2018-07-28T04:43:50.12" calcext:value-type="date">
            <text:p>28/07/18 04:43</text:p>
          </table:table-cell>
          <table:table-cell office:value-type="float" office:value="1945191" calcext:value-type="float">
            <text:p>1945191</text:p>
          </table:table-cell>
          <table:table-cell office:value-type="float" office:value="5145" calcext:value-type="float">
            <text:p>5145</text:p>
          </table:table-cell>
          <table:table-cell/>
        </table:table-row>
        <table:table-row table:style-name="ro30">
          <table:table-cell office:value-type="string" calcext:value-type="string">
            <text:p>minutephysics</text:p>
          </table:table-cell>
          <table:table-cell office:value-type="string" calcext:value-type="string">
            <text:p>S1t5_iGN0xE</text:p>
          </table:table-cell>
          <table:table-cell office:value-type="string" calcext:value-type="string">
            <text:p>UCUHW94eEFW7hkUMVaZz4eDg</text:p>
          </table:table-cell>
          <table:table-cell office:value-type="string" calcext:value-type="string">
            <text:p>https://www.youtube.com/watch?v=S1t5_iGN0xE</text:p>
          </table:table-cell>
          <table:table-cell office:value-type="date" office:date-value="2014-01-22T17:59:32" calcext:value-type="date">
            <text:p>22/01/14 17:59</text:p>
          </table:table-cell>
          <table:table-cell office:value-type="string" calcext:value-type="string">
            <text:p>Evolution vs Natural Selection</text:p>
          </table:table-cell>
          <table:table-cell office:value-type="string" calcext:value-type="string">
            <text:p>This video was supported in part by http://www.audible.com/minutephysics</text:p>
            <text:p>Special thanks to Subbable.com supporters Jonathan Kwok and quantumrealityproject.blogspot.com for helping make MinutePhysics possible. http://www.subbable.com/minutephysics</text:p>
            <text:p/>
            <text:p>US Demographics data: http://www.census.gov/dataviz/</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evolution,physics,universe,"us flag","space shuttle",challenger,disaster,o-ring,feynman,darwin,"natural selection","origin of species",ape,controversy,charles,richard,minutephysics,fossils,"fossil record",dinosaur,stegosaurus,magic,equation,Debate,Dawkins,Creationism,Design,god,Intelligent,Truth,Earth,Proof,record,american}</text:p>
          </table:table-cell>
          <table:table-cell office:value-type="string" calcext:value-type="string">
            <text:p>00:02:49</text:p>
          </table:table-cell>
          <table:table-cell office:value-type="date" office:date-value="2018-07-28T04:41:20.462" calcext:value-type="date">
            <text:p>28/07/18 04:41</text:p>
          </table:table-cell>
          <table:table-cell office:value-type="float" office:value="1935191" calcext:value-type="float">
            <text:p>1935191</text:p>
          </table:table-cell>
          <table:table-cell office:value-type="float" office:value="680" calcext:value-type="float">
            <text:p>680</text:p>
          </table:table-cell>
          <table:table-cell/>
        </table:table-row>
        <table:table-row table:style-name="ro5">
          <table:table-cell office:value-type="string" calcext:value-type="string">
            <text:p>Khan Academy</text:p>
          </table:table-cell>
          <table:table-cell office:value-type="string" calcext:value-type="string">
            <text:p>Hlal9ME2Aig</text:p>
          </table:table-cell>
          <table:table-cell office:value-type="string" calcext:value-type="string">
            <text:p>UC4a-Gbdw7vOaccHmFo40b9g</text:p>
          </table:table-cell>
          <table:table-cell office:value-type="string" calcext:value-type="string">
            <text:p>https://www.youtube.com/watch?v=Hlal9ME2Aig</text:p>
          </table:table-cell>
          <table:table-cell office:value-type="date" office:date-value="2011-02-15T21:05:17" calcext:value-type="date">
            <text:p>15/02/11 21:05</text:p>
          </table:table-cell>
          <table:table-cell office:value-type="string" calcext:value-type="string">
            <text:p>Negative numbers introduction | Negative numbers and absolute value | Pre-Algebra | Khan Academy</text:p>
          </table:table-cell>
          <table:table-cell office:value-type="string" calcext:value-type="string">
            <text:p>Mysterious negative numbers! What ARE they? They are numbers less than zero. If you understand the nature of below zero temperatures, you can understand negative numbers. We'll help.</text:p>
            <text:p/>
            <text:p>Practice this lesson yourself on KhanAcademy.org right now: https://www.khanacademy.org/math/pre-algebra/negatives-absolute-value-pre-alg/add-sub-negatives-pre-alg/e/number_line_2?utm_source=YT&amp;utm_medium=Desc&amp;utm_campaign=PreAlgebra</text:p>
            <text:p/>
            <text:p>Watch the next lesson: https://www.khanacademy.org/math/pre-algebra/negatives-absolute-value-pre-alg/add-sub-negatives-pre-alg/v/number-line-3-exercise-example?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9:36</text:p>
          </table:table-cell>
          <table:table-cell office:value-type="date" office:date-value="2018-07-28T04:44:07.68" calcext:value-type="date">
            <text:p>28/07/18 04:44</text:p>
          </table:table-cell>
          <table:table-cell office:value-type="float" office:value="1932380" calcext:value-type="float">
            <text:p>1932380</text:p>
          </table:table-cell>
          <table:table-cell office:value-type="float" office:value="2803" calcext:value-type="float">
            <text:p>2803</text:p>
          </table:table-cell>
          <table:table-cell/>
        </table:table-row>
        <table:table-row table:style-name="ro5">
          <table:table-cell office:value-type="string" calcext:value-type="string">
            <text:p>minutephysics</text:p>
          </table:table-cell>
          <table:table-cell office:value-type="string" calcext:value-type="string">
            <text:p>lAAmAbJvvJg</text:p>
          </table:table-cell>
          <table:table-cell office:value-type="string" calcext:value-type="string">
            <text:p>UCUHW94eEFW7hkUMVaZz4eDg</text:p>
          </table:table-cell>
          <table:table-cell office:value-type="string" calcext:value-type="string">
            <text:p>https://www.youtube.com/watch?v=lAAmAbJvvJg</text:p>
          </table:table-cell>
          <table:table-cell office:value-type="date" office:date-value="2011-12-19T01:00:00" calcext:value-type="date">
            <text:p>19/12/11 01:00</text:p>
          </table:table-cell>
          <table:table-cell office:value-type="string" calcext:value-type="string">
            <text:p>What is a Neutrino?</text:p>
          </table:table-cell>
          <table:table-cell office:value-type="string" calcext:value-type="string">
            <text:p>Neutrinos are the vampires of physics.</text:p>
            <text:p/>
            <text:p>Tweet it - http://bit.ly/sJgKV0</text:p>
            <text:p>Facebook it - http://on.fb.me/rPfLOA</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youtube: http://bit.ly/pakJLE</text:p>
            <text:p>myspace: http://mysp.ac/qtmZQj Created by Henry Reich</text:p>
          </table:table-cell>
          <table:table-cell office:value-type="string" calcext:value-type="string">
            <text:p>{Neutrino,vampire,antarctica,faster,than,light,cern,lhc,higgs,boson,detector,electron,resonance,aeroelastic,flutter,Tacoma,Narrows,Bridge,einstein,hairy,ball,topology,million,dollars,arrow,of,time,entropy,GPS,atomic,special,relativity,atom,nuclear,"General Relativity",Energy,Technology,break,speed,movie,brian,greene,color,Dark,energy,Nobel,Prize,Minutephysics,minute,physics,universe,Henry,Reich,xkcd,rsanimate,dark,matter,cat,schrodinger,fire,Drawing,Educational,"Large Hadron Collider"}</text:p>
          </table:table-cell>
          <table:table-cell office:value-type="string" calcext:value-type="string">
            <text:p>00:01:25</text:p>
          </table:table-cell>
          <table:table-cell office:value-type="date" office:date-value="2018-07-28T04:41:50.951" calcext:value-type="date">
            <text:p>28/07/18 04:41</text:p>
          </table:table-cell>
          <table:table-cell office:value-type="float" office:value="1930742" calcext:value-type="float">
            <text:p>1930742</text:p>
          </table:table-cell>
          <table:table-cell office:value-type="float" office:value="2661" calcext:value-type="float">
            <text:p>2661</text:p>
          </table:table-cell>
          <table:table-cell/>
        </table:table-row>
        <table:table-row table:style-name="ro28">
          <table:table-cell office:value-type="string" calcext:value-type="string">
            <text:p>Numberphile</text:p>
          </table:table-cell>
          <table:table-cell office:value-type="string" calcext:value-type="string">
            <text:p>AuA2EAgAegE</text:p>
          </table:table-cell>
          <table:table-cell office:value-type="string" calcext:value-type="string">
            <text:p>UCoxcjq-8xIDTYp3uz647V5A</text:p>
          </table:table-cell>
          <table:table-cell office:value-type="string" calcext:value-type="string">
            <text:p>https://www.youtube.com/watch?v=AuA2EAgAegE</text:p>
          </table:table-cell>
          <table:table-cell office:value-type="date" office:date-value="2016-12-19T16:16:37" calcext:value-type="date">
            <text:p>19/12/16 16:16</text:p>
          </table:table-cell>
          <table:table-cell office:value-type="string" calcext:value-type="string">
            <text:p>e (Euler's Number) - Numberphile</text:p>
          </table:table-cell>
          <table:table-cell office:value-type="string" calcext:value-type="string">
            <text:p>Free trial at The Great Courses Plus: http://ow.ly/tKWt306Gg7a</text:p>
            <text:p>Dr James Grime discusses "e" - the famed Euler's Number.</text:p>
            <text:p>More links &amp; stuff in full description below â†“â†“â†“</text:p>
            <text:p/>
            <text:p>A bit extra from this video: https://youtu.be/uawO3-tjP1c</text:p>
            <text:p>More James Grime videos from Numberphile: http://bit.ly/grimevideos</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euler,"euler's number","e constant"}</text:p>
          </table:table-cell>
          <table:table-cell office:value-type="string" calcext:value-type="string">
            <text:p>00:10:42</text:p>
          </table:table-cell>
          <table:table-cell office:value-type="date" office:date-value="2018-07-28T04:44:50.866" calcext:value-type="date">
            <text:p>28/07/18 04:44</text:p>
          </table:table-cell>
          <table:table-cell office:value-type="float" office:value="1929384" calcext:value-type="float">
            <text:p>1929384</text:p>
          </table:table-cell>
          <table:table-cell office:value-type="float" office:value="8388" calcext:value-type="float">
            <text:p>8388</text:p>
          </table:table-cell>
          <table:table-cell/>
        </table:table-row>
        <table:table-row table:style-name="ro15">
          <table:table-cell office:value-type="string" calcext:value-type="string">
            <text:p>Welch Labs</text:p>
          </table:table-cell>
          <table:table-cell office:value-type="string" calcext:value-type="string">
            <text:p>T647CGsuOVU</text:p>
          </table:table-cell>
          <table:table-cell office:value-type="string" calcext:value-type="string">
            <text:p>UConVfxXodg78Tzh5nNu85Ew</text:p>
          </table:table-cell>
          <table:table-cell office:value-type="string" calcext:value-type="string">
            <text:p>https://www.youtube.com/watch?v=T647CGsuOVU</text:p>
          </table:table-cell>
          <table:table-cell office:value-type="date" office:date-value="2015-08-28T13:56:12" calcext:value-type="date">
            <text:p>28/08/15 13:56</text:p>
          </table:table-cell>
          <table:table-cell office:value-type="string" calcext:value-type="string">
            <text:p>Imaginary Numbers Are Real [Part 1: Introduction]</text:p>
          </table:table-cell>
          <table:table-cell office:value-type="string" calcext:value-type="string">
            <text:p>More information and resources: http://www.welchlabs.com</text:p>
            <text:p/>
            <text:p>Imaginary numbers are not some wild invention, they are the deep and natural result of extending our number system. Imaginary numbers are all about the discovery of numbers existing not in one dimension along the number line, but in full two dimensional space.  Accepting this not only gives us more rich and complete mathematics, but also unlocks a ridiculous amount of very real, very tangible problems in science and engineering. </text:p>
            <text:p/>
            <text:p>Part 1: Introduction</text:p>
            <text:p>Part 2: A Little History</text:p>
            <text:p>Part 3: Cardan's Problem</text:p>
            <text:p>Part 4: Bombelli's Solution</text:p>
            <text:p>Part 5: Numbers are Two Dimensional</text:p>
            <text:p>Part 6: The Complex Plane</text:p>
            <text:p>Part 7: Complex Multiplication</text:p>
            <text:p>Part 8: Math Wizardry</text:p>
            <text:p>Part 9: Closure</text:p>
            <text:p>Part 10: Complex Functions</text:p>
            <text:p>Part 11: Wandering in Four Dimensions</text:p>
            <text:p>Part 12: Riemann's Solution</text:p>
            <text:p>Part 13: Riemann Surfaces</text:p>
            <text:p/>
            <text:p>Want to learn more or teach this series? Check out the Imaginary Numbers are Real Workbook: http://www.welchlabs.com/resources.</text:p>
          </table:table-cell>
          <table:table-cell office:value-type="string" calcext:value-type="string">
            <text:p>{"Imaginary Number","Complex Number (Literature Subject)","Mathematics (Field Of Study)","Education (TV Genre)","Secondary School (School Category)","High School (School Category)","Physics (Field Of Study)"}</text:p>
          </table:table-cell>
          <table:table-cell office:value-type="string" calcext:value-type="string">
            <text:p>00:05:47</text:p>
          </table:table-cell>
          <table:table-cell office:value-type="date" office:date-value="2018-07-28T04:41:38.258" calcext:value-type="date">
            <text:p>28/07/18 04:41</text:p>
          </table:table-cell>
          <table:table-cell office:value-type="float" office:value="1920062" calcext:value-type="float">
            <text:p>1920062</text:p>
          </table:table-cell>
          <table:table-cell office:value-type="float" office:value="33673" calcext:value-type="float">
            <text:p>33673</text:p>
          </table:table-cell>
          <table:table-cell/>
        </table:table-row>
        <table:table-row table:style-name="ro15">
          <table:table-cell office:value-type="string" calcext:value-type="string">
            <text:p>Khan Academy</text:p>
          </table:table-cell>
          <table:table-cell office:value-type="string" calcext:value-type="string">
            <text:p>R948Tsyq4vA</text:p>
          </table:table-cell>
          <table:table-cell office:value-type="string" calcext:value-type="string">
            <text:p>UC4a-Gbdw7vOaccHmFo40b9g</text:p>
          </table:table-cell>
          <table:table-cell office:value-type="string" calcext:value-type="string">
            <text:p>https://www.youtube.com/watch?v=R948Tsyq4vA</text:p>
          </table:table-cell>
          <table:table-cell office:value-type="date" office:date-value="2010-06-12T19:08:59" calcext:value-type="date">
            <text:p>12/06/10 19:08</text:p>
          </table:table-cell>
          <table:table-cell office:value-type="string" calcext:value-type="string">
            <text:p>Finding the slope of a line from its graph | Algebra I | Khan Academy</text:p>
          </table:table-cell>
          <table:table-cell office:value-type="string" calcext:value-type="string">
            <text:p>Slope of a line</text:p>
            <text:p/>
            <text:p>Practice this lesson yourself on KhanAcademy.org right now:</text:p>
            <text:p>https://www.khanacademy.org/math/algebra/two-var-linear-equations-and-intro-to-functions/slope/e/slope-from-a-graph?utm_source=YT&amp;utm_medium=Desc&amp;utm_campaign=AlgebraI</text:p>
            <text:p/>
            <text:p>Watch the next lesson: https://www.khanacademy.org/math/algebra/two-var-linear-equations-and-intro-to-functions/slope/v/slope-of-a-line-2?utm_source=YT&amp;utm_medium=Desc&amp;utm_campaign=AlgebraI</text:p>
            <text:p/>
            <text:p>Missed the previous lesson? </text:p>
            <text:p>https://www.khanacademy.org/math/algebra/two-var-linear-equations-and-intro-to-functions/slope/v/slope-intuition-example?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4:40</text:p>
          </table:table-cell>
          <table:table-cell office:value-type="date" office:date-value="2018-07-28T04:42:22.258" calcext:value-type="date">
            <text:p>28/07/18 04:42</text:p>
          </table:table-cell>
          <table:table-cell office:value-type="float" office:value="1914411" calcext:value-type="float">
            <text:p>1914411</text:p>
          </table:table-cell>
          <table:table-cell office:value-type="float" office:value="3667" calcext:value-type="float">
            <text:p>3667</text:p>
          </table:table-cell>
          <table:table-cell/>
        </table:table-row>
        <table:table-row table:style-name="ro1">
          <table:table-cell office:value-type="string" calcext:value-type="string">
            <text:p>tecmath</text:p>
          </table:table-cell>
          <table:table-cell office:value-type="string" calcext:value-type="string">
            <text:p>PJHtqMjrStk</text:p>
          </table:table-cell>
          <table:table-cell office:value-type="string" calcext:value-type="string">
            <text:p>UCb7w5aTnt7YeXBcVCY0mgFw</text:p>
          </table:table-cell>
          <table:table-cell office:value-type="string" calcext:value-type="string">
            <text:p>https://www.youtube.com/watch?v=PJHtqMjrStk</text:p>
          </table:table-cell>
          <table:table-cell office:value-type="date" office:date-value="2016-05-05T23:30:31" calcext:value-type="date">
            <text:p>05/05/16 23:30</text:p>
          </table:table-cell>
          <table:table-cell office:value-type="string" calcext:value-type="string">
            <text:p>Square root of ANY number instantly - shortcut math.</text:p>
          </table:table-cell>
          <table:table-cell office:value-type="string" calcext:value-type="string">
            <text:p>This math trick allows you to work out the square root of any number - NOT JUST PERFECT SQUARES - instantly. <text:s/>With decimals. <text:s/>With ease. <text:s/>Can you work faster than a calculator? <text:s/>With this tecmath trick you just might! <text:s/>The math shortcut magic is back!</text:p>
          </table:table-cell>
          <table:table-cell office:value-type="string" calcext:value-type="string">
            <text:p>{Math,square,"square root",tecmath,trick,"work out","how to work out square roots","math shortcut"}</text:p>
          </table:table-cell>
          <table:table-cell office:value-type="string" calcext:value-type="string">
            <text:p>00:08:02</text:p>
          </table:table-cell>
          <table:table-cell office:value-type="date" office:date-value="2018-07-28T04:44:44.603" calcext:value-type="date">
            <text:p>28/07/18 04:44</text:p>
          </table:table-cell>
          <table:table-cell office:value-type="float" office:value="1912699" calcext:value-type="float">
            <text:p>1912699</text:p>
          </table:table-cell>
          <table:table-cell office:value-type="float" office:value="28266" calcext:value-type="float">
            <text:p>28266</text:p>
          </table:table-cell>
          <table:table-cell/>
        </table:table-row>
        <table:table-row table:style-name="ro17">
          <table:table-cell office:value-type="string" calcext:value-type="string">
            <text:p>Khan Academy</text:p>
          </table:table-cell>
          <table:table-cell office:value-type="string" calcext:value-type="string">
            <text:p>GcjgWov7mTM</text:p>
          </table:table-cell>
          <table:table-cell office:value-type="string" calcext:value-type="string">
            <text:p>UC4a-Gbdw7vOaccHmFo40b9g</text:p>
          </table:table-cell>
          <table:table-cell office:value-type="string" calcext:value-type="string">
            <text:p>https://www.youtube.com/watch?v=GcjgWov7mTM</text:p>
          </table:table-cell>
          <table:table-cell office:value-type="date" office:date-value="2009-09-21T18:01:20" calcext:value-type="date">
            <text:p>21/09/09 18:01</text:p>
          </table:table-cell>
          <table:table-cell office:value-type="string" calcext:value-type="string">
            <text:p>Introduction to Evolution and Natural Selection</text:p>
          </table:table-cell>
          <table:table-cell office:value-type="string" calcext:value-type="string">
            <text:p>Introduction to evolution, variation in a population and natural selection</text:p>
            <text:p>More free lessons at: http://www.khanacademy.org/video?v=GcjgWov7mTM</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17:39</text:p>
          </table:table-cell>
          <table:table-cell office:value-type="date" office:date-value="2018-07-28T04:44:50.587" calcext:value-type="date">
            <text:p>28/07/18 04:44</text:p>
          </table:table-cell>
          <table:table-cell office:value-type="float" office:value="1911114" calcext:value-type="float">
            <text:p>1911114</text:p>
          </table:table-cell>
          <table:table-cell office:value-type="float" office:value="3792" calcext:value-type="float">
            <text:p>3792</text:p>
          </table:table-cell>
          <table:table-cell/>
        </table:table-row>
        <table:table-row table:style-name="ro4">
          <table:table-cell office:value-type="string" calcext:value-type="string">
            <text:p>TED-Ed</text:p>
          </table:table-cell>
          <table:table-cell office:value-type="string" calcext:value-type="string">
            <text:p>TQKELOE9eY4</text:p>
          </table:table-cell>
          <table:table-cell office:value-type="string" calcext:value-type="string">
            <text:p>UCsooa4yRKGN_zEE8iknghZA</text:p>
          </table:table-cell>
          <table:table-cell office:value-type="string" calcext:value-type="string">
            <text:p>https://www.youtube.com/watch?v=TQKELOE9eY4</text:p>
          </table:table-cell>
          <table:table-cell office:value-type="date" office:date-value="2014-09-16T15:16:37" calcext:value-type="date">
            <text:p>16/09/14 15:16</text:p>
          </table:table-cell>
          <table:table-cell office:value-type="string" calcext:value-type="string">
            <text:p>What is the Heisenberg Uncertainty Principle? - Chad Orzel</text:p>
          </table:table-cell>
          <table:table-cell office:value-type="string" calcext:value-type="string">
            <text:p>View full lesson: http://ed.ted.com/lessons/what-is-the-heisenberg-uncertainty-principle-chad-orzel</text:p>
            <text:p/>
            <text:p>The Heisenberg Uncertainty Principle states that you can never simultaneously know the exact position and the exact speed of an object. Why not? Because everything in the universe behaves like both a particle and a wave at the same time. Chad Orzel navigates this complex concept of quantum physics. </text:p>
            <text:p/>
            <text:p>Lesson by Chad Orzel, animation by Henrik Malmgren.</text:p>
          </table:table-cell>
          <table:table-cell office:value-type="string" calcext:value-type="string">
            <text:p>{"Chad Orzel","Henrik Malmgren",science,"quantum physics","particle wave duality",TED,TED-Ed,"TED Ed",TEDEducation,physics,"uncertainty principle","heisenberg uncertainty principle"}</text:p>
          </table:table-cell>
          <table:table-cell office:value-type="string" calcext:value-type="string">
            <text:p>00:04:44</text:p>
          </table:table-cell>
          <table:table-cell office:value-type="date" office:date-value="2018-07-28T04:41:14.076" calcext:value-type="date">
            <text:p>28/07/18 04:41</text:p>
          </table:table-cell>
          <table:table-cell office:value-type="float" office:value="1910622" calcext:value-type="float">
            <text:p>1910622</text:p>
          </table:table-cell>
          <table:table-cell office:value-type="float" office:value="12761" calcext:value-type="float">
            <text:p>12761</text:p>
          </table:table-cell>
          <table:table-cell/>
        </table:table-row>
        <table:table-row table:style-name="ro4">
          <table:table-cell office:value-type="string" calcext:value-type="string">
            <text:p>TED-Ed</text:p>
          </table:table-cell>
          <table:table-cell office:value-type="string" calcext:value-type="string">
            <text:p>IjiKUmfaZr4</text:p>
          </table:table-cell>
          <table:table-cell office:value-type="string" calcext:value-type="string">
            <text:p>UCsooa4yRKGN_zEE8iknghZA</text:p>
          </table:table-cell>
          <table:table-cell office:value-type="string" calcext:value-type="string">
            <text:p>https://www.youtube.com/watch?v=IjiKUmfaZr4</text:p>
          </table:table-cell>
          <table:table-cell office:value-type="date" office:date-value="2015-05-05T15:02:30" calcext:value-type="date">
            <text:p>05/05/15 15:02</text:p>
          </table:table-cell>
          <table:table-cell office:value-type="string" calcext:value-type="string">
            <text:p>Why do your knuckles pop? - Eleanor Nelsen</text:p>
          </table:table-cell>
          <table:table-cell office:value-type="string" calcext:value-type="string">
            <text:p>View full lesson: http://ed.ted.com/lessons/why-do-your-knuckles-pop-eleanor-nelsen</text:p>
            <text:p/>
            <text:p>Some people love the feeling of cracking their knuckles, while others cringe at the sound. But what causes that trademark pop? And is it dangerous? Eleanor Nelsen gives the facts behind joint popping.</text:p>
            <text:p/>
            <text:p>Lesson by Eleanor Nelsen, animation by Steve Belfer Creative.</text:p>
          </table:table-cell>
          <table:table-cell office:value-type="string" calcext:value-type="string">
            <text:p>{"Eleanor Nelsen","Steve Belfer",TED,TED-Ed,TEDx,"TED Education",Knuckle,Joint,"Cracking knuckles","Popping knuckles",Ligaments,Bones,"Synovial joints","Synovial fluid"}</text:p>
          </table:table-cell>
          <table:table-cell office:value-type="string" calcext:value-type="string">
            <text:p>00:04:22</text:p>
          </table:table-cell>
          <table:table-cell office:value-type="date" office:date-value="2018-07-28T04:41:20.122" calcext:value-type="date">
            <text:p>28/07/18 04:41</text:p>
          </table:table-cell>
          <table:table-cell office:value-type="float" office:value="1910398" calcext:value-type="float">
            <text:p>1910398</text:p>
          </table:table-cell>
          <table:table-cell office:value-type="float" office:value="11438" calcext:value-type="float">
            <text:p>11438</text:p>
          </table:table-cell>
          <table:table-cell/>
        </table:table-row>
        <table:table-row table:style-name="ro9">
          <table:table-cell office:value-type="string" calcext:value-type="string">
            <text:p>minutephysics</text:p>
          </table:table-cell>
          <table:table-cell office:value-type="string" calcext:value-type="string">
            <text:p>Lo8NmoDL9T8</text:p>
          </table:table-cell>
          <table:table-cell office:value-type="string" calcext:value-type="string">
            <text:p>UCUHW94eEFW7hkUMVaZz4eDg</text:p>
          </table:table-cell>
          <table:table-cell office:value-type="string" calcext:value-type="string">
            <text:p>https://www.youtube.com/watch?v=Lo8NmoDL9T8</text:p>
          </table:table-cell>
          <table:table-cell office:value-type="date" office:date-value="2014-09-20T13:00:03" calcext:value-type="date">
            <text:p>20/09/14 13:00</text:p>
          </table:table-cell>
          <table:table-cell office:value-type="string" calcext:value-type="string">
            <text:p>Antimatter Explained</text:p>
          </table:table-cell>
          <table:table-cell office:value-type="string" calcext:value-type="string">
            <text:p>Listen to "Stuff Matters" for free on Audible at http://www.audible.com/minutephysic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Physics (Field Of Study)","photon torpedos",photon,"star trek",fission,uranium,"atom bomb",electron,proton,space,star,supernova,neutrino,quark,antimatter,positron,torpedo,laser,bomb,nuclear,"Quantum Mechanics (Field Of Study)",quantum,"field theory",QFT,mass,charge,spin,"square root",dirac,"paul dirac","dirac equation",Weapons,Atomic,Destruction,Power,Destroy,World,Blast,Missile,Energy,antihydrogen,anti-hydrogen,water,positronium,antielectron,anti,"nuclear weapon"}</text:p>
          </table:table-cell>
          <table:table-cell office:value-type="string" calcext:value-type="string">
            <text:p>00:03:36</text:p>
          </table:table-cell>
          <table:table-cell office:value-type="date" office:date-value="2018-07-28T04:41:20.515" calcext:value-type="date">
            <text:p>28/07/18 04:41</text:p>
          </table:table-cell>
          <table:table-cell office:value-type="float" office:value="1909088" calcext:value-type="float">
            <text:p>1909088</text:p>
          </table:table-cell>
          <table:table-cell office:value-type="float" office:value="3832" calcext:value-type="float">
            <text:p>3832</text:p>
          </table:table-cell>
          <table:table-cell/>
        </table:table-row>
        <table:table-row table:style-name="ro4">
          <table:table-cell office:value-type="string" calcext:value-type="string">
            <text:p>TED-Ed</text:p>
          </table:table-cell>
          <table:table-cell office:value-type="string" calcext:value-type="string">
            <text:p>qD0_yWgifDM</text:p>
          </table:table-cell>
          <table:table-cell office:value-type="string" calcext:value-type="string">
            <text:p>UCsooa4yRKGN_zEE8iknghZA</text:p>
          </table:table-cell>
          <table:table-cell office:value-type="string" calcext:value-type="string">
            <text:p>https://www.youtube.com/watch?v=qD0_yWgifDM</text:p>
          </table:table-cell>
          <table:table-cell office:value-type="date" office:date-value="2014-03-10T15:08:46" calcext:value-type="date">
            <text:p>10/03/14 15:08</text:p>
          </table:table-cell>
          <table:table-cell office:value-type="string" calcext:value-type="string">
            <text:p>The science of spiciness - Rose Eveleth</text:p>
          </table:table-cell>
          <table:table-cell office:value-type="string" calcext:value-type="string">
            <text:p>View full lesson: http://ed.ted.com/lessons/the-science-of-spiciness-rose-eveleth</text:p>
            <text:p/>
            <text:p>When you take a bite of a hot pepper, your body reacts as if your mouth is on fire -- because that's essentially what you've told your brain! Rose Eveleth details the science and history behind spicy foods, giving insights into why some people continue to pay the painful price for a little spice.</text:p>
            <text:p/>
            <text:p>Lesson by Rose Eveleth, animation by Flaming Medusa Studios Inc.</text:p>
          </table:table-cell>
          <table:table-cell office:value-type="string" calcext:value-type="string">
            <text:p>{"Rose Eveleth","Flaming Medusa Studios","spicy food",spice,spiciness,"why food is spicy",wasabi,horseradish,"hot sauce","scoville scale",TED,TED-Ed,TEDEducation,"TED Ed"}</text:p>
          </table:table-cell>
          <table:table-cell office:value-type="string" calcext:value-type="string">
            <text:p>00:03:55</text:p>
          </table:table-cell>
          <table:table-cell office:value-type="date" office:date-value="2018-07-28T04:43:55.862" calcext:value-type="date">
            <text:p>28/07/18 04:43</text:p>
          </table:table-cell>
          <table:table-cell office:value-type="float" office:value="1907852" calcext:value-type="float">
            <text:p>1907852</text:p>
          </table:table-cell>
          <table:table-cell office:value-type="float" office:value="24096" calcext:value-type="float">
            <text:p>24096</text:p>
          </table:table-cell>
          <table:table-cell/>
        </table:table-row>
        <table:table-row table:style-name="ro15">
          <table:table-cell office:value-type="string" calcext:value-type="string">
            <text:p>Khan Academy</text:p>
          </table:table-cell>
          <table:table-cell office:value-type="string" calcext:value-type="string">
            <text:p>k3aKKasOmIw</text:p>
          </table:table-cell>
          <table:table-cell office:value-type="string" calcext:value-type="string">
            <text:p>UC4a-Gbdw7vOaccHmFo40b9g</text:p>
          </table:table-cell>
          <table:table-cell office:value-type="string" calcext:value-type="string">
            <text:p>https://www.youtube.com/watch?v=k3aKKasOmIw</text:p>
          </table:table-cell>
          <table:table-cell office:value-type="date" office:date-value="2011-11-14T23:24:59" calcext:value-type="date">
            <text:p>14/11/11 23:24</text:p>
          </table:table-cell>
          <table:table-cell office:value-type="string" calcext:value-type="string">
            <text:p>Finding mean, median, and mode | Descriptive statistics | Probability and Statistics | Khan Academy</text:p>
          </table:table-cell>
          <table:table-cell office:value-type="string" calcext:value-type="string">
            <text:p>Here we give you a set of numbers and then ask you to find the mean, median, and mode. It's your first opportunity to practice with us!</text:p>
            <text:p/>
            <text:p>Practice this lesson yourself on KhanAcademy.org right now: </text:p>
            <text:p>https://www.khanacademy.org/math/probability/descriptive-statistics/central_tendency/e/mean_median_and_mode?utm_source=YT&amp;utm_medium=Desc&amp;utm_campaign=ProbabilityandStatistics</text:p>
            <text:p/>
            <text:p>Watch the next lesson: https://www.khanacademy.org/math/probability/descriptive-statistics/central_tendency/v/exploring-mean-and-median-module?utm_source=YT&amp;utm_medium=Desc&amp;utm_campaign=ProbabilityandStatistics</text:p>
            <text:p/>
            <text:p>Missed the previous lesson? </text:p>
            <text:p>https://www.khanacademy.org/math/probability/descriptive-statistics/central_tendency/v/statistics-intro-mean-median-and-mode?utm_source=YT&amp;utm_medium=Desc&amp;utm_campaign=ProbabilityandStatistics</text:p>
            <text:p/>
            <text:p>Probability and statistics on Khan Academy: We dare you to go through a day in which you never consider or use probability. Did you check the weather forecast? Busted! Did you decide to go through the drive through lane vs walk in? Busted again! We are constantly creating hypotheses, making predictions, testing, and analyzing. Our lives are full of probabilities! Statistics is related to probability because much of the data we use when determining probable outcomes comes from our understanding of statistics. In these tutorials, we will cover a range of topics, some which include: independent events, dependent probability, combinatorics, hypothesis testing, descriptive statistics, random variables, probability distributions, regression, and inferential statistics. So buckle up and hop on for a wild ride. We bet you're going to be challenged AND love it!</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obability and Statistics channel:</text:p>
            <text:p>https://www.youtube.com/channel/UCRXuOXLW3LcQLWvxbZiIZ0w?sub_confirmation=1</text:p>
            <text:p>Subscribe to KhanAcademy: https://www.youtube.com/subscription_center?add_user=khanacademy</text:p>
          </table:table-cell>
          <table:table-cell/>
          <table:table-cell office:value-type="string" calcext:value-type="string">
            <text:p>00:03:55</text:p>
          </table:table-cell>
          <table:table-cell office:value-type="date" office:date-value="2018-07-28T04:40:56.147" calcext:value-type="date">
            <text:p>28/07/18 04:40</text:p>
          </table:table-cell>
          <table:table-cell office:value-type="float" office:value="1904875" calcext:value-type="float">
            <text:p>1904875</text:p>
          </table:table-cell>
          <table:table-cell office:value-type="float" office:value="5713" calcext:value-type="float">
            <text:p>5713</text:p>
          </table:table-cell>
          <table:table-cell/>
        </table:table-row>
        <table:table-row table:style-name="ro17">
          <table:table-cell office:value-type="string" calcext:value-type="string">
            <text:p>Khan Academy</text:p>
          </table:table-cell>
          <table:table-cell office:value-type="string" calcext:value-type="string">
            <text:p>mfgCcFXUZRk</text:p>
          </table:table-cell>
          <table:table-cell office:value-type="string" calcext:value-type="string">
            <text:p>UC4a-Gbdw7vOaccHmFo40b9g</text:p>
          </table:table-cell>
          <table:table-cell office:value-type="string" calcext:value-type="string">
            <text:p>https://www.youtube.com/watch?v=mfgCcFXUZRk</text:p>
          </table:table-cell>
          <table:table-cell office:value-type="date" office:date-value="2009-12-11T22:20:22" calcext:value-type="date">
            <text:p>11/12/09 22:20</text:p>
          </table:table-cell>
          <table:table-cell office:value-type="string" calcext:value-type="string">
            <text:p>Electron Transport Chain</text:p>
          </table:table-cell>
          <table:table-cell office:value-type="string" calcext:value-type="string">
            <text:p>Overview of the Electron Transport Chain</text:p>
            <text:p>More free lessons at: http://www.khanacademy.org/video?v=mfgCcFXUZRk</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17:16</text:p>
          </table:table-cell>
          <table:table-cell office:value-type="date" office:date-value="2018-07-28T04:41:26.458" calcext:value-type="date">
            <text:p>28/07/18 04:41</text:p>
          </table:table-cell>
          <table:table-cell office:value-type="float" office:value="1901886" calcext:value-type="float">
            <text:p>1901886</text:p>
          </table:table-cell>
          <table:table-cell office:value-type="float" office:value="5277" calcext:value-type="float">
            <text:p>5277</text:p>
          </table:table-cell>
          <table:table-cell/>
        </table:table-row>
        <table:table-row table:style-name="ro4">
          <table:table-cell office:value-type="string" calcext:value-type="string">
            <text:p>TED-Ed</text:p>
          </table:table-cell>
          <table:table-cell office:value-type="string" calcext:value-type="string">
            <text:p>GD3dgiDreGc</text:p>
          </table:table-cell>
          <table:table-cell office:value-type="string" calcext:value-type="string">
            <text:p>UCsooa4yRKGN_zEE8iknghZA</text:p>
          </table:table-cell>
          <table:table-cell office:value-type="string" calcext:value-type="string">
            <text:p>https://www.youtube.com/watch?v=GD3dgiDreGc</text:p>
          </table:table-cell>
          <table:table-cell office:value-type="date" office:date-value="2014-10-13T15:05:30" calcext:value-type="date">
            <text:p>13/10/14 15:05</text:p>
          </table:table-cell>
          <table:table-cell office:value-type="string" calcext:value-type="string">
            <text:p>History vs. Christopher Columbus - Alex Gendler</text:p>
          </table:table-cell>
          <table:table-cell office:value-type="string" calcext:value-type="string">
            <text:p>View full lesson: http://ed.ted.com/lessons/history-vs-christopher-columbus-alex-gendler</text:p>
            <text:p/>
            <text:p>Many people in the United States and Latin America have grown up celebrating the anniversary of Christopher Columbusâ€™s voyage. But was he an intrepid explorer who brought two worlds together or a ruthless exploiter who brought colonialism and slavery? And did he even discover America at all? Alex Gendler puts Columbus on the stand in History vs. Christopher Columbus. </text:p>
            <text:p/>
            <text:p>Lesson by Alex Gendler, animation by Brett Underhill.</text:p>
          </table:table-cell>
          <table:table-cell office:value-type="string" calcext:value-type="string">
            <text:p>{"Brett Underhill","Alex Gendler","Christopher Columbus","Columbus Day",America,"Latin America",history,"American history",exploration,TED,TED-Ed,"TED Ed",TEdEducation}</text:p>
          </table:table-cell>
          <table:table-cell office:value-type="string" calcext:value-type="string">
            <text:p>00:05:55</text:p>
          </table:table-cell>
          <table:table-cell office:value-type="date" office:date-value="2018-07-28T04:44:20.132" calcext:value-type="date">
            <text:p>28/07/18 04:44</text:p>
          </table:table-cell>
          <table:table-cell office:value-type="float" office:value="1900152" calcext:value-type="float">
            <text:p>1900152</text:p>
          </table:table-cell>
          <table:table-cell office:value-type="float" office:value="26763" calcext:value-type="float">
            <text:p>26763</text:p>
          </table:table-cell>
          <table:table-cell/>
        </table:table-row>
        <table:table-row table:style-name="ro56">
          <table:table-cell office:value-type="string" calcext:value-type="string">
            <text:p>MindYourDecisions</text:p>
          </table:table-cell>
          <table:table-cell office:value-type="string" calcext:value-type="string">
            <text:p>9YZPUZS8IXk</text:p>
          </table:table-cell>
          <table:table-cell office:value-type="string" calcext:value-type="string">
            <text:p>UCHnj59g7jezwTy5GeL8EA_g</text:p>
          </table:table-cell>
          <table:table-cell office:value-type="string" calcext:value-type="string">
            <text:p>https://www.youtube.com/watch?v=9YZPUZS8IXk</text:p>
          </table:table-cell>
          <table:table-cell office:value-type="date" office:date-value="2016-04-07T20:14:40" calcext:value-type="date">
            <text:p>07/04/16 20:14</text:p>
          </table:table-cell>
          <table:table-cell office:value-type="string" calcext:value-type="string">
            <text:p>Can You Solve This Intelligence Test? Viral Facebook Puzzle</text:p>
          </table:table-cell>
          <table:table-cell office:value-type="string" calcext:value-type="string">
            <text:p>If 6 + 4 = 210, and 9 + 2 = 711, what is the rule to combine numbers? This "intelligence test" has been shared more than 3 million times on Facebook. On Twitter people claim solving it means you have an IQ of more than 150 (genius level). In this video I ask a question to test if you really understand the rule. As the original test asks, "Share if you understood it."</text:p>
            <text:p/>
            <text:p>Blog (text): http://wp.me/p6aMk-4zR</text:p>
            <text:p/>
            <text:p>Facebook post shared over 3 million times</text:p>
            <text:p>https://www.facebook.com/PaulWilbur/photos/a.458754197776.242604.35790692776/10152204070577777/</text:p>
            <text:p/>
            <text:p>If you like my videos, you can support me at Patreon: http://www.patreon.com/mindyourdecisions</text:p>
            <text:p/>
            <text:p>Connect on social media. I update each site when I have a new video or blog post, so you can follow me on whichever method is most convenient for you.</text:p>
            <text:p/>
            <text:p>My Blog: http://mindyourdecisions.com/blog/</text:p>
            <text:p>Twitter: http://twitter.com/preshtalwalkar</text:p>
            <text:p>Facebook: https://www.facebook.com/pages/Mind-Your-Decisions/168446714965</text:p>
            <text:p>Google+: https://plus.google.com/108336608566588374147/posts</text:p>
            <text:p>Pinterest: https://www.pinterest.com/preshtalwalkar/</text:p>
            <text:p>Tumblr: http://preshtalwalkar.tumblr.com/</text:p>
            <text:p>Instagram: https://instagram.com/preshtalwalkar/</text:p>
            <text:p>Patreon: http://www.patreon.com/mindyourdecisions</text:p>
            <text:p/>
            <text:p>Newsletter (sent about 2 times a year): http://eepurl.com/KvS0r</text:p>
            <text:p/>
            <text:p>My Books</text:p>
            <text:p/>
            <text:p>"The Joy of Game Theory" shows how you can use math to out-think your competition. (rated 4/5 stars on 23 reviews) https://www.amazon.com/gp/product/1500497444</text:p>
            <text:p/>
            <text:p>"The Irrationality Illusion: How To Make Smart Decisions And Overcome Bias" is a handbook that explains the many ways we are biased about decision-making and offers techniques to make smart decisions. (rated 5/5 stars on 1 review) https://www.amazon.com/gp/product/1523231467/</text:p>
            <text:p/>
            <text:p>"Math Puzzles Volume 1" features classic brain teasers and riddles with complete solutions for problems in counting, geometry, probability, and game theory. Volume 1 is rated 4.5/5 stars on 11 reviews. https://www.amazon.com/gp/product/1517421624/</text:p>
            <text:p/>
            <text:p>"Math Puzzles Volume 2" is a sequel book with more great problems. https://www.amazon.com/gp/product/1517531624/</text:p>
            <text:p/>
            <text:p>"Math Puzzles Volume 3" is the third in the series. https://www.amazon.com/gp/product/1517596351/</text:p>
            <text:p/>
            <text:p>"40 Paradoxes in Logic, Probability, and Game Theory" contains thought-provoking and counter-intuitive results. (rated 4.9/5 stars on 7 reviews) https://www.amazon.com/gp/product/1517319307/</text:p>
            <text:p/>
            <text:p>"The Best Mental Math Tricks" teaches how you can look like a math genius by solving problems in your head (rated 4.7/5 stars on 3 reviews) https://www.amazon.com/gp/product/150779651X/</text:p>
            <text:p/>
            <text:p>"Multiply Numbers By Drawing Lines" This book is a reference guide for my video that has over 1 million views on a geometric method to multiply numbers. (rated 5/5 stars on 1 review) https://www.amazon.com/gp/product/1500866148/</text:p>
          </table:table-cell>
          <table:table-cell office:value-type="string" calcext:value-type="string">
            <text:p>{mathematics,math,maths,riddle,"brain teaser",puzzle,"math puzzle",viral,facebook,twitter}</text:p>
          </table:table-cell>
          <table:table-cell office:value-type="string" calcext:value-type="string">
            <text:p>00:03:33</text:p>
          </table:table-cell>
          <table:table-cell office:value-type="date" office:date-value="2018-07-28T04:43:50.031" calcext:value-type="date">
            <text:p>28/07/18 04:43</text:p>
          </table:table-cell>
          <table:table-cell office:value-type="float" office:value="1900079" calcext:value-type="float">
            <text:p>1900079</text:p>
          </table:table-cell>
          <table:table-cell office:value-type="float" office:value="8073" calcext:value-type="float">
            <text:p>8073</text:p>
          </table:table-cell>
          <table:table-cell/>
        </table:table-row>
        <table:table-row table:style-name="ro4">
          <table:table-cell office:value-type="string" calcext:value-type="string">
            <text:p>TED-Ed</text:p>
          </table:table-cell>
          <table:table-cell office:value-type="string" calcext:value-type="string">
            <text:p>5NubJ2ThK_U</text:p>
          </table:table-cell>
          <table:table-cell office:value-type="string" calcext:value-type="string">
            <text:p>UCsooa4yRKGN_zEE8iknghZA</text:p>
          </table:table-cell>
          <table:table-cell office:value-type="string" calcext:value-type="string">
            <text:p>https://www.youtube.com/watch?v=5NubJ2ThK_U</text:p>
          </table:table-cell>
          <table:table-cell office:value-type="date" office:date-value="2014-01-30T16:00:03" calcext:value-type="date">
            <text:p>30/01/14 16:00</text:p>
          </table:table-cell>
          <table:table-cell office:value-type="string" calcext:value-type="string">
            <text:p>What percentage of your brain do you use? - Richard E. Cytowic</text:p>
          </table:table-cell>
          <table:table-cell office:value-type="string" calcext:value-type="string">
            <text:p>http://ed.ted.com/lessons/what-percentage-of-your-brain-do-you-use-richard-e-cytowic</text:p>
            <text:p/>
            <text:p>Two thirds of the population believes a myth that has been propagated for over a century: that we use only 10% of our brains. Hardly! Our neuron-dense brains have evolved to use the least amount of energy while carrying the most information possible -- a feat that requires the entire brain. Richard E. Cytowic debunks this neurological myth (and explains why we aren't so good at multitasking).</text:p>
            <text:p/>
            <text:p>Lesson by Richard E. Cytowic, animation by TOGETHER.</text:p>
          </table:table-cell>
          <table:table-cell office:value-type="string" calcext:value-type="string">
            <text:p>{"Richard Cytowic",brain,mind,"brain myths","science myths",TOGETHER,"Hector Herrera",neurology,neurological,"10% of your brain","10% brain myth",TED,TED-Ed,"TED Ed",TEDEducation}</text:p>
          </table:table-cell>
          <table:table-cell office:value-type="string" calcext:value-type="string">
            <text:p>00:05:16</text:p>
          </table:table-cell>
          <table:table-cell office:value-type="date" office:date-value="2018-07-28T04:41:08.269" calcext:value-type="date">
            <text:p>28/07/18 04:41</text:p>
          </table:table-cell>
          <table:table-cell office:value-type="float" office:value="1893650" calcext:value-type="float">
            <text:p>1893650</text:p>
          </table:table-cell>
          <table:table-cell office:value-type="float" office:value="19101" calcext:value-type="float">
            <text:p>19101</text:p>
          </table:table-cell>
          <table:table-cell/>
        </table:table-row>
        <table:table-row table:style-name="ro4">
          <table:table-cell office:value-type="string" calcext:value-type="string">
            <text:p>TED-Ed</text:p>
          </table:table-cell>
          <table:table-cell office:value-type="string" calcext:value-type="string">
            <text:p>KnJ4_xRfxpA</text:p>
          </table:table-cell>
          <table:table-cell office:value-type="string" calcext:value-type="string">
            <text:p>UCsooa4yRKGN_zEE8iknghZA</text:p>
          </table:table-cell>
          <table:table-cell office:value-type="string" calcext:value-type="string">
            <text:p>https://www.youtube.com/watch?v=KnJ4_xRfxpA</text:p>
          </table:table-cell>
          <table:table-cell office:value-type="date" office:date-value="2014-02-20T16:06:28" calcext:value-type="date">
            <text:p>20/02/14 16:06</text:p>
          </table:table-cell>
          <table:table-cell office:value-type="string" calcext:value-type="string">
            <text:p>Poison vs. venom: What's the difference? - Rose Eveleth</text:p>
          </table:table-cell>
          <table:table-cell office:value-type="string" calcext:value-type="string">
            <text:p>View full lesson: http://ed.ted.com/lessons/venom-vs-poison-what-s-the-difference-rose-eveleth</text:p>
            <text:p/>
            <text:p>Would you rather be bitten by a venomous rattlesnake or touch a poisonous dart frog? While both of these animals are capable of doing some serious damage to the human body, they deliver their dangerous toxins in different ways. Rose Eveleth sheds light on the distinction between poison and venom (and why you shouldn't treat either one like you've seen in the movies).</text:p>
            <text:p/>
            <text:p>Lesson by Rose Eveleth, animation by TED-Ed.</text:p>
          </table:table-cell>
          <table:table-cell office:value-type="string" calcext:value-type="string">
            <text:p>{"Rose Eveleth",TED-Ed,TED,TEDEducation,"TED Ed",poison,vernom,poisonous,venomous,toxins,snake,rattlesnack,"treat poison","Franz Palomares"}</text:p>
          </table:table-cell>
          <table:table-cell office:value-type="string" calcext:value-type="string">
            <text:p>00:03:56</text:p>
          </table:table-cell>
          <table:table-cell office:value-type="date" office:date-value="2018-07-28T04:43:24.397" calcext:value-type="date">
            <text:p>28/07/18 04:43</text:p>
          </table:table-cell>
          <table:table-cell office:value-type="float" office:value="1889985" calcext:value-type="float">
            <text:p>1889985</text:p>
          </table:table-cell>
          <table:table-cell office:value-type="float" office:value="21145" calcext:value-type="float">
            <text:p>21145</text:p>
          </table:table-cell>
          <table:table-cell/>
        </table:table-row>
        <table:table-row table:style-name="ro4">
          <table:table-cell office:value-type="string" calcext:value-type="string">
            <text:p>TED-Ed</text:p>
          </table:table-cell>
          <table:table-cell office:value-type="string" calcext:value-type="string">
            <text:p>XNu5ppFZbHo</text:p>
          </table:table-cell>
          <table:table-cell office:value-type="string" calcext:value-type="string">
            <text:p>UCsooa4yRKGN_zEE8iknghZA</text:p>
          </table:table-cell>
          <table:table-cell office:value-type="string" calcext:value-type="string">
            <text:p>https://www.youtube.com/watch?v=XNu5ppFZbHo</text:p>
          </table:table-cell>
          <table:table-cell office:value-type="date" office:date-value="2014-06-23T15:03:38" calcext:value-type="date">
            <text:p>23/06/14 15:03</text:p>
          </table:table-cell>
          <table:table-cell office:value-type="string" calcext:value-type="string">
            <text:p>What gives a dollar bill its value? - Doug Levinson</text:p>
          </table:table-cell>
          <table:table-cell office:value-type="string" calcext:value-type="string">
            <text:p>View full lesson: http://ed.ted.com/lessons/what-gives-a-dollar-bill-its-value-doug-levinson</text:p>
            <text:p/>
            <text:p>The value of money is determined by how much (or how little) of it is in circulation. But who makes that decision, and how does their choice affect the economy at large? Doug Levinson takes a trip into the United States Federal Reserve, examining how the people who work there aim to balance the value of the dollar to prevent inflation or deflation.</text:p>
            <text:p/>
            <text:p>Lesson by Doug Levinson, animation by Qa'ed Mai.</text:p>
          </table:table-cell>
          <table:table-cell office:value-type="string" calcext:value-type="string">
            <text:p>{"Doug Levinson","Qa'ed Mai","Federal Reserve System (Government Agency)",economics,"United States government",civics,government,money,"value of money",TED,TED-Ed,"TED Ed",TEDEducation,dollar,"dollar bill","value of dollar bill"}</text:p>
          </table:table-cell>
          <table:table-cell office:value-type="string" calcext:value-type="string">
            <text:p>00:03:52</text:p>
          </table:table-cell>
          <table:table-cell office:value-type="date" office:date-value="2018-07-28T04:41:08.179" calcext:value-type="date">
            <text:p>28/07/18 04:41</text:p>
          </table:table-cell>
          <table:table-cell office:value-type="float" office:value="1887197" calcext:value-type="float">
            <text:p>1887197</text:p>
          </table:table-cell>
          <table:table-cell office:value-type="float" office:value="8024" calcext:value-type="float">
            <text:p>8024</text:p>
          </table:table-cell>
          <table:table-cell/>
        </table:table-row>
        <table:table-row table:style-name="ro4">
          <table:table-cell office:value-type="string" calcext:value-type="string">
            <text:p>TED-Ed</text:p>
          </table:table-cell>
          <table:table-cell office:value-type="string" calcext:value-type="string">
            <text:p>l5VgOdgptRg</text:p>
          </table:table-cell>
          <table:table-cell office:value-type="string" calcext:value-type="string">
            <text:p>UCsooa4yRKGN_zEE8iknghZA</text:p>
          </table:table-cell>
          <table:table-cell office:value-type="string" calcext:value-type="string">
            <text:p>https://www.youtube.com/watch?v=l5VgOdgptRg</text:p>
          </table:table-cell>
          <table:table-cell office:value-type="date" office:date-value="2016-03-22T15:12:33" calcext:value-type="date">
            <text:p>22/03/16 15:12</text:p>
          </table:table-cell>
          <table:table-cell office:value-type="string" calcext:value-type="string">
            <text:p>The physics of the "hardest move" in ballet - Arleen Sugano</text:p>
          </table:table-cell>
          <table:table-cell office:value-type="string" calcext:value-type="string">
            <text:p>View full lesson: http://ed.ted.com/lessons/the-physics-of-the-hardest-move-in-ballet-arleen-sugano</text:p>
            <text:p/>
            <text:p>In the third act of "Swan Lake", the Black Swan pulls off a seemingly endless series of turns, bobbing up and down on one pointed foot and spinning around and around and around ... thirty-two times. How is this move â€” which is called a fouettÃ© â€” even possible? Arleen Sugano unravels the physics of this famous ballet move. </text:p>
            <text:p/>
            <text:p>Lesson by Arlene Sugano, animation by Dancing Line Productions.</text:p>
          </table:table-cell>
          <table:table-cell office:value-type="string" calcext:value-type="string">
            <text:p>{"physics of ballet","Arlene Sugano","Dancing Line Productions","Anik Rosenblum","Pyotr Ilyich Tchaikovsky",fouettÃ©,TED,"TED Ed",Ted-Ed,"TED Education","swan lake","black swan"}</text:p>
          </table:table-cell>
          <table:table-cell office:value-type="string" calcext:value-type="string">
            <text:p>00:04:17</text:p>
          </table:table-cell>
          <table:table-cell office:value-type="date" office:date-value="2018-07-28T04:41:20.164" calcext:value-type="date">
            <text:p>28/07/18 04:41</text:p>
          </table:table-cell>
          <table:table-cell office:value-type="float" office:value="1881948" calcext:value-type="float">
            <text:p>1881948</text:p>
          </table:table-cell>
          <table:table-cell office:value-type="float" office:value="8013" calcext:value-type="float">
            <text:p>8013</text:p>
          </table:table-cell>
          <table:table-cell/>
        </table:table-row>
        <table:table-row table:style-name="ro33">
          <table:table-cell office:value-type="string" calcext:value-type="string">
            <text:p>minutephysics</text:p>
          </table:table-cell>
          <table:table-cell office:value-type="string" calcext:value-type="string">
            <text:p>VVAKFJ8VVp4</text:p>
          </table:table-cell>
          <table:table-cell office:value-type="string" calcext:value-type="string">
            <text:p>UCUHW94eEFW7hkUMVaZz4eDg</text:p>
          </table:table-cell>
          <table:table-cell office:value-type="string" calcext:value-type="string">
            <text:p>https://www.youtube.com/watch?v=VVAKFJ8VVp4</text:p>
          </table:table-cell>
          <table:table-cell office:value-type="date" office:date-value="2014-08-26T19:14:49" calcext:value-type="date">
            <text:p>26/08/14 19:14</text:p>
          </table:table-cell>
          <table:table-cell office:value-type="string" calcext:value-type="string">
            <text:p>Why are Stars Star-Shaped?</text:p>
          </table:table-cell>
          <table:table-cell office:value-type="string" calcext:value-type="string">
            <text:p>Thanks to our Subbable subscriber SlugBooks.com - head over to http://www.slugbooks.com to find cheaper textbooks for college or university.       And go to http://www.subbable.com/minutephysics if you want to support MinutePhysics on Subbable!</text:p>
            <text:p/>
            <text:p>And also to our Subbable subscriber Mathias Larssen!</text:p>
            <text:p/>
            <text:p>Paper on diffraction through the lens of the human eye: http://goo.gl/XEdMVd</text:p>
            <text:p>"Shape of stars and optical quality of the human eye" by Rafael Navarro and M. Angeles Losada, Vol. 14, No. 2/February 1997/J. Opt. Soc. Am. A</text:p>
            <text:p/>
            <text:p>Eye Photos courtesy of:</text:p>
            <text:p>Anthony Kelly</text:p>
            <text:p>Elliot Bennett</text:p>
            <text:p>flickr user jyotsna210</text:p>
            <text:p>flickr user martinak15</text:p>
            <text:p>wikimedia user Hminden</text:p>
            <text:p>Magdalena Roeseler</text:p>
            <text:p>Michael GaÌˆbler</text:p>
            <text:p>wikimedia user Woodwalker</text:p>
            <text:p>Steve Jurvetson</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star,sun,diffraction,fourier,pointy,"hello kitty",drawing,"colored pencil",rainbow,"why are stars shaped?",lens,aperture,spread,light,physics,eye,suture,cataract,retina,optics,intereference,laser,surgery,why,crucifix,cross,hubble,telescope,"star of david","five points","five pointed star","six pointed star","henry reich",minutephysics,vision}</text:p>
          </table:table-cell>
          <table:table-cell office:value-type="string" calcext:value-type="string">
            <text:p>00:03:29</text:p>
          </table:table-cell>
          <table:table-cell office:value-type="date" office:date-value="2018-07-28T04:43:18.335" calcext:value-type="date">
            <text:p>28/07/18 04:43</text:p>
          </table:table-cell>
          <table:table-cell office:value-type="float" office:value="1879343" calcext:value-type="float">
            <text:p>1879343</text:p>
          </table:table-cell>
          <table:table-cell office:value-type="float" office:value="1890" calcext:value-type="float">
            <text:p>1890</text:p>
          </table:table-cell>
          <table:table-cell/>
        </table:table-row>
        <table:table-row table:style-name="ro44">
          <table:table-cell office:value-type="string" calcext:value-type="string">
            <text:p>Numberphile</text:p>
          </table:table-cell>
          <table:table-cell office:value-type="string" calcext:value-type="string">
            <text:p>_qvp9a1x2UM</text:p>
          </table:table-cell>
          <table:table-cell office:value-type="string" calcext:value-type="string">
            <text:p>UCoxcjq-8xIDTYp3uz647V5A</text:p>
          </table:table-cell>
          <table:table-cell office:value-type="string" calcext:value-type="string">
            <text:p>https://www.youtube.com/watch?v=_qvp9a1x2UM</text:p>
          </table:table-cell>
          <table:table-cell office:value-type="date" office:date-value="2015-02-25T15:30:01" calcext:value-type="date">
            <text:p>25/02/15 15:30</text:p>
          </table:table-cell>
          <table:table-cell office:value-type="string" calcext:value-type="string">
            <text:p>The Useless Number - Numberphile</text:p>
          </table:table-cell>
          <table:table-cell office:value-type="string" calcext:value-type="string">
            <text:p>One of the first people to stumble over imaginary numbers (namely the square root of -15) thought it was "subtle" and "useless".</text:p>
            <text:p>More links &amp; stuff in full description below â†“â†“â†“</text:p>
            <text:p/>
            <text:p>Featuring Barry Mazur.</text:p>
            <text:p>Extra footage from this interview: http://youtu.be/i4GCd2xOCDg</text:p>
            <text:p>Barry's book on this topic: http://bit.ly/RootMinusFifteen</text:p>
            <text:p/>
            <text:p>Barry on scale and similarity: http://youtu.be/ItiFO5y36kw</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text:p>
          </table:table-cell>
          <table:table-cell office:value-type="string" calcext:value-type="string">
            <text:p>00:07:42</text:p>
          </table:table-cell>
          <table:table-cell office:value-type="date" office:date-value="2018-07-28T04:43:55.851" calcext:value-type="date">
            <text:p>28/07/18 04:43</text:p>
          </table:table-cell>
          <table:table-cell office:value-type="float" office:value="1877929" calcext:value-type="float">
            <text:p>1877929</text:p>
          </table:table-cell>
          <table:table-cell office:value-type="float" office:value="1379" calcext:value-type="float">
            <text:p>1379</text:p>
          </table:table-cell>
          <table:table-cell/>
        </table:table-row>
        <table:table-row table:style-name="ro15">
          <table:table-cell office:value-type="string" calcext:value-type="string">
            <text:p>Khan Academy</text:p>
          </table:table-cell>
          <table:table-cell office:value-type="string" calcext:value-type="string">
            <text:p>f15zA0PhSek</text:p>
          </table:table-cell>
          <table:table-cell office:value-type="string" calcext:value-type="string">
            <text:p>UC4a-Gbdw7vOaccHmFo40b9g</text:p>
          </table:table-cell>
          <table:table-cell office:value-type="string" calcext:value-type="string">
            <text:p>https://www.youtube.com/watch?v=f15zA0PhSek</text:p>
          </table:table-cell>
          <table:table-cell office:value-type="date" office:date-value="2010-09-15T17:29:58" calcext:value-type="date">
            <text:p>15/09/10 17:29</text:p>
          </table:table-cell>
          <table:table-cell office:value-type="string" calcext:value-type="string">
            <text:p>Introduction to solving an equation with variables on both sides | Algebra I | Khan Academy</text:p>
          </table:table-cell>
          <table:table-cell office:value-type="string" calcext:value-type="string">
            <text:p>Sal solves the equation 2x + 3 = 5x - 2. </text:p>
            <text:p/>
            <text:p>Practice this lesson yourself on KhanAcademy.org right now:</text:p>
            <text:p>https://www.khanacademy.org/math/algebra/solving-linear-equations-and-inequalities/basic-equation-practice/e/linear_equations_3?utm_source=YT&amp;utm_medium=Desc&amp;utm_campaign=AlgebraI</text:p>
            <text:p/>
            <text:p>Watch the next lesson: https://www.khanacademy.org/math/algebra/solving-linear-equations-and-inequalities/basic-equation-practice/v/multi-step-equations-1?utm_source=YT&amp;utm_medium=Desc&amp;utm_campaign=AlgebraI</text:p>
            <text:p/>
            <text:p>Missed the previous lesson? </text:p>
            <text:p>https://www.khanacademy.org/math/algebra/solving-linear-equations-and-inequalities/linear-equation-word-problems-tu/v/application-problems-with-equation-in-one-variable?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8:53</text:p>
          </table:table-cell>
          <table:table-cell office:value-type="date" office:date-value="2018-07-28T04:41:02.592" calcext:value-type="date">
            <text:p>28/07/18 04:41</text:p>
          </table:table-cell>
          <table:table-cell office:value-type="float" office:value="1875408" calcext:value-type="float">
            <text:p>1875408</text:p>
          </table:table-cell>
          <table:table-cell office:value-type="float" office:value="3541" calcext:value-type="float">
            <text:p>3541</text:p>
          </table:table-cell>
          <table:table-cell/>
        </table:table-row>
        <table:table-row table:style-name="ro4">
          <table:table-cell office:value-type="string" calcext:value-type="string">
            <text:p>TED-Ed</text:p>
          </table:table-cell>
          <table:table-cell office:value-type="string" calcext:value-type="string">
            <text:p>wxzc_2c6GMg</text:p>
          </table:table-cell>
          <table:table-cell office:value-type="string" calcext:value-type="string">
            <text:p>UCsooa4yRKGN_zEE8iknghZA</text:p>
          </table:table-cell>
          <table:table-cell office:value-type="string" calcext:value-type="string">
            <text:p>https://www.youtube.com/watch?v=wxzc_2c6GMg</text:p>
          </table:table-cell>
          <table:table-cell office:value-type="date" office:date-value="2016-01-11T16:05:59" calcext:value-type="date">
            <text:p>11/01/16 16:05</text:p>
          </table:table-cell>
          <table:table-cell office:value-type="string" calcext:value-type="string">
            <text:p>How do carbohydrates impact your health? - Richard J. Wood</text:p>
          </table:table-cell>
          <table:table-cell office:value-type="string" calcext:value-type="string">
            <text:p>View full lesson: http://ed.ted.com/lessons/how-do-carbohydrates-impact-your-health-richard-j-wood</text:p>
            <text:p/>
            <text:p>The things we eat and drink on a daily basis can impact our health in big ways. Too many carbohydrates, for instance, can lead to insulin resistance, which is a major contributor to cardiovascular disease and Type 2 Diabetes. But what are carbs, exactly? And what do they do to our bodies? Richard J. Wood explains.</text:p>
            <text:p/>
            <text:p>Lesson by Richard J. Wood, animation by Qa'ed Mai.</text:p>
          </table:table-cell>
          <table:table-cell office:value-type="string" calcext:value-type="string">
            <text:p>{"Richard Wood","Qa'ed Mai",carbohydrates,carbs,"low carb",diabetes,health,diet,insulin,glucose,sugar,TED,TED-Ed,"TED Ed",TEDEducation}</text:p>
          </table:table-cell>
          <table:table-cell office:value-type="string" calcext:value-type="string">
            <text:p>00:05:11</text:p>
          </table:table-cell>
          <table:table-cell office:value-type="date" office:date-value="2018-07-28T04:43:11.931" calcext:value-type="date">
            <text:p>28/07/18 04:43</text:p>
          </table:table-cell>
          <table:table-cell office:value-type="float" office:value="1857993" calcext:value-type="float">
            <text:p>1857993</text:p>
          </table:table-cell>
          <table:table-cell office:value-type="float" office:value="22540" calcext:value-type="float">
            <text:p>22540</text:p>
          </table:table-cell>
          <table:table-cell/>
        </table:table-row>
        <table:table-row table:style-name="ro4">
          <table:table-cell office:value-type="string" calcext:value-type="string">
            <text:p>TED-Ed</text:p>
          </table:table-cell>
          <table:table-cell office:value-type="string" calcext:value-type="string">
            <text:p>0v86Yk14rf8</text:p>
          </table:table-cell>
          <table:table-cell office:value-type="string" calcext:value-type="string">
            <text:p>UCsooa4yRKGN_zEE8iknghZA</text:p>
          </table:table-cell>
          <table:table-cell office:value-type="string" calcext:value-type="string">
            <text:p>https://www.youtube.com/watch?v=0v86Yk14rf8</text:p>
          </table:table-cell>
          <table:table-cell office:value-type="date" office:date-value="2015-03-13T16:28:07" calcext:value-type="date">
            <text:p>13/03/15 16:28</text:p>
          </table:table-cell>
          <table:table-cell office:value-type="string" calcext:value-type="string">
            <text:p>The real story behind Archimedesâ€™ Eureka! - Armand D'Angour</text:p>
          </table:table-cell>
          <table:table-cell office:value-type="string" calcext:value-type="string">
            <text:p>View full lesson: http://ed.ted.com/lessons/the-real-story-behind-archimedes-eureka-armand-d-angour</text:p>
            <text:p/>
            <text:p>When you think of Archimedesâ€™ Eureka moment, you probably imagine a man in a bathtub, right? As it turns out, there's much more to the story. Armand D'Angour tells the story of Archimedes' biggest assignment -- an enormous floating palace commissioned by a king -- that helped him find Eureka.</text:p>
            <text:p/>
            <text:p>Lesson by Armand D'Angour, animation by Zedem Media.</text:p>
          </table:table-cell>
          <table:table-cell office:value-type="string" calcext:value-type="string">
            <text:p>{TED,TED-Ed,"TED Ed",TEDEducation,"Armand D'Angour","Zedem Media",animation,"educational animation",Eureka,"Eureka moment",Archimedes,"Archimedes eureka","Archimedes bathtub",science,buoyancy}</text:p>
          </table:table-cell>
          <table:table-cell office:value-type="string" calcext:value-type="string">
            <text:p>00:04:42</text:p>
          </table:table-cell>
          <table:table-cell office:value-type="date" office:date-value="2018-07-28T04:42:15.52" calcext:value-type="date">
            <text:p>28/07/18 04:42</text:p>
          </table:table-cell>
          <table:table-cell office:value-type="float" office:value="1857263" calcext:value-type="float">
            <text:p>1857263</text:p>
          </table:table-cell>
          <table:table-cell office:value-type="float" office:value="25441" calcext:value-type="float">
            <text:p>25441</text:p>
          </table:table-cell>
          <table:table-cell/>
        </table:table-row>
        <table:table-row table:style-name="ro9">
          <table:table-cell office:value-type="string" calcext:value-type="string">
            <text:p>TED-Ed</text:p>
          </table:table-cell>
          <table:table-cell office:value-type="string" calcext:value-type="string">
            <text:p>NKmGVE85GUU</text:p>
          </table:table-cell>
          <table:table-cell office:value-type="string" calcext:value-type="string">
            <text:p>UCsooa4yRKGN_zEE8iknghZA</text:p>
          </table:table-cell>
          <table:table-cell office:value-type="string" calcext:value-type="string">
            <text:p>https://www.youtube.com/watch?v=NKmGVE85GUU</text:p>
          </table:table-cell>
          <table:table-cell office:value-type="date" office:date-value="2018-04-23T15:00:43" calcext:value-type="date">
            <text:p>23/04/18 15:00</text:p>
          </table:table-cell>
          <table:table-cell office:value-type="string" calcext:value-type="string">
            <text:p>Why can't you divide by zero? - TED-Ed</text:p>
          </table:table-cell>
          <table:table-cell office:value-type="string" calcext:value-type="string">
            <text:p>Check out our Patreon page: https://www.patreon.com/teded</text:p>
            <text:p/>
            <text:p>View full lesson: https://ed.ted.com/lessons/why-can-t-you-divide-by-zero</text:p>
            <text:p/>
            <text:p>In the world of math, many strange results are possible when we change the rules. But thereâ€™s one rule that most of us have been warned not to break: donâ€™t divide by zero. How can the simple combination of an everyday number and a basic operation cause such problems? </text:p>
            <text:p/>
            <text:p>Lesson by TED-Ed, animation by Nick Hilditch.</text:p>
            <text:p/>
            <text:p>Thank you so much to our patrons for your support! Without you this video would not be possible! Craig Sheldon, Andrew Bosco, Nik Maier, Adi V, Hiroshi Uchiyama, Chris , Vik Nagjee, Della Palacios, Alexander Walls, Ø³Ù„Ø·Ø§Ù† Ø§Ù„Ø®Ù„ÙŠÙÙŠ, Ibel Wong, Kiarash Asar, Aliyya Rachmadi, Max Shuai Tang, Jamerson Chingapanini, Al the Scottish Wildcat, Janelle , Sabrina Gonzalez, Malcolm Callis, and Aaron Henson.</text:p>
          </table:table-cell>
          <table:table-cell office:value-type="string" calcext:value-type="string">
            <text:p>{TED,TED-Ed,Teded,"Ted Education","TED Ed","Nick Hilditch",zero,math,numbers,multiply,divide,rules}</text:p>
          </table:table-cell>
          <table:table-cell office:value-type="string" calcext:value-type="string">
            <text:p>00:04:51</text:p>
          </table:table-cell>
          <table:table-cell office:value-type="date" office:date-value="2018-07-28T04:43:11.845" calcext:value-type="date">
            <text:p>28/07/18 04:43</text:p>
          </table:table-cell>
          <table:table-cell office:value-type="float" office:value="1855564" calcext:value-type="float">
            <text:p>1855564</text:p>
          </table:table-cell>
          <table:table-cell office:value-type="float" office:value="54151" calcext:value-type="float">
            <text:p>54151</text:p>
          </table:table-cell>
          <table:table-cell/>
        </table:table-row>
        <table:table-row table:style-name="ro30">
          <table:table-cell office:value-type="string" calcext:value-type="string">
            <text:p>minutephysics</text:p>
          </table:table-cell>
          <table:table-cell office:value-type="string" calcext:value-type="string">
            <text:p>BGL22PTIOAM</text:p>
          </table:table-cell>
          <table:table-cell office:value-type="string" calcext:value-type="string">
            <text:p>UCUHW94eEFW7hkUMVaZz4eDg</text:p>
          </table:table-cell>
          <table:table-cell office:value-type="string" calcext:value-type="string">
            <text:p>https://www.youtube.com/watch?v=BGL22PTIOAM</text:p>
          </table:table-cell>
          <table:table-cell office:value-type="date" office:date-value="2012-11-12T00:01:58" calcext:value-type="date">
            <text:p>12/11/12 00:01</text:p>
          </table:table-cell>
          <table:table-cell office:value-type="string" calcext:value-type="string">
            <text:p>Open Letter to the President: Physics Education</text:p>
          </table:table-cell>
          <table:table-cell office:value-type="string" calcext:value-type="string">
            <text:p>Link to Brady's SixtySymbols video: http://www.youtube.com/watch?v=Xzn2ecB4Hz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Brady Haran, Destinws2, Derek Muller, CGPGrey, Justin Son, Dan Owens, Dan Welty, Fran Poodry, Ryan Mitchell, Robert Emrich, Chris Conley, Liz Henriquez, Matt Smith, Shane MacLeod, James Goodwin, and Matt Hewes for contributions and to Perimeter Institute for support.</text:p>
            <text:p>http://www.perimeterinstitute.ca Created by Henry Reich</text:p>
          </table:table-cell>
          <table:table-cell office:value-type="string" calcext:value-type="string">
            <text:p>{variable,classical,quantum,mechanics,Einstein,equals,energy,speed,of,light,Telekinesis,sky,stars,infinite,higgs,boson,big,bang,theory,cosmic,galaxy,universe,electromagnetism,strong,weak,force,infinity,moon,sun,dimension,string,special,relativity,"black hole",science,gravity,Neutrino,photon,lhc,electron,atomic,nuclear,General,Dark,Minutephysics,minute,physics,Henry,Reich,cat,schrodinger,Perimeter,Institute,"President of the US","Barack Obama",Education,"Secretary of Education","Henry Reich"}</text:p>
          </table:table-cell>
          <table:table-cell office:value-type="string" calcext:value-type="string">
            <text:p>00:03:49</text:p>
          </table:table-cell>
          <table:table-cell office:value-type="date" office:date-value="2018-07-28T04:44:32.432" calcext:value-type="date">
            <text:p>28/07/18 04:44</text:p>
          </table:table-cell>
          <table:table-cell office:value-type="float" office:value="1854226" calcext:value-type="float">
            <text:p>1854226</text:p>
          </table:table-cell>
          <table:table-cell office:value-type="float" office:value="326" calcext:value-type="float">
            <text:p>326</text:p>
          </table:table-cell>
          <table:table-cell/>
        </table:table-row>
        <table:table-row table:style-name="ro10">
          <table:table-cell office:value-type="string" calcext:value-type="string">
            <text:p>Khan Academy</text:p>
          </table:table-cell>
          <table:table-cell office:value-type="string" calcext:value-type="string">
            <text:p>bNQY0z76M5A</text:p>
          </table:table-cell>
          <table:table-cell office:value-type="string" calcext:value-type="string">
            <text:p>UC4a-Gbdw7vOaccHmFo40b9g</text:p>
          </table:table-cell>
          <table:table-cell office:value-type="string" calcext:value-type="string">
            <text:p>https://www.youtube.com/watch?v=bNQY0z76M5A</text:p>
          </table:table-cell>
          <table:table-cell office:value-type="date" office:date-value="2010-04-12T17:01:13" calcext:value-type="date">
            <text:p>12/04/10 17:01</text:p>
          </table:table-cell>
          <table:table-cell office:value-type="string" calcext:value-type="string">
            <text:p>Solving quadratic equations by completing the square | Algebra II | Khan Academy</text:p>
          </table:table-cell>
          <table:table-cell office:value-type="string" calcext:value-type="string">
            <text:p>Solving Quadratic Equations by Completing the Square</text:p>
            <text:p/>
            <text:p>Practice this lesson yourself on KhanAcademy.org right now: </text:p>
            <text:p>https://www.khanacademy.org/math/algebra2/polynomial_and_rational/quad_formula_tutorial/e/solving_quadratics_by_taking_the_square_root?utm_source=YT&amp;utm_medium=Desc&amp;utm_campaign=AlgebraII</text:p>
            <text:p/>
            <text:p>Watch the next lesson: https://www.khanacademy.org/math/algebra2/polynomial_and_rational/quad_formula_tutorial/e/completing_the_square_1?utm_source=YT&amp;utm_medium=Desc&amp;utm_campaign=AlgebraII</text:p>
            <text:p/>
            <text:p>Missed the previous lesson? </text:p>
            <text:p>https://www.khanacademy.org/math/algebra2/polynomial_and_rational/quad_formula_tutorial/v/solving-quadratic-equations-by-square-roots?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14:06</text:p>
          </table:table-cell>
          <table:table-cell office:value-type="date" office:date-value="2018-07-28T04:44:44.49" calcext:value-type="date">
            <text:p>28/07/18 04:44</text:p>
          </table:table-cell>
          <table:table-cell office:value-type="float" office:value="1846999" calcext:value-type="float">
            <text:p>1846999</text:p>
          </table:table-cell>
          <table:table-cell office:value-type="float" office:value="3967" calcext:value-type="float">
            <text:p>3967</text:p>
          </table:table-cell>
          <table:table-cell/>
        </table:table-row>
        <table:table-row table:style-name="ro4">
          <table:table-cell office:value-type="string" calcext:value-type="string">
            <text:p>TED-Ed</text:p>
          </table:table-cell>
          <table:table-cell office:value-type="string" calcext:value-type="string">
            <text:p>4NpG4F9yq00</text:p>
          </table:table-cell>
          <table:table-cell office:value-type="string" calcext:value-type="string">
            <text:p>UCsooa4yRKGN_zEE8iknghZA</text:p>
          </table:table-cell>
          <table:table-cell office:value-type="string" calcext:value-type="string">
            <text:p>https://www.youtube.com/watch?v=4NpG4F9yq00</text:p>
          </table:table-cell>
          <table:table-cell office:value-type="date" office:date-value="2013-11-07T16:01:00" calcext:value-type="date">
            <text:p>07/11/13 16:01</text:p>
          </table:table-cell>
          <table:table-cell office:value-type="string" calcext:value-type="string">
            <text:p>Why is yawning contagious? - Claudia Aguirre</text:p>
          </table:table-cell>
          <table:table-cell office:value-type="string" calcext:value-type="string">
            <text:p>View full lesson: http://ed.ted.com/lessons/why-is-yawning-contagious-claudia-aguirre</text:p>
            <text:p/>
            <text:p>*Yaaawwwwwn* Did just reading the word make you feel like yawning yourself? Known as contagious yawning, the reasons behind this phenomenon have been attributed to both the physiological and psychological. It's been observed in children as young as four and even in dogs! Claudia Aguirre visits the many intriguing theories that might explain contagious yawning.</text:p>
            <text:p/>
            <text:p>Lesson by Claudia Aguirre, animation by TED-Ed.</text:p>
          </table:table-cell>
          <table:table-cell office:value-type="string" calcext:value-type="string">
            <text:p>{"Claudia Aguirre","MIchael Molina","Biljana Labovic","Lisa LaBracio","Samantha Lee","Godfrey Hibbert",TED-Ed,"TED Ed",TEDEducation,TED,yawning,"why is yawning contagious","contagious yawning",psychological,physiological,yawn,"why do we yawn","why do you yawn","yawning video","yawning sounds"}</text:p>
          </table:table-cell>
          <table:table-cell office:value-type="string" calcext:value-type="string">
            <text:p>00:04:29</text:p>
          </table:table-cell>
          <table:table-cell office:value-type="date" office:date-value="2018-07-28T04:44:02.133" calcext:value-type="date">
            <text:p>28/07/18 04:44</text:p>
          </table:table-cell>
          <table:table-cell office:value-type="float" office:value="1845151" calcext:value-type="float">
            <text:p>1845151</text:p>
          </table:table-cell>
          <table:table-cell office:value-type="float" office:value="2824" calcext:value-type="float">
            <text:p>2824</text:p>
          </table:table-cell>
          <table:table-cell/>
        </table:table-row>
        <table:table-row table:style-name="ro4">
          <table:table-cell office:value-type="string" calcext:value-type="string">
            <text:p>TED-Ed</text:p>
          </table:table-cell>
          <table:table-cell office:value-type="string" calcext:value-type="string">
            <text:p>-64U7WoBrqM</text:p>
          </table:table-cell>
          <table:table-cell office:value-type="string" calcext:value-type="string">
            <text:p>UCsooa4yRKGN_zEE8iknghZA</text:p>
          </table:table-cell>
          <table:table-cell office:value-type="string" calcext:value-type="string">
            <text:p>https://www.youtube.com/watch?v=-64U7WoBrqM</text:p>
          </table:table-cell>
          <table:table-cell office:value-type="date" office:date-value="2017-04-25T15:01:43" calcext:value-type="date">
            <text:p>25/04/17 15:01</text:p>
          </table:table-cell>
          <table:table-cell office:value-type="string" calcext:value-type="string">
            <text:p>Why are sloths so slow? - Kenny Coogan</text:p>
          </table:table-cell>
          <table:table-cell office:value-type="string" calcext:value-type="string">
            <text:p>View full lesson: http://ed.ted.com/lessons/why-are-sloths-so-slow-kenny-coogan</text:p>
            <text:p/>
            <text:p>Sloths spend most of their time eating, resting, or sleeping; in fact, they descend from their treetops canopies just once a week, for a bathroom break. How are these creatures so low energy? Kenny Coogan describes the physical and behavioral adaptations that allow sloths to be so slow. </text:p>
            <text:p/>
            <text:p>Lesson by Kenny Coogan, animation by Anton Bogaty.</text:p>
          </table:table-cell>
          <table:table-cell office:value-type="string" calcext:value-type="string">
            <text:p>{TED,TED-Ed,"TED Education","TEd Ed","Kenny Coogan","Anton Bogaty",sloths,"giant sloth","ground sloth",lion,"Thomas Jefferson","Lewis and Clark",metabolism,"metabolic rate",herbivore,evolution,"ice age",species,avocado,algae,camoflauge,canopy}</text:p>
          </table:table-cell>
          <table:table-cell office:value-type="string" calcext:value-type="string">
            <text:p>00:05:15</text:p>
          </table:table-cell>
          <table:table-cell office:value-type="date" office:date-value="2018-07-28T04:43:24.352" calcext:value-type="date">
            <text:p>28/07/18 04:43</text:p>
          </table:table-cell>
          <table:table-cell office:value-type="float" office:value="1841677" calcext:value-type="float">
            <text:p>1841677</text:p>
          </table:table-cell>
          <table:table-cell office:value-type="float" office:value="23438" calcext:value-type="float">
            <text:p>23438</text:p>
          </table:table-cell>
          <table:table-cell/>
        </table:table-row>
        <table:table-row table:style-name="ro4">
          <table:table-cell office:value-type="string" calcext:value-type="string">
            <text:p>TED-Ed</text:p>
          </table:table-cell>
          <table:table-cell office:value-type="string" calcext:value-type="string">
            <text:p>257wV-AbKaE</text:p>
          </table:table-cell>
          <table:table-cell office:value-type="string" calcext:value-type="string">
            <text:p>UCsooa4yRKGN_zEE8iknghZA</text:p>
          </table:table-cell>
          <table:table-cell office:value-type="string" calcext:value-type="string">
            <text:p>https://www.youtube.com/watch?v=257wV-AbKaE</text:p>
          </table:table-cell>
          <table:table-cell office:value-type="date" office:date-value="2017-05-23T15:00:08" calcext:value-type="date">
            <text:p>23/05/17 15:00</text:p>
          </table:table-cell>
          <table:table-cell office:value-type="string" calcext:value-type="string">
            <text:p>How does money laundering work? - Delena D. Spann</text:p>
          </table:table-cell>
          <table:table-cell office:value-type="string" calcext:value-type="string">
            <text:p>View full lesson: http://ed.ted.com/lessons/how-does-money-laundering-work-delena-d-spann</text:p>
            <text:p/>
            <text:p>Money laundering is the term for any process that â€œcleansâ€ illegally obtained funds of their â€œdirtyâ€ criminal origins, allowing them to be used within the legal economy. And the practice is about as old as money itself. But how does it actually work? Delena D. Spann describes the ins and outs of money laundering. </text:p>
            <text:p/>
            <text:p>Lesson by Delena D. Spann, animation by Juan M. Urbina.</text:p>
          </table:table-cell>
          <table:table-cell office:value-type="string" calcext:value-type="string">
            <text:p>{TED,TED-Ed,"TED Education","Delena Spann","Juan M. Urbina","money laundering","financial crime","Al Capone",gangster,laundromat,casino,"tax evasion",merchants,pirates,"virtual currency",placement,layering,integration,bank,"bank account",corporation,"government surveillance"}</text:p>
          </table:table-cell>
          <table:table-cell office:value-type="string" calcext:value-type="string">
            <text:p>00:04:47</text:p>
          </table:table-cell>
          <table:table-cell office:value-type="date" office:date-value="2018-07-28T04:41:13.913" calcext:value-type="date">
            <text:p>28/07/18 04:41</text:p>
          </table:table-cell>
          <table:table-cell office:value-type="float" office:value="1838752" calcext:value-type="float">
            <text:p>1838752</text:p>
          </table:table-cell>
          <table:table-cell office:value-type="float" office:value="30584" calcext:value-type="float">
            <text:p>30584</text:p>
          </table:table-cell>
          <table:table-cell/>
        </table:table-row>
        <table:table-row table:style-name="ro14">
          <table:table-cell office:value-type="string" calcext:value-type="string">
            <text:p>Numberphile</text:p>
          </table:table-cell>
          <table:table-cell office:value-type="string" calcext:value-type="string">
            <text:p>XTeJ64KD5cg</text:p>
          </table:table-cell>
          <table:table-cell office:value-type="string" calcext:value-type="string">
            <text:p>UCoxcjq-8xIDTYp3uz647V5A</text:p>
          </table:table-cell>
          <table:table-cell office:value-type="string" calcext:value-type="string">
            <text:p>https://www.youtube.com/watch?v=XTeJ64KD5cg</text:p>
          </table:table-cell>
          <table:table-cell office:value-type="date" office:date-value="2012-04-04T11:56:32" calcext:value-type="date">
            <text:p>04/04/12 11:56</text:p>
          </table:table-cell>
          <table:table-cell office:value-type="string" calcext:value-type="string">
            <text:p>Graham's Number - Numberphile</text:p>
          </table:table-cell>
          <table:table-cell office:value-type="string" calcext:value-type="string">
            <text:p>A number so epic it will collapse your brain into a black hole! Yet Tony Padilla and Matt Parker take the risk of discussing its magnitude. Watch with caution.</text:p>
            <text:p>More links &amp; stuff in full description below â†“â†“â†“</text:p>
            <text:p/>
            <text:p/>
            <text:p>See also our video about the Googol and Googolplex at: http://www.youtube.com/watch?v=8GEebx72-qs</text:p>
            <text:p/>
            <text:p>More about Matt and Tony at: http://www.numberphile.com/team/index.html</text:p>
            <text:p/>
            <text:p>Matt's section filmed at the Champagne Bar at St Pancras train station.</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graham,number,ron,ronald,ramsey,numberphile,numbers,large}</text:p>
          </table:table-cell>
          <table:table-cell office:value-type="string" calcext:value-type="string">
            <text:p>00:09:16</text:p>
          </table:table-cell>
          <table:table-cell office:value-type="date" office:date-value="2018-07-28T04:44:50.44" calcext:value-type="date">
            <text:p>28/07/18 04:44</text:p>
          </table:table-cell>
          <table:table-cell office:value-type="float" office:value="1833473" calcext:value-type="float">
            <text:p>1833473</text:p>
          </table:table-cell>
          <table:table-cell office:value-type="float" office:value="4807" calcext:value-type="float">
            <text:p>4807</text:p>
          </table:table-cell>
          <table:table-cell/>
        </table:table-row>
        <table:table-row table:style-name="ro1">
          <table:table-cell office:value-type="string" calcext:value-type="string">
            <text:p>Eddie Woo</text:p>
          </table:table-cell>
          <table:table-cell office:value-type="string" calcext:value-type="string">
            <text:p>X32dce7_D48</text:p>
          </table:table-cell>
          <table:table-cell office:value-type="string" calcext:value-type="string">
            <text:p>UCq0EGvLTyy-LLT1oUSO_0FQ</text:p>
          </table:table-cell>
          <table:table-cell office:value-type="string" calcext:value-type="string">
            <text:p>https://www.youtube.com/watch?v=X32dce7_D48</text:p>
          </table:table-cell>
          <table:table-cell office:value-type="date" office:date-value="2014-05-01T00:49:09" calcext:value-type="date">
            <text:p>01/05/14 00:49</text:p>
          </table:table-cell>
          <table:table-cell office:value-type="string" calcext:value-type="string">
            <text:p>Why is 0! = 1?</text:p>
          </table:table-cell>
          <table:table-cell table:number-columns-repeated="2"/>
          <table:table-cell office:value-type="string" calcext:value-type="string">
            <text:p>00:06:05</text:p>
          </table:table-cell>
          <table:table-cell office:value-type="date" office:date-value="2018-07-28T04:41:20.214" calcext:value-type="date">
            <text:p>28/07/18 04:41</text:p>
          </table:table-cell>
          <table:table-cell office:value-type="float" office:value="1830689" calcext:value-type="float">
            <text:p>1830689</text:p>
          </table:table-cell>
          <table:table-cell office:value-type="float" office:value="47124" calcext:value-type="float">
            <text:p>47124</text:p>
          </table:table-cell>
          <table:table-cell/>
        </table:table-row>
        <table:table-row table:style-name="ro16">
          <table:table-cell office:value-type="string" calcext:value-type="string">
            <text:p>mathantics</text:p>
          </table:table-cell>
          <table:table-cell office:value-type="string" calcext:value-type="string">
            <text:p>rR95Cbcjzus</text:p>
          </table:table-cell>
          <table:table-cell office:value-type="string" calcext:value-type="string">
            <text:p>UCBuMwlP7kHkNxdPAqtFSJTw</text:p>
          </table:table-cell>
          <table:table-cell office:value-type="string" calcext:value-type="string">
            <text:p>https://www.youtube.com/watch?v=rR95Cbcjzus</text:p>
          </table:table-cell>
          <table:table-cell office:value-type="date" office:date-value="2013-02-04T09:55:28" calcext:value-type="date">
            <text:p>04/02/13 09:55</text:p>
          </table:table-cell>
          <table:table-cell office:value-type="string" calcext:value-type="string">
            <text:p>Math Antics - Finding A Percent Of A Number</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fraction,fractions,educational,"Math Antics",arithmetic,percents,percentages,decimals,ratios,"Fraction (mathematics)"}</text:p>
          </table:table-cell>
          <table:table-cell office:value-type="string" calcext:value-type="string">
            <text:p>00:07:32</text:p>
          </table:table-cell>
          <table:table-cell office:value-type="date" office:date-value="2018-07-28T04:41:14.327" calcext:value-type="date">
            <text:p>28/07/18 04:41</text:p>
          </table:table-cell>
          <table:table-cell office:value-type="float" office:value="1826022" calcext:value-type="float">
            <text:p>1826022</text:p>
          </table:table-cell>
          <table:table-cell office:value-type="float" office:value="20908" calcext:value-type="float">
            <text:p>20908</text:p>
          </table:table-cell>
          <table:table-cell/>
        </table:table-row>
        <table:table-row table:style-name="ro6">
          <table:table-cell office:value-type="string" calcext:value-type="string">
            <text:p>minutephysics</text:p>
          </table:table-cell>
          <table:table-cell office:value-type="string" calcext:value-type="string">
            <text:p>gS1dpowPlE8</text:p>
          </table:table-cell>
          <table:table-cell office:value-type="string" calcext:value-type="string">
            <text:p>UCUHW94eEFW7hkUMVaZz4eDg</text:p>
          </table:table-cell>
          <table:table-cell office:value-type="string" calcext:value-type="string">
            <text:p>https://www.youtube.com/watch?v=gS1dpowPlE8</text:p>
          </table:table-cell>
          <table:table-cell office:value-type="date" office:date-value="2011-07-25T23:55:59" calcext:value-type="date">
            <text:p>25/07/11 23:55</text:p>
          </table:table-cell>
          <table:table-cell office:value-type="string" calcext:value-type="string">
            <text:p>How the Sun works: Fusion and Quantum Tunneling</text:p>
          </table:table-cell>
          <table:table-cell office:value-type="string" calcext:value-type="string">
            <text:p>Now that you know about the sun, do you want to learn about quantum tunneling? http://bit.ly/p7l3gv</text:p>
            <text:p/>
            <text:p>Sorry I'm late - I was busy working on freddiew's new video: http://bit.ly/n73Uwj </text:p>
            <text:p/>
            <text:p>minutephysics is now on Google+ - http://bit.ly/qzEwc6 </text:p>
            <text:p>And facebook - http://facebook.com/minutephysics</text:p>
            <text:p>Tweet it! - http://bit.ly/nRmI7m  </text:p>
            <text:p>Facebook it! - http://on.fb.me/nzRurH </text:p>
            <text:p> </text:p>
            <text:p>Minute Physics provides an energetic and entertaining view of old and new problems in physics -- all in a minute!</text:p>
            <text:p/>
            <text:p>In this episode, we learn about how the sun can burn for billions of years without running out of fuel.</text:p>
            <text:p/>
            <text:p>Music by Nathaniel Schroeder</text:p>
            <text:p>youtube:  http://bit.ly/pakJLE</text:p>
            <text:p>myspace:  http://mysp.ac/qtmZQj Created by Henry Reich</text:p>
          </table:table-cell>
          <table:table-cell office:value-type="string" calcext:value-type="string">
            <text:p>{How,does,the,sun,work?,Quantum,Tunneling,fusion,hydrogen,Wave,Particle,Duality,uncertainty,principle,heisenberg,minutephysics,"minute physics","One Minute Physics","One Minute Answers","Henry Reich",dark,matter,"dark matter",RSAnimate,xkcd,physics,education,science,"Perimeter Institute","theoretical physics","stephen hawking",khan,academy,educational,"pencil drawing",math}</text:p>
          </table:table-cell>
          <table:table-cell office:value-type="string" calcext:value-type="string">
            <text:p>00:01:07</text:p>
          </table:table-cell>
          <table:table-cell office:value-type="date" office:date-value="2018-07-28T04:41:07.997" calcext:value-type="date">
            <text:p>28/07/18 04:41</text:p>
          </table:table-cell>
          <table:table-cell office:value-type="float" office:value="1820966" calcext:value-type="float">
            <text:p>1820966</text:p>
          </table:table-cell>
          <table:table-cell office:value-type="float" office:value="1508" calcext:value-type="float">
            <text:p>1508</text:p>
          </table:table-cell>
          <table:table-cell/>
        </table:table-row>
        <table:table-row table:style-name="ro4">
          <table:table-cell office:value-type="string" calcext:value-type="string">
            <text:p>TED-Ed</text:p>
          </table:table-cell>
          <table:table-cell office:value-type="string" calcext:value-type="string">
            <text:p>Al-30Z-aH8M</text:p>
          </table:table-cell>
          <table:table-cell office:value-type="string" calcext:value-type="string">
            <text:p>UCsooa4yRKGN_zEE8iknghZA</text:p>
          </table:table-cell>
          <table:table-cell office:value-type="string" calcext:value-type="string">
            <text:p>https://www.youtube.com/watch?v=Al-30Z-aH8M</text:p>
          </table:table-cell>
          <table:table-cell office:value-type="date" office:date-value="2015-09-22T14:59:25" calcext:value-type="date">
            <text:p>22/09/15 14:59</text:p>
          </table:table-cell>
          <table:table-cell office:value-type="string" calcext:value-type="string">
            <text:p>The treadmill's dark and twisted past - Conor Heffernan</text:p>
          </table:table-cell>
          <table:table-cell office:value-type="string" calcext:value-type="string">
            <text:p>View full lesson: http://ed.ted.com/lessons/the-treadmill-s-dark-and-twisted-past-conor-heffernan</text:p>
            <text:p/>
            <text:p>The constant thud underneath your feet. The constrained space. The monotony of going nowhere fast. Running on a treadmill can certainly feel like torture, but did you know it was originally used for that very purpose? Conor Heffernan details the dark and twisted history of the treadmill.</text:p>
            <text:p/>
            <text:p>Lesson by Conor Heffernan, animation by Yukai Du.</text:p>
          </table:table-cell>
          <table:table-cell office:value-type="string" calcext:value-type="string">
            <text:p>{Treadmill,Running,"Conor Heffernan",TED,TED-Ed,"TED Education","TED animation",TEDx,Prison,Torture,"Prison reform","Charles Dickens","Sir William Cubitt",Exercise,"Forced labor",Monotony,"Aerobic fitness","Weight loss"}</text:p>
          </table:table-cell>
          <table:table-cell office:value-type="string" calcext:value-type="string">
            <text:p>00:04:10</text:p>
          </table:table-cell>
          <table:table-cell office:value-type="date" office:date-value="2018-07-28T04:42:28.439" calcext:value-type="date">
            <text:p>28/07/18 04:42</text:p>
          </table:table-cell>
          <table:table-cell office:value-type="float" office:value="1820188" calcext:value-type="float">
            <text:p>1820188</text:p>
          </table:table-cell>
          <table:table-cell office:value-type="float" office:value="19250" calcext:value-type="float">
            <text:p>19250</text:p>
          </table:table-cell>
          <table:table-cell/>
        </table:table-row>
        <table:table-row table:style-name="ro4">
          <table:table-cell office:value-type="string" calcext:value-type="string">
            <text:p>TED-Ed</text:p>
          </table:table-cell>
          <table:table-cell office:value-type="string" calcext:value-type="string">
            <text:p>QUW_Zv_jJb8</text:p>
          </table:table-cell>
          <table:table-cell office:value-type="string" calcext:value-type="string">
            <text:p>UCsooa4yRKGN_zEE8iknghZA</text:p>
          </table:table-cell>
          <table:table-cell office:value-type="string" calcext:value-type="string">
            <text:p>https://www.youtube.com/watch?v=QUW_Zv_jJb8</text:p>
          </table:table-cell>
          <table:table-cell office:value-type="date" office:date-value="2013-06-24T15:09:30" calcext:value-type="date">
            <text:p>24/06/13 15:09</text:p>
          </table:table-cell>
          <table:table-cell office:value-type="string" calcext:value-type="string">
            <text:p>How big is the ocean? - Scott Gass</text:p>
          </table:table-cell>
          <table:table-cell office:value-type="string" calcext:value-type="string">
            <text:p>View full lesson: http://ed.ted.com/lessons/how-big-is-the-ocean-scott-gass</text:p>
            <text:p/>
            <text:p>While the Earth's oceans are known as five separate entities, there is really only one ocean. So, how big is it? As of 2013, it takes up 71% of the Earth, houses 99% of the biosphere, and contains some of Earth's grandest geological features. Scott Gass reminds us of the influence humans have on the ocean and the influence it has on us.</text:p>
            <text:p/>
            <text:p>Lesson by Scott Gass, animation by Sandro Katamashvili.</text:p>
          </table:table-cell>
          <table:table-cell office:value-type="string" calcext:value-type="string">
            <text:p>{"\\Sandro Katamashvili\\","\\Scott","Gass\\",Ocean,"\\One","Ocean\\","\\how",big,is,the,"ocean\\",biosphere,Earth,atlantic,pacific,indian,arctic,TED-Ed,"\\TED","Ed\\",TEDEducation}</text:p>
          </table:table-cell>
          <table:table-cell office:value-type="string" calcext:value-type="string">
            <text:p>00:05:25</text:p>
          </table:table-cell>
          <table:table-cell office:value-type="date" office:date-value="2018-07-28T04:45:15.597" calcext:value-type="date">
            <text:p>28/07/18 04:45</text:p>
          </table:table-cell>
          <table:table-cell office:value-type="float" office:value="1815035" calcext:value-type="float">
            <text:p>1815035</text:p>
          </table:table-cell>
          <table:table-cell office:value-type="float" office:value="7912" calcext:value-type="float">
            <text:p>7912</text:p>
          </table:table-cell>
          <table:table-cell/>
        </table:table-row>
        <table:table-row table:style-name="ro1">
          <table:table-cell office:value-type="string" calcext:value-type="string">
            <text:p>Eddie Woo</text:p>
          </table:table-cell>
          <table:table-cell office:value-type="string" calcext:value-type="string">
            <text:p>r0_mi8ngNnM</text:p>
          </table:table-cell>
          <table:table-cell office:value-type="string" calcext:value-type="string">
            <text:p>UCq0EGvLTyy-LLT1oUSO_0FQ</text:p>
          </table:table-cell>
          <table:table-cell office:value-type="string" calcext:value-type="string">
            <text:p>https://www.youtube.com/watch?v=r0_mi8ngNnM</text:p>
          </table:table-cell>
          <table:table-cell office:value-type="date" office:date-value="2014-06-24T22:14:14" calcext:value-type="date">
            <text:p>24/06/14 22:14</text:p>
          </table:table-cell>
          <table:table-cell office:value-type="string" calcext:value-type="string">
            <text:p>What is 0 to the power of 0?</text:p>
          </table:table-cell>
          <table:table-cell table:number-columns-repeated="2"/>
          <table:table-cell office:value-type="string" calcext:value-type="string">
            <text:p>00:14:22</text:p>
          </table:table-cell>
          <table:table-cell office:value-type="date" office:date-value="2018-07-28T04:42:15.767" calcext:value-type="date">
            <text:p>28/07/18 04:42</text:p>
          </table:table-cell>
          <table:table-cell office:value-type="float" office:value="1814362" calcext:value-type="float">
            <text:p>1814362</text:p>
          </table:table-cell>
          <table:table-cell office:value-type="float" office:value="24536" calcext:value-type="float">
            <text:p>24536</text:p>
          </table:table-cell>
          <table:table-cell/>
        </table:table-row>
        <table:table-row table:style-name="ro22">
          <table:table-cell office:value-type="string" calcext:value-type="string">
            <text:p>standupmaths</text:p>
          </table:table-cell>
          <table:table-cell office:value-type="string" calcext:value-type="string">
            <text:p>aPD_OkjnCqU</text:p>
          </table:table-cell>
          <table:table-cell office:value-type="string" calcext:value-type="string">
            <text:p>UCSju5G2aFaWMqn-_0YBtq5A</text:p>
          </table:table-cell>
          <table:table-cell office:value-type="string" calcext:value-type="string">
            <text:p>https://www.youtube.com/watch?v=aPD_OkjnCqU</text:p>
          </table:table-cell>
          <table:table-cell office:value-type="date" office:date-value="2012-01-03T16:02:01" calcext:value-type="date">
            <text:p>03/01/12 16:02</text:p>
          </table:table-cell>
          <table:table-cell office:value-type="string" calcext:value-type="string">
            <text:p>How to Cheat and Look Like You Can Solve the Rubik's Cube</text:p>
          </table:table-cell>
          <table:table-cell office:value-type="string" calcext:value-type="string">
            <text:p>Matt Parker shows you how to cheat and make it look like you know how to solve the Rubik's Cube. If you want to solve it properly, Matt's video guide is over here: http://www.youtube.com/watch?v=0Li_tLtgddo</text:p>
            <text:p/>
            <text:p>If you want to know more about the "Group Theory" behind the Rubik's Cube, watch Katie's video: http://www.youtube.com/watch?v=FeVysczKR_k</text:p>
          </table:table-cell>
          <table:table-cell office:value-type="string" calcext:value-type="string">
            <text:p>{maths,math,cheat,trick,rubik,rubiks,cube,magic,group,theory}</text:p>
          </table:table-cell>
          <table:table-cell office:value-type="string" calcext:value-type="string">
            <text:p>00:03:25</text:p>
          </table:table-cell>
          <table:table-cell office:value-type="date" office:date-value="2018-07-28T04:44:14.162" calcext:value-type="date">
            <text:p>28/07/18 04:44</text:p>
          </table:table-cell>
          <table:table-cell office:value-type="float" office:value="1812036" calcext:value-type="float">
            <text:p>1812036</text:p>
          </table:table-cell>
          <table:table-cell office:value-type="float" office:value="2463" calcext:value-type="float">
            <text:p>2463</text:p>
          </table:table-cell>
          <table:table-cell/>
        </table:table-row>
        <table:table-row table:style-name="ro9">
          <table:table-cell office:value-type="string" calcext:value-type="string">
            <text:p>TED-Ed</text:p>
          </table:table-cell>
          <table:table-cell office:value-type="string" calcext:value-type="string">
            <text:p>RhaepLsP5eg</text:p>
          </table:table-cell>
          <table:table-cell office:value-type="string" calcext:value-type="string">
            <text:p>UCsooa4yRKGN_zEE8iknghZA</text:p>
          </table:table-cell>
          <table:table-cell office:value-type="string" calcext:value-type="string">
            <text:p>https://www.youtube.com/watch?v=RhaepLsP5eg</text:p>
          </table:table-cell>
          <table:table-cell office:value-type="date" office:date-value="2018-01-11T15:59:40" calcext:value-type="date">
            <text:p>11/01/18 15:59</text:p>
          </table:table-cell>
          <table:table-cell office:value-type="string" calcext:value-type="string">
            <text:p>The tragic myth of Orpheus and Eurydice - Brendan Pelsue</text:p>
          </table:table-cell>
          <table:table-cell office:value-type="string" calcext:value-type="string">
            <text:p>Check out our Patreon page: https://www.patreon.com/teded</text:p>
            <text:p/>
            <text:p>View full lesson: https://ed.ted.com/lessons/the-tragic-myth-of-orpheus-and-eurydice-brendan-pelsue</text:p>
            <text:p/>
            <text:p>The marriage of Orpheus, the greatest of all poets and musicians, to Eurydice, a wood nymph, was heralded as the perfect union. Anyone could tell the couple was deeply in love. So when their wedding ceremony ended in Eurydice's untimely death, Orpheus had no choice but to venture into the underworld to try to reclaim his lost love. Brendan Pelsue shares the tragic myth of Orpheus and Eurydice.</text:p>
            <text:p/>
            <text:p>Lesson by Brendan Pelsue, animation by Anton Bogaty.</text:p>
            <text:p/>
            <text:p>Thank you so much to our patrons for your support! Without you this video would not be possible! Silas Schwarz, Fabio Peters, MJ Tan Mingjie, Yansong Li, Jason A Saslow, Michael Aquilina, Joanne Luce, Henry Li, Elias Wewel, Kyle Nguyen, Taylor Hunter, Noa Shore, Lex Azevedo, Merit Gamertsfelder, Bev Millar, Rishi Pasham, Jhuval , SookKwan Loong, Daniel Day, Nick Johnson, Bruno Pinho, Javier Aldavaz, Rodrigo Carballo, Marc Veale, Boytsov Ilya, Bozhidar Karaargirov, ilya bondarik, maxi kobi einy, Runarm , Misaki Sato, Peter Koebel, Levi Cook, Alex Kongkeo, Craig Sheldon, Andrew Bosco and Catherine Sverko.</text:p>
          </table:table-cell>
          <table:table-cell office:value-type="string" calcext:value-type="string">
            <text:p>{TED-Ed,TEDEd,"TED Ed","TED Education",mythology,"Greek myths","Orpheus and Eurydice","Brendan Pelsue","Anton Bogaty",poetry,"romantic poetry"}</text:p>
          </table:table-cell>
          <table:table-cell office:value-type="string" calcext:value-type="string">
            <text:p>00:04:41</text:p>
          </table:table-cell>
          <table:table-cell office:value-type="date" office:date-value="2018-07-28T04:42:34.4" calcext:value-type="date">
            <text:p>28/07/18 04:42</text:p>
          </table:table-cell>
          <table:table-cell office:value-type="float" office:value="1810472" calcext:value-type="float">
            <text:p>1810472</text:p>
          </table:table-cell>
          <table:table-cell office:value-type="float" office:value="80491" calcext:value-type="float">
            <text:p>80491</text:p>
          </table:table-cell>
          <table:table-cell/>
        </table:table-row>
        <table:table-row table:style-name="ro28">
          <table:table-cell office:value-type="string" calcext:value-type="string">
            <text:p>Numberphile</text:p>
          </table:table-cell>
          <table:table-cell office:value-type="string" calcext:value-type="string">
            <text:p>MXJ-zpJeY3E</text:p>
          </table:table-cell>
          <table:table-cell office:value-type="string" calcext:value-type="string">
            <text:p>UCoxcjq-8xIDTYp3uz647V5A</text:p>
          </table:table-cell>
          <table:table-cell office:value-type="string" calcext:value-type="string">
            <text:p>https://www.youtube.com/watch?v=MXJ-zpJeY3E</text:p>
          </table:table-cell>
          <table:table-cell office:value-type="date" office:date-value="2017-03-14T14:39:22" calcext:value-type="date">
            <text:p>14/03/17 14:39</text:p>
          </table:table-cell>
          <table:table-cell office:value-type="string" calcext:value-type="string">
            <text:p>The World's Best Mathematician (*) - Numberphile</text:p>
          </table:table-cell>
          <table:table-cell office:value-type="string" calcext:value-type="string">
            <text:p>(*) Among current mathematicians, many people regard Professor Tao as the world's finest... Opinions on such things vary, of course.</text:p>
            <text:p>Professor Tao kindly fielded some of our questions, including many submitted by Numberphile viewers.</text:p>
            <text:p/>
            <text:p>EXTRA FOOTAGE: https://youtu.be/48Hr3CT5Tpk (and more extras to come)</text:p>
            <text:p/>
            <text:p>The Legend of Question Six: https://youtu.be/Y30VF3cSIYQ</text:p>
            <text:p>Professor Tao's blog: https://terrytao.wordpress.com/</text:p>
            <text:p/>
            <text:p>Numberphile is supported by the Mathematical Sciences Research Institute (MSRI): http://bit.ly/MSRINumberphile</text:p>
            <text:p/>
            <text:p>We are also supported by Science Sandbox, a Simons Foundation initiative dedicated to engaging everyone with the process of science.</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able:table-cell>
          <table:table-cell office:value-type="string" calcext:value-type="string">
            <text:p>{numberphile,"terry tao",math}</text:p>
          </table:table-cell>
          <table:table-cell office:value-type="string" calcext:value-type="string">
            <text:p>00:10:57</text:p>
          </table:table-cell>
          <table:table-cell office:value-type="date" office:date-value="2018-07-28T04:45:15.749" calcext:value-type="date">
            <text:p>28/07/18 04:45</text:p>
          </table:table-cell>
          <table:table-cell office:value-type="float" office:value="1808392" calcext:value-type="float">
            <text:p>1808392</text:p>
          </table:table-cell>
          <table:table-cell office:value-type="float" office:value="8499" calcext:value-type="float">
            <text:p>8499</text:p>
          </table:table-cell>
          <table:table-cell/>
        </table:table-row>
        <table:table-row table:style-name="ro1">
          <table:table-cell office:value-type="string" calcext:value-type="string">
            <text:p>tecmath</text:p>
          </table:table-cell>
          <table:table-cell office:value-type="string" calcext:value-type="string">
            <text:p>3H7385duSpA</text:p>
          </table:table-cell>
          <table:table-cell office:value-type="string" calcext:value-type="string">
            <text:p>UCb7w5aTnt7YeXBcVCY0mgFw</text:p>
          </table:table-cell>
          <table:table-cell office:value-type="string" calcext:value-type="string">
            <text:p>https://www.youtube.com/watch?v=3H7385duSpA</text:p>
          </table:table-cell>
          <table:table-cell office:value-type="date" office:date-value="2013-09-20T01:29:39" calcext:value-type="date">
            <text:p>20/09/13 01:29</text:p>
          </table:table-cell>
          <table:table-cell office:value-type="string" calcext:value-type="string">
            <text:p>Algebra Shortcut Trick <text:s/>- how to solve equations instantly</text:p>
          </table:table-cell>
          <table:table-cell office:value-type="string" calcext:value-type="string">
            <text:p>Solve algebra equations easily with no problem - OK, maybe in about 7 seconds! <text:s/>This fast math trick for instant calculation will have you correctly answering algebraic equations - even beginners!</text:p>
          </table:table-cell>
          <table:table-cell office:value-type="string" calcext:value-type="string">
            <text:p>{algebra,math,trick,equation,"Algebraic Geometry (Concepts/Theories)","algebra equation","easy math","easy algebra","algebra easy","math lesson",lesson,maths,"algebra math","algerbra for beginners","algebra for beginners"}</text:p>
          </table:table-cell>
          <table:table-cell office:value-type="string" calcext:value-type="string">
            <text:p>00:10:14</text:p>
          </table:table-cell>
          <table:table-cell office:value-type="date" office:date-value="2018-07-28T04:43:30.474" calcext:value-type="date">
            <text:p>28/07/18 04:43</text:p>
          </table:table-cell>
          <table:table-cell office:value-type="float" office:value="1807264" calcext:value-type="float">
            <text:p>1807264</text:p>
          </table:table-cell>
          <table:table-cell office:value-type="float" office:value="6350" calcext:value-type="float">
            <text:p>6350</text:p>
          </table:table-cell>
          <table:table-cell/>
        </table:table-row>
        <table:table-row table:style-name="ro30">
          <table:table-cell office:value-type="string" calcext:value-type="string">
            <text:p>minutephysics</text:p>
          </table:table-cell>
          <table:table-cell office:value-type="string" calcext:value-type="string">
            <text:p>BqKeiiezqzc</text:p>
          </table:table-cell>
          <table:table-cell office:value-type="string" calcext:value-type="string">
            <text:p>UCUHW94eEFW7hkUMVaZz4eDg</text:p>
          </table:table-cell>
          <table:table-cell office:value-type="string" calcext:value-type="string">
            <text:p>https://www.youtube.com/watch?v=BqKeiiezqzc</text:p>
          </table:table-cell>
          <table:table-cell office:value-type="date" office:date-value="2013-10-18T16:06:30" calcext:value-type="date">
            <text:p>18/10/13 16:06</text:p>
          </table:table-cell>
          <table:table-cell office:value-type="string" calcext:value-type="string">
            <text:p>Magnetic Levitation</text:p>
          </table:table-cell>
          <table:table-cell office:value-type="string" calcext:value-type="string">
            <text:p>The people who levitated the frog: http://www.ru.nl/hfml/research/levitation/</text:p>
            <text:p>And of course, MinutePhysics on Subbable: http://www.subbable.com/minutephysic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Magnetic Levitation",diamagnetism,paramagnetism,superconductor,"flux pinning",maglev,frog,levitation,water,compass,wooden,neodymium,veritasium,nitrogen,oxygen,quantum,locking,Magic,train,magnet,electromagnet}</text:p>
          </table:table-cell>
          <table:table-cell office:value-type="string" calcext:value-type="string">
            <text:p>00:02:09</text:p>
          </table:table-cell>
          <table:table-cell office:value-type="date" office:date-value="2018-07-28T04:41:57.068" calcext:value-type="date">
            <text:p>28/07/18 04:41</text:p>
          </table:table-cell>
          <table:table-cell office:value-type="float" office:value="1803689" calcext:value-type="float">
            <text:p>1803689</text:p>
          </table:table-cell>
          <table:table-cell office:value-type="float" office:value="1461" calcext:value-type="float">
            <text:p>1461</text:p>
          </table:table-cell>
          <table:table-cell/>
        </table:table-row>
        <table:table-row table:style-name="ro6">
          <table:table-cell office:value-type="string" calcext:value-type="string">
            <text:p>Khan Academy</text:p>
          </table:table-cell>
          <table:table-cell office:value-type="string" calcext:value-type="string">
            <text:p>rAof9Ld5sOg</text:p>
          </table:table-cell>
          <table:table-cell office:value-type="string" calcext:value-type="string">
            <text:p>UC4a-Gbdw7vOaccHmFo40b9g</text:p>
          </table:table-cell>
          <table:table-cell office:value-type="string" calcext:value-type="string">
            <text:p>https://www.youtube.com/watch?v=rAof9Ld5sOg</text:p>
          </table:table-cell>
          <table:table-cell office:value-type="date" office:date-value="2007-10-03T17:44:50" calcext:value-type="date">
            <text:p>03/10/07 17:44</text:p>
          </table:table-cell>
          <table:table-cell office:value-type="string" calcext:value-type="string">
            <text:p>Calculus: Derivatives 1 | Taking derivatives | Differential Calculus | Khan Academy</text:p>
          </table:table-cell>
          <table:table-cell office:value-type="string" calcext:value-type="string">
            <text:p>Finding the slope of a tangent line to a curve (the derivative). Introduction to Calculus.</text:p>
            <text:p/>
            <text:p>Watch the next lesson: https://www.khanacademy.org/math/differential-calculus/taking-derivatives/derivative_intro/v/calculus-derivatives-2?utm_source=YT&amp;utm_medium=Desc&amp;utm_campaign=DifferentialCalculus</text:p>
            <text:p/>
            <text:p>Missed the previous lesson? </text:p>
            <text:p>https://www.khanacademy.org/math/differential-calculus/taking-derivatives/derivative_intro/v/formal-and-alternate-form-of-the-derivative-example-1?utm_source=YT&amp;utm_medium=Desc&amp;utm_campaign=DifferentialCalculus</text:p>
            <text:p/>
            <text:p>Differential calculus on Khan Academy: Limit introduction, squeeze theorem, and epsilon-delta definition of limit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Differential Calculus channel:</text:p>
            <text:p>https://www.youtube.com/channel/UCNLzjGl1HBdZrHXo4Vae3iA?sub_confirmation=1</text:p>
            <text:p>Subscribe to KhanAcademy: https://www.youtube.com/subscription_center?add_user=khanacademy</text:p>
          </table:table-cell>
          <table:table-cell/>
          <table:table-cell office:value-type="string" calcext:value-type="string">
            <text:p>00:09:26</text:p>
          </table:table-cell>
          <table:table-cell office:value-type="date" office:date-value="2018-07-28T04:43:55.843" calcext:value-type="date">
            <text:p>28/07/18 04:43</text:p>
          </table:table-cell>
          <table:table-cell office:value-type="float" office:value="1802941" calcext:value-type="float">
            <text:p>1802941</text:p>
          </table:table-cell>
          <table:table-cell office:value-type="float" office:value="10472" calcext:value-type="float">
            <text:p>10472</text:p>
          </table:table-cell>
          <table:table-cell/>
        </table:table-row>
        <table:table-row table:style-name="ro1">
          <table:table-cell office:value-type="string" calcext:value-type="string">
            <text:p>Math Meeting</text:p>
          </table:table-cell>
          <table:table-cell office:value-type="string" calcext:value-type="string">
            <text:p>uMTqaEbXQ6k</text:p>
          </table:table-cell>
          <table:table-cell office:value-type="string" calcext:value-type="string">
            <text:p>UC5mq4Ywd0lPPQJnK_5gq-yA</text:p>
          </table:table-cell>
          <table:table-cell office:value-type="string" calcext:value-type="string">
            <text:p>https://www.youtube.com/watch?v=uMTqaEbXQ6k</text:p>
          </table:table-cell>
          <table:table-cell office:value-type="date" office:date-value="2012-05-11T19:35:20" calcext:value-type="date">
            <text:p>11/05/12 19:35</text:p>
          </table:table-cell>
          <table:table-cell office:value-type="string" calcext:value-type="string">
            <text:p>Dividing mixed numbers</text:p>
          </table:table-cell>
          <table:table-cell office:value-type="string" calcext:value-type="string">
            <text:p>Dividing mixed numbers, step by step, example. For all free math videos visit http://Mathmeeting.com.</text:p>
          </table:table-cell>
          <table:table-cell office:value-type="string" calcext:value-type="string">
            <text:p>{"mixed numbers",divide,multiply,MathMeeting}</text:p>
          </table:table-cell>
          <table:table-cell office:value-type="string" calcext:value-type="string">
            <text:p>00:04:52</text:p>
          </table:table-cell>
          <table:table-cell office:value-type="date" office:date-value="2018-07-28T04:44:44.604" calcext:value-type="date">
            <text:p>28/07/18 04:44</text:p>
          </table:table-cell>
          <table:table-cell office:value-type="float" office:value="1802301" calcext:value-type="float">
            <text:p>1802301</text:p>
          </table:table-cell>
          <table:table-cell office:value-type="float" office:value="9921" calcext:value-type="float">
            <text:p>9921</text:p>
          </table:table-cell>
          <table:table-cell/>
        </table:table-row>
        <table:table-row table:style-name="ro4">
          <table:table-cell office:value-type="string" calcext:value-type="string">
            <text:p>TED-Ed</text:p>
          </table:table-cell>
          <table:table-cell office:value-type="string" calcext:value-type="string">
            <text:p>ruM4Xxhx32U</text:p>
          </table:table-cell>
          <table:table-cell office:value-type="string" calcext:value-type="string">
            <text:p>UCsooa4yRKGN_zEE8iknghZA</text:p>
          </table:table-cell>
          <table:table-cell office:value-type="string" calcext:value-type="string">
            <text:p>https://www.youtube.com/watch?v=ruM4Xxhx32U</text:p>
          </table:table-cell>
          <table:table-cell office:value-type="date" office:date-value="2014-05-20T15:00:24" calcext:value-type="date">
            <text:p>20/05/14 15:00</text:p>
          </table:table-cell>
          <table:table-cell office:value-type="string" calcext:value-type="string">
            <text:p>How the heart actually pumps blood - Edmond Hui</text:p>
          </table:table-cell>
          <table:table-cell office:value-type="string" calcext:value-type="string">
            <text:p>View full lesson: http://ed.ted.com/lessons/how-the-heart-actually-pumps-blood-edmond-hui</text:p>
            <text:p/>
            <text:p>For most of history, scientists weren't quite sure why our hearts were beating or even what purpose they served. Eventually, we realized that these thumping organs serve the vital task of pumping clean blood throughout the body. But how? Edmond Hui investigates how it all works by taking a closer look at the heart's highly efficient ventricle system.</text:p>
            <text:p/>
            <text:p>Lesson by Edmond Hui, animation by Anton Bogaty.</text:p>
          </table:table-cell>
          <table:table-cell office:value-type="string" calcext:value-type="string">
            <text:p>{"Edmond Hui","Anton Bogaty",heart,"Leonardo Da Vinci (Author)",anatomy,"human anatomy","how heart works",organ,biology,blood,ventricle,TED,TED-Ed,"TED Ed",TEDEducation}</text:p>
          </table:table-cell>
          <table:table-cell office:value-type="string" calcext:value-type="string">
            <text:p>00:04:28</text:p>
          </table:table-cell>
          <table:table-cell office:value-type="date" office:date-value="2018-07-28T04:42:28.065" calcext:value-type="date">
            <text:p>28/07/18 04:42</text:p>
          </table:table-cell>
          <table:table-cell office:value-type="float" office:value="1802273" calcext:value-type="float">
            <text:p>1802273</text:p>
          </table:table-cell>
          <table:table-cell office:value-type="float" office:value="15287" calcext:value-type="float">
            <text:p>15287</text:p>
          </table:table-cell>
          <table:table-cell/>
        </table:table-row>
        <table:table-row table:style-name="ro3">
          <table:table-cell office:value-type="string" calcext:value-type="string">
            <text:p>TED-Ed</text:p>
          </table:table-cell>
          <table:table-cell office:value-type="string" calcext:value-type="string">
            <text:p>jLesc5lITvo</text:p>
          </table:table-cell>
          <table:table-cell office:value-type="string" calcext:value-type="string">
            <text:p>UCsooa4yRKGN_zEE8iknghZA</text:p>
          </table:table-cell>
          <table:table-cell office:value-type="string" calcext:value-type="string">
            <text:p>https://www.youtube.com/watch?v=jLesc5lITvo</text:p>
          </table:table-cell>
          <table:table-cell office:value-type="date" office:date-value="2016-10-25T15:01:38" calcext:value-type="date">
            <text:p>25/10/16 15:01</text:p>
          </table:table-cell>
          <table:table-cell office:value-type="string" calcext:value-type="string">
            <text:p>Platoâ€™s best (and worst) ideas - Wisecrack</text:p>
          </table:table-cell>
          <table:table-cell office:value-type="string" calcext:value-type="string">
            <text:p>View full lesson: http://ed.ted.com/lessons/plato-s-best-and-worst-ideas-wisecrack</text:p>
            <text:p/>
            <text:p>Check out Wisecrack's YouTube channel here: https://goo.gl/A5vb5K</text:p>
            <text:p/>
            <text:p>Few individuals have influenced the world and many of todayâ€™s thinkers like Plato. He created the first Western university and was teacher to Ancient Greeceâ€™s greatest minds, including Aristotle. But even he wasnâ€™t perfect. Along with his great ideas, Plato had a few that havenâ€™t exactly stood the test of time. Wisecrack gives a brief rundown of a few of Platoâ€™s best and worst ideas. </text:p>
            <text:p/>
            <text:p>Lesson by Wisecrack, animation by Aaron, Tom and Mathias Studios.</text:p>
          </table:table-cell>
          <table:table-cell office:value-type="string" calcext:value-type="string">
            <text:p>{Wisecrack,"wisecrack videos","Aaron Tom and Mathias Studios",plato,"plato's republic","philosopher king","footnotes to plato","plato's best and worst ideas",aristotle,"what is philosophy",utopia,justice,"plato theory of forms","greek philosophy","father of philosophy","ted ed philosophy","ideal forms",TED-Ed,TED,Teded,"Ted Education"}</text:p>
          </table:table-cell>
          <table:table-cell office:value-type="string" calcext:value-type="string">
            <text:p>00:04:49</text:p>
          </table:table-cell>
          <table:table-cell office:value-type="date" office:date-value="2018-07-28T04:43:30.232" calcext:value-type="date">
            <text:p>28/07/18 04:43</text:p>
          </table:table-cell>
          <table:table-cell office:value-type="float" office:value="1800454" calcext:value-type="float">
            <text:p>1800454</text:p>
          </table:table-cell>
          <table:table-cell office:value-type="float" office:value="18855" calcext:value-type="float">
            <text:p>18855</text:p>
          </table:table-cell>
          <table:table-cell/>
        </table:table-row>
        <table:table-row table:style-name="ro4">
          <table:table-cell office:value-type="string" calcext:value-type="string">
            <text:p>TED-Ed</text:p>
          </table:table-cell>
          <table:table-cell office:value-type="string" calcext:value-type="string">
            <text:p>g09BQes-B7E</text:p>
          </table:table-cell>
          <table:table-cell office:value-type="string" calcext:value-type="string">
            <text:p>UCsooa4yRKGN_zEE8iknghZA</text:p>
          </table:table-cell>
          <table:table-cell office:value-type="string" calcext:value-type="string">
            <text:p>https://www.youtube.com/watch?v=g09BQes-B7E</text:p>
          </table:table-cell>
          <table:table-cell office:value-type="date" office:date-value="2015-03-09T15:03:55" calcext:value-type="date">
            <text:p>09/03/15 15:03</text:p>
          </table:table-cell>
          <table:table-cell office:value-type="string" calcext:value-type="string">
            <text:p>How parasites change their host's behavior - Jaap de Roode</text:p>
          </table:table-cell>
          <table:table-cell office:value-type="string" calcext:value-type="string">
            <text:p>View full lesson: http://ed.ted.com/lessons/how-parasites-change-their-host-s-behavior-jaap-de-roode</text:p>
            <text:p/>
            <text:p>The biggest challenge in a parasiteâ€™s life is to move from one host to another. Intriguingly, many parasites have evolved the ability to manipulate the behavior of their hosts to improve their own survival -- sometimes even by direct brain control. Jaap de Roode details a few parasites that can really mess with the mind.</text:p>
            <text:p/>
            <text:p>Lesson by Jaap de Roode, animation by Andrew Foerster.</text:p>
          </table:table-cell>
          <table:table-cell office:value-type="string" calcext:value-type="string">
            <text:p>{TED,TED-Ed,TEDEducation,TEDx,"Brain Parasites",Parasite,Host,"Gordian worm",Rabies,Virus,"Rabies virus",Plasmodium,Malaria,Mosquito,Cat,Rat,"Toxoplasma Gondii (Organism Classification)",Crickets}</text:p>
          </table:table-cell>
          <table:table-cell office:value-type="string" calcext:value-type="string">
            <text:p>00:05:14</text:p>
          </table:table-cell>
          <table:table-cell office:value-type="date" office:date-value="2018-07-28T04:41:57.131" calcext:value-type="date">
            <text:p>28/07/18 04:41</text:p>
          </table:table-cell>
          <table:table-cell office:value-type="float" office:value="1800291" calcext:value-type="float">
            <text:p>1800291</text:p>
          </table:table-cell>
          <table:table-cell office:value-type="float" office:value="35059" calcext:value-type="float">
            <text:p>35059</text:p>
          </table:table-cell>
          <table:table-cell/>
        </table:table-row>
        <table:table-row table:style-name="ro4">
          <table:table-cell office:value-type="string" calcext:value-type="string">
            <text:p>TED-Ed</text:p>
          </table:table-cell>
          <table:table-cell office:value-type="string" calcext:value-type="string">
            <text:p>gVdY9KXF_Sg</text:p>
          </table:table-cell>
          <table:table-cell office:value-type="string" calcext:value-type="string">
            <text:p>UCsooa4yRKGN_zEE8iknghZA</text:p>
          </table:table-cell>
          <table:table-cell office:value-type="string" calcext:value-type="string">
            <text:p>https://www.youtube.com/watch?v=gVdY9KXF_Sg</text:p>
          </table:table-cell>
          <table:table-cell office:value-type="date" office:date-value="2016-04-19T15:04:42" calcext:value-type="date">
            <text:p>19/04/16 15:04</text:p>
          </table:table-cell>
          <table:table-cell office:value-type="string" calcext:value-type="string">
            <text:p>The surprising reason you feel awful when you're sick - Marco A. Sotomayor</text:p>
          </table:table-cell>
          <table:table-cell office:value-type="string" calcext:value-type="string">
            <text:p>View full lesson: http://ed.ted.com/lessons/the-surprising-reason-you-feel-awful-when-you-re-sick-marco-a-sotomayor</text:p>
            <text:p/>
            <text:p>It starts with a tickle in your throat that becomes a cough. Your muscles begin to ache, you grow irritable, and you lose your appetite. Itâ€™s official: youâ€™ve got the flu. Itâ€™s logical to assume that this miserable medley of symptoms is the result of the infection coursing through your body â€” but is that really the case? Marco A. Sotomayor explains whatâ€™s actually making you feel sick. </text:p>
            <text:p/>
            <text:p>Lesson by Marco A. Sotomayor, animation by Henrik Malmgren.</text:p>
          </table:table-cell>
          <table:table-cell office:value-type="string" calcext:value-type="string">
            <text:p>{"Marco A Sotomayor","Henrik Malmgren",Sickness,"Immune system","Immune response",symptoms,cytokines,infection,"TED Ed",TEDEducation,TED,TED-Ed}</text:p>
          </table:table-cell>
          <table:table-cell office:value-type="string" calcext:value-type="string">
            <text:p>00:05:01</text:p>
          </table:table-cell>
          <table:table-cell office:value-type="date" office:date-value="2018-07-28T04:41:26.217" calcext:value-type="date">
            <text:p>28/07/18 04:41</text:p>
          </table:table-cell>
          <table:table-cell office:value-type="float" office:value="1798445" calcext:value-type="float">
            <text:p>1798445</text:p>
          </table:table-cell>
          <table:table-cell office:value-type="float" office:value="10373" calcext:value-type="float">
            <text:p>10373</text:p>
          </table:table-cell>
          <table:table-cell/>
        </table:table-row>
        <table:table-row table:style-name="ro16">
          <table:table-cell office:value-type="string" calcext:value-type="string">
            <text:p>mathantics</text:p>
          </table:table-cell>
          <table:table-cell office:value-type="string" calcext:value-type="string">
            <text:p>xCdxURXMdFY</text:p>
          </table:table-cell>
          <table:table-cell office:value-type="string" calcext:value-type="string">
            <text:p>UCBuMwlP7kHkNxdPAqtFSJTw</text:p>
          </table:table-cell>
          <table:table-cell office:value-type="string" calcext:value-type="string">
            <text:p>https://www.youtube.com/watch?v=xCdxURXMdFY</text:p>
          </table:table-cell>
          <table:table-cell office:value-type="date" office:date-value="2014-05-13T01:23:06" calcext:value-type="date">
            <text:p>13/05/14 01:23</text:p>
          </table:table-cell>
          <table:table-cell office:value-type="string" calcext:value-type="string">
            <text:p>Math Antics - Area</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fraction,fractions,educational,"Math Antics",geometry,square,rectangle,triangle,area}</text:p>
          </table:table-cell>
          <table:table-cell office:value-type="string" calcext:value-type="string">
            <text:p>00:10:26</text:p>
          </table:table-cell>
          <table:table-cell office:value-type="date" office:date-value="2018-07-28T04:43:37.487" calcext:value-type="date">
            <text:p>28/07/18 04:43</text:p>
          </table:table-cell>
          <table:table-cell office:value-type="float" office:value="1798027" calcext:value-type="float">
            <text:p>1798027</text:p>
          </table:table-cell>
          <table:table-cell office:value-type="float" office:value="15730" calcext:value-type="float">
            <text:p>15730</text:p>
          </table:table-cell>
          <table:table-cell/>
        </table:table-row>
        <table:table-row table:style-name="ro24">
          <table:table-cell office:value-type="string" calcext:value-type="string">
            <text:p>minutephysics</text:p>
          </table:table-cell>
          <table:table-cell office:value-type="string" calcext:value-type="string">
            <text:p>v6o2bUPdxV0</text:p>
          </table:table-cell>
          <table:table-cell office:value-type="string" calcext:value-type="string">
            <text:p>UCUHW94eEFW7hkUMVaZz4eDg</text:p>
          </table:table-cell>
          <table:table-cell office:value-type="string" calcext:value-type="string">
            <text:p>https://www.youtube.com/watch?v=v6o2bUPdxV0</text:p>
          </table:table-cell>
          <table:table-cell office:value-type="date" office:date-value="2011-10-05T10:55:57" calcext:value-type="date">
            <text:p>05/10/11 10:55</text:p>
          </table:table-cell>
          <table:table-cell office:value-type="string" calcext:value-type="string">
            <text:p>2011 Nobel Prize: Dark Energy feat. Sean Carroll</text:p>
          </table:table-cell>
          <table:table-cell office:value-type="string" calcext:value-type="string">
            <text:p>Guest narrator Sean Carroll of Caltech describes dark energy and the acceleration of the universe, the discovery of which was awarded the 2011 Nobel Prize in Physics on October 4th.</text:p>
            <text:p/>
            <text:p>Tweet it - http://bit.ly/oCD2jo </text:p>
            <text:p>Facebook it - http://on.fb.me/oagPm3   </text:p>
            <text:p/>
            <text:p>minutephysics is now on Google+ - http://bit.ly/qzEwc6 </text:p>
            <text:p>And facebook - http://facebook.com/minutephysics</text:p>
            <text:p/>
            <text:p>Minute Physics provides an energetic and entertaining view of old and new problems in physics -- all in a minute!</text:p>
            <text:p/>
            <text:p>Music by Nathaniel Schroeder</text:p>
            <text:p>youtube: http://bit.ly/pakJLE</text:p>
            <text:p>myspace: http://mysp.ac/qtmZQj</text:p>
            <text:p/>
            <text:p>Portuguese translation by Igor Zolnerkevic Created by Henry Reich</text:p>
          </table:table-cell>
          <table:table-cell office:value-type="string" calcext:value-type="string">
            <text:p>{"Guest appearance","Dark energy","Nobel Prize",Minutephysics,accelerating,acceleration,universe,Saul,Perlmutter,Brian,Schmidt,Adam,Riess,Henry,Reich,xkcd,rsanimate,dark,matter,schrodinger's,cat,schrÃ¶dinger,what,is,fire?,physics,2011}</text:p>
          </table:table-cell>
          <table:table-cell office:value-type="string" calcext:value-type="string">
            <text:p>00:01:39</text:p>
          </table:table-cell>
          <table:table-cell office:value-type="date" office:date-value="2018-07-28T04:41:32.297" calcext:value-type="date">
            <text:p>28/07/18 04:41</text:p>
          </table:table-cell>
          <table:table-cell office:value-type="float" office:value="1795701" calcext:value-type="float">
            <text:p>1795701</text:p>
          </table:table-cell>
          <table:table-cell office:value-type="float" office:value="872" calcext:value-type="float">
            <text:p>872</text:p>
          </table:table-cell>
          <table:table-cell/>
        </table:table-row>
        <table:table-row table:style-name="ro10">
          <table:table-cell office:value-type="string" calcext:value-type="string">
            <text:p>Khan Academy</text:p>
          </table:table-cell>
          <table:table-cell office:value-type="string" calcext:value-type="string">
            <text:p>h8EYEJ32oQ8</text:p>
          </table:table-cell>
          <table:table-cell office:value-type="string" calcext:value-type="string">
            <text:p>UC4a-Gbdw7vOaccHmFo40b9g</text:p>
          </table:table-cell>
          <table:table-cell office:value-type="string" calcext:value-type="string">
            <text:p>https://www.youtube.com/watch?v=h8EYEJ32oQ8</text:p>
          </table:table-cell>
          <table:table-cell office:value-type="date" office:date-value="2012-11-16T15:08:06" calcext:value-type="date">
            <text:p>16/11/12 15:08</text:p>
          </table:table-cell>
          <table:table-cell office:value-type="string" calcext:value-type="string">
            <text:p>Statistics intro: Mean, median, and mode | Data and statistics | 6th grade | Khan Academy</text:p>
          </table:table-cell>
          <table:table-cell office:value-type="string" calcext:value-type="string">
            <text:p>This is a fantastic intro to the basics of statistics. Our focus here is to help you understand the core concepts of arithmetic mean, median, and mode.</text:p>
            <text:p/>
            <text:p>Practice this lesson yourself on KhanAcademy.org right now: </text:p>
            <text:p>https://www.khanacademy.org/math/cc-sixth-grade-math/cc-6th-data-statistics/mean-and-median/e/calculating-the-mean?utm_source=YT&amp;utm_medium=Desc&amp;utm_campaign=6thgrade</text:p>
            <text:p/>
            <text:p>Watch the next lesson: https://www.khanacademy.org/math/cc-sixth-grade-math/cc-6th-data-statistics/mean-and-median/v/mean-median-and-mode?utm_source=YT&amp;utm_medium=Desc&amp;utm_campaign=6thgrade</text:p>
            <text:p/>
            <text:p>Missed the previous lesson? https://www.khanacademy.org/math/cc-sixth-grade-math/cc-6th-data-statistics/histograms/v/interpreting-histograms?utm_source=YT&amp;utm_medium=Desc&amp;utm_campaign=6thgrade</text:p>
            <text:p/>
            <text:p>Grade 6th on Khan Academy: By the 6th grade, you're becoming a sophisticated mathemagician. You'll be able to add, subtract, multiply, and divide any non-negative numbers (including decimals and fractions) that any grumpy ogre throws at you. Mind-blowing ideas like exponents (you saw these briefly in the 5th grade), ratios, percents, negative numbers, and variable expressions will start being in your comfort zone. Most importantly, the algebraic side of mathematics is a whole new kind of fun! And if that is not enough, we are going to continue with our understanding of ideas like the coordinate plane (from 5th grade) and area while beginning to derive meaning from data! (Content was selected for this grade level based on a typical curriculum in the United State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Ã‚Â‰ÃƒÂ›Ã‚Âªs 6th grade channel:</text:p>
            <text:p>https://www.youtube.com/channel/UCnif494Ay2S-PuYlDVrOwYQ?sub_confirmation=1</text:p>
            <text:p>Subscribe to Khan Academy: https://www.youtube.com/subscription_center?add_user=khanacademy</text:p>
          </table:table-cell>
          <table:table-cell/>
          <table:table-cell office:value-type="string" calcext:value-type="string">
            <text:p>00:08:54</text:p>
          </table:table-cell>
          <table:table-cell office:value-type="date" office:date-value="2018-07-28T04:43:24.051" calcext:value-type="date">
            <text:p>28/07/18 04:43</text:p>
          </table:table-cell>
          <table:table-cell office:value-type="float" office:value="1792493" calcext:value-type="float">
            <text:p>1792493</text:p>
          </table:table-cell>
          <table:table-cell office:value-type="float" office:value="6032" calcext:value-type="float">
            <text:p>6032</text:p>
          </table:table-cell>
          <table:table-cell/>
        </table:table-row>
        <table:table-row table:style-name="ro14">
          <table:table-cell office:value-type="string" calcext:value-type="string">
            <text:p>Numberphile</text:p>
          </table:table-cell>
          <table:table-cell office:value-type="string" calcext:value-type="string">
            <text:p>3WHBlPvK3Ek</text:p>
          </table:table-cell>
          <table:table-cell office:value-type="string" calcext:value-type="string">
            <text:p>UCoxcjq-8xIDTYp3uz647V5A</text:p>
          </table:table-cell>
          <table:table-cell office:value-type="string" calcext:value-type="string">
            <text:p>https://www.youtube.com/watch?v=3WHBlPvK3Ek</text:p>
          </table:table-cell>
          <table:table-cell office:value-type="date" office:date-value="2015-07-16T16:01:01" calcext:value-type="date">
            <text:p>16/07/15 16:01</text:p>
          </table:table-cell>
          <table:table-cell office:value-type="string" calcext:value-type="string">
            <text:p>A Game for the Elliptical Pool Table - Numberphile</text:p>
          </table:table-cell>
          <table:table-cell office:value-type="string" calcext:value-type="string">
            <text:p>Video explaining the elliptical pool table: http://youtu.be/4KHCuXN2F3I</text:p>
            <text:p>More links &amp; stuff in full description below â†“â†“â†“</text:p>
            <text:p/>
            <text:p>And some extra footage: http://youtu.be/pulp55gTKGE</text:p>
            <text:p>Alex Bellos' Loop Table website: http://www.loop-the-game.com</text:p>
            <text:p/>
            <text:p>Alex discusses the topic in his book Alex Through the Looking-Glass (UK) and The Grapes of Math (US)... http://bit.ly/BellosBooks</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Billiard Table (Sports Equipment)","Pool (Sport)",elliptical,"pool table",loop,"Snooker (Sport)"}</text:p>
          </table:table-cell>
          <table:table-cell office:value-type="string" calcext:value-type="string">
            <text:p>00:05:53</text:p>
          </table:table-cell>
          <table:table-cell office:value-type="date" office:date-value="2018-07-28T04:44:26.148" calcext:value-type="date">
            <text:p>28/07/18 04:44</text:p>
          </table:table-cell>
          <table:table-cell office:value-type="float" office:value="1790590" calcext:value-type="float">
            <text:p>1790590</text:p>
          </table:table-cell>
          <table:table-cell office:value-type="float" office:value="3211" calcext:value-type="float">
            <text:p>3211</text:p>
          </table:table-cell>
          <table:table-cell/>
        </table:table-row>
        <table:table-row table:style-name="ro15">
          <table:table-cell office:value-type="string" calcext:value-type="string">
            <text:p>minutephysics</text:p>
          </table:table-cell>
          <table:table-cell office:value-type="string" calcext:value-type="string">
            <text:p>53glKEPzElA</text:p>
          </table:table-cell>
          <table:table-cell office:value-type="string" calcext:value-type="string">
            <text:p>UCUHW94eEFW7hkUMVaZz4eDg</text:p>
          </table:table-cell>
          <table:table-cell office:value-type="string" calcext:value-type="string">
            <text:p>https://www.youtube.com/watch?v=53glKEPzElA</text:p>
          </table:table-cell>
          <table:table-cell office:value-type="date" office:date-value="2012-02-28T13:07:06" calcext:value-type="date">
            <text:p>28/02/12 13:07</text:p>
          </table:table-cell>
          <table:table-cell office:value-type="string" calcext:value-type="string">
            <text:p>What are years... and the galactic supermassive black hole!</text:p>
          </table:table-cell>
          <table:table-cell office:value-type="string" calcext:value-type="string">
            <text:p>It's leap year time... so what are years, anyway? And what do they have to do with the supermassive black hole in the core of the milky way?</text:p>
            <text:p/>
            <text:p>Mr. Grey, of course: http://www.youtube.com/cgpgrey</text:p>
            <text:p/>
            <text:p>Thanks to the UCLA Galactic Center: http://www.astro.ucla.edu/~ghezgroup/gc/</text:p>
            <text:p>Their images/animations were created by Prof. Andrea Ghez and her research team at UCLA and are from data sets obtained with the W. M. Keck Telescopes.</text:p>
            <text:p>(and I must note that the images included in this video are of simulated accuracy based on anticipated upgrades to the interferometry system - the current real images are equally impressive but slightly less clear: http://www.astro.ucla.edu/~ghezgroup/gc/pictures/Future_GCorbits.shtml )</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NEW ALBUM!! -- http://juliansaporiti.bandcamp.com/album/lusitania</text:p>
            <text:p>youtube: http://bit.ly/pakJLE</text:p>
            <text:p/>
            <text:p>Thanks to Nima Doroud and Alex Yale for contributions and to Perimeter Institute for support. Created by Henry Reich</text:p>
          </table:table-cell>
          <table:table-cell office:value-type="string" calcext:value-type="string">
            <text:p>{supermassive,massive,black,hole,"milky way",leap,year,seasons,elliptical,matter,jesus,mozart,archimedes,fermion,boson,"standard model","theory of everything",theory,quark,rocket,science,geology,Tides,gravity,moon,einstein,Neutrino,light,photon,cern,lhc,higgs,electron,time,atomic,special,relativity,atom,nuclear,"General Relativity",Energy,color,Dark,energy,Nobel,Prize,Minutephysics,minute,physics,Henry,Reich,universe,xkcd,RSAnimate,dark,cat,schrodinger,fire,Drawing,Educational}</text:p>
          </table:table-cell>
          <table:table-cell office:value-type="string" calcext:value-type="string">
            <text:p>00:01:53</text:p>
          </table:table-cell>
          <table:table-cell office:value-type="date" office:date-value="2018-07-28T04:44:44.536" calcext:value-type="date">
            <text:p>28/07/18 04:44</text:p>
          </table:table-cell>
          <table:table-cell office:value-type="float" office:value="1787997" calcext:value-type="float">
            <text:p>1787997</text:p>
          </table:table-cell>
          <table:table-cell office:value-type="float" office:value="641" calcext:value-type="float">
            <text:p>641</text:p>
          </table:table-cell>
          <table:table-cell/>
        </table:table-row>
        <table:table-row table:style-name="ro6">
          <table:table-cell office:value-type="string" calcext:value-type="string">
            <text:p>Vihart</text:p>
          </table:table-cell>
          <table:table-cell office:value-type="string" calcext:value-type="string">
            <text:p>AmN0YyaTD60</text:p>
          </table:table-cell>
          <table:table-cell office:value-type="string" calcext:value-type="string">
            <text:p>UCOGeU-1Fig3rrDjhm9Zs_wg</text:p>
          </table:table-cell>
          <table:table-cell office:value-type="string" calcext:value-type="string">
            <text:p>https://www.youtube.com/watch?v=AmN0YyaTD60</text:p>
          </table:table-cell>
          <table:table-cell office:value-type="date" office:date-value="2012-10-15T15:39:28" calcext:value-type="date">
            <text:p>15/10/12 15:39</text:p>
          </table:table-cell>
          <table:table-cell office:value-type="string" calcext:value-type="string">
            <text:p>Hexaflexagon Safety Guide</text:p>
          </table:table-cell>
          <table:table-cell office:value-type="string" calcext:value-type="string">
            <text:p>Don't let a flexigatastrophe happen to you! </text:p>
            <text:p>Flex Mex: http://youtu.be/GTwrVAbV56o</text:p>
            <text:p/>
            <text:p>Happy Hexaflexagon Month, in honor of Martin Gardner. Yes, we've been encouraging recreational use of hexaflexagons and even hexaflexagon parties to happen on Oct. 21, but be sure to flex responsibly.</text:p>
            <text:p/>
            <text:p>This is my third hexaflexagon video this month. The first two are also awesome.</text:p>
            <text:p>Hexaflexagons: http://youtu.be/VIVIegSt81k </text:p>
            <text:p>Hexaflexagons 2: http://youtu.be/paQ10POrZh8</text:p>
            <text:p/>
            <text:p>To learn more about flexagons, Martin Gardner, or hosting a hexaflexagon party, go here: http://www.puzzles.com/hexaflexagon</text:p>
            <text:p/>
            <text:p>I stole the "hexaflexadyslexia" joke from @matthetube: https://twitter.com/matthetube/status/255446894128529408</text:p>
            <text:p/>
            <text:p>I'm @vihartvihart. Happy Flexing!</text:p>
            <text:p/>
            <text:p>My personal website, which you might like: http://vihart.com</text:p>
          </table:table-cell>
          <table:table-cell office:value-type="string" calcext:value-type="string">
            <text:p>{flexagons,hexaflexagons,mathematics,origami,vihart,"vi hart",geometry}</text:p>
          </table:table-cell>
          <table:table-cell office:value-type="string" calcext:value-type="string">
            <text:p>00:04:09</text:p>
          </table:table-cell>
          <table:table-cell office:value-type="date" office:date-value="2018-07-28T04:42:09.653" calcext:value-type="date">
            <text:p>28/07/18 04:42</text:p>
          </table:table-cell>
          <table:table-cell office:value-type="float" office:value="1785569" calcext:value-type="float">
            <text:p>1785569</text:p>
          </table:table-cell>
          <table:table-cell office:value-type="float" office:value="3754" calcext:value-type="float">
            <text:p>3754</text:p>
          </table:table-cell>
          <table:table-cell/>
        </table:table-row>
        <table:table-row table:style-name="ro1">
          <table:table-cell office:value-type="string" calcext:value-type="string">
            <text:p>tecmath</text:p>
          </table:table-cell>
          <table:table-cell office:value-type="string" calcext:value-type="string">
            <text:p>jI81WXyFrL0</text:p>
          </table:table-cell>
          <table:table-cell office:value-type="string" calcext:value-type="string">
            <text:p>UCb7w5aTnt7YeXBcVCY0mgFw</text:p>
          </table:table-cell>
          <table:table-cell office:value-type="string" calcext:value-type="string">
            <text:p>https://www.youtube.com/watch?v=jI81WXyFrL0</text:p>
          </table:table-cell>
          <table:table-cell office:value-type="date" office:date-value="2015-03-04T02:59:48" calcext:value-type="date">
            <text:p>04/03/15 02:59</text:p>
          </table:table-cell>
          <table:table-cell office:value-type="string" calcext:value-type="string">
            <text:p>Trick for doing trigonometry mentally!</text:p>
          </table:table-cell>
          <table:table-cell office:value-type="string" calcext:value-type="string">
            <text:p>This fast math trick can be used to mentally work out the main basic trigonometric ratios instantly! <text:s/>With this fast mental math technique you can work out the sin, the cos, and even the tan of the most common angles in no time at all! <text:s/>Become the trigonometry master!</text:p>
          </table:table-cell>
          <table:table-cell office:value-type="string" calcext:value-type="string">
            <text:p>{math,maths,trigonometry,trig,sin,cos,tan,"basic trigonometry",mental}</text:p>
          </table:table-cell>
          <table:table-cell office:value-type="string" calcext:value-type="string">
            <text:p>00:05:02</text:p>
          </table:table-cell>
          <table:table-cell office:value-type="date" office:date-value="2018-07-28T04:41:44.803" calcext:value-type="date">
            <text:p>28/07/18 04:41</text:p>
          </table:table-cell>
          <table:table-cell office:value-type="float" office:value="1780541" calcext:value-type="float">
            <text:p>1780541</text:p>
          </table:table-cell>
          <table:table-cell office:value-type="float" office:value="26493" calcext:value-type="float">
            <text:p>26493</text:p>
          </table:table-cell>
          <table:table-cell/>
        </table:table-row>
        <table:table-row table:style-name="ro22">
          <table:table-cell office:value-type="string" calcext:value-type="string">
            <text:p>Khan Academy</text:p>
          </table:table-cell>
          <table:table-cell office:value-type="string" calcext:value-type="string">
            <text:p>F21S9Wpi0y8</text:p>
          </table:table-cell>
          <table:table-cell office:value-type="string" calcext:value-type="string">
            <text:p>UC4a-Gbdw7vOaccHmFo40b9g</text:p>
          </table:table-cell>
          <table:table-cell office:value-type="string" calcext:value-type="string">
            <text:p>https://www.youtube.com/watch?v=F21S9Wpi0y8</text:p>
          </table:table-cell>
          <table:table-cell office:value-type="date" office:date-value="2007-08-13T23:59:16" calcext:value-type="date">
            <text:p>13/08/07 23:59</text:p>
          </table:table-cell>
          <table:table-cell office:value-type="string" calcext:value-type="string">
            <text:p>Basic Trigonometry</text:p>
          </table:table-cell>
          <table:table-cell office:value-type="string" calcext:value-type="string">
            <text:p>An introduction to trigonometric functions: sine, cosine, and tangent.</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office:value-type="string" calcext:value-type="string">
            <text:p>{Math,trig,trigonometry,precalculus,khan}</text:p>
          </table:table-cell>
          <table:table-cell office:value-type="string" calcext:value-type="string">
            <text:p>00:08:45</text:p>
          </table:table-cell>
          <table:table-cell office:value-type="date" office:date-value="2018-07-28T04:45:15.335" calcext:value-type="date">
            <text:p>28/07/18 04:45</text:p>
          </table:table-cell>
          <table:table-cell office:value-type="float" office:value="1777256" calcext:value-type="float">
            <text:p>1777256</text:p>
          </table:table-cell>
          <table:table-cell office:value-type="float" office:value="8690" calcext:value-type="float">
            <text:p>8690</text:p>
          </table:table-cell>
          <table:table-cell/>
        </table:table-row>
        <table:table-row table:style-name="ro1">
          <table:table-cell office:value-type="string" calcext:value-type="string">
            <text:p>tecmath</text:p>
          </table:table-cell>
          <table:table-cell office:value-type="string" calcext:value-type="string">
            <text:p>fdEcZqJQoaA</text:p>
          </table:table-cell>
          <table:table-cell office:value-type="string" calcext:value-type="string">
            <text:p>UCb7w5aTnt7YeXBcVCY0mgFw</text:p>
          </table:table-cell>
          <table:table-cell office:value-type="string" calcext:value-type="string">
            <text:p>https://www.youtube.com/watch?v=fdEcZqJQoaA</text:p>
          </table:table-cell>
          <table:table-cell office:value-type="date" office:date-value="2014-03-14T05:18:52" calcext:value-type="date">
            <text:p>14/03/14 05:18</text:p>
          </table:table-cell>
          <table:table-cell office:value-type="string" calcext:value-type="string">
            <text:p>Math tricks for fast calculation</text:p>
          </table:table-cell>
          <table:table-cell office:value-type="string" calcext:value-type="string">
            <text:p>This fast math trick can be used to multiply any number by 5, 25 or 125 easily.</text:p>
          </table:table-cell>
          <table:table-cell office:value-type="string" calcext:value-type="string">
            <text:p>{math,tricks,multiplication,Trick,Calculation}</text:p>
          </table:table-cell>
          <table:table-cell office:value-type="string" calcext:value-type="string">
            <text:p>00:07:58</text:p>
          </table:table-cell>
          <table:table-cell office:value-type="date" office:date-value="2018-07-28T04:44:56.887" calcext:value-type="date">
            <text:p>28/07/18 04:44</text:p>
          </table:table-cell>
          <table:table-cell office:value-type="float" office:value="1773971" calcext:value-type="float">
            <text:p>1773971</text:p>
          </table:table-cell>
          <table:table-cell office:value-type="float" office:value="6114" calcext:value-type="float">
            <text:p>6114</text:p>
          </table:table-cell>
          <table:table-cell/>
        </table:table-row>
        <table:table-row table:style-name="ro1">
          <table:table-cell office:value-type="string" calcext:value-type="string">
            <text:p>Math Meeting</text:p>
          </table:table-cell>
          <table:table-cell office:value-type="string" calcext:value-type="string">
            <text:p>HlEx1TN-dqY</text:p>
          </table:table-cell>
          <table:table-cell office:value-type="string" calcext:value-type="string">
            <text:p>UC5mq4Ywd0lPPQJnK_5gq-yA</text:p>
          </table:table-cell>
          <table:table-cell office:value-type="string" calcext:value-type="string">
            <text:p>https://www.youtube.com/watch?v=HlEx1TN-dqY</text:p>
          </table:table-cell>
          <table:table-cell office:value-type="date" office:date-value="2012-05-07T00:25:51" calcext:value-type="date">
            <text:p>07/05/12 00:25</text:p>
          </table:table-cell>
          <table:table-cell office:value-type="string" calcext:value-type="string">
            <text:p>Dividing Decimals</text:p>
          </table:table-cell>
          <table:table-cell office:value-type="string" calcext:value-type="string">
            <text:p>Dividing decimals, step by step, examples. For more free math videos visit http://MathMeeting.com.</text:p>
          </table:table-cell>
          <table:table-cell office:value-type="string" calcext:value-type="string">
            <text:p>{"divide decimals",decimal,division,math,Mathmeeting}</text:p>
          </table:table-cell>
          <table:table-cell office:value-type="string" calcext:value-type="string">
            <text:p>00:04:38</text:p>
          </table:table-cell>
          <table:table-cell office:value-type="date" office:date-value="2018-07-28T04:41:57.193" calcext:value-type="date">
            <text:p>28/07/18 04:41</text:p>
          </table:table-cell>
          <table:table-cell office:value-type="float" office:value="1772078" calcext:value-type="float">
            <text:p>1772078</text:p>
          </table:table-cell>
          <table:table-cell office:value-type="float" office:value="20562" calcext:value-type="float">
            <text:p>20562</text:p>
          </table:table-cell>
          <table:table-cell/>
        </table:table-row>
        <table:table-row table:style-name="ro15">
          <table:table-cell office:value-type="string" calcext:value-type="string">
            <text:p>Khan Academy</text:p>
          </table:table-cell>
          <table:table-cell office:value-type="string" calcext:value-type="string">
            <text:p>eF6zYNzlZKQ</text:p>
          </table:table-cell>
          <table:table-cell office:value-type="string" calcext:value-type="string">
            <text:p>UC4a-Gbdw7vOaccHmFo40b9g</text:p>
          </table:table-cell>
          <table:table-cell office:value-type="string" calcext:value-type="string">
            <text:p>https://www.youtube.com/watch?v=eF6zYNzlZKQ</text:p>
          </table:table-cell>
          <table:table-cell office:value-type="date" office:date-value="2010-04-09T20:31:43" calcext:value-type="date">
            <text:p>09/04/10 20:31</text:p>
          </table:table-cell>
          <table:table-cell office:value-type="string" calcext:value-type="string">
            <text:p>More examples of factoring quadratics with a leading coefficient of 1 | Algebra II | Khan Academy</text:p>
          </table:table-cell>
          <table:table-cell office:value-type="string" calcext:value-type="string">
            <text:p>Can't get enough of Sal factoring simple quadratics? Here's a handful of examples just for you!</text:p>
            <text:p/>
            <text:p>Practice this lesson yourself on KhanAcademy.org right now: </text:p>
            <text:p>https://www.khanacademy.org/math/algebra2/polynomial_and_rational/quad_factoring/e/factoring_polynomials_1?utm_source=YT&amp;utm_medium=Desc&amp;utm_campaign=AlgebraII</text:p>
            <text:p/>
            <text:p>Watch the next lesson: https://www.khanacademy.org/math/algebra2/polynomial_and_rational/quad_factoring/v/factoring-polynomials-1?utm_source=YT&amp;utm_medium=Desc&amp;utm_campaign=AlgebraII</text:p>
            <text:p/>
            <text:p>Missed the previous lesson? </text:p>
            <text:p>https://www.khanacademy.org/math/algebra2/functions_and_graphs/mathy-functions/v/linear-algebra-introduction-to-the-inverse-of-a-function?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16:30</text:p>
          </table:table-cell>
          <table:table-cell office:value-type="date" office:date-value="2018-07-28T04:44:01.86" calcext:value-type="date">
            <text:p>28/07/18 04:44</text:p>
          </table:table-cell>
          <table:table-cell office:value-type="float" office:value="1771325" calcext:value-type="float">
            <text:p>1771325</text:p>
          </table:table-cell>
          <table:table-cell office:value-type="float" office:value="4361" calcext:value-type="float">
            <text:p>4361</text:p>
          </table:table-cell>
          <table:table-cell/>
        </table:table-row>
        <table:table-row table:style-name="ro7">
          <table:table-cell office:value-type="string" calcext:value-type="string">
            <text:p>Khan Academy</text:p>
          </table:table-cell>
          <table:table-cell office:value-type="string" calcext:value-type="string">
            <text:p>NQSN00zL5gg</text:p>
          </table:table-cell>
          <table:table-cell office:value-type="string" calcext:value-type="string">
            <text:p>UC4a-Gbdw7vOaccHmFo40b9g</text:p>
          </table:table-cell>
          <table:table-cell office:value-type="string" calcext:value-type="string">
            <text:p>https://www.youtube.com/watch?v=NQSN00zL5gg</text:p>
          </table:table-cell>
          <table:table-cell office:value-type="date" office:date-value="2015-08-10T22:23:53" calcext:value-type="date">
            <text:p>10/08/15 22:23</text:p>
          </table:table-cell>
          <table:table-cell office:value-type="string" calcext:value-type="string">
            <text:p>Adding and subtracting negative numbers | Pre-Algebra | Khan Academy</text:p>
          </table:table-cell>
          <table:table-cell office:value-type="string" calcext:value-type="string">
            <text:p>Learn how to add and subtract negative numbers. The problems solved in this video are 2 - 3 = -1 and -2 - 3 = -5 and -2 + 3 = 1 and 2 - (-3) = 5 and -2 - (-3).</text:p>
            <text:p/>
            <text:p>Practice this lesson yourself on KhanAcademy.org right now: https://www.khanacademy.org/math/pre-algebra/negatives-absolute-value-pre-alg/add-subtract-negatives-pre-alg/e/adding_negative_numbers?utm_source=YT&amp;utm_medium=Desc&amp;utm_campaign=PreAlgebra</text:p>
            <text:p/>
            <text:p>Watch the next lesson: https://www.khanacademy.org/math/pre-algebra/negatives-absolute-value-pre-alg/add-subtract-negatives-pre-alg/v/adding-negative-numbers?utm_source=YT&amp;utm_medium=Desc&amp;utm_campaign=PreAlgebra</text:p>
            <text:p/>
            <text:p>Missed the previous lesson? </text:p>
            <text:p>https://www.khanacademy.org/math/pre-algebra/negatives-absolute-value-pre-alg/add-sub-negatives-pre-alg/v/ordering-negative-number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4:07</text:p>
          </table:table-cell>
          <table:table-cell office:value-type="date" office:date-value="2018-07-28T04:42:59.894" calcext:value-type="date">
            <text:p>28/07/18 04:43</text:p>
          </table:table-cell>
          <table:table-cell office:value-type="float" office:value="1769779" calcext:value-type="float">
            <text:p>1769779</text:p>
          </table:table-cell>
          <table:table-cell office:value-type="float" office:value="1810" calcext:value-type="float">
            <text:p>1810</text:p>
          </table:table-cell>
          <table:table-cell/>
        </table:table-row>
        <table:table-row table:style-name="ro23">
          <table:table-cell office:value-type="string" calcext:value-type="string">
            <text:p>Numberphile</text:p>
          </table:table-cell>
          <table:table-cell office:value-type="string" calcext:value-type="string">
            <text:p>MlyTq-xVkQE</text:p>
          </table:table-cell>
          <table:table-cell office:value-type="string" calcext:value-type="string">
            <text:p>UCoxcjq-8xIDTYp3uz647V5A</text:p>
          </table:table-cell>
          <table:table-cell office:value-type="string" calcext:value-type="string">
            <text:p>https://www.youtube.com/watch?v=MlyTq-xVkQE</text:p>
          </table:table-cell>
          <table:table-cell office:value-type="date" office:date-value="2012-01-24T09:31:38" calcext:value-type="date">
            <text:p>24/01/12 09:31</text:p>
          </table:table-cell>
          <table:table-cell office:value-type="string" calcext:value-type="string">
            <text:p>17 and Sudoku Clues - Numberphile</text:p>
          </table:table-cell>
          <table:table-cell office:value-type="string" calcext:value-type="string">
            <text:p>17 is the minimum number of clues required to give a unique sudoku solution - but how did mathematicians prove this?</text:p>
            <text:p>Featuring James Grime.</text:p>
            <text:p>More links &amp; stuff in full description below â†“â†“â†“</text:p>
            <text:p/>
            <text:p>Dr James Grime discusses a recent paper which cracked the problem. The paper being discussed by McGuire and others is at http://arxiv.org/abs/1201.0749</text:p>
            <text:p/>
            <text:p>James Grime's website is at http://singingbanana.com/</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sudoku,puzzle,"sudoku clues",numberphile,"number phile",number,numbers,maths,mathematics,mathematical,numerals,count,"counting Mathematics"}</text:p>
          </table:table-cell>
          <table:table-cell office:value-type="string" calcext:value-type="string">
            <text:p>00:08:41</text:p>
          </table:table-cell>
          <table:table-cell office:value-type="date" office:date-value="2018-07-28T04:44:26.132" calcext:value-type="date">
            <text:p>28/07/18 04:44</text:p>
          </table:table-cell>
          <table:table-cell office:value-type="float" office:value="1768430" calcext:value-type="float">
            <text:p>1768430</text:p>
          </table:table-cell>
          <table:table-cell office:value-type="float" office:value="2379" calcext:value-type="float">
            <text:p>2379</text:p>
          </table:table-cell>
          <table:table-cell/>
        </table:table-row>
        <table:table-row table:style-name="ro6">
          <table:table-cell office:value-type="string" calcext:value-type="string">
            <text:p>Khan Academy</text:p>
          </table:table-cell>
          <table:table-cell office:value-type="string" calcext:value-type="string">
            <text:p>uhxtUt_-GyM</text:p>
          </table:table-cell>
          <table:table-cell office:value-type="string" calcext:value-type="string">
            <text:p>UC4a-Gbdw7vOaccHmFo40b9g</text:p>
          </table:table-cell>
          <table:table-cell office:value-type="string" calcext:value-type="string">
            <text:p>https://www.youtube.com/watch?v=uhxtUt_-GyM</text:p>
          </table:table-cell>
          <table:table-cell office:value-type="date" office:date-value="2009-01-20T02:43:39" calcext:value-type="date">
            <text:p>20/01/09 02:43</text:p>
          </table:table-cell>
          <table:table-cell office:value-type="string" calcext:value-type="string">
            <text:p>Statistics: The average | Descriptive statistics | Probability and Statistics | Khan Academy</text:p>
          </table:table-cell>
          <table:table-cell office:value-type="string" calcext:value-type="string">
            <text:p>Introduction to descriptive statistics and central tendency. Ways to measure the average of a set: median, mean, mode</text:p>
            <text:p/>
            <text:p>Watch the next lesson: https://www.khanacademy.org/math/probability/descriptive-statistics/old-stats-videos/v/statistics-variance-of-a-population?utm_source=YT&amp;utm_medium=Desc&amp;utm_campaign=ProbabilityandStatistics</text:p>
            <text:p/>
            <text:p>Missed the previous lesson? </text:p>
            <text:p>https://www.khanacademy.org/math/probability/descriptive-statistics/variance_std_deviation/v/statistics-alternate-variance-formulas?utm_source=YT&amp;utm_medium=Desc&amp;utm_campaign=ProbabilityandStatistics</text:p>
            <text:p/>
            <text:p>Probability and statistics on Khan Academy: We dare you to go through a day in which you never consider or use probability. Did you check the weather forecast? Busted! Did you decide to go through the drive through lane vs walk in? Busted again! We are constantly creating hypotheses, making predictions, testing, and analyzing. Our lives are full of probabilities! Statistics is related to probability because much of the data we use when determining probable outcomes comes from our understanding of statistics. In these tutorials, we will cover a range of topics, some which include: independent events, dependent probability, combinatorics, hypothesis testing, descriptive statistics, random variables, probability distributions, regression, and inferential statistics. So buckle up and hop on for a wild ride. We bet you're going to be challenged AND love it!</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obability and Statistics channel:</text:p>
            <text:p>https://www.youtube.com/channel/UCRXuOXLW3LcQLWvxbZiIZ0w?sub_confirmation=1</text:p>
            <text:p>Subscribe to KhanAcademy: https://www.youtube.com/subscription_center?add_user=khanacademy</text:p>
          </table:table-cell>
          <table:table-cell/>
          <table:table-cell office:value-type="string" calcext:value-type="string">
            <text:p>00:12:35</text:p>
          </table:table-cell>
          <table:table-cell office:value-type="date" office:date-value="2018-07-28T04:44:19.993" calcext:value-type="date">
            <text:p>28/07/18 04:44</text:p>
          </table:table-cell>
          <table:table-cell office:value-type="float" office:value="1759904" calcext:value-type="float">
            <text:p>1759904</text:p>
          </table:table-cell>
          <table:table-cell office:value-type="float" office:value="8044" calcext:value-type="float">
            <text:p>8044</text:p>
          </table:table-cell>
          <table:table-cell/>
        </table:table-row>
        <table:table-row table:style-name="ro4">
          <table:table-cell office:value-type="string" calcext:value-type="string">
            <text:p>TED-Ed</text:p>
          </table:table-cell>
          <table:table-cell office:value-type="string" calcext:value-type="string">
            <text:p>JO4_VHM69oI</text:p>
          </table:table-cell>
          <table:table-cell office:value-type="string" calcext:value-type="string">
            <text:p>UCsooa4yRKGN_zEE8iknghZA</text:p>
          </table:table-cell>
          <table:table-cell office:value-type="string" calcext:value-type="string">
            <text:p>https://www.youtube.com/watch?v=JO4_VHM69oI</text:p>
          </table:table-cell>
          <table:table-cell office:value-type="date" office:date-value="2015-02-10T16:20:09" calcext:value-type="date">
            <text:p>10/02/15 16:20</text:p>
          </table:table-cell>
          <table:table-cell office:value-type="string" calcext:value-type="string">
            <text:p>The sonic boom problem - Katerina Kaouri</text:p>
          </table:table-cell>
          <table:table-cell office:value-type="string" calcext:value-type="string">
            <text:p>View full lesson: http://ed.ted.com/lessons/what-causes-sonic-booms-katerina-kaouri</text:p>
            <text:p/>
            <text:p>Objects that fly faster than the speed of sound (like really fast planes) create a shock wave accompanied by a thunder-like noise: the sonic boom. These epic sounds can cause distress to people and animals and even damage nearby buildings. Katerina Kaouri details how scientists use math to predict sonic booms' paths in the atmosphere, where they will land, and how loud they will be.</text:p>
            <text:p/>
            <text:p>Lesson by Katerina Kaouri, animation by Anton Bogaty.</text:p>
          </table:table-cell>
          <table:table-cell office:value-type="string" calcext:value-type="string">
            <text:p>{TED,TED-Ed,TEDx,Speed,Sound,"Speed of sound",Velocity,"Sound barrier",Airplane,"Human flight",turbulence,Acceleration,Stabilizer,"Chuck Yeager","Sonic boom","Sound waves","Wave frequency","Doppler effect","Boom carpet",N-wave,"Double boom","Single boom",Dinosaur,Whip}</text:p>
          </table:table-cell>
          <table:table-cell office:value-type="string" calcext:value-type="string">
            <text:p>00:05:44</text:p>
          </table:table-cell>
          <table:table-cell office:value-type="date" office:date-value="2018-07-28T04:43:11.785" calcext:value-type="date">
            <text:p>28/07/18 04:43</text:p>
          </table:table-cell>
          <table:table-cell office:value-type="float" office:value="1755783" calcext:value-type="float">
            <text:p>1755783</text:p>
          </table:table-cell>
          <table:table-cell office:value-type="float" office:value="14977" calcext:value-type="float">
            <text:p>14977</text:p>
          </table:table-cell>
          <table:table-cell/>
        </table:table-row>
        <table:table-row table:style-name="ro4">
          <table:table-cell office:value-type="string" calcext:value-type="string">
            <text:p>TED-Ed</text:p>
          </table:table-cell>
          <table:table-cell office:value-type="string" calcext:value-type="string">
            <text:p>PnT0k9wdDZo</text:p>
          </table:table-cell>
          <table:table-cell office:value-type="string" calcext:value-type="string">
            <text:p>UCsooa4yRKGN_zEE8iknghZA</text:p>
          </table:table-cell>
          <table:table-cell office:value-type="string" calcext:value-type="string">
            <text:p>https://www.youtube.com/watch?v=PnT0k9wdDZo</text:p>
          </table:table-cell>
          <table:table-cell office:value-type="date" office:date-value="2013-08-08T15:56:15" calcext:value-type="date">
            <text:p>08/08/13 15:56</text:p>
          </table:table-cell>
          <table:table-cell office:value-type="string" calcext:value-type="string">
            <text:p>The true story of Sacajawea - Karen Mensing</text:p>
          </table:table-cell>
          <table:table-cell office:value-type="string" calcext:value-type="string">
            <text:p>View full lesson: http://ed.ted.com/lessons/the-true-story-of-sacajawea-karen-mensing</text:p>
            <text:p/>
            <text:p>In the early 19th century, a young Agaidika teenager named Sacajawea was enlisted by explorers Meriwether Lewis and William Clark to aid her husband Toussaint Charbonneau as a guide to the Western United States. Karen Mensing debunks some of the myths that surround the familiar image of the heroic woman with a baby strapped to her back and a vast knowledge of the American wilderness. </text:p>
            <text:p/>
            <text:p>Lesson by Karen Mensing, animation by Flaming Medusa Studios Inc.</text:p>
          </table:table-cell>
          <table:table-cell office:value-type="string" calcext:value-type="string">
            <text:p>{"\\Karen Mensing\\","\\Flaming",Medusa,"Studios\\",Sacajawea,America,"\\Lewis",and,"Clark\\","\\United","States\\",TED,TED-Ed,"\\TED","Ed\\",TEDEducation}</text:p>
          </table:table-cell>
          <table:table-cell office:value-type="string" calcext:value-type="string">
            <text:p>00:03:41</text:p>
          </table:table-cell>
          <table:table-cell office:value-type="date" office:date-value="2018-07-28T04:44:08.018" calcext:value-type="date">
            <text:p>28/07/18 04:44</text:p>
          </table:table-cell>
          <table:table-cell office:value-type="float" office:value="1755450" calcext:value-type="float">
            <text:p>1755450</text:p>
          </table:table-cell>
          <table:table-cell office:value-type="float" office:value="32646" calcext:value-type="float">
            <text:p>32646</text:p>
          </table:table-cell>
          <table:table-cell/>
        </table:table-row>
        <table:table-row table:style-name="ro4">
          <table:table-cell office:value-type="string" calcext:value-type="string">
            <text:p>TED-Ed</text:p>
          </table:table-cell>
          <table:table-cell office:value-type="string" calcext:value-type="string">
            <text:p>n6wpNhyreDE</text:p>
          </table:table-cell>
          <table:table-cell office:value-type="string" calcext:value-type="string">
            <text:p>UCsooa4yRKGN_zEE8iknghZA</text:p>
          </table:table-cell>
          <table:table-cell office:value-type="string" calcext:value-type="string">
            <text:p>https://www.youtube.com/watch?v=n6wpNhyreDE</text:p>
          </table:table-cell>
          <table:table-cell office:value-type="date" office:date-value="2013-11-19T16:01:11" calcext:value-type="date">
            <text:p>19/11/13 16:01</text:p>
          </table:table-cell>
          <table:table-cell office:value-type="string" calcext:value-type="string">
            <text:p>The chemistry of cookies - Stephanie Warren</text:p>
          </table:table-cell>
          <table:table-cell office:value-type="string" calcext:value-type="string">
            <text:p>View full lesson: http://ed.ted.com/lessons/the-chemistry-of-cookies-stephanie-warren</text:p>
            <text:p/>
            <text:p>You stick cookie dough into an oven, and magically, you get a plate of warm, gooey cookies. Except it's not magic; it's science. Stephanie Warren explains via basic chemistry principles how the dough spreads out, at what temperature we can kill salmonella, and why that intoxicating smell wafting from your oven indicates that the cookies are ready for eating.</text:p>
            <text:p/>
            <text:p>Lesson by Stephanie Warren, animation by Augenblick Studios.</text:p>
          </table:table-cell>
          <table:table-cell office:value-type="string" calcext:value-type="string">
            <text:p>{"Stephanie Warren","Augenblick Studios",Chemistry,science,cookies,baking,"best cookies","chocolate chip cookie","chemistry of food","chemistry of baking","chemistry of cooking","how cooking works",bakers,TED,TED-Ed,TEDEducation,"TED Ed"}</text:p>
          </table:table-cell>
          <table:table-cell office:value-type="string" calcext:value-type="string">
            <text:p>00:04:30</text:p>
          </table:table-cell>
          <table:table-cell office:value-type="date" office:date-value="2018-07-28T04:41:20.56" calcext:value-type="date">
            <text:p>28/07/18 04:41</text:p>
          </table:table-cell>
          <table:table-cell office:value-type="float" office:value="1754371" calcext:value-type="float">
            <text:p>1754371</text:p>
          </table:table-cell>
          <table:table-cell office:value-type="float" office:value="5570" calcext:value-type="float">
            <text:p>5570</text:p>
          </table:table-cell>
          <table:table-cell/>
        </table:table-row>
        <table:table-row table:style-name="ro7">
          <table:table-cell office:value-type="string" calcext:value-type="string">
            <text:p>Khan Academy</text:p>
          </table:table-cell>
          <table:table-cell office:value-type="string" calcext:value-type="string">
            <text:p>mvOkMYCygps</text:p>
          </table:table-cell>
          <table:table-cell office:value-type="string" calcext:value-type="string">
            <text:p>UC4a-Gbdw7vOaccHmFo40b9g</text:p>
          </table:table-cell>
          <table:table-cell office:value-type="string" calcext:value-type="string">
            <text:p>https://www.youtube.com/watch?v=mvOkMYCygps</text:p>
          </table:table-cell>
          <table:table-cell office:value-type="date" office:date-value="2009-07-28T20:58:04" calcext:value-type="date">
            <text:p>28/07/09 20:58</text:p>
          </table:table-cell>
          <table:table-cell office:value-type="string" calcext:value-type="string">
            <text:p>Basic multiplication | Multiplication and division | Arithmetic | Khan Academy</text:p>
          </table:table-cell>
          <table:table-cell office:value-type="string" calcext:value-type="string">
            <text:p>Introduction to multiplication</text:p>
            <text:p/>
            <text:p>Practice this lesson yourself on KhanAcademy.org right now: https://www.khanacademy.org/math/arithmetic/multiplication-division/multiplication_fun/e/multiplication_0.5?utm_source=YT&amp;utm_medium=Desc&amp;utm_campaign=Arithmetic</text:p>
            <text:p/>
            <text:p>Watch the next lesson: https://www.khanacademy.org/math/arithmetic/multiplication-division/multiplication_fun/v/multiplication-2-the-multiplication-tables?utm_source=YT&amp;utm_medium=Desc&amp;utm_campaign=Arithmetic</text:p>
            <text:p/>
            <text:p>Missed the previous lesson? </text:p>
            <text:p>https://www.khanacademy.org/math/arithmetic/multiplication-division/multiplication_fun/v/number-line-1?utm_source=YT&amp;utm_medium=Desc&amp;utm_campaign=Arithmetic</text:p>
            <text:p/>
            <text:p>Arithmetic on Khan Academy: So you're ready to have some arithmetic fun? You've come to the right spot! It's the first "official" math topic and chalked full of fun exercises and great videos which help you start your journey towards math mastery. We'll cover the big ones: addition, subtraction, multiplication, and division, of course. But we don't stop there. We'll get into negative numbers, absolute value, decimals, and fractions, too. Learning math should be fun, and we plan on having some with you. Ready to get started?</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Arithmetic channel: https://www.youtube.com/channel/UCFlJkgTNeC-FYYIQnyE5yzQ?sub_confirmation=1</text:p>
            <text:p>Subscribe to KhanAcademy: https://www.youtube.com/subscription_center?add_user=khanacademy</text:p>
          </table:table-cell>
          <table:table-cell/>
          <table:table-cell office:value-type="string" calcext:value-type="string">
            <text:p>00:13:21</text:p>
          </table:table-cell>
          <table:table-cell office:value-type="date" office:date-value="2018-07-28T04:42:46.81" calcext:value-type="date">
            <text:p>28/07/18 04:42</text:p>
          </table:table-cell>
          <table:table-cell office:value-type="float" office:value="1753836" calcext:value-type="float">
            <text:p>1753836</text:p>
          </table:table-cell>
          <table:table-cell office:value-type="float" office:value="3201" calcext:value-type="float">
            <text:p>3201</text:p>
          </table:table-cell>
          <table:table-cell/>
        </table:table-row>
        <table:table-row table:style-name="ro30">
          <table:table-cell office:value-type="string" calcext:value-type="string">
            <text:p>Khan Academy</text:p>
          </table:table-cell>
          <table:table-cell office:value-type="string" calcext:value-type="string">
            <text:p>8JYP_wU1JTU</text:p>
          </table:table-cell>
          <table:table-cell office:value-type="string" calcext:value-type="string">
            <text:p>UC4a-Gbdw7vOaccHmFo40b9g</text:p>
          </table:table-cell>
          <table:table-cell office:value-type="string" calcext:value-type="string">
            <text:p>https://www.youtube.com/watch?v=8JYP_wU1JTU</text:p>
          </table:table-cell>
          <table:table-cell office:value-type="date" office:date-value="2012-06-28T19:26:53" calcext:value-type="date">
            <text:p>28/06/12 19:26</text:p>
          </table:table-cell>
          <table:table-cell office:value-type="string" calcext:value-type="string">
            <text:p>Introduction to economics | Supply, demand, and market equilibrium | Microeconomics | Khan Academy</text:p>
          </table:table-cell>
          <table:table-cell office:value-type="string" calcext:value-type="string">
            <text:p>Basic introduction to what microeconomics and macroeconomics study. A bit on Adam Smith.</text:p>
            <text:p/>
            <text:p>Watch the next lesson: https://www.khanacademy.org/economics-finance-domain/microeconomics/supply-demand-equilibrium/demand-curve-tutorial/v/law-of-demand?utm_source=YT&amp;utm_medium=Desc&amp;utm_campaign=microeconomics</text:p>
            <text:p/>
            <text:p>Microeconomics on Khan Academy: Topics covered in a traditional college level introductory microeconomics course</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s Microeconomics channel: https://www.youtube.com/channel/UC_6zQ54DjQJdLodwsxAsdZg</text:p>
            <text:p>Subscribe to Khan Academy: https://www.youtube.com/subscription_center?add_user=khanacademy</text:p>
          </table:table-cell>
          <table:table-cell/>
          <table:table-cell office:value-type="string" calcext:value-type="string">
            <text:p>00:09:59</text:p>
          </table:table-cell>
          <table:table-cell office:value-type="date" office:date-value="2018-07-28T04:42:34.219" calcext:value-type="date">
            <text:p>28/07/18 04:42</text:p>
          </table:table-cell>
          <table:table-cell office:value-type="float" office:value="1752087" calcext:value-type="float">
            <text:p>1752087</text:p>
          </table:table-cell>
          <table:table-cell office:value-type="float" office:value="4270" calcext:value-type="float">
            <text:p>4270</text:p>
          </table:table-cell>
          <table:table-cell/>
        </table:table-row>
        <table:table-row table:style-name="ro4">
          <table:table-cell office:value-type="string" calcext:value-type="string">
            <text:p>TED-Ed</text:p>
          </table:table-cell>
          <table:table-cell office:value-type="string" calcext:value-type="string">
            <text:p>ISZLTJH5lYg</text:p>
          </table:table-cell>
          <table:table-cell office:value-type="string" calcext:value-type="string">
            <text:p>UCsooa4yRKGN_zEE8iknghZA</text:p>
          </table:table-cell>
          <table:table-cell office:value-type="string" calcext:value-type="string">
            <text:p>https://www.youtube.com/watch?v=ISZLTJH5lYg</text:p>
          </table:table-cell>
          <table:table-cell office:value-type="date" office:date-value="2014-10-06T15:18:02" calcext:value-type="date">
            <text:p>06/10/14 15:18</text:p>
          </table:table-cell>
          <table:table-cell office:value-type="string" calcext:value-type="string">
            <text:p>How do vitamins work? - Ginnie Trinh Nguyen</text:p>
          </table:table-cell>
          <table:table-cell office:value-type="string" calcext:value-type="string">
            <text:p>View full lesson: http://ed.ted.com/lessons/what-s-the-value-of-vitamins-ginnie-trinh-nguyen</text:p>
            <text:p/>
            <text:p>Vitamins are the building blocks that keep our bodies running; they help build muscle and bone, capture energy, heal wounds and more. But if our body doesnâ€™t create vitamins, how do they get into our system? Ginnie Trinh Nguyen describes what vitamins are, how they get into our bodies -- and why they are so crucial.</text:p>
            <text:p/>
            <text:p>Lesson by Ginnie Trinh Nguyen, animation by The Moving Company Animation Studio.</text:p>
          </table:table-cell>
          <table:table-cell office:value-type="string" calcext:value-type="string">
            <text:p>{"Ginnie Trinh Nguyen","The Moving Company Animation Studio",vitamins,health,"Vitamin C","Vitamin A","Vitamin D","Vitamin K","Vitamin E",medicine,TED,TED-Ed,"TED Ed",TEDEducation}</text:p>
          </table:table-cell>
          <table:table-cell office:value-type="string" calcext:value-type="string">
            <text:p>00:04:44</text:p>
          </table:table-cell>
          <table:table-cell office:value-type="date" office:date-value="2018-07-28T04:41:14.102" calcext:value-type="date">
            <text:p>28/07/18 04:41</text:p>
          </table:table-cell>
          <table:table-cell office:value-type="float" office:value="1750980" calcext:value-type="float">
            <text:p>1750980</text:p>
          </table:table-cell>
          <table:table-cell office:value-type="float" office:value="27523" calcext:value-type="float">
            <text:p>27523</text:p>
          </table:table-cell>
          <table:table-cell/>
        </table:table-row>
        <table:table-row table:style-name="ro4">
          <table:table-cell office:value-type="string" calcext:value-type="string">
            <text:p>TED-Ed</text:p>
          </table:table-cell>
          <table:table-cell office:value-type="string" calcext:value-type="string">
            <text:p>3_PYnWVoUzM</text:p>
          </table:table-cell>
          <table:table-cell office:value-type="string" calcext:value-type="string">
            <text:p>UCsooa4yRKGN_zEE8iknghZA</text:p>
          </table:table-cell>
          <table:table-cell office:value-type="string" calcext:value-type="string">
            <text:p>https://www.youtube.com/watch?v=3_PYnWVoUzM</text:p>
          </table:table-cell>
          <table:table-cell office:value-type="date" office:date-value="2017-02-14T16:05:09" calcext:value-type="date">
            <text:p>14/02/17 16:05</text:p>
          </table:table-cell>
          <table:table-cell office:value-type="string" calcext:value-type="string">
            <text:p>What happens during a heart attack? - Krishna Sudhir</text:p>
          </table:table-cell>
          <table:table-cell office:value-type="string" calcext:value-type="string">
            <text:p>View full lesson: http://ed.ted.com/lessons/what-happens-during-a-heart-attack-krishna-sudhir</text:p>
            <text:p/>
            <text:p>Approximately seven million people around the world die from heart attacks every year. And cardiovascular disease, which causes heart attacks and other problems like strokes, is the worldâ€™s leading killer. So what causes a heart attack? Krishna Sudhir examines the leading causes and treatments of this deadly disease.</text:p>
            <text:p/>
            <text:p>Lesson by Krishna Sudhir, animation by Chadwick Whitehead.</text:p>
          </table:table-cell>
          <table:table-cell office:value-type="string" calcext:value-type="string">
            <text:p>{TED,TED-Ed,"TED Ed","TED Education","Krishna Sudhir","Chadwick Whitehead","heart attack",heart,health,bypass,stent,"myocardial infarction",plaque,blood,"blood cells",exercise,diet,"chest pain"}</text:p>
          </table:table-cell>
          <table:table-cell office:value-type="string" calcext:value-type="string">
            <text:p>00:04:54</text:p>
          </table:table-cell>
          <table:table-cell office:value-type="date" office:date-value="2018-07-28T04:41:02.364" calcext:value-type="date">
            <text:p>28/07/18 04:41</text:p>
          </table:table-cell>
          <table:table-cell office:value-type="float" office:value="1749360" calcext:value-type="float">
            <text:p>1749360</text:p>
          </table:table-cell>
          <table:table-cell office:value-type="float" office:value="29184" calcext:value-type="float">
            <text:p>29184</text:p>
          </table:table-cell>
          <table:table-cell/>
        </table:table-row>
        <table:table-row table:style-name="ro7">
          <table:table-cell office:value-type="string" calcext:value-type="string">
            <text:p>Khan Academy</text:p>
          </table:table-cell>
          <table:table-cell office:value-type="string" calcext:value-type="string">
            <text:p>Gn2pdkvdbGQ</text:p>
          </table:table-cell>
          <table:table-cell office:value-type="string" calcext:value-type="string">
            <text:p>UC4a-Gbdw7vOaccHmFo40b9g</text:p>
          </table:table-cell>
          <table:table-cell office:value-type="string" calcext:value-type="string">
            <text:p>https://www.youtube.com/watch?v=Gn2pdkvdbGQ</text:p>
          </table:table-cell>
          <table:table-cell office:value-type="date" office:date-value="2007-04-09T03:36:36" calcext:value-type="date">
            <text:p>09/04/07 03:36</text:p>
          </table:table-cell>
          <table:table-cell office:value-type="string" calcext:value-type="string">
            <text:p>Converting fractions to decimals | Decimals | Pre-Algebra | Khan Academy</text:p>
          </table:table-cell>
          <table:table-cell office:value-type="string" calcext:value-type="string">
            <text:p>How to express a fraction as a decimal</text:p>
            <text:p/>
            <text:p>Practice this lesson yourself on KhanAcademy.org right now: https://www.khanacademy.org/e/converting_fractions_to_decimals?utm_source=YTdescription&amp;utm_medium=YTdescription&amp;utm_campaign=YTdescription</text:p>
            <text:p/>
            <text:p>Watch the next lesson: https://www.khanacademy.org/math/pre-algebra/decimals-pre-alg/decimal-to-fraction-pre-alg/v/converting-fractions-to-decimals-example?utm_source=YT&amp;utm_medium=Desc&amp;utm_campaign=PreAlgebra</text:p>
            <text:p/>
            <text:p>Missed the previous lesson? </text:p>
            <text:p>https://www.khanacademy.org/math/pre-algebra/decimals-pre-alg/decimal-to-fraction-pre-alg/v/converting-fractions-to-decimals-ex2?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9:23</text:p>
          </table:table-cell>
          <table:table-cell office:value-type="date" office:date-value="2018-07-28T04:44:50.604" calcext:value-type="date">
            <text:p>28/07/18 04:44</text:p>
          </table:table-cell>
          <table:table-cell office:value-type="float" office:value="1743772" calcext:value-type="float">
            <text:p>1743772</text:p>
          </table:table-cell>
          <table:table-cell office:value-type="float" office:value="3558" calcext:value-type="float">
            <text:p>3558</text:p>
          </table:table-cell>
          <table:table-cell/>
        </table:table-row>
        <table:table-row table:style-name="ro6">
          <table:table-cell office:value-type="string" calcext:value-type="string">
            <text:p>Khan Academy</text:p>
          </table:table-cell>
          <table:table-cell office:value-type="string" calcext:value-type="string">
            <text:p>bAerID24QJ0</text:p>
          </table:table-cell>
          <table:table-cell office:value-type="string" calcext:value-type="string">
            <text:p>UC4a-Gbdw7vOaccHmFo40b9g</text:p>
          </table:table-cell>
          <table:table-cell office:value-type="string" calcext:value-type="string">
            <text:p>https://www.youtube.com/watch?v=bAerID24QJ0</text:p>
          </table:table-cell>
          <table:table-cell office:value-type="date" office:date-value="2006-11-19T16:22:46" calcext:value-type="date">
            <text:p>19/11/06 16:22</text:p>
          </table:table-cell>
          <table:table-cell office:value-type="string" calcext:value-type="string">
            <text:p>Algebra: Linear equations 1 | Linear equations | Algebra I | Khan Academy</text:p>
          </table:table-cell>
          <table:table-cell office:value-type="string" calcext:value-type="string">
            <text:p>Equations of the form AX=B</text:p>
            <text:p/>
            <text:p>Watch the next lesson: https://www.khanacademy.org/math/algebra/solving-linear-equations-and-inequalities/old-school-equations/v/algebra-linear-equations-2?utm_source=YT&amp;utm_medium=Desc&amp;utm_campaign=AlgebraI</text:p>
            <text:p/>
            <text:p>Missed the previous lesson? </text:p>
            <text:p>https://www.khanacademy.org/math/algebra/solving-linear-equations-and-inequalities/old-school-equations/v/order-of-operations-example?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7:28</text:p>
          </table:table-cell>
          <table:table-cell office:value-type="date" office:date-value="2018-07-28T04:44:56.945" calcext:value-type="date">
            <text:p>28/07/18 04:44</text:p>
          </table:table-cell>
          <table:table-cell office:value-type="float" office:value="1740574" calcext:value-type="float">
            <text:p>1740574</text:p>
          </table:table-cell>
          <table:table-cell office:value-type="float" office:value="6508" calcext:value-type="float">
            <text:p>6508</text:p>
          </table:table-cell>
          <table:table-cell/>
        </table:table-row>
        <table:table-row table:style-name="ro33">
          <table:table-cell office:value-type="string" calcext:value-type="string">
            <text:p>standupmaths</text:p>
          </table:table-cell>
          <table:table-cell office:value-type="string" calcext:value-type="string">
            <text:p>EYkBctqyKic</text:p>
          </table:table-cell>
          <table:table-cell office:value-type="string" calcext:value-type="string">
            <text:p>UCSju5G2aFaWMqn-_0YBtq5A</text:p>
          </table:table-cell>
          <table:table-cell office:value-type="string" calcext:value-type="string">
            <text:p>https://www.youtube.com/watch?v=EYkBctqyKic</text:p>
          </table:table-cell>
          <table:table-cell office:value-type="date" office:date-value="2017-03-20T18:02:31" calcext:value-type="date">
            <text:p>20/03/17 18:02</text:p>
          </table:table-cell>
          <table:table-cell office:value-type="string" calcext:value-type="string">
            <text:p>The Brick Double-Domino Effect Explained</text:p>
          </table:table-cell>
          <table:table-cell office:value-type="string" calcext:value-type="string">
            <text:p>If you use bricks as dominoes: you get a second wave going in the opposite direction.</text:p>
            <text:p/>
            <text:p>Watch the original brick domino video here:</text:p>
            <text:p>https://www.youtube.com/watch?v=-BTWiZ7CYoI</text:p>
            <text:p/>
            <text:p>I think that is the original upload. If anyone finds a better one, please do let me know.</text:p>
            <text:p/>
            <text:p/>
            <text:p>Support me on Patreon and help me make more videos like this.</text:p>
            <text:p>https://www.patreon.com/standupmaths</text:p>
            <text:p/>
            <text:p>CORRECTIONS</text:p>
            <text:p>- The overlap length should be 21 - âˆš(21Â² - 6Â²) = 0.875 cm not the incorrect âˆš(21Â² + 6Â²) - 21 = 0.84 cm I show on-screen. First spotted by Daryl Adriano.</text:p>
            <text:p>- A correction to my masonry terminology! What I called the width is actually the height of a brick (which makes sense given the orientation bricks are normally laid). The width is the third dimension: how far into the wall they reach. Thanks to Doodle Vids.</text:p>
            <text:p>- Let me know if you spot anything else!</text:p>
            <text:p/>
            <text:p/>
            <text:p>Music by Howard Carter</text:p>
            <text:p>Design by Simon Wright</text:p>
            <text:p/>
            <text:p>MATT PARKER: Stand-up Mathematician</text:p>
            <text:p>Website: http://standupmaths.com/</text:p>
            <text:p>Maths book: http://makeanddo4D.com/</text:p>
            <text:p>Nerdy maths toys: http://mathsgear.co.uk/</text:p>
          </table:table-cell>
          <table:table-cell office:value-type="string" calcext:value-type="string">
            <text:p>{maths,math,mathematics,comedy,stand-up,"matt parker",bricks,brick,dominoes,domino,effect,"brick dominoes",explained,how,work,physics,geometry}</text:p>
          </table:table-cell>
          <table:table-cell office:value-type="string" calcext:value-type="string">
            <text:p>00:04:00</text:p>
          </table:table-cell>
          <table:table-cell office:value-type="date" office:date-value="2018-07-28T04:44:26.205" calcext:value-type="date">
            <text:p>28/07/18 04:44</text:p>
          </table:table-cell>
          <table:table-cell office:value-type="float" office:value="1739126" calcext:value-type="float">
            <text:p>1739126</text:p>
          </table:table-cell>
          <table:table-cell office:value-type="float" office:value="7859" calcext:value-type="float">
            <text:p>7859</text:p>
          </table:table-cell>
          <table:table-cell/>
        </table:table-row>
        <table:table-row table:style-name="ro4">
          <table:table-cell office:value-type="string" calcext:value-type="string">
            <text:p>TED-Ed</text:p>
          </table:table-cell>
          <table:table-cell office:value-type="string" calcext:value-type="string">
            <text:p>UG8YbNbdaco</text:p>
          </table:table-cell>
          <table:table-cell office:value-type="string" calcext:value-type="string">
            <text:p>UCsooa4yRKGN_zEE8iknghZA</text:p>
          </table:table-cell>
          <table:table-cell office:value-type="string" calcext:value-type="string">
            <text:p>https://www.youtube.com/watch?v=UG8YbNbdaco</text:p>
          </table:table-cell>
          <table:table-cell office:value-type="date" office:date-value="2012-03-12T04:15:15" calcext:value-type="date">
            <text:p>12/03/12 04:15</text:p>
          </table:table-cell>
          <table:table-cell office:value-type="string" calcext:value-type="string">
            <text:p>How Pandemics Spread</text:p>
          </table:table-cell>
          <table:table-cell office:value-type="string" calcext:value-type="string">
            <text:p>In our increasingly globalized world, a single infected person can board a plane and spread a virus across continents.  Mark Honigsbaum describes the history of pandemics and how that knowledge can help halt future outbreaks.</text:p>
            <text:p/>
            <text:p>"How Pandemics Spread" is a lesson by Mark Honigsbaum (http://www.markhonigsbaum.co.uk) and was animated by Patrick Blower (http://www.patrickblower.com)</text:p>
            <text:p/>
            <text:p>View the full lesson: http://ed.ted.com/lessons/how-pandemics-spread</text:p>
          </table:table-cell>
          <table:table-cell office:value-type="string" calcext:value-type="string">
            <text:p>{Health,"Public Health","Mark Honigsbaum",Pandemics,Disease,Plague,Virus,Flu,Outbreak,Influenza,Mutations,"History of Pandemics","Black Death",TED,TED-Ed,"TED Education","Patrick Blower"}</text:p>
          </table:table-cell>
          <table:table-cell office:value-type="string" calcext:value-type="string">
            <text:p>00:08:00</text:p>
          </table:table-cell>
          <table:table-cell office:value-type="date" office:date-value="2018-07-28T04:42:46.831" calcext:value-type="date">
            <text:p>28/07/18 04:42</text:p>
          </table:table-cell>
          <table:table-cell office:value-type="float" office:value="1735656" calcext:value-type="float">
            <text:p>1735656</text:p>
          </table:table-cell>
          <table:table-cell office:value-type="float" office:value="4899" calcext:value-type="float">
            <text:p>4899</text:p>
          </table:table-cell>
          <table:table-cell/>
        </table:table-row>
        <table:table-row table:style-name="ro4">
          <table:table-cell office:value-type="string" calcext:value-type="string">
            <text:p>TED-Ed</text:p>
          </table:table-cell>
          <table:table-cell office:value-type="string" calcext:value-type="string">
            <text:p>LaLvVc1sS20</text:p>
          </table:table-cell>
          <table:table-cell office:value-type="string" calcext:value-type="string">
            <text:p>UCsooa4yRKGN_zEE8iknghZA</text:p>
          </table:table-cell>
          <table:table-cell office:value-type="string" calcext:value-type="string">
            <text:p>https://www.youtube.com/watch?v=LaLvVc1sS20</text:p>
          </table:table-cell>
          <table:table-cell office:value-type="date" office:date-value="2017-05-16T14:59:48" calcext:value-type="date">
            <text:p>16/05/17 14:59</text:p>
          </table:table-cell>
          <table:table-cell office:value-type="string" calcext:value-type="string">
            <text:p>The history of tea - Shunan Teng</text:p>
          </table:table-cell>
          <table:table-cell office:value-type="string" calcext:value-type="string">
            <text:p>View full lesson: http://ed.ted.com/lessons/the-history-of-tea-shunan-teng</text:p>
            <text:p/>
            <text:p>Tea is the second most consumed beverage in the world after water â€“â€“ and from sugary Turkish Rize tea to salty Tibetan butter tea, there are almost as many ways of preparing the beverage as there are cultures on the globe. Where did this beverage originate, and how did it become so popular? Shunan Teng details teaâ€™s long history. </text:p>
            <text:p/>
            <text:p>Lesson by Shunan Teng, animation by Steff Lee.</text:p>
          </table:table-cell>
          <table:table-cell office:value-type="string" calcext:value-type="string">
            <text:p>{TED,TED-Ed,"TED Education","TED Ed","Shunan Teng",tea,China,"Shen Nong","East India Company",trade,matcha,"tea tree","tea leaves",Darjeeling,Japan,India,"Tang Dynasty","Ming Dynasty","Great Britain",opium,"Qing Dynasty"}</text:p>
          </table:table-cell>
          <table:table-cell office:value-type="string" calcext:value-type="string">
            <text:p>00:04:58</text:p>
          </table:table-cell>
          <table:table-cell office:value-type="date" office:date-value="2018-07-28T04:41:32.535" calcext:value-type="date">
            <text:p>28/07/18 04:41</text:p>
          </table:table-cell>
          <table:table-cell office:value-type="float" office:value="1732023" calcext:value-type="float">
            <text:p>1732023</text:p>
          </table:table-cell>
          <table:table-cell office:value-type="float" office:value="39346" calcext:value-type="float">
            <text:p>39346</text:p>
          </table:table-cell>
          <table:table-cell/>
        </table:table-row>
        <table:table-row table:style-name="ro1">
          <table:table-cell office:value-type="string" calcext:value-type="string">
            <text:p>Khan Academy</text:p>
          </table:table-cell>
          <table:table-cell office:value-type="string" calcext:value-type="string">
            <text:p>-_POEWfygmU</text:p>
          </table:table-cell>
          <table:table-cell office:value-type="string" calcext:value-type="string">
            <text:p>UC4a-Gbdw7vOaccHmFo40b9g</text:p>
          </table:table-cell>
          <table:table-cell office:value-type="string" calcext:value-type="string">
            <text:p>https://www.youtube.com/watch?v=-_POEWfygmU</text:p>
          </table:table-cell>
          <table:table-cell office:value-type="date" office:date-value="2008-08-28T23:10:43" calcext:value-type="date">
            <text:p>28/08/08 23:10</text:p>
          </table:table-cell>
          <table:table-cell office:value-type="string" calcext:value-type="string">
            <text:p>What is a differential equation</text:p>
          </table:table-cell>
          <table:table-cell office:value-type="string" calcext:value-type="string">
            <text:p>What a differential equation is and some terminology.</text:p>
          </table:table-cell>
          <table:table-cell/>
          <table:table-cell office:value-type="string" calcext:value-type="string">
            <text:p>00:11:03</text:p>
          </table:table-cell>
          <table:table-cell office:value-type="date" office:date-value="2018-07-28T04:41:02.449" calcext:value-type="date">
            <text:p>28/07/18 04:41</text:p>
          </table:table-cell>
          <table:table-cell office:value-type="float" office:value="1729508" calcext:value-type="float">
            <text:p>1729508</text:p>
          </table:table-cell>
          <table:table-cell office:value-type="float" office:value="3335" calcext:value-type="float">
            <text:p>3335</text:p>
          </table:table-cell>
          <table:table-cell/>
        </table:table-row>
        <table:table-row table:style-name="ro6">
          <table:table-cell office:value-type="string" calcext:value-type="string">
            <text:p>minutephysics</text:p>
          </table:table-cell>
          <table:table-cell office:value-type="string" calcext:value-type="string">
            <text:p>uhS8K4gFu4s</text:p>
          </table:table-cell>
          <table:table-cell office:value-type="string" calcext:value-type="string">
            <text:p>UCUHW94eEFW7hkUMVaZz4eDg</text:p>
          </table:table-cell>
          <table:table-cell office:value-type="string" calcext:value-type="string">
            <text:p>https://www.youtube.com/watch?v=uhS8K4gFu4s</text:p>
          </table:table-cell>
          <table:table-cell office:value-type="date" office:date-value="2012-05-03T16:39:23" calcext:value-type="date">
            <text:p>03/05/12 16:39</text:p>
          </table:table-cell>
          <table:table-cell office:value-type="string" calcext:value-type="string">
            <text:p>Why the solar system can exist</text:p>
          </table:table-cell>
          <table:table-cell office:value-type="string" calcext:value-type="string">
            <text:p>If gravity is so attractive, why doesn't the earth just crash into the sun? Or the moon into the earth? </text:p>
            <text:p/>
            <text:p>The answer: Stable Orbits</text:p>
            <text:p/>
            <text:p>hyperbolic funnel video: http://bit.ly/r5xhng</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
            <text:p>Thanks to Perimeter Institute for support.</text:p>
            <text:p>http://www.perimeterinstitute.ca Created by Henry Reich</text:p>
          </table:table-cell>
          <table:table-cell office:value-type="string" calcext:value-type="string">
            <text:p>{stable,orbits,effective,potential,earth,moon,spiral,crash,sun,doom,hyperbolic,funnel,"wishing well","solar system",planets,galaxies,galaxy,thorn,linguistics,"ye olde",fourth,dimension,string,theory,light,distance,E=mc2,equals,mc,squared,einstein,special,relativity,travel,"black hole","standard model",rocket,science,Tides,gravity,Neutrino,photon,lhc,higgs,electron,atomic,nuclear,General,Dark,energy,Minutephysics,minute,physics,Henry,Reich,universe,xkcd,cat,schrodinger,Perimeter,Institute}</text:p>
          </table:table-cell>
          <table:table-cell office:value-type="string" calcext:value-type="string">
            <text:p>00:02:07</text:p>
          </table:table-cell>
          <table:table-cell office:value-type="date" office:date-value="2018-07-28T04:42:21.953" calcext:value-type="date">
            <text:p>28/07/18 04:42</text:p>
          </table:table-cell>
          <table:table-cell office:value-type="float" office:value="1726177" calcext:value-type="float">
            <text:p>1726177</text:p>
          </table:table-cell>
          <table:table-cell office:value-type="float" office:value="927" calcext:value-type="float">
            <text:p>927</text:p>
          </table:table-cell>
          <table:table-cell/>
        </table:table-row>
        <table:table-row table:style-name="ro22">
          <table:table-cell office:value-type="string" calcext:value-type="string">
            <text:p>Khan Academy</text:p>
          </table:table-cell>
          <table:table-cell office:value-type="string" calcext:value-type="string">
            <text:p>Hmwvj9X4GNY</text:p>
          </table:table-cell>
          <table:table-cell office:value-type="string" calcext:value-type="string">
            <text:p>UC4a-Gbdw7vOaccHmFo40b9g</text:p>
          </table:table-cell>
          <table:table-cell office:value-type="string" calcext:value-type="string">
            <text:p>https://www.youtube.com/watch?v=Hmwvj9X4GNY</text:p>
          </table:table-cell>
          <table:table-cell office:value-type="date" office:date-value="2010-02-08T22:07:47" calcext:value-type="date">
            <text:p>08/02/10 22:07</text:p>
          </table:table-cell>
          <table:table-cell office:value-type="string" calcext:value-type="string">
            <text:p>Parts of a cell</text:p>
          </table:table-cell>
          <table:table-cell office:value-type="string" calcext:value-type="string">
            <text:p>Parts of a cell: nucleus, ribosomes, endoplasmic reticulum, Golgi bodies, mitochondria, chloroplasts, vacuoles, and vesicle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21:04</text:p>
          </table:table-cell>
          <table:table-cell office:value-type="date" office:date-value="2018-07-28T04:44:26.119" calcext:value-type="date">
            <text:p>28/07/18 04:44</text:p>
          </table:table-cell>
          <table:table-cell office:value-type="float" office:value="1720371" calcext:value-type="float">
            <text:p>1720371</text:p>
          </table:table-cell>
          <table:table-cell office:value-type="float" office:value="6028" calcext:value-type="float">
            <text:p>6028</text:p>
          </table:table-cell>
          <table:table-cell/>
        </table:table-row>
        <table:table-row table:style-name="ro4">
          <table:table-cell office:value-type="string" calcext:value-type="string">
            <text:p>TED-Ed</text:p>
          </table:table-cell>
          <table:table-cell office:value-type="string" calcext:value-type="string">
            <text:p>bwWW3sbk4EU</text:p>
          </table:table-cell>
          <table:table-cell office:value-type="string" calcext:value-type="string">
            <text:p>UCsooa4yRKGN_zEE8iknghZA</text:p>
          </table:table-cell>
          <table:table-cell office:value-type="string" calcext:value-type="string">
            <text:p>https://www.youtube.com/watch?v=bwWW3sbk4EU</text:p>
          </table:table-cell>
          <table:table-cell office:value-type="date" office:date-value="2016-09-26T15:40:44" calcext:value-type="date">
            <text:p>26/09/16 15:40</text:p>
          </table:table-cell>
          <table:table-cell office:value-type="string" calcext:value-type="string">
            <text:p>The history of the Cuban Missile Crisis - Matthew A. Jordan</text:p>
          </table:table-cell>
          <table:table-cell office:value-type="string" calcext:value-type="string">
            <text:p>View full lesson: http://ed.ted.com/lessons/the-history-of-the-cuban-missile-crisis-matthew-a-jordan</text:p>
            <text:p/>
            <text:p>Imagine going about your life knowing that, at any given moment, you and everyone you know could be wiped out without warning at the push of a button. This was the reality for millions of people during the forty-five year period after World War II now known as the Cold War. Matthew A. Jordan explains the history behind the peak of all this panic â€” the thirteen days of the Cuban Missile Crisis.</text:p>
            <text:p/>
            <text:p>Lesson by Mathew A. Jordan, animation by Patrick Smith.</text:p>
          </table:table-cell>
          <table:table-cell office:value-type="string" calcext:value-type="string">
            <text:p>{"Mathew A. Jordan","Patrick Smith","Ted-Ed history","cuban missile crisis",JFK,"John F Kennedy","Cold War","naval blockade","nikita khrushchev",Defcon,"nuclear war","nuclear disaster",doomsday,"iron curtain","bay of pigs",diplomacy,"Robert F Kennedy","Vasili Arkhipov","teded history",A-bomb,Hiroshima,TED-Ed,Teded,TED,"Ted education"}</text:p>
          </table:table-cell>
          <table:table-cell office:value-type="string" calcext:value-type="string">
            <text:p>00:04:52</text:p>
          </table:table-cell>
          <table:table-cell office:value-type="date" office:date-value="2018-07-28T04:42:59.745" calcext:value-type="date">
            <text:p>28/07/18 04:43</text:p>
          </table:table-cell>
          <table:table-cell office:value-type="float" office:value="1716045" calcext:value-type="float">
            <text:p>1716045</text:p>
          </table:table-cell>
          <table:table-cell office:value-type="float" office:value="13273" calcext:value-type="float">
            <text:p>13273</text:p>
          </table:table-cell>
          <table:table-cell/>
        </table:table-row>
        <table:table-row table:style-name="ro17">
          <table:table-cell office:value-type="string" calcext:value-type="string">
            <text:p>patrickJMT</text:p>
          </table:table-cell>
          <table:table-cell office:value-type="string" calcext:value-type="string">
            <text:p>aw_VM_ZDeIo</text:p>
          </table:table-cell>
          <table:table-cell office:value-type="string" calcext:value-type="string">
            <text:p>UCFe6jenM1Bc54qtBsIJGRZQ</text:p>
          </table:table-cell>
          <table:table-cell office:value-type="string" calcext:value-type="string">
            <text:p>https://www.youtube.com/watch?v=aw_VM_ZDeIo</text:p>
          </table:table-cell>
          <table:table-cell office:value-type="date" office:date-value="2012-08-08T20:05:34" calcext:value-type="date">
            <text:p>08/08/12 20:05</text:p>
          </table:table-cell>
          <table:table-cell office:value-type="string" calcext:value-type="string">
            <text:p>â– Basic Integration Problems</text:p>
          </table:table-cell>
          <table:table-cell office:value-type="string" calcext:value-type="string">
            <text:p>Thanks to all of you who support me on Patreon. You da real mvps!   $1 per month helps!! :)  https://www.patreon.com/patrickjmt !! Please consider supporting me on Patreon!  Be a Patron of Mathematics! https://www.patreon.com/patrickjmt?ty=h</text:p>
            <text:p>Buy my book!: '1001 Calculus Problems for Dummies' - you can get it on my website: http://patrickjmt.com/</text:p>
            <text:p>https://twitter.com/patrick_jmt</text:p>
            <text:p>Basic Integration of Indefinite Integrals. For more free math videos, visit http://PatrickJMT.com</text:p>
          </table:table-cell>
          <table:table-cell office:value-type="string" calcext:value-type="string">
            <text:p>{Indefinite,Integral,Integration,Calculus,math,basic,AP,BC,integrate,rules,education,free,"online class","online college","online university",help,derivative}</text:p>
          </table:table-cell>
          <table:table-cell office:value-type="string" calcext:value-type="string">
            <text:p>00:10:01</text:p>
          </table:table-cell>
          <table:table-cell office:value-type="date" office:date-value="2018-07-28T04:45:02.952" calcext:value-type="date">
            <text:p>28/07/18 04:45</text:p>
          </table:table-cell>
          <table:table-cell office:value-type="float" office:value="1711892" calcext:value-type="float">
            <text:p>1711892</text:p>
          </table:table-cell>
          <table:table-cell office:value-type="float" office:value="12994" calcext:value-type="float">
            <text:p>12994</text:p>
          </table:table-cell>
          <table:table-cell/>
        </table:table-row>
        <table:table-row table:style-name="ro16">
          <table:table-cell office:value-type="string" calcext:value-type="string">
            <text:p>mathantics</text:p>
          </table:table-cell>
          <table:table-cell office:value-type="string" calcext:value-type="string">
            <text:p>RVYwunbpMHA</text:p>
          </table:table-cell>
          <table:table-cell office:value-type="string" calcext:value-type="string">
            <text:p>UCBuMwlP7kHkNxdPAqtFSJTw</text:p>
          </table:table-cell>
          <table:table-cell office:value-type="string" calcext:value-type="string">
            <text:p>https://www.youtube.com/watch?v=RVYwunbpMHA</text:p>
          </table:table-cell>
          <table:table-cell office:value-type="date" office:date-value="2012-04-16T07:29:23" calcext:value-type="date">
            <text:p>16/04/12 07:29</text:p>
          </table:table-cell>
          <table:table-cell office:value-type="string" calcext:value-type="string">
            <text:p>Math Antics - Multi-Digit Multiplication Pt 2</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educational,"Math Antics",arithmetic,multi-digit,addition,subtraction,multiplication,division,multidigit}</text:p>
          </table:table-cell>
          <table:table-cell office:value-type="string" calcext:value-type="string">
            <text:p>00:08:24</text:p>
          </table:table-cell>
          <table:table-cell office:value-type="date" office:date-value="2018-07-28T04:44:20.087" calcext:value-type="date">
            <text:p>28/07/18 04:44</text:p>
          </table:table-cell>
          <table:table-cell office:value-type="float" office:value="1707827" calcext:value-type="float">
            <text:p>1707827</text:p>
          </table:table-cell>
          <table:table-cell office:value-type="float" office:value="19266" calcext:value-type="float">
            <text:p>19266</text:p>
          </table:table-cell>
          <table:table-cell/>
        </table:table-row>
        <table:table-row table:style-name="ro15">
          <table:table-cell office:value-type="string" calcext:value-type="string">
            <text:p>Khan Academy</text:p>
          </table:table-cell>
          <table:table-cell office:value-type="string" calcext:value-type="string">
            <text:p>Z5myJ8dg_rM</text:p>
          </table:table-cell>
          <table:table-cell office:value-type="string" calcext:value-type="string">
            <text:p>UC4a-Gbdw7vOaccHmFo40b9g</text:p>
          </table:table-cell>
          <table:table-cell office:value-type="string" calcext:value-type="string">
            <text:p>https://www.youtube.com/watch?v=Z5myJ8dg_rM</text:p>
          </table:table-cell>
          <table:table-cell office:value-type="date" office:date-value="2012-12-21T00:14:30" calcext:value-type="date">
            <text:p>21/12/12 00:14</text:p>
          </table:table-cell>
          <table:table-cell office:value-type="string" calcext:value-type="string">
            <text:p>Logarithms | Logarithms | Algebra II | Khan Academy</text:p>
          </table:table-cell>
          <table:table-cell office:value-type="string" calcext:value-type="string">
            <text:p>Intro to logarithms. Learning that logarithms are just a way of expressing "the exponent that you have to raise a base to to get another number"</text:p>
            <text:p/>
            <text:p>Practice this lesson yourself on KhanAcademy.org right now: </text:p>
            <text:p>https://www.khanacademy.org/math/algebra2/logarithms-tutorial/logarithm_basics/e/logarithms_1?utm_source=YT&amp;utm_medium=Desc&amp;utm_campaign=AlgebraII</text:p>
            <text:p/>
            <text:p>Watch the next lesson: https://www.khanacademy.org/math/algebra2/logarithms-tutorial/logarithm_basics/v/fancier-logarithm-expressions?utm_source=YT&amp;utm_medium=Desc&amp;utm_campaign=AlgebraII</text:p>
            <text:p/>
            <text:p>Missed the previous lesson? </text:p>
            <text:p>https://www.khanacademy.org/math/algebra2/exponential_and_logarithmic_func/continuous_compounding/v/compound-interest-and-e-part-4?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07:02</text:p>
          </table:table-cell>
          <table:table-cell office:value-type="date" office:date-value="2018-07-28T04:41:20.559" calcext:value-type="date">
            <text:p>28/07/18 04:41</text:p>
          </table:table-cell>
          <table:table-cell office:value-type="float" office:value="1706418" calcext:value-type="float">
            <text:p>1706418</text:p>
          </table:table-cell>
          <table:table-cell office:value-type="float" office:value="3994" calcext:value-type="float">
            <text:p>3994</text:p>
          </table:table-cell>
          <table:table-cell/>
        </table:table-row>
        <table:table-row table:style-name="ro4">
          <table:table-cell office:value-type="string" calcext:value-type="string">
            <text:p>TED-Ed</text:p>
          </table:table-cell>
          <table:table-cell office:value-type="string" calcext:value-type="string">
            <text:p>22lGbAVWhro</text:p>
          </table:table-cell>
          <table:table-cell office:value-type="string" calcext:value-type="string">
            <text:p>UCsooa4yRKGN_zEE8iknghZA</text:p>
          </table:table-cell>
          <table:table-cell office:value-type="string" calcext:value-type="string">
            <text:p>https://www.youtube.com/watch?v=22lGbAVWhro</text:p>
          </table:table-cell>
          <table:table-cell office:value-type="date" office:date-value="2016-02-08T16:19:14" calcext:value-type="date">
            <text:p>08/02/16 16:19</text:p>
          </table:table-cell>
          <table:table-cell office:value-type="string" calcext:value-type="string">
            <text:p>The immortal cells of Henrietta Lacks - Robin Bulleri</text:p>
          </table:table-cell>
          <table:table-cell office:value-type="string" calcext:value-type="string">
            <text:p>View full lesson: http://ed.ted.com/lessons/the-immortal-cells-of-henrietta-lacks-robin-bulleri</text:p>
            <text:p/>
            <text:p>Imagine something small enough to float on a particle of dust that holds the keys to understanding cancer, virology, and genetics. Luckily for us, such a thing exists in the form of trillions upon trillions of human, lab-grown cells called HeLa. But where did we get these cells? Robin Bulleri tells the story of Henrietta Lacks, a woman whose DNA led to countless cures, patents, and discoveries. </text:p>
            <text:p/>
            <text:p>Lesson by Robin Bulleri, animation by Brandon Denmark.</text:p>
          </table:table-cell>
          <table:table-cell office:value-type="string" calcext:value-type="string">
            <text:p>{"Robin Bulleri","Brandon Denmark","Henrietta Lacks","HeLa cells",cancer,"cancer cells","cervical cancer",HPV,"cancer research","medical ethics","Immortal Life of Henrietta Lacks",TED,TED-Ed,"TED Ed",TEDEducation}</text:p>
          </table:table-cell>
          <table:table-cell office:value-type="string" calcext:value-type="string">
            <text:p>00:04:27</text:p>
          </table:table-cell>
          <table:table-cell office:value-type="date" office:date-value="2018-07-28T04:44:20.042" calcext:value-type="date">
            <text:p>28/07/18 04:44</text:p>
          </table:table-cell>
          <table:table-cell office:value-type="float" office:value="1704244" calcext:value-type="float">
            <text:p>1704244</text:p>
          </table:table-cell>
          <table:table-cell office:value-type="float" office:value="57362" calcext:value-type="float">
            <text:p>57362</text:p>
          </table:table-cell>
          <table:table-cell/>
        </table:table-row>
        <table:table-row table:style-name="ro4">
          <table:table-cell office:value-type="string" calcext:value-type="string">
            <text:p>TED-Ed</text:p>
          </table:table-cell>
          <table:table-cell office:value-type="string" calcext:value-type="string">
            <text:p>mGYmiQkah4o</text:p>
          </table:table-cell>
          <table:table-cell office:value-type="string" calcext:value-type="string">
            <text:p>UCsooa4yRKGN_zEE8iknghZA</text:p>
          </table:table-cell>
          <table:table-cell office:value-type="string" calcext:value-type="string">
            <text:p>https://www.youtube.com/watch?v=mGYmiQkah4o</text:p>
          </table:table-cell>
          <table:table-cell office:value-type="date" office:date-value="2017-01-24T16:01:17" calcext:value-type="date">
            <text:p>24/01/17 16:01</text:p>
          </table:table-cell>
          <table:table-cell office:value-type="string" calcext:value-type="string">
            <text:p>Mary's Room: A philosophical thought experiment - Eleanor Nelsen</text:p>
          </table:table-cell>
          <table:table-cell office:value-type="string" calcext:value-type="string">
            <text:p>View full lesson: http://ed.ted.com/lessons/mary-s-room-a-philosophical-thought-experiment-eleanor-nelsen</text:p>
            <text:p/>
            <text:p>Imagine a neuroscientist who has only ever seen black and white things, but she is an expert in color vision and knows everything about its physics and biology. If, one day, she sees color, does she learn anything new? Is there anything about perceiving color that wasnâ€™t captured in her knowledge? Eleanor Nelsen explains what this thought experiment can teach us about experience. </text:p>
            <text:p/>
            <text:p>Lesson by Eleanor Nelsen, animation by Maxime Dupuy.</text:p>
          </table:table-cell>
          <table:table-cell office:value-type="string" calcext:value-type="string">
            <text:p>{TED,TED-Ed,"TED Education","TED Ed","Eleanor Nelsen","Maxime Dupuy","Mary's Room",philosophy,science,colorblind,neuroscientist,"Frank Jackson",qualia,physicalism,"knowledge argument","artificial intelligence",brain}</text:p>
          </table:table-cell>
          <table:table-cell office:value-type="string" calcext:value-type="string">
            <text:p>00:04:52</text:p>
          </table:table-cell>
          <table:table-cell office:value-type="date" office:date-value="2018-07-28T04:42:46.677" calcext:value-type="date">
            <text:p>28/07/18 04:42</text:p>
          </table:table-cell>
          <table:table-cell office:value-type="float" office:value="1702242" calcext:value-type="float">
            <text:p>1702242</text:p>
          </table:table-cell>
          <table:table-cell office:value-type="float" office:value="49528" calcext:value-type="float">
            <text:p>49528</text:p>
          </table:table-cell>
          <table:table-cell/>
        </table:table-row>
        <table:table-row table:style-name="ro15">
          <table:table-cell office:value-type="string" calcext:value-type="string">
            <text:p>Khan Academy</text:p>
          </table:table-cell>
          <table:table-cell office:value-type="string" calcext:value-type="string">
            <text:p>XoEn1LfVoTo</text:p>
          </table:table-cell>
          <table:table-cell office:value-type="string" calcext:value-type="string">
            <text:p>UC4a-Gbdw7vOaccHmFo40b9g</text:p>
          </table:table-cell>
          <table:table-cell office:value-type="string" calcext:value-type="string">
            <text:p>https://www.youtube.com/watch?v=XoEn1LfVoTo</text:p>
          </table:table-cell>
          <table:table-cell office:value-type="date" office:date-value="2010-09-15T16:39:23" calcext:value-type="date">
            <text:p>15/09/10 16:39</text:p>
          </table:table-cell>
          <table:table-cell office:value-type="string" calcext:value-type="string">
            <text:p>Solving a more complicated equation | Linear equations | Algebra I | Khan Academy</text:p>
          </table:table-cell>
          <table:table-cell office:value-type="string" calcext:value-type="string">
            <text:p>This example demonstrates how we solve an equation expressed such: ax + b = c. It's a little more complicated than previous examples, but you can do it!</text:p>
            <text:p/>
            <text:p>Practice this lesson yourself on KhanAcademy.org right now:</text:p>
            <text:p>https://www.khanacademy.org/math/algebra/solving-linear-equations-and-inequalities/equations_beginner/e/linear_equations_2?utm_source=YT&amp;utm_medium=Desc&amp;utm_campaign=AlgebraI</text:p>
            <text:p/>
            <text:p>Watch the next lesson: https://www.khanacademy.org/math/algebra/solving-linear-equations-and-inequalities/equations_beginner/v/two-step-equations?utm_source=YT&amp;utm_medium=Desc&amp;utm_campaign=AlgebraI</text:p>
            <text:p/>
            <text:p>Missed the previous lesson? </text:p>
            <text:p>https://www.khanacademy.org/math/algebra/solving-linear-equations-and-inequalities/equations_beginner/v/one-step-equations?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8:41</text:p>
          </table:table-cell>
          <table:table-cell office:value-type="date" office:date-value="2018-07-28T04:41:13.853" calcext:value-type="date">
            <text:p>28/07/18 04:41</text:p>
          </table:table-cell>
          <table:table-cell office:value-type="float" office:value="1702093" calcext:value-type="float">
            <text:p>1702093</text:p>
          </table:table-cell>
          <table:table-cell office:value-type="float" office:value="3749" calcext:value-type="float">
            <text:p>3749</text:p>
          </table:table-cell>
          <table:table-cell/>
        </table:table-row>
        <table:table-row table:style-name="ro24">
          <table:table-cell office:value-type="string" calcext:value-type="string">
            <text:p>minutephysics</text:p>
          </table:table-cell>
          <table:table-cell office:value-type="string" calcext:value-type="string">
            <text:p>4MUOdUvtf8o</text:p>
          </table:table-cell>
          <table:table-cell office:value-type="string" calcext:value-type="string">
            <text:p>UCUHW94eEFW7hkUMVaZz4eDg</text:p>
          </table:table-cell>
          <table:table-cell office:value-type="string" calcext:value-type="string">
            <text:p>https://www.youtube.com/watch?v=4MUOdUvtf8o</text:p>
          </table:table-cell>
          <table:table-cell office:value-type="date" office:date-value="2011-09-19T08:54:11" calcext:value-type="date">
            <text:p>19/09/11 08:54</text:p>
          </table:table-cell>
          <table:table-cell office:value-type="string" calcext:value-type="string">
            <text:p>Taming Infinity</text:p>
          </table:table-cell>
          <table:table-cell office:value-type="string" calcext:value-type="string">
            <text:p>How does physics deal with infinity?</text:p>
            <text:p/>
            <text:p>Tweet it - http://bit.ly/r7EwHK  </text:p>
            <text:p>Facebook it - http://on.fb.me/n4pShU</text:p>
            <text:p/>
            <text:p>minutephysics is now on Google+ - http://bit.ly/qzEwc6 </text:p>
            <text:p>And facebook - http://facebook.com/minutephysics</text:p>
            <text:p/>
            <text:p>Minute Physics provides an energetic and entertaining view of old and new problems in physics -- all in a minute!</text:p>
            <text:p/>
            <text:p>In this episode we explain how physicists can tease information out of infinity.</text:p>
            <text:p/>
            <text:p>Music by Nathaniel Schroeder</text:p>
            <text:p>youtube: http://bit.ly/pakJLE</text:p>
            <text:p>myspace: http://mysp.ac/qtmZQj Created by Henry Reich</text:p>
          </table:table-cell>
          <table:table-cell office:value-type="string" calcext:value-type="string">
            <text:p>{feynman,diagram,perturbation,theory,divergent,infinity,series,fire,blackbody,radiation,special,relativity,how,far,away,is,tomorrow?,dimension,adding,past,sound,of,hydrogen,heisenberg,uncertainty,principle,one,minute,physics,minutephysics,"minute physics",Henry,Reich,dark,matter,RSAnimate,xkcd,education,science,"Perimeter Institute","theoretical physics","stephen hawking",khan,academy,educational,math,freddiew}</text:p>
          </table:table-cell>
          <table:table-cell office:value-type="string" calcext:value-type="string">
            <text:p>00:01:35</text:p>
          </table:table-cell>
          <table:table-cell office:value-type="date" office:date-value="2018-07-28T04:45:03.061" calcext:value-type="date">
            <text:p>28/07/18 04:45</text:p>
          </table:table-cell>
          <table:table-cell office:value-type="float" office:value="1701769" calcext:value-type="float">
            <text:p>1701769</text:p>
          </table:table-cell>
          <table:table-cell office:value-type="float" office:value="547" calcext:value-type="float">
            <text:p>547</text:p>
          </table:table-cell>
          <table:table-cell/>
        </table:table-row>
        <table:table-row table:style-name="ro5">
          <table:table-cell office:value-type="string" calcext:value-type="string">
            <text:p>Khan Academy</text:p>
          </table:table-cell>
          <table:table-cell office:value-type="string" calcext:value-type="string">
            <text:p>kvGsIo1TmsM</text:p>
          </table:table-cell>
          <table:table-cell office:value-type="string" calcext:value-type="string">
            <text:p>UC4a-Gbdw7vOaccHmFo40b9g</text:p>
          </table:table-cell>
          <table:table-cell office:value-type="string" calcext:value-type="string">
            <text:p>https://www.youtube.com/watch?v=kvGsIo1TmsM</text:p>
          </table:table-cell>
          <table:table-cell office:value-type="date" office:date-value="2013-06-06T15:09:36" calcext:value-type="date">
            <text:p>06/06/13 15:09</text:p>
          </table:table-cell>
          <table:table-cell office:value-type="string" calcext:value-type="string">
            <text:p>What is a function? | Functions and their graphs | Algebra II | Khan Academy</text:p>
          </table:table-cell>
          <table:table-cell office:value-type="string" calcext:value-type="string">
            <text:p>Watch the next lesson: https://www.khanacademy.org/math/algebra2/functions_and_graphs/function-introduction/v/difference-between-equations-and-functions?utm_source=YT&amp;utm_medium=Desc&amp;utm_campaign=AlgebraII</text:p>
            <text:p/>
            <text:p>Missed the previous lesson? </text:p>
            <text:p>https://www.khanacademy.org/math/algebra2/systems_eq_ineq/non-linear-systems-tutorial/v/systems-of-nonlinear-equations-3?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07:57</text:p>
          </table:table-cell>
          <table:table-cell office:value-type="date" office:date-value="2018-07-28T04:42:53.691" calcext:value-type="date">
            <text:p>28/07/18 04:42</text:p>
          </table:table-cell>
          <table:table-cell office:value-type="float" office:value="1699437" calcext:value-type="float">
            <text:p>1699437</text:p>
          </table:table-cell>
          <table:table-cell office:value-type="float" office:value="7601" calcext:value-type="float">
            <text:p>7601</text:p>
          </table:table-cell>
          <table:table-cell/>
        </table:table-row>
        <table:table-row table:style-name="ro29">
          <table:table-cell office:value-type="string" calcext:value-type="string">
            <text:p>Vihart</text:p>
          </table:table-cell>
          <table:table-cell office:value-type="string" calcext:value-type="string">
            <text:p>TINfzxSnnIE</text:p>
          </table:table-cell>
          <table:table-cell office:value-type="string" calcext:value-type="string">
            <text:p>UCOGeU-1Fig3rrDjhm9Zs_wg</text:p>
          </table:table-cell>
          <table:table-cell office:value-type="string" calcext:value-type="string">
            <text:p>https://www.youtube.com/watch?v=TINfzxSnnIE</text:p>
          </table:table-cell>
          <table:table-cell office:value-type="date" office:date-value="2012-03-25T01:45:18" calcext:value-type="date">
            <text:p>25/03/12 01:45</text:p>
          </table:table-cell>
          <table:table-cell office:value-type="string" calcext:value-type="string">
            <text:p>9.999... reasons that .999... = 1</text:p>
          </table:table-cell>
          <table:table-cell office:value-type="string" calcext:value-type="string">
            <text:p>Point Nine Repeating Equals One!</text:p>
            <text:p>9.999... reasons in 9.999... minutes.</text:p>
            <text:p/>
            <text:p>Bonus points if you can name all 9.999... lords a-leaping.</text:p>
            <text:p/>
            <text:p>Dear YouTube, wouldn't it be nice if I could include the full script with this video? A larger character limit would not be unreasonable.</text:p>
            <text:p/>
            <text:p>My personal website, which you might like: http://vihart.com</text:p>
          </table:table-cell>
          <table:table-cell office:value-type="string" calcext:value-type="string">
            <text:p>{mathematics,numbers,"repeating decimals","real numbers","surreal numbers","hyperreal numbers"}</text:p>
          </table:table-cell>
          <table:table-cell office:value-type="string" calcext:value-type="string">
            <text:p>00:10:01</text:p>
          </table:table-cell>
          <table:table-cell office:value-type="date" office:date-value="2018-07-28T04:42:28.467" calcext:value-type="date">
            <text:p>28/07/18 04:42</text:p>
          </table:table-cell>
          <table:table-cell office:value-type="float" office:value="1698715" calcext:value-type="float">
            <text:p>1698715</text:p>
          </table:table-cell>
          <table:table-cell office:value-type="float" office:value="1833" calcext:value-type="float">
            <text:p>1833</text:p>
          </table:table-cell>
          <table:table-cell/>
        </table:table-row>
        <table:table-row table:style-name="ro44">
          <table:table-cell office:value-type="string" calcext:value-type="string">
            <text:p>Numberphile</text:p>
          </table:table-cell>
          <table:table-cell office:value-type="string" calcext:value-type="string">
            <text:p>AAsICMPwGPY</text:p>
          </table:table-cell>
          <table:table-cell office:value-type="string" calcext:value-type="string">
            <text:p>UCoxcjq-8xIDTYp3uz647V5A</text:p>
          </table:table-cell>
          <table:table-cell office:value-type="string" calcext:value-type="string">
            <text:p>https://www.youtube.com/watch?v=AAsICMPwGPY</text:p>
          </table:table-cell>
          <table:table-cell office:value-type="date" office:date-value="2015-06-22T14:44:07" calcext:value-type="date">
            <text:p>22/06/15 14:44</text:p>
          </table:table-cell>
          <table:table-cell office:value-type="string" calcext:value-type="string">
            <text:p>Klein Bottles - Numberphile</text:p>
          </table:table-cell>
          <table:table-cell office:value-type="string" calcext:value-type="string">
            <text:p>Cliff Stoll is passionate about Klein Bottles.</text:p>
            <text:p>More links &amp; stuff in full description below â†“â†“â†“</text:p>
            <text:p/>
            <text:p>Don't miss the video about how he uses a robot to store 1,000 bottles UNDER his house... https://youtu.be/-k3mVnRlQLU</text:p>
            <text:p/>
            <text:p>More videos on Klein Bottles: http://bit.ly/KleinBottles</text:p>
            <text:p/>
            <text:p>ACME Klein Bottles: http://bit.ly/ACME_Klein</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Bottle (Product Category)","Klein Bottle","Mathematics (Field Of Study)",topology}</text:p>
          </table:table-cell>
          <table:table-cell office:value-type="string" calcext:value-type="string">
            <text:p>00:08:25</text:p>
          </table:table-cell>
          <table:table-cell office:value-type="date" office:date-value="2018-07-28T04:42:40.773" calcext:value-type="date">
            <text:p>28/07/18 04:42</text:p>
          </table:table-cell>
          <table:table-cell office:value-type="float" office:value="1693919" calcext:value-type="float">
            <text:p>1693919</text:p>
          </table:table-cell>
          <table:table-cell office:value-type="float" office:value="2790" calcext:value-type="float">
            <text:p>2790</text:p>
          </table:table-cell>
          <table:table-cell/>
        </table:table-row>
        <table:table-row table:style-name="ro4">
          <table:table-cell office:value-type="string" calcext:value-type="string">
            <text:p>TED-Ed</text:p>
          </table:table-cell>
          <table:table-cell office:value-type="string" calcext:value-type="string">
            <text:p>mP5p4QbvPtc</text:p>
          </table:table-cell>
          <table:table-cell office:value-type="string" calcext:value-type="string">
            <text:p>UCsooa4yRKGN_zEE8iknghZA</text:p>
          </table:table-cell>
          <table:table-cell office:value-type="string" calcext:value-type="string">
            <text:p>https://www.youtube.com/watch?v=mP5p4QbvPtc</text:p>
          </table:table-cell>
          <table:table-cell office:value-type="date" office:date-value="2015-06-30T15:17:24" calcext:value-type="date">
            <text:p>30/06/15 15:17</text:p>
          </table:table-cell>
          <table:table-cell office:value-type="string" calcext:value-type="string">
            <text:p>The incredible history of China's terracotta warriors - Megan Campisi and Pen-Pen Chen</text:p>
          </table:table-cell>
          <table:table-cell office:value-type="string" calcext:value-type="string">
            <text:p>View full lesson: http://ed.ted.com/lessons/the-incredible-history-of-china-s-terracotta-warriors-megan-campisi-and-pen-pen-chen</text:p>
            <text:p/>
            <text:p>In 1974, farmers digging a well near their small village stumbled upon one of the most important finds in archaeological history â€“ vast underground chambers surrounding a Chinese emperorâ€™s tomb that contained more than 8,000 life-size clay soldiers ready for battle. Megan Campisi and Pen-Pen Chen shares the fascinating history of Emperor Qin Shi Huang. </text:p>
            <text:p/>
            <text:p>Lesson by Megan Campisi and Pen-Pen Chen, animation by Zedem Media.</text:p>
          </table:table-cell>
          <table:table-cell office:value-type="string" calcext:value-type="string">
            <text:p>{"Zedem Media","Megan Campisi","Pen-Pen Chen",terracotta,"terra cotta","terracotta army","terracotta warrior","gin shi huang",history,"chinese history",china,archaelology}</text:p>
          </table:table-cell>
          <table:table-cell office:value-type="string" calcext:value-type="string">
            <text:p>00:04:32</text:p>
          </table:table-cell>
          <table:table-cell office:value-type="date" office:date-value="2018-07-28T04:42:03.626" calcext:value-type="date">
            <text:p>28/07/18 04:42</text:p>
          </table:table-cell>
          <table:table-cell office:value-type="float" office:value="1692138" calcext:value-type="float">
            <text:p>1692138</text:p>
          </table:table-cell>
          <table:table-cell office:value-type="float" office:value="48617" calcext:value-type="float">
            <text:p>48617</text:p>
          </table:table-cell>
          <table:table-cell/>
        </table:table-row>
        <table:table-row table:style-name="ro4">
          <table:table-cell office:value-type="string" calcext:value-type="string">
            <text:p>TED-Ed</text:p>
          </table:table-cell>
          <table:table-cell office:value-type="string" calcext:value-type="string">
            <text:p>RrWBhVlD1H8</text:p>
          </table:table-cell>
          <table:table-cell office:value-type="string" calcext:value-type="string">
            <text:p>UCsooa4yRKGN_zEE8iknghZA</text:p>
          </table:table-cell>
          <table:table-cell office:value-type="string" calcext:value-type="string">
            <text:p>https://www.youtube.com/watch?v=RrWBhVlD1H8</text:p>
          </table:table-cell>
          <table:table-cell office:value-type="date" office:date-value="2017-02-09T15:59:39" calcext:value-type="date">
            <text:p>09/02/17 15:59</text:p>
          </table:table-cell>
          <table:table-cell office:value-type="string" calcext:value-type="string">
            <text:p>What is bipolar disorder? - Helen M. Farrell</text:p>
          </table:table-cell>
          <table:table-cell office:value-type="string" calcext:value-type="string">
            <text:p>View full lesson: http://ed.ted.com/lessons/what-is-bipolar-disorder-helen-m-farrell</text:p>
            <text:p/>
            <text:p>The word bipolar means â€˜two extremes.â€™ For the many millions experiencing bipolar disorder around the world, life is split between two different realities: elation and depression. So what causes this disorder? And can it be treated? Helen M. Farrell describes the root causes and treatments for bipolar disorder. </text:p>
            <text:p/>
            <text:p>Lesson by Helen M Farrell, animation by Uncle Ginger.</text:p>
          </table:table-cell>
          <table:table-cell office:value-type="string" calcext:value-type="string">
            <text:p>{TED,TED-Ed,"TED Ed","TED Education","Helen M Farrell","Uncle Ginger",bipolar,mania,depression,mood,dopamine,"mental health",genetics,psychology,neuroscience,treatment,medicine,"bipolar disorder",fMRI,"manic episode",neuron,"neural pathway"}</text:p>
          </table:table-cell>
          <table:table-cell office:value-type="string" calcext:value-type="string">
            <text:p>00:05:58</text:p>
          </table:table-cell>
          <table:table-cell office:value-type="date" office:date-value="2018-07-28T04:44:07.992" calcext:value-type="date">
            <text:p>28/07/18 04:44</text:p>
          </table:table-cell>
          <table:table-cell office:value-type="float" office:value="1691528" calcext:value-type="float">
            <text:p>1691528</text:p>
          </table:table-cell>
          <table:table-cell office:value-type="float" office:value="25694" calcext:value-type="float">
            <text:p>25694</text:p>
          </table:table-cell>
          <table:table-cell/>
        </table:table-row>
        <table:table-row table:style-name="ro26">
          <table:table-cell office:value-type="string" calcext:value-type="string">
            <text:p>Numberphile</text:p>
          </table:table-cell>
          <table:table-cell office:value-type="string" calcext:value-type="string">
            <text:p>2s4TqVAbfz4</text:p>
          </table:table-cell>
          <table:table-cell office:value-type="string" calcext:value-type="string">
            <text:p>UCoxcjq-8xIDTYp3uz647V5A</text:p>
          </table:table-cell>
          <table:table-cell office:value-type="string" calcext:value-type="string">
            <text:p>https://www.youtube.com/watch?v=2s4TqVAbfz4</text:p>
          </table:table-cell>
          <table:table-cell office:value-type="date" office:date-value="2016-03-23T12:51:08" calcext:value-type="date">
            <text:p>23/03/16 12:51</text:p>
          </table:table-cell>
          <table:table-cell office:value-type="string" calcext:value-type="string">
            <text:p>Perfect Shapes in Higher Dimensions - Numberphile</text:p>
          </table:table-cell>
          <table:table-cell office:value-type="string" calcext:value-type="string">
            <text:p>Carlo Sequin talks through platonic solids and regular polytopes in higher dimensions.</text:p>
            <text:p>More links &amp; stuff in full description below â†“â†“â†“</text:p>
            <text:p/>
            <text:p>Extra footage (Hypernom): https://youtu.be/unC0Y3kv0Yk</text:p>
            <text:p>More videos with with Carlo: http://bit.ly/carlo_videos</text:p>
            <text:p/>
            <text:p>Edit and animation by Pete McPartlan</text:p>
            <text:p>Pete used Stella4D --- http://www.software3d.com</text:p>
            <text:p/>
            <text:p>Epic Circles: https://youtu.be/sG_6nlMZ8f4</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polytopes,"4 dimensions","platonic solids"}</text:p>
          </table:table-cell>
          <table:table-cell office:value-type="string" calcext:value-type="string">
            <text:p>00:26:19</text:p>
          </table:table-cell>
          <table:table-cell office:value-type="date" office:date-value="2018-07-28T04:41:38.583" calcext:value-type="date">
            <text:p>28/07/18 04:41</text:p>
          </table:table-cell>
          <table:table-cell office:value-type="float" office:value="1686769" calcext:value-type="float">
            <text:p>1686769</text:p>
          </table:table-cell>
          <table:table-cell office:value-type="float" office:value="24038" calcext:value-type="float">
            <text:p>24038</text:p>
          </table:table-cell>
          <table:table-cell/>
        </table:table-row>
        <table:table-row table:style-name="ro6">
          <table:table-cell office:value-type="string" calcext:value-type="string">
            <text:p>minutephysics</text:p>
          </table:table-cell>
          <table:table-cell office:value-type="string" calcext:value-type="string">
            <text:p>3_RhISgoXUs</text:p>
          </table:table-cell>
          <table:table-cell office:value-type="string" calcext:value-type="string">
            <text:p>UCUHW94eEFW7hkUMVaZz4eDg</text:p>
          </table:table-cell>
          <table:table-cell office:value-type="string" calcext:value-type="string">
            <text:p>https://www.youtube.com/watch?v=3_RhISgoXUs</text:p>
          </table:table-cell>
          <table:table-cell office:value-type="date" office:date-value="2012-05-21T19:04:35" calcext:value-type="date">
            <text:p>21/05/12 19:04</text:p>
          </table:table-cell>
          <table:table-cell office:value-type="string" calcext:value-type="string">
            <text:p>Every Force in Nature (Theory of Everything, Part III)</text:p>
          </table:table-cell>
          <table:table-cell office:value-type="string" calcext:value-type="string">
            <text:p>In which we explain economic equilibrium, how to make money from nothing, and every fundamental force in physics.</text:p>
            <text:p/>
            <text:p>If you'd like to read a (very) rigorous description of gauge theory in economics, check out this paper by Lee Smolin: http://arxiv.org/pdf/0902.4274v1.pdf</text:p>
            <text:p/>
            <text:p>And if you're an economist rather than a physicist, check out "The Index Number Problem: A Differential Geometric Approach" by Pia Malaney: http://bit.ly/JKS5lh</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
            <text:p>Thanks to Nima Doroud for contributions and to Perimeter Institute for support.</text:p>
            <text:p>http://www.perimeterinstitute.ca Created by Henry Reich</text:p>
          </table:table-cell>
          <table:table-cell office:value-type="string" calcext:value-type="string">
            <text:p>{electromagnetism,strong,weak,Economics,gauge,theory,arbitrage,force,boson,higgs,canada,mordor,hyrule,free,money,infinity,stable,orbits,earth,moon,sun,hyperbolic,"solar system",planets,galaxy,fourth,dimension,string,light,distance,squared,einstein,special,relativity,travel,"black hole","standard model",rocket,science,Tides,gravity,Neutrino,photon,lhc,electron,atomic,nuclear,General,Dark,energy,Minutephysics,minute,physics,Henry,Reich,universe,xkcd,cat,schrodinger,Perimeter,Institute}</text:p>
          </table:table-cell>
          <table:table-cell office:value-type="string" calcext:value-type="string">
            <text:p>00:06:58</text:p>
          </table:table-cell>
          <table:table-cell office:value-type="date" office:date-value="2018-07-28T04:44:13.904" calcext:value-type="date">
            <text:p>28/07/18 04:44</text:p>
          </table:table-cell>
          <table:table-cell office:value-type="float" office:value="1682690" calcext:value-type="float">
            <text:p>1682690</text:p>
          </table:table-cell>
          <table:table-cell office:value-type="float" office:value="1290" calcext:value-type="float">
            <text:p>1290</text:p>
          </table:table-cell>
          <table:table-cell/>
        </table:table-row>
        <table:table-row table:style-name="ro7">
          <table:table-cell office:value-type="string" calcext:value-type="string">
            <text:p>Khan Academy</text:p>
          </table:table-cell>
          <table:table-cell office:value-type="string" calcext:value-type="string">
            <text:p>tnkPY4UqJ44</text:p>
          </table:table-cell>
          <table:table-cell office:value-type="string" calcext:value-type="string">
            <text:p>UC4a-Gbdw7vOaccHmFo40b9g</text:p>
          </table:table-cell>
          <table:table-cell office:value-type="string" calcext:value-type="string">
            <text:p>https://www.youtube.com/watch?v=tnkPY4UqJ44</text:p>
          </table:table-cell>
          <table:table-cell office:value-type="date" office:date-value="2010-08-07T21:44:22" calcext:value-type="date">
            <text:p>07/08/10 21:44</text:p>
          </table:table-cell>
          <table:table-cell office:value-type="string" calcext:value-type="string">
            <text:p>Dividing fractions example 2 | Fractions | Pre-Algebra | Khan Academy</text:p>
          </table:table-cell>
          <table:table-cell office:value-type="string" calcext:value-type="string">
            <text:p>Let's take another stab at dividing two fractions. This time the answer should be a mixed number.</text:p>
            <text:p/>
            <text:p>Practice this lesson yourself on KhanAcademy.org right now: https://www.khanacademy.org/math/pre-algebra/fractions-pre-alg/div-fractions-fractions-pre-alg/e/dividing_fractions_1.5?utm_source=YT&amp;utm_medium=Desc&amp;utm_campaign=PreAlgebra</text:p>
            <text:p/>
            <text:p>Watch the next lesson: https://www.khanacademy.org/math/pre-algebra/fractions-pre-alg/div-fractions-fractions-pre-alg/v/dividing-fractions-word-problem?utm_source=YT&amp;utm_medium=Desc&amp;utm_campaign=PreAlgebra</text:p>
            <text:p/>
            <text:p>Missed the previous lesson? </text:p>
            <text:p>https://www.khanacademy.org/math/pre-algebra/fractions-pre-alg/div-fractions-fractions-pre-alg/v/another-dividing-fractions-example?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3:36</text:p>
          </table:table-cell>
          <table:table-cell office:value-type="date" office:date-value="2018-07-28T04:44:50.38" calcext:value-type="date">
            <text:p>28/07/18 04:44</text:p>
          </table:table-cell>
          <table:table-cell office:value-type="float" office:value="1679746" calcext:value-type="float">
            <text:p>1679746</text:p>
          </table:table-cell>
          <table:table-cell office:value-type="float" office:value="2395" calcext:value-type="float">
            <text:p>2395</text:p>
          </table:table-cell>
          <table:table-cell/>
        </table:table-row>
        <table:table-row table:style-name="ro43">
          <table:table-cell office:value-type="string" calcext:value-type="string">
            <text:p>Numberphile</text:p>
          </table:table-cell>
          <table:table-cell office:value-type="string" calcext:value-type="string">
            <text:p>0Oazb7IWzbA</text:p>
          </table:table-cell>
          <table:table-cell office:value-type="string" calcext:value-type="string">
            <text:p>UCoxcjq-8xIDTYp3uz647V5A</text:p>
          </table:table-cell>
          <table:table-cell office:value-type="string" calcext:value-type="string">
            <text:p>https://www.youtube.com/watch?v=0Oazb7IWzbA</text:p>
          </table:table-cell>
          <table:table-cell office:value-type="date" office:date-value="2014-03-18T14:05:02" calcext:value-type="date">
            <text:p>18/03/14 14:05</text:p>
          </table:table-cell>
          <table:table-cell office:value-type="string" calcext:value-type="string">
            <text:p>Why -1/12 is a gold nugget</text:p>
          </table:table-cell>
          <table:table-cell office:value-type="string" calcext:value-type="string">
            <text:p>More links &amp; stuff in full description below â†“â†“â†“</text:p>
            <text:p/>
            <text:p>Okay, the links...</text:p>
            <text:p>1. New vid on the Riemann Hypothesis explains where -1/12 comes from:  http://youtu.be/d6c6uIyieoo</text:p>
            <text:p>2.The original videos at http://youtu.be/w-I6XTVZXww AND http://youtu.be/E-d9mgo8FGk</text:p>
            <text:p>3. A useful blog from Tony Padilla: http://bit.ly/TonyResponse</text:p>
            <text:p>4. NY Times article on this: http://nyti.ms/1iftqSv</text:p>
            <text:p>5. Terry Tao on this topic: http://bit.ly/TaoAnalytic</text:p>
            <text:p/>
            <text:p>Prof Edward Frenkel's book Love and Math: http://amzn.to/1g6XP6j</text:p>
            <text:p/>
            <text:p>Professor Frenkel is a mathematics professor at the University of California, Berkeley - http://edwardfrenkel.com</text:p>
            <text:p/>
            <text:p>Animation by Pete McPartlan</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Gold Nugget","Riemann Zeta Function (Concepts/Theories)","Riemann Sum (Namesake)"}</text:p>
          </table:table-cell>
          <table:table-cell office:value-type="string" calcext:value-type="string">
            <text:p>00:15:17</text:p>
          </table:table-cell>
          <table:table-cell office:value-type="date" office:date-value="2018-07-28T04:44:13.827" calcext:value-type="date">
            <text:p>28/07/18 04:44</text:p>
          </table:table-cell>
          <table:table-cell office:value-type="float" office:value="1679652" calcext:value-type="float">
            <text:p>1679652</text:p>
          </table:table-cell>
          <table:table-cell office:value-type="float" office:value="5672" calcext:value-type="float">
            <text:p>5672</text:p>
          </table:table-cell>
          <table:table-cell/>
        </table:table-row>
        <table:table-row table:style-name="ro4">
          <table:table-cell office:value-type="string" calcext:value-type="string">
            <text:p>TED-Ed</text:p>
          </table:table-cell>
          <table:table-cell office:value-type="string" calcext:value-type="string">
            <text:p>WaNLJf8xzC4</text:p>
          </table:table-cell>
          <table:table-cell office:value-type="string" calcext:value-type="string">
            <text:p>UCsooa4yRKGN_zEE8iknghZA</text:p>
          </table:table-cell>
          <table:table-cell office:value-type="string" calcext:value-type="string">
            <text:p>https://www.youtube.com/watch?v=WaNLJf8xzC4</text:p>
          </table:table-cell>
          <table:table-cell office:value-type="date" office:date-value="2016-11-28T16:12:01" calcext:value-type="date">
            <text:p>28/11/16 16:12</text:p>
          </table:table-cell>
          <table:table-cell office:value-type="string" calcext:value-type="string">
            <text:p>What's the fastest way to alphabetize your bookshelf? - Chand John</text:p>
          </table:table-cell>
          <table:table-cell office:value-type="string" calcext:value-type="string">
            <text:p>View full lesson: http://ed.ted.com/lessons/what-s-the-fastest-way-to-alphabetize-your-bookshelf-chand-john</text:p>
            <text:p/>
            <text:p>You work at the college library. Youâ€™re in the middle of a quiet afternoon when suddenly, a shipment of 1,280 books arrives. The books are in a straight line, but they're all out of order, and the automatic sorting system is broken. How can you sort the books quickly? Chand John shows how, shedding light on how algorithms help librarians and search engines speedily sort information. </text:p>
            <text:p/>
            <text:p>Lesson by Chand John, animation by Anton Trofimov.</text:p>
          </table:table-cell>
          <table:table-cell office:value-type="string" calcext:value-type="string">
            <text:p>{"Chand John","Anton Trofimov","sorting algorithms","what is an algorithm",quicksort,"logic puzzle","teded logic","how to sort big data","teded big data","data compilation","organising large data","organisation skills","teded sorting algorithms","bubble sort",alphabetic,TED,TED-Ed,teded,"Ted Education","search engine","library science"}</text:p>
          </table:table-cell>
          <table:table-cell office:value-type="string" calcext:value-type="string">
            <text:p>00:04:39</text:p>
          </table:table-cell>
          <table:table-cell office:value-type="date" office:date-value="2018-07-28T04:45:21.809" calcext:value-type="date">
            <text:p>28/07/18 04:45</text:p>
          </table:table-cell>
          <table:table-cell office:value-type="float" office:value="1679569" calcext:value-type="float">
            <text:p>1679569</text:p>
          </table:table-cell>
          <table:table-cell office:value-type="float" office:value="16633" calcext:value-type="float">
            <text:p>16633</text:p>
          </table:table-cell>
          <table:table-cell/>
        </table:table-row>
        <table:table-row table:style-name="ro25">
          <table:table-cell office:value-type="string" calcext:value-type="string">
            <text:p>minutephysics</text:p>
          </table:table-cell>
          <table:table-cell office:value-type="string" calcext:value-type="string">
            <text:p>BksyMWSygnc</text:p>
          </table:table-cell>
          <table:table-cell office:value-type="string" calcext:value-type="string">
            <text:p>UCUHW94eEFW7hkUMVaZz4eDg</text:p>
          </table:table-cell>
          <table:table-cell office:value-type="string" calcext:value-type="string">
            <text:p>https://www.youtube.com/watch?v=BksyMWSygnc</text:p>
          </table:table-cell>
          <table:table-cell office:value-type="date" office:date-value="2012-11-22T01:04:41" calcext:value-type="date">
            <text:p>22/11/12 01:04</text:p>
          </table:table-cell>
          <table:table-cell office:value-type="string" calcext:value-type="string">
            <text:p>What is Touch?</text:p>
          </table:table-cell>
          <table:table-cell office:value-type="string" calcext:value-type="string">
            <text:p>In this quantum world, what does it mean to touch something?</text:p>
            <text:p>Do we really hover above the chairs we're sitting in?</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and to Perimeter Institute for support.</text:p>
            <text:p>http://www.perimeterinstitute.ca Created by Henry Reich</text:p>
          </table:table-cell>
          <table:table-cell office:value-type="string" calcext:value-type="string">
            <text:p>{vsauce,Touch,variable,classical,quantum,mechanics,Einstein,equals,energy,infinite,higgs,boson,bang,theory,cosmic,galaxy,universe,electromagnetism,strong,weak,force,moon,sun,dimension,string,special,relativity,"black hole",science,gravity,Neutrino,photon,lhc,electron,atomic,nuclear,General,Dark,Minutephysics,minute,physics,Henry,Reich,cat,schrodinger,Perimeter,Institute,"President of the US","Barack Obama","Secretary of Education","Henry Reich","michael stevens",orbitals,wavefunction,orbital}</text:p>
          </table:table-cell>
          <table:table-cell office:value-type="string" calcext:value-type="string">
            <text:p>00:02:19</text:p>
          </table:table-cell>
          <table:table-cell office:value-type="date" office:date-value="2018-07-28T04:43:37.156" calcext:value-type="date">
            <text:p>28/07/18 04:43</text:p>
          </table:table-cell>
          <table:table-cell office:value-type="float" office:value="1673428" calcext:value-type="float">
            <text:p>1673428</text:p>
          </table:table-cell>
          <table:table-cell office:value-type="float" office:value="710" calcext:value-type="float">
            <text:p>710</text:p>
          </table:table-cell>
          <table:table-cell/>
        </table:table-row>
        <table:table-row table:style-name="ro7">
          <table:table-cell office:value-type="string" calcext:value-type="string">
            <text:p>Khan Academy</text:p>
          </table:table-cell>
          <table:table-cell office:value-type="string" calcext:value-type="string">
            <text:p>2ZzuZvz33X0</text:p>
          </table:table-cell>
          <table:table-cell office:value-type="string" calcext:value-type="string">
            <text:p>UC4a-Gbdw7vOaccHmFo40b9g</text:p>
          </table:table-cell>
          <table:table-cell office:value-type="string" calcext:value-type="string">
            <text:p>https://www.youtube.com/watch?v=2ZzuZvz33X0</text:p>
          </table:table-cell>
          <table:table-cell office:value-type="date" office:date-value="2010-06-23T14:49:07" calcext:value-type="date">
            <text:p>23/06/10 14:49</text:p>
          </table:table-cell>
          <table:table-cell office:value-type="string" calcext:value-type="string">
            <text:p>Solving a quadratic equation by factoring | Algebra II | Khan Academy</text:p>
          </table:table-cell>
          <table:table-cell office:value-type="string" calcext:value-type="string">
            <text:p>Practice this lesson yourself on KhanAcademy.org right now: </text:p>
            <text:p>https://www.khanacademy.org/math/algebra2/polynomial_and_rational/quad_factoring/e/solving_quadratics_by_factoring?utm_source=YT&amp;utm_medium=Desc&amp;utm_campaign=AlgebraII</text:p>
            <text:p/>
            <text:p>Watch the next lesson: https://www.khanacademy.org/math/algebra2/polynomial_and_rational/quad_factoring/v/example-2-solving-a-quadratic-equation-by-factoring?utm_source=YT&amp;utm_medium=Desc&amp;utm_campaign=AlgebraII</text:p>
            <text:p/>
            <text:p>Missed the previous lesson? </text:p>
            <text:p>https://www.khanacademy.org/math/algebra2/polynomial_and_rational/quad_factoring/v/factoring-polynomials-1?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06:22</text:p>
          </table:table-cell>
          <table:table-cell office:value-type="date" office:date-value="2018-07-28T04:41:38.232" calcext:value-type="date">
            <text:p>28/07/18 04:41</text:p>
          </table:table-cell>
          <table:table-cell office:value-type="float" office:value="1672924" calcext:value-type="float">
            <text:p>1672924</text:p>
          </table:table-cell>
          <table:table-cell office:value-type="float" office:value="4084" calcext:value-type="float">
            <text:p>4084</text:p>
          </table:table-cell>
          <table:table-cell/>
        </table:table-row>
        <table:table-row table:style-name="ro4">
          <table:table-cell office:value-type="string" calcext:value-type="string">
            <text:p>TED-Ed</text:p>
          </table:table-cell>
          <table:table-cell office:value-type="string" calcext:value-type="string">
            <text:p>I7wfDenj6CQ</text:p>
          </table:table-cell>
          <table:table-cell office:value-type="string" calcext:value-type="string">
            <text:p>UCsooa4yRKGN_zEE8iknghZA</text:p>
          </table:table-cell>
          <table:table-cell office:value-type="string" calcext:value-type="string">
            <text:p>https://www.youtube.com/watch?v=I7wfDenj6CQ</text:p>
          </table:table-cell>
          <table:table-cell office:value-type="date" office:date-value="2014-06-02T15:01:32" calcext:value-type="date">
            <text:p>02/06/14 15:01</text:p>
          </table:table-cell>
          <table:table-cell office:value-type="string" calcext:value-type="string">
            <text:p>How does your brain respond to pain? - Karen D. Davis</text:p>
          </table:table-cell>
          <table:table-cell office:value-type="string" calcext:value-type="string">
            <text:p>View full lesson: http://ed.ted.com/lessons/how-does-your-brain-respond-to-pain-karen-d-davis</text:p>
            <text:p/>
            <text:p>Ouch! Everyone experiences pain -- but why do some people react to the same painful stimulus in different ways? And what exactly is pain, anyway? Karen D. Davis walks you through your brain on pain, illuminating why the "pain experience" differs from person to person. </text:p>
            <text:p/>
            <text:p>Lesson by Karen D. Davis, animation by Brett Underhill.</text:p>
          </table:table-cell>
          <table:table-cell office:value-type="string" calcext:value-type="string">
            <text:p>{"Brett Underhill","Karen Davis",brain,pain,body,painful,"brain and pain","pain experience","why do we feel pain","feel pain",TED,TED-Ed,"TED Ed",TEDEducation}</text:p>
          </table:table-cell>
          <table:table-cell office:value-type="string" calcext:value-type="string">
            <text:p>00:04:58</text:p>
          </table:table-cell>
          <table:table-cell office:value-type="date" office:date-value="2018-07-28T04:42:59.801" calcext:value-type="date">
            <text:p>28/07/18 04:43</text:p>
          </table:table-cell>
          <table:table-cell office:value-type="float" office:value="1670482" calcext:value-type="float">
            <text:p>1670482</text:p>
          </table:table-cell>
          <table:table-cell office:value-type="float" office:value="9484" calcext:value-type="float">
            <text:p>9484</text:p>
          </table:table-cell>
          <table:table-cell/>
        </table:table-row>
        <table:table-row table:style-name="ro19">
          <table:table-cell office:value-type="string" calcext:value-type="string">
            <text:p>Numberphile</text:p>
          </table:table-cell>
          <table:table-cell office:value-type="string" calcext:value-type="string">
            <text:p>kw6l_uTakRA</text:p>
          </table:table-cell>
          <table:table-cell office:value-type="string" calcext:value-type="string">
            <text:p>UCoxcjq-8xIDTYp3uz647V5A</text:p>
          </table:table-cell>
          <table:table-cell office:value-type="string" calcext:value-type="string">
            <text:p>https://www.youtube.com/watch?v=kw6l_uTakRA</text:p>
          </table:table-cell>
          <table:table-cell office:value-type="date" office:date-value="2011-12-08T13:33:36" calcext:value-type="date">
            <text:p>08/12/11 13:33</text:p>
          </table:table-cell>
          <table:table-cell office:value-type="string" calcext:value-type="string">
            <text:p>69! - Numberphile</text:p>
          </table:table-cell>
          <table:table-cell office:value-type="string" calcext:value-type="string">
            <text:p>69 is the largest number that most hand-held calculators can factorialize!</text:p>
            <text:p>More links &amp; stuff in full description below â†“â†“â†“</text:p>
            <text:p/>
            <text:p>Professor Laurence Eaves from the University of Nottingham explains.</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69,70,factorial,sixty-nine,sixty,nine,"69 (number)",Number}</text:p>
          </table:table-cell>
          <table:table-cell office:value-type="string" calcext:value-type="string">
            <text:p>00:03:32</text:p>
          </table:table-cell>
          <table:table-cell office:value-type="date" office:date-value="2018-07-28T04:43:30.315" calcext:value-type="date">
            <text:p>28/07/18 04:43</text:p>
          </table:table-cell>
          <table:table-cell office:value-type="float" office:value="1666171" calcext:value-type="float">
            <text:p>1666171</text:p>
          </table:table-cell>
          <table:table-cell office:value-type="float" office:value="3221" calcext:value-type="float">
            <text:p>3221</text:p>
          </table:table-cell>
          <table:table-cell/>
        </table:table-row>
        <table:table-row table:style-name="ro4">
          <table:table-cell office:value-type="string" calcext:value-type="string">
            <text:p>TED-Ed</text:p>
          </table:table-cell>
          <table:table-cell office:value-type="string" calcext:value-type="string">
            <text:p>_6xlNyWPpB8</text:p>
          </table:table-cell>
          <table:table-cell office:value-type="string" calcext:value-type="string">
            <text:p>UCsooa4yRKGN_zEE8iknghZA</text:p>
          </table:table-cell>
          <table:table-cell office:value-type="string" calcext:value-type="string">
            <text:p>https://www.youtube.com/watch?v=_6xlNyWPpB8</text:p>
          </table:table-cell>
          <table:table-cell office:value-type="date" office:date-value="2015-04-21T15:03:57" calcext:value-type="date">
            <text:p>21/04/15 15:03</text:p>
          </table:table-cell>
          <table:table-cell office:value-type="string" calcext:value-type="string">
            <text:p>What really happens to the plastic you throw away - Emma Bryce</text:p>
          </table:table-cell>
          <table:table-cell office:value-type="string" calcext:value-type="string">
            <text:p>View full lesson: http://ed.ted.com/lessons/what-really-happens-to-the-plastic-you-throw-away-emma-bryce</text:p>
            <text:p/>
            <text:p>Weâ€™ve all been told that we should recycle plastic bottles and containers. But what actually happens to the plastic if we just throw it away? Emma Bryce traces the life cycles of three different plastic bottles, shedding light on the dangers these disposables present to our world. </text:p>
            <text:p/>
            <text:p>Lesson by Emma Bryce, animation by Sharon Colman.</text:p>
          </table:table-cell>
          <table:table-cell office:value-type="string" calcext:value-type="string">
            <text:p>{"Emma Bryce",Plastic,Bottle,"Earth science",Environment,"Water bottle",Oil,Petroleum,Chemistry,Monomer,Manufacturing,Landfill,Toxic,Leachate,Groundwater,Stream,Wildlife,Decomposition,"Inorganic material",Trash,"Pacific garbage patch","Micro plastics",Recycling}</text:p>
          </table:table-cell>
          <table:table-cell office:value-type="string" calcext:value-type="string">
            <text:p>00:04:07</text:p>
          </table:table-cell>
          <table:table-cell office:value-type="date" office:date-value="2018-07-28T04:45:03.076" calcext:value-type="date">
            <text:p>28/07/18 04:45</text:p>
          </table:table-cell>
          <table:table-cell office:value-type="float" office:value="1664517" calcext:value-type="float">
            <text:p>1664517</text:p>
          </table:table-cell>
          <table:table-cell office:value-type="float" office:value="21878" calcext:value-type="float">
            <text:p>21878</text:p>
          </table:table-cell>
          <table:table-cell/>
        </table:table-row>
        <table:table-row table:style-name="ro4">
          <table:table-cell office:value-type="string" calcext:value-type="string">
            <text:p>TED-Ed</text:p>
          </table:table-cell>
          <table:table-cell office:value-type="string" calcext:value-type="string">
            <text:p>4OpBylwH9DU</text:p>
          </table:table-cell>
          <table:table-cell office:value-type="string" calcext:value-type="string">
            <text:p>UCsooa4yRKGN_zEE8iknghZA</text:p>
          </table:table-cell>
          <table:table-cell office:value-type="string" calcext:value-type="string">
            <text:p>https://www.youtube.com/watch?v=4OpBylwH9DU</text:p>
          </table:table-cell>
          <table:table-cell office:value-type="date" office:date-value="2012-06-04T15:00:50" calcext:value-type="date">
            <text:p>04/06/12 15:00</text:p>
          </table:table-cell>
          <table:table-cell office:value-type="string" calcext:value-type="string">
            <text:p>The wacky history of cell theory - Lauren Royal-Woods</text:p>
          </table:table-cell>
          <table:table-cell office:value-type="string" calcext:value-type="string">
            <text:p>View full lesson: http://ed.ted.com/lessons/the-wacky-history-of-cell-theory</text:p>
            <text:p/>
            <text:p>Scientific discovery isn't as simple as one good experiment. The weird and wonderful history of cell theory illuminates the twists and turns that came together to build the foundations of biology.</text:p>
            <text:p/>
            <text:p>Lesson by Lauren Royal-Woods, animation by Augenblick Studios.</text:p>
          </table:table-cell>
          <table:table-cell office:value-type="string" calcext:value-type="string">
            <text:p>{biology,"cell theory",cells,science,"history of science",history,experiment,"scientific theory","Lauren Royal-Woods","Augenblick Studios","Inventions that Shape History",TED,TED-Ed,"TED Education"}</text:p>
          </table:table-cell>
          <table:table-cell office:value-type="string" calcext:value-type="string">
            <text:p>00:06:12</text:p>
          </table:table-cell>
          <table:table-cell office:value-type="date" office:date-value="2018-07-28T04:41:32.519" calcext:value-type="date">
            <text:p>28/07/18 04:41</text:p>
          </table:table-cell>
          <table:table-cell office:value-type="float" office:value="1658489" calcext:value-type="float">
            <text:p>1658489</text:p>
          </table:table-cell>
          <table:table-cell office:value-type="float" office:value="6405" calcext:value-type="float">
            <text:p>6405</text:p>
          </table:table-cell>
          <table:table-cell/>
        </table:table-row>
        <table:table-row table:style-name="ro23">
          <table:table-cell office:value-type="string" calcext:value-type="string">
            <text:p>Numberphile</text:p>
          </table:table-cell>
          <table:table-cell office:value-type="string" calcext:value-type="string">
            <text:p>uCsD3ZGzMgE</text:p>
          </table:table-cell>
          <table:table-cell office:value-type="string" calcext:value-type="string">
            <text:p>UCoxcjq-8xIDTYp3uz647V5A</text:p>
          </table:table-cell>
          <table:table-cell office:value-type="string" calcext:value-type="string">
            <text:p>https://www.youtube.com/watch?v=uCsD3ZGzMgE</text:p>
          </table:table-cell>
          <table:table-cell office:value-type="date" office:date-value="2016-10-28T12:20:26" calcext:value-type="date">
            <text:p>28/10/16 12:20</text:p>
          </table:table-cell>
          <table:table-cell office:value-type="string" calcext:value-type="string">
            <text:p>The Josephus Problem - Numberphile</text:p>
          </table:table-cell>
          <table:table-cell office:value-type="string" calcext:value-type="string">
            <text:p>The Josephus Problem, featuring Daniel Erman from University of Wisconsin-Madison.</text:p>
            <text:p>Winning at Dots and Boxes: https://youtu.be/KboGyIilP6k</text:p>
            <text:p>More links &amp; stuff in full description below â†“â†“â†“</text:p>
            <text:p/>
            <text:p>Correction: Around 9:40 that should be L less than 2^a NOT 2a --- Sorry, typo in editing! But you got the point hopefully.</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text:p>
          </table:table-cell>
          <table:table-cell office:value-type="string" calcext:value-type="string">
            <text:p>00:13:58</text:p>
          </table:table-cell>
          <table:table-cell office:value-type="date" office:date-value="2018-07-28T04:41:08.25" calcext:value-type="date">
            <text:p>28/07/18 04:41</text:p>
          </table:table-cell>
          <table:table-cell office:value-type="float" office:value="1654031" calcext:value-type="float">
            <text:p>1654031</text:p>
          </table:table-cell>
          <table:table-cell office:value-type="float" office:value="42128" calcext:value-type="float">
            <text:p>42128</text:p>
          </table:table-cell>
          <table:table-cell/>
        </table:table-row>
        <table:table-row table:style-name="ro20">
          <table:table-cell office:value-type="string" calcext:value-type="string">
            <text:p>Vihart</text:p>
          </table:table-cell>
          <table:table-cell office:value-type="string" calcext:value-type="string">
            <text:p>Yhlv5Aeuo_k</text:p>
          </table:table-cell>
          <table:table-cell office:value-type="string" calcext:value-type="string">
            <text:p>UCOGeU-1Fig3rrDjhm9Zs_wg</text:p>
          </table:table-cell>
          <table:table-cell office:value-type="string" calcext:value-type="string">
            <text:p>https://www.youtube.com/watch?v=Yhlv5Aeuo_k</text:p>
          </table:table-cell>
          <table:table-cell office:value-type="date" office:date-value="2010-12-16T04:18:48" calcext:value-type="date">
            <text:p>16/12/10 04:18</text:p>
          </table:table-cell>
          <table:table-cell office:value-type="string" calcext:value-type="string">
            <text:p>Doodling in Math: Sick Number Games</text:p>
          </table:table-cell>
          <table:table-cell office:value-type="string" calcext:value-type="string">
            <text:p>I don't even know if this makes sense. Boo cold.</text:p>
            <text:p>Try playing with this: http://www.khanacademy.org/cs/pascals-triangle/803149756</text:p>
            <text:p/>
            <text:p>http://en.wikipedia.org/wiki/Ulam_spiral</text:p>
            <text:p/>
            <text:p>My personal website, which you might like: http://vihart.com</text:p>
          </table:table-cell>
          <table:table-cell office:value-type="string" calcext:value-type="string">
            <text:p>{math,numbers,doodling,ulam,spiral,pascal,triangle,"math class"}</text:p>
          </table:table-cell>
          <table:table-cell office:value-type="string" calcext:value-type="string">
            <text:p>00:05:28</text:p>
          </table:table-cell>
          <table:table-cell office:value-type="date" office:date-value="2018-07-28T04:42:03.547" calcext:value-type="date">
            <text:p>28/07/18 04:42</text:p>
          </table:table-cell>
          <table:table-cell office:value-type="float" office:value="1652752" calcext:value-type="float">
            <text:p>1652752</text:p>
          </table:table-cell>
          <table:table-cell office:value-type="float" office:value="2058" calcext:value-type="float">
            <text:p>2058</text:p>
          </table:table-cell>
          <table:table-cell/>
        </table:table-row>
        <table:table-row table:style-name="ro14">
          <table:table-cell office:value-type="string" calcext:value-type="string">
            <text:p>Numberphile</text:p>
          </table:table-cell>
          <table:table-cell office:value-type="string" calcext:value-type="string">
            <text:p>KboGyIilP6k</text:p>
          </table:table-cell>
          <table:table-cell office:value-type="string" calcext:value-type="string">
            <text:p>UCoxcjq-8xIDTYp3uz647V5A</text:p>
          </table:table-cell>
          <table:table-cell office:value-type="string" calcext:value-type="string">
            <text:p>https://www.youtube.com/watch?v=KboGyIilP6k</text:p>
          </table:table-cell>
          <table:table-cell office:value-type="date" office:date-value="2015-01-12T13:19:06" calcext:value-type="date">
            <text:p>12/01/15 13:19</text:p>
          </table:table-cell>
          <table:table-cell office:value-type="string" calcext:value-type="string">
            <text:p>How to always win at Dots and Boxes - Numberphile</text:p>
          </table:table-cell>
          <table:table-cell office:value-type="string" calcext:value-type="string">
            <text:p>Create your site on Squarespace: http://www.squarespace.com/numberphile</text:p>
            <text:p>This video features 'games legend' Elwyn Berlekamp.</text:p>
            <text:p>More links &amp; stuff in full description below â†“â†“â†“</text:p>
            <text:p/>
            <text:p>Elwyn's book on Dots and Boxes: http://bit.ly/DotsBoxesBook</text:p>
            <text:p>Elwyn's Winning Ways on Amazon: http://amzn.to/1BIA6UB</text:p>
            <text:p>Extra footage about bigger boards: http://youtu.be/rBngUo0JTzs</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Dots And Boxes (Game)","elwyn berlekamp"}</text:p>
          </table:table-cell>
          <table:table-cell office:value-type="string" calcext:value-type="string">
            <text:p>00:09:45</text:p>
          </table:table-cell>
          <table:table-cell office:value-type="date" office:date-value="2018-07-28T04:41:57.062" calcext:value-type="date">
            <text:p>28/07/18 04:41</text:p>
          </table:table-cell>
          <table:table-cell office:value-type="float" office:value="1652571" calcext:value-type="float">
            <text:p>1652571</text:p>
          </table:table-cell>
          <table:table-cell office:value-type="float" office:value="2943" calcext:value-type="float">
            <text:p>2943</text:p>
          </table:table-cell>
          <table:table-cell/>
        </table:table-row>
        <table:table-row table:style-name="ro5">
          <table:table-cell office:value-type="string" calcext:value-type="string">
            <text:p>Computerphile</text:p>
          </table:table-cell>
          <table:table-cell office:value-type="string" calcext:value-type="string">
            <text:p>-5wpm-gesOY</text:p>
          </table:table-cell>
          <table:table-cell office:value-type="string" calcext:value-type="string">
            <text:p>UC9-y-6csu5WGm29I7JiwpnA</text:p>
          </table:table-cell>
          <table:table-cell office:value-type="string" calcext:value-type="string">
            <text:p>https://www.youtube.com/watch?v=-5wpm-gesOY</text:p>
          </table:table-cell>
          <table:table-cell office:value-type="date" office:date-value="2013-12-30T15:48:52" calcext:value-type="date">
            <text:p>30/12/13 15:48</text:p>
          </table:table-cell>
          <table:table-cell office:value-type="string" calcext:value-type="string">
            <text:p>The Problem with Time &amp; Timezones - Computerphile</text:p>
          </table:table-cell>
          <table:table-cell office:value-type="string" calcext:value-type="string">
            <text:p>A web app that works out how many seconds ago something happened. How hard can coding that be? Tom Scott explains how time twists and turns like a twisty-turny thing. It's not to be trifled with!</text:p>
            <text:p/>
            <text:p>A Universe of Triangles: http://www.youtube.com/watch?v=KdyvizaygyY</text:p>
            <text:p>LZ Compression in Text: http://www.youtube.com/watch?v=goOa3DGezUA</text:p>
            <text:p>Characters, Symbols and the Unicode Miracle: http://www.youtube.com/watch?v=MijmeoH9LT4</text:p>
            <text:p/>
            <text:p>More from Tom Scott: http://www.youtube.com/user/enyay and https://twitter.com/tomscott</text:p>
            <text:p/>
            <text:p>http://www.facebook.com/computerphile</text:p>
            <text:p>https://twitter.com/computer_phile</text:p>
            <text:p/>
            <text:p>This video was filmed and edited by Sean Riley.</text:p>
            <text:p/>
            <text:p>Computerphile is a sister project to Brady Haran's Numberphile. See the full list of Brady's video projects at: http://bit.ly/bradychannels</text:p>
          </table:table-cell>
          <table:table-cell office:value-type="string" calcext:value-type="string">
            <text:p>{computers,computerphile}</text:p>
          </table:table-cell>
          <table:table-cell office:value-type="string" calcext:value-type="string">
            <text:p>00:10:13</text:p>
          </table:table-cell>
          <table:table-cell office:value-type="date" office:date-value="2018-07-28T04:41:08.188" calcext:value-type="date">
            <text:p>28/07/18 04:41</text:p>
          </table:table-cell>
          <table:table-cell office:value-type="float" office:value="1651417" calcext:value-type="float">
            <text:p>1651417</text:p>
          </table:table-cell>
          <table:table-cell office:value-type="float" office:value="8378" calcext:value-type="float">
            <text:p>8378</text:p>
          </table:table-cell>
          <table:table-cell/>
        </table:table-row>
        <table:table-row table:style-name="ro3">
          <table:table-cell office:value-type="string" calcext:value-type="string">
            <text:p>patrickJMT</text:p>
          </table:table-cell>
          <table:table-cell office:value-type="string" calcext:value-type="string">
            <text:p>qclrs-1rpKI</text:p>
          </table:table-cell>
          <table:table-cell office:value-type="string" calcext:value-type="string">
            <text:p>UCFe6jenM1Bc54qtBsIJGRZQ</text:p>
          </table:table-cell>
          <table:table-cell office:value-type="string" calcext:value-type="string">
            <text:p>https://www.youtube.com/watch?v=qclrs-1rpKI</text:p>
          </table:table-cell>
          <table:table-cell office:value-type="date" office:date-value="2008-03-16T15:35:19" calcext:value-type="date">
            <text:p>16/03/08 15:35</text:p>
          </table:table-cell>
          <table:table-cell office:value-type="string" calcext:value-type="string">
            <text:p>â– Integration using U-Substitution â–</text:p>
          </table:table-cell>
          <table:table-cell office:value-type="string" calcext:value-type="string">
            <text:p>Thanks to all of you who support me on Patreon. You da real mvps!   $1 per month helps!! :)  https://www.patreon.com/patrickjmt !! Buy my book!: '1001 Calculus Problems for Dummies' - you can get it on my website: http://patrickjmt.com/</text:p>
            <text:p>Practice Problems with Solutions made by me!:</text:p>
            <text:p>http://www.teacherspayteachers.com/Product/Calculus-The-Substitution-Rule-U-substitution</text:p>
            <text:p>When Do I Have to Change the Limits of Integration?  http://www.youtube.com/watch?v=FJoyIAIC1Ag</text:p>
            <text:p>More Complicated U-Substitution Examples http://www.youtube.com/watch?v=x06V9xuLdqg</text:p>
            <text:p>Thanks for watching and please subscribe! Visit PatrickJMT.com and 'like' it! :)</text:p>
            <text:p>Integration using U-Substitution of Indefinite Integrals.   Just a little introduction to u-substitution.  An old video! :)</text:p>
          </table:table-cell>
          <table:table-cell office:value-type="string" calcext:value-type="string">
            <text:p>{substitution,U-substitution,Integration,Integral,Calculus,math,austin,tutor,ACT,SAT,AP,BC,justmathtutoring.com,usub,u-sub,educational,university,"high school",college}</text:p>
          </table:table-cell>
          <table:table-cell office:value-type="string" calcext:value-type="string">
            <text:p>00:10:00</text:p>
          </table:table-cell>
          <table:table-cell office:value-type="date" office:date-value="2018-07-28T04:43:56.08" calcext:value-type="date">
            <text:p>28/07/18 04:43</text:p>
          </table:table-cell>
          <table:table-cell office:value-type="float" office:value="1651135" calcext:value-type="float">
            <text:p>1651135</text:p>
          </table:table-cell>
          <table:table-cell office:value-type="float" office:value="4417" calcext:value-type="float">
            <text:p>4417</text:p>
          </table:table-cell>
          <table:table-cell/>
        </table:table-row>
        <table:table-row table:style-name="ro4">
          <table:table-cell office:value-type="string" calcext:value-type="string">
            <text:p>TED-Ed</text:p>
          </table:table-cell>
          <table:table-cell office:value-type="string" calcext:value-type="string">
            <text:p>2aoIs-5zqoI</text:p>
          </table:table-cell>
          <table:table-cell office:value-type="string" calcext:value-type="string">
            <text:p>UCsooa4yRKGN_zEE8iknghZA</text:p>
          </table:table-cell>
          <table:table-cell office:value-type="string" calcext:value-type="string">
            <text:p>https://www.youtube.com/watch?v=2aoIs-5zqoI</text:p>
          </table:table-cell>
          <table:table-cell office:value-type="date" office:date-value="2015-07-20T15:08:24" calcext:value-type="date">
            <text:p>20/07/15 15:08</text:p>
          </table:table-cell>
          <table:table-cell office:value-type="string" calcext:value-type="string">
            <text:p>The scientific origins of the Minotaur - Matt Kaplan</text:p>
          </table:table-cell>
          <table:table-cell office:value-type="string" calcext:value-type="string">
            <text:p>View full lesson: http://ed.ted.com/lessons/the-scientific-origins-of-the-minotaur-matt-kaplan</text:p>
            <text:p/>
            <text:p>The myth of the Minotaur tells the story of an enraged beast forever wandering the corridors of a damp labyrinth, filled with a rage so intense that its deafening roar shakes the earth. But is this story just fiction, or an attempt of our early ancestors to make sense of the natural world? Matt Kaplan examines the myth for its scientific roots.</text:p>
            <text:p/>
            <text:p>Lesson by Matt Kaplan, animation by Artrake Studio.</text:p>
          </table:table-cell>
          <table:table-cell office:value-type="string" calcext:value-type="string">
            <text:p>{"Matt Kaplan",Minotaur,"Ancient Greek mythology","Ancient Greece",Poetry,Mythology,Science,Earthquakes,Tremors,Daedalus,Labyrinth,Crete,Greece,Seismology,"Aegean block","Nubian block","Subduction zone","Continental crust",Africa,"Mediterranean sea","King Minos",Hawaii,Pele,"Scientific method","Artrake Studio"}</text:p>
          </table:table-cell>
          <table:table-cell office:value-type="string" calcext:value-type="string">
            <text:p>00:04:41</text:p>
          </table:table-cell>
          <table:table-cell office:value-type="date" office:date-value="2018-07-28T04:42:34.464" calcext:value-type="date">
            <text:p>28/07/18 04:42</text:p>
          </table:table-cell>
          <table:table-cell office:value-type="float" office:value="1645977" calcext:value-type="float">
            <text:p>1645977</text:p>
          </table:table-cell>
          <table:table-cell office:value-type="float" office:value="20696" calcext:value-type="float">
            <text:p>20696</text:p>
          </table:table-cell>
          <table:table-cell/>
        </table:table-row>
        <table:table-row table:style-name="ro50">
          <table:table-cell office:value-type="string" calcext:value-type="string">
            <text:p>minutephysics</text:p>
          </table:table-cell>
          <table:table-cell office:value-type="string" calcext:value-type="string">
            <text:p>owPC60Ue0BE</text:p>
          </table:table-cell>
          <table:table-cell office:value-type="string" calcext:value-type="string">
            <text:p>UCUHW94eEFW7hkUMVaZz4eDg</text:p>
          </table:table-cell>
          <table:table-cell office:value-type="string" calcext:value-type="string">
            <text:p>https://www.youtube.com/watch?v=owPC60Ue0BE</text:p>
          </table:table-cell>
          <table:table-cell office:value-type="date" office:date-value="2016-12-27T13:30:01" calcext:value-type="date">
            <text:p>27/12/16 13:30</text:p>
          </table:table-cell>
          <table:table-cell office:value-type="string" calcext:value-type="string">
            <text:p>The No Cloning Theorem</text:p>
          </table:table-cell>
          <table:table-cell office:value-type="string" calcext:value-type="string">
            <text:p>Support MinutePhysics on Patreon: http://www.patreon.com/minutephysics</text:p>
            <text:p/>
            <text:p>Three Blue One Brown: https://www.youtube.com/channel/UCYO_jab_esuFRV4b17AJtAw</text:p>
            <text:p/>
            <text:p>Why you canâ€™t clone SchrÃ¶dingerâ€™s cat: this video presents the full proof of the â€œNo Cloningâ€ Theorem in Quantum Mechanics â€“Â without any fancy math! (stereotypical qubit has been replaced with SchrÃ¶dingerâ€™s cat).</text:p>
            <text:p/>
            <text:p>The full proof relies on the linearity of quantum (aka unitary) transformations, and the tensor product of multiple systems, to show that perfect cloning is impossible (though teleportation is allowed) </text:p>
            <text:p/>
            <text:p>Thanks to everyone who supports MinutePhysics on Patreon!</text:p>
            <text:p>Link to Patreon supporters here: http://www.minutephysics.com/supporters.html</text:p>
            <text:p/>
            <text:p>REFERENCES:</text:p>
            <text:p/>
            <text:p>The No-Cloning Theorem: https://en.wikipedia.org/wiki/No-cloning_theorem</text:p>
            <text:p/>
            <text:p>MinutePhysics on SchrÃ¶dingerâ€™s Cat: https://www.youtube.com/watch?v=IOYyCHGWJq4</text:p>
            <text:p/>
            <text:p>Original No-Cloning Paper by Wootters and Zurech: http://www.nature.com/nature/journal/v299/n5886/abs/299802a0.html</text:p>
            <text:p/>
            <text:p>Original â€œBeyond No-Cloningâ€ (ie, no-cloning workarounds) paper by Buzek &amp; Hillery: https://arxiv.org/abs/quant-ph/9607018</text:p>
            <text:p/>
            <text:p>Optimal Quantum Cloning paper: https://arxiv.org/abs/quant-ph/9801009</text:p>
            <text:p/>
            <text:p>Optimal Quantum Cloning paper II: https://arxiv.org/abs/quant-ph/9910048</text:p>
            <text:p/>
            <text:p>Quantum Cloning: https://en.wikipedia.org/wiki/Quantum\_cloning</text:p>
            <text:p/>
            <text:p>The History of SchrÃ¶dingerâ€™s (&amp; Einsteinâ€™s) Cat: http://nautil.us/issue/41/selection/how-einstein-and-schrdinger-conspired-to-kill-a-cat</text:p>
            <text:p/>
            <text:p>The Stability of Black Powder (from the Civil War!): http://www.jpyro.com/wp-content/uploads/2012/08/Kos-806-806.pdf</text:p>
            <text:p/>
            <text:p>Proof by contradiction: http://www.personal.kent.edu/\~rmuhamma/Philosophy/Logic/ProofTheory/proof\_by\_contradictionExamples.ht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text:p>
            <text:p>Music by Nathaniel Schroeder</text:p>
          </table:table-cell>
          <table:table-cell office:value-type="string" calcext:value-type="string">
            <text:p>{physics,minutephysics,science}</text:p>
          </table:table-cell>
          <table:table-cell office:value-type="string" calcext:value-type="string">
            <text:p>00:10:04</text:p>
          </table:table-cell>
          <table:table-cell office:value-type="date" office:date-value="2018-07-28T04:41:32.195" calcext:value-type="date">
            <text:p>28/07/18 04:41</text:p>
          </table:table-cell>
          <table:table-cell office:value-type="float" office:value="1641237" calcext:value-type="float">
            <text:p>1641237</text:p>
          </table:table-cell>
          <table:table-cell office:value-type="float" office:value="6131" calcext:value-type="float">
            <text:p>6131</text:p>
          </table:table-cell>
          <table:table-cell/>
        </table:table-row>
        <table:table-row table:style-name="ro57">
          <table:table-cell office:value-type="string" calcext:value-type="string">
            <text:p>minutephysics</text:p>
          </table:table-cell>
          <table:table-cell office:value-type="string" calcext:value-type="string">
            <text:p>0iJZ_QGMLD0</text:p>
          </table:table-cell>
          <table:table-cell office:value-type="string" calcext:value-type="string">
            <text:p>UCUHW94eEFW7hkUMVaZz4eDg</text:p>
          </table:table-cell>
          <table:table-cell office:value-type="string" calcext:value-type="string">
            <text:p>https://www.youtube.com/watch?v=0iJZ_QGMLD0</text:p>
          </table:table-cell>
          <table:table-cell office:value-type="date" office:date-value="2016-08-26T13:00:00" calcext:value-type="date">
            <text:p>26/08/16 13:00</text:p>
          </table:table-cell>
          <table:table-cell office:value-type="string" calcext:value-type="string">
            <text:p>Complete Solution To The Twins Paradox</text:p>
          </table:table-cell>
          <table:table-cell office:value-type="string" calcext:value-type="string">
            <text:p>One of the most famous paradoxes of all of physics â€“ who's older? Who's younger? and WHY?        ***** Thanks to The Great Courses Plus (free trial here: http://ow.ly/RCty302dIHU) for supporting MinutePhysics *****</text:p>
            <text:p/>
            <text:p>Thanks to everyone who supports MinutePhysics on Patreon! http://www.patreon.com/minutephysics</text:p>
            <text:p/>
            <text:p>Link to Patreon supporters here: http://www.minutephysics.com/supporters.html</text:p>
            <text:p/>
            <text:p>This video is about the famous â€œTwins paradoxâ€ of special relativity, how time can appear to be faster for two different observers at the same time, and which twin really is older (or younger) â€“ the one who stays on earth or the one who flies in a rocket ship to the stars?</text:p>
            <text:p/>
            <text:p>Music by Nathaniel Schroeder, http://www.soundcloud.com/drschroeder</text:p>
            <text:p/>
            <text:p>REFERENCES</text:p>
            <text:p/>
            <text:p>Muon lifetime and time dilation/relativity: http://hyperphysics.phy-astr.gsu.edu/hbase/relativ/muon.html#c2</text:p>
            <text:p/>
            <text:p>MinutePhysics video about Time Rotations &amp; Einstein: https://www.youtube.com/watch?v=ajhFNcUTJI0</text:p>
            <text:p/>
            <text:p>Experimental test of time dilation using doppler shift of light: https://en.m.wikipedia.org/wiki/Ivesâ€“Stilwell_experiment</text:p>
            <text:p/>
            <text:p>Lorentz Transformations: https://en.m.wikipedia.org/wiki/Lorentz_transformation</text:p>
            <text:p/>
            <text:p>Relativity of Simultaneity: https://en.wikipedia.org/wiki/Relativity_of_simultaneity</text:p>
            <text:p/>
            <text:p>Paper on twin paradox under constant acceleration: https://arxiv.org/pdf/physics/0604025v3.pdf</text:p>
            <text:p/>
            <text:p>Taking Cesium atomic clocks aboard airplanes: https://en.wikipedia.org/wiki/Hafeleâ€“Keating_experiment</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03:34</text:p>
          </table:table-cell>
          <table:table-cell office:value-type="date" office:date-value="2018-07-28T04:42:53.347" calcext:value-type="date">
            <text:p>28/07/18 04:42</text:p>
          </table:table-cell>
          <table:table-cell office:value-type="float" office:value="1640069" calcext:value-type="float">
            <text:p>1640069</text:p>
          </table:table-cell>
          <table:table-cell office:value-type="float" office:value="3538" calcext:value-type="float">
            <text:p>3538</text:p>
          </table:table-cell>
          <table:table-cell/>
        </table:table-row>
        <table:table-row table:style-name="ro4">
          <table:table-cell office:value-type="string" calcext:value-type="string">
            <text:p>TED-Ed</text:p>
          </table:table-cell>
          <table:table-cell office:value-type="string" calcext:value-type="string">
            <text:p>iWDKsHm6gTA</text:p>
          </table:table-cell>
          <table:table-cell office:value-type="string" calcext:value-type="string">
            <text:p>UCsooa4yRKGN_zEE8iknghZA</text:p>
          </table:table-cell>
          <table:table-cell office:value-type="string" calcext:value-type="string">
            <text:p>https://www.youtube.com/watch?v=iWDKsHm6gTA</text:p>
          </table:table-cell>
          <table:table-cell office:value-type="date" office:date-value="2014-05-27T15:00:22" calcext:value-type="date">
            <text:p>27/05/14 15:00</text:p>
          </table:table-cell>
          <table:table-cell office:value-type="string" calcext:value-type="string">
            <text:p>How languages evolve - Alex Gendler</text:p>
          </table:table-cell>
          <table:table-cell office:value-type="string" calcext:value-type="string">
            <text:p>View full lesson: http://ed.ted.com/lessons/how-languages-evolve-alex-gendler</text:p>
            <text:p/>
            <text:p>Over the course of human history, thousands of languages have developed from what was once a much smaller number. How did we end up with so many? And how do we keep track of them all? Alex Gendler explains how linguists group languages into language families, demonstrating how these linguistic trees give us crucial insights into the past.</text:p>
            <text:p/>
            <text:p>Lesson by Alex Gendler, animation by Igor Coric.</text:p>
          </table:table-cell>
          <table:table-cell office:value-type="string" calcext:value-type="string">
            <text:p>{"Alex Gendler","Igor Coric",linguistics,language,"language families","language evolution","how languages evolve","language development",TED,TED-Ed,"TED Ed",TEDEducation}</text:p>
          </table:table-cell>
          <table:table-cell office:value-type="string" calcext:value-type="string">
            <text:p>00:04:03</text:p>
          </table:table-cell>
          <table:table-cell office:value-type="date" office:date-value="2018-07-28T04:44:38.517" calcext:value-type="date">
            <text:p>28/07/18 04:44</text:p>
          </table:table-cell>
          <table:table-cell office:value-type="float" office:value="1636531" calcext:value-type="float">
            <text:p>1636531</text:p>
          </table:table-cell>
          <table:table-cell office:value-type="float" office:value="9773" calcext:value-type="float">
            <text:p>9773</text:p>
          </table:table-cell>
          <table:table-cell/>
        </table:table-row>
        <table:table-row table:style-name="ro34">
          <table:table-cell office:value-type="string" calcext:value-type="string">
            <text:p>Numberphile</text:p>
          </table:table-cell>
          <table:table-cell office:value-type="string" calcext:value-type="string">
            <text:p>CMP9a2J4Bqw</text:p>
          </table:table-cell>
          <table:table-cell office:value-type="string" calcext:value-type="string">
            <text:p>UCoxcjq-8xIDTYp3uz647V5A</text:p>
          </table:table-cell>
          <table:table-cell office:value-type="string" calcext:value-type="string">
            <text:p>https://www.youtube.com/watch?v=CMP9a2J4Bqw</text:p>
          </table:table-cell>
          <table:table-cell office:value-type="date" office:date-value="2013-03-25T12:31:34" calcext:value-type="date">
            <text:p>25/03/13 12:31</text:p>
          </table:table-cell>
          <table:table-cell office:value-type="string" calcext:value-type="string">
            <text:p>Squaring the Circle - Numberphile</text:p>
          </table:table-cell>
          <table:table-cell office:value-type="string" calcext:value-type="string">
            <text:p>Why squaring the circle - the old-fashioned way - was found to be impossible? Numblr: http://numberphile.tumblr.com/</text:p>
            <text:p>More links &amp; stuff in full description below â†“â†“â†“</text:p>
            <text:p/>
            <text:p>This video featuring Dr James Grime: https://twitter.com/jamesgrime</text:p>
            <text:p/>
            <text:p>The paper from this video on ebay - http://bit.ly/brownpapers</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squaring circle",square,circle,pi,numberphile}</text:p>
          </table:table-cell>
          <table:table-cell office:value-type="string" calcext:value-type="string">
            <text:p>00:07:34</text:p>
          </table:table-cell>
          <table:table-cell office:value-type="date" office:date-value="2018-07-28T04:40:56.045" calcext:value-type="date">
            <text:p>28/07/18 04:40</text:p>
          </table:table-cell>
          <table:table-cell office:value-type="float" office:value="1633052" calcext:value-type="float">
            <text:p>1633052</text:p>
          </table:table-cell>
          <table:table-cell office:value-type="float" office:value="5011" calcext:value-type="float">
            <text:p>5011</text:p>
          </table:table-cell>
          <table:table-cell/>
        </table:table-row>
        <table:table-row table:style-name="ro4">
          <table:table-cell office:value-type="string" calcext:value-type="string">
            <text:p>Khan Academy</text:p>
          </table:table-cell>
          <table:table-cell office:value-type="string" calcext:value-type="string">
            <text:p>xyAuNHPsq-g</text:p>
          </table:table-cell>
          <table:table-cell office:value-type="string" calcext:value-type="string">
            <text:p>UC4a-Gbdw7vOaccHmFo40b9g</text:p>
          </table:table-cell>
          <table:table-cell office:value-type="string" calcext:value-type="string">
            <text:p>https://www.youtube.com/watch?v=xyAuNHPsq-g</text:p>
          </table:table-cell>
          <table:table-cell office:value-type="date" office:date-value="2008-06-08T02:31:29" calcext:value-type="date">
            <text:p>08/06/08 02:31</text:p>
          </table:table-cell>
          <table:table-cell office:value-type="string" calcext:value-type="string">
            <text:p>Introduction to matrices</text:p>
          </table:table-cell>
          <table:table-cell office:value-type="string" calcext:value-type="string">
            <text:p>What a matrix is.  How to add and subtract them.</text:p>
            <text:p/>
            <text:p>Practice this yourself on Khan Academy right now: https://www.khanacademy.org/e/matrix_dimensions?utm_source=YTdescription&amp;utm_medium=YTdescription&amp;utm_campaign=YTdescription</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11:51</text:p>
          </table:table-cell>
          <table:table-cell office:value-type="date" office:date-value="2018-07-28T04:45:15.486" calcext:value-type="date">
            <text:p>28/07/18 04:45</text:p>
          </table:table-cell>
          <table:table-cell office:value-type="float" office:value="1632655" calcext:value-type="float">
            <text:p>1632655</text:p>
          </table:table-cell>
          <table:table-cell office:value-type="float" office:value="7212" calcext:value-type="float">
            <text:p>7212</text:p>
          </table:table-cell>
          <table:table-cell/>
        </table:table-row>
        <table:table-row table:style-name="ro31">
          <table:table-cell office:value-type="string" calcext:value-type="string">
            <text:p>TED-Ed</text:p>
          </table:table-cell>
          <table:table-cell office:value-type="string" calcext:value-type="string">
            <text:p>e6XeP9gQPmg</text:p>
          </table:table-cell>
          <table:table-cell office:value-type="string" calcext:value-type="string">
            <text:p>UCsooa4yRKGN_zEE8iknghZA</text:p>
          </table:table-cell>
          <table:table-cell office:value-type="string" calcext:value-type="string">
            <text:p>https://www.youtube.com/watch?v=e6XeP9gQPmg</text:p>
          </table:table-cell>
          <table:table-cell office:value-type="date" office:date-value="2018-02-22T16:03:51" calcext:value-type="date">
            <text:p>22/02/18 16:03</text:p>
          </table:table-cell>
          <table:table-cell office:value-type="string" calcext:value-type="string">
            <text:p>The myth of Thor's journey to the land of giants - Scott A. Mellor</text:p>
          </table:table-cell>
          <table:table-cell office:value-type="string" calcext:value-type="string">
            <text:p>Download a free audiobook and support TED-Ed's nonprofit mission: http://adbl.co/2om4O4Q</text:p>
            <text:p/>
            <text:p>Check out Neil Gaiman's "Norse Mythology": http://bit.ly/2opZptA</text:p>
            <text:p/>
            <text:p>View full lesson: https://ed.ted.com/lessons/the-myth-of-thor-s-journey-to-the-land-of-giants-scott-a-mellor</text:p>
            <text:p/>
            <text:p>Thor â€“ son of Odin, god of thunder, and protector of mankind â€“ struggled mightily against his greatest challenge yet: opening a bag of food. How had the mighty god fallen so far? Scott Mellor tells the myth of Thor's journey to Utgard.</text:p>
            <text:p/>
            <text:p>Lesson by Scott A. Mellor, animation by Rune F.B. Hansen.</text:p>
            <text:p/>
            <text:p>Thank you so much to our patrons for your support! Without you this video would not be possible! Alejandro Cachoua, Thomas Mungavan, Elena Crescia, Edla Paniguel, Sarah Lundegaard, Charlsey, Anna-Pitschna Kunz, Tim Armstrong, Alessandro, Erika Blanquez, Ricki Daniel Marbun, zjweele13, Judith Benavides, Znosheni Kedy, Caitlin de Falco, Scheherazade Kelii, Errys, James Bruening, Michael Braun-Boghos, Ricardo Diaz, Kack-Kyun Kim, Alexandrina Danifeld, Danny Romard, Yujing Jiang, Stina Boberg, Mariana Ortega, Anthony Wiggins, Hoai Nam Tran, Joe Sims, David PetroviÄ, Chris Adriaensen, Lowell Fleming, Lorenzo Margiotta, Amir Ghandeharioon, Anuj Tomar, Sunny Patel, Rachel Birenbaum, Vijayalakshmi, Devesh Kumar, Uday Kishore, Aidan Forero, Leen Mshasha, Allan Hayes, Thomas Bahrman, Alexander Baltadzhiev, Vaibhav Mirjolkar, Tony, Michelle, Katie and Josh Pedretti, Erik Biemans, Gaurav Mathur, Sameer Halai, Hans Peng, Tekin GÃ¼ltekin, Thien Loc Huynh, Bogdan Alexandru Stoica, Hector Quintanilla, PH Chua, Raheem, and Varinia Bohoslavsky.</text:p>
          </table:table-cell>
          <table:table-cell office:value-type="string" calcext:value-type="string">
            <text:p>{TED-Ed,TEDEd,"TED Ed","TED Education",TED,Thor,mythology,"Norse mythology","Nordic mythology",Valhalla,Asgard,legends,"Scott A. Mellor","Rune F.B. Hansen"}</text:p>
          </table:table-cell>
          <table:table-cell office:value-type="string" calcext:value-type="string">
            <text:p>00:05:18</text:p>
          </table:table-cell>
          <table:table-cell office:value-type="date" office:date-value="2018-07-28T04:42:21.883" calcext:value-type="date">
            <text:p>28/07/18 04:42</text:p>
          </table:table-cell>
          <table:table-cell office:value-type="float" office:value="1631611" calcext:value-type="float">
            <text:p>1631611</text:p>
          </table:table-cell>
          <table:table-cell office:value-type="float" office:value="81658" calcext:value-type="float">
            <text:p>81658</text:p>
          </table:table-cell>
          <table:table-cell/>
        </table:table-row>
        <table:table-row table:style-name="ro5">
          <table:table-cell office:value-type="string" calcext:value-type="string">
            <text:p>Khan Academy</text:p>
          </table:table-cell>
          <table:table-cell office:value-type="string" calcext:value-type="string">
            <text:p>aubZU0iWtgI</text:p>
          </table:table-cell>
          <table:table-cell office:value-type="string" calcext:value-type="string">
            <text:p>UC4a-Gbdw7vOaccHmFo40b9g</text:p>
          </table:table-cell>
          <table:table-cell office:value-type="string" calcext:value-type="string">
            <text:p>https://www.youtube.com/watch?v=aubZU0iWtgI</text:p>
          </table:table-cell>
          <table:table-cell office:value-type="date" office:date-value="2010-02-09T00:14:44" calcext:value-type="date">
            <text:p>09/02/10 00:14</text:p>
          </table:table-cell>
          <table:table-cell office:value-type="string" calcext:value-type="string">
            <text:p>Diffusion and osmosis | Membranes and transport | Biology | Khan Academy</text:p>
          </table:table-cell>
          <table:table-cell office:value-type="string" calcext:value-type="string">
            <text:p>Learn about diffusion, osmosis, and concentration gradients and why these are important to cells.</text:p>
            <text:p/>
            <text:p>Watch the next lesson: https://www.khanacademy.org/science/biology/membranes-and-transport/passive-transport/v/passive-transport-and-selective-permeability?utm_source=YT&amp;utm_medium=Desc&amp;utm_campaign=biology</text:p>
            <text:p/>
            <text:p>Missed the previous lesson? https://www.khanacademy.org/science/biology/membranes-and-transport/diffusion-and-osmosis/v/hypotonic-isotonic-and-hypertonic-solutions-tonicity?utm_source=YT&amp;utm_medium=Desc&amp;utm_campaign=biology</text:p>
            <text:p/>
            <text:p>Biology on Khan Academy: Life is beautiful! From atoms to cells, from genes to proteins, from populations to ecosystems, biology is the study of the fascinating and intricate systems that make life possible. Dive in to learn more about the many branches of biology and why they are exciting and important. Covers topics seen in a high school or first-year college biology course.</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s Biology channel: https://www.youtube.com/channel/UC82qE46vcTn7lP4tK_RHhdg?sub_confirmation=1</text:p>
            <text:p>Subscribe to Khan Academy: https://www.youtube.com/subscription_center?add_user=khanacademy</text:p>
          </table:table-cell>
          <table:table-cell office:value-type="string" calcext:value-type="string">
            <text:p>{dotsub}</text:p>
          </table:table-cell>
          <table:table-cell office:value-type="string" calcext:value-type="string">
            <text:p>00:18:59</text:p>
          </table:table-cell>
          <table:table-cell office:value-type="date" office:date-value="2018-07-28T04:41:44.76" calcext:value-type="date">
            <text:p>28/07/18 04:41</text:p>
          </table:table-cell>
          <table:table-cell office:value-type="float" office:value="1628707" calcext:value-type="float">
            <text:p>1628707</text:p>
          </table:table-cell>
          <table:table-cell office:value-type="float" office:value="3614" calcext:value-type="float">
            <text:p>3614</text:p>
          </table:table-cell>
          <table:table-cell/>
        </table:table-row>
        <table:table-row table:style-name="ro15">
          <table:table-cell office:value-type="string" calcext:value-type="string">
            <text:p>Khan Academy</text:p>
          </table:table-cell>
          <table:table-cell office:value-type="string" calcext:value-type="string">
            <text:p>AA6RfgP-AHU</text:p>
          </table:table-cell>
          <table:table-cell office:value-type="string" calcext:value-type="string">
            <text:p>UC4a-Gbdw7vOaccHmFo40b9g</text:p>
          </table:table-cell>
          <table:table-cell office:value-type="string" calcext:value-type="string">
            <text:p>https://www.youtube.com/watch?v=AA6RfgP-AHU</text:p>
          </table:table-cell>
          <table:table-cell office:value-type="date" office:date-value="2010-08-09T17:21:56" calcext:value-type="date">
            <text:p>09/08/10 17:21</text:p>
          </table:table-cell>
          <table:table-cell office:value-type="string" calcext:value-type="string">
            <text:p>The Pythagorean theorem intro | Right triangles and trigonometry | Geometry | Khan Academy</text:p>
          </table:table-cell>
          <table:table-cell office:value-type="string" calcext:value-type="string">
            <text:p>Introduction to the Pythagorean Theorem</text:p>
            <text:p/>
            <text:p>Practice this lesson yourself on KhanAcademy.org right now: </text:p>
            <text:p>https://www.khanacademy.org/math/geometry/right_triangles_topic/pyth_theor/e/pythagorean_theorem_1?utm_source=YT&amp;utm_medium=Desc&amp;utm_campaign=Geometry</text:p>
            <text:p/>
            <text:p>Watch the next lesson: https://www.khanacademy.org/math/geometry/right_triangles_topic/pyth_theor/v/pythagorean-theorem-1?utm_source=YT&amp;utm_medium=Desc&amp;utm_campaign=Geometry</text:p>
            <text:p/>
            <text:p>Missed the previous lesson? </text:p>
            <text:p>https://www.khanacademy.org/math/geometry/right_triangles_topic/pyth_theor/v/pythagorean-theorem?utm_source=YT&amp;utm_medium=Desc&amp;utm_campaign=Geometry</text:p>
            <text:p/>
            <text:p>Geometry on Khan Academy: We are surrounded by space. And that space contains lots of things. And these things have shapes. In geometry we are concerned with the nature of these shapes, how we define them, and what they teach us about the world at large--from math to architecture to biology to astronomy (and everything in between). Learning geometry is about more than just taking your medicine ("It's good for you!"), it's at the core of everything that exists--including you. Having said all that, some of the specific topics we'll cover include angles, intersecting lines, right triangles, perimeter, area, volume, circles, triangles, quadrilaterals, analytic geometry, and geometric constructions. Wow. That's a lot. To summarize: it's difficult to imagine any area of math that is more widely used than geometry.</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Geometry channel:</text:p>
            <text:p>https://www.youtube.com/channel/UCD3OtKxPRUFw8kzYlhJXa1Q?sub_confirmation=1</text:p>
            <text:p>Subscribe to Khan Academy: https://www.youtube.com/subscription_center?add_user=khanacademy</text:p>
          </table:table-cell>
          <table:table-cell/>
          <table:table-cell office:value-type="string" calcext:value-type="string">
            <text:p>00:10:46</text:p>
          </table:table-cell>
          <table:table-cell office:value-type="date" office:date-value="2018-07-28T04:42:41.057" calcext:value-type="date">
            <text:p>28/07/18 04:42</text:p>
          </table:table-cell>
          <table:table-cell office:value-type="float" office:value="1628468" calcext:value-type="float">
            <text:p>1628468</text:p>
          </table:table-cell>
          <table:table-cell office:value-type="float" office:value="5319" calcext:value-type="float">
            <text:p>5319</text:p>
          </table:table-cell>
          <table:table-cell/>
        </table:table-row>
        <table:table-row table:style-name="ro4">
          <table:table-cell office:value-type="string" calcext:value-type="string">
            <text:p>TED-Ed</text:p>
          </table:table-cell>
          <table:table-cell office:value-type="string" calcext:value-type="string">
            <text:p>kB-dJaCXAxA</text:p>
          </table:table-cell>
          <table:table-cell office:value-type="string" calcext:value-type="string">
            <text:p>UCsooa4yRKGN_zEE8iknghZA</text:p>
          </table:table-cell>
          <table:table-cell office:value-type="string" calcext:value-type="string">
            <text:p>https://www.youtube.com/watch?v=kB-dJaCXAxA</text:p>
          </table:table-cell>
          <table:table-cell office:value-type="date" office:date-value="2017-06-12T15:01:38" calcext:value-type="date">
            <text:p>12/06/17 15:01</text:p>
          </table:table-cell>
          <table:table-cell office:value-type="string" calcext:value-type="string">
            <text:p>Why do people join cults? - Janja Lalich</text:p>
          </table:table-cell>
          <table:table-cell office:value-type="string" calcext:value-type="string">
            <text:p>View full lesson: http://ed.ted.com/lessons/why-do-people-join-cults-janja-lalich</text:p>
            <text:p/>
            <text:p>Today, there are thousands of cults around the world. Broadly speaking, a cult is a group or movement with a shared commitment to a usually extreme ideology thatâ€™s typically embodied in a charismatic leader. But what exactly differentiates cults from other groups â€“ and why do people join them? Janja Lalich describes how cults recruit and manipulate their members. </text:p>
            <text:p/>
            <text:p>Lesson by Janja Lalich, animation by Globizco.</text:p>
          </table:table-cell>
          <table:table-cell office:value-type="string" calcext:value-type="string">
            <text:p>{TED,TED-Ed,"TED Education","TED Ed","Janja Lalich",Globizco,cults,"Jim Jones",Jonestown,"kool aid","drink the kool aid",religion,business,politics,therapy,ideology,"Heaven's Gate",cultists,ritual,isolation,indoctrination,coersion}</text:p>
          </table:table-cell>
          <table:table-cell office:value-type="string" calcext:value-type="string">
            <text:p>00:06:27</text:p>
          </table:table-cell>
          <table:table-cell office:value-type="date" office:date-value="2018-07-28T04:42:53.662" calcext:value-type="date">
            <text:p>28/07/18 04:42</text:p>
          </table:table-cell>
          <table:table-cell office:value-type="float" office:value="1627416" calcext:value-type="float">
            <text:p>1627416</text:p>
          </table:table-cell>
          <table:table-cell office:value-type="float" office:value="20267" calcext:value-type="float">
            <text:p>20267</text:p>
          </table:table-cell>
          <table:table-cell/>
        </table:table-row>
        <table:table-row table:style-name="ro7">
          <table:table-cell office:value-type="string" calcext:value-type="string">
            <text:p>Khan Academy</text:p>
          </table:table-cell>
          <table:table-cell office:value-type="string" calcext:value-type="string">
            <text:p>6QJtWfIiyZo</text:p>
          </table:table-cell>
          <table:table-cell office:value-type="string" calcext:value-type="string">
            <text:p>UC4a-Gbdw7vOaccHmFo40b9g</text:p>
          </table:table-cell>
          <table:table-cell office:value-type="string" calcext:value-type="string">
            <text:p>https://www.youtube.com/watch?v=6QJtWfIiyZo</text:p>
          </table:table-cell>
          <table:table-cell office:value-type="date" office:date-value="2007-01-28T01:55:20" calcext:value-type="date">
            <text:p>28/01/07 01:55</text:p>
          </table:table-cell>
          <table:table-cell office:value-type="string" calcext:value-type="string">
            <text:p>Simplifying radicals | Exponents, radicals, and scientific notation | Pre-Algebra | Khan Academy</text:p>
          </table:table-cell>
          <table:table-cell office:value-type="string" calcext:value-type="string">
            <text:p>Using exponent rules to simplify radicals or square roots</text:p>
            <text:p/>
            <text:p>Practice this lesson yourself on KhanAcademy.org right now: https://www.khanacademy.org/e/simplifying_radicals?utm_source=YTdescription&amp;utm_medium=YTdescription&amp;utm_campaign=YTdescription</text:p>
            <text:p/>
            <text:p>Watch the next lesson: https://www.khanacademy.org/math/pre-algebra/exponents-radicals/radical-radicals/v/square-roots-and-real-numbers?utm_source=YT&amp;utm_medium=Desc&amp;utm_campaign=PreAlgebra</text:p>
            <text:p/>
            <text:p>Missed the previous lesson? </text:p>
            <text:p>https://www.khanacademy.org/math/pre-algebra/exponents-radicals/radical-radicals/v/simplifying-square-roots-1?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9:45</text:p>
          </table:table-cell>
          <table:table-cell office:value-type="date" office:date-value="2018-07-28T04:44:32.418" calcext:value-type="date">
            <text:p>28/07/18 04:44</text:p>
          </table:table-cell>
          <table:table-cell office:value-type="float" office:value="1626652" calcext:value-type="float">
            <text:p>1626652</text:p>
          </table:table-cell>
          <table:table-cell office:value-type="float" office:value="2499" calcext:value-type="float">
            <text:p>2499</text:p>
          </table:table-cell>
          <table:table-cell/>
        </table:table-row>
        <table:table-row table:style-name="ro15">
          <table:table-cell office:value-type="string" calcext:value-type="string">
            <text:p>Khan Academy</text:p>
          </table:table-cell>
          <table:table-cell office:value-type="string" calcext:value-type="string">
            <text:p>HvDqbzu0i0E</text:p>
          </table:table-cell>
          <table:table-cell office:value-type="string" calcext:value-type="string">
            <text:p>UC4a-Gbdw7vOaccHmFo40b9g</text:p>
          </table:table-cell>
          <table:table-cell office:value-type="string" calcext:value-type="string">
            <text:p>https://www.youtube.com/watch?v=HvDqbzu0i0E</text:p>
          </table:table-cell>
          <table:table-cell office:value-type="date" office:date-value="2009-01-25T19:17:28" calcext:value-type="date">
            <text:p>25/01/09 19:17</text:p>
          </table:table-cell>
          <table:table-cell office:value-type="string" calcext:value-type="string">
            <text:p>Statistics: Standard deviation | Descriptive statistics | Probability and Statistics | Khan Academy</text:p>
          </table:table-cell>
          <table:table-cell office:value-type="string" calcext:value-type="string">
            <text:p>Review of what we've learned. Introduction to the standard deviation.</text:p>
            <text:p/>
            <text:p>Practice this lesson yourself on KhanAcademy.org right now: </text:p>
            <text:p>https://www.khanacademy.org/math/probability/descriptive-statistics/variance_std_deviation/e/exploring_standard_deviation_1?utm_source=YT&amp;utm_medium=Desc&amp;utm_campaign=ProbabilityandStatistics</text:p>
            <text:p/>
            <text:p>Watch the next lesson: https://www.khanacademy.org/math/probability/descriptive-statistics/variance_std_deviation/v/exploring-standard-deviation-1-module?utm_source=YT&amp;utm_medium=Desc&amp;utm_campaign=ProbabilityandStatistics</text:p>
            <text:p/>
            <text:p>Missed the previous lesson? </text:p>
            <text:p>https://www.khanacademy.org/math/probability/descriptive-statistics/variance_std_deviation/v/sample-standard-deviation-and-bias?utm_source=YT&amp;utm_medium=Desc&amp;utm_campaign=ProbabilityandStatistics</text:p>
            <text:p/>
            <text:p>Probability and statistics on Khan Academy: We dare you to go through a day in which you never consider or use probability. Did you check the weather forecast? Busted! Did you decide to go through the drive through lane vs walk in? Busted again! We are constantly creating hypotheses, making predictions, testing, and analyzing. Our lives are full of probabilities! Statistics is related to probability because much of the data we use when determining probable outcomes comes from our understanding of statistics. In these tutorials, we will cover a range of topics, some which include: independent events, dependent probability, combinatorics, hypothesis testing, descriptive statistics, random variables, probability distributions, regression, and inferential statistics. So buckle up and hop on for a wild ride. We bet you're going to be challenged AND love it!</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obability and Statistics channel:</text:p>
            <text:p>https://www.youtube.com/channel/UCRXuOXLW3LcQLWvxbZiIZ0w?sub_confirmation=1</text:p>
            <text:p>Subscribe to KhanAcademy: https://www.youtube.com/subscription_center?add_user=khanacademy</text:p>
          </table:table-cell>
          <table:table-cell/>
          <table:table-cell office:value-type="string" calcext:value-type="string">
            <text:p>00:13:07</text:p>
          </table:table-cell>
          <table:table-cell office:value-type="date" office:date-value="2018-07-28T04:43:43.617" calcext:value-type="date">
            <text:p>28/07/18 04:43</text:p>
          </table:table-cell>
          <table:table-cell office:value-type="float" office:value="1622480" calcext:value-type="float">
            <text:p>1622480</text:p>
          </table:table-cell>
          <table:table-cell office:value-type="float" office:value="3639" calcext:value-type="float">
            <text:p>3639</text:p>
          </table:table-cell>
          <table:table-cell/>
        </table:table-row>
        <table:table-row table:style-name="ro4">
          <table:table-cell office:value-type="string" calcext:value-type="string">
            <text:p>TED-Ed</text:p>
          </table:table-cell>
          <table:table-cell office:value-type="string" calcext:value-type="string">
            <text:p>oWww0YIf-JE</text:p>
          </table:table-cell>
          <table:table-cell office:value-type="string" calcext:value-type="string">
            <text:p>UCsooa4yRKGN_zEE8iknghZA</text:p>
          </table:table-cell>
          <table:table-cell office:value-type="string" calcext:value-type="string">
            <text:p>https://www.youtube.com/watch?v=oWww0YIf-JE</text:p>
          </table:table-cell>
          <table:table-cell office:value-type="date" office:date-value="2014-02-11T16:14:49" calcext:value-type="date">
            <text:p>11/02/14 16:14</text:p>
          </table:table-cell>
          <table:table-cell office:value-type="string" calcext:value-type="string">
            <text:p>How one piece of legislation divided a nation - Ben Labaree, Jr.</text:p>
          </table:table-cell>
          <table:table-cell office:value-type="string" calcext:value-type="string">
            <text:p>View full lesson: http://ed.ted.com/lessons/the-legislation-that-birthed-the-republican-party-ben-labaree-jr</text:p>
            <text:p/>
            <text:p>You may think that things are heated in Washington today, but the Kansas-Nebraska Act of 1854 had members of Congress so angry they pulled out their weapons -- and formed the Republican Party. The issues? Slavery and states' rights, which led the divided nation straight into the Civil War. Ben Labaree, Jr. explains how Abraham Lincoln's party emerged amidst the madness.</text:p>
            <text:p/>
            <text:p>Lesson by Ben Labaree, Jr., animation by Qa'ed Mai.</text:p>
          </table:table-cell>
          <table:table-cell office:value-type="string" calcext:value-type="string">
            <text:p>{"Ben Labaree","Qa'ed Mai","US History",APUSH,America,"United States of America",history,civics,Congress,"Republican Party","Civil War","American Civil War","Democratic Party","Whig Party","Abraham Lincoln",abolition,slavery,"free soil","Kansas-Nebraska Act",TED,TED-Ed,"TED Ed",TEDEducation}</text:p>
          </table:table-cell>
          <table:table-cell office:value-type="string" calcext:value-type="string">
            <text:p>00:06:03</text:p>
          </table:table-cell>
          <table:table-cell office:value-type="date" office:date-value="2018-07-28T04:43:05.68" calcext:value-type="date">
            <text:p>28/07/18 04:43</text:p>
          </table:table-cell>
          <table:table-cell office:value-type="float" office:value="1621921" calcext:value-type="float">
            <text:p>1621921</text:p>
          </table:table-cell>
          <table:table-cell office:value-type="float" office:value="13081" calcext:value-type="float">
            <text:p>13081</text:p>
          </table:table-cell>
          <table:table-cell/>
        </table:table-row>
        <table:table-row table:style-name="ro25">
          <table:table-cell office:value-type="string" calcext:value-type="string">
            <text:p>minutephysics</text:p>
          </table:table-cell>
          <table:table-cell office:value-type="string" calcext:value-type="string">
            <text:p>HVO0HgMi6Lc</text:p>
          </table:table-cell>
          <table:table-cell office:value-type="string" calcext:value-type="string">
            <text:p>UCUHW94eEFW7hkUMVaZz4eDg</text:p>
          </table:table-cell>
          <table:table-cell office:value-type="string" calcext:value-type="string">
            <text:p>https://www.youtube.com/watch?v=HVO0HgMi6Lc</text:p>
          </table:table-cell>
          <table:table-cell office:value-type="date" office:date-value="2012-02-19T13:00:00" calcext:value-type="date">
            <text:p>19/02/12 13:00</text:p>
          </table:table-cell>
          <table:table-cell office:value-type="string" calcext:value-type="string">
            <text:p>Theory of Everything (intro)</text:p>
          </table:table-cell>
          <table:table-cell office:value-type="string" calcext:value-type="string">
            <text:p>A brief intro to the current theory of (almost) everything - the Standard Model of particle physics. It's like cake, only universal.</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NEW ALBUM!! -- http://juliansaporiti.bandcamp.com/album/lusitania</text:p>
            <text:p>youtube: http://bit.ly/pakJLE</text:p>
            <text:p/>
            <text:p>Thanks to Nima Doroud and Alex Yale for contributions and to Perimeter Institute for support. Created by Henry Reich</text:p>
          </table:table-cell>
          <table:table-cell office:value-type="string" calcext:value-type="string">
            <text:p>{"standard model","theory of everything",theory,supersymmetry,quark,gluon,recipe,cake,freddiew,milkman,rocket,science,"water jetpack",SMBC,geology,symmetry,Tides,gravity,black,hole,moon,einstein,Neutrino,light,photon,cern,lhc,higgs,boson,electron,time,GPS,atomic,special,relativity,atom,nuclear,"General Relativity",Energy,color,Dark,energy,Nobel,Prize,Minutephysics,minute,physics,Henry,Reich,universe,xkcd,RSAnimate,dark,matter,cat,schrodinger,fire,Drawing,Educational,"Large Hadron Collider"}</text:p>
          </table:table-cell>
          <table:table-cell office:value-type="string" calcext:value-type="string">
            <text:p>00:01:40</text:p>
          </table:table-cell>
          <table:table-cell office:value-type="date" office:date-value="2018-07-28T04:42:03.563" calcext:value-type="date">
            <text:p>28/07/18 04:42</text:p>
          </table:table-cell>
          <table:table-cell office:value-type="float" office:value="1621409" calcext:value-type="float">
            <text:p>1621409</text:p>
          </table:table-cell>
          <table:table-cell office:value-type="float" office:value="1212" calcext:value-type="float">
            <text:p>1212</text:p>
          </table:table-cell>
          <table:table-cell/>
        </table:table-row>
        <table:table-row table:style-name="ro22">
          <table:table-cell office:value-type="string" calcext:value-type="string">
            <text:p>TED-Ed</text:p>
          </table:table-cell>
          <table:table-cell office:value-type="string" calcext:value-type="string">
            <text:p>FlfChYGv3Z4</text:p>
          </table:table-cell>
          <table:table-cell office:value-type="string" calcext:value-type="string">
            <text:p>UCsooa4yRKGN_zEE8iknghZA</text:p>
          </table:table-cell>
          <table:table-cell office:value-type="string" calcext:value-type="string">
            <text:p>https://www.youtube.com/watch?v=FlfChYGv3Z4</text:p>
          </table:table-cell>
          <table:table-cell office:value-type="date" office:date-value="2013-06-19T20:52:03" calcext:value-type="date">
            <text:p>19/06/13 20:52</text:p>
          </table:table-cell>
          <table:table-cell office:value-type="string" calcext:value-type="string">
            <text:p>The greatest machine that never was - John Graham-Cumming</text:p>
          </table:table-cell>
          <table:table-cell office:value-type="string" calcext:value-type="string">
            <text:p>Computer science began in the '30s ... the 1830s. John Graham-Cumming tells the story of Charles Babbage's mechanical, steam-powered "analytical engine" and how Ada Lovelace, mathematician and daughter of Lord Byron, saw beyond its simple computational abilities to imagine the future of computers. (Filmed at TEDxImperialCollege.)</text:p>
            <text:p/>
            <text:p>Talk by John Graham-Cumming.</text:p>
          </table:table-cell>
          <table:table-cell office:value-type="string" calcext:value-type="string">
            <text:p>{"\\John Graham-Cumming\\",TED,TEDx,TEDxImperial,College,"\\lord","Byron\\","\\Ada","Lovelace\\","\\Charles","Babbage\\","\\computer","science\\",TED-Ed,"\\TED","Ed\\",TEDEducation}</text:p>
          </table:table-cell>
          <table:table-cell office:value-type="string" calcext:value-type="string">
            <text:p>00:12:15</text:p>
          </table:table-cell>
          <table:table-cell office:value-type="date" office:date-value="2018-07-28T04:41:57.358" calcext:value-type="date">
            <text:p>28/07/18 04:41</text:p>
          </table:table-cell>
          <table:table-cell office:value-type="float" office:value="1613666" calcext:value-type="float">
            <text:p>1613666</text:p>
          </table:table-cell>
          <table:table-cell office:value-type="float" office:value="1041" calcext:value-type="float">
            <text:p>1041</text:p>
          </table:table-cell>
          <table:table-cell/>
        </table:table-row>
        <table:table-row table:style-name="ro28">
          <table:table-cell office:value-type="string" calcext:value-type="string">
            <text:p>minutephysics</text:p>
          </table:table-cell>
          <table:table-cell office:value-type="string" calcext:value-type="string">
            <text:p>qRnU0bqsyq0</text:p>
          </table:table-cell>
          <table:table-cell office:value-type="string" calcext:value-type="string">
            <text:p>UCUHW94eEFW7hkUMVaZz4eDg</text:p>
          </table:table-cell>
          <table:table-cell office:value-type="string" calcext:value-type="string">
            <text:p>https://www.youtube.com/watch?v=qRnU0bqsyq0</text:p>
          </table:table-cell>
          <table:table-cell office:value-type="date" office:date-value="2016-03-29T13:30:00" calcext:value-type="date">
            <text:p>29/03/16 13:30</text:p>
          </table:table-cell>
          <table:table-cell office:value-type="string" calcext:value-type="string">
            <text:p>Why You Should Care About Nukes</text:p>
          </table:table-cell>
          <table:table-cell office:value-type="string" calcext:value-type="string">
            <text:p>For info about divesting from nuclear weapons companies, go to http://responsibleinvest.org/</text:p>
            <text:p/>
            <text:p>Thanks to the Future of Life Institute for helping support this video http://www.futureoflife.org (in particular, thanks to Max Tegmark for guest narrating and Meia Chita-Tegmark for her feedback)</text:p>
            <text:p/>
            <text:p>And thanks to everyone who supports MinutePhysics on Patreon! http://www.patreon.com/minutephysics</text:p>
            <text:p/>
            <text:p>Link to Patreon supporters here: http://www.minutephysics.com/supporters.html</text:p>
            <text:p/>
            <text:p>Music by Nathaniel Schroeder, http://www.soundcloud.com/drschroeder</text:p>
            <text:p/>
            <text:p>REFERENCES</text:p>
            <text:p/>
            <text:p>Climate-model showing impacts of nuclear winter â€“ http://climate.envsci.rutgers.edu/pdf/RobockNW2006JD008235.pdf</text:p>
            <text:p/>
            <text:p>Current status of global nuclear forces http://fas.org/issues/nuclear-weapons/status-world-nuclear-forces/</text:p>
            <text:p/>
            <text:p>Financing the Nuclear Industry â€“ http://www.dontbankonthebomb.co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text:p>
            <text:p/>
            <text:p>This video is about the continued dangers of nuclear weapons and the nuclear arms race in the post-cold war world, particularly nuclear winter but also modernizations by the US and Russian governments, EMPs (electromagnetic pulses), fallout, explosions, terrorism, other accidents, etc.</text:p>
          </table:table-cell>
          <table:table-cell office:value-type="string" calcext:value-type="string">
            <text:p>{physics,minutephysics,science}</text:p>
          </table:table-cell>
          <table:table-cell office:value-type="string" calcext:value-type="string">
            <text:p>00:03:15</text:p>
          </table:table-cell>
          <table:table-cell office:value-type="date" office:date-value="2018-07-28T04:41:08.307" calcext:value-type="date">
            <text:p>28/07/18 04:41</text:p>
          </table:table-cell>
          <table:table-cell office:value-type="float" office:value="1612666" calcext:value-type="float">
            <text:p>1612666</text:p>
          </table:table-cell>
          <table:table-cell office:value-type="float" office:value="1453" calcext:value-type="float">
            <text:p>1453</text:p>
          </table:table-cell>
          <table:table-cell/>
        </table:table-row>
        <table:table-row table:style-name="ro4">
          <table:table-cell office:value-type="string" calcext:value-type="string">
            <text:p>TED-Ed</text:p>
          </table:table-cell>
          <table:table-cell office:value-type="string" calcext:value-type="string">
            <text:p>9mcuIc5O-DE</text:p>
          </table:table-cell>
          <table:table-cell office:value-type="string" calcext:value-type="string">
            <text:p>UCsooa4yRKGN_zEE8iknghZA</text:p>
          </table:table-cell>
          <table:table-cell office:value-type="string" calcext:value-type="string">
            <text:p>https://www.youtube.com/watch?v=9mcuIc5O-DE</text:p>
          </table:table-cell>
          <table:table-cell office:value-type="date" office:date-value="2012-06-26T15:09:04" calcext:value-type="date">
            <text:p>26/06/12 15:09</text:p>
          </table:table-cell>
          <table:table-cell office:value-type="string" calcext:value-type="string">
            <text:p>How Do Pain Relievers Work? - George Zaidan</text:p>
          </table:table-cell>
          <table:table-cell office:value-type="string" calcext:value-type="string">
            <text:p>View full lesson: http://ed.ted.com/lessons/how-do-pain-relievers-work</text:p>
            <text:p/>
            <text:p>Some people take aspirin or ibuprofen to treat everyday aches and pains, but how exactly do the different classes of pain relievers work? Learn about the basic physiology of how humans experience pain, and the mechanics of the medicines we've invented to block or circumvent that discomfort.</text:p>
            <text:p/>
            <text:p>Lesson by George Zaidan, animated by Augenblick Studios.</text:p>
          </table:table-cell>
          <table:table-cell office:value-type="string" calcext:value-type="string">
            <text:p>{"George Zaidan",TED-Ed,"TED Education",painkillers,science,pain,health,"Augenblick Studios","nervous system",nerves,medicine,biology,biochemistry}</text:p>
          </table:table-cell>
          <table:table-cell office:value-type="string" calcext:value-type="string">
            <text:p>00:04:14</text:p>
          </table:table-cell>
          <table:table-cell office:value-type="date" office:date-value="2018-07-28T04:42:03.849" calcext:value-type="date">
            <text:p>28/07/18 04:42</text:p>
          </table:table-cell>
          <table:table-cell office:value-type="float" office:value="1612372" calcext:value-type="float">
            <text:p>1612372</text:p>
          </table:table-cell>
          <table:table-cell office:value-type="float" office:value="24106" calcext:value-type="float">
            <text:p>24106</text:p>
          </table:table-cell>
          <table:table-cell/>
        </table:table-row>
        <table:table-row table:style-name="ro30">
          <table:table-cell office:value-type="string" calcext:value-type="string">
            <text:p>minutephysics</text:p>
          </table:table-cell>
          <table:table-cell office:value-type="string" calcext:value-type="string">
            <text:p>nrTsvn9usVQ</text:p>
          </table:table-cell>
          <table:table-cell office:value-type="string" calcext:value-type="string">
            <text:p>UCUHW94eEFW7hkUMVaZz4eDg</text:p>
          </table:table-cell>
          <table:table-cell office:value-type="string" calcext:value-type="string">
            <text:p>https://www.youtube.com/watch?v=nrTsvn9usVQ</text:p>
          </table:table-cell>
          <table:table-cell office:value-type="date" office:date-value="2013-02-16T20:35:30" calcext:value-type="date">
            <text:p>16/02/13 20:35</text:p>
          </table:table-cell>
          <table:table-cell office:value-type="string" calcext:value-type="string">
            <text:p>What Is The Universe?</text:p>
          </table:table-cell>
          <table:table-cell office:value-type="string" calcext:value-type="string">
            <text:p>Subscribe to MinutePhysics - it's FREE! http://dft.ba/-minutephysics_sub</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text:p>
            <text:p>http://www.perimeterinstitute.ca Created by Henry Reich</text:p>
          </table:table-cell>
          <table:table-cell office:value-type="string" calcext:value-type="string">
            <text:p>{"Immovable Object","Unstoppable force",Relativity,paradox,quantum,mechanics,infinite,bang,theory,cosmic,galaxy,sun,special,relativity,"black hole",science,gravity,Neutrino,photon,Minutephysics,minute,physics,Henry,Reich,Perimeter,Institute,"Henry Reich","flat earth","speed of light",mass,Rain,coriolis,Horizon,planets,"time zones",triangle,stars,orion,NASA,momentum,"time dilation","length contraction",relativistic,gluon,love,particle,universe,multiverse,"big bang"}</text:p>
          </table:table-cell>
          <table:table-cell office:value-type="string" calcext:value-type="string">
            <text:p>00:02:41</text:p>
          </table:table-cell>
          <table:table-cell office:value-type="date" office:date-value="2018-07-28T04:45:21.558" calcext:value-type="date">
            <text:p>28/07/18 04:45</text:p>
          </table:table-cell>
          <table:table-cell office:value-type="float" office:value="1611333" calcext:value-type="float">
            <text:p>1611333</text:p>
          </table:table-cell>
          <table:table-cell office:value-type="float" office:value="968" calcext:value-type="float">
            <text:p>968</text:p>
          </table:table-cell>
          <table:table-cell/>
        </table:table-row>
        <table:table-row table:style-name="ro9">
          <table:table-cell office:value-type="string" calcext:value-type="string">
            <text:p>Vihart</text:p>
          </table:table-cell>
          <table:table-cell office:value-type="string" calcext:value-type="string">
            <text:p>lOIP_Z_-0Hs</text:p>
          </table:table-cell>
          <table:table-cell office:value-type="string" calcext:value-type="string">
            <text:p>UCOGeU-1Fig3rrDjhm9Zs_wg</text:p>
          </table:table-cell>
          <table:table-cell office:value-type="string" calcext:value-type="string">
            <text:p>https://www.youtube.com/watch?v=lOIP_Z_-0Hs</text:p>
          </table:table-cell>
          <table:table-cell office:value-type="date" office:date-value="2012-01-09T20:43:23" calcext:value-type="date">
            <text:p>09/01/12 20:43</text:p>
          </table:table-cell>
          <table:table-cell office:value-type="string" calcext:value-type="string">
            <text:p>Doodling in Math Class: Spirals, Fibonacci, and Being a Plant [2 of 3]</text:p>
          </table:table-cell>
          <table:table-cell office:value-type="string" calcext:value-type="string">
            <text:p>Part 1: http://youtu.be/ahXIMUkSXX0</text:p>
            <text:p>Part 3: http://youtu.be/14-NdQwKz9w</text:p>
            <text:p>More on Angle-a-trons: http://www.youtube.com/watch?v=o6W6P8JZW0o</text:p>
            <text:p/>
            <text:p>Here is a program that draws plant leaves at whatever angle you want: http://www.khanacademy.org/cs/plant-leaves/822940457</text:p>
            <text:p/>
            <text:p>Note: Beautiful spirally non-Fibonacci pinecones are very rare! If you find one, keep it.</text:p>
            <text:p/>
            <text:p>My personal website, which you might like: http://vihart.com</text:p>
          </table:table-cell>
          <table:table-cell office:value-type="string" calcext:value-type="string">
            <text:p>{doodling,mathematics,spirals,flowers,plants,phyllotaxis,fibonacci,"golden ratio",phi}</text:p>
          </table:table-cell>
          <table:table-cell office:value-type="string" calcext:value-type="string">
            <text:p>00:06:14</text:p>
          </table:table-cell>
          <table:table-cell office:value-type="date" office:date-value="2018-07-28T04:42:03.357" calcext:value-type="date">
            <text:p>28/07/18 04:42</text:p>
          </table:table-cell>
          <table:table-cell office:value-type="float" office:value="1610266" calcext:value-type="float">
            <text:p>1610266</text:p>
          </table:table-cell>
          <table:table-cell office:value-type="float" office:value="2390" calcext:value-type="float">
            <text:p>2390</text:p>
          </table:table-cell>
          <table:table-cell/>
        </table:table-row>
        <table:table-row table:style-name="ro25">
          <table:table-cell office:value-type="string" calcext:value-type="string">
            <text:p>minutephysics</text:p>
          </table:table-cell>
          <table:table-cell office:value-type="string" calcext:value-type="string">
            <text:p>dmX1W5umC1c</text:p>
          </table:table-cell>
          <table:table-cell office:value-type="string" calcext:value-type="string">
            <text:p>UCUHW94eEFW7hkUMVaZz4eDg</text:p>
          </table:table-cell>
          <table:table-cell office:value-type="string" calcext:value-type="string">
            <text:p>https://www.youtube.com/watch?v=dmX1W5umC1c</text:p>
          </table:table-cell>
          <table:table-cell office:value-type="date" office:date-value="2012-11-04T18:46:11" calcext:value-type="date">
            <text:p>04/11/12 18:46</text:p>
          </table:table-cell>
          <table:table-cell office:value-type="string" calcext:value-type="string">
            <text:p>Can we Predict Everything?</text:p>
          </table:table-cell>
          <table:table-cell office:value-type="string" calcext:value-type="string">
            <text:p>Order your MinutePhysics TSHIRT! http://dftba.com/minutephysics</text:p>
            <text:p>Einstein didn't like quantum mechanics because it wasn't able to make perfect predictions... but science is not about what you like, it's about what's true!</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Rob Spekkens and Nima Doroud for contributions and to Perimeter Institute for support.</text:p>
            <text:p>http://www.perimeterinstitute.ca Created by Henry Reich</text:p>
          </table:table-cell>
          <table:table-cell office:value-type="string" calcext:value-type="string">
            <text:p>{Bell's,Theorem,hidden,variable,classical,quantum,mechanics,"quantum mechanics",Einstein,equals,mc2,mc^2,E=mc2,mass,energy,equivalence,speed,of,light,Telekinesis,dark,sky,stars,infinite,higgs,boson,big,bang,theory,cosmic,galaxy,universe,electromagnetism,strong,weak,force,infinity,moon,sun,dimension,string,special,relativity,"black hole",science,Tides,gravity,Neutrino,photon,lhc,electron,atomic,nuclear,General,Dark,Minutephysics,minute,physics,Henry,Reich,cat,schrodinger,Perimeter,Institute}</text:p>
          </table:table-cell>
          <table:table-cell office:value-type="string" calcext:value-type="string">
            <text:p>00:02:10</text:p>
          </table:table-cell>
          <table:table-cell office:value-type="date" office:date-value="2018-07-28T04:41:38.59" calcext:value-type="date">
            <text:p>28/07/18 04:41</text:p>
          </table:table-cell>
          <table:table-cell office:value-type="float" office:value="1607492" calcext:value-type="float">
            <text:p>1607492</text:p>
          </table:table-cell>
          <table:table-cell office:value-type="float" office:value="561" calcext:value-type="float">
            <text:p>561</text:p>
          </table:table-cell>
          <table:table-cell/>
        </table:table-row>
        <table:table-row table:style-name="ro22">
          <table:table-cell office:value-type="string" calcext:value-type="string">
            <text:p>Vihart</text:p>
          </table:table-cell>
          <table:table-cell office:value-type="string" calcext:value-type="string">
            <text:p>GFLkou8NvJo</text:p>
          </table:table-cell>
          <table:table-cell office:value-type="string" calcext:value-type="string">
            <text:p>UCOGeU-1Fig3rrDjhm9Zs_wg</text:p>
          </table:table-cell>
          <table:table-cell office:value-type="string" calcext:value-type="string">
            <text:p>https://www.youtube.com/watch?v=GFLkou8NvJo</text:p>
          </table:table-cell>
          <table:table-cell office:value-type="date" office:date-value="2012-02-10T02:16:26" calcext:value-type="date">
            <text:p>10/02/12 02:16</text:p>
          </table:table-cell>
          <table:table-cell office:value-type="string" calcext:value-type="string">
            <text:p>Wau: The Most Amazing, Ancient, and Singular Number</text:p>
          </table:table-cell>
          <table:table-cell office:value-type="string" calcext:value-type="string">
            <text:p>What other amazing properties of Wau can you think of? Leave them in the comments.</text:p>
            <text:p/>
            <text:p>My personal website, which you might like: http://vihart.com</text:p>
          </table:table-cell>
          <table:table-cell office:value-type="string" calcext:value-type="string">
            <text:p>{wau}</text:p>
          </table:table-cell>
          <table:table-cell office:value-type="string" calcext:value-type="string">
            <text:p>00:05:19</text:p>
          </table:table-cell>
          <table:table-cell office:value-type="date" office:date-value="2018-07-28T04:43:05.674" calcext:value-type="date">
            <text:p>28/07/18 04:43</text:p>
          </table:table-cell>
          <table:table-cell office:value-type="float" office:value="1607022" calcext:value-type="float">
            <text:p>1607022</text:p>
          </table:table-cell>
          <table:table-cell office:value-type="float" office:value="1465" calcext:value-type="float">
            <text:p>1465</text:p>
          </table:table-cell>
          <table:table-cell/>
        </table:table-row>
        <table:table-row table:style-name="ro17">
          <table:table-cell office:value-type="string" calcext:value-type="string">
            <text:p>Khan Academy</text:p>
          </table:table-cell>
          <table:table-cell office:value-type="string" calcext:value-type="string">
            <text:p>-rsYk4eCKnA</text:p>
          </table:table-cell>
          <table:table-cell office:value-type="string" calcext:value-type="string">
            <text:p>UC4a-Gbdw7vOaccHmFo40b9g</text:p>
          </table:table-cell>
          <table:table-cell office:value-type="string" calcext:value-type="string">
            <text:p>https://www.youtube.com/watch?v=-rsYk4eCKnA</text:p>
          </table:table-cell>
          <table:table-cell office:value-type="date" office:date-value="2010-02-02T16:47:16" calcext:value-type="date">
            <text:p>02/02/10 16:47</text:p>
          </table:table-cell>
          <table:table-cell office:value-type="string" calcext:value-type="string">
            <text:p>Photosynthesis</text:p>
          </table:table-cell>
          <table:table-cell office:value-type="string" calcext:value-type="string">
            <text:p>Overview of photosythesis</text:p>
            <text:p>More free lessons at: http://www.khanacademy.org/video?v=-rsYk4eCKnA</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13:37</text:p>
          </table:table-cell>
          <table:table-cell office:value-type="date" office:date-value="2018-07-28T04:41:02.341" calcext:value-type="date">
            <text:p>28/07/18 04:41</text:p>
          </table:table-cell>
          <table:table-cell office:value-type="float" office:value="1602099" calcext:value-type="float">
            <text:p>1602099</text:p>
          </table:table-cell>
          <table:table-cell office:value-type="float" office:value="4182" calcext:value-type="float">
            <text:p>4182</text:p>
          </table:table-cell>
          <table:table-cell/>
        </table:table-row>
        <table:table-row table:style-name="ro4">
          <table:table-cell office:value-type="string" calcext:value-type="string">
            <text:p>TED-Ed</text:p>
          </table:table-cell>
          <table:table-cell office:value-type="string" calcext:value-type="string">
            <text:p>yg16u_bzjPE</text:p>
          </table:table-cell>
          <table:table-cell office:value-type="string" calcext:value-type="string">
            <text:p>UCsooa4yRKGN_zEE8iknghZA</text:p>
          </table:table-cell>
          <table:table-cell office:value-type="string" calcext:value-type="string">
            <text:p>https://www.youtube.com/watch?v=yg16u_bzjPE</text:p>
          </table:table-cell>
          <table:table-cell office:value-type="date" office:date-value="2017-01-12T16:02:37" calcext:value-type="date">
            <text:p>12/01/17 16:02</text:p>
          </table:table-cell>
          <table:table-cell office:value-type="string" calcext:value-type="string">
            <text:p>Would you sacrifice one person to save five? - Eleanor Nelsen</text:p>
          </table:table-cell>
          <table:table-cell office:value-type="string" calcext:value-type="string">
            <text:p>View full lesson: http://ed.ted.com/lessons/would-you-sacrifice-one-person-to-save-five-eleanor-nelsen</text:p>
            <text:p/>
            <text:p>Imagine youâ€™re watching a runaway trolley barreling down the tracks, straight towards five workers. You happen to be standing next to a switch that will divert the trolley onto a second track. Hereâ€™s the problem: that track has a worker on it, too â€” but just one. What do you do? Do you sacrifice one person to save five? Eleanor Nelsen details the ethical dilemma that is the trolley problem.</text:p>
            <text:p/>
            <text:p>Lesson by Eleanor Nelsen, animation by Eoin Duffy.</text:p>
          </table:table-cell>
          <table:table-cell office:value-type="string" calcext:value-type="string">
            <text:p>{TED,"TED Education",TED-Ed,"TED Ed","Eleanor Nelsen","Eoin Duffy","trolley problem",philosophy,ethics,Utilitarianism,"decision making",bridge,switch,automation,"self-driving car"}</text:p>
          </table:table-cell>
          <table:table-cell office:value-type="string" calcext:value-type="string">
            <text:p>00:04:56</text:p>
          </table:table-cell>
          <table:table-cell office:value-type="date" office:date-value="2018-07-28T04:41:38.24" calcext:value-type="date">
            <text:p>28/07/18 04:41</text:p>
          </table:table-cell>
          <table:table-cell office:value-type="float" office:value="1595335" calcext:value-type="float">
            <text:p>1595335</text:p>
          </table:table-cell>
          <table:table-cell office:value-type="float" office:value="11195" calcext:value-type="float">
            <text:p>11195</text:p>
          </table:table-cell>
          <table:table-cell/>
        </table:table-row>
        <table:table-row table:style-name="ro4">
          <table:table-cell office:value-type="string" calcext:value-type="string">
            <text:p>TED-Ed</text:p>
          </table:table-cell>
          <table:table-cell office:value-type="string" calcext:value-type="string">
            <text:p>znnp-Ivj2ek</text:p>
          </table:table-cell>
          <table:table-cell office:value-type="string" calcext:value-type="string">
            <text:p>UCsooa4yRKGN_zEE8iknghZA</text:p>
          </table:table-cell>
          <table:table-cell office:value-type="string" calcext:value-type="string">
            <text:p>https://www.youtube.com/watch?v=znnp-Ivj2ek</text:p>
          </table:table-cell>
          <table:table-cell office:value-type="date" office:date-value="2014-08-07T15:06:54" calcext:value-type="date">
            <text:p>07/08/14 15:06</text:p>
          </table:table-cell>
          <table:table-cell office:value-type="string" calcext:value-type="string">
            <text:p>What causes antibiotic resistance? - Kevin Wu</text:p>
          </table:table-cell>
          <table:table-cell office:value-type="string" calcext:value-type="string">
            <text:p>View full lesson: http://ed.ted.com/lessons/how-antibiotics-become-resistant-over-time-kevin-wu</text:p>
            <text:p/>
            <text:p>Right now, you are inhabited by trillions of microorganisms. Many of these bacteria are harmless (or even helpful!), but there are a few strains of â€˜super bacteriaâ€™ that are pretty nasty -- and theyâ€™re growing resistant to our antibiotics. Why is this happening? Kevin Wu details the evolution of this problem that presents a big challenge for the future of medicine.</text:p>
            <text:p/>
            <text:p>Lesson by Kevin Wu, animation by Brett Underhill.</text:p>
          </table:table-cell>
          <table:table-cell office:value-type="string" calcext:value-type="string">
            <text:p>{"Kevin Wu","Brett Underhill",bacteria,"super bacteria",antibiotic,"antibiotic resistance",superbug,science,heatlh,TED,TED-Ed,"TED Ed",TEDEducation}</text:p>
          </table:table-cell>
          <table:table-cell office:value-type="string" calcext:value-type="string">
            <text:p>00:04:35</text:p>
          </table:table-cell>
          <table:table-cell office:value-type="date" office:date-value="2018-07-28T04:44:50.752" calcext:value-type="date">
            <text:p>28/07/18 04:44</text:p>
          </table:table-cell>
          <table:table-cell office:value-type="float" office:value="1591557" calcext:value-type="float">
            <text:p>1591557</text:p>
          </table:table-cell>
          <table:table-cell office:value-type="float" office:value="14931" calcext:value-type="float">
            <text:p>14931</text:p>
          </table:table-cell>
          <table:table-cell/>
        </table:table-row>
        <table:table-row table:style-name="ro7">
          <table:table-cell office:value-type="string" calcext:value-type="string">
            <text:p>Khan Academy</text:p>
          </table:table-cell>
          <table:table-cell office:value-type="string" calcext:value-type="string">
            <text:p>8Ft5iHhauJ0</text:p>
          </table:table-cell>
          <table:table-cell office:value-type="string" calcext:value-type="string">
            <text:p>UC4a-Gbdw7vOaccHmFo40b9g</text:p>
          </table:table-cell>
          <table:table-cell office:value-type="string" calcext:value-type="string">
            <text:p>https://www.youtube.com/watch?v=8Ft5iHhauJ0</text:p>
          </table:table-cell>
          <table:table-cell office:value-type="date" office:date-value="2010-01-20T21:09:23" calcext:value-type="date">
            <text:p>20/01/10 21:09</text:p>
          </table:table-cell>
          <table:table-cell office:value-type="string" calcext:value-type="string">
            <text:p>Introduction to long division | Multiplication and division | Arithmetic | Khan Academy</text:p>
          </table:table-cell>
          <table:table-cell office:value-type="string" calcext:value-type="string">
            <text:p>Dividing into larger numbers. Introduction to long division without remainders</text:p>
            <text:p/>
            <text:p>Practice this lesson yourself on KhanAcademy.org right now: https://www.khanacademy.org/math/arithmetic/multiplication-division/long_division/e/division_1.5?utm_source=YT&amp;utm_medium=Desc&amp;utm_campaign=Arithmetic</text:p>
            <text:p/>
            <text:p>Watch the next lesson: https://www.khanacademy.org/math/arithmetic/multiplication-division/long_division/v/introduction-to-remainders?utm_source=YT&amp;utm_medium=Desc&amp;utm_campaign=Arithmetic</text:p>
            <text:p/>
            <text:p>Missed the previous lesson? </text:p>
            <text:p>https://www.khanacademy.org/math/arithmetic/multiplication-division/multi_digit_multiplication/v/multiplication-7-old-video-giving-more-examples?utm_source=YT&amp;utm_medium=Desc&amp;utm_campaign=Arithmetic</text:p>
            <text:p/>
            <text:p>Arithmetic on Khan Academy: So you're ready to have some arithmetic fun? You've come to the right spot! It's the first "official" math topic and chalked full of fun exercises and great videos which help you start your journey towards math mastery. We'll cover the big ones: addition, subtraction, multiplication, and division, of course. But we don't stop there. We'll get into negative numbers, absolute value, decimals, and fractions, too. Learning math should be fun, and we plan on having some with you. Ready to get started?</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Arithmetic channel: https://www.youtube.com/channel/UCFlJkgTNeC-FYYIQnyE5yzQ?sub_confirmation=1</text:p>
            <text:p>Subscribe to KhanAcademy: https://www.youtube.com/subscription_center?add_user=khanacademy</text:p>
          </table:table-cell>
          <table:table-cell/>
          <table:table-cell office:value-type="string" calcext:value-type="string">
            <text:p>00:11:39</text:p>
          </table:table-cell>
          <table:table-cell office:value-type="date" office:date-value="2018-07-28T04:42:09.961" calcext:value-type="date">
            <text:p>28/07/18 04:42</text:p>
          </table:table-cell>
          <table:table-cell office:value-type="float" office:value="1589463" calcext:value-type="float">
            <text:p>1589463</text:p>
          </table:table-cell>
          <table:table-cell office:value-type="float" office:value="3626" calcext:value-type="float">
            <text:p>3626</text:p>
          </table:table-cell>
          <table:table-cell/>
        </table:table-row>
        <table:table-row table:style-name="ro15">
          <table:table-cell office:value-type="string" calcext:value-type="string">
            <text:p>Khan Academy</text:p>
          </table:table-cell>
          <table:table-cell office:value-type="string" calcext:value-type="string">
            <text:p>JcqCf762y9w</text:p>
          </table:table-cell>
          <table:table-cell office:value-type="string" calcext:value-type="string">
            <text:p>UC4a-Gbdw7vOaccHmFo40b9g</text:p>
          </table:table-cell>
          <table:table-cell office:value-type="string" calcext:value-type="string">
            <text:p>https://www.youtube.com/watch?v=JcqCf762y9w</text:p>
          </table:table-cell>
          <table:table-cell office:value-type="date" office:date-value="2011-08-23T17:25:56" calcext:value-type="date">
            <text:p>23/08/11 17:25</text:p>
          </table:table-cell>
          <table:table-cell office:value-type="string" calcext:value-type="string">
            <text:p>Intro to lines, line segments, and rays | Geometry | Khan Academy</text:p>
          </table:table-cell>
          <table:table-cell office:value-type="string" calcext:value-type="string">
            <text:p>Let's get familiar with the difference between lines, line segments, and rays. Hint: a ray is somewhere between a line and a line segment!</text:p>
            <text:p/>
            <text:p>Practice this lesson yourself on KhanAcademy.org right now: </text:p>
            <text:p>https://www.khanacademy.org/math/geometry/intro_euclid/e/recognizing_rays_lines_and_line_segments?utm_source=YT&amp;utm_medium=Desc&amp;utm_campaign=Geometry</text:p>
            <text:p/>
            <text:p>Watch the next lesson: https://www.khanacademy.org/math/geometry/intro_euclid/v/drawing-lines-exercise-example?utm_source=YT&amp;utm_medium=Desc&amp;utm_campaign=Geometry</text:p>
            <text:p/>
            <text:p>Missed the previous lesson? </text:p>
            <text:p>https://www.khanacademy.org/math/geometry/intro_euclid/v/language-and-notation-of-basic-geometry?utm_source=YT&amp;utm_medium=Desc&amp;utm_campaign=Geometry</text:p>
            <text:p/>
            <text:p>Geometry on Khan Academy: We are surrounded by space. And that space contains lots of things. And these things have shapes. In geometry we are concerned with the nature of these shapes, how we define them, and what they teach us about the world at large--from math to architecture to biology to astronomy (and everything in between). Learning geometry is about more than just taking your medicine ("It's good for you!"), it's at the core of everything that exists--including you. Having said all that, some of the specific topics we'll cover include angles, intersecting lines, right triangles, perimeter, area, volume, circles, triangles, quadrilaterals, analytic geometry, and geometric constructions. Wow. That's a lot. To summarize: it's difficult to imagine any area of math that is more widely used than geometry.</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Geometry channel:</text:p>
            <text:p>https://www.youtube.com/channel/UCD3OtKxPRUFw8kzYlhJXa1Q?sub_confirmation=1</text:p>
            <text:p>Subscribe to Khan Academy: https://www.youtube.com/subscription_center?add_user=khanacademy</text:p>
          </table:table-cell>
          <table:table-cell/>
          <table:table-cell office:value-type="string" calcext:value-type="string">
            <text:p>00:03:38</text:p>
          </table:table-cell>
          <table:table-cell office:value-type="date" office:date-value="2018-07-28T04:40:56.418" calcext:value-type="date">
            <text:p>28/07/18 04:40</text:p>
          </table:table-cell>
          <table:table-cell office:value-type="float" office:value="1589399" calcext:value-type="float">
            <text:p>1589399</text:p>
          </table:table-cell>
          <table:table-cell office:value-type="float" office:value="2347" calcext:value-type="float">
            <text:p>2347</text:p>
          </table:table-cell>
          <table:table-cell/>
        </table:table-row>
        <table:table-row table:style-name="ro16">
          <table:table-cell office:value-type="string" calcext:value-type="string">
            <text:p>mathantics</text:p>
          </table:table-cell>
          <table:table-cell office:value-type="string" calcext:value-type="string">
            <text:p>dAgfnK528RA</text:p>
          </table:table-cell>
          <table:table-cell office:value-type="string" calcext:value-type="string">
            <text:p>UCBuMwlP7kHkNxdPAqtFSJTw</text:p>
          </table:table-cell>
          <table:table-cell office:value-type="string" calcext:value-type="string">
            <text:p>https://www.youtube.com/watch?v=dAgfnK528RA</text:p>
          </table:table-cell>
          <table:table-cell office:value-type="date" office:date-value="2012-04-16T07:45:10" calcext:value-type="date">
            <text:p>16/04/12 07:45</text:p>
          </table:table-cell>
          <table:table-cell office:value-type="string" calcext:value-type="string">
            <text:p>Math Antics - Order Of Operations</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educational,"Math Antics",arithmetic,addition,subtraction,multiplication,division,pemdas,bemdas,"parentheses first"}</text:p>
          </table:table-cell>
          <table:table-cell office:value-type="string" calcext:value-type="string">
            <text:p>00:09:40</text:p>
          </table:table-cell>
          <table:table-cell office:value-type="date" office:date-value="2018-07-28T04:45:09.488" calcext:value-type="date">
            <text:p>28/07/18 04:45</text:p>
          </table:table-cell>
          <table:table-cell office:value-type="float" office:value="1588506" calcext:value-type="float">
            <text:p>1588506</text:p>
          </table:table-cell>
          <table:table-cell office:value-type="float" office:value="23884" calcext:value-type="float">
            <text:p>23884</text:p>
          </table:table-cell>
          <table:table-cell/>
        </table:table-row>
        <table:table-row table:style-name="ro28">
          <table:table-cell office:value-type="string" calcext:value-type="string">
            <text:p>Numberphile</text:p>
          </table:table-cell>
          <table:table-cell office:value-type="string" calcext:value-type="string">
            <text:p>-k3mVnRlQLU</text:p>
          </table:table-cell>
          <table:table-cell office:value-type="string" calcext:value-type="string">
            <text:p>UCoxcjq-8xIDTYp3uz647V5A</text:p>
          </table:table-cell>
          <table:table-cell office:value-type="string" calcext:value-type="string">
            <text:p>https://www.youtube.com/watch?v=-k3mVnRlQLU</text:p>
          </table:table-cell>
          <table:table-cell office:value-type="date" office:date-value="2015-06-22T14:44:07" calcext:value-type="date">
            <text:p>22/06/15 14:44</text:p>
          </table:table-cell>
          <table:table-cell office:value-type="string" calcext:value-type="string">
            <text:p>The man with 1,000 Klein Bottles UNDER his house - Numberphile</text:p>
          </table:table-cell>
          <table:table-cell office:value-type="string" calcext:value-type="string">
            <text:p>More Numberphile on Klein Bottles: http://bit.ly/KleinBottles</text:p>
            <text:p>More links &amp; stuff in full description below â†“â†“â†“</text:p>
            <text:p/>
            <text:p>Science objects with Brady: http://bit.ly/Objectivity</text:p>
            <text:p>Thanks Squarespace: http://squarespace.com/numberphile</text:p>
            <text:p>This video features Cliff Stoll, the man behind ACME Klein Bottles: http://bit.ly/ACME_Klein</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Bottle (Product Category)","Klein Bottle","Mathematics (Field Of Study)"}</text:p>
          </table:table-cell>
          <table:table-cell office:value-type="string" calcext:value-type="string">
            <text:p>00:06:49</text:p>
          </table:table-cell>
          <table:table-cell office:value-type="date" office:date-value="2018-07-28T04:43:05.781" calcext:value-type="date">
            <text:p>28/07/18 04:43</text:p>
          </table:table-cell>
          <table:table-cell office:value-type="float" office:value="1587629" calcext:value-type="float">
            <text:p>1587629</text:p>
          </table:table-cell>
          <table:table-cell office:value-type="float" office:value="2882" calcext:value-type="float">
            <text:p>2882</text:p>
          </table:table-cell>
          <table:table-cell/>
        </table:table-row>
        <table:table-row table:style-name="ro20">
          <table:table-cell office:value-type="string" calcext:value-type="string">
            <text:p>Vihart</text:p>
          </table:table-cell>
          <table:table-cell office:value-type="string" calcext:value-type="string">
            <text:p>14-NdQwKz9w</text:p>
          </table:table-cell>
          <table:table-cell office:value-type="string" calcext:value-type="string">
            <text:p>UCOGeU-1Fig3rrDjhm9Zs_wg</text:p>
          </table:table-cell>
          <table:table-cell office:value-type="string" calcext:value-type="string">
            <text:p>https://www.youtube.com/watch?v=14-NdQwKz9w</text:p>
          </table:table-cell>
          <table:table-cell office:value-type="date" office:date-value="2012-01-21T02:53:07" calcext:value-type="date">
            <text:p>21/01/12 02:53</text:p>
          </table:table-cell>
          <table:table-cell office:value-type="string" calcext:value-type="string">
            <text:p>Doodling in Math: Spirals, Fibonacci, and Being a Plant [Part 3 of 3]</text:p>
          </table:table-cell>
          <table:table-cell office:value-type="string" calcext:value-type="string">
            <text:p>Notes and References: http://youtu.be/POKWkuwoihM</text:p>
            <text:p>Part 1: http://youtu.be/ahXIMUkSXX0</text:p>
            <text:p>Part 2: http://youtu.be/lOIP_Z_-0Hs</text:p>
            <text:p>How to find the Lucas Angle: http://youtu.be/RRNQAaTVa_A</text:p>
            <text:p/>
            <text:p>My personal website, which you might like: http://vihart.com</text:p>
          </table:table-cell>
          <table:table-cell office:value-type="string" calcext:value-type="string">
            <text:p>{fibonacci,plants,spirals,mathematics,algorithms,math,"vi hart",phyllotaxis,"golden ratio","lucas numbers"}</text:p>
          </table:table-cell>
          <table:table-cell office:value-type="string" calcext:value-type="string">
            <text:p>00:06:07</text:p>
          </table:table-cell>
          <table:table-cell office:value-type="date" office:date-value="2018-07-28T04:42:46.396" calcext:value-type="date">
            <text:p>28/07/18 04:42</text:p>
          </table:table-cell>
          <table:table-cell office:value-type="float" office:value="1586539" calcext:value-type="float">
            <text:p>1586539</text:p>
          </table:table-cell>
          <table:table-cell office:value-type="float" office:value="1997" calcext:value-type="float">
            <text:p>1997</text:p>
          </table:table-cell>
          <table:table-cell/>
        </table:table-row>
        <table:table-row table:style-name="ro4">
          <table:table-cell office:value-type="string" calcext:value-type="string">
            <text:p>TED-Ed</text:p>
          </table:table-cell>
          <table:table-cell office:value-type="string" calcext:value-type="string">
            <text:p>MX_HYL6-0Co</text:p>
          </table:table-cell>
          <table:table-cell office:value-type="string" calcext:value-type="string">
            <text:p>UCsooa4yRKGN_zEE8iknghZA</text:p>
          </table:table-cell>
          <table:table-cell office:value-type="string" calcext:value-type="string">
            <text:p>https://www.youtube.com/watch?v=MX_HYL6-0Co</text:p>
          </table:table-cell>
          <table:table-cell office:value-type="date" office:date-value="2015-02-12T16:11:20" calcext:value-type="date">
            <text:p>12/02/15 16:11</text:p>
          </table:table-cell>
          <table:table-cell office:value-type="string" calcext:value-type="string">
            <text:p>History vs. Richard Nixon - Alex Gendler</text:p>
          </table:table-cell>
          <table:table-cell office:value-type="string" calcext:value-type="string">
            <text:p>View full lesson: http://ed.ted.com/lessons/history-vs-richard-nixon-alex-gendler</text:p>
            <text:p/>
            <text:p>The president of the United States of America is often said to be one of the most powerful positions in the world. But of all the US presidents accused of abusing that power, only one has left office as a result. Does Richard Nixon deserve to be remembered for more than the scandal that ended his presidency? Alex Gendler puts this disgraced presidentâ€™s legacy on trial.</text:p>
            <text:p/>
            <text:p>Lesson by Alex Gendler, animation by Brett Underhill.</text:p>
          </table:table-cell>
          <table:table-cell office:value-type="string" calcext:value-type="string">
            <text:p>{"Alex Gendler","Brett Underhill",TED,TED-Ed,"TED Ed",TEDEducation,"Richard Nixon","Tricky Dick",Nixon,"President Nixon","United States History","United States presidency",presidency,"Nixon's legacy",Watergate,"Watergate Scandal"}</text:p>
          </table:table-cell>
          <table:table-cell office:value-type="string" calcext:value-type="string">
            <text:p>00:05:40</text:p>
          </table:table-cell>
          <table:table-cell office:value-type="date" office:date-value="2018-07-28T04:41:20.44" calcext:value-type="date">
            <text:p>28/07/18 04:41</text:p>
          </table:table-cell>
          <table:table-cell office:value-type="float" office:value="1586088" calcext:value-type="float">
            <text:p>1586088</text:p>
          </table:table-cell>
          <table:table-cell office:value-type="float" office:value="25134" calcext:value-type="float">
            <text:p>25134</text:p>
          </table:table-cell>
          <table:table-cell/>
        </table:table-row>
        <table:table-row table:style-name="ro6">
          <table:table-cell office:value-type="string" calcext:value-type="string">
            <text:p>Khan Academy</text:p>
          </table:table-cell>
          <table:table-cell office:value-type="string" calcext:value-type="string">
            <text:p>W0VWO4asgmk</text:p>
          </table:table-cell>
          <table:table-cell office:value-type="string" calcext:value-type="string">
            <text:p>UC4a-Gbdw7vOaccHmFo40b9g</text:p>
          </table:table-cell>
          <table:table-cell office:value-type="string" calcext:value-type="string">
            <text:p>https://www.youtube.com/watch?v=W0VWO4asgmk</text:p>
          </table:table-cell>
          <table:table-cell office:value-type="date" office:date-value="2007-09-30T18:16:25" calcext:value-type="date">
            <text:p>30/09/07 18:16</text:p>
          </table:table-cell>
          <table:table-cell office:value-type="string" calcext:value-type="string">
            <text:p>Introduction to limits 2 | Limits | Precalculus | Khan Academy</text:p>
          </table:table-cell>
          <table:table-cell office:value-type="string" calcext:value-type="string">
            <text:p>Introduction to the intuition behind limits</text:p>
            <text:p/>
            <text:p>Watch the next lesson: https://www.khanacademy.org/math/precalculus/limit_topic_precalc/limits_precalc/v/2-sided-limit-from-graph?utm_source=YT&amp;utm_medium=Desc&amp;utm_campaign=Precalculus</text:p>
            <text:p/>
            <text:p>Missed the previous lesson? </text:p>
            <text:p>https://www.khanacademy.org/math/precalculus/limit_topic_precalc/limits_precalc/v/introduction-to-limits-hd?utm_source=YT&amp;utm_medium=Desc&amp;utm_campaign=Precalculus</text:p>
            <text:p/>
            <text:p>Precalculus on Khan Academy: You may think that precalculus is simply the course you take before calculus. You would be right, of course, but that definition doesn't mean anything unless you have some knowledge of what calculus is. Let's keep it simple, shall we? Calculus is a conceptual framework which provides systematic techniques for solving problems. These problems are appropriately applicable to analytic geometry and algebra. Therefore....precalculus gives you the background for the mathematical concepts, problems, issues and techniques that appear in calculus, including trigonometry, functions, complex numbers, vectors, matrices, and others. There you have it ladies and gentlemen....an introduction to precalculu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Precalculus channel:</text:p>
            <text:p>https://www.youtube.com/channel/UCBeHztHRWuVvnlwm20u2hNA?sub_confirmation=1</text:p>
            <text:p>Subscribe to Khan Academy: https://www.youtube.com/subscription_center?add_user=khanacademy</text:p>
          </table:table-cell>
          <table:table-cell/>
          <table:table-cell office:value-type="string" calcext:value-type="string">
            <text:p>00:07:39</text:p>
          </table:table-cell>
          <table:table-cell office:value-type="date" office:date-value="2018-07-28T04:41:08.175" calcext:value-type="date">
            <text:p>28/07/18 04:41</text:p>
          </table:table-cell>
          <table:table-cell office:value-type="float" office:value="1583305" calcext:value-type="float">
            <text:p>1583305</text:p>
          </table:table-cell>
          <table:table-cell office:value-type="float" office:value="4309" calcext:value-type="float">
            <text:p>4309</text:p>
          </table:table-cell>
          <table:table-cell/>
        </table:table-row>
        <table:table-row table:style-name="ro58">
          <table:table-cell office:value-type="string" calcext:value-type="string">
            <text:p>minutephysics</text:p>
          </table:table-cell>
          <table:table-cell office:value-type="string" calcext:value-type="string">
            <text:p>t-O-Qdh7VvQ</text:p>
          </table:table-cell>
          <table:table-cell office:value-type="string" calcext:value-type="string">
            <text:p>UCUHW94eEFW7hkUMVaZz4eDg</text:p>
          </table:table-cell>
          <table:table-cell office:value-type="string" calcext:value-type="string">
            <text:p>https://www.youtube.com/watch?v=t-O-Qdh7VvQ</text:p>
          </table:table-cell>
          <table:table-cell office:value-type="date" office:date-value="2017-12-31T14:30:04" calcext:value-type="date">
            <text:p>31/12/17 14:30</text:p>
          </table:table-cell>
          <table:table-cell office:value-type="string" calcext:value-type="string">
            <text:p>The Unreasonable Efficiency of Black Holes</text:p>
          </table:table-cell>
          <table:table-cell office:value-type="string" calcext:value-type="string">
            <text:p>Thanks to https://brilliant.org/minutephysics for sponsoring this video! Check out their black hole course at http://brilliant.org/minutephysicsblackhole</text:p>
            <text:p/>
            <text:p>Support MinutePhysics on Patreon! http://www.patreon.com/minutephysics</text:p>
            <text:p>Link to Patreon Supporters: http://www.minutephysics.com/supporters/</text:p>
            <text:p/>
            <text:p>This video is about how efficient various reactions are at converting mass to energy (as we know from the Einstein mass-energy equivalence of E=mc^2). Antimatter is very efficient but it is not naturally-occurring. Chemical reactions like fire or explosions are very inefficient. Nuclear fission and nuclear fusion are better, but not amazing on an absolute scale. Non-rotating black holes (Schwarzschild) and rotating (Kerr) are by far the most efficient, due to their accretion disks and very small radius of their innermost stable circular orbits.   </text:p>
            <text:p/>
            <text:p>REFERENCES:</text:p>
            <text:p>Periodic Videos Hydrogen Explosion in slow motion: https://www.youtube.com/watch?v=qOTgeeTB_kA</text:p>
            <text:p/>
            <text:p>CIA World Factbook Norway Energy Consumption: https://web.archive.org/web/20120128032332/https://www.cia.gov/library/publications/the-world-factbook/rankorder/2042rank.html</text:p>
            <text:p/>
            <text:p>Binding Energy: https://en.wikipedia.org/wiki/Binding_energy</text:p>
            <text:p/>
            <text:p>Hydrogen molecular bonding: https://ocw.mit.edu/courses/chemistry/5-73-introductory-quantum-mechanics-i-fall-2005/lecture-notes/sec13.pdf</text:p>
            <text:p/>
            <text:p>Gibbs free energy of water formation: https://en.wikipedia.org/wiki/Standard_Gibbs_free_energy_of_formation</text:p>
            <text:p/>
            <text:p>Party Balloon Size Chart: https://broadwaypartyrental.com/wp-content/uploads/HELIUM-BALOON-CHART.pdf</text:p>
            <text:p/>
            <text:p>Mass Excess https://en.wikipedia.org/wiki/Mass_excess</text:p>
            <text:p/>
            <text:p>Table of Mass Excesses: http://www.nndc.bnl.gov/masses/mass.mas12</text:p>
            <text:p/>
            <text:p>Deuterium-Tritium Hydrogen Fusion Energy Released: http://www.wolframalpha.com/input/?i=((deuterium+atomic+mass)%2B(tritium+atomic+mass)-(helium-4+atomic+mass)-(neutron+mass))%2F((deuterium+atomic+mass)%2B(tritium+atomic+mass))</text:p>
            <text:p/>
            <text:p>Hydrogen to Helium Fusion chain efficiency: http://www.wolframalpha.com/input/?i=(4(proton+mass)-(helium+4+atomic+mass))%2F(4(proton+mass))</text:p>
            <text:p/>
            <text:p>Uranium-235 fission efficiency: http://www.wolframalpha.com/input/?i=(neutron+mass%2B(uranium+235+atomic+mass)-(krypton+92+atomic+mass)-(barium+141+atomic+mass)-3(neutron+mass))%2F(neutron+mass%2B(uranium+235+atomic+mass))</text:p>
            <text:p/>
            <text:p>Black Hole Accretion rates: http://www-astro.physics.ox.ac.uk/~garret/teaching/lecture7-2012.pdf</text:p>
            <text:p/>
            <text:p/>
            <text:p>MinutePhysics is on twitter - @minutephysics</text:p>
            <text:p>And facebook - http://facebook.com/minutephysics</text:p>
            <text:p>And Google+ (does anyone use this any more?) - http://bit.ly/qzEwc6</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06:22</text:p>
          </table:table-cell>
          <table:table-cell office:value-type="date" office:date-value="2018-07-28T04:43:11.801" calcext:value-type="date">
            <text:p>28/07/18 04:43</text:p>
          </table:table-cell>
          <table:table-cell office:value-type="float" office:value="1582611" calcext:value-type="float">
            <text:p>1582611</text:p>
          </table:table-cell>
          <table:table-cell office:value-type="float" office:value="16613" calcext:value-type="float">
            <text:p>16613</text:p>
          </table:table-cell>
          <table:table-cell/>
        </table:table-row>
        <table:table-row table:style-name="ro36">
          <table:table-cell office:value-type="string" calcext:value-type="string">
            <text:p>mathbff</text:p>
          </table:table-cell>
          <table:table-cell office:value-type="string" calcext:value-type="string">
            <text:p>bclm1tJB-3g</text:p>
          </table:table-cell>
          <table:table-cell office:value-type="string" calcext:value-type="string">
            <text:p>UCy5ev9EE-u5Iwbt2NHrcayw</text:p>
          </table:table-cell>
          <table:table-cell office:value-type="string" calcext:value-type="string">
            <text:p>https://www.youtube.com/watch?v=bclm1tJB-3g</text:p>
          </table:table-cell>
          <table:table-cell office:value-type="date" office:date-value="2014-01-09T12:23:43" calcext:value-type="date">
            <text:p>09/01/14 12:23</text:p>
          </table:table-cell>
          <table:table-cell office:value-type="string" calcext:value-type="string">
            <text:p>â¤ï¸ŽÂ² How to Solve by Completing the Square (mathbff)</text:p>
          </table:table-cell>
          <table:table-cell office:value-type="string" calcext:value-type="string">
            <text:p>Nancy is on a new channel, NancyPi! New videos with Nancy will be at: https://youtube.com/NancyPi Follow: http://instagram.com/mathbff http://facebook.com/mathbff http://twitter.com/mathbff</text:p>
            <text:p/>
            <text:p>How do you solve by completing the square?</text:p>
            <text:p/>
            <text:p>1) For quadratic that STARTS WITH X^2, skip to time 1:42.</text:p>
            <text:p>2) For quadratic that STARTS WITH 2X^2, 3X^2, etc., skip to time 6:46.</text:p>
            <text:p>3) For NEGATIVE leading term like -X^2, skip to 13:34.</text:p>
            <text:p>4) If there's NO X TERM (ex. 3x^2 - 121 = 0), then you cannot complete the square and can solve directly - skip to 16:30.</text:p>
            <text:p/>
            <text:p>Completing the square means re-arranging the quadratic equation into the neat, "perfect square" form (x + number)^2 equals another number, or (x - number)^2 equals another number. The point of doing this is so that you can solve by just square-rooting both sides of the equation.</text:p>
            <text:p/>
            <text:p>If your quadratic equation starts with...</text:p>
            <text:p/>
            <text:p>1) just X^2 (for ex: x^2 + 6x - 7 = 0), move constant to right, add (6/2)^2 to both sides, write left side as perfect square, and square root both sides to solve. Remember you get PLUS and MINUS solutions when you square root the constant side.</text:p>
            <text:p/>
            <text:p>2) 2X^2 or 3X^2 or 4X^2 etc. (for ex: 2x^2 - 10x - 3 = 0), move constant to right side, DIVIDE EVERY TERM by leading coefficient 2 on left and right side, add (5/2)^2 to both sides, write left side as perfect square and square root both sides to solve.</text:p>
            <text:p/>
            <text:p>3) -X^2 or any negative coefficient (for ex: -x^2 - 6x + 7 = 0), move constant to right side, DIVIDE EVERY TERM by -1 on left and right side. (NOTE: if you had -2x^2 in your equation, you would divide every term by -2 on left and right side). Then add (6/2)^2 to both sides, write left side as perfect square and square root both sides to solve.</text:p>
            <text:p/>
            <text:p>If you don't have an X term in equation, (for ex: 3x^2 - 121 = 0), then you cannot complete the square. Just move the constant to the right, divide both sides by 3, and square root both sides to solve. Remember plus and minus solutions on the right.</text:p>
          </table:table-cell>
          <table:table-cell office:value-type="string" calcext:value-type="string">
            <text:p>{"completing the square","solving a quadratic","quadratic expression","quadratic equation","quadratic formula",quadratic,polynomial,"perfect square","square root",factors,factoring,fractions,coefficient,constant,shortcut,trick,rules,explanation,example,equation,solve,solution,algorithm,"how to find","how to solve","how do you",algebra,"algebra 2",precalculus,geometry,math,mathematics,khan,jmt,how-to,help,easy,find,test,tutor,problem,tips}</text:p>
          </table:table-cell>
          <table:table-cell office:value-type="string" calcext:value-type="string">
            <text:p>00:17:33</text:p>
          </table:table-cell>
          <table:table-cell office:value-type="date" office:date-value="2018-07-28T04:44:56.974" calcext:value-type="date">
            <text:p>28/07/18 04:44</text:p>
          </table:table-cell>
          <table:table-cell office:value-type="float" office:value="1580357" calcext:value-type="float">
            <text:p>1580357</text:p>
          </table:table-cell>
          <table:table-cell office:value-type="float" office:value="5866" calcext:value-type="float">
            <text:p>5866</text:p>
          </table:table-cell>
          <table:table-cell/>
        </table:table-row>
        <table:table-row table:style-name="ro4">
          <table:table-cell office:value-type="string" calcext:value-type="string">
            <text:p>TED-Ed</text:p>
          </table:table-cell>
          <table:table-cell office:value-type="string" calcext:value-type="string">
            <text:p>m57cimnJ7fc</text:p>
          </table:table-cell>
          <table:table-cell office:value-type="string" calcext:value-type="string">
            <text:p>UCsooa4yRKGN_zEE8iknghZA</text:p>
          </table:table-cell>
          <table:table-cell office:value-type="string" calcext:value-type="string">
            <text:p>https://www.youtube.com/watch?v=m57cimnJ7fc</text:p>
          </table:table-cell>
          <table:table-cell office:value-type="date" office:date-value="2015-06-15T15:10:00" calcext:value-type="date">
            <text:p>15/06/15 15:10</text:p>
          </table:table-cell>
          <table:table-cell office:value-type="string" calcext:value-type="string">
            <text:p>Football physics: The "impossible" free kick - Erez Garty</text:p>
          </table:table-cell>
          <table:table-cell office:value-type="string" calcext:value-type="string">
            <text:p>View full lesson: http://ed.ted.com/lessons/football-physics-the-impossible-free-kick-erez-garty</text:p>
            <text:p/>
            <text:p>In 1997, Brazilian football player Roberto Carlos set up for a 35 meter free kick with no direct line to the goal. Carlosâ€™s shot sent the ball flying wide of the players, but just before going out of bounds it hooked to the left and soared into the net. How did he do it? Erez Garty describes the physics behind one of the most magnificent goals in the history of football.</text:p>
            <text:p/>
            <text:p>Lesson by Erez Garty, animation by TOGETHER.</text:p>
          </table:table-cell>
          <table:table-cell office:value-type="string" calcext:value-type="string">
            <text:p>{"Erez Garty",TED,TED-Ed,Physics,Soccer,Football,FIFA,"FIFA World Cup (Football Competition)","TED Education","Banana kick","Penalty kick","Corner kick",Goal,Defense,Offense,Forward,Goalie,Goalkeeper,"Free kick","Roberto Carlos",TOGETHER}</text:p>
          </table:table-cell>
          <table:table-cell office:value-type="string" calcext:value-type="string">
            <text:p>00:03:33</text:p>
          </table:table-cell>
          <table:table-cell office:value-type="date" office:date-value="2018-07-28T04:41:08.046" calcext:value-type="date">
            <text:p>28/07/18 04:41</text:p>
          </table:table-cell>
          <table:table-cell office:value-type="float" office:value="1580326" calcext:value-type="float">
            <text:p>1580326</text:p>
          </table:table-cell>
          <table:table-cell office:value-type="float" office:value="12126" calcext:value-type="float">
            <text:p>12126</text:p>
          </table:table-cell>
          <table:table-cell/>
        </table:table-row>
        <table:table-row table:style-name="ro5">
          <table:table-cell office:value-type="string" calcext:value-type="string">
            <text:p>Khan Academy</text:p>
          </table:table-cell>
          <table:table-cell office:value-type="string" calcext:value-type="string">
            <text:p>tzqMoOk9NWc</text:p>
          </table:table-cell>
          <table:table-cell office:value-type="string" calcext:value-type="string">
            <text:p>UC4a-Gbdw7vOaccHmFo40b9g</text:p>
          </table:table-cell>
          <table:table-cell office:value-type="string" calcext:value-type="string">
            <text:p>https://www.youtube.com/watch?v=tzqMoOk9NWc</text:p>
          </table:table-cell>
          <table:table-cell office:value-type="date" office:date-value="2012-01-18T20:27:18" calcext:value-type="date">
            <text:p>18/01/12 20:27</text:p>
          </table:table-cell>
          <table:table-cell office:value-type="string" calcext:value-type="string">
            <text:p>SOPA and PIPA | American civics | US History | Khan Academy</text:p>
          </table:table-cell>
          <table:table-cell office:value-type="string" calcext:value-type="string">
            <text:p>What SOPA and PIPA are at face value and what they could end up enabling. Created by Sal Khan.</text:p>
            <text:p/>
            <text:p>Watch the next lesson: https://www.khanacademy.org/humanities/us-history/american-civics-parent/american-civics/v/pension-obligations?utm_source=YT&amp;utm_medium=Desc&amp;utm_campaign=UShistory</text:p>
            <text:p/>
            <text:p>Missed the previous lesson? https://www.khanacademy.org/humanities/us-history/american-civics-parent/american-civics/v/medicare-sustainability?utm_source=YT&amp;utm_medium=Desc&amp;utm_campaign=UShistory</text:p>
            <text:p/>
            <text:p>US history on Khan Academy: From a mosquito-ridden backwater to the world's last remaining superpower, the United States of America is a nation with a rich history and a noble goal: government of the people, by the people, for the people. Its citizens' struggle to achieve that goal is a dramatic story stretching over hundreds of year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US History channel: https://www.youtube.com/channel/UCurOvzSAIe84sW8zwPGHUHg?sub_confirmation=1</text:p>
            <text:p>Subscribe to Khan Academy: https://www.youtube.com/subscription_center?add_user=khanacademy</text:p>
          </table:table-cell>
          <table:table-cell/>
          <table:table-cell office:value-type="string" calcext:value-type="string">
            <text:p>00:11:15</text:p>
          </table:table-cell>
          <table:table-cell office:value-type="date" office:date-value="2018-07-28T04:41:26.074" calcext:value-type="date">
            <text:p>28/07/18 04:41</text:p>
          </table:table-cell>
          <table:table-cell office:value-type="float" office:value="1576903" calcext:value-type="float">
            <text:p>1576903</text:p>
          </table:table-cell>
          <table:table-cell office:value-type="float" office:value="78" calcext:value-type="float">
            <text:p>78</text:p>
          </table:table-cell>
          <table:table-cell/>
        </table:table-row>
        <table:table-row table:style-name="ro15">
          <table:table-cell office:value-type="string" calcext:value-type="string">
            <text:p>Khan Academy</text:p>
          </table:table-cell>
          <table:table-cell office:value-type="string" calcext:value-type="string">
            <text:p>G-T_6hCdMQc</text:p>
          </table:table-cell>
          <table:table-cell office:value-type="string" calcext:value-type="string">
            <text:p>UC4a-Gbdw7vOaccHmFo40b9g</text:p>
          </table:table-cell>
          <table:table-cell office:value-type="string" calcext:value-type="string">
            <text:p>https://www.youtube.com/watch?v=G-T_6hCdMQc</text:p>
          </table:table-cell>
          <table:table-cell office:value-type="date" office:date-value="2011-02-15T17:46:47" calcext:value-type="date">
            <text:p>15/02/11 17:46</text:p>
          </table:table-cell>
          <table:table-cell office:value-type="string" calcext:value-type="string">
            <text:p>Basic trigonometry II | Basic trigonometry | Trigonometry | Khan Academy</text:p>
          </table:table-cell>
          <table:table-cell office:value-type="string" calcext:value-type="string">
            <text:p>A few more examples using SOH CAH TOA</text:p>
            <text:p/>
            <text:p>Practice this lesson yourself on KhanAcademy.org right now: </text:p>
            <text:p>https://www.khanacademy.org/math/trigonometry/basic-trigonometry/basic_trig_ratios/e/trigonometry_1?utm_source=YT&amp;utm_medium=Desc&amp;utm_campaign=Trigonometry</text:p>
            <text:p/>
            <text:p>Watch the next lesson: https://www.khanacademy.org/math/trigonometry/basic-trigonometry/basic_trig_ratios/v/example-trig-to-solve-the-sides-and-angles-of-a-right-triangle?utm_source=YT&amp;utm_medium=Desc&amp;utm_campaign=Trigonometry</text:p>
            <text:p/>
            <text:p>Missed the previous lesson? </text:p>
            <text:p>https://www.khanacademy.org/math/trigonometry/basic-trigonometry/basic_trig_ratios/v/example-using-soh-cah-toa?utm_source=YT&amp;utm_medium=Desc&amp;utm_campaign=Trigonometry</text:p>
            <text:p/>
            <text:p>Trigonometry on Khan Academy: Big, fancy word, right? Don't be fooled. Looking at the prefix, tri-, you could probably assume that trigonometry ("trig" as it's sometimes called) has something to do with triangles. You would be right! Trig is the study of the properties of triangles. Why is it important? It's used in measuring precise distances, particularly in industries like satellite systems and sciences like astronomy. It's not only space, however. Trig is present in architecture and music, too. Now you may wonder...how is knowing the measurement and properties of triangles relevant to music?? THAT is a great question. Maybe you'll learn the answer from us in these tutorial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Trigonometry channel:</text:p>
            <text:p>https://www.youtube.com/channel/UCYQSs1lFJZKpyqNQQHYFGjw?sub_confirmation=1</text:p>
            <text:p>Subscribe to Khan Academy: https://www.youtube.com/subscription_center?add_user=khanacademy</text:p>
          </table:table-cell>
          <table:table-cell/>
          <table:table-cell office:value-type="string" calcext:value-type="string">
            <text:p>00:12:11</text:p>
          </table:table-cell>
          <table:table-cell office:value-type="date" office:date-value="2018-07-28T04:41:38.341" calcext:value-type="date">
            <text:p>28/07/18 04:41</text:p>
          </table:table-cell>
          <table:table-cell office:value-type="float" office:value="1576855" calcext:value-type="float">
            <text:p>1576855</text:p>
          </table:table-cell>
          <table:table-cell office:value-type="float" office:value="3445" calcext:value-type="float">
            <text:p>3445</text:p>
          </table:table-cell>
          <table:table-cell/>
        </table:table-row>
        <table:table-row table:style-name="ro5">
          <table:table-cell office:value-type="string" calcext:value-type="string">
            <text:p>Khan Academy</text:p>
          </table:table-cell>
          <table:table-cell office:value-type="string" calcext:value-type="string">
            <text:p>rESzyhPOJ7I</text:p>
          </table:table-cell>
          <table:table-cell office:value-type="string" calcext:value-type="string">
            <text:p>UC4a-Gbdw7vOaccHmFo40b9g</text:p>
          </table:table-cell>
          <table:table-cell office:value-type="string" calcext:value-type="string">
            <text:p>https://www.youtube.com/watch?v=rESzyhPOJ7I</text:p>
          </table:table-cell>
          <table:table-cell office:value-type="date" office:date-value="2009-08-27T21:48:11" calcext:value-type="date">
            <text:p>27/08/09 21:48</text:p>
          </table:table-cell>
          <table:table-cell office:value-type="string" calcext:value-type="string">
            <text:p>Stoichiometry: Limiting reagent | Chemical reactions and stoichiometry | Chemistry | Khan Academy</text:p>
          </table:table-cell>
          <table:table-cell office:value-type="string" calcext:value-type="string">
            <text:p>Stoichiometry problem where we find the limiting reagent and calculate grams of product formed. Created by Sal Khan.</text:p>
            <text:p/>
            <text:p>Watch the next lesson: https://www.khanacademy.org/science/chemistry/chemical-reactions-stoichiome/limiting-reagent-stoichiometry/v/limiting-reactant-example-problem-1?utm_source=YT&amp;utm_medium=Desc&amp;utm_campaign=chemistry</text:p>
            <text:p/>
            <text:p>Missed the previous lesson? https://www.khanacademy.org/science/chemistry/chemical-reactions-stoichiome/stoichiometry-ideal/v/stoichiometry-example-problem-2?utm_source=YT&amp;utm_medium=Desc&amp;utm_campaign=chemistry</text:p>
            <text:p/>
            <text:p>Chemistry on Khan Academy: Did you know that everything is made out of chemicals? Chemistry is the study of matter: its composition, properties, and reactivity. This material roughly covers a first-year high school or college course, and a good understanding of algebra is helpful.</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Chemistry channel: https://www.youtube.com/channel/UCyEot66LrwWFEMONvrIBh3A?sub_confirmation=1</text:p>
            <text:p>Subscribe to Khan Academy: https://www.youtube.com/subscription_center?add_user=khanacademy</text:p>
          </table:table-cell>
          <table:table-cell/>
          <table:table-cell office:value-type="string" calcext:value-type="string">
            <text:p>00:15:04</text:p>
          </table:table-cell>
          <table:table-cell office:value-type="date" office:date-value="2018-07-28T04:44:56.993" calcext:value-type="date">
            <text:p>28/07/18 04:44</text:p>
          </table:table-cell>
          <table:table-cell office:value-type="float" office:value="1575202" calcext:value-type="float">
            <text:p>1575202</text:p>
          </table:table-cell>
          <table:table-cell office:value-type="float" office:value="4753" calcext:value-type="float">
            <text:p>4753</text:p>
          </table:table-cell>
          <table:table-cell/>
        </table:table-row>
        <table:table-row table:style-name="ro41">
          <table:table-cell office:value-type="string" calcext:value-type="string">
            <text:p>Numberphile</text:p>
          </table:table-cell>
          <table:table-cell office:value-type="string" calcext:value-type="string">
            <text:p>xhj5er1k6GQ</text:p>
          </table:table-cell>
          <table:table-cell office:value-type="string" calcext:value-type="string">
            <text:p>UCoxcjq-8xIDTYp3uz647V5A</text:p>
          </table:table-cell>
          <table:table-cell office:value-type="string" calcext:value-type="string">
            <text:p>https://www.youtube.com/watch?v=xhj5er1k6GQ</text:p>
          </table:table-cell>
          <table:table-cell office:value-type="date" office:date-value="2017-02-28T12:20:57" calcext:value-type="date">
            <text:p>28/02/17 12:20</text:p>
          </table:table-cell>
          <table:table-cell office:value-type="string" calcext:value-type="string">
            <text:p>The Illumination Problem - Numberphile</text:p>
          </table:table-cell>
          <table:table-cell office:value-type="string" calcext:value-type="string">
            <text:p>Featuring Professor Howard Masur from the University of Chicago. Filmed at the Mathematical Sciences Research Institute (MSRI).</text:p>
            <text:p>Part 2 of this interview: https://youtu.be/AGX0cLbHaog</text:p>
            <text:p/>
            <text:p>Patreon: http://www.patreon.com/numberphile</text:p>
            <text:p/>
            <text:p>Numberphile is supported by the Mathematical Sciences Research Institute (MSRI): http://bit.ly/MSRINumberphile</text:p>
            <text:p/>
            <text:p>We are also supported by Science Sandbox, a Simons Foundation initiative dedicated to engaging everyone with the process of science.</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Brady's videos subreddit: http://www.reddit.com/r/BradyHaran/</text:p>
            <text:p/>
            <text:p>Brady's latest videos across all channels: http://www.bradyharanblog.com/</text:p>
            <text:p/>
            <text:p>Sign up for (occasional) emails: http://eepurl.com/YdjL9</text:p>
          </table:table-cell>
          <table:table-cell office:value-type="string" calcext:value-type="string">
            <text:p>{numberphile,polygon,"polygonal billiards","roger penrose"}</text:p>
          </table:table-cell>
          <table:table-cell office:value-type="string" calcext:value-type="string">
            <text:p>00:09:09</text:p>
          </table:table-cell>
          <table:table-cell office:value-type="date" office:date-value="2018-07-28T04:42:03.504" calcext:value-type="date">
            <text:p>28/07/18 04:42</text:p>
          </table:table-cell>
          <table:table-cell office:value-type="float" office:value="1574798" calcext:value-type="float">
            <text:p>1574798</text:p>
          </table:table-cell>
          <table:table-cell office:value-type="float" office:value="7445" calcext:value-type="float">
            <text:p>7445</text:p>
          </table:table-cell>
          <table:table-cell/>
        </table:table-row>
        <table:table-row table:style-name="ro10">
          <table:table-cell office:value-type="string" calcext:value-type="string">
            <text:p>minutephysics</text:p>
          </table:table-cell>
          <table:table-cell office:value-type="string" calcext:value-type="string">
            <text:p>oCK5oGmRtxQ</text:p>
          </table:table-cell>
          <table:table-cell office:value-type="string" calcext:value-type="string">
            <text:p>UCUHW94eEFW7hkUMVaZz4eDg</text:p>
          </table:table-cell>
          <table:table-cell office:value-type="string" calcext:value-type="string">
            <text:p>https://www.youtube.com/watch?v=oCK5oGmRtxQ</text:p>
          </table:table-cell>
          <table:table-cell office:value-type="date" office:date-value="2017-07-20T14:00:04" calcext:value-type="date">
            <text:p>20/07/17 14:00</text:p>
          </table:table-cell>
          <table:table-cell office:value-type="string" calcext:value-type="string">
            <text:p>What Is The Shape of Space? (ft. PhD Comics)</text:p>
          </table:table-cell>
          <table:table-cell office:value-type="string" calcext:value-type="string">
            <text:p>A collaboration with Jorge Cham and Daniel Whiteson, check out "We Have No Idea" at http://www.wehavenoidea.com</text:p>
            <text:p/>
            <text:p>Jorge's PhDComics: http://www.phdcomics.com</text:p>
            <text:p/>
            <text:p>Numberphile video about sports in hyperbolic space: https://www.youtube.com/watch?v=u6Got0X41pY</text:p>
            <text:p/>
            <text:p>Support MinutePhysics on Patreon! http://www.patreon.com/minutephysics</text:p>
            <text:p>Link to Patreon Supporters: http://www.minutephysics.com/supporters/</text:p>
            <text:p/>
            <text:p>MinutePhysics is on twitter - @minutephysics</text:p>
            <text:p>And facebook - http://facebook.com/minutephysics</text:p>
            <text:p>And Google+ (does anyone use this any more?) - http://bit.ly/qzEwc6</text:p>
            <text:p/>
            <text:p>This video is about the local and global geometry and curvature of space and spacetime, aka, is space flat? Negatively curved? Positively curved? etc.</text:p>
            <text:p/>
            <text:p>Minute Physics provides an energetic and entertaining view of old and new problems in physics -- all in a minute!</text:p>
            <text:p/>
            <text:p>Created by Henry Reich</text:p>
          </table:table-cell>
          <table:table-cell office:value-type="string" calcext:value-type="string">
            <text:p>{physics,minutephysics,science,phdcomics,"jorge cham",jorge,"phd comics"}</text:p>
          </table:table-cell>
          <table:table-cell office:value-type="string" calcext:value-type="string">
            <text:p>00:03:39</text:p>
          </table:table-cell>
          <table:table-cell office:value-type="date" office:date-value="2018-07-28T04:42:09.741" calcext:value-type="date">
            <text:p>28/07/18 04:42</text:p>
          </table:table-cell>
          <table:table-cell office:value-type="float" office:value="1573645" calcext:value-type="float">
            <text:p>1573645</text:p>
          </table:table-cell>
          <table:table-cell office:value-type="float" office:value="6263" calcext:value-type="float">
            <text:p>6263</text:p>
          </table:table-cell>
          <table:table-cell/>
        </table:table-row>
        <table:table-row table:style-name="ro26">
          <table:table-cell office:value-type="string" calcext:value-type="string">
            <text:p>Domain of Science</text:p>
          </table:table-cell>
          <table:table-cell office:value-type="string" calcext:value-type="string">
            <text:p>ZihywtixUYo</text:p>
          </table:table-cell>
          <table:table-cell office:value-type="string" calcext:value-type="string">
            <text:p>UCxqAWLTk1CmBvZFPzeZMd9A</text:p>
          </table:table-cell>
          <table:table-cell office:value-type="string" calcext:value-type="string">
            <text:p>https://www.youtube.com/watch?v=ZihywtixUYo</text:p>
          </table:table-cell>
          <table:table-cell office:value-type="date" office:date-value="2016-11-28T04:18:13" calcext:value-type="date">
            <text:p>28/11/16 04:18</text:p>
          </table:table-cell>
          <table:table-cell office:value-type="string" calcext:value-type="string">
            <text:p>The Map of Physics</text:p>
          </table:table-cell>
          <table:table-cell office:value-type="string" calcext:value-type="string">
            <text:p>Everything we know about physics - and a few things we don't - in a simple map.</text:p>
            <text:p/>
            <text:p>If you are interested in buying a print you can buy it as a poster here: http://www.redbubble.com/people/dominicwalliman/works/24105984-the-map-of-physics?asc=u&amp;p=poster&amp;rel=carousel</text:p>
            <text:p/>
            <text:p>Or on a load of other objects: http://www.redbubble.com/people/dominicwalliman/works/24105984-the-map-of-physics?asc=u</text:p>
            <text:p/>
            <text:p>Also you can download a digital version here: https://www.flickr.com/photos/95869671@N08/30976775430/in/dateposted-public/</text:p>
            <text:p/>
            <text:p>I made the music, which you can find on my Soundcloud if you'd like to get lost in some cosmic jam. https://soundcloud.com/dominicwalliman</text:p>
            <text:p/>
            <text:p>Errata and clarifications.</text:p>
            <text:p/>
            <text:p>I endeavour to be as accurate as possible in my videos, but I am human and definitely donâ€™t know everything, so there are sometimes mistakes. Also, due to the nature of my videos, there are bound to be oversimplifications. Some of these are intentional because I donâ€™t have time to go into full detail, but sometimes they are unintentional and here is where I clear them up.</text:p>
            <text:p/>
            <text:p>1. â€œIsaac Newton invented calculus.â€ Actually there is controversy over who invented calculus first Isaac Newton or Gottfried Leibniz. Regardless of who it was I have used Leibnizâ€™s mathematical notation here and so he definitely deserves credit. I didâ€™t know about all this so thanks to those who pointed it out. https://en.wikipedia.org/wiki/Leibniz%E2%80%93Newton_calculus_controversy</text:p>
            <text:p>2. â€œMaxwell derived the laws of electromagnetism.â€ This is a simplification as Maxwellâ€™s work was built on the backs of other scientists like Hans Christian Ã˜rsted, AndrÃ©-Marie AmpÃ¨re and Michael Faraday who discovered induction and saw that electricity and magnetism were part of the same thing. But it was Maxwell who worked out all the maths and brought electricity and magnetism together into a unified theory. https://en.wikipedia.org/wiki/Electromagnetism#History_of_the_theory</text:p>
            <text:p>3. â€œEntropy is a measure of order and disorderâ€. This is also a simplification and this does a good job of explaining it better https://en.wikipedia.org/wiki/Entropy</text:p>
            <text:p>4. Einstein and Quantum physics: I made it sound like quantum physics was built by people other than Einstein, but this couldnâ€™t be further from the truth. Einstein got a Nobel prize for his work on the photoelectric effect which was a key result to show the particle-like nature of light. Funnily enough he never got a nobel prize for his work on Relativity!</text:p>
            <text:p/>
            <text:p>Also, if you enjoyed this video, you will probably like my science books, available in all good books shops around the work and is printed in 16 languages. Links are below or just search for Professor Astro Cat. They are fun children's books aimed at the age range 7-12. But they are also a hit with adults who want good explanations of science. The books have won awards and the app won a Webby.</text:p>
            <text:p/>
            <text:p>Frontiers of Space: http://nobrow.net/shop/professor-astro-cats-frontiers-of-space/</text:p>
            <text:p>Atomic Adventure: http://nobrow.net/shop/professor-astro-cats-atomic-adventure/</text:p>
            <text:p>Intergalactic Activity Book: http://nobrow.net/shop/professor-astro-cats-intergalactic-activity-book/</text:p>
            <text:p>Solar System App: http://www.minilabstudios.com/apps/professor-astro-cats-solar-system/</text:p>
            <text:p/>
            <text:p>Find me on twitter, instagram, and my website:</text:p>
            <text:p>http://dominicwalliman.com</text:p>
            <text:p>https://twitter.com/DominicWalliman</text:p>
            <text:p>https://www.instagram.com/dominicwalliman</text:p>
            <text:p>https://www.facebook.com/dominicwalliman</text:p>
          </table:table-cell>
          <table:table-cell office:value-type="string" calcext:value-type="string">
            <text:p>{physics,science,"quantum physics","dark energy","dark matter","string theory",explainer,animation,nucleus,electron,atom,waves,philosophy,"big bang",map,"universal law of gravitation","condensed matter physics",gravity,quantum,"quantum gravity",laser,energy,"albert einstein",relativity,newton,"maxwell equations","particle physics","nuclear fusion",fusion,fission,"general relativity","special relativity","isaac newton",calculus,"fluid mechanics",optics,"chaos thoery",themodynamics,"newtons laws"}</text:p>
          </table:table-cell>
          <table:table-cell office:value-type="string" calcext:value-type="string">
            <text:p>00:08:20</text:p>
          </table:table-cell>
          <table:table-cell office:value-type="date" office:date-value="2018-07-28T04:44:13.937" calcext:value-type="date">
            <text:p>28/07/18 04:44</text:p>
          </table:table-cell>
          <table:table-cell office:value-type="float" office:value="1573213" calcext:value-type="float">
            <text:p>1573213</text:p>
          </table:table-cell>
          <table:table-cell office:value-type="float" office:value="18256" calcext:value-type="float">
            <text:p>18256</text:p>
          </table:table-cell>
          <table:table-cell/>
        </table:table-row>
        <table:table-row table:style-name="ro4">
          <table:table-cell office:value-type="string" calcext:value-type="string">
            <text:p>TED-Ed</text:p>
          </table:table-cell>
          <table:table-cell office:value-type="string" calcext:value-type="string">
            <text:p>mqHVRgCkCDE</text:p>
          </table:table-cell>
          <table:table-cell office:value-type="string" calcext:value-type="string">
            <text:p>UCsooa4yRKGN_zEE8iknghZA</text:p>
          </table:table-cell>
          <table:table-cell office:value-type="string" calcext:value-type="string">
            <text:p>https://www.youtube.com/watch?v=mqHVRgCkCDE</text:p>
          </table:table-cell>
          <table:table-cell office:value-type="date" office:date-value="2013-11-04T17:38:34" calcext:value-type="date">
            <text:p>04/11/13 17:38</text:p>
          </table:table-cell>
          <table:table-cell office:value-type="string" calcext:value-type="string">
            <text:p>The deadly irony of gunpowder - Eric Rosado</text:p>
          </table:table-cell>
          <table:table-cell office:value-type="string" calcext:value-type="string">
            <text:p>View full lesson: http://ed.ted.com/lessons/the-deadly-irony-of-gunpowder-eric-rosado</text:p>
            <text:p/>
            <text:p>In the mid-ninth century, Chinese chemists, hard at work on an immortality potion, instead invented gunpowder. They soon found that this highly inflammable powder was far from an elixir of life -- they put it to use in bombs against Mongol invaders, and the rest was history. Eric Rosado details how gunpowder has caused devastation around the world, despite the incandescent beauty of fireworks.</text:p>
            <text:p/>
            <text:p>Lesson by Eric Rosado, animation by Zedem Media.</text:p>
          </table:table-cell>
          <table:table-cell office:value-type="string" calcext:value-type="string">
            <text:p>{"eric rosado",chemistry,"zedem media",gunpowder,ted,ted-ed,tededucation,"ted ed",history,china,fireworks,bomb,"gunpowder day"}</text:p>
          </table:table-cell>
          <table:table-cell office:value-type="string" calcext:value-type="string">
            <text:p>00:03:25</text:p>
          </table:table-cell>
          <table:table-cell office:value-type="date" office:date-value="2018-07-28T04:41:51.074" calcext:value-type="date">
            <text:p>28/07/18 04:41</text:p>
          </table:table-cell>
          <table:table-cell office:value-type="float" office:value="1566320" calcext:value-type="float">
            <text:p>1566320</text:p>
          </table:table-cell>
          <table:table-cell office:value-type="float" office:value="12232" calcext:value-type="float">
            <text:p>12232</text:p>
          </table:table-cell>
          <table:table-cell/>
        </table:table-row>
        <table:table-row table:style-name="ro24">
          <table:table-cell office:value-type="string" calcext:value-type="string">
            <text:p>minutephysics</text:p>
          </table:table-cell>
          <table:table-cell office:value-type="string" calcext:value-type="string">
            <text:p>ajhFNcUTJI0</text:p>
          </table:table-cell>
          <table:table-cell office:value-type="string" calcext:value-type="string">
            <text:p>UCUHW94eEFW7hkUMVaZz4eDg</text:p>
          </table:table-cell>
          <table:table-cell office:value-type="string" calcext:value-type="string">
            <text:p>https://www.youtube.com/watch?v=ajhFNcUTJI0</text:p>
          </table:table-cell>
          <table:table-cell office:value-type="date" office:date-value="2012-03-19T12:00:08" calcext:value-type="date">
            <text:p>19/03/12 12:00</text:p>
          </table:table-cell>
          <table:table-cell office:value-type="string" calcext:value-type="string">
            <text:p>Einstein and The Special Theory of Relativity</text:p>
          </table:table-cell>
          <table:table-cell office:value-type="string" calcext:value-type="string">
            <text:p>How Einstein (&amp; others) discovered Special Relativity.</text:p>
            <text:p/>
            <text:p>Pi day (3.14) is Albert Einstein's Birthday! To celebrate, we'll explain 4 of his most groundbreaking papers from 1905, when he was just 26 years old.</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NEW ALBUM!! -- http://juliansaporiti.bandcamp.com/album/lusitania</text:p>
            <text:p>youtube: http://bit.ly/pakJLE</text:p>
            <text:p/>
            <text:p>Thanks to Nima Doroud and Alex Yale for contributions and to Perimeter Institute for support. Created by Henry Reich</text:p>
          </table:table-cell>
          <table:table-cell office:value-type="string" calcext:value-type="string">
            <text:p>{theory,of,special,relativity,albert,einstein,lorentz,time,dilation,length,contraction,twins,paradox,simultaneity,brownian,motion,"pi day","photoelectric effect",quantum,planck,"speed of light",wave,particle,duality,equals,mc,squared,Nobel,Prize,"black hole",leap,year,matter,"standard model",rocket,science,Tides,gravity,moon,Neutrino,photon,cern,lhc,higgs,electron,atomic,nuclear,"General Relativity",color,Dark,energy,Minutephysics,minute,physics,Henry,Reich,universe,xkcd,cat,schrodinger,Drawing}</text:p>
          </table:table-cell>
          <table:table-cell office:value-type="string" calcext:value-type="string">
            <text:p>00:01:50</text:p>
          </table:table-cell>
          <table:table-cell office:value-type="date" office:date-value="2018-07-28T04:42:53.541" calcext:value-type="date">
            <text:p>28/07/18 04:42</text:p>
          </table:table-cell>
          <table:table-cell office:value-type="float" office:value="1565851" calcext:value-type="float">
            <text:p>1565851</text:p>
          </table:table-cell>
          <table:table-cell office:value-type="float" office:value="1386" calcext:value-type="float">
            <text:p>1386</text:p>
          </table:table-cell>
          <table:table-cell/>
        </table:table-row>
        <table:table-row table:style-name="ro31">
          <table:table-cell office:value-type="string" calcext:value-type="string">
            <text:p>mathbff</text:p>
          </table:table-cell>
          <table:table-cell office:value-type="string" calcext:value-type="string">
            <text:p>ZIwmZ9m0byI</text:p>
          </table:table-cell>
          <table:table-cell office:value-type="string" calcext:value-type="string">
            <text:p>UCy5ev9EE-u5Iwbt2NHrcayw</text:p>
          </table:table-cell>
          <table:table-cell office:value-type="string" calcext:value-type="string">
            <text:p>https://www.youtube.com/watch?v=ZIwmZ9m0byI</text:p>
          </table:table-cell>
          <table:table-cell office:value-type="date" office:date-value="2015-06-11T15:23:51" calcext:value-type="date">
            <text:p>11/06/15 15:23</text:p>
          </table:table-cell>
          <table:table-cell office:value-type="string" calcext:value-type="string">
            <text:p>â¤ï¸ŽÂ² Logarithms... How? (mathbff)</text:p>
          </table:table-cell>
          <table:table-cell office:value-type="string" calcext:value-type="string">
            <text:p>Nancy is on a new channel, NancyPi! New videos with Nancy will be at: https://youtube.com/NancyPi Follow: http://instagram.com/mathbff http://facebook.com/mathbff http://twitter.com/mathbff</text:p>
            <text:p/>
            <text:p>What are logarithms and how do you evaluate them? To skip ahead: 1) For how to understand and evaluate BASIC LOGS, skip to time 0:52. 2) For how to evaluate weirder logs, including the log of 0, 1, a FRACTION, or a NEGATIVE number, skip to time 6:44. 3) For NATURAL LOGS (LN X), skip to time 11:17. 4) For even weirder logs, including SOLVING for X and using the CHANGE-OF-BASE formula, skip to time 14:56.</text:p>
            <text:p/>
            <text:p>1) BASIC LOGS: you can read log notation as "log, base 3, of 9 equals X". The small (subscript) number is called the base. You can always evaluate a log expression by rearranging it into something called exponential form. Every log expression is connected to an exponential expression. In this example, the log is connected to the exponential form "3 to the X power equals 9". This means, "3 raised to what power gives you 9?" Since 3 raised to the power of 2 equals 9, the answer for X is 2. This is also the answer for the value of the log expression. The log is always equal to the power (or exponent) in the exponential version, and in this case it equals 2. If you want, you can find the log value in your head just by asking yourself what power you need in order to turn the base number into the middle number ("argument" number). Note: if there is no base number in the log expression (no little subscript number), then the base is 10, since 10 is the default base.</text:p>
            <text:p/>
            <text:p>2) WEIRDER LOGS (log of 0, 1, a negative number, or a fraction): you can use the same steps to rearrange log expressions that have a fraction, negative number, 0, or 1 in them. You can still rearrange them to be in exponential form just like you can with the basic logs from earlier. The log of 1 will always be 0, since 0 is the only power that can turn a base into 1. The log of 0 will always be undefined, since no power can turn a base into 0. The log of a negative number is undefined in the real number system, since no real power can turn a positive base into a negative number.</text:p>
            <text:p/>
            <text:p>3) NATURAL LOGS (ln x): the natural log is just a special type of log where the base is e (the special math constant e, which is approximately 2.718 if you plug it into your calculator). You can use the same steps for rearranging the log expression into exponential form. Just remember that ln x means log, base e.</text:p>
            <text:p/>
            <text:p>4) EVEN WEIRDER LOGS (solving for X, change-of-base formula): even if there is an X variable in the log part of an equation, you can still rearrange the equation into exponential form. This will let you solve for X. Sometimes you might need to use the change-of-base formula to evaluate a log expression. If there is no whole number power you know that works, it may actually be a decimal power that you can find by using the change-of-base formula. For example, you can re-write log, base 2, of 7 as (log 7)/(log 2) and use your calculator to find the decimal number if you need it.</text:p>
          </table:table-cell>
          <table:table-cell office:value-type="string" calcext:value-type="string">
            <text:p>{logarithm,log,"basic logs",introduction,"natural log","ln x",base,exponent,"exponential form",power,"raise to the power","base 10","base e","change of base","change of base formula",argument,rearrange,undefined,solve,"solve for x",fraction,"negative number",function,"constant e",example,rule,calculate,evaluate,"how to find","how do you",algebra,"algebra 2",precalculus,math,mathematics,khan,patrickjmt,explained,how-to,help,find,test,tutor,tutorial,problem,tips,expression,intro,zero,domain}</text:p>
          </table:table-cell>
          <table:table-cell office:value-type="string" calcext:value-type="string">
            <text:p>00:19:15</text:p>
          </table:table-cell>
          <table:table-cell office:value-type="date" office:date-value="2018-07-28T04:44:01.894" calcext:value-type="date">
            <text:p>28/07/18 04:44</text:p>
          </table:table-cell>
          <table:table-cell office:value-type="float" office:value="1563693" calcext:value-type="float">
            <text:p>1563693</text:p>
          </table:table-cell>
          <table:table-cell office:value-type="float" office:value="9158" calcext:value-type="float">
            <text:p>9158</text:p>
          </table:table-cell>
          <table:table-cell/>
        </table:table-row>
        <table:table-row table:style-name="ro5">
          <table:table-cell office:value-type="string" calcext:value-type="string">
            <text:p>Khan Academy</text:p>
          </table:table-cell>
          <table:table-cell office:value-type="string" calcext:value-type="string">
            <text:p>EKvHQc3QEow</text:p>
          </table:table-cell>
          <table:table-cell office:value-type="string" calcext:value-type="string">
            <text:p>UC4a-Gbdw7vOaccHmFo40b9g</text:p>
          </table:table-cell>
          <table:table-cell office:value-type="string" calcext:value-type="string">
            <text:p>https://www.youtube.com/watch?v=EKvHQc3QEow</text:p>
          </table:table-cell>
          <table:table-cell office:value-type="date" office:date-value="2012-02-16T21:27:16" calcext:value-type="date">
            <text:p>16/02/12 21:27</text:p>
          </table:table-cell>
          <table:table-cell office:value-type="string" calcext:value-type="string">
            <text:p>Newton, Leibniz, and Usain Bolt | Derivatives introduction | AP Calculus AB | Khan Academy</text:p>
          </table:table-cell>
          <table:table-cell office:value-type="string" calcext:value-type="string">
            <text:p>Why we study differential calculus. Created by Sal Khan.</text:p>
            <text:p/>
            <text:p>Watch the next lesson: https://www.khanacademy.org/math/ap-calculus-ab/ab-derivative-intro/ab-derivative-intuition/v/derivative-as-a-concept?utm_source=YT&amp;utm_medium=Desc&amp;utm_campaign=APCalculusAB </text:p>
            <text:p/>
            <text:p>Missed the previous lesson? https://www.khanacademy.org/math/ap-calculus-ab/ab-limits-continuity/ab-limits-opt-vids/v/proving-a-limit-using-epsilon-delta-definition?utm_source=YT&amp;utm_medium=Desc&amp;utm_campaign=APCalculusAB </text:p>
            <text:p/>
            <text:p>AP Calculus AB on Khan Academy: Bill Scott uses Khan Academy to teach AP Calculus at Phillips Academy in Andover, Massachusetts, and heÃ•s part of the teaching team that helped develop Khan AcademyÃ•s AP lessons. Phillips Academy was one of the first schools to teach AP nearly 60 years ago.</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 </text:p>
            <text:p/>
            <text:p>For free. For everyone. Forever. #YouCanLearnAnything</text:p>
            <text:p/>
            <text:p>Subscribe to Khan AcademyÃ•s AP Calculus AB channel: https://www.youtube.com/channel/UCyoj0ZF4uw8VTFbmlfOVPuw?sub_confirmation=1</text:p>
            <text:p>Subscribe to Khan Academy: https://www.youtube.com/subscription_center?add_user=khanacademy</text:p>
          </table:table-cell>
          <table:table-cell/>
          <table:table-cell office:value-type="string" calcext:value-type="string">
            <text:p>00:09:07</text:p>
          </table:table-cell>
          <table:table-cell office:value-type="date" office:date-value="2018-07-28T04:42:34.331" calcext:value-type="date">
            <text:p>28/07/18 04:42</text:p>
          </table:table-cell>
          <table:table-cell office:value-type="float" office:value="1558588" calcext:value-type="float">
            <text:p>1558588</text:p>
          </table:table-cell>
          <table:table-cell office:value-type="float" office:value="5285" calcext:value-type="float">
            <text:p>5285</text:p>
          </table:table-cell>
          <table:table-cell/>
        </table:table-row>
        <table:table-row table:style-name="ro4">
          <table:table-cell office:value-type="string" calcext:value-type="string">
            <text:p>TED-Ed</text:p>
          </table:table-cell>
          <table:table-cell office:value-type="string" calcext:value-type="string">
            <text:p>STOJftffOqs</text:p>
          </table:table-cell>
          <table:table-cell office:value-type="string" calcext:value-type="string">
            <text:p>UCsooa4yRKGN_zEE8iknghZA</text:p>
          </table:table-cell>
          <table:table-cell office:value-type="string" calcext:value-type="string">
            <text:p>https://www.youtube.com/watch?v=STOJftffOqs</text:p>
          </table:table-cell>
          <table:table-cell office:value-type="date" office:date-value="2017-05-18T15:00:44" calcext:value-type="date">
            <text:p>18/05/17 15:00</text:p>
          </table:table-cell>
          <table:table-cell office:value-type="string" calcext:value-type="string">
            <text:p>A brief history of goths - Dan Adams</text:p>
          </table:table-cell>
          <table:table-cell office:value-type="string" calcext:value-type="string">
            <text:p>View full lesson: http://ed.ted.com/lessons/a-brief-history-of-goths-dan-adams</text:p>
            <text:p/>
            <text:p>What do fans of atmospheric post-punk music have in common with ancient barbarians? Not much ... so why are both known as â€œgothsâ€? Is it a weird coincidence â€“ or is there a deeper connection stretching across the centuries? Dan Adams investigates. </text:p>
            <text:p/>
            <text:p>Lesson by Dan Adams, animation by Globizco.</text:p>
          </table:table-cell>
          <table:table-cell office:value-type="string" calcext:value-type="string">
            <text:p>{TED,TED-Ed,"TED Ed",TEDEducation,"Dan Adams","Hernando Bahamon",goths,gothic,ostrogoths,visigoths,music,architecture,"gothic architecture","classical architecture","Roman Empire",barbarian,Romanticism,bauhaus,"joy division","the cure",post-punk}</text:p>
          </table:table-cell>
          <table:table-cell office:value-type="string" calcext:value-type="string">
            <text:p>00:05:31</text:p>
          </table:table-cell>
          <table:table-cell office:value-type="date" office:date-value="2018-07-28T04:44:01.875" calcext:value-type="date">
            <text:p>28/07/18 04:44</text:p>
          </table:table-cell>
          <table:table-cell office:value-type="float" office:value="1555711" calcext:value-type="float">
            <text:p>1555711</text:p>
          </table:table-cell>
          <table:table-cell office:value-type="float" office:value="17036" calcext:value-type="float">
            <text:p>17036</text:p>
          </table:table-cell>
          <table:table-cell/>
        </table:table-row>
        <table:table-row table:style-name="ro36">
          <table:table-cell office:value-type="string" calcext:value-type="string">
            <text:p>minutephysics</text:p>
          </table:table-cell>
          <table:table-cell office:value-type="string" calcext:value-type="string">
            <text:p>ueTGjegTKoo</text:p>
          </table:table-cell>
          <table:table-cell office:value-type="string" calcext:value-type="string">
            <text:p>UCUHW94eEFW7hkUMVaZz4eDg</text:p>
          </table:table-cell>
          <table:table-cell office:value-type="string" calcext:value-type="string">
            <text:p>https://www.youtube.com/watch?v=ueTGjegTKoo</text:p>
          </table:table-cell>
          <table:table-cell office:value-type="date" office:date-value="2016-04-11T13:30:00" calcext:value-type="date">
            <text:p>11/04/16 13:30</text:p>
          </table:table-cell>
          <table:table-cell office:value-type="string" calcext:value-type="string">
            <text:p>Why Are Airplane Engines So Big?</text:p>
          </table:table-cell>
          <table:table-cell office:value-type="string" calcext:value-type="string">
            <text:p>The physics behind the perfect size of a jet engine.</text:p>
            <text:p>Thanks to http://www.audible.com/minutephysics for supporting this video â€“ if you try the free 30-day trial, I recommend "Ender's Game" by Orson Scott Card</text:p>
            <text:p/>
            <text:p>Thanks for everyone who supports MinutePhysics on Patreon! Link to Patreon supporters here: www.minutephysics.com/supporters.html</text:p>
            <text:p/>
            <text:p>The answer to this question has everything to do with drag &amp; kinetic energy vs momentum change (thrust) â€“ ie, a bigger engine fan allows for a larger air mass to be accelerated a smaller amount to give the same thrust as youâ€™d get from a smaller engine with larger acceleration. Any acceleration of air imparts energy to that air, which is in principle wasted energy, so ideally we minimize the acceleration of air while maintaining constant thrust, aka bigger engine fan. However, bigger fans have more drag, so there is an ultimate size limit.</text:p>
            <text:p/>
            <text:p>REFERENCES:</text:p>
            <text:p>A350 schematics - http://www.aerospaceweb.org/aircraft/jetliner/a350/</text:p>
            <text:p>747 schematics - http://www.aerospaceweb.org/aircraft/jetliner/b747/</text:p>
            <text:p/>
            <text:p>Music by Nathaniel Schroeder, http://www.soundcloud.com/drschroeder</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02:04</text:p>
          </table:table-cell>
          <table:table-cell office:value-type="date" office:date-value="2018-07-28T04:42:34.391" calcext:value-type="date">
            <text:p>28/07/18 04:42</text:p>
          </table:table-cell>
          <table:table-cell office:value-type="float" office:value="1547942" calcext:value-type="float">
            <text:p>1547942</text:p>
          </table:table-cell>
          <table:table-cell office:value-type="float" office:value="4378" calcext:value-type="float">
            <text:p>4378</text:p>
          </table:table-cell>
          <table:table-cell/>
        </table:table-row>
        <table:table-row table:style-name="ro24">
          <table:table-cell office:value-type="string" calcext:value-type="string">
            <text:p>Khan Academy</text:p>
          </table:table-cell>
          <table:table-cell office:value-type="string" calcext:value-type="string">
            <text:p>OiNh2DswFt4</text:p>
          </table:table-cell>
          <table:table-cell office:value-type="string" calcext:value-type="string">
            <text:p>UC4a-Gbdw7vOaccHmFo40b9g</text:p>
          </table:table-cell>
          <table:table-cell office:value-type="string" calcext:value-type="string">
            <text:p>https://www.youtube.com/watch?v=OiNh2DswFt4</text:p>
          </table:table-cell>
          <table:table-cell office:value-type="date" office:date-value="2008-09-04T23:11:53" calcext:value-type="date">
            <text:p>04/09/08 23:11</text:p>
          </table:table-cell>
          <table:table-cell office:value-type="string" calcext:value-type="string">
            <text:p>Laplace transform 1 | Laplace transform | Differential Equations | Khan Academy</text:p>
          </table:table-cell>
          <table:table-cell office:value-type="string" calcext:value-type="string">
            <text:p>Introduction to the Laplace Transform</text:p>
            <text:p/>
            <text:p>Watch the next lesson: https://www.khanacademy.org/math/differential-equations/laplace-transform/laplace-transform-tutorial/v/laplace-transform-2?utm_source=YT&amp;utm_medium=Desc&amp;utm_campaign=DifferentialEquations</text:p>
            <text:p/>
            <text:p>Missed the previous lesson? </text:p>
            <text:p>https://www.khanacademy.org/math/differential-equations/second-order-differential-equations/undetermined-coefficients/v/undetermined-coefficients-4?utm_source=YT&amp;utm_medium=Desc&amp;utm_campaign=DifferentialEquations</text:p>
            <text:p/>
            <text:p>Differential Equations on Khan Academy: Differential equations, separable equations, exact equations, integrating factors, homogeneous equation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Differential Equations channel:: https://www.youtube.com/channel/UCxSQHGkaDv8UKXE0TUbsOIg?sub_confirmation=1</text:p>
            <text:p>Subscribe to KhanAcademy: https://www.youtube.com/subscription_center?add_user=khanacademy</text:p>
          </table:table-cell>
          <table:table-cell/>
          <table:table-cell office:value-type="string" calcext:value-type="string">
            <text:p>00:08:02</text:p>
          </table:table-cell>
          <table:table-cell office:value-type="date" office:date-value="2018-07-28T04:45:03.128" calcext:value-type="date">
            <text:p>28/07/18 04:45</text:p>
          </table:table-cell>
          <table:table-cell office:value-type="float" office:value="1545037" calcext:value-type="float">
            <text:p>1545037</text:p>
          </table:table-cell>
          <table:table-cell office:value-type="float" office:value="7252" calcext:value-type="float">
            <text:p>7252</text:p>
          </table:table-cell>
          <table:table-cell/>
        </table:table-row>
        <table:table-row table:style-name="ro16">
          <table:table-cell office:value-type="string" calcext:value-type="string">
            <text:p>patrickJMT</text:p>
          </table:table-cell>
          <table:table-cell office:value-type="string" calcext:value-type="string">
            <text:p>2j5Ic2V7wq4</text:p>
          </table:table-cell>
          <table:table-cell office:value-type="string" calcext:value-type="string">
            <text:p>UCFe6jenM1Bc54qtBsIJGRZQ</text:p>
          </table:table-cell>
          <table:table-cell office:value-type="string" calcext:value-type="string">
            <text:p>https://www.youtube.com/watch?v=2j5Ic2V7wq4</text:p>
          </table:table-cell>
          <table:table-cell office:value-type="date" office:date-value="2012-07-13T01:00:56" calcext:value-type="date">
            <text:p>13/07/12 01:00</text:p>
          </table:table-cell>
          <table:table-cell office:value-type="string" calcext:value-type="string">
            <text:p>â– Gaussian Elimination â–</text:p>
          </table:table-cell>
          <table:table-cell office:value-type="string" calcext:value-type="string">
            <text:p>Thanks to all of you who support me on Patreon. You da real mvps!   $1 per month helps!! :)  https://www.patreon.com/patrickjmt !! Thanks to all of you who support me on Patreon. You da real mvps!   $1 per month helps!! :)  https://www.patreon.com/patrickjmt !!</text:p>
            <text:p>Gaussian Elimination.  Here we solve a system of 3 linear equations with 3 unknowns using Gaussian Elimination.</text:p>
          </table:table-cell>
          <table:table-cell office:value-type="string" calcext:value-type="string">
            <text:p>{gaussian,elimination,triangular,upper,echelon,back,substitution,math,linear,algebra,"middle school","high school","online class","online university","online college",tutorial,free,textbook,"Gaussian Elimination","Linear Algebra (Field Of Study)"}</text:p>
          </table:table-cell>
          <table:table-cell office:value-type="string" calcext:value-type="string">
            <text:p>00:08:55</text:p>
          </table:table-cell>
          <table:table-cell office:value-type="date" office:date-value="2018-07-28T04:41:02.297" calcext:value-type="date">
            <text:p>28/07/18 04:41</text:p>
          </table:table-cell>
          <table:table-cell office:value-type="float" office:value="1544303" calcext:value-type="float">
            <text:p>1544303</text:p>
          </table:table-cell>
          <table:table-cell office:value-type="float" office:value="8705" calcext:value-type="float">
            <text:p>8705</text:p>
          </table:table-cell>
          <table:table-cell/>
        </table:table-row>
        <table:table-row table:style-name="ro11">
          <table:table-cell office:value-type="string" calcext:value-type="string">
            <text:p>minutephysics</text:p>
          </table:table-cell>
          <table:table-cell office:value-type="string" calcext:value-type="string">
            <text:p>KRGca_Ya6OM</text:p>
          </table:table-cell>
          <table:table-cell office:value-type="string" calcext:value-type="string">
            <text:p>UCUHW94eEFW7hkUMVaZz4eDg</text:p>
          </table:table-cell>
          <table:table-cell office:value-type="string" calcext:value-type="string">
            <text:p>https://www.youtube.com/watch?v=KRGca_Ya6OM</text:p>
          </table:table-cell>
          <table:table-cell office:value-type="date" office:date-value="2016-03-24T13:00:00" calcext:value-type="date">
            <text:p>24/03/16 13:00</text:p>
          </table:table-cell>
          <table:table-cell office:value-type="string" calcext:value-type="string">
            <text:p>Aliens: Are We Looking in the Wrong Place?</text:p>
          </table:table-cell>
          <table:table-cell office:value-type="string" calcext:value-type="string">
            <text:p>Big Alien Theory explanation website - http://www.thebigalientheory.com/</text:p>
            <text:p/>
            <text:p>Thanks to everyone who supports MinutePhysics on Patreon! http://www.patreon.com/minutephysics</text:p>
            <text:p/>
            <text:p>Link to Patreon supporters here: http://www.minutephysics.com/supporters.html</text:p>
            <text:p/>
            <text:p>Music by Nathaniel Schroeder, http://www.soundcloud.com/drschroeder</text:p>
            <text:p/>
            <text:p>REFERENCES:</text:p>
            <text:p/>
            <text:p>Big Alien Theory explanation website - http://www.thebigalientheory.com/#size</text:p>
            <text:p/>
            <text:p>Size of Planets research paper - http://arxiv.org/abs/1503.07804</text:p>
            <text:p/>
            <text:p>Development of intelligent life paper - http://arxiv.org/abs/1601.05063</text:p>
            <text:p/>
            <text:p>Stars in the universe â€“ http://www.skyandtelescope.com/astronomy-resources/how-many-stars-are-there/</text:p>
            <text:p/>
            <text:p>Stars in the universe - http://www.universetoday.com/102630/how-many-stars-are-there-in-the-universe/</text:p>
            <text:p/>
            <text:p>Marginal distributions - https://en.wikipedia.org/wiki/Marginal_distribution</text:p>
            <text:p/>
            <text:p>Bayesian Statistics Parameter Inference - https://ned.ipac.caltech.edu/level5/Sept13/Trotta/Trotta3.html</text:p>
            <text:p/>
            <text:p>Conditional expectation - https://en.wikipedia.org/wiki/Conditional_expectation</text:p>
            <text:p/>
            <text:p>Common Blood types - http://www.redcrossblood.org/learn-about-blood/blood-types</text:p>
            <text:p/>
            <text:p>World population data - http://esa.un.org/unpd/wpp/Download/Standard/Population/</text:p>
            <text:p/>
            <text:p>US State population data - http://www.ipl.org/div/stateknow/popchart.html</text:p>
            <text:p/>
            <text:p>MN county population data - http://www.minnesota-demographics.com/counties_by_population</text:p>
            <text:p/>
            <text:p>Premier league popularity - https://fivethirtyeight.com/datalab/the-distribution-of-fandom-in-pro-leagues/</text:p>
            <text:p/>
            <text:p>number of fans of Man U - http://www.bbc.com/news/magazine-21478857</text:p>
            <text:p/>
            <text:p>List of World Religions - https://en.wikipedia.org/wiki/List_of_religions_and_spiritual_traditions</text:p>
            <text:p/>
            <text:p>â€œOtherâ€ religions - http://www.pewforum.org/2012/12/18/global-religious-landscape-other/</text:p>
            <text:p/>
            <text:p>Old Trafford Stadium: https://www.google.com/maps/place/Old+Trafford/@53.4549966,-2.2923541,435a,20y,5.26h,63.86t/data=!3m1!1e3!4m2!3m1!1s0x487bae72e7e47f69:0x6c930e96df4455fe!6m1!1e1</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04:23</text:p>
          </table:table-cell>
          <table:table-cell office:value-type="date" office:date-value="2018-07-28T04:43:43.936" calcext:value-type="date">
            <text:p>28/07/18 04:43</text:p>
          </table:table-cell>
          <table:table-cell office:value-type="float" office:value="1542098" calcext:value-type="float">
            <text:p>1542098</text:p>
          </table:table-cell>
          <table:table-cell office:value-type="float" office:value="2362" calcext:value-type="float">
            <text:p>2362</text:p>
          </table:table-cell>
          <table:table-cell/>
        </table:table-row>
        <table:table-row table:style-name="ro5">
          <table:table-cell office:value-type="string" calcext:value-type="string">
            <text:p>Khan Academy</text:p>
          </table:table-cell>
          <table:table-cell office:value-type="string" calcext:value-type="string">
            <text:p>2WS1sG9fhOk</text:p>
          </table:table-cell>
          <table:table-cell office:value-type="string" calcext:value-type="string">
            <text:p>UC4a-Gbdw7vOaccHmFo40b9g</text:p>
          </table:table-cell>
          <table:table-cell office:value-type="string" calcext:value-type="string">
            <text:p>https://www.youtube.com/watch?v=2WS1sG9fhOk</text:p>
          </table:table-cell>
          <table:table-cell office:value-type="date" office:date-value="2008-02-17T19:46:30" calcext:value-type="date">
            <text:p>17/02/08 19:46</text:p>
          </table:table-cell>
          <table:table-cell office:value-type="string" calcext:value-type="string">
            <text:p>Introduction to work and energy | Work and energy | Physics | Khan Academy</text:p>
          </table:table-cell>
          <table:table-cell office:value-type="string" calcext:value-type="string">
            <text:p>Introduction to work and energy. Created by Sal Khan.</text:p>
            <text:p/>
            <text:p>Watch the next lesson: https://www.khanacademy.org/science/physics/work-and-energy/work-and-energy-tutorial/v/work-and-energy-part-2?utm_source=YT&amp;utm_medium=Desc&amp;utm_campaign=physics</text:p>
            <text:p/>
            <text:p>Missed the previous lesson? https://www.khanacademy.org/science/physics/centripetal-force-and-gravitation/gravity-newtonian/v/gravitation-part-2?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09:18</text:p>
          </table:table-cell>
          <table:table-cell office:value-type="date" office:date-value="2018-07-28T04:42:09.714" calcext:value-type="date">
            <text:p>28/07/18 04:42</text:p>
          </table:table-cell>
          <table:table-cell office:value-type="float" office:value="1541634" calcext:value-type="float">
            <text:p>1541634</text:p>
          </table:table-cell>
          <table:table-cell office:value-type="float" office:value="5766" calcext:value-type="float">
            <text:p>5766</text:p>
          </table:table-cell>
          <table:table-cell/>
        </table:table-row>
        <table:table-row table:style-name="ro19">
          <table:table-cell office:value-type="string" calcext:value-type="string">
            <text:p>Numberphile</text:p>
          </table:table-cell>
          <table:table-cell office:value-type="string" calcext:value-type="string">
            <text:p>IQofiPqhJ_s</text:p>
          </table:table-cell>
          <table:table-cell office:value-type="string" calcext:value-type="string">
            <text:p>UCoxcjq-8xIDTYp3uz647V5A</text:p>
          </table:table-cell>
          <table:table-cell office:value-type="string" calcext:value-type="string">
            <text:p>https://www.youtube.com/watch?v=IQofiPqhJ_s</text:p>
          </table:table-cell>
          <table:table-cell office:value-type="date" office:date-value="2012-02-03T15:36:18" calcext:value-type="date">
            <text:p>03/02/12 15:36</text:p>
          </table:table-cell>
          <table:table-cell office:value-type="string" calcext:value-type="string">
            <text:p>1 and Prime Numbers - Numberphile</text:p>
          </table:table-cell>
          <table:table-cell office:value-type="string" calcext:value-type="string">
            <text:p>Is 1 a prime number? Apparently not. Dr James Grime explains.</text:p>
            <text:p>More links &amp; stuff in full description below â†“â†“â†“</text:p>
            <text:p/>
            <text:p>James Grime's website is: http://singingbanana.com/</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 phile",number,numbers,maths,mathematics,mathematical,numerals,count,counting,arithmetic}</text:p>
          </table:table-cell>
          <table:table-cell office:value-type="string" calcext:value-type="string">
            <text:p>00:05:22</text:p>
          </table:table-cell>
          <table:table-cell office:value-type="date" office:date-value="2018-07-28T04:44:14.104" calcext:value-type="date">
            <text:p>28/07/18 04:44</text:p>
          </table:table-cell>
          <table:table-cell office:value-type="float" office:value="1537510" calcext:value-type="float">
            <text:p>1537510</text:p>
          </table:table-cell>
          <table:table-cell office:value-type="float" office:value="4452" calcext:value-type="float">
            <text:p>4452</text:p>
          </table:table-cell>
          <table:table-cell/>
        </table:table-row>
        <table:table-row table:style-name="ro30">
          <table:table-cell office:value-type="string" calcext:value-type="string">
            <text:p>Khan Academy</text:p>
          </table:table-cell>
          <table:table-cell office:value-type="string" calcext:value-type="string">
            <text:p>6gUY5NoX1Lk</text:p>
          </table:table-cell>
          <table:table-cell office:value-type="string" calcext:value-type="string">
            <text:p>UC4a-Gbdw7vOaccHmFo40b9g</text:p>
          </table:table-cell>
          <table:table-cell office:value-type="string" calcext:value-type="string">
            <text:p>https://www.youtube.com/watch?v=6gUY5NoX1Lk</text:p>
          </table:table-cell>
          <table:table-cell office:value-type="date" office:date-value="2014-12-10T19:59:27" calcext:value-type="date">
            <text:p>10/12/14 19:59</text:p>
          </table:table-cell>
          <table:table-cell office:value-type="string" calcext:value-type="string">
            <text:p>DNA replication and RNA transcription and translation | Khan Academy</text:p>
          </table:table-cell>
          <table:table-cell office:value-type="string" calcext:value-type="string">
            <text:p>Watch the next lesson: https://www.khanacademy.org/science/biology/macromolecules/nucleic-acids/v/molecular-structure-of-dna?utm_source=YT&amp;utm_medium=Desc&amp;utm_campaign=biology</text:p>
            <text:p/>
            <text:p>Missed the previous lesson? https://www.khanacademy.org/science/biology/macromolecules/nucleic-acids/v/dna-deoxyribonucleic-acid?utm_source=YT&amp;utm_medium=Desc&amp;utm_campaign=biology</text:p>
            <text:p/>
            <text:p>Biology on Khan Academy: Life is beautiful! From atoms to cells, from genes to proteins, from populations to ecosystems, biology is the study of the fascinating and intricate systems that make life possible. Dive in to learn more about the many branches of biology and why they are exciting and important. Covers topics seen in a high school or first-year college biology course.</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s Biology channel: https://www.youtube.com/channel/UC82qE46vcTn7lP4tK_RHhdg?sub_confirmation=1</text:p>
            <text:p>Subscribe to Khan Academy: https://www.youtube.com/subscription_center?add_user=khanacademy</text:p>
          </table:table-cell>
          <table:table-cell/>
          <table:table-cell office:value-type="string" calcext:value-type="string">
            <text:p>00:15:24</text:p>
          </table:table-cell>
          <table:table-cell office:value-type="date" office:date-value="2018-07-28T04:42:22.252" calcext:value-type="date">
            <text:p>28/07/18 04:42</text:p>
          </table:table-cell>
          <table:table-cell office:value-type="float" office:value="1535504" calcext:value-type="float">
            <text:p>1535504</text:p>
          </table:table-cell>
          <table:table-cell office:value-type="float" office:value="7852" calcext:value-type="float">
            <text:p>7852</text:p>
          </table:table-cell>
          <table:table-cell/>
        </table:table-row>
        <table:table-row table:style-name="ro34">
          <table:table-cell office:value-type="string" calcext:value-type="string">
            <text:p>Numberphile</text:p>
          </table:table-cell>
          <table:table-cell office:value-type="string" calcext:value-type="string">
            <text:p>SzjdcPbjaR4</text:p>
          </table:table-cell>
          <table:table-cell office:value-type="string" calcext:value-type="string">
            <text:p>UCoxcjq-8xIDTYp3uz647V5A</text:p>
          </table:table-cell>
          <table:table-cell office:value-type="string" calcext:value-type="string">
            <text:p>https://www.youtube.com/watch?v=SzjdcPbjaR4</text:p>
          </table:table-cell>
          <table:table-cell office:value-type="date" office:date-value="2013-03-08T13:19:15" calcext:value-type="date">
            <text:p>08/03/13 13:19</text:p>
          </table:table-cell>
          <table:table-cell office:value-type="string" calcext:value-type="string">
            <text:p>Who was the REAL Good Will Hunting? - Numberphile</text:p>
          </table:table-cell>
          <table:table-cell office:value-type="string" calcext:value-type="string">
            <text:p>George Dantzig, William Sidis, Srinivasa Ramanujan? Who was the real Good Will Hunting?</text:p>
            <text:p>More links &amp; stuff in full description below â†“â†“â†“</text:p>
            <text:p/>
            <text:p>Maths in Good Will Hunting: http://www.youtube.com/watch?v=iW_LkYiuTKE</text:p>
            <text:p/>
            <text:p>This video features Numberphile's very own mathematics superstar - Dr James Grime.</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good will hunting","matt damon",ramanujan,"william sidis","george dantzig","fields medal"}</text:p>
          </table:table-cell>
          <table:table-cell office:value-type="string" calcext:value-type="string">
            <text:p>00:08:37</text:p>
          </table:table-cell>
          <table:table-cell office:value-type="date" office:date-value="2018-07-28T04:41:14.228" calcext:value-type="date">
            <text:p>28/07/18 04:41</text:p>
          </table:table-cell>
          <table:table-cell office:value-type="float" office:value="1534508" calcext:value-type="float">
            <text:p>1534508</text:p>
          </table:table-cell>
          <table:table-cell office:value-type="float" office:value="5509" calcext:value-type="float">
            <text:p>5509</text:p>
          </table:table-cell>
          <table:table-cell/>
        </table:table-row>
        <table:table-row table:style-name="ro4">
          <table:table-cell office:value-type="string" calcext:value-type="string">
            <text:p>TED-Ed</text:p>
          </table:table-cell>
          <table:table-cell office:value-type="string" calcext:value-type="string">
            <text:p>UixU1oRW64Q</text:p>
          </table:table-cell>
          <table:table-cell office:value-type="string" calcext:value-type="string">
            <text:p>UCsooa4yRKGN_zEE8iknghZA</text:p>
          </table:table-cell>
          <table:table-cell office:value-type="string" calcext:value-type="string">
            <text:p>https://www.youtube.com/watch?v=UixU1oRW64Q</text:p>
          </table:table-cell>
          <table:table-cell office:value-type="date" office:date-value="2016-12-15T15:59:55" calcext:value-type="date">
            <text:p>15/12/16 15:59</text:p>
          </table:table-cell>
          <table:table-cell office:value-type="string" calcext:value-type="string">
            <text:p>How high can you count on your fingers? (Spoiler: much higher than 10) - James Tanton</text:p>
          </table:table-cell>
          <table:table-cell office:value-type="string" calcext:value-type="string">
            <text:p>View full lesson: https://ed.ted.com/lessons/how-high-can-you-count-on-your-fingers-spoiler-much-higher-than-10-james-tanton</text:p>
            <text:p/>
            <text:p>How high can you count on your fingers? It seems like a question with an obvious answer. After all, most of us have ten fingers -- or to be more precise, eight fingers and two thumbs. This gives us a total of ten digits on our two hands, which we use to count to ten. But is that really as high as we can go? James Tanton investigates. </text:p>
            <text:p/>
            <text:p>Lesson by James Tanton, animation by TED-Ed.</text:p>
          </table:table-cell>
          <table:table-cell office:value-type="string" calcext:value-type="string">
            <text:p>{TED,TED-Ed,"TED Education","TED Ed",count,fingers,"James Tanton",thumb,"positional notation","orders of magnitude",binary,computer,digit,integer}</text:p>
          </table:table-cell>
          <table:table-cell office:value-type="string" calcext:value-type="string">
            <text:p>00:04:30</text:p>
          </table:table-cell>
          <table:table-cell office:value-type="date" office:date-value="2018-07-28T04:44:08.163" calcext:value-type="date">
            <text:p>28/07/18 04:44</text:p>
          </table:table-cell>
          <table:table-cell office:value-type="float" office:value="1534026" calcext:value-type="float">
            <text:p>1534026</text:p>
          </table:table-cell>
          <table:table-cell office:value-type="float" office:value="9878" calcext:value-type="float">
            <text:p>9878</text:p>
          </table:table-cell>
          <table:table-cell/>
        </table:table-row>
        <table:table-row table:style-name="ro17">
          <table:table-cell office:value-type="string" calcext:value-type="string">
            <text:p>Khan Academy</text:p>
          </table:table-cell>
          <table:table-cell office:value-type="string" calcext:value-type="string">
            <text:p>_-vZ_g7K6P0</text:p>
          </table:table-cell>
          <table:table-cell office:value-type="string" calcext:value-type="string">
            <text:p>UC4a-Gbdw7vOaccHmFo40b9g</text:p>
          </table:table-cell>
          <table:table-cell office:value-type="string" calcext:value-type="string">
            <text:p>https://www.youtube.com/watch?v=_-vZ_g7K6P0</text:p>
          </table:table-cell>
          <table:table-cell office:value-type="date" office:date-value="2009-09-22T18:22:09" calcext:value-type="date">
            <text:p>22/09/09 18:22</text:p>
          </table:table-cell>
          <table:table-cell office:value-type="string" calcext:value-type="string">
            <text:p>DNA</text:p>
          </table:table-cell>
          <table:table-cell office:value-type="string" calcext:value-type="string">
            <text:p>An introduction to DNA</text:p>
            <text:p>More free lessons at: http://www.khanacademy.org/video?v=_-vZ_g7K6P0</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28:05</text:p>
          </table:table-cell>
          <table:table-cell office:value-type="date" office:date-value="2018-07-28T04:40:55.981" calcext:value-type="date">
            <text:p>28/07/18 04:40</text:p>
          </table:table-cell>
          <table:table-cell office:value-type="float" office:value="1531955" calcext:value-type="float">
            <text:p>1531955</text:p>
          </table:table-cell>
          <table:table-cell office:value-type="float" office:value="1893" calcext:value-type="float">
            <text:p>1893</text:p>
          </table:table-cell>
          <table:table-cell/>
        </table:table-row>
        <table:table-row table:style-name="ro37">
          <table:table-cell office:value-type="string" calcext:value-type="string">
            <text:p>minutephysics</text:p>
          </table:table-cell>
          <table:table-cell office:value-type="string" calcext:value-type="string">
            <text:p>yXT012us9ng</text:p>
          </table:table-cell>
          <table:table-cell office:value-type="string" calcext:value-type="string">
            <text:p>UCUHW94eEFW7hkUMVaZz4eDg</text:p>
          </table:table-cell>
          <table:table-cell office:value-type="string" calcext:value-type="string">
            <text:p>https://www.youtube.com/watch?v=yXT012us9ng</text:p>
          </table:table-cell>
          <table:table-cell office:value-type="date" office:date-value="2013-05-30T15:14:10" calcext:value-type="date">
            <text:p>30/05/13 15:14</text:p>
          </table:table-cell>
          <table:table-cell office:value-type="string" calcext:value-type="string">
            <text:p>Can Humans Really Feel Temperature?</text:p>
          </table:table-cell>
          <table:table-cell office:value-type="string" calcext:value-type="string">
            <text:p>Veritasium!! http://youtube.com/veritasium</text:p>
            <text:p>Veritasium video on temperature: http://www.youtube.com/watch?v=vqDbMEdLiC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minutephysics,"minute physics","henry reich","order of operations",operations,algebra,physics,multiplication,addition,subtraction,division,exponentiation,exponents,robots,humans,landscape,temperature,blackbody,hot,heat,hottest,feel,sense,burn,thermometer,entropy,human,cold,high,money,fundraising,veritasium,"derek muller","wind chill",damp,"raw cold","damp cold","steam burn",steam,"hot steam"}</text:p>
          </table:table-cell>
          <table:table-cell office:value-type="string" calcext:value-type="string">
            <text:p>00:02:34</text:p>
          </table:table-cell>
          <table:table-cell office:value-type="date" office:date-value="2018-07-28T04:41:20.232" calcext:value-type="date">
            <text:p>28/07/18 04:41</text:p>
          </table:table-cell>
          <table:table-cell office:value-type="float" office:value="1529518" calcext:value-type="float">
            <text:p>1529518</text:p>
          </table:table-cell>
          <table:table-cell office:value-type="float" office:value="772" calcext:value-type="float">
            <text:p>772</text:p>
          </table:table-cell>
          <table:table-cell/>
        </table:table-row>
        <table:table-row table:style-name="ro6">
          <table:table-cell office:value-type="string" calcext:value-type="string">
            <text:p>minutephysics</text:p>
          </table:table-cell>
          <table:table-cell office:value-type="string" calcext:value-type="string">
            <text:p>gftT3wHJGtg</text:p>
          </table:table-cell>
          <table:table-cell office:value-type="string" calcext:value-type="string">
            <text:p>UCUHW94eEFW7hkUMVaZz4eDg</text:p>
          </table:table-cell>
          <table:table-cell office:value-type="string" calcext:value-type="string">
            <text:p>https://www.youtube.com/watch?v=gftT3wHJGtg</text:p>
          </table:table-cell>
          <table:table-cell office:value-type="date" office:date-value="2012-01-09T09:10:00" calcext:value-type="date">
            <text:p>09/01/12 09:10</text:p>
          </table:table-cell>
          <table:table-cell office:value-type="string" calcext:value-type="string">
            <text:p>The Tides</text:p>
          </table:table-cell>
          <table:table-cell office:value-type="string" calcext:value-type="string">
            <text:p>Bad tidings - the tides are slowing down the earth!</text:p>
            <text:p/>
            <text:p>For more detail about the tides: http://www.jal.cc.il.us/~mikolajsawicki/Tides_new2.pdf </text:p>
            <text:p/>
            <text:p>Tweet it - http://bit.ly/A58ZwJ</text:p>
            <text:p>Facebook it - http://on.fb.me/zx5jVs</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NEW ALBUM!! -- http://juliansaporiti.bandcamp.com/album/lusitania</text:p>
            <text:p>youtube: http://bit.ly/pakJLE Created by Henry Reich</text:p>
          </table:table-cell>
          <table:table-cell office:value-type="string" calcext:value-type="string">
            <text:p>{"The Tides",gravity,black,hole,tidal,moon,einstein,lunar,"magic school bus",Neutrino,faster,than,light,cern,lhc,higgs,boson,electron,hairy,ball,million,dollars,time,entropy,GPS,atomic,special,relativity,atom,nuclear,"General Relativity",Energy,science,break,speed,movie,"brian green",color,Dark,energy,Nobel,Prize,Minutephysics,minute,physics,universe,Henry,Reich,xkcd,rsanimate,dark,matter,cat,schrodinger,fire,Drawing,Educational,"Large Hadron Collider"}</text:p>
          </table:table-cell>
          <table:table-cell office:value-type="string" calcext:value-type="string">
            <text:p>00:01:59</text:p>
          </table:table-cell>
          <table:table-cell office:value-type="date" office:date-value="2018-07-28T04:43:11.988" calcext:value-type="date">
            <text:p>28/07/18 04:43</text:p>
          </table:table-cell>
          <table:table-cell office:value-type="float" office:value="1526487" calcext:value-type="float">
            <text:p>1526487</text:p>
          </table:table-cell>
          <table:table-cell office:value-type="float" office:value="984" calcext:value-type="float">
            <text:p>984</text:p>
          </table:table-cell>
          <table:table-cell/>
        </table:table-row>
        <table:table-row table:style-name="ro4">
          <table:table-cell office:value-type="string" calcext:value-type="string">
            <text:p>TED-Ed</text:p>
          </table:table-cell>
          <table:table-cell office:value-type="string" calcext:value-type="string">
            <text:p>nthpwCMrhQw</text:p>
          </table:table-cell>
          <table:table-cell office:value-type="string" calcext:value-type="string">
            <text:p>UCsooa4yRKGN_zEE8iknghZA</text:p>
          </table:table-cell>
          <table:table-cell office:value-type="string" calcext:value-type="string">
            <text:p>https://www.youtube.com/watch?v=nthpwCMrhQw</text:p>
          </table:table-cell>
          <table:table-cell office:value-type="date" office:date-value="2014-03-03T16:10:06" calcext:value-type="date">
            <text:p>03/03/14 16:10</text:p>
          </table:table-cell>
          <table:table-cell office:value-type="string" calcext:value-type="string">
            <text:p>Getting started as a DJ: Mixing, mashups and digital turntables - Cole Plante</text:p>
          </table:table-cell>
          <table:table-cell office:value-type="string" calcext:value-type="string">
            <text:p>View full lesson: http://ed.ted.com/lessons/getting-started-as-a-dj-mixing-mashups-and-digital-turntables-cole-plante</text:p>
            <text:p/>
            <text:p>DJ and producer Cole Plante is only 17 years old, but he's already worked alongside industry superstars Skrillex, Avicii and Major Lazer (to name just a few). In this combination talk and DJ set, Plante shows off his mixing magic and gives tips to aspiring DJs.</text:p>
            <text:p/>
            <text:p>Talk by Cole Plante.</text:p>
          </table:table-cell>
          <table:table-cell office:value-type="string" calcext:value-type="string">
            <text:p>{"Cole Plante",DJ,"disc jockey","how to dj",turntable,music,skrillex,avicii,"major lazer","music producer",TED,TED-Ed,"TED Ed",TEDEducation,TEDYouth,"TEDYouth 2013"}</text:p>
          </table:table-cell>
          <table:table-cell office:value-type="string" calcext:value-type="string">
            <text:p>00:10:37</text:p>
          </table:table-cell>
          <table:table-cell office:value-type="date" office:date-value="2018-07-28T04:43:43.908" calcext:value-type="date">
            <text:p>28/07/18 04:43</text:p>
          </table:table-cell>
          <table:table-cell office:value-type="float" office:value="1522690" calcext:value-type="float">
            <text:p>1522690</text:p>
          </table:table-cell>
          <table:table-cell office:value-type="float" office:value="9704" calcext:value-type="float">
            <text:p>9704</text:p>
          </table:table-cell>
          <table:table-cell/>
        </table:table-row>
        <table:table-row table:style-name="ro4">
          <table:table-cell office:value-type="string" calcext:value-type="string">
            <text:p>TED-Ed</text:p>
          </table:table-cell>
          <table:table-cell office:value-type="string" calcext:value-type="string">
            <text:p>vdCjKH5IKJ8</text:p>
          </table:table-cell>
          <table:table-cell office:value-type="string" calcext:value-type="string">
            <text:p>UCsooa4yRKGN_zEE8iknghZA</text:p>
          </table:table-cell>
          <table:table-cell office:value-type="string" calcext:value-type="string">
            <text:p>https://www.youtube.com/watch?v=vdCjKH5IKJ8</text:p>
          </table:table-cell>
          <table:table-cell office:value-type="date" office:date-value="2012-05-04T13:32:06" calcext:value-type="date">
            <text:p>04/05/12 13:32</text:p>
          </table:table-cell>
          <table:table-cell office:value-type="string" calcext:value-type="string">
            <text:p>Insults by Shakespeare</text:p>
          </table:table-cell>
          <table:table-cell office:value-type="string" calcext:value-type="string">
            <text:p>"You're a fishmonger!" By taking a closer look at Shakespeare's words--specifically his insults--we see why he is known as a master playwright whose works transcend time and appeal to audiences all over the world.</text:p>
            <text:p/>
            <text:p>Lesson by April Gudenrath, narration by Juliet Blake, animation by TED-Ed.</text:p>
            <text:p/>
            <text:p>View the full lesson: http://ed.ted.com/lessons/insults-by-shakespeare</text:p>
          </table:table-cell>
          <table:table-cell office:value-type="string" calcext:value-type="string">
            <text:p>{"Shakespearean Insults",Shakespeare,"William Shakespeare (Lyricist)","April Gudenrath","Playing with Language",TED,TED-Ed,"TED Education","TED-Ed Animation","Jeremiah Dickey","Franz Palomares","Lisa LaBracio","Celeste Lai"}</text:p>
          </table:table-cell>
          <table:table-cell office:value-type="string" calcext:value-type="string">
            <text:p>00:06:24</text:p>
          </table:table-cell>
          <table:table-cell office:value-type="date" office:date-value="2018-07-28T04:42:28.106" calcext:value-type="date">
            <text:p>28/07/18 04:42</text:p>
          </table:table-cell>
          <table:table-cell office:value-type="float" office:value="1513819" calcext:value-type="float">
            <text:p>1513819</text:p>
          </table:table-cell>
          <table:table-cell office:value-type="float" office:value="1664" calcext:value-type="float">
            <text:p>1664</text:p>
          </table:table-cell>
          <table:table-cell/>
        </table:table-row>
        <table:table-row table:style-name="ro59">
          <table:table-cell office:value-type="string" calcext:value-type="string">
            <text:p>minutephysics</text:p>
          </table:table-cell>
          <table:table-cell office:value-type="string" calcext:value-type="string">
            <text:p>oZAc5t2lkvo</text:p>
          </table:table-cell>
          <table:table-cell office:value-type="string" calcext:value-type="string">
            <text:p>UCUHW94eEFW7hkUMVaZz4eDg</text:p>
          </table:table-cell>
          <table:table-cell office:value-type="string" calcext:value-type="string">
            <text:p>https://www.youtube.com/watch?v=oZAc5t2lkvo</text:p>
          </table:table-cell>
          <table:table-cell office:value-type="date" office:date-value="2015-06-30T15:00:02" calcext:value-type="date">
            <text:p>30/06/15 15:00</text:p>
          </table:table-cell>
          <table:table-cell office:value-type="string" calcext:value-type="string">
            <text:p>How Do Bikes Stay Up?</text:p>
          </table:table-cell>
          <table:table-cell office:value-type="string" calcext:value-type="string">
            <text:p>Thanks to littlebits.com for sponsoring this video â€“ use promo code MinutePhysics for $20 off</text:p>
            <text:p/>
            <text:p>A HUGE thanks to Wren Weichman (@wrenthereaper) for helping with the 3D bike animation, Michael Aranda for drone photography, Pavel for dowsing and Melissa for helping crash bikes.</text:p>
            <text:p/>
            <text:p>Bike references mainly from:</text:p>
            <text:p/>
            <text:p>http://bicycle.tudelft.nl/schwab/Bicycle/</text:p>
            <text:p/>
            <text:p>https://www.youtube.com/watch?v=2Y4mbT3ozcA</text:p>
            <text:p/>
            <text:p>And thanks to the following Patreon supporters:</text:p>
            <text:p/>
            <text:p>Today I Found Out</text:p>
            <text:p>Jeff Straathof</text:p>
            <text:p>Avi Yashchin</text:p>
            <text:p>Mark </text:p>
            <text:p>Jeremy Cummings</text:p>
            <text:p>Wes Brown</text:p>
            <text:p>John Green</text:p>
            <text:p>Rafael Ferreira Luciano</text:p>
            <text:p>Florian Philipp</text:p>
            <text:p>Rens van der Heijden</text:p>
            <text:p>Risa Galant</text:p>
            <text:p>Ricky Shields</text:p>
            <text:p>Kristina Foss</text:p>
            <text:p>PetWolverine </text:p>
            <text:p>Trent Sutherland</text:p>
            <text:p>Ian Foote</text:p>
            <text:p>Eszter Szikora</text:p>
            <text:p>Tasso Kostalas (MavericSun)</text:p>
            <text:p>Amandeep Hayer</text:p>
            <text:p>AbraÃ£o Caldas</text:p>
            <text:p>Eric Ma</text:p>
            <text:p>Conner Fissell</text:p>
            <text:p>Bob Bolch</text:p>
            <text:p>Daniel Ametsreiter</text:p>
            <text:p>JoÃ«l Quenneville</text:p>
            <text:p>Richard Pearson</text:p>
            <text:p>David Dailey</text:p>
            <text:p>Steven Mulder</text:p>
            <text:p>Karim </text:p>
            <text:p>Ryan Kyle</text:p>
            <text:p>William Ricketts</text:p>
            <text:p>Collin Mandris</text:p>
            <text:p>Jonathan Foster</text:p>
            <text:p>Siddharth Sadanand</text:p>
            <text:p>Robby Olivam</text:p>
            <text:p>Alan Browning</text:p>
            <text:p>Jonathan Piersa</text:p>
            <text:p>Jake Stolhandske</text:p>
            <text:p>Julia Person</text:p>
            <text:p>James Craver</text:p>
            <text:p>Sarah Chavis</text:p>
            <text:p>Yonatan Bisk</text:p>
            <text:p>Richard Campbell</text:p>
            <text:p>Richie Swift</text:p>
            <text:p>Chris Barrett</text:p>
            <text:p>Jan Amza</text:p>
            <text:p>Christopher Coleman</text:p>
            <text:p>David Tebbe</text:p>
            <text:p>Kelvin Dueck</text:p>
            <text:p>Daniel â€œYoureDownâ€ Breger</text:p>
            <text:p>Hendrik Payer</text:p>
            <text:p>Greck Cannon</text:p>
            <text:p>Chris Peters</text:p>
            <text:p>Landy Manderson</text:p>
            <text:p>Lewis Goddard</text:p>
            <text:p>Seamus Campbell</text:p>
            <text:p>Greg </text:p>
            <text:p>Holger R.</text:p>
            <text:p>Austin Keller</text:p>
            <text:p>Alejandro Medrano Gil</text:p>
            <text:p>Prof Stick</text:p>
            <text:p>Cora Toner</text:p>
            <text:p>Chris Thompson</text:p>
            <text:p>Alan Lam</text:p>
            <text:p>Andrew Collings</text:p>
            <text:p>Mike McHargue</text:p>
            <text:p>Nicholas Buckendorf</text:p>
            <text:p>Blair Bradimore</text:p>
            <text:p>Michael Biot</text:p>
            <text:p>nir lifshitz</text:p>
            <text:p>Nicholas Carroll</text:p>
            <text:p>Edwin Zea</text:p>
            <text:p>Diana Dial</text:p>
            <text:p>Mitch Etzkin</text:p>
            <text:p>Lightbow </text:p>
            <text:p>Dante Santos</text:p>
            <text:p>Mathias Westad Larssen</text:p>
            <text:p>Tom Headley</text:p>
            <text:p>Michael K</text:p>
            <text:p>Geoff Wallace</text:p>
            <text:p>Fredrik Samuelsson</text:p>
            <text:p>Melissa Harkins</text:p>
            <text:p>Jason Talley</text:p>
            <text:p>Keith Marrocco</text:p>
            <text:p>Maarten Bremer</text:p>
            <text:p>Eric Laberge</text:p>
            <text:p>Lacey Larson</text:p>
            <text:p>Neil Ramroop</text:p>
            <text:p>Matthew Norton</text:p>
            <text:p>Efe Efevich</text:p>
            <text:p>Mark </text:p>
            <text:p>Donal Botkin</text:p>
            <text:p>Sylvan Ruud</text:p>
            <text:p>Daniel Friesen</text:p>
            <text:p>Philipi Adolfo Willemann</text:p>
            <text:p>Jeffrey McCullough</text:p>
            <text:p>Oddgeir </text:p>
            <text:p>Ann </text:p>
            <text:p>Brendon Davis</text:p>
            <text:p>Filip </text:p>
            <text:p>Christopher Jimenez</text:p>
            <text:p>Michel Payette</text:p>
            <text:p>Juha Niittynen</text:p>
            <text:p>Jeff Ross</text:p>
            <text:p>Viktor Liljeblad</text:p>
            <text:p>Robert E DeLapp</text:p>
            <text:p>Sean Linsley</text:p>
            <text:p>Christopher Oâ€™Neal</text:p>
            <text:p>Marcus </text:p>
            <text:p>Philip Freeman</text:p>
            <text:p>Matthew Heermann</text:p>
            <text:p>Marsha Woerner</text:p>
            <text:p>Daniel Yip</text:p>
            <text:p>Matt K</text:p>
            <text:p>William Pearson</text:p>
            <text:p>Kevin Lynch</text:p>
            <text:p>Nick Ward</text:p>
            <text:p>Kevin </text:p>
            <text:p>john eriksson</text:p>
            <text:p>Allan Farrell</text:p>
            <text:p>Tobias Olesen</text:p>
            <text:p>Chris Chapin</text:p>
            <text:p>Michael Keefe</text:p>
            <text:p>Jon Mann</text:p>
            <text:p>Bert </text:p>
            <text:p>Joji Wata</text:p>
            <text:p>Adam Naber</text:p>
            <text:p>Rob Ibsen</text:p>
            <text:p>Jacob Gumpert</text:p>
            <text:p>Peter Collier</text:p>
            <text:p>Andi Davis</text:p>
            <text:p>Raymond Cason</text:p>
            <text:p>Evan Gale</text:p>
            <text:p>Paul </text:p>
            <text:p>Tori McClanahan</text:p>
            <text:p>Dominik </text:p>
            <text:p>Danilo Metzger</text:p>
            <text:p>Christian Altenhofen</text:p>
            <text:p>Roy Morgan</text:p>
            <text:p>Olivia Darroch</text:p>
            <text:p>Amber Ciarvella</text:p>
            <text:p>ryan horlacher</text:p>
            <text:p>Keith Chang</text:p>
            <text:p>Janel Christensen</text:p>
            <text:p>Will Scherer</text:p>
            <text:p>Mike Fulcher</text:p>
            <text:p>Larom Lancaster</text:p>
            <text:p>John Harman</text:p>
            <text:p>Matt </text:p>
            <text:p>Christos Papandreou</text:p>
            <text:p>Fernando Pazin</text:p>
            <text:p>Jason Medrano</text:p>
            <text:p>Andrew Barnett</text:p>
            <text:p>Katharina Schuchmann</text:p>
            <text:p>John Gietzen</text:p>
            <text:p>Michael Tardibuono</text:p>
            <text:p>Matthew Hebert</text:p>
            <text:p>Pierre-Louis Bourgeois</text:p>
            <text:p>Genevieve Lawrence</text:p>
            <text:p>Brian Dâ€™Agostini</text:p>
            <text:p>Chris </text:p>
            <text:p>Dominik Menzi</text:p>
            <text:p>Ryan A. Schauer</text:p>
            <text:p>Daniel Johnson</text:p>
            <text:p>Nico Houbraken</text:p>
            <text:p>Michael Carr</text:p>
            <text:p>Ragnhild </text:p>
            <text:p>Elizabeth Meisterling</text:p>
            <text:p>Lysann Schlegel</text:p>
            <text:p>Magnus Krokstad</text:p>
            <text:p>Owain Blackwood</text:p>
            <text:p>Russ Arrell</text:p>
            <text:p>Maarten Daalder</text:p>
            <text:p>Brenden Bullock</text:p>
            <text:p>Mark Samberg</text:p>
            <text:p>Tina Johnston</text:p>
            <text:p>Mike Cochrane</text:p>
            <text:p>Tom Murphy</text:p>
            <text:p>Peter L</text:p>
            <text:p>Jeff </text:p>
            <text:p>Erica Pratt</text:p>
            <text:p>David </text:p>
            <text:p>Artur Szczypta</text:p>
            <text:p>David Drueding</text:p>
            <text:p>Nicklas UlvnÃ¤s</text:p>
            <text:p>Nigel W</text:p>
            <text:p>James Nelson</text:p>
            <text:p>Mary Foster-Smith</text:p>
            <text:p>Clayton Neff</text:p>
            <text:p>Michael Merino</text:p>
            <text:p>Jason and Gayle Corfman</text:p>
            <text:p>Mihaly Barasz</text:p>
            <text:p>Steven Klurfeld</text:p>
            <text:p>Richard Bairwell</text:p>
            <text:p>Tamas Bartal</text:p>
            <text:p>Erven </text:p>
            <text:p>Justin Prahl</text:p>
            <text:p>Michael Maitlen</text:p>
            <text:p>Hans van Staveren</text:p>
            <text:p>Kasey </text:p>
            <text:p>Karlin Nazario</text:p>
            <text:p>Marie Conrad</text:p>
            <text:p>Jacques LABBÃ‰</text:p>
            <text:p>Geralyn Byers</text:p>
            <text:p>jason black</text:p>
            <text:p>Candice Blodgett</text:p>
            <text:p>Daniel Gibbs</text:p>
            <text:p>Henry Berthelsen</text:p>
            <text:p>Andy Kittner</text:p>
            <text:p>Steve Hall</text:p>
            <text:p>Rob Snyder</text:p>
            <text:p>John Kelly</text:p>
            <text:p>Jessica Rosenstein</text:p>
            <text:p>Bill Tomiyasu</text:p>
            <text:p>Vasco SimÃµes</text:p>
            <text:p>Simon Hammersley</text:p>
            <text:p>iain </text:p>
            <text:p>Holger </text:p>
            <text:p>Alexis Carpenter</text:p>
            <text:p>Jay Goodman</text:p>
            <text:p>Joseph Perry</text:p>
            <text:p>Mark Govea</text:p>
            <text:p>Eduardo Rampelotto Gatto</text:p>
            <text:p/>
            <text:p>Created by Henry Reich</text:p>
          </table:table-cell>
          <table:table-cell office:value-type="string" calcext:value-type="string">
            <text:p>{minutephysics,bicycle,bike,physics,gyroscope,spinning,wheel,balance,Mountain,Ride,Biking,"Cycling (Interest)",Trial,Trail,Riding,Dirt,force,rotation,precession,trail,fork,pedals,spokes,magic,mechanics,upright,cycle,motorcycle}</text:p>
          </table:table-cell>
          <table:table-cell office:value-type="string" calcext:value-type="string">
            <text:p>00:03:57</text:p>
          </table:table-cell>
          <table:table-cell office:value-type="date" office:date-value="2018-07-28T04:44:44.467" calcext:value-type="date">
            <text:p>28/07/18 04:44</text:p>
          </table:table-cell>
          <table:table-cell office:value-type="float" office:value="1513770" calcext:value-type="float">
            <text:p>1513770</text:p>
          </table:table-cell>
          <table:table-cell office:value-type="float" office:value="1013" calcext:value-type="float">
            <text:p>1013</text:p>
          </table:table-cell>
          <table:table-cell/>
        </table:table-row>
        <table:table-row table:style-name="ro4">
          <table:table-cell office:value-type="string" calcext:value-type="string">
            <text:p>TED-Ed</text:p>
          </table:table-cell>
          <table:table-cell office:value-type="string" calcext:value-type="string">
            <text:p>c_Eutci7ack</text:p>
          </table:table-cell>
          <table:table-cell office:value-type="string" calcext:value-type="string">
            <text:p>UCsooa4yRKGN_zEE8iknghZA</text:p>
          </table:table-cell>
          <table:table-cell office:value-type="string" calcext:value-type="string">
            <text:p>https://www.youtube.com/watch?v=c_Eutci7ack</text:p>
          </table:table-cell>
          <table:table-cell office:value-type="date" office:date-value="2014-11-04T16:15:40" calcext:value-type="date">
            <text:p>04/11/14 16:15</text:p>
          </table:table-cell>
          <table:table-cell office:value-type="string" calcext:value-type="string">
            <text:p>How to understand power - Eric Liu</text:p>
          </table:table-cell>
          <table:table-cell office:value-type="string" calcext:value-type="string">
            <text:p>View full lesson: http://ed.ted.com/lessons/how-to-understand-power-eric-liu</text:p>
            <text:p/>
            <text:p>Every day, we move and operate within systems of power that other people have constructed. But weâ€™re often uncomfortable talking about power. Why? Eric Liu describes the six sources of power and explains how understanding them is key to being an effective citizen. </text:p>
            <text:p/>
            <text:p>Lesson by Eric Liu, animation by KAPWA Studioworks.</text:p>
          </table:table-cell>
          <table:table-cell office:value-type="string" calcext:value-type="string">
            <text:p>{"Eric Liu",Power,Government,Civics,"Arab Spring",Voting,Vote,Election,TED,TED-Ed,"TED Ed",TEDEducation,"Barack Obama","Vladimir Putin",President,"Prime Minister","Stephen Harper",Revolution,War,Wealth,"State Action",State,Congress,"Social Norms","Occupy Wall Street",Citizenship,Democracy,"Robertino Zambrano"}</text:p>
          </table:table-cell>
          <table:table-cell office:value-type="string" calcext:value-type="string">
            <text:p>00:07:02</text:p>
          </table:table-cell>
          <table:table-cell office:value-type="date" office:date-value="2018-07-28T04:42:34.276" calcext:value-type="date">
            <text:p>28/07/18 04:42</text:p>
          </table:table-cell>
          <table:table-cell office:value-type="float" office:value="1510124" calcext:value-type="float">
            <text:p>1510124</text:p>
          </table:table-cell>
          <table:table-cell office:value-type="float" office:value="9009" calcext:value-type="float">
            <text:p>9009</text:p>
          </table:table-cell>
          <table:table-cell/>
        </table:table-row>
        <table:table-row table:style-name="ro4">
          <table:table-cell office:value-type="string" calcext:value-type="string">
            <text:p>TED-Ed</text:p>
          </table:table-cell>
          <table:table-cell office:value-type="string" calcext:value-type="string">
            <text:p>0GDYCxQYbjg</text:p>
          </table:table-cell>
          <table:table-cell office:value-type="string" calcext:value-type="string">
            <text:p>UCsooa4yRKGN_zEE8iknghZA</text:p>
          </table:table-cell>
          <table:table-cell office:value-type="string" calcext:value-type="string">
            <text:p>https://www.youtube.com/watch?v=0GDYCxQYbjg</text:p>
          </table:table-cell>
          <table:table-cell office:value-type="date" office:date-value="2013-06-28T15:01:02" calcext:value-type="date">
            <text:p>28/06/13 15:01</text:p>
          </table:table-cell>
          <table:table-cell office:value-type="string" calcext:value-type="string">
            <text:p>If superpowers were real: Flight - Joy Lin</text:p>
          </table:table-cell>
          <table:table-cell office:value-type="string" calcext:value-type="string">
            <text:p>View full lesson: http://ed.ted.com/lessons/if-superpowers-were-real-flight-joy-lin</text:p>
            <text:p/>
            <text:p>What if human flight wasn't just the stuff of epic comic book stories? Is it scientifically possible to fly? In this series, Joy Lin tackles six superpowers and reveals just how scientifically realistic they can be to us mere mortals. </text:p>
            <text:p/>
            <text:p>Lesson by Joy Lin, animation by Cognitive Media.</text:p>
          </table:table-cell>
          <table:table-cell office:value-type="string" calcext:value-type="string">
            <text:p>{"\\Cognitive Media\\","\\Joy","Lin\\","\\comic","book\\",superhero,superpower,"\\human","flight\\",flight,flying,fly,TED-Ed,"\\TED","Ed\\",TEDEducation}</text:p>
          </table:table-cell>
          <table:table-cell office:value-type="string" calcext:value-type="string">
            <text:p>00:05:11</text:p>
          </table:table-cell>
          <table:table-cell office:value-type="date" office:date-value="2018-07-28T04:44:07.849" calcext:value-type="date">
            <text:p>28/07/18 04:44</text:p>
          </table:table-cell>
          <table:table-cell office:value-type="float" office:value="1509489" calcext:value-type="float">
            <text:p>1509489</text:p>
          </table:table-cell>
          <table:table-cell office:value-type="float" office:value="16219" calcext:value-type="float">
            <text:p>16219</text:p>
          </table:table-cell>
          <table:table-cell/>
        </table:table-row>
        <table:table-row table:style-name="ro19">
          <table:table-cell office:value-type="string" calcext:value-type="string">
            <text:p>Numberphile</text:p>
          </table:table-cell>
          <table:table-cell office:value-type="string" calcext:value-type="string">
            <text:p>U6xJfP7-HCc</text:p>
          </table:table-cell>
          <table:table-cell office:value-type="string" calcext:value-type="string">
            <text:p>UCoxcjq-8xIDTYp3uz647V5A</text:p>
          </table:table-cell>
          <table:table-cell office:value-type="string" calcext:value-type="string">
            <text:p>https://www.youtube.com/watch?v=U6xJfP7-HCc</text:p>
          </table:table-cell>
          <table:table-cell office:value-type="date" office:date-value="2012-12-12T00:12:05" calcext:value-type="date">
            <text:p>12/12/12 00:12</text:p>
          </table:table-cell>
          <table:table-cell office:value-type="string" calcext:value-type="string">
            <text:p>Base 12 - Numberphile</text:p>
          </table:table-cell>
          <table:table-cell office:value-type="string" calcext:value-type="string">
            <text:p>We mark the date 12/12/12 with a video about the merits of the dozenal/duodecimal system.</text:p>
            <text:p>More links &amp; stuff in full description below â†“â†“â†“</text:p>
            <text:p/>
            <text:p>Numberphile regular Dr James Grime makes the case. More about James at http://www.singingbanana.com/</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12,dozenal,duodecimal,twelve,12/12/12}</text:p>
          </table:table-cell>
          <table:table-cell office:value-type="string" calcext:value-type="string">
            <text:p>00:09:12</text:p>
          </table:table-cell>
          <table:table-cell office:value-type="date" office:date-value="2018-07-28T04:43:43.811" calcext:value-type="date">
            <text:p>28/07/18 04:43</text:p>
          </table:table-cell>
          <table:table-cell office:value-type="float" office:value="1508902" calcext:value-type="float">
            <text:p>1508902</text:p>
          </table:table-cell>
          <table:table-cell office:value-type="float" office:value="4624" calcext:value-type="float">
            <text:p>4624</text:p>
          </table:table-cell>
          <table:table-cell/>
        </table:table-row>
        <table:table-row table:style-name="ro29">
          <table:table-cell office:value-type="string" calcext:value-type="string">
            <text:p>TED-Ed</text:p>
          </table:table-cell>
          <table:table-cell office:value-type="string" calcext:value-type="string">
            <text:p>pnSw8g3DPHw</text:p>
          </table:table-cell>
          <table:table-cell office:value-type="string" calcext:value-type="string">
            <text:p>UCsooa4yRKGN_zEE8iknghZA</text:p>
          </table:table-cell>
          <table:table-cell office:value-type="string" calcext:value-type="string">
            <text:p>https://www.youtube.com/watch?v=pnSw8g3DPHw</text:p>
          </table:table-cell>
          <table:table-cell office:value-type="date" office:date-value="2018-01-22T15:59:09" calcext:value-type="date">
            <text:p>22/01/18 15:59</text:p>
          </table:table-cell>
          <table:table-cell office:value-type="string" calcext:value-type="string">
            <text:p>Can you solve the dark coin riddle? - Lisa Winer</text:p>
          </table:table-cell>
          <table:table-cell office:value-type="string" calcext:value-type="string">
            <text:p>Practice more problem-solving at https://brilliant.org/TedEd/</text:p>
            <text:p>Solution to the bonus riddle mentioned at the end: https://brilliant.org/tededcoinflip</text:p>
            <text:p/>
            <text:p>You heard the travelersâ€™ tales, you followed the maps, and now, youâ€™ve finally located the dungeon containing a stash of ancient coins. The good news: the wizard who owns the castle has generously agreed to let you have the coins. The bad news: heâ€™s not quite as generous about letting you leave the dungeon ... unless you solve his puzzle. Can you solve it and get out alive? Lisa Winer shows how.</text:p>
            <text:p/>
            <text:p>Lesson by Lisa Winer, animation by Artrake Studio.</text:p>
            <text:p/>
            <text:p>Thank you so much to our patrons for supporting us on Patreon! Without you this video would not be possible! Ø³Ù„Ø·Ø§Ù† Ø§Ù„Ø®Ù„ÙŠÙÙŠ, Marylise CHAUFFETON, Marvin Vizuett, Jayant Sahewal, Joshua Plant, Quinn Shen, Caleb ross, Elizabeth Cruz, Elnathan Joshua Bangayan, Gaurav Rana, Mullaiarasu Sundaramurthy, Jose Henrique Leopoldo e Silva, Dan Paterniti, Jose Schroeder, Jerome Froelich, Tyler Yoshizumi, Martin Stephen, Faiza Imtiaz, Khalifa Alhulail, Tejas Dc, Govind Shukla, Benjamin &amp; Shannon Pinder, Srikote Naewchampa, Ex Foedus, Sage Curie, Exal Enrique Cisneros Tuch, Ana Maria, Vignan Velivela, Ibel Wong, Ahmad Hyari, A Hundred Years, eden sher, Travis Wehrman, Minh Tran, Louisa Lee, Kiara Taylor, and Hoang Viet.</text:p>
          </table:table-cell>
          <table:table-cell office:value-type="string" calcext:value-type="string">
            <text:p>{TED-Ed,TEDEd,"TED Ed","Brilliant Riddles",Riddles,math,"problem solving","Lisa Winer","Artrake Studio","TED Education",TED}</text:p>
          </table:table-cell>
          <table:table-cell office:value-type="string" calcext:value-type="string">
            <text:p>00:05:26</text:p>
          </table:table-cell>
          <table:table-cell office:value-type="date" office:date-value="2018-07-28T04:44:56.786" calcext:value-type="date">
            <text:p>28/07/18 04:44</text:p>
          </table:table-cell>
          <table:table-cell office:value-type="float" office:value="1508007" calcext:value-type="float">
            <text:p>1508007</text:p>
          </table:table-cell>
          <table:table-cell office:value-type="float" office:value="21473" calcext:value-type="float">
            <text:p>21473</text:p>
          </table:table-cell>
          <table:table-cell/>
        </table:table-row>
        <table:table-row table:style-name="ro22">
          <table:table-cell office:value-type="string" calcext:value-type="string">
            <text:p>Vihart</text:p>
          </table:table-cell>
          <table:table-cell office:value-type="string" calcext:value-type="string">
            <text:p>X1E7I7_r3Cw</text:p>
          </table:table-cell>
          <table:table-cell office:value-type="string" calcext:value-type="string">
            <text:p>UCOGeU-1Fig3rrDjhm9Zs_wg</text:p>
          </table:table-cell>
          <table:table-cell office:value-type="string" calcext:value-type="string">
            <text:p>https://www.youtube.com/watch?v=X1E7I7_r3Cw</text:p>
          </table:table-cell>
          <table:table-cell office:value-type="date" office:date-value="2012-06-13T00:27:10" calcext:value-type="date">
            <text:p>13/06/12 00:27</text:p>
          </table:table-cell>
          <table:table-cell office:value-type="string" calcext:value-type="string">
            <text:p>What was up with Pythagoras?</text:p>
          </table:table-cell>
          <table:table-cell office:value-type="string" calcext:value-type="string">
            <text:p>Pythagoras had a problem with beans and irrationality. What really happened? I don't know! The square root of two is irrational, and beans are delicious.</text:p>
            <text:p/>
            <text:p>My personal website, which you might like: http://vihart.com</text:p>
          </table:table-cell>
          <table:table-cell office:value-type="string" calcext:value-type="string">
            <text:p>{pythagoras,pythagoreans,"sqrt 2","square root","irrational numbers","rational numbers",ratio,mathematics,numbers,proof}</text:p>
          </table:table-cell>
          <table:table-cell office:value-type="string" calcext:value-type="string">
            <text:p>00:08:50</text:p>
          </table:table-cell>
          <table:table-cell office:value-type="date" office:date-value="2018-07-28T04:42:40.55" calcext:value-type="date">
            <text:p>28/07/18 04:42</text:p>
          </table:table-cell>
          <table:table-cell office:value-type="float" office:value="1506189" calcext:value-type="float">
            <text:p>1506189</text:p>
          </table:table-cell>
          <table:table-cell office:value-type="float" office:value="2792" calcext:value-type="float">
            <text:p>2792</text:p>
          </table:table-cell>
          <table:table-cell/>
        </table:table-row>
        <table:table-row table:style-name="ro27">
          <table:table-cell office:value-type="string" calcext:value-type="string">
            <text:p>Numberphile</text:p>
          </table:table-cell>
          <table:table-cell office:value-type="string" calcext:value-type="string">
            <text:p>NPoj8lk9Fo4</text:p>
          </table:table-cell>
          <table:table-cell office:value-type="string" calcext:value-type="string">
            <text:p>UCoxcjq-8xIDTYp3uz647V5A</text:p>
          </table:table-cell>
          <table:table-cell office:value-type="string" calcext:value-type="string">
            <text:p>https://www.youtube.com/watch?v=NPoj8lk9Fo4</text:p>
          </table:table-cell>
          <table:table-cell office:value-type="date" office:date-value="2014-01-03T11:01:59" calcext:value-type="date">
            <text:p>03/01/14 11:01</text:p>
          </table:table-cell>
          <table:table-cell office:value-type="string" calcext:value-type="string">
            <text:p>Pi is Beautiful - Numberphile</text:p>
          </table:table-cell>
          <table:table-cell office:value-type="string" calcext:value-type="string">
            <text:p>With thanks to Martin Krzywinski and Cristian Ilies Vasile - cool visualisers of Pi.</text:p>
            <text:p>More links &amp; stuff in full description below â†“â†“â†“</text:p>
            <text:p/>
            <text:p>Pi Visualisations (you can buy them too): http://bit.ly/PiBeauty</text:p>
            <text:p>Images used with permission.</text:p>
            <text:p/>
            <text:p>This video features Dr James Grime: https://twitter.com/jamesgrime</text:p>
            <text:p/>
            <text:p>More Pi videos from Numberphile: http://bit.ly/PiNumberphile</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Pi (Number)","Martin Krzywinski","Data Visualization (Industry)","Golden Ratio (Mathematical Concept)",numbers}</text:p>
          </table:table-cell>
          <table:table-cell office:value-type="string" calcext:value-type="string">
            <text:p>00:08:24</text:p>
          </table:table-cell>
          <table:table-cell office:value-type="date" office:date-value="2018-07-28T04:45:15.61" calcext:value-type="date">
            <text:p>28/07/18 04:45</text:p>
          </table:table-cell>
          <table:table-cell office:value-type="float" office:value="1503277" calcext:value-type="float">
            <text:p>1503277</text:p>
          </table:table-cell>
          <table:table-cell office:value-type="float" office:value="3060" calcext:value-type="float">
            <text:p>3060</text:p>
          </table:table-cell>
          <table:table-cell/>
        </table:table-row>
        <table:table-row table:style-name="ro22">
          <table:table-cell office:value-type="string" calcext:value-type="string">
            <text:p>Khan Academy</text:p>
          </table:table-cell>
          <table:table-cell office:value-type="string" calcext:value-type="string">
            <text:p>UuMTSU9DcqQ</text:p>
          </table:table-cell>
          <table:table-cell office:value-type="string" calcext:value-type="string">
            <text:p>UC4a-Gbdw7vOaccHmFo40b9g</text:p>
          </table:table-cell>
          <table:table-cell office:value-type="string" calcext:value-type="string">
            <text:p>https://www.youtube.com/watch?v=UuMTSU9DcqQ</text:p>
          </table:table-cell>
          <table:table-cell office:value-type="date" office:date-value="2010-10-21T19:51:44" calcext:value-type="date">
            <text:p>21/10/10 19:51</text:p>
          </table:table-cell>
          <table:table-cell office:value-type="string" calcext:value-type="string">
            <text:p>Khan Academy on the Gates Notes</text:p>
          </table:table-cell>
          <table:table-cell office:value-type="string" calcext:value-type="string">
            <text:p>Bill Gates talks about the Khan Academy on the Gates Note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02:22</text:p>
          </table:table-cell>
          <table:table-cell office:value-type="date" office:date-value="2018-07-28T04:44:25.919" calcext:value-type="date">
            <text:p>28/07/18 04:44</text:p>
          </table:table-cell>
          <table:table-cell office:value-type="float" office:value="1503162" calcext:value-type="float">
            <text:p>1503162</text:p>
          </table:table-cell>
          <table:table-cell office:value-type="float" office:value="490" calcext:value-type="float">
            <text:p>490</text:p>
          </table:table-cell>
          <table:table-cell/>
        </table:table-row>
        <table:table-row table:style-name="ro4">
          <table:table-cell office:value-type="string" calcext:value-type="string">
            <text:p>TED-Ed</text:p>
          </table:table-cell>
          <table:table-cell office:value-type="string" calcext:value-type="string">
            <text:p>6a6kbU88wu0</text:p>
          </table:table-cell>
          <table:table-cell office:value-type="string" calcext:value-type="string">
            <text:p>UCsooa4yRKGN_zEE8iknghZA</text:p>
          </table:table-cell>
          <table:table-cell office:value-type="string" calcext:value-type="string">
            <text:p>https://www.youtube.com/watch?v=6a6kbU88wu0</text:p>
          </table:table-cell>
          <table:table-cell office:value-type="date" office:date-value="2016-11-15T16:03:16" calcext:value-type="date">
            <text:p>15/11/16 16:03</text:p>
          </table:table-cell>
          <table:table-cell office:value-type="string" calcext:value-type="string">
            <text:p>How to recognize a dystopia - Alex Gendler</text:p>
          </table:table-cell>
          <table:table-cell office:value-type="string" calcext:value-type="string">
            <text:p>View full lesson: http://ed.ted.com/lessons/how-to-recognize-a-dystopia-alex-gendler</text:p>
            <text:p/>
            <text:p>The genre of dystopia â€“ the â€˜not good placeâ€™â€“ has captured the imaginations of artists and audiences alike for centuries. But why do we bother with all this pessimism? Alex Gendler explains how dystopias act as cautionary tales â€“ not about some particular government or technology, but the very idea that humanity can be molded into an ideal shape. </text:p>
            <text:p/>
            <text:p>Lesson by Alex Gendler, animation by TED-Ed.</text:p>
          </table:table-cell>
          <table:table-cell office:value-type="string" calcext:value-type="string">
            <text:p>{"Alex Gendler","TED-Ed animation","Jeremiah Dickey",dystopia,utopia,"do we live in a dystopia",1984,2016,"George Orwell","HG Wells","the time machine","paradise on earth","Thomas Moore","Plato's Republic","V for Vendetta",Watchmen,"Gulliver's Travels",satire,"Jonathan Swift",TED,extremism,"animal farm","the iron heel","Jack London","Brave New World","Aldous Huxley","mass media",TED-Ed,Teded,propaganda,"conspiracy theories","TED education"}</text:p>
          </table:table-cell>
          <table:table-cell office:value-type="string" calcext:value-type="string">
            <text:p>00:05:56</text:p>
          </table:table-cell>
          <table:table-cell office:value-type="date" office:date-value="2018-07-28T04:42:59.943" calcext:value-type="date">
            <text:p>28/07/18 04:43</text:p>
          </table:table-cell>
          <table:table-cell office:value-type="float" office:value="1501979" calcext:value-type="float">
            <text:p>1501979</text:p>
          </table:table-cell>
          <table:table-cell office:value-type="float" office:value="9135" calcext:value-type="float">
            <text:p>9135</text:p>
          </table:table-cell>
          <table:table-cell/>
        </table:table-row>
        <table:table-row table:style-name="ro60">
          <table:table-cell office:value-type="string" calcext:value-type="string">
            <text:p>MindYourDecisions</text:p>
          </table:table-cell>
          <table:table-cell office:value-type="string" calcext:value-type="string">
            <text:p>i-xqRDwpilM</text:p>
          </table:table-cell>
          <table:table-cell office:value-type="string" calcext:value-type="string">
            <text:p>UCHnj59g7jezwTy5GeL8EA_g</text:p>
          </table:table-cell>
          <table:table-cell office:value-type="string" calcext:value-type="string">
            <text:p>https://www.youtube.com/watch?v=i-xqRDwpilM</text:p>
          </table:table-cell>
          <table:table-cell office:value-type="date" office:date-value="2017-05-14T20:26:43" calcext:value-type="date">
            <text:p>14/05/17 20:26</text:p>
          </table:table-cell>
          <table:table-cell office:value-type="string" calcext:value-type="string">
            <text:p>HARD Google Interview Question - The 25 Horses Puzzle</text:p>
          </table:table-cell>
          <table:table-cell office:value-type="string" calcext:value-type="string">
            <text:p>There are 25 mechanical horses and a single racetrack. Each horse completes the track in a pre-programmed time, and the horses all have different finishing times, unknown to you. You can race 5 horses at a time. After a race is over, you get a printout with the order the horses finished, but not the finishing times of the horses. What is the minimum number of races you need to identify the fastest 3 horses?</text:p>
            <text:p/>
            <text:p>I was suggested this puzzle via email by Terry Stickels. This is also a popular interview question at tech companies like Google. See a list of all sources in my blog post for this video:</text:p>
            <text:p>https://wp.me/p6aMk-58P</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about 2 times a year):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5/5 stars on 2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5/5 stars on 3 reviews)</text:p>
            <text:p>http://amzn.to/1NKbyCs</text:p>
            <text:p/>
            <text:p>"Math Puzzles Volume 3" is the third in the series. (rated 3.8/5 stars on 4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mathematics,math,maths,riddle,"brain teaser",puzzle,"math puzzle","logic puzzle","interview question"}</text:p>
          </table:table-cell>
          <table:table-cell office:value-type="string" calcext:value-type="string">
            <text:p>00:09:03</text:p>
          </table:table-cell>
          <table:table-cell office:value-type="date" office:date-value="2018-07-28T04:44:50.563" calcext:value-type="date">
            <text:p>28/07/18 04:44</text:p>
          </table:table-cell>
          <table:table-cell office:value-type="float" office:value="1496124" calcext:value-type="float">
            <text:p>1496124</text:p>
          </table:table-cell>
          <table:table-cell office:value-type="float" office:value="121652" calcext:value-type="float">
            <text:p>121652</text:p>
          </table:table-cell>
          <table:table-cell/>
        </table:table-row>
        <table:table-row table:style-name="ro7">
          <table:table-cell office:value-type="string" calcext:value-type="string">
            <text:p>Khan Academy</text:p>
          </table:table-cell>
          <table:table-cell office:value-type="string" calcext:value-type="string">
            <text:p>znmPfDfsir8</text:p>
          </table:table-cell>
          <table:table-cell office:value-type="string" calcext:value-type="string">
            <text:p>UC4a-Gbdw7vOaccHmFo40b9g</text:p>
          </table:table-cell>
          <table:table-cell office:value-type="string" calcext:value-type="string">
            <text:p>https://www.youtube.com/watch?v=znmPfDfsir8</text:p>
          </table:table-cell>
          <table:table-cell office:value-type="date" office:date-value="2013-07-25T00:09:23" calcext:value-type="date">
            <text:p>25/07/13 00:09</text:p>
          </table:table-cell>
          <table:table-cell office:value-type="string" calcext:value-type="string">
            <text:p>Least common multiple exercise | Factors and multiples | Pre-Algebra | Khan Academy</text:p>
          </table:table-cell>
          <table:table-cell office:value-type="string" calcext:value-type="string">
            <text:p>We're practicing finding the least common multiple in these example exercises. We'll teach you the prime factorization approach which is a pretty nifty way to find the lcm (least common multiple).</text:p>
            <text:p/>
            <text:p>Practice this lesson yourself on KhanAcademy.org right now: https://www.khanacademy.org/math/pre-algebra/factors-multiples/least_common_multiple/e/least_common_multiple?utm_source=YT&amp;utm_medium=Desc&amp;utm_campaign=PreAlgebra</text:p>
            <text:p/>
            <text:p>Watch the next lesson: https://www.khanacademy.org/math/pre-algebra/factors-multiples/least_common_multiple/v/least-common-multiple-exercise-2?utm_source=YT&amp;utm_medium=Desc&amp;utm_campaign=PreAlgebra</text:p>
            <text:p/>
            <text:p>Missed the previous lesson? </text:p>
            <text:p>https://www.khanacademy.org/math/pre-algebra/factors-multiples/prime_factorization/v/common-divisibility-example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4:16</text:p>
          </table:table-cell>
          <table:table-cell office:value-type="date" office:date-value="2018-07-28T04:43:37.196" calcext:value-type="date">
            <text:p>28/07/18 04:43</text:p>
          </table:table-cell>
          <table:table-cell office:value-type="float" office:value="1495412" calcext:value-type="float">
            <text:p>1495412</text:p>
          </table:table-cell>
          <table:table-cell office:value-type="float" office:value="3212" calcext:value-type="float">
            <text:p>3212</text:p>
          </table:table-cell>
          <table:table-cell/>
        </table:table-row>
        <table:table-row table:style-name="ro4">
          <table:table-cell office:value-type="string" calcext:value-type="string">
            <text:p>TED-Ed</text:p>
          </table:table-cell>
          <table:table-cell office:value-type="string" calcext:value-type="string">
            <text:p>PzfLDi-sL3w</text:p>
          </table:table-cell>
          <table:table-cell office:value-type="string" calcext:value-type="string">
            <text:p>UCsooa4yRKGN_zEE8iknghZA</text:p>
          </table:table-cell>
          <table:table-cell office:value-type="string" calcext:value-type="string">
            <text:p>https://www.youtube.com/watch?v=PzfLDi-sL3w</text:p>
          </table:table-cell>
          <table:table-cell office:value-type="date" office:date-value="2017-05-11T15:01:09" calcext:value-type="date">
            <text:p>11/05/17 15:01</text:p>
          </table:table-cell>
          <table:table-cell office:value-type="string" calcext:value-type="string">
            <text:p>How does asthma work? - Christopher E. Gaw</text:p>
          </table:table-cell>
          <table:table-cell office:value-type="string" calcext:value-type="string">
            <text:p>View full lesson: http://ed.ted.com/lessons/how-does-asthma-work-christopher-e-gaw</text:p>
            <text:p/>
            <text:p>More than 300 million people around the world suffer from asthma, and around 250,000 people die from it each year. But why do people get asthma, and how can this disease be deadly? Christopher E. Gaw describes the main symptoms and treatments of asthma. </text:p>
            <text:p/>
            <text:p>Lesson by Christopher E. Gaw, animation by Zedem Media.</text:p>
          </table:table-cell>
          <table:table-cell office:value-type="string" calcext:value-type="string">
            <text:p>{TED,TED-Ed,"TED Education","TED Ed","Chris Gaw","Zedem Media",asthma,breathing,"asthma attak","respiratory system",bronchioles,smoke,pollen,lungs,mucosa,"mucosal lining",constriction,wheezing,"chest tightness",hyperinflation,inhaler,beta-agonist,corticosteroids}</text:p>
          </table:table-cell>
          <table:table-cell office:value-type="string" calcext:value-type="string">
            <text:p>00:05:10</text:p>
          </table:table-cell>
          <table:table-cell office:value-type="date" office:date-value="2018-07-28T04:44:20.234" calcext:value-type="date">
            <text:p>28/07/18 04:44</text:p>
          </table:table-cell>
          <table:table-cell office:value-type="float" office:value="1491635" calcext:value-type="float">
            <text:p>1491635</text:p>
          </table:table-cell>
          <table:table-cell office:value-type="float" office:value="20306" calcext:value-type="float">
            <text:p>20306</text:p>
          </table:table-cell>
          <table:table-cell/>
        </table:table-row>
        <table:table-row table:style-name="ro61">
          <table:table-cell office:value-type="string" calcext:value-type="string">
            <text:p>minutephysics</text:p>
          </table:table-cell>
          <table:table-cell office:value-type="string" calcext:value-type="string">
            <text:p>Gg0TXNXgz-w</text:p>
          </table:table-cell>
          <table:table-cell office:value-type="string" calcext:value-type="string">
            <text:p>UCUHW94eEFW7hkUMVaZz4eDg</text:p>
          </table:table-cell>
          <table:table-cell office:value-type="string" calcext:value-type="string">
            <text:p>https://www.youtube.com/watch?v=Gg0TXNXgz-w</text:p>
          </table:table-cell>
          <table:table-cell office:value-type="date" office:date-value="2015-04-08T14:30:01" calcext:value-type="date">
            <text:p>08/04/15 14:30</text:p>
          </table:table-cell>
          <table:table-cell office:value-type="string" calcext:value-type="string">
            <text:p>How Do Airplanes Fly?</text:p>
          </table:table-cell>
          <table:table-cell office:value-type="string" calcext:value-type="string">
            <text:p>How Airplanes Are Made: https://www.youtube.com/watch?v=7rMgpExA4kM</text:p>
            <text:p>Thanks to Airbus for supporting this video http://www.a350xwb.co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the following Subbable subscribers for making MinutePhysics possible:</text:p>
            <text:p/>
            <text:p>Marcus Boden</text:p>
            <text:p>Pineappleman2</text:p>
            <text:p>@kubakun</text:p>
            <text:p>Alex Haig</text:p>
            <text:p>Brian @devinsba</text:p>
            <text:p>The Talley Family</text:p>
            <text:p>Chris Romano</text:p>
            <text:p>Cameron Johnson</text:p>
            <text:p>Alison Gupta</text:p>
            <text:p>Nicholas Buckendorf</text:p>
            <text:p>Mikael @skaramicke GrÃ¶n</text:p>
            <text:p>ChrisBrowne3D</text:p>
            <text:p>Viktor Liljeblad</text:p>
            <text:p>Aleksander Bach Lorentzen</text:p>
            <text:p>Michael Jiang</text:p>
            <text:p>Adam Berkan</text:p>
            <text:p>Liam Callaway @liamcallaway</text:p>
            <text:p>Michael D'Costa</text:p>
            <text:p>Peter ZÃ¼rcher</text:p>
            <text:p>John L Alvizuri</text:p>
            <text:p>Maggie Hanna</text:p>
            <text:p>Will Sabol @sabol.drums youtube.com/jindodied</text:p>
            <text:p>TPRJones</text:p>
            <text:p>TPRJones</text:p>
            <text:p>Liz Ball</text:p>
            <text:p>Andrew Fghqrafxv</text:p>
            <text:p>Jeremy Ray Quick</text:p>
            <text:p>Orontes Ovasi</text:p>
            <text:p>Travis Miyashiro</text:p>
            <text:p>Rob Montgomery</text:p>
            <text:p>Nick Pietrzak</text:p>
            <text:p>Jabe</text:p>
            <text:p>beckiejean on twitter</text:p>
            <text:p>Elliott Collins</text:p>
            <text:p>https://www.youtube.com/user/TroubleBrewingStudio</text:p>
            <text:p>Andi Davis @ AndriaKDavis</text:p>
            <text:p>Raymond Cason</text:p>
            <text:p>Jonathan Seggie</text:p>
            <text:p>Ho Yin Michael Cheng</text:p>
            <text:p>Jakub (@Kubakun at Twitter)</text:p>
            <text:p>Dominik Steenken</text:p>
            <text:p>Brandon Liu</text:p>
            <text:p>Ethi Raj</text:p>
            <text:p>@bdb_i_am</text:p>
            <text:p>Damian Shaw</text:p>
            <text:p>Janel Christensen</text:p>
            <text:p>Ian R. - @ARoarNixed</text:p>
            <text:p>Jeff Ouellette</text:p>
            <text:p>Vanessa Benavent</text:p>
            <text:p>Randy Goldberg MD</text:p>
            <text:p/>
            <text:p>This video also made possible by the following Patreon Supporters:</text:p>
            <text:p/>
            <text:p>Jeff Straathof</text:p>
            <text:p>Mark </text:p>
            <text:p>Wes Brown</text:p>
            <text:p>John Green</text:p>
            <text:p>Florian Philipp</text:p>
            <text:p>Rens van der Heijden</text:p>
            <text:p>Ian Foote</text:p>
            <text:p>Eszter Szikora</text:p>
            <text:p>Tasso Kostalas (MavericSun)</text:p>
            <text:p>Amandeep Hayer</text:p>
            <text:p>AbraÃ£o Caldas</text:p>
            <text:p>Eric Ma</text:p>
            <text:p>Conner Fissell</text:p>
            <text:p>Muhmammad </text:p>
            <text:p>Bob Bolch</text:p>
            <text:p>Daniel Ametsreiter</text:p>
            <text:p>JoÃ«l Quenneville</text:p>
            <text:p>Richard Pearson</text:p>
            <text:p>David Dailey</text:p>
            <text:p>Steven Mulder</text:p>
            <text:p>Karim </text:p>
            <text:p>Ethi Raj</text:p>
            <text:p>Ryan Kyle</text:p>
            <text:p>William Ricketts</text:p>
            <text:p>Collin Mandris</text:p>
            <text:p>Jonathan Foster</text:p>
            <text:p>Siddharth Sadanand</text:p>
            <text:p>Robby Olivam</text:p>
            <text:p>Alan Browning</text:p>
            <text:p>Jonathan Piersa</text:p>
            <text:p>Jake Stolhandske</text:p>
            <text:p>Julia Person</text:p>
            <text:p>James Craver</text:p>
            <text:p>Sarah Chavis</text:p>
            <text:p>Yonatan Bisk</text:p>
            <text:p>Richard Campbell</text:p>
            <text:p>Mikael </text:p>
            <text:p>Richie Swift</text:p>
            <text:p>Chris Barrett</text:p>
            <text:p>Jan A</text:p>
            <text:p>Christopher Coleman</text:p>
            <text:p>Kelvin Dueck</text:p>
            <text:p>Daniel â€œYoureDownâ€ Breger</text:p>
            <text:p>Hendrik Payer</text:p>
            <text:p>Geoff Wallace</text:p>
            <text:p>Fredrik Samuelsson</text:p>
            <text:p>Melissa Harkins</text:p>
            <text:p>Jason Talley</text:p>
            <text:p>Keith Marrocco</text:p>
            <text:p>Maarten Bremer</text:p>
            <text:p>Eric Laberge</text:p>
            <text:p>Lacey Larson</text:p>
            <text:p>Neil Ramroop</text:p>
            <text:p>Matthew Norton</text:p>
            <text:p>Anastasia Vashkevich</text:p>
            <text:p>Bela9a </text:p>
            <text:p>Efe Efevich</text:p>
            <text:p>Mark </text:p>
            <text:p>Donal Botkin</text:p>
            <text:p>Sylvan Ruud</text:p>
            <text:p>Daniel Friesen</text:p>
            <text:p>Philipi Adolfo Willemann</text:p>
            <text:p>Jeffrey McCullough</text:p>
            <text:p>Oddgeir Gitlestad</text:p>
            <text:p>Ann Priess Maclean</text:p>
            <text:p>Brendon Davis</text:p>
            <text:p>Jeff Fellows</text:p>
            <text:p>Filip </text:p>
            <text:p>Christopher Jimenez</text:p>
            <text:p>Michel Payette</text:p>
            <text:p>Juha Niittynen</text:p>
            <text:p>Jeff Ross</text:p>
            <text:p>Viktor Liljeblad</text:p>
            <text:p>Robert E DeLapp</text:p>
            <text:p>Sean Linsley</text:p>
            <text:p>James Lacy</text:p>
            <text:p>Christopher O'Neal</text:p>
            <text:p>Marcus </text:p>
            <text:p>Philip Freeman</text:p>
            <text:p>Matthew Heermann</text:p>
            <text:p>Marsha Woerner</text:p>
            <text:p>Daniel Yip</text:p>
            <text:p>Matt K</text:p>
            <text:p>William Pearson</text:p>
            <text:p>Kevin Lynch</text:p>
            <text:p>Nick Ward</text:p>
            <text:p>Kevin </text:p>
            <text:p>john eriksson</text:p>
            <text:p>Allan Farrell</text:p>
            <text:p>Tobias Olesen</text:p>
            <text:p>Chris Chapin</text:p>
            <text:p>Michael Keefe</text:p>
            <text:p>Jon Mann</text:p>
            <text:p>Bert </text:p>
            <text:p>Joji Wata</text:p>
            <text:p>Adam Naber</text:p>
            <text:p>Rob Ibsen</text:p>
            <text:p>Jacob Gumpert</text:p>
            <text:p>Peter Collier</text:p>
            <text:p>Andi Davis</text:p>
            <text:p>Aarthy </text:p>
            <text:p>Raymond Cason</text:p>
            <text:p>Evan Gale</text:p>
            <text:p>Paul </text:p>
            <text:p>Tori McClanahan</text:p>
            <text:p>Dominik Steenken</text:p>
            <text:p>Danilo Metzger</text:p>
            <text:p>Christian Altenhofen</text:p>
            <text:p>Roy Morgan</text:p>
            <text:p>Olivia Darroch</text:p>
            <text:p>Amber Ciarvella</text:p>
            <text:p>ryan horlacher</text:p>
            <text:p>Keith Chang</text:p>
            <text:p>Milokot </text:p>
            <text:p>Janel Christensen</text:p>
            <text:p>Will Scherer</text:p>
            <text:p>Mike Fulcher</text:p>
            <text:p>Larom Lancaster</text:p>
            <text:p>John Harman</text:p>
            <text:p>Matt </text:p>
            <text:p>Christos Papandreou</text:p>
            <text:p>Fernando Pazin</text:p>
            <text:p>Johnathon Kinville</text:p>
            <text:p>Jason Medrano</text:p>
            <text:p>Andrew Barnett</text:p>
            <text:p>Katharina Schuchmann</text:p>
            <text:p>John Gietzen</text:p>
            <text:p>Michael Tardibuono</text:p>
            <text:p>Matthew Hebert</text:p>
            <text:p>Christy Filipich</text:p>
            <text:p>Pierre-Louis Bourgeois</text:p>
            <text:p>Genevieve Lawrence</text:p>
            <text:p>Brian D'Agostini</text:p>
            <text:p>Chris </text:p>
            <text:p>Dominik Menzi</text:p>
            <text:p>Ryan A. Schauer</text:p>
            <text:p>Daniel Johnson</text:p>
            <text:p>Nico Houbraken</text:p>
            <text:p>Michael Carr</text:p>
            <text:p>Ragnhild </text:p>
            <text:p>Elizabeth Meisterling</text:p>
            <text:p>Lysann Schlegel</text:p>
            <text:p>Magnus Krokstad</text:p>
            <text:p>Chase Turner</text:p>
            <text:p>Owain Blackwood</text:p>
            <text:p>Russ Arrell</text:p>
            <text:p>Maarten Daalder</text:p>
            <text:p>Brenden Bullock</text:p>
            <text:p>Asaf Gartner</text:p>
            <text:p>Mark Samberg</text:p>
            <text:p>Tina Johnston</text:p>
            <text:p>Mike Cochrane</text:p>
            <text:p>Tom Murphy</text:p>
            <text:p>Peter L</text:p>
            <text:p>Jeff </text:p>
            <text:p>Erica Pratt</text:p>
            <text:p>David </text:p>
            <text:p>Artur Szczypta</text:p>
            <text:p>David Drueding</text:p>
            <text:p>Nicklas UlvnÃ¤s</text:p>
            <text:p>Nigel W</text:p>
            <text:p>James Nelson</text:p>
            <text:p>Mary Foster-Smith</text:p>
            <text:p>Clayton Neff</text:p>
            <text:p>Michael Merino</text:p>
            <text:p>Jason and Gayle Corfman</text:p>
            <text:p>Mihaly Barasz</text:p>
            <text:p>Steven Klurfeld</text:p>
            <text:p>Richard Bairwell</text:p>
            <text:p>Tamas Bartal</text:p>
            <text:p>Erven </text:p>
            <text:p>Justin Prahl</text:p>
            <text:p>Michael Maitlen</text:p>
            <text:p>John Harman</text:p>
            <text:p>Hans van Staveren</text:p>
            <text:p>Kasey </text:p>
            <text:p>Karlin Nazario</text:p>
            <text:p>M K</text:p>
            <text:p>Jacques LABBÃ‰</text:p>
            <text:p>Geralyn Byers</text:p>
            <text:p>jason black</text:p>
            <text:p>Candice Blodgett</text:p>
            <text:p>Daniel Gibbs</text:p>
            <text:p>Henry Berthelsen</text:p>
            <text:p>Andy Kittner</text:p>
            <text:p>Steve Hall</text:p>
            <text:p>Rob Snyder</text:p>
            <text:p>John Kelly</text:p>
            <text:p>Jessica Rosenstein</text:p>
            <text:p>Bill Tomiyasu</text:p>
            <text:p>Vasco SimÃµes</text:p>
            <text:p>Simon Hammersley</text:p>
            <text:p>iain </text:p>
            <text:p>Holger </text:p>
            <text:p>Alexis Carpenter</text:p>
            <text:p>Jay Goodman</text:p>
            <text:p>Joseph Perry</text:p>
            <text:p>Mark Govea</text:p>
            <text:p>Eduardo Rampelotto Gatto Created by Henry Reich</text:p>
          </table:table-cell>
          <table:table-cell office:value-type="string" calcext:value-type="string">
            <text:p>{airplane,airbus,fly,force,bernoulli,wing,engine,crash,airport,flying,plane,boeing,a350,"Aviation (Industry)",pressure,molecule,air,gravity,thrust,efficiency,flight,jumbo,jet,propellor,lift,drag,weight,"heavier than air",fuel,prop,"Boeing 747 (Aircraft Model)"}</text:p>
          </table:table-cell>
          <table:table-cell office:value-type="string" calcext:value-type="string">
            <text:p>00:03:11</text:p>
          </table:table-cell>
          <table:table-cell office:value-type="date" office:date-value="2018-07-28T04:42:09.721" calcext:value-type="date">
            <text:p>28/07/18 04:42</text:p>
          </table:table-cell>
          <table:table-cell office:value-type="float" office:value="1491345" calcext:value-type="float">
            <text:p>1491345</text:p>
          </table:table-cell>
          <table:table-cell office:value-type="float" office:value="4102" calcext:value-type="float">
            <text:p>4102</text:p>
          </table:table-cell>
          <table:table-cell/>
        </table:table-row>
        <table:table-row table:style-name="ro7">
          <table:table-cell office:value-type="string" calcext:value-type="string">
            <text:p>Khan Academy</text:p>
          </table:table-cell>
          <table:table-cell office:value-type="string" calcext:value-type="string">
            <text:p>HpdMJaKaXXc</text:p>
          </table:table-cell>
          <table:table-cell office:value-type="string" calcext:value-type="string">
            <text:p>UC4a-Gbdw7vOaccHmFo40b9g</text:p>
          </table:table-cell>
          <table:table-cell office:value-type="string" calcext:value-type="string">
            <text:p>https://www.youtube.com/watch?v=HpdMJaKaXXc</text:p>
          </table:table-cell>
          <table:table-cell office:value-type="date" office:date-value="2009-11-05T19:30:25" calcext:value-type="date">
            <text:p>05/11/09 19:30</text:p>
          </table:table-cell>
          <table:table-cell office:value-type="string" calcext:value-type="string">
            <text:p>Introduction to ratios | Ratios, proportions, units, and rates | Pre-Algebra | Khan Academy</text:p>
          </table:table-cell>
          <table:table-cell office:value-type="string" calcext:value-type="string">
            <text:p>What a ratio is. Simple ratio problems.</text:p>
            <text:p/>
            <text:p>Practice this lesson yourself on KhanAcademy.org right now: https://www.khanacademy.org/math/pre-algebra/rates-and-ratios/ratios_and_proportions/e/ratio_word_problems?utm_source=YT&amp;utm_medium=Desc&amp;utm_campaign=PreAlgebra</text:p>
            <text:p/>
            <text:p>Watch the next lesson: https://www.khanacademy.org/math/pre-algebra/rates-and-ratios/ratios_and_proportions/v/ratios-as-fractions-in-simplest-form?utm_source=YT&amp;utm_medium=Desc&amp;utm_campaign=PreAlgebra</text:p>
            <text:p/>
            <text:p>Missed the previous lesson? </text:p>
            <text:p>https://www.khanacademy.org/math/pre-algebra/fractions-pre-alg/number-sets-pre-alg/v/number-sets-3?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14:13</text:p>
          </table:table-cell>
          <table:table-cell office:value-type="date" office:date-value="2018-07-28T04:44:07.907" calcext:value-type="date">
            <text:p>28/07/18 04:44</text:p>
          </table:table-cell>
          <table:table-cell office:value-type="float" office:value="1489138" calcext:value-type="float">
            <text:p>1489138</text:p>
          </table:table-cell>
          <table:table-cell office:value-type="float" office:value="4122" calcext:value-type="float">
            <text:p>4122</text:p>
          </table:table-cell>
          <table:table-cell/>
        </table:table-row>
        <table:table-row table:style-name="ro10">
          <table:table-cell office:value-type="string" calcext:value-type="string">
            <text:p>Khan Academy</text:p>
          </table:table-cell>
          <table:table-cell office:value-type="string" calcext:value-type="string">
            <text:p>Fvi9A_tEmXQ</text:p>
          </table:table-cell>
          <table:table-cell office:value-type="string" calcext:value-type="string">
            <text:p>UC4a-Gbdw7vOaccHmFo40b9g</text:p>
          </table:table-cell>
          <table:table-cell office:value-type="string" calcext:value-type="string">
            <text:p>https://www.youtube.com/watch?v=Fvi9A_tEmXQ</text:p>
          </table:table-cell>
          <table:table-cell office:value-type="date" office:date-value="2009-02-16T06:25:47" calcext:value-type="date">
            <text:p>16/02/09 06:25</text:p>
          </table:table-cell>
          <table:table-cell office:value-type="string" calcext:value-type="string">
            <text:p>Probability density functions | Probability and Statistics | Khan Academy</text:p>
          </table:table-cell>
          <table:table-cell office:value-type="string" calcext:value-type="string">
            <text:p>Probability density functions for continuous random variables.</text:p>
            <text:p/>
            <text:p>Practice this yourself on Khan Academy right now: https://www.khanacademy.org/e/probability-models?utm_source=YTdescription&amp;utm_medium=YTdescription&amp;utm_campaign=YTdescription</text:p>
            <text:p/>
            <text:p>Watch the next lesson: https://www.khanacademy.org/math/probability/random-variables-topic/expected-value/v/term-life-insurance-and-death-probability?utm_source=YT&amp;utm_medium=Desc&amp;utm_campaign=ProbabilityandStatistics</text:p>
            <text:p/>
            <text:p>Missed the previous lesson? </text:p>
            <text:p>https://www.khanacademy.org/math/probability/random-variables-topic/random_variables_prob_dist/v/discrete-probability-distribution?utm_source=YT&amp;utm_medium=Desc&amp;utm_campaign=ProbabilityandStatistics</text:p>
            <text:p/>
            <text:p>Probability and statistics on Khan Academy: We dare you to go through a day in which you never consider or use probability. Did you check the weather forecast? Busted! Did you decide to go through the drive through lane vs walk in? Busted again! We are constantly creating hypotheses, making predictions, testing, and analyzing. Our lives are full of probabilities! Statistics is related to probability because much of the data we use when determining probable outcomes comes from our understanding of statistics. In these tutorials, we will cover a range of topics, some which include: independent events, dependent probability, combinatorics, hypothesis testing, descriptive statistics, random variables, probability distributions, regression, and inferential statistics. So buckle up and hop on for a wild ride. We bet you're going to be challenged AND love it!</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obability and Statistics channel:</text:p>
            <text:p>https://www.youtube.com/channel/UCRXuOXLW3LcQLWvxbZiIZ0w?sub_confirmation=1</text:p>
            <text:p>Subscribe to KhanAcademy: https://www.youtube.com/subscription_center?add_user=khanacademy</text:p>
          </table:table-cell>
          <table:table-cell/>
          <table:table-cell office:value-type="string" calcext:value-type="string">
            <text:p>00:10:02</text:p>
          </table:table-cell>
          <table:table-cell office:value-type="date" office:date-value="2018-07-28T04:42:21.907" calcext:value-type="date">
            <text:p>28/07/18 04:42</text:p>
          </table:table-cell>
          <table:table-cell office:value-type="float" office:value="1487694" calcext:value-type="float">
            <text:p>1487694</text:p>
          </table:table-cell>
          <table:table-cell office:value-type="float" office:value="5957" calcext:value-type="float">
            <text:p>5957</text:p>
          </table:table-cell>
          <table:table-cell/>
        </table:table-row>
        <table:table-row table:style-name="ro26">
          <table:table-cell office:value-type="string" calcext:value-type="string">
            <text:p>minutephysics</text:p>
          </table:table-cell>
          <table:table-cell office:value-type="string" calcext:value-type="string">
            <text:p>tnlI_b-K3hY</text:p>
          </table:table-cell>
          <table:table-cell office:value-type="string" calcext:value-type="string">
            <text:p>UCUHW94eEFW7hkUMVaZz4eDg</text:p>
          </table:table-cell>
          <table:table-cell office:value-type="string" calcext:value-type="string">
            <text:p>https://www.youtube.com/watch?v=tnlI_b-K3hY</text:p>
          </table:table-cell>
          <table:table-cell office:value-type="date" office:date-value="2016-08-04T19:00:02" calcext:value-type="date">
            <text:p>04/08/16 19:00</text:p>
          </table:table-cell>
          <table:table-cell office:value-type="string" calcext:value-type="string">
            <text:p>How Long Is A Day On The Sun?</text:p>
          </table:table-cell>
          <table:table-cell office:value-type="string" calcext:value-type="string">
            <text:p>Thanks to everyone who supports MinutePhysics on Patreon! http://www.patreon.com/minutephysics</text:p>
            <text:p/>
            <text:p>Link to Patreon supporters here: http://www.minutephysics.com/supporters.html</text:p>
            <text:p/>
            <text:p>This video is about the definition of a day, and how it applies (or not) on the sun. Solar day, sidereal day, universal coordinated time (UTC) day, etc. Length of a day.</text:p>
            <text:p/>
            <text:p>Music by Nathaniel Schroeder, http://www.soundcloud.com/drschroeder</text:p>
            <text:p/>
            <text:p>REFERENCES:</text:p>
            <text:p/>
            <text:p>Solar rotation: https://en.wikipedia.org/wiki/Solar_rotation</text:p>
            <text:p/>
            <text:p>Gravitational Time Dilation: https://en.wikipedia.org/wiki/Gravitational_time_dilation</text:p>
            <text:p/>
            <text:p>UTC Day: https://en.wikipedia.org/wiki/Universal_Time#Versions</text:p>
            <text:p/>
            <text:p>XKCD What-If about being transported to the sun for an instant: http://what-if.xkcd.com/115/</text:p>
            <text:p/>
            <text:p>Reference from what-if about time to 2nd degree burns: http://arcadvisor.com/faq/threshold-incident-energy-second-degree-burn</text:p>
            <text:p/>
            <text:p>Oxygen on the sun: http://astronomy.stackexchange.com/questions/12381/what-happens-to-oxygen-produced-on-the-sun-or-other-stars</text:p>
            <text:p/>
            <text:p>Combustion in space: http://www.fs.fed.us/rm/pubs\_other/rmrs\_2010\_mcallister\_s001.pdf</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01:12</text:p>
          </table:table-cell>
          <table:table-cell office:value-type="date" office:date-value="2018-07-28T04:41:57.264" calcext:value-type="date">
            <text:p>28/07/18 04:41</text:p>
          </table:table-cell>
          <table:table-cell office:value-type="float" office:value="1485037" calcext:value-type="float">
            <text:p>1485037</text:p>
          </table:table-cell>
          <table:table-cell office:value-type="float" office:value="2084" calcext:value-type="float">
            <text:p>2084</text:p>
          </table:table-cell>
          <table:table-cell/>
        </table:table-row>
        <table:table-row table:style-name="ro4">
          <table:table-cell office:value-type="string" calcext:value-type="string">
            <text:p>TED-Ed</text:p>
          </table:table-cell>
          <table:table-cell office:value-type="string" calcext:value-type="string">
            <text:p>RSoRzTtwgP4</text:p>
          </table:table-cell>
          <table:table-cell office:value-type="string" calcext:value-type="string">
            <text:p>UCsooa4yRKGN_zEE8iknghZA</text:p>
          </table:table-cell>
          <table:table-cell office:value-type="string" calcext:value-type="string">
            <text:p>https://www.youtube.com/watch?v=RSoRzTtwgP4</text:p>
          </table:table-cell>
          <table:table-cell office:value-type="date" office:date-value="2015-11-16T16:37:24" calcext:value-type="date">
            <text:p>16/11/15 16:37</text:p>
          </table:table-cell>
          <table:table-cell office:value-type="string" calcext:value-type="string">
            <text:p>How to write descriptively - Nalo Hopkinson</text:p>
          </table:table-cell>
          <table:table-cell office:value-type="string" calcext:value-type="string">
            <text:p>View full lesson: http://ed.ted.com/lessons/how-to-write-fiction-that-comes-alive-nalo-hopkinson</text:p>
            <text:p/>
            <text:p>The point of fiction is to cast a spell, a momentary illusion that you are living in the world of the story. But as a writer, how do you suck your readers into your stories in this way? Nalo Hopkinson shares some tips for how to use language to make your fiction really come alive. </text:p>
            <text:p/>
            <text:p>Lesson by Nalo Hopkinson, animation by Enjoyanimation.</text:p>
          </table:table-cell>
          <table:table-cell office:value-type="string" calcext:value-type="string">
            <text:p>{TED,TED-Ed,TEDx,"TED Education",Fiction,Literature,"Nalo Hopkinson","English literature",Prose,Writing,"Tactile language","Non-tactile language","Sensory language",Metaphor,Simile,Cliche,Enjoyanimation}</text:p>
          </table:table-cell>
          <table:table-cell office:value-type="string" calcext:value-type="string">
            <text:p>00:04:42</text:p>
          </table:table-cell>
          <table:table-cell office:value-type="date" office:date-value="2018-07-28T04:45:03.022" calcext:value-type="date">
            <text:p>28/07/18 04:45</text:p>
          </table:table-cell>
          <table:table-cell office:value-type="float" office:value="1482336" calcext:value-type="float">
            <text:p>1482336</text:p>
          </table:table-cell>
          <table:table-cell office:value-type="float" office:value="15451" calcext:value-type="float">
            <text:p>15451</text:p>
          </table:table-cell>
          <table:table-cell/>
        </table:table-row>
        <table:table-row table:style-name="ro4">
          <table:table-cell office:value-type="string" calcext:value-type="string">
            <text:p>TED-Ed</text:p>
          </table:table-cell>
          <table:table-cell office:value-type="string" calcext:value-type="string">
            <text:p>WOQhduHFp2I</text:p>
          </table:table-cell>
          <table:table-cell office:value-type="string" calcext:value-type="string">
            <text:p>UCsooa4yRKGN_zEE8iknghZA</text:p>
          </table:table-cell>
          <table:table-cell office:value-type="string" calcext:value-type="string">
            <text:p>https://www.youtube.com/watch?v=WOQhduHFp2I</text:p>
          </table:table-cell>
          <table:table-cell office:value-type="date" office:date-value="2013-06-28T19:13:00" calcext:value-type="date">
            <text:p>28/06/13 19:13</text:p>
          </table:table-cell>
          <table:table-cell office:value-type="string" calcext:value-type="string">
            <text:p>If superpowers were real: Super strength - Joy Lin</text:p>
          </table:table-cell>
          <table:table-cell office:value-type="string" calcext:value-type="string">
            <text:p>View full lesson: http://ed.ted.com/lessons/if-superpowers-were-real-super-strength-joy-lin</text:p>
            <text:p/>
            <text:p>What if super strength wasn't just the stuff of epic comic book stories? Is it scientifically possible to be super strong? In this series, Joy Lin tackles six superpowers and reveals just how scientifically realistic they can be to us mere mortals. </text:p>
            <text:p/>
            <text:p>Lesson by Joy Lin, animation by Cognitive Media.</text:p>
          </table:table-cell>
          <table:table-cell office:value-type="string" calcext:value-type="string">
            <text:p>{"\\Joy Lin\\","\\super","strength\\",superhero,"\\superhero","science\\",superpower,"\\comic","book\\",TED-Ed,"\\TED","Ed\\",TEDEducation}</text:p>
          </table:table-cell>
          <table:table-cell office:value-type="string" calcext:value-type="string">
            <text:p>00:04:05</text:p>
          </table:table-cell>
          <table:table-cell office:value-type="date" office:date-value="2018-07-28T04:43:06.015" calcext:value-type="date">
            <text:p>28/07/18 04:43</text:p>
          </table:table-cell>
          <table:table-cell office:value-type="float" office:value="1481974" calcext:value-type="float">
            <text:p>1481974</text:p>
          </table:table-cell>
          <table:table-cell office:value-type="float" office:value="17437" calcext:value-type="float">
            <text:p>17437</text:p>
          </table:table-cell>
          <table:table-cell/>
        </table:table-row>
        <table:table-row table:style-name="ro4">
          <table:table-cell office:value-type="string" calcext:value-type="string">
            <text:p>minutephysics</text:p>
          </table:table-cell>
          <table:table-cell office:value-type="string" calcext:value-type="string">
            <text:p>wJiQqphICfQ</text:p>
          </table:table-cell>
          <table:table-cell office:value-type="string" calcext:value-type="string">
            <text:p>UCUHW94eEFW7hkUMVaZz4eDg</text:p>
          </table:table-cell>
          <table:table-cell office:value-type="string" calcext:value-type="string">
            <text:p>https://www.youtube.com/watch?v=wJiQqphICfQ</text:p>
          </table:table-cell>
          <table:table-cell office:value-type="date" office:date-value="2014-04-30T19:39:43" calcext:value-type="date">
            <text:p>30/04/14 19:39</text:p>
          </table:table-cell>
          <table:table-cell office:value-type="string" calcext:value-type="string">
            <text:p>A Youtube Phishing Attack You Need to Watch Out For</text:p>
          </table:table-cell>
          <table:table-cell office:value-type="string" calcext:value-type="string">
            <text:p>MinutePhysics is on Google+ - http://bit.ly/qzEwc6 </text:p>
            <text:p>And facebook - http://facebook.com/minutephysics</text:p>
            <text:p>And twitter - @minutephysics</text:p>
            <text:p/>
            <text:p>Minute Physics provides an energetic and entertaining view of old and new problems in physics -- all in a minute! Created by Henry Reich</text:p>
          </table:table-cell>
          <table:table-cell office:value-type="string" calcext:value-type="string">
            <text:p>{phishing,scam,youtube}</text:p>
          </table:table-cell>
          <table:table-cell office:value-type="string" calcext:value-type="string">
            <text:p>00:01:23</text:p>
          </table:table-cell>
          <table:table-cell office:value-type="date" office:date-value="2018-07-28T04:42:15.545" calcext:value-type="date">
            <text:p>28/07/18 04:42</text:p>
          </table:table-cell>
          <table:table-cell office:value-type="float" office:value="1480882" calcext:value-type="float">
            <text:p>1480882</text:p>
          </table:table-cell>
          <table:table-cell office:value-type="float" office:value="114" calcext:value-type="float">
            <text:p>114</text:p>
          </table:table-cell>
          <table:table-cell/>
        </table:table-row>
        <table:table-row table:style-name="ro6">
          <table:table-cell office:value-type="string" calcext:value-type="string">
            <text:p>Khan Academy</text:p>
          </table:table-cell>
          <table:table-cell office:value-type="string" calcext:value-type="string">
            <text:p>tHYis-DP0oU</text:p>
          </table:table-cell>
          <table:table-cell office:value-type="string" calcext:value-type="string">
            <text:p>UC4a-Gbdw7vOaccHmFo40b9g</text:p>
          </table:table-cell>
          <table:table-cell office:value-type="string" calcext:value-type="string">
            <text:p>https://www.youtube.com/watch?v=tHYis-DP0oU</text:p>
          </table:table-cell>
          <table:table-cell office:value-type="date" office:date-value="2012-09-04T19:36:33" calcext:value-type="date">
            <text:p>04/09/12 19:36</text:p>
          </table:table-cell>
          <table:table-cell office:value-type="string" calcext:value-type="string">
            <text:p>What is a variable? | Introduction to algebra | Algebra I | Khan Academy</text:p>
          </table:table-cell>
          <table:table-cell office:value-type="string" calcext:value-type="string">
            <text:p>Our focus here is understanding that a variable is just a symbol that can represent different values in an expression. We got this. Just watch.</text:p>
            <text:p/>
            <text:p>Watch the next lesson: https://www.khanacademy.org/math/algebra/introduction-to-algebra/variable-and-expressions/v/why-aren-t-we-using-the-multiplication-sign?utm_source=YT&amp;utm_medium=Desc&amp;utm_campaign=AlgebraI</text:p>
            <text:p/>
            <text:p>Missed the previous lesson? </text:p>
            <text:p>https://www.khanacademy.org/math/algebra/introduction-to-algebra/overview_hist_alg/v/why-all-the-letters-in-algebra?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3:18</text:p>
          </table:table-cell>
          <table:table-cell office:value-type="date" office:date-value="2018-07-28T04:41:20.299" calcext:value-type="date">
            <text:p>28/07/18 04:41</text:p>
          </table:table-cell>
          <table:table-cell office:value-type="float" office:value="1480370" calcext:value-type="float">
            <text:p>1480370</text:p>
          </table:table-cell>
          <table:table-cell office:value-type="float" office:value="2303" calcext:value-type="float">
            <text:p>2303</text:p>
          </table:table-cell>
          <table:table-cell/>
        </table:table-row>
        <table:table-row table:style-name="ro20">
          <table:table-cell office:value-type="string" calcext:value-type="string">
            <text:p>tecmath</text:p>
          </table:table-cell>
          <table:table-cell office:value-type="string" calcext:value-type="string">
            <text:p>GEuyDHMG0jY</text:p>
          </table:table-cell>
          <table:table-cell office:value-type="string" calcext:value-type="string">
            <text:p>UCb7w5aTnt7YeXBcVCY0mgFw</text:p>
          </table:table-cell>
          <table:table-cell office:value-type="string" calcext:value-type="string">
            <text:p>https://www.youtube.com/watch?v=GEuyDHMG0jY</text:p>
          </table:table-cell>
          <table:table-cell office:value-type="date" office:date-value="2014-02-21T13:04:46" calcext:value-type="date">
            <text:p>21/02/14 13:04</text:p>
          </table:table-cell>
          <table:table-cell office:value-type="string" calcext:value-type="string">
            <text:p>How to square any numbers in your head - fast mental math trick</text:p>
          </table:table-cell>
          <table:table-cell office:value-type="string" calcext:value-type="string">
            <text:p>Learn how you can square large numbers in your head - instantly!  This easy to learn technique will have you calculating the square of numbers up to 100 - without the need for a calculator.</text:p>
            <text:p>The trick is easy - first we find the distance from the number being squared to the nearest tens number.    Say for example we are trying to find the square of 23 - the nearest tens number is 20, which is 3 away from 23.  So 3 is our result!</text:p>
            <text:p>We use this number to find the square - by taking this number from the number being squared (23 - 3 = 20) and then adding this number to the number being squared (23 + 3 = 26).   We easily multiply these two numbers (20 x 26 = 520).</text:p>
            <text:p>To this we add our distance number squared (3 x 3 = 9).  So we add 9 to 520...our answer is 529.</text:p>
            <text:p>Love the math!</text:p>
            <text:p>The old math is dead!  Long live the math!</text:p>
          </table:table-cell>
          <table:table-cell office:value-type="string" calcext:value-type="string">
            <text:p>{square,number,multiplication,math,trick,vedic,cube,squared}</text:p>
          </table:table-cell>
          <table:table-cell office:value-type="string" calcext:value-type="string">
            <text:p>00:05:25</text:p>
          </table:table-cell>
          <table:table-cell office:value-type="date" office:date-value="2018-07-28T04:44:07.78" calcext:value-type="date">
            <text:p>28/07/18 04:44</text:p>
          </table:table-cell>
          <table:table-cell office:value-type="float" office:value="1479122" calcext:value-type="float">
            <text:p>1479122</text:p>
          </table:table-cell>
          <table:table-cell office:value-type="float" office:value="7042" calcext:value-type="float">
            <text:p>7042</text:p>
          </table:table-cell>
          <table:table-cell/>
        </table:table-row>
        <table:table-row table:style-name="ro7">
          <table:table-cell office:value-type="string" calcext:value-type="string">
            <text:p>Khan Academy</text:p>
          </table:table-cell>
          <table:table-cell office:value-type="string" calcext:value-type="string">
            <text:p>eCJ76hz7jPM</text:p>
          </table:table-cell>
          <table:table-cell office:value-type="string" calcext:value-type="string">
            <text:p>UC4a-Gbdw7vOaccHmFo40b9g</text:p>
          </table:table-cell>
          <table:table-cell office:value-type="string" calcext:value-type="string">
            <text:p>https://www.youtube.com/watch?v=eCJ76hz7jPM</text:p>
          </table:table-cell>
          <table:table-cell office:value-type="date" office:date-value="2011-04-21T00:03:53" calcext:value-type="date">
            <text:p>21/04/11 00:03</text:p>
          </table:table-cell>
          <table:table-cell office:value-type="string" calcext:value-type="string">
            <text:p>Significant figures | Decimals | Pre-Algebra | Khan Academy</text:p>
          </table:table-cell>
          <table:table-cell office:value-type="string" calcext:value-type="string">
            <text:p>Introduction to significant figures</text:p>
            <text:p/>
            <text:p>Practice this lesson yourself on KhanAcademy.org right now: https://www.khanacademy.org/math/pre-algebra/decimals-pre-alg/sig-figs-pre-alg/e/significant_figures_1?utm_source=YT&amp;utm_medium=Desc&amp;utm_campaign=PreAlgebra</text:p>
            <text:p/>
            <text:p>Watch the next lesson: https://www.khanacademy.org/math/pre-algebra/decimals-pre-alg/sig-figs-pre-alg/v/more-on-significant-figures?utm_source=YT&amp;utm_medium=Desc&amp;utm_campaign=PreAlgebra</text:p>
            <text:p/>
            <text:p>Missed the previous lesson? </text:p>
            <text:p>https://www.khanacademy.org/math/pre-algebra/decimals-pre-alg/dec-rounding-estimation-pre-alg/v/rounding-decimal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5:03</text:p>
          </table:table-cell>
          <table:table-cell office:value-type="date" office:date-value="2018-07-28T04:43:43.818" calcext:value-type="date">
            <text:p>28/07/18 04:43</text:p>
          </table:table-cell>
          <table:table-cell office:value-type="float" office:value="1477529" calcext:value-type="float">
            <text:p>1477529</text:p>
          </table:table-cell>
          <table:table-cell office:value-type="float" office:value="5635" calcext:value-type="float">
            <text:p>5635</text:p>
          </table:table-cell>
          <table:table-cell/>
        </table:table-row>
        <table:table-row table:style-name="ro1">
          <table:table-cell office:value-type="string" calcext:value-type="string">
            <text:p>Math Meeting</text:p>
          </table:table-cell>
          <table:table-cell office:value-type="string" calcext:value-type="string">
            <text:p>-imFslMIN1g</text:p>
          </table:table-cell>
          <table:table-cell office:value-type="string" calcext:value-type="string">
            <text:p>UC5mq4Ywd0lPPQJnK_5gq-yA</text:p>
          </table:table-cell>
          <table:table-cell office:value-type="string" calcext:value-type="string">
            <text:p>https://www.youtube.com/watch?v=-imFslMIN1g</text:p>
          </table:table-cell>
          <table:table-cell office:value-type="date" office:date-value="2012-05-11T19:46:26" calcext:value-type="date">
            <text:p>11/05/12 19:46</text:p>
          </table:table-cell>
          <table:table-cell office:value-type="string" calcext:value-type="string">
            <text:p>Improper fractions to mixed numbers</text:p>
          </table:table-cell>
          <table:table-cell office:value-type="string" calcext:value-type="string">
            <text:p>Improper fractions to mixed numbers, step by step, example. For all free math videos visit http://Mathmeeting.com.</text:p>
          </table:table-cell>
          <table:table-cell office:value-type="string" calcext:value-type="string">
            <text:p>{"improper fraction","mixed number",convert,MathMeeting}</text:p>
          </table:table-cell>
          <table:table-cell office:value-type="string" calcext:value-type="string">
            <text:p>00:03:04</text:p>
          </table:table-cell>
          <table:table-cell office:value-type="date" office:date-value="2018-07-28T04:43:11.739" calcext:value-type="date">
            <text:p>28/07/18 04:43</text:p>
          </table:table-cell>
          <table:table-cell office:value-type="float" office:value="1477370" calcext:value-type="float">
            <text:p>1477370</text:p>
          </table:table-cell>
          <table:table-cell office:value-type="float" office:value="11838" calcext:value-type="float">
            <text:p>11838</text:p>
          </table:table-cell>
          <table:table-cell/>
        </table:table-row>
        <table:table-row table:style-name="ro1">
          <table:table-cell office:value-type="string" calcext:value-type="string">
            <text:p>Math Meeting</text:p>
          </table:table-cell>
          <table:table-cell office:value-type="string" calcext:value-type="string">
            <text:p>pKZyszzmyeQ</text:p>
          </table:table-cell>
          <table:table-cell office:value-type="string" calcext:value-type="string">
            <text:p>UC5mq4Ywd0lPPQJnK_5gq-yA</text:p>
          </table:table-cell>
          <table:table-cell office:value-type="string" calcext:value-type="string">
            <text:p>https://www.youtube.com/watch?v=pKZyszzmyeQ</text:p>
          </table:table-cell>
          <table:table-cell office:value-type="date" office:date-value="2012-07-19T12:14:56" calcext:value-type="date">
            <text:p>19/07/12 12:14</text:p>
          </table:table-cell>
          <table:table-cell office:value-type="string" calcext:value-type="string">
            <text:p>Inverse of 3x3 matrix</text:p>
          </table:table-cell>
          <table:table-cell office:value-type="string" calcext:value-type="string">
            <text:p>Inverse of 3x3 matrix example. Visit http://Mathmeeting.com to see all all video tutorials covering the inverse of a 3x3 matrix.</text:p>
          </table:table-cell>
          <table:table-cell office:value-type="string" calcext:value-type="string">
            <text:p>{"inverse 3x3 matrix","matrix inverse",determinant,matrices,"linear algebra",mathmeeting}</text:p>
          </table:table-cell>
          <table:table-cell office:value-type="string" calcext:value-type="string">
            <text:p>00:14:45</text:p>
          </table:table-cell>
          <table:table-cell office:value-type="date" office:date-value="2018-07-28T04:44:25.887" calcext:value-type="date">
            <text:p>28/07/18 04:44</text:p>
          </table:table-cell>
          <table:table-cell office:value-type="float" office:value="1470836" calcext:value-type="float">
            <text:p>1470836</text:p>
          </table:table-cell>
          <table:table-cell office:value-type="float" office:value="10202" calcext:value-type="float">
            <text:p>10202</text:p>
          </table:table-cell>
          <table:table-cell/>
        </table:table-row>
        <table:table-row table:style-name="ro31">
          <table:table-cell office:value-type="string" calcext:value-type="string">
            <text:p>minutephysics</text:p>
          </table:table-cell>
          <table:table-cell office:value-type="string" calcext:value-type="string">
            <text:p>Roq20IV4yP0</text:p>
          </table:table-cell>
          <table:table-cell office:value-type="string" calcext:value-type="string">
            <text:p>UCUHW94eEFW7hkUMVaZz4eDg</text:p>
          </table:table-cell>
          <table:table-cell office:value-type="string" calcext:value-type="string">
            <text:p>https://www.youtube.com/watch?v=Roq20IV4yP0</text:p>
          </table:table-cell>
          <table:table-cell office:value-type="date" office:date-value="2013-07-01T03:38:11" calcext:value-type="date">
            <text:p>01/07/13 03:38</text:p>
          </table:table-cell>
          <table:table-cell office:value-type="string" calcext:value-type="string">
            <text:p>Where is the True North Pole?</text:p>
          </table:table-cell>
          <table:table-cell office:value-type="string" calcext:value-type="string">
            <text:p>Is it in the Arctic Ocean? In Canada? Russia?</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minutephysics,"minute physics","henry reich","order of operations",operations,algebra,physics,multiplication,addition,subtraction,division,exponentiation,exponents,robots,humans,landscape,temperature,blackbody,hot,heat,hottest,feel,thermometer,entropy,money,"damp cold","steam burn",steam,"hot steam","north pole","geomagnetic reversal",geomagnetic,north,russia,norway,canada,arctic,antarctic,magnetic,"magnetic north","north magnetic pole","magnetic north pole",geographic,orbit,spin,rotate}</text:p>
          </table:table-cell>
          <table:table-cell office:value-type="string" calcext:value-type="string">
            <text:p>00:03:54</text:p>
          </table:table-cell>
          <table:table-cell office:value-type="date" office:date-value="2018-07-28T04:44:20.056" calcext:value-type="date">
            <text:p>28/07/18 04:44</text:p>
          </table:table-cell>
          <table:table-cell office:value-type="float" office:value="1470634" calcext:value-type="float">
            <text:p>1470634</text:p>
          </table:table-cell>
          <table:table-cell office:value-type="float" office:value="417" calcext:value-type="float">
            <text:p>417</text:p>
          </table:table-cell>
          <table:table-cell/>
        </table:table-row>
        <table:table-row table:style-name="ro4">
          <table:table-cell office:value-type="string" calcext:value-type="string">
            <text:p>TED-Ed</text:p>
          </table:table-cell>
          <table:table-cell office:value-type="string" calcext:value-type="string">
            <text:p>ZFNstNKgEDI</text:p>
          </table:table-cell>
          <table:table-cell office:value-type="string" calcext:value-type="string">
            <text:p>UCsooa4yRKGN_zEE8iknghZA</text:p>
          </table:table-cell>
          <table:table-cell office:value-type="string" calcext:value-type="string">
            <text:p>https://www.youtube.com/watch?v=ZFNstNKgEDI</text:p>
          </table:table-cell>
          <table:table-cell office:value-type="date" office:date-value="2016-12-20T16:03:03" calcext:value-type="date">
            <text:p>20/12/16 16:03</text:p>
          </table:table-cell>
          <table:table-cell office:value-type="string" calcext:value-type="string">
            <text:p>Why do airlines sell too many tickets? - Nina Klietsch</text:p>
          </table:table-cell>
          <table:table-cell office:value-type="string" calcext:value-type="string">
            <text:p>View full lesson on ed.ted.com: http://ed.ted.com/lessons/why-do-airlines-sell-too-many-tickets-nina-klietsch</text:p>
            <text:p/>
            <text:p>Have you ever sat in a doctorâ€™s office for hours, despite having an appointment? Has a hotel turned down your reservation because itâ€™s full? Have you been bumped off a flight that you paid for? These are all symptoms of overbooking, a practice where businesses sell or book more than their capacity. So why do they do it? Nina Klietsch explains the math behind this frustrating practice.</text:p>
            <text:p/>
            <text:p>Lesson by Nina Klietsch, animation by Anton Trofimov.</text:p>
          </table:table-cell>
          <table:table-cell office:value-type="string" calcext:value-type="string">
            <text:p>{overbooking,"binomial distribution",probability,flight,hotel,ticket,"Nina Klietsch","Anton Trofimov",TED,airline,"TED Education","TED Ed",TED-Ed}</text:p>
          </table:table-cell>
          <table:table-cell office:value-type="string" calcext:value-type="string">
            <text:p>00:05:00</text:p>
          </table:table-cell>
          <table:table-cell office:value-type="date" office:date-value="2018-07-28T04:45:15.663" calcext:value-type="date">
            <text:p>28/07/18 04:45</text:p>
          </table:table-cell>
          <table:table-cell office:value-type="float" office:value="1470083" calcext:value-type="float">
            <text:p>1470083</text:p>
          </table:table-cell>
          <table:table-cell office:value-type="float" office:value="4305" calcext:value-type="float">
            <text:p>4305</text:p>
          </table:table-cell>
          <table:table-cell/>
        </table:table-row>
        <table:table-row table:style-name="ro41">
          <table:table-cell office:value-type="string" calcext:value-type="string">
            <text:p>3Blue1Brown</text:p>
          </table:table-cell>
          <table:table-cell office:value-type="string" calcext:value-type="string">
            <text:p>zwAD6dRSVyI</text:p>
          </table:table-cell>
          <table:table-cell office:value-type="string" calcext:value-type="string">
            <text:p>UCYO_jab_esuFRV4b17AJtAw</text:p>
          </table:table-cell>
          <table:table-cell office:value-type="string" calcext:value-type="string">
            <text:p>https://www.youtube.com/watch?v=zwAD6dRSVyI</text:p>
          </table:table-cell>
          <table:table-cell office:value-type="date" office:date-value="2017-08-11T22:41:08" calcext:value-type="date">
            <text:p>11/08/17 22:41</text:p>
          </table:table-cell>
          <table:table-cell office:value-type="string" calcext:value-type="string">
            <text:p>Thinking visually about higher dimensions</text:p>
          </table:table-cell>
          <table:table-cell office:value-type="string" calcext:value-type="string">
            <text:p>How do you think about a sphere in four dimensions?  What about ten dimensions?</text:p>
            <text:p>Podcast!  https://www.benbenandblue.com/</text:p>
            <text:p>Problem-driven learning on at https://brilliant.org/3b1b</text:p>
            <text:p/>
            <text:p>Special thanks to these patrons: http://3b1b.co/high-d-thanks</text:p>
            <text:p/>
            <text:p>Check out Ben Eater's channel: https://www.youtube.com/user/eaterbc</text:p>
            <text:p/>
            <text:p>Music by Vincent Rubinetti: https://soundcloud.com/vincerubinetti/heartbeat</text:p>
            <text:p/>
            <text:p>------------------</text:p>
            <text:p/>
            <text:p>3blue1brown is a channel about animating math, in all senses of the word animate.  And you know the drill with YouTube, if you want to stay posted on new videos, subscribe, and click the bell to receive notifications (if you're into that).</text:p>
            <text:p/>
            <text:p>If you are new to this channel and want to see more, a good place to start is this playlist: http://3b1b.co/recommended</text:p>
            <text:p/>
            <text:p>Various social media stuffs:</text:p>
            <text:p>Website: https://www.3blue1brown.com</text:p>
            <text:p>Twitter: https://twitter.com/3Blue1Brown</text:p>
            <text:p>Patreon: https://patreon.com/3blue1brown</text:p>
            <text:p>Facebook: https://www.facebook.com/3blue1brown</text:p>
            <text:p>Reddit: https://www.reddit.com/r/3Blue1Brown</text:p>
          </table:table-cell>
          <table:table-cell office:value-type="string" calcext:value-type="string">
            <text:p>{math,mathematics,"fourth dimension","higher dimensions","3 blue 1 brown","three blue one brown",3b1b,"four dimensional"}</text:p>
          </table:table-cell>
          <table:table-cell office:value-type="string" calcext:value-type="string">
            <text:p>00:27:07</text:p>
          </table:table-cell>
          <table:table-cell office:value-type="date" office:date-value="2018-07-28T04:44:01.98" calcext:value-type="date">
            <text:p>28/07/18 04:44</text:p>
          </table:table-cell>
          <table:table-cell office:value-type="float" office:value="1469265" calcext:value-type="float">
            <text:p>1469265</text:p>
          </table:table-cell>
          <table:table-cell office:value-type="float" office:value="11578" calcext:value-type="float">
            <text:p>11578</text:p>
          </table:table-cell>
          <table:table-cell/>
        </table:table-row>
        <table:table-row table:style-name="ro4">
          <table:table-cell office:value-type="string" calcext:value-type="string">
            <text:p>TED-Ed</text:p>
          </table:table-cell>
          <table:table-cell office:value-type="string" calcext:value-type="string">
            <text:p>GHnl1O3NGJk</text:p>
          </table:table-cell>
          <table:table-cell office:value-type="string" calcext:value-type="string">
            <text:p>UCsooa4yRKGN_zEE8iknghZA</text:p>
          </table:table-cell>
          <table:table-cell office:value-type="string" calcext:value-type="string">
            <text:p>https://www.youtube.com/watch?v=GHnl1O3NGJk</text:p>
          </table:table-cell>
          <table:table-cell office:value-type="date" office:date-value="2013-07-09T15:07:03" calcext:value-type="date">
            <text:p>09/07/13 15:07</text:p>
          </table:table-cell>
          <table:table-cell office:value-type="string" calcext:value-type="string">
            <text:p>Comma story - Terisa Folaron</text:p>
          </table:table-cell>
          <table:table-cell office:value-type="string" calcext:value-type="string">
            <text:p>View full lesson: http://ed.ted.com/lessons/comma-story-terisa-folaron</text:p>
            <text:p/>
            <text:p>It isn't easy holding complex sentences together (just ask a conjunction or a subordinate), but the clever little comma can help lighten the load. But how to tell when help is really needed? Terisa Folaron offers some tricks of the comma trade.</text:p>
            <text:p/>
            <text:p>Lesson by Terisa Folaron, animation by Brett Underhill.</text:p>
          </table:table-cell>
          <table:table-cell office:value-type="string" calcext:value-type="string">
            <text:p>{"\\Terisa Folaron\\","\\Brett","Underhill\\",comma,"\\how",to,use,"comma\\",Conjunction,subordinate,grammar,"\\English","grammar\\",TED-Ed,"\\TED","Ed\\",TEDEducation,TED}</text:p>
          </table:table-cell>
          <table:table-cell office:value-type="string" calcext:value-type="string">
            <text:p>00:05:00</text:p>
          </table:table-cell>
          <table:table-cell office:value-type="date" office:date-value="2018-07-28T04:41:50.685" calcext:value-type="date">
            <text:p>28/07/18 04:41</text:p>
          </table:table-cell>
          <table:table-cell office:value-type="float" office:value="1468845" calcext:value-type="float">
            <text:p>1468845</text:p>
          </table:table-cell>
          <table:table-cell office:value-type="float" office:value="1680" calcext:value-type="float">
            <text:p>1680</text:p>
          </table:table-cell>
          <table:table-cell/>
        </table:table-row>
        <table:table-row table:style-name="ro24">
          <table:table-cell office:value-type="string" calcext:value-type="string">
            <text:p>Khan Academy</text:p>
          </table:table-cell>
          <table:table-cell office:value-type="string" calcext:value-type="string">
            <text:p>cw3mp8oNASk</text:p>
          </table:table-cell>
          <table:table-cell office:value-type="string" calcext:value-type="string">
            <text:p>UC4a-Gbdw7vOaccHmFo40b9g</text:p>
          </table:table-cell>
          <table:table-cell office:value-type="string" calcext:value-type="string">
            <text:p>https://www.youtube.com/watch?v=cw3mp8oNASk</text:p>
          </table:table-cell>
          <table:table-cell office:value-type="date" office:date-value="2013-08-13T00:33:42" calcext:value-type="date">
            <text:p>13/08/13 00:33</text:p>
          </table:table-cell>
          <table:table-cell office:value-type="string" calcext:value-type="string">
            <text:p>Simplifying square roots | Exponents, radicals, and scientific notation | Pre-Algebra | Khan Academy</text:p>
          </table:table-cell>
          <table:table-cell office:value-type="string" calcext:value-type="string">
            <text:p>Practice this lesson yourself on KhanAcademy.org right now: https://www.khanacademy.org/math/pre-algebra/exponents-radicals/radical-radicals/e/simplifying_radicals?utm_source=YT&amp;utm_medium=Desc&amp;utm_campaign=PreAlgebra</text:p>
            <text:p/>
            <text:p>Watch the next lesson: https://www.khanacademy.org/math/pre-algebra/exponents-radicals/radical-radicals/v/simplifying-radicals?utm_source=YT&amp;utm_medium=Desc&amp;utm_campaign=PreAlgebra</text:p>
            <text:p/>
            <text:p>Missed the previous lesson? </text:p>
            <text:p>https://www.khanacademy.org/math/pre-algebra/exponents-radicals/radical-radicals/v/approximating-square-root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3:09</text:p>
          </table:table-cell>
          <table:table-cell office:value-type="date" office:date-value="2018-07-28T04:43:43.88" calcext:value-type="date">
            <text:p>28/07/18 04:43</text:p>
          </table:table-cell>
          <table:table-cell office:value-type="float" office:value="1466323" calcext:value-type="float">
            <text:p>1466323</text:p>
          </table:table-cell>
          <table:table-cell office:value-type="float" office:value="2362" calcext:value-type="float">
            <text:p>2362</text:p>
          </table:table-cell>
          <table:table-cell/>
        </table:table-row>
        <table:table-row table:style-name="ro4">
          <table:table-cell office:value-type="string" calcext:value-type="string">
            <text:p>TED-Ed</text:p>
          </table:table-cell>
          <table:table-cell office:value-type="string" calcext:value-type="string">
            <text:p>M7V1a1I5BL0</text:p>
          </table:table-cell>
          <table:table-cell office:value-type="string" calcext:value-type="string">
            <text:p>UCsooa4yRKGN_zEE8iknghZA</text:p>
          </table:table-cell>
          <table:table-cell office:value-type="string" calcext:value-type="string">
            <text:p>https://www.youtube.com/watch?v=M7V1a1I5BL0</text:p>
          </table:table-cell>
          <table:table-cell office:value-type="date" office:date-value="2016-03-08T16:07:51" calcext:value-type="date">
            <text:p>08/03/16 16:07</text:p>
          </table:table-cell>
          <table:table-cell office:value-type="string" calcext:value-type="string">
            <text:p>This is Sparta: Fierce warriors of the ancient world - Craig Zimmer</text:p>
          </table:table-cell>
          <table:table-cell office:value-type="string" calcext:value-type="string">
            <text:p>View full lesson: http://ed.ted.com/lessons/this-is-sparta-fierce-warriors-of-the-ancient-world-craig-zimmer</text:p>
            <text:p/>
            <text:p>In ancient Greece, violent internal conflict between border neighbors and war with foreign invaders was a way of life, and Greeks were considered premier warriors. Sparta, specifically, had an army of the most feared warriors in the ancient world. What were they doing to produce such fierce soldiers? Craig Zimmer shares some of the lessons that might have been taught at Spartan school. </text:p>
            <text:p/>
            <text:p>Lesson by Craig Zimmer, animation by TED-Ed.</text:p>
          </table:table-cell>
          <table:table-cell office:value-type="string" calcext:value-type="string">
            <text:p>{TED-Ed,TED,"TED Ed",TEDEducation,"Franz Palomares","Craig Zimmer",Sparta,"This is Sparta",300,"Spartan warriors","ancient Greece","ancient Greek history",history,"social studies","Spartan army","Spartan school"}</text:p>
          </table:table-cell>
          <table:table-cell office:value-type="string" calcext:value-type="string">
            <text:p>00:04:28</text:p>
          </table:table-cell>
          <table:table-cell office:value-type="date" office:date-value="2018-07-28T04:41:57.267" calcext:value-type="date">
            <text:p>28/07/18 04:41</text:p>
          </table:table-cell>
          <table:table-cell office:value-type="float" office:value="1465687" calcext:value-type="float">
            <text:p>1465687</text:p>
          </table:table-cell>
          <table:table-cell office:value-type="float" office:value="31668" calcext:value-type="float">
            <text:p>31668</text:p>
          </table:table-cell>
          <table:table-cell/>
        </table:table-row>
        <table:table-row table:style-name="ro1">
          <table:table-cell office:value-type="string" calcext:value-type="string">
            <text:p>Michelle Krummel</text:p>
          </table:table-cell>
          <table:table-cell office:value-type="string" calcext:value-type="string">
            <text:p>SoDv0qhyysQ</text:p>
          </table:table-cell>
          <table:table-cell office:value-type="string" calcext:value-type="string">
            <text:p>UCGCHc7LsEYT6_2dQauh2NYw</text:p>
          </table:table-cell>
          <table:table-cell office:value-type="string" calcext:value-type="string">
            <text:p>https://www.youtube.com/watch?v=SoDv0qhyysQ</text:p>
          </table:table-cell>
          <table:table-cell office:value-type="date" office:date-value="2011-09-18T14:58:48" calcext:value-type="date">
            <text:p>18/09/11 14:58</text:p>
          </table:table-cell>
          <table:table-cell office:value-type="string" calcext:value-type="string">
            <text:p>LaTeX Tutorial 1 - Creating a LaTeX Document</text:p>
          </table:table-cell>
          <table:table-cell office:value-type="string" calcext:value-type="string">
            <text:p>LaTeX tutorial using Texmaker. Topics include: creating and building a document, text mode vs. math mode, inline math mode, display math mode, opening a saved file.</text:p>
          </table:table-cell>
          <table:table-cell office:value-type="string" calcext:value-type="string">
            <text:p>{LaTeX,Texmaker,Tutorial}</text:p>
          </table:table-cell>
          <table:table-cell office:value-type="string" calcext:value-type="string">
            <text:p>00:14:19</text:p>
          </table:table-cell>
          <table:table-cell office:value-type="date" office:date-value="2018-07-28T04:41:44.57" calcext:value-type="date">
            <text:p>28/07/18 04:41</text:p>
          </table:table-cell>
          <table:table-cell office:value-type="float" office:value="1465370" calcext:value-type="float">
            <text:p>1465370</text:p>
          </table:table-cell>
          <table:table-cell office:value-type="float" office:value="9053" calcext:value-type="float">
            <text:p>9053</text:p>
          </table:table-cell>
          <table:table-cell/>
        </table:table-row>
        <table:table-row table:style-name="ro7">
          <table:table-cell office:value-type="string" calcext:value-type="string">
            <text:p>Khan Academy</text:p>
          </table:table-cell>
          <table:table-cell office:value-type="string" calcext:value-type="string">
            <text:p>NrVvu7cM8_o</text:p>
          </table:table-cell>
          <table:table-cell office:value-type="string" calcext:value-type="string">
            <text:p>UC4a-Gbdw7vOaccHmFo40b9g</text:p>
          </table:table-cell>
          <table:table-cell office:value-type="string" calcext:value-type="string">
            <text:p>https://www.youtube.com/watch?v=NrVvu7cM8_o</text:p>
          </table:table-cell>
          <table:table-cell office:value-type="date" office:date-value="2011-01-19T17:03:19" calcext:value-type="date">
            <text:p>19/01/11 17:03</text:p>
          </table:table-cell>
          <table:table-cell office:value-type="string" calcext:value-type="string">
            <text:p>Adding numbers with different signs (example) | Pre-Algebra | Khan Academy</text:p>
          </table:table-cell>
          <table:table-cell office:value-type="string" calcext:value-type="string">
            <text:p>Use a number line to add 15 + (-46) + 29</text:p>
            <text:p/>
            <text:p>Practice this lesson yourself on KhanAcademy.org right now: https://www.khanacademy.org/math/pre-algebra/negatives-absolute-value-pre-alg/add-subtract-negatives-pre-alg/e/adding_negative_numbers?utm_source=YT&amp;utm_medium=Desc&amp;utm_campaign=PreAlgebra</text:p>
            <text:p/>
            <text:p>Watch the next lesson: https://www.khanacademy.org/math/pre-algebra/negatives-absolute-value-pre-alg/add-subtract-negatives-pre-alg/v/why-subtracting-a-negative-equivalent-to-adding-a-positive?utm_source=YT&amp;utm_medium=Desc&amp;utm_campaign=PreAlgebra</text:p>
            <text:p/>
            <text:p>Missed the previous lesson? </text:p>
            <text:p>https://www.khanacademy.org/math/pre-algebra/negatives-absolute-value-pre-alg/add-subtract-negatives-pre-alg/v/adding-negative-number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5:33</text:p>
          </table:table-cell>
          <table:table-cell office:value-type="date" office:date-value="2018-07-28T04:42:03.655" calcext:value-type="date">
            <text:p>28/07/18 04:42</text:p>
          </table:table-cell>
          <table:table-cell office:value-type="float" office:value="1461439" calcext:value-type="float">
            <text:p>1461439</text:p>
          </table:table-cell>
          <table:table-cell office:value-type="float" office:value="1616" calcext:value-type="float">
            <text:p>1616</text:p>
          </table:table-cell>
          <table:table-cell/>
        </table:table-row>
        <table:table-row table:style-name="ro6">
          <table:table-cell office:value-type="string" calcext:value-type="string">
            <text:p>Khan Academy</text:p>
          </table:table-cell>
          <table:table-cell office:value-type="string" calcext:value-type="string">
            <text:p>7Uos1ED3KHI</text:p>
          </table:table-cell>
          <table:table-cell office:value-type="string" calcext:value-type="string">
            <text:p>UC4a-Gbdw7vOaccHmFo40b9g</text:p>
          </table:table-cell>
          <table:table-cell office:value-type="string" calcext:value-type="string">
            <text:p>https://www.youtube.com/watch?v=7Uos1ED3KHI</text:p>
          </table:table-cell>
          <table:table-cell office:value-type="date" office:date-value="2010-04-20T19:41:52" calcext:value-type="date">
            <text:p>20/04/10 19:41</text:p>
          </table:table-cell>
          <table:table-cell office:value-type="string" calcext:value-type="string">
            <text:p>Simplifying rational expressions introduction | Algebra II | Khan Academy</text:p>
          </table:table-cell>
          <table:table-cell office:value-type="string" calcext:value-type="string">
            <text:p>Simplifying Rational Expressions</text:p>
            <text:p/>
            <text:p>Watch the next lesson: https://www.khanacademy.org/math/algebra2/polynomial_and_rational/simplifying-rational-expressions/v/simplifying-rational-expressions-1?utm_source=YT&amp;utm_medium=Desc&amp;utm_campaign=AlgebraII</text:p>
            <text:p/>
            <text:p>Missed the previous lesson? </text:p>
            <text:p>https://www.khanacademy.org/math/algebra2/polynomial_and_rational/binomial_theorem/v/binomial-theorem-part-3?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15:23</text:p>
          </table:table-cell>
          <table:table-cell office:value-type="date" office:date-value="2018-07-28T04:45:02.921" calcext:value-type="date">
            <text:p>28/07/18 04:45</text:p>
          </table:table-cell>
          <table:table-cell office:value-type="float" office:value="1454439" calcext:value-type="float">
            <text:p>1454439</text:p>
          </table:table-cell>
          <table:table-cell office:value-type="float" office:value="11828" calcext:value-type="float">
            <text:p>11828</text:p>
          </table:table-cell>
          <table:table-cell/>
        </table:table-row>
        <table:table-row table:style-name="ro31">
          <table:table-cell office:value-type="string" calcext:value-type="string">
            <text:p>minutephysics</text:p>
          </table:table-cell>
          <table:table-cell office:value-type="string" calcext:value-type="string">
            <text:p>iFwfexZstO4</text:p>
          </table:table-cell>
          <table:table-cell office:value-type="string" calcext:value-type="string">
            <text:p>UCUHW94eEFW7hkUMVaZz4eDg</text:p>
          </table:table-cell>
          <table:table-cell office:value-type="string" calcext:value-type="string">
            <text:p>https://www.youtube.com/watch?v=iFwfexZstO4</text:p>
          </table:table-cell>
          <table:table-cell office:value-type="date" office:date-value="2014-12-16T06:58:13" calcext:value-type="date">
            <text:p>16/12/14 06:58</text:p>
          </table:table-cell>
          <table:table-cell office:value-type="string" calcext:value-type="string">
            <text:p>Why is it Harder to Drive Backwards?</text:p>
          </table:table-cell>
          <table:table-cell office:value-type="string" calcext:value-type="string">
            <text:p>Thanks to http://www.littlebits.com for supporting this episode of MinutePhysics â€“ you can get $20 off an order of over $80 by using promo code MinutePhysics.</text:p>
            <text:p/>
            <text:p>And thanks to Shutterstock.com for providing us with access to their stock footage.</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drive,backwards,unstable,equilibrium,driving,slow,reverse,rear,gears,motion,crash,parking,license,balance,car,truck,wheels,steer,direction,vehicle,boat,forklift,automobile,trailer,"boat trailer",tractor}</text:p>
          </table:table-cell>
          <table:table-cell office:value-type="string" calcext:value-type="string">
            <text:p>00:03:25</text:p>
          </table:table-cell>
          <table:table-cell office:value-type="date" office:date-value="2018-07-28T04:44:44.561" calcext:value-type="date">
            <text:p>28/07/18 04:44</text:p>
          </table:table-cell>
          <table:table-cell office:value-type="float" office:value="1453318" calcext:value-type="float">
            <text:p>1453318</text:p>
          </table:table-cell>
          <table:table-cell office:value-type="float" office:value="521" calcext:value-type="float">
            <text:p>521</text:p>
          </table:table-cell>
          <table:table-cell/>
        </table:table-row>
        <table:table-row table:style-name="ro43">
          <table:table-cell office:value-type="string" calcext:value-type="string">
            <text:p>Numberphile</text:p>
          </table:table-cell>
          <table:table-cell office:value-type="string" calcext:value-type="string">
            <text:p>k8Rxep2Mkp8</text:p>
          </table:table-cell>
          <table:table-cell office:value-type="string" calcext:value-type="string">
            <text:p>UCoxcjq-8xIDTYp3uz647V5A</text:p>
          </table:table-cell>
          <table:table-cell office:value-type="string" calcext:value-type="string">
            <text:p>https://www.youtube.com/watch?v=k8Rxep2Mkp8</text:p>
          </table:table-cell>
          <table:table-cell office:value-type="date" office:date-value="2016-09-08T16:01:29" calcext:value-type="date">
            <text:p>08/09/16 16:01</text:p>
          </table:table-cell>
          <table:table-cell office:value-type="string" calcext:value-type="string">
            <text:p>A Hole in a Hole in a Hole - Numberphile</text:p>
          </table:table-cell>
          <table:table-cell office:value-type="string" calcext:value-type="string">
            <text:p>Audible: http://www.audible.com/numberphile</text:p>
            <text:p>More links &amp; stuff in full description below â†“â†“â†“</text:p>
            <text:p/>
            <text:p>Cliff's glassware: http://bit.ly/ACME_Klein</text:p>
            <text:p>Extras for this video: https://youtu.be/6Qpfv5y-7WU</text:p>
            <text:p>More videos featuring Cliff Stoll: http://bit.ly/Cliff_Videos</text:p>
            <text:p/>
            <text:p>Cliff references A Comprehensive Introduction to Differential Geometry by Michael Spivak: http://amzn.to/2cwmdB7</text:p>
            <text:p/>
            <text:p>Animation: Pete McPartlan</text:p>
            <text:p/>
            <text:p>Note from Cliff:</text:p>
            <text:p>Original ideas &amp; suggestions from Peter Nguyen of Coker College and Danny Stoll of U/Chicago</text:p>
            <text:p>Amazing glasswork by Tom Adams, George Chittenden, Lucas Clarke, and Xing Wei</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topology,glass,glassware}</text:p>
          </table:table-cell>
          <table:table-cell office:value-type="string" calcext:value-type="string">
            <text:p>00:09:50</text:p>
          </table:table-cell>
          <table:table-cell office:value-type="date" office:date-value="2018-07-28T04:44:50.392" calcext:value-type="date">
            <text:p>28/07/18 04:44</text:p>
          </table:table-cell>
          <table:table-cell office:value-type="float" office:value="1452074" calcext:value-type="float">
            <text:p>1452074</text:p>
          </table:table-cell>
          <table:table-cell office:value-type="float" office:value="6880" calcext:value-type="float">
            <text:p>6880</text:p>
          </table:table-cell>
          <table:table-cell/>
        </table:table-row>
        <table:table-row table:style-name="ro1">
          <table:table-cell office:value-type="string" calcext:value-type="string">
            <text:p>Vihart</text:p>
          </table:table-cell>
          <table:table-cell office:value-type="string" calcext:value-type="string">
            <text:p>5iUh_CSjaSw</text:p>
          </table:table-cell>
          <table:table-cell office:value-type="string" calcext:value-type="string">
            <text:p>UCOGeU-1Fig3rrDjhm9Zs_wg</text:p>
          </table:table-cell>
          <table:table-cell office:value-type="string" calcext:value-type="string">
            <text:p>https://www.youtube.com/watch?v=5iUh_CSjaSw</text:p>
          </table:table-cell>
          <table:table-cell office:value-type="date" office:date-value="2014-03-14T07:00:01" calcext:value-type="date">
            <text:p>14/03/14 07:00</text:p>
          </table:table-cell>
          <table:table-cell office:value-type="string" calcext:value-type="string">
            <text:p>Anti-Pi Rant, 3/14/14</text:p>
          </table:table-cell>
          <table:table-cell office:value-type="string" calcext:value-type="string">
            <text:p>Sorry, Pi lovers! Maybe pick a better favorite number next time?</text:p>
          </table:table-cell>
          <table:table-cell office:value-type="string" calcext:value-type="string">
            <text:p>{pi,"pi day",irrational,numbers,tau,vihart,"vi hart",infinity,infinite}</text:p>
          </table:table-cell>
          <table:table-cell office:value-type="string" calcext:value-type="string">
            <text:p>00:04:20</text:p>
          </table:table-cell>
          <table:table-cell office:value-type="date" office:date-value="2018-07-28T04:44:13.774" calcext:value-type="date">
            <text:p>28/07/18 04:44</text:p>
          </table:table-cell>
          <table:table-cell office:value-type="float" office:value="1447679" calcext:value-type="float">
            <text:p>1447679</text:p>
          </table:table-cell>
          <table:table-cell office:value-type="float" office:value="769" calcext:value-type="float">
            <text:p>769</text:p>
          </table:table-cell>
          <table:table-cell/>
        </table:table-row>
        <table:table-row table:style-name="ro7">
          <table:table-cell office:value-type="string" calcext:value-type="string">
            <text:p>Khan Academy</text:p>
          </table:table-cell>
          <table:table-cell office:value-type="string" calcext:value-type="string">
            <text:p>JEHejQphIYc</text:p>
          </table:table-cell>
          <table:table-cell office:value-type="string" calcext:value-type="string">
            <text:p>UC4a-Gbdw7vOaccHmFo40b9g</text:p>
          </table:table-cell>
          <table:table-cell office:value-type="string" calcext:value-type="string">
            <text:p>https://www.youtube.com/watch?v=JEHejQphIYc</text:p>
          </table:table-cell>
          <table:table-cell office:value-type="date" office:date-value="2010-08-10T16:17:08" calcext:value-type="date">
            <text:p>10/08/10 16:17</text:p>
          </table:table-cell>
          <table:table-cell office:value-type="string" calcext:value-type="string">
            <text:p>Multiplying decimals example | Decimals | Pre-Algebra | Khan Academy</text:p>
          </table:table-cell>
          <table:table-cell office:value-type="string" calcext:value-type="string">
            <text:p>Multiplying decimals? Try multiplying without the decimals first, them add them back in. We'll show you.</text:p>
            <text:p/>
            <text:p>Practice this lesson yourself on KhanAcademy.org right now: https://www.khanacademy.org/math/pre-algebra/decimals-pre-alg/multiplying-decimals-pre-alg/e/multiplying_decimals_1?utm_source=YT&amp;utm_medium=Desc&amp;utm_campaign=PreAlgebra</text:p>
            <text:p/>
            <text:p>Watch the next lesson: https://www.khanacademy.org/math/pre-algebra/decimals-pre-alg/multiplying-decimals-pre-alg/v/more-involved-multiplying-decimals-example?utm_source=YT&amp;utm_medium=Desc&amp;utm_campaign=PreAlgebra</text:p>
            <text:p/>
            <text:p>Missed the previous lesson? </text:p>
            <text:p>https://www.khanacademy.org/math/pre-algebra/decimals-pre-alg/multiplying-decimals-pre-alg/v/more-intuition-on-multiplying-decimal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2:52</text:p>
          </table:table-cell>
          <table:table-cell office:value-type="date" office:date-value="2018-07-28T04:43:05.763" calcext:value-type="date">
            <text:p>28/07/18 04:43</text:p>
          </table:table-cell>
          <table:table-cell office:value-type="float" office:value="1447626" calcext:value-type="float">
            <text:p>1447626</text:p>
          </table:table-cell>
          <table:table-cell office:value-type="float" office:value="4214" calcext:value-type="float">
            <text:p>4214</text:p>
          </table:table-cell>
          <table:table-cell/>
        </table:table-row>
        <table:table-row table:style-name="ro3">
          <table:table-cell office:value-type="string" calcext:value-type="string">
            <text:p>Vihart</text:p>
          </table:table-cell>
          <table:table-cell office:value-type="string" calcext:value-type="string">
            <text:p>gBxeju8dMho</text:p>
          </table:table-cell>
          <table:table-cell office:value-type="string" calcext:value-type="string">
            <text:p>UCOGeU-1Fig3rrDjhm9Zs_wg</text:p>
          </table:table-cell>
          <table:table-cell office:value-type="string" calcext:value-type="string">
            <text:p>https://www.youtube.com/watch?v=gBxeju8dMho</text:p>
          </table:table-cell>
          <table:table-cell office:value-type="date" office:date-value="2012-01-24T22:21:27" calcext:value-type="date">
            <text:p>24/01/12 22:21</text:p>
          </table:table-cell>
          <table:table-cell office:value-type="string" calcext:value-type="string">
            <text:p>Open Letter to Nickelodeon, Re: SpongeBob's Pineapple under the Sea</text:p>
          </table:table-cell>
          <table:table-cell office:value-type="string" calcext:value-type="string">
            <text:p>SpongeBob background designer's response: "OK, I guess the jig is up... I'm tired of living a lie." See his full message and pineapple redesign: http://kennypittenger.blogspot.com/2012/01/called-out.html</text:p>
            <text:p/>
            <text:p>P.S. http://youtu.be/sFTwc8kHSu4</text:p>
            <text:p>For more on Fibonacci and Plants: http://youtu.be/ahXIMUkSXX0</text:p>
            <text:p>For more snail: http://youtu.be/xbsAUq_nvxE</text:p>
            <text:p/>
            <text:p>My personal website, which you might like: http://vihart.com</text:p>
          </table:table-cell>
          <table:table-cell office:value-type="string" calcext:value-type="string">
            <text:p>{spongebob,pineapple,nickelodeon,snail,squarepants,math,mathematics,fibonacci}</text:p>
          </table:table-cell>
          <table:table-cell office:value-type="string" calcext:value-type="string">
            <text:p>00:01:58</text:p>
          </table:table-cell>
          <table:table-cell office:value-type="date" office:date-value="2018-07-28T04:44:44.457" calcext:value-type="date">
            <text:p>28/07/18 04:44</text:p>
          </table:table-cell>
          <table:table-cell office:value-type="float" office:value="1444668" calcext:value-type="float">
            <text:p>1444668</text:p>
          </table:table-cell>
          <table:table-cell office:value-type="float" office:value="1049" calcext:value-type="float">
            <text:p>1049</text:p>
          </table:table-cell>
          <table:table-cell/>
        </table:table-row>
        <table:table-row table:style-name="ro18">
          <table:table-cell office:value-type="string" calcext:value-type="string">
            <text:p>Numberphile</text:p>
          </table:table-cell>
          <table:table-cell office:value-type="string" calcext:value-type="string">
            <text:p>_s5RFgd59ao</text:p>
          </table:table-cell>
          <table:table-cell office:value-type="string" calcext:value-type="string">
            <text:p>UCoxcjq-8xIDTYp3uz647V5A</text:p>
          </table:table-cell>
          <table:table-cell office:value-type="string" calcext:value-type="string">
            <text:p>https://www.youtube.com/watch?v=_s5RFgd59ao</text:p>
          </table:table-cell>
          <table:table-cell office:value-type="date" office:date-value="2015-04-15T13:27:58" calcext:value-type="date">
            <text:p>15/04/15 13:27</text:p>
          </table:table-cell>
          <table:table-cell office:value-type="string" calcext:value-type="string">
            <text:p>The 'Everything' Formula - Numberphile</text:p>
          </table:table-cell>
          <table:table-cell office:value-type="string" calcext:value-type="string">
            <text:p>Matt Parker discusses Tupper's Self-Referential Formula.</text:p>
            <text:p>More links &amp; stuff in full description below â†“â†“â†“</text:p>
            <text:p/>
            <text:p>Matt's book on Amazon (US): http://bit.ly/Matt_4D_US</text:p>
            <text:p>Matt's book on Amazon (UK): http://bit.ly/Matt_4D_UK</text:p>
            <text:p/>
            <text:p>A little bit of extra footage from this video: http://youtu.be/wx22jdwn5zQ</text:p>
            <text:p/>
            <text:p>Thanks to our Patreon supporters... </text:p>
            <text:p>Herschal Sanders (from Susan)</text:p>
            <text:p>Today I Found Out</text:p>
            <text:p>Christian Cooper</text:p>
            <text:p>Ken Baron</text:p>
            <text:p>Greg Williamson</text:p>
            <text:p>Bill Shillito</text:p>
            <text:p>LÃª</text:p>
            <text:p>OK Merli</text:p>
            <text:p>Alex Bozzi</text:p>
            <text:p>Peggy Youell</text:p>
            <text:p>Spiked Math</text:p>
            <text:p>Filipe Junqueira</text:p>
            <text:p>Thomas J Petersen</text:p>
            <text:p>Christian Cooper</text:p>
            <text:p>Andrzej 'Yester' Fiedukowicz</text:p>
            <text:p>Joshua Wilson &amp; Andrew Touchet</text:p>
            <text:p>Arnas Valeika</text:p>
            <text:p>Henry Reich</text:p>
            <text:p>Keith Vertrees</text:p>
            <text:p>plusunim</text:p>
            <text:p>Micky Baeza</text:p>
            <text:p>Tracy Parry</text:p>
            <text:p>Stan Ciprian</text:p>
            <text:p>Rich Pantano (from Jill)</text:p>
            <text:p>Kelly N</text:p>
            <text:p>Cooper Stimson</text:p>
            <text:p>James P Buckley</text:p>
            <text:p>Kristian Joensen</text:p>
            <text:p>Support us on Patreon: http://www.patreon.com/numberphile</text:p>
            <text:p/>
            <text:p>Tupper's Self-Referential Formula: http://mathworld.wolfram.com/TuppersSelf-ReferentialFormula.html</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tupper,"Formula (Literature Subject)","Mathematics (Field Of Study)","matt parker"}</text:p>
          </table:table-cell>
          <table:table-cell office:value-type="string" calcext:value-type="string">
            <text:p>00:07:10</text:p>
          </table:table-cell>
          <table:table-cell office:value-type="date" office:date-value="2018-07-28T04:45:02.716" calcext:value-type="date">
            <text:p>28/07/18 04:45</text:p>
          </table:table-cell>
          <table:table-cell office:value-type="float" office:value="1441223" calcext:value-type="float">
            <text:p>1441223</text:p>
          </table:table-cell>
          <table:table-cell office:value-type="float" office:value="3809" calcext:value-type="float">
            <text:p>3809</text:p>
          </table:table-cell>
          <table:table-cell/>
        </table:table-row>
        <table:table-row table:style-name="ro4">
          <table:table-cell office:value-type="string" calcext:value-type="string">
            <text:p>TED-Ed</text:p>
          </table:table-cell>
          <table:table-cell office:value-type="string" calcext:value-type="string">
            <text:p>QEzlsjAqADA</text:p>
          </table:table-cell>
          <table:table-cell office:value-type="string" calcext:value-type="string">
            <text:p>UCsooa4yRKGN_zEE8iknghZA</text:p>
          </table:table-cell>
          <table:table-cell office:value-type="string" calcext:value-type="string">
            <text:p>https://www.youtube.com/watch?v=QEzlsjAqADA</text:p>
          </table:table-cell>
          <table:table-cell office:value-type="date" office:date-value="2014-06-10T15:05:28" calcext:value-type="date">
            <text:p>10/06/14 15:05</text:p>
          </table:table-cell>
          <table:table-cell office:value-type="string" calcext:value-type="string">
            <text:p>Why do honeybees love hexagons? - Zack Patterson and Andy Peterson</text:p>
          </table:table-cell>
          <table:table-cell office:value-type="string" calcext:value-type="string">
            <text:p>View full lesson: http://ed.ted.com/lessons/why-do-honeybees-love-hexagons-zack-patterson-and-andy-peterson</text:p>
            <text:p/>
            <text:p>Honeybees are some of nature's finest mathematicians. Not only can they calculate angles and comprehend the roundness of the earth, these smart insects build and live in one of the most mathematically efficient architectural designs around: the beehive. Zack Patterson and Andy Peterson delve into the very smart geometry behind the honeybee's home. </text:p>
            <text:p/>
            <text:p>Lesson by Zack Patterson and Andy Peterson, animation by TED-Ed.</text:p>
          </table:table-cell>
          <table:table-cell office:value-type="string" calcext:value-type="string">
            <text:p>{TED-Ed,"TED Ed",TED,TEDEducation,"Biljana Labovic","Lisa LaBracio","Zack Patterson","Andy Peterson",honeybee,bee,honeybeehive,beehive,hexagon,math,mathematics,geometry,"design of beehive","math of beehive"}</text:p>
          </table:table-cell>
          <table:table-cell office:value-type="string" calcext:value-type="string">
            <text:p>00:03:59</text:p>
          </table:table-cell>
          <table:table-cell office:value-type="date" office:date-value="2018-07-28T04:41:38.539" calcext:value-type="date">
            <text:p>28/07/18 04:41</text:p>
          </table:table-cell>
          <table:table-cell office:value-type="float" office:value="1437257" calcext:value-type="float">
            <text:p>1437257</text:p>
          </table:table-cell>
          <table:table-cell office:value-type="float" office:value="11890" calcext:value-type="float">
            <text:p>11890</text:p>
          </table:table-cell>
          <table:table-cell/>
        </table:table-row>
        <table:table-row table:style-name="ro4">
          <table:table-cell office:value-type="string" calcext:value-type="string">
            <text:p>minutephysics</text:p>
          </table:table-cell>
          <table:table-cell office:value-type="string" calcext:value-type="string">
            <text:p>Q_h4IoPJXZw</text:p>
          </table:table-cell>
          <table:table-cell office:value-type="string" calcext:value-type="string">
            <text:p>UCUHW94eEFW7hkUMVaZz4eDg</text:p>
          </table:table-cell>
          <table:table-cell office:value-type="string" calcext:value-type="string">
            <text:p>https://www.youtube.com/watch?v=Q_h4IoPJXZw</text:p>
          </table:table-cell>
          <table:table-cell office:value-type="date" office:date-value="2011-07-11T01:42:01" calcext:value-type="date">
            <text:p>11/07/11 01:42</text:p>
          </table:table-cell>
          <table:table-cell office:value-type="string" calcext:value-type="string">
            <text:p>What is the Wave/Particle Duality? Part 1</text:p>
          </table:table-cell>
          <table:table-cell office:value-type="string" calcext:value-type="string">
            <text:p>Tweet it! - http://bit.ly/rqSUwR</text:p>
            <text:p>Facebook it! - http://on.fb.me/oRhE5d</text:p>
            <text:p>Minute Physics provides an energetic and entertaining view of old and new problems in physics -- all in a minute!</text:p>
            <text:p/>
            <text:p>In this episode, we discuss the Wave Particle Duality and why quantum mechanics is weirder than anything we're used to in our daily lives! Created by Henry Reich</text:p>
          </table:table-cell>
          <table:table-cell office:value-type="string" calcext:value-type="string">
            <text:p>{Wave,Particle,Duality,uncertainty,principle,heisenberg,minutephysics,"minute physics","One Minute Physics","One Minute Answers","Henry Reich",dark,matter,"dark matter",RSAnimate,xkcd,physics,education,science,"Perimeter Institute","theoretical physics","stephen hawking",khan,academy,educational,"pencil drawing"}</text:p>
          </table:table-cell>
          <table:table-cell office:value-type="string" calcext:value-type="string">
            <text:p>00:01:07</text:p>
          </table:table-cell>
          <table:table-cell office:value-type="date" office:date-value="2018-07-28T04:45:15.529" calcext:value-type="date">
            <text:p>28/07/18 04:45</text:p>
          </table:table-cell>
          <table:table-cell office:value-type="float" office:value="1436972" calcext:value-type="float">
            <text:p>1436972</text:p>
          </table:table-cell>
          <table:table-cell office:value-type="float" office:value="2231" calcext:value-type="float">
            <text:p>2231</text:p>
          </table:table-cell>
          <table:table-cell/>
        </table:table-row>
        <table:table-row table:style-name="ro7">
          <table:table-cell office:value-type="string" calcext:value-type="string">
            <text:p>Khan Academy</text:p>
          </table:table-cell>
          <table:table-cell office:value-type="string" calcext:value-type="string">
            <text:p>3XOt1fjWKi8</text:p>
          </table:table-cell>
          <table:table-cell office:value-type="string" calcext:value-type="string">
            <text:p>UC4a-Gbdw7vOaccHmFo40b9g</text:p>
          </table:table-cell>
          <table:table-cell office:value-type="string" calcext:value-type="string">
            <text:p>https://www.youtube.com/watch?v=3XOt1fjWKi8</text:p>
          </table:table-cell>
          <table:table-cell office:value-type="date" office:date-value="2010-08-06T21:54:40" calcext:value-type="date">
            <text:p>06/08/10 21:54</text:p>
          </table:table-cell>
          <table:table-cell office:value-type="string" calcext:value-type="string">
            <text:p>Numerator and denominator of a fraction | Fractions | Pre-Algebra | Khan Academy</text:p>
          </table:table-cell>
          <table:table-cell office:value-type="string" calcext:value-type="string">
            <text:p>Numerator and Denominator of a Fraction</text:p>
            <text:p/>
            <text:p>Practice this lesson yourself on KhanAcademy.org right now: https://www.khanacademy.org/math/pre-algebra/fractions-pre-alg/understanding-fractions-pre-alg/e/recognizing_fractions?utm_source=YT&amp;utm_medium=Desc&amp;utm_campaign=PreAlgebra</text:p>
            <text:p/>
            <text:p>Watch the next lesson: https://www.khanacademy.org/math/pre-algebra/fractions-pre-alg/understanding-fractions-pre-alg/v/plotting-basic-fractions-on-the-number-line?utm_source=YT&amp;utm_medium=Desc&amp;utm_campaign=PreAlgebra</text:p>
            <text:p/>
            <text:p>Missed the previous lesson? </text:p>
            <text:p>https://www.khanacademy.org/math/pre-algebra/fractions-pre-alg/understanding-fractions-pre-alg/v/recognizing-fractions-exercise?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2:31</text:p>
          </table:table-cell>
          <table:table-cell office:value-type="date" office:date-value="2018-07-28T04:41:14.34" calcext:value-type="date">
            <text:p>28/07/18 04:41</text:p>
          </table:table-cell>
          <table:table-cell office:value-type="float" office:value="1433170" calcext:value-type="float">
            <text:p>1433170</text:p>
          </table:table-cell>
          <table:table-cell office:value-type="float" office:value="3888" calcext:value-type="float">
            <text:p>3888</text:p>
          </table:table-cell>
          <table:table-cell/>
        </table:table-row>
        <table:table-row table:style-name="ro4">
          <table:table-cell office:value-type="string" calcext:value-type="string">
            <text:p>TED-Ed</text:p>
          </table:table-cell>
          <table:table-cell office:value-type="string" calcext:value-type="string">
            <text:p>RaGUW1d0w8g</text:p>
          </table:table-cell>
          <table:table-cell office:value-type="string" calcext:value-type="string">
            <text:p>UCsooa4yRKGN_zEE8iknghZA</text:p>
          </table:table-cell>
          <table:table-cell office:value-type="string" calcext:value-type="string">
            <text:p>https://www.youtube.com/watch?v=RaGUW1d0w8g</text:p>
          </table:table-cell>
          <table:table-cell office:value-type="date" office:date-value="2014-02-18T16:41:02" calcext:value-type="date">
            <text:p>18/02/14 16:41</text:p>
          </table:table-cell>
          <table:table-cell office:value-type="string" calcext:value-type="string">
            <text:p>An athlete uses physics to shatter world records - Asaf Bar-Yosef</text:p>
          </table:table-cell>
          <table:table-cell office:value-type="string" calcext:value-type="string">
            <text:p>View full lesson: http://ed.ted.com/lessons/an-athlete-uses-physics-to-shatter-world-records-asaf-bar-yosef</text:p>
            <text:p/>
            <text:p>When Dick Fosbury couldn't compete against the skilled high jumpers at his college, he tried jumping in a different way -- backwards. Fosbury improved his record immediately and continued to amaze the world with his new technique all the way to Olympic gold. Asaf Bar-Yosef explains the physics behind the success of the now dominant Fosbury Flop.</text:p>
            <text:p/>
            <text:p>Lesson by Asaf Bar-Yosef, animation by NEIGHBOR.</text:p>
          </table:table-cell>
          <table:table-cell office:value-type="string" calcext:value-type="string">
            <text:p>{"Fosbury Flop","Dick Fosbury",Olympics,"Summer Olympic Games","Olympic Games","high jump",physics,science,sports,"physics of sports",TED-Ed,"TED Ed",TEDEducation,TED,"Asaf Bar-Yosef",Neighbor}</text:p>
          </table:table-cell>
          <table:table-cell office:value-type="string" calcext:value-type="string">
            <text:p>00:03:51</text:p>
          </table:table-cell>
          <table:table-cell office:value-type="date" office:date-value="2018-07-28T04:43:37.437" calcext:value-type="date">
            <text:p>28/07/18 04:43</text:p>
          </table:table-cell>
          <table:table-cell office:value-type="float" office:value="1432249" calcext:value-type="float">
            <text:p>1432249</text:p>
          </table:table-cell>
          <table:table-cell office:value-type="float" office:value="3748" calcext:value-type="float">
            <text:p>3748</text:p>
          </table:table-cell>
          <table:table-cell/>
        </table:table-row>
        <table:table-row table:style-name="ro26">
          <table:table-cell office:value-type="string" calcext:value-type="string">
            <text:p>minutephysics</text:p>
          </table:table-cell>
          <table:table-cell office:value-type="string" calcext:value-type="string">
            <text:p>yKbJ9leUNDE</text:p>
          </table:table-cell>
          <table:table-cell office:value-type="string" calcext:value-type="string">
            <text:p>UCUHW94eEFW7hkUMVaZz4eDg</text:p>
          </table:table-cell>
          <table:table-cell office:value-type="string" calcext:value-type="string">
            <text:p>https://www.youtube.com/watch?v=yKbJ9leUNDE</text:p>
          </table:table-cell>
          <table:table-cell office:value-type="date" office:date-value="2016-09-29T13:00:06" calcext:value-type="date">
            <text:p>29/09/16 13:00</text:p>
          </table:table-cell>
          <table:table-cell office:value-type="string" calcext:value-type="string">
            <text:p>Why Doesn't Time Flow Backwards? (Big Picture Ep. 1/5)</text:p>
          </table:table-cell>
          <table:table-cell office:value-type="string" calcext:value-type="string">
            <text:p>Thanks to Google Making and Science for supporting this series, and to Sean Carroll for collaborating on it! His book can be found here: http://www.penguinrandomhouse.com/books/316646/the-big-picture-by-sean-carroll/</text:p>
            <text:p/>
            <text:p>Playlist of the full video series: https://www.youtube.com/playlist?list=PLoaVOjvkzQtyZF-2VpJrxPz7bxK_p1Dd2</text:p>
            <text:p/>
            <text:p>Link to Patreon supporters here: http://www.minutephysics.com/supporters.html</text:p>
            <text:p/>
            <text:p>AMAZING Interactive Entropy explainer by Aatish Bhatia: http://aatishb.github.io/entropy/</text:p>
            <text:p/>
            <text:p>This video is about why entropy gives rise to the arrow of time, and also how the initial low-entropy condition of the universe is responsible for the fact that we experience time right now, and how ultimately it will lead to the high-entropy heat death of the universe.</text:p>
            <text:p/>
            <text:p>REFERENCES &amp; ADDITIONAL INFORMATION</text:p>
            <text:p/>
            <text:p>David Wallace on entropy of gravitating systems:</text:p>
            <text:p>http://arxiv.org/pdf/0907.0659v1.pdf</text:p>
            <text:p/>
            <text:p>Sean Carroll: The Big Picture</text:p>
            <text:p>(more great articles about entropy, etc on his blog http://preposterousuniverse.com)</text:p>
            <text:p/>
            <text:p>Julian Barbour et al on entropic time simulation: https://www.sciencenews.org/article/arrow-time</text:p>
            <text:p/>
            <text:p/>
            <text:p/>
            <text:p>Music by Nathaniel Schroeder, http://www.soundcloud.com/drschroeder</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03:25</text:p>
          </table:table-cell>
          <table:table-cell office:value-type="date" office:date-value="2018-07-28T04:44:02.09" calcext:value-type="date">
            <text:p>28/07/18 04:44</text:p>
          </table:table-cell>
          <table:table-cell office:value-type="float" office:value="1428451" calcext:value-type="float">
            <text:p>1428451</text:p>
          </table:table-cell>
          <table:table-cell office:value-type="float" office:value="1336" calcext:value-type="float">
            <text:p>1336</text:p>
          </table:table-cell>
          <table:table-cell/>
        </table:table-row>
        <table:table-row table:style-name="ro30">
          <table:table-cell office:value-type="string" calcext:value-type="string">
            <text:p>Khan Academy</text:p>
          </table:table-cell>
          <table:table-cell office:value-type="string" calcext:value-type="string">
            <text:p>O-6q-siuMik</text:p>
          </table:table-cell>
          <table:table-cell office:value-type="string" calcext:value-type="string">
            <text:p>UC4a-Gbdw7vOaccHmFo40b9g</text:p>
          </table:table-cell>
          <table:table-cell office:value-type="string" calcext:value-type="string">
            <text:p>https://www.youtube.com/watch?v=O-6q-siuMik</text:p>
          </table:table-cell>
          <table:table-cell office:value-type="date" office:date-value="2016-03-23T00:12:55" calcext:value-type="date">
            <text:p>23/03/16 00:12</text:p>
          </table:table-cell>
          <table:table-cell office:value-type="string" calcext:value-type="string">
            <text:p>Introduction to Grammar | Grammar | Khan Academy</text:p>
          </table:table-cell>
          <table:table-cell office:value-type="string" calcext:value-type="string">
            <text:p>Khan Academy Grammarian David Rheinstrom welcomes you to his favorite topic: the study of language, its rules, and its conventions. By understanding English â€“ by speaking it, by writing it, by reading this very sentence â€“ you are a grammarian yourself!</text:p>
            <text:p/>
            <text:p>Watch the next lesson: https://www.khanacademy.org/humanities/grammar/partsofspeech/grammar-nouns/v/introduction-to-nouns-the-parts-of-speech-grammar-khan-academy </text:p>
            <text:p/>
            <text:p>Grammar on Khan Academy: Grammar is the collection of rules and conventions that make languages go. This section is about Standard American English, but there's something here for everyone.</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Grammar channel: https://www.youtube.com/channel/UCgk9hgdd2Uy6Fjfx_dK1j8A?sub_confirmation=1</text:p>
            <text:p>Subscribe to Khan Academy: https://www.youtube.com/subscription_center?add_user=khanacademy</text:p>
          </table:table-cell>
          <table:table-cell office:value-type="string" calcext:value-type="string">
            <text:p>{education,"online learning",learning,lessons}</text:p>
          </table:table-cell>
          <table:table-cell office:value-type="string" calcext:value-type="string">
            <text:p>00:02:46</text:p>
          </table:table-cell>
          <table:table-cell office:value-type="date" office:date-value="2018-07-28T04:42:15.593" calcext:value-type="date">
            <text:p>28/07/18 04:42</text:p>
          </table:table-cell>
          <table:table-cell office:value-type="float" office:value="1427503" calcext:value-type="float">
            <text:p>1427503</text:p>
          </table:table-cell>
          <table:table-cell office:value-type="float" office:value="3511" calcext:value-type="float">
            <text:p>3511</text:p>
          </table:table-cell>
          <table:table-cell/>
        </table:table-row>
        <table:table-row table:style-name="ro4">
          <table:table-cell office:value-type="string" calcext:value-type="string">
            <text:p>TED-Ed</text:p>
          </table:table-cell>
          <table:table-cell office:value-type="string" calcext:value-type="string">
            <text:p>KB43fM_ozKQ</text:p>
          </table:table-cell>
          <table:table-cell office:value-type="string" calcext:value-type="string">
            <text:p>UCsooa4yRKGN_zEE8iknghZA</text:p>
          </table:table-cell>
          <table:table-cell office:value-type="string" calcext:value-type="string">
            <text:p>https://www.youtube.com/watch?v=KB43fM_ozKQ</text:p>
          </table:table-cell>
          <table:table-cell office:value-type="date" office:date-value="2014-04-08T15:00:56" calcext:value-type="date">
            <text:p>08/04/14 15:00</text:p>
          </table:table-cell>
          <table:table-cell office:value-type="string" calcext:value-type="string">
            <text:p>Why is ketchup so hard to pour? - George Zaidan</text:p>
          </table:table-cell>
          <table:table-cell office:value-type="string" calcext:value-type="string">
            <text:p>View full lesson: http://ed.ted.com/lessons/why-is-ketchup-so-hard-to-pour-george-zaidan</text:p>
            <text:p/>
            <text:p>Ever go to pour ketchup on your fries...and nothing comes out? Or the opposite happens, and your plate is suddenly swimming in a sea of red? George Zaidan describes the physics behind this frustrating phenomenon, explaining how ketchup and other non-Newtonian fluids can suddenly transition from solid to liquid and back again.</text:p>
            <text:p/>
            <text:p>Lesson by George Zaidan, animation by TOGETHER.</text:p>
          </table:table-cell>
          <table:table-cell office:value-type="string" calcext:value-type="string">
            <text:p>{"George Zaidan",TOGETHER,"Hector Herrera",ketchup,"ketchup fail","how to pour ketchup",physics,"Non-Newtonian Fluids",liquid,solid,"states of matter",TED,TED-Ed,TEDEducation,"TED Ed"}</text:p>
          </table:table-cell>
          <table:table-cell office:value-type="string" calcext:value-type="string">
            <text:p>00:04:29</text:p>
          </table:table-cell>
          <table:table-cell office:value-type="date" office:date-value="2018-07-28T04:43:11.99" calcext:value-type="date">
            <text:p>28/07/18 04:43</text:p>
          </table:table-cell>
          <table:table-cell office:value-type="float" office:value="1425369" calcext:value-type="float">
            <text:p>1425369</text:p>
          </table:table-cell>
          <table:table-cell office:value-type="float" office:value="19638" calcext:value-type="float">
            <text:p>19638</text:p>
          </table:table-cell>
          <table:table-cell/>
        </table:table-row>
        <table:table-row table:style-name="ro22">
          <table:table-cell office:value-type="string" calcext:value-type="string">
            <text:p>patrickJMT</text:p>
          </table:table-cell>
          <table:table-cell office:value-type="string" calcext:value-type="string">
            <text:p>cjPoEZ0I5wQ</text:p>
          </table:table-cell>
          <table:table-cell office:value-type="string" calcext:value-type="string">
            <text:p>UCFe6jenM1Bc54qtBsIJGRZQ</text:p>
          </table:table-cell>
          <table:table-cell office:value-type="string" calcext:value-type="string">
            <text:p>https://www.youtube.com/watch?v=cjPoEZ0I5wQ</text:p>
          </table:table-cell>
          <table:table-cell office:value-type="date" office:date-value="2008-04-06T13:26:05" calcext:value-type="date">
            <text:p>06/04/08 13:26</text:p>
          </table:table-cell>
          <table:table-cell office:value-type="string" calcext:value-type="string">
            <text:p>â– Taylor and Maclaurin Series - Example 1 â–</text:p>
          </table:table-cell>
          <table:table-cell office:value-type="string" calcext:value-type="string">
            <text:p>Thanks to all of you who support me on Patreon. You da real mvps!   $1 per month helps!! :)  https://www.patreon.com/patrickjmt !! A graphical representation of Taylor Polynomials: https://www.youtube.com/watch?v=AV2b8hdCvd4</text:p>
            <text:p>Thanks for watching and please subscribe! Visit PatrickJMT.com and 'like' it! :)</text:p>
            <text:p>Taylor and Maclaurin Series - An example of finding the Maclaurin series for a function is shown. In another video, I will find a Taylor series expansion, so look for that one too! For more free math videos, visit http://PatrickJMT.com</text:p>
          </table:table-cell>
          <table:table-cell office:value-type="string" calcext:value-type="string">
            <text:p>{taylor,maclaurin,series,math,algebra,expansion,centered,at,example,calculus,free,"online math","online calculus","online university"}</text:p>
          </table:table-cell>
          <table:table-cell office:value-type="string" calcext:value-type="string">
            <text:p>00:06:30</text:p>
          </table:table-cell>
          <table:table-cell office:value-type="date" office:date-value="2018-07-28T04:42:22.242" calcext:value-type="date">
            <text:p>28/07/18 04:42</text:p>
          </table:table-cell>
          <table:table-cell office:value-type="float" office:value="1425094" calcext:value-type="float">
            <text:p>1425094</text:p>
          </table:table-cell>
          <table:table-cell office:value-type="float" office:value="4166" calcext:value-type="float">
            <text:p>4166</text:p>
          </table:table-cell>
          <table:table-cell/>
        </table:table-row>
        <table:table-row table:style-name="ro4">
          <table:table-cell office:value-type="string" calcext:value-type="string">
            <text:p>TED-Ed</text:p>
          </table:table-cell>
          <table:table-cell office:value-type="string" calcext:value-type="string">
            <text:p>EfqVnj-sgcc</text:p>
          </table:table-cell>
          <table:table-cell office:value-type="string" calcext:value-type="string">
            <text:p>UCsooa4yRKGN_zEE8iknghZA</text:p>
          </table:table-cell>
          <table:table-cell office:value-type="string" calcext:value-type="string">
            <text:p>https://www.youtube.com/watch?v=EfqVnj-sgcc</text:p>
          </table:table-cell>
          <table:table-cell office:value-type="date" office:date-value="2013-04-15T15:05:55" calcext:value-type="date">
            <text:p>15/04/13 15:05</text:p>
          </table:table-cell>
          <table:table-cell office:value-type="string" calcext:value-type="string">
            <text:p>What is Zeno's Dichotomy Paradox? - Colm Kelleher</text:p>
          </table:table-cell>
          <table:table-cell office:value-type="string" calcext:value-type="string">
            <text:p>View full lesson: http://ed.ted.com/lessons/what-is-zeno-s-dichotomy-paradox-colm-kelleher</text:p>
            <text:p/>
            <text:p>Can you ever travel from one place to another? Ancient Greek philosopher Zeno of Elea gave a convincing argument that all motion is impossible - but where's the flaw in his logic? Colm Kelleher illustrates how to resolve Zeno's Dichotomy Paradox.</text:p>
            <text:p/>
            <text:p>Lesson by Colm Kelleher, animation by Buzzco Associates, inc.</text:p>
          </table:table-cell>
          <table:table-cell office:value-type="string" calcext:value-type="string">
            <text:p>{"\\Zeno of Alea\\",philosophy,mathematics,"\\Zeno's",Dichotomy,"Paradox\\",paradox,dichotomy,"\\Zeno","\\Colm","Kelleher\\","\\Buzzco","Associates\\",TED-Ed,"\\TED","Ed\\",TEDEducation}</text:p>
          </table:table-cell>
          <table:table-cell office:value-type="string" calcext:value-type="string">
            <text:p>00:04:12</text:p>
          </table:table-cell>
          <table:table-cell office:value-type="date" office:date-value="2018-07-28T04:41:51.01" calcext:value-type="date">
            <text:p>28/07/18 04:41</text:p>
          </table:table-cell>
          <table:table-cell office:value-type="float" office:value="1423124" calcext:value-type="float">
            <text:p>1423124</text:p>
          </table:table-cell>
          <table:table-cell office:value-type="float" office:value="11531" calcext:value-type="float">
            <text:p>11531</text:p>
          </table:table-cell>
          <table:table-cell/>
        </table:table-row>
        <table:table-row table:style-name="ro4">
          <table:table-cell office:value-type="string" calcext:value-type="string">
            <text:p>TED-Ed</text:p>
          </table:table-cell>
          <table:table-cell office:value-type="string" calcext:value-type="string">
            <text:p>Z5VRoGTF60s</text:p>
          </table:table-cell>
          <table:table-cell office:value-type="string" calcext:value-type="string">
            <text:p>UCsooa4yRKGN_zEE8iknghZA</text:p>
          </table:table-cell>
          <table:table-cell office:value-type="string" calcext:value-type="string">
            <text:p>https://www.youtube.com/watch?v=Z5VRoGTF60s</text:p>
          </table:table-cell>
          <table:table-cell office:value-type="date" office:date-value="2013-08-19T15:35:19" calcext:value-type="date">
            <text:p>19/08/13 15:35</text:p>
          </table:table-cell>
          <table:table-cell office:value-type="string" calcext:value-type="string">
            <text:p>The Arctic vs. the Antarctic - Camille Seaman</text:p>
          </table:table-cell>
          <table:table-cell office:value-type="string" calcext:value-type="string">
            <text:p>View full lesson: http://ed.ted.com/lessons/the-arctic-vs-the-antarctic-camille-seaman</text:p>
            <text:p/>
            <text:p>How can you tell the two poles apart? Where are the penguins? What about the bears? The Arctic pole is located in the Northern Hemisphere within the deep Arctic Ocean, while the Antarctic pole is smack in the middle of the ice-covered Antarctica. Camille Seaman describes how enterprising people and organisms have found ways to reside around both poles despite the frigid temperatures.</text:p>
            <text:p/>
            <text:p>Lesson by Camille Seaman, animation by Provincia Studio.</text:p>
          </table:table-cell>
          <table:table-cell office:value-type="string" calcext:value-type="string">
            <text:p>{"\\Camille Seaman\\","\\Provincia","Studio\\",Antarctica,Arctic,"\\north","pole\\","\\south","\\polar","bear\\","\\penguin\\",TED,TED-Ed,"\\TED","Ed\\",TEDEducation,"fellow\\"}</text:p>
          </table:table-cell>
          <table:table-cell office:value-type="string" calcext:value-type="string">
            <text:p>00:04:25</text:p>
          </table:table-cell>
          <table:table-cell office:value-type="date" office:date-value="2018-07-28T04:42:21.883" calcext:value-type="date">
            <text:p>28/07/18 04:42</text:p>
          </table:table-cell>
          <table:table-cell office:value-type="float" office:value="1421423" calcext:value-type="float">
            <text:p>1421423</text:p>
          </table:table-cell>
          <table:table-cell office:value-type="float" office:value="23835" calcext:value-type="float">
            <text:p>23835</text:p>
          </table:table-cell>
          <table:table-cell/>
        </table:table-row>
        <table:table-row table:style-name="ro15">
          <table:table-cell office:value-type="string" calcext:value-type="string">
            <text:p>Khan Academy</text:p>
          </table:table-cell>
          <table:table-cell office:value-type="string" calcext:value-type="string">
            <text:p>JGU74wbZMLg</text:p>
          </table:table-cell>
          <table:table-cell office:value-type="string" calcext:value-type="string">
            <text:p>UC4a-Gbdw7vOaccHmFo40b9g</text:p>
          </table:table-cell>
          <table:table-cell office:value-type="string" calcext:value-type="string">
            <text:p>https://www.youtube.com/watch?v=JGU74wbZMLg</text:p>
          </table:table-cell>
          <table:table-cell office:value-type="date" office:date-value="2009-10-01T19:35:19" calcext:value-type="date">
            <text:p>01/10/09 19:35</text:p>
          </table:table-cell>
          <table:table-cell office:value-type="string" calcext:value-type="string">
            <text:p>Inverse trig functions: arcsin | Trigonometry | Khan Academy</text:p>
          </table:table-cell>
          <table:table-cell office:value-type="string" calcext:value-type="string">
            <text:p>Introduction to the inverse trig function arcsin</text:p>
            <text:p/>
            <text:p>Practice this lesson yourself on KhanAcademy.org right now: </text:p>
            <text:p>https://www.khanacademy.org/math/trigonometry/unit-circle-trig-func/inverse_trig_functions/e/inverse_trig_functions?utm_source=YT&amp;utm_medium=Desc&amp;utm_campaign=Trigonometry</text:p>
            <text:p/>
            <text:p>Watch the next lesson: https://www.khanacademy.org/math/trigonometry/unit-circle-trig-func/inverse_trig_functions/v/inverse-trig-functions-arccos?utm_source=YT&amp;utm_medium=Desc&amp;utm_campaign=Trigonometry</text:p>
            <text:p/>
            <text:p>Missed the previous lesson? </text:p>
            <text:p>https://www.khanacademy.org/math/trigonometry/unit-circle-trig-func/trig-functions-special-angles/v/trig-functions-special-angles?utm_source=YT&amp;utm_medium=Desc&amp;utm_campaign=Trigonometry</text:p>
            <text:p/>
            <text:p>Trigonometry on Khan Academy: Big, fancy word, right? Don't be fooled. Looking at the prefix, tri-, you could probably assume that trigonometry ("trig" as it's sometimes called) has something to do with triangles. You would be right! Trig is the study of the properties of triangles. Why is it important? It's used in measuring precise distances, particularly in industries like satellite systems and sciences like astronomy. It's not only space, however. Trig is present in architecture and music, too. Now you may wonder...how is knowing the measurement and properties of triangles relevant to music?? THAT is a great question. Maybe you'll learn the answer from us in these tutorial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Trigonometry channel:</text:p>
            <text:p>https://www.youtube.com/channel/UCYQSs1lFJZKpyqNQQHYFGjw?sub_confirmation=1</text:p>
            <text:p>Subscribe to Khan Academy: https://www.youtube.com/subscription_center?add_user=khanacademy</text:p>
          </table:table-cell>
          <table:table-cell/>
          <table:table-cell office:value-type="string" calcext:value-type="string">
            <text:p>00:10:36</text:p>
          </table:table-cell>
          <table:table-cell office:value-type="date" office:date-value="2018-07-28T04:41:32.196" calcext:value-type="date">
            <text:p>28/07/18 04:41</text:p>
          </table:table-cell>
          <table:table-cell office:value-type="float" office:value="1421395" calcext:value-type="float">
            <text:p>1421395</text:p>
          </table:table-cell>
          <table:table-cell office:value-type="float" office:value="2846" calcext:value-type="float">
            <text:p>2846</text:p>
          </table:table-cell>
          <table:table-cell/>
        </table:table-row>
        <table:table-row table:style-name="ro9">
          <table:table-cell office:value-type="string" calcext:value-type="string">
            <text:p>TED-Ed</text:p>
          </table:table-cell>
          <table:table-cell office:value-type="string" calcext:value-type="string">
            <text:p>nn8YGPZdCvA</text:p>
          </table:table-cell>
          <table:table-cell office:value-type="string" calcext:value-type="string">
            <text:p>UCsooa4yRKGN_zEE8iknghZA</text:p>
          </table:table-cell>
          <table:table-cell office:value-type="string" calcext:value-type="string">
            <text:p>https://www.youtube.com/watch?v=nn8YGPZdCvA</text:p>
          </table:table-cell>
          <table:table-cell office:value-type="date" office:date-value="2018-03-05T16:08:59" calcext:value-type="date">
            <text:p>05/03/18 16:08</text:p>
          </table:table-cell>
          <table:table-cell office:value-type="string" calcext:value-type="string">
            <text:p>The myth of King Midas and his golden touch - Iseult Gillespie</text:p>
          </table:table-cell>
          <table:table-cell office:value-type="string" calcext:value-type="string">
            <text:p>Check out our Patreon page: https://www.patreon.com/teded</text:p>
            <text:p/>
            <text:p>View full lesson: https://ed.ted.com/lessons/the-myth-of-king-midas-and-his-golden-touch-iseult-gillespie</text:p>
            <text:p/>
            <text:p>In Greek mythology, King Midas is known as a rogue ruler whose antics bemused his people and irritated the Gods. Many know the classic story of Midas's golden touch, but the foolish king was also known for his unusual pair of ears. Iseult Gillespie shares the myth of King Midas.</text:p>
            <text:p/>
            <text:p>Lesson by Iseult Gillespie, animation by TED-Ed.</text:p>
            <text:p/>
            <text:p>Thank you so much to our patrons for your support! Without you this video would not be possible! Milad Mostafavi, Rob Johnson, Singh Devesh Sourabh, Ashley Maldonado, Clarence E. Harper Jr., Bojana Golubovic, Mihail Radu Pantilimon, Sarah Yaghi, Benedict Chuah, Karthik Cherala, haventfiguredout , Violeta Cervantes, Elaine Fitzpatrick, Lyn-z Schulte, Sharon Chou, Henrique 'SorÃ­n' CassÃºs, Tim Robinson, Kiarash Asar, Jun Cai, Paul Schneider, Amber Wood, Ophelia Gibson Best, Cas Jamieson, Michelle Stevens-Stanford, Phyllis Dubrow, Andreas Voltios, Aliyya Rachmadi, Eunsun Kim, Philippe Spoden, Samantha Chow, Armando Ello, Ayala Ron, Manognya Chakrapani, Simon Holst Ravn, Doreen Reynolds-Consolati, Rakshit Kothari, Melissa Sorrells, Antony Lee, Husain Mohammad, Dino HrnjiÄ‡, Max Shuai Tang, CÃ´me Vincent, Astia Rizki Safitri, Alan Froese, alessandra tasso, Jamerson Chingapanini, Gerald Onyango, Dalton Valette, Katrina Harding, Ezgi Yersu, Al the Scottish Wildcat, Katie Dean, Kin Lon Ma, Carsten Tobehn, Boris Langvand, Jeremy Fryd, and Charlene You.</text:p>
          </table:table-cell>
          <table:table-cell office:value-type="string" calcext:value-type="string">
            <text:p>{"Iseult Gillespie",TED-Ed,TED,"TED Ed",Teded,"Ted Education",Midas,"King Midas",gold,myth,mythology,"greek mythology",legend,lore,"golden touch"}</text:p>
          </table:table-cell>
          <table:table-cell office:value-type="string" calcext:value-type="string">
            <text:p>00:05:05</text:p>
          </table:table-cell>
          <table:table-cell office:value-type="date" office:date-value="2018-07-28T04:41:32.279" calcext:value-type="date">
            <text:p>28/07/18 04:41</text:p>
          </table:table-cell>
          <table:table-cell office:value-type="float" office:value="1420138" calcext:value-type="float">
            <text:p>1420138</text:p>
          </table:table-cell>
          <table:table-cell office:value-type="float" office:value="58566" calcext:value-type="float">
            <text:p>58566</text:p>
          </table:table-cell>
          <table:table-cell/>
        </table:table-row>
        <table:table-row table:style-name="ro4">
          <table:table-cell office:value-type="string" calcext:value-type="string">
            <text:p>TED-Ed</text:p>
          </table:table-cell>
          <table:table-cell office:value-type="string" calcext:value-type="string">
            <text:p>p7fXa2Occ_U</text:p>
          </table:table-cell>
          <table:table-cell office:value-type="string" calcext:value-type="string">
            <text:p>UCsooa4yRKGN_zEE8iknghZA</text:p>
          </table:table-cell>
          <table:table-cell office:value-type="string" calcext:value-type="string">
            <text:p>https://www.youtube.com/watch?v=p7fXa2Occ_U</text:p>
          </table:table-cell>
          <table:table-cell office:value-type="date" office:date-value="2015-02-02T16:19:03" calcext:value-type="date">
            <text:p>02/02/15 16:19</text:p>
          </table:table-cell>
          <table:table-cell office:value-type="string" calcext:value-type="string">
            <text:p>How do dogs "see" with their noses? - Alexandra Horowitz</text:p>
          </table:table-cell>
          <table:table-cell office:value-type="string" calcext:value-type="string">
            <text:p>View full lesson: http://ed.ted.com/lessons/how-do-dogs-see-with-their-noses-alexandra-horowitz</text:p>
            <text:p/>
            <text:p>You may have heard the expression that dogs â€˜see with their noses.â€™ But these creatureâ€™s amazing nasal architecture actually reveals a whole world beyond what we can see. Alexandra Horowitz illustrates how the dogâ€™s nose can smell the past, the future and even things that canâ€™t be seen at all. </text:p>
            <text:p/>
            <text:p>Lesson by Alexandra Horowitz, animation by ProvÃ­ncia Studio.</text:p>
          </table:table-cell>
          <table:table-cell office:value-type="string" calcext:value-type="string">
            <text:p>{TED,TEDx,TED-Ed,Dog,Canine,Smell,Olfactory,Olfaction,Nose,Nostril,Breathing,Smelling,"Olfactory receptor cells",Sniff,Woof,"Olfactory system",Puppy,Hormones,Bombs,Cancer}</text:p>
          </table:table-cell>
          <table:table-cell office:value-type="string" calcext:value-type="string">
            <text:p>00:04:28</text:p>
          </table:table-cell>
          <table:table-cell office:value-type="date" office:date-value="2018-07-28T04:42:53.631" calcext:value-type="date">
            <text:p>28/07/18 04:42</text:p>
          </table:table-cell>
          <table:table-cell office:value-type="float" office:value="1419771" calcext:value-type="float">
            <text:p>1419771</text:p>
          </table:table-cell>
          <table:table-cell office:value-type="float" office:value="3661" calcext:value-type="float">
            <text:p>3661</text:p>
          </table:table-cell>
          <table:table-cell/>
        </table:table-row>
        <table:table-row table:style-name="ro8">
          <table:table-cell office:value-type="string" calcext:value-type="string">
            <text:p>Numberphile</text:p>
          </table:table-cell>
          <table:table-cell office:value-type="string" calcext:value-type="string">
            <text:p>99stb2mzspI</text:p>
          </table:table-cell>
          <table:table-cell office:value-type="string" calcext:value-type="string">
            <text:p>UCoxcjq-8xIDTYp3uz647V5A</text:p>
          </table:table-cell>
          <table:table-cell office:value-type="string" calcext:value-type="string">
            <text:p>https://www.youtube.com/watch?v=99stb2mzspI</text:p>
          </table:table-cell>
          <table:table-cell office:value-type="date" office:date-value="2015-06-29T11:24:46" calcext:value-type="date">
            <text:p>29/06/15 11:24</text:p>
          </table:table-cell>
          <table:table-cell office:value-type="string" calcext:value-type="string">
            <text:p>Why 1980 was a great year to be born... but 2184 will be better</text:p>
          </table:table-cell>
          <table:table-cell office:value-type="string" calcext:value-type="string">
            <text:p>Featuring Matt Parker, who also wrote a book: http://bit.ly/Matt_4D_US</text:p>
            <text:p>More links &amp; stuff in full description below â†“â†“â†“</text:p>
            <text:p/>
            <text:p>Animation by Pete McPartlan</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ext:p/>
            <text:p>Thanks to these Patreon supporters for helping make this video:</text:p>
            <text:p>Herschal Sanders (from Susan)</text:p>
            <text:p>Today I Found Out</text:p>
            <text:p>Christian Cooper</text:p>
            <text:p>Ken Baron</text:p>
            <text:p>Roman Urbanovski</text:p>
            <text:p>Jeff Straathof</text:p>
            <text:p>Bill Shillito</text:p>
            <text:p>LÃª</text:p>
            <text:p>OK Merli</text:p>
            <text:p>Alex Bozzi</text:p>
            <text:p>Peggy Youell</text:p>
            <text:p>Spiked Math</text:p>
            <text:p>Filipe Junqueira</text:p>
            <text:p>Thomas J Petersen</text:p>
            <text:p>Christian Cooper</text:p>
            <text:p>Andrzej 'Yester' Fiedukowicz</text:p>
            <text:p>NHM Alminji</text:p>
            <text:p>RexDex</text:p>
            <text:p>Arnas Valeika</text:p>
            <text:p>Henry Reich</text:p>
            <text:p>Keith Vertrees</text:p>
            <text:p>plusunim</text:p>
            <text:p>Micky Baeza</text:p>
            <text:p>Tracy Parry</text:p>
            <text:p>Stan Ciprian</text:p>
            <text:p>Rich Pantano (from Jill)</text:p>
            <text:p>Kelly N</text:p>
            <text:p>Cooper Stimson</text:p>
            <text:p>James P Buckley</text:p>
            <text:p>Kristian Joensen</text:p>
            <text:p>Raymond Mendelovits</text:p>
            <text:p>Peter Elst</text:p>
            <text:p>Valentin Dobrota</text:p>
          </table:table-cell>
          <table:table-cell office:value-type="string" calcext:value-type="string">
            <text:p>{numberphile,"Great Year",1980,2184,"square roots","cube roots"}</text:p>
          </table:table-cell>
          <table:table-cell office:value-type="string" calcext:value-type="string">
            <text:p>00:07:39</text:p>
          </table:table-cell>
          <table:table-cell office:value-type="date" office:date-value="2018-07-28T04:43:11.776" calcext:value-type="date">
            <text:p>28/07/18 04:43</text:p>
          </table:table-cell>
          <table:table-cell office:value-type="float" office:value="1419411" calcext:value-type="float">
            <text:p>1419411</text:p>
          </table:table-cell>
          <table:table-cell office:value-type="float" office:value="2366" calcext:value-type="float">
            <text:p>2366</text:p>
          </table:table-cell>
          <table:table-cell/>
        </table:table-row>
        <table:table-row table:style-name="ro15">
          <table:table-cell office:value-type="string" calcext:value-type="string">
            <text:p>Khan Academy</text:p>
          </table:table-cell>
          <table:table-cell office:value-type="string" calcext:value-type="string">
            <text:p>za0QJRZ-yQ4</text:p>
          </table:table-cell>
          <table:table-cell office:value-type="string" calcext:value-type="string">
            <text:p>UC4a-Gbdw7vOaccHmFo40b9g</text:p>
          </table:table-cell>
          <table:table-cell office:value-type="string" calcext:value-type="string">
            <text:p>https://www.youtube.com/watch?v=za0QJRZ-yQ4</text:p>
          </table:table-cell>
          <table:table-cell office:value-type="date" office:date-value="2011-11-07T22:29:26" calcext:value-type="date">
            <text:p>07/11/11 22:29</text:p>
          </table:table-cell>
          <table:table-cell office:value-type="string" calcext:value-type="string">
            <text:p>Domain and range of a function given a formula | Algebra II | Khan Academy</text:p>
          </table:table-cell>
          <table:table-cell office:value-type="string" calcext:value-type="string">
            <text:p>Domain and Range of a Function Given a Formula</text:p>
            <text:p/>
            <text:p>Practice this lesson yourself on KhanAcademy.org right now: </text:p>
            <text:p>https://www.khanacademy.org/math/algebra2/functions_and_graphs/domain_range/e/domain_of_a_function?utm_source=YT&amp;utm_medium=Desc&amp;utm_campaign=AlgebraII</text:p>
            <text:p/>
            <text:p>Watch the next lesson: https://www.khanacademy.org/math/algebra2/functions_and_graphs/domain_range/v/domain-and-range-1?utm_source=YT&amp;utm_medium=Desc&amp;utm_campaign=AlgebraII</text:p>
            <text:p/>
            <text:p>Missed the previous lesson? </text:p>
            <text:p>https://www.khanacademy.org/math/algebra2/functions_and_graphs/domain_range/v/domain-and-range-of-a-relation?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08:07</text:p>
          </table:table-cell>
          <table:table-cell office:value-type="date" office:date-value="2018-07-28T04:42:46.56" calcext:value-type="date">
            <text:p>28/07/18 04:42</text:p>
          </table:table-cell>
          <table:table-cell office:value-type="float" office:value="1419387" calcext:value-type="float">
            <text:p>1419387</text:p>
          </table:table-cell>
          <table:table-cell office:value-type="float" office:value="8230" calcext:value-type="float">
            <text:p>8230</text:p>
          </table:table-cell>
          <table:table-cell/>
        </table:table-row>
        <table:table-row table:style-name="ro10">
          <table:table-cell office:value-type="string" calcext:value-type="string">
            <text:p>Khan Academy</text:p>
          </table:table-cell>
          <table:table-cell office:value-type="string" calcext:value-type="string">
            <text:p>ANyVpMS3HL4</text:p>
          </table:table-cell>
          <table:table-cell office:value-type="string" calcext:value-type="string">
            <text:p>UC4a-Gbdw7vOaccHmFo40b9g</text:p>
          </table:table-cell>
          <table:table-cell office:value-type="string" calcext:value-type="string">
            <text:p>https://www.youtube.com/watch?v=ANyVpMS3HL4</text:p>
          </table:table-cell>
          <table:table-cell office:value-type="date" office:date-value="2009-11-02T17:49:12" calcext:value-type="date">
            <text:p>02/11/09 17:49</text:p>
          </table:table-cell>
          <table:table-cell office:value-type="string" calcext:value-type="string">
            <text:p>Derivative as slope of a tangent line | Taking derivatives | Differential Calculus | Khan Academy</text:p>
          </table:table-cell>
          <table:table-cell office:value-type="string" calcext:value-type="string">
            <text:p>Understanding that the derivative is just the slope of a curve at a point (or the slope of the tangent line)</text:p>
            <text:p/>
            <text:p>Practice this yourself on Khan Academy right now: https://www.khanacademy.org/e/skill-check--tangent-lines?utm_source=YTdescription&amp;utm_medium=YTdescription&amp;utm_campaign=YTdescription</text:p>
            <text:p/>
            <text:p>Watch the next lesson: https://www.khanacademy.org/math/differential-calculus/taking-derivatives/derivative_intro/v/tangent-slope-as-limiting-value-of-secant-slope-example-1?utm_source=YT&amp;utm_medium=Desc&amp;utm_campaign=DifferentialCalculus</text:p>
            <text:p/>
            <text:p>Missed the previous lesson? </text:p>
            <text:p>https://www.khanacademy.org/math/differential-calculus/taking-derivatives/secant-line-slope-tangent/v/approximating-equation-of-tangent-line-word-problem-1?utm_source=YT&amp;utm_medium=Desc&amp;utm_campaign=DifferentialCalculus</text:p>
            <text:p/>
            <text:p>Differential calculus on Khan Academy: Limit introduction, squeeze theorem, and epsilon-delta definition of limit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Differential Calculus channel:</text:p>
            <text:p>https://www.youtube.com/channel/UCNLzjGl1HBdZrHXo4Vae3iA?sub_confirmation=1</text:p>
            <text:p>Subscribe to KhanAcademy: https://www.youtube.com/subscription_center?add_user=khanacademy</text:p>
          </table:table-cell>
          <table:table-cell/>
          <table:table-cell office:value-type="string" calcext:value-type="string">
            <text:p>00:15:43</text:p>
          </table:table-cell>
          <table:table-cell office:value-type="date" office:date-value="2018-07-28T04:45:02.979" calcext:value-type="date">
            <text:p>28/07/18 04:45</text:p>
          </table:table-cell>
          <table:table-cell office:value-type="float" office:value="1418635" calcext:value-type="float">
            <text:p>1418635</text:p>
          </table:table-cell>
          <table:table-cell office:value-type="float" office:value="4039" calcext:value-type="float">
            <text:p>4039</text:p>
          </table:table-cell>
          <table:table-cell/>
        </table:table-row>
        <table:table-row table:style-name="ro4">
          <table:table-cell office:value-type="string" calcext:value-type="string">
            <text:p>TED-Ed</text:p>
          </table:table-cell>
          <table:table-cell office:value-type="string" calcext:value-type="string">
            <text:p>7uiyz3139tE</text:p>
          </table:table-cell>
          <table:table-cell office:value-type="string" calcext:value-type="string">
            <text:p>UCsooa4yRKGN_zEE8iknghZA</text:p>
          </table:table-cell>
          <table:table-cell office:value-type="string" calcext:value-type="string">
            <text:p>https://www.youtube.com/watch?v=7uiyz3139tE</text:p>
          </table:table-cell>
          <table:table-cell office:value-type="date" office:date-value="2017-04-20T15:17:43" calcext:value-type="date">
            <text:p>20/04/17 15:17</text:p>
          </table:table-cell>
          <table:table-cell office:value-type="string" calcext:value-type="string">
            <text:p>How did Dracula become the world's most famous vampire? - Stanley Stepanic</text:p>
          </table:table-cell>
          <table:table-cell office:value-type="string" calcext:value-type="string">
            <text:p>View full lesson: http://ed.ted.com/lessons/how-did-dracula-become-the-world-s-most-famous-vampire-stanley-stepanic</text:p>
            <text:p/>
            <text:p>Over a hundred years after his creator was laid to rest, Dracula lives on as the most famous vampire in history. But this Transylvanian noble â€“ neither the first fictional vampire, nor the most popular of his time â€“ may have remained buried in obscurity if not for a twist of fate. Stanley Stepanic explains how a critical copyright battle catapulted Bram Stokerâ€™s character into literary renown. </text:p>
            <text:p/>
            <text:p>Lesson by Stanley Stepanic, animation by Phuong Mai NGUYEN.</text:p>
          </table:table-cell>
          <table:table-cell office:value-type="string" calcext:value-type="string">
            <text:p>{TED,TED-Ed,"TED Ed","TED Education","Stanley Stepanic",vampire,upir,dracula,"Bram Stoker",folklore,"slavic folklore",rabies,decomposition,garlic,Carmilla,disease,"Vlad III Dracula","Vlad the Impaler","Victorian Era",Nosferatu,"Florence Balcombe Stoker","Bela lugosi","Phuong Mai NGUYEN"}</text:p>
          </table:table-cell>
          <table:table-cell office:value-type="string" calcext:value-type="string">
            <text:p>00:05:06</text:p>
          </table:table-cell>
          <table:table-cell office:value-type="date" office:date-value="2018-07-28T04:44:44.597" calcext:value-type="date">
            <text:p>28/07/18 04:44</text:p>
          </table:table-cell>
          <table:table-cell office:value-type="float" office:value="1418406" calcext:value-type="float">
            <text:p>1418406</text:p>
          </table:table-cell>
          <table:table-cell office:value-type="float" office:value="32680" calcext:value-type="float">
            <text:p>32680</text:p>
          </table:table-cell>
          <table:table-cell/>
        </table:table-row>
        <table:table-row table:style-name="ro5">
          <table:table-cell office:value-type="string" calcext:value-type="string">
            <text:p>Khan Academy</text:p>
          </table:table-cell>
          <table:table-cell office:value-type="string" calcext:value-type="string">
            <text:p>rp7T4IItbtM</text:p>
          </table:table-cell>
          <table:table-cell office:value-type="string" calcext:value-type="string">
            <text:p>UC4a-Gbdw7vOaccHmFo40b9g</text:p>
          </table:table-cell>
          <table:table-cell office:value-type="string" calcext:value-type="string">
            <text:p>https://www.youtube.com/watch?v=rp7T4IItbtM</text:p>
          </table:table-cell>
          <table:table-cell office:value-type="date" office:date-value="2010-02-18T22:15:26" calcext:value-type="date">
            <text:p>18/02/10 22:15</text:p>
          </table:table-cell>
          <table:table-cell office:value-type="string" calcext:value-type="string">
            <text:p>Types of immune responses: Innate and adaptive, humoral vs. cell-mediated | NCLEX-RN | Khan Academy</text:p>
          </table:table-cell>
          <table:table-cell office:value-type="string" calcext:value-type="string">
            <text:p>Innate vs. adaptive immunity. Humoral adaptive immunity vs. cell-mediated adaptive immunity. Created by Sal Khan.</text:p>
            <text:p/>
            <text:p>Watch the next lesson: https://www.khanacademy.org/test-prep/nclex-rn/rn-immune-system/rn-the-immune-system/v/b-lymphocytes-b-cells?utm_source=YT&amp;utm_medium=Desc&amp;utm_campaign=Nclex-rn</text:p>
            <text:p/>
            <text:p>Missed the previous lesson? https://www.khanacademy.org/test-prep/nclex-rn/rn-immune-system/rn-the-immune-system/v/role-of-phagocytes-in-innate-or-nonspecific-immunity?utm_source=YT&amp;utm_medium=Desc&amp;utm_campaign=Nclex-rn</text:p>
            <text:p/>
            <text:p>NCLEX-RN on Khan Academy: A collection of questions from content covered on the NCLEX-RN. These questions are available under a Creative Commons Attribution-NonCommercial-ShareAlike 3.0 United States License (available at http://creativecommons.org/licenses/by-nc-sa/3.0/u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NCLEX-RN channel: https://www.youtube.com/channel/UCDx5cTeADCvKWgF9x_Qjz3g?sub_confirmation=1</text:p>
            <text:p>Subscribe to Khan Academy: https://www.youtube.com/subscription_center?add_user=khanacademy</text:p>
          </table:table-cell>
          <table:table-cell/>
          <table:table-cell office:value-type="string" calcext:value-type="string">
            <text:p>00:08:07</text:p>
          </table:table-cell>
          <table:table-cell office:value-type="date" office:date-value="2018-07-28T04:41:50.766" calcext:value-type="date">
            <text:p>28/07/18 04:41</text:p>
          </table:table-cell>
          <table:table-cell office:value-type="float" office:value="1417690" calcext:value-type="float">
            <text:p>1417690</text:p>
          </table:table-cell>
          <table:table-cell office:value-type="float" office:value="5383" calcext:value-type="float">
            <text:p>5383</text:p>
          </table:table-cell>
          <table:table-cell/>
        </table:table-row>
        <table:table-row table:style-name="ro4">
          <table:table-cell office:value-type="string" calcext:value-type="string">
            <text:p>TED-Ed</text:p>
          </table:table-cell>
          <table:table-cell office:value-type="string" calcext:value-type="string">
            <text:p>oZ13QfP2os8</text:p>
          </table:table-cell>
          <table:table-cell office:value-type="string" calcext:value-type="string">
            <text:p>UCsooa4yRKGN_zEE8iknghZA</text:p>
          </table:table-cell>
          <table:table-cell office:value-type="string" calcext:value-type="string">
            <text:p>https://www.youtube.com/watch?v=oZ13QfP2os8</text:p>
          </table:table-cell>
          <table:table-cell office:value-type="date" office:date-value="2015-03-31T15:00:10" calcext:value-type="date">
            <text:p>31/03/15 15:00</text:p>
          </table:table-cell>
          <table:table-cell office:value-type="string" calcext:value-type="string">
            <text:p>What causes bad breath? - Mel Rosenberg</text:p>
          </table:table-cell>
          <table:table-cell office:value-type="string" calcext:value-type="string">
            <text:p>View full lesson: http://ed.ted.com/lessons/what-causes-bad-breath-mel-rosenberg</text:p>
            <text:p/>
            <text:p>Halitosis is a curse that has plagued humanity since ancient times. But what causes it, and why is it so universally terrifying? Mel Rosenberg outlines the basics of bad breath â€” and what you can do when it strikes you.</text:p>
            <text:p/>
            <text:p>Lesson by Mel Rosenberg, animation by Andrew Foerster.</text:p>
          </table:table-cell>
          <table:table-cell office:value-type="string" calcext:value-type="string">
            <text:p>{TED,TED-Ed,"TED Education",TEDx,"Bad breath",Halitosis,Microorganisms,Bacteria,Mouth,"Hydrogen sulfide",Cadaverine,"Gram-negative bacteria","Brushing teeth",Floss}</text:p>
          </table:table-cell>
          <table:table-cell office:value-type="string" calcext:value-type="string">
            <text:p>00:04:14</text:p>
          </table:table-cell>
          <table:table-cell office:value-type="date" office:date-value="2018-07-28T04:44:08.114" calcext:value-type="date">
            <text:p>28/07/18 04:44</text:p>
          </table:table-cell>
          <table:table-cell office:value-type="float" office:value="1415228" calcext:value-type="float">
            <text:p>1415228</text:p>
          </table:table-cell>
          <table:table-cell office:value-type="float" office:value="9283" calcext:value-type="float">
            <text:p>9283</text:p>
          </table:table-cell>
          <table:table-cell/>
        </table:table-row>
        <table:table-row table:style-name="ro15">
          <table:table-cell office:value-type="string" calcext:value-type="string">
            <text:p>minutephysics</text:p>
          </table:table-cell>
          <table:table-cell office:value-type="string" calcext:value-type="string">
            <text:p>dAaHHGHuy1c</text:p>
          </table:table-cell>
          <table:table-cell office:value-type="string" calcext:value-type="string">
            <text:p>UCUHW94eEFW7hkUMVaZz4eDg</text:p>
          </table:table-cell>
          <table:table-cell office:value-type="string" calcext:value-type="string">
            <text:p>https://www.youtube.com/watch?v=dAaHHGHuy1c</text:p>
          </table:table-cell>
          <table:table-cell office:value-type="date" office:date-value="2016-03-15T14:52:39" calcext:value-type="date">
            <text:p>15/03/16 14:52</text:p>
          </table:table-cell>
          <table:table-cell office:value-type="string" calcext:value-type="string">
            <text:p>Transporters and Quantum Teleportation</text:p>
          </table:table-cell>
          <table:table-cell office:value-type="string" calcext:value-type="string">
            <text:p>A reply to CGP Grey's video about teleportation, consciousness and Star Trek. CGP Greyâ€™s Transporter video: https://www.youtube.com/watch?v=nQHBAdShgYI</text:p>
            <text:p/>
            <text:p>REFERENCES</text:p>
            <text:p/>
            <text:p>Scott Aaronson on teleportation machines: http://www.scottaaronson.com/democritus/lec18.html</text:p>
            <text:p/>
            <text:p>The original quantum teleportation paper: http://citeseerx.ist.psu.edu/viewdoc/download?doi=10.1.1.46.9405&amp;rep=rep1&amp;type=pdf</text:p>
            <text:p/>
            <text:p>Link to Patreon supporters here: www.minutephysics.com/supporters.html</text:p>
            <text:p/>
            <text:p>Music by Nathaniel Schroeder, http://www.soundcloud.com/drschroeder</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 Created by Henry Reich</text:p>
          </table:table-cell>
          <table:table-cell office:value-type="string" calcext:value-type="string">
            <text:p>{physics,minutephysics,science}</text:p>
          </table:table-cell>
          <table:table-cell office:value-type="string" calcext:value-type="string">
            <text:p>00:02:01</text:p>
          </table:table-cell>
          <table:table-cell office:value-type="date" office:date-value="2018-07-28T04:42:15.639" calcext:value-type="date">
            <text:p>28/07/18 04:42</text:p>
          </table:table-cell>
          <table:table-cell office:value-type="float" office:value="1414451" calcext:value-type="float">
            <text:p>1414451</text:p>
          </table:table-cell>
          <table:table-cell office:value-type="float" office:value="1204" calcext:value-type="float">
            <text:p>1204</text:p>
          </table:table-cell>
          <table:table-cell/>
        </table:table-row>
        <table:table-row table:style-name="ro4">
          <table:table-cell office:value-type="string" calcext:value-type="string">
            <text:p>TED-Ed</text:p>
          </table:table-cell>
          <table:table-cell office:value-type="string" calcext:value-type="string">
            <text:p>mZt1Gn0R22Q</text:p>
          </table:table-cell>
          <table:table-cell office:value-type="string" calcext:value-type="string">
            <text:p>UCsooa4yRKGN_zEE8iknghZA</text:p>
          </table:table-cell>
          <table:table-cell office:value-type="string" calcext:value-type="string">
            <text:p>https://www.youtube.com/watch?v=mZt1Gn0R22Q</text:p>
          </table:table-cell>
          <table:table-cell office:value-type="date" office:date-value="2013-07-08T15:28:50" calcext:value-type="date">
            <text:p>08/07/13 15:28</text:p>
          </table:table-cell>
          <table:table-cell office:value-type="string" calcext:value-type="string">
            <text:p>Myths and misconceptions about evolution - Alex Gendler</text:p>
          </table:table-cell>
          <table:table-cell office:value-type="string" calcext:value-type="string">
            <text:p>View full lesson: http://ed.ted.com/lessons/myths-and-misconceptions-about-evolution-alex-gendler</text:p>
            <text:p/>
            <text:p>How does evolution really work? Actually, not how some of our common evolutionary metaphors would have us believe. For instance, it's species, not individual organisms, that adapt to produce evolution, and genes don't "want" to be passed on -- a gene can't want anything at all! Alex Gendler sets the record straight on the finer points of evolution. </text:p>
            <text:p/>
            <text:p>Lesson by Alex Gendler, animation by Giant Animation Studios.</text:p>
          </table:table-cell>
          <table:table-cell office:value-type="string" calcext:value-type="string">
            <text:p>{"TED-Ed \\TED Ed\\",TEDEducation,TED,"\\Alex","Gendler\\","\\Giant",Animation,"Studios\\",evolution,Darwin,"\\myths","evolution\\","\\evolution","science\\",science}</text:p>
          </table:table-cell>
          <table:table-cell office:value-type="string" calcext:value-type="string">
            <text:p>00:04:23</text:p>
          </table:table-cell>
          <table:table-cell office:value-type="date" office:date-value="2018-07-28T04:41:44.365" calcext:value-type="date">
            <text:p>28/07/18 04:41</text:p>
          </table:table-cell>
          <table:table-cell office:value-type="float" office:value="1413755" calcext:value-type="float">
            <text:p>1413755</text:p>
          </table:table-cell>
          <table:table-cell office:value-type="float" office:value="9230" calcext:value-type="float">
            <text:p>9230</text:p>
          </table:table-cell>
          <table:table-cell/>
        </table:table-row>
        <table:table-row table:style-name="ro4">
          <table:table-cell office:value-type="string" calcext:value-type="string">
            <text:p>TED-Ed</text:p>
          </table:table-cell>
          <table:table-cell office:value-type="string" calcext:value-type="string">
            <text:p>pM_IzEAv5d4</text:p>
          </table:table-cell>
          <table:table-cell office:value-type="string" calcext:value-type="string">
            <text:p>UCsooa4yRKGN_zEE8iknghZA</text:p>
          </table:table-cell>
          <table:table-cell office:value-type="string" calcext:value-type="string">
            <text:p>https://www.youtube.com/watch?v=pM_IzEAv5d4</text:p>
          </table:table-cell>
          <table:table-cell office:value-type="date" office:date-value="2016-10-18T15:03:26" calcext:value-type="date">
            <text:p>18/10/16 15:03</text:p>
          </table:table-cell>
          <table:table-cell office:value-type="string" calcext:value-type="string">
            <text:p>Why is Vermeer's "Girl with the Pearl Earring" considered a masterpiece? - James Earle</text:p>
          </table:table-cell>
          <table:table-cell office:value-type="string" calcext:value-type="string">
            <text:p>View full lesson: http://ed.ted.com/lessons/why-is-vermeer-s-girl-with-the-pearl-earring-considered-a-masterpiece-james-earle</text:p>
            <text:p/>
            <text:p>Is she turning towards you or away from you? No one can agree. Sheâ€™s the subject of Dutch Master Johannes Vermeerâ€™s "Girl with the Pearl Earring," a painting often referred to as the â€˜Mona Lisa of the North.â€™ But what makes this painting so captivating? James Earle explains how this work represents the birth of a modern perspective on economics, politics, and love. </text:p>
            <text:p/>
            <text:p>Lesson by James Earle, animation by Tess Martin.</text:p>
          </table:table-cell>
          <table:table-cell office:value-type="string" calcext:value-type="string">
            <text:p>{"James Earle","Tess Martin",Vermeer,"Girl with a Pearl earring","world's best paintings","mystery paintings","why is this painting so captivating?","teded art","pearl painting","johannes vermeer","woman reading a letter",chiascuro,"dutch painting","dutch masters","east india trading company","camera obscura","important paintings",TED,TED-Ed,teded,"Ted Education"}</text:p>
          </table:table-cell>
          <table:table-cell office:value-type="string" calcext:value-type="string">
            <text:p>00:04:34</text:p>
          </table:table-cell>
          <table:table-cell office:value-type="date" office:date-value="2018-07-28T04:43:30.221" calcext:value-type="date">
            <text:p>28/07/18 04:43</text:p>
          </table:table-cell>
          <table:table-cell office:value-type="float" office:value="1409969" calcext:value-type="float">
            <text:p>1409969</text:p>
          </table:table-cell>
          <table:table-cell office:value-type="float" office:value="22826" calcext:value-type="float">
            <text:p>22826</text:p>
          </table:table-cell>
          <table:table-cell/>
        </table:table-row>
        <table:table-row table:style-name="ro62">
          <table:table-cell office:value-type="string" calcext:value-type="string">
            <text:p>Mathologer</text:p>
          </table:table-cell>
          <table:table-cell office:value-type="string" calcext:value-type="string">
            <text:p>-dhHrg-KbJ0</text:p>
          </table:table-cell>
          <table:table-cell office:value-type="string" calcext:value-type="string">
            <text:p>UC1_uAIS3r8Vu6JjXWvastJg</text:p>
          </table:table-cell>
          <table:table-cell office:value-type="string" calcext:value-type="string">
            <text:p>https://www.youtube.com/watch?v=-dhHrg-KbJ0</text:p>
          </table:table-cell>
          <table:table-cell office:value-type="date" office:date-value="2015-12-24T20:01:24" calcext:value-type="date">
            <text:p>24/12/15 20:01</text:p>
          </table:table-cell>
          <table:table-cell office:value-type="string" calcext:value-type="string">
            <text:p>e to the pi i for dummies</text:p>
          </table:table-cell>
          <table:table-cell office:value-type="string" calcext:value-type="string">
            <text:p>For this Christmas video the Mathologer sets out to explain Euler's identity e to the pi i = -1, the most beautiful identity in math to our clueless friend Homer Simpson. Very challenging to get this right since Homer knows close to no math!</text:p>
            <text:p/>
            <text:p>Here are a couple of other nice videos on Euler's identity that you may want to check out:</text:p>
            <text:p/>
            <text:p>https://youtu.be/Yi3bT-82O5s (one of our Math in the Simpsons videos)</text:p>
            <text:p>https://youtu.be/F_0yfvm0UoU   (by 3Blue1Brown)</text:p>
            <text:p/>
            <text:p>And for those of you who enjoy some mathematical challenges here is your homework assignment on Euler's identity:</text:p>
            <text:p>1. How much money does Homer have after Pi years if interest is compounded continuously?</text:p>
            <text:p>2. How much money does Homer have after an imaginary Pi number of years?</text:p>
            <text:p>3. As we've seen when you let m go to infinity the function (1+x/m)^m turns into the exponential function. In fact, it turns into the infinite series expansion of the exponential function that we used in our previous video. Can you explain why?</text:p>
            <text:p>4. Can you explain the e to pi i paradox that we've captured in this video on Mathologer 2: https://youtu.be/Sx5_QGdFmq4.</text:p>
            <text:p/>
            <text:p>If you own Mathematica you can play with this Mathematica notebook that I put together for this video</text:p>
            <text:p>http://www.qedcat.com/misc/Mathologer_eipi.nb</text:p>
            <text:p/>
            <text:p>Thank you very much to Danil Dmitriev the official Mathologer translator for Russian for his subtitles.</text:p>
            <text:p/>
            <text:p>Merry Christmas!</text:p>
            <text:p/>
            <text:p>Burkard Polster</text:p>
          </table:table-cell>
          <table:table-cell office:value-type="string" calcext:value-type="string">
            <text:p>{Mathologer,Mathematics,Math,Maths,"Euler's identity","e to the pi i",e^pi*i=-1,"Euler's formula","exponential function","compound interest","Gelfond's constant","e to the pi",2.718,Pi,"The Simpsons","Homer Simpson","Homer cubed","e to the i pi",proof}</text:p>
          </table:table-cell>
          <table:table-cell office:value-type="string" calcext:value-type="string">
            <text:p>00:15:51</text:p>
          </table:table-cell>
          <table:table-cell office:value-type="date" office:date-value="2018-07-28T04:41:57.145" calcext:value-type="date">
            <text:p>28/07/18 04:41</text:p>
          </table:table-cell>
          <table:table-cell office:value-type="float" office:value="1404630" calcext:value-type="float">
            <text:p>1404630</text:p>
          </table:table-cell>
          <table:table-cell office:value-type="float" office:value="7315" calcext:value-type="float">
            <text:p>7315</text:p>
          </table:table-cell>
          <table:table-cell/>
        </table:table-row>
        <table:table-row table:style-name="ro7">
          <table:table-cell office:value-type="string" calcext:value-type="string">
            <text:p>Khan Academy</text:p>
          </table:table-cell>
          <table:table-cell office:value-type="string" calcext:value-type="string">
            <text:p>jxA8MffVmPs</text:p>
          </table:table-cell>
          <table:table-cell office:value-type="string" calcext:value-type="string">
            <text:p>UC4a-Gbdw7vOaccHmFo40b9g</text:p>
          </table:table-cell>
          <table:table-cell office:value-type="string" calcext:value-type="string">
            <text:p>https://www.youtube.com/watch?v=jxA8MffVmPs</text:p>
          </table:table-cell>
          <table:table-cell office:value-type="date" office:date-value="2010-07-30T16:49:42" calcext:value-type="date">
            <text:p>30/07/10 16:49</text:p>
          </table:table-cell>
          <table:table-cell office:value-type="string" calcext:value-type="string">
            <text:p>Finding a number's place value | Arithmetic properties | Pre-Algebra | Khan Academy</text:p>
          </table:table-cell>
          <table:table-cell office:value-type="string" calcext:value-type="string">
            <text:p>When finding the place value of a particular number, it helps to write out exactly what the number means. Listen as we explain in this video.</text:p>
            <text:p/>
            <text:p>Practice this lesson yourself on KhanAcademy.org right now: https://www.khanacademy.org/math/pre-algebra/order-of-operations/place_value/e/place_value?utm_source=YT&amp;utm_medium=Desc&amp;utm_campaign=PreAlgebra</text:p>
            <text:p/>
            <text:p>Watch the next lesson: https://www.khanacademy.org/math/pre-algebra/order-of-operations/place_value/v/place-value-2?utm_source=YT&amp;utm_medium=Desc&amp;utm_campaign=PreAlgebra</text:p>
            <text:p/>
            <text:p>Missed the previous lesson? </text:p>
            <text:p>https://www.khanacademy.org/math/pre-algebra/exponents-radicals/computing-scientific-notation/v/calculating-red-blood-cells-in-the-body-using-scientific-notation?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2:25</text:p>
          </table:table-cell>
          <table:table-cell office:value-type="date" office:date-value="2018-07-28T04:42:46.548" calcext:value-type="date">
            <text:p>28/07/18 04:42</text:p>
          </table:table-cell>
          <table:table-cell office:value-type="float" office:value="1403890" calcext:value-type="float">
            <text:p>1403890</text:p>
          </table:table-cell>
          <table:table-cell office:value-type="float" office:value="2242" calcext:value-type="float">
            <text:p>2242</text:p>
          </table:table-cell>
          <table:table-cell/>
        </table:table-row>
        <table:table-row table:style-name="ro24">
          <table:table-cell office:value-type="string" calcext:value-type="string">
            <text:p>Computerphile</text:p>
          </table:table-cell>
          <table:table-cell office:value-type="string" calcext:value-type="string">
            <text:p>8ZtInClXe1Q</text:p>
          </table:table-cell>
          <table:table-cell office:value-type="string" calcext:value-type="string">
            <text:p>UC9-y-6csu5WGm29I7JiwpnA</text:p>
          </table:table-cell>
          <table:table-cell office:value-type="string" calcext:value-type="string">
            <text:p>https://www.youtube.com/watch?v=8ZtInClXe1Q</text:p>
          </table:table-cell>
          <table:table-cell office:value-type="date" office:date-value="2013-11-20T14:37:23" calcext:value-type="date">
            <text:p>20/11/13 14:37</text:p>
          </table:table-cell>
          <table:table-cell office:value-type="string" calcext:value-type="string">
            <text:p>How NOT to Store Passwords! - Computerphile</text:p>
          </table:table-cell>
          <table:table-cell office:value-type="string" calcext:value-type="string">
            <text:p>Security of users' passwords should be at the forefront of every web developer's mind. Tom takes us through the insecure ways in which some websites deal with passwords.</text:p>
            <text:p/>
            <text:p>Note: At circa 8mins, the animation does not show how the 'salt' is also stored in the database alongside the username.</text:p>
            <text:p/>
            <text:p>Hashing Algorithms and Security: http://youtu.be/b4b8ktEV4Bg </text:p>
            <text:p>Security of Data on Disk: http://youtu.be/4SSSMi4X_mA</text:p>
            <text:p/>
            <text:p>More from Tom Scott: http://www.youtube.com/user/enyay and https://twitter.com/tomscott</text:p>
            <text:p/>
            <text:p>http://www.facebook.com/computerphile</text:p>
            <text:p>https://twitter.com/computer_phile</text:p>
            <text:p/>
            <text:p>This video was filmed and edited by Sean Riley.</text:p>
            <text:p/>
            <text:p>Computerphile is a sister project to Brady Haran's Numberphile. See the full list of Brady's video projects at: http://bit.ly/bradychannels</text:p>
          </table:table-cell>
          <table:table-cell office:value-type="string" calcext:value-type="string">
            <text:p>{computers,computerphile,"Tom Scott",password,hashing,salting,"hash and salt",database,web,internet}</text:p>
          </table:table-cell>
          <table:table-cell office:value-type="string" calcext:value-type="string">
            <text:p>00:09:24</text:p>
          </table:table-cell>
          <table:table-cell office:value-type="date" office:date-value="2018-07-28T04:42:28.217" calcext:value-type="date">
            <text:p>28/07/18 04:42</text:p>
          </table:table-cell>
          <table:table-cell office:value-type="float" office:value="1401972" calcext:value-type="float">
            <text:p>1401972</text:p>
          </table:table-cell>
          <table:table-cell office:value-type="float" office:value="5287" calcext:value-type="float">
            <text:p>5287</text:p>
          </table:table-cell>
          <table:table-cell/>
        </table:table-row>
        <table:table-row table:style-name="ro3">
          <table:table-cell office:value-type="string" calcext:value-type="string">
            <text:p>3Blue1Brown</text:p>
          </table:table-cell>
          <table:table-cell office:value-type="string" calcext:value-type="string">
            <text:p>F_0yfvm0UoU</text:p>
          </table:table-cell>
          <table:table-cell office:value-type="string" calcext:value-type="string">
            <text:p>UCYO_jab_esuFRV4b17AJtAw</text:p>
          </table:table-cell>
          <table:table-cell office:value-type="string" calcext:value-type="string">
            <text:p>https://www.youtube.com/watch?v=F_0yfvm0UoU</text:p>
          </table:table-cell>
          <table:table-cell office:value-type="date" office:date-value="2015-03-05T06:15:22" calcext:value-type="date">
            <text:p>05/03/15 06:15</text:p>
          </table:table-cell>
          <table:table-cell office:value-type="string" calcext:value-type="string">
            <text:p>Understanding e to the pi i</text:p>
          </table:table-cell>
          <table:table-cell office:value-type="string" calcext:value-type="string">
            <text:p>Improved version here: https://youtu.be/mvmuCPvRoWQ</text:p>
            <text:p/>
            <text:p>The enigmatic equation e^{pi i} = -1 is usually explained using Taylor's formula during a calculus class.  This video offers a different perspective, which involves thinking about numbers as actions, and about e^x as something which turns one action into another.</text:p>
            <text:p/>
            <text:p>For more information on viewing exponential functions in this new light, check out this article: http://goo.gl/LPyc4R</text:p>
            <text:p/>
            <text:p>Music: "Wyoming 307" by Time For Three, http://www.tf3.com/</text:p>
          </table:table-cell>
          <table:table-cell office:value-type="string" calcext:value-type="string">
            <text:p>{3b1b,"three blue one brown",pi,"Complex Analysis (Field Of Study)","Euler's Formula","euler's constant","e to the pi i","E (Literature Subject)","Mathematics (Field Of Study)","3 blue 1 brown"}</text:p>
          </table:table-cell>
          <table:table-cell office:value-type="string" calcext:value-type="string">
            <text:p>00:06:14</text:p>
          </table:table-cell>
          <table:table-cell office:value-type="date" office:date-value="2018-07-28T04:43:55.937" calcext:value-type="date">
            <text:p>28/07/18 04:43</text:p>
          </table:table-cell>
          <table:table-cell office:value-type="float" office:value="1399984" calcext:value-type="float">
            <text:p>1399984</text:p>
          </table:table-cell>
          <table:table-cell office:value-type="float" office:value="13771" calcext:value-type="float">
            <text:p>13771</text:p>
          </table:table-cell>
          <table:table-cell/>
        </table:table-row>
        <table:table-row table:style-name="ro22">
          <table:table-cell office:value-type="string" calcext:value-type="string">
            <text:p>patrickJMT</text:p>
          </table:table-cell>
          <table:table-cell office:value-type="string" calcext:value-type="string">
            <text:p>bZoMz1Cy1T4</text:p>
          </table:table-cell>
          <table:table-cell office:value-type="string" calcext:value-type="string">
            <text:p>UCFe6jenM1Bc54qtBsIJGRZQ</text:p>
          </table:table-cell>
          <table:table-cell office:value-type="string" calcext:value-type="string">
            <text:p>https://www.youtube.com/watch?v=bZoMz1Cy1T4</text:p>
          </table:table-cell>
          <table:table-cell office:value-type="date" office:date-value="2008-10-07T14:21:34" calcext:value-type="date">
            <text:p>07/10/08 14:21</text:p>
          </table:table-cell>
          <table:table-cell office:value-type="string" calcext:value-type="string">
            <text:p>â– Synthetic Division - A Shortcut for Long Division! â–</text:p>
          </table:table-cell>
          <table:table-cell office:value-type="string" calcext:value-type="string">
            <text:p>Thanks to all of you who support me on Patreon. You da real mvps!   $1 per month helps!! :)  https://www.patreon.com/patrickjmt !! Thanks for watching and please subscribe! Visit PatrickJMT.com and 'like' it! :)</text:p>
            <text:p>Synthetic Division - This video shows how you can use synthetic division to divide a polynomial by a linear expression.  It also shows how synthetic division can be used to evaluate polynomials!</text:p>
            <text:p>For more free math videos, visit http://PatrickJMT.com</text:p>
          </table:table-cell>
          <table:table-cell office:value-type="string" calcext:value-type="string">
            <text:p>{math,algebra,synthetic,division,example,help,prealgebra,evaluate,polynomial,patrickjmt,"online class","online university","online college",free,remainder,"long division","Synthetic Division","high school","middle school",university,college}</text:p>
          </table:table-cell>
          <table:table-cell office:value-type="string" calcext:value-type="string">
            <text:p>00:05:46</text:p>
          </table:table-cell>
          <table:table-cell office:value-type="date" office:date-value="2018-07-28T04:44:32.356" calcext:value-type="date">
            <text:p>28/07/18 04:44</text:p>
          </table:table-cell>
          <table:table-cell office:value-type="float" office:value="1398823" calcext:value-type="float">
            <text:p>1398823</text:p>
          </table:table-cell>
          <table:table-cell office:value-type="float" office:value="11356" calcext:value-type="float">
            <text:p>11356</text:p>
          </table:table-cell>
          <table:table-cell/>
        </table:table-row>
        <table:table-row table:style-name="ro4">
          <table:table-cell office:value-type="string" calcext:value-type="string">
            <text:p>TED-Ed</text:p>
          </table:table-cell>
          <table:table-cell office:value-type="string" calcext:value-type="string">
            <text:p>UHwVyplU3Pg</text:p>
          </table:table-cell>
          <table:table-cell office:value-type="string" calcext:value-type="string">
            <text:p>UCsooa4yRKGN_zEE8iknghZA</text:p>
          </table:table-cell>
          <table:table-cell office:value-type="string" calcext:value-type="string">
            <text:p>https://www.youtube.com/watch?v=UHwVyplU3Pg</text:p>
          </table:table-cell>
          <table:table-cell office:value-type="date" office:date-value="2015-08-11T15:31:24" calcext:value-type="date">
            <text:p>11/08/15 15:31</text:p>
          </table:table-cell>
          <table:table-cell office:value-type="string" calcext:value-type="string">
            <text:p>Who am I? A philosophical inquiry - Amy Adkins</text:p>
          </table:table-cell>
          <table:table-cell office:value-type="string" calcext:value-type="string">
            <text:p>View full lesson: http://ed.ted.com/lessons/who-am-i-a-philosophical-inquiry-amy-adkins</text:p>
            <text:p/>
            <text:p>Throughout the history of mankind, the subject of identity has sent poets to the blank page, philosophers to the agora and seekers to the oracles. These murky waters of abstract thinking are tricky to navigate, so itâ€™s probably fitting that to demonstrate the complexity, the Greek historian Plutarch used the story of a ship. Amy Adkins illuminates Plutarchâ€™s Ship of Theseus.</text:p>
            <text:p/>
            <text:p>Lesson by Amy Adkins, animation by Stretch Films, Inc.</text:p>
          </table:table-cell>
          <table:table-cell office:value-type="string" calcext:value-type="string">
            <text:p>{"Amy Adkins","Ship of Theseus",Philosophy,Self,Science,Art,Poetry,Literature,Identity,"Political science","Persistence of Identity",Past,Present,Future,Time,Body,Mind,Action,Logic,Plutarch,Theseus,Crete,Minotaur,Voyage}</text:p>
          </table:table-cell>
          <table:table-cell office:value-type="string" calcext:value-type="string">
            <text:p>00:04:59</text:p>
          </table:table-cell>
          <table:table-cell office:value-type="date" office:date-value="2018-07-28T04:41:50.688" calcext:value-type="date">
            <text:p>28/07/18 04:41</text:p>
          </table:table-cell>
          <table:table-cell office:value-type="float" office:value="1397557" calcext:value-type="float">
            <text:p>1397557</text:p>
          </table:table-cell>
          <table:table-cell office:value-type="float" office:value="9990" calcext:value-type="float">
            <text:p>9990</text:p>
          </table:table-cell>
          <table:table-cell/>
        </table:table-row>
        <table:table-row table:style-name="ro37">
          <table:table-cell office:value-type="string" calcext:value-type="string">
            <text:p>TED-Ed</text:p>
          </table:table-cell>
          <table:table-cell office:value-type="string" calcext:value-type="string">
            <text:p>tjrvKA4w9-Y</text:p>
          </table:table-cell>
          <table:table-cell office:value-type="string" calcext:value-type="string">
            <text:p>UCsooa4yRKGN_zEE8iknghZA</text:p>
          </table:table-cell>
          <table:table-cell office:value-type="string" calcext:value-type="string">
            <text:p>https://www.youtube.com/watch?v=tjrvKA4w9-Y</text:p>
          </table:table-cell>
          <table:table-cell office:value-type="date" office:date-value="2017-11-27T16:05:26" calcext:value-type="date">
            <text:p>27/11/17 16:05</text:p>
          </table:table-cell>
          <table:table-cell office:value-type="string" calcext:value-type="string">
            <text:p>History vs. Che Guevara - Alex Gendler</text:p>
          </table:table-cell>
          <table:table-cell office:value-type="string" calcext:value-type="string">
            <text:p>Check out our Patreon page: https://www.patreon.com/teded</text:p>
            <text:p/>
            <text:p>View full lesson: https://ed.ted.com/lessons/history-vs-che-guevara-alex-gendler</text:p>
            <text:p/>
            <text:p>His face is recognized all over the world â€“ the young medical student who became a revolutionary icon. But was Che Guevara a heroic champion of the poor, or a ruthless warlord who left a legacy of repression? Alex Gendler puts this controversial figure on trial in History vs. Che Guevara.</text:p>
            <text:p/>
            <text:p>Lesson by Alex Gendler, directed by Brett Underhill.</text:p>
            <text:p/>
            <text:p>Thank you so much to our patrons for your support! Without you this video would not be possible.</text:p>
            <text:p>Elizabeth Cruz, Michael James Busa, Antinfinity, Gaurav Rana, Elnathan Joshua Bangayan, Jose Henrique Leopoldo e Silva, Mullaiarasu Sundaramurthy, Tyler Yoshizumi, Jerome Froelich, Jose Schroeder, Dan Paterniti, Martin Stephen, Khalifa Alhulail, Faiza Imtiaz, Benjamin &amp; Shannon Pinder, Srikote Naewchampa, Govind Shukla, Tejas Dc, Ex Foedus, Neil Harrison, Ana Maria, Vignan Velivela, Ibel Wong, A Hundred Years, Ahmad Hyari.</text:p>
          </table:table-cell>
          <table:table-cell office:value-type="string" calcext:value-type="string">
            <text:p>{TED,TED-Ed,"TED Education","TED Ed","Alex Gendler","Brett Underhill","Che Guevara","history vs","Fidel Castro",CIA,Cuba,Guatemala,Bolivia,communism,revolution,oligarchy,democracy,"Jacobo Ãrbenz",Argentina}</text:p>
          </table:table-cell>
          <table:table-cell office:value-type="string" calcext:value-type="string">
            <text:p>00:06:08</text:p>
          </table:table-cell>
          <table:table-cell office:value-type="date" office:date-value="2018-07-28T04:42:28.453" calcext:value-type="date">
            <text:p>28/07/18 04:42</text:p>
          </table:table-cell>
          <table:table-cell office:value-type="float" office:value="1397308" calcext:value-type="float">
            <text:p>1397308</text:p>
          </table:table-cell>
          <table:table-cell office:value-type="float" office:value="43636" calcext:value-type="float">
            <text:p>43636</text:p>
          </table:table-cell>
          <table:table-cell/>
        </table:table-row>
        <table:table-row table:style-name="ro41">
          <table:table-cell office:value-type="string" calcext:value-type="string">
            <text:p>Mathologer</text:p>
          </table:table-cell>
          <table:table-cell office:value-type="string" calcext:value-type="string">
            <text:p>jcKRGpMiVTw</text:p>
          </table:table-cell>
          <table:table-cell office:value-type="string" calcext:value-type="string">
            <text:p>UC1_uAIS3r8Vu6JjXWvastJg</text:p>
          </table:table-cell>
          <table:table-cell office:value-type="string" calcext:value-type="string">
            <text:p>https://www.youtube.com/watch?v=jcKRGpMiVTw</text:p>
          </table:table-cell>
          <table:table-cell office:value-type="date" office:date-value="2016-04-22T21:08:24" calcext:value-type="date">
            <text:p>22/04/16 21:08</text:p>
          </table:table-cell>
          <table:table-cell office:value-type="string" calcext:value-type="string">
            <text:p>Ramanujan: Making sense of 1+2+3+... = -1/12 and Co.</text:p>
          </table:table-cell>
          <table:table-cell office:value-type="string" calcext:value-type="string">
            <text:p>The Mathologer sets out to make sense of 1+2+3+ ... = -1/12 and some of those other notorious, crazy-looking infinite sum identities. The starting point for this video is the famous letter that led to the discovery of self-taught mathematical genius Srinivasa Ramanujan in 1913 (Ramanujan is the subject of the movie "The man who knew infinity" that just started showing in cinemas.) Find out about how these identities come up in Ramanujan's work, the role of "just do it" in math, the rules for adding infinite sums on Earth and other worlds, and what all this has to do with the mathematical super star the Riemann Zeta function.</text:p>
            <text:p/>
            <text:p>You can download the jpeg of Ramanujan's letter to Hardy that I put together for this video here: http://www.qedcat.com/misc/ramanujans_letter.jpg</text:p>
            <text:p>(quite large)</text:p>
            <text:p>You can access a scanned copy of Ramanujan's notebook here: http://http://www.imsc.res.in/~rao/ramanujan/NoteBooks/NoteBook1/chapterVIII/page3.htm</text:p>
            <text:p>or check this out</text:p>
            <text:p>https://books.google.co.uk/books?id=Of5G0r6DQiEC&amp;pg=PA53&amp;dq=gratified&amp;redir_esc=y&amp;hl=en#v=onepage&amp;q=gratified&amp;f=false</text:p>
            <text:p/>
            <text:p>If you want to watch some other videos that deal with these strange identities I recommend the following: </text:p>
            <text:p>https://youtu.be/0Oazb7IWzbA (a Numberphile video featuring the mathematician Edward Frenkel who is also talking about the connection between the Riemann Zeta function and Ramanujan's crazy identity.) </text:p>
            <text:p>https://youtu.be/8hgeIDY7We4 (James Grime's video (singingbanana &amp; Numberphile) which aims at making sense of the  formula at the heart of Ramanujan summation which I only flash briefly in the last part of the video.)</text:p>
            <text:p>https://youtu.be/XFDM1ip5HdU (a very nice 3Blue1Brown video that makes sense of the identity 1+2+4+8+ ... = â€“1 in a way that is totally different from the one I am talking about in this video.)</text:p>
            <text:p/>
            <text:p>This weekâ€™s video is in response to a large number of you and my students at university asking me for my take on the whole 1+2+3+... =-1/12 business. Initially, the plan was to come up with one of my usual 15 minute long videos. However, after several unsuccessful attempts at not exceeding the magic Mathologer time limit, I realised that any â€œshortâ€ video like this would just be a clone of one of those wrong/misleading accounts of this topic that YouTube is full of. So, rather than just give up completely on this project I decided to do what you should never do if you actually want people to watch your videos, namely simply go for it and not look at the clock. The result â€“ a video that is an insane 35 minutes long in which I say all the things that I think need to be said and can be said only using elementary math to (just barely) do this amazing topic justice. </text:p>
            <text:p/>
            <text:p>Thank you very much to Danil Dmitriev the official Mathologer translator for Russian for his subtitles.</text:p>
            <text:p/>
            <text:p>Enjoy :)</text:p>
            <text:p/>
            <text:p>Burkard </text:p>
            <text:p/>
            <text:p>P.S.: If you know calculus and want to read up on all this some more, beyond what is readily available via the relevant Wiki pages and other internet resources, I recommend you read the last chapter of the book by Konrad Knopp, Theory and applications of infinite series, Dover books, 1990 (actually if you know German, read the extended version of this chapter in the  original 1924 edition of the book). People usually recommend Hardy's book, Divergent series, but I'd say only look at this after you've looked at Knopp's book which I find a lot more accessible. The Hardy who wrote this book is the Hardy who I mention at the beginning of the video! Having said that, Hardy's book does have quite a bit of detail on how Ramanujan summation applies to the Zeta function; see chapters 13.10. and 13.17.</text:p>
          </table:table-cell>
          <table:table-cell office:value-type="string" calcext:value-type="string">
            <text:p>{ramanujan,1+2+3+...,-1/12,Grandi,"G.H. Hardy",paradox,"infinite sum","infinite series","Cauchy product",Numberphile,"geometric series",cesaro,summability,"Ramanujan summation",math,"The man who knew infintiy"}</text:p>
          </table:table-cell>
          <table:table-cell office:value-type="string" calcext:value-type="string">
            <text:p>00:34:31</text:p>
          </table:table-cell>
          <table:table-cell office:value-type="date" office:date-value="2018-07-28T04:41:57.296" calcext:value-type="date">
            <text:p>28/07/18 04:41</text:p>
          </table:table-cell>
          <table:table-cell office:value-type="float" office:value="1395694" calcext:value-type="float">
            <text:p>1395694</text:p>
          </table:table-cell>
          <table:table-cell office:value-type="float" office:value="8746" calcext:value-type="float">
            <text:p>8746</text:p>
          </table:table-cell>
          <table:table-cell/>
        </table:table-row>
        <table:table-row table:style-name="ro5">
          <table:table-cell office:value-type="string" calcext:value-type="string">
            <text:p>minutephysics</text:p>
          </table:table-cell>
          <table:table-cell office:value-type="string" calcext:value-type="string">
            <text:p>ASRpIym_jFM</text:p>
          </table:table-cell>
          <table:table-cell office:value-type="string" calcext:value-type="string">
            <text:p>UCUHW94eEFW7hkUMVaZz4eDg</text:p>
          </table:table-cell>
          <table:table-cell office:value-type="string" calcext:value-type="string">
            <text:p>https://www.youtube.com/watch?v=ASRpIym_jFM</text:p>
          </table:table-cell>
          <table:table-cell office:value-type="date" office:date-value="2012-07-11T13:00:16" calcext:value-type="date">
            <text:p>11/07/12 13:00</text:p>
          </table:table-cell>
          <table:table-cell office:value-type="string" calcext:value-type="string">
            <text:p>The Higgs Boson, Part II: What is Mass?</text:p>
          </table:table-cell>
          <table:table-cell office:value-type="string" calcext:value-type="string">
            <text:p>What is mass and what does it have to do with the Higgs Boson?</text:p>
            <text:p>Part I: https://www.youtube.com/watch?v=9Uh5mTxRQcg</text:p>
            <text:p>Also, explore a map of the big bang! http://www.bigbangregistry.co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
            <text:p>Thanks to Nima Doroud for contributions and to Perimeter Institute for support.</text:p>
            <text:p>http://www.perimeterinstitute.ca Created by Henry Reich</text:p>
          </table:table-cell>
          <table:table-cell office:value-type="string" calcext:value-type="string">
            <text:p>{higgs,boson,cern,particle,standard,model,"standard model",give,mass,big,bang,theory,registry,map,cosmic,microwave,background,radiation,galaxy,universe,area,circle,radius,electromagnetism,strong,weak,gauge,arbitrage,force,canada,money,infinity,earth,moon,sun,dimension,string,light,einstein,special,relativity,"black hole",science,Tides,gravity,Neutrino,photon,lhc,electron,atomic,nuclear,General,Dark,energy,Minutephysics,minute,physics,Henry,Reich,cat,schrodinger,Perimeter,Institute,"god particle"}</text:p>
          </table:table-cell>
          <table:table-cell office:value-type="string" calcext:value-type="string">
            <text:p>00:02:50</text:p>
          </table:table-cell>
          <table:table-cell office:value-type="date" office:date-value="2018-07-28T04:44:25.922" calcext:value-type="date">
            <text:p>28/07/18 04:44</text:p>
          </table:table-cell>
          <table:table-cell office:value-type="float" office:value="1395174" calcext:value-type="float">
            <text:p>1395174</text:p>
          </table:table-cell>
          <table:table-cell office:value-type="float" office:value="995" calcext:value-type="float">
            <text:p>995</text:p>
          </table:table-cell>
          <table:table-cell/>
        </table:table-row>
        <table:table-row table:style-name="ro44">
          <table:table-cell office:value-type="string" calcext:value-type="string">
            <text:p>Numberphile</text:p>
          </table:table-cell>
          <table:table-cell office:value-type="string" calcext:value-type="string">
            <text:p>dDl7g_2x74Q</text:p>
          </table:table-cell>
          <table:table-cell office:value-type="string" calcext:value-type="string">
            <text:p>UCoxcjq-8xIDTYp3uz647V5A</text:p>
          </table:table-cell>
          <table:table-cell office:value-type="string" calcext:value-type="string">
            <text:p>https://www.youtube.com/watch?v=dDl7g_2x74Q</text:p>
          </table:table-cell>
          <table:table-cell office:value-type="date" office:date-value="2013-07-15T12:22:45" calcext:value-type="date">
            <text:p>15/07/13 12:22</text:p>
          </table:table-cell>
          <table:table-cell office:value-type="string" calcext:value-type="string">
            <text:p>Infinity Paradoxes - Numberphile</text:p>
          </table:table-cell>
          <table:table-cell office:value-type="string" calcext:value-type="string">
            <text:p>Infinity can throw up some interesting paradoxes, from filling Hilbert's Hotel to painting Gabriel's Trumpet... Mark Jago is a philosophy lecturer with a background in computer science.</text:p>
            <text:p>More links &amp; stuff in full description below â†“â†“â†“</text:p>
            <text:p/>
            <text:p>The money game is known as St. Petersburg Paradox - it is quite famous!</text:p>
            <text:p/>
            <text:p>Extra interview footage from this video: http://youtu.be/488L3bV7ny4</text:p>
            <text:p>Counting infinities: http://youtu.be/elvOZm0d4H0</text:p>
            <text:p>Dividing by zero: http://youtu.be/BRRolKTlF6Q</text:p>
            <text:p/>
            <text:p>More on Mark Jago: http://bit.ly/MarkJago</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Infinity (Quotation Subject)",hilbert,"hilbert hotel",paradox,philosophy}</text:p>
          </table:table-cell>
          <table:table-cell office:value-type="string" calcext:value-type="string">
            <text:p>00:09:45</text:p>
          </table:table-cell>
          <table:table-cell office:value-type="date" office:date-value="2018-07-28T04:41:02.624" calcext:value-type="date">
            <text:p>28/07/18 04:41</text:p>
          </table:table-cell>
          <table:table-cell office:value-type="float" office:value="1394209" calcext:value-type="float">
            <text:p>1394209</text:p>
          </table:table-cell>
          <table:table-cell office:value-type="float" office:value="536" calcext:value-type="float">
            <text:p>536</text:p>
          </table:table-cell>
          <table:table-cell/>
        </table:table-row>
        <table:table-row table:style-name="ro17">
          <table:table-cell office:value-type="string" calcext:value-type="string">
            <text:p>patrickJMT</text:p>
          </table:table-cell>
          <table:table-cell office:value-type="string" calcext:value-type="string">
            <text:p>dqaDSlYdRcs</text:p>
          </table:table-cell>
          <table:table-cell office:value-type="string" calcext:value-type="string">
            <text:p>UCFe6jenM1Bc54qtBsIJGRZQ</text:p>
          </table:table-cell>
          <table:table-cell office:value-type="string" calcext:value-type="string">
            <text:p>https://www.youtube.com/watch?v=dqaDSlYdRcs</text:p>
          </table:table-cell>
          <table:table-cell office:value-type="date" office:date-value="2008-04-04T13:36:08" calcext:value-type="date">
            <text:p>04/04/08 13:36</text:p>
          </table:table-cell>
          <table:table-cell office:value-type="string" calcext:value-type="string">
            <text:p>â– Integration by Parts Made Easy! â–</text:p>
          </table:table-cell>
          <table:table-cell office:value-type="string" calcext:value-type="string">
            <text:p>Thanks to all of you who support me on Patreon. You da real mvps!   $1 per month helps!! :)  https://www.patreon.com/patrickjmt !! Buy my book!: '1001 Calculus Problems for Dummies' - you can get it on my website: http://patrickjmt.com/</text:p>
            <text:p>Derive the IBP's formula https://www.youtube.com/watch?v=q_BP4LyvdOA </text:p>
            <text:p>Thanks for watching and please subscribe! Visit PatrickJMT.com and 'like' it! :)</text:p>
            <text:p>Integration by Parts - 3 complete examples are shown of finding an antiderivative using integration by parts. For more free math videos, visit http://PatrickJMT.com</text:p>
          </table:table-cell>
          <table:table-cell office:value-type="string" calcext:value-type="string">
            <text:p>{calculus,math,integration,by,parts,integral,indefinite,ACT,SAT,AP,exam,test,"high school",college,university,"student loans","product rule",proof,integrate}</text:p>
          </table:table-cell>
          <table:table-cell office:value-type="string" calcext:value-type="string">
            <text:p>00:08:46</text:p>
          </table:table-cell>
          <table:table-cell office:value-type="date" office:date-value="2018-07-28T04:41:44.758" calcext:value-type="date">
            <text:p>28/07/18 04:41</text:p>
          </table:table-cell>
          <table:table-cell office:value-type="float" office:value="1392341" calcext:value-type="float">
            <text:p>1392341</text:p>
          </table:table-cell>
          <table:table-cell office:value-type="float" office:value="2646" calcext:value-type="float">
            <text:p>2646</text:p>
          </table:table-cell>
          <table:table-cell/>
        </table:table-row>
        <table:table-row table:style-name="ro6">
          <table:table-cell office:value-type="string" calcext:value-type="string">
            <text:p>Khan Academy</text:p>
          </table:table-cell>
          <table:table-cell office:value-type="string" calcext:value-type="string">
            <text:p>il0EJrY64qE</text:p>
          </table:table-cell>
          <table:table-cell office:value-type="string" calcext:value-type="string">
            <text:p>UC4a-Gbdw7vOaccHmFo40b9g</text:p>
          </table:table-cell>
          <table:table-cell office:value-type="string" calcext:value-type="string">
            <text:p>https://www.youtube.com/watch?v=il0EJrY64qE</text:p>
          </table:table-cell>
          <table:table-cell office:value-type="date" office:date-value="2012-02-28T22:21:26" calcext:value-type="date">
            <text:p>28/02/12 22:21</text:p>
          </table:table-cell>
          <table:table-cell office:value-type="string" calcext:value-type="string">
            <text:p>Basic geometry: language and labels | Introduction to Euclidean geometry | Geometry | Khan Academy</text:p>
          </table:table-cell>
          <table:table-cell office:value-type="string" calcext:value-type="string">
            <text:p>Before learning any new concept (mathematical or otherwise), it's important we learn and use a common language and label concepts consistently.</text:p>
            <text:p/>
            <text:p>Watch the next lesson: https://www.khanacademy.org/math/geometry/intro_euclid/v/lines-line-segments-and-rays?utm_source=YT&amp;utm_medium=Desc&amp;utm_campaign=Geometry</text:p>
            <text:p/>
            <text:p>Missed the previous lesson? </text:p>
            <text:p>https://www.khanacademy.org/math/geometry/intro_euclid/v/euclid-as-the-father-of-geometry?utm_source=YT&amp;utm_medium=Desc&amp;utm_campaign=Geometry</text:p>
            <text:p/>
            <text:p>Geometry on Khan Academy: We are surrounded by space. And that space contains lots of things. And these things have shapes. In geometry we are concerned with the nature of these shapes, how we define them, and what they teach us about the world at large--from math to architecture to biology to astronomy (and everything in between). Learning geometry is about more than just taking your medicine ("It's good for you!"), it's at the core of everything that exists--including you. Having said all that, some of the specific topics we'll cover include angles, intersecting lines, right triangles, perimeter, area, volume, circles, triangles, quadrilaterals, analytic geometry, and geometric constructions. Wow. That's a lot. To summarize: it's difficult to imagine any area of math that is more widely used than ge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Geometry channel:</text:p>
            <text:p>https://www.youtube.com/channel/UCD3OtKxPRUFw8kzYlhJXa1Q?sub_confirmation=1</text:p>
            <text:p>Subscribe to Khan Academy: https://www.youtube.com/subscription_center?add_user=khanacademy</text:p>
          </table:table-cell>
          <table:table-cell/>
          <table:table-cell office:value-type="string" calcext:value-type="string">
            <text:p>00:12:58</text:p>
          </table:table-cell>
          <table:table-cell office:value-type="date" office:date-value="2018-07-28T04:43:55.94" calcext:value-type="date">
            <text:p>28/07/18 04:43</text:p>
          </table:table-cell>
          <table:table-cell office:value-type="float" office:value="1391934" calcext:value-type="float">
            <text:p>1391934</text:p>
          </table:table-cell>
          <table:table-cell office:value-type="float" office:value="4002" calcext:value-type="float">
            <text:p>4002</text:p>
          </table:table-cell>
          <table:table-cell/>
        </table:table-row>
        <table:table-row table:style-name="ro15">
          <table:table-cell office:value-type="string" calcext:value-type="string">
            <text:p>Khan Academy</text:p>
          </table:table-cell>
          <table:table-cell office:value-type="string" calcext:value-type="string">
            <text:p>3NHSwiv_pSE</text:p>
          </table:table-cell>
          <table:table-cell office:value-type="string" calcext:value-type="string">
            <text:p>UC4a-Gbdw7vOaccHmFo40b9g</text:p>
          </table:table-cell>
          <table:table-cell office:value-type="string" calcext:value-type="string">
            <text:p>https://www.youtube.com/watch?v=3NHSwiv_pSE</text:p>
          </table:table-cell>
          <table:table-cell office:value-type="date" office:date-value="2012-09-07T16:45:19" calcext:value-type="date">
            <text:p>07/09/12 16:45</text:p>
          </table:table-cell>
          <table:table-cell office:value-type="string" calcext:value-type="string">
            <text:p>How to simplify an expression by combining like terms and the distributive property | Khan Academy</text:p>
          </table:table-cell>
          <table:table-cell office:value-type="string" calcext:value-type="string">
            <text:p>We've learned about order of operations and combining like terms. Let's layer the distributive property on top of this.</text:p>
            <text:p/>
            <text:p>Practice this lesson yourself on KhanAcademy.org right now:</text:p>
            <text:p>https://www.khanacademy.org/math/algebra/introduction-to-algebra/manipulating-expressions/e/combining_like_terms_2?utm_source=YT&amp;utm_medium=Desc&amp;utm_campaign=AlgebraI</text:p>
            <text:p/>
            <text:p>Watch the next lesson: https://www.khanacademy.org/math/algebra/introduction-to-algebra/manipulating-expressions/v/distributive-property-with-rational-terms?utm_source=YT&amp;utm_medium=Desc&amp;utm_campaign=AlgebraI</text:p>
            <text:p/>
            <text:p>Missed the previous lesson? </text:p>
            <text:p>https://www.khanacademy.org/math/algebra/introduction-to-algebra/manipulating-expressions/v/combining-like-terms-3?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4:07</text:p>
          </table:table-cell>
          <table:table-cell office:value-type="date" office:date-value="2018-07-28T04:44:25.967" calcext:value-type="date">
            <text:p>28/07/18 04:44</text:p>
          </table:table-cell>
          <table:table-cell office:value-type="float" office:value="1391161" calcext:value-type="float">
            <text:p>1391161</text:p>
          </table:table-cell>
          <table:table-cell office:value-type="float" office:value="2581" calcext:value-type="float">
            <text:p>2581</text:p>
          </table:table-cell>
          <table:table-cell/>
        </table:table-row>
        <table:table-row table:style-name="ro6">
          <table:table-cell office:value-type="string" calcext:value-type="string">
            <text:p>Khan Academy</text:p>
          </table:table-cell>
          <table:table-cell office:value-type="string" calcext:value-type="string">
            <text:p>AJNDeVt9UOo</text:p>
          </table:table-cell>
          <table:table-cell office:value-type="string" calcext:value-type="string">
            <text:p>UC4a-Gbdw7vOaccHmFo40b9g</text:p>
          </table:table-cell>
          <table:table-cell office:value-type="string" calcext:value-type="string">
            <text:p>https://www.youtube.com/watch?v=AJNDeVt9UOo</text:p>
          </table:table-cell>
          <table:table-cell office:value-type="date" office:date-value="2011-01-19T17:02:49" calcext:value-type="date">
            <text:p>19/01/11 17:02</text:p>
          </table:table-cell>
          <table:table-cell office:value-type="string" calcext:value-type="string">
            <text:p>How to evaluate an expression with variables | Introduction to algebra | Algebra I | Khan Academy</text:p>
          </table:table-cell>
          <table:table-cell office:value-type="string" calcext:value-type="string">
            <text:p>Learn how to evaluate an expression with variables using a technique called substitution (or "plugging in").</text:p>
            <text:p/>
            <text:p>Watch the next lesson: https://www.khanacademy.org/math/algebra/introduction-to-algebra/variable-and-expressions/v/evaluate-a-formula-using-substitution?utm_source=YT&amp;utm_medium=Desc&amp;utm_campaign=AlgebraI</text:p>
            <text:p/>
            <text:p>Missed the previous lesson? </text:p>
            <text:p>https://www.khanacademy.org/math/algebra/introduction-to-algebra/variable-and-expressions/v/why-aren-t-we-using-the-multiplication-sign?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2:00</text:p>
          </table:table-cell>
          <table:table-cell office:value-type="date" office:date-value="2018-07-28T04:40:56.141" calcext:value-type="date">
            <text:p>28/07/18 04:40</text:p>
          </table:table-cell>
          <table:table-cell office:value-type="float" office:value="1388071" calcext:value-type="float">
            <text:p>1388071</text:p>
          </table:table-cell>
          <table:table-cell office:value-type="float" office:value="1460" calcext:value-type="float">
            <text:p>1460</text:p>
          </table:table-cell>
          <table:table-cell/>
        </table:table-row>
        <table:table-row table:style-name="ro31">
          <table:table-cell office:value-type="string" calcext:value-type="string">
            <text:p>TED-Ed</text:p>
          </table:table-cell>
          <table:table-cell office:value-type="string" calcext:value-type="string">
            <text:p>iDbdXTMnOmE</text:p>
          </table:table-cell>
          <table:table-cell office:value-type="string" calcext:value-type="string">
            <text:p>UCsooa4yRKGN_zEE8iknghZA</text:p>
          </table:table-cell>
          <table:table-cell office:value-type="string" calcext:value-type="string">
            <text:p>https://www.youtube.com/watch?v=iDbdXTMnOmE</text:p>
          </table:table-cell>
          <table:table-cell office:value-type="date" office:date-value="2018-01-02T15:58:30" calcext:value-type="date">
            <text:p>02/01/18 15:58</text:p>
          </table:table-cell>
          <table:table-cell office:value-type="string" calcext:value-type="string">
            <text:p>How to manage your time more effectively (according to machines) - Brian Christian</text:p>
          </table:table-cell>
          <table:table-cell office:value-type="string" calcext:value-type="string">
            <text:p>Download a free audiobook and support TED-Ed's nonprofit mission: http://adbl.co/2lFSkUw</text:p>
            <text:p/>
            <text:p>Check out Brian Christian and Tom Griffiths' "Algorithms to Live By": http://bit.ly/2CadQrt</text:p>
            <text:p/>
            <text:p>View full lesson: https://ed.ted.com/lessons/how-to-manage-your-time-more-effectively-according-to-machines-brian-christian</text:p>
            <text:p/>
            <text:p>Human beings and computers alike share the challenge of how to get as much done as possible in a limited time. Over the last fifty or so years, computer scientists have learned a lot of good strategies for managing time effectively â€” and they have a lot of experience with what can go wrong. Brian Christian shares how we can use some of these insights to help make the most of our own lives.</text:p>
            <text:p/>
            <text:p>Lesson by Brian Christian, animation by Adriatic Animation.</text:p>
            <text:p/>
            <text:p>Thank you so much to our patrons for your support! Without you this video would not be possible! Jordan Tang, Christopher Jimenez, Juan, Tracey Tobkin, Sid, emily lam, Kathryn J Hammond, Elliot Poulin, Noel Situ, Oyuntsengel Tseyen-Oidov, Latora Slydell, Sydney Evans, Victor E Karhel, Bernardo Paulo, Eysteinn GuÃ°nason, Olivier Brunel, Andrea Feliz, Natalia Rico, Josh Engel, BÃ¡rbara NazarÃ©, Gustavo Mendoza, Zhexi Shan, Hugo Legorreta, Steph, PnDAA, Marcel Trompeter-Petrovic, Sandra Tersluisen, Ellen Spertus, Fabian Amels, sammie goh, Mattia Veltri, Quentin Le Menez, Sarabeth Knobel, Yuh Saito, and Joris Debonnet.</text:p>
          </table:table-cell>
          <table:table-cell office:value-type="string" calcext:value-type="string">
            <text:p>{TEDEd,"TED Ed",TED-Ed,"TED Education",animation,"Brian Christian","Tom Griffiths","Adriatic Animation",algorithms,"computer science","time managment",efficiency,"self improvement"}</text:p>
          </table:table-cell>
          <table:table-cell office:value-type="string" calcext:value-type="string">
            <text:p>00:05:10</text:p>
          </table:table-cell>
          <table:table-cell office:value-type="date" office:date-value="2018-07-28T04:42:41.043" calcext:value-type="date">
            <text:p>28/07/18 04:42</text:p>
          </table:table-cell>
          <table:table-cell office:value-type="float" office:value="1384218" calcext:value-type="float">
            <text:p>1384218</text:p>
          </table:table-cell>
          <table:table-cell office:value-type="float" office:value="20583" calcext:value-type="float">
            <text:p>20583</text:p>
          </table:table-cell>
          <table:table-cell/>
        </table:table-row>
        <table:table-row table:style-name="ro4">
          <table:table-cell office:value-type="string" calcext:value-type="string">
            <text:p>TED-Ed</text:p>
          </table:table-cell>
          <table:table-cell office:value-type="string" calcext:value-type="string">
            <text:p>XNP1x11Z2Ig</text:p>
          </table:table-cell>
          <table:table-cell office:value-type="string" calcext:value-type="string">
            <text:p>UCsooa4yRKGN_zEE8iknghZA</text:p>
          </table:table-cell>
          <table:table-cell office:value-type="string" calcext:value-type="string">
            <text:p>https://www.youtube.com/watch?v=XNP1x11Z2Ig</text:p>
          </table:table-cell>
          <table:table-cell office:value-type="date" office:date-value="2015-11-17T16:08:46" calcext:value-type="date">
            <text:p>17/11/15 16:08</text:p>
          </table:table-cell>
          <table:table-cell office:value-type="string" calcext:value-type="string">
            <text:p>Would you opt for a life with no pain? - Hayley Levitt and Bethany Rickwald</text:p>
          </table:table-cell>
          <table:table-cell office:value-type="string" calcext:value-type="string">
            <text:p>View full lesson: http://ed.ted.com/lessons/would-you-opt-for-a-life-with-no-pain-hayley-levitt-and-bethany-rickwald</text:p>
            <text:p/>
            <text:p>Imagine if you could plug your brain into a machine that would bring you ultimate pleasure for the rest of your life. The only catch? You have to permanently leave reality behind. Hayley Levitt and Bethany Rickwald explore Robert Nozickâ€™s thought experiment that he called the Experience Machine.</text:p>
            <text:p/>
            <text:p>Lesson by Hayley Levitt and Bethany Rickwald, animation by Avi Ofer.</text:p>
          </table:table-cell>
          <table:table-cell office:value-type="string" calcext:value-type="string">
            <text:p>{TED,TED-Ed,TEDx,"TED Education",Philosophy,"Robert Nozick","Experience machine",Pleasure,Pain,Reality,Fantasy,"Thought experiment",Hedonism,"Hayley Levitt","Bethany Rickwald","Avi Ofer"}</text:p>
          </table:table-cell>
          <table:table-cell office:value-type="string" calcext:value-type="string">
            <text:p>00:04:10</text:p>
          </table:table-cell>
          <table:table-cell office:value-type="date" office:date-value="2018-07-28T04:41:26.216" calcext:value-type="date">
            <text:p>28/07/18 04:41</text:p>
          </table:table-cell>
          <table:table-cell office:value-type="float" office:value="1381120" calcext:value-type="float">
            <text:p>1381120</text:p>
          </table:table-cell>
          <table:table-cell office:value-type="float" office:value="13831" calcext:value-type="float">
            <text:p>13831</text:p>
          </table:table-cell>
          <table:table-cell/>
        </table:table-row>
        <table:table-row table:style-name="ro5">
          <table:table-cell office:value-type="string" calcext:value-type="string">
            <text:p>Khan Academy</text:p>
          </table:table-cell>
          <table:table-cell office:value-type="string" calcext:value-type="string">
            <text:p>u1eGSL6J6Fo</text:p>
          </table:table-cell>
          <table:table-cell office:value-type="string" calcext:value-type="string">
            <text:p>UC4a-Gbdw7vOaccHmFo40b9g</text:p>
          </table:table-cell>
          <table:table-cell office:value-type="string" calcext:value-type="string">
            <text:p>https://www.youtube.com/watch?v=u1eGSL6J6Fo</text:p>
          </table:table-cell>
          <table:table-cell office:value-type="date" office:date-value="2010-07-23T19:27:52" calcext:value-type="date">
            <text:p>23/07/10 19:27</text:p>
          </table:table-cell>
          <table:table-cell office:value-type="string" calcext:value-type="string">
            <text:p>sp3 hybridized orbitals and sigma bonds | Structure and bonding | Organic chemistry | Khan Academy</text:p>
          </table:table-cell>
          <table:table-cell office:value-type="string" calcext:value-type="string">
            <text:p>sp3 Hybridized Orbitals and Sigma Bonds. Created by Sal Khan.</text:p>
            <text:p/>
            <text:p>Watch the next lesson: https://www.khanacademy.org/science/organic-chemistry/gen-chem-review/hybrid-orbitals-jay/v/pi-bonds-and-sp2-hybridized-orbitals?utm_source=YT&amp;utm_medium=Desc&amp;utm_campaign=organicchemistry</text:p>
            <text:p/>
            <text:p>Missed the previous lesson? https://www.khanacademy.org/science/organic-chemistry/gen-chem-review/dot-strcutures-jay/v/dot-structures-ii-multiple-bonds-1?utm_source=YT&amp;utm_medium=Desc&amp;utm_campaign=organicchemistry</text:p>
            <text:p/>
            <text:p>Organic Chemistry on Khan Academy: Carbon can form covalent bonds with itself and other elements to create a mind-boggling array of structures. In organic chemistry, we will learn about the reactions chemists use to synthesize crazy carbon based structures, as well as the analytical methods to characterize them. We will also think about how those reactions are occurring on a molecular level with reaction mechanisms. Simply put, organic chemistry is like building with molecular Legos. Let's make some beautiful organic molecule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Organic Chemistry channel: https://www.youtube.com/channel/UCNKPjijOc0WEJ7DIV_Vay3g?sub_confirmation=1</text:p>
            <text:p>Subscribe to Khan Academy: https://www.youtube.com/subscription_center?add_user=khanacademy</text:p>
          </table:table-cell>
          <table:table-cell/>
          <table:table-cell office:value-type="string" calcext:value-type="string">
            <text:p>00:16:23</text:p>
          </table:table-cell>
          <table:table-cell office:value-type="date" office:date-value="2018-07-28T04:45:15.632" calcext:value-type="date">
            <text:p>28/07/18 04:45</text:p>
          </table:table-cell>
          <table:table-cell office:value-type="float" office:value="1379658" calcext:value-type="float">
            <text:p>1379658</text:p>
          </table:table-cell>
          <table:table-cell office:value-type="float" office:value="3739" calcext:value-type="float">
            <text:p>3739</text:p>
          </table:table-cell>
          <table:table-cell/>
        </table:table-row>
        <table:table-row table:style-name="ro16">
          <table:table-cell office:value-type="string" calcext:value-type="string">
            <text:p>mathantics</text:p>
          </table:table-cell>
          <table:table-cell office:value-type="string" calcext:value-type="string">
            <text:p>O-cawByg2aA</text:p>
          </table:table-cell>
          <table:table-cell office:value-type="string" calcext:value-type="string">
            <text:p>UCBuMwlP7kHkNxdPAqtFSJTw</text:p>
          </table:table-cell>
          <table:table-cell office:value-type="string" calcext:value-type="string">
            <text:p>https://www.youtube.com/watch?v=O-cawByg2aA</text:p>
          </table:table-cell>
          <table:table-cell office:value-type="date" office:date-value="2014-07-26T05:43:19" calcext:value-type="date">
            <text:p>26/07/14 05:43</text:p>
          </table:table-cell>
          <table:table-cell office:value-type="string" calcext:value-type="string">
            <text:p>Math Antics - Circles, Circumference And Area</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educational,"Math Antics",geometry,circle,diameter,radius,perimeter,circumference,pi,area}</text:p>
          </table:table-cell>
          <table:table-cell office:value-type="string" calcext:value-type="string">
            <text:p>00:07:56</text:p>
          </table:table-cell>
          <table:table-cell office:value-type="date" office:date-value="2018-07-28T04:43:30.493" calcext:value-type="date">
            <text:p>28/07/18 04:43</text:p>
          </table:table-cell>
          <table:table-cell office:value-type="float" office:value="1379488" calcext:value-type="float">
            <text:p>1379488</text:p>
          </table:table-cell>
          <table:table-cell office:value-type="float" office:value="11406" calcext:value-type="float">
            <text:p>11406</text:p>
          </table:table-cell>
          <table:table-cell/>
        </table:table-row>
        <table:table-row table:style-name="ro15">
          <table:table-cell office:value-type="string" calcext:value-type="string">
            <text:p>Khan Academy</text:p>
          </table:table-cell>
          <table:table-cell office:value-type="string" calcext:value-type="string">
            <text:p>uk7gS3cZVp4</text:p>
          </table:table-cell>
          <table:table-cell office:value-type="string" calcext:value-type="string">
            <text:p>UC4a-Gbdw7vOaccHmFo40b9g</text:p>
          </table:table-cell>
          <table:table-cell office:value-type="string" calcext:value-type="string">
            <text:p>https://www.youtube.com/watch?v=uk7gS3cZVp4</text:p>
          </table:table-cell>
          <table:table-cell office:value-type="date" office:date-value="2010-06-12T20:13:38" calcext:value-type="date">
            <text:p>12/06/10 20:13</text:p>
          </table:table-cell>
          <table:table-cell office:value-type="string" calcext:value-type="string">
            <text:p>Graph from slope-intercept equation example | Algebra I | Khan Academy</text:p>
          </table:table-cell>
          <table:table-cell office:value-type="string" calcext:value-type="string">
            <text:p>Graphing a line in slope intercept form</text:p>
            <text:p/>
            <text:p>Practice this lesson yourself on KhanAcademy.org right now:</text:p>
            <text:p>https://www.khanacademy.org/math/algebra/two-var-linear-equations-and-intro-to-functions/slope-intercept-form/e/graph-from-slope-intercept-equation?utm_source=YT&amp;utm_medium=Desc&amp;utm_campaign=AlgebraI</text:p>
            <text:p/>
            <text:p>Watch the next lesson: https://www.khanacademy.org/math/algebra/two-var-linear-equations-and-intro-to-functions/slope-intercept-form/v/graphs-using-slope-intercept-form?utm_source=YT&amp;utm_medium=Desc&amp;utm_campaign=AlgebraI</text:p>
            <text:p/>
            <text:p>Missed the previous lesson? </text:p>
            <text:p>https://www.khanacademy.org/math/algebra/two-var-linear-equations-and-intro-to-functions/slope-intercept-form/v/slope-intercept-form?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3:02</text:p>
          </table:table-cell>
          <table:table-cell office:value-type="date" office:date-value="2018-07-28T04:45:09.204" calcext:value-type="date">
            <text:p>28/07/18 04:45</text:p>
          </table:table-cell>
          <table:table-cell office:value-type="float" office:value="1378644" calcext:value-type="float">
            <text:p>1378644</text:p>
          </table:table-cell>
          <table:table-cell office:value-type="float" office:value="3138" calcext:value-type="float">
            <text:p>3138</text:p>
          </table:table-cell>
          <table:table-cell/>
        </table:table-row>
        <table:table-row table:style-name="ro6">
          <table:table-cell office:value-type="string" calcext:value-type="string">
            <text:p>Vihart</text:p>
          </table:table-cell>
          <table:table-cell office:value-type="string" calcext:value-type="string">
            <text:p>4mdEsouIXGM</text:p>
          </table:table-cell>
          <table:table-cell office:value-type="string" calcext:value-type="string">
            <text:p>UCOGeU-1Fig3rrDjhm9Zs_wg</text:p>
          </table:table-cell>
          <table:table-cell office:value-type="string" calcext:value-type="string">
            <text:p>https://www.youtube.com/watch?v=4mdEsouIXGM</text:p>
          </table:table-cell>
          <table:table-cell office:value-type="date" office:date-value="2011-01-18T03:56:40" calcext:value-type="date">
            <text:p>18/01/11 03:56</text:p>
          </table:table-cell>
          <table:table-cell office:value-type="string" calcext:value-type="string">
            <text:p>Wind and Mr. Ug</text:p>
          </table:table-cell>
          <table:table-cell office:value-type="string" calcext:value-type="string">
            <text:p>A cautionary tale.</text:p>
            <text:p/>
            <text:p>Other MÃ¶bius videos:</text:p>
            <text:p>Candy Buttons http://www.youtube.com/watch?v=OOLIB3cjFqw</text:p>
            <text:p>MÃ¶bius Music Box http://www.youtube.com/watch?v=3iMI_uOM_fY</text:p>
            <text:p/>
            <text:p>Wikipedia links:</text:p>
            <text:p>http://en.wikipedia.org/wiki/M%C3%B6bius_strip</text:p>
            <text:p>http://en.wikipedia.org/wiki/Flatland</text:p>
            <text:p/>
            <text:p>This is the book you should get if you want to know all things MÃ¶bius: http://www.amazon.com/dp/1560259523?tag=vihartcom-20</text:p>
            <text:p/>
            <text:p>This story was inspired by the novel Flatland: http://www.amazon.com/dp/019953750X?tag=vihartcom-20</text:p>
            <text:p>There's a pretty cool movie version: http://www.amazon.com/dp/1604615370?tag=vihartcom-20</text:p>
            <text:p/>
            <text:p>Me: http://vihart.com</text:p>
          </table:table-cell>
          <table:table-cell office:value-type="string" calcext:value-type="string">
            <text:p>{mathematics,math,"mobius strip",mÃ¶bius,topology,flatland,vihart,"vi hart",triangles,ambigrams}</text:p>
          </table:table-cell>
          <table:table-cell office:value-type="string" calcext:value-type="string">
            <text:p>00:07:15</text:p>
          </table:table-cell>
          <table:table-cell office:value-type="date" office:date-value="2018-07-28T04:44:08.228" calcext:value-type="date">
            <text:p>28/07/18 04:44</text:p>
          </table:table-cell>
          <table:table-cell office:value-type="float" office:value="1377281" calcext:value-type="float">
            <text:p>1377281</text:p>
          </table:table-cell>
          <table:table-cell office:value-type="float" office:value="3886" calcext:value-type="float">
            <text:p>3886</text:p>
          </table:table-cell>
          <table:table-cell/>
        </table:table-row>
        <table:table-row table:style-name="ro6">
          <table:table-cell office:value-type="string" calcext:value-type="string">
            <text:p>Khan Academy</text:p>
          </table:table-cell>
          <table:table-cell office:value-type="string" calcext:value-type="string">
            <text:p>N4nrdf0yYfM</text:p>
          </table:table-cell>
          <table:table-cell office:value-type="string" calcext:value-type="string">
            <text:p>UC4a-Gbdw7vOaccHmFo40b9g</text:p>
          </table:table-cell>
          <table:table-cell office:value-type="string" calcext:value-type="string">
            <text:p>https://www.youtube.com/watch?v=N4nrdf0yYfM</text:p>
          </table:table-cell>
          <table:table-cell office:value-type="date" office:date-value="2012-02-15T22:42:29" calcext:value-type="date">
            <text:p>15/02/12 22:42</text:p>
          </table:table-cell>
          <table:table-cell office:value-type="string" calcext:value-type="string">
            <text:p>Introduction to the coordinate plane | Introduction to algebra | Algebra I | Khan Academy</text:p>
          </table:table-cell>
          <table:table-cell office:value-type="string" calcext:value-type="string">
            <text:p>Bridging algebra and geometry. What makes linear equations so linear.</text:p>
            <text:p/>
            <text:p>Watch the next lesson: https://www.khanacademy.org/math/algebra/introduction-to-algebra/overview_hist_alg/v/why-all-the-letters-in-algebra?utm_source=YT&amp;utm_medium=Desc&amp;utm_campaign=AlgebraI</text:p>
            <text:p/>
            <text:p>Missed the previous lesson? </text:p>
            <text:p>https://www.khanacademy.org/math/algebra/introduction-to-algebra/overview_hist_alg/v/the-beauty-of-algebra?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11:22</text:p>
          </table:table-cell>
          <table:table-cell office:value-type="date" office:date-value="2018-07-28T04:43:37.122" calcext:value-type="date">
            <text:p>28/07/18 04:43</text:p>
          </table:table-cell>
          <table:table-cell office:value-type="float" office:value="1376202" calcext:value-type="float">
            <text:p>1376202</text:p>
          </table:table-cell>
          <table:table-cell office:value-type="float" office:value="3048" calcext:value-type="float">
            <text:p>3048</text:p>
          </table:table-cell>
          <table:table-cell/>
        </table:table-row>
        <table:table-row table:style-name="ro7">
          <table:table-cell office:value-type="string" calcext:value-type="string">
            <text:p>Khan Academy</text:p>
          </table:table-cell>
          <table:table-cell office:value-type="string" calcext:value-type="string">
            <text:p>jFd-6EPfnec</text:p>
          </table:table-cell>
          <table:table-cell office:value-type="string" calcext:value-type="string">
            <text:p>UC4a-Gbdw7vOaccHmFo40b9g</text:p>
          </table:table-cell>
          <table:table-cell office:value-type="string" calcext:value-type="string">
            <text:p>https://www.youtube.com/watch?v=jFd-6EPfnec</text:p>
          </table:table-cell>
          <table:table-cell office:value-type="date" office:date-value="2006-11-18T00:53:40" calcext:value-type="date">
            <text:p>18/11/06 00:53</text:p>
          </table:table-cell>
          <table:table-cell office:value-type="string" calcext:value-type="string">
            <text:p>Greatest common factor explained | Factors and multiples | Pre-Algebra | Khan Academy</text:p>
          </table:table-cell>
          <table:table-cell office:value-type="string" calcext:value-type="string">
            <text:p>Here's a nice explanation of least common factor (or least common divisor) along with a few practice example exercises. Let's roll.</text:p>
            <text:p/>
            <text:p>Practice this lesson yourself on KhanAcademy.org right now: https://www.khanacademy.org/math/pre-algebra/factors-multiples/greatest_common_divisor/e/greatest_common_divisor?utm_source=YT&amp;utm_medium=Desc&amp;utm_campaign=PreAlgebra</text:p>
            <text:p/>
            <text:p>Watch the next lesson: https://www.khanacademy.org/math/pre-algebra/factors-multiples/greatest_common_divisor/v/lcm-and-gcf-greatest-common-factor-word-problems?utm_source=YT&amp;utm_medium=Desc&amp;utm_campaign=PreAlgebra</text:p>
            <text:p/>
            <text:p>Missed the previous lesson? </text:p>
            <text:p>https://www.khanacademy.org/math/pre-algebra/factors-multiples/greatest_common_divisor/v/greatest-common-divisor-factor-exercise?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6:20</text:p>
          </table:table-cell>
          <table:table-cell office:value-type="date" office:date-value="2018-07-28T04:41:57.193" calcext:value-type="date">
            <text:p>28/07/18 04:41</text:p>
          </table:table-cell>
          <table:table-cell office:value-type="float" office:value="1376201" calcext:value-type="float">
            <text:p>1376201</text:p>
          </table:table-cell>
          <table:table-cell office:value-type="float" office:value="4039" calcext:value-type="float">
            <text:p>4039</text:p>
          </table:table-cell>
          <table:table-cell/>
        </table:table-row>
        <table:table-row table:style-name="ro3">
          <table:table-cell office:value-type="string" calcext:value-type="string">
            <text:p>TED-Ed</text:p>
          </table:table-cell>
          <table:table-cell office:value-type="string" calcext:value-type="string">
            <text:p>HneiEA1B8ks</text:p>
          </table:table-cell>
          <table:table-cell office:value-type="string" calcext:value-type="string">
            <text:p>UCsooa4yRKGN_zEE8iknghZA</text:p>
          </table:table-cell>
          <table:table-cell office:value-type="string" calcext:value-type="string">
            <text:p>https://www.youtube.com/watch?v=HneiEA1B8ks</text:p>
          </table:table-cell>
          <table:table-cell office:value-type="date" office:date-value="2013-05-03T15:05:50" calcext:value-type="date">
            <text:p>03/05/13 15:05</text:p>
          </table:table-cell>
          <table:table-cell office:value-type="string" calcext:value-type="string">
            <text:p>Dark matter: The matter we can't see - James Gillies</text:p>
          </table:table-cell>
          <table:table-cell office:value-type="string" calcext:value-type="string">
            <text:p>Check out our Patreon page: https://www.patreon.com/teded</text:p>
            <text:p/>
            <text:p>View full lesson: http://ed.ted.com/lessons/dark-matter-the-matter-we-can-t-see-james-gillies</text:p>
            <text:p/>
            <text:p>The Greeks had a simple and elegant formula for the universe: just earth, fire, wind, and water. Turns out there's more to it than that -- a lot more. Visible matter (and that goes beyond the four Greek elements) comprises only 4% of the universe. CERN scientist James Gillies tells us what accounts for the remaining 96% (dark matter and dark energy) and how we might go about detecting it.</text:p>
            <text:p/>
            <text:p>Lesson by James Gillies, animation by TED-Ed.</text:p>
          </table:table-cell>
          <table:table-cell office:value-type="string" calcext:value-type="string">
            <text:p>{"\\Jamies Gillies\\",CERN,TEDx,TEDxCERN,"\\TED","Ed\\",TED-Ed,TEDEducation,"\\dark","matter\\","energy\\",universe,"\\visible",space,physics}</text:p>
          </table:table-cell>
          <table:table-cell office:value-type="string" calcext:value-type="string">
            <text:p>00:05:35</text:p>
          </table:table-cell>
          <table:table-cell office:value-type="date" office:date-value="2018-07-28T04:41:32.542" calcext:value-type="date">
            <text:p>28/07/18 04:41</text:p>
          </table:table-cell>
          <table:table-cell office:value-type="float" office:value="1373734" calcext:value-type="float">
            <text:p>1373734</text:p>
          </table:table-cell>
          <table:table-cell office:value-type="float" office:value="7796" calcext:value-type="float">
            <text:p>7796</text:p>
          </table:table-cell>
          <table:table-cell/>
        </table:table-row>
        <table:table-row table:style-name="ro4">
          <table:table-cell office:value-type="string" calcext:value-type="string">
            <text:p>TED-Ed</text:p>
          </table:table-cell>
          <table:table-cell office:value-type="string" calcext:value-type="string">
            <text:p>MYn15yDBvxM</text:p>
          </table:table-cell>
          <table:table-cell office:value-type="string" calcext:value-type="string">
            <text:p>UCsooa4yRKGN_zEE8iknghZA</text:p>
          </table:table-cell>
          <table:table-cell office:value-type="string" calcext:value-type="string">
            <text:p>https://www.youtube.com/watch?v=MYn15yDBvxM</text:p>
          </table:table-cell>
          <table:table-cell office:value-type="date" office:date-value="2014-09-18T15:07:27" calcext:value-type="date">
            <text:p>18/09/14 15:07</text:p>
          </table:table-cell>
          <table:table-cell office:value-type="string" calcext:value-type="string">
            <text:p>The history of tattoos - Addison Anderson</text:p>
          </table:table-cell>
          <table:table-cell office:value-type="string" calcext:value-type="string">
            <text:p>View full lesson: http://ed.ted.com/lessons/the-history-of-tattoos-addison-anderson</text:p>
            <text:p/>
            <text:p>If you have a tattoo, youâ€™re part of a rich cultural history that dates back at least 8,000 years. Where did this practice of body modification come from, and how has its function changed over time? Addison Anderson tracks the history of getting inked. </text:p>
            <text:p/>
            <text:p>Lesson by Addison Anderson, animation by The Think Blot.</text:p>
          </table:table-cell>
          <table:table-cell office:value-type="string" calcext:value-type="string">
            <text:p>{"Addison Anderson","Think Blot",tattoo,"history of tattoo",maori,"body modification",TED,TED-Ed,"TED Ed",TEDEducation}</text:p>
          </table:table-cell>
          <table:table-cell office:value-type="string" calcext:value-type="string">
            <text:p>00:05:17</text:p>
          </table:table-cell>
          <table:table-cell office:value-type="date" office:date-value="2018-07-28T04:41:20.338" calcext:value-type="date">
            <text:p>28/07/18 04:41</text:p>
          </table:table-cell>
          <table:table-cell office:value-type="float" office:value="1370833" calcext:value-type="float">
            <text:p>1370833</text:p>
          </table:table-cell>
          <table:table-cell office:value-type="float" office:value="11687" calcext:value-type="float">
            <text:p>11687</text:p>
          </table:table-cell>
          <table:table-cell/>
        </table:table-row>
        <table:table-row table:style-name="ro29">
          <table:table-cell office:value-type="string" calcext:value-type="string">
            <text:p>TED-Ed</text:p>
          </table:table-cell>
          <table:table-cell office:value-type="string" calcext:value-type="string">
            <text:p>dh4nEuhZBgg</text:p>
          </table:table-cell>
          <table:table-cell office:value-type="string" calcext:value-type="string">
            <text:p>UCsooa4yRKGN_zEE8iknghZA</text:p>
          </table:table-cell>
          <table:table-cell office:value-type="string" calcext:value-type="string">
            <text:p>https://www.youtube.com/watch?v=dh4nEuhZBgg</text:p>
          </table:table-cell>
          <table:table-cell office:value-type="date" office:date-value="2018-02-26T16:02:16" calcext:value-type="date">
            <text:p>26/02/18 16:02</text:p>
          </table:table-cell>
          <table:table-cell office:value-type="string" calcext:value-type="string">
            <text:p>Can you solve the seven planets riddle? - Edwin F. Meyer</text:p>
          </table:table-cell>
          <table:table-cell office:value-type="string" calcext:value-type="string">
            <text:p>Practice more problem-solving at https://brilliant.org/TedEd/</text:p>
            <text:p>Solution to the bonus riddle mentioned at the end: https://brilliant.org/TedEdTitanic/</text:p>
            <text:p/>
            <text:p>Your interstellar police squad has tracked a group of criminals to a cluster of seven planets. Now you must apprehend them before their reinforcements arrive. Of course, the fugitives wonâ€™t just stay put â€“ theyâ€™ll try to dodge you by moving from planet to planet. Can you devise a sequence for searching the planets thatâ€™s guaranteed to catch them in ten warps or less? Edwin F. Meyer shows how.</text:p>
            <text:p/>
            <text:p>Lesson by Edwin F. Meyer, animation by TED-Ed.</text:p>
            <text:p/>
            <text:p>Thank you so much to our patrons for your support! Without you this video would not be possible! Penelope Misquitta, Ravi S. RÄmphal, Emma Moyse, Fahad Nasser Chowdhury, Marin Kovachev, Roman Pinchuk, Mohamad Aiman Fitri Bin Annuar, Daniel Huerga, Maria Lerchbaumer, Kevin Le, Edgar Campos Barrachina, Dianne Palomar, Chris Buccellati, Curtis Light, Ernest Chow, Liana Switzer, Maija Chapman, Pamela Harrison, Dylan Drover, Mighterbump , Beatriz InÃ¡cio, Robert Hargis, Soma Ali, Mark wisdom, Mircea SÃ®rbu, Ai Ejima, Molly Gardner, Irindany Sandoval, William Bravante, Elizabeth Parker, Sai Krishna Koyoda, Therapist Gus, Samuel Barbas, Betsy Feathers, Maxwell Ingram, Ajinkya Deshmukh, and Victoria Soler-Roig.</text:p>
          </table:table-cell>
          <table:table-cell office:value-type="string" calcext:value-type="string">
            <text:p>{TED-Ed,TED,Ted-Education,Teded,"Edwin F. Meyer",riddle,"logic puzzle",puzzle,math,"Brilliant Riddles","problem solving"}</text:p>
          </table:table-cell>
          <table:table-cell office:value-type="string" calcext:value-type="string">
            <text:p>00:06:01</text:p>
          </table:table-cell>
          <table:table-cell office:value-type="date" office:date-value="2018-07-28T04:43:11.964" calcext:value-type="date">
            <text:p>28/07/18 04:43</text:p>
          </table:table-cell>
          <table:table-cell office:value-type="float" office:value="1368090" calcext:value-type="float">
            <text:p>1368090</text:p>
          </table:table-cell>
          <table:table-cell office:value-type="float" office:value="21424" calcext:value-type="float">
            <text:p>21424</text:p>
          </table:table-cell>
          <table:table-cell/>
        </table:table-row>
        <table:table-row table:style-name="ro4">
          <table:table-cell office:value-type="string" calcext:value-type="string">
            <text:p>TED-Ed</text:p>
          </table:table-cell>
          <table:table-cell office:value-type="string" calcext:value-type="string">
            <text:p>foVMwJtlR5s</text:p>
          </table:table-cell>
          <table:table-cell office:value-type="string" calcext:value-type="string">
            <text:p>UCsooa4yRKGN_zEE8iknghZA</text:p>
          </table:table-cell>
          <table:table-cell office:value-type="string" calcext:value-type="string">
            <text:p>https://www.youtube.com/watch?v=foVMwJtlR5s</text:p>
          </table:table-cell>
          <table:table-cell office:value-type="date" office:date-value="2013-08-28T15:23:14" calcext:value-type="date">
            <text:p>28/08/13 15:23</text:p>
          </table:table-cell>
          <table:table-cell office:value-type="string" calcext:value-type="string">
            <text:p>What is dÃ©jÃ  vu? What is dÃ©jÃ  vu? - Michael Molina</text:p>
          </table:table-cell>
          <table:table-cell office:value-type="string" calcext:value-type="string">
            <text:p>View full lesson: http://ed.ted.com/lessons/what-is-deja-vu-what-is-deja-vu-michael-molina</text:p>
            <text:p/>
            <text:p>You might have felt it -- the feeling that you've experienced something before, but, in reality, the experience is brand new. There are over 40 theories that attempt to explain the phenomenon of dÃ©jÃ  vu. Michael Molina explains how neuroimaging and cognitive psychology have narrowed down the theories that could explain that feeling you're having...again. </text:p>
            <text:p/>
            <text:p>Lesson by Michael Molina, animation by Josh Harris.</text:p>
          </table:table-cell>
          <table:table-cell office:value-type="string" calcext:value-type="string">
            <text:p>{"DÃ©jÃ  Vu (Phrase)","\\Michael Molina\\","\\Josh","Harris\\",psychology,"\\cognitive","psychology\\","TED-Ed \\TED Ed\\",TED,TEDEducation}</text:p>
          </table:table-cell>
          <table:table-cell office:value-type="string" calcext:value-type="string">
            <text:p>00:03:55</text:p>
          </table:table-cell>
          <table:table-cell office:value-type="date" office:date-value="2018-07-28T04:42:40.817" calcext:value-type="date">
            <text:p>28/07/18 04:42</text:p>
          </table:table-cell>
          <table:table-cell office:value-type="float" office:value="1367711" calcext:value-type="float">
            <text:p>1367711</text:p>
          </table:table-cell>
          <table:table-cell office:value-type="float" office:value="3154" calcext:value-type="float">
            <text:p>3154</text:p>
          </table:table-cell>
          <table:table-cell/>
        </table:table-row>
        <table:table-row table:style-name="ro4">
          <table:table-cell office:value-type="string" calcext:value-type="string">
            <text:p>TED-Ed</text:p>
          </table:table-cell>
          <table:table-cell office:value-type="string" calcext:value-type="string">
            <text:p>flthk8SNiiE</text:p>
          </table:table-cell>
          <table:table-cell office:value-type="string" calcext:value-type="string">
            <text:p>UCsooa4yRKGN_zEE8iknghZA</text:p>
          </table:table-cell>
          <table:table-cell office:value-type="string" calcext:value-type="string">
            <text:p>https://www.youtube.com/watch?v=flthk8SNiiE</text:p>
          </table:table-cell>
          <table:table-cell office:value-type="date" office:date-value="2012-11-20T16:00:46" calcext:value-type="date">
            <text:p>20/11/12 16:00</text:p>
          </table:table-cell>
          <table:table-cell office:value-type="string" calcext:value-type="string">
            <text:p>Three anti-social skills to improve your writing - Nadia Kalman</text:p>
          </table:table-cell>
          <table:table-cell office:value-type="string" calcext:value-type="string">
            <text:p>View full lesson: http://ed.ted.com/lessons/three-anti-social-skills-to-improve-your-writing-nadia-kalman</text:p>
            <text:p/>
            <text:p>You need social skills to have a conversation in real life -- but they're quite different from the skills you need to write good dialogue. Educator Nadia Kalman suggests a few "anti-social skills," like eavesdropping and muttering to yourself, that can help you write an effective dialogue for your next story.</text:p>
            <text:p/>
            <text:p>Lesson by Nadia Kalman, animation by Enjoyanimation.</text:p>
          </table:table-cell>
          <table:table-cell office:value-type="string" calcext:value-type="string">
            <text:p>{"\\TEDEducation\\",TED-Ed,"\\TED","Ed\\","\\Nadia","Kalman\\",enjoyanimation,"\\Joyce Stenneke\\",dialogue,writing,social,Shakespeare,"\\anti-social","skills\\","\\write","dialogue\\"}</text:p>
          </table:table-cell>
          <table:table-cell office:value-type="string" calcext:value-type="string">
            <text:p>00:03:45</text:p>
          </table:table-cell>
          <table:table-cell office:value-type="date" office:date-value="2018-07-28T04:42:03.532" calcext:value-type="date">
            <text:p>28/07/18 04:42</text:p>
          </table:table-cell>
          <table:table-cell office:value-type="float" office:value="1365432" calcext:value-type="float">
            <text:p>1365432</text:p>
          </table:table-cell>
          <table:table-cell office:value-type="float" office:value="6712" calcext:value-type="float">
            <text:p>6712</text:p>
          </table:table-cell>
          <table:table-cell/>
        </table:table-row>
        <table:table-row table:style-name="ro5">
          <table:table-cell office:value-type="string" calcext:value-type="string">
            <text:p>minutephysics</text:p>
          </table:table-cell>
          <table:table-cell office:value-type="string" calcext:value-type="string">
            <text:p>pP-C_B8nSmw</text:p>
          </table:table-cell>
          <table:table-cell office:value-type="string" calcext:value-type="string">
            <text:p>UCUHW94eEFW7hkUMVaZz4eDg</text:p>
          </table:table-cell>
          <table:table-cell office:value-type="string" calcext:value-type="string">
            <text:p>https://www.youtube.com/watch?v=pP-C_B8nSmw</text:p>
          </table:table-cell>
          <table:table-cell office:value-type="date" office:date-value="2012-09-01T18:51:25" calcext:value-type="date">
            <text:p>01/09/12 18:51</text:p>
          </table:table-cell>
          <table:table-cell office:value-type="string" calcext:value-type="string">
            <text:p>How to Simulate the Universe on your Laptop</text:p>
          </table:table-cell>
          <table:table-cell office:value-type="string" calcext:value-type="string">
            <text:p>AfterEffects Tutorial on how to Simulate the Universe: http://dft.ba/-3v1X </text:p>
            <text:p>Millennium Simulation - http://dft.ba/-3v12</text:p>
            <text:p>Also, explore a map of the big bang! http://www.bigbangregistry.co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Jake Chudnow</text:p>
            <text:p/>
            <text:p>Thanks to Nima Doroud for contributions and to Perimeter Institute for support.</text:p>
            <text:p>http://www.perimeterinstitute.ca Created by Henry Reich</text:p>
          </table:table-cell>
          <table:table-cell office:value-type="string" calcext:value-type="string">
            <text:p>{millennium,particle,simulate,after,effects,laptop,vsauce,tunnel,hollow,earth,Coriolis,core,olympics,higgs,boson,big,bang,theory,cosmic,microwave,galaxy,universe,electromagnetism,strong,weak,gauge,arbitrage,force,canada,money,infinity,moon,sun,dimension,string,light,einstein,special,relativity,"black hole",science,Tides,gravity,Neutrino,photon,lhc,electron,atomic,nuclear,General,Dark,energy,Minutephysics,minute,physics,Henry,Reich,cat,schrodinger,Perimeter,Institute,"god particle"}</text:p>
          </table:table-cell>
          <table:table-cell office:value-type="string" calcext:value-type="string">
            <text:p>00:02:16</text:p>
          </table:table-cell>
          <table:table-cell office:value-type="date" office:date-value="2018-07-28T04:44:19.911" calcext:value-type="date">
            <text:p>28/07/18 04:44</text:p>
          </table:table-cell>
          <table:table-cell office:value-type="float" office:value="1364819" calcext:value-type="float">
            <text:p>1364819</text:p>
          </table:table-cell>
          <table:table-cell office:value-type="float" office:value="564" calcext:value-type="float">
            <text:p>564</text:p>
          </table:table-cell>
          <table:table-cell/>
        </table:table-row>
        <table:table-row table:style-name="ro7">
          <table:table-cell office:value-type="string" calcext:value-type="string">
            <text:p>Khan Academy</text:p>
          </table:table-cell>
          <table:table-cell office:value-type="string" calcext:value-type="string">
            <text:p>FaDtge_vkbg</text:p>
          </table:table-cell>
          <table:table-cell office:value-type="string" calcext:value-type="string">
            <text:p>UC4a-Gbdw7vOaccHmFo40b9g</text:p>
          </table:table-cell>
          <table:table-cell office:value-type="string" calcext:value-type="string">
            <text:p>https://www.youtube.com/watch?v=FaDtge_vkbg</text:p>
          </table:table-cell>
          <table:table-cell office:value-type="date" office:date-value="2015-08-10T23:45:58" calcext:value-type="date">
            <text:p>10/08/15 23:45</text:p>
          </table:table-cell>
          <table:table-cell office:value-type="string" calcext:value-type="string">
            <text:p>Finding a percentage | Decimals | Pre-Algebra | Khan Academy</text:p>
          </table:table-cell>
          <table:table-cell office:value-type="string" calcext:value-type="string">
            <text:p>Once again, fractions are our friends as we use them to find a percentage. You'll also see a couple of different ways to arrive at the answer.</text:p>
            <text:p/>
            <text:p>Practice this lesson yourself on KhanAcademy.org right now: https://www.khanacademy.org/math/pre-algebra/decimals-pre-alg/percent-intro-pre-alg/e/finding_percents?utm_source=YT&amp;utm_medium=Desc&amp;utm_campaign=PreAlgebra</text:p>
            <text:p/>
            <text:p>Watch the next lesson: https://www.khanacademy.org/math/pre-algebra/decimals-pre-alg/percent-intro-pre-alg/v/percent-word-problems?utm_source=YT&amp;utm_medium=Desc&amp;utm_campaign=PreAlgebra</text:p>
            <text:p/>
            <text:p>Missed the previous lesson? </text:p>
            <text:p>https://www.khanacademy.org/math/pre-algebra/decimals-pre-alg/percent-intro-pre-alg/v/converting-percents-to-decimals-ex-2?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3:33</text:p>
          </table:table-cell>
          <table:table-cell office:value-type="date" office:date-value="2018-07-28T04:41:02.364" calcext:value-type="date">
            <text:p>28/07/18 04:41</text:p>
          </table:table-cell>
          <table:table-cell office:value-type="float" office:value="1363234" calcext:value-type="float">
            <text:p>1363234</text:p>
          </table:table-cell>
          <table:table-cell office:value-type="float" office:value="2736" calcext:value-type="float">
            <text:p>2736</text:p>
          </table:table-cell>
          <table:table-cell/>
        </table:table-row>
        <table:table-row table:style-name="ro24">
          <table:table-cell office:value-type="string" calcext:value-type="string">
            <text:p>minutephysics</text:p>
          </table:table-cell>
          <table:table-cell office:value-type="string" calcext:value-type="string">
            <text:p>nrUBPO6zZ40</text:p>
          </table:table-cell>
          <table:table-cell office:value-type="string" calcext:value-type="string">
            <text:p>UCUHW94eEFW7hkUMVaZz4eDg</text:p>
          </table:table-cell>
          <table:table-cell office:value-type="string" calcext:value-type="string">
            <text:p>https://www.youtube.com/watch?v=nrUBPO6zZ40</text:p>
          </table:table-cell>
          <table:table-cell office:value-type="date" office:date-value="2012-03-14T13:00:08" calcext:value-type="date">
            <text:p>14/03/12 13:00</text:p>
          </table:table-cell>
          <table:table-cell office:value-type="string" calcext:value-type="string">
            <text:p>Albert Einstein: The Size and Existence of Atoms</text:p>
          </table:table-cell>
          <table:table-cell office:value-type="string" calcext:value-type="string">
            <text:p>How do we know atoms exist? And just how big are they?</text:p>
            <text:p/>
            <text:p>Pi day (3.14) is Albert Einstein's Birthday! To celebrate, we'll explain 4 of his most groundbreaking papers from 1905, when he was just 26 years old.</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NEW ALBUM!! -- http://juliansaporiti.bandcamp.com/album/lusitania</text:p>
            <text:p>youtube: http://bit.ly/pakJLE</text:p>
            <text:p/>
            <text:p>Thanks to Nima Doroud and Alex Yale for contributions and to Perimeter Institute for support. Created by Henry Reich</text:p>
          </table:table-cell>
          <table:table-cell office:value-type="string" calcext:value-type="string">
            <text:p>{brownian,motion,penguin,"pi day",albert,einstein,"photoelectric effect",quantum,planck,light,wave,particle,duality,equals,mc,squared,e=mc^2,Nobel,Prize,"black hole",leap,year,seasons,matter,jesus,fermion,boson,"standard model",theory,rocket,science,Tides,gravity,moon,Neutrino,photon,cern,lhc,higgs,electron,time,atomic,special,relativity,nuclear,"General Relativity",color,Dark,energy,Minutephysics,minute,physics,Henry,Reich,universe,xkcd,RSAnimate,dark,cat,schrodinger,fire,Drawing,Educational}</text:p>
          </table:table-cell>
          <table:table-cell office:value-type="string" calcext:value-type="string">
            <text:p>00:01:12</text:p>
          </table:table-cell>
          <table:table-cell office:value-type="date" office:date-value="2018-07-28T04:41:26.463" calcext:value-type="date">
            <text:p>28/07/18 04:41</text:p>
          </table:table-cell>
          <table:table-cell office:value-type="float" office:value="1363203" calcext:value-type="float">
            <text:p>1363203</text:p>
          </table:table-cell>
          <table:table-cell office:value-type="float" office:value="865" calcext:value-type="float">
            <text:p>865</text:p>
          </table:table-cell>
          <table:table-cell/>
        </table:table-row>
        <table:table-row table:style-name="ro63">
          <table:table-cell office:value-type="string" calcext:value-type="string">
            <text:p>minutephysics</text:p>
          </table:table-cell>
          <table:table-cell office:value-type="string" calcext:value-type="string">
            <text:p>daZ7IQFqPyA</text:p>
          </table:table-cell>
          <table:table-cell office:value-type="string" calcext:value-type="string">
            <text:p>UCUHW94eEFW7hkUMVaZz4eDg</text:p>
          </table:table-cell>
          <table:table-cell office:value-type="string" calcext:value-type="string">
            <text:p>https://www.youtube.com/watch?v=daZ7IQFqPyA</text:p>
          </table:table-cell>
          <table:table-cell office:value-type="date" office:date-value="2015-06-25T16:04:27" calcext:value-type="date">
            <text:p>25/06/15 16:04</text:p>
          </table:table-cell>
          <table:table-cell office:value-type="string" calcext:value-type="string">
            <text:p>How To Detect A Secret Nuclear Test</text:p>
          </table:table-cell>
          <table:table-cell office:value-type="string" calcext:value-type="string">
            <text:p>Thanks to the CTBTO for helping keep the world safe by detecting secret nuclear tests. http://www.ctbto.org </text:p>
            <text:p/>
            <text:p>http://www.twitter.com/ctbto_alerts</text:p>
            <text:p>http://www.facebook.com/CTBTO</text:p>
            <text:p>http://www.youtube.com/CTBTO</text:p>
            <text:p/>
            <text:p>Music by Nathaniel Schroeder http://www.soundcloud.com/drschroeder</text:p>
            <text:p/>
            <text:p>This video made possible by the following Patreon Supporters:</text:p>
            <text:p/>
            <text:p>Today I Found Out</text:p>
            <text:p>Jeff Straathof</text:p>
            <text:p>Avi Yashchin</text:p>
            <text:p>Mark </text:p>
            <text:p>Jeremy Cummings</text:p>
            <text:p>Wes Brown</text:p>
            <text:p>John Green</text:p>
            <text:p>Rafael Ferreira Luciano</text:p>
            <text:p>Florian Philipp</text:p>
            <text:p>Rens van der Heijden</text:p>
            <text:p>Risa Galant</text:p>
            <text:p>Ricky Shields</text:p>
            <text:p>Kristina Foss</text:p>
            <text:p>PetWolverine </text:p>
            <text:p>Trent Sutherland</text:p>
            <text:p>Ian Foote</text:p>
            <text:p>Eszter Szikora</text:p>
            <text:p>Tasso Kostalas (MavericSun)</text:p>
            <text:p>Amandeep Hayer</text:p>
            <text:p>AbraÃ£o Caldas</text:p>
            <text:p>Eric Ma</text:p>
            <text:p>Conner Fissell</text:p>
            <text:p>Bob Bolch</text:p>
            <text:p>Daniel Ametsreiter</text:p>
            <text:p>JoÃ«l Quenneville</text:p>
            <text:p>Richard Pearson</text:p>
            <text:p>David Dailey</text:p>
            <text:p>Steven Mulder</text:p>
            <text:p>Karim </text:p>
            <text:p>Ryan Kyle</text:p>
            <text:p>William Ricketts</text:p>
            <text:p>Collin Mandris</text:p>
            <text:p>Jonathan Foster</text:p>
            <text:p>Siddharth Sadanand</text:p>
            <text:p>Robby Olivam</text:p>
            <text:p>Alan Browning</text:p>
            <text:p>Jonathan Piersa</text:p>
            <text:p>Jake Stolhandske</text:p>
            <text:p>Julia Person</text:p>
            <text:p>James Craver</text:p>
            <text:p>Sarah Chavis</text:p>
            <text:p>Yonatan Bisk</text:p>
            <text:p>Richard Campbell</text:p>
            <text:p>Richie Swift</text:p>
            <text:p>Chris Barrett</text:p>
            <text:p>Jan Amza</text:p>
            <text:p>Christopher Coleman</text:p>
            <text:p>David Tebbe</text:p>
            <text:p>Kelvin Dueck</text:p>
            <text:p>Daniel â€œYoureDownâ€ Breger</text:p>
            <text:p>Hendrik Payer</text:p>
            <text:p>Greck Cannon</text:p>
            <text:p>Chris Peters</text:p>
            <text:p>Landy Manderson</text:p>
            <text:p>Lewis Goddard</text:p>
            <text:p>Seamus Campbell</text:p>
            <text:p>Greg </text:p>
            <text:p>Holger R.</text:p>
            <text:p>Austin Keller</text:p>
            <text:p>Alejandro Medrano Gil</text:p>
            <text:p>Prof Stick</text:p>
            <text:p>Cora Toner</text:p>
            <text:p>Chris Thompson</text:p>
            <text:p>Alan Lam</text:p>
            <text:p>Andrew Collings</text:p>
            <text:p>Mike McHargue</text:p>
            <text:p>Nicholas Buckendorf</text:p>
            <text:p>Blair Bradimore</text:p>
            <text:p>Michael Biot</text:p>
            <text:p>nir lifshitz</text:p>
            <text:p>Nicholas Carroll</text:p>
            <text:p>Edwin Zea</text:p>
            <text:p>Diana Dial</text:p>
            <text:p>Mitch Etzkin</text:p>
            <text:p>Lightbow </text:p>
            <text:p>Dante Santos</text:p>
            <text:p>Mathias Westad Larssen</text:p>
            <text:p>Tom Headley</text:p>
            <text:p>Michael K</text:p>
            <text:p>Geoff Wallace</text:p>
            <text:p>Fredrik Samuelsson</text:p>
            <text:p>Melissa Harkins</text:p>
            <text:p>Jason Talley</text:p>
            <text:p>Keith Marrocco</text:p>
            <text:p>Maarten Bremer</text:p>
            <text:p>Eric Laberge</text:p>
            <text:p>Lacey Larson</text:p>
            <text:p>Neil Ramroop</text:p>
            <text:p>Matthew Norton</text:p>
            <text:p>Efe Efevich</text:p>
            <text:p>Mark </text:p>
            <text:p>Donal Botkin</text:p>
            <text:p>Sylvan Ruud</text:p>
            <text:p>Daniel Friesen</text:p>
            <text:p>Philipi Adolfo Willemann</text:p>
            <text:p>Jeffrey McCullough</text:p>
            <text:p>Oddgeir </text:p>
            <text:p>Ann </text:p>
            <text:p>Brendon Davis</text:p>
            <text:p>Filip </text:p>
            <text:p>Christopher Jimenez</text:p>
            <text:p>Michel Payette</text:p>
            <text:p>Juha Niittynen</text:p>
            <text:p>Jeff Ross</text:p>
            <text:p>Viktor Liljeblad</text:p>
            <text:p>Robert E DeLapp</text:p>
            <text:p>Sean Linsley</text:p>
            <text:p>Christopher Oâ€™Neal</text:p>
            <text:p>Marcus </text:p>
            <text:p>Philip Freeman</text:p>
            <text:p>Matthew Heermann</text:p>
            <text:p>Marsha Woerner</text:p>
            <text:p>Daniel Yip</text:p>
            <text:p>Matt K</text:p>
            <text:p>William Pearson</text:p>
            <text:p>Kevin Lynch</text:p>
            <text:p>Nick Ward</text:p>
            <text:p>Kevin </text:p>
            <text:p>john eriksson</text:p>
            <text:p>Allan Farrell</text:p>
            <text:p>Tobias Olesen</text:p>
            <text:p>Chris Chapin</text:p>
            <text:p>Michael Keefe</text:p>
            <text:p>Jon Mann</text:p>
            <text:p>Bert </text:p>
            <text:p>Joji Wata</text:p>
            <text:p>Adam Naber</text:p>
            <text:p>Rob Ibsen</text:p>
            <text:p>Jacob Gumpert</text:p>
            <text:p>Peter Collier</text:p>
            <text:p>Andi Davis</text:p>
            <text:p>Raymond Cason</text:p>
            <text:p>Evan Gale</text:p>
            <text:p>Paul </text:p>
            <text:p>Tori McClanahan</text:p>
            <text:p>Dominik </text:p>
            <text:p>Danilo Metzger</text:p>
            <text:p>Christian Altenhofen</text:p>
            <text:p>Roy Morgan</text:p>
            <text:p>Olivia Darroch</text:p>
            <text:p>Amber Ciarvella</text:p>
            <text:p>ryan horlacher</text:p>
            <text:p>Keith Chang</text:p>
            <text:p>Janel Christensen</text:p>
            <text:p>Will Scherer</text:p>
            <text:p>Mike Fulcher</text:p>
            <text:p>Larom Lancaster</text:p>
            <text:p>John Harman</text:p>
            <text:p>Matt </text:p>
            <text:p>Christos Papandreou</text:p>
            <text:p>Fernando Pazin</text:p>
            <text:p>Jason Medrano</text:p>
            <text:p>Andrew Barnett</text:p>
            <text:p>Katharina Schuchmann</text:p>
            <text:p>John Gietzen</text:p>
            <text:p>Michael Tardibuono</text:p>
            <text:p>Matthew Hebert</text:p>
            <text:p>Pierre-Louis Bourgeois</text:p>
            <text:p>Genevieve Lawrence</text:p>
            <text:p>Brian Dâ€™Agostini</text:p>
            <text:p>Chris </text:p>
            <text:p>Dominik Menzi</text:p>
            <text:p>Ryan A. Schauer</text:p>
            <text:p>Daniel Johnson</text:p>
            <text:p>Nico Houbraken</text:p>
            <text:p>Michael Carr</text:p>
            <text:p>Ragnhild </text:p>
            <text:p>Elizabeth Meisterling</text:p>
            <text:p>Lysann Schlegel</text:p>
            <text:p>Magnus Krokstad</text:p>
            <text:p>Owain Blackwood</text:p>
            <text:p>Russ Arrell</text:p>
            <text:p>Maarten Daalder</text:p>
            <text:p>Brenden Bullock</text:p>
            <text:p>Mark Samberg</text:p>
            <text:p>Tina Johnston</text:p>
            <text:p>Mike Cochrane</text:p>
            <text:p>Tom Murphy</text:p>
            <text:p>Peter L</text:p>
            <text:p>Jeff </text:p>
            <text:p>Erica Pratt</text:p>
            <text:p>David </text:p>
            <text:p>Artur Szczypta</text:p>
            <text:p>David Drueding</text:p>
            <text:p>Nicklas UlvnÃ¤s</text:p>
            <text:p>Nigel W</text:p>
            <text:p>James Nelson</text:p>
            <text:p>Mary Foster-Smith</text:p>
            <text:p>Clayton Neff</text:p>
            <text:p>Michael Merino</text:p>
            <text:p>Jason and Gayle Corfman</text:p>
            <text:p>Mihaly Barasz</text:p>
            <text:p>Steven Klurfeld</text:p>
            <text:p>Richard Bairwell</text:p>
            <text:p>Tamas Bartal</text:p>
            <text:p>Erven </text:p>
            <text:p>Justin Prahl</text:p>
            <text:p>Michael Maitlen</text:p>
            <text:p>Hans van Staveren</text:p>
            <text:p>Kasey </text:p>
            <text:p>Karlin Nazario</text:p>
            <text:p>Marie Conrad</text:p>
            <text:p>Jacques LABBÃ‰</text:p>
            <text:p>Geralyn Byers</text:p>
            <text:p>jason black</text:p>
            <text:p>Candice Blodgett</text:p>
            <text:p>Daniel Gibbs</text:p>
            <text:p>Henry Berthelsen</text:p>
            <text:p>Andy Kittner</text:p>
            <text:p>Steve Hall</text:p>
            <text:p>Rob Snyder</text:p>
            <text:p>John Kelly</text:p>
            <text:p>Jessica Rosenstein</text:p>
            <text:p>Bill Tomiyasu</text:p>
            <text:p>Vasco SimÃµes</text:p>
            <text:p>Simon Hammersley</text:p>
            <text:p>iain </text:p>
            <text:p>Holger </text:p>
            <text:p>Alexis Carpenter</text:p>
            <text:p>Jay Goodman</text:p>
            <text:p>Joseph Perry</text:p>
            <text:p>Mark Govea</text:p>
            <text:p>Eduardo Rampelotto Gatto</text:p>
            <text:p/>
            <text:p>Created by Henry Reich</text:p>
          </table:table-cell>
          <table:table-cell office:value-type="string" calcext:value-type="string">
            <text:p>{nuclear,explosion,"north korea",india,pakistan,bomb,"a bomb","Nuclear Weapons Testing",Atomic,South,"shock wave",seismic,EMP,hiroshima,warhead,russia,USSR,soviet,US,"united states"}</text:p>
          </table:table-cell>
          <table:table-cell office:value-type="string" calcext:value-type="string">
            <text:p>00:03:48</text:p>
          </table:table-cell>
          <table:table-cell office:value-type="date" office:date-value="2018-07-28T04:42:28.067" calcext:value-type="date">
            <text:p>28/07/18 04:42</text:p>
          </table:table-cell>
          <table:table-cell office:value-type="float" office:value="1361550" calcext:value-type="float">
            <text:p>1361550</text:p>
          </table:table-cell>
          <table:table-cell office:value-type="float" office:value="282" calcext:value-type="float">
            <text:p>282</text:p>
          </table:table-cell>
          <table:table-cell/>
        </table:table-row>
        <table:table-row table:style-name="ro40">
          <table:table-cell office:value-type="string" calcext:value-type="string">
            <text:p>MindYourDecisions</text:p>
          </table:table-cell>
          <table:table-cell office:value-type="string" calcext:value-type="string">
            <text:p>FSeXoq_DR3g</text:p>
          </table:table-cell>
          <table:table-cell office:value-type="string" calcext:value-type="string">
            <text:p>UCHnj59g7jezwTy5GeL8EA_g</text:p>
          </table:table-cell>
          <table:table-cell office:value-type="string" calcext:value-type="string">
            <text:p>https://www.youtube.com/watch?v=FSeXoq_DR3g</text:p>
          </table:table-cell>
          <table:table-cell office:value-type="date" office:date-value="2016-03-20T20:12:20" calcext:value-type="date">
            <text:p>20/03/16 20:12</text:p>
          </table:table-cell>
          <table:table-cell office:value-type="string" calcext:value-type="string">
            <text:p>The Seemingly Impossible Escape Logic Puzzle</text:p>
          </table:table-cell>
          <table:table-cell office:value-type="string" calcext:value-type="string">
            <text:p>An evil logician takes Alice and Bob captive. They have a chance to escape if they can deduce the total number of trees in the prison. Can they figure it out?</text:p>
            <text:p/>
            <text:p>Source of puzzle</text:p>
            <text:p>wu: riddles forum https://www.ocf.berkeley.edu/~wwu/cgi-bin/yabb/YaBB.cgi?board=riddles_medium;action=display;num=1262868549</text:p>
            <text:p>xkcd forums http://forums.xkcd.com/viewtopic.php?f=3&amp;t=77401</text:p>
            <text:p/>
            <text:p>Blog post: http://wp.me/p6aMk-4wj</text:p>
            <text:p/>
            <text:p>UPDATE: It looks like they can actually escape even quicker than I explained! The video is correct, but there are actually a couple of more deductions for an optimal solution. Details here: https://puzzling.stackexchange.com/questions/45664/are-there-eighteen-or-twenty-bars-in-my-castle</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only for big news, like a new book release):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5/5 stars on 2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5/5 stars on 3 reviews)</text:p>
            <text:p>http://amzn.to/1NKbyCs</text:p>
            <text:p/>
            <text:p>"Math Puzzles Volume 3" is the third in the series. (rated 3.8/5 stars on 4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mathematics,"logic puzzle",riddle,"brain teaser",maths,math,puzzle,"math puzzle"}</text:p>
          </table:table-cell>
          <table:table-cell office:value-type="string" calcext:value-type="string">
            <text:p>00:06:24</text:p>
          </table:table-cell>
          <table:table-cell office:value-type="date" office:date-value="2018-07-28T04:41:26.319" calcext:value-type="date">
            <text:p>28/07/18 04:41</text:p>
          </table:table-cell>
          <table:table-cell office:value-type="float" office:value="1359224" calcext:value-type="float">
            <text:p>1359224</text:p>
          </table:table-cell>
          <table:table-cell office:value-type="float" office:value="16610" calcext:value-type="float">
            <text:p>16610</text:p>
          </table:table-cell>
          <table:table-cell/>
        </table:table-row>
        <table:table-row table:style-name="ro3">
          <table:table-cell office:value-type="string" calcext:value-type="string">
            <text:p>mathantics</text:p>
          </table:table-cell>
          <table:table-cell office:value-type="string" calcext:value-type="string">
            <text:p>NybHckSEQBI</text:p>
          </table:table-cell>
          <table:table-cell office:value-type="string" calcext:value-type="string">
            <text:p>UCBuMwlP7kHkNxdPAqtFSJTw</text:p>
          </table:table-cell>
          <table:table-cell office:value-type="string" calcext:value-type="string">
            <text:p>https://www.youtube.com/watch?v=NybHckSEQBI</text:p>
          </table:table-cell>
          <table:table-cell office:value-type="date" office:date-value="2015-05-22T17:18:33" calcext:value-type="date">
            <text:p>22/05/15 17:18</text:p>
          </table:table-cell>
          <table:table-cell office:value-type="string" calcext:value-type="string">
            <text:p>Algebra Basics: What Is Algebra? - Math Antics</text:p>
          </table:table-cell>
          <table:table-cell office:value-type="string" calcext:value-type="string">
            <text:p>This video gives an overview of Algebra and introduces the concepts of unknown values and variables. It also explains that multiplication is implicit in Algebra.</text:p>
            <text:p/>
            <text:p>The first video in the Algebra Basics Series:</text:p>
            <text:p>https://www.youtube.com/watch?v=NybHckSEQBI&amp;list=PLUPEBWbAHUszT_GebJK23JHdd_Bss1N-G</text:p>
            <text:p/>
            <text:p>Learn More at mathantics.com</text:p>
            <text:p>Visit http://www.mathantics.com for more Free math videos and additional subscription based content!</text:p>
          </table:table-cell>
          <table:table-cell office:value-type="string" calcext:value-type="string">
            <text:p>{"Algebra (Field Of Study)","Mathematics (Field Of Study)","Math Antics",Unknown,Variable,Equation,Education}</text:p>
          </table:table-cell>
          <table:table-cell office:value-type="string" calcext:value-type="string">
            <text:p>00:12:07</text:p>
          </table:table-cell>
          <table:table-cell office:value-type="date" office:date-value="2018-07-28T04:41:38.67" calcext:value-type="date">
            <text:p>28/07/18 04:41</text:p>
          </table:table-cell>
          <table:table-cell office:value-type="float" office:value="1358400" calcext:value-type="float">
            <text:p>1358400</text:p>
          </table:table-cell>
          <table:table-cell office:value-type="float" office:value="26584" calcext:value-type="float">
            <text:p>26584</text:p>
          </table:table-cell>
          <table:table-cell/>
        </table:table-row>
        <table:table-row table:style-name="ro31">
          <table:table-cell office:value-type="string" calcext:value-type="string">
            <text:p>minutephysics</text:p>
          </table:table-cell>
          <table:table-cell office:value-type="string" calcext:value-type="string">
            <text:p>W4c-gX9MT1Q</text:p>
          </table:table-cell>
          <table:table-cell office:value-type="string" calcext:value-type="string">
            <text:p>UCUHW94eEFW7hkUMVaZz4eDg</text:p>
          </table:table-cell>
          <table:table-cell office:value-type="string" calcext:value-type="string">
            <text:p>https://www.youtube.com/watch?v=W4c-gX9MT1Q</text:p>
          </table:table-cell>
          <table:table-cell office:value-type="date" office:date-value="2013-08-24T03:14:24" calcext:value-type="date">
            <text:p>24/08/13 03:14</text:p>
          </table:table-cell>
          <table:table-cell office:value-type="string" calcext:value-type="string">
            <text:p>Where Was The Big Bang?</text:p>
          </table:table-cell>
          <table:table-cell office:value-type="string" calcext:value-type="string">
            <text:p>FREE Audiobook on Audible: http://bit.ly/ZEAtPh</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Big Bang (Idea)","minute physics",minutephysics,"henry reich","stephen hawking","big bang",physics,cosmology,religion,explosion,expanding,space,"general relativity"}</text:p>
          </table:table-cell>
          <table:table-cell office:value-type="string" calcext:value-type="string">
            <text:p>00:01:27</text:p>
          </table:table-cell>
          <table:table-cell office:value-type="date" office:date-value="2018-07-28T04:45:21.594" calcext:value-type="date">
            <text:p>28/07/18 04:45</text:p>
          </table:table-cell>
          <table:table-cell office:value-type="float" office:value="1354322" calcext:value-type="float">
            <text:p>1354322</text:p>
          </table:table-cell>
          <table:table-cell office:value-type="float" office:value="1065" calcext:value-type="float">
            <text:p>1065</text:p>
          </table:table-cell>
          <table:table-cell/>
        </table:table-row>
        <table:table-row table:style-name="ro4">
          <table:table-cell office:value-type="string" calcext:value-type="string">
            <text:p>TED-Ed</text:p>
          </table:table-cell>
          <table:table-cell office:value-type="string" calcext:value-type="string">
            <text:p>vcPJkz-D5II</text:p>
          </table:table-cell>
          <table:table-cell office:value-type="string" calcext:value-type="string">
            <text:p>UCsooa4yRKGN_zEE8iknghZA</text:p>
          </table:table-cell>
          <table:table-cell office:value-type="string" calcext:value-type="string">
            <text:p>https://www.youtube.com/watch?v=vcPJkz-D5II</text:p>
          </table:table-cell>
          <table:table-cell office:value-type="date" office:date-value="2017-04-24T15:25:25" calcext:value-type="date">
            <text:p>24/04/17 15:25</text:p>
          </table:table-cell>
          <table:table-cell office:value-type="string" calcext:value-type="string">
            <text:p>The evolution of animal genitalia - Menno Schilthuizen</text:p>
          </table:table-cell>
          <table:table-cell office:value-type="string" calcext:value-type="string">
            <text:p>View full lesson: http://ed.ted.com/lessons/the-evolution-of-animal-genitalia-menno-schilthuizen</text:p>
            <text:p/>
            <text:p> Genitals are the fastest-evolving organs in the animal kingdom. But why is this so? And whatâ€™s the point of having decorative private parts? Menno Schilthuizen explains how the evolutionary biology of nature's nether regions uncovers a hidden world of seduction, conflict, and rivalry.</text:p>
            <text:p/>
            <text:p>Lesson by Menno Schilthuizen, animation by Mette Ilene Holmriis.</text:p>
          </table:table-cell>
          <table:table-cell office:value-type="string" calcext:value-type="string">
            <text:p>{TED,TED-Ed,"TED Education","TED Ed","Mette Ilene Holmriis",genitals,genitalia,evolution,"genital evolution","Menno Schilthuizen",sperm,egg,penis,vagina,mammal,insect,"arms race","bed bug",beetle,duck,"evolutionary arms race","black widow spider"}</text:p>
          </table:table-cell>
          <table:table-cell office:value-type="string" calcext:value-type="string">
            <text:p>00:05:36</text:p>
          </table:table-cell>
          <table:table-cell office:value-type="date" office:date-value="2018-07-28T04:45:03.06" calcext:value-type="date">
            <text:p>28/07/18 04:45</text:p>
          </table:table-cell>
          <table:table-cell office:value-type="float" office:value="1348870" calcext:value-type="float">
            <text:p>1348870</text:p>
          </table:table-cell>
          <table:table-cell office:value-type="float" office:value="13742" calcext:value-type="float">
            <text:p>13742</text:p>
          </table:table-cell>
          <table:table-cell/>
        </table:table-row>
        <table:table-row table:style-name="ro5">
          <table:table-cell office:value-type="string" calcext:value-type="string">
            <text:p>Khan Academy</text:p>
          </table:table-cell>
          <table:table-cell office:value-type="string" calcext:value-type="string">
            <text:p>TUuABq95BBM</text:p>
          </table:table-cell>
          <table:table-cell office:value-type="string" calcext:value-type="string">
            <text:p>UC4a-Gbdw7vOaccHmFo40b9g</text:p>
          </table:table-cell>
          <table:table-cell office:value-type="string" calcext:value-type="string">
            <text:p>https://www.youtube.com/watch?v=TUuABq95BBM</text:p>
          </table:table-cell>
          <table:table-cell office:value-type="date" office:date-value="2014-11-19T19:32:08" calcext:value-type="date">
            <text:p>19/11/14 19:32</text:p>
          </table:table-cell>
          <table:table-cell office:value-type="string" calcext:value-type="string">
            <text:p>Balancing chemical equations | Chemical reactions and stoichiometry | Chemistry | Khan Academy</text:p>
          </table:table-cell>
          <table:table-cell office:value-type="string" calcext:value-type="string">
            <text:p>How to balance a chemical reaction by making sure you have the same number of atoms of each element on both sides.</text:p>
            <text:p/>
            <text:p>Watch the next lesson: https://www.khanacademy.org/science/chemistry/chemical-reactions-stoichiome/balancing-chemical-equations/v/balancing-more-complex-chemical-equation?utm_source=YT&amp;utm_medium=Desc&amp;utm_campaign=chemistry</text:p>
            <text:p/>
            <text:p>Missed the previous lesson? https://www.khanacademy.org/science/chemistry/chemical-reactions-stoichiome/balancing-chemical-equations/v/chemical-reactions-introduction?utm_source=YT&amp;utm_medium=Desc&amp;utm_campaign=chemistry</text:p>
            <text:p/>
            <text:p>Chemistry on Khan Academy: Did you know that everything is made out of chemicals? Chemistry is the study of matter: its composition, properties, and reactivity. This material roughly covers a first-year high school or college course, and a good understanding of algebra is helpful.</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Chemistry channel: https://www.youtube.com/channel/UCyEot66LrwWFEMONvrIBh3A?sub_confirmation=1</text:p>
            <text:p>Subscribe to Khan Academy: https://www.youtube.com/subscription_center?add_user=khanacademy</text:p>
          </table:table-cell>
          <table:table-cell/>
          <table:table-cell office:value-type="string" calcext:value-type="string">
            <text:p>00:05:04</text:p>
          </table:table-cell>
          <table:table-cell office:value-type="date" office:date-value="2018-07-28T04:44:08.148" calcext:value-type="date">
            <text:p>28/07/18 04:44</text:p>
          </table:table-cell>
          <table:table-cell office:value-type="float" office:value="1345854" calcext:value-type="float">
            <text:p>1345854</text:p>
          </table:table-cell>
          <table:table-cell office:value-type="float" office:value="4300" calcext:value-type="float">
            <text:p>4300</text:p>
          </table:table-cell>
          <table:table-cell/>
        </table:table-row>
        <table:table-row table:style-name="ro24">
          <table:table-cell office:value-type="string" calcext:value-type="string">
            <text:p>minutephysics</text:p>
          </table:table-cell>
          <table:table-cell office:value-type="string" calcext:value-type="string">
            <text:p>FAivtXJOsiI</text:p>
          </table:table-cell>
          <table:table-cell office:value-type="string" calcext:value-type="string">
            <text:p>UCUHW94eEFW7hkUMVaZz4eDg</text:p>
          </table:table-cell>
          <table:table-cell office:value-type="string" calcext:value-type="string">
            <text:p>https://www.youtube.com/watch?v=FAivtXJOsiI</text:p>
          </table:table-cell>
          <table:table-cell office:value-type="date" office:date-value="2011-10-24T06:41:48" calcext:value-type="date">
            <text:p>24/10/11 06:41</text:p>
          </table:table-cell>
          <table:table-cell office:value-type="string" calcext:value-type="string">
            <text:p>The Speed of Light in Glass</text:p>
          </table:table-cell>
          <table:table-cell office:value-type="string" calcext:value-type="string">
            <text:p>How does light speed up after leaving glass or water? What do light and the President of the United States have in common?</text:p>
            <text:p/>
            <text:p>Tweet it - http://bit.ly/pK7A3A </text:p>
            <text:p>Facebook it - http://on.fb.me/q7BQbz   </text:p>
            <text:p/>
            <text:p>minutephysics is now on Google+ - http://bit.ly/qzEwc6 </text:p>
            <text:p>And facebook - http://facebook.com/minutephysics</text:p>
            <text:p/>
            <text:p>Minute Physics provides an energetic and entertaining view of old and new problems in physics -- all in a minute!</text:p>
            <text:p/>
            <text:p>Music by Nathaniel Schroeder</text:p>
            <text:p>youtube: http://bit.ly/pakJLE</text:p>
            <text:p>myspace: http://mysp.ac/qtmZQj</text:p>
            <text:p/>
            <text:p>and from http://musopen.org Created by Henry Reich</text:p>
          </table:table-cell>
          <table:table-cell office:value-type="string" calcext:value-type="string">
            <text:p>{president,index,refraction,john,phillips,sousa,Glass,color,wheel,light,speed,art,magenta,fuschia,fuchsia,Dark,energy,Nobel,Prize,Minutephysics,accelerating,universe,Henry,Reich,xkcd,rsanimate,dark,matter,schrodinger's,cat,schrÃ¶dinger,what,is,fire?,physics,Pink,floyd,Drawing,sheep,Educational,"President Of The United States",America}</text:p>
          </table:table-cell>
          <table:table-cell office:value-type="string" calcext:value-type="string">
            <text:p>00:01:42</text:p>
          </table:table-cell>
          <table:table-cell office:value-type="date" office:date-value="2018-07-28T04:41:08.147" calcext:value-type="date">
            <text:p>28/07/18 04:41</text:p>
          </table:table-cell>
          <table:table-cell office:value-type="float" office:value="1345204" calcext:value-type="float">
            <text:p>1345204</text:p>
          </table:table-cell>
          <table:table-cell office:value-type="float" office:value="838" calcext:value-type="float">
            <text:p>838</text:p>
          </table:table-cell>
          <table:table-cell/>
        </table:table-row>
        <table:table-row table:style-name="ro22">
          <table:table-cell office:value-type="string" calcext:value-type="string">
            <text:p>Khan Academy</text:p>
          </table:table-cell>
          <table:table-cell office:value-type="string" calcext:value-type="string">
            <text:p>mQTWzLpCcW0</text:p>
          </table:table-cell>
          <table:table-cell office:value-type="string" calcext:value-type="string">
            <text:p>UC4a-Gbdw7vOaccHmFo40b9g</text:p>
          </table:table-cell>
          <table:table-cell office:value-type="string" calcext:value-type="string">
            <text:p>https://www.youtube.com/watch?v=mQTWzLpCcW0</text:p>
          </table:table-cell>
          <table:table-cell office:value-type="date" office:date-value="2007-05-17T02:17:40" calcext:value-type="date">
            <text:p>17/05/07 02:17</text:p>
          </table:table-cell>
          <table:table-cell office:value-type="string" calcext:value-type="string">
            <text:p>Introduction to Logarithms</text:p>
          </table:table-cell>
          <table:table-cell office:value-type="string" calcext:value-type="string">
            <text:p>An introduction to logarithm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09:49</text:p>
          </table:table-cell>
          <table:table-cell office:value-type="date" office:date-value="2018-07-28T04:42:22.16" calcext:value-type="date">
            <text:p>28/07/18 04:42</text:p>
          </table:table-cell>
          <table:table-cell office:value-type="float" office:value="1345197" calcext:value-type="float">
            <text:p>1345197</text:p>
          </table:table-cell>
          <table:table-cell office:value-type="float" office:value="4752" calcext:value-type="float">
            <text:p>4752</text:p>
          </table:table-cell>
          <table:table-cell/>
        </table:table-row>
        <table:table-row table:style-name="ro4">
          <table:table-cell office:value-type="string" calcext:value-type="string">
            <text:p>patrickJMT</text:p>
          </table:table-cell>
          <table:table-cell office:value-type="string" calcext:value-type="string">
            <text:p>sbvSBH2Mo20</text:p>
          </table:table-cell>
          <table:table-cell office:value-type="string" calcext:value-type="string">
            <text:p>UCFe6jenM1Bc54qtBsIJGRZQ</text:p>
          </table:table-cell>
          <table:table-cell office:value-type="string" calcext:value-type="string">
            <text:p>https://www.youtube.com/watch?v=sbvSBH2Mo20</text:p>
          </table:table-cell>
          <table:table-cell office:value-type="date" office:date-value="2008-11-30T14:26:12" calcext:value-type="date">
            <text:p>30/11/08 14:26</text:p>
          </table:table-cell>
          <table:table-cell office:value-type="string" calcext:value-type="string">
            <text:p>â– Finding the Domain of a Function - <text:s/>Made Easy! â–</text:p>
          </table:table-cell>
          <table:table-cell office:value-type="string" calcext:value-type="string">
            <text:p>Thanks to all of you who support me on Patreon. You da real mvps!   $1 per month helps!! :)  https://www.patreon.com/patrickjmt !! Thanks to all of you who support me on Patreon. You da real mvps!   $1 per month helps!! :)  https://www.patreon.com/patrickjmt !!</text:p>
            <text:p>Find the Domain and Range Using a Graph:  http://www.youtube.com/watch?v=ObEucyZX464</text:p>
            <text:p>Thanks for watching and please subscribe! Visit PatrickJMT.com and 'like' it! :)</text:p>
            <text:p>Finding the domain of a function, without graphing.</text:p>
            <text:p>For more free math videos, visit http://PatrickJMT.com</text:p>
          </table:table-cell>
          <table:table-cell office:value-type="string" calcext:value-type="string">
            <text:p>{math,algebra,domain,range,prealgebra,finding,function,undefined,example,square,root,SAT,ACT,AP,"online college","online school","high school",college,university}</text:p>
          </table:table-cell>
          <table:table-cell office:value-type="string" calcext:value-type="string">
            <text:p>00:11:11</text:p>
          </table:table-cell>
          <table:table-cell office:value-type="date" office:date-value="2018-07-28T04:45:02.775" calcext:value-type="date">
            <text:p>28/07/18 04:45</text:p>
          </table:table-cell>
          <table:table-cell office:value-type="float" office:value="1343590" calcext:value-type="float">
            <text:p>1343590</text:p>
          </table:table-cell>
          <table:table-cell office:value-type="float" office:value="5552" calcext:value-type="float">
            <text:p>5552</text:p>
          </table:table-cell>
          <table:table-cell/>
        </table:table-row>
        <table:table-row table:style-name="ro14">
          <table:table-cell office:value-type="string" calcext:value-type="string">
            <text:p>Numberphile</text:p>
          </table:table-cell>
          <table:table-cell office:value-type="string" calcext:value-type="string">
            <text:p>gjVDqfUhXOY</text:p>
          </table:table-cell>
          <table:table-cell office:value-type="string" calcext:value-type="string">
            <text:p>UCoxcjq-8xIDTYp3uz647V5A</text:p>
          </table:table-cell>
          <table:table-cell office:value-type="string" calcext:value-type="string">
            <text:p>https://www.youtube.com/watch?v=gjVDqfUhXOY</text:p>
          </table:table-cell>
          <table:table-cell office:value-type="date" office:date-value="2015-05-13T09:54:02" calcext:value-type="date">
            <text:p>13/05/15 09:54</text:p>
          </table:table-cell>
          <table:table-cell office:value-type="string" calcext:value-type="string">
            <text:p>Billionaire Mathematician - Numberphile</text:p>
          </table:table-cell>
          <table:table-cell office:value-type="string" calcext:value-type="string">
            <text:p>Full length version of this interview (one hour): https://youtu.be/QNznD9hMEh0</text:p>
            <text:p>More links &amp; stuff in full description below â†“â†“â†“</text:p>
            <text:p/>
            <text:p>More about The Simons Foundation: http://bit.ly/SimonsFoundation</text:p>
            <text:p>James Harris Simons has been described as "the world's smartest billionaire", amassing a fortune through the clever use of mathematics and computers. He is now a renowned philanthropist.</text:p>
            <text:p/>
            <text:p>Chern-Simons paper: http://bit.ly/ChernSimons</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Mathematician (Profession)","Mathematics (Field Of Study)","jim simons","james simons"}</text:p>
          </table:table-cell>
          <table:table-cell office:value-type="string" calcext:value-type="string">
            <text:p>00:18:39</text:p>
          </table:table-cell>
          <table:table-cell office:value-type="date" office:date-value="2018-07-28T04:42:40.539" calcext:value-type="date">
            <text:p>28/07/18 04:42</text:p>
          </table:table-cell>
          <table:table-cell office:value-type="float" office:value="1343395" calcext:value-type="float">
            <text:p>1343395</text:p>
          </table:table-cell>
          <table:table-cell office:value-type="float" office:value="28334" calcext:value-type="float">
            <text:p>28334</text:p>
          </table:table-cell>
          <table:table-cell/>
        </table:table-row>
        <table:table-row table:style-name="ro5">
          <table:table-cell office:value-type="string" calcext:value-type="string">
            <text:p>Khan Academy</text:p>
          </table:table-cell>
          <table:table-cell office:value-type="string" calcext:value-type="string">
            <text:p>FmQoSenbtnU</text:p>
          </table:table-cell>
          <table:table-cell office:value-type="string" calcext:value-type="string">
            <text:p>UC4a-Gbdw7vOaccHmFo40b9g</text:p>
          </table:table-cell>
          <table:table-cell office:value-type="string" calcext:value-type="string">
            <text:p>https://www.youtube.com/watch?v=FmQoSenbtnU</text:p>
          </table:table-cell>
          <table:table-cell office:value-type="date" office:date-value="2009-08-25T21:39:30" calcext:value-type="date">
            <text:p>25/08/09 21:39</text:p>
          </table:table-cell>
          <table:table-cell office:value-type="string" calcext:value-type="string">
            <text:p>More on orbitals and electron configuration | Chemistry | Khan Academy</text:p>
          </table:table-cell>
          <table:table-cell office:value-type="string" calcext:value-type="string">
            <text:p>How electron configuration is related to orbitals and the structure of the periodic table. Created by Sal Khan.</text:p>
            <text:p/>
            <text:p>Watch the next lesson: https://www.khanacademy.org/science/chemistry/electronic-structure-of-atoms/electron-configurations-jay-sal/v/noble-gas-configuration-electronic-structure-of-atoms-chemistry-khan-academy?utm_source=YT&amp;utm_medium=Desc&amp;utm_campaign=chemistry</text:p>
            <text:p/>
            <text:p>Missed the previous lesson? https://www.khanacademy.org/science/chemistry/electronic-structure-of-atoms/electron-configurations-jay-sal/v/orbitals?utm_source=YT&amp;utm_medium=Desc&amp;utm_campaign=chemistry</text:p>
            <text:p/>
            <text:p>Chemistry on Khan Academy: Did you know that everything is made out of chemicals? Chemistry is the study of matter: its composition, properties, and reactivity. This material roughly covers a first-year high school or college course, and a good understanding of algebra is helpful.</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Chemistry channel: https://www.youtube.com/channel/UCyEot66LrwWFEMONvrIBh3A?sub_confirmation=1</text:p>
            <text:p>Subscribe to Khan Academy: https://www.youtube.com/subscription_center?add_user=khanacademy</text:p>
          </table:table-cell>
          <table:table-cell office:value-type="string" calcext:value-type="string">
            <text:p>{dotsub}</text:p>
          </table:table-cell>
          <table:table-cell office:value-type="string" calcext:value-type="string">
            <text:p>00:14:31</text:p>
          </table:table-cell>
          <table:table-cell office:value-type="date" office:date-value="2018-07-28T04:45:21.526" calcext:value-type="date">
            <text:p>28/07/18 04:45</text:p>
          </table:table-cell>
          <table:table-cell office:value-type="float" office:value="1340405" calcext:value-type="float">
            <text:p>1340405</text:p>
          </table:table-cell>
          <table:table-cell office:value-type="float" office:value="4419" calcext:value-type="float">
            <text:p>4419</text:p>
          </table:table-cell>
          <table:table-cell/>
        </table:table-row>
        <table:table-row table:style-name="ro20">
          <table:table-cell office:value-type="string" calcext:value-type="string">
            <text:p>TED-Ed</text:p>
          </table:table-cell>
          <table:table-cell office:value-type="string" calcext:value-type="string">
            <text:p>RZR_b753ZJ0</text:p>
          </table:table-cell>
          <table:table-cell office:value-type="string" calcext:value-type="string">
            <text:p>UCsooa4yRKGN_zEE8iknghZA</text:p>
          </table:table-cell>
          <table:table-cell office:value-type="string" calcext:value-type="string">
            <text:p>https://www.youtube.com/watch?v=RZR_b753ZJ0</text:p>
          </table:table-cell>
          <table:table-cell office:value-type="date" office:date-value="2014-09-10T15:03:53" calcext:value-type="date">
            <text:p>10/09/14 15:03</text:p>
          </table:table-cell>
          <table:table-cell office:value-type="string" calcext:value-type="string">
            <text:p>Making a TED-Ed Lesson: Bringing a pop-up book to life</text:p>
          </table:table-cell>
          <table:table-cell office:value-type="string" calcext:value-type="string">
            <text:p>View full lesson: http://ed.ted.com/lessons/making-a-ted-ed-lesson-bringing-a-pop-up-book-to-life</text:p>
            <text:p>View original lesson: http://ed.ted.com/lessons/the-pangaea-pop-up-michael-molina</text:p>
            <text:p/>
            <text:p>In â€˜The Pangaea Pop-upâ€™ Lesson, animator Biljana Labovic decided the best way to illustrate moving, shifting tectonic plates was to use a physical object that could also move and shift. Here, Labovic explains how she and her team of animators created a pop-up book to visualize Pangaea -- and how you can make your own. </text:p>
            <text:p/>
            <text:p>Lesson and animation by TED-Ed.</text:p>
          </table:table-cell>
          <table:table-cell office:value-type="string" calcext:value-type="string">
            <text:p>{TED-Ed,"TED Ed",TEDEducation,TED,"pop-up book","pop-up art",animation,Pangaea,"plate tectonics","continental drift","Biljana Labovic"}</text:p>
          </table:table-cell>
          <table:table-cell office:value-type="string" calcext:value-type="string">
            <text:p>00:06:13</text:p>
          </table:table-cell>
          <table:table-cell office:value-type="date" office:date-value="2018-07-28T04:43:11.947" calcext:value-type="date">
            <text:p>28/07/18 04:43</text:p>
          </table:table-cell>
          <table:table-cell office:value-type="float" office:value="1339932" calcext:value-type="float">
            <text:p>1339932</text:p>
          </table:table-cell>
          <table:table-cell office:value-type="float" office:value="14402" calcext:value-type="float">
            <text:p>14402</text:p>
          </table:table-cell>
          <table:table-cell/>
        </table:table-row>
        <table:table-row table:style-name="ro4">
          <table:table-cell office:value-type="string" calcext:value-type="string">
            <text:p>TED-Ed</text:p>
          </table:table-cell>
          <table:table-cell office:value-type="string" calcext:value-type="string">
            <text:p>ryGR06dlPf0</text:p>
          </table:table-cell>
          <table:table-cell office:value-type="string" calcext:value-type="string">
            <text:p>UCsooa4yRKGN_zEE8iknghZA</text:p>
          </table:table-cell>
          <table:table-cell office:value-type="string" calcext:value-type="string">
            <text:p>https://www.youtube.com/watch?v=ryGR06dlPf0</text:p>
          </table:table-cell>
          <table:table-cell office:value-type="date" office:date-value="2013-06-28T17:08:47" calcext:value-type="date">
            <text:p>28/06/13 17:08</text:p>
          </table:table-cell>
          <table:table-cell office:value-type="string" calcext:value-type="string">
            <text:p>If superpowers were real: Super speed - Joy Lin</text:p>
          </table:table-cell>
          <table:table-cell office:value-type="string" calcext:value-type="string">
            <text:p>View full lesson: http://ed.ted.com/lessons/if-superpowers-were-real-super-speed-joy-lin</text:p>
            <text:p/>
            <text:p>What if super speed wasn't just the stuff of epic comic book stories? Is it scientifically possible to be super speedy? In this series, Joy Lin tackles six superpowers and reveals just how scientifically realistic they can be to us mere mortals. </text:p>
            <text:p/>
            <text:p>Lesson by Joy Lin, animation by Cognitive Media.</text:p>
          </table:table-cell>
          <table:table-cell office:value-type="string" calcext:value-type="string">
            <text:p>{"\\Joy Lin\\","\\Super","speed\\",superhero,superpower,"\\cognitive","media\\",comic,"\\comic","book\\",TED-Ed,TEDEducation,"\\TED","Ed\\"}</text:p>
          </table:table-cell>
          <table:table-cell office:value-type="string" calcext:value-type="string">
            <text:p>00:04:51</text:p>
          </table:table-cell>
          <table:table-cell office:value-type="date" office:date-value="2018-07-28T04:41:08.24" calcext:value-type="date">
            <text:p>28/07/18 04:41</text:p>
          </table:table-cell>
          <table:table-cell office:value-type="float" office:value="1339827" calcext:value-type="float">
            <text:p>1339827</text:p>
          </table:table-cell>
          <table:table-cell office:value-type="float" office:value="6242" calcext:value-type="float">
            <text:p>6242</text:p>
          </table:table-cell>
          <table:table-cell/>
        </table:table-row>
        <table:table-row table:style-name="ro19">
          <table:table-cell office:value-type="string" calcext:value-type="string">
            <text:p>Numberphile</text:p>
          </table:table-cell>
          <table:table-cell office:value-type="string" calcext:value-type="string">
            <text:p>l7lP9y7Bb5g</text:p>
          </table:table-cell>
          <table:table-cell office:value-type="string" calcext:value-type="string">
            <text:p>UCoxcjq-8xIDTYp3uz647V5A</text:p>
          </table:table-cell>
          <table:table-cell office:value-type="string" calcext:value-type="string">
            <text:p>https://www.youtube.com/watch?v=l7lP9y7Bb5g</text:p>
          </table:table-cell>
          <table:table-cell office:value-type="date" office:date-value="2012-11-26T18:08:26" calcext:value-type="date">
            <text:p>26/11/12 18:08</text:p>
          </table:table-cell>
          <table:table-cell office:value-type="string" calcext:value-type="string">
            <text:p>Beautiful Card Trick - Numberphile</text:p>
          </table:table-cell>
          <table:table-cell office:value-type="string" calcext:value-type="string">
            <text:p>Standup mathematician Matt Parker says this 27-card trick is the most mathematically beautiful - but it takes some explaining!</text:p>
            <text:p>More links &amp; stuff in full description below â†“â†“â†“</text:p>
            <text:p/>
            <text:p>Follow Matt on Twitter - https://twitter.com/standupmaths</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card trick",cards,maths,27,Magic,Card,Tricks,"Magic (illusion)"}</text:p>
          </table:table-cell>
          <table:table-cell office:value-type="string" calcext:value-type="string">
            <text:p>00:13:15</text:p>
          </table:table-cell>
          <table:table-cell office:value-type="date" office:date-value="2018-07-28T04:43:50.072" calcext:value-type="date">
            <text:p>28/07/18 04:43</text:p>
          </table:table-cell>
          <table:table-cell office:value-type="float" office:value="1337044" calcext:value-type="float">
            <text:p>1337044</text:p>
          </table:table-cell>
          <table:table-cell office:value-type="float" office:value="6221" calcext:value-type="float">
            <text:p>6221</text:p>
          </table:table-cell>
          <table:table-cell/>
        </table:table-row>
        <table:table-row table:style-name="ro9">
          <table:table-cell office:value-type="string" calcext:value-type="string">
            <text:p>Vihart</text:p>
          </table:table-cell>
          <table:table-cell office:value-type="string" calcext:value-type="string">
            <text:p>i_0DXxNeaQ0</text:p>
          </table:table-cell>
          <table:table-cell office:value-type="string" calcext:value-type="string">
            <text:p>UCOGeU-1Fig3rrDjhm9Zs_wg</text:p>
          </table:table-cell>
          <table:table-cell office:value-type="string" calcext:value-type="string">
            <text:p>https://www.youtube.com/watch?v=i_0DXxNeaQ0</text:p>
          </table:table-cell>
          <table:table-cell office:value-type="date" office:date-value="2011-08-21T17:53:14" calcext:value-type="date">
            <text:p>21/08/11 17:53</text:p>
          </table:table-cell>
          <table:table-cell office:value-type="string" calcext:value-type="string">
            <text:p>What is up with Noises? (The Science and Mathematics of Sound, Frequency, and Pitch)</text:p>
          </table:table-cell>
          <table:table-cell office:value-type="string" calcext:value-type="string">
            <text:p>Accuracy not guaranteed. Get Audacity and play! http://audacity.sourceforge.net/</text:p>
            <text:p/>
            <text:p>Correction: it is the "Basilar" membrane, which is what I say, but somehow between recording the script and actually drawing the stuff I got confused and thought I just pronounced my Vs poorly. Always sad to have such a simple and glaring error in something I put hundreds of hours of work into, but a "Vasilar" membrane can be the kind that a Vi draws to explain Viola Vibrations, I guess! Making up new words is just so prolightfully awstastic.</text:p>
            <text:p/>
            <text:p>Props to my Bro for excellent and creative swing pushing, and to my Mamma for filming it.</text:p>
            <text:p/>
            <text:p>Extra special thanks to my generous donators, without whom I would not have been able to create this video. Because of your support, I have the equipment, time, and take-out Thai food necessary for doing stuff like this.</text:p>
            <text:p/>
            <text:p>My personal website, which you might like: http://vihart.com</text:p>
          </table:table-cell>
          <table:table-cell office:value-type="string" calcext:value-type="string">
            <text:p>{science,mathematics,sound,pitch,frequency,audio,ears,"sound wave",music}</text:p>
          </table:table-cell>
          <table:table-cell office:value-type="string" calcext:value-type="string">
            <text:p>00:12:49</text:p>
          </table:table-cell>
          <table:table-cell office:value-type="date" office:date-value="2018-07-28T04:42:40.955" calcext:value-type="date">
            <text:p>28/07/18 04:42</text:p>
          </table:table-cell>
          <table:table-cell office:value-type="float" office:value="1333681" calcext:value-type="float">
            <text:p>1333681</text:p>
          </table:table-cell>
          <table:table-cell office:value-type="float" office:value="1251" calcext:value-type="float">
            <text:p>1251</text:p>
          </table:table-cell>
          <table:table-cell/>
        </table:table-row>
        <table:table-row table:style-name="ro16">
          <table:table-cell office:value-type="string" calcext:value-type="string">
            <text:p>mathantics</text:p>
          </table:table-cell>
          <table:table-cell office:value-type="string" calcext:value-type="string">
            <text:p>4lkq3DgvmJo</text:p>
          </table:table-cell>
          <table:table-cell office:value-type="string" calcext:value-type="string">
            <text:p>UCBuMwlP7kHkNxdPAqtFSJTw</text:p>
          </table:table-cell>
          <table:table-cell office:value-type="string" calcext:value-type="string">
            <text:p>https://www.youtube.com/watch?v=4lkq3DgvmJo</text:p>
          </table:table-cell>
          <table:table-cell office:value-type="date" office:date-value="2012-04-17T06:55:01" calcext:value-type="date">
            <text:p>17/04/12 06:55</text:p>
          </table:table-cell>
          <table:table-cell office:value-type="string" calcext:value-type="string">
            <text:p>Math Antics - Dividing Fractions</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fraction,fractions,educational,"Math Antics",arithmetic,multi-digit,addition,subtraction,multiplication,division,reciprocal,"multiply by reciprocal","fraction of fractions","fraction made from fractions"}</text:p>
          </table:table-cell>
          <table:table-cell office:value-type="string" calcext:value-type="string">
            <text:p>00:05:13</text:p>
          </table:table-cell>
          <table:table-cell office:value-type="date" office:date-value="2018-07-28T04:41:32.621" calcext:value-type="date">
            <text:p>28/07/18 04:41</text:p>
          </table:table-cell>
          <table:table-cell office:value-type="float" office:value="1332696" calcext:value-type="float">
            <text:p>1332696</text:p>
          </table:table-cell>
          <table:table-cell office:value-type="float" office:value="17770" calcext:value-type="float">
            <text:p>17770</text:p>
          </table:table-cell>
          <table:table-cell/>
        </table:table-row>
        <table:table-row table:style-name="ro4">
          <table:table-cell office:value-type="string" calcext:value-type="string">
            <text:p>TED-Ed</text:p>
          </table:table-cell>
          <table:table-cell office:value-type="string" calcext:value-type="string">
            <text:p>tqg6RO8c_W0</text:p>
          </table:table-cell>
          <table:table-cell office:value-type="string" calcext:value-type="string">
            <text:p>UCsooa4yRKGN_zEE8iknghZA</text:p>
          </table:table-cell>
          <table:table-cell office:value-type="string" calcext:value-type="string">
            <text:p>https://www.youtube.com/watch?v=tqg6RO8c_W0</text:p>
          </table:table-cell>
          <table:table-cell office:value-type="date" office:date-value="2012-12-13T16:59:55" calcext:value-type="date">
            <text:p>13/12/12 16:59</text:p>
          </table:table-cell>
          <table:table-cell office:value-type="string" calcext:value-type="string">
            <text:p>Situational irony: The opposite of what you think - Christopher Warner</text:p>
          </table:table-cell>
          <table:table-cell office:value-type="string" calcext:value-type="string">
            <text:p>View full lesson: http://ed.ted.com/lessons/situational-irony-the-opposite-of-what-you-think-christopher-warner</text:p>
            <text:p/>
            <text:p>Leaps and bounds separate that which is ironic and that which many people simply say is ironic. Christopher Warner wants to set the record straight: Something is ironic if and only if it is the exact opposite of what you would expect.</text:p>
            <text:p/>
            <text:p>Lesson by Christopher Warner, animation by Ben Pearce.</text:p>
          </table:table-cell>
          <table:table-cell office:value-type="string" calcext:value-type="string">
            <text:p>{"TEDEducation TED-Ed \\TED Ed\\","\\Christopher","Warner\\","\\Ben","Pearce\\",irony,"\\situational","irony\\",ironic,"\\isn't",it,"ironic\\"}</text:p>
          </table:table-cell>
          <table:table-cell office:value-type="string" calcext:value-type="string">
            <text:p>00:03:12</text:p>
          </table:table-cell>
          <table:table-cell office:value-type="date" office:date-value="2018-07-28T04:42:59.693" calcext:value-type="date">
            <text:p>28/07/18 04:43</text:p>
          </table:table-cell>
          <table:table-cell office:value-type="float" office:value="1330724" calcext:value-type="float">
            <text:p>1330724</text:p>
          </table:table-cell>
          <table:table-cell office:value-type="float" office:value="3172" calcext:value-type="float">
            <text:p>3172</text:p>
          </table:table-cell>
          <table:table-cell/>
        </table:table-row>
        <table:table-row table:style-name="ro24">
          <table:table-cell office:value-type="string" calcext:value-type="string">
            <text:p>minutephysics</text:p>
          </table:table-cell>
          <table:table-cell office:value-type="string" calcext:value-type="string">
            <text:p>s5S-hA9uKEM</text:p>
          </table:table-cell>
          <table:table-cell office:value-type="string" calcext:value-type="string">
            <text:p>UCUHW94eEFW7hkUMVaZz4eDg</text:p>
          </table:table-cell>
          <table:table-cell office:value-type="string" calcext:value-type="string">
            <text:p>https://www.youtube.com/watch?v=s5S-hA9uKEM</text:p>
          </table:table-cell>
          <table:table-cell office:value-type="date" office:date-value="2011-09-04T22:33:54" calcext:value-type="date">
            <text:p>04/09/11 22:33</text:p>
          </table:table-cell>
          <table:table-cell office:value-type="string" calcext:value-type="string">
            <text:p>Distance and Special Relativity: How far away is tomorrow?</text:p>
          </table:table-cell>
          <table:table-cell office:value-type="string" calcext:value-type="string">
            <text:p>Time is shorter than you think!</text:p>
            <text:p/>
            <text:p>Tweet it - http://bit.ly/rrfs4p </text:p>
            <text:p>Facebook it - http://on.fb.me/ny5lmc </text:p>
            <text:p/>
            <text:p>minutephysics is now on Google+ - http://bit.ly/qzEwc6 </text:p>
            <text:p>And facebook - http://facebook.com/minutephysics</text:p>
            <text:p/>
            <text:p>Minute Physics provides an energetic and entertaining view of old and new problems in physics -- all in a minute!</text:p>
            <text:p/>
            <text:p>In this episode we talk about distance in space and time and answer "How far away is tomorrow?"</text:p>
            <text:p/>
            <text:p>Music by Nathaniel Schroeder</text:p>
            <text:p>youtube: http://bit.ly/pakJLE</text:p>
            <text:p>myspace: http://mysp.ac/qtmZQj Created by Henry Reich</text:p>
          </table:table-cell>
          <table:table-cell office:value-type="string" calcext:value-type="string">
            <text:p>{spacetime,space,time,distance,special,relativity,how,far,away,is,tomorrow?,what,dimension,filling,curve,adding,past,infinity,quantum,tunneling,sound,of,hydrogen,wave,particle,heisenberg,uncertainty,principle,one,minute,physics,minutephysics,"minute physics",Henry,Reich,dark,matter,RSAnimate,xkcd,education,science,"Perimeter Institute","theoretical physics","stephen hawking",khan,academy,educational,"pencil drawing",math,freddiew}</text:p>
          </table:table-cell>
          <table:table-cell office:value-type="string" calcext:value-type="string">
            <text:p>00:01:22</text:p>
          </table:table-cell>
          <table:table-cell office:value-type="date" office:date-value="2018-07-28T04:44:32.454" calcext:value-type="date">
            <text:p>28/07/18 04:44</text:p>
          </table:table-cell>
          <table:table-cell office:value-type="float" office:value="1328767" calcext:value-type="float">
            <text:p>1328767</text:p>
          </table:table-cell>
          <table:table-cell office:value-type="float" office:value="738" calcext:value-type="float">
            <text:p>738</text:p>
          </table:table-cell>
          <table:table-cell/>
        </table:table-row>
        <table:table-row table:style-name="ro6">
          <table:table-cell office:value-type="string" calcext:value-type="string">
            <text:p>Khan Academy</text:p>
          </table:table-cell>
          <table:table-cell office:value-type="string" calcext:value-type="string">
            <text:p>gl_-E6iVAg4</text:p>
          </table:table-cell>
          <table:table-cell office:value-type="string" calcext:value-type="string">
            <text:p>UC4a-Gbdw7vOaccHmFo40b9g</text:p>
          </table:table-cell>
          <table:table-cell office:value-type="string" calcext:value-type="string">
            <text:p>https://www.youtube.com/watch?v=gl_-E6iVAg4</text:p>
          </table:table-cell>
          <table:table-cell office:value-type="date" office:date-value="2010-08-03T20:41:56" calcext:value-type="date">
            <text:p>03/08/10 20:41</text:p>
          </table:table-cell>
          <table:table-cell office:value-type="string" calcext:value-type="string">
            <text:p>The distributive law of multiplication over addition | Pre-Algebra | Khan Academy</text:p>
          </table:table-cell>
          <table:table-cell office:value-type="string" calcext:value-type="string">
            <text:p>Learn how to apply the distributive law of multiplication over addition and why it works. This is sometimes just called the distributive law or the distributive property.</text:p>
            <text:p/>
            <text:p>Practice this lesson yourself on KhanAcademy.org right now: https://www.khanacademy.org/math/pre-algebra/order-of-operations/ditributive_property/e/distributive_property?utm_source=YT&amp;utm_medium=Desc&amp;utm_campaign=PreAlgebra</text:p>
            <text:p/>
            <text:p>Watch the next lesson: https://www.khanacademy.org/math/pre-algebra/order-of-operations/ditributive_property/v/the-distributive-property-2?utm_source=YT&amp;utm_medium=Desc&amp;utm_campaign=PreAlgebra</text:p>
            <text:p/>
            <text:p>Missed the previous lesson?  https://www.khanacademy.org/math/pre-algebra/order-of-operations/order_of_operations/v/more-complicated-order-of-operations-example?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4:56</text:p>
          </table:table-cell>
          <table:table-cell office:value-type="date" office:date-value="2018-07-28T04:43:37.512" calcext:value-type="date">
            <text:p>28/07/18 04:43</text:p>
          </table:table-cell>
          <table:table-cell office:value-type="float" office:value="1327772" calcext:value-type="float">
            <text:p>1327772</text:p>
          </table:table-cell>
          <table:table-cell office:value-type="float" office:value="3336" calcext:value-type="float">
            <text:p>3336</text:p>
          </table:table-cell>
          <table:table-cell/>
        </table:table-row>
        <table:table-row table:style-name="ro7">
          <table:table-cell office:value-type="string" calcext:value-type="string">
            <text:p>Khan Academy</text:p>
          </table:table-cell>
          <table:table-cell office:value-type="string" calcext:value-type="string">
            <text:p>Y1V5mZaMfTk</text:p>
          </table:table-cell>
          <table:table-cell office:value-type="string" calcext:value-type="string">
            <text:p>UC4a-Gbdw7vOaccHmFo40b9g</text:p>
          </table:table-cell>
          <table:table-cell office:value-type="string" calcext:value-type="string">
            <text:p>https://www.youtube.com/watch?v=Y1V5mZaMfTk</text:p>
          </table:table-cell>
          <table:table-cell office:value-type="date" office:date-value="2011-07-18T19:33:10" calcext:value-type="date">
            <text:p>18/07/11 19:33</text:p>
          </table:table-cell>
          <table:table-cell office:value-type="string" calcext:value-type="string">
            <text:p>Fraction to decimal | Decimals | Pre-Algebra | Khan Academy</text:p>
          </table:table-cell>
          <table:table-cell office:value-type="string" calcext:value-type="string">
            <text:p>Converting fractions to decimals sometimes requires us to brush up on our long division skills. We'll walk you through it.</text:p>
            <text:p/>
            <text:p>Practice this lesson yourself on KhanAcademy.org right now: https://www.khanacademy.org/math/pre-algebra/decimals-pre-alg/decimal-to-fraction-pre-alg/e/converting_fractions_to_decimals?utm_source=YT&amp;utm_medium=Desc&amp;utm_campaign=PreAlgebra</text:p>
            <text:p/>
            <text:p>Watch the next lesson: https://www.khanacademy.org/math/pre-algebra/decimals-pre-alg/decimal-to-fraction-pre-alg/v/decimals-and-fractions?utm_source=YT&amp;utm_medium=Desc&amp;utm_campaign=PreAlgebra</text:p>
            <text:p/>
            <text:p>Missed the previous lesson? </text:p>
            <text:p>https://www.khanacademy.org/math/pre-algebra/decimals-pre-alg/decimal-to-fraction-pre-alg/v/converting-fractions-to-decimal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2:17</text:p>
          </table:table-cell>
          <table:table-cell office:value-type="date" office:date-value="2018-07-28T04:43:37.437" calcext:value-type="date">
            <text:p>28/07/18 04:43</text:p>
          </table:table-cell>
          <table:table-cell office:value-type="float" office:value="1326172" calcext:value-type="float">
            <text:p>1326172</text:p>
          </table:table-cell>
          <table:table-cell office:value-type="float" office:value="2832" calcext:value-type="float">
            <text:p>2832</text:p>
          </table:table-cell>
          <table:table-cell/>
        </table:table-row>
        <table:table-row table:style-name="ro5">
          <table:table-cell office:value-type="string" calcext:value-type="string">
            <text:p>Khan Academy</text:p>
          </table:table-cell>
          <table:table-cell office:value-type="string" calcext:value-type="string">
            <text:p>pMoA65Dj-zk</text:p>
          </table:table-cell>
          <table:table-cell office:value-type="string" calcext:value-type="string">
            <text:p>UC4a-Gbdw7vOaccHmFo40b9g</text:p>
          </table:table-cell>
          <table:table-cell office:value-type="string" calcext:value-type="string">
            <text:p>https://www.youtube.com/watch?v=pMoA65Dj-zk</text:p>
          </table:table-cell>
          <table:table-cell office:value-type="date" office:date-value="2010-07-21T21:50:09" calcext:value-type="date">
            <text:p>21/07/10 21:50</text:p>
          </table:table-cell>
          <table:table-cell office:value-type="string" calcext:value-type="string">
            <text:p>Representing structures of organic molecules | Biology | Khan Academy</text:p>
          </table:table-cell>
          <table:table-cell office:value-type="string" calcext:value-type="string">
            <text:p>Representing Structures of Organic Molecules</text:p>
            <text:p/>
            <text:p>Watch the next lesson: https://www.khanacademy.org/science/biology/properties-of-carbon/hydrocarbon-structures-and-functional-groups/v/hydrocarbon-overview?utm_source=YT&amp;utm_medium=Desc&amp;utm_campaign=biology</text:p>
            <text:p/>
            <text:p>Missed the previous lesson? https://www.khanacademy.org/science/biology/properties-of-carbon/carbon/v/silicon-based-life?utm_source=YT&amp;utm_medium=Desc&amp;utm_campaign=biology</text:p>
            <text:p/>
            <text:p>Biology on Khan Academy: Life is beautiful! From atoms to cells, from genes to proteins, from populations to ecosystems, biology is the study of the fascinating and intricate systems that make life possible. Dive in to learn more about the many branches of biology and why they are exciting and important. Covers topics seen in a high school or first-year college biology course.</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s Biology channel: https://www.youtube.com/channel/UC82qE46vcTn7lP4tK_RHhdg?sub_confirmation=1</text:p>
            <text:p>Subscribe to Khan Academy: https://www.youtube.com/subscription_center?add_user=khanacademy</text:p>
          </table:table-cell>
          <table:table-cell office:value-type="string" calcext:value-type="string">
            <text:p>{dotsub}</text:p>
          </table:table-cell>
          <table:table-cell office:value-type="string" calcext:value-type="string">
            <text:p>00:07:29</text:p>
          </table:table-cell>
          <table:table-cell office:value-type="date" office:date-value="2018-07-28T04:43:11.842" calcext:value-type="date">
            <text:p>28/07/18 04:43</text:p>
          </table:table-cell>
          <table:table-cell office:value-type="float" office:value="1324520" calcext:value-type="float">
            <text:p>1324520</text:p>
          </table:table-cell>
          <table:table-cell office:value-type="float" office:value="4534" calcext:value-type="float">
            <text:p>4534</text:p>
          </table:table-cell>
          <table:table-cell/>
        </table:table-row>
        <table:table-row table:style-name="ro17">
          <table:table-cell office:value-type="string" calcext:value-type="string">
            <text:p>Khan Academy</text:p>
          </table:table-cell>
          <table:table-cell office:value-type="string" calcext:value-type="string">
            <text:p>ijLc52LmFQg</text:p>
          </table:table-cell>
          <table:table-cell office:value-type="string" calcext:value-type="string">
            <text:p>UC4a-Gbdw7vOaccHmFo40b9g</text:p>
          </table:table-cell>
          <table:table-cell office:value-type="string" calcext:value-type="string">
            <text:p>https://www.youtube.com/watch?v=ijLc52LmFQg</text:p>
          </table:table-cell>
          <table:table-cell office:value-type="date" office:date-value="2009-09-24T18:45:24" calcext:value-type="date">
            <text:p>24/09/09 18:45</text:p>
          </table:table-cell>
          <table:table-cell office:value-type="string" calcext:value-type="string">
            <text:p>Phases of Meiosis</text:p>
          </table:table-cell>
          <table:table-cell office:value-type="string" calcext:value-type="string">
            <text:p>The phases of Meiosis.</text:p>
            <text:p>More free lessons at: http://www.khanacademy.org/video?v=ijLc52LmFQg</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27:23</text:p>
          </table:table-cell>
          <table:table-cell office:value-type="date" office:date-value="2018-07-28T04:42:28.117" calcext:value-type="date">
            <text:p>28/07/18 04:42</text:p>
          </table:table-cell>
          <table:table-cell office:value-type="float" office:value="1322112" calcext:value-type="float">
            <text:p>1322112</text:p>
          </table:table-cell>
          <table:table-cell office:value-type="float" office:value="1700" calcext:value-type="float">
            <text:p>1700</text:p>
          </table:table-cell>
          <table:table-cell/>
        </table:table-row>
        <table:table-row table:style-name="ro25">
          <table:table-cell office:value-type="string" calcext:value-type="string">
            <text:p>minutephysics</text:p>
          </table:table-cell>
          <table:table-cell office:value-type="string" calcext:value-type="string">
            <text:p>th_9ZR2I0_w</text:p>
          </table:table-cell>
          <table:table-cell office:value-type="string" calcext:value-type="string">
            <text:p>UCUHW94eEFW7hkUMVaZz4eDg</text:p>
          </table:table-cell>
          <table:table-cell office:value-type="string" calcext:value-type="string">
            <text:p>https://www.youtube.com/watch?v=th_9ZR2I0_w</text:p>
          </table:table-cell>
          <table:table-cell office:value-type="date" office:date-value="2013-07-31T16:57:00" calcext:value-type="date">
            <text:p>31/07/13 16:57</text:p>
          </table:table-cell>
          <table:table-cell office:value-type="string" calcext:value-type="string">
            <text:p>Do We Expand With The Universe?</text:p>
          </table:table-cell>
          <table:table-cell office:value-type="string" calcext:value-type="string">
            <text:p>Help support MinuteEarth - http://subbable.com/minuteearth</text:p>
            <text:p/>
            <text:p>MinutePhysics is on Google+ - http://bit.ly/qzEwc6 </text:p>
            <text:p>And facebook - http://facebook.com/minutephysics</text:p>
            <text:p>And twitter - @minutephysics</text:p>
            <text:p/>
            <text:p>Get a free audiobook at http://bit.ly/ZEAtPh</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minutephysics,"minute physics","henry reich","order of operations",operations,algebra,physics,exponentiation,exponents,robots,humans,landscape,temperature,blackbody,hot,heat,hottest,entropy,money,"north pole","geomagnetic reversal",geomagnetic,north,arctic,antarctic,magnetic,orbit,spin,rotate,Universe,expansion,electromagnetism,gravity,cat,"big bang",multiverse,scale,"center of the universe",center,"stephen hawking"}</text:p>
          </table:table-cell>
          <table:table-cell office:value-type="string" calcext:value-type="string">
            <text:p>00:02:17</text:p>
          </table:table-cell>
          <table:table-cell office:value-type="date" office:date-value="2018-07-28T04:44:50.675" calcext:value-type="date">
            <text:p>28/07/18 04:44</text:p>
          </table:table-cell>
          <table:table-cell office:value-type="float" office:value="1317255" calcext:value-type="float">
            <text:p>1317255</text:p>
          </table:table-cell>
          <table:table-cell office:value-type="float" office:value="1017" calcext:value-type="float">
            <text:p>1017</text:p>
          </table:table-cell>
          <table:table-cell/>
        </table:table-row>
        <table:table-row table:style-name="ro5">
          <table:table-cell office:value-type="string" calcext:value-type="string">
            <text:p>Khan Academy</text:p>
          </table:table-cell>
          <table:table-cell office:value-type="string" calcext:value-type="string">
            <text:p>vA-55wZtLeE</text:p>
          </table:table-cell>
          <table:table-cell office:value-type="string" calcext:value-type="string">
            <text:p>UC4a-Gbdw7vOaccHmFo40b9g</text:p>
          </table:table-cell>
          <table:table-cell office:value-type="string" calcext:value-type="string">
            <text:p>https://www.youtube.com/watch?v=vA-55wZtLeE</text:p>
          </table:table-cell>
          <table:table-cell office:value-type="date" office:date-value="2010-04-08T15:19:24" calcext:value-type="date">
            <text:p>08/04/10 15:19</text:p>
          </table:table-cell>
          <table:table-cell office:value-type="string" calcext:value-type="string">
            <text:p>Solving systems of equations by elimination | Algebra Basics | Khan Academy</text:p>
          </table:table-cell>
          <table:table-cell office:value-type="string" calcext:value-type="string">
            <text:p>Solving Systems of Equations by Elimination. Created by Sal Khan.</text:p>
            <text:p/>
            <text:p>Watch the next lesson: https://www.khanacademy.org/math/algebra-basics/core-algebra-systems/core-algebra-systems-tutorial/v/solving-systems-of-equations-by-multiplication?utm_source=YT&amp;utm_medium=Desc&amp;utm_campaign=algebrabasics</text:p>
            <text:p/>
            <text:p>Missed the previous lesson? https://www.khanacademy.org/math/algebra-basics/core-algebra-systems/core-algebra-systems-tutorial/v/solving-linear-systems-by-substitution?utm_source=YT&amp;utm_medium=Desc&amp;utm_campaign=algebrabasics</text:p>
            <text:p/>
            <text:p>Algebra basics on Khan Academy: Topics covered in a traditional college level introductory macroeconomics course</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Macroeconomics channel: https://www.youtube.com/channel/UCBytY7pnP0GAHB3C8vDeXvg</text:p>
            <text:p>Subscribe to Khan Academy: https://www.youtube.com/subscription_center?add_user=khanacademy</text:p>
          </table:table-cell>
          <table:table-cell/>
          <table:table-cell office:value-type="string" calcext:value-type="string">
            <text:p>00:12:44</text:p>
          </table:table-cell>
          <table:table-cell office:value-type="date" office:date-value="2018-07-28T04:43:18.394" calcext:value-type="date">
            <text:p>28/07/18 04:43</text:p>
          </table:table-cell>
          <table:table-cell office:value-type="float" office:value="1315168" calcext:value-type="float">
            <text:p>1315168</text:p>
          </table:table-cell>
          <table:table-cell office:value-type="float" office:value="3968" calcext:value-type="float">
            <text:p>3968</text:p>
          </table:table-cell>
          <table:table-cell/>
        </table:table-row>
        <table:table-row table:style-name="ro5">
          <table:table-cell office:value-type="string" calcext:value-type="string">
            <text:p>Khan Academy</text:p>
          </table:table-cell>
          <table:table-cell office:value-type="string" calcext:value-type="string">
            <text:p>GtaoP0skPWc</text:p>
          </table:table-cell>
          <table:table-cell office:value-type="string" calcext:value-type="string">
            <text:p>UC4a-Gbdw7vOaccHmFo40b9g</text:p>
          </table:table-cell>
          <table:table-cell office:value-type="string" calcext:value-type="string">
            <text:p>https://www.youtube.com/watch?v=GtaoP0skPWc</text:p>
          </table:table-cell>
          <table:table-cell office:value-type="date" office:date-value="2008-04-22T22:58:43" calcext:value-type="date">
            <text:p>22/04/08 22:58</text:p>
          </table:table-cell>
          <table:table-cell office:value-type="string" calcext:value-type="string">
            <text:p>Introduction to interest | Interest and debt | Finance &amp; Capital Markets | Khan Academy</text:p>
          </table:table-cell>
          <table:table-cell office:value-type="string" calcext:value-type="string">
            <text:p>What interest is. Simple versus compound interest. Created by Sal Khan.</text:p>
            <text:p/>
            <text:p>Watch the next lesson: https://www.khanacademy.org/economics-finance-domain/core-finance/interest-tutorial/interest-basics-tutorial/v/interest-part-2?utm_source=YT&amp;utm_medium=Desc&amp;utm_campaign=financeandcapitalmarkets</text:p>
            <text:p/>
            <text:p>Missed the previous lesson? Watch here: https://www.khanacademy.org/economics-finance-domain/core-finance/interest-tutorial/compound-interest-tutorial/v/the-rule-of-72-for-compound-interest?utm_source=YT&amp;utm_medium=Desc&amp;utm_campaign=financeandcapitalmarkets</text:p>
            <text:p/>
            <text:p>Finance and capital markets on Khan Academy: This is a good introduction to the basic concept of interest. We will warn you that it is an older video so Sal's sound and handwriting weren't quite up to snuff then.</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Finance and Capital Markets channel: https://www.youtube.com/channel/UCQ1Rt02HirUvBK2D2-ZO_2g?sub_confirmation=1</text:p>
            <text:p>Subscribe to Khan Academy: https://www.youtube.com/subscription_center?add_user=khanacademy</text:p>
          </table:table-cell>
          <table:table-cell/>
          <table:table-cell office:value-type="string" calcext:value-type="string">
            <text:p>00:09:56</text:p>
          </table:table-cell>
          <table:table-cell office:value-type="date" office:date-value="2018-07-28T04:42:21.788" calcext:value-type="date">
            <text:p>28/07/18 04:42</text:p>
          </table:table-cell>
          <table:table-cell office:value-type="float" office:value="1314637" calcext:value-type="float">
            <text:p>1314637</text:p>
          </table:table-cell>
          <table:table-cell office:value-type="float" office:value="3828" calcext:value-type="float">
            <text:p>3828</text:p>
          </table:table-cell>
          <table:table-cell/>
        </table:table-row>
        <table:table-row table:style-name="ro7">
          <table:table-cell office:value-type="string" calcext:value-type="string">
            <text:p>Khan Academy</text:p>
          </table:table-cell>
          <table:table-cell office:value-type="string" calcext:value-type="string">
            <text:p>Zm0KaIw-35k</text:p>
          </table:table-cell>
          <table:table-cell office:value-type="string" calcext:value-type="string">
            <text:p>UC4a-Gbdw7vOaccHmFo40b9g</text:p>
          </table:table-cell>
          <table:table-cell office:value-type="string" calcext:value-type="string">
            <text:p>https://www.youtube.com/watch?v=Zm0KaIw-35k</text:p>
          </table:table-cell>
          <table:table-cell office:value-type="date" office:date-value="2010-08-11T13:24:57" calcext:value-type="date">
            <text:p>11/08/10 13:24</text:p>
          </table:table-cell>
          <table:table-cell office:value-type="string" calcext:value-type="string">
            <text:p>Solving unit rates problem | Ratios, proportions, units, and rates | Pre-Algebra | Khan Academy</text:p>
          </table:table-cell>
          <table:table-cell office:value-type="string" calcext:value-type="string">
            <text:p>Finding a unit rate is a skill often required in real life. How fast is that plane flying? How many lawns can you mow in an afternoon? You see, with our knowledge of ratios and fractions, we can now solve unit rates problems like this.</text:p>
            <text:p/>
            <text:p>Practice this lesson yourself on KhanAcademy.org right now: https://www.khanacademy.org/math/pre-algebra/rates-and-ratios/rates_tutorial/e/rate_problems_0.5?utm_source=YT&amp;utm_medium=Desc&amp;utm_campaign=PreAlgebra</text:p>
            <text:p/>
            <text:p>Watch the next lesson: https://www.khanacademy.org/math/pre-algebra/rates-and-ratios/rates_tutorial/v/finding-unit-prices?utm_source=YT&amp;utm_medium=Desc&amp;utm_campaign=PreAlgebra</text:p>
            <text:p/>
            <text:p>Missed the previous lesson? </text:p>
            <text:p>https://www.khanacademy.org/math/pre-algebra/rates-and-ratios/rates_tutorial/v/usain-bolt-s-average-speed?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2:31</text:p>
          </table:table-cell>
          <table:table-cell office:value-type="date" office:date-value="2018-07-28T04:43:18.294" calcext:value-type="date">
            <text:p>28/07/18 04:43</text:p>
          </table:table-cell>
          <table:table-cell office:value-type="float" office:value="1310301" calcext:value-type="float">
            <text:p>1310301</text:p>
          </table:table-cell>
          <table:table-cell office:value-type="float" office:value="3174" calcext:value-type="float">
            <text:p>3174</text:p>
          </table:table-cell>
          <table:table-cell/>
        </table:table-row>
        <table:table-row table:style-name="ro34">
          <table:table-cell office:value-type="string" calcext:value-type="string">
            <text:p>Numberphile</text:p>
          </table:table-cell>
          <table:table-cell office:value-type="string" calcext:value-type="string">
            <text:p>E-d9mgo8FGk</text:p>
          </table:table-cell>
          <table:table-cell office:value-type="string" calcext:value-type="string">
            <text:p>UCoxcjq-8xIDTYp3uz647V5A</text:p>
          </table:table-cell>
          <table:table-cell office:value-type="string" calcext:value-type="string">
            <text:p>https://www.youtube.com/watch?v=E-d9mgo8FGk</text:p>
          </table:table-cell>
          <table:table-cell office:value-type="date" office:date-value="2015-01-11T19:49:44" calcext:value-type="date">
            <text:p>11/01/15 19:49</text:p>
          </table:table-cell>
          <table:table-cell office:value-type="string" calcext:value-type="string">
            <text:p>Sum of Natural Numbers (second proof and extra footage)</text:p>
          </table:table-cell>
          <table:table-cell office:value-type="string" calcext:value-type="string">
            <text:p>MAIN VIDEO IS AT: http://youtu.be/w-I6XTVZXww</text:p>
            <text:p>More links &amp; stuff in full description below â†“â†“â†“</text:p>
            <text:p/>
            <text:p>Ed Copeland and Tony Padilla are physicists at the University of Nottingham.</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text:p>
          </table:table-cell>
          <table:table-cell office:value-type="string" calcext:value-type="string">
            <text:p>00:21:06</text:p>
          </table:table-cell>
          <table:table-cell office:value-type="date" office:date-value="2018-07-28T04:42:15.848" calcext:value-type="date">
            <text:p>28/07/18 04:42</text:p>
          </table:table-cell>
          <table:table-cell office:value-type="float" office:value="1310211" calcext:value-type="float">
            <text:p>1310211</text:p>
          </table:table-cell>
          <table:table-cell office:value-type="float" office:value="3165" calcext:value-type="float">
            <text:p>3165</text:p>
          </table:table-cell>
          <table:table-cell/>
        </table:table-row>
        <table:table-row table:style-name="ro30">
          <table:table-cell office:value-type="string" calcext:value-type="string">
            <text:p>Computerphile</text:p>
          </table:table-cell>
          <table:table-cell office:value-type="string" calcext:value-type="string">
            <text:p>w3_0x6oaDmI</text:p>
          </table:table-cell>
          <table:table-cell office:value-type="string" calcext:value-type="string">
            <text:p>UC9-y-6csu5WGm29I7JiwpnA</text:p>
          </table:table-cell>
          <table:table-cell office:value-type="string" calcext:value-type="string">
            <text:p>https://www.youtube.com/watch?v=w3_0x6oaDmI</text:p>
          </table:table-cell>
          <table:table-cell office:value-type="date" office:date-value="2014-12-18T15:32:30" calcext:value-type="date">
            <text:p>18/12/14 15:32</text:p>
          </table:table-cell>
          <table:table-cell office:value-type="string" calcext:value-type="string">
            <text:p>Why Electronic Voting is a BAD Idea - Computerphile</text:p>
          </table:table-cell>
          <table:table-cell office:value-type="string" calcext:value-type="string">
            <text:p>Voting is centuries old, why can't we move with the times and use our phones, tablets and computers? Tom Scott lays out why e-voting is such a bad idea.</text:p>
            <text:p/>
            <text:p>More from Tom Scott: http://www.youtube.com/user/enyay and https://twitter.com/tomscott</text:p>
            <text:p/>
            <text:p>http://www.facebook.com/computerphile</text:p>
            <text:p>https://twitter.com/computer_phile</text:p>
            <text:p/>
            <text:p>This video was filmed and edited by Sean Riley.</text:p>
            <text:p/>
            <text:p>Computer Science at the University of Nottingham: http://bit.ly/nottscomputer</text:p>
            <text:p/>
            <text:p>Computerphile is a sister project to Brady Haran's Numberphile. See the full list of Brady's video projects at: http://bit.ly/bradychannels</text:p>
          </table:table-cell>
          <table:table-cell office:value-type="string" calcext:value-type="string">
            <text:p>{computers,computerphile,"tom scott",voting,e-voting,"electronic voting","electronic vote",vote,election,elections,"computer science",politics,"houses of parliament",westminster,enyay}</text:p>
          </table:table-cell>
          <table:table-cell office:value-type="string" calcext:value-type="string">
            <text:p>00:08:21</text:p>
          </table:table-cell>
          <table:table-cell office:value-type="date" office:date-value="2018-07-28T04:40:56.329" calcext:value-type="date">
            <text:p>28/07/18 04:40</text:p>
          </table:table-cell>
          <table:table-cell office:value-type="float" office:value="1309889" calcext:value-type="float">
            <text:p>1309889</text:p>
          </table:table-cell>
          <table:table-cell office:value-type="float" office:value="7942" calcext:value-type="float">
            <text:p>7942</text:p>
          </table:table-cell>
          <table:table-cell/>
        </table:table-row>
        <table:table-row table:style-name="ro9">
          <table:table-cell office:value-type="string" calcext:value-type="string">
            <text:p>minutephysics</text:p>
          </table:table-cell>
          <table:table-cell office:value-type="string" calcext:value-type="string">
            <text:p>T3gacnHb9TI</text:p>
          </table:table-cell>
          <table:table-cell office:value-type="string" calcext:value-type="string">
            <text:p>UCUHW94eEFW7hkUMVaZz4eDg</text:p>
          </table:table-cell>
          <table:table-cell office:value-type="string" calcext:value-type="string">
            <text:p>https://www.youtube.com/watch?v=T3gacnHb9TI</text:p>
          </table:table-cell>
          <table:table-cell office:value-type="date" office:date-value="2013-12-17T17:55:32" calcext:value-type="date">
            <text:p>17/12/13 17:55</text:p>
          </table:table-cell>
          <table:table-cell office:value-type="string" calcext:value-type="string">
            <text:p>Why The Full Moon is Better in Winter</text:p>
          </table:table-cell>
          <table:table-cell office:value-type="string" calcext:value-type="string">
            <text:p>Check out Phil Plait's "Bad Astronomy" on audible: http://www.audible.com/minutephysics or on www.badastronomy.com</text:p>
            <text:p/>
            <text:p>MinutePhysics is on Google+ - http://bit.ly/qzEwc6</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full moon",winter,snow,aurora,sun,eclipse,"new moon",norway,better,skiing,"cross country",bad,astronomy,"bad astronomy",minutephysics,physics,Twilight,Ski,"Phil Plait"}</text:p>
          </table:table-cell>
          <table:table-cell office:value-type="string" calcext:value-type="string">
            <text:p>00:02:19</text:p>
          </table:table-cell>
          <table:table-cell office:value-type="date" office:date-value="2018-07-28T04:44:26.049" calcext:value-type="date">
            <text:p>28/07/18 04:44</text:p>
          </table:table-cell>
          <table:table-cell office:value-type="float" office:value="1309724" calcext:value-type="float">
            <text:p>1309724</text:p>
          </table:table-cell>
          <table:table-cell office:value-type="float" office:value="302" calcext:value-type="float">
            <text:p>302</text:p>
          </table:table-cell>
          <table:table-cell/>
        </table:table-row>
        <table:table-row table:style-name="ro15">
          <table:table-cell office:value-type="string" calcext:value-type="string">
            <text:p>Khan Academy</text:p>
          </table:table-cell>
          <table:table-cell office:value-type="string" calcext:value-type="string">
            <text:p>l5VbdqRjTXc</text:p>
          </table:table-cell>
          <table:table-cell office:value-type="string" calcext:value-type="string">
            <text:p>UC4a-Gbdw7vOaccHmFo40b9g</text:p>
          </table:table-cell>
          <table:table-cell office:value-type="string" calcext:value-type="string">
            <text:p>https://www.youtube.com/watch?v=l5VbdqRjTXc</text:p>
          </table:table-cell>
          <table:table-cell office:value-type="date" office:date-value="2015-07-13T23:43:30" calcext:value-type="date">
            <text:p>13/07/15 23:43</text:p>
          </table:table-cell>
          <table:table-cell office:value-type="string" calcext:value-type="string">
            <text:p>Example: Trig to solve the sides and angles of a right triangle | Trigonometry | Khan Academy</text:p>
          </table:table-cell>
          <table:table-cell office:value-type="string" calcext:value-type="string">
            <text:p>Worked example using trigonometry to solve for the lengths of the sides of a right triangle given one of the non-right angles.</text:p>
            <text:p/>
            <text:p>Practice this lesson yourself on KhanAcademy.org right now: </text:p>
            <text:p>https://www.khanacademy.org/math/trigonometry/basic-trigonometry/basic_trig_ratios/e/trigonometry_2?utm_source=YT&amp;utm_medium=Desc&amp;utm_campaign=Trigonometry</text:p>
            <text:p/>
            <text:p>Watch the next lesson: https://www.khanacademy.org/math/trigonometry/basic-trigonometry/cc-trig-ratios-similarity/v/similarity-to-define-sine-cosine-and-tangent?utm_source=YT&amp;utm_medium=Desc&amp;utm_campaign=Trigonometry</text:p>
            <text:p/>
            <text:p>Missed the previous lesson? </text:p>
            <text:p>https://www.khanacademy.org/math/trigonometry/basic-trigonometry/basic_trig_ratios/v/basic-trigonometry-ii?utm_source=YT&amp;utm_medium=Desc&amp;utm_campaign=Trigonometry</text:p>
            <text:p/>
            <text:p>Trigonometry on Khan Academy: Big, fancy word, right? Don't be fooled. Looking at the prefix, tri-, you could probably assume that trigonometry ("trig" as it's sometimes called) has something to do with triangles. You would be right! Trig is the study of the properties of triangles. Why is it important? It's used in measuring precise distances, particularly in industries like satellite systems and sciences like astronomy. It's not only space, however. Trig is present in architecture and music, too. Now you may wonder...how is knowing the measurement and properties of triangles relevant to music?? THAT is a great question. Maybe you'll learn the answer from us in these tutorial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Trigonometry channel:</text:p>
            <text:p>https://www.youtube.com/channel/UCYQSs1lFJZKpyqNQQHYFGjw?sub_confirmation=1</text:p>
            <text:p>Subscribe to Khan Academy: https://www.youtube.com/subscription_center?add_user=khanacademy</text:p>
          </table:table-cell>
          <table:table-cell/>
          <table:table-cell office:value-type="string" calcext:value-type="string">
            <text:p>00:07:04</text:p>
          </table:table-cell>
          <table:table-cell office:value-type="date" office:date-value="2018-07-28T04:42:09.887" calcext:value-type="date">
            <text:p>28/07/18 04:42</text:p>
          </table:table-cell>
          <table:table-cell office:value-type="float" office:value="1307176" calcext:value-type="float">
            <text:p>1307176</text:p>
          </table:table-cell>
          <table:table-cell office:value-type="float" office:value="3273" calcext:value-type="float">
            <text:p>3273</text:p>
          </table:table-cell>
          <table:table-cell/>
        </table:table-row>
        <table:table-row table:style-name="ro4">
          <table:table-cell office:value-type="string" calcext:value-type="string">
            <text:p>TED-Ed</text:p>
          </table:table-cell>
          <table:table-cell office:value-type="string" calcext:value-type="string">
            <text:p>Mehz7tCxjSE</text:p>
          </table:table-cell>
          <table:table-cell office:value-type="string" calcext:value-type="string">
            <text:p>UCsooa4yRKGN_zEE8iknghZA</text:p>
          </table:table-cell>
          <table:table-cell office:value-type="string" calcext:value-type="string">
            <text:p>https://www.youtube.com/watch?v=Mehz7tCxjSE</text:p>
          </table:table-cell>
          <table:table-cell office:value-type="date" office:date-value="2013-03-12T15:00:12" calcext:value-type="date">
            <text:p>12/03/13 15:00</text:p>
          </table:table-cell>
          <table:table-cell office:value-type="string" calcext:value-type="string">
            <text:p>How Mendel's pea plants helped us understand genetics - Hortensia JimÃ©nez DÃ­az</text:p>
          </table:table-cell>
          <table:table-cell office:value-type="string" calcext:value-type="string">
            <text:p>View full lesson: http://ed.ted.com/lessons/how-mendel-s-pea-plants-helped-us-understand-genetics-hortensia-jimenez-diaz</text:p>
            <text:p/>
            <text:p>Each father and mother pass down traits to their children, who inherit combinations of their dominant or recessive alleles. But how do we know so much about genetics today? Hortensia JimÃ©nez DÃ­az explains how studying pea plants revealed why you may have blue eyes.</text:p>
            <text:p/>
            <text:p>Lesson by Hortensia JimÃ©nez DÃ­az, animation by Cinematic Sweden.</text:p>
          </table:table-cell>
          <table:table-cell office:value-type="string" calcext:value-type="string">
            <text:p>{"Hortensia JimÃ©nez DÃ­az",Mendel,"\\Mendel",pea,"plant\\",TED-Ed,"\\TEDEducation\\","\\TED","Ed\\","\\genetics","mother\\","father\\","\\recessive","trait\\","\\dominant","allele alleles"}</text:p>
          </table:table-cell>
          <table:table-cell office:value-type="string" calcext:value-type="string">
            <text:p>00:03:07</text:p>
          </table:table-cell>
          <table:table-cell office:value-type="date" office:date-value="2018-07-28T04:43:37.499" calcext:value-type="date">
            <text:p>28/07/18 04:43</text:p>
          </table:table-cell>
          <table:table-cell office:value-type="float" office:value="1302903" calcext:value-type="float">
            <text:p>1302903</text:p>
          </table:table-cell>
          <table:table-cell office:value-type="float" office:value="5570" calcext:value-type="float">
            <text:p>5570</text:p>
          </table:table-cell>
          <table:table-cell/>
        </table:table-row>
        <table:table-row table:style-name="ro25">
          <table:table-cell office:value-type="string" calcext:value-type="string">
            <text:p>Computerphile</text:p>
          </table:table-cell>
          <table:table-cell office:value-type="string" calcext:value-type="string">
            <text:p>_jKylhJtPmI</text:p>
          </table:table-cell>
          <table:table-cell office:value-type="string" calcext:value-type="string">
            <text:p>UC9-y-6csu5WGm29I7JiwpnA</text:p>
          </table:table-cell>
          <table:table-cell office:value-type="string" calcext:value-type="string">
            <text:p>https://www.youtube.com/watch?v=_jKylhJtPmI</text:p>
          </table:table-cell>
          <table:table-cell office:value-type="date" office:date-value="2013-10-09T14:18:03" calcext:value-type="date">
            <text:p>09/10/13 14:18</text:p>
          </table:table-cell>
          <table:table-cell office:value-type="string" calcext:value-type="string">
            <text:p>Hacking Websites with SQL Injection - Computerphile</text:p>
          </table:table-cell>
          <table:table-cell office:value-type="string" calcext:value-type="string">
            <text:p>Websites can still be hacked using SQL injection - Tom explains how sites written in PHP (and other languages too) can be vulnerable and have basic security issues.</text:p>
            <text:p/>
            <text:p>More from Tom Scott: http://www.youtube.com/user/enyay and https://twitter.com/tomscott</text:p>
            <text:p/>
            <text:p>Follow the Cookie Trail: http://www.youtube.com/watch?v=LHSSY8QNvew</text:p>
            <text:p>CERN Computing Centre &amp; Mouse Farm: http://www.youtube.com/watch?v=S0MgJFGL5jg</text:p>
            <text:p/>
            <text:p>http://www.facebook.com/computerphile</text:p>
            <text:p>https://twitter.com/computer_phile</text:p>
            <text:p/>
            <text:p>This video was filmed and edited by Sean Riley.</text:p>
            <text:p/>
            <text:p>Computerphile is a sister project to Brady Haran's Numberphile. See the full list of Brady's video projects at: http://bit.ly/bradychannels</text:p>
          </table:table-cell>
          <table:table-cell office:value-type="string" calcext:value-type="string">
            <text:p>{computers,computerphile,"SQL Injection","PHP (Programming Language)","SQL (Programming Language)",Hack}</text:p>
          </table:table-cell>
          <table:table-cell office:value-type="string" calcext:value-type="string">
            <text:p>00:08:59</text:p>
          </table:table-cell>
          <table:table-cell office:value-type="date" office:date-value="2018-07-28T04:41:50.695" calcext:value-type="date">
            <text:p>28/07/18 04:41</text:p>
          </table:table-cell>
          <table:table-cell office:value-type="float" office:value="1302430" calcext:value-type="float">
            <text:p>1302430</text:p>
          </table:table-cell>
          <table:table-cell office:value-type="float" office:value="4469" calcext:value-type="float">
            <text:p>4469</text:p>
          </table:table-cell>
          <table:table-cell/>
        </table:table-row>
        <table:table-row table:style-name="ro20">
          <table:table-cell office:value-type="string" calcext:value-type="string">
            <text:p>Vihart</text:p>
          </table:table-cell>
          <table:table-cell office:value-type="string" calcext:value-type="string">
            <text:p>dsvLLKQCxeA</text:p>
          </table:table-cell>
          <table:table-cell office:value-type="string" calcext:value-type="string">
            <text:p>UCOGeU-1Fig3rrDjhm9Zs_wg</text:p>
          </table:table-cell>
          <table:table-cell office:value-type="string" calcext:value-type="string">
            <text:p>https://www.youtube.com/watch?v=dsvLLKQCxeA</text:p>
          </table:table-cell>
          <table:table-cell office:value-type="date" office:date-value="2013-10-19T00:50:17" calcext:value-type="date">
            <text:p>19/10/13 00:50</text:p>
          </table:table-cell>
          <table:table-cell office:value-type="string" calcext:value-type="string">
            <text:p>Doodling in Math Class: Dragon Dungeons</text:p>
          </table:table-cell>
          <table:table-cell office:value-type="string" calcext:value-type="string">
            <text:p>This is day 2 of logarithms class. Day 1 is here: http://www.youtube.com/watch?v=EdyociU35u8</text:p>
            <text:p/>
            <text:p>You can download this video via torrent, if you want. It is CC BY-NC-SA. </text:p>
            <text:p>magnet:?xt=urn:btih:E83E39F0F58171219C3EFAA0B54B4338E02D8049&amp;dn=Doodling_Dragon_Dungeons_ViHart.mp4&amp;tr=udp%3a%2f%2ftracker.openbittorrent.com%3a80%2fannounce&amp;tr=udp%3a%2f%2ftracker.publicbt.com%3a80%2fannounce&amp;tr=udp%3a%2f%2ftracker.ccc.de%3a80%2fannounce</text:p>
            <text:p/>
            <text:p>My personal website, which you might like: http://vihart.com</text:p>
          </table:table-cell>
          <table:table-cell office:value-type="string" calcext:value-type="string">
            <text:p>{doodling,math,dragons,fractals,sierpinski,koch,logarithms,scale,infinity,vihart,"vi hart",doodle,drawing}</text:p>
          </table:table-cell>
          <table:table-cell office:value-type="string" calcext:value-type="string">
            <text:p>00:09:20</text:p>
          </table:table-cell>
          <table:table-cell office:value-type="date" office:date-value="2018-07-28T04:44:07.681" calcext:value-type="date">
            <text:p>28/07/18 04:44</text:p>
          </table:table-cell>
          <table:table-cell office:value-type="float" office:value="1301693" calcext:value-type="float">
            <text:p>1301693</text:p>
          </table:table-cell>
          <table:table-cell office:value-type="float" office:value="3242" calcext:value-type="float">
            <text:p>3242</text:p>
          </table:table-cell>
          <table:table-cell/>
        </table:table-row>
        <table:table-row table:style-name="ro19">
          <table:table-cell office:value-type="string" calcext:value-type="string">
            <text:p>Numberphile</text:p>
          </table:table-cell>
          <table:table-cell office:value-type="string" calcext:value-type="string">
            <text:p>C-52AI_ojyQ</text:p>
          </table:table-cell>
          <table:table-cell office:value-type="string" calcext:value-type="string">
            <text:p>UCoxcjq-8xIDTYp3uz647V5A</text:p>
          </table:table-cell>
          <table:table-cell office:value-type="string" calcext:value-type="string">
            <text:p>https://www.youtube.com/watch?v=C-52AI_ojyQ</text:p>
          </table:table-cell>
          <table:table-cell office:value-type="date" office:date-value="2012-05-24T16:30:13" calcext:value-type="date">
            <text:p>24/05/12 16:30</text:p>
          </table:table-cell>
          <table:table-cell office:value-type="string" calcext:value-type="string">
            <text:p>How big is a billion? - Numberphile</text:p>
          </table:table-cell>
          <table:table-cell office:value-type="string" calcext:value-type="string">
            <text:p>We discuss millions, billions, trillions and centillions is this film about the long and short scales. We also touch on quadrillions, sextillions, milliards, billiards and the Greek myriad.</text:p>
            <text:p>More links &amp; stuff in full description below â†“â†“â†“</text:p>
            <text:p/>
            <text:p>Featuring Dr James Grime and Dr Tony Padilla. More about them at http://www.numberphile.com/team/index.html</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million,billion,trillion,centillion,quadrillion,millard,myriad,long,scale,short,system,numbers}</text:p>
          </table:table-cell>
          <table:table-cell office:value-type="string" calcext:value-type="string">
            <text:p>00:09:43</text:p>
          </table:table-cell>
          <table:table-cell office:value-type="date" office:date-value="2018-07-28T04:43:49.697" calcext:value-type="date">
            <text:p>28/07/18 04:43</text:p>
          </table:table-cell>
          <table:table-cell office:value-type="float" office:value="1301371" calcext:value-type="float">
            <text:p>1301371</text:p>
          </table:table-cell>
          <table:table-cell office:value-type="float" office:value="1594" calcext:value-type="float">
            <text:p>1594</text:p>
          </table:table-cell>
          <table:table-cell/>
        </table:table-row>
        <table:table-row table:style-name="ro33">
          <table:table-cell office:value-type="string" calcext:value-type="string">
            <text:p>Numberphile</text:p>
          </table:table-cell>
          <table:table-cell office:value-type="string" calcext:value-type="string">
            <text:p>Km024eldY1A</text:p>
          </table:table-cell>
          <table:table-cell office:value-type="string" calcext:value-type="string">
            <text:p>UCoxcjq-8xIDTYp3uz647V5A</text:p>
          </table:table-cell>
          <table:table-cell office:value-type="string" calcext:value-type="string">
            <text:p>https://www.youtube.com/watch?v=Km024eldY1A</text:p>
          </table:table-cell>
          <table:table-cell office:value-type="date" office:date-value="2015-07-24T14:00:00" calcext:value-type="date">
            <text:p>24/07/15 14:00</text:p>
          </table:table-cell>
          <table:table-cell office:value-type="string" calcext:value-type="string">
            <text:p>How many chess games are possible?</text:p>
          </table:table-cell>
          <table:table-cell office:value-type="string" calcext:value-type="string">
            <text:p>Dr James Grime talking about the Shannon Number and other chess stuff.</text:p>
            <text:p>Squarespace (10% off): http://squarespace.com/numberphile</text:p>
            <text:p>More links &amp; stuff in full description below â†“â†“â†“</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Chess (Game)",shannon,"Claude Shannon (Computer Scientist)"}</text:p>
          </table:table-cell>
          <table:table-cell office:value-type="string" calcext:value-type="string">
            <text:p>00:12:11</text:p>
          </table:table-cell>
          <table:table-cell office:value-type="date" office:date-value="2018-07-28T04:41:50.997" calcext:value-type="date">
            <text:p>28/07/18 04:41</text:p>
          </table:table-cell>
          <table:table-cell office:value-type="float" office:value="1300869" calcext:value-type="float">
            <text:p>1300869</text:p>
          </table:table-cell>
          <table:table-cell office:value-type="float" office:value="5729" calcext:value-type="float">
            <text:p>5729</text:p>
          </table:table-cell>
          <table:table-cell/>
        </table:table-row>
        <table:table-row table:style-name="ro27">
          <table:table-cell office:value-type="string" calcext:value-type="string">
            <text:p>Numberphile</text:p>
          </table:table-cell>
          <table:table-cell office:value-type="string" calcext:value-type="string">
            <text:p>09JslnY7W_k</text:p>
          </table:table-cell>
          <table:table-cell office:value-type="string" calcext:value-type="string">
            <text:p>UCoxcjq-8xIDTYp3uz647V5A</text:p>
          </table:table-cell>
          <table:table-cell office:value-type="string" calcext:value-type="string">
            <text:p>https://www.youtube.com/watch?v=09JslnY7W_k</text:p>
          </table:table-cell>
          <table:table-cell office:value-type="date" office:date-value="2014-03-24T12:58:28" calcext:value-type="date">
            <text:p>24/03/14 12:58</text:p>
          </table:table-cell>
          <table:table-cell office:value-type="string" calcext:value-type="string">
            <text:p>63 and -7/4 are special - Numberphile</text:p>
          </table:table-cell>
          <table:table-cell office:value-type="string" calcext:value-type="string">
            <text:p>Dynamical sequences, prime divisors and special exceptions. </text:p>
            <text:p>More links &amp; stuff in full description below â†“â†“â†“</text:p>
            <text:p/>
            <text:p>Featuring Dr Holly Krieger from MIT.</text:p>
            <text:p>More primes: http://bit.ly/primevids</text:p>
            <text:p/>
            <text:p>More videos with Holly Krieger: http://bit.ly/HollyKrieger</text:p>
            <text:p/>
            <text:p>Since this was filmed, Holly has become a mathematics Lecturer at the University of Cambridge and the Corfield Fellow at Murray Edwards College.</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Mandelbrot Set (Namesake)","prime numbers","prime divisors",factors,"dynamical sequences",iterations,"Prime Number (Field Of Study)","mersenne sequence"}</text:p>
          </table:table-cell>
          <table:table-cell office:value-type="string" calcext:value-type="string">
            <text:p>00:12:13</text:p>
          </table:table-cell>
          <table:table-cell office:value-type="date" office:date-value="2018-07-28T04:41:14.226" calcext:value-type="date">
            <text:p>28/07/18 04:41</text:p>
          </table:table-cell>
          <table:table-cell office:value-type="float" office:value="1300507" calcext:value-type="float">
            <text:p>1300507</text:p>
          </table:table-cell>
          <table:table-cell office:value-type="float" office:value="4478" calcext:value-type="float">
            <text:p>4478</text:p>
          </table:table-cell>
          <table:table-cell/>
        </table:table-row>
        <table:table-row table:style-name="ro3">
          <table:table-cell office:value-type="string" calcext:value-type="string">
            <text:p>TED-Ed</text:p>
          </table:table-cell>
          <table:table-cell office:value-type="string" calcext:value-type="string">
            <text:p>gx5IyumKmDI</text:p>
          </table:table-cell>
          <table:table-cell office:value-type="string" calcext:value-type="string">
            <text:p>UCsooa4yRKGN_zEE8iknghZA</text:p>
          </table:table-cell>
          <table:table-cell office:value-type="string" calcext:value-type="string">
            <text:p>https://www.youtube.com/watch?v=gx5IyumKmDI</text:p>
          </table:table-cell>
          <table:table-cell office:value-type="date" office:date-value="2014-01-21T16:08:28" calcext:value-type="date">
            <text:p>21/01/14 16:08</text:p>
          </table:table-cell>
          <table:table-cell office:value-type="string" calcext:value-type="string">
            <text:p>History vs. Andrew Jackson - James Fester</text:p>
          </table:table-cell>
          <table:table-cell office:value-type="string" calcext:value-type="string">
            <text:p>View full lesson: http://ed.ted.com/lessons/history-vs-andrew-jackson-james-fester</text:p>
            <text:p/>
            <text:p/>
            <text:p/>
            <text:p>Andrew Jackson was both beloved and loathed during his presidency. In this imaginary courtroom, you get to be the jury, considering and weighing Jackson's part in the spoils system, economic depression, and the Indian Removal Act, as well as his patriotism and the pressures of the presidency. James Fester explores how time shapes our relationship to controversial historical figures.</text:p>
            <text:p/>
            <text:p>Lesson by James Fester, animation by Brett Underhill.</text:p>
          </table:table-cell>
          <table:table-cell office:value-type="string" calcext:value-type="string">
            <text:p>{"James Fester","Brett Underhill",history,"American History",America,"United States","president of the united states",president,presidency,"Andrew Jackson",patriotism,"Indian Removal Act","spoils system",TED,TED-Ed,TEDEducation,"TED Ed"}</text:p>
          </table:table-cell>
          <table:table-cell office:value-type="string" calcext:value-type="string">
            <text:p>00:04:54</text:p>
          </table:table-cell>
          <table:table-cell office:value-type="date" office:date-value="2018-07-28T04:43:49.689" calcext:value-type="date">
            <text:p>28/07/18 04:43</text:p>
          </table:table-cell>
          <table:table-cell office:value-type="float" office:value="1300402" calcext:value-type="float">
            <text:p>1300402</text:p>
          </table:table-cell>
          <table:table-cell office:value-type="float" office:value="20918" calcext:value-type="float">
            <text:p>20918</text:p>
          </table:table-cell>
          <table:table-cell/>
        </table:table-row>
        <table:table-row table:style-name="ro7">
          <table:table-cell office:value-type="string" calcext:value-type="string">
            <text:p>Khan Academy</text:p>
          </table:table-cell>
          <table:table-cell office:value-type="string" calcext:value-type="string">
            <text:p>Nqts8zW8RxM</text:p>
          </table:table-cell>
          <table:table-cell office:value-type="string" calcext:value-type="string">
            <text:p>UC4a-Gbdw7vOaccHmFo40b9g</text:p>
          </table:table-cell>
          <table:table-cell office:value-type="string" calcext:value-type="string">
            <text:p>https://www.youtube.com/watch?v=Nqts8zW8RxM</text:p>
          </table:table-cell>
          <table:table-cell office:value-type="date" office:date-value="2010-08-10T16:16:49" calcext:value-type="date">
            <text:p>10/08/10 16:16</text:p>
          </table:table-cell>
          <table:table-cell office:value-type="string" calcext:value-type="string">
            <text:p>Dividing by a multi-digit decimal | Decimals | Pre-Algebra | Khan Academy</text:p>
          </table:table-cell>
          <table:table-cell office:value-type="string" calcext:value-type="string">
            <text:p>Let's do one more decimal division problem together but change it up. This is one with a decimal divisor and will require you to shift the decimal first.</text:p>
            <text:p/>
            <text:p>Practice this lesson yourself on KhanAcademy.org right now: https://www.khanacademy.org/math/pre-algebra/decimals-pre-alg/dividing-decimals-pre-alg/e/dividing_decimals_3?utm_source=YT&amp;utm_medium=Desc&amp;utm_campaign=PreAlgebra</text:p>
            <text:p/>
            <text:p>Watch the next lesson: https://www.khanacademy.org/math/pre-algebra/decimals-pre-alg/dividing-decimals-pre-alg/v/dividing-decimal?utm_source=YT&amp;utm_medium=Desc&amp;utm_campaign=PreAlgebra</text:p>
            <text:p/>
            <text:p>Missed the previous lesson? </text:p>
            <text:p>https://www.khanacademy.org/math/pre-algebra/decimals-pre-alg/dividing-decimals-pre-alg/v/dividing-a-whole-number-by-a-decimal?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5:32</text:p>
          </table:table-cell>
          <table:table-cell office:value-type="date" office:date-value="2018-07-28T04:45:02.703" calcext:value-type="date">
            <text:p>28/07/18 04:45</text:p>
          </table:table-cell>
          <table:table-cell office:value-type="float" office:value="1298005" calcext:value-type="float">
            <text:p>1298005</text:p>
          </table:table-cell>
          <table:table-cell office:value-type="float" office:value="3395" calcext:value-type="float">
            <text:p>3395</text:p>
          </table:table-cell>
          <table:table-cell/>
        </table:table-row>
        <table:table-row table:style-name="ro37">
          <table:table-cell office:value-type="string" calcext:value-type="string">
            <text:p>minutephysics</text:p>
          </table:table-cell>
          <table:table-cell office:value-type="string" calcext:value-type="string">
            <text:p>iWSu6U0Ujs8</text:p>
          </table:table-cell>
          <table:table-cell office:value-type="string" calcext:value-type="string">
            <text:p>UCUHW94eEFW7hkUMVaZz4eDg</text:p>
          </table:table-cell>
          <table:table-cell office:value-type="string" calcext:value-type="string">
            <text:p>https://www.youtube.com/watch?v=iWSu6U0Ujs8</text:p>
          </table:table-cell>
          <table:table-cell office:value-type="date" office:date-value="2015-01-22T18:26:52" calcext:value-type="date">
            <text:p>22/01/15 18:26</text:p>
          </table:table-cell>
          <table:table-cell office:value-type="string" calcext:value-type="string">
            <text:p>What IS Angular Momentum?</text:p>
          </table:table-cell>
          <table:table-cell office:value-type="string" calcext:value-type="string">
            <text:p>http://audible.com/minutephysics</text:p>
            <text:p>EDWARD SNOWDEN book on Audible: http://www.audible.com/pd/Nonfiction/No-Place-to-Hide-Audiobook/B00MEL9RTI/ref=a_search_c4_1_1_srTtl/191-2173915-6184263?qid=1421950758&amp;sr=1-1</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momentum,angular,bicycle,planet,sun,"solar system",star,spinning,gyrate,twist,spin,cartwheel,flip,physics,minutephysics,sheep,cat,galaxy,electron,nucleus,atom,space,math,unstoppable,"law of nature",universe,rocket,pirouette,orbit,circle,inertia}</text:p>
          </table:table-cell>
          <table:table-cell office:value-type="string" calcext:value-type="string">
            <text:p>00:03:19</text:p>
          </table:table-cell>
          <table:table-cell office:value-type="date" office:date-value="2018-07-28T04:44:50.538" calcext:value-type="date">
            <text:p>28/07/18 04:44</text:p>
          </table:table-cell>
          <table:table-cell office:value-type="float" office:value="1297327" calcext:value-type="float">
            <text:p>1297327</text:p>
          </table:table-cell>
          <table:table-cell office:value-type="float" office:value="2447" calcext:value-type="float">
            <text:p>2447</text:p>
          </table:table-cell>
          <table:table-cell/>
        </table:table-row>
        <table:table-row table:style-name="ro4">
          <table:table-cell office:value-type="string" calcext:value-type="string">
            <text:p>TED-Ed</text:p>
          </table:table-cell>
          <table:table-cell office:value-type="string" calcext:value-type="string">
            <text:p>grkWGeqW99c</text:p>
          </table:table-cell>
          <table:table-cell office:value-type="string" calcext:value-type="string">
            <text:p>UCsooa4yRKGN_zEE8iknghZA</text:p>
          </table:table-cell>
          <table:table-cell office:value-type="string" calcext:value-type="string">
            <text:p>https://www.youtube.com/watch?v=grkWGeqW99c</text:p>
          </table:table-cell>
          <table:table-cell office:value-type="date" office:date-value="2013-04-16T15:05:43" calcext:value-type="date">
            <text:p>16/04/13 15:05</text:p>
          </table:table-cell>
          <table:table-cell office:value-type="string" calcext:value-type="string">
            <text:p>The magic of Vedic math - Gaurav Tekriwal</text:p>
          </table:table-cell>
          <table:table-cell office:value-type="string" calcext:value-type="string">
            <text:p>View full lesson: http://ed.ted.com/lessons/the-magic-of-vedic-math-gaurav-tekriwal</text:p>
            <text:p/>
            <text:p>There is more than one way to reach a correct answer in mathematics. Vedic math, an ancient Indian method, sidesteps traditional computations in a manner that provides a shortcut, while being fun to use and to learn. At TEDYouth 2012, to ooh's and aah's from the amazed crowd, Gaurav Tekriwal demonstrates the magic of Vedic math.</text:p>
            <text:p/>
            <text:p>Talk by Gaurav Tekriwal.</text:p>
          </table:table-cell>
          <table:table-cell office:value-type="string" calcext:value-type="string">
            <text:p>{"\\Gaurav Tekriwal\\",math,mathematics,"\\Vedic","math\\","mathematics\\",India,"\\ancient","Indian\\",multiplication,"\\square","roots\\",addition,"\\easy","\\math","shortcuts\\","\\fun",TED,TEDYouth,"\\TEDYouth","2012\\",TED-Ed,"\\TED","Ed\\",TEDEducation}</text:p>
          </table:table-cell>
          <table:table-cell office:value-type="string" calcext:value-type="string">
            <text:p>00:09:45</text:p>
          </table:table-cell>
          <table:table-cell office:value-type="date" office:date-value="2018-07-28T04:42:34.31" calcext:value-type="date">
            <text:p>28/07/18 04:42</text:p>
          </table:table-cell>
          <table:table-cell office:value-type="float" office:value="1294899" calcext:value-type="float">
            <text:p>1294899</text:p>
          </table:table-cell>
          <table:table-cell office:value-type="float" office:value="23470" calcext:value-type="float">
            <text:p>23470</text:p>
          </table:table-cell>
          <table:table-cell/>
        </table:table-row>
        <table:table-row table:style-name="ro37">
          <table:table-cell office:value-type="string" calcext:value-type="string">
            <text:p>Mathologer</text:p>
          </table:table-cell>
          <table:table-cell office:value-type="string" calcext:value-type="string">
            <text:p>-NL76uQOpI0</text:p>
          </table:table-cell>
          <table:table-cell office:value-type="string" calcext:value-type="string">
            <text:p>UC1_uAIS3r8Vu6JjXWvastJg</text:p>
          </table:table-cell>
          <table:table-cell office:value-type="string" calcext:value-type="string">
            <text:p>https://www.youtube.com/watch?v=-NL76uQOpI0</text:p>
          </table:table-cell>
          <table:table-cell office:value-type="date" office:date-value="2016-01-15T13:50:52" calcext:value-type="date">
            <text:p>15/01/16 13:50</text:p>
          </table:table-cell>
          <table:table-cell office:value-type="string" calcext:value-type="string">
            <text:p>A simple trick to design your own solutions for Rubik's cubes</text:p>
          </table:table-cell>
          <table:table-cell office:value-type="string" calcext:value-type="string">
            <text:p>The vast majority of people who tackle the Rubik's cube never succeed in solving it without looking up somebody else's solution. In this video the Mathologer reveals a simple insight that will enable all those of you who can solve the first layer to design your own full solution for the Rubik's cube, as well as for many other highly symmetric twisty puzzles. </text:p>
            <text:p>For more details about this really very fundamental idea behind many twisty puzzle solutions have a look at this article by the Mathologer from a couple of years ago http://www.qedcat.com/rubiks_cube/</text:p>
            <text:p>Googling "commutator, Rubik's cube" will also produce links to a lot of very good articles on this topic. </text:p>
            <text:p>For a few footnotes you may also want to check out this video on Mathologer 2: https://youtu.be/k3IEpugNfJY</text:p>
            <text:p>The Rubik's cube animations in this video were produced using the program CubeTwister by Werner Randelshofer: http://www.randelshofer.ch/cubetwister/</text:p>
            <text:p>Thank you also to Danil Dmitriev the official Mathologer translator for Russian for his subtitles.</text:p>
            <text:p/>
            <text:p>Enjoy!</text:p>
            <text:p/>
            <text:p>Burkard Polster, Giuseppe Geracitano, Karl and Lara</text:p>
          </table:table-cell>
          <table:table-cell office:value-type="string" calcext:value-type="string">
            <text:p>{Mathologer,Mathematics,Math,Maths,Illusions,Tricks,"Rubik's cubes",commutator,Megaminx}</text:p>
          </table:table-cell>
          <table:table-cell office:value-type="string" calcext:value-type="string">
            <text:p>00:14:27</text:p>
          </table:table-cell>
          <table:table-cell office:value-type="date" office:date-value="2018-07-28T04:44:02.055" calcext:value-type="date">
            <text:p>28/07/18 04:44</text:p>
          </table:table-cell>
          <table:table-cell office:value-type="float" office:value="1294265" calcext:value-type="float">
            <text:p>1294265</text:p>
          </table:table-cell>
          <table:table-cell office:value-type="float" office:value="1766" calcext:value-type="float">
            <text:p>1766</text:p>
          </table:table-cell>
          <table:table-cell/>
        </table:table-row>
        <table:table-row table:style-name="ro64">
          <table:table-cell office:value-type="string" calcext:value-type="string">
            <text:p>minutephysics</text:p>
          </table:table-cell>
          <table:table-cell office:value-type="string" calcext:value-type="string">
            <text:p>Z5aLeB17tmc</text:p>
          </table:table-cell>
          <table:table-cell office:value-type="string" calcext:value-type="string">
            <text:p>UCUHW94eEFW7hkUMVaZz4eDg</text:p>
          </table:table-cell>
          <table:table-cell office:value-type="string" calcext:value-type="string">
            <text:p>https://www.youtube.com/watch?v=Z5aLeB17tmc</text:p>
          </table:table-cell>
          <table:table-cell office:value-type="date" office:date-value="2015-05-31T13:39:21" calcext:value-type="date">
            <text:p>31/05/15 13:39</text:p>
          </table:table-cell>
          <table:table-cell office:value-type="string" calcext:value-type="string">
            <text:p>Upside Down Mountains in Real Life</text:p>
          </table:table-cell>
          <table:table-cell office:value-type="string" calcext:value-type="string">
            <text:p>Research on global mountain surface areas: http://bit.ly/1eJyqCM</text:p>
            <text:p>This video is supported by http://www.lynda.com/minutephysics</text:p>
            <text:p/>
            <text:p>Thanks to the following Subbable subscribers for making MinutePhysics possible:</text:p>
            <text:p/>
            <text:p>Marc Vigod</text:p>
            <text:p>@WeAretheProduct</text:p>
            <text:p>Knowledge Videos: https://www.youtube.com/channel/UCVv_ul8q4YTnufrRFV9W6mw/videos</text:p>
            <text:p/>
            <text:p>This video made possible by the following Patreon Supporters:</text:p>
            <text:p/>
            <text:p>Jeremy Peng</text:p>
            <text:p>Jeff Straathof</text:p>
            <text:p>Avi Yashchin</text:p>
            <text:p>Mark </text:p>
            <text:p>Jeremy Cummings</text:p>
            <text:p>Wes Brown</text:p>
            <text:p>John Green</text:p>
            <text:p>Rafael Ferreira Luciano</text:p>
            <text:p>Florian Philipp</text:p>
            <text:p>Rens van der Heijden</text:p>
            <text:p>Risa Galant</text:p>
            <text:p>Ricky Shields</text:p>
            <text:p>Kristina Foss</text:p>
            <text:p>PetWolverine </text:p>
            <text:p>Trent Sutherland</text:p>
            <text:p>Ian Foote</text:p>
            <text:p>Eszter Szikora</text:p>
            <text:p>Tasso Kostalas (MavericSun)</text:p>
            <text:p>Amandeep Hayer</text:p>
            <text:p>AbraÃ£o Caldas</text:p>
            <text:p>Eric Ma</text:p>
            <text:p>Conner Fissell</text:p>
            <text:p>Muhmammad </text:p>
            <text:p>Bob Bolch</text:p>
            <text:p>Daniel Ametsreiter</text:p>
            <text:p>JoÃ«l Quenneville</text:p>
            <text:p>Richard Pearson</text:p>
            <text:p>David Dailey</text:p>
            <text:p>Steven Mulder</text:p>
            <text:p>Karim </text:p>
            <text:p>Ethi Raj</text:p>
            <text:p>Ryan Kyle</text:p>
            <text:p>William Ricketts</text:p>
            <text:p>Collin Mandris</text:p>
            <text:p>Jonathan Foster</text:p>
            <text:p>Siddharth Sadanand</text:p>
            <text:p>Robby Olivam</text:p>
            <text:p>Alan Browning</text:p>
            <text:p>Jonathan Piersa</text:p>
            <text:p>Jake Stolhandske</text:p>
            <text:p>Julia Person</text:p>
            <text:p>James Craver</text:p>
            <text:p>Sarah Chavis</text:p>
            <text:p>Yonatan Bisk</text:p>
            <text:p>Richard Campbell</text:p>
            <text:p>Mikael </text:p>
            <text:p>Richie Swift</text:p>
            <text:p>Chris Barrett</text:p>
            <text:p>Jan A</text:p>
            <text:p>Christopher Coleman</text:p>
            <text:p>Kelvin Dueck</text:p>
            <text:p>Daniel â€œYoureDownâ€ Breger</text:p>
            <text:p>Hendrik Payer</text:p>
            <text:p>Holger R.</text:p>
            <text:p>Austin Keller</text:p>
            <text:p>Alejandro Medrano Gil</text:p>
            <text:p>Prof Stick</text:p>
            <text:p>Cora Toner</text:p>
            <text:p>Chris Thompson</text:p>
            <text:p>Alan Lam</text:p>
            <text:p>Andrew Collings</text:p>
            <text:p>Mike McHargue</text:p>
            <text:p>Nicholas Buckendorf</text:p>
            <text:p>Blair Bradimore</text:p>
            <text:p>Michael Biot</text:p>
            <text:p>Daniel Ornstein</text:p>
            <text:p>nir lifshitz</text:p>
            <text:p>Nicholas Carroll</text:p>
            <text:p>Edwin Zea</text:p>
            <text:p>Diana Dial</text:p>
            <text:p>Mitch Etzkin</text:p>
            <text:p>Steven Holland</text:p>
            <text:p>Kujyou Hikari</text:p>
            <text:p>Lightbow </text:p>
            <text:p>Dante Santos</text:p>
            <text:p>Mathias Westad Larssen</text:p>
            <text:p>Tom Headley</text:p>
            <text:p>Michael K</text:p>
            <text:p>Geoff Wallace</text:p>
            <text:p>Fredrik Samuelsson</text:p>
            <text:p>Melissa Harkins</text:p>
            <text:p>Jason Talley</text:p>
            <text:p>Keith Marrocco</text:p>
            <text:p>Maarten Bremer</text:p>
            <text:p>Eric Laberge</text:p>
            <text:p>Lacey Larson</text:p>
            <text:p>Neil Ramroop</text:p>
            <text:p>Matthew Norton</text:p>
            <text:p>Anastasia Vashkevich</text:p>
            <text:p>Bela9a </text:p>
            <text:p>Efe Efevich</text:p>
            <text:p>Mark </text:p>
            <text:p>Donal Botkin</text:p>
            <text:p>Sylvan Ruud</text:p>
            <text:p>Daniel Friesen</text:p>
            <text:p>Philipi Adolfo Willemann</text:p>
            <text:p>Jeffrey McCullough</text:p>
            <text:p>Oddgeir </text:p>
            <text:p>Ann </text:p>
            <text:p>Brendon Davis</text:p>
            <text:p>Filip </text:p>
            <text:p>Christopher Jimenez</text:p>
            <text:p>Michel Payette</text:p>
            <text:p>Juha Niittynen</text:p>
            <text:p>Jeff Ross</text:p>
            <text:p>Viktor Liljeblad</text:p>
            <text:p>Robert E DeLapp</text:p>
            <text:p>Sean Linsley</text:p>
            <text:p>James Lacy</text:p>
            <text:p>Christopher Oâ€™Neal</text:p>
            <text:p>Marcus </text:p>
            <text:p>Philip Freeman</text:p>
            <text:p>Matthew Heermann</text:p>
            <text:p>Marsha Woerner</text:p>
            <text:p>Daniel Yip</text:p>
            <text:p>Matt K</text:p>
            <text:p>William Pearson</text:p>
            <text:p>Kevin Lynch</text:p>
            <text:p>Nick Ward</text:p>
            <text:p>Kevin </text:p>
            <text:p>john eriksson</text:p>
            <text:p>Allan Farrell</text:p>
            <text:p>Tobias Olesen</text:p>
            <text:p>Chris Chapin</text:p>
            <text:p>Michael Keefe</text:p>
            <text:p>Jon Mann</text:p>
            <text:p>Bert </text:p>
            <text:p>Joji Wata</text:p>
            <text:p>Adam Naber</text:p>
            <text:p>Rob Ibsen</text:p>
            <text:p>Jacob Gumpert</text:p>
            <text:p>Peter Collier</text:p>
            <text:p>Andi Davis</text:p>
            <text:p>Aarthy </text:p>
            <text:p>Raymond Cason</text:p>
            <text:p>Evan Gale</text:p>
            <text:p>Paul </text:p>
            <text:p>Tori McClanahan</text:p>
            <text:p>Dominik Steenken</text:p>
            <text:p>Danilo Metzger</text:p>
            <text:p>Christian Altenhofen</text:p>
            <text:p>Roy Morgan</text:p>
            <text:p>Olivia Darroch</text:p>
            <text:p>Amber Ciarvella</text:p>
            <text:p>ryan horlacher</text:p>
            <text:p>Keith Chang</text:p>
            <text:p>Milokot </text:p>
            <text:p>Janel Christensen</text:p>
            <text:p>Will Scherer</text:p>
            <text:p>Mike Fulcher</text:p>
            <text:p>Larom Lancaster</text:p>
            <text:p>John Harman</text:p>
            <text:p>Matt </text:p>
            <text:p>Christos Papandreou</text:p>
            <text:p>Fernando Pazin</text:p>
            <text:p>Johnathon Kinville</text:p>
            <text:p>Jason Medrano</text:p>
            <text:p>Andrew Barnett</text:p>
            <text:p>Katharina Schuchmann</text:p>
            <text:p>John Gietzen</text:p>
            <text:p>Michael Tardibuono</text:p>
            <text:p>Matthew Hebert</text:p>
            <text:p>Christy Filipich</text:p>
            <text:p>Pierre-Louis Bourgeois</text:p>
            <text:p>Genevieve Lawrence</text:p>
            <text:p>Brian Dâ€™Agostini</text:p>
            <text:p>Chris </text:p>
            <text:p>Dominik Menzi</text:p>
            <text:p>Ryan A. Schauer</text:p>
            <text:p>Daniel Johnson</text:p>
            <text:p>Nico Houbraken</text:p>
            <text:p>Michael Carr</text:p>
            <text:p>Ragnhild </text:p>
            <text:p>Elizabeth Meisterling</text:p>
            <text:p>Lysann Schlegel</text:p>
            <text:p>Magnus Krokstad</text:p>
            <text:p>Owain Blackwood</text:p>
            <text:p>Russ Arrell</text:p>
            <text:p>Maarten Daalder</text:p>
            <text:p>Brenden Bullock</text:p>
            <text:p>Mark Samberg</text:p>
            <text:p>Tina Johnston</text:p>
            <text:p>Mike Cochrane</text:p>
            <text:p>Tom Murphy</text:p>
            <text:p>Peter L</text:p>
            <text:p>Jeff </text:p>
            <text:p>Erica Pratt</text:p>
            <text:p>David </text:p>
            <text:p>Artur Szczypta</text:p>
            <text:p>David Drueding</text:p>
            <text:p>Nicklas UlvnÃ¤s</text:p>
            <text:p>Nigel W</text:p>
            <text:p>James Nelson</text:p>
            <text:p>Mary Foster-Smith</text:p>
            <text:p>Clayton Neff</text:p>
            <text:p>Michael Merino</text:p>
            <text:p>Jason and Gayle Corfman</text:p>
            <text:p>Mihaly Barasz</text:p>
            <text:p>Steven Klurfeld</text:p>
            <text:p>Richard Bairwell</text:p>
            <text:p>Tamas Bartal</text:p>
            <text:p>Erven </text:p>
            <text:p>Justin Prahl</text:p>
            <text:p>Michael Maitlen</text:p>
            <text:p>Hans van Staveren</text:p>
            <text:p>Kasey </text:p>
            <text:p>Karlin Nazario</text:p>
            <text:p>Marie Conrad</text:p>
            <text:p>Jacques LABBÃ‰</text:p>
            <text:p>Geralyn Byers</text:p>
            <text:p>jason black</text:p>
            <text:p>Candice Blodgett</text:p>
            <text:p>Daniel Gibbs</text:p>
            <text:p>Henry Berthelsen</text:p>
            <text:p>Andy Kittner</text:p>
            <text:p>Steve Hall</text:p>
            <text:p>Rob Snyder</text:p>
            <text:p>John Kelly</text:p>
            <text:p>Jessica Rosenstein</text:p>
            <text:p>Bill Tomiyasu</text:p>
            <text:p>Vasco SimÃµes</text:p>
            <text:p>Simon Hammersley</text:p>
            <text:p>iain </text:p>
            <text:p>Holger </text:p>
            <text:p>Alexis Carpenter</text:p>
            <text:p>Jay Goodman</text:p>
            <text:p>Joseph Perry</text:p>
            <text:p>Mark Govea</text:p>
            <text:p>Eduardo Rampelotto Gatto</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physics,geology,mountains,area,peak,range,himalaya,"Rocky Mountains (Mountain Range)",Climbing,Park,volume,mining,top,lynda.com,parabola,cone,circle,sphere,"spherical section","orange (fruit)",orange,fruit,cutting,conical,"upside down",sheep,andes,tetons,alps,"Tourist Destination","Mountain (Geographical Feature Category)"}</text:p>
          </table:table-cell>
          <table:table-cell office:value-type="string" calcext:value-type="string">
            <text:p>00:02:34</text:p>
          </table:table-cell>
          <table:table-cell office:value-type="date" office:date-value="2018-07-28T04:43:37.23" calcext:value-type="date">
            <text:p>28/07/18 04:43</text:p>
          </table:table-cell>
          <table:table-cell office:value-type="float" office:value="1293052" calcext:value-type="float">
            <text:p>1293052</text:p>
          </table:table-cell>
          <table:table-cell office:value-type="float" office:value="1147" calcext:value-type="float">
            <text:p>1147</text:p>
          </table:table-cell>
          <table:table-cell/>
        </table:table-row>
        <table:table-row table:style-name="ro34">
          <table:table-cell office:value-type="string" calcext:value-type="string">
            <text:p>Numberphile</text:p>
          </table:table-cell>
          <table:table-cell office:value-type="string" calcext:value-type="string">
            <text:p>ReOQ300AcSU</text:p>
          </table:table-cell>
          <table:table-cell office:value-type="string" calcext:value-type="string">
            <text:p>UCoxcjq-8xIDTYp3uz647V5A</text:p>
          </table:table-cell>
          <table:table-cell office:value-type="string" calcext:value-type="string">
            <text:p>https://www.youtube.com/watch?v=ReOQ300AcSU</text:p>
          </table:table-cell>
          <table:table-cell office:value-type="date" office:date-value="2013-09-29T17:09:48" calcext:value-type="date">
            <text:p>29/09/13 17:09</text:p>
          </table:table-cell>
          <table:table-cell office:value-type="string" calcext:value-type="string">
            <text:p>Homer Simpson vs Pierre de Fermat - Numberphile</text:p>
          </table:table-cell>
          <table:table-cell office:value-type="string" calcext:value-type="string">
            <text:p>Simpsons Book: http://amzn.to/1fKe4Yo --- Main Fermat Theorem video: http://youtu.be/qiNcEguuFSA --- Water Ballons: http://youtu.be/nacPIOb68Ws</text:p>
            <text:p>More links &amp; stuff in full description below â†“â†“â†“</text:p>
            <text:p/>
            <text:p>Author Simon Singh on Fermat's Last Theorem in popular culture, especially The Simpsons.</text:p>
            <text:p/>
            <text:p>Also mentioning Al Jean and David X Cohen.</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Pierre De Fermat (Lawyer)","Homer Simpson (Fictional Character)","fermats last theorem","simon singh"}</text:p>
          </table:table-cell>
          <table:table-cell office:value-type="string" calcext:value-type="string">
            <text:p>00:07:53</text:p>
          </table:table-cell>
          <table:table-cell office:value-type="date" office:date-value="2018-07-28T04:42:34.553" calcext:value-type="date">
            <text:p>28/07/18 04:42</text:p>
          </table:table-cell>
          <table:table-cell office:value-type="float" office:value="1292096" calcext:value-type="float">
            <text:p>1292096</text:p>
          </table:table-cell>
          <table:table-cell office:value-type="float" office:value="845" calcext:value-type="float">
            <text:p>845</text:p>
          </table:table-cell>
          <table:table-cell/>
        </table:table-row>
        <table:table-row table:style-name="ro24">
          <table:table-cell office:value-type="string" calcext:value-type="string">
            <text:p>minutephysics</text:p>
          </table:table-cell>
          <table:table-cell office:value-type="string" calcext:value-type="string">
            <text:p>eTfm03T3VAE</text:p>
          </table:table-cell>
          <table:table-cell office:value-type="string" calcext:value-type="string">
            <text:p>UCUHW94eEFW7hkUMVaZz4eDg</text:p>
          </table:table-cell>
          <table:table-cell office:value-type="string" calcext:value-type="string">
            <text:p>https://www.youtube.com/watch?v=eTfm03T3VAE</text:p>
          </table:table-cell>
          <table:table-cell office:value-type="date" office:date-value="2012-09-21T17:24:25" calcext:value-type="date">
            <text:p>21/09/12 17:24</text:p>
          </table:table-cell>
          <table:table-cell office:value-type="string" calcext:value-type="string">
            <text:p>Is Racewalking a Sport?</text:p>
          </table:table-cell>
          <table:table-cell office:value-type="string" calcext:value-type="string">
            <text:p>What is a sport? Do arbitrary and technophobic rules matter?</text:p>
            <text:p>Help share science with the world and translate MinutePhysics into other languages! http://translate.minutephysics.com</text:p>
            <text:p/>
            <text:p>Also, explore a map of the big bang! http://www.bigbangregistry.co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 http://www.soundcloud.com/drschroeder</text:p>
            <text:p/>
            <text:p>Thanks to Nima Doroud for contributions and to Perimeter Institute for support.</text:p>
            <text:p>http://www.perimeterinstitute.ca Created by Henry Reich</text:p>
          </table:table-cell>
          <table:table-cell office:value-type="string" calcext:value-type="string">
            <text:p>{race,walking,sport,millennium,particle,simulate,laptop,vsauce,tunnel,hollow,earth,Coriolis,core,olympics,higgs,boson,big,bang,theory,cosmic,microwave,galaxy,universe,electromagnetism,strong,weak,gauge,arbitrage,force,canada,money,infinity,moon,sun,dimension,string,light,einstein,special,relativity,"black hole",science,Tides,gravity,Neutrino,photon,lhc,electron,atomic,nuclear,General,Dark,energy,Minutephysics,minute,physics,Henry,Reich,cat,schrodinger,Perimeter,Institute,"god particle"}</text:p>
          </table:table-cell>
          <table:table-cell office:value-type="string" calcext:value-type="string">
            <text:p>00:03:04</text:p>
          </table:table-cell>
          <table:table-cell office:value-type="date" office:date-value="2018-07-28T04:43:24.362" calcext:value-type="date">
            <text:p>28/07/18 04:43</text:p>
          </table:table-cell>
          <table:table-cell office:value-type="float" office:value="1285594" calcext:value-type="float">
            <text:p>1285594</text:p>
          </table:table-cell>
          <table:table-cell office:value-type="float" office:value="529" calcext:value-type="float">
            <text:p>529</text:p>
          </table:table-cell>
          <table:table-cell/>
        </table:table-row>
        <table:table-row table:style-name="ro38">
          <table:table-cell office:value-type="string" calcext:value-type="string">
            <text:p>minutephysics</text:p>
          </table:table-cell>
          <table:table-cell office:value-type="string" calcext:value-type="string">
            <text:p>DxQK1WDYI_k</text:p>
          </table:table-cell>
          <table:table-cell office:value-type="string" calcext:value-type="string">
            <text:p>UCUHW94eEFW7hkUMVaZz4eDg</text:p>
          </table:table-cell>
          <table:table-cell office:value-type="string" calcext:value-type="string">
            <text:p>https://www.youtube.com/watch?v=DxQK1WDYI_k</text:p>
          </table:table-cell>
          <table:table-cell office:value-type="date" office:date-value="2017-03-15T14:49:36" calcext:value-type="date">
            <text:p>15/03/17 14:49</text:p>
          </table:table-cell>
          <table:table-cell office:value-type="string" calcext:value-type="string">
            <text:p>How to Teleport SchroÌˆdinger's Cat</text:p>
          </table:table-cell>
          <table:table-cell office:value-type="string" calcext:value-type="string">
            <text:p>Support me on Patreon: http://www.patreon.com/minutephysics</text:p>
            <text:p/>
            <text:p>Previous video on No Cloning: https://youtu.be/owPC60Ue0BE</text:p>
            <text:p/>
            <text:p>How to teleport SchrÃ¶dingerâ€™s cat: this video presents the full quantum teleportation procedure, in which an arbitrary qubit (spin, etc) is teleported from Alice to Bob by way of a pair of particles entangled in a bell (EPR) state and the transmission of information via a classical channel.</text:p>
            <text:p/>
            <text:p>Thanks to everyone who supports MinutePhysics on Patreon!</text:p>
            <text:p>Link to Patreon supporters here: http://www.minutephysics.com/supporters.html</text:p>
            <text:p/>
            <text:p>REFERENCES:</text:p>
            <text:p/>
            <text:p>No Cloning video: https://youtu.be/owPC60Ue0BE</text:p>
            <text:p/>
            <text:p>The No-Cloning Theorem: https://en.wikipedia.org/wiki/No-cloning_theorem</text:p>
            <text:p/>
            <text:p>MinutePhysics on SchrÃ¶dingerâ€™s Cat: https://www.youtube.com/watch?v=IOYyCHGWJq4</text:p>
            <text:p/>
            <text:p>The History of SchrÃ¶dingerâ€™s (&amp; Einsteinâ€™s) Cat: http://nautil.us/issue/41/selection/how-einstein-and-schrdinger-conspired-to-kill-a-cat</text:p>
            <text:p/>
            <text:p>Original Quantum Teleportation Paper: http://citeseerx.ist.psu.edu/viewdoc/summary?doi=10.1.1.46.9405</text:p>
            <text:p/>
            <text:p>Wikipedia on Quantum Teleportation: https://en.wikipedia.org/wiki/Quantum_teleportation</text:p>
            <text:p/>
            <text:p>Calcium ion teleportation: http://www.nature.com/nature/journal/v429/n6993/abs/nature02570.html</text:p>
            <text:p/>
            <text:p>Teleporting a 2-qubit state: https://arxiv.org/abs/quant-ph/0407219v3</text:p>
            <text:p/>
            <text:p>Multi-level teleportation: https://arxiv.org/abs/quant-ph/0106018v2</text:p>
            <text:p/>
            <text:p>Scott Aaronson blog post on Teleportation (&amp; Free Will, etc): http://www.scottaaronson.com/democritus/lec18.html</text:p>
            <text:p/>
            <text:p>Classical Teleportation: https://arxiv.org/abs/quant-ph/0107082</text:p>
            <text:p/>
            <text:p>Blog post on quantum vs classical teleportation: https://marozols.wordpress.com/2012/05/23/three-myths-about-quantum-computing-part-3/</text:p>
            <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text:p>
            <text:p>Music by Nathaniel Schroeder</text:p>
          </table:table-cell>
          <table:table-cell office:value-type="string" calcext:value-type="string">
            <text:p>{physics,minutephysics,science,teleportation,"no cloning","schrÃ¶dinger's cat","quantum mechanics"}</text:p>
          </table:table-cell>
          <table:table-cell office:value-type="string" calcext:value-type="string">
            <text:p>00:14:13</text:p>
          </table:table-cell>
          <table:table-cell office:value-type="date" office:date-value="2018-07-28T04:41:50.812" calcext:value-type="date">
            <text:p>28/07/18 04:41</text:p>
          </table:table-cell>
          <table:table-cell office:value-type="float" office:value="1284294" calcext:value-type="float">
            <text:p>1284294</text:p>
          </table:table-cell>
          <table:table-cell office:value-type="float" office:value="7284" calcext:value-type="float">
            <text:p>7284</text:p>
          </table:table-cell>
          <table:table-cell/>
        </table:table-row>
        <table:table-row table:style-name="ro1">
          <table:table-cell office:value-type="string" calcext:value-type="string">
            <text:p>Math Meeting</text:p>
          </table:table-cell>
          <table:table-cell office:value-type="string" calcext:value-type="string">
            <text:p>3H9DYeR5Wmg</text:p>
          </table:table-cell>
          <table:table-cell office:value-type="string" calcext:value-type="string">
            <text:p>UC5mq4Ywd0lPPQJnK_5gq-yA</text:p>
          </table:table-cell>
          <table:table-cell office:value-type="string" calcext:value-type="string">
            <text:p>https://www.youtube.com/watch?v=3H9DYeR5Wmg</text:p>
          </table:table-cell>
          <table:table-cell office:value-type="date" office:date-value="2012-05-07T00:07:27" calcext:value-type="date">
            <text:p>07/05/12 00:07</text:p>
          </table:table-cell>
          <table:table-cell office:value-type="string" calcext:value-type="string">
            <text:p>Multiplying Decimals</text:p>
          </table:table-cell>
          <table:table-cell office:value-type="string" calcext:value-type="string">
            <text:p>Multiplying decimals, step by step, example. For more free math videos visit http://MathMeeting.com.</text:p>
          </table:table-cell>
          <table:table-cell office:value-type="string" calcext:value-type="string">
            <text:p>{"Multiplying Decimals",example,algebra,MathMeeting}</text:p>
          </table:table-cell>
          <table:table-cell office:value-type="string" calcext:value-type="string">
            <text:p>00:03:12</text:p>
          </table:table-cell>
          <table:table-cell office:value-type="date" office:date-value="2018-07-28T04:41:26.199" calcext:value-type="date">
            <text:p>28/07/18 04:41</text:p>
          </table:table-cell>
          <table:table-cell office:value-type="float" office:value="1284021" calcext:value-type="float">
            <text:p>1284021</text:p>
          </table:table-cell>
          <table:table-cell office:value-type="float" office:value="11554" calcext:value-type="float">
            <text:p>11554</text:p>
          </table:table-cell>
          <table:table-cell/>
        </table:table-row>
        <table:table-row table:style-name="ro34">
          <table:table-cell office:value-type="string" calcext:value-type="string">
            <text:p>Numberphile</text:p>
          </table:table-cell>
          <table:table-cell office:value-type="string" calcext:value-type="string">
            <text:p>sG_6nlMZ8f4</text:p>
          </table:table-cell>
          <table:table-cell office:value-type="string" calcext:value-type="string">
            <text:p>UCoxcjq-8xIDTYp3uz647V5A</text:p>
          </table:table-cell>
          <table:table-cell office:value-type="string" calcext:value-type="string">
            <text:p>https://www.youtube.com/watch?v=sG_6nlMZ8f4</text:p>
          </table:table-cell>
          <table:table-cell office:value-type="date" office:date-value="2014-04-13T18:36:18" calcext:value-type="date">
            <text:p>13/04/14 18:36</text:p>
          </table:table-cell>
          <table:table-cell office:value-type="string" calcext:value-type="string">
            <text:p>Epic Circles - Numberphile</text:p>
          </table:table-cell>
          <table:table-cell office:value-type="string" calcext:value-type="string">
            <text:p>The man who loved circles (Objectivity): https://youtu.be/AzmUCL1OHhs</text:p>
            <text:p>More links &amp; stuff in full description below â†“â†“â†“</text:p>
            <text:p/>
            <text:p>Pappus chains, circle inversion and a whole lot more in this EPIC video with Simon Pampena.</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circles,circle,"pappus chain"}</text:p>
          </table:table-cell>
          <table:table-cell office:value-type="string" calcext:value-type="string">
            <text:p>00:26:36</text:p>
          </table:table-cell>
          <table:table-cell office:value-type="date" office:date-value="2018-07-28T04:44:50.726" calcext:value-type="date">
            <text:p>28/07/18 04:44</text:p>
          </table:table-cell>
          <table:table-cell office:value-type="float" office:value="1282510" calcext:value-type="float">
            <text:p>1282510</text:p>
          </table:table-cell>
          <table:table-cell office:value-type="float" office:value="8549" calcext:value-type="float">
            <text:p>8549</text:p>
          </table:table-cell>
          <table:table-cell/>
        </table:table-row>
        <table:table-row table:style-name="ro25">
          <table:table-cell office:value-type="string" calcext:value-type="string">
            <text:p>Khan Academy</text:p>
          </table:table-cell>
          <table:table-cell office:value-type="string" calcext:value-type="string">
            <text:p>WqzK3UAXaHs</text:p>
          </table:table-cell>
          <table:table-cell office:value-type="string" calcext:value-type="string">
            <text:p>UC4a-Gbdw7vOaccHmFo40b9g</text:p>
          </table:table-cell>
          <table:table-cell office:value-type="string" calcext:value-type="string">
            <text:p>https://www.youtube.com/watch?v=WqzK3UAXaHs</text:p>
          </table:table-cell>
          <table:table-cell office:value-type="date" office:date-value="2012-02-28T22:25:00" calcext:value-type="date">
            <text:p>28/02/12 22:25</text:p>
          </table:table-cell>
          <table:table-cell office:value-type="string" calcext:value-type="string">
            <text:p>Euclid as the father of geometry | Introduction to Euclidean geometry | Geometry | Khan Academy</text:p>
          </table:table-cell>
          <table:table-cell office:value-type="string" calcext:value-type="string">
            <text:p>We don't normally delve too far into history when talking about math, but sometimes it's important to have perspective about how some of our math concepts came about and how influential they have become.</text:p>
            <text:p/>
            <text:p>Watch the next lesson: https://www.khanacademy.org/math/geometry/intro_euclid/v/language-and-notation-of-basic-geometry?utm_source=YT&amp;utm_medium=Desc&amp;utm_campaign=Geometry</text:p>
            <text:p/>
            <text:p>Geometry on Khan Academy: We are surrounded by space. And that space contains lots of things. And these things have shapes. In geometry we are concerned with the nature of these shapes, how we define them, and what they teach us about the world at large--from math to architecture to biology to astronomy (and everything in between). Learning geometry is about more than just taking your medicine ("It's good for you!"), it's at the core of everything that exists--including you. Having said all that, some of the specific topics we'll cover include angles, intersecting lines, right triangles, perimeter, area, volume, circles, triangles, quadrilaterals, analytic geometry, and geometric constructions. Wow. That's a lot. To summarize: it's difficult to imagine any area of math that is more widely used than ge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Geometry channel:</text:p>
            <text:p>https://www.youtube.com/channel/UCD3OtKxPRUFw8kzYlhJXa1Q?sub_confirmation=1</text:p>
            <text:p>Subscribe to Khan Academy: https://www.youtube.com/subscription_center?add_user=khanacademy</text:p>
          </table:table-cell>
          <table:table-cell/>
          <table:table-cell office:value-type="string" calcext:value-type="string">
            <text:p>00:08:23</text:p>
          </table:table-cell>
          <table:table-cell office:value-type="date" office:date-value="2018-07-28T04:43:50.023" calcext:value-type="date">
            <text:p>28/07/18 04:43</text:p>
          </table:table-cell>
          <table:table-cell office:value-type="float" office:value="1277974" calcext:value-type="float">
            <text:p>1277974</text:p>
          </table:table-cell>
          <table:table-cell office:value-type="float" office:value="3089" calcext:value-type="float">
            <text:p>3089</text:p>
          </table:table-cell>
          <table:table-cell/>
        </table:table-row>
        <table:table-row table:style-name="ro20">
          <table:table-cell office:value-type="string" calcext:value-type="string">
            <text:p>Vihart</text:p>
          </table:table-cell>
          <table:table-cell office:value-type="string" calcext:value-type="string">
            <text:p>e4MSN6IImpI</text:p>
          </table:table-cell>
          <table:table-cell office:value-type="string" calcext:value-type="string">
            <text:p>UCOGeU-1Fig3rrDjhm9Zs_wg</text:p>
          </table:table-cell>
          <table:table-cell office:value-type="string" calcext:value-type="string">
            <text:p>https://www.youtube.com/watch?v=e4MSN6IImpI</text:p>
          </table:table-cell>
          <table:table-cell office:value-type="date" office:date-value="2010-11-17T05:22:39" calcext:value-type="date">
            <text:p>17/11/10 05:22</text:p>
          </table:table-cell>
          <table:table-cell office:value-type="string" calcext:value-type="string">
            <text:p>Doodling in Math Class: Binary Trees</text:p>
          </table:table-cell>
          <table:table-cell office:value-type="string" calcext:value-type="string">
            <text:p>Thank you to all the people I know whose math classes do not require such pastimes!</text:p>
            <text:p/>
            <text:p>Doodling Snakes + Graphs: ttp://www.youtube.com/watch?v=heKK95DAKms</text:p>
            <text:p>Doodling Stars: http://www.youtube.com/watch?v=CfJzrmS9UfY</text:p>
            <text:p/>
            <text:p>My personal website, which you might like: http://vihart.com</text:p>
          </table:table-cell>
          <table:table-cell office:value-type="string" calcext:value-type="string">
            <text:p>{math,doodles,mathematics,doodling,school,"sierpinski's triangle","cellular automata","binary trees"}</text:p>
          </table:table-cell>
          <table:table-cell office:value-type="string" calcext:value-type="string">
            <text:p>00:03:48</text:p>
          </table:table-cell>
          <table:table-cell office:value-type="date" office:date-value="2018-07-28T04:44:02.205" calcext:value-type="date">
            <text:p>28/07/18 04:44</text:p>
          </table:table-cell>
          <table:table-cell office:value-type="float" office:value="1275646" calcext:value-type="float">
            <text:p>1275646</text:p>
          </table:table-cell>
          <table:table-cell office:value-type="float" office:value="1311" calcext:value-type="float">
            <text:p>1311</text:p>
          </table:table-cell>
          <table:table-cell/>
        </table:table-row>
        <table:table-row table:style-name="ro7">
          <table:table-cell office:value-type="string" calcext:value-type="string">
            <text:p>Khan Academy</text:p>
          </table:table-cell>
          <table:table-cell office:value-type="string" calcext:value-type="string">
            <text:p>mIStB5X4U8M</text:p>
          </table:table-cell>
          <table:table-cell office:value-type="string" calcext:value-type="string">
            <text:p>UC4a-Gbdw7vOaccHmFo40b9g</text:p>
          </table:table-cell>
          <table:table-cell office:value-type="string" calcext:value-type="string">
            <text:p>https://www.youtube.com/watch?v=mIStB5X4U8M</text:p>
          </table:table-cell>
          <table:table-cell office:value-type="date" office:date-value="2011-05-12T00:03:49" calcext:value-type="date">
            <text:p>12/05/11 00:03</text:p>
          </table:table-cell>
          <table:table-cell office:value-type="string" calcext:value-type="string">
            <text:p>Prime numbers | Factors and multiples | Pre-Algebra | Khan Academy</text:p>
          </table:table-cell>
          <table:table-cell office:value-type="string" calcext:value-type="string">
            <text:p>What does it mean to be a prime number? Let's progress though some whole numbers and ask ourselves if they meet the criteria. What is the criteria you ask? Watch.</text:p>
            <text:p/>
            <text:p>Practice this lesson yourself on KhanAcademy.org right now: https://www.khanacademy.org/math/pre-algebra/factors-multiples/prime_numbers/e/prime_numbers?utm_source=YT&amp;utm_medium=Desc&amp;utm_campaign=PreAlgebra</text:p>
            <text:p/>
            <text:p>Watch the next lesson: https://www.khanacademy.org/math/pre-algebra/factors-multiples/prime_numbers/v/recognizing-prime-numbers?utm_source=YT&amp;utm_medium=Desc&amp;utm_campaign=PreAlgebra</text:p>
            <text:p/>
            <text:p>Missed the previous lesson? </text:p>
            <text:p>https://www.khanacademy.org/math/pre-algebra/factors-multiples/divisibility_and_factors/v/divisibility-intuition?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8:13</text:p>
          </table:table-cell>
          <table:table-cell office:value-type="date" office:date-value="2018-07-28T04:42:46.656" calcext:value-type="date">
            <text:p>28/07/18 04:42</text:p>
          </table:table-cell>
          <table:table-cell office:value-type="float" office:value="1275230" calcext:value-type="float">
            <text:p>1275230</text:p>
          </table:table-cell>
          <table:table-cell office:value-type="float" office:value="4977" calcext:value-type="float">
            <text:p>4977</text:p>
          </table:table-cell>
          <table:table-cell/>
        </table:table-row>
        <table:table-row table:style-name="ro24">
          <table:table-cell office:value-type="string" calcext:value-type="string">
            <text:p>Khan Academy</text:p>
          </table:table-cell>
          <table:table-cell office:value-type="string" calcext:value-type="string">
            <text:p>y2-uaPiyoxc</text:p>
          </table:table-cell>
          <table:table-cell office:value-type="string" calcext:value-type="string">
            <text:p>UC4a-Gbdw7vOaccHmFo40b9g</text:p>
          </table:table-cell>
          <table:table-cell office:value-type="string" calcext:value-type="string">
            <text:p>https://www.youtube.com/watch?v=y2-uaPiyoxc</text:p>
          </table:table-cell>
          <table:table-cell office:value-type="date" office:date-value="2015-06-02T21:41:37" calcext:value-type="date">
            <text:p>02/06/15 21:41</text:p>
          </table:table-cell>
          <table:table-cell office:value-type="string" calcext:value-type="string">
            <text:p>Counting with small numbers | Counting | Early Math | Khan Academy</text:p>
          </table:table-cell>
          <table:table-cell office:value-type="string" calcext:value-type="string">
            <text:p>Learn how to count squirrels and horses.</text:p>
            <text:p>Practice this lesson yourself on KhanAcademy.org right now: https://www.khanacademy.org/math/early-math/cc-early-math-counting-topic/cc-early-math-counting/e/counting-out-1-20-objects?utm_source=YT&amp;utm_medium=Desc&amp;utm_campaign=EarlyMath</text:p>
            <text:p/>
            <text:p>Watch the next lesson: https://www.khanacademy.org/math/early-math/cc-early-math-counting-topic/cc-early-math-counting/v/counting-in-order?utm_source=YT&amp;utm_medium=Desc&amp;utm_campaign=EarlyMath</text:p>
            <text:p/>
            <text:p>Early Math on Khan Academy: Math begins with counting. It's the most important skill we learn in our early years and becomes the foundation for all other math concepts. Once we can count, we can add, subtract, and measure the world around us. Shortly thereafter, we can learn about place values, plots, graphs, time, money, and shapes. These early math skills are presented in this subject's tutorials in a straightforward, understandable, and (dare we say it) fun way!</text:p>
            <text:p/>
            <text:p>Want a virtual coach for Early Math?  Unlock the Early Math mission on Khan Academy here: https://www.khanacademy.org?utm_source=YT&amp;utm_medium=Desc&amp;utm_campaign=EarlyMath</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Early Math channel:: https://www.youtube.com/channel/UCs8a-pNM8EHKKU28XQLetLw?sub_confirmation=1</text:p>
            <text:p>Subscribe to KhanAcademy: http://www.youtube.com/subscription_center?add_user=khanacademy</text:p>
          </table:table-cell>
          <table:table-cell office:value-type="string" calcext:value-type="string">
            <text:p>{"Counting (Literature Subject)",Number,"Mathematics (Field Of Study)","Education (TV Genre)","k-2 math","kindergarten math","1st grade math","2nd grade math","early math for toddlers","early maths for preschool","early mathematics"}</text:p>
          </table:table-cell>
          <table:table-cell office:value-type="string" calcext:value-type="string">
            <text:p>00:00:56</text:p>
          </table:table-cell>
          <table:table-cell office:value-type="date" office:date-value="2018-07-28T04:41:44.738" calcext:value-type="date">
            <text:p>28/07/18 04:41</text:p>
          </table:table-cell>
          <table:table-cell office:value-type="float" office:value="1270428" calcext:value-type="float">
            <text:p>1270428</text:p>
          </table:table-cell>
          <table:table-cell office:value-type="float" office:value="1688" calcext:value-type="float">
            <text:p>1688</text:p>
          </table:table-cell>
          <table:table-cell/>
        </table:table-row>
        <table:table-row table:style-name="ro4">
          <table:table-cell office:value-type="string" calcext:value-type="string">
            <text:p>Vihart</text:p>
          </table:table-cell>
          <table:table-cell office:value-type="string" calcext:value-type="string">
            <text:p>CfJzrmS9UfY</text:p>
          </table:table-cell>
          <table:table-cell office:value-type="string" calcext:value-type="string">
            <text:p>UCOGeU-1Fig3rrDjhm9Zs_wg</text:p>
          </table:table-cell>
          <table:table-cell office:value-type="string" calcext:value-type="string">
            <text:p>https://www.youtube.com/watch?v=CfJzrmS9UfY</text:p>
          </table:table-cell>
          <table:table-cell office:value-type="date" office:date-value="2010-11-21T00:27:25" calcext:value-type="date">
            <text:p>21/11/10 00:27</text:p>
          </table:table-cell>
          <table:table-cell office:value-type="string" calcext:value-type="string">
            <text:p>Doodling in Math Class: Stars</text:p>
          </table:table-cell>
          <table:table-cell office:value-type="string" calcext:value-type="string">
            <text:p>Doodling Infinity Elephants: http://www.youtube.com/watch?v=DK5Z709J2eo</text:p>
            <text:p>Doodling Snakes + Graphs: http://www.youtube.com/watch?v=heKK95DAKms</text:p>
            <text:p>Doodling Binary Trees: http://www.youtube.com/watch?v=e4MSN6IImpI</text:p>
            <text:p/>
            <text:p>My personal website, which you might like: http://vihart.com</text:p>
          </table:table-cell>
          <table:table-cell office:value-type="string" calcext:value-type="string">
            <text:p>{math,doodles,mathematics,doodling,school,stars,factoring,factors}</text:p>
          </table:table-cell>
          <table:table-cell office:value-type="string" calcext:value-type="string">
            <text:p>00:03:58</text:p>
          </table:table-cell>
          <table:table-cell office:value-type="date" office:date-value="2018-07-28T04:44:02.185" calcext:value-type="date">
            <text:p>28/07/18 04:44</text:p>
          </table:table-cell>
          <table:table-cell office:value-type="float" office:value="1270424" calcext:value-type="float">
            <text:p>1270424</text:p>
          </table:table-cell>
          <table:table-cell office:value-type="float" office:value="1163" calcext:value-type="float">
            <text:p>1163</text:p>
          </table:table-cell>
          <table:table-cell/>
        </table:table-row>
        <table:table-row table:style-name="ro31">
          <table:table-cell office:value-type="string" calcext:value-type="string">
            <text:p>minutephysics</text:p>
          </table:table-cell>
          <table:table-cell office:value-type="string" calcext:value-type="string">
            <text:p>_OwGZR-EltI</text:p>
          </table:table-cell>
          <table:table-cell office:value-type="string" calcext:value-type="string">
            <text:p>UCUHW94eEFW7hkUMVaZz4eDg</text:p>
          </table:table-cell>
          <table:table-cell office:value-type="string" calcext:value-type="string">
            <text:p>https://www.youtube.com/watch?v=_OwGZR-EltI</text:p>
          </table:table-cell>
          <table:table-cell office:value-type="date" office:date-value="2013-03-11T20:30:50" calcext:value-type="date">
            <text:p>11/03/13 20:30</text:p>
          </table:table-cell>
          <table:table-cell office:value-type="string" calcext:value-type="string">
            <text:p>Youtube Video vs. The Universe</text:p>
          </table:table-cell>
          <table:table-cell office:value-type="string" calcext:value-type="string">
            <text:p>Oh, Hey! MinuteEarth! http://youtube.com/minuteearth      .........and you can also subscribe to MinutePhysics! http://dft.ba/-minutephysics_sub</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Relativity,quantum,mechanics,infinite,bang,theory,cosmic,galaxy,sun,special,relativity,"black hole",science,gravity,Neutrino,photon,Minutephysics,minute,physics,Henry,Reich,Perimeter,Institute,"Henry Reich","flat earth","speed of light",mass,Rain,coriolis,Horizon,planets,"time zones",triangle,stars,orion,NASA,momentum,"time dilation","length contraction",relativistic,gluon,love,particle,universe,multiverse,"big bang",observable,horizon,"age of the universe","no edge","size of the universe"}</text:p>
          </table:table-cell>
          <table:table-cell office:value-type="string" calcext:value-type="string">
            <text:p>00:01:18</text:p>
          </table:table-cell>
          <table:table-cell office:value-type="date" office:date-value="2018-07-28T04:43:12.14" calcext:value-type="date">
            <text:p>28/07/18 04:43</text:p>
          </table:table-cell>
          <table:table-cell office:value-type="float" office:value="1269640" calcext:value-type="float">
            <text:p>1269640</text:p>
          </table:table-cell>
          <table:table-cell office:value-type="float" office:value="172" calcext:value-type="float">
            <text:p>172</text:p>
          </table:table-cell>
          <table:table-cell/>
        </table:table-row>
        <table:table-row table:style-name="ro7">
          <table:table-cell office:value-type="string" calcext:value-type="string">
            <text:p>Khan Academy</text:p>
          </table:table-cell>
          <table:table-cell office:value-type="string" calcext:value-type="string">
            <text:p>DR2DYe7PI74</text:p>
          </table:table-cell>
          <table:table-cell office:value-type="string" calcext:value-type="string">
            <text:p>UC4a-Gbdw7vOaccHmFo40b9g</text:p>
          </table:table-cell>
          <table:table-cell office:value-type="string" calcext:value-type="string">
            <text:p>https://www.youtube.com/watch?v=DR2DYe7PI74</text:p>
          </table:table-cell>
          <table:table-cell office:value-type="date" office:date-value="2012-02-04T19:45:55" calcext:value-type="date">
            <text:p>04/02/12 19:45</text:p>
          </table:table-cell>
          <table:table-cell office:value-type="string" calcext:value-type="string">
            <text:p>Converting decimals to fractions example 1 | Decimals | Pre-Algebra | Khan Academy</text:p>
          </table:table-cell>
          <table:table-cell office:value-type="string" calcext:value-type="string">
            <text:p>We're practicing how to convert a lonely decimal into a happy fraction.</text:p>
            <text:p/>
            <text:p>Practice this lesson yourself on KhanAcademy.org right now: https://www.khanacademy.org/math/pre-algebra/decimals-pre-alg/decimal-to-fraction-pre-alg/e/converting_decimals_to_fractions_1?utm_source=YT&amp;utm_medium=Desc&amp;utm_campaign=PreAlgebra</text:p>
            <text:p/>
            <text:p>Watch the next lesson: https://www.khanacademy.org/math/pre-algebra/decimals-pre-alg/decimal-to-fraction-pre-alg/v/converting-decimals-to-fractions-1-ex-2?utm_source=YT&amp;utm_medium=Desc&amp;utm_campaign=PreAlgebra</text:p>
            <text:p/>
            <text:p>Missed the previous lesson? </text:p>
            <text:p>https://www.khanacademy.org/math/pre-algebra/decimals-pre-alg/decimal-to-fraction-pre-alg/v/decimals-and-fraction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1:56</text:p>
          </table:table-cell>
          <table:table-cell office:value-type="date" office:date-value="2018-07-28T04:42:28.444" calcext:value-type="date">
            <text:p>28/07/18 04:42</text:p>
          </table:table-cell>
          <table:table-cell office:value-type="float" office:value="1268667" calcext:value-type="float">
            <text:p>1268667</text:p>
          </table:table-cell>
          <table:table-cell office:value-type="float" office:value="3805" calcext:value-type="float">
            <text:p>3805</text:p>
          </table:table-cell>
          <table:table-cell/>
        </table:table-row>
        <table:table-row table:style-name="ro15">
          <table:table-cell office:value-type="string" calcext:value-type="string">
            <text:p>Khan Academy</text:p>
          </table:table-cell>
          <table:table-cell office:value-type="string" calcext:value-type="string">
            <text:p>LoaBd-sPzkU</text:p>
          </table:table-cell>
          <table:table-cell office:value-type="string" calcext:value-type="string">
            <text:p>UC4a-Gbdw7vOaccHmFo40b9g</text:p>
          </table:table-cell>
          <table:table-cell office:value-type="string" calcext:value-type="string">
            <text:p>https://www.youtube.com/watch?v=LoaBd-sPzkU</text:p>
          </table:table-cell>
          <table:table-cell office:value-type="date" office:date-value="2011-09-30T14:31:03" calcext:value-type="date">
            <text:p>30/09/11 14:31</text:p>
          </table:table-cell>
          <table:table-cell office:value-type="string" calcext:value-type="string">
            <text:p>Perimeter and area: the basics | Perimeter, area, and volume | Geometry | Khan Academy</text:p>
          </table:table-cell>
          <table:table-cell office:value-type="string" calcext:value-type="string">
            <text:p>Great geometry primer on perimeter and area. Listen carefully. Sal explains the concepts so you'll understand them.</text:p>
            <text:p/>
            <text:p>Practice this lesson yourself on KhanAcademy.org right now: </text:p>
            <text:p>https://www.khanacademy.org/math/geometry/basic-geometry/perimeter_area_tutorial/e/area_of_triangles_1?utm_source=YT&amp;utm_medium=Desc&amp;utm_campaign=Geometry</text:p>
            <text:p/>
            <text:p>Watch the next lesson: https://www.khanacademy.org/math/geometry/basic-geometry/perimeter_area_tutorial/v/triangle-area-proofs?utm_source=YT&amp;utm_medium=Desc&amp;utm_campaign=Geometry</text:p>
            <text:p/>
            <text:p>Missed the previous lesson? </text:p>
            <text:p>https://www.khanacademy.org/math/geometry/right_triangles_topic/cc-geometry-trig-similarity/v/example-relating-trig-function-to-side-ratios?utm_source=YT&amp;utm_medium=Desc&amp;utm_campaign=Geometry</text:p>
            <text:p/>
            <text:p>Geometry on Khan Academy: We are surrounded by space. And that space contains lots of things. And these things have shapes. In geometry we are concerned with the nature of these shapes, how we define them, and what they teach us about the world at large--from math to architecture to biology to astronomy (and everything in between). Learning geometry is about more than just taking your medicine ("It's good for you!"), it's at the core of everything that exists--including you. Having said all that, some of the specific topics we'll cover include angles, intersecting lines, right triangles, perimeter, area, volume, circles, triangles, quadrilaterals, analytic geometry, and geometric constructions. Wow. That's a lot. To summarize: it's difficult to imagine any area of math that is more widely used than ge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Geometry channel:</text:p>
            <text:p>https://www.youtube.com/channel/UCD3OtKxPRUFw8kzYlhJXa1Q?sub_confirmation=1</text:p>
            <text:p>Subscribe to Khan Academy: https://www.youtube.com/subscription_center?add_user=khanacademy</text:p>
          </table:table-cell>
          <table:table-cell/>
          <table:table-cell office:value-type="string" calcext:value-type="string">
            <text:p>00:08:25</text:p>
          </table:table-cell>
          <table:table-cell office:value-type="date" office:date-value="2018-07-28T04:42:03.99" calcext:value-type="date">
            <text:p>28/07/18 04:42</text:p>
          </table:table-cell>
          <table:table-cell office:value-type="float" office:value="1267764" calcext:value-type="float">
            <text:p>1267764</text:p>
          </table:table-cell>
          <table:table-cell office:value-type="float" office:value="5009" calcext:value-type="float">
            <text:p>5009</text:p>
          </table:table-cell>
          <table:table-cell/>
        </table:table-row>
        <table:table-row table:style-name="ro26">
          <table:table-cell office:value-type="string" calcext:value-type="string">
            <text:p>Numberphile</text:p>
          </table:table-cell>
          <table:table-cell office:value-type="string" calcext:value-type="string">
            <text:p>4k1jegU4Wb4</text:p>
          </table:table-cell>
          <table:table-cell office:value-type="string" calcext:value-type="string">
            <text:p>UCoxcjq-8xIDTYp3uz647V5A</text:p>
          </table:table-cell>
          <table:table-cell office:value-type="string" calcext:value-type="string">
            <text:p>https://www.youtube.com/watch?v=4k1jegU4Wb4</text:p>
          </table:table-cell>
          <table:table-cell office:value-type="date" office:date-value="2016-10-05T12:00:01" calcext:value-type="date">
            <text:p>05/10/16 12:00</text:p>
          </table:table-cell>
          <table:table-cell office:value-type="string" calcext:value-type="string">
            <text:p>The mystery of 0.577 - Numberphile</text:p>
          </table:table-cell>
          <table:table-cell office:value-type="string" calcext:value-type="string">
            <text:p>The harmonic series and the elusive Eulerâ€“Mascheroni constant.</text:p>
            <text:p>More links &amp; stuff in full description below â†“â†“â†“</text:p>
            <text:p/>
            <text:p>Featuring Dr Tony Padilla.</text:p>
            <text:p>Audible: http://www.audible.com/numberphile</text:p>
            <text:p/>
            <text:p>Extra footage: https://youtu.be/eRGN8ThZfhU</text:p>
            <text:p/>
            <text:p>Videos about -1/12: http://bit.ly/minus_twelfth</text:p>
            <text:p/>
            <text:p>Tony at the LHC: https://youtu.be/sVYUqMRolaA (via Sixty Symbols, our physics channel)</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harmonic series",euler,mascheroni}</text:p>
          </table:table-cell>
          <table:table-cell office:value-type="string" calcext:value-type="string">
            <text:p>00:10:03</text:p>
          </table:table-cell>
          <table:table-cell office:value-type="date" office:date-value="2018-07-28T04:42:15.842" calcext:value-type="date">
            <text:p>28/07/18 04:42</text:p>
          </table:table-cell>
          <table:table-cell office:value-type="float" office:value="1265090" calcext:value-type="float">
            <text:p>1265090</text:p>
          </table:table-cell>
          <table:table-cell office:value-type="float" office:value="5111" calcext:value-type="float">
            <text:p>5111</text:p>
          </table:table-cell>
          <table:table-cell/>
        </table:table-row>
        <table:table-row table:style-name="ro53">
          <table:table-cell office:value-type="string" calcext:value-type="string">
            <text:p>MindYourDecisions</text:p>
          </table:table-cell>
          <table:table-cell office:value-type="string" calcext:value-type="string">
            <text:p>IQd1oDsHVSc</text:p>
          </table:table-cell>
          <table:table-cell office:value-type="string" calcext:value-type="string">
            <text:p>UCHnj59g7jezwTy5GeL8EA_g</text:p>
          </table:table-cell>
          <table:table-cell office:value-type="string" calcext:value-type="string">
            <text:p>https://www.youtube.com/watch?v=IQd1oDsHVSc</text:p>
          </table:table-cell>
          <table:table-cell office:value-type="date" office:date-value="2016-09-21T20:39:14" calcext:value-type="date">
            <text:p>21/09/16 20:39</text:p>
          </table:table-cell>
          <table:table-cell office:value-type="string" calcext:value-type="string">
            <text:p>"Only Geniuses Can Solve" The Viral 11x11 = 4 Puzzle. The Correct Answer Explained</text:p>
          </table:table-cell>
          <table:table-cell office:value-type="string" calcext:value-type="string">
            <text:p>If 11x11=4 and 22x22=16, what is 33x33=? This puzzle has been shared with the claim that only geniuses can solve it. It has gotten millions of views on the internet and Facebook as people have debated the correct answer. In this video I present what many people believe to be the correct answer. I then show how the approaches for two popular answers can be reconlined mathematically using the method of multiplying by lines (known also by the names "visual multiplication," how the Japanese multiply," "Chinese stick multiplication, " and "Vedic multiplication.")</text:p>
            <text:p/>
            <text:p>Blog post: http://wp.me/p6aMk-4Sb</text:p>
            <text:p/>
            <text:p>Quora discussion</text:p>
            <text:p>https://www.quora.com/Puzzles-and-Trick-Questions-What-is-the-correct-answer-to-11x11-4-22x22-16-33x33</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about 2 times a year):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5/5 stars on 2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5/5 stars on 3 reviews)</text:p>
            <text:p>http://amzn.to/1NKbyCs</text:p>
            <text:p/>
            <text:p>"Math Puzzles Volume 3" is the third in the series. (rated 3.8/5 stars on 4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mathematics,math,maths,riddle,"brain teaser",puzzle,"math puzzle"}</text:p>
          </table:table-cell>
          <table:table-cell office:value-type="string" calcext:value-type="string">
            <text:p>00:11:27</text:p>
          </table:table-cell>
          <table:table-cell office:value-type="date" office:date-value="2018-07-28T04:44:08.082" calcext:value-type="date">
            <text:p>28/07/18 04:44</text:p>
          </table:table-cell>
          <table:table-cell office:value-type="float" office:value="1263130" calcext:value-type="float">
            <text:p>1263130</text:p>
          </table:table-cell>
          <table:table-cell office:value-type="float" office:value="2434" calcext:value-type="float">
            <text:p>2434</text:p>
          </table:table-cell>
          <table:table-cell/>
        </table:table-row>
        <table:table-row table:style-name="ro4">
          <table:table-cell office:value-type="string" calcext:value-type="string">
            <text:p>TED-Ed</text:p>
          </table:table-cell>
          <table:table-cell office:value-type="string" calcext:value-type="string">
            <text:p>foLf5Bi9qXs</text:p>
          </table:table-cell>
          <table:table-cell office:value-type="string" calcext:value-type="string">
            <text:p>UCsooa4yRKGN_zEE8iknghZA</text:p>
          </table:table-cell>
          <table:table-cell office:value-type="string" calcext:value-type="string">
            <text:p>https://www.youtube.com/watch?v=foLf5Bi9qXs</text:p>
          </table:table-cell>
          <table:table-cell office:value-type="date" office:date-value="2017-07-17T15:13:56" calcext:value-type="date">
            <text:p>17/07/17 15:13</text:p>
          </table:table-cell>
          <table:table-cell office:value-type="string" calcext:value-type="string">
            <text:p>How does caffeine keep us awake? - Hanan Qasim</text:p>
          </table:table-cell>
          <table:table-cell office:value-type="string" calcext:value-type="string">
            <text:p>View full lesson: http://ed.ted.com/lessons/how-does-caffeine-keep-us-awake-hanan-qasim</text:p>
            <text:p/>
            <text:p>Over 100,000 metric tons of caffeine are consumed around the world every year. Thatâ€™s equivalent to the weight of 14 Eiffel Towers! Caffeine helps us feel alert, focused, and energetic, even if we havenâ€™t had enough sleep â€” but it can also raise our blood pressure and make us feel anxious. So how does it keep us awake? Hanan Qasim shares the science behind the worldâ€™s most widely used drug. </text:p>
            <text:p/>
            <text:p>Lesson by Hanan Qasim, directed by Adriatic Animation.</text:p>
          </table:table-cell>
          <table:table-cell office:value-type="string" calcext:value-type="string">
            <text:p>{TED,TED-Ed,"TED Education","TED Ed","Hanan Qasim","Adriatic Animation",caffeine,adenosine,dopamine,stimulant,brain,neuron,receptor,inhibitor,coffee,tea,soda,chocolate,energy,drug,"central nervous system",ATP}</text:p>
          </table:table-cell>
          <table:table-cell office:value-type="string" calcext:value-type="string">
            <text:p>00:05:15</text:p>
          </table:table-cell>
          <table:table-cell office:value-type="date" office:date-value="2018-07-28T04:42:22.174" calcext:value-type="date">
            <text:p>28/07/18 04:42</text:p>
          </table:table-cell>
          <table:table-cell office:value-type="float" office:value="1263098" calcext:value-type="float">
            <text:p>1263098</text:p>
          </table:table-cell>
          <table:table-cell office:value-type="float" office:value="12036" calcext:value-type="float">
            <text:p>12036</text:p>
          </table:table-cell>
          <table:table-cell/>
        </table:table-row>
        <table:table-row table:style-name="ro30">
          <table:table-cell office:value-type="string" calcext:value-type="string">
            <text:p>TED-Ed</text:p>
          </table:table-cell>
          <table:table-cell office:value-type="string" calcext:value-type="string">
            <text:p>uSTNyHkde08</text:p>
          </table:table-cell>
          <table:table-cell office:value-type="string" calcext:value-type="string">
            <text:p>UCsooa4yRKGN_zEE8iknghZA</text:p>
          </table:table-cell>
          <table:table-cell office:value-type="string" calcext:value-type="string">
            <text:p>https://www.youtube.com/watch?v=uSTNyHkde08</text:p>
          </table:table-cell>
          <table:table-cell office:value-type="date" office:date-value="2018-03-26T15:04:03" calcext:value-type="date">
            <text:p>26/03/18 15:04</text:p>
          </table:table-cell>
          <table:table-cell office:value-type="string" calcext:value-type="string">
            <text:p>Why isn't the world covered in poop? - Eleanor Slade and Paul Manning</text:p>
          </table:table-cell>
          <table:table-cell office:value-type="string" calcext:value-type="string">
            <text:p>Learn more by reading Douglas J. Emlen's "Animal Weapons": </text:p>
            <text:p>https://amzn.to/2I2SLSw</text:p>
            <text:p/>
            <text:p>View full lesson: https://ed.ted.com/lessons/why-isn-t-the-world-covered-in-poop-eleanor-slade-and-paul-manning</text:p>
            <text:p/>
            <text:p>Check out our book rec page: http://bit.ly/2I3INQC</text:p>
            <text:p/>
            <text:p>Each day, the animal kingdom produces roughly enough poop to match the volume of water pouring over Victoria Falls. So why isnâ€™t the planet covered in the stuff? You can thank the humble dung beetle for eating up the excess. Eleanor Slade and Paul Manning explain how these valiant insects make quick work of an endless stream of feces.</text:p>
            <text:p/>
            <text:p>Lesson by Eleanor Slade and Paul Manning, animation by Anton Bogaty.</text:p>
            <text:p/>
            <text:p>Thank you so much to our patrons for your support! Without you this video would not be possible! Emma Moyse, Fahad Nasser Chowdhury, Marin Kovachev, Mohamad Aiman Fitri Bin Annuar, Daniel Huerga, Maria Lerchbaumer, Kevin Le, Edgar Campos Barrachina, Dianne Palomar, Chris Buccellati, Curtis Light, Liana Switzer, Maija Chapman, Pamela Harrison, Dylan Drover, Mighterbump , Beatriz InÃ¡cio, Robert Hargis, Mark wisdom, Mircea SÃ®rbu, Molly Gardner, Irindany Sandoval, William Bravante, Elizabeth Parker, Sai Krishna Koyoda, Therapist Gus, Samuel Barbas, Betsy Feathers, Maxwell Ingram, Ajinkya Deshmukh, Victoria Soler-Roig, Abdulmateen Aderinto, Pavel Maksimov, Cyrus Garay, Triáº¿t Tháº¡ch Minh, Yvette Mocete, Mike Azarkman, Valeria Sloan Vasquez, Patricia Alves Panagides, William Biersdorf, Michael Aquilina, Vinamr L. Sachdeva, Ryan Phillips, FireWolfLasers , Kshitij Shah, Teach Me DinÃ© - Navajo Language, Jonah Jukes-Smith, Victoria Veretilo, Rebecca Reineke, Felipe Hoff, Brandon Thomas, Lewis Westbury, Bogdan Zubrickis, Mada Arslan, Johnny Gutierrez, Mirzat Turap, Jaime Arriola, Emilia Alvarado, Javid Gozalov, çœŸä½‘ åŠ‰, Ethan , Paul Beard, Deepak Iyer, Markus Goldhacker, Mihai Sandu, Keven Webb, Hendrik Mueller, Kristiyan Bonev, Philipp Hiestand, Maya Toll, Andreas Voltios, Nick Johnson, Ricardo Rendon Cepeda, Anika Westburg, Tom Lee, Benjamin &amp; Shannon Pinder, Ana Maria, and Alan Froese.</text:p>
          </table:table-cell>
          <table:table-cell office:value-type="string" calcext:value-type="string">
            <text:p>{TED,TED-Ed,"TED Ed","Ted Education",Teded,"Eleanor Slade","Paul Manning","Anton Bogaty",poop,dung,beetle,feces,insects}</text:p>
          </table:table-cell>
          <table:table-cell office:value-type="string" calcext:value-type="string">
            <text:p>00:04:58</text:p>
          </table:table-cell>
          <table:table-cell office:value-type="date" office:date-value="2018-07-28T04:44:13.884" calcext:value-type="date">
            <text:p>28/07/18 04:44</text:p>
          </table:table-cell>
          <table:table-cell office:value-type="float" office:value="1261377" calcext:value-type="float">
            <text:p>1261377</text:p>
          </table:table-cell>
          <table:table-cell office:value-type="float" office:value="71418" calcext:value-type="float">
            <text:p>71418</text:p>
          </table:table-cell>
          <table:table-cell/>
        </table:table-row>
        <table:table-row table:style-name="ro16">
          <table:table-cell office:value-type="string" calcext:value-type="string">
            <text:p>mathantics</text:p>
          </table:table-cell>
          <table:table-cell office:value-type="string" calcext:value-type="string">
            <text:p>N-Y0Kvcnw8g</text:p>
          </table:table-cell>
          <table:table-cell office:value-type="string" calcext:value-type="string">
            <text:p>UCBuMwlP7kHkNxdPAqtFSJTw</text:p>
          </table:table-cell>
          <table:table-cell office:value-type="string" calcext:value-type="string">
            <text:p>https://www.youtube.com/watch?v=N-Y0Kvcnw8g</text:p>
          </table:table-cell>
          <table:table-cell office:value-type="date" office:date-value="2012-04-17T06:25:44" calcext:value-type="date">
            <text:p>17/04/12 06:25</text:p>
          </table:table-cell>
          <table:table-cell office:value-type="string" calcext:value-type="string">
            <text:p>Math Antics - Common Denominator ECD</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fraction,fractions,educational,"Math Antics",arithmetic,multi-digit,addition,subtraction,multiplication,division,"adding unlike fractions","like fractions","common denominator","finding a common denominator"}</text:p>
          </table:table-cell>
          <table:table-cell office:value-type="string" calcext:value-type="string">
            <text:p>00:05:07</text:p>
          </table:table-cell>
          <table:table-cell office:value-type="date" office:date-value="2018-07-28T04:41:57.551" calcext:value-type="date">
            <text:p>28/07/18 04:41</text:p>
          </table:table-cell>
          <table:table-cell office:value-type="float" office:value="1260946" calcext:value-type="float">
            <text:p>1260946</text:p>
          </table:table-cell>
          <table:table-cell office:value-type="float" office:value="13156" calcext:value-type="float">
            <text:p>13156</text:p>
          </table:table-cell>
          <table:table-cell/>
        </table:table-row>
        <table:table-row table:style-name="ro15">
          <table:table-cell office:value-type="string" calcext:value-type="string">
            <text:p>Khan Academy</text:p>
          </table:table-cell>
          <table:table-cell office:value-type="string" calcext:value-type="string">
            <text:p>FPNhCVZlbJs</text:p>
          </table:table-cell>
          <table:table-cell office:value-type="string" calcext:value-type="string">
            <text:p>UC4a-Gbdw7vOaccHmFo40b9g</text:p>
          </table:table-cell>
          <table:table-cell office:value-type="string" calcext:value-type="string">
            <text:p>https://www.youtube.com/watch?v=FPNhCVZlbJs</text:p>
          </table:table-cell>
          <table:table-cell office:value-type="date" office:date-value="2011-11-01T17:14:34" calcext:value-type="date">
            <text:p>01/11/11 17:14</text:p>
          </table:table-cell>
          <table:table-cell office:value-type="string" calcext:value-type="string">
            <text:p>Converting repeating decimals to fractions 1 | Linear equations | Algebra I | Khan Academy</text:p>
          </table:table-cell>
          <table:table-cell office:value-type="string" calcext:value-type="string">
            <text:p>Examples of how to convert basic repeating decimals to fractions</text:p>
            <text:p/>
            <text:p>Practice this lesson yourself on KhanAcademy.org right now:</text:p>
            <text:p>https://www.khanacademy.org/math/algebra/solving-linear-equations-and-inequalities/conv_rep_decimals/e/converting_repeating_decimals_to_fractions_1?utm_source=YT&amp;utm_medium=Desc&amp;utm_campaign=AlgebraI</text:p>
            <text:p/>
            <text:p>Watch the next lesson: https://www.khanacademy.org/math/algebra/solving-linear-equations-and-inequalities/conv_rep_decimals/v/coverting-repeating-decimals-to-fractions-2?utm_source=YT&amp;utm_medium=Desc&amp;utm_campaign=AlgebraI</text:p>
            <text:p/>
            <text:p>Missed the previous lesson? </text:p>
            <text:p>https://www.khanacademy.org/math/algebra/solving-linear-equations-and-inequalities/solving_for_variable/v/manipulating-formula-example?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4:03</text:p>
          </table:table-cell>
          <table:table-cell office:value-type="date" office:date-value="2018-07-28T04:40:56.302" calcext:value-type="date">
            <text:p>28/07/18 04:40</text:p>
          </table:table-cell>
          <table:table-cell office:value-type="float" office:value="1260414" calcext:value-type="float">
            <text:p>1260414</text:p>
          </table:table-cell>
          <table:table-cell office:value-type="float" office:value="2419" calcext:value-type="float">
            <text:p>2419</text:p>
          </table:table-cell>
          <table:table-cell/>
        </table:table-row>
        <table:table-row table:style-name="ro1">
          <table:table-cell office:value-type="string" calcext:value-type="string">
            <text:p>Math Meeting</text:p>
          </table:table-cell>
          <table:table-cell office:value-type="string" calcext:value-type="string">
            <text:p>SRk1qE5uIWA</text:p>
          </table:table-cell>
          <table:table-cell office:value-type="string" calcext:value-type="string">
            <text:p>UC5mq4Ywd0lPPQJnK_5gq-yA</text:p>
          </table:table-cell>
          <table:table-cell office:value-type="string" calcext:value-type="string">
            <text:p>https://www.youtube.com/watch?v=SRk1qE5uIWA</text:p>
          </table:table-cell>
          <table:table-cell office:value-type="date" office:date-value="2012-10-09T21:43:26" calcext:value-type="date">
            <text:p>09/10/12 21:43</text:p>
          </table:table-cell>
          <table:table-cell office:value-type="string" calcext:value-type="string">
            <text:p>How to solve the Rubik's Cube - Part 3</text:p>
          </table:table-cell>
          <table:table-cell office:value-type="string" calcext:value-type="string">
            <text:p>How to solve a rubik's cube, step by step explanation. This video explains how to solve the middle layer of the cube. Learn how to solve the Rubik's cube and more at http://MathMeeting.com</text:p>
          </table:table-cell>
          <table:table-cell office:value-type="string" calcext:value-type="string">
            <text:p>{"how to solve a rubik's cube",2x2,3x3,song,mathmeeting}</text:p>
          </table:table-cell>
          <table:table-cell office:value-type="string" calcext:value-type="string">
            <text:p>00:12:08</text:p>
          </table:table-cell>
          <table:table-cell office:value-type="date" office:date-value="2018-07-28T04:43:24.075" calcext:value-type="date">
            <text:p>28/07/18 04:43</text:p>
          </table:table-cell>
          <table:table-cell office:value-type="float" office:value="1260355" calcext:value-type="float">
            <text:p>1260355</text:p>
          </table:table-cell>
          <table:table-cell office:value-type="float" office:value="826" calcext:value-type="float">
            <text:p>826</text:p>
          </table:table-cell>
          <table:table-cell/>
        </table:table-row>
        <table:table-row table:style-name="ro22">
          <table:table-cell office:value-type="string" calcext:value-type="string">
            <text:p>Khan Academy</text:p>
          </table:table-cell>
          <table:table-cell office:value-type="string" calcext:value-type="string">
            <text:p>RJlEH5Jz80w</text:p>
          </table:table-cell>
          <table:table-cell office:value-type="string" calcext:value-type="string">
            <text:p>UC4a-Gbdw7vOaccHmFo40b9g</text:p>
          </table:table-cell>
          <table:table-cell office:value-type="string" calcext:value-type="string">
            <text:p>https://www.youtube.com/watch?v=RJlEH5Jz80w</text:p>
          </table:table-cell>
          <table:table-cell office:value-type="date" office:date-value="2009-08-25T21:41:39" calcext:value-type="date">
            <text:p>25/08/09 21:41</text:p>
          </table:table-cell>
          <table:table-cell office:value-type="string" calcext:value-type="string">
            <text:p>Electron Configurations</text:p>
          </table:table-cell>
          <table:table-cell office:value-type="string" calcext:value-type="string">
            <text:p>Introduction to using the periodic table to determine electron configuration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10:04</text:p>
          </table:table-cell>
          <table:table-cell office:value-type="date" office:date-value="2018-07-28T04:41:32.494" calcext:value-type="date">
            <text:p>28/07/18 04:41</text:p>
          </table:table-cell>
          <table:table-cell office:value-type="float" office:value="1260293" calcext:value-type="float">
            <text:p>1260293</text:p>
          </table:table-cell>
          <table:table-cell office:value-type="float" office:value="2357" calcext:value-type="float">
            <text:p>2357</text:p>
          </table:table-cell>
          <table:table-cell/>
        </table:table-row>
        <table:table-row table:style-name="ro1">
          <table:table-cell office:value-type="string" calcext:value-type="string">
            <text:p>TED-Ed</text:p>
          </table:table-cell>
          <table:table-cell office:value-type="string" calcext:value-type="string">
            <text:p>2QZaONSuYKM</text:p>
          </table:table-cell>
          <table:table-cell office:value-type="string" calcext:value-type="string">
            <text:p>UCsooa4yRKGN_zEE8iknghZA</text:p>
          </table:table-cell>
          <table:table-cell office:value-type="string" calcext:value-type="string">
            <text:p>https://www.youtube.com/watch?v=2QZaONSuYKM</text:p>
          </table:table-cell>
          <table:table-cell office:value-type="date" office:date-value="2013-04-02T14:18:51" calcext:value-type="date">
            <text:p>02/04/13 14:18</text:p>
          </table:table-cell>
          <table:table-cell office:value-type="string" calcext:value-type="string">
            <text:p>TED-Ed YouTube Channel Teaser</text:p>
          </table:table-cell>
          <table:table-cell table:number-columns-repeated="2"/>
          <table:table-cell office:value-type="string" calcext:value-type="string">
            <text:p>00:01:27</text:p>
          </table:table-cell>
          <table:table-cell office:value-type="date" office:date-value="2018-07-28T04:43:49.859" calcext:value-type="date">
            <text:p>28/07/18 04:43</text:p>
          </table:table-cell>
          <table:table-cell office:value-type="float" office:value="1259434" calcext:value-type="float">
            <text:p>1259434</text:p>
          </table:table-cell>
          <table:table-cell office:value-type="float" office:value="12" calcext:value-type="float">
            <text:p>12</text:p>
          </table:table-cell>
          <table:table-cell/>
        </table:table-row>
        <table:table-row table:style-name="ro24">
          <table:table-cell office:value-type="string" calcext:value-type="string">
            <text:p>Khan Academy</text:p>
          </table:table-cell>
          <table:table-cell office:value-type="string" calcext:value-type="string">
            <text:p>xO_1bYgoQvA</text:p>
          </table:table-cell>
          <table:table-cell office:value-type="string" calcext:value-type="string">
            <text:p>UC4a-Gbdw7vOaccHmFo40b9g</text:p>
          </table:table-cell>
          <table:table-cell office:value-type="string" calcext:value-type="string">
            <text:p>https://www.youtube.com/watch?v=xO_1bYgoQvA</text:p>
          </table:table-cell>
          <table:table-cell office:value-type="date" office:date-value="2009-09-18T16:40:09" calcext:value-type="date">
            <text:p>18/09/09 16:40</text:p>
          </table:table-cell>
          <table:table-cell office:value-type="string" calcext:value-type="string">
            <text:p>Multiplication 2: The multiplication tables | Arithmetic | Khan Academy</text:p>
          </table:table-cell>
          <table:table-cell office:value-type="string" calcext:value-type="string">
            <text:p>Introduction to the multiplication tables from 2-9.</text:p>
            <text:p/>
            <text:p>Watch the next lesson: https://www.khanacademy.org/math/arithmetic/multiplication-division/multiplication_fun/v/multiplying-whole-numbers-and-applications-1?utm_source=YT&amp;utm_medium=Desc&amp;utm_campaign=Arithmetic</text:p>
            <text:p/>
            <text:p>Missed the previous lesson? </text:p>
            <text:p>https://www.khanacademy.org/math/arithmetic/multiplication-division/multiplication_fun/v/basic-multiplication?utm_source=YT&amp;utm_medium=Desc&amp;utm_campaign=Arithmetic</text:p>
            <text:p/>
            <text:p>Arithmetic on Khan Academy: So you're ready to have some arithmetic fun? You've come to the right spot! It's the first "official" math topic and chalked full of fun exercises and great videos which help you start your journey towards math mastery. We'll cover the big ones: addition, subtraction, multiplication, and division, of course. But we don't stop there. We'll get into negative numbers, absolute value, decimals, and fractions, too. Learning math should be fun, and we plan on having some with you. Ready to get started?</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Arithmetic channel: https://www.youtube.com/channel/UCFlJkgTNeC-FYYIQnyE5yzQ?sub_confirmation=1</text:p>
            <text:p>Subscribe to KhanAcademy: https://www.youtube.com/subscription_center?add_user=khanacademy</text:p>
          </table:table-cell>
          <table:table-cell/>
          <table:table-cell office:value-type="string" calcext:value-type="string">
            <text:p>00:15:27</text:p>
          </table:table-cell>
          <table:table-cell office:value-type="date" office:date-value="2018-07-28T04:45:21.913" calcext:value-type="date">
            <text:p>28/07/18 04:45</text:p>
          </table:table-cell>
          <table:table-cell office:value-type="float" office:value="1259361" calcext:value-type="float">
            <text:p>1259361</text:p>
          </table:table-cell>
          <table:table-cell office:value-type="float" office:value="1882" calcext:value-type="float">
            <text:p>1882</text:p>
          </table:table-cell>
          <table:table-cell/>
        </table:table-row>
        <table:table-row table:style-name="ro4">
          <table:table-cell office:value-type="string" calcext:value-type="string">
            <text:p>TED-Ed</text:p>
          </table:table-cell>
          <table:table-cell office:value-type="string" calcext:value-type="string">
            <text:p>QhUrc4BnPgg</text:p>
          </table:table-cell>
          <table:table-cell office:value-type="string" calcext:value-type="string">
            <text:p>UCsooa4yRKGN_zEE8iknghZA</text:p>
          </table:table-cell>
          <table:table-cell office:value-type="string" calcext:value-type="string">
            <text:p>https://www.youtube.com/watch?v=QhUrc4BnPgg</text:p>
          </table:table-cell>
          <table:table-cell office:value-type="date" office:date-value="2013-05-22T15:05:37" calcext:value-type="date">
            <text:p>22/05/13 15:05</text:p>
          </table:table-cell>
          <table:table-cell office:value-type="string" calcext:value-type="string">
            <text:p>What is fat? - George Zaidan</text:p>
          </table:table-cell>
          <table:table-cell office:value-type="string" calcext:value-type="string">
            <text:p>View full lesson: http://ed.ted.com/lessons/what-is-fat-george-zaidan</text:p>
            <text:p/>
            <text:p>As the narrative goes, fat is bad. Well, it's actually more nuanced than that. The type of fat you eat is more impactful on your health than the quantity. George Zaidan examines triglycerides, the varied molecules that make up fat, and how to identify which types of fat you are consuming.</text:p>
            <text:p/>
            <text:p>Lesson by George Zaidan, animation by Igor Coric.</text:p>
          </table:table-cell>
          <table:table-cell/>
          <table:table-cell office:value-type="string" calcext:value-type="string">
            <text:p>00:04:22</text:p>
          </table:table-cell>
          <table:table-cell office:value-type="date" office:date-value="2018-07-28T04:41:20.257" calcext:value-type="date">
            <text:p>28/07/18 04:41</text:p>
          </table:table-cell>
          <table:table-cell office:value-type="float" office:value="1255370" calcext:value-type="float">
            <text:p>1255370</text:p>
          </table:table-cell>
          <table:table-cell office:value-type="float" office:value="13535" calcext:value-type="float">
            <text:p>13535</text:p>
          </table:table-cell>
          <table:table-cell/>
        </table:table-row>
        <table:table-row table:style-name="ro1">
          <table:table-cell office:value-type="string" calcext:value-type="string">
            <text:p>Derek Owens</text:p>
          </table:table-cell>
          <table:table-cell office:value-type="string" calcext:value-type="string">
            <text:p>FjCKwkJfg6Y</text:p>
          </table:table-cell>
          <table:table-cell office:value-type="string" calcext:value-type="string">
            <text:p>UCiUjkUeu-1KQ4h77f5b0Svw</text:p>
          </table:table-cell>
          <table:table-cell office:value-type="string" calcext:value-type="string">
            <text:p>https://www.youtube.com/watch?v=FjCKwkJfg6Y</text:p>
          </table:table-cell>
          <table:table-cell office:value-type="date" office:date-value="2009-04-14T06:49:12" calcext:value-type="date">
            <text:p>14/04/09 06:49</text:p>
          </table:table-cell>
          <table:table-cell office:value-type="string" calcext:value-type="string">
            <text:p>Physical Science 9.2a - The Earth Moon Sun System</text:p>
          </table:table-cell>
          <table:table-cell office:value-type="string" calcext:value-type="string">
            <text:p>The Earth Moon Sun System. <text:s/>The orbit of the moon around the earth, the orbit of the earth around the sun, and a discussion of the relative sizes and distances. <text:s/>From the Physical Science course by Derek Owens.</text:p>
          </table:table-cell>
          <table:table-cell office:value-type="string" calcext:value-type="string">
            <text:p>{"Physical Science",earth,moon,sun,"earth moon","earth sun","distance to sun","distance to moon",apollo,"apollo 11",earthrise,"moon distance","sun distances","93 million","small world",homeschool,"distance learning","Derek Owens"}</text:p>
          </table:table-cell>
          <table:table-cell office:value-type="string" calcext:value-type="string">
            <text:p>00:06:43</text:p>
          </table:table-cell>
          <table:table-cell office:value-type="date" office:date-value="2018-07-28T04:41:13.88" calcext:value-type="date">
            <text:p>28/07/18 04:41</text:p>
          </table:table-cell>
          <table:table-cell office:value-type="float" office:value="1252692" calcext:value-type="float">
            <text:p>1252692</text:p>
          </table:table-cell>
          <table:table-cell office:value-type="float" office:value="9169" calcext:value-type="float">
            <text:p>9169</text:p>
          </table:table-cell>
          <table:table-cell/>
        </table:table-row>
        <table:table-row table:style-name="ro6">
          <table:table-cell office:value-type="string" calcext:value-type="string">
            <text:p>Khan Academy</text:p>
          </table:table-cell>
          <table:table-cell office:value-type="string" calcext:value-type="string">
            <text:p>CLWpkv6ccpA</text:p>
          </table:table-cell>
          <table:table-cell office:value-type="string" calcext:value-type="string">
            <text:p>UC4a-Gbdw7vOaccHmFo40b9g</text:p>
          </table:table-cell>
          <table:table-cell office:value-type="string" calcext:value-type="string">
            <text:p>https://www.youtube.com/watch?v=CLWpkv6ccpA</text:p>
          </table:table-cell>
          <table:table-cell office:value-type="date" office:date-value="2012-09-06T21:50:52" calcext:value-type="date">
            <text:p>06/09/12 21:50</text:p>
          </table:table-cell>
          <table:table-cell office:value-type="string" calcext:value-type="string">
            <text:p>Combining like terms introduction | Introduction to algebra | Algebra I | Khan Academy</text:p>
          </table:table-cell>
          <table:table-cell office:value-type="string" calcext:value-type="string">
            <text:p>In simple addition we learned to add all the numbers together to get a sum. In algebra, numbers are sometimes attached to variables and we need to make sure that the variables are alike before we add the numbers.</text:p>
            <text:p/>
            <text:p>Watch the next lesson: https://www.khanacademy.org/math/algebra/introduction-to-algebra/manipulating-expressions/v/combining-like-terms?utm_source=YT&amp;utm_medium=Desc&amp;utm_campaign=AlgebraI</text:p>
            <text:p/>
            <text:p>Missed the previous lesson? </text:p>
            <text:p>https://www.khanacademy.org/math/algebra/introduction-to-algebra/variable-and-expressions/v/evaluating-expressions-3-exercise?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4:32</text:p>
          </table:table-cell>
          <table:table-cell office:value-type="date" office:date-value="2018-07-28T04:43:12.115" calcext:value-type="date">
            <text:p>28/07/18 04:43</text:p>
          </table:table-cell>
          <table:table-cell office:value-type="float" office:value="1252674" calcext:value-type="float">
            <text:p>1252674</text:p>
          </table:table-cell>
          <table:table-cell office:value-type="float" office:value="2721" calcext:value-type="float">
            <text:p>2721</text:p>
          </table:table-cell>
          <table:table-cell/>
        </table:table-row>
        <table:table-row table:style-name="ro7">
          <table:table-cell office:value-type="string" calcext:value-type="string">
            <text:p>Khan Academy</text:p>
          </table:table-cell>
          <table:table-cell office:value-type="string" calcext:value-type="string">
            <text:p>kITJ6qH7jS0</text:p>
          </table:table-cell>
          <table:table-cell office:value-type="string" calcext:value-type="string">
            <text:p>UC4a-Gbdw7vOaccHmFo40b9g</text:p>
          </table:table-cell>
          <table:table-cell office:value-type="string" calcext:value-type="string">
            <text:p>https://www.youtube.com/watch?v=kITJ6qH7jS0</text:p>
          </table:table-cell>
          <table:table-cell office:value-type="date" office:date-value="2007-01-27T00:06:57" calcext:value-type="date">
            <text:p>27/01/07 00:06</text:p>
          </table:table-cell>
          <table:table-cell office:value-type="string" calcext:value-type="string">
            <text:p>Exponent rules part 1 | Exponents, radicals, and scientific notation | Pre-Algebra | Khan Academy</text:p>
          </table:table-cell>
          <table:table-cell office:value-type="string" calcext:value-type="string">
            <text:p>Introduction to exponent rules</text:p>
            <text:p/>
            <text:p>Practice this lesson yourself on KhanAcademy.org right now: https://www.khanacademy.org/e/exponent_rules?utm_source=YTdescription&amp;utm_medium=YTdescription&amp;utm_campaign=YTdescription</text:p>
            <text:p/>
            <text:p>Watch the next lesson: https://www.khanacademy.org/math/pre-algebra/exponents-radicals/exponent-properties/v/exponent-rules-part-2?utm_source=YT&amp;utm_medium=Desc&amp;utm_campaign=PreAlgebra</text:p>
            <text:p/>
            <text:p>Missed the previous lesson? </text:p>
            <text:p>https://www.khanacademy.org/math/pre-algebra/exponents-radicals/cube-root-tutorial/v/simplifying-radical-expressions1?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9:43</text:p>
          </table:table-cell>
          <table:table-cell office:value-type="date" office:date-value="2018-07-28T04:42:40.545" calcext:value-type="date">
            <text:p>28/07/18 04:42</text:p>
          </table:table-cell>
          <table:table-cell office:value-type="float" office:value="1250813" calcext:value-type="float">
            <text:p>1250813</text:p>
          </table:table-cell>
          <table:table-cell office:value-type="float" office:value="4589" calcext:value-type="float">
            <text:p>4589</text:p>
          </table:table-cell>
          <table:table-cell/>
        </table:table-row>
        <table:table-row table:style-name="ro22">
          <table:table-cell office:value-type="string" calcext:value-type="string">
            <text:p>patrickJMT</text:p>
          </table:table-cell>
          <table:table-cell office:value-type="string" calcext:value-type="string">
            <text:p>Et4Y41ZNyao</text:p>
          </table:table-cell>
          <table:table-cell office:value-type="string" calcext:value-type="string">
            <text:p>UCFe6jenM1Bc54qtBsIJGRZQ</text:p>
          </table:table-cell>
          <table:table-cell office:value-type="string" calcext:value-type="string">
            <text:p>https://www.youtube.com/watch?v=Et4Y41ZNyao</text:p>
          </table:table-cell>
          <table:table-cell office:value-type="date" office:date-value="2008-09-28T16:53:08" calcext:value-type="date">
            <text:p>28/09/08 16:53</text:p>
          </table:table-cell>
          <table:table-cell office:value-type="string" calcext:value-type="string">
            <text:p>â– First Order Linear Differential Equations â–</text:p>
          </table:table-cell>
          <table:table-cell office:value-type="string" calcext:value-type="string">
            <text:p>Thanks to all of you who support me on Patreon. You da real mvps!   $1 per month helps!! :)  https://www.patreon.com/patrickjmt !! Please consider being a supporter on Patreon! https://www.patreon.com/patrickjmt</text:p>
            <text:p>First Order Linear Differential Equations - In this video I outline the general technique to solve First Order Linear Differential Equations and do a complete example.</text:p>
            <text:p>For more free math videos visit http://Patrick.com</text:p>
          </table:table-cell>
          <table:table-cell office:value-type="string" calcext:value-type="string">
            <text:p>{calculus,differential,equation,first,order,linear,solve,solving,example,integrating,factor,math,class,free,education,"online class","online university","online college",derivative,integral,limit}</text:p>
          </table:table-cell>
          <table:table-cell office:value-type="string" calcext:value-type="string">
            <text:p>00:05:49</text:p>
          </table:table-cell>
          <table:table-cell office:value-type="date" office:date-value="2018-07-28T04:42:41.03" calcext:value-type="date">
            <text:p>28/07/18 04:42</text:p>
          </table:table-cell>
          <table:table-cell office:value-type="float" office:value="1248400" calcext:value-type="float">
            <text:p>1248400</text:p>
          </table:table-cell>
          <table:table-cell office:value-type="float" office:value="3925" calcext:value-type="float">
            <text:p>3925</text:p>
          </table:table-cell>
          <table:table-cell/>
        </table:table-row>
        <table:table-row table:style-name="ro5">
          <table:table-cell office:value-type="string" calcext:value-type="string">
            <text:p>Khan Academy</text:p>
          </table:table-cell>
          <table:table-cell office:value-type="string" calcext:value-type="string">
            <text:p>FOkQszg1-j8</text:p>
          </table:table-cell>
          <table:table-cell office:value-type="string" calcext:value-type="string">
            <text:p>UC4a-Gbdw7vOaccHmFo40b9g</text:p>
          </table:table-cell>
          <table:table-cell office:value-type="string" calcext:value-type="string">
            <text:p>https://www.youtube.com/watch?v=FOkQszg1-j8</text:p>
          </table:table-cell>
          <table:table-cell office:value-type="date" office:date-value="2011-06-13T15:21:35" calcext:value-type="date">
            <text:p>13/06/11 15:21</text:p>
          </table:table-cell>
          <table:table-cell office:value-type="string" calcext:value-type="string">
            <text:p>Acceleration | One-dimensional motion | Physics | Khan Academy</text:p>
          </table:table-cell>
          <table:table-cell office:value-type="string" calcext:value-type="string">
            <text:p>Calculating the acceleration of a Porsche. Created by Sal Khan.</text:p>
            <text:p/>
            <text:p>Watch the next lesson: https://www.khanacademy.org/science/physics/one-dimensional-motion/acceleration-tutorial/v/airbus-a380-take-off-time?utm_source=YT&amp;utm_medium=Desc&amp;utm_campaign=physics</text:p>
            <text:p/>
            <text:p>Missed the previous lesson? https://www.khanacademy.org/science/physics/one-dimensional-motion/displacement-velocity-time/v/position-vs-time-graphs?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09:06</text:p>
          </table:table-cell>
          <table:table-cell office:value-type="date" office:date-value="2018-07-28T04:44:56.949" calcext:value-type="date">
            <text:p>28/07/18 04:44</text:p>
          </table:table-cell>
          <table:table-cell office:value-type="float" office:value="1246061" calcext:value-type="float">
            <text:p>1246061</text:p>
          </table:table-cell>
          <table:table-cell office:value-type="float" office:value="5337" calcext:value-type="float">
            <text:p>5337</text:p>
          </table:table-cell>
          <table:table-cell/>
        </table:table-row>
        <table:table-row table:style-name="ro41">
          <table:table-cell office:value-type="string" calcext:value-type="string">
            <text:p>3Blue1Brown</text:p>
          </table:table-cell>
          <table:table-cell office:value-type="string" calcext:value-type="string">
            <text:p>spUNpyF58BY</text:p>
          </table:table-cell>
          <table:table-cell office:value-type="string" calcext:value-type="string">
            <text:p>UCYO_jab_esuFRV4b17AJtAw</text:p>
          </table:table-cell>
          <table:table-cell office:value-type="string" calcext:value-type="string">
            <text:p>https://www.youtube.com/watch?v=spUNpyF58BY</text:p>
          </table:table-cell>
          <table:table-cell office:value-type="date" office:date-value="2018-01-26T18:47:48" calcext:value-type="date">
            <text:p>26/01/18 18:47</text:p>
          </table:table-cell>
          <table:table-cell office:value-type="string" calcext:value-type="string">
            <text:p>But what is the Fourier Transform? <text:s/>A visual introduction.</text:p>
          </table:table-cell>
          <table:table-cell office:value-type="string" calcext:value-type="string">
            <text:p>An animated introduction to the Fourier Transform, winding graphs around circles.</text:p>
            <text:p>Supported by viewers: https://www.patreon.com/3blue1brown</text:p>
            <text:p>Special thanks to these Patrons: http://3b1b.co/fourier-thanks</text:p>
            <text:p/>
            <text:p>Follow-on video about the uncertainty principle: https://youtu.be/MBnnXbOM5S4</text:p>
            <text:p/>
            <text:p>Puzzler at the end by Jane Street: https://janestreet.com/3b1b</text:p>
            <text:p/>
            <text:p>Music by Vincent Rubinetti: https://soundcloud.com/vincerubinetti/</text:p>
            <text:p/>
            <text:p>------------------</text:p>
            <text:p/>
            <text:p>3blue1brown is a channel about animating math, in all senses of the word animate.  And you know the drill with YouTube, if you want to stay posted on new videos, subscribe, and click the bell to receive notifications (if you're into that).</text:p>
            <text:p/>
            <text:p>If you are new to this channel and want to see more, a good place to start is this playlist: http://3b1b.co/recommended</text:p>
            <text:p/>
            <text:p>Various social media stuffs:</text:p>
            <text:p>Website: https://www.3blue1brown.com</text:p>
            <text:p>Twitter: https://twitter.com/3Blue1Brown</text:p>
            <text:p>Patreon: https://patreon.com/3blue1brown</text:p>
            <text:p>Facebook: https://www.facebook.com/3blue1brown</text:p>
            <text:p>Reddit: https://www.reddit.com/r/3Blue1Brown</text:p>
          </table:table-cell>
          <table:table-cell office:value-type="string" calcext:value-type="string">
            <text:p>{Mathematics,"three blue one brown","3 blue 1 brown",3b1b,"fourier transform","fourier series",fourier}</text:p>
          </table:table-cell>
          <table:table-cell office:value-type="string" calcext:value-type="string">
            <text:p>00:20:57</text:p>
          </table:table-cell>
          <table:table-cell office:value-type="date" office:date-value="2018-07-28T04:44:20.213" calcext:value-type="date">
            <text:p>28/07/18 04:44</text:p>
          </table:table-cell>
          <table:table-cell office:value-type="float" office:value="1244900" calcext:value-type="float">
            <text:p>1244900</text:p>
          </table:table-cell>
          <table:table-cell office:value-type="float" office:value="58100" calcext:value-type="float">
            <text:p>58100</text:p>
          </table:table-cell>
          <table:table-cell/>
        </table:table-row>
        <table:table-row table:style-name="ro7">
          <table:table-cell office:value-type="string" calcext:value-type="string">
            <text:p>Khan Academy</text:p>
          </table:table-cell>
          <table:table-cell office:value-type="string" calcext:value-type="string">
            <text:p>RPhaidW0dmY</text:p>
          </table:table-cell>
          <table:table-cell office:value-type="string" calcext:value-type="string">
            <text:p>UC4a-Gbdw7vOaccHmFo40b9g</text:p>
          </table:table-cell>
          <table:table-cell office:value-type="string" calcext:value-type="string">
            <text:p>https://www.youtube.com/watch?v=RPhaidW0dmY</text:p>
          </table:table-cell>
          <table:table-cell office:value-type="date" office:date-value="2010-08-07T20:02:15" calcext:value-type="date">
            <text:p>07/08/10 20:02</text:p>
          </table:table-cell>
          <table:table-cell office:value-type="string" calcext:value-type="string">
            <text:p>How to multiply mixed numbers | Fractions | Pre-Algebra | Khan Academy</text:p>
          </table:table-cell>
          <table:table-cell office:value-type="string" calcext:value-type="string">
            <text:p>Learn how to multiply two mixed numbers. The example used in this video is 1 and 3/4 multiplied by 7 and 1/5.</text:p>
            <text:p/>
            <text:p>Practice this lesson yourself on KhanAcademy.org right now: https://www.khanacademy.org/math/pre-algebra/fractions-pre-alg/mixed-number-mult-div-pre-alg/e/multiplying_mixed_numbers_1?utm_source=YT&amp;utm_medium=Desc&amp;utm_campaign=PreAlgebra</text:p>
            <text:p/>
            <text:p>Watch the next lesson: https://www.khanacademy.org/math/pre-algebra/fractions-pre-alg/mixed-number-mult-div-pre-alg/v/reciprocal-of-a-mixed-number?utm_source=YT&amp;utm_medium=Desc&amp;utm_campaign=PreAlgebra</text:p>
            <text:p/>
            <text:p>Missed the previous lesson? </text:p>
            <text:p>https://www.khanacademy.org/math/pre-algebra/fractions-pre-alg/mixed-number-mult-div-pre-alg/v/multiplying-fractions-and-mixed-number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4:22</text:p>
          </table:table-cell>
          <table:table-cell office:value-type="date" office:date-value="2018-07-28T04:41:08.298" calcext:value-type="date">
            <text:p>28/07/18 04:41</text:p>
          </table:table-cell>
          <table:table-cell office:value-type="float" office:value="1244591" calcext:value-type="float">
            <text:p>1244591</text:p>
          </table:table-cell>
          <table:table-cell office:value-type="float" office:value="3444" calcext:value-type="float">
            <text:p>3444</text:p>
          </table:table-cell>
          <table:table-cell/>
        </table:table-row>
        <table:table-row table:style-name="ro4">
          <table:table-cell office:value-type="string" calcext:value-type="string">
            <text:p>TED-Ed</text:p>
          </table:table-cell>
          <table:table-cell office:value-type="string" calcext:value-type="string">
            <text:p>1sISguPDlhY</text:p>
          </table:table-cell>
          <table:table-cell office:value-type="string" calcext:value-type="string">
            <text:p>UCsooa4yRKGN_zEE8iknghZA</text:p>
          </table:table-cell>
          <table:table-cell office:value-type="string" calcext:value-type="string">
            <text:p>https://www.youtube.com/watch?v=1sISguPDlhY</text:p>
          </table:table-cell>
          <table:table-cell office:value-type="date" office:date-value="2017-03-23T15:07:29" calcext:value-type="date">
            <text:p>23/03/17 15:07</text:p>
          </table:table-cell>
          <table:table-cell office:value-type="string" calcext:value-type="string">
            <text:p>How the food you eat affects your gut - Shilpa Ravella</text:p>
          </table:table-cell>
          <table:table-cell office:value-type="string" calcext:value-type="string">
            <text:p>View full lesson: http://ed.ted.com/lessons/how-the-food-you-eat-affects-your-gut-shilpa-ravella</text:p>
            <text:p/>
            <text:p>The bacteria in our guts can break down food the body canâ€™t digest, produce important nutrients, regulate the immune system, and protect against harmful germs. And while we canâ€™t control all the factors that go into maintaining a healthy gut microbiome, we can manipulate the balance of our microbes by paying attention to what we eat. Shilpa Ravella shares the best foods for a healthy gut.</text:p>
            <text:p/>
            <text:p>Lesson by Shilpa Ravella, animation by Andrew Foerster.</text:p>
          </table:table-cell>
          <table:table-cell office:value-type="string" calcext:value-type="string">
            <text:p>{TED,TED-Ed,"TED Education","TED Ed","Shilpa Ravella","Andrew Foerster",gut,microbiome,"gut microbiome",microbes,nutrition,health,bacteria,fiber,viruses,fungi,germs,antibiotics,fruits,vegetables,diet}</text:p>
          </table:table-cell>
          <table:table-cell office:value-type="string" calcext:value-type="string">
            <text:p>00:05:10</text:p>
          </table:table-cell>
          <table:table-cell office:value-type="date" office:date-value="2018-07-28T04:42:03.63" calcext:value-type="date">
            <text:p>28/07/18 04:42</text:p>
          </table:table-cell>
          <table:table-cell office:value-type="float" office:value="1244038" calcext:value-type="float">
            <text:p>1244038</text:p>
          </table:table-cell>
          <table:table-cell office:value-type="float" office:value="10906" calcext:value-type="float">
            <text:p>10906</text:p>
          </table:table-cell>
          <table:table-cell/>
        </table:table-row>
        <table:table-row table:style-name="ro36">
          <table:table-cell office:value-type="string" calcext:value-type="string">
            <text:p>minutephysics</text:p>
          </table:table-cell>
          <table:table-cell office:value-type="string" calcext:value-type="string">
            <text:p>2qegAzbrI1U</text:p>
          </table:table-cell>
          <table:table-cell office:value-type="string" calcext:value-type="string">
            <text:p>UCUHW94eEFW7hkUMVaZz4eDg</text:p>
          </table:table-cell>
          <table:table-cell office:value-type="string" calcext:value-type="string">
            <text:p>https://www.youtube.com/watch?v=2qegAzbrI1U</text:p>
          </table:table-cell>
          <table:table-cell office:value-type="date" office:date-value="2016-02-10T14:30:01" calcext:value-type="date">
            <text:p>10/02/16 14:30</text:p>
          </table:table-cell>
          <table:table-cell office:value-type="string" calcext:value-type="string">
            <text:p>Concrete Does Not Dry Out</text:p>
          </table:table-cell>
          <table:table-cell office:value-type="string" calcext:value-type="string">
            <text:p>Concrete doesnâ€™t dry - it sets!</text:p>
            <text:p>Thanks to http://www.audible.com/minutephysics for supporting this video.</text:p>
            <text:p/>
            <text:p>More about the hydration reaction: http://iti.northwestern.edu/cement/monograph/Monograph5_3.html</text:p>
            <text:p/>
            <text:p>Portland Cement Hydration: http://people.ce.gatech.edu/~kk92/hyd07.pdf</text:p>
            <text:p/>
            <text:p>Calcium Silicate Hydrate: https://en.wikipedia.org/wiki/Calcium_silicate_hydrate</text:p>
            <text:p/>
            <text:p>How concrete gets stronger and cures over time: https://courses.washington.edu/cm425/strength.pdf</text:p>
            <text:p/>
            <text:p>Link to Patreon supporters here: www.minutephysics.com/supporters.html</text:p>
            <text:p/>
            <text:p>Music by Nathaniel Schroeder, http://www.soundcloud.com/drschroeder</text:p>
            <text:p/>
            <text:p>MinutePhysics is on Google+ - http://bit.ly/qzEwc6 </text:p>
            <text:p>And facebook - http://facebook.com/minutephysics</text:p>
            <text:p>And twitter - @minutephysics</text:p>
            <text:p/>
            <text:p>Minute Physics provides an energetic and entertaining view of old and new problems in physics -- all in a minute! Created by Henry Reich</text:p>
          </table:table-cell>
          <table:table-cell office:value-type="string" calcext:value-type="string">
            <text:p>{physics,minutephysics,science}</text:p>
          </table:table-cell>
          <table:table-cell office:value-type="string" calcext:value-type="string">
            <text:p>00:02:04</text:p>
          </table:table-cell>
          <table:table-cell office:value-type="date" office:date-value="2018-07-28T04:42:40.761" calcext:value-type="date">
            <text:p>28/07/18 04:42</text:p>
          </table:table-cell>
          <table:table-cell office:value-type="float" office:value="1243717" calcext:value-type="float">
            <text:p>1243717</text:p>
          </table:table-cell>
          <table:table-cell office:value-type="float" office:value="446" calcext:value-type="float">
            <text:p>446</text:p>
          </table:table-cell>
          <table:table-cell/>
        </table:table-row>
        <table:table-row table:style-name="ro10">
          <table:table-cell office:value-type="string" calcext:value-type="string">
            <text:p>Khan Academy</text:p>
          </table:table-cell>
          <table:table-cell office:value-type="string" calcext:value-type="string">
            <text:p>GGQngIp0YGI</text:p>
          </table:table-cell>
          <table:table-cell office:value-type="string" calcext:value-type="string">
            <text:p>UC4a-Gbdw7vOaccHmFo40b9g</text:p>
          </table:table-cell>
          <table:table-cell office:value-type="string" calcext:value-type="string">
            <text:p>https://www.youtube.com/watch?v=GGQngIp0YGI</text:p>
          </table:table-cell>
          <table:table-cell office:value-type="date" office:date-value="2007-09-30T18:33:07" calcext:value-type="date">
            <text:p>30/09/07 18:33</text:p>
          </table:table-cell>
          <table:table-cell office:value-type="string" calcext:value-type="string">
            <text:p>Limit examples (part 1) | Limits | Differential Calculus | Khan Academy</text:p>
          </table:table-cell>
          <table:table-cell office:value-type="string" calcext:value-type="string">
            <text:p>Some limit exercises</text:p>
            <text:p/>
            <text:p>Practice this yourself on Khan Academy right now: https://www.khanacademy.org/e/limits-basics-challenge?utm_source=YTdescription&amp;utm_medium=YTdescription&amp;utm_campaign=YTdescription</text:p>
            <text:p/>
            <text:p>Watch the next lesson: https://www.khanacademy.org/math/differential-calculus/limits_topic/old-limits-tutorial/v/limit-examples-part-2?utm_source=YT&amp;utm_medium=Desc&amp;utm_campaign=DifferentialCalculus</text:p>
            <text:p/>
            <text:p>Missed the previous lesson? </text:p>
            <text:p>https://www.khanacademy.org/math/differential-calculus/limits_topic/old-limits-tutorial/v/introduction-to-limits?utm_source=YT&amp;utm_medium=Desc&amp;utm_campaign=DifferentialCalculus</text:p>
            <text:p/>
            <text:p>Differential calculus on Khan Academy: Limit introduction, squeeze theorem, and epsilon-delta definition of limit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Differential Calculus channel:</text:p>
            <text:p>https://www.youtube.com/channel/UCNLzjGl1HBdZrHXo4Vae3iA?sub_confirmation=1</text:p>
            <text:p>Subscribe to KhanAcademy: https://www.youtube.com/subscription_center?add_user=khanacademy</text:p>
          </table:table-cell>
          <table:table-cell/>
          <table:table-cell office:value-type="string" calcext:value-type="string">
            <text:p>00:08:58</text:p>
          </table:table-cell>
          <table:table-cell office:value-type="date" office:date-value="2018-07-28T04:45:15.701" calcext:value-type="date">
            <text:p>28/07/18 04:45</text:p>
          </table:table-cell>
          <table:table-cell office:value-type="float" office:value="1241338" calcext:value-type="float">
            <text:p>1241338</text:p>
          </table:table-cell>
          <table:table-cell office:value-type="float" office:value="2723" calcext:value-type="float">
            <text:p>2723</text:p>
          </table:table-cell>
          <table:table-cell/>
        </table:table-row>
        <table:table-row table:style-name="ro15">
          <table:table-cell office:value-type="string" calcext:value-type="string">
            <text:p>Khan Academy</text:p>
          </table:table-cell>
          <table:table-cell office:value-type="string" calcext:value-type="string">
            <text:p>sXP7VhU1gYE</text:p>
          </table:table-cell>
          <table:table-cell office:value-type="string" calcext:value-type="string">
            <text:p>UC4a-Gbdw7vOaccHmFo40b9g</text:p>
          </table:table-cell>
          <table:table-cell office:value-type="string" calcext:value-type="string">
            <text:p>https://www.youtube.com/watch?v=sXP7VhU1gYE</text:p>
          </table:table-cell>
          <table:table-cell office:value-type="date" office:date-value="2013-08-05T18:12:19" calcext:value-type="date">
            <text:p>05/08/13 18:12</text:p>
          </table:table-cell>
          <table:table-cell office:value-type="string" calcext:value-type="string">
            <text:p>How to find the domain and the range of a function given its graph (example) | Khan Academy</text:p>
          </table:table-cell>
          <table:table-cell office:value-type="string" calcext:value-type="string">
            <text:p>Sal solves multiple examples where the graph of a function is given and the question asks for the domain or the range of that function.</text:p>
            <text:p/>
            <text:p>Practice this lesson yourself on KhanAcademy.org right now:</text:p>
            <text:p>https://www.khanacademy.org/math/algebra/algebra-functions/domain-and-range/e/domain_and_range_0.5?utm_source=YT&amp;utm_medium=Desc&amp;utm_campaign=AlgebraI</text:p>
            <text:p/>
            <text:p>Watch the next lesson: https://www.khanacademy.org/math/algebra/algebra-functions/determining-the-domain-of-a-function/v/domain-of-a-radical-function?utm_source=YT&amp;utm_medium=Desc&amp;utm_campaign=AlgebraI</text:p>
            <text:p/>
            <text:p>Missed the previous lesson? </text:p>
            <text:p>https://www.khanacademy.org/math/algebra/algebra-functions/domain-and-range/v/range-of-a-function?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3:34</text:p>
          </table:table-cell>
          <table:table-cell office:value-type="date" office:date-value="2018-07-28T04:45:09.54" calcext:value-type="date">
            <text:p>28/07/18 04:45</text:p>
          </table:table-cell>
          <table:table-cell office:value-type="float" office:value="1239536" calcext:value-type="float">
            <text:p>1239536</text:p>
          </table:table-cell>
          <table:table-cell office:value-type="float" office:value="3795" calcext:value-type="float">
            <text:p>3795</text:p>
          </table:table-cell>
          <table:table-cell/>
        </table:table-row>
        <table:table-row table:style-name="ro16">
          <table:table-cell office:value-type="string" calcext:value-type="string">
            <text:p>mathantics</text:p>
          </table:table-cell>
          <table:table-cell office:value-type="string" calcext:value-type="string">
            <text:p>qJwecTgce6c</text:p>
          </table:table-cell>
          <table:table-cell office:value-type="string" calcext:value-type="string">
            <text:p>UCBuMwlP7kHkNxdPAqtFSJTw</text:p>
          </table:table-cell>
          <table:table-cell office:value-type="string" calcext:value-type="string">
            <text:p>https://www.youtube.com/watch?v=qJwecTgce6c</text:p>
          </table:table-cell>
          <table:table-cell office:value-type="date" office:date-value="2016-05-24T18:46:01" calcext:value-type="date">
            <text:p>24/05/16 18:46</text:p>
          </table:table-cell>
          <table:table-cell office:value-type="string" calcext:value-type="string">
            <text:p>Math Antics - Volume</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educational,"Math Antics",geometry,volume,prism,sphere,cube,cone,cylinder,"surface area"}</text:p>
          </table:table-cell>
          <table:table-cell office:value-type="string" calcext:value-type="string">
            <text:p>00:12:36</text:p>
          </table:table-cell>
          <table:table-cell office:value-type="date" office:date-value="2018-07-28T04:42:22.207" calcext:value-type="date">
            <text:p>28/07/18 04:42</text:p>
          </table:table-cell>
          <table:table-cell office:value-type="float" office:value="1237130" calcext:value-type="float">
            <text:p>1237130</text:p>
          </table:table-cell>
          <table:table-cell office:value-type="float" office:value="14134" calcext:value-type="float">
            <text:p>14134</text:p>
          </table:table-cell>
          <table:table-cell/>
        </table:table-row>
        <table:table-row table:style-name="ro1">
          <table:table-cell office:value-type="string" calcext:value-type="string">
            <text:p>minutephysics</text:p>
          </table:table-cell>
          <table:table-cell office:value-type="string" calcext:value-type="string">
            <text:p>kmvAdRntWH8</text:p>
          </table:table-cell>
          <table:table-cell office:value-type="string" calcext:value-type="string">
            <text:p>UCUHW94eEFW7hkUMVaZz4eDg</text:p>
          </table:table-cell>
          <table:table-cell office:value-type="string" calcext:value-type="string">
            <text:p>https://www.youtube.com/watch?v=kmvAdRntWH8</text:p>
          </table:table-cell>
          <table:table-cell office:value-type="date" office:date-value="2014-04-10T15:30:00" calcext:value-type="date">
            <text:p>10/04/14 15:30</text:p>
          </table:table-cell>
          <table:table-cell office:value-type="string" calcext:value-type="string">
            <text:p>When Insanity Becomes Normal - Venezuela</text:p>
          </table:table-cell>
          <table:table-cell office:value-type="string" calcext:value-type="string">
            <text:p>At this point it isn't clear what any of us outside of Venezuela can do to help those inside the country - and this has been hard for me to stomach. Perhaps one of the best things I can do is to provide emotional support. Created by Henry Reich</text:p>
          </table:table-cell>
          <table:table-cell office:value-type="string" calcext:value-type="string">
            <text:p>{venezuela,"ever salazar",protests,ukraine,socialist,socialism,"hugo chavez","nicolas maduro",communism,revolution,sanctions,oil,putin,russia,2014,"ciudad guayana","tear gas",fire,riots,barricade,military,"national guard","guardia nacional",insanity,lacrimogena,shortages,students,europe,soviet,gas}</text:p>
          </table:table-cell>
          <table:table-cell office:value-type="string" calcext:value-type="string">
            <text:p>00:06:10</text:p>
          </table:table-cell>
          <table:table-cell office:value-type="date" office:date-value="2018-07-28T04:41:26.206" calcext:value-type="date">
            <text:p>28/07/18 04:41</text:p>
          </table:table-cell>
          <table:table-cell office:value-type="float" office:value="1235254" calcext:value-type="float">
            <text:p>1235254</text:p>
          </table:table-cell>
          <table:table-cell office:value-type="float" office:value="139" calcext:value-type="float">
            <text:p>139</text:p>
          </table:table-cell>
          <table:table-cell/>
        </table:table-row>
        <table:table-row table:style-name="ro4">
          <table:table-cell office:value-type="string" calcext:value-type="string">
            <text:p>TED-Ed</text:p>
          </table:table-cell>
          <table:table-cell office:value-type="string" calcext:value-type="string">
            <text:p>e7S8jWh6AEs</text:p>
          </table:table-cell>
          <table:table-cell office:value-type="string" calcext:value-type="string">
            <text:p>UCsooa4yRKGN_zEE8iknghZA</text:p>
          </table:table-cell>
          <table:table-cell office:value-type="string" calcext:value-type="string">
            <text:p>https://www.youtube.com/watch?v=e7S8jWh6AEs</text:p>
          </table:table-cell>
          <table:table-cell office:value-type="date" office:date-value="2016-08-29T14:54:57" calcext:value-type="date">
            <text:p>29/08/16 14:54</text:p>
          </table:table-cell>
          <table:table-cell office:value-type="string" calcext:value-type="string">
            <text:p>The paradox of value - Akshita Agarwal</text:p>
          </table:table-cell>
          <table:table-cell office:value-type="string" calcext:value-type="string">
            <text:p>View full lesson: http://ed.ted.com/lessons/the-paradox-of-value-akshita-agarwal</text:p>
            <text:p/>
            <text:p>Imagine youâ€™re on a game show and you can choose between two prizes: a diamond â€¦ or a bottle of water. Itâ€™s an easy choice â€“ the diamonds are more valuable. But if given the same choice when you were dehydrated in the desert, after wandering for days, would you choose differently? Why? Arenâ€™t diamonds still more valuable? Akshita Agarwal explains the paradox of value. </text:p>
            <text:p/>
            <text:p>Lesson by Akshita Agarwal, animation by Qa'ed Mai.</text:p>
          </table:table-cell>
          <table:table-cell office:value-type="string" calcext:value-type="string">
            <text:p>{"Akshita Agarwal","Qa'ed Mai",TED,TED-Ed,"TED Ed",TEDEducation,value,"value proposition","adam smith",econ,economics,"diamond or water","value paradox",paradox,macroeconomics,microeconomics,utility,"marginal utility","diminishing marginal utility","opportunity cost","law of diminishing marginal utility"}</text:p>
          </table:table-cell>
          <table:table-cell office:value-type="string" calcext:value-type="string">
            <text:p>00:03:46</text:p>
          </table:table-cell>
          <table:table-cell office:value-type="date" office:date-value="2018-07-28T04:40:56.352" calcext:value-type="date">
            <text:p>28/07/18 04:40</text:p>
          </table:table-cell>
          <table:table-cell office:value-type="float" office:value="1232345" calcext:value-type="float">
            <text:p>1232345</text:p>
          </table:table-cell>
          <table:table-cell office:value-type="float" office:value="16212" calcext:value-type="float">
            <text:p>16212</text:p>
          </table:table-cell>
          <table:table-cell/>
        </table:table-row>
        <table:table-row table:style-name="ro4">
          <table:table-cell office:value-type="string" calcext:value-type="string">
            <text:p>TED-Ed</text:p>
          </table:table-cell>
          <table:table-cell office:value-type="string" calcext:value-type="string">
            <text:p>H6syI3xiBBg</text:p>
          </table:table-cell>
          <table:table-cell office:value-type="string" calcext:value-type="string">
            <text:p>UCsooa4yRKGN_zEE8iknghZA</text:p>
          </table:table-cell>
          <table:table-cell office:value-type="string" calcext:value-type="string">
            <text:p>https://www.youtube.com/watch?v=H6syI3xiBBg</text:p>
          </table:table-cell>
          <table:table-cell office:value-type="date" office:date-value="2013-01-15T16:00:31" calcext:value-type="date">
            <text:p>15/01/13 16:00</text:p>
          </table:table-cell>
          <table:table-cell office:value-type="string" calcext:value-type="string">
            <text:p>How to defeat a dragon with math - Garth Sundem</text:p>
          </table:table-cell>
          <table:table-cell office:value-type="string" calcext:value-type="string">
            <text:p>View full lesson: http://ed.ted.com/lessons/how-to-defeat-a-dragon-with-math-garth-sundem</text:p>
            <text:p/>
            <text:p>Having trouble remembering the order of operations? Let's raise the stakes a little bit. What if the future of your (theoretical) kingdom depended on it? Garth Sundem creates a world in which PEMDAS is the hero but only heroic when in the proper order.</text:p>
            <text:p/>
            <text:p>Lesson by Garth Sundem, animation by Mark Phillips.</text:p>
          </table:table-cell>
          <table:table-cell office:value-type="string" calcext:value-type="string">
            <text:p>{"\\Garth Sundem\\",PEMDAS,"\\order",of,"operations\\",mathematics,pi,substraction,adding,multiplication,division,parantheses,exponent,math,TEDEducation,TED-Ed,"\\TED","Ed\\"}</text:p>
          </table:table-cell>
          <table:table-cell office:value-type="string" calcext:value-type="string">
            <text:p>00:03:47</text:p>
          </table:table-cell>
          <table:table-cell office:value-type="date" office:date-value="2018-07-28T04:42:22.184" calcext:value-type="date">
            <text:p>28/07/18 04:42</text:p>
          </table:table-cell>
          <table:table-cell office:value-type="float" office:value="1230578" calcext:value-type="float">
            <text:p>1230578</text:p>
          </table:table-cell>
          <table:table-cell office:value-type="float" office:value="11624" calcext:value-type="float">
            <text:p>11624</text:p>
          </table:table-cell>
          <table:table-cell/>
        </table:table-row>
        <table:table-row table:style-name="ro7">
          <table:table-cell office:value-type="string" calcext:value-type="string">
            <text:p>Khan Academy</text:p>
          </table:table-cell>
          <table:table-cell office:value-type="string" calcext:value-type="string">
            <text:p>JnpqlXN9Whw</text:p>
          </table:table-cell>
          <table:table-cell office:value-type="string" calcext:value-type="string">
            <text:p>UC4a-Gbdw7vOaccHmFo40b9g</text:p>
          </table:table-cell>
          <table:table-cell office:value-type="string" calcext:value-type="string">
            <text:p>https://www.youtube.com/watch?v=JnpqlXN9Whw</text:p>
          </table:table-cell>
          <table:table-cell office:value-type="date" office:date-value="2013-08-02T19:03:48" calcext:value-type="date">
            <text:p>02/08/13 19:03</text:p>
          </table:table-cell>
          <table:table-cell office:value-type="string" calcext:value-type="string">
            <text:p>Negative exponents | Exponents, radicals, and scientific notation | Pre-Algebra | Khan Academy</text:p>
          </table:table-cell>
          <table:table-cell office:value-type="string" calcext:value-type="string">
            <text:p>How does a negative exponent affect our answer? Before you assume that the answer must be negative, think again!</text:p>
            <text:p/>
            <text:p>Practice this lesson yourself on KhanAcademy.org right now: https://www.khanacademy.org/math/pre-algebra/exponents-radicals/negative-exponents-tutorial/e/exponents_2?utm_source=YT&amp;utm_medium=Desc&amp;utm_campaign=PreAlgebra</text:p>
            <text:p/>
            <text:p>Watch the next lesson: https://www.khanacademy.org/math/pre-algebra/exponents-radicals/negative-exponents-tutorial/v/negative-exponent-intuition?utm_source=YT&amp;utm_medium=Desc&amp;utm_campaign=PreAlgebra</text:p>
            <text:p/>
            <text:p>Missed the previous lesson? </text:p>
            <text:p>https://www.khanacademy.org/math/pre-algebra/exponents-radicals/exponent-properties/v/exponent-rules-part-2?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7:14</text:p>
          </table:table-cell>
          <table:table-cell office:value-type="date" office:date-value="2018-07-28T04:41:44.514" calcext:value-type="date">
            <text:p>28/07/18 04:41</text:p>
          </table:table-cell>
          <table:table-cell office:value-type="float" office:value="1229605" calcext:value-type="float">
            <text:p>1229605</text:p>
          </table:table-cell>
          <table:table-cell office:value-type="float" office:value="3961" calcext:value-type="float">
            <text:p>3961</text:p>
          </table:table-cell>
          <table:table-cell/>
        </table:table-row>
        <table:table-row table:style-name="ro4">
          <table:table-cell office:value-type="string" calcext:value-type="string">
            <text:p>TED-Ed</text:p>
          </table:table-cell>
          <table:table-cell office:value-type="string" calcext:value-type="string">
            <text:p>3klMM9BkW5o</text:p>
          </table:table-cell>
          <table:table-cell office:value-type="string" calcext:value-type="string">
            <text:p>UCsooa4yRKGN_zEE8iknghZA</text:p>
          </table:table-cell>
          <table:table-cell office:value-type="string" calcext:value-type="string">
            <text:p>https://www.youtube.com/watch?v=3klMM9BkW5o</text:p>
          </table:table-cell>
          <table:table-cell office:value-type="date" office:date-value="2016-09-20T15:05:06" calcext:value-type="date">
            <text:p>20/09/16 15:05</text:p>
          </table:table-cell>
          <table:table-cell office:value-type="string" calcext:value-type="string">
            <text:p>How to use rhetoric to get what you want - Camille A. Langston</text:p>
          </table:table-cell>
          <table:table-cell office:value-type="string" calcext:value-type="string">
            <text:p>View full lesson: http://ed.ted.com/lessons/how-to-use-rhetoric-to-get-what-you-want-camille-a-langston</text:p>
            <text:p/>
            <text:p>How do you get what you want, using just your words? Aristotle set out to answer exactly that question over two thousand years ago with a treatise on rhetoric. Camille A. Langston describes the fundamentals of deliberative rhetoric and shares some tips for appealing to an audienceâ€™s ethos, logos, and pathos in your next speech. </text:p>
            <text:p/>
            <text:p>Lesson by Camille A. Langston, animation by TOGETHER.</text:p>
          </table:table-cell>
          <table:table-cell office:value-type="string" calcext:value-type="string">
            <text:p>{"Camille A. Langston",TOGETHER,rhetoric,Aristotle,Cicero,Ethos,Pathos,Logic,Logos,"forensic rhetoric","public speaking","judicial rhetoric","epideictic rhetoric",speeches,"how to make a speech","deliberative rhetoric",symbouleutikon,"how to speak better in public","speech writing","political speeches","best speeches","Ronald Reagan","I have a dream",TED,TED-Ed,teded,"Ted Education"}</text:p>
          </table:table-cell>
          <table:table-cell office:value-type="string" calcext:value-type="string">
            <text:p>00:04:30</text:p>
          </table:table-cell>
          <table:table-cell office:value-type="date" office:date-value="2018-07-28T04:43:43.84" calcext:value-type="date">
            <text:p>28/07/18 04:43</text:p>
          </table:table-cell>
          <table:table-cell office:value-type="float" office:value="1229469" calcext:value-type="float">
            <text:p>1229469</text:p>
          </table:table-cell>
          <table:table-cell office:value-type="float" office:value="18134" calcext:value-type="float">
            <text:p>18134</text:p>
          </table:table-cell>
          <table:table-cell/>
        </table:table-row>
        <table:table-row table:style-name="ro4">
          <table:table-cell office:value-type="string" calcext:value-type="string">
            <text:p>TED-Ed</text:p>
          </table:table-cell>
          <table:table-cell office:value-type="string" calcext:value-type="string">
            <text:p>XMriWTvPXHI</text:p>
          </table:table-cell>
          <table:table-cell office:value-type="string" calcext:value-type="string">
            <text:p>UCsooa4yRKGN_zEE8iknghZA</text:p>
          </table:table-cell>
          <table:table-cell office:value-type="string" calcext:value-type="string">
            <text:p>https://www.youtube.com/watch?v=XMriWTvPXHI</text:p>
          </table:table-cell>
          <table:table-cell office:value-type="date" office:date-value="2015-09-15T15:07:23" calcext:value-type="date">
            <text:p>15/09/15 15:07</text:p>
          </table:table-cell>
          <table:table-cell office:value-type="string" calcext:value-type="string">
            <text:p>The mathematical secrets of Pascalâ€™s triangle - Wajdi Mohamed Ratemi</text:p>
          </table:table-cell>
          <table:table-cell office:value-type="string" calcext:value-type="string">
            <text:p>View full lesson: http://ed.ted.com/lessons/the-mathematical-secrets-of-pascal-s-triangle-wajdi-mohamed-ratemi</text:p>
            <text:p/>
            <text:p>Pascalâ€™s triangle, which at first may just look like a neatly arranged stack of numbers, is actually a mathematical treasure trove. But what about it has so intrigued mathematicians the world over? Wajdi Mohamed Ratemi shows how Pascal's triangle is full of patterns and secrets.</text:p>
            <text:p/>
            <text:p>Lesson by Wajdi Mohamed Ratemi, animation by Henrik Malmgren.</text:p>
          </table:table-cell>
          <table:table-cell office:value-type="string" calcext:value-type="string">
            <text:p>{TED,TED-Ed,"TED Animation","TED Education",TEDx,"Wajdi Ratemi","Pascal's Triangle",Mathematics,Patterns,"Staircase of Mount Meru","Khayyam triangle","Yang Hui's Triangle","Blaise Pascal","Coefficience of a binomial expansion","Binomial coefficients",Exponents,"Decimal expansion",Numbers,Integers,Fractal,"Sierpinski Triangle",Probability,Calculations,Combinatorics,Statistics}</text:p>
          </table:table-cell>
          <table:table-cell office:value-type="string" calcext:value-type="string">
            <text:p>00:04:50</text:p>
          </table:table-cell>
          <table:table-cell office:value-type="date" office:date-value="2018-07-28T04:44:44.548" calcext:value-type="date">
            <text:p>28/07/18 04:44</text:p>
          </table:table-cell>
          <table:table-cell office:value-type="float" office:value="1226785" calcext:value-type="float">
            <text:p>1226785</text:p>
          </table:table-cell>
          <table:table-cell office:value-type="float" office:value="7811" calcext:value-type="float">
            <text:p>7811</text:p>
          </table:table-cell>
          <table:table-cell/>
        </table:table-row>
        <table:table-row table:style-name="ro7">
          <table:table-cell office:value-type="string" calcext:value-type="string">
            <text:p>Khan Academy</text:p>
          </table:table-cell>
          <table:table-cell office:value-type="string" calcext:value-type="string">
            <text:p>ZKKDTfHcsG0</text:p>
          </table:table-cell>
          <table:table-cell office:value-type="string" calcext:value-type="string">
            <text:p>UC4a-Gbdw7vOaccHmFo40b9g</text:p>
          </table:table-cell>
          <table:table-cell office:value-type="string" calcext:value-type="string">
            <text:p>https://www.youtube.com/watch?v=ZKKDTfHcsG0</text:p>
          </table:table-cell>
          <table:table-cell office:value-type="date" office:date-value="2010-08-06T21:49:43" calcext:value-type="date">
            <text:p>06/08/10 21:49</text:p>
          </table:table-cell>
          <table:table-cell office:value-type="string" calcext:value-type="string">
            <text:p>Prime factorization | Factors and multiples | Pre-Algebra | Khan Academy</text:p>
          </table:table-cell>
          <table:table-cell office:value-type="string" calcext:value-type="string">
            <text:p>Prime Factorization</text:p>
            <text:p/>
            <text:p>Practice this lesson yourself on KhanAcademy.org right now: https://www.khanacademy.org/math/pre-algebra/factors-multiples/prime_factorization/e/prime_factorization?utm_source=YT&amp;utm_medium=Desc&amp;utm_campaign=PreAlgebra</text:p>
            <text:p/>
            <text:p>Watch the next lesson: https://www.khanacademy.org/math/pre-algebra/factors-multiples/prime_factorization/v/prime-factorization-exercise?utm_source=YT&amp;utm_medium=Desc&amp;utm_campaign=PreAlgebra</text:p>
            <text:p/>
            <text:p>Missed the previous lesson? </text:p>
            <text:p>https://www.khanacademy.org/math/pre-algebra/factors-multiples/prime_numbers/v/recognizing-prime-number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4:09</text:p>
          </table:table-cell>
          <table:table-cell office:value-type="date" office:date-value="2018-07-28T04:45:09.504" calcext:value-type="date">
            <text:p>28/07/18 04:45</text:p>
          </table:table-cell>
          <table:table-cell office:value-type="float" office:value="1224908" calcext:value-type="float">
            <text:p>1224908</text:p>
          </table:table-cell>
          <table:table-cell office:value-type="float" office:value="4076" calcext:value-type="float">
            <text:p>4076</text:p>
          </table:table-cell>
          <table:table-cell/>
        </table:table-row>
        <table:table-row table:style-name="ro4">
          <table:table-cell office:value-type="string" calcext:value-type="string">
            <text:p>TED-Ed</text:p>
          </table:table-cell>
          <table:table-cell office:value-type="string" calcext:value-type="string">
            <text:p>a1bWKZFP2Tc</text:p>
          </table:table-cell>
          <table:table-cell office:value-type="string" calcext:value-type="string">
            <text:p>UCsooa4yRKGN_zEE8iknghZA</text:p>
          </table:table-cell>
          <table:table-cell office:value-type="string" calcext:value-type="string">
            <text:p>https://www.youtube.com/watch?v=a1bWKZFP2Tc</text:p>
          </table:table-cell>
          <table:table-cell office:value-type="date" office:date-value="2012-03-12T04:15:15" calcext:value-type="date">
            <text:p>12/03/12 04:15</text:p>
          </table:table-cell>
          <table:table-cell office:value-type="string" calcext:value-type="string">
            <text:p>How many universes are there? - Chris Anderson</text:p>
          </table:table-cell>
          <table:table-cell office:value-type="string" calcext:value-type="string">
            <text:p>View the full lesson: http://ed.ted.com/lessons/how-many-un...</text:p>
            <text:p/>
            <text:p>The fact that no one knows the answer to this question is what makes it exciting. The story of physics has been one of an ever-expanding understanding of the sheer scale of reality, to the point where physicists are now postulating that there may be far more universes than just our own. Chris Anderson explores the thrilling implications of this idea.</text:p>
            <text:p/>
            <text:p>Lesson by Chris Anderson, animation by Andrew Park.</text:p>
          </table:table-cell>
          <table:table-cell office:value-type="string" calcext:value-type="string">
            <text:p>{"Philosophy and Religion","Chris Anderson",Universe,Philosophy,Religion,Multiverse,Physics,Galaxy,Einstein,Hawking,TED,TED-Ed,"TED Education","Andrew Park","Cognitive Media"}</text:p>
          </table:table-cell>
          <table:table-cell office:value-type="string" calcext:value-type="string">
            <text:p>00:04:43</text:p>
          </table:table-cell>
          <table:table-cell office:value-type="date" office:date-value="2018-07-28T04:41:02.319" calcext:value-type="date">
            <text:p>28/07/18 04:41</text:p>
          </table:table-cell>
          <table:table-cell office:value-type="float" office:value="1224616" calcext:value-type="float">
            <text:p>1224616</text:p>
          </table:table-cell>
          <table:table-cell office:value-type="float" office:value="5829" calcext:value-type="float">
            <text:p>5829</text:p>
          </table:table-cell>
          <table:table-cell/>
        </table:table-row>
        <table:table-row table:style-name="ro30">
          <table:table-cell office:value-type="string" calcext:value-type="string">
            <text:p>Khan Academy</text:p>
          </table:table-cell>
          <table:table-cell office:value-type="string" calcext:value-type="string">
            <text:p>vDwzmJpI4io</text:p>
          </table:table-cell>
          <table:table-cell office:value-type="string" calcext:value-type="string">
            <text:p>UC4a-Gbdw7vOaccHmFo40b9g</text:p>
          </table:table-cell>
          <table:table-cell office:value-type="string" calcext:value-type="string">
            <text:p>https://www.youtube.com/watch?v=vDwzmJpI4io</text:p>
          </table:table-cell>
          <table:table-cell office:value-type="date" office:date-value="2013-04-22T23:40:53" calcext:value-type="date">
            <text:p>22/04/13 23:40</text:p>
          </table:table-cell>
          <table:table-cell office:value-type="string" calcext:value-type="string">
            <text:p>Elon Musk - CEO of Tesla Motors and SpaceX | Entrepreneurship | Khan Academy</text:p>
          </table:table-cell>
          <table:table-cell office:value-type="string" calcext:value-type="string">
            <text:p>Created by Sal Khan.</text:p>
            <text:p/>
            <text:p>Watch the next lesson: https://www.khanacademy.org/economics-finance-domain/entrepreneurship2/interviews-entrepreneurs/copy-of-khan-academy-living-room-chats/v/reid-hoffman-founder-of-linkedin?utm_source=YT&amp;utm_medium=Desc&amp;utm_campaign=entrepreneurship</text:p>
            <text:p/>
            <text:p>Entrepreneurship on Khan Academy: Personal lessons and insights from accomplished entrepreneurs are the basis of this interview series produced by the Ewing Marion Kauffman Foundation and Khan Academ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Entrepreneurship channel: https://www.youtube.com/channel/UCHqkkPYpIb9FotyBtLWU7IQ?sub_confirmation=1</text:p>
            <text:p>Subscribe to Khan Academy: https://www.youtube.com/subscription_center?add_user=khanacademy</text:p>
          </table:table-cell>
          <table:table-cell/>
          <table:table-cell office:value-type="string" calcext:value-type="string">
            <text:p>00:48:42</text:p>
          </table:table-cell>
          <table:table-cell office:value-type="date" office:date-value="2018-07-28T04:43:24.1" calcext:value-type="date">
            <text:p>28/07/18 04:43</text:p>
          </table:table-cell>
          <table:table-cell office:value-type="float" office:value="1224024" calcext:value-type="float">
            <text:p>1224024</text:p>
          </table:table-cell>
          <table:table-cell office:value-type="float" office:value="2859" calcext:value-type="float">
            <text:p>2859</text:p>
          </table:table-cell>
          <table:table-cell/>
        </table:table-row>
        <table:table-row table:style-name="ro5">
          <table:table-cell office:value-type="string" calcext:value-type="string">
            <text:p>Khan Academy</text:p>
          </table:table-cell>
          <table:table-cell office:value-type="string" calcext:value-type="string">
            <text:p>457xnJv80O0</text:p>
          </table:table-cell>
          <table:table-cell office:value-type="string" calcext:value-type="string">
            <text:p>UC4a-Gbdw7vOaccHmFo40b9g</text:p>
          </table:table-cell>
          <table:table-cell office:value-type="string" calcext:value-type="string">
            <text:p>https://www.youtube.com/watch?v=457xnJv80O0</text:p>
          </table:table-cell>
          <table:table-cell office:value-type="date" office:date-value="2010-07-28T17:36:39" calcext:value-type="date">
            <text:p>28/07/10 17:36</text:p>
          </table:table-cell>
          <table:table-cell office:value-type="string" calcext:value-type="string">
            <text:p>Stereoisomers, enantiomers, diastereomers, constitutional isomers and meso compounds | Khan Academy</text:p>
          </table:table-cell>
          <table:table-cell office:value-type="string" calcext:value-type="string">
            <text:p>Stereoisomers, Enantiomers, Diastereomers, Constitutional Isomers and Meso Compounds. Created by Sal Khan.</text:p>
            <text:p/>
            <text:p>Watch the next lesson: https://www.khanacademy.org/science/organic-chemistry/stereochemistry-topic/diastereomers-meso-compounds/v/enantiomers-and-diastereomers?utm_source=YT&amp;utm_medium=Desc&amp;utm_campaign=organicchemistry</text:p>
            <text:p/>
            <text:p>Missed the previous lesson? https://www.khanacademy.org/science/organic-chemistry/stereochemistry-topic/optical-activity/v/optical-activity-calculations-new?utm_source=YT&amp;utm_medium=Desc&amp;utm_campaign=organicchemistry</text:p>
            <text:p/>
            <text:p>Organic Chemistry on Khan Academy: Carbon can form covalent bonds with itself and other elements to create a mind-boggling array of structures. In organic chemistry, we will learn about the reactions chemists use to synthesize crazy carbon based structures, as well as the analytical methods to characterize them. We will also think about how those reactions are occurring on a molecular level with reaction mechanisms. Simply put, organic chemistry is like building with molecular Legos. Let's make some beautiful organic molecule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Organic Chemistry channel: https://www.youtube.com/channel/UCNKPjijOc0WEJ7DIV_Vay3g?sub_confirmation=1</text:p>
            <text:p>Subscribe to Khan Academy: https://www.youtube.com/subscription_center?add_user=khanacademy</text:p>
          </table:table-cell>
          <table:table-cell/>
          <table:table-cell office:value-type="string" calcext:value-type="string">
            <text:p>00:13:36</text:p>
          </table:table-cell>
          <table:table-cell office:value-type="date" office:date-value="2018-07-28T04:41:14.176" calcext:value-type="date">
            <text:p>28/07/18 04:41</text:p>
          </table:table-cell>
          <table:table-cell office:value-type="float" office:value="1223259" calcext:value-type="float">
            <text:p>1223259</text:p>
          </table:table-cell>
          <table:table-cell office:value-type="float" office:value="3098" calcext:value-type="float">
            <text:p>3098</text:p>
          </table:table-cell>
          <table:table-cell/>
        </table:table-row>
        <table:table-row table:style-name="ro6">
          <table:table-cell office:value-type="string" calcext:value-type="string">
            <text:p>Khan Academy</text:p>
          </table:table-cell>
          <table:table-cell office:value-type="string" calcext:value-type="string">
            <text:p>FXgV9ySNusc</text:p>
          </table:table-cell>
          <table:table-cell office:value-type="string" calcext:value-type="string">
            <text:p>UC4a-Gbdw7vOaccHmFo40b9g</text:p>
          </table:table-cell>
          <table:table-cell office:value-type="string" calcext:value-type="string">
            <text:p>https://www.youtube.com/watch?v=FXgV9ySNusc</text:p>
          </table:table-cell>
          <table:table-cell office:value-type="date" office:date-value="2010-04-20T18:56:56" calcext:value-type="date">
            <text:p>20/04/10 18:56</text:p>
          </table:table-cell>
          <table:table-cell office:value-type="string" calcext:value-type="string">
            <text:p>Polynomial division | Polynomial and rational functions | Algebra II | Khan Academy</text:p>
          </table:table-cell>
          <table:table-cell office:value-type="string" calcext:value-type="string">
            <text:p>Polynomial Division</text:p>
            <text:p/>
            <text:p>Watch the next lesson: https://www.khanacademy.org/math/algebra2/polynomial_and_rational/dividing_polynomials/v/polynomial-divided-by-monomial?utm_source=YT&amp;utm_medium=Desc&amp;utm_campaign=AlgebraII</text:p>
            <text:p/>
            <text:p>Missed the previous lesson? </text:p>
            <text:p>https://www.khanacademy.org/math/algebra2/polynomial_and_rational/polynomial_tutorial/v/analyzing-polynomial-manipulations?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12:09</text:p>
          </table:table-cell>
          <table:table-cell office:value-type="date" office:date-value="2018-07-28T04:41:08.148" calcext:value-type="date">
            <text:p>28/07/18 04:41</text:p>
          </table:table-cell>
          <table:table-cell office:value-type="float" office:value="1222022" calcext:value-type="float">
            <text:p>1222022</text:p>
          </table:table-cell>
          <table:table-cell office:value-type="float" office:value="5120" calcext:value-type="float">
            <text:p>5120</text:p>
          </table:table-cell>
          <table:table-cell/>
        </table:table-row>
        <table:table-row table:style-name="ro37">
          <table:table-cell office:value-type="string" calcext:value-type="string">
            <text:p>Khan Academy</text:p>
          </table:table-cell>
          <table:table-cell office:value-type="string" calcext:value-type="string">
            <text:p>3Iu1Z0h1i1Y</text:p>
          </table:table-cell>
          <table:table-cell office:value-type="string" calcext:value-type="string">
            <text:p>UC4a-Gbdw7vOaccHmFo40b9g</text:p>
          </table:table-cell>
          <table:table-cell office:value-type="string" calcext:value-type="string">
            <text:p>https://www.youtube.com/watch?v=3Iu1Z0h1i1Y</text:p>
          </table:table-cell>
          <table:table-cell office:value-type="date" office:date-value="2015-08-27T17:34:04" calcext:value-type="date">
            <text:p>27/08/15 17:34</text:p>
          </table:table-cell>
          <table:table-cell office:value-type="string" calcext:value-type="string">
            <text:p>Pixar in a Box | Welcome to Pixar in a Box | Khan Academy</text:p>
          </table:table-cell>
          <table:table-cell office:value-type="string" calcext:value-type="string">
            <text:p>Watch the next lesson: https://www.khanacademy.org/partner-content/pixar/effects/particle/v/effects-overview?utm_source=YT&amp;utm_medium=Desc&amp;utm_campaign=computeranimation</text:p>
            <text:p/>
            <text:p>Computer Animation on Khan Academy: A collaboration between Pixar Animation Studios and Khan Academy. Sponsored by Disney. Questions/Feedback: piab@khanacademy.org</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Computing Animation channel: https://www.youtube.com/channel/UCUj311Am0evWzQJcBsu4fvw?sub_confirmation=1</text:p>
            <text:p>Subscribe to Khan Academy: https://www.youtube.com/subscription_center?add_user=khanacademy</text:p>
          </table:table-cell>
          <table:table-cell office:value-type="string" calcext:value-type="string">
            <text:p>{education,"online learning",learning,lessons,"Pixar (Production Company)","Animation (TV Genre)"}</text:p>
          </table:table-cell>
          <table:table-cell office:value-type="string" calcext:value-type="string">
            <text:p>00:05:20</text:p>
          </table:table-cell>
          <table:table-cell office:value-type="date" office:date-value="2018-07-28T04:42:28.292" calcext:value-type="date">
            <text:p>28/07/18 04:42</text:p>
          </table:table-cell>
          <table:table-cell office:value-type="float" office:value="1221395" calcext:value-type="float">
            <text:p>1221395</text:p>
          </table:table-cell>
          <table:table-cell office:value-type="float" office:value="5863" calcext:value-type="float">
            <text:p>5863</text:p>
          </table:table-cell>
          <table:table-cell/>
        </table:table-row>
        <table:table-row table:style-name="ro9">
          <table:table-cell office:value-type="string" calcext:value-type="string">
            <text:p>minutephysics</text:p>
          </table:table-cell>
          <table:table-cell office:value-type="string" calcext:value-type="string">
            <text:p>aNReoaONJdg</text:p>
          </table:table-cell>
          <table:table-cell office:value-type="string" calcext:value-type="string">
            <text:p>UCUHW94eEFW7hkUMVaZz4eDg</text:p>
          </table:table-cell>
          <table:table-cell office:value-type="string" calcext:value-type="string">
            <text:p>https://www.youtube.com/watch?v=aNReoaONJdg</text:p>
          </table:table-cell>
          <table:table-cell office:value-type="date" office:date-value="2013-05-04T18:51:25" calcext:value-type="date">
            <text:p>04/05/13 18:51</text:p>
          </table:table-cell>
          <table:table-cell office:value-type="string" calcext:value-type="string">
            <text:p>Foiled Proof</text:p>
          </table:table-cell>
          <table:table-cell office:value-type="string" calcext:value-type="string">
            <text:p>MinutePhysics is on Google+ - http://bit.ly/qzEwc6</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MinutePhysics,minute,physics,minuteearth,earth,Henry,Reich,"Henry Reich","Lee Smolin","Time Reborn",MinutoDeFisica,"Minuto De Fisica","Minuto De La Tierra",MinutoDeLaTierra,Announcement,"New Show","why are leaves green?",bedbugs,foil,foiling,foiled,"fellowship of the ring",tolkein,tolkien,math,multiplication,mathiplication,"high school",algebra,first,outside,inside,last}</text:p>
          </table:table-cell>
          <table:table-cell office:value-type="string" calcext:value-type="string">
            <text:p>00:01:20</text:p>
          </table:table-cell>
          <table:table-cell office:value-type="date" office:date-value="2018-07-28T04:45:02.675" calcext:value-type="date">
            <text:p>28/07/18 04:45</text:p>
          </table:table-cell>
          <table:table-cell office:value-type="float" office:value="1220316" calcext:value-type="float">
            <text:p>1220316</text:p>
          </table:table-cell>
          <table:table-cell office:value-type="float" office:value="439" calcext:value-type="float">
            <text:p>439</text:p>
          </table:table-cell>
          <table:table-cell/>
        </table:table-row>
        <table:table-row table:style-name="ro4">
          <table:table-cell office:value-type="string" calcext:value-type="string">
            <text:p>patrickJMT</text:p>
          </table:table-cell>
          <table:table-cell office:value-type="string" calcext:value-type="string">
            <text:p>l6_ghhd7kwQ</text:p>
          </table:table-cell>
          <table:table-cell office:value-type="string" calcext:value-type="string">
            <text:p>UCFe6jenM1Bc54qtBsIJGRZQ</text:p>
          </table:table-cell>
          <table:table-cell office:value-type="string" calcext:value-type="string">
            <text:p>https://www.youtube.com/watch?v=l6_ghhd7kwQ</text:p>
          </table:table-cell>
          <table:table-cell office:value-type="date" office:date-value="2008-04-01T13:32:43" calcext:value-type="date">
            <text:p>01/04/08 13:32</text:p>
          </table:table-cell>
          <table:table-cell office:value-type="string" calcext:value-type="string">
            <text:p>â– Long Division of Polynomials â–</text:p>
          </table:table-cell>
          <table:table-cell office:value-type="string" calcext:value-type="string">
            <text:p>Thanks to all of you who support me on Patreon. You da real mvps!   $1 per month helps!! :)  https://www.patreon.com/patrickjmt !! Please consider supporting me on Patreon!  Be a Patron of Mathematics! https://www.patreon.com/patrickjmt?ty=h</text:p>
            <text:p>Thanks for watching and please subscribe! Visit PatrickJMT.com and 'like' it! :)</text:p>
            <text:p>Long Division of Polynomials - How to do long division on polynomials. 3 examples are shown! For more free math videos, visit http://PatrickJMT.com</text:p>
            <text:p/>
            <text:p>Austin Math Tutor, Austin Math Tutoring, Austin Algebra Tutor, Austin Calculus Tutor</text:p>
          </table:table-cell>
          <table:table-cell office:value-type="string" calcext:value-type="string">
            <text:p>{math,algebra,long,division,polynomials,austin,tutor,justmathtutoring.com,example,help,dividing,SAT,ACT,AP,online,"online class","online math","online university"}</text:p>
          </table:table-cell>
          <table:table-cell office:value-type="string" calcext:value-type="string">
            <text:p>00:09:55</text:p>
          </table:table-cell>
          <table:table-cell office:value-type="date" office:date-value="2018-07-28T04:41:20.291" calcext:value-type="date">
            <text:p>28/07/18 04:41</text:p>
          </table:table-cell>
          <table:table-cell office:value-type="float" office:value="1220178" calcext:value-type="float">
            <text:p>1220178</text:p>
          </table:table-cell>
          <table:table-cell office:value-type="float" office:value="1948" calcext:value-type="float">
            <text:p>1948</text:p>
          </table:table-cell>
          <table:table-cell/>
        </table:table-row>
        <table:table-row table:style-name="ro4">
          <table:table-cell office:value-type="string" calcext:value-type="string">
            <text:p>TED-Ed</text:p>
          </table:table-cell>
          <table:table-cell office:value-type="string" calcext:value-type="string">
            <text:p>4dn7TEjnbPY</text:p>
          </table:table-cell>
          <table:table-cell office:value-type="string" calcext:value-type="string">
            <text:p>UCsooa4yRKGN_zEE8iknghZA</text:p>
          </table:table-cell>
          <table:table-cell office:value-type="string" calcext:value-type="string">
            <text:p>https://www.youtube.com/watch?v=4dn7TEjnbPY</text:p>
          </table:table-cell>
          <table:table-cell office:value-type="date" office:date-value="2017-04-27T15:00:36" calcext:value-type="date">
            <text:p>27/04/17 15:00</text:p>
          </table:table-cell>
          <table:table-cell office:value-type="string" calcext:value-type="string">
            <text:p>Why should you read Tolstoy's "War and Peace"? - Brendan Pelsue</text:p>
          </table:table-cell>
          <table:table-cell office:value-type="string" calcext:value-type="string">
            <text:p>View full lesson: http://ed.ted.com/lessons/why-should-you-read-tolstoy-s-war-and-peace-brendan-pelsue</text:p>
            <text:p/>
            <text:p>"War and Peace." A tome. A slog. The sort of book you shouldnâ€™t read in bed because if you fall asleep it could give you a concussion. Right? Only partly. "War and Peace" is a long book, sure, but itâ€™s also a thrilling examination of history populated with some of the deepest, most realistic characters youâ€™ll find anywhere. Brendan Pelsue shares everything you need to know to read this classic book. </text:p>
            <text:p/>
            <text:p>Lesson by Brendan Pelsue, animation by Patrick Smith.</text:p>
          </table:table-cell>
          <table:table-cell office:value-type="string" calcext:value-type="string">
            <text:p>{TED,TED-Ed,"TED Education","TED Ed","Brendan Pelsue","Patrick Smith","War and Peace","Leo Tolstoy",Russia,Napolean,Decembrists,serfs,literature,history,aristocrat,exile,"Yasnaya Polyana"}</text:p>
          </table:table-cell>
          <table:table-cell office:value-type="string" calcext:value-type="string">
            <text:p>00:05:10</text:p>
          </table:table-cell>
          <table:table-cell office:value-type="date" office:date-value="2018-07-28T04:43:49.986" calcext:value-type="date">
            <text:p>28/07/18 04:43</text:p>
          </table:table-cell>
          <table:table-cell office:value-type="float" office:value="1218835" calcext:value-type="float">
            <text:p>1218835</text:p>
          </table:table-cell>
          <table:table-cell office:value-type="float" office:value="14839" calcext:value-type="float">
            <text:p>14839</text:p>
          </table:table-cell>
          <table:table-cell/>
        </table:table-row>
        <table:table-row table:style-name="ro33">
          <table:table-cell office:value-type="string" calcext:value-type="string">
            <text:p>minutephysics</text:p>
          </table:table-cell>
          <table:table-cell office:value-type="string" calcext:value-type="string">
            <text:p>Re5fhBoF6sY</text:p>
          </table:table-cell>
          <table:table-cell office:value-type="string" calcext:value-type="string">
            <text:p>UCUHW94eEFW7hkUMVaZz4eDg</text:p>
          </table:table-cell>
          <table:table-cell office:value-type="string" calcext:value-type="string">
            <text:p>https://www.youtube.com/watch?v=Re5fhBoF6sY</text:p>
          </table:table-cell>
          <table:table-cell office:value-type="date" office:date-value="2017-03-30T13:30:00" calcext:value-type="date">
            <text:p>30/03/17 13:30</text:p>
          </table:table-cell>
          <table:table-cell office:value-type="string" calcext:value-type="string">
            <text:p>Should You Walk or Run When It's Cold?</text:p>
          </table:table-cell>
          <table:table-cell office:value-type="string" calcext:value-type="string">
            <text:p>Hi! My name is Henry, I make MinutePhysics, and you can support me on Patreon: http://www.patreon.com/minutephysics</text:p>
            <text:p/>
            <text:p>Is it better to walk or run when it's cold out? If you run, then you have to deal with wind, wind chill, etc, but your body generates more heat. If you stay still, standing or walking slowly, you don't generate as much heat, but don't deal with the wind. Note: the simple calculations in this video don't very well take into account the baseline metabolic rate/heat generation, even at rest, of humans.</text:p>
            <text:p/>
            <text:p>REFERENCES</text:p>
            <text:p>Physics of Running Presentation: http://uw.physics.wisc.edu/\~reardon/Physics%20of%20Running.pdf</text:p>
            <text:p/>
            <text:p>Original Wind Chill Index formula: https://www.amazon.com/Factors-Design-Handbook-Wesley-Woodson/dp/0070717680</text:p>
            <text:p/>
            <text:p>â€œThe Basis of Wind Chillâ€ paper: http://pubs.aina.ucalgary.ca/arctic/Arctic48-4-372.pdf</text:p>
            <text:p/>
            <text:p>Body surface area calculator: http://www.calculator.net/body-surface-area-calculator.html</text:p>
            <text:p/>
            <text:p>Newtonâ€™s Law of Cooling: https://en.wikipedia.org/wiki/Newton%27s\_law\_of\_cooling</text:p>
            <text:p/>
            <text:p>Boundary Layer: https://en.wikipedia.org/wiki/Boundary\_layer</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02:17</text:p>
          </table:table-cell>
          <table:table-cell office:value-type="date" office:date-value="2018-07-28T04:43:24.039" calcext:value-type="date">
            <text:p>28/07/18 04:43</text:p>
          </table:table-cell>
          <table:table-cell office:value-type="float" office:value="1215945" calcext:value-type="float">
            <text:p>1215945</text:p>
          </table:table-cell>
          <table:table-cell office:value-type="float" office:value="1978" calcext:value-type="float">
            <text:p>1978</text:p>
          </table:table-cell>
          <table:table-cell/>
        </table:table-row>
        <table:table-row table:style-name="ro5">
          <table:table-cell office:value-type="string" calcext:value-type="string">
            <text:p>Khan Academy</text:p>
          </table:table-cell>
          <table:table-cell office:value-type="string" calcext:value-type="string">
            <text:p>QhuJn8YBtmg</text:p>
          </table:table-cell>
          <table:table-cell office:value-type="string" calcext:value-type="string">
            <text:p>UC4a-Gbdw7vOaccHmFo40b9g</text:p>
          </table:table-cell>
          <table:table-cell office:value-type="string" calcext:value-type="string">
            <text:p>https://www.youtube.com/watch?v=QhuJn8YBtmg</text:p>
          </table:table-cell>
          <table:table-cell office:value-type="date" office:date-value="2008-03-05T03:56:14" calcext:value-type="date">
            <text:p>05/03/08 03:56</text:p>
          </table:table-cell>
          <table:table-cell office:value-type="string" calcext:value-type="string">
            <text:p>Introduction to torque | Moments, torque, and angular momentum | Physics | Khan Academy</text:p>
          </table:table-cell>
          <table:table-cell office:value-type="string" calcext:value-type="string">
            <text:p>An introduction to torque. Created by Sal Khan.</text:p>
            <text:p/>
            <text:p>Watch the next lesson: https://www.khanacademy.org/science/physics/torque-angular-momentum/torque-tutorial/v/moments?utm_source=YT&amp;utm_medium=Desc&amp;utm_campaign=physics</text:p>
            <text:p/>
            <text:p>Missed the previous lesson? https://www.khanacademy.org/science/physics/torque-angular-momentum/rotational-kinematics/v/rotational-kinematic-formulas?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09:25</text:p>
          </table:table-cell>
          <table:table-cell office:value-type="date" office:date-value="2018-07-28T04:42:46.773" calcext:value-type="date">
            <text:p>28/07/18 04:42</text:p>
          </table:table-cell>
          <table:table-cell office:value-type="float" office:value="1212345" calcext:value-type="float">
            <text:p>1212345</text:p>
          </table:table-cell>
          <table:table-cell office:value-type="float" office:value="4754" calcext:value-type="float">
            <text:p>4754</text:p>
          </table:table-cell>
          <table:table-cell/>
        </table:table-row>
        <table:table-row table:style-name="ro22">
          <table:table-cell office:value-type="string" calcext:value-type="string">
            <text:p>patrickJMT</text:p>
          </table:table-cell>
          <table:table-cell office:value-type="string" calcext:value-type="string">
            <text:p>sYlOjyPyX3g</text:p>
          </table:table-cell>
          <table:table-cell office:value-type="string" calcext:value-type="string">
            <text:p>UCFe6jenM1Bc54qtBsIJGRZQ</text:p>
          </table:table-cell>
          <table:table-cell office:value-type="string" calcext:value-type="string">
            <text:p>https://www.youtube.com/watch?v=sYlOjyPyX3g</text:p>
          </table:table-cell>
          <table:table-cell office:value-type="date" office:date-value="2008-03-25T14:57:34" calcext:value-type="date">
            <text:p>25/03/08 14:57</text:p>
          </table:table-cell>
          <table:table-cell office:value-type="string" calcext:value-type="string">
            <text:p>Multiplying Matrices - Example 1</text:p>
          </table:table-cell>
          <table:table-cell office:value-type="string" calcext:value-type="string">
            <text:p>Thanks to all of you who support me on Patreon. You da real mvps!   $1 per month helps!! :)  https://www.patreon.com/patrickjmt !! Thanks to all of you who support me on Patreon. You da real mvps!   $1 per month helps!! :)  https://www.patreon.com/patrickjmt !!</text:p>
            <text:p>In this video I show how to multiply matrices!</text:p>
            <text:p>Multiplying Matrices - Two examples of multiplying a matrix by another matrix are shown.  For more free math videos, visit http://PatrickJMT.com</text:p>
          </table:table-cell>
          <table:table-cell office:value-type="string" calcext:value-type="string">
            <text:p>{math,matrix,matrice,multiplying,matrices,algebra,linear,SAT,ACT,AP,BC,education,"online class","online college","online university","completing the square",free,help,tutor}</text:p>
          </table:table-cell>
          <table:table-cell office:value-type="string" calcext:value-type="string">
            <text:p>00:09:38</text:p>
          </table:table-cell>
          <table:table-cell office:value-type="date" office:date-value="2018-07-28T04:44:38.179" calcext:value-type="date">
            <text:p>28/07/18 04:44</text:p>
          </table:table-cell>
          <table:table-cell office:value-type="float" office:value="1212211" calcext:value-type="float">
            <text:p>1212211</text:p>
          </table:table-cell>
          <table:table-cell office:value-type="float" office:value="5381" calcext:value-type="float">
            <text:p>5381</text:p>
          </table:table-cell>
          <table:table-cell/>
        </table:table-row>
        <table:table-row table:style-name="ro15">
          <table:table-cell office:value-type="string" calcext:value-type="string">
            <text:p>Khan Academy</text:p>
          </table:table-cell>
          <table:table-cell office:value-type="string" calcext:value-type="string">
            <text:p>i7idZfS8t8w</text:p>
          </table:table-cell>
          <table:table-cell office:value-type="string" calcext:value-type="string">
            <text:p>UC4a-Gbdw7vOaccHmFo40b9g</text:p>
          </table:table-cell>
          <table:table-cell office:value-type="string" calcext:value-type="string">
            <text:p>https://www.youtube.com/watch?v=i7idZfS8t8w</text:p>
          </table:table-cell>
          <table:table-cell office:value-type="date" office:date-value="2010-04-12T22:00:21" calcext:value-type="date">
            <text:p>12/04/10 22:00</text:p>
          </table:table-cell>
          <table:table-cell office:value-type="string" calcext:value-type="string">
            <text:p>How to use the quadratic formula | Polynomial and rational functions | Algebra II | Khan Academy</text:p>
          </table:table-cell>
          <table:table-cell office:value-type="string" calcext:value-type="string">
            <text:p>Introduction to using the quadratic formula.</text:p>
            <text:p/>
            <text:p>Practice this lesson yourself on KhanAcademy.org right now: </text:p>
            <text:p>https://www.khanacademy.org/math/algebra2/polynomial_and_rational/quad_formula_tutorial/e/quadratic_equation?utm_source=YT&amp;utm_medium=Desc&amp;utm_campaign=AlgebraII</text:p>
            <text:p/>
            <text:p>Watch the next lesson: https://www.khanacademy.org/math/algebra2/polynomial_and_rational/quad_formula_tutorial/v/proof-of-quadratic-formula?utm_source=YT&amp;utm_medium=Desc&amp;utm_campaign=AlgebraII</text:p>
            <text:p/>
            <text:p>Missed the previous lesson? </text:p>
            <text:p>https://www.khanacademy.org/math/algebra2/polynomial_and_rational/quad_formula_tutorial/v/solving-quadratic-equations-by-completing-the-square?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16:32</text:p>
          </table:table-cell>
          <table:table-cell office:value-type="date" office:date-value="2018-07-28T04:41:02.305" calcext:value-type="date">
            <text:p>28/07/18 04:41</text:p>
          </table:table-cell>
          <table:table-cell office:value-type="float" office:value="1212173" calcext:value-type="float">
            <text:p>1212173</text:p>
          </table:table-cell>
          <table:table-cell office:value-type="float" office:value="5240" calcext:value-type="float">
            <text:p>5240</text:p>
          </table:table-cell>
          <table:table-cell/>
        </table:table-row>
        <table:table-row table:style-name="ro1">
          <table:table-cell office:value-type="string" calcext:value-type="string">
            <text:p>tecmath</text:p>
          </table:table-cell>
          <table:table-cell office:value-type="string" calcext:value-type="string">
            <text:p>YCBTw8KAqkw</text:p>
          </table:table-cell>
          <table:table-cell office:value-type="string" calcext:value-type="string">
            <text:p>UCb7w5aTnt7YeXBcVCY0mgFw</text:p>
          </table:table-cell>
          <table:table-cell office:value-type="string" calcext:value-type="string">
            <text:p>https://www.youtube.com/watch?v=YCBTw8KAqkw</text:p>
          </table:table-cell>
          <table:table-cell office:value-type="date" office:date-value="2013-02-19T05:09:19" calcext:value-type="date">
            <text:p>19/02/13 05:09</text:p>
          </table:table-cell>
          <table:table-cell office:value-type="string" calcext:value-type="string">
            <text:p>Cool math mental multiplication trick - become a genius solving math instantly!</text:p>
          </table:table-cell>
          <table:table-cell office:value-type="string" calcext:value-type="string">
            <text:p>This cool math trick for multiplication is amazing - you will be solving math with no problem! <text:s/>Multiply numbers instantly without hesitation and amaze everyone with your genius! <text:s/>Become the lord of mathematics!</text:p>
          </table:table-cell>
          <table:table-cell office:value-type="string" calcext:value-type="string">
            <text:p>{genius,"cool math",algebra,math,mathematics}</text:p>
          </table:table-cell>
          <table:table-cell office:value-type="string" calcext:value-type="string">
            <text:p>00:05:14</text:p>
          </table:table-cell>
          <table:table-cell office:value-type="date" office:date-value="2018-07-28T04:43:56.165" calcext:value-type="date">
            <text:p>28/07/18 04:43</text:p>
          </table:table-cell>
          <table:table-cell office:value-type="float" office:value="1211517" calcext:value-type="float">
            <text:p>1211517</text:p>
          </table:table-cell>
          <table:table-cell office:value-type="float" office:value="3945" calcext:value-type="float">
            <text:p>3945</text:p>
          </table:table-cell>
          <table:table-cell/>
        </table:table-row>
        <table:table-row table:style-name="ro6">
          <table:table-cell office:value-type="string" calcext:value-type="string">
            <text:p>Khan Academy</text:p>
          </table:table-cell>
          <table:table-cell office:value-type="string" calcext:value-type="string">
            <text:p>bIKmw0aTmYc</text:p>
          </table:table-cell>
          <table:table-cell office:value-type="string" calcext:value-type="string">
            <text:p>UC4a-Gbdw7vOaccHmFo40b9g</text:p>
          </table:table-cell>
          <table:table-cell office:value-type="string" calcext:value-type="string">
            <text:p>https://www.youtube.com/watch?v=bIKmw0aTmYc</text:p>
          </table:table-cell>
          <table:table-cell office:value-type="date" office:date-value="2014-03-25T19:42:21" calcext:value-type="date">
            <text:p>25/03/14 19:42</text:p>
          </table:table-cell>
          <table:table-cell office:value-type="string" calcext:value-type="string">
            <text:p>Introduction to ratios | Ratios, rates, and percentages | 6th grade | Khan Academy</text:p>
          </table:table-cell>
          <table:table-cell office:value-type="string" calcext:value-type="string">
            <text:p>Learn how to find the ratio between two things. In this video, we find the ratio of apples to oranges.</text:p>
            <text:p/>
            <text:p>Practice this lesson yourself on KhanAcademy.org right now: </text:p>
            <text:p>https://www.khanacademy.org/math/cc-sixth-grade-math/cc-6th-ratios-prop-topic/cc-6th-ratios-intro/e/representing-ratios?utm_source=YT&amp;utm_medium=Desc&amp;utm_campaign=6thgrade</text:p>
            <text:p/>
            <text:p>Watch the next lesson: https://www.khanacademy.org/math/cc-sixth-grade-math/cc-6th-ratios-prop-topic/cc-6th-ratios-intro/v/ratios-as-fractions?utm_source=YT&amp;utm_medium=Desc&amp;utm_campaign=6thgrade</text:p>
            <text:p/>
            <text:p>Grade 6th on Khan Academy: By the 6th grade, you're becoming a sophisticated mathemagician. You'll be able to add, subtract, multiply, and divide any non-negative numbers (including decimals and fractions) that any grumpy ogre throws at you. Mind-blowing ideas like exponents (you saw these briefly in the 5th grade), ratios, percents, negative numbers, and variable expressions will start being in your comfort zone. Most importantly, the algebraic side of mathematics is a whole new kind of fun! And if that is not enough, we are going to continue with our understanding of ideas like the coordinate plane (from 5th grade) and area while beginning to derive meaning from data! (Content was selected for this grade level based on a typical curriculum in the United State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Ã‚Â‰ÃƒÂ›Ã‚Âªs 6th grade channel:</text:p>
            <text:p>https://www.youtube.com/channel/UCnif494Ay2S-PuYlDVrOwYQ?sub_confirmation=1</text:p>
            <text:p>Subscribe to Khan Academy: https://www.youtube.com/subscription_center?add_user=khanacademy</text:p>
          </table:table-cell>
          <table:table-cell/>
          <table:table-cell office:value-type="string" calcext:value-type="string">
            <text:p>00:03:58</text:p>
          </table:table-cell>
          <table:table-cell office:value-type="date" office:date-value="2018-07-28T04:45:09.178" calcext:value-type="date">
            <text:p>28/07/18 04:45</text:p>
          </table:table-cell>
          <table:table-cell office:value-type="float" office:value="1210067" calcext:value-type="float">
            <text:p>1210067</text:p>
          </table:table-cell>
          <table:table-cell office:value-type="float" office:value="1780" calcext:value-type="float">
            <text:p>1780</text:p>
          </table:table-cell>
          <table:table-cell/>
        </table:table-row>
        <table:table-row table:style-name="ro32">
          <table:table-cell office:value-type="string" calcext:value-type="string">
            <text:p>MindYourDecisions</text:p>
          </table:table-cell>
          <table:table-cell office:value-type="string" calcext:value-type="string">
            <text:p>52g-Ec4g18c</text:p>
          </table:table-cell>
          <table:table-cell office:value-type="string" calcext:value-type="string">
            <text:p>UCHnj59g7jezwTy5GeL8EA_g</text:p>
          </table:table-cell>
          <table:table-cell office:value-type="string" calcext:value-type="string">
            <text:p>https://www.youtube.com/watch?v=52g-Ec4g18c</text:p>
          </table:table-cell>
          <table:table-cell office:value-type="date" office:date-value="2016-03-31T20:38:50" calcext:value-type="date">
            <text:p>31/03/16 20:38</text:p>
          </table:table-cell>
          <table:table-cell office:value-type="string" calcext:value-type="string">
            <text:p>I Will Read Your Mind - Math Magic Trick</text:p>
          </table:table-cell>
          <table:table-cell office:value-type="string" calcext:value-type="string">
            <text:p>Pick a 2 digit number. Got it? Now and add up the digits. Subtract that from your original number. Look up the resulting number in the table. Can I figure out the symbol you are looking at? This video predicts your symbol and explains why this math trick works.</text:p>
            <text:p/>
            <text:p>Blog post (text explanation): http://wp.me/p6aMk-4wK</text:p>
            <text:p/>
            <text:p>If you like my videos, you can support me at Patreon: http://www.patreon.com/mindyourdecisions</text:p>
            <text:p/>
            <text:p>Connect on social media. I update each site when I have a new video or blog post, so you can follow me on whichever method is most convenient for you.</text:p>
            <text:p/>
            <text:p>My Blog: http://mindyourdecisions.com/blog/</text:p>
            <text:p>Twitter: http://twitter.com/preshtalwalkar</text:p>
            <text:p>Facebook: https://www.facebook.com/pages/Mind-Your-Decisions/168446714965</text:p>
            <text:p>Google+: https://plus.google.com/108336608566588374147/posts</text:p>
            <text:p>Pinterest: https://www.pinterest.com/preshtalwalkar/</text:p>
            <text:p>Tumblr: http://preshtalwalkar.tumblr.com/</text:p>
            <text:p>Instagram: https://instagram.com/preshtalwalkar/</text:p>
            <text:p>Patreon: http://www.patreon.com/mindyourdecisions</text:p>
            <text:p/>
            <text:p>Newsletter (sent about 2 times a year): http://eepurl.com/KvS0r</text:p>
            <text:p/>
            <text:p>My Books</text:p>
            <text:p/>
            <text:p>"The Joy of Game Theory" shows how you can use math to out-think your competition. (rated 4/5 stars on 23 reviews) https://www.amazon.com/gp/product/1500497444</text:p>
            <text:p/>
            <text:p>"The Irrationality Illusion: How To Make Smart Decisions And Overcome Bias" is a handbook that explains the many ways we are biased about decision-making and offers techniques to make smart decisions. (rated 5/5 stars on 1 review) https://www.amazon.com/gp/product/1523231467/</text:p>
            <text:p/>
            <text:p>"Math Puzzles Volume 1" features classic brain teasers and riddles with complete solutions for problems in counting, geometry, probability, and game theory. Volume 1 is rated 4.5/5 stars on 11 reviews. https://www.amazon.com/gp/product/1517421624/</text:p>
            <text:p/>
            <text:p>"Math Puzzles Volume 2" is a sequel book with more great problems. https://www.amazon.com/gp/product/1517531624/</text:p>
            <text:p/>
            <text:p>"Math Puzzles Volume 3" is the third in the series. https://www.amazon.com/gp/product/1517596351/</text:p>
            <text:p/>
            <text:p>"40 Paradoxes in Logic, Probability, and Game Theory" contains thought-provoking and counter-intuitive results. (rated 4.9/5 stars on 7 reviews) https://www.amazon.com/gp/product/1517319307/</text:p>
            <text:p/>
            <text:p>"The Best Mental Math Tricks" teaches how you can look like a math genius by solving problems in your head (rated 4.7/5 stars on 3 reviews) https://www.amazon.com/gp/product/150779651X/</text:p>
            <text:p/>
            <text:p>"Multiply Numbers By Drawing Lines" This book is a reference guide for my video that has over 1 million views on a geometric method to multiply numbers. (rated 5/5 stars on 1 review) https://www.amazon.com/gp/product/1500866148/</text:p>
          </table:table-cell>
          <table:table-cell office:value-type="string" calcext:value-type="string">
            <text:p>{mathematics,math,maths,riddle,"brain teaser",puzzle,"math puzzle","math trick",prediction,magic,"magic trick"}</text:p>
          </table:table-cell>
          <table:table-cell office:value-type="string" calcext:value-type="string">
            <text:p>00:01:57</text:p>
          </table:table-cell>
          <table:table-cell office:value-type="date" office:date-value="2018-07-28T04:41:20.381" calcext:value-type="date">
            <text:p>28/07/18 04:41</text:p>
          </table:table-cell>
          <table:table-cell office:value-type="float" office:value="1206646" calcext:value-type="float">
            <text:p>1206646</text:p>
          </table:table-cell>
          <table:table-cell office:value-type="float" office:value="3878" calcext:value-type="float">
            <text:p>3878</text:p>
          </table:table-cell>
          <table:table-cell/>
        </table:table-row>
        <table:table-row table:style-name="ro65">
          <table:table-cell office:value-type="string" calcext:value-type="string">
            <text:p>Numberphile</text:p>
          </table:table-cell>
          <table:table-cell office:value-type="string" calcext:value-type="string">
            <text:p>wymmCdLdPvM</text:p>
          </table:table-cell>
          <table:table-cell office:value-type="string" calcext:value-type="string">
            <text:p>UCoxcjq-8xIDTYp3uz647V5A</text:p>
          </table:table-cell>
          <table:table-cell office:value-type="string" calcext:value-type="string">
            <text:p>https://www.youtube.com/watch?v=wymmCdLdPvM</text:p>
          </table:table-cell>
          <table:table-cell office:value-type="date" office:date-value="2015-11-06T12:00:01" calcext:value-type="date">
            <text:p>06/11/15 12:00</text:p>
          </table:table-cell>
          <table:table-cell office:value-type="string" calcext:value-type="string">
            <text:p>The Uncracked Problem with 33 - Numberphile</text:p>
          </table:table-cell>
          <table:table-cell office:value-type="string" calcext:value-type="string">
            <text:p>33 is the lowest unsolved problem in the world of "summing three cubes". But 30 was also a tough nut to crack!</text:p>
            <text:p>More links &amp; stuff in full description below â†“â†“â†“</text:p>
            <text:p/>
            <text:p>Featuring Tim Browning from the University of Bristol.</text:p>
            <text:p/>
            <text:p>Taxi Cab Numbers: https://youtu.be/LzjaDKVC4iY</text:p>
            <text:p>Fermat's Last Theorem: https://youtu.be/qiNcEguuFSA</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ext:p/>
            <text:p>THANKS TO PATREON SUPPORTERS</text:p>
            <text:p>Jeff Straathof</text:p>
            <text:p>Ken Baron</text:p>
            <text:p>Today I Found Out</text:p>
            <text:p>Roman Urbanovski</text:p>
            <text:p>Joanna &amp; Mehdi</text:p>
            <text:p>Christian Cooper</text:p>
            <text:p>Peggy Youell</text:p>
            <text:p>John Buchan</text:p>
            <text:p>Bill Shillito</text:p>
            <text:p>Andrzej 'Yester' Fiedukowicz</text:p>
            <text:p>Susan Silver</text:p>
            <text:p>LÃª</text:p>
            <text:p>OK Merli</text:p>
            <text:p>Spiked Math</text:p>
            <text:p>Filipe Junqueira</text:p>
            <text:p>RexDex </text:p>
            <text:p>NHM Alminji</text:p>
            <text:p>Thomas Buckingham</text:p>
            <text:p>Peter KÃ¦r</text:p>
            <text:p>Henry Reich</text:p>
            <text:p>plusunim</text:p>
            <text:p>Tracy Parry</text:p>
            <text:p>Stan Ciprian</text:p>
            <text:p>Elias Jonathan List</text:p>
            <text:p>Tyler O'Connor</text:p>
            <text:p>Keith Vertrees</text:p>
            <text:p>Jordan Smith</text:p>
            <text:p>Valentin </text:p>
            <text:p>Kristian Joensen</text:p>
            <text:p>Rich Pantano</text:p>
            <text:p>James P Buckley</text:p>
            <text:p>Michael </text:p>
            <text:p>Paul Bates</text:p>
            <text:p>Michael Surrago</text:p>
            <text:p>George Greene</text:p>
            <text:p>Arnas</text:p>
          </table:table-cell>
          <table:table-cell office:value-type="string" calcext:value-type="string">
            <text:p>{numberphile,diophantine,cubes,numbers}</text:p>
          </table:table-cell>
          <table:table-cell office:value-type="string" calcext:value-type="string">
            <text:p>00:08:29</text:p>
          </table:table-cell>
          <table:table-cell office:value-type="date" office:date-value="2018-07-28T04:42:03.778" calcext:value-type="date">
            <text:p>28/07/18 04:42</text:p>
          </table:table-cell>
          <table:table-cell office:value-type="float" office:value="1206133" calcext:value-type="float">
            <text:p>1206133</text:p>
          </table:table-cell>
          <table:table-cell office:value-type="float" office:value="5724" calcext:value-type="float">
            <text:p>5724</text:p>
          </table:table-cell>
          <table:table-cell/>
        </table:table-row>
        <table:table-row table:style-name="ro3">
          <table:table-cell office:value-type="string" calcext:value-type="string">
            <text:p>Vihart</text:p>
          </table:table-cell>
          <table:table-cell office:value-type="string" calcext:value-type="string">
            <text:p>N-7tcTIrers</text:p>
          </table:table-cell>
          <table:table-cell office:value-type="string" calcext:value-type="string">
            <text:p>UCOGeU-1Fig3rrDjhm9Zs_wg</text:p>
          </table:table-cell>
          <table:table-cell office:value-type="string" calcext:value-type="string">
            <text:p>https://www.youtube.com/watch?v=N-7tcTIrers</text:p>
          </table:table-cell>
          <table:table-cell office:value-type="date" office:date-value="2013-11-18T20:26:20" calcext:value-type="date">
            <text:p>18/11/13 20:26</text:p>
          </table:table-cell>
          <table:table-cell office:value-type="string" calcext:value-type="string">
            <text:p>How I Feel About Logarithms</text:p>
          </table:table-cell>
          <table:table-cell office:value-type="string" calcext:value-type="string">
            <text:p>also might as well explain all of elementary algebra</text:p>
            <text:p/>
            <text:p>You can download this video via torrent: magnet:?xt=urn:btih:8E674518C6DF385229E541A3055463998C6B4492&amp;dn=HowIFeelAboutLogarithms_ViHart.mp4&amp;tr=udp%3a%2f%2ftracker.openbittorrent.com%3a80%2fannounce&amp;tr=udp%3a%2f%2ftracker.publicbt.com%3a80%2fannounce&amp;tr=udp%3a%2f%2ftracker.ccc.de%3a80%2fannounce</text:p>
            <text:p/>
            <text:p>(you'll have to copy and paste the link, and if you use Chrome make sure to choose the drop-down page option, because its default action is to websearch the link rather than go to the link; also, you'll need a bittorrent client if you don't have one already)</text:p>
            <text:p/>
            <text:p>My website is http://vihart.com</text:p>
          </table:table-cell>
          <table:table-cell office:value-type="string" calcext:value-type="string">
            <text:p>{math,logarithm,exponents,arithmetic,algebra,"elementary algebra",multiplication}</text:p>
          </table:table-cell>
          <table:table-cell office:value-type="string" calcext:value-type="string">
            <text:p>00:09:11</text:p>
          </table:table-cell>
          <table:table-cell office:value-type="date" office:date-value="2018-07-28T04:43:24.445" calcext:value-type="date">
            <text:p>28/07/18 04:43</text:p>
          </table:table-cell>
          <table:table-cell office:value-type="float" office:value="1205730" calcext:value-type="float">
            <text:p>1205730</text:p>
          </table:table-cell>
          <table:table-cell office:value-type="float" office:value="1330" calcext:value-type="float">
            <text:p>1330</text:p>
          </table:table-cell>
          <table:table-cell/>
        </table:table-row>
        <table:table-row table:style-name="ro43">
          <table:table-cell office:value-type="string" calcext:value-type="string">
            <text:p>minutephysics</text:p>
          </table:table-cell>
          <table:table-cell office:value-type="string" calcext:value-type="string">
            <text:p>2yHDeKFW8j8</text:p>
          </table:table-cell>
          <table:table-cell office:value-type="string" calcext:value-type="string">
            <text:p>UCUHW94eEFW7hkUMVaZz4eDg</text:p>
          </table:table-cell>
          <table:table-cell office:value-type="string" calcext:value-type="string">
            <text:p>https://www.youtube.com/watch?v=2yHDeKFW8j8</text:p>
          </table:table-cell>
          <table:table-cell office:value-type="date" office:date-value="2013-06-03T17:59:44" calcext:value-type="date">
            <text:p>03/06/13 17:59</text:p>
          </table:table-cell>
          <table:table-cell office:value-type="string" calcext:value-type="string">
            <text:p>How to Turn Sound Into Light: Sonoluminescence</text:p>
          </table:table-cell>
          <table:table-cell office:value-type="string" calcext:value-type="string">
            <text:p>Another awesome thing the Mantis Shrimp does...</text:p>
            <text:p>The BEST Sonoluminescence reference: http://doc.utwente.nl/42577/1/single-bubble_sonoluminescence.pdf</text:p>
            <text:p/>
            <text:p>Links to other "Unknown Science Questions" videos</text:p>
            <text:p/>
            <text:p>Veritasium - http://www.youtube.com/1veritasium (http://www.youtube.com/watch?v=5JGSqG8OLjE)</text:p>
            <text:p/>
            <text:p>Fast, Furious &amp; Funny - http://www.youtube.com/fastfuriousandfunny (http://www.youtube.com/watch?v=YWxub2XhmXM)</text:p>
            <text:p/>
            <text:p>The Brain Scoop - http://www.youtube.com/thebrainscoop (http://youtu.be/mNuu0y6ZmAs)</text:p>
            <text:p/>
            <text:p>ASAPScience - http://www.youtube.com/AsapSCIENCE (http://www.youtube.com/watch?v=wgxJhpLoFFU)</text:p>
            <text:p/>
            <text:p>The Royal Institute of Great Britain - http://www.youtube.com/TheRoyalInstitution (http://www.youtube.com/watch?v=gm02Oid8sbs)</text:p>
            <text:p/>
            <text:p>PBS Idea Channel - http://www.youtube.com/pbsideachannel (http://www.youtube.com/watch?v=TbNymweHW4E)</text:p>
            <text:p/>
            <text:p>The Spangler Effect - http://www.youtube.com/TheSpanglerEffect (http://www.youtube.com/watch?v=4fQ4uB-At-c)</text:p>
            <text:p/>
            <text:p>Minute Physics - http://www.youtube.com/minutephysics (http://www.youtube.com/watch?v=2yHDeKFW8j8)</text:p>
            <text:p/>
            <text:p>Head Squeeze - http://www.youtube.com/HeadsqueezeTV (http://www.youtube.com/watch?v=UPBJX1SW7AA)</text:p>
            <text:p/>
            <text:p>Vsauce - http://www.youtube.com/Vsauce (http://www.youtube.com/watch?v=L45Q1_psDqk)</text:p>
            <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Sonoluminescence,light,sound,show,"mantis shrimp",mantis,"pistol shrimp",shrimp,pistol,speakers,decibels,cavitation,cavitate,collapse,bubble,rayleigh,physics,minutephysics,vsauce,veritasium,"the brain scoop","brain scoop",collab,"super collab","henry reich",glow,electrodynamics,"phase diagram",water,argon,xenon,glowing,plasma,Fish,Lights}</text:p>
          </table:table-cell>
          <table:table-cell office:value-type="string" calcext:value-type="string">
            <text:p>00:02:07</text:p>
          </table:table-cell>
          <table:table-cell office:value-type="date" office:date-value="2018-07-28T04:42:22.212" calcext:value-type="date">
            <text:p>28/07/18 04:42</text:p>
          </table:table-cell>
          <table:table-cell office:value-type="float" office:value="1204287" calcext:value-type="float">
            <text:p>1204287</text:p>
          </table:table-cell>
          <table:table-cell office:value-type="float" office:value="579" calcext:value-type="float">
            <text:p>579</text:p>
          </table:table-cell>
          <table:table-cell/>
        </table:table-row>
        <table:table-row table:style-name="ro37">
          <table:table-cell office:value-type="string" calcext:value-type="string">
            <text:p>minutephysics</text:p>
          </table:table-cell>
          <table:table-cell office:value-type="string" calcext:value-type="string">
            <text:p>NafbGOQBlQs</text:p>
          </table:table-cell>
          <table:table-cell office:value-type="string" calcext:value-type="string">
            <text:p>UCUHW94eEFW7hkUMVaZz4eDg</text:p>
          </table:table-cell>
          <table:table-cell office:value-type="string" calcext:value-type="string">
            <text:p>https://www.youtube.com/watch?v=NafbGOQBlQs</text:p>
          </table:table-cell>
          <table:table-cell office:value-type="date" office:date-value="2014-10-20T19:40:51" calcext:value-type="date">
            <text:p>20/10/14 19:40</text:p>
          </table:table-cell>
          <table:table-cell office:value-type="string" calcext:value-type="string">
            <text:p>Why is the Sun Yellow and the Sky Blue?</text:p>
          </table:table-cell>
          <table:table-cell office:value-type="string" calcext:value-type="string">
            <text:p>Get "Into Thin Air" for free on Audible at http://www.audible.com/minutephysics</text:p>
            <text:p>And Subscribe to MinutePhysics</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Sun (Celestial Object With Coordinate System)","Yellow (Color)","Blue (Color)",sky,quantum,blackbody,radiation,spectrum,rainbow,blue,green,red,orange,yellow,pink,purple,violet,rayleigh,"rayleigh scattering",scattering,moon,air,atmosphere,physics,minutephysics,"Sky Blue (Color)",Sunset,Clouds,space,nature,question,kids,children}</text:p>
          </table:table-cell>
          <table:table-cell office:value-type="string" calcext:value-type="string">
            <text:p>00:02:30</text:p>
          </table:table-cell>
          <table:table-cell office:value-type="date" office:date-value="2018-07-28T04:41:44.547" calcext:value-type="date">
            <text:p>28/07/18 04:41</text:p>
          </table:table-cell>
          <table:table-cell office:value-type="float" office:value="1200580" calcext:value-type="float">
            <text:p>1200580</text:p>
          </table:table-cell>
          <table:table-cell office:value-type="float" office:value="1437" calcext:value-type="float">
            <text:p>1437</text:p>
          </table:table-cell>
          <table:table-cell/>
        </table:table-row>
        <table:table-row table:style-name="ro7">
          <table:table-cell office:value-type="string" calcext:value-type="string">
            <text:p>Khan Academy</text:p>
          </table:table-cell>
          <table:table-cell office:value-type="string" calcext:value-type="string">
            <text:p>U2ovEuEUxXQ</text:p>
          </table:table-cell>
          <table:table-cell office:value-type="string" calcext:value-type="string">
            <text:p>UC4a-Gbdw7vOaccHmFo40b9g</text:p>
          </table:table-cell>
          <table:table-cell office:value-type="string" calcext:value-type="string">
            <text:p>https://www.youtube.com/watch?v=U2ovEuEUxXQ</text:p>
          </table:table-cell>
          <table:table-cell office:value-type="date" office:date-value="2006-11-18T18:44:55" calcext:value-type="date">
            <text:p>18/11/06 18:44</text:p>
          </table:table-cell>
          <table:table-cell office:value-type="string" calcext:value-type="string">
            <text:p>Equivalent fractions | Fractions | Pre-Algebra | Khan Academy</text:p>
          </table:table-cell>
          <table:table-cell office:value-type="string" calcext:value-type="string">
            <text:p>Introduces the concept of equivalent fractions</text:p>
            <text:p/>
            <text:p>Practice this lesson yourself on KhanAcademy.org right now: https://www.khanacademy.org/math/pre-algebra/fractions-pre-alg/equivalent-fractions-pre-alg/e/equivalent_fractions?utm_source=YT&amp;utm_medium=Desc&amp;utm_campaign=PreAlgebra</text:p>
            <text:p/>
            <text:p>Watch the next lesson: https://www.khanacademy.org/math/pre-algebra/fractions-pre-alg/equivalent-fractions-pre-alg/v/equivalent-fractions-example?utm_source=YT&amp;utm_medium=Desc&amp;utm_campaign=PreAlgebra</text:p>
            <text:p/>
            <text:p>Missed the previous lesson? </text:p>
            <text:p>https://www.khanacademy.org/math/pre-algebra/fractions-pre-alg/equivalent-fractions-pre-alg/v/fractions-in-lowest-term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5:51</text:p>
          </table:table-cell>
          <table:table-cell office:value-type="date" office:date-value="2018-07-28T04:41:44.379" calcext:value-type="date">
            <text:p>28/07/18 04:41</text:p>
          </table:table-cell>
          <table:table-cell office:value-type="float" office:value="1200349" calcext:value-type="float">
            <text:p>1200349</text:p>
          </table:table-cell>
          <table:table-cell office:value-type="float" office:value="2038" calcext:value-type="float">
            <text:p>2038</text:p>
          </table:table-cell>
          <table:table-cell/>
        </table:table-row>
        <table:table-row table:style-name="ro10">
          <table:table-cell office:value-type="string" calcext:value-type="string">
            <text:p>Khan Academy</text:p>
          </table:table-cell>
          <table:table-cell office:value-type="string" calcext:value-type="string">
            <text:p>PupNgv49_WY</text:p>
          </table:table-cell>
          <table:table-cell office:value-type="string" calcext:value-type="string">
            <text:p>UC4a-Gbdw7vOaccHmFo40b9g</text:p>
          </table:table-cell>
          <table:table-cell office:value-type="string" calcext:value-type="string">
            <text:p>https://www.youtube.com/watch?v=PupNgv49_WY</text:p>
          </table:table-cell>
          <table:table-cell office:value-type="date" office:date-value="2007-11-15T23:04:40" calcext:value-type="date">
            <text:p>15/11/07 23:04</text:p>
          </table:table-cell>
          <table:table-cell office:value-type="string" calcext:value-type="string">
            <text:p>Introduction to logarithm properties | Logarithms | Algebra II | Khan Academy</text:p>
          </table:table-cell>
          <table:table-cell office:value-type="string" calcext:value-type="string">
            <text:p>Introduction to the first two logarithm properties.</text:p>
            <text:p/>
            <text:p>Practice this yourself on Khan Academy right now: https://www.khanacademy.org/e/logarithms_2?utm_source=YTdescription&amp;utm_medium=YTdescription&amp;utm_campaign=YTdescription</text:p>
            <text:p/>
            <text:p>Watch the next lesson: https://www.khanacademy.org/math/algebra2/logarithms-tutorial/logarithm_properties/v/introduction-to-logarithm-properties-part-2?utm_source=YT&amp;utm_medium=Desc&amp;utm_campaign=AlgebraII</text:p>
            <text:p/>
            <text:p>Missed the previous lesson? </text:p>
            <text:p>https://www.khanacademy.org/math/algebra2/logarithms-tutorial/logarithm_basics/v/graphing-logarithmic-functions?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09:16</text:p>
          </table:table-cell>
          <table:table-cell office:value-type="date" office:date-value="2018-07-28T04:44:32.313" calcext:value-type="date">
            <text:p>28/07/18 04:44</text:p>
          </table:table-cell>
          <table:table-cell office:value-type="float" office:value="1198393" calcext:value-type="float">
            <text:p>1198393</text:p>
          </table:table-cell>
          <table:table-cell office:value-type="float" office:value="4836" calcext:value-type="float">
            <text:p>4836</text:p>
          </table:table-cell>
          <table:table-cell/>
        </table:table-row>
        <table:table-row table:style-name="ro7">
          <table:table-cell office:value-type="string" calcext:value-type="string">
            <text:p>Khan Academy</text:p>
          </table:table-cell>
          <table:table-cell office:value-type="string" calcext:value-type="string">
            <text:p>ROIfbUQrSY4</text:p>
          </table:table-cell>
          <table:table-cell office:value-type="string" calcext:value-type="string">
            <text:p>UC4a-Gbdw7vOaccHmFo40b9g</text:p>
          </table:table-cell>
          <table:table-cell office:value-type="string" calcext:value-type="string">
            <text:p>https://www.youtube.com/watch?v=ROIfbUQrSY4</text:p>
          </table:table-cell>
          <table:table-cell office:value-type="date" office:date-value="2010-08-03T20:43:16" calcext:value-type="date">
            <text:p>03/08/10 20:43</text:p>
          </table:table-cell>
          <table:table-cell office:value-type="string" calcext:value-type="string">
            <text:p>Understanding square roots | Pre-Algebra | Khan Academy</text:p>
          </table:table-cell>
          <table:table-cell office:value-type="string" calcext:value-type="string">
            <text:p>Understanding Square Roots</text:p>
            <text:p/>
            <text:p>Practice this lesson yourself on KhanAcademy.org right now: https://www.khanacademy.org/math/pre-algebra/exponents-radicals/radical-radicals/e/square_roots?utm_source=YT&amp;utm_medium=Desc&amp;utm_campaign=PreAlgebra</text:p>
            <text:p/>
            <text:p>Watch the next lesson: https://www.khanacademy.org/math/pre-algebra/exponents-radicals/radical-radicals/v/approximating-square-roots?utm_source=YT&amp;utm_medium=Desc&amp;utm_campaign=PreAlgebra</text:p>
            <text:p/>
            <text:p>Missed the previous lesson? </text:p>
            <text:p>https://www.khanacademy.org/math/pre-algebra/exponents-radicals/World-of-exponents/v/powers-of-zero?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1:21</text:p>
          </table:table-cell>
          <table:table-cell office:value-type="date" office:date-value="2018-07-28T04:43:18.162" calcext:value-type="date">
            <text:p>28/07/18 04:43</text:p>
          </table:table-cell>
          <table:table-cell office:value-type="float" office:value="1198249" calcext:value-type="float">
            <text:p>1198249</text:p>
          </table:table-cell>
          <table:table-cell office:value-type="float" office:value="3430" calcext:value-type="float">
            <text:p>3430</text:p>
          </table:table-cell>
          <table:table-cell/>
        </table:table-row>
        <table:table-row table:style-name="ro16">
          <table:table-cell office:value-type="string" calcext:value-type="string">
            <text:p>mathantics</text:p>
          </table:table-cell>
          <table:table-cell office:value-type="string" calcext:value-type="string">
            <text:p>DGKwdHMiqCg</text:p>
          </table:table-cell>
          <table:table-cell office:value-type="string" calcext:value-type="string">
            <text:p>UCBuMwlP7kHkNxdPAqtFSJTw</text:p>
          </table:table-cell>
          <table:table-cell office:value-type="string" calcext:value-type="string">
            <text:p>https://www.youtube.com/watch?v=DGKwdHMiqCg</text:p>
          </table:table-cell>
          <table:table-cell office:value-type="date" office:date-value="2013-09-10T06:43:43" calcext:value-type="date">
            <text:p>10/09/13 06:43</text:p>
          </table:table-cell>
          <table:table-cell office:value-type="string" calcext:value-type="string">
            <text:p>Math Antics - Angle Basics</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educational,"Math Antics",geometry,points,lines,planes,2D,3D,angles}</text:p>
          </table:table-cell>
          <table:table-cell office:value-type="string" calcext:value-type="string">
            <text:p>00:07:46</text:p>
          </table:table-cell>
          <table:table-cell office:value-type="date" office:date-value="2018-07-28T04:42:46.816" calcext:value-type="date">
            <text:p>28/07/18 04:42</text:p>
          </table:table-cell>
          <table:table-cell office:value-type="float" office:value="1197523" calcext:value-type="float">
            <text:p>1197523</text:p>
          </table:table-cell>
          <table:table-cell office:value-type="float" office:value="11978" calcext:value-type="float">
            <text:p>11978</text:p>
          </table:table-cell>
          <table:table-cell/>
        </table:table-row>
        <table:table-row table:style-name="ro4">
          <table:table-cell office:value-type="string" calcext:value-type="string">
            <text:p>TED-Ed</text:p>
          </table:table-cell>
          <table:table-cell office:value-type="string" calcext:value-type="string">
            <text:p>W0GpIMNTPYg</text:p>
          </table:table-cell>
          <table:table-cell office:value-type="string" calcext:value-type="string">
            <text:p>UCsooa4yRKGN_zEE8iknghZA</text:p>
          </table:table-cell>
          <table:table-cell office:value-type="string" calcext:value-type="string">
            <text:p>https://www.youtube.com/watch?v=W0GpIMNTPYg</text:p>
          </table:table-cell>
          <table:table-cell office:value-type="date" office:date-value="2017-07-03T14:59:49" calcext:value-type="date">
            <text:p>03/07/17 14:59</text:p>
          </table:table-cell>
          <table:table-cell office:value-type="string" calcext:value-type="string">
            <text:p>What causes kidney stones? - Arash Shadman</text:p>
          </table:table-cell>
          <table:table-cell office:value-type="string" calcext:value-type="string">
            <text:p>View full lesson: http://ed.ted.com/lessons/what-causes-kidney-stones-arash-shadman</text:p>
            <text:p/>
            <text:p>The biggest kidney stone on record weighed more than a kilogram and was 17 centimeters in diameter. The patient didnâ€™t actually swallow a stone the size of a coconut; kidney stones form inside the body. So how do they grow in the first place? And why are they so painful to get out? Arash Shadman shares the science behind kidney stones. </text:p>
            <text:p/>
            <text:p>Lesson by Arash Shadman, directed by TED-Ed.</text:p>
          </table:table-cell>
          <table:table-cell office:value-type="string" calcext:value-type="string">
            <text:p>{TED,TED-Ed,"TED Education","TED Ed","Arash Shadman",kidney,"kidney stone",ureter,urethra,urine,calcium,oxalate,crystal,bladder,sodium,potassium,phosphate,"magnesium ammonium phosphate",struvite,"clacium phosphate","uric acid","urinary track","alpha blockers","potassium citrate",acid}</text:p>
          </table:table-cell>
          <table:table-cell office:value-type="string" calcext:value-type="string">
            <text:p>00:05:15</text:p>
          </table:table-cell>
          <table:table-cell office:value-type="date" office:date-value="2018-07-28T04:41:08.367" calcext:value-type="date">
            <text:p>28/07/18 04:41</text:p>
          </table:table-cell>
          <table:table-cell office:value-type="float" office:value="1196573" calcext:value-type="float">
            <text:p>1196573</text:p>
          </table:table-cell>
          <table:table-cell office:value-type="float" office:value="17676" calcext:value-type="float">
            <text:p>17676</text:p>
          </table:table-cell>
          <table:table-cell/>
        </table:table-row>
        <table:table-row table:style-name="ro4">
          <table:table-cell office:value-type="string" calcext:value-type="string">
            <text:p>TED-Ed</text:p>
          </table:table-cell>
          <table:table-cell office:value-type="string" calcext:value-type="string">
            <text:p>uy9GFAOGGXU</text:p>
          </table:table-cell>
          <table:table-cell office:value-type="string" calcext:value-type="string">
            <text:p>UCsooa4yRKGN_zEE8iknghZA</text:p>
          </table:table-cell>
          <table:table-cell office:value-type="string" calcext:value-type="string">
            <text:p>https://www.youtube.com/watch?v=uy9GFAOGGXU</text:p>
          </table:table-cell>
          <table:table-cell office:value-type="date" office:date-value="2016-04-07T15:17:35" calcext:value-type="date">
            <text:p>07/04/16 15:17</text:p>
          </table:table-cell>
          <table:table-cell office:value-type="string" calcext:value-type="string">
            <text:p>Why is Mount Everest so tall? - Michele Koppes</text:p>
          </table:table-cell>
          <table:table-cell office:value-type="string" calcext:value-type="string">
            <text:p>View full lesson: http://ed.ted.com/lessons/why-is-mount-everest-so-tall-michele-koppes</text:p>
            <text:p/>
            <text:p>At 8,850 meters above sea level, Qomolangma, also known as Mount Everest, has the highest altitude on the planet. But how did this towering formation get so tall? Michele Koppes peers deep into our planetâ€™s crust, where continental plates collide, to find the answer. </text:p>
            <text:p/>
            <text:p>Lesson by Michele Koppes, animation by Provincia Studio.</text:p>
          </table:table-cell>
          <table:table-cell office:value-type="string" calcext:value-type="string">
            <text:p>{"Michele Koppes","Provincia Studio","Mount Everest","Plate tectonics",Weathering,Glaciers,TED-Ed,TED,TedEducation,"TED Ed",Qomolangma,Everest,mountains,"tallest mountains"}</text:p>
          </table:table-cell>
          <table:table-cell office:value-type="string" calcext:value-type="string">
            <text:p>00:04:53</text:p>
          </table:table-cell>
          <table:table-cell office:value-type="date" office:date-value="2018-07-28T04:44:44.818" calcext:value-type="date">
            <text:p>28/07/18 04:44</text:p>
          </table:table-cell>
          <table:table-cell office:value-type="float" office:value="1195316" calcext:value-type="float">
            <text:p>1195316</text:p>
          </table:table-cell>
          <table:table-cell office:value-type="float" office:value="17159" calcext:value-type="float">
            <text:p>17159</text:p>
          </table:table-cell>
          <table:table-cell/>
        </table:table-row>
        <table:table-row table:style-name="ro30">
          <table:table-cell office:value-type="string" calcext:value-type="string">
            <text:p>minutephysics</text:p>
          </table:table-cell>
          <table:table-cell office:value-type="string" calcext:value-type="string">
            <text:p>PVVTk7yy4kU</text:p>
          </table:table-cell>
          <table:table-cell office:value-type="string" calcext:value-type="string">
            <text:p>UCUHW94eEFW7hkUMVaZz4eDg</text:p>
          </table:table-cell>
          <table:table-cell office:value-type="string" calcext:value-type="string">
            <text:p>https://www.youtube.com/watch?v=PVVTk7yy4kU</text:p>
          </table:table-cell>
          <table:table-cell office:value-type="date" office:date-value="2012-04-20T14:55:06" calcext:value-type="date">
            <text:p>20/04/12 14:55</text:p>
          </table:table-cell>
          <table:table-cell office:value-type="string" calcext:value-type="string">
            <text:p>Ye Olde Debunking</text:p>
          </table:table-cell>
          <table:table-cell office:value-type="string" calcext:value-type="string">
            <text:p>Have you ever wondered where "Ye Olde" spelling comes from? Today we unravel this thorny linguistic issue.</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
            <text:p>Thanks to Perimeter Institute for support.</text:p>
            <text:p>http://www.perimeterinstitute.ca Created by Henry Reich</text:p>
          </table:table-cell>
          <table:table-cell office:value-type="string" calcext:value-type="string">
            <text:p>{thorn,linguistics,old,english,ye,olde,shoppe,robin,hood,merry,england,fourth,dimension,string,theory,light,year,whale,distance,E=mc2,equals,mc,squared,albert,einstein,special,relativity,lorentz,time,dilation,travel,simultaneity,brownian,motion,"pi day",quantum,speed,wave,particle,duality,"black hole","standard model",rocket,science,Tides,gravity,moon,Neutrino,photon,cern,lhc,higgs,electron,atomic,nuclear,General,Dark,energy,Minutephysics,minute,physics,Henry,Reich,universe,xkcd,cat,schrodinger}</text:p>
          </table:table-cell>
          <table:table-cell office:value-type="string" calcext:value-type="string">
            <text:p>00:01:24</text:p>
          </table:table-cell>
          <table:table-cell office:value-type="date" office:date-value="2018-07-28T04:45:15.839" calcext:value-type="date">
            <text:p>28/07/18 04:45</text:p>
          </table:table-cell>
          <table:table-cell office:value-type="float" office:value="1191799" calcext:value-type="float">
            <text:p>1191799</text:p>
          </table:table-cell>
          <table:table-cell office:value-type="float" office:value="843" calcext:value-type="float">
            <text:p>843</text:p>
          </table:table-cell>
          <table:table-cell/>
        </table:table-row>
        <table:table-row table:style-name="ro6">
          <table:table-cell office:value-type="string" calcext:value-type="string">
            <text:p>Khan Academy</text:p>
          </table:table-cell>
          <table:table-cell office:value-type="string" calcext:value-type="string">
            <text:p>MMv-027KEqU</text:p>
          </table:table-cell>
          <table:table-cell office:value-type="string" calcext:value-type="string">
            <text:p>UC4a-Gbdw7vOaccHmFo40b9g</text:p>
          </table:table-cell>
          <table:table-cell office:value-type="string" calcext:value-type="string">
            <text:p>https://www.youtube.com/watch?v=MMv-027KEqU</text:p>
          </table:table-cell>
          <table:table-cell office:value-type="date" office:date-value="2013-01-25T17:19:19" calcext:value-type="date">
            <text:p>25/01/13 17:19</text:p>
          </table:table-cell>
          <table:table-cell office:value-type="string" calcext:value-type="string">
            <text:p>Antiderivatives and indefinite integrals | AP Calculus AB | Khan Academy</text:p>
          </table:table-cell>
          <table:table-cell office:value-type="string" calcext:value-type="string">
            <text:p>What's the opposite of a derivative? It's something called the "indefinite integral". Created by Sal Khan.</text:p>
            <text:p/>
            <text:p>Practice this lesson yourself on KhanAcademy.org right now: https://www.khanacademy.org/math/ap-calculus-ab/ab-antiderivatives-ftc/ab-antiderivatives-intro/e/antiderivatives?utm_source=YT&amp;utm_medium=Desc&amp;utm_campaign=APCalculusAB </text:p>
            <text:p/>
            <text:p>Watch the next lesson: https://www.khanacademy.org/math/ap-calculus-ab/ab-antiderivatives-ftc/ab-fundamental-theorem-of-calc/v/fundamental-theorem-of-calculus?utm_source=YT&amp;utm_medium=Desc&amp;utm_campaign=APCalculusAB </text:p>
            <text:p/>
            <text:p>Missed the previous lesson? https://www.khanacademy.org/math/ap-calculus-ab/ab-accumulation-riemann-sums/ab-func-defined-by-integral/v/evaluating-function-defined-by-integral-switch?utm_source=YT&amp;utm_medium=Desc&amp;utm_campaign=APCalculusAB </text:p>
            <text:p/>
            <text:p>AP Calculus AB on Khan Academy: Bill Scott uses Khan Academy to teach AP Calculus at Phillips Academy in Andover, Massachusetts, and heÃ•s part of the teaching team that helped develop Khan AcademyÃ•s AP lessons. Phillips Academy was one of the first schools to teach AP nearly 60 years ago.</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 </text:p>
            <text:p/>
            <text:p>For free. For everyone. Forever. #YouCanLearnAnything</text:p>
            <text:p/>
            <text:p>Subscribe to Khan AcademyÃ•s AP Calculus AB channel: https://www.youtube.com/channel/UCyoj0ZF4uw8VTFbmlfOVPuw?sub_confirmation=1</text:p>
            <text:p>Subscribe to Khan Academy: https://www.youtube.com/subscription_center?add_user=khanacademy</text:p>
          </table:table-cell>
          <table:table-cell/>
          <table:table-cell office:value-type="string" calcext:value-type="string">
            <text:p>00:03:43</text:p>
          </table:table-cell>
          <table:table-cell office:value-type="date" office:date-value="2018-07-28T04:45:09.158" calcext:value-type="date">
            <text:p>28/07/18 04:45</text:p>
          </table:table-cell>
          <table:table-cell office:value-type="float" office:value="1190123" calcext:value-type="float">
            <text:p>1190123</text:p>
          </table:table-cell>
          <table:table-cell office:value-type="float" office:value="4338" calcext:value-type="float">
            <text:p>4338</text:p>
          </table:table-cell>
          <table:table-cell/>
        </table:table-row>
        <table:table-row table:style-name="ro5">
          <table:table-cell office:value-type="string" calcext:value-type="string">
            <text:p>Khan Academy</text:p>
          </table:table-cell>
          <table:table-cell office:value-type="string" calcext:value-type="string">
            <text:p>ShzPtU7IOXs</text:p>
          </table:table-cell>
          <table:table-cell office:value-type="string" calcext:value-type="string">
            <text:p>UC4a-Gbdw7vOaccHmFo40b9g</text:p>
          </table:table-cell>
          <table:table-cell office:value-type="string" calcext:value-type="string">
            <text:p>https://www.youtube.com/watch?v=ShzPtU7IOXs</text:p>
          </table:table-cell>
          <table:table-cell office:value-type="date" office:date-value="2011-12-30T23:21:23" calcext:value-type="date">
            <text:p>30/12/11 23:21</text:p>
          </table:table-cell>
          <table:table-cell office:value-type="string" calcext:value-type="string">
            <text:p>Law of demand | Supply, demand, and market equilibrium | Microeconomics | Khan Academy</text:p>
          </table:table-cell>
          <table:table-cell office:value-type="string" calcext:value-type="string">
            <text:p>Example of the law of demand</text:p>
            <text:p/>
            <text:p>Watch the next lesson: https://www.khanacademy.org/economics-finance-domain/microeconomics/supply-demand-equilibrium/demand-curve-tutorial/v/price-of-related-products-and-demand?utm_source=YT&amp;utm_medium=Desc&amp;utm_campaign=microeconomics</text:p>
            <text:p/>
            <text:p>Missed the previous lesson? https://www.khanacademy.org/economics-finance-domain/microeconomics/supply-demand-equilibrium/economics-introduction/v/introduction-to-economics?utm_source=YT&amp;utm_medium=Desc&amp;utm_campaign=microeconomics</text:p>
            <text:p/>
            <text:p>Microeconomics on Khan Academy: Topics covered in a traditional college level introductory microeconomics course</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s Microeconomics channel: https://www.youtube.com/channel/UC_6zQ54DjQJdLodwsxAsdZg</text:p>
            <text:p>Subscribe to Khan Academy: https://www.youtube.com/subscription_center?add_user=khanacademy</text:p>
          </table:table-cell>
          <table:table-cell/>
          <table:table-cell office:value-type="string" calcext:value-type="string">
            <text:p>00:08:16</text:p>
          </table:table-cell>
          <table:table-cell office:value-type="date" office:date-value="2018-07-28T04:40:56.193" calcext:value-type="date">
            <text:p>28/07/18 04:40</text:p>
          </table:table-cell>
          <table:table-cell office:value-type="float" office:value="1188787" calcext:value-type="float">
            <text:p>1188787</text:p>
          </table:table-cell>
          <table:table-cell office:value-type="float" office:value="4959" calcext:value-type="float">
            <text:p>4959</text:p>
          </table:table-cell>
          <table:table-cell/>
        </table:table-row>
        <table:table-row table:style-name="ro7">
          <table:table-cell office:value-type="string" calcext:value-type="string">
            <text:p>Khan Academy</text:p>
          </table:table-cell>
          <table:table-cell office:value-type="string" calcext:value-type="string">
            <text:p>AcpIO62x2oo</text:p>
          </table:table-cell>
          <table:table-cell office:value-type="string" calcext:value-type="string">
            <text:p>UC4a-Gbdw7vOaccHmFo40b9g</text:p>
          </table:table-cell>
          <table:table-cell office:value-type="string" calcext:value-type="string">
            <text:p>https://www.youtube.com/watch?v=AcpIO62x2oo</text:p>
          </table:table-cell>
          <table:table-cell office:value-type="date" office:date-value="2011-07-15T22:06:11" calcext:value-type="date">
            <text:p>15/07/11 22:06</text:p>
          </table:table-cell>
          <table:table-cell office:value-type="string" calcext:value-type="string">
            <text:p>Adding negative numbers (example) | Negative numbers and absolute value | Pre-Algebra | Khan Academy</text:p>
          </table:table-cell>
          <table:table-cell office:value-type="string" calcext:value-type="string">
            <text:p>Use a number line to add -15 + (-46) + (-29)</text:p>
            <text:p/>
            <text:p>Practice this lesson yourself on KhanAcademy.org right now: https://www.khanacademy.org/math/pre-algebra/negatives-absolute-value-pre-alg/add-subtract-negatives-pre-alg/e/adding_negative_numbers?utm_source=YT&amp;utm_medium=Desc&amp;utm_campaign=PreAlgebra</text:p>
            <text:p/>
            <text:p>Watch the next lesson: https://www.khanacademy.org/math/pre-algebra/negatives-absolute-value-pre-alg/add-subtract-negatives-pre-alg/v/adding-integers-with-different-signs?utm_source=YT&amp;utm_medium=Desc&amp;utm_campaign=PreAlgebra</text:p>
            <text:p/>
            <text:p>Missed the previous lesson? </text:p>
            <text:p>https://www.khanacademy.org/math/pre-algebra/negatives-absolute-value-pre-alg/add-subtract-negatives-pre-alg/v/adding-and-subtracting-negative-number-example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5:41</text:p>
          </table:table-cell>
          <table:table-cell office:value-type="date" office:date-value="2018-07-28T04:41:08.211" calcext:value-type="date">
            <text:p>28/07/18 04:41</text:p>
          </table:table-cell>
          <table:table-cell office:value-type="float" office:value="1188647" calcext:value-type="float">
            <text:p>1188647</text:p>
          </table:table-cell>
          <table:table-cell office:value-type="float" office:value="1488" calcext:value-type="float">
            <text:p>1488</text:p>
          </table:table-cell>
          <table:table-cell/>
        </table:table-row>
        <table:table-row table:style-name="ro24">
          <table:table-cell office:value-type="string" calcext:value-type="string">
            <text:p>minutephysics</text:p>
          </table:table-cell>
          <table:table-cell office:value-type="string" calcext:value-type="string">
            <text:p>KNwKPfOKipk</text:p>
          </table:table-cell>
          <table:table-cell office:value-type="string" calcext:value-type="string">
            <text:p>UCUHW94eEFW7hkUMVaZz4eDg</text:p>
          </table:table-cell>
          <table:table-cell office:value-type="string" calcext:value-type="string">
            <text:p>https://www.youtube.com/watch?v=KNwKPfOKipk</text:p>
          </table:table-cell>
          <table:table-cell office:value-type="date" office:date-value="2013-04-18T14:02:25" calcext:value-type="date">
            <text:p>18/04/13 14:02</text:p>
          </table:table-cell>
          <table:table-cell office:value-type="string" calcext:value-type="string">
            <text:p>Parallel Universes: Many Worlds</text:p>
          </table:table-cell>
          <table:table-cell office:value-type="string" calcext:value-type="string">
            <text:p>Subscribe to MinutePhysics - it's FREE!</text:p>
            <text:p/>
            <text:p>References</text:p>
            <text:p>Non-Equilibrium Pilot Wave model: http://arxiv.org/pdf/0811.0810.pdf AND http://arxiv.org/pdf/1001.2758.pdf</text:p>
            <text:p>Real Ensemble Interpretation: http://arxiv.org/pdf/1104.2822.pdf</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and to TED-Ed for hosting me in their awesome New York City office. Created by Henry Reich</text:p>
          </table:table-cell>
          <table:table-cell office:value-type="string" calcext:value-type="string">
            <text:p>{Relativity,quantum,mechanics,infinite,bang,theory,cosmic,galaxy,special,relativity,"black hole",science,gravity,Neutrino,photon,Minutephysics,minute,physics,Henry,Reich,"Henry Reich","speed of light",Rain,Horizon,stars,love,particle,universe,multiverse,"big bang",observable,horizon,"age of the universe","no edge","size of the universe","parallel universes",parallel,"michio kaku","many worlds",everett,bell,"lee smolin"}</text:p>
          </table:table-cell>
          <table:table-cell office:value-type="string" calcext:value-type="string">
            <text:p>00:02:54</text:p>
          </table:table-cell>
          <table:table-cell office:value-type="date" office:date-value="2018-07-28T04:43:06.037" calcext:value-type="date">
            <text:p>28/07/18 04:43</text:p>
          </table:table-cell>
          <table:table-cell office:value-type="float" office:value="1186731" calcext:value-type="float">
            <text:p>1186731</text:p>
          </table:table-cell>
          <table:table-cell office:value-type="float" office:value="786" calcext:value-type="float">
            <text:p>786</text:p>
          </table:table-cell>
          <table:table-cell/>
        </table:table-row>
        <table:table-row table:style-name="ro7">
          <table:table-cell office:value-type="string" calcext:value-type="string">
            <text:p>Khan Academy</text:p>
          </table:table-cell>
          <table:table-cell office:value-type="string" calcext:value-type="string">
            <text:p>x-Dqe5U1TXA</text:p>
          </table:table-cell>
          <table:table-cell office:value-type="string" calcext:value-type="string">
            <text:p>UC4a-Gbdw7vOaccHmFo40b9g</text:p>
          </table:table-cell>
          <table:table-cell office:value-type="string" calcext:value-type="string">
            <text:p>https://www.youtube.com/watch?v=x-Dqe5U1TXA</text:p>
          </table:table-cell>
          <table:table-cell office:value-type="date" office:date-value="2010-08-09T20:07:10" calcext:value-type="date">
            <text:p>09/08/10 20:07</text:p>
          </table:table-cell>
          <table:table-cell office:value-type="string" calcext:value-type="string">
            <text:p>Decimal place value | Decimals | Pre-Algebra | Khan Academy</text:p>
          </table:table-cell>
          <table:table-cell office:value-type="string" calcext:value-type="string">
            <text:p>Decimal Place Value</text:p>
            <text:p/>
            <text:p>Practice this lesson yourself on KhanAcademy.org right now: https://www.khanacademy.org/math/pre-algebra/decimals-pre-alg/decimal-place-value-pre-alg/e/writing-and-interpreting-decimals?utm_source=YT&amp;utm_medium=Desc&amp;utm_campaign=PreAlgebra</text:p>
            <text:p/>
            <text:p>Watch the next lesson: https://www.khanacademy.org/math/pre-algebra/decimals-pre-alg/decimal-place-value-pre-alg/v/decimal-place-value-2?utm_source=YT&amp;utm_medium=Desc&amp;utm_campaign=PreAlgebra</text:p>
            <text:p/>
            <text:p>Missed the previous lesson? </text:p>
            <text:p>https://www.khanacademy.org/math/pre-algebra/factors-multiples/greatest_common_divisor/v/lcm-and-gcf-greatest-common-factor-word-problem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4:00</text:p>
          </table:table-cell>
          <table:table-cell office:value-type="date" office:date-value="2018-07-28T04:44:20.096" calcext:value-type="date">
            <text:p>28/07/18 04:44</text:p>
          </table:table-cell>
          <table:table-cell office:value-type="float" office:value="1186102" calcext:value-type="float">
            <text:p>1186102</text:p>
          </table:table-cell>
          <table:table-cell office:value-type="float" office:value="3353" calcext:value-type="float">
            <text:p>3353</text:p>
          </table:table-cell>
          <table:table-cell/>
        </table:table-row>
        <table:table-row table:style-name="ro15">
          <table:table-cell office:value-type="string" calcext:value-type="string">
            <text:p>Khan Academy</text:p>
          </table:table-cell>
          <table:table-cell office:value-type="string" calcext:value-type="string">
            <text:p>xGmef7lFc5w</text:p>
          </table:table-cell>
          <table:table-cell office:value-type="string" calcext:value-type="string">
            <text:p>UC4a-Gbdw7vOaccHmFo40b9g</text:p>
          </table:table-cell>
          <table:table-cell office:value-type="string" calcext:value-type="string">
            <text:p>https://www.youtube.com/watch?v=xGmef7lFc5w</text:p>
          </table:table-cell>
          <table:table-cell office:value-type="date" office:date-value="2010-06-12T19:33:17" calcext:value-type="date">
            <text:p>12/06/10 19:33</text:p>
          </table:table-cell>
          <table:table-cell office:value-type="string" calcext:value-type="string">
            <text:p>Finding intercepts from an equation | Algebra I | Khan Academy</text:p>
          </table:table-cell>
          <table:table-cell office:value-type="string" calcext:value-type="string">
            <text:p>X and Y intercepts</text:p>
            <text:p/>
            <text:p>Practice this lesson yourself on KhanAcademy.org right now:</text:p>
            <text:p>https://www.khanacademy.org/math/algebra/two-var-linear-equations-and-intro-to-functions/x-and-y-intercepts/e/solving_for_the_x-intercept?utm_source=YT&amp;utm_medium=Desc&amp;utm_campaign=AlgebraI</text:p>
            <text:p/>
            <text:p>Watch the next lesson: https://www.khanacademy.org/math/algebra/two-var-linear-equations-and-intro-to-functions/slope/v/introduction-to-slope?utm_source=YT&amp;utm_medium=Desc&amp;utm_campaign=AlgebraI</text:p>
            <text:p/>
            <text:p>Missed the previous lesson? </text:p>
            <text:p>https://www.khanacademy.org/math/algebra/two-var-linear-equations-and-intro-to-functions/x-and-y-intercepts/v/finding-intercepts-for-a-linear-function-from-a-table?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4:08</text:p>
          </table:table-cell>
          <table:table-cell office:value-type="date" office:date-value="2018-07-28T04:42:53.483" calcext:value-type="date">
            <text:p>28/07/18 04:42</text:p>
          </table:table-cell>
          <table:table-cell office:value-type="float" office:value="1184697" calcext:value-type="float">
            <text:p>1184697</text:p>
          </table:table-cell>
          <table:table-cell office:value-type="float" office:value="2475" calcext:value-type="float">
            <text:p>2475</text:p>
          </table:table-cell>
          <table:table-cell/>
        </table:table-row>
        <table:table-row table:style-name="ro4">
          <table:table-cell office:value-type="string" calcext:value-type="string">
            <text:p>TED-Ed</text:p>
          </table:table-cell>
          <table:table-cell office:value-type="string" calcext:value-type="string">
            <text:p>YM-uykVfq_E</text:p>
          </table:table-cell>
          <table:table-cell office:value-type="string" calcext:value-type="string">
            <text:p>UCsooa4yRKGN_zEE8iknghZA</text:p>
          </table:table-cell>
          <table:table-cell office:value-type="string" calcext:value-type="string">
            <text:p>https://www.youtube.com/watch?v=YM-uykVfq_E</text:p>
          </table:table-cell>
          <table:table-cell office:value-type="date" office:date-value="2017-05-09T15:00:20" calcext:value-type="date">
            <text:p>09/05/17 15:00</text:p>
          </table:table-cell>
          <table:table-cell office:value-type="string" calcext:value-type="string">
            <text:p>What is entropy? - Jeff Phillips</text:p>
          </table:table-cell>
          <table:table-cell office:value-type="string" calcext:value-type="string">
            <text:p>View full lesson: http://ed.ted.com/lessons/what-is-entropy-jeff-phillips</text:p>
            <text:p/>
            <text:p>Thereâ€™s a concept thatâ€™s crucial to chemistry and physics. It helps explain why physical processes go one way and not the other: why ice melts, why cream spreads in coffee, why air leaks out of a punctured tire. Itâ€™s entropy, and itâ€™s notoriously difficult to wrap our heads around. Jeff Phillips gives a crash course on entropy. </text:p>
            <text:p/>
            <text:p>Lesson by Jeff Phillips, animation by Provincia Studio.</text:p>
          </table:table-cell>
          <table:table-cell office:value-type="string" calcext:value-type="string">
            <text:p>{TED,"TED Education",TED-Ed,"TED Ed","Jeff Phillips","Provincia Studio",entropy,chemistry,physics,disorder,"atomic bonds",energy,quanta,heat,microstate,"dynamic system","energy spread"}</text:p>
          </table:table-cell>
          <table:table-cell office:value-type="string" calcext:value-type="string">
            <text:p>00:05:20</text:p>
          </table:table-cell>
          <table:table-cell office:value-type="date" office:date-value="2018-07-28T04:42:09.929" calcext:value-type="date">
            <text:p>28/07/18 04:42</text:p>
          </table:table-cell>
          <table:table-cell office:value-type="float" office:value="1183016" calcext:value-type="float">
            <text:p>1183016</text:p>
          </table:table-cell>
          <table:table-cell office:value-type="float" office:value="15523" calcext:value-type="float">
            <text:p>15523</text:p>
          </table:table-cell>
          <table:table-cell/>
        </table:table-row>
        <table:table-row table:style-name="ro16">
          <table:table-cell office:value-type="string" calcext:value-type="string">
            <text:p>mathantics</text:p>
          </table:table-cell>
          <table:table-cell office:value-type="string" calcext:value-type="string">
            <text:p>RQ2nYUBVvqI</text:p>
          </table:table-cell>
          <table:table-cell office:value-type="string" calcext:value-type="string">
            <text:p>UCBuMwlP7kHkNxdPAqtFSJTw</text:p>
          </table:table-cell>
          <table:table-cell office:value-type="string" calcext:value-type="string">
            <text:p>https://www.youtube.com/watch?v=RQ2nYUBVvqI</text:p>
          </table:table-cell>
          <table:table-cell office:value-type="date" office:date-value="2014-04-01T04:27:59" calcext:value-type="date">
            <text:p>01/04/14 04:27</text:p>
          </table:table-cell>
          <table:table-cell office:value-type="string" calcext:value-type="string">
            <text:p>Math Antics - Ratios And Rates</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fraction,fractions,educational,"Math Antics",arithmetic,decimals,ratios,rates,"unit rate"}</text:p>
          </table:table-cell>
          <table:table-cell office:value-type="string" calcext:value-type="string">
            <text:p>00:08:49</text:p>
          </table:table-cell>
          <table:table-cell office:value-type="date" office:date-value="2018-07-28T04:41:44.826" calcext:value-type="date">
            <text:p>28/07/18 04:41</text:p>
          </table:table-cell>
          <table:table-cell office:value-type="float" office:value="1182694" calcext:value-type="float">
            <text:p>1182694</text:p>
          </table:table-cell>
          <table:table-cell office:value-type="float" office:value="9998" calcext:value-type="float">
            <text:p>9998</text:p>
          </table:table-cell>
          <table:table-cell/>
        </table:table-row>
        <table:table-row table:style-name="ro7">
          <table:table-cell office:value-type="string" calcext:value-type="string">
            <text:p>Computerphile</text:p>
          </table:table-cell>
          <table:table-cell office:value-type="string" calcext:value-type="string">
            <text:p>7U-RbOKanYs</text:p>
          </table:table-cell>
          <table:table-cell office:value-type="string" calcext:value-type="string">
            <text:p>UC9-y-6csu5WGm29I7JiwpnA</text:p>
          </table:table-cell>
          <table:table-cell office:value-type="string" calcext:value-type="string">
            <text:p>https://www.youtube.com/watch?v=7U-RbOKanYs</text:p>
          </table:table-cell>
          <table:table-cell office:value-type="date" office:date-value="2016-07-13T17:38:07" calcext:value-type="date">
            <text:p>13/07/16 17:38</text:p>
          </table:table-cell>
          <table:table-cell office:value-type="string" calcext:value-type="string">
            <text:p>Password Cracking - Computerphile</text:p>
          </table:table-cell>
          <table:table-cell office:value-type="string" calcext:value-type="string">
            <text:p>'Beast' cracks billions of passwords a second, Dr Mike Pound demonstrates why you should probably change your passwords... </text:p>
            <text:p/>
            <text:p>Please note,at one point during the video Mike suggests using SHA512. Please check whatever the recommended process is at the time you view the video.</text:p>
            <text:p/>
            <text:p>How NOT to Store Passwords: https://youtu.be/8ZtInClXe1Q </text:p>
            <text:p>Password Choice: https://youtu.be/3NjQ9b3pgIg</text:p>
            <text:p>Deep Learning: https://youtu.be/l42lr8AlrHk</text:p>
            <text:p>Cookie Stealing: https://youtu.be/T1QEs3mdJoc </text:p>
            <text:p/>
            <text:p>http://www.facebook.com/computerphile</text:p>
            <text:p>https://twitter.com/computer_phile</text:p>
            <text:p/>
            <text:p>This video was filmed and edited by Sean Riley.</text:p>
            <text:p/>
            <text:p>Computer Science at the University of Nottingham: http://bit.ly/nottscomputer</text:p>
            <text:p/>
            <text:p>Computerphile is a sister project to Brady Haran's Numberphile. More at http://www.bradyharan.com</text:p>
          </table:table-cell>
          <table:table-cell office:value-type="string" calcext:value-type="string">
            <text:p>{computers,computerphile,computer,science,"computer science","University of Nottingham","Dr Mike Pound",passwords,cuda,"titan x",cracking}</text:p>
          </table:table-cell>
          <table:table-cell office:value-type="string" calcext:value-type="string">
            <text:p>00:20:20</text:p>
          </table:table-cell>
          <table:table-cell office:value-type="date" office:date-value="2018-07-28T04:43:24.138" calcext:value-type="date">
            <text:p>28/07/18 04:43</text:p>
          </table:table-cell>
          <table:table-cell office:value-type="float" office:value="1182276" calcext:value-type="float">
            <text:p>1182276</text:p>
          </table:table-cell>
          <table:table-cell office:value-type="float" office:value="11937" calcext:value-type="float">
            <text:p>11937</text:p>
          </table:table-cell>
          <table:table-cell/>
        </table:table-row>
        <table:table-row table:style-name="ro5">
          <table:table-cell office:value-type="string" calcext:value-type="string">
            <text:p>3Blue1Brown</text:p>
          </table:table-cell>
          <table:table-cell office:value-type="string" calcext:value-type="string">
            <text:p>XFDM1ip5HdU</text:p>
          </table:table-cell>
          <table:table-cell office:value-type="string" calcext:value-type="string">
            <text:p>UCYO_jab_esuFRV4b17AJtAw</text:p>
          </table:table-cell>
          <table:table-cell office:value-type="string" calcext:value-type="string">
            <text:p>https://www.youtube.com/watch?v=XFDM1ip5HdU</text:p>
          </table:table-cell>
          <table:table-cell office:value-type="date" office:date-value="2015-08-14T01:20:50" calcext:value-type="date">
            <text:p>14/08/15 01:20</text:p>
          </table:table-cell>
          <table:table-cell office:value-type="string" calcext:value-type="string">
            <text:p>What does it feel like to invent math?</text:p>
          </table:table-cell>
          <table:table-cell office:value-type="string" calcext:value-type="string">
            <text:p>An exploration of infinite sums, from convergent to divergent, including a brief introduction to the 2-adic metric, all themed on that cycle between discovery and invention in math.</text:p>
            <text:p/>
            <text:p>Music: Legions (Reverie) by Zoe Keating</text:p>
            <text:p/>
            <text:p>------------------</text:p>
            <text:p>3blue1brown is a channel about animating math, in all senses of the word animate. And you know the drill with YouTube, if you want to stay posted about new videos, subscribe, and click the bell to receive notifications (if you're into that).</text:p>
            <text:p/>
            <text:p>If you are new to this channel and want to see more, a good place to start is this playlist: https://www.youtube.com/playlist?list...</text:p>
            <text:p/>
            <text:p>Various social media stuffs:</text:p>
            <text:p>Patreon: https://www.patreon.com/3blue1brown</text:p>
            <text:p>Twitter: https://twitter.com/3Blue1Brown</text:p>
            <text:p>Facebook: https://www.facebook.com/3blue1brown/</text:p>
            <text:p>Reddit: https://www.reddit.com/r/3Blue1Brown</text:p>
          </table:table-cell>
          <table:table-cell office:value-type="string" calcext:value-type="string">
            <text:p>{"Mathematics (Field Of Study)","three blue one brown","infinite sums","p-adic numbers",3b1b,"3 blue 1 brown","convergent sums"}</text:p>
          </table:table-cell>
          <table:table-cell office:value-type="string" calcext:value-type="string">
            <text:p>00:15:08</text:p>
          </table:table-cell>
          <table:table-cell office:value-type="date" office:date-value="2018-07-28T04:43:00.044" calcext:value-type="date">
            <text:p>28/07/18 04:43</text:p>
          </table:table-cell>
          <table:table-cell office:value-type="float" office:value="1182243" calcext:value-type="float">
            <text:p>1182243</text:p>
          </table:table-cell>
          <table:table-cell office:value-type="float" office:value="12318" calcext:value-type="float">
            <text:p>12318</text:p>
          </table:table-cell>
          <table:table-cell/>
        </table:table-row>
        <table:table-row table:style-name="ro3">
          <table:table-cell office:value-type="string" calcext:value-type="string">
            <text:p>Mathologer</text:p>
          </table:table-cell>
          <table:table-cell office:value-type="string" calcext:value-type="string">
            <text:p>PQRttF8-iqA</text:p>
          </table:table-cell>
          <table:table-cell office:value-type="string" calcext:value-type="string">
            <text:p>UC1_uAIS3r8Vu6JjXWvastJg</text:p>
          </table:table-cell>
          <table:table-cell office:value-type="string" calcext:value-type="string">
            <text:p>https://www.youtube.com/watch?v=PQRttF8-iqA</text:p>
          </table:table-cell>
          <table:table-cell office:value-type="date" office:date-value="2015-10-02T14:30:30" calcext:value-type="date">
            <text:p>02/10/15 14:30</text:p>
          </table:table-cell>
          <table:table-cell office:value-type="string" calcext:value-type="string">
            <text:p>Math in the Simpsons: Apu's paradox</text:p>
          </table:table-cell>
          <table:table-cell office:value-type="string" calcext:value-type="string">
            <text:p>Apu attends a math lecture at MIT which features an amazing calculation. Apu does not get it and neither did 99.99% of the people watching the episode. In this video the Mathologer tells you everything nobody ever wanted to know about this mystery blackboard. </text:p>
            <text:p/>
            <text:p>Thank you very much to Danil Dmitriev the official Mathologer translator for Russian for his subtitles.</text:p>
            <text:p/>
            <text:p>Enjoy!</text:p>
            <text:p/>
            <text:p>Burkard Polster and Giuseppe Geracitano</text:p>
          </table:table-cell>
          <table:table-cell office:value-type="string" calcext:value-type="string">
            <text:p>{"math in the simpsons","The Simpsons (TV Program)","harmonic series","log 2",infinity,math,mathologer,"Apu Nahasapeemapetilon (TV Character)"}</text:p>
          </table:table-cell>
          <table:table-cell office:value-type="string" calcext:value-type="string">
            <text:p>00:10:58</text:p>
          </table:table-cell>
          <table:table-cell office:value-type="date" office:date-value="2018-07-28T04:40:56.429" calcext:value-type="date">
            <text:p>28/07/18 04:40</text:p>
          </table:table-cell>
          <table:table-cell office:value-type="float" office:value="1181696" calcext:value-type="float">
            <text:p>1181696</text:p>
          </table:table-cell>
          <table:table-cell office:value-type="float" office:value="1014" calcext:value-type="float">
            <text:p>1014</text:p>
          </table:table-cell>
          <table:table-cell/>
        </table:table-row>
        <table:table-row table:style-name="ro44">
          <table:table-cell office:value-type="string" calcext:value-type="string">
            <text:p>Numberphile</text:p>
          </table:table-cell>
          <table:table-cell office:value-type="string" calcext:value-type="string">
            <text:p>qiNcEguuFSA</text:p>
          </table:table-cell>
          <table:table-cell office:value-type="string" calcext:value-type="string">
            <text:p>UCoxcjq-8xIDTYp3uz647V5A</text:p>
          </table:table-cell>
          <table:table-cell office:value-type="string" calcext:value-type="string">
            <text:p>https://www.youtube.com/watch?v=qiNcEguuFSA</text:p>
          </table:table-cell>
          <table:table-cell office:value-type="date" office:date-value="2013-09-24T17:26:36" calcext:value-type="date">
            <text:p>24/09/13 17:26</text:p>
          </table:table-cell>
          <table:table-cell office:value-type="string" calcext:value-type="string">
            <text:p>Fermat's Last Theorem - Numberphile</text:p>
          </table:table-cell>
          <table:table-cell office:value-type="string" calcext:value-type="string">
            <text:p>Simon Singh on Fermat's Last Theorem.</text:p>
            <text:p>Simpsons book: http://amzn.to/1fKe4Yo Fermat book: http://amzn.to/1jWqMTa</text:p>
            <text:p>More links &amp; stuff in full description below â†“â†“â†“</text:p>
            <text:p/>
            <text:p>EXTRA FOOTAGE: http://youtu.be/FXbsIbRVios</text:p>
            <text:p>FERMAT IN SIMPSONS:http://youtu.be/ReOQ300AcSU</text:p>
            <text:p/>
            <text:p>Interview with Ken Ribet, who played a big role: https://youtu.be/nUN4NDVIfVI</text:p>
            <text:p> </text:p>
            <text:p>Wiles' proof: http://bit.ly/FermatProof</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Fermat's Last Theorem (Mathematical Concept)","andrew wiles","Pierre De Fermat (Lawyer)",fermat,proof,mathematics}</text:p>
          </table:table-cell>
          <table:table-cell office:value-type="string" calcext:value-type="string">
            <text:p>00:09:31</text:p>
          </table:table-cell>
          <table:table-cell office:value-type="date" office:date-value="2018-07-28T04:42:15.732" calcext:value-type="date">
            <text:p>28/07/18 04:42</text:p>
          </table:table-cell>
          <table:table-cell office:value-type="float" office:value="1181575" calcext:value-type="float">
            <text:p>1181575</text:p>
          </table:table-cell>
          <table:table-cell office:value-type="float" office:value="2486" calcext:value-type="float">
            <text:p>2486</text:p>
          </table:table-cell>
          <table:table-cell/>
        </table:table-row>
        <table:table-row table:style-name="ro24">
          <table:table-cell office:value-type="string" calcext:value-type="string">
            <text:p>mathbff</text:p>
          </table:table-cell>
          <table:table-cell office:value-type="string" calcext:value-type="string">
            <text:p>kTXnhwQKuvU</text:p>
          </table:table-cell>
          <table:table-cell office:value-type="string" calcext:value-type="string">
            <text:p>UCy5ev9EE-u5Iwbt2NHrcayw</text:p>
          </table:table-cell>
          <table:table-cell office:value-type="string" calcext:value-type="string">
            <text:p>https://www.youtube.com/watch?v=kTXnhwQKuvU</text:p>
          </table:table-cell>
          <table:table-cell office:value-type="date" office:date-value="2014-05-01T17:30:00" calcext:value-type="date">
            <text:p>01/05/14 17:30</text:p>
          </table:table-cell>
          <table:table-cell office:value-type="string" calcext:value-type="string">
            <text:p>â¤ï¸ŽÂ² How to Integrate Using U-Substitution (mathbff)</text:p>
          </table:table-cell>
          <table:table-cell office:value-type="string" calcext:value-type="string">
            <text:p>Nancy is on a new channel, NancyPi! New videos with Nancy will be at: https://youtube.com/NancyPi Follow: http://instagram.com/mathbff http://facebook.com/mathbff http://twitter.com/mathbff</text:p>
            <text:p/>
            <text:p>How do you integrate using u-substitution? To skip ahead: 1) for a BASIC example where your du gives you exactly the expression you need in order to substitute, skip to time 1:30. 2) For an example where you have to REARRANGE THE DU by multiplying or dividing because the du has a different number or sign than what you need, skip to time 8:21. 3) For one where you have to REARRANGE THE U by subtracting or adding because the du expression cannot give you the expression you need, skip to 17:15. 4) For u-substitution with TRIG (SIN/COS) and the power rule, skip to 22:35.</text:p>
            <text:p/>
            <text:p>With all u-substitution integration problems:</text:p>
            <text:p/>
            <text:p>The FIRST STEP is to pick your "u". The best choice is usually the longer x-expression that is inside a power or a square root or the denominator, etc (in an "inside function"). Set u equal to this x-expression.</text:p>
            <text:p/>
            <text:p>The SECOND STEP is to find "du" by taking the derivative of the u expression with respect to x. For instance, if you have u=3x+2, your du would then be du=3dx. **NOTE: Remember to include "dx" at the end of your du differential expression.</text:p>
            <text:p/>
            <text:p>The THIRD STEP is to substitute u and du into the integral everywhere in place of x and dx. **NOTE: if your du does not perfectly match what you need in order to completely substitute before integrating, you must rearrange the du, or sometimes rearrange the u, in order to fully substitute before integrating. For an example of each, see example #2 (time: 8:21) and example #3 (time: 17:15).</text:p>
            <text:p/>
            <text:p>The FOURTH STEP is to integrate, remembering to add "+ C" at the end since you integrated an indefinite integral (no limits). The du goes away when you integrate.</text:p>
            <text:p/>
            <text:p>The LAST STEP is to "back-substitute" by replacing everywhere u appears with the x-expression that you chose u to be.</text:p>
          </table:table-cell>
          <table:table-cell office:value-type="string" calcext:value-type="string">
            <text:p>{u-substitution,"integration by substitution",integrate,integration,integral,substitute,substitution,du,derivative,differential,differentiate,"indefinite integral",rearrange,"rearrange the du","rearrange the u","chain rule","power rule",anti-derivative,"inside function","outside function",trig,sin,cos,constant,fraction,denominator,numerator,"square root",variables,exponents,how-to,help,rules,explanation,example,"how do you",jmt,shortcut,trick,khan,calculus,math,mathematics,tutor,easy,tips,test}</text:p>
          </table:table-cell>
          <table:table-cell office:value-type="string" calcext:value-type="string">
            <text:p>00:25:48</text:p>
          </table:table-cell>
          <table:table-cell office:value-type="date" office:date-value="2018-07-28T04:41:38.477" calcext:value-type="date">
            <text:p>28/07/18 04:41</text:p>
          </table:table-cell>
          <table:table-cell office:value-type="float" office:value="1181083" calcext:value-type="float">
            <text:p>1181083</text:p>
          </table:table-cell>
          <table:table-cell office:value-type="float" office:value="10113" calcext:value-type="float">
            <text:p>10113</text:p>
          </table:table-cell>
          <table:table-cell/>
        </table:table-row>
        <table:table-row table:style-name="ro26">
          <table:table-cell office:value-type="string" calcext:value-type="string">
            <text:p>Numberphile</text:p>
          </table:table-cell>
          <table:table-cell office:value-type="string" calcext:value-type="string">
            <text:p>GItmC9lxeco</text:p>
          </table:table-cell>
          <table:table-cell office:value-type="string" calcext:value-type="string">
            <text:p>UCoxcjq-8xIDTYp3uz647V5A</text:p>
          </table:table-cell>
          <table:table-cell office:value-type="string" calcext:value-type="string">
            <text:p>https://www.youtube.com/watch?v=GItmC9lxeco</text:p>
          </table:table-cell>
          <table:table-cell office:value-type="date" office:date-value="2014-04-23T16:52:58" calcext:value-type="date">
            <text:p>23/04/14 16:52</text:p>
          </table:table-cell>
          <table:table-cell office:value-type="string" calcext:value-type="string">
            <text:p>PoincarÃ© Conjecture - Numberphile</text:p>
          </table:table-cell>
          <table:table-cell office:value-type="string" calcext:value-type="string">
            <text:p>The famed PoincarÃ© Conjecture - the only Millennium Problem cracked thus far.</text:p>
            <text:p>More links &amp; stuff in full description below â†“â†“â†“</text:p>
            <text:p/>
            <text:p>Ricci Flow (used to solve the problem): http://youtu.be/hwOCqA9Xw6A</text:p>
            <text:p>Riemann Hypothesis: http://youtu.be/d6c6uIyieoo</text:p>
            <text:p>Extra interview footage with Jim Isenberg: http://youtu.be/7eJleW0JcKg</text:p>
            <text:p/>
            <text:p>Grigori Perelman's paper: http://bit.ly/perelmanpaper</text:p>
            <text:p/>
            <text:p>Discussed here by Katie Steckles and James Isenberg.</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PoincarÃ© Conjecture (Idea)",perelman}</text:p>
          </table:table-cell>
          <table:table-cell office:value-type="string" calcext:value-type="string">
            <text:p>00:08:52</text:p>
          </table:table-cell>
          <table:table-cell office:value-type="date" office:date-value="2018-07-28T04:42:15.531" calcext:value-type="date">
            <text:p>28/07/18 04:42</text:p>
          </table:table-cell>
          <table:table-cell office:value-type="float" office:value="1179824" calcext:value-type="float">
            <text:p>1179824</text:p>
          </table:table-cell>
          <table:table-cell office:value-type="float" office:value="8379" calcext:value-type="float">
            <text:p>8379</text:p>
          </table:table-cell>
          <table:table-cell/>
        </table:table-row>
        <table:table-row table:style-name="ro6">
          <table:table-cell office:value-type="string" calcext:value-type="string">
            <text:p>Khan Academy</text:p>
          </table:table-cell>
          <table:table-cell office:value-type="string" calcext:value-type="string">
            <text:p>JNm3M9cqWyc</text:p>
          </table:table-cell>
          <table:table-cell office:value-type="string" calcext:value-type="string">
            <text:p>UC4a-Gbdw7vOaccHmFo40b9g</text:p>
          </table:table-cell>
          <table:table-cell office:value-type="string" calcext:value-type="string">
            <text:p>https://www.youtube.com/watch?v=JNm3M9cqWyc</text:p>
          </table:table-cell>
          <table:table-cell office:value-type="date" office:date-value="2010-01-27T05:46:35" calcext:value-type="date">
            <text:p>27/01/10 05:46</text:p>
          </table:table-cell>
          <table:table-cell office:value-type="string" calcext:value-type="string">
            <text:p>Central limit theorem | Inferential statistics | Probability and Statistics | Khan Academy</text:p>
          </table:table-cell>
          <table:table-cell office:value-type="string" calcext:value-type="string">
            <text:p>Introduction to the central limit theorem and the sampling distribution of the mean</text:p>
            <text:p/>
            <text:p>Watch the next lesson: https://www.khanacademy.org/math/probability/statistics-inferential/sampling_distribution/v/sampling-distribution-of-the-sample-mean?utm_source=YT&amp;utm_medium=Desc&amp;utm_campaign=ProbabilityandStatistics</text:p>
            <text:p/>
            <text:p>Missed the previous lesson? </text:p>
            <text:p>https://www.khanacademy.org/math/probability/statistics-inferential/normal_distribution/v/ck12-org-more-empirical-rule-and-z-score-practice?utm_source=YT&amp;utm_medium=Desc&amp;utm_campaign=ProbabilityandStatistics</text:p>
            <text:p/>
            <text:p>Probability and statistics on Khan Academy: We dare you to go through a day in which you never consider or use probability. Did you check the weather forecast? Busted! Did you decide to go through the drive through lane vs walk in? Busted again! We are constantly creating hypotheses, making predictions, testing, and analyzing. Our lives are full of probabilities! Statistics is related to probability because much of the data we use when determining probable outcomes comes from our understanding of statistics. In these tutorials, we will cover a range of topics, some which include: independent events, dependent probability, combinatorics, hypothesis testing, descriptive statistics, random variables, probability distributions, regression, and inferential statistics. So buckle up and hop on for a wild ride. We bet you're going to be challenged AND love it!</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obability and Statistics channel:</text:p>
            <text:p>https://www.youtube.com/channel/UCRXuOXLW3LcQLWvxbZiIZ0w?sub_confirmation=1</text:p>
            <text:p>Subscribe to KhanAcademy: https://www.youtube.com/subscription_center?add_user=khanacademy</text:p>
          </table:table-cell>
          <table:table-cell/>
          <table:table-cell office:value-type="string" calcext:value-type="string">
            <text:p>00:09:49</text:p>
          </table:table-cell>
          <table:table-cell office:value-type="date" office:date-value="2018-07-28T04:41:26.469" calcext:value-type="date">
            <text:p>28/07/18 04:41</text:p>
          </table:table-cell>
          <table:table-cell office:value-type="float" office:value="1179049" calcext:value-type="float">
            <text:p>1179049</text:p>
          </table:table-cell>
          <table:table-cell office:value-type="float" office:value="5423" calcext:value-type="float">
            <text:p>5423</text:p>
          </table:table-cell>
          <table:table-cell/>
        </table:table-row>
        <table:table-row table:style-name="ro4">
          <table:table-cell office:value-type="string" calcext:value-type="string">
            <text:p>TED-Ed</text:p>
          </table:table-cell>
          <table:table-cell office:value-type="string" calcext:value-type="string">
            <text:p>dO2xx-aeZ4w</text:p>
          </table:table-cell>
          <table:table-cell office:value-type="string" calcext:value-type="string">
            <text:p>UCsooa4yRKGN_zEE8iknghZA</text:p>
          </table:table-cell>
          <table:table-cell office:value-type="string" calcext:value-type="string">
            <text:p>https://www.youtube.com/watch?v=dO2xx-aeZ4w</text:p>
          </table:table-cell>
          <table:table-cell office:value-type="date" office:date-value="2016-08-11T15:10:44" calcext:value-type="date">
            <text:p>11/08/16 15:10</text:p>
          </table:table-cell>
          <table:table-cell office:value-type="string" calcext:value-type="string">
            <text:p>How a single-celled organism almost wiped out life on Earth - Anusuya Willis</text:p>
          </table:table-cell>
          <table:table-cell office:value-type="string" calcext:value-type="string">
            <text:p>View full lesson: http://ed.ted.com/lessons/how-a-single-celled-organism-almost-wiped-out-life-on-earth-anusuya-willis</text:p>
            <text:p/>
            <text:p>Thereâ€™s an organism that changed the world. It caused the first mass extinction in Earthâ€™s history â€¦ and also paved the way for complex life. How? Anusuya Willis explains how cyanobacteria, simple organisms that donâ€™t even have nuclei or any other organelles, wrote a pivotal chapter in the story of life on Earth. </text:p>
            <text:p/>
            <text:p>Lesson by Anusuya Willis, animation by Augenblick Studios.</text:p>
          </table:table-cell>
          <table:table-cell office:value-type="string" calcext:value-type="string">
            <text:p>{"Anusuya Willis","Augenblick Studios",Cyanobacteria,Endosymbiosis,Microbes,"Great Oxygenation Event",Cells,"Single cells","Life on earth","early lifeforms","Oxygen Catastrophe","The earth's atmosphere","global warming",Photosynthesis,sunlight,TED,TED-Ed,"Ted ed","Ted Education","Julianna Zarzycki"}</text:p>
          </table:table-cell>
          <table:table-cell office:value-type="string" calcext:value-type="string">
            <text:p>00:04:14</text:p>
          </table:table-cell>
          <table:table-cell office:value-type="date" office:date-value="2018-07-28T04:43:18.368" calcext:value-type="date">
            <text:p>28/07/18 04:43</text:p>
          </table:table-cell>
          <table:table-cell office:value-type="float" office:value="1178942" calcext:value-type="float">
            <text:p>1178942</text:p>
          </table:table-cell>
          <table:table-cell office:value-type="float" office:value="10957" calcext:value-type="float">
            <text:p>10957</text:p>
          </table:table-cell>
          <table:table-cell/>
        </table:table-row>
        <table:table-row table:style-name="ro62">
          <table:table-cell office:value-type="string" calcext:value-type="string">
            <text:p>standupmaths</text:p>
          </table:table-cell>
          <table:table-cell office:value-type="string" calcext:value-type="string">
            <text:p>3GJUM6pCpew</text:p>
          </table:table-cell>
          <table:table-cell office:value-type="string" calcext:value-type="string">
            <text:p>UCSju5G2aFaWMqn-_0YBtq5A</text:p>
          </table:table-cell>
          <table:table-cell office:value-type="string" calcext:value-type="string">
            <text:p>https://www.youtube.com/watch?v=3GJUM6pCpew</text:p>
          </table:table-cell>
          <table:table-cell office:value-type="date" office:date-value="2016-10-03T14:26:46" calcext:value-type="date">
            <text:p>03/10/16 14:26</text:p>
          </table:table-cell>
          <table:table-cell office:value-type="string" calcext:value-type="string">
            <text:p>Why is TV 29.97 frames per second?</text:p>
          </table:table-cell>
          <table:table-cell office:value-type="string" calcext:value-type="string">
            <text:p>I look at the historical quirks which gave us TV at 29.97 frames per second. In North America at least. It's a comfortable 25 fps in Europe.</text:p>
            <text:p/>
            <text:p>More on that thing I mentioned at the end of the video here:</text:p>
            <text:p>https://www.patreon.com/standupmaths</text:p>
            <text:p/>
            <text:p>Here is the spherical video I was making with Henry Segerman which made me research NTSC frame rates in the first place:</text:p>
            <text:p>https://www.youtube.com/watch?v=Yp12c3-IL-I</text:p>
            <text:p/>
            <text:p>Yes, technically, if you divide 4,500,000 by 286 you get a horizontal frequency of 15,734.26573 lines per second. That matches a frame rate of 29.97002997002997â€¦ and so old TVs used 30/1.001 = 29.97002997002997â€¦</text:p>
            <text:p/>
            <text:p>CORRECTIONS:</text:p>
            <text:p>- A lot of people pointing out that increasing the number of horizontal lines without increasing the bandwidth would be a loss of resolution. Which is a good point.</text:p>
            <text:p/>
            <text:p/>
            <text:p>Music by Howard Carter</text:p>
            <text:p>Design by Simon Wright</text:p>
            <text:p/>
            <text:p>MATT PARKER: Stand-up Mathematician</text:p>
            <text:p>Website: http://standupmaths.com/</text:p>
            <text:p>Patreon: https://www.patreon.com/standupmaths</text:p>
            <text:p>Nerdy maths toys: http://mathsgear.co.uk/</text:p>
          </table:table-cell>
          <table:table-cell office:value-type="string" calcext:value-type="string">
            <text:p>{maths,math,mathematics,comedy,stand-up,ntsc,pal,tv,"frame rate",29.97,fps,crt,"cathode ray tube","29.97 fps",hz,frequency,why}</text:p>
          </table:table-cell>
          <table:table-cell office:value-type="string" calcext:value-type="string">
            <text:p>00:14:27</text:p>
          </table:table-cell>
          <table:table-cell office:value-type="date" office:date-value="2018-07-28T04:43:43.902" calcext:value-type="date">
            <text:p>28/07/18 04:43</text:p>
          </table:table-cell>
          <table:table-cell office:value-type="float" office:value="1177368" calcext:value-type="float">
            <text:p>1177368</text:p>
          </table:table-cell>
          <table:table-cell office:value-type="float" office:value="2403" calcext:value-type="float">
            <text:p>2403</text:p>
          </table:table-cell>
          <table:table-cell/>
        </table:table-row>
        <table:table-row table:style-name="ro22">
          <table:table-cell office:value-type="string" calcext:value-type="string">
            <text:p>yaymath</text:p>
          </table:table-cell>
          <table:table-cell office:value-type="string" calcext:value-type="string">
            <text:p>DJMH2F3GuIc</text:p>
          </table:table-cell>
          <table:table-cell office:value-type="string" calcext:value-type="string">
            <text:p>UC28MYq5TxXKT4qDYg6aMQiA</text:p>
          </table:table-cell>
          <table:table-cell office:value-type="string" calcext:value-type="string">
            <text:p>https://www.youtube.com/watch?v=DJMH2F3GuIc</text:p>
          </table:table-cell>
          <table:table-cell office:value-type="date" office:date-value="2013-02-26T22:11:22" calcext:value-type="date">
            <text:p>26/02/13 22:11</text:p>
          </table:table-cell>
          <table:table-cell office:value-type="string" calcext:value-type="string">
            <text:p>Algebra - Completing the square</text:p>
          </table:table-cell>
          <table:table-cell office:value-type="string" calcext:value-type="string">
            <text:p>Hi Algebrinos! As we progress with our problem solving prowess, we include solving by using the nifty method of solving quadratic equations titled, "Completing the square." It's a fun one, lively group today. YAY MATH!</text:p>
            <text:p>Visit yaymath.org</text:p>
            <text:p>Videos copyright (c) Yay Math</text:p>
          </table:table-cell>
          <table:table-cell office:value-type="string" calcext:value-type="string">
            <text:p>{"ACT math",factoring,precalculus,"SAT math",exponents,geometry,"quadratic equations",radicals,"completing the square",algebra,"algebra 2","quadratic functions","quadratic formula",GRE,"college algebra","intermediate algebra",yaymath,"yay math","ACT quantitative",calculus,pre-calculus,pre-algebra,"math analysis"}</text:p>
          </table:table-cell>
          <table:table-cell office:value-type="string" calcext:value-type="string">
            <text:p>00:21:44</text:p>
          </table:table-cell>
          <table:table-cell office:value-type="date" office:date-value="2018-07-28T04:44:25.869" calcext:value-type="date">
            <text:p>28/07/18 04:44</text:p>
          </table:table-cell>
          <table:table-cell office:value-type="float" office:value="1176832" calcext:value-type="float">
            <text:p>1176832</text:p>
          </table:table-cell>
          <table:table-cell office:value-type="float" office:value="9988" calcext:value-type="float">
            <text:p>9988</text:p>
          </table:table-cell>
          <table:table-cell/>
        </table:table-row>
        <table:table-row table:style-name="ro16">
          <table:table-cell office:value-type="string" calcext:value-type="string">
            <text:p>Khan Academy</text:p>
          </table:table-cell>
          <table:table-cell office:value-type="string" calcext:value-type="string">
            <text:p>s9HPNwXd9fk</text:p>
          </table:table-cell>
          <table:table-cell office:value-type="string" calcext:value-type="string">
            <text:p>UC4a-Gbdw7vOaccHmFo40b9g</text:p>
          </table:table-cell>
          <table:table-cell office:value-type="string" calcext:value-type="string">
            <text:p>https://www.youtube.com/watch?v=s9HPNwXd9fk</text:p>
          </table:table-cell>
          <table:table-cell office:value-type="date" office:date-value="2009-09-23T20:57:42" calcext:value-type="date">
            <text:p>23/09/09 20:57</text:p>
          </table:table-cell>
          <table:table-cell office:value-type="string" calcext:value-type="string">
            <text:p>Chromosomes, Chromatids, Chromatin, etc.</text:p>
          </table:table-cell>
          <table:table-cell office:value-type="string" calcext:value-type="string">
            <text:p>The vocabulary of DNA: chromosomes, chromatids, chromatin, transcription, translation, and replication</text:p>
            <text:p>More free lessons at: http://www.khanacademy.org/video?v=s9HPNwXd9fk</text:p>
          </table:table-cell>
          <table:table-cell/>
          <table:table-cell office:value-type="string" calcext:value-type="string">
            <text:p>00:18:23</text:p>
          </table:table-cell>
          <table:table-cell office:value-type="date" office:date-value="2018-07-28T04:41:32.292" calcext:value-type="date">
            <text:p>28/07/18 04:41</text:p>
          </table:table-cell>
          <table:table-cell office:value-type="float" office:value="1176743" calcext:value-type="float">
            <text:p>1176743</text:p>
          </table:table-cell>
          <table:table-cell office:value-type="float" office:value="3372" calcext:value-type="float">
            <text:p>3372</text:p>
          </table:table-cell>
          <table:table-cell/>
        </table:table-row>
        <table:table-row table:style-name="ro4">
          <table:table-cell office:value-type="string" calcext:value-type="string">
            <text:p>TED-Ed</text:p>
          </table:table-cell>
          <table:table-cell office:value-type="string" calcext:value-type="string">
            <text:p>X_xR5Kes4Rs</text:p>
          </table:table-cell>
          <table:table-cell office:value-type="string" calcext:value-type="string">
            <text:p>UCsooa4yRKGN_zEE8iknghZA</text:p>
          </table:table-cell>
          <table:table-cell office:value-type="string" calcext:value-type="string">
            <text:p>https://www.youtube.com/watch?v=X_xR5Kes4Rs</text:p>
          </table:table-cell>
          <table:table-cell office:value-type="date" office:date-value="2014-10-27T15:02:58" calcext:value-type="date">
            <text:p>27/10/14 15:02</text:p>
          </table:table-cell>
          <table:table-cell office:value-type="string" calcext:value-type="string">
            <text:p>Is math discovered or invented? - Jeff Dekofsky</text:p>
          </table:table-cell>
          <table:table-cell office:value-type="string" calcext:value-type="string">
            <text:p>View full lesson: http://ed.ted.com/lessons/is-math-discovered-or-invented-jeff-dekofsky</text:p>
            <text:p/>
            <text:p>Would mathematics exist if people didn't? Did we create mathematical concepts to help us understand the world around us, or is math the native language of the universe itself? Jeff Dekofsky traces some famous arguments in this ancient and hotly debated question. </text:p>
            <text:p/>
            <text:p>Lesson by Jeff Dekofsky, animation by The Tremendousness Collective.</text:p>
          </table:table-cell>
          <table:table-cell office:value-type="string" calcext:value-type="string">
            <text:p>{"Jeff Dekofsky","Tremendousness Collective",TED,TED-Ed,"TED Ed",TEDEducation,math,mathematics,"math invented","math discovered","math theory","philosophy of math"}</text:p>
          </table:table-cell>
          <table:table-cell office:value-type="string" calcext:value-type="string">
            <text:p>00:05:11</text:p>
          </table:table-cell>
          <table:table-cell office:value-type="date" office:date-value="2018-07-28T04:43:11.991" calcext:value-type="date">
            <text:p>28/07/18 04:43</text:p>
          </table:table-cell>
          <table:table-cell office:value-type="float" office:value="1175930" calcext:value-type="float">
            <text:p>1175930</text:p>
          </table:table-cell>
          <table:table-cell office:value-type="float" office:value="3702" calcext:value-type="float">
            <text:p>3702</text:p>
          </table:table-cell>
          <table:table-cell/>
        </table:table-row>
        <table:table-row table:style-name="ro5">
          <table:table-cell office:value-type="string" calcext:value-type="string">
            <text:p>Khan Academy</text:p>
          </table:table-cell>
          <table:table-cell office:value-type="string" calcext:value-type="string">
            <text:p>V7H1oUHXPkg</text:p>
          </table:table-cell>
          <table:table-cell office:value-type="string" calcext:value-type="string">
            <text:p>UC4a-Gbdw7vOaccHmFo40b9g</text:p>
          </table:table-cell>
          <table:table-cell office:value-type="string" calcext:value-type="string">
            <text:p>https://www.youtube.com/watch?v=V7H1oUHXPkg</text:p>
          </table:table-cell>
          <table:table-cell office:value-type="date" office:date-value="2010-04-08T02:02:30" calcext:value-type="date">
            <text:p>08/04/10 02:02</text:p>
          </table:table-cell>
          <table:table-cell office:value-type="string" calcext:value-type="string">
            <text:p>Solving linear systems by substitution | Algebra Basics | Khan Academy</text:p>
          </table:table-cell>
          <table:table-cell office:value-type="string" calcext:value-type="string">
            <text:p>Solving Linear Systems by Substitution. Created by Sal Khan.</text:p>
            <text:p/>
            <text:p>Watch the next lesson: https://www.khanacademy.org/math/algebra-basics/core-algebra-systems/core-algebra-systems-tutorial/v/solving-systems-of-equations-by-elimination?utm_source=YT&amp;utm_medium=Desc&amp;utm_campaign=algebrabasics</text:p>
            <text:p/>
            <text:p>Missed the previous lesson? https://www.khanacademy.org/math/algebra-basics/core-algebra-systems/core-algebra-systems-tutorial/v/solving-linear-systems-by-graphing?utm_source=YT&amp;utm_medium=Desc&amp;utm_campaign=algebrabasics</text:p>
            <text:p/>
            <text:p>Algebra basics on Khan Academy: Topics covered in a traditional college level introductory macroeconomics course</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Macroeconomics channel: https://www.youtube.com/channel/UCBytY7pnP0GAHB3C8vDeXvg</text:p>
            <text:p>Subscribe to Khan Academy: https://www.youtube.com/subscription_center?add_user=khanacademy</text:p>
          </table:table-cell>
          <table:table-cell/>
          <table:table-cell office:value-type="string" calcext:value-type="string">
            <text:p>00:09:21</text:p>
          </table:table-cell>
          <table:table-cell office:value-type="date" office:date-value="2018-07-28T04:42:34.574" calcext:value-type="date">
            <text:p>28/07/18 04:42</text:p>
          </table:table-cell>
          <table:table-cell office:value-type="float" office:value="1175393" calcext:value-type="float">
            <text:p>1175393</text:p>
          </table:table-cell>
          <table:table-cell office:value-type="float" office:value="2869" calcext:value-type="float">
            <text:p>2869</text:p>
          </table:table-cell>
          <table:table-cell/>
        </table:table-row>
        <table:table-row table:style-name="ro24">
          <table:table-cell office:value-type="string" calcext:value-type="string">
            <text:p>Khan Academy</text:p>
          </table:table-cell>
          <table:table-cell office:value-type="string" calcext:value-type="string">
            <text:p>Z36dUduOk1Y</text:p>
          </table:table-cell>
          <table:table-cell office:value-type="string" calcext:value-type="string">
            <text:p>UC4a-Gbdw7vOaccHmFo40b9g</text:p>
          </table:table-cell>
          <table:table-cell office:value-type="string" calcext:value-type="string">
            <text:p>https://www.youtube.com/watch?v=Z36dUduOk1Y</text:p>
          </table:table-cell>
          <table:table-cell office:value-type="date" office:date-value="2010-02-18T22:32:35" calcext:value-type="date">
            <text:p>18/02/10 22:32</text:p>
          </table:table-cell>
          <table:table-cell office:value-type="string" calcext:value-type="string">
            <text:p>B lymphocytes (B cells) | Immune system physiology | NCLEX-RN | Khan Academy</text:p>
          </table:table-cell>
          <table:table-cell office:value-type="string" calcext:value-type="string">
            <text:p>Overview of B cells (B lymphocytes) and how they are activated and produce antibodies. Created by Sal Khan.</text:p>
            <text:p/>
            <text:p/>
            <text:p>Watch the next lesson: https://www.khanacademy.org/test-prep/nclex-rn/rn-immune-system/rn-the-immune-system/v/professional-antigen-presenting-cells-apc-and-mhc-ii-complexes?utm_source=YT&amp;utm_medium=Desc&amp;utm_campaign=Nclex-rn</text:p>
            <text:p/>
            <text:p>Missed the previous lesson? https://www.khanacademy.org/test-prep/nclex-rn/rn-immune-system/rn-the-immune-system/v/types-of-immune-responses-innate-and-adaptive-humoral-vs-cell-mediated?utm_source=YT&amp;utm_medium=Desc&amp;utm_campaign=Nclex-rn</text:p>
            <text:p/>
            <text:p>NCLEX-RN on Khan Academy: A collection of questions from content covered on the NCLEX-RN. These questions are available under a Creative Commons Attribution-NonCommercial-ShareAlike 3.0 United States License (available at http://creativecommons.org/licenses/by-nc-sa/3.0/u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NCLEX-RN channel: https://www.youtube.com/channel/UCDx5cTeADCvKWgF9x_Qjz3g?sub_confirmation=1</text:p>
            <text:p>Subscribe to Khan Academy: https://www.youtube.com/subscription_center?add_user=khanacademy</text:p>
          </table:table-cell>
          <table:table-cell/>
          <table:table-cell office:value-type="string" calcext:value-type="string">
            <text:p>00:14:13</text:p>
          </table:table-cell>
          <table:table-cell office:value-type="date" office:date-value="2018-07-28T04:42:53.439" calcext:value-type="date">
            <text:p>28/07/18 04:42</text:p>
          </table:table-cell>
          <table:table-cell office:value-type="float" office:value="1174739" calcext:value-type="float">
            <text:p>1174739</text:p>
          </table:table-cell>
          <table:table-cell office:value-type="float" office:value="4058" calcext:value-type="float">
            <text:p>4058</text:p>
          </table:table-cell>
          <table:table-cell/>
        </table:table-row>
        <table:table-row table:style-name="ro7">
          <table:table-cell office:value-type="string" calcext:value-type="string">
            <text:p>Khan Academy</text:p>
          </table:table-cell>
          <table:table-cell office:value-type="string" calcext:value-type="string">
            <text:p>Id6UovYjd-M</text:p>
          </table:table-cell>
          <table:table-cell office:value-type="string" calcext:value-type="string">
            <text:p>UC4a-Gbdw7vOaccHmFo40b9g</text:p>
          </table:table-cell>
          <table:table-cell office:value-type="string" calcext:value-type="string">
            <text:p>https://www.youtube.com/watch?v=Id6UovYjd-M</text:p>
          </table:table-cell>
          <table:table-cell office:value-type="date" office:date-value="2013-06-04T17:43:13" calcext:value-type="date">
            <text:p>04/06/13 17:43</text:p>
          </table:table-cell>
          <table:table-cell office:value-type="string" calcext:value-type="string">
            <text:p>Evaluating functions given their formula | Functions and their graphs | Algebra II | Khan Academy</text:p>
          </table:table-cell>
          <table:table-cell office:value-type="string" calcext:value-type="string">
            <text:p>Practice this lesson yourself on KhanAcademy.org right now: </text:p>
            <text:p>https://www.khanacademy.org/math/algebra2/functions_and_graphs/function-introduction/e/functions_1?utm_source=YT&amp;utm_medium=Desc&amp;utm_campaign=AlgebraII</text:p>
            <text:p/>
            <text:p>Watch the next lesson: https://www.khanacademy.org/math/algebra2/functions_and_graphs/function-introduction/v/understanding-function-notation-example-2?utm_source=YT&amp;utm_medium=Desc&amp;utm_campaign=AlgebraII</text:p>
            <text:p/>
            <text:p>Missed the previous lesson? </text:p>
            <text:p>https://www.khanacademy.org/math/algebra2/functions_and_graphs/function-introduction/v/linear-function-graphs?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00:58</text:p>
          </table:table-cell>
          <table:table-cell office:value-type="date" office:date-value="2018-07-28T04:44:26.024" calcext:value-type="date">
            <text:p>28/07/18 04:44</text:p>
          </table:table-cell>
          <table:table-cell office:value-type="float" office:value="1174495" calcext:value-type="float">
            <text:p>1174495</text:p>
          </table:table-cell>
          <table:table-cell office:value-type="float" office:value="3410" calcext:value-type="float">
            <text:p>3410</text:p>
          </table:table-cell>
          <table:table-cell/>
        </table:table-row>
        <table:table-row table:style-name="ro4">
          <table:table-cell office:value-type="string" calcext:value-type="string">
            <text:p>TED-Ed</text:p>
          </table:table-cell>
          <table:table-cell office:value-type="string" calcext:value-type="string">
            <text:p>gKhE3CMz7Sk</text:p>
          </table:table-cell>
          <table:table-cell office:value-type="string" calcext:value-type="string">
            <text:p>UCsooa4yRKGN_zEE8iknghZA</text:p>
          </table:table-cell>
          <table:table-cell office:value-type="string" calcext:value-type="string">
            <text:p>https://www.youtube.com/watch?v=gKhE3CMz7Sk</text:p>
          </table:table-cell>
          <table:table-cell office:value-type="date" office:date-value="2014-01-13T16:05:46" calcext:value-type="date">
            <text:p>13/01/14 16:05</text:p>
          </table:table-cell>
          <table:table-cell office:value-type="string" calcext:value-type="string">
            <text:p>The mystery of motion sickness - Rose Eveleth</text:p>
          </table:table-cell>
          <table:table-cell office:value-type="string" calcext:value-type="string">
            <text:p>View full lesson: http://ed.ted.com/lessons/the-mystery-of-motion-sickness-rose-eveleth</text:p>
            <text:p/>
            <text:p>Although one third of the population suffers from motion sickness, scientists aren't exactly sure what causes it. Like the common cold, it's a seemingly simple problem that's still without a cure. And if you think it's bad on a long family car ride, imagine being a motion sick astronaut! Rose Eveleth explains what's happening in our bodies when we get the car sick blues.</text:p>
            <text:p/>
            <text:p>Lesson by Rose Eveleth, animation by Tom Gran.</text:p>
          </table:table-cell>
          <table:table-cell office:value-type="string" calcext:value-type="string">
            <text:p>{"Rose Eveleth","Tom Gran","motion sickness",nausea,body,brain,"car sick",astronaut,TED,TED-Ed,"TED Ed",TEDEducation}</text:p>
          </table:table-cell>
          <table:table-cell office:value-type="string" calcext:value-type="string">
            <text:p>00:03:10</text:p>
          </table:table-cell>
          <table:table-cell office:value-type="date" office:date-value="2018-07-28T04:41:57.278" calcext:value-type="date">
            <text:p>28/07/18 04:41</text:p>
          </table:table-cell>
          <table:table-cell office:value-type="float" office:value="1173510" calcext:value-type="float">
            <text:p>1173510</text:p>
          </table:table-cell>
          <table:table-cell office:value-type="float" office:value="3051" calcext:value-type="float">
            <text:p>3051</text:p>
          </table:table-cell>
          <table:table-cell/>
        </table:table-row>
        <table:table-row table:style-name="ro4">
          <table:table-cell office:value-type="string" calcext:value-type="string">
            <text:p>TED-Ed</text:p>
          </table:table-cell>
          <table:table-cell office:value-type="string" calcext:value-type="string">
            <text:p>FW2Hvs5WaRY</text:p>
          </table:table-cell>
          <table:table-cell office:value-type="string" calcext:value-type="string">
            <text:p>UCsooa4yRKGN_zEE8iknghZA</text:p>
          </table:table-cell>
          <table:table-cell office:value-type="string" calcext:value-type="string">
            <text:p>https://www.youtube.com/watch?v=FW2Hvs5WaRY</text:p>
          </table:table-cell>
          <table:table-cell office:value-type="date" office:date-value="2015-11-02T16:29:16" calcext:value-type="date">
            <text:p>02/11/15 16:29</text:p>
          </table:table-cell>
          <table:table-cell office:value-type="string" calcext:value-type="string">
            <text:p>Group theory 101: How to play a Rubikâ€™s Cube like a piano - Michael Staff</text:p>
          </table:table-cell>
          <table:table-cell office:value-type="string" calcext:value-type="string">
            <text:p>View full lesson: http://ed.ted.com/lessons/group-theory-101-how-to-play-a-rubik-s-cube-like-a-piano-michael-staff</text:p>
            <text:p/>
            <text:p>Mathematics explains the workings of the universe, from particle physics to engineering and economics. Math is even closely related to music, and their common ground has something to do with a Rubik's Cube puzzle. Michael Staff explains how group theory can teach us to play a Rubikâ€™s Cube like a piano.</text:p>
            <text:p/>
            <text:p>Lesson by Michael Staff, animation by Shixie.</text:p>
          </table:table-cell>
          <table:table-cell office:value-type="string" calcext:value-type="string">
            <text:p>{"Group theory","Michael Staff",TED,TED-Ed,"TED Education",TEDx,Integers,"Rubix cube",Geometry,Mathematics,Algebra,Music,"Music theory",Chord,"Chord progression",Harmony,Harmonics,"Problem solving",Permutations,Statistics,Note,Shixie}</text:p>
          </table:table-cell>
          <table:table-cell office:value-type="string" calcext:value-type="string">
            <text:p>00:04:37</text:p>
          </table:table-cell>
          <table:table-cell office:value-type="date" office:date-value="2018-07-28T04:41:57.167" calcext:value-type="date">
            <text:p>28/07/18 04:41</text:p>
          </table:table-cell>
          <table:table-cell office:value-type="float" office:value="1172923" calcext:value-type="float">
            <text:p>1172923</text:p>
          </table:table-cell>
          <table:table-cell office:value-type="float" office:value="2528" calcext:value-type="float">
            <text:p>2528</text:p>
          </table:table-cell>
          <table:table-cell/>
        </table:table-row>
        <table:table-row table:style-name="ro4">
          <table:table-cell office:value-type="string" calcext:value-type="string">
            <text:p>TED-Ed</text:p>
          </table:table-cell>
          <table:table-cell office:value-type="string" calcext:value-type="string">
            <text:p>z03FQGlGgo0</text:p>
          </table:table-cell>
          <table:table-cell office:value-type="string" calcext:value-type="string">
            <text:p>UCsooa4yRKGN_zEE8iknghZA</text:p>
          </table:table-cell>
          <table:table-cell office:value-type="string" calcext:value-type="string">
            <text:p>https://www.youtube.com/watch?v=z03FQGlGgo0</text:p>
          </table:table-cell>
          <table:table-cell office:value-type="date" office:date-value="2016-04-04T15:02:42" calcext:value-type="date">
            <text:p>04/04/16 15:02</text:p>
          </table:table-cell>
          <table:table-cell office:value-type="string" calcext:value-type="string">
            <text:p>The power of the placebo effect - Emma Bryce</text:p>
          </table:table-cell>
          <table:table-cell office:value-type="string" calcext:value-type="string">
            <text:p>View full lesson: http://ed.ted.com/lessons/the-power-of-the-placebo-effect-emma-bryce</text:p>
            <text:p/>
            <text:p>The placebo effect is an unexplained phenomenon wherein drugs, treatments, and therapies that arenâ€™t supposed to have an effect â€” and are often fake â€” miraculously make people feel better. Whatâ€™s going on? Emma Bryce dives into the mystery of placebosâ€™ bizarre benefits. </text:p>
            <text:p/>
            <text:p>Lesson by Emma Bryce, animation by Globizco.</text:p>
          </table:table-cell>
          <table:table-cell office:value-type="string" calcext:value-type="string">
            <text:p>{"Emma Bryce",Globizco,Placebo,"Placebo effect",Trivaricaine,"Health science",TED,TED-Ed,TEDEducation,"Ted ed","do placebos work",science,health,"prescription drugs"}</text:p>
          </table:table-cell>
          <table:table-cell office:value-type="string" calcext:value-type="string">
            <text:p>00:04:38</text:p>
          </table:table-cell>
          <table:table-cell office:value-type="date" office:date-value="2018-07-28T04:41:38.696" calcext:value-type="date">
            <text:p>28/07/18 04:41</text:p>
          </table:table-cell>
          <table:table-cell office:value-type="float" office:value="1170942" calcext:value-type="float">
            <text:p>1170942</text:p>
          </table:table-cell>
          <table:table-cell office:value-type="float" office:value="20757" calcext:value-type="float">
            <text:p>20757</text:p>
          </table:table-cell>
          <table:table-cell/>
        </table:table-row>
        <table:table-row table:style-name="ro4">
          <table:table-cell office:value-type="string" calcext:value-type="string">
            <text:p>TED-Ed</text:p>
          </table:table-cell>
          <table:table-cell office:value-type="string" calcext:value-type="string">
            <text:p>OttRV5ykP7A</text:p>
          </table:table-cell>
          <table:table-cell office:value-type="string" calcext:value-type="string">
            <text:p>UCsooa4yRKGN_zEE8iknghZA</text:p>
          </table:table-cell>
          <table:table-cell office:value-type="string" calcext:value-type="string">
            <text:p>https://www.youtube.com/watch?v=OttRV5ykP7A</text:p>
          </table:table-cell>
          <table:table-cell office:value-type="date" office:date-value="2012-06-18T14:20:11" calcext:value-type="date">
            <text:p>18/06/12 14:20</text:p>
          </table:table-cell>
          <table:table-cell office:value-type="string" calcext:value-type="string">
            <text:p>How to speed up chemical reactions (and get a date) - Aaron Sams</text:p>
          </table:table-cell>
          <table:table-cell office:value-type="string" calcext:value-type="string">
            <text:p>View full lesson: http://ed.ted.com/lessons/how-to-speed-up-chemical-reactions-and-get-a-date</text:p>
            <text:p/>
            <text:p>The complex systems of high school dating and chemical reactions may have more in common than you think. Explore five rules for speeding up chemical reactions in the lab that might just land you a date to a dance!</text:p>
            <text:p/>
            <text:p>Lesson by Mark Paricio &amp; Aaron Sams, animation by Cognitive Media.</text:p>
          </table:table-cell>
          <table:table-cell office:value-type="string" calcext:value-type="string">
            <text:p>{"Aaron Sams",TED,TED-Ed,chemistry,"chemical reaction",catalyst,lab,reaction,science,"Cognitive Media","TED Education"}</text:p>
          </table:table-cell>
          <table:table-cell office:value-type="string" calcext:value-type="string">
            <text:p>00:04:56</text:p>
          </table:table-cell>
          <table:table-cell office:value-type="date" office:date-value="2018-07-28T04:41:57.197" calcext:value-type="date">
            <text:p>28/07/18 04:41</text:p>
          </table:table-cell>
          <table:table-cell office:value-type="float" office:value="1169717" calcext:value-type="float">
            <text:p>1169717</text:p>
          </table:table-cell>
          <table:table-cell office:value-type="float" office:value="2221" calcext:value-type="float">
            <text:p>2221</text:p>
          </table:table-cell>
          <table:table-cell/>
        </table:table-row>
        <table:table-row table:style-name="ro16">
          <table:table-cell office:value-type="string" calcext:value-type="string">
            <text:p>mathantics</text:p>
          </table:table-cell>
          <table:table-cell office:value-type="string" calcext:value-type="string">
            <text:p>Y6M89-6106I</text:p>
          </table:table-cell>
          <table:table-cell office:value-type="string" calcext:value-type="string">
            <text:p>UCBuMwlP7kHkNxdPAqtFSJTw</text:p>
          </table:table-cell>
          <table:table-cell office:value-type="string" calcext:value-type="string">
            <text:p>https://www.youtube.com/watch?v=Y6M89-6106I</text:p>
          </table:table-cell>
          <table:table-cell office:value-type="date" office:date-value="2012-04-16T07:36:44" calcext:value-type="date">
            <text:p>16/04/12 07:36</text:p>
          </table:table-cell>
          <table:table-cell office:value-type="string" calcext:value-type="string">
            <text:p>Math Antics - Multi-Digit Subtraction</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educational,"Math Antics",arithmetic,multi-digit,addition,subtraction,multiplication,division,borrowing,re-grouping}</text:p>
          </table:table-cell>
          <table:table-cell office:value-type="string" calcext:value-type="string">
            <text:p>00:06:57</text:p>
          </table:table-cell>
          <table:table-cell office:value-type="date" office:date-value="2018-07-28T04:42:09.957" calcext:value-type="date">
            <text:p>28/07/18 04:42</text:p>
          </table:table-cell>
          <table:table-cell office:value-type="float" office:value="1169121" calcext:value-type="float">
            <text:p>1169121</text:p>
          </table:table-cell>
          <table:table-cell office:value-type="float" office:value="12997" calcext:value-type="float">
            <text:p>12997</text:p>
          </table:table-cell>
          <table:table-cell/>
        </table:table-row>
        <table:table-row table:style-name="ro5">
          <table:table-cell office:value-type="string" calcext:value-type="string">
            <text:p>minutephysics</text:p>
          </table:table-cell>
          <table:table-cell office:value-type="string" calcext:value-type="string">
            <text:p>mT-mCQY2XBE</text:p>
          </table:table-cell>
          <table:table-cell office:value-type="string" calcext:value-type="string">
            <text:p>UCUHW94eEFW7hkUMVaZz4eDg</text:p>
          </table:table-cell>
          <table:table-cell office:value-type="string" calcext:value-type="string">
            <text:p>https://www.youtube.com/watch?v=mT-mCQY2XBE</text:p>
          </table:table-cell>
          <table:table-cell office:value-type="date" office:date-value="2011-12-29T19:30:00" calcext:value-type="date">
            <text:p>29/12/11 19:30</text:p>
          </table:table-cell>
          <table:table-cell office:value-type="string" calcext:value-type="string">
            <text:p>Faster Than Light Neutrinos (maybe): Field Trip!</text:p>
          </table:table-cell>
          <table:table-cell office:value-type="string" calcext:value-type="string">
            <text:p>Come with us to Italy to find out what went into measuring the FTL neutrinos.</text:p>
            <text:p/>
            <text:p>Tweet it - http://bit.ly/t4jB3x</text:p>
            <text:p>Facebook it - http://on.fb.me/vB5ohN</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youtube: http://bit.ly/pakJLE</text:p>
            <text:p>myspace: http://mysp.ac/qtmZQj Created by Henry Reich</text:p>
          </table:table-cell>
          <table:table-cell office:value-type="string" calcext:value-type="string">
            <text:p>{magic,school,bus,"magic school bus",Italy,opera,Neutrino,vampire,antarctica,faster,than,light,cern,lhc,higgs,boson,detector,electron,Tacoma,Narrows,Bridge,einstein,hairy,ball,million,dollars,time,entropy,GPS,atomic,special,relativity,atom,nuclear,"General Relativity",Energy,science,break,speed,movie,brian,greene,color,Dark,energy,Nobel,Prize,Minutephysics,minute,physics,universe,Henry,Reich,xkcd,rsanimate,dark,matter,cat,schrodinger,fire,Drawing,Educational,"Large Hadron Collider"}</text:p>
          </table:table-cell>
          <table:table-cell office:value-type="string" calcext:value-type="string">
            <text:p>00:01:58</text:p>
          </table:table-cell>
          <table:table-cell office:value-type="date" office:date-value="2018-07-28T04:41:44.631" calcext:value-type="date">
            <text:p>28/07/18 04:41</text:p>
          </table:table-cell>
          <table:table-cell office:value-type="float" office:value="1166495" calcext:value-type="float">
            <text:p>1166495</text:p>
          </table:table-cell>
          <table:table-cell office:value-type="float" office:value="728" calcext:value-type="float">
            <text:p>728</text:p>
          </table:table-cell>
          <table:table-cell/>
        </table:table-row>
        <table:table-row table:style-name="ro3">
          <table:table-cell office:value-type="string" calcext:value-type="string">
            <text:p>mathantics</text:p>
          </table:table-cell>
          <table:table-cell office:value-type="string" calcext:value-type="string">
            <text:p>l3XzepN03KQ</text:p>
          </table:table-cell>
          <table:table-cell office:value-type="string" calcext:value-type="string">
            <text:p>UCBuMwlP7kHkNxdPAqtFSJTw</text:p>
          </table:table-cell>
          <table:table-cell office:value-type="string" calcext:value-type="string">
            <text:p>https://www.youtube.com/watch?v=l3XzepN03KQ</text:p>
          </table:table-cell>
          <table:table-cell office:value-type="date" office:date-value="2015-05-22T17:18:48" calcext:value-type="date">
            <text:p>22/05/15 17:18</text:p>
          </table:table-cell>
          <table:table-cell office:value-type="string" calcext:value-type="string">
            <text:p>Algebra Basics: Solving Basic Equations Part 1 - Math Antics</text:p>
          </table:table-cell>
          <table:table-cell office:value-type="string" calcext:value-type="string">
            <text:p>This video shows students how to solve simple 1-step Algebra equations involving only addition or subtraction.</text:p>
            <text:p/>
            <text:p>Part of the Algebra Basics Series:</text:p>
            <text:p>https://www.youtube.com/watch?v=NybHckSEQBI&amp;list=PLUPEBWbAHUszT_GebJK23JHdd_Bss1N-G</text:p>
            <text:p/>
            <text:p>Learn More at mathantics.com</text:p>
            <text:p>Visit http://www.mathantics.com for more Free math videos and additional subscription based content!</text:p>
          </table:table-cell>
          <table:table-cell office:value-type="string" calcext:value-type="string">
            <text:p>{"Algebra (Field Of Study)","Mathematics (Field Of Study)","Math Antics",Unknown,Variable,Equation,Education,Solve,Balance}</text:p>
          </table:table-cell>
          <table:table-cell office:value-type="string" calcext:value-type="string">
            <text:p>00:11:08</text:p>
          </table:table-cell>
          <table:table-cell office:value-type="date" office:date-value="2018-07-28T04:42:22.237" calcext:value-type="date">
            <text:p>28/07/18 04:42</text:p>
          </table:table-cell>
          <table:table-cell office:value-type="float" office:value="1164078" calcext:value-type="float">
            <text:p>1164078</text:p>
          </table:table-cell>
          <table:table-cell office:value-type="float" office:value="13859" calcext:value-type="float">
            <text:p>13859</text:p>
          </table:table-cell>
          <table:table-cell/>
        </table:table-row>
        <table:table-row table:style-name="ro5">
          <table:table-cell office:value-type="string" calcext:value-type="string">
            <text:p>minutephysics</text:p>
          </table:table-cell>
          <table:table-cell office:value-type="string" calcext:value-type="string">
            <text:p>IlnZKSR73S0</text:p>
          </table:table-cell>
          <table:table-cell office:value-type="string" calcext:value-type="string">
            <text:p>UCUHW94eEFW7hkUMVaZz4eDg</text:p>
          </table:table-cell>
          <table:table-cell office:value-type="string" calcext:value-type="string">
            <text:p>https://www.youtube.com/watch?v=IlnZKSR73S0</text:p>
          </table:table-cell>
          <table:table-cell office:value-type="date" office:date-value="2013-09-28T13:35:26" calcext:value-type="date">
            <text:p>28/09/13 13:35</text:p>
          </table:table-cell>
          <table:table-cell office:value-type="string" calcext:value-type="string">
            <text:p>How to Destroy a Magnet (+ interactive periodic table)</text:p>
          </table:table-cell>
          <table:table-cell office:value-type="string" calcext:value-type="string">
            <text:p>Interactive Periodic Table!! - http://bit.ly/MPeriodic_table (built by Jasper Palfree)</text:p>
            <text:p>FREE Audiobook for you at http://www.audible.com/minutephysics</text:p>
            <text:p/>
            <text:p>Magnets are amazingly strong... but there's a very easy way to destroy them. All you need to know is a little bit about ferromagnetism, paramagnetism, and temperature!</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magnet,einstein,destroy,curie,flame,heat,magnets,fucking,minutephysics,physics,minute,"henry reich",periodic,table,"periodic table","brady haran","the professor","sixty symbols",paramagnet,paramagnetism,diamagnet,ferromagnet,ferromagnetism,interactive}</text:p>
          </table:table-cell>
          <table:table-cell office:value-type="string" calcext:value-type="string">
            <text:p>00:02:31</text:p>
          </table:table-cell>
          <table:table-cell office:value-type="date" office:date-value="2018-07-28T04:42:59.723" calcext:value-type="date">
            <text:p>28/07/18 04:43</text:p>
          </table:table-cell>
          <table:table-cell office:value-type="float" office:value="1161286" calcext:value-type="float">
            <text:p>1161286</text:p>
          </table:table-cell>
          <table:table-cell office:value-type="float" office:value="513" calcext:value-type="float">
            <text:p>513</text:p>
          </table:table-cell>
          <table:table-cell/>
        </table:table-row>
        <table:table-row table:style-name="ro27">
          <table:table-cell office:value-type="string" calcext:value-type="string">
            <text:p>Numberphile</text:p>
          </table:table-cell>
          <table:table-cell office:value-type="string" calcext:value-type="string">
            <text:p>2JM2oImb9Qg</text:p>
          </table:table-cell>
          <table:table-cell office:value-type="string" calcext:value-type="string">
            <text:p>UCoxcjq-8xIDTYp3uz647V5A</text:p>
          </table:table-cell>
          <table:table-cell office:value-type="string" calcext:value-type="string">
            <text:p>https://www.youtube.com/watch?v=2JM2oImb9Qg</text:p>
          </table:table-cell>
          <table:table-cell office:value-type="date" office:date-value="2016-07-06T14:25:50" calcext:value-type="date">
            <text:p>06/07/16 14:25</text:p>
          </table:table-cell>
          <table:table-cell office:value-type="string" calcext:value-type="string">
            <text:p>5040 and other Anti-Prime Numbers - Numberphile</text:p>
          </table:table-cell>
          <table:table-cell office:value-type="string" calcext:value-type="string">
            <text:p>Audible: http://www.audible.com/numberphile (free trial)</text:p>
            <text:p>Dr James Grime discusses highly composite numbers.</text:p>
            <text:p>More links &amp; stuff in full description below â†“â†“â†“</text:p>
            <text:p/>
            <text:p>Continues and extra footage: https://youtu.be/PF2GtiApF3E</text:p>
            <text:p/>
            <text:p>Prime numbers (more videos): http://bit.ly/primevids</text:p>
            <text:p/>
            <text:p>http://www.antiprime.net</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highly composite numbers","prime numbers",plato,ramanujan}</text:p>
          </table:table-cell>
          <table:table-cell office:value-type="string" calcext:value-type="string">
            <text:p>00:13:38</text:p>
          </table:table-cell>
          <table:table-cell office:value-type="date" office:date-value="2018-07-28T04:44:01.86" calcext:value-type="date">
            <text:p>28/07/18 04:44</text:p>
          </table:table-cell>
          <table:table-cell office:value-type="float" office:value="1158784" calcext:value-type="float">
            <text:p>1158784</text:p>
          </table:table-cell>
          <table:table-cell office:value-type="float" office:value="4546" calcext:value-type="float">
            <text:p>4546</text:p>
          </table:table-cell>
          <table:table-cell/>
        </table:table-row>
        <table:table-row table:style-name="ro4">
          <table:table-cell office:value-type="string" calcext:value-type="string">
            <text:p>TED-Ed</text:p>
          </table:table-cell>
          <table:table-cell office:value-type="string" calcext:value-type="string">
            <text:p>KtT_cgMzHx8</text:p>
          </table:table-cell>
          <table:table-cell office:value-type="string" calcext:value-type="string">
            <text:p>UCsooa4yRKGN_zEE8iknghZA</text:p>
          </table:table-cell>
          <table:table-cell office:value-type="string" calcext:value-type="string">
            <text:p>https://www.youtube.com/watch?v=KtT_cgMzHx8</text:p>
          </table:table-cell>
          <table:table-cell office:value-type="date" office:date-value="2017-05-04T17:09:23" calcext:value-type="date">
            <text:p>04/05/17 17:09</text:p>
          </table:table-cell>
          <table:table-cell office:value-type="string" calcext:value-type="string">
            <text:p>Check your intuition: The birthday problem - David Knuffke</text:p>
          </table:table-cell>
          <table:table-cell office:value-type="string" calcext:value-type="string">
            <text:p>View full lesson: http://ed.ted.com/lessons/check-your-intuition-the-birthday-problem-david-knuffke</text:p>
            <text:p/>
            <text:p>Imagine a group of people. How big do you think the group would have to be before thereâ€™s more than a 50% chance that two people in the group have the same birthday? The answer is â€¦ probably lower than you think. David Knuffke explains how the birthday problem exposes our often-poor intuition when it comes to probability. </text:p>
            <text:p/>
            <text:p>Lesson by David Knuffke, animation by TED-Ed.</text:p>
          </table:table-cell>
          <table:table-cell office:value-type="string" calcext:value-type="string">
            <text:p>{TED,TED-Ed,"TED Education","TED Ed",birthday,"birthday problem",twins,"leap year",calendar,probability,combinatorics,paradox,counterintuitive}</text:p>
          </table:table-cell>
          <table:table-cell office:value-type="string" calcext:value-type="string">
            <text:p>00:05:07</text:p>
          </table:table-cell>
          <table:table-cell office:value-type="date" office:date-value="2018-07-28T04:42:15.873" calcext:value-type="date">
            <text:p>28/07/18 04:42</text:p>
          </table:table-cell>
          <table:table-cell office:value-type="float" office:value="1158280" calcext:value-type="float">
            <text:p>1158280</text:p>
          </table:table-cell>
          <table:table-cell office:value-type="float" office:value="5983" calcext:value-type="float">
            <text:p>5983</text:p>
          </table:table-cell>
          <table:table-cell/>
        </table:table-row>
        <table:table-row table:style-name="ro5">
          <table:table-cell office:value-type="string" calcext:value-type="string">
            <text:p>Khan Academy</text:p>
          </table:table-cell>
          <table:table-cell office:value-type="string" calcext:value-type="string">
            <text:p>SPGRkexI_cs</text:p>
          </table:table-cell>
          <table:table-cell office:value-type="string" calcext:value-type="string">
            <text:p>UC4a-Gbdw7vOaccHmFo40b9g</text:p>
          </table:table-cell>
          <table:table-cell office:value-type="string" calcext:value-type="string">
            <text:p>https://www.youtube.com/watch?v=SPGRkexI_cs</text:p>
          </table:table-cell>
          <table:table-cell office:value-type="date" office:date-value="2010-02-09T22:40:47" calcext:value-type="date">
            <text:p>09/02/10 22:40</text:p>
          </table:table-cell>
          <table:table-cell office:value-type="string" calcext:value-type="string">
            <text:p>The lungs and pulmonary system | Health &amp; Medicine | Khan Academy</text:p>
          </table:table-cell>
          <table:table-cell office:value-type="string" calcext:value-type="string">
            <text:p>The pulmonary system including the lungs, larynx, trachea, bronchi, bronchioles, alveoli and thoracic diaphragm. Created by Sal Khan.</text:p>
            <text:p/>
            <text:p>Watch the next lesson: https://www.khanacademy.org/science/health-and-medicine/respiratory-system/gas-exchange-jv/v/alveolar-gas-equation-part-1?utm_source=YT&amp;utm_medium=Desc&amp;utm_campaign=healthandmedicine </text:p>
            <text:p/>
            <text:p>Missed the previous lesson? https://www.khanacademy.org/science/health-and-medicine/respiratory-system/respiratory-system-introduction/v/thermoregulation-in-the-lungs?utm_source=YT&amp;utm_medium=Desc&amp;utm_campaign=healthandmedicine</text:p>
            <text:p/>
            <text:p>Health &amp; Medicine on Khan Academy: No organ quite symbolizes love like the heart. One reason may be that your heart helps you live, by moving ~5 liters (1.3 gallons) of blood through almost 100,000 kilometers (62,000 miles) of blood vessels every single minute! It has to do this all day, everyday, without ever taking a vacation! Now that is true love. Learn about how the heart works, how blood flows through the heart, where the blood goes after it leaves the heart, and what your heart is doing when it makes the sound â€œLub Dub.â€</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  </text:p>
            <text:p/>
            <text:p>For free. For everyone. Forever. #YouCanLearnAnything</text:p>
            <text:p/>
            <text:p>Subscribe to Khan Academyâ€™s Health &amp; Medicine channel: https://www.youtube.com/channel/UC1RAowgA3q8Gl7exSWJuDEw?sub_confirmation=1</text:p>
            <text:p>Subscribe to Khan Academy: https://www.youtube.com/subscription_center?add_user=khanacademy</text:p>
          </table:table-cell>
          <table:table-cell/>
          <table:table-cell office:value-type="string" calcext:value-type="string">
            <text:p>00:20:33</text:p>
          </table:table-cell>
          <table:table-cell office:value-type="date" office:date-value="2018-07-28T04:43:24.052" calcext:value-type="date">
            <text:p>28/07/18 04:43</text:p>
          </table:table-cell>
          <table:table-cell office:value-type="float" office:value="1158127" calcext:value-type="float">
            <text:p>1158127</text:p>
          </table:table-cell>
          <table:table-cell office:value-type="float" office:value="3323" calcext:value-type="float">
            <text:p>3323</text:p>
          </table:table-cell>
          <table:table-cell/>
        </table:table-row>
        <table:table-row table:style-name="ro4">
          <table:table-cell office:value-type="string" calcext:value-type="string">
            <text:p>TED-Ed</text:p>
          </table:table-cell>
          <table:table-cell office:value-type="string" calcext:value-type="string">
            <text:p>2UphAzryVpY</text:p>
          </table:table-cell>
          <table:table-cell office:value-type="string" calcext:value-type="string">
            <text:p>UCsooa4yRKGN_zEE8iknghZA</text:p>
          </table:table-cell>
          <table:table-cell office:value-type="string" calcext:value-type="string">
            <text:p>https://www.youtube.com/watch?v=2UphAzryVpY</text:p>
          </table:table-cell>
          <table:table-cell office:value-type="date" office:date-value="2014-10-20T15:27:13" calcext:value-type="date">
            <text:p>20/10/14 15:27</text:p>
          </table:table-cell>
          <table:table-cell office:value-type="string" calcext:value-type="string">
            <text:p>A different way to visualize rhythm - John Varney</text:p>
          </table:table-cell>
          <table:table-cell office:value-type="string" calcext:value-type="string">
            <text:p>View full lesson: http://ed.ted.com/lessons/a-different-way-to-visualize-rhythm-john-varney</text:p>
            <text:p/>
            <text:p>In standard notation, rhythm is indicated on a musical bar line. But there are other ways to visualize rhythm that can be more intuitive. John Varney describes the â€˜wheel methodâ€™ of tracing rhythm and uses it to take us on a musical journey around the world. </text:p>
            <text:p/>
            <text:p>Lesson by John Varney, animation by TED-Ed.</text:p>
          </table:table-cell>
          <table:table-cell office:value-type="string" calcext:value-type="string">
            <text:p>{"John Varney","Biljana Labovic","Peyton Harrison",TED-Ed,"TED Ed",TED,TEDEducation,rhythm,music,"standard notation","how to visualize rhythm","wheel mythod","world music"}</text:p>
          </table:table-cell>
          <table:table-cell office:value-type="string" calcext:value-type="string">
            <text:p>00:05:23</text:p>
          </table:table-cell>
          <table:table-cell office:value-type="date" office:date-value="2018-07-28T04:43:30.446" calcext:value-type="date">
            <text:p>28/07/18 04:43</text:p>
          </table:table-cell>
          <table:table-cell office:value-type="float" office:value="1157479" calcext:value-type="float">
            <text:p>1157479</text:p>
          </table:table-cell>
          <table:table-cell office:value-type="float" office:value="6902" calcext:value-type="float">
            <text:p>6902</text:p>
          </table:table-cell>
          <table:table-cell/>
        </table:table-row>
        <table:table-row table:style-name="ro6">
          <table:table-cell office:value-type="string" calcext:value-type="string">
            <text:p>Khan Academy</text:p>
          </table:table-cell>
          <table:table-cell office:value-type="string" calcext:value-type="string">
            <text:p>9IUEk9fn2Vs</text:p>
          </table:table-cell>
          <table:table-cell office:value-type="string" calcext:value-type="string">
            <text:p>UC4a-Gbdw7vOaccHmFo40b9g</text:p>
          </table:table-cell>
          <table:table-cell office:value-type="string" calcext:value-type="string">
            <text:p>https://www.youtube.com/watch?v=9IUEk9fn2Vs</text:p>
          </table:table-cell>
          <table:table-cell office:value-type="date" office:date-value="2006-11-19T02:29:28" calcext:value-type="date">
            <text:p>19/11/06 02:29</text:p>
          </table:table-cell>
          <table:table-cell office:value-type="string" calcext:value-type="string">
            <text:p>Algebra: Linear equations 4 | Linear equations | Algebra I | Khan Academy</text:p>
          </table:table-cell>
          <table:table-cell office:value-type="string" calcext:value-type="string">
            <text:p>Solving linear equations with variable expressions in the denominators of fractions</text:p>
            <text:p/>
            <text:p>Watch the next lesson: https://www.khanacademy.org/math/algebra/solving-linear-equations-and-inequalities/old-school-equations/v/averages?utm_source=YT&amp;utm_medium=Desc&amp;utm_campaign=AlgebraI</text:p>
            <text:p/>
            <text:p>Missed the previous lesson? </text:p>
            <text:p>https://www.khanacademy.org/math/algebra/solving-linear-equations-and-inequalities/old-school-equations/v/algebra-linear-equations-3?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7:39</text:p>
          </table:table-cell>
          <table:table-cell office:value-type="date" office:date-value="2018-07-28T04:43:11.901" calcext:value-type="date">
            <text:p>28/07/18 04:43</text:p>
          </table:table-cell>
          <table:table-cell office:value-type="float" office:value="1156926" calcext:value-type="float">
            <text:p>1156926</text:p>
          </table:table-cell>
          <table:table-cell office:value-type="float" office:value="2261" calcext:value-type="float">
            <text:p>2261</text:p>
          </table:table-cell>
          <table:table-cell/>
        </table:table-row>
        <table:table-row table:style-name="ro62">
          <table:table-cell office:value-type="string" calcext:value-type="string">
            <text:p>Numberphile</text:p>
          </table:table-cell>
          <table:table-cell office:value-type="string" calcext:value-type="string">
            <text:p>K305Vu7hFg0</text:p>
          </table:table-cell>
          <table:table-cell office:value-type="string" calcext:value-type="string">
            <text:p>UCoxcjq-8xIDTYp3uz647V5A</text:p>
          </table:table-cell>
          <table:table-cell office:value-type="string" calcext:value-type="string">
            <text:p>https://www.youtube.com/watch?v=K305Vu7hFg0</text:p>
          </table:table-cell>
          <table:table-cell office:value-type="date" office:date-value="2013-10-31T14:22:51" calcext:value-type="date">
            <text:p>31/10/13 14:22</text:p>
          </table:table-cell>
          <table:table-cell office:value-type="string" calcext:value-type="string">
            <text:p>Pi and Four Fingers - Numberphile</text:p>
          </table:table-cell>
          <table:table-cell office:value-type="string" calcext:value-type="string">
            <text:p>Pi, Spigot Algorithms and why The Simpsons is not in Base 8? Simon Singh's book is at: http://amzn.to/1fKe4Yo</text:p>
            <text:p>More links &amp; stuff in full description below â†“â†“â†“</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Pi (Number)","Simon SIngh","The Simpsons (TV Program)",digits,numberphile}</text:p>
          </table:table-cell>
          <table:table-cell office:value-type="string" calcext:value-type="string">
            <text:p>00:09:40</text:p>
          </table:table-cell>
          <table:table-cell office:value-type="date" office:date-value="2018-07-28T04:45:15.357" calcext:value-type="date">
            <text:p>28/07/18 04:45</text:p>
          </table:table-cell>
          <table:table-cell office:value-type="float" office:value="1155069" calcext:value-type="float">
            <text:p>1155069</text:p>
          </table:table-cell>
          <table:table-cell office:value-type="float" office:value="2032" calcext:value-type="float">
            <text:p>2032</text:p>
          </table:table-cell>
          <table:table-cell/>
        </table:table-row>
        <table:table-row table:style-name="ro42">
          <table:table-cell office:value-type="string" calcext:value-type="string">
            <text:p>Numberphile</text:p>
          </table:table-cell>
          <table:table-cell office:value-type="string" calcext:value-type="string">
            <text:p>ktPvjr1tiKk</text:p>
          </table:table-cell>
          <table:table-cell office:value-type="string" calcext:value-type="string">
            <text:p>UCoxcjq-8xIDTYp3uz647V5A</text:p>
          </table:table-cell>
          <table:table-cell office:value-type="string" calcext:value-type="string">
            <text:p>https://www.youtube.com/watch?v=ktPvjr1tiKk</text:p>
          </table:table-cell>
          <table:table-cell office:value-type="date" office:date-value="2015-11-26T15:00:02" calcext:value-type="date">
            <text:p>26/11/15 15:00</text:p>
          </table:table-cell>
          <table:table-cell office:value-type="string" calcext:value-type="string">
            <text:p>Tic-Tac-Toe (with Xs only) - Numberphile</text:p>
          </table:table-cell>
          <table:table-cell office:value-type="string" calcext:value-type="string">
            <text:p>Changing the rules of Tic-Tac-Toe to create interesting scenarios. </text:p>
            <text:p>Featuring Thane Plambeck.</text:p>
            <text:p>More links &amp; stuff in full description below â†“â†“â†“</text:p>
            <text:p/>
            <text:p>Part Two: https://youtu.be/h09XU8t8eUM</text:p>
            <text:p/>
            <text:p>Dots and Boxes: https://youtu.be/KboGyIilP6k</text:p>
            <text:p>Connect Four: https://youtu.be/yDWPi1pZ0Po</text:p>
            <text:p>Graham's Number: https://youtu.be/HX8bihEe3nA</text:p>
            <text:p>Eight Queens: https://youtu.be/jPcBU0Z2Hj8</text:p>
            <text:p>Knight's Tour: https://youtu.be/ab_dY3dZFHM</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Tic-tac-toe (Game)","noughts and crosses"}</text:p>
          </table:table-cell>
          <table:table-cell office:value-type="string" calcext:value-type="string">
            <text:p>00:07:20</text:p>
          </table:table-cell>
          <table:table-cell office:value-type="date" office:date-value="2018-07-28T04:43:55.902" calcext:value-type="date">
            <text:p>28/07/18 04:43</text:p>
          </table:table-cell>
          <table:table-cell office:value-type="float" office:value="1153521" calcext:value-type="float">
            <text:p>1153521</text:p>
          </table:table-cell>
          <table:table-cell office:value-type="float" office:value="2999" calcext:value-type="float">
            <text:p>2999</text:p>
          </table:table-cell>
          <table:table-cell/>
        </table:table-row>
        <table:table-row table:style-name="ro4">
          <table:table-cell office:value-type="string" calcext:value-type="string">
            <text:p>TED-Ed</text:p>
          </table:table-cell>
          <table:table-cell office:value-type="string" calcext:value-type="string">
            <text:p>-AdQLkUkui8</text:p>
          </table:table-cell>
          <table:table-cell office:value-type="string" calcext:value-type="string">
            <text:p>UCsooa4yRKGN_zEE8iknghZA</text:p>
          </table:table-cell>
          <table:table-cell office:value-type="string" calcext:value-type="string">
            <text:p>https://www.youtube.com/watch?v=-AdQLkUkui8</text:p>
          </table:table-cell>
          <table:table-cell office:value-type="date" office:date-value="2016-07-28T15:01:23" calcext:value-type="date">
            <text:p>28/07/16 15:01</text:p>
          </table:table-cell>
          <table:table-cell office:value-type="string" calcext:value-type="string">
            <text:p>Why do we hiccup? - John Cameron</text:p>
          </table:table-cell>
          <table:table-cell office:value-type="string" calcext:value-type="string">
            <text:p>View full lesson: http://ed.ted.com/lessons/why-do-we-hiccup-john-cameron</text:p>
            <text:p/>
            <text:p>The longest recorded case of hiccups lasted for 68 years â€¦ and was caused by a falling hog. While that level of severity is extremely uncommon, most of us are no stranger to an occasional case of the hiccups. But what causes these â€˜hicsâ€™ in the first place? John Cameron takes us into the diaphragm to find out. </text:p>
            <text:p/>
            <text:p>Lesson by John Cameron, animation by Black Powder Design.</text:p>
          </table:table-cell>
          <table:table-cell office:value-type="string" calcext:value-type="string">
            <text:p>{"John Cameron","Black Powder Design",Hiccups,Hiccoughs,HIC,"Charles Osbourne","why do we hiccup","what are hiccups for","Jennifer Mee","world record for hiccups","Guinnes world records","biological mysteries","getting under our skin","air intake",trachea,diaphragm,glottis,"glottal stop","evolution of hiccups",TED,TED-Ed,"Ted Education",Teded}</text:p>
          </table:table-cell>
          <table:table-cell office:value-type="string" calcext:value-type="string">
            <text:p>00:04:50</text:p>
          </table:table-cell>
          <table:table-cell office:value-type="date" office:date-value="2018-07-28T04:45:21.93" calcext:value-type="date">
            <text:p>28/07/18 04:45</text:p>
          </table:table-cell>
          <table:table-cell office:value-type="float" office:value="1153425" calcext:value-type="float">
            <text:p>1153425</text:p>
          </table:table-cell>
          <table:table-cell office:value-type="float" office:value="11713" calcext:value-type="float">
            <text:p>11713</text:p>
          </table:table-cell>
          <table:table-cell/>
        </table:table-row>
        <table:table-row table:style-name="ro21">
          <table:table-cell office:value-type="string" calcext:value-type="string">
            <text:p>MindYourDecisions</text:p>
          </table:table-cell>
          <table:table-cell office:value-type="string" calcext:value-type="string">
            <text:p>jSKNBtn1pUc</text:p>
          </table:table-cell>
          <table:table-cell office:value-type="string" calcext:value-type="string">
            <text:p>UCHnj59g7jezwTy5GeL8EA_g</text:p>
          </table:table-cell>
          <table:table-cell office:value-type="string" calcext:value-type="string">
            <text:p>https://www.youtube.com/watch?v=jSKNBtn1pUc</text:p>
          </table:table-cell>
          <table:table-cell office:value-type="date" office:date-value="2015-08-26T02:06:27" calcext:value-type="date">
            <text:p>26/08/15 02:06</text:p>
          </table:table-cell>
          <table:table-cell office:value-type="string" calcext:value-type="string">
            <text:p>A Secret Code in Credit Card Numbers</text:p>
          </table:table-cell>
          <table:table-cell office:value-type="string" calcext:value-type="string">
            <text:p>There's a hidden mathematical pattern in your credit card (also works for debit cards or ATM cards). In this video I will teach you a mathematical magic trick based on the pattern.</text:p>
            <text:p/>
            <text:p>Sources</text:p>
            <text:p>http://www.nytimes.com/2010/01/03/education/edlife/03quiz-t.html?pagewanted=all&amp;_r=0</text:p>
            <text:p>https://en.wikipedia.org/wiki/Luhn_algorithm</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about 2 times a year):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5/5 stars on 2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5/5 stars on 3 reviews)</text:p>
            <text:p>http://amzn.to/1NKbyCs</text:p>
            <text:p/>
            <text:p>"Math Puzzles Volume 3" is the third in the series. (rated 3.8/5 stars on 4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Credit Card (Industry)","Bank Card Number",Magic,"luhn algorithm"}</text:p>
          </table:table-cell>
          <table:table-cell office:value-type="string" calcext:value-type="string">
            <text:p>00:03:34</text:p>
          </table:table-cell>
          <table:table-cell office:value-type="date" office:date-value="2018-07-28T04:41:02.662" calcext:value-type="date">
            <text:p>28/07/18 04:41</text:p>
          </table:table-cell>
          <table:table-cell office:value-type="float" office:value="1153332" calcext:value-type="float">
            <text:p>1153332</text:p>
          </table:table-cell>
          <table:table-cell office:value-type="float" office:value="19706" calcext:value-type="float">
            <text:p>19706</text:p>
          </table:table-cell>
          <table:table-cell/>
        </table:table-row>
        <table:table-row table:style-name="ro4">
          <table:table-cell office:value-type="string" calcext:value-type="string">
            <text:p>TED-Ed</text:p>
          </table:table-cell>
          <table:table-cell office:value-type="string" calcext:value-type="string">
            <text:p>oe64p-QzhNE</text:p>
          </table:table-cell>
          <table:table-cell office:value-type="string" calcext:value-type="string">
            <text:p>UCsooa4yRKGN_zEE8iknghZA</text:p>
          </table:table-cell>
          <table:table-cell office:value-type="string" calcext:value-type="string">
            <text:p>https://www.youtube.com/watch?v=oe64p-QzhNE</text:p>
          </table:table-cell>
          <table:table-cell office:value-type="date" office:date-value="2015-10-01T15:05:57" calcext:value-type="date">
            <text:p>01/10/15 15:05</text:p>
          </table:table-cell>
          <table:table-cell office:value-type="string" calcext:value-type="string">
            <text:p>What "Orwellian" really means - Noah Tavlin</text:p>
          </table:table-cell>
          <table:table-cell office:value-type="string" calcext:value-type="string">
            <text:p>View full lesson: http://ed.ted.com/lessons/what-orwellian-really-means-noah-tavlin</text:p>
            <text:p/>
            <text:p>If youâ€™ve watched the news or followed politics, chances are youâ€™ve heard the term Orwellian thrown around in one context or another. But have you ever stopped to think about what it really means, or why itâ€™s used so often? Noah Tavlin dissects the term. </text:p>
            <text:p/>
            <text:p>Lesson by Noah Tavlin, animation by TED-Ed.</text:p>
          </table:table-cell>
          <table:table-cell office:value-type="string" calcext:value-type="string">
            <text:p>{TED,TED-Ed,TEDx,"TED Education","Noah Tavlin","Jeremiah Dickey",Orwellian,"George Orwell","Eric Blair","Nineteen Eighty-Four (Book)",Totalitarianism,Fascism,Communism,Literature,English,Language,Tyranny,Democracy,Oceania,Surveillance,"Edward Snowden",NSA,Propaganda,"Animal Farm",Truth,Lies,Government,Newspeak,Doublespeak,"Thought crime",Privacy,"Politics and the English Language","Presidential election","2016 election",Justice}</text:p>
          </table:table-cell>
          <table:table-cell office:value-type="string" calcext:value-type="string">
            <text:p>00:05:32</text:p>
          </table:table-cell>
          <table:table-cell office:value-type="date" office:date-value="2018-07-28T04:43:24.283" calcext:value-type="date">
            <text:p>28/07/18 04:43</text:p>
          </table:table-cell>
          <table:table-cell office:value-type="float" office:value="1153260" calcext:value-type="float">
            <text:p>1153260</text:p>
          </table:table-cell>
          <table:table-cell office:value-type="float" office:value="8957" calcext:value-type="float">
            <text:p>8957</text:p>
          </table:table-cell>
          <table:table-cell/>
        </table:table-row>
        <table:table-row table:style-name="ro37">
          <table:table-cell office:value-type="string" calcext:value-type="string">
            <text:p>minutephysics</text:p>
          </table:table-cell>
          <table:table-cell office:value-type="string" calcext:value-type="string">
            <text:p>R5P6O0pDyMU</text:p>
          </table:table-cell>
          <table:table-cell office:value-type="string" calcext:value-type="string">
            <text:p>UCUHW94eEFW7hkUMVaZz4eDg</text:p>
          </table:table-cell>
          <table:table-cell office:value-type="string" calcext:value-type="string">
            <text:p>https://www.youtube.com/watch?v=R5P6O0pDyMU</text:p>
          </table:table-cell>
          <table:table-cell office:value-type="date" office:date-value="2014-11-11T15:00:17" calcext:value-type="date">
            <text:p>11/11/14 15:00</text:p>
          </table:table-cell>
          <table:table-cell office:value-type="string" calcext:value-type="string">
            <text:p>Why Isn't The Sky Purple?</text:p>
          </table:table-cell>
          <table:table-cell office:value-type="string" calcext:value-type="string">
            <text:p>Get a free audiobook at http://www.audible.com/minutephysics</text:p>
            <text:p>Why isn't the sky violet?</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sky,purple,"rayleigh scattering",chromaticity,diagram,color,pink,"minus green",blue,lava,glowing,blackbody,radiation,thermal,Yellow,Green,Orange,Red,Sunset,magenta,"Why isn't the sky violet?"}</text:p>
          </table:table-cell>
          <table:table-cell office:value-type="string" calcext:value-type="string">
            <text:p>00:03:10</text:p>
          </table:table-cell>
          <table:table-cell office:value-type="date" office:date-value="2018-07-28T04:43:18.112" calcext:value-type="date">
            <text:p>28/07/18 04:43</text:p>
          </table:table-cell>
          <table:table-cell office:value-type="float" office:value="1152703" calcext:value-type="float">
            <text:p>1152703</text:p>
          </table:table-cell>
          <table:table-cell office:value-type="float" office:value="1411" calcext:value-type="float">
            <text:p>1411</text:p>
          </table:table-cell>
          <table:table-cell/>
        </table:table-row>
        <table:table-row table:style-name="ro7">
          <table:table-cell office:value-type="string" calcext:value-type="string">
            <text:p>Khan Academy</text:p>
          </table:table-cell>
          <table:table-cell office:value-type="string" calcext:value-type="string">
            <text:p>-gB1y-PMWfs</text:p>
          </table:table-cell>
          <table:table-cell office:value-type="string" calcext:value-type="string">
            <text:p>UC4a-Gbdw7vOaccHmFo40b9g</text:p>
          </table:table-cell>
          <table:table-cell office:value-type="string" calcext:value-type="string">
            <text:p>https://www.youtube.com/watch?v=-gB1y-PMWfs</text:p>
          </table:table-cell>
          <table:table-cell office:value-type="date" office:date-value="2010-08-31T00:41:29" calcext:value-type="date">
            <text:p>31/08/10 00:41</text:p>
          </table:table-cell>
          <table:table-cell office:value-type="string" calcext:value-type="string">
            <text:p>Converting percent to decimal and fraction | Decimals | Pre-Algebra | Khan Academy</text:p>
          </table:table-cell>
          <table:table-cell office:value-type="string" calcext:value-type="string">
            <text:p>You'll find that be able to move easily between percentages, decimals, and fractions is HUGELY helpful. So let's practice!</text:p>
            <text:p/>
            <text:p>Practice this lesson yourself on KhanAcademy.org right now: https://www.khanacademy.org/math/pre-algebra/decimals-pre-alg/percent-intro-pre-alg/e/converting_decimals_to_percents?utm_source=YT&amp;utm_medium=Desc&amp;utm_campaign=PreAlgebra</text:p>
            <text:p/>
            <text:p>Watch the next lesson: https://www.khanacademy.org/math/pre-algebra/decimals-pre-alg/percent-intro-pre-alg/v/converting-decimals-to-percents-ex-1?utm_source=YT&amp;utm_medium=Desc&amp;utm_campaign=PreAlgebra</text:p>
            <text:p/>
            <text:p>Missed the previous lesson? </text:p>
            <text:p>https://www.khanacademy.org/math/pre-algebra/decimals-pre-alg/percent-intro-pre-alg/v/describing-the-meaning-of-percent-2?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3:32</text:p>
          </table:table-cell>
          <table:table-cell office:value-type="date" office:date-value="2018-07-28T04:40:55.983" calcext:value-type="date">
            <text:p>28/07/18 04:40</text:p>
          </table:table-cell>
          <table:table-cell office:value-type="float" office:value="1152649" calcext:value-type="float">
            <text:p>1152649</text:p>
          </table:table-cell>
          <table:table-cell office:value-type="float" office:value="3612" calcext:value-type="float">
            <text:p>3612</text:p>
          </table:table-cell>
          <table:table-cell/>
        </table:table-row>
        <table:table-row table:style-name="ro43">
          <table:table-cell office:value-type="string" calcext:value-type="string">
            <text:p>Numberphile</text:p>
          </table:table-cell>
          <table:table-cell office:value-type="string" calcext:value-type="string">
            <text:p>-ruC5A9EzzE</text:p>
          </table:table-cell>
          <table:table-cell office:value-type="string" calcext:value-type="string">
            <text:p>UCoxcjq-8xIDTYp3uz647V5A</text:p>
          </table:table-cell>
          <table:table-cell office:value-type="string" calcext:value-type="string">
            <text:p>https://www.youtube.com/watch?v=-ruC5A9EzzE</text:p>
          </table:table-cell>
          <table:table-cell office:value-type="date" office:date-value="2017-04-18T11:27:40" calcext:value-type="date">
            <text:p>18/04/17 11:27</text:p>
          </table:table-cell>
          <table:table-cell office:value-type="string" calcext:value-type="string">
            <text:p>The 10,958 Problem - Numberphile</text:p>
          </table:table-cell>
          <table:table-cell office:value-type="string" calcext:value-type="string">
            <text:p>Featuring Matt Parker... Part 2 (solution) here: https://youtu.be/pasyRUj7UwM</text:p>
            <text:p>More links &amp; stuff in full description below â†“â†“â†“</text:p>
            <text:p/>
            <text:p>Discuss this video on Brady's subreddit: https://redd.it/6628q2</text:p>
            <text:p/>
            <text:p>We appreciate any help on Patreon - it lets us make a few more and better videos: http://www.patreon.com/numberphile</text:p>
            <text:p/>
            <text:p>Matt Parker on Numberphile playlist: http://bit.ly/Matt_Videos</text:p>
            <text:p>Matt's channel: http://bit.ly/StandUpMaths</text:p>
            <text:p/>
            <text:p>Parker Square T-Shirt: http://bit.ly/ParkerSquareTshirt</text:p>
            <text:p/>
            <text:p>Inder J. Taneja papers...</text:p>
            <text:p>Single Digit Representations of Natural Numbers</text:p>
            <text:p>https://arxiv.org/abs/1502.03501</text:p>
            <text:p>Crazy Sequential Representation: Numbers from 0 to 11111 in terms of Increasing and Decreasing Orders of 1 to 9</text:p>
            <text:p>https://arxiv.org/abs/1302.1479</text:p>
            <text:p/>
            <text:p>Videos by Brady Haran</text:p>
            <text:p/>
            <text:p>Numberphile is supported by the Mathematical Sciences Research Institute (MSRI): http://bit.ly/MSRINumberphile</text:p>
            <text:p/>
            <text:p>We are also supported by Science Sandbox, a Simons Foundation initiative dedicated to engaging everyone with the process of science.</text:p>
            <text:p/>
            <text:p>NUMBERPHILE</text:p>
            <text:p>Website: http://www.numberphile.com/</text:p>
            <text:p>Numberphile on Facebook: http://www.facebook.com/numberphile</text:p>
            <text:p>Numberphile tweets: https://twitter.com/numberphile</text:p>
            <text:p>Subscribe: http://bit.ly/Numberphile_Sub</text:p>
            <text:p/>
            <text:p>Brady's videos subreddit: http://www.reddit.com/r/BradyHaran/</text:p>
            <text:p/>
            <text:p>Brady's latest videos across all channels: http://www.bradyharanblog.com/</text:p>
            <text:p/>
            <text:p>Sign up for (occasional) emails: http://eepurl.com/YdjL9</text:p>
          </table:table-cell>
          <table:table-cell office:value-type="string" calcext:value-type="string">
            <text:p>{numberphile,numbers}</text:p>
          </table:table-cell>
          <table:table-cell office:value-type="string" calcext:value-type="string">
            <text:p>00:08:24</text:p>
          </table:table-cell>
          <table:table-cell office:value-type="date" office:date-value="2018-07-28T04:43:05.783" calcext:value-type="date">
            <text:p>28/07/18 04:43</text:p>
          </table:table-cell>
          <table:table-cell office:value-type="float" office:value="1150198" calcext:value-type="float">
            <text:p>1150198</text:p>
          </table:table-cell>
          <table:table-cell office:value-type="float" office:value="2810" calcext:value-type="float">
            <text:p>2810</text:p>
          </table:table-cell>
          <table:table-cell/>
        </table:table-row>
        <table:table-row table:style-name="ro25">
          <table:table-cell office:value-type="string" calcext:value-type="string">
            <text:p>minutephysics</text:p>
          </table:table-cell>
          <table:table-cell office:value-type="string" calcext:value-type="string">
            <text:p>hSgIDgGpRpk</text:p>
          </table:table-cell>
          <table:table-cell office:value-type="string" calcext:value-type="string">
            <text:p>UCUHW94eEFW7hkUMVaZz4eDg</text:p>
          </table:table-cell>
          <table:table-cell office:value-type="string" calcext:value-type="string">
            <text:p>https://www.youtube.com/watch?v=hSgIDgGpRpk</text:p>
          </table:table-cell>
          <table:table-cell office:value-type="date" office:date-value="2012-03-13T13:00:08" calcext:value-type="date">
            <text:p>13/03/12 13:00</text:p>
          </table:table-cell>
          <table:table-cell office:value-type="string" calcext:value-type="string">
            <text:p>Albert Einstein: Why Light is Quantum</text:p>
          </table:table-cell>
          <table:table-cell office:value-type="string" calcext:value-type="string">
            <text:p>Pi day (3.14) is Albert Einstein's Birthday! To celebrate, we'll explain 4 of his most groundbreaking papers from 1905, when he was just 26 years old.</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NEW ALBUM!! -- http://juliansaporiti.bandcamp.com/album/lusitania</text:p>
            <text:p>youtube: http://bit.ly/pakJLE</text:p>
            <text:p/>
            <text:p>Thanks to Nima Doroud and Alex Yale for contributions and to Perimeter Institute for support. Created by Henry Reich</text:p>
          </table:table-cell>
          <table:table-cell office:value-type="string" calcext:value-type="string">
            <text:p>{"pi day",albert,einstein,"photoelectric effect",quantum,planck,light,wave,particle,duality,equals,mc,squared,e=mc^2,Nobel,Prize,"black hole",leap,year,seasons,matter,jesus,fermion,boson,"standard model",theory,rocket,science,Tides,gravity,moon,Neutrino,photon,cern,lhc,higgs,electron,time,atomic,special,relativity,nuclear,"General Relativity",color,Dark,energy,Minutephysics,minute,physics,Henry,Reich,universe,xkcd,RSAnimate,dark,cat,schrodinger,fire,Drawing,Educational}</text:p>
          </table:table-cell>
          <table:table-cell office:value-type="string" calcext:value-type="string">
            <text:p>00:01:19</text:p>
          </table:table-cell>
          <table:table-cell office:value-type="date" office:date-value="2018-07-28T04:45:02.987" calcext:value-type="date">
            <text:p>28/07/18 04:45</text:p>
          </table:table-cell>
          <table:table-cell office:value-type="float" office:value="1150124" calcext:value-type="float">
            <text:p>1150124</text:p>
          </table:table-cell>
          <table:table-cell office:value-type="float" office:value="932" calcext:value-type="float">
            <text:p>932</text:p>
          </table:table-cell>
          <table:table-cell/>
        </table:table-row>
        <table:table-row table:style-name="ro4">
          <table:table-cell office:value-type="string" calcext:value-type="string">
            <text:p>TED-Ed</text:p>
          </table:table-cell>
          <table:table-cell office:value-type="string" calcext:value-type="string">
            <text:p>_r4c2NT4naQ</text:p>
          </table:table-cell>
          <table:table-cell office:value-type="string" calcext:value-type="string">
            <text:p>UCsooa4yRKGN_zEE8iknghZA</text:p>
          </table:table-cell>
          <table:table-cell office:value-type="string" calcext:value-type="string">
            <text:p>https://www.youtube.com/watch?v=_r4c2NT4naQ</text:p>
          </table:table-cell>
          <table:table-cell office:value-type="date" office:date-value="2016-02-16T16:32:44" calcext:value-type="date">
            <text:p>16/02/16 16:32</text:p>
          </table:table-cell>
          <table:table-cell office:value-type="string" calcext:value-type="string">
            <text:p>The science of skin color - Angela Koine Flynn</text:p>
          </table:table-cell>
          <table:table-cell office:value-type="string" calcext:value-type="string">
            <text:p>View full lesson: https://ed.ted.com/lessons/the-science-of-skin-color-angela-koine-flynn</text:p>
            <text:p/>
            <text:p>When ultraviolet sunlight hits our skin, it affects each of us differently. Depending on skin color, itâ€™ll take only minutes of exposure to turn one person beetroot-pink, while another requires hours to experience the slightest change. Whatâ€™s to account for that difference, and how did our skin come to take on so many different hues to begin with? Angela Koine Flynn describes the science of skin color.</text:p>
            <text:p/>
            <text:p>Lesson by Angela Koine Flynn, animation by TomÃ¡s Pichardo-Espaillat.</text:p>
          </table:table-cell>
          <table:table-cell office:value-type="string" calcext:value-type="string">
            <text:p>{TED-Ed,"TED Ed",TEDEducation,TED,"skin color","science of skin color",melanin,eulamenin,skin,"skin pigment",race,"Angela Flynn","Tomas Pichardo-Espaillat"}</text:p>
          </table:table-cell>
          <table:table-cell office:value-type="string" calcext:value-type="string">
            <text:p>00:04:54</text:p>
          </table:table-cell>
          <table:table-cell office:value-type="date" office:date-value="2018-07-28T04:42:09.796" calcext:value-type="date">
            <text:p>28/07/18 04:42</text:p>
          </table:table-cell>
          <table:table-cell office:value-type="float" office:value="1150119" calcext:value-type="float">
            <text:p>1150119</text:p>
          </table:table-cell>
          <table:table-cell office:value-type="float" office:value="14911" calcext:value-type="float">
            <text:p>14911</text:p>
          </table:table-cell>
          <table:table-cell/>
        </table:table-row>
        <table:table-row table:style-name="ro17">
          <table:table-cell office:value-type="string" calcext:value-type="string">
            <text:p>Khan Academy</text:p>
          </table:table-cell>
          <table:table-cell office:value-type="string" calcext:value-type="string">
            <text:p>LLKX_4DHE3I</text:p>
          </table:table-cell>
          <table:table-cell office:value-type="string" calcext:value-type="string">
            <text:p>UC4a-Gbdw7vOaccHmFo40b9g</text:p>
          </table:table-cell>
          <table:table-cell office:value-type="string" calcext:value-type="string">
            <text:p>https://www.youtube.com/watch?v=LLKX_4DHE3I</text:p>
          </table:table-cell>
          <table:table-cell office:value-type="date" office:date-value="2009-09-24T15:47:09" calcext:value-type="date">
            <text:p>24/09/09 15:47</text:p>
          </table:table-cell>
          <table:table-cell office:value-type="string" calcext:value-type="string">
            <text:p>Phases of Mitosis</text:p>
          </table:table-cell>
          <table:table-cell office:value-type="string" calcext:value-type="string">
            <text:p>Explanation of the phases of mitosis.</text:p>
            <text:p>More free lessons at: http://www.khanacademy.org/video?v=LLKX_4DHE3I</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20:42</text:p>
          </table:table-cell>
          <table:table-cell office:value-type="date" office:date-value="2018-07-28T04:45:09.271" calcext:value-type="date">
            <text:p>28/07/18 04:45</text:p>
          </table:table-cell>
          <table:table-cell office:value-type="float" office:value="1150055" calcext:value-type="float">
            <text:p>1150055</text:p>
          </table:table-cell>
          <table:table-cell office:value-type="float" office:value="833" calcext:value-type="float">
            <text:p>833</text:p>
          </table:table-cell>
          <table:table-cell/>
        </table:table-row>
        <table:table-row table:style-name="ro9">
          <table:table-cell office:value-type="string" calcext:value-type="string">
            <text:p>TED-Ed</text:p>
          </table:table-cell>
          <table:table-cell office:value-type="string" calcext:value-type="string">
            <text:p>bVMVxJJ7P8M</text:p>
          </table:table-cell>
          <table:table-cell office:value-type="string" calcext:value-type="string">
            <text:p>UCsooa4yRKGN_zEE8iknghZA</text:p>
          </table:table-cell>
          <table:table-cell office:value-type="string" calcext:value-type="string">
            <text:p>https://www.youtube.com/watch?v=bVMVxJJ7P8M</text:p>
          </table:table-cell>
          <table:table-cell office:value-type="date" office:date-value="2018-03-19T15:05:10" calcext:value-type="date">
            <text:p>19/03/18 15:05</text:p>
          </table:table-cell>
          <table:table-cell office:value-type="string" calcext:value-type="string">
            <text:p>Cannibalism in the animal kingdom - Bill Schutt</text:p>
          </table:table-cell>
          <table:table-cell office:value-type="string" calcext:value-type="string">
            <text:p>Check out Bill Schutt's "Cannibalism: A Perfectly Natural History": http://bit.ly/2HLWjrU</text:p>
            <text:p/>
            <text:p>View full lesson: https://ed.ted.com/lessons/cannibalism-in-the-animal-kingdom-bill-schutt</text:p>
            <text:p/>
            <text:p>Until recently, scientists thought cannibalism was a rare response to starvation or other extreme stress. Well-known cannibals like the praying mantis and black widow were considered bizarre exceptions. But now, we know they more or less represent the rule. Bill Schutt shows how cannibalism can promote the survival of a species by reducing competition, culling the weak, and bolstering the strong.</text:p>
            <text:p/>
            <text:p>Lesson by Bill Schutt, animation by Compote Collective.</text:p>
            <text:p/>
            <text:p>Thank you so much to our patrons for your support! Without you this video would not be possible! Dino HrnjiÄ‡, CÃ´me Vincent, Astia Rizki Safitri, alessandra tasso, Gerald Onyango, Katrina Harding, Ezgi Yersu, Katie Dean, Kin Lon Ma, Carsten Tobehn, Boris Langvand, Jeremy Fryd, Charlene You, Carolyn Corwin, rakesh Katragadda, Sergi PÃ¡ez, JÃ¸rgen Ã˜sterpart, Karla Brilman, Cindy O., Nicu Boanda, Roz AR, Reagen O'Connor, Anh Dau, Dino, FAWWAZ GHUWAIDI, Hadi Salahshour, Clement, Micholer Miller, Miroslav Dunaev, Sarah Burns, Nick Debenedictis, Abdullah Altuwaijri, Jessie McGuire, Divina Grace Dar Santos, Andrew Sleugh, Brian Richards, Farah Abdelwahab, Joe Meyers, Mikhail Shkirev, RaphaÃ«l LAURENT, Sweetmilkcoco, David Matthew Ezroj, Ever Granada, fatima kried, Begum Tutuncu, Lala Arguelles, Mehmet Sencer KARADAYI, Christian Kurch, SungGyeong Bae, Patch Richy, Joe Huang, Senjo Limbu, Martin Lau, Robson Martinho, and Jason Garcia.</text:p>
          </table:table-cell>
          <table:table-cell office:value-type="string" calcext:value-type="string">
            <text:p>{TED-Ed,TEDEd,"TED Ed","TED Education","Bill Schutt","Compote Collective","Animal Cannibalism","Natural Sciences",Evolution,Biology,"Animal Science","Animal biology"}</text:p>
          </table:table-cell>
          <table:table-cell office:value-type="string" calcext:value-type="string">
            <text:p>00:04:58</text:p>
          </table:table-cell>
          <table:table-cell office:value-type="date" office:date-value="2018-07-28T04:43:56.208" calcext:value-type="date">
            <text:p>28/07/18 04:43</text:p>
          </table:table-cell>
          <table:table-cell office:value-type="float" office:value="1149905" calcext:value-type="float">
            <text:p>1149905</text:p>
          </table:table-cell>
          <table:table-cell office:value-type="float" office:value="128318" calcext:value-type="float">
            <text:p>128318</text:p>
          </table:table-cell>
          <table:table-cell/>
        </table:table-row>
        <table:table-row table:style-name="ro5">
          <table:table-cell office:value-type="string" calcext:value-type="string">
            <text:p>Khan Academy</text:p>
          </table:table-cell>
          <table:table-cell office:value-type="string" calcext:value-type="string">
            <text:p>FXSuEIMrPQk</text:p>
          </table:table-cell>
          <table:table-cell office:value-type="string" calcext:value-type="string">
            <text:p>UC4a-Gbdw7vOaccHmFo40b9g</text:p>
          </table:table-cell>
          <table:table-cell office:value-type="string" calcext:value-type="string">
            <text:p>https://www.youtube.com/watch?v=FXSuEIMrPQk</text:p>
          </table:table-cell>
          <table:table-cell office:value-type="date" office:date-value="2010-02-24T20:03:25" calcext:value-type="date">
            <text:p>24/02/10 20:03</text:p>
          </table:table-cell>
          <table:table-cell office:value-type="string" calcext:value-type="string">
            <text:p>Inflammatory response | Human anatomy and physiology | Health &amp; Medicine | Khan Academy</text:p>
          </table:table-cell>
          <table:table-cell office:value-type="string" calcext:value-type="string">
            <text:p>Overview of the inflammatory response. Created by Sal Khan.</text:p>
            <text:p/>
            <text:p>Watch the next lesson: https://www.khanacademy.org/science/health-and-medicine/human-anatomy-and-physiology/introduction-to-immunology/v/rn-blood-cell-lineages?utm_source=YT&amp;utm_medium=Desc&amp;utm_campaign=healthandmedicine </text:p>
            <text:p/>
            <text:p>Missed the previous lesson? https://www.khanacademy.org/science/health-and-medicine/human-anatomy-and-physiology/introduction-to-immunology/v/how-white-blood-cells-move-around?utm_source=YT&amp;utm_medium=Desc&amp;utm_campaign=healthandmedicine</text:p>
            <text:p/>
            <text:p>Health &amp; Medicine on Khan Academy: No organ quite symbolizes love like the heart. One reason may be that your heart helps you live, by moving ~5 liters (1.3 gallons) of blood through almost 100,000 kilometers (62,000 miles) of blood vessels every single minute! It has to do this all day, everyday, without ever taking a vacation! Now that is true love. Learn about how the heart works, how blood flows through the heart, where the blood goes after it leaves the heart, and what your heart is doing when it makes the sound â€œLub Dub.â€</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  </text:p>
            <text:p/>
            <text:p>For free. For everyone. Forever. #YouCanLearnAnything</text:p>
            <text:p/>
            <text:p>Subscribe to Khan Academyâ€™s Health &amp; Medicine channel: https://www.youtube.com/channel/UC1RAowgA3q8Gl7exSWJuDEw?sub_confirmation=1</text:p>
            <text:p>Subscribe to Khan Academy: https://www.youtube.com/subscription_center?add_user=khanacademy</text:p>
          </table:table-cell>
          <table:table-cell/>
          <table:table-cell office:value-type="string" calcext:value-type="string">
            <text:p>00:14:35</text:p>
          </table:table-cell>
          <table:table-cell office:value-type="date" office:date-value="2018-07-28T04:44:07.755" calcext:value-type="date">
            <text:p>28/07/18 04:44</text:p>
          </table:table-cell>
          <table:table-cell office:value-type="float" office:value="1147648" calcext:value-type="float">
            <text:p>1147648</text:p>
          </table:table-cell>
          <table:table-cell office:value-type="float" office:value="4561" calcext:value-type="float">
            <text:p>4561</text:p>
          </table:table-cell>
          <table:table-cell/>
        </table:table-row>
        <table:table-row table:style-name="ro5">
          <table:table-cell office:value-type="string" calcext:value-type="string">
            <text:p>Khan Academy</text:p>
          </table:table-cell>
          <table:table-cell office:value-type="string" calcext:value-type="string">
            <text:p>Xb05CaG7TsQ</text:p>
          </table:table-cell>
          <table:table-cell office:value-type="string" calcext:value-type="string">
            <text:p>UC4a-Gbdw7vOaccHmFo40b9g</text:p>
          </table:table-cell>
          <table:table-cell office:value-type="string" calcext:value-type="string">
            <text:p>https://www.youtube.com/watch?v=Xb05CaG7TsQ</text:p>
          </table:table-cell>
          <table:table-cell office:value-type="date" office:date-value="2009-09-16T18:07:23" calcext:value-type="date">
            <text:p>16/09/09 18:07</text:p>
          </table:table-cell>
          <table:table-cell office:value-type="string" calcext:value-type="string">
            <text:p>First law of thermodynamics / internal energy | Thermodynamics | Physics | Khan Academy</text:p>
          </table:table-cell>
          <table:table-cell office:value-type="string" calcext:value-type="string">
            <text:p>First law of thermodynamic and internal energy. Created by Sal Khan.</text:p>
            <text:p/>
            <text:p>Watch the next lesson: https://www.khanacademy.org/science/physics/thermodynamics/laws-of-thermodynamics/v/more-on-internal-energy?utm_source=YT&amp;utm_medium=Desc&amp;utm_campaign=physics</text:p>
            <text:p/>
            <text:p>Missed the previous lesson? https://www.khanacademy.org/science/physics/thermodynamics/laws-of-thermodynamics/v/quasistatic-and-reversible-processes?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17:40</text:p>
          </table:table-cell>
          <table:table-cell office:value-type="date" office:date-value="2018-07-28T04:41:20.43" calcext:value-type="date">
            <text:p>28/07/18 04:41</text:p>
          </table:table-cell>
          <table:table-cell office:value-type="float" office:value="1147460" calcext:value-type="float">
            <text:p>1147460</text:p>
          </table:table-cell>
          <table:table-cell office:value-type="float" office:value="4209" calcext:value-type="float">
            <text:p>4209</text:p>
          </table:table-cell>
          <table:table-cell/>
        </table:table-row>
        <table:table-row table:style-name="ro30">
          <table:table-cell office:value-type="string" calcext:value-type="string">
            <text:p>Khan Academy</text:p>
          </table:table-cell>
          <table:table-cell office:value-type="string" calcext:value-type="string">
            <text:p>6o7b9yyhH7k</text:p>
          </table:table-cell>
          <table:table-cell office:value-type="string" calcext:value-type="string">
            <text:p>UC4a-Gbdw7vOaccHmFo40b9g</text:p>
          </table:table-cell>
          <table:table-cell office:value-type="string" calcext:value-type="string">
            <text:p>https://www.youtube.com/watch?v=6o7b9yyhH7k</text:p>
          </table:table-cell>
          <table:table-cell office:value-type="date" office:date-value="2014-09-17T21:51:11" calcext:value-type="date">
            <text:p>17/09/14 21:51</text:p>
          </table:table-cell>
          <table:table-cell office:value-type="string" calcext:value-type="string">
            <text:p>Differential equation introduction | First order differential equations | Khan Academy</text:p>
          </table:table-cell>
          <table:table-cell office:value-type="string" calcext:value-type="string">
            <text:p>Practice this lesson yourself on KhanAcademy.org right now: https://www.khanacademy.org/math/differential-equations/first-order-differential-equations/differential-equations-intro/e/introduction-to-differential-equations-and-initial-value-problems?utm_source=YT&amp;utm_medium=Desc&amp;utm_campaign=DifferentialEquations</text:p>
            <text:p/>
            <text:p>Watch the next lesson: https://www.khanacademy.org/math/differential-equations/first-order-differential-equations/differential-equations-intro/v/finding-particular-linear-solution-to-differential-equation?utm_source=YT&amp;utm_medium=Desc&amp;utm_campaign=DifferentialEquations</text:p>
            <text:p/>
            <text:p>Differential Equations on Khan Academy: Differential equations, separable equations, exact equations, integrating factors, homogeneous equation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Differential Equations channel:: https://www.youtube.com/channel/UCxSQHGkaDv8UKXE0TUbsOIg?sub_confirmation=1</text:p>
            <text:p>Subscribe to KhanAcademy: https://www.youtube.com/subscription_center?add_user=khanacademy</text:p>
          </table:table-cell>
          <table:table-cell/>
          <table:table-cell office:value-type="string" calcext:value-type="string">
            <text:p>00:07:50</text:p>
          </table:table-cell>
          <table:table-cell office:value-type="date" office:date-value="2018-07-28T04:43:43.553" calcext:value-type="date">
            <text:p>28/07/18 04:43</text:p>
          </table:table-cell>
          <table:table-cell office:value-type="float" office:value="1147082" calcext:value-type="float">
            <text:p>1147082</text:p>
          </table:table-cell>
          <table:table-cell office:value-type="float" office:value="5647" calcext:value-type="float">
            <text:p>5647</text:p>
          </table:table-cell>
          <table:table-cell/>
        </table:table-row>
        <table:table-row table:style-name="ro4">
          <table:table-cell office:value-type="string" calcext:value-type="string">
            <text:p>TED-Ed</text:p>
          </table:table-cell>
          <table:table-cell office:value-type="string" calcext:value-type="string">
            <text:p>05PpTqtGhGU</text:p>
          </table:table-cell>
          <table:table-cell office:value-type="string" calcext:value-type="string">
            <text:p>UCsooa4yRKGN_zEE8iknghZA</text:p>
          </table:table-cell>
          <table:table-cell office:value-type="string" calcext:value-type="string">
            <text:p>https://www.youtube.com/watch?v=05PpTqtGhGU</text:p>
          </table:table-cell>
          <table:table-cell office:value-type="date" office:date-value="2015-08-31T15:04:50" calcext:value-type="date">
            <text:p>31/08/15 15:04</text:p>
          </table:table-cell>
          <table:table-cell office:value-type="string" calcext:value-type="string">
            <text:p>How smart are dolphins? - Lori Marino</text:p>
          </table:table-cell>
          <table:table-cell office:value-type="string" calcext:value-type="string">
            <text:p>View full lesson: http://ed.ted.com/lessons/how-smart-are-dolphins-lori-marino</text:p>
            <text:p/>
            <text:p>Dolphins are one of the smartest animal species on Earth. In fact, their encephalization quotient (their brain size compared to the average for their body size) is second only to humans. But exactly how smart are they? Lori Marino details some incredible facts about dolphins.</text:p>
            <text:p/>
            <text:p>Lesson by Lori Marino, animation by Zedem Media.</text:p>
          </table:table-cell>
          <table:table-cell office:value-type="string" calcext:value-type="string">
            <text:p>{"Lori Marino","Zedem Media",Dolphins,"Animal intelligence",Conservation,Neuroscience,"Animal communication","Doctor Doolittle",TED,TED-Ed,TEDx,"TED Education","Animal behavior","Marine biology",Biology,"Marine life",Mammals,Environmentalism,"Environmental protection","Animal protection",Cetaceans,DNA,Ocean,Sea,Symbols,Syntax,"Mirror test",Metacognition}</text:p>
          </table:table-cell>
          <table:table-cell office:value-type="string" calcext:value-type="string">
            <text:p>00:04:51</text:p>
          </table:table-cell>
          <table:table-cell office:value-type="date" office:date-value="2018-07-28T04:44:44.738" calcext:value-type="date">
            <text:p>28/07/18 04:44</text:p>
          </table:table-cell>
          <table:table-cell office:value-type="float" office:value="1145891" calcext:value-type="float">
            <text:p>1145891</text:p>
          </table:table-cell>
          <table:table-cell office:value-type="float" office:value="17659" calcext:value-type="float">
            <text:p>17659</text:p>
          </table:table-cell>
          <table:table-cell/>
        </table:table-row>
        <table:table-row table:style-name="ro5">
          <table:table-cell office:value-type="string" calcext:value-type="string">
            <text:p>Khan Academy</text:p>
          </table:table-cell>
          <table:table-cell office:value-type="string" calcext:value-type="string">
            <text:p>fucyI7Ouj2c</text:p>
          </table:table-cell>
          <table:table-cell office:value-type="string" calcext:value-type="string">
            <text:p>UC4a-Gbdw7vOaccHmFo40b9g</text:p>
          </table:table-cell>
          <table:table-cell office:value-type="string" calcext:value-type="string">
            <text:p>https://www.youtube.com/watch?v=fucyI7Ouj2c</text:p>
          </table:table-cell>
          <table:table-cell office:value-type="date" office:date-value="2009-09-24T21:28:50" calcext:value-type="date">
            <text:p>24/09/09 21:28</text:p>
          </table:table-cell>
          <table:table-cell office:value-type="string" calcext:value-type="string">
            <text:p>Enthalpy | Thermodynamics | Chemistry | Khan Academy</text:p>
          </table:table-cell>
          <table:table-cell office:value-type="string" calcext:value-type="string">
            <text:p>Understanding why enthalpy can be viewed as "heat content" in a constant pressure system. Created by Sal Khan.</text:p>
            <text:p/>
            <text:p>Watch the next lesson: https://www.khanacademy.org/science/chemistry/thermodynamics-chemistry/enthalpy-chemistry-sal/v/chem19-calorimetry?utm_source=YT&amp;utm_medium=Desc&amp;utm_campaign=chemistry</text:p>
            <text:p/>
            <text:p>Missed the previous lesson? https://www.khanacademy.org/science/chemistry/thermodynamics-chemistry/internal-energy-sal/v/pv-diagrams-and-expansion-work?utm_source=YT&amp;utm_medium=Desc&amp;utm_campaign=chemistry</text:p>
            <text:p/>
            <text:p>Chemistry on Khan Academy: Did you know that everything is made out of chemicals? Chemistry is the study of matter: its composition, properties, and reactivity. This material roughly covers a first-year high school or college course, and a good understanding of algebra is helpful.</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Chemistry channel: https://www.youtube.com/channel/UCyEot66LrwWFEMONvrIBh3A?sub_confirmation=1</text:p>
            <text:p>Subscribe to Khan Academy: https://www.youtube.com/subscription_center?add_user=khanacademy</text:p>
          </table:table-cell>
          <table:table-cell/>
          <table:table-cell office:value-type="string" calcext:value-type="string">
            <text:p>00:15:07</text:p>
          </table:table-cell>
          <table:table-cell office:value-type="date" office:date-value="2018-07-28T04:45:03.046" calcext:value-type="date">
            <text:p>28/07/18 04:45</text:p>
          </table:table-cell>
          <table:table-cell office:value-type="float" office:value="1145819" calcext:value-type="float">
            <text:p>1145819</text:p>
          </table:table-cell>
          <table:table-cell office:value-type="float" office:value="3503" calcext:value-type="float">
            <text:p>3503</text:p>
          </table:table-cell>
          <table:table-cell/>
        </table:table-row>
        <table:table-row table:style-name="ro7">
          <table:table-cell office:value-type="string" calcext:value-type="string">
            <text:p>Khan Academy</text:p>
          </table:table-cell>
          <table:table-cell office:value-type="string" calcext:value-type="string">
            <text:p>3h4UK62Qrbo</text:p>
          </table:table-cell>
          <table:table-cell office:value-type="string" calcext:value-type="string">
            <text:p>UC4a-Gbdw7vOaccHmFo40b9g</text:p>
          </table:table-cell>
          <table:table-cell office:value-type="string" calcext:value-type="string">
            <text:p>https://www.youtube.com/watch?v=3h4UK62Qrbo</text:p>
          </table:table-cell>
          <table:table-cell office:value-type="date" office:date-value="2011-07-18T16:20:33" calcext:value-type="date">
            <text:p>18/07/11 16:20</text:p>
          </table:table-cell>
          <table:table-cell office:value-type="string" calcext:value-type="string">
            <text:p>Recognizing prime and composite numbers | Factors and multiples | Pre-Algebra | Khan Academy</text:p>
          </table:table-cell>
          <table:table-cell office:value-type="string" calcext:value-type="string">
            <text:p>Can you recognize the prime numbers in this group of numbers? Which are prime, composite, or neither?</text:p>
            <text:p/>
            <text:p>Practice this lesson yourself on KhanAcademy.org right now: https://www.khanacademy.org/math/pre-algebra/factors-multiples/prime_numbers/e/prime_numbers?utm_source=YT&amp;utm_medium=Desc&amp;utm_campaign=PreAlgebra</text:p>
            <text:p/>
            <text:p>Watch the next lesson: https://www.khanacademy.org/math/pre-algebra/factors-multiples/prime_factorization/v/prime-factorization?utm_source=YT&amp;utm_medium=Desc&amp;utm_campaign=PreAlgebra</text:p>
            <text:p/>
            <text:p>Missed the previous lesson? </text:p>
            <text:p>https://www.khanacademy.org/math/pre-algebra/factors-multiples/prime_numbers/v/prime-number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4:40</text:p>
          </table:table-cell>
          <table:table-cell office:value-type="date" office:date-value="2018-07-28T04:43:18.031" calcext:value-type="date">
            <text:p>28/07/18 04:43</text:p>
          </table:table-cell>
          <table:table-cell office:value-type="float" office:value="1144914" calcext:value-type="float">
            <text:p>1144914</text:p>
          </table:table-cell>
          <table:table-cell office:value-type="float" office:value="3453" calcext:value-type="float">
            <text:p>3453</text:p>
          </table:table-cell>
          <table:table-cell/>
        </table:table-row>
        <table:table-row table:style-name="ro4">
          <table:table-cell office:value-type="string" calcext:value-type="string">
            <text:p>TED-Ed</text:p>
          </table:table-cell>
          <table:table-cell office:value-type="string" calcext:value-type="string">
            <text:p>JMdO5KyjwAw</text:p>
          </table:table-cell>
          <table:table-cell office:value-type="string" calcext:value-type="string">
            <text:p>UCsooa4yRKGN_zEE8iknghZA</text:p>
          </table:table-cell>
          <table:table-cell office:value-type="string" calcext:value-type="string">
            <text:p>https://www.youtube.com/watch?v=JMdO5KyjwAw</text:p>
          </table:table-cell>
          <table:table-cell office:value-type="date" office:date-value="2017-07-31T15:02:06" calcext:value-type="date">
            <text:p>31/07/17 15:02</text:p>
          </table:table-cell>
          <table:table-cell office:value-type="string" calcext:value-type="string">
            <text:p>Will we ever be able to teleport? - Sajan Saini</text:p>
          </table:table-cell>
          <table:table-cell office:value-type="string" calcext:value-type="string">
            <text:p>View full lesson: https://ed.ted.com/lessons/will-we-ever-be-able-to-teleport-sajan-saini</text:p>
            <text:p/>
            <text:p>Is teleportation possible? Could a baseball transform into something like a radio wave, travel through buildings, bounce around corners, and change back into a baseball? Oddly enough, thanks to quantum mechanics, the answer might actually be yes... sort of! Sajan Saini explains. </text:p>
            <text:p/>
            <text:p>Lesson by Sajan Saini, directed by Karrot Animation.</text:p>
          </table:table-cell>
          <table:table-cell office:value-type="string" calcext:value-type="string">
            <text:p>{TEd,TED-Ed,"TED Education","TED Ed","Sajan Saini","Karrot Animation",quantum,"quantum teleportation",teleportation,"quantum entanglement",qubit,electron,"quantum mechanics",physics,"quantum physics",position,momentum,"intrinsic spin","quantum state",particle,photon,"spooky action",Einstein}</text:p>
          </table:table-cell>
          <table:table-cell office:value-type="string" calcext:value-type="string">
            <text:p>00:05:38</text:p>
          </table:table-cell>
          <table:table-cell office:value-type="date" office:date-value="2018-07-28T04:44:44.605" calcext:value-type="date">
            <text:p>28/07/18 04:44</text:p>
          </table:table-cell>
          <table:table-cell office:value-type="float" office:value="1143431" calcext:value-type="float">
            <text:p>1143431</text:p>
          </table:table-cell>
          <table:table-cell office:value-type="float" office:value="12335" calcext:value-type="float">
            <text:p>12335</text:p>
          </table:table-cell>
          <table:table-cell/>
        </table:table-row>
        <table:table-row table:style-name="ro7">
          <table:table-cell office:value-type="string" calcext:value-type="string">
            <text:p>Khan Academy</text:p>
          </table:table-cell>
          <table:table-cell office:value-type="string" calcext:value-type="string">
            <text:p>_MIn3zFkEcc</text:p>
          </table:table-cell>
          <table:table-cell office:value-type="string" calcext:value-type="string">
            <text:p>UC4a-Gbdw7vOaccHmFo40b9g</text:p>
          </table:table-cell>
          <table:table-cell office:value-type="string" calcext:value-type="string">
            <text:p>https://www.youtube.com/watch?v=_MIn3zFkEcc</text:p>
          </table:table-cell>
          <table:table-cell office:value-type="date" office:date-value="2010-08-09T20:04:20" calcext:value-type="date">
            <text:p>09/08/10 20:04</text:p>
          </table:table-cell>
          <table:table-cell office:value-type="string" calcext:value-type="string">
            <text:p>Rounding decimals: to the nearest tenth | Decimals | Pre-Algebra | Khan Academy</text:p>
          </table:table-cell>
          <table:table-cell office:value-type="string" calcext:value-type="string">
            <text:p>Rounding. Oh my....there will be so many times when rounding numbers (including decimals) will be a required skill. Let's get this down, shall we?</text:p>
            <text:p/>
            <text:p>Practice this lesson yourself on KhanAcademy.org right now: https://www.khanacademy.org/math/pre-algebra/decimals-pre-alg/dec-rounding-estimation-pre-alg/e/rounding_numbers?utm_source=YT&amp;utm_medium=Desc&amp;utm_campaign=PreAlgebra</text:p>
            <text:p/>
            <text:p>Watch the next lesson: https://www.khanacademy.org/math/pre-algebra/decimals-pre-alg/sig-figs-pre-alg/v/significant-figures?utm_source=YT&amp;utm_medium=Desc&amp;utm_campaign=PreAlgebra</text:p>
            <text:p/>
            <text:p>Missed the previous lesson? </text:p>
            <text:p>https://www.khanacademy.org/math/pre-algebra/decimals-pre-alg/percent-word-probs-pre-alg/v/solving-percent-problems-3?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1:26</text:p>
          </table:table-cell>
          <table:table-cell office:value-type="date" office:date-value="2018-07-28T04:44:20.421" calcext:value-type="date">
            <text:p>28/07/18 04:44</text:p>
          </table:table-cell>
          <table:table-cell office:value-type="float" office:value="1143300" calcext:value-type="float">
            <text:p>1143300</text:p>
          </table:table-cell>
          <table:table-cell office:value-type="float" office:value="3935" calcext:value-type="float">
            <text:p>3935</text:p>
          </table:table-cell>
          <table:table-cell/>
        </table:table-row>
        <table:table-row table:style-name="ro4">
          <table:table-cell office:value-type="string" calcext:value-type="string">
            <text:p>TED-Ed</text:p>
          </table:table-cell>
          <table:table-cell office:value-type="string" calcext:value-type="string">
            <text:p>8diYLhl8bWU</text:p>
          </table:table-cell>
          <table:table-cell office:value-type="string" calcext:value-type="string">
            <text:p>UCsooa4yRKGN_zEE8iknghZA</text:p>
          </table:table-cell>
          <table:table-cell office:value-type="string" calcext:value-type="string">
            <text:p>https://www.youtube.com/watch?v=8diYLhl8bWU</text:p>
          </table:table-cell>
          <table:table-cell office:value-type="date" office:date-value="2015-08-25T15:08:03" calcext:value-type="date">
            <text:p>25/08/15 15:08</text:p>
          </table:table-cell>
          <table:table-cell office:value-type="string" calcext:value-type="string">
            <text:p>Why do some people go bald? - Sarthak Sinha</text:p>
          </table:table-cell>
          <table:table-cell office:value-type="string" calcext:value-type="string">
            <text:p>View full lesson: http://ed.ted.com/lessons/why-do-some-people-go-bald-sarthak-sinha</text:p>
            <text:p/>
            <text:p>What do Charles Darwin, Michael Jordan, and Yoda have in common? They, like many other historical and fictive individuals, are bald. Scientists have long pondered, why do some people lose their hair, and how can we bring it back? Sarthak Sinha explores the basics of baldness.</text:p>
            <text:p/>
            <text:p>Lesson by Sarthak Sinha, animation by Brett Underhill.</text:p>
          </table:table-cell>
          <table:table-cell office:value-type="string" calcext:value-type="string">
            <text:p>{TED,TED-Ed,"TED Education",Baldness,"Michael Jordan",Yoda,Darwin,Socrates,Hair,"Hair loss","Hair plugs","Hair growth",Mullet,Perm,Combover,"Donald Trump","Patrick Stewart","Hair follicles",Anagen,"Growth phase","Hair cycle",Catagen,"Regressing stage","Club hair",Telogen,"Resting phase","Male pattern baldness",Dihydrotestosterone,Testosterone,"Norwood scale",Scalp,Shampoo,Stress,Chemotherapy,"Hair tonic","Stem cells","Stem cell research",Wig,Toupee}</text:p>
          </table:table-cell>
          <table:table-cell office:value-type="string" calcext:value-type="string">
            <text:p>00:04:49</text:p>
          </table:table-cell>
          <table:table-cell office:value-type="date" office:date-value="2018-07-28T04:43:23.932" calcext:value-type="date">
            <text:p>28/07/18 04:43</text:p>
          </table:table-cell>
          <table:table-cell office:value-type="float" office:value="1140107" calcext:value-type="float">
            <text:p>1140107</text:p>
          </table:table-cell>
          <table:table-cell office:value-type="float" office:value="5490" calcext:value-type="float">
            <text:p>5490</text:p>
          </table:table-cell>
          <table:table-cell/>
        </table:table-row>
        <table:table-row table:style-name="ro4">
          <table:table-cell office:value-type="string" calcext:value-type="string">
            <text:p>TED-Ed</text:p>
          </table:table-cell>
          <table:table-cell office:value-type="string" calcext:value-type="string">
            <text:p>snJnO6OpjCs</text:p>
          </table:table-cell>
          <table:table-cell office:value-type="string" calcext:value-type="string">
            <text:p>UCsooa4yRKGN_zEE8iknghZA</text:p>
          </table:table-cell>
          <table:table-cell office:value-type="string" calcext:value-type="string">
            <text:p>https://www.youtube.com/watch?v=snJnO6OpjCs</text:p>
          </table:table-cell>
          <table:table-cell office:value-type="date" office:date-value="2013-12-19T16:07:53" calcext:value-type="date">
            <text:p>19/12/13 16:07</text:p>
          </table:table-cell>
          <table:table-cell office:value-type="string" calcext:value-type="string">
            <text:p>How do we smell? - Rose Eveleth</text:p>
          </table:table-cell>
          <table:table-cell office:value-type="string" calcext:value-type="string">
            <text:p>View full lesson: http://ed.ted.com/lessons/how-do-we-smell-rose-eveleth</text:p>
            <text:p/>
            <text:p>An adult human can distinguish up to 10,000 odors. You use your nose to figure out what to eat, what to buy and even when it's time to take a shower. But how do the molecules in the air get translated into smells in your brain? Rose Eveleth charts the smelly journey through your olfactory epithelium and explains why scent can be so subjective.</text:p>
            <text:p/>
            <text:p>Lesson by Rose Eveleth, animation by Igor Coric.</text:p>
          </table:table-cell>
          <table:table-cell office:value-type="string" calcext:value-type="string">
            <text:p>{"Rose Eveleth","Igor Coric",smell,"sense of smell","how do you smell",TED,TED-Ed,"TED Ed",TEDEducation,brain,neuron,nose,molecules,olfactory,"olfactory epithelium"}</text:p>
          </table:table-cell>
          <table:table-cell office:value-type="string" calcext:value-type="string">
            <text:p>00:04:20</text:p>
          </table:table-cell>
          <table:table-cell office:value-type="date" office:date-value="2018-07-28T04:45:21.678" calcext:value-type="date">
            <text:p>28/07/18 04:45</text:p>
          </table:table-cell>
          <table:table-cell office:value-type="float" office:value="1139753" calcext:value-type="float">
            <text:p>1139753</text:p>
          </table:table-cell>
          <table:table-cell office:value-type="float" office:value="2040" calcext:value-type="float">
            <text:p>2040</text:p>
          </table:table-cell>
          <table:table-cell/>
        </table:table-row>
        <table:table-row table:style-name="ro6">
          <table:table-cell office:value-type="string" calcext:value-type="string">
            <text:p>Khan Academy</text:p>
          </table:table-cell>
          <table:table-cell office:value-type="string" calcext:value-type="string">
            <text:p>5ABpqVSx33I</text:p>
          </table:table-cell>
          <table:table-cell office:value-type="string" calcext:value-type="string">
            <text:p>UC4a-Gbdw7vOaccHmFo40b9g</text:p>
          </table:table-cell>
          <table:table-cell office:value-type="string" calcext:value-type="string">
            <text:p>https://www.youtube.com/watch?v=5ABpqVSx33I</text:p>
          </table:table-cell>
          <table:table-cell office:value-type="date" office:date-value="2010-11-02T22:39:34" calcext:value-type="date">
            <text:p>02/11/10 22:39</text:p>
          </table:table-cell>
          <table:table-cell office:value-type="string" calcext:value-type="string">
            <text:p>Z-statistics vs. T-statistics | Inferential statistics | Probability and Statistics | Khan Academy</text:p>
          </table:table-cell>
          <table:table-cell office:value-type="string" calcext:value-type="string">
            <text:p>Z-statistics vs. T-statistics</text:p>
            <text:p/>
            <text:p>Watch the next lesson: https://www.khanacademy.org/math/probability/statistics-inferential/hypothesis-testing/v/small-sample-hypothesis-test?utm_source=YT&amp;utm_medium=Desc&amp;utm_campaign=ProbabilityandStatistics</text:p>
            <text:p/>
            <text:p>Missed the previous lesson? </text:p>
            <text:p>https://www.khanacademy.org/math/probability/statistics-inferential/hypothesis-testing/v/type-1-errors?utm_source=YT&amp;utm_medium=Desc&amp;utm_campaign=ProbabilityandStatistics</text:p>
            <text:p/>
            <text:p>Probability and statistics on Khan Academy: We dare you to go through a day in which you never consider or use probability. Did you check the weather forecast? Busted! Did you decide to go through the drive through lane vs walk in? Busted again! We are constantly creating hypotheses, making predictions, testing, and analyzing. Our lives are full of probabilities! Statistics is related to probability because much of the data we use when determining probable outcomes comes from our understanding of statistics. In these tutorials, we will cover a range of topics, some which include: independent events, dependent probability, combinatorics, hypothesis testing, descriptive statistics, random variables, probability distributions, regression, and inferential statistics. So buckle up and hop on for a wild ride. We bet you're going to be challenged AND love it!</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obability and Statistics channel:</text:p>
            <text:p>https://www.youtube.com/channel/UCRXuOXLW3LcQLWvxbZiIZ0w?sub_confirmation=1</text:p>
            <text:p>Subscribe to KhanAcademy: https://www.youtube.com/subscription_center?add_user=khanacademy</text:p>
          </table:table-cell>
          <table:table-cell/>
          <table:table-cell office:value-type="string" calcext:value-type="string">
            <text:p>00:06:39</text:p>
          </table:table-cell>
          <table:table-cell office:value-type="date" office:date-value="2018-07-28T04:45:15.437" calcext:value-type="date">
            <text:p>28/07/18 04:45</text:p>
          </table:table-cell>
          <table:table-cell office:value-type="float" office:value="1139117" calcext:value-type="float">
            <text:p>1139117</text:p>
          </table:table-cell>
          <table:table-cell office:value-type="float" office:value="4446" calcext:value-type="float">
            <text:p>4446</text:p>
          </table:table-cell>
          <table:table-cell/>
        </table:table-row>
        <table:table-row table:style-name="ro31">
          <table:table-cell office:value-type="string" calcext:value-type="string">
            <text:p>minutephysics</text:p>
          </table:table-cell>
          <table:table-cell office:value-type="string" calcext:value-type="string">
            <text:p>hhn-RzMELhY</text:p>
          </table:table-cell>
          <table:table-cell office:value-type="string" calcext:value-type="string">
            <text:p>UCUHW94eEFW7hkUMVaZz4eDg</text:p>
          </table:table-cell>
          <table:table-cell office:value-type="string" calcext:value-type="string">
            <text:p>https://www.youtube.com/watch?v=hhn-RzMELhY</text:p>
          </table:table-cell>
          <table:table-cell office:value-type="date" office:date-value="2014-12-22T17:00:58" calcext:value-type="date">
            <text:p>22/12/14 17:00</text:p>
          </table:table-cell>
          <table:table-cell office:value-type="string" calcext:value-type="string">
            <text:p>Astronomically Correct Twinkle Twinkle</text:p>
          </table:table-cell>
          <table:table-cell office:value-type="string" calcext:value-type="string">
            <text:p>Order the book, ebook, or download the astronomically correct song at http://minutephysics.com/twinkle - if you preorder the book, you get the ebook for FREE!</text:p>
            <text:p/>
            <text:p>Get the song on itunes: https://itunes.apple.com/us/album/astronomically-correct-twinkle/id952389862?i=952389870</text:p>
            <text:p/>
            <text:p>Thanks to Zach Weinersmith of http://www.smbc-comics.com and Chris Jones of http://www.jonesid.com</text:p>
            <text:p/>
            <text:p>MinutePhysics is on Google+ - http://bit.ly/qzEwc6 </text:p>
            <text:p>And facebook - http://facebook.com/minutephysics</text:p>
            <text:p>And twitter - @minutephysics</text:p>
            <text:p/>
            <text:p>Minute Physics provides an energetic and entertaining view of old and new problems in physics -- all in a minute! Created by Henry Reich</text:p>
          </table:table-cell>
          <table:table-cell office:value-type="string" calcext:value-type="string">
            <text:p>{"Twinkle Twinkle Little Star (Poem)","zach weiner","zach weinersmith","smbc comics",smbc-comics,"Saturday Morning Breakfast Cereal (Comic Strip)","chris jones","little universe","Children's Literature (Literary Genre)","kid's book","picture book",astronomy,"black hole",supernova,"diamond in the sky",meteorite,collapse,space,science,song,book,ebook,minutephysics,collaboration,collab,Ufo,Alien,telescope,meteor,New,Disney,cartoon,illustrated,illustrator,animated,Books,optics,star}</text:p>
          </table:table-cell>
          <table:table-cell office:value-type="string" calcext:value-type="string">
            <text:p>00:02:09</text:p>
          </table:table-cell>
          <table:table-cell office:value-type="date" office:date-value="2018-07-28T04:41:57.507" calcext:value-type="date">
            <text:p>28/07/18 04:41</text:p>
          </table:table-cell>
          <table:table-cell office:value-type="float" office:value="1138227" calcext:value-type="float">
            <text:p>1138227</text:p>
          </table:table-cell>
          <table:table-cell office:value-type="float" office:value="600" calcext:value-type="float">
            <text:p>600</text:p>
          </table:table-cell>
          <table:table-cell/>
        </table:table-row>
        <table:table-row table:style-name="ro4">
          <table:table-cell office:value-type="string" calcext:value-type="string">
            <text:p>TED-Ed</text:p>
          </table:table-cell>
          <table:table-cell office:value-type="string" calcext:value-type="string">
            <text:p>9gD0K7oH92U</text:p>
          </table:table-cell>
          <table:table-cell office:value-type="string" calcext:value-type="string">
            <text:p>UCsooa4yRKGN_zEE8iknghZA</text:p>
          </table:table-cell>
          <table:table-cell office:value-type="string" calcext:value-type="string">
            <text:p>https://www.youtube.com/watch?v=9gD0K7oH92U</text:p>
          </table:table-cell>
          <table:table-cell office:value-type="date" office:date-value="2015-06-18T15:02:26" calcext:value-type="date">
            <text:p>18/06/15 15:02</text:p>
          </table:table-cell>
          <table:table-cell office:value-type="string" calcext:value-type="string">
            <text:p>How to make a mummy - Len Bloch</text:p>
          </table:table-cell>
          <table:table-cell office:value-type="string" calcext:value-type="string">
            <text:p>View full lesson: http://ed.ted.com/lessons/how-to-make-a-mummy-len-bloch</text:p>
            <text:p/>
            <text:p>As anyone whoâ€™s seen a mummy knows, ancient Egyptian priests went to a lot of trouble to evade decomposition. But how successful were they? Len Bloch details the mummification process and examines its results thousands of years later.</text:p>
            <text:p/>
            <text:p>Lesson by Len Bloch, animation by The Moving Company Animation Studio.</text:p>
          </table:table-cell>
          <table:table-cell office:value-type="string" calcext:value-type="string">
            <text:p>{"Len Bloch","Moving Company Animation Studio",mummy,mummification,"body decay",decomposition,egypt,"ancient egypt",body,science,biology,history,"world history",TED,TED-Ed,"TED Ed",TEDEducation}</text:p>
          </table:table-cell>
          <table:table-cell office:value-type="string" calcext:value-type="string">
            <text:p>00:04:46</text:p>
          </table:table-cell>
          <table:table-cell office:value-type="date" office:date-value="2018-07-28T04:45:09.414" calcext:value-type="date">
            <text:p>28/07/18 04:45</text:p>
          </table:table-cell>
          <table:table-cell office:value-type="float" office:value="1136173" calcext:value-type="float">
            <text:p>1136173</text:p>
          </table:table-cell>
          <table:table-cell office:value-type="float" office:value="54997" calcext:value-type="float">
            <text:p>54997</text:p>
          </table:table-cell>
          <table:table-cell/>
        </table:table-row>
        <table:table-row table:style-name="ro15">
          <table:table-cell office:value-type="string" calcext:value-type="string">
            <text:p>Khan Academy</text:p>
          </table:table-cell>
          <table:table-cell office:value-type="string" calcext:value-type="string">
            <text:p>gL3HxBQyeg0</text:p>
          </table:table-cell>
          <table:table-cell office:value-type="string" calcext:value-type="string">
            <text:p>UC4a-Gbdw7vOaccHmFo40b9g</text:p>
          </table:table-cell>
          <table:table-cell office:value-type="string" calcext:value-type="string">
            <text:p>https://www.youtube.com/watch?v=gL3HxBQyeg0</text:p>
          </table:table-cell>
          <table:table-cell office:value-type="date" office:date-value="2011-04-12T17:05:25" calcext:value-type="date">
            <text:p>12/04/11 17:05</text:p>
          </table:table-cell>
          <table:table-cell office:value-type="string" calcext:value-type="string">
            <text:p>Cylinder volume and surface area | Perimeter, area, and volume | Geometry | Khan Academy</text:p>
          </table:table-cell>
          <table:table-cell office:value-type="string" calcext:value-type="string">
            <text:p>Finding the volume and surface area of a cylinder</text:p>
            <text:p/>
            <text:p>Practice this lesson yourself on KhanAcademy.org right now: </text:p>
            <text:p>https://www.khanacademy.org/math/geometry/basic-geometry/volume_tutorial/e/solid_geometry?utm_source=YT&amp;utm_medium=Desc&amp;utm_campaign=Geometry</text:p>
            <text:p/>
            <text:p>Watch the next lesson: https://www.khanacademy.org/math/geometry/basic-geometry/volume_tutorial/v/density-example-blimp?utm_source=YT&amp;utm_medium=Desc&amp;utm_campaign=Geometry</text:p>
            <text:p/>
            <text:p>Missed the previous lesson? </text:p>
            <text:p>https://www.khanacademy.org/math/geometry/basic-geometry/volume_tutorial/v/solid-geometry-volume?utm_source=YT&amp;utm_medium=Desc&amp;utm_campaign=Geometry</text:p>
            <text:p/>
            <text:p>Geometry on Khan Academy: We are surrounded by space. And that space contains lots of things. And these things have shapes. In geometry we are concerned with the nature of these shapes, how we define them, and what they teach us about the world at large--from math to architecture to biology to astronomy (and everything in between). Learning geometry is about more than just taking your medicine ("It's good for you!"), it's at the core of everything that exists--including you. Having said all that, some of the specific topics we'll cover include angles, intersecting lines, right triangles, perimeter, area, volume, circles, triangles, quadrilaterals, analytic geometry, and geometric constructions. Wow. That's a lot. To summarize: it's difficult to imagine any area of math that is more widely used than ge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Geometry channel:</text:p>
            <text:p>https://www.youtube.com/channel/UCD3OtKxPRUFw8kzYlhJXa1Q?sub_confirmation=1</text:p>
            <text:p>Subscribe to Khan Academy: https://www.youtube.com/subscription_center?add_user=khanacademy</text:p>
          </table:table-cell>
          <table:table-cell/>
          <table:table-cell office:value-type="string" calcext:value-type="string">
            <text:p>00:08:07</text:p>
          </table:table-cell>
          <table:table-cell office:value-type="date" office:date-value="2018-07-28T04:41:02.243" calcext:value-type="date">
            <text:p>28/07/18 04:41</text:p>
          </table:table-cell>
          <table:table-cell office:value-type="float" office:value="1135900" calcext:value-type="float">
            <text:p>1135900</text:p>
          </table:table-cell>
          <table:table-cell office:value-type="float" office:value="3984" calcext:value-type="float">
            <text:p>3984</text:p>
          </table:table-cell>
          <table:table-cell/>
        </table:table-row>
        <table:table-row table:style-name="ro5">
          <table:table-cell office:value-type="string" calcext:value-type="string">
            <text:p>TED-Ed</text:p>
          </table:table-cell>
          <table:table-cell office:value-type="string" calcext:value-type="string">
            <text:p>h2rR77VsF5c</text:p>
          </table:table-cell>
          <table:table-cell office:value-type="string" calcext:value-type="string">
            <text:p>UCsooa4yRKGN_zEE8iknghZA</text:p>
          </table:table-cell>
          <table:table-cell office:value-type="string" calcext:value-type="string">
            <text:p>https://www.youtube.com/watch?v=h2rR77VsF5c</text:p>
          </table:table-cell>
          <table:table-cell office:value-type="date" office:date-value="2017-10-10T15:08:58" calcext:value-type="date">
            <text:p>10/10/17 15:08</text:p>
          </table:table-cell>
          <table:table-cell office:value-type="string" calcext:value-type="string">
            <text:p>Why is it so hard to cure cancer? - Kyuson Yun</text:p>
          </table:table-cell>
          <table:table-cell office:value-type="string" calcext:value-type="string">
            <text:p>Download a free audiobook and support TED-Ed's nonprofit mission: http://adbl.co/2gauxND</text:p>
            <text:p/>
            <text:p>Check out Siddhartha Mukherjee's "The Emperor of All Maladies":  https://shop.ed.ted.com/collections/ted-ed-book-recommendations/products/the-emperor-of-all-maladies-a-biography-of-cancer</text:p>
            <text:p/>
            <text:p>View full lesson: https://ed.ted.com/lessons/why-is-it-so-hard-to-cure-cancer-kyuson-yun</text:p>
            <text:p/>
            <text:p>Weâ€™ve harnessed electricity, sequenced the human genome, and eradicated smallpox. But after billions of dollars in research, we havenâ€™t found a solution for a disease that affects more than 14 million people and their families at any given time. Why is it so difficult to cure cancer? Kyuson Yun explains the challenges. </text:p>
            <text:p/>
            <text:p>Lesson by Kyuson Yun, directed by Artrake Studio.</text:p>
            <text:p/>
            <text:p>Check out our Patreon page: https://www.patreon.com/teded</text:p>
            <text:p/>
            <text:p>Thank you so much to our patrons for your support! Without you this video would not be possible.</text:p>
            <text:p>Mukamik, Tushar Sharma, Dmitry Neverov, Mohammad Khory, Goh Xiang Ting Diana, Umar Farooq, Kevin Wong, Activated Classroom Teaching, Constantin Salagor, Daniel Mardale, Monica Grace Ward, Dawn Jordan, Yanira Santamaria, Prasanth Mathialagan, Savannah Scheelings, Yalda A., Susan Herder, Be Owusu, Samuel Doerle, David Rosario.</text:p>
          </table:table-cell>
          <table:table-cell office:value-type="string" calcext:value-type="string">
            <text:p>{TED,TED-Ed,"TED Education","TED Ed","Kyuson Yun",Outis,cancer,"curing cancer",cheomtherapy,radiation,immunotherapy,tumor,glioblastoma,metastasis,"genetic mutation",subclone,heterogeneity,cell,"cancer stem cell",malignant,treatment}</text:p>
          </table:table-cell>
          <table:table-cell office:value-type="string" calcext:value-type="string">
            <text:p>00:05:23</text:p>
          </table:table-cell>
          <table:table-cell office:value-type="date" office:date-value="2018-07-28T04:42:15.726" calcext:value-type="date">
            <text:p>28/07/18 04:42</text:p>
          </table:table-cell>
          <table:table-cell office:value-type="float" office:value="1134031" calcext:value-type="float">
            <text:p>1134031</text:p>
          </table:table-cell>
          <table:table-cell office:value-type="float" office:value="14237" calcext:value-type="float">
            <text:p>14237</text:p>
          </table:table-cell>
          <table:table-cell/>
        </table:table-row>
        <table:table-row table:style-name="ro17">
          <table:table-cell office:value-type="string" calcext:value-type="string">
            <text:p>Math Meeting</text:p>
          </table:table-cell>
          <table:table-cell office:value-type="string" calcext:value-type="string">
            <text:p>fPWBFHTPrvY</text:p>
          </table:table-cell>
          <table:table-cell office:value-type="string" calcext:value-type="string">
            <text:p>UC5mq4Ywd0lPPQJnK_5gq-yA</text:p>
          </table:table-cell>
          <table:table-cell office:value-type="string" calcext:value-type="string">
            <text:p>https://www.youtube.com/watch?v=fPWBFHTPrvY</text:p>
          </table:table-cell>
          <table:table-cell office:value-type="date" office:date-value="2012-10-17T22:00:22" calcext:value-type="date">
            <text:p>17/10/12 22:00</text:p>
          </table:table-cell>
          <table:table-cell office:value-type="string" calcext:value-type="string">
            <text:p>How to solve the Rubik's Cube - Part 4</text:p>
          </table:table-cell>
          <table:table-cell office:value-type="string" calcext:value-type="string">
            <text:p>How to solve the Rubik's Cube, an explanation of the top cross of the last layer.</text:p>
            <text:p>First algorithm - F R T   R' T' F'</text:p>
            <text:p>Second algorithm - R U R' U R U U R'</text:p>
            <text:p>T=U= Top/Up side</text:p>
          </table:table-cell>
          <table:table-cell office:value-type="string" calcext:value-type="string">
            <text:p>{"how to solve a rubik's cube",2x2,3x3,song,mathmeeting}</text:p>
          </table:table-cell>
          <table:table-cell office:value-type="string" calcext:value-type="string">
            <text:p>00:11:26</text:p>
          </table:table-cell>
          <table:table-cell office:value-type="date" office:date-value="2018-07-28T04:43:43.691" calcext:value-type="date">
            <text:p>28/07/18 04:43</text:p>
          </table:table-cell>
          <table:table-cell office:value-type="float" office:value="1133776" calcext:value-type="float">
            <text:p>1133776</text:p>
          </table:table-cell>
          <table:table-cell office:value-type="float" office:value="1014" calcext:value-type="float">
            <text:p>1014</text:p>
          </table:table-cell>
          <table:table-cell/>
        </table:table-row>
        <table:table-row table:style-name="ro17">
          <table:table-cell office:value-type="string" calcext:value-type="string">
            <text:p>Vihart</text:p>
          </table:table-cell>
          <table:table-cell office:value-type="string" calcext:value-type="string">
            <text:p>wsOXvQn3JuE</text:p>
          </table:table-cell>
          <table:table-cell office:value-type="string" calcext:value-type="string">
            <text:p>UCOGeU-1Fig3rrDjhm9Zs_wg</text:p>
          </table:table-cell>
          <table:table-cell office:value-type="string" calcext:value-type="string">
            <text:p>https://www.youtube.com/watch?v=wsOXvQn3JuE</text:p>
          </table:table-cell>
          <table:table-cell office:value-type="date" office:date-value="2012-04-01T07:00:08" calcext:value-type="date">
            <text:p>01/04/12 07:00</text:p>
          </table:table-cell>
          <table:table-cell office:value-type="string" calcext:value-type="string">
            <text:p>Why Every Proof that .999... = 1 is Wrong</text:p>
          </table:table-cell>
          <table:table-cell office:value-type="string" calcext:value-type="string">
            <text:p>Take that, mathematics!</text:p>
            <text:p>Original Video: http://www.youtube.com/watch?v=TINfzxSnnIE</text:p>
            <text:p/>
            <text:p>My personal website, which you might like: http://vihart.com</text:p>
          </table:table-cell>
          <table:table-cell office:value-type="string" calcext:value-type="string">
            <text:p>{.999,"point nine repeating",mathematics,math,proof,1=2}</text:p>
          </table:table-cell>
          <table:table-cell office:value-type="string" calcext:value-type="string">
            <text:p>00:03:17</text:p>
          </table:table-cell>
          <table:table-cell office:value-type="date" office:date-value="2018-07-28T04:41:57.575" calcext:value-type="date">
            <text:p>28/07/18 04:41</text:p>
          </table:table-cell>
          <table:table-cell office:value-type="float" office:value="1133163" calcext:value-type="float">
            <text:p>1133163</text:p>
          </table:table-cell>
          <table:table-cell office:value-type="float" office:value="1256" calcext:value-type="float">
            <text:p>1256</text:p>
          </table:table-cell>
          <table:table-cell/>
        </table:table-row>
        <table:table-row table:style-name="ro7">
          <table:table-cell office:value-type="string" calcext:value-type="string">
            <text:p>Khan Academy</text:p>
          </table:table-cell>
          <table:table-cell office:value-type="string" calcext:value-type="string">
            <text:p>lxjmR4pYIVU</text:p>
          </table:table-cell>
          <table:table-cell office:value-type="string" calcext:value-type="string">
            <text:p>UC4a-Gbdw7vOaccHmFo40b9g</text:p>
          </table:table-cell>
          <table:table-cell office:value-type="string" calcext:value-type="string">
            <text:p>https://www.youtube.com/watch?v=lxjmR4pYIVU</text:p>
          </table:table-cell>
          <table:table-cell office:value-type="date" office:date-value="2011-07-18T17:20:16" calcext:value-type="date">
            <text:p>18/07/11 17:20</text:p>
          </table:table-cell>
          <table:table-cell office:value-type="string" calcext:value-type="string">
            <text:p>Finding common denominators | Fractions | Pre-Algebra | Khan Academy</text:p>
          </table:table-cell>
          <table:table-cell office:value-type="string" calcext:value-type="string">
            <text:p>Finding Common Denominators</text:p>
            <text:p/>
            <text:p>Practice this lesson yourself on KhanAcademy.org right now: https://www.khanacademy.org/math/pre-algebra/fractions-pre-alg/equivalent-fractions-pre-alg/e/equivalent_fractions?utm_source=YT&amp;utm_medium=Desc&amp;utm_campaign=PreAlgebra</text:p>
            <text:p/>
            <text:p>Watch the next lesson: https://www.khanacademy.org/math/pre-algebra/fractions-pre-alg/comparing-fractions-pre-alg/v/comparing-fractions-with-greater-than-and-less-than-symbols?utm_source=YT&amp;utm_medium=Desc&amp;utm_campaign=PreAlgebra</text:p>
            <text:p/>
            <text:p>Missed the previous lesson? </text:p>
            <text:p>https://www.khanacademy.org/math/pre-algebra/fractions-pre-alg/equivalent-fractions-pre-alg/v/equivalent-fractions-example?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4:42</text:p>
          </table:table-cell>
          <table:table-cell office:value-type="date" office:date-value="2018-07-28T04:43:43.636" calcext:value-type="date">
            <text:p>28/07/18 04:43</text:p>
          </table:table-cell>
          <table:table-cell office:value-type="float" office:value="1132873" calcext:value-type="float">
            <text:p>1132873</text:p>
          </table:table-cell>
          <table:table-cell office:value-type="float" office:value="2733" calcext:value-type="float">
            <text:p>2733</text:p>
          </table:table-cell>
          <table:table-cell/>
        </table:table-row>
        <table:table-row table:style-name="ro4">
          <table:table-cell office:value-type="string" calcext:value-type="string">
            <text:p>TED-Ed</text:p>
          </table:table-cell>
          <table:table-cell office:value-type="string" calcext:value-type="string">
            <text:p>CVo225pUaSA</text:p>
          </table:table-cell>
          <table:table-cell office:value-type="string" calcext:value-type="string">
            <text:p>UCsooa4yRKGN_zEE8iknghZA</text:p>
          </table:table-cell>
          <table:table-cell office:value-type="string" calcext:value-type="string">
            <text:p>https://www.youtube.com/watch?v=CVo225pUaSA</text:p>
          </table:table-cell>
          <table:table-cell office:value-type="date" office:date-value="2015-11-10T16:00:08" calcext:value-type="date">
            <text:p>10/11/15 16:00</text:p>
          </table:table-cell>
          <table:table-cell office:value-type="string" calcext:value-type="string">
            <text:p>The science behind the myth: Homer's "Odyssey" - Matt Kaplan</text:p>
          </table:table-cell>
          <table:table-cell office:value-type="string" calcext:value-type="string">
            <text:p>View full lesson: http://ed.ted.com/lessons/the-science-behind-the-myth-homer-s-odyssey-matt-kaplan</text:p>
            <text:p/>
            <text:p>Homer's "Odyssey" recounts the adventures of the Greek hero Odysseus during his journey home from the Trojan War. Though some parts may be based on real events, the encounters with monsters, giants and magicians are considered to be complete fiction. But might there be more to these myths than meets the eye? Matt Kaplan explains why there might be more reality behind the "Odyssey" than many realize.</text:p>
            <text:p/>
            <text:p>Lesson by Matt Kaplan, animation by Mike Schell.</text:p>
          </table:table-cell>
          <table:table-cell office:value-type="string" calcext:value-type="string">
            <text:p>{TED,TED-Ed,"Matt Kaplan",Odyssey,Odysseus,Circe,Classics,"Greek classics",Homer,"Ancient Greece","Trojan War",Troy,Mythology,Hermes,"Jimson weed",Neurotransmitters,Moly,Polio,Snowdrop,Galantamine,Acetylcholine,"Alzheimer's Disease (Disease Or Medical Condition)",Theophrastus}</text:p>
          </table:table-cell>
          <table:table-cell office:value-type="string" calcext:value-type="string">
            <text:p>00:04:32</text:p>
          </table:table-cell>
          <table:table-cell office:value-type="date" office:date-value="2018-07-28T04:43:49.775" calcext:value-type="date">
            <text:p>28/07/18 04:43</text:p>
          </table:table-cell>
          <table:table-cell office:value-type="float" office:value="1132276" calcext:value-type="float">
            <text:p>1132276</text:p>
          </table:table-cell>
          <table:table-cell office:value-type="float" office:value="10617" calcext:value-type="float">
            <text:p>10617</text:p>
          </table:table-cell>
          <table:table-cell/>
        </table:table-row>
        <table:table-row table:style-name="ro9">
          <table:table-cell office:value-type="string" calcext:value-type="string">
            <text:p>TED-Ed</text:p>
          </table:table-cell>
          <table:table-cell office:value-type="string" calcext:value-type="string">
            <text:p>ar8S6virCwM</text:p>
          </table:table-cell>
          <table:table-cell office:value-type="string" calcext:value-type="string">
            <text:p>UCsooa4yRKGN_zEE8iknghZA</text:p>
          </table:table-cell>
          <table:table-cell office:value-type="string" calcext:value-type="string">
            <text:p>https://www.youtube.com/watch?v=ar8S6virCwM</text:p>
          </table:table-cell>
          <table:table-cell office:value-type="date" office:date-value="2018-03-15T15:02:58" calcext:value-type="date">
            <text:p>15/03/18 15:02</text:p>
          </table:table-cell>
          <table:table-cell office:value-type="string" calcext:value-type="string">
            <text:p>A day in the life of an ancient Athenian - Robert Garland</text:p>
          </table:table-cell>
          <table:table-cell office:value-type="string" calcext:value-type="string">
            <text:p>Check out our Patreon page: https://www.patreon.com/teded</text:p>
            <text:p/>
            <text:p>View full lesson: https://ed.ted.com/lessons/a-day-in-the-life-of-an-ancient-athenian-robert-garland</text:p>
            <text:p/>
            <text:p>Itâ€™s 427 BCE, and the worst internal conflict ever to occur in the ancient Greek world is in its fourth year. Athens is facing a big decision: what to do with the people of Mytilene, a city on the island of Lesbos where a revolt against Athenian rule has just been put down. How did these kinds of decisions get made? Robert Garland outlines a day in the life of Athenian democracy.</text:p>
            <text:p/>
            <text:p>Lesson by Robert Garland, animation by Zedem Media.</text:p>
            <text:p/>
            <text:p>Thank you so much to our patrons for your support! Peter Owen, Sama aafghani, Vinicius Lhullier, Connor Wytko, Marylise CHAUFFETON, Marvin Vizuett, Jayant Sahewal, Joshua Plant, Quinn Shen, Caleb ross, Elnathan Joshua Bangayan, Gaurav Rana, Mullaiarasu Sundaramurthy, Jose Henrique Leopoldo e Silva, Dan Paterniti, Jose Schroeder, Jerome Froelich, Tyler Yoshizumi, Martin Stephen, Justin Carpani, Faiza Imtiaz, Khalifa Alhulail, Tejas Dc, Govind Shukla, Srikote Naewchampa, Ex Foedus, Sage Curie, Exal Enrique Cisneros Tuch, Vignan Velivela, Ahmad Hyari, A Hundred Years, eden sher, Travis Wehrman, Minh Tran, Louisa Lee, Kiara Taylor, Hoang Viet, Nathan A. Wright, Jast3r , ÐÑ€ÐºÐ°Ð´Ð¸Ð¹ Ð¡ÐºÐ°Ð¹ÑƒÐ¾ÐºÐµÑ€, Milad Mostafavi, Singh Devesh Sourabh, Ashley Maldonado, Clarence E. Harper Jr., Bojana Golubovic, Mihail Radu Pantilimon, Sarah Yaghi, Benedict Chuah, Karthik Cherala, haventfiguredout, Violeta Cervantes, Elaine Fitzpatrick, Lyn-z Schulte, Sharon Chou, Henrique 'SorÃ­n' CassÃºs, Tim Robinson, Jun Cai, Paul Schneider, Amber Wood, Ophelia Gibson Best, Cas Jamieson, Michelle Stevens-Stanford, Phyllis Dubrow, Eunsun Kim, Philippe Spoden, Samantha Chow, Armando Ello, Ayala Ron, Manognya Chakrapani, Simon Holst Ravn, Doreen Reynolds-Consolati, Rakshit Kothari, Melissa Sorrells, Antony Lee, and Husain Mohammad.</text:p>
          </table:table-cell>
          <table:table-cell office:value-type="string" calcext:value-type="string">
            <text:p>{"Robert Garland","Zedem Media",TED,TED-Ed,"TED Ed","Ted Education",Teded,ancient,Athens,greek,democracy,Mytilene,Lesbos}</text:p>
          </table:table-cell>
          <table:table-cell office:value-type="string" calcext:value-type="string">
            <text:p>00:05:02</text:p>
          </table:table-cell>
          <table:table-cell office:value-type="date" office:date-value="2018-07-28T04:41:20.283" calcext:value-type="date">
            <text:p>28/07/18 04:41</text:p>
          </table:table-cell>
          <table:table-cell office:value-type="float" office:value="1131185" calcext:value-type="float">
            <text:p>1131185</text:p>
          </table:table-cell>
          <table:table-cell office:value-type="float" office:value="43935" calcext:value-type="float">
            <text:p>43935</text:p>
          </table:table-cell>
          <table:table-cell/>
        </table:table-row>
        <table:table-row table:style-name="ro33">
          <table:table-cell office:value-type="string" calcext:value-type="string">
            <text:p>Numberphile</text:p>
          </table:table-cell>
          <table:table-cell office:value-type="string" calcext:value-type="string">
            <text:p>QvvkJT8myeI</text:p>
          </table:table-cell>
          <table:table-cell office:value-type="string" calcext:value-type="string">
            <text:p>UCoxcjq-8xIDTYp3uz647V5A</text:p>
          </table:table-cell>
          <table:table-cell office:value-type="string" calcext:value-type="string">
            <text:p>https://www.youtube.com/watch?v=QvvkJT8myeI</text:p>
          </table:table-cell>
          <table:table-cell office:value-type="date" office:date-value="2016-12-07T15:00:04" calcext:value-type="date">
            <text:p>07/12/16 15:00</text:p>
          </table:table-cell>
          <table:table-cell office:value-type="string" calcext:value-type="string">
            <text:p>The Shortest Ever Papers - Numberphile</text:p>
          </table:table-cell>
          <table:table-cell office:value-type="string" calcext:value-type="string">
            <text:p>Audible 30-day free trial: http://www.audible.com/numberphile (sponsor)</text:p>
            <text:p>Tony Padilla discusses some of the shortest math papers to be published. From Conway to Nash.</text:p>
            <text:p>More links &amp; stuff in full description below â†“â†“â†“</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math,paper,published,"john conway","john nash"}</text:p>
          </table:table-cell>
          <table:table-cell office:value-type="string" calcext:value-type="string">
            <text:p>00:09:03</text:p>
          </table:table-cell>
          <table:table-cell office:value-type="date" office:date-value="2018-07-28T04:44:01.956" calcext:value-type="date">
            <text:p>28/07/18 04:44</text:p>
          </table:table-cell>
          <table:table-cell office:value-type="float" office:value="1129749" calcext:value-type="float">
            <text:p>1129749</text:p>
          </table:table-cell>
          <table:table-cell office:value-type="float" office:value="5557" calcext:value-type="float">
            <text:p>5557</text:p>
          </table:table-cell>
          <table:table-cell/>
        </table:table-row>
        <table:table-row table:style-name="ro5">
          <table:table-cell office:value-type="string" calcext:value-type="string">
            <text:p>Khan Academy</text:p>
          </table:table-cell>
          <table:table-cell office:value-type="string" calcext:value-type="string">
            <text:p>QhiVnFvshZg</text:p>
          </table:table-cell>
          <table:table-cell office:value-type="string" calcext:value-type="string">
            <text:p>UC4a-Gbdw7vOaccHmFo40b9g</text:p>
          </table:table-cell>
          <table:table-cell office:value-type="string" calcext:value-type="string">
            <text:p>https://www.youtube.com/watch?v=QhiVnFvshZg</text:p>
          </table:table-cell>
          <table:table-cell office:value-type="date" office:date-value="2010-02-10T19:09:02" calcext:value-type="date">
            <text:p>10/02/10 19:09</text:p>
          </table:table-cell>
          <table:table-cell office:value-type="string" calcext:value-type="string">
            <text:p>Circulatory system and the heart | Human anatomy and physiology | Health &amp; Medicine | Khan Academy</text:p>
          </table:table-cell>
          <table:table-cell office:value-type="string" calcext:value-type="string">
            <text:p>Introduction to the circulatory system and the heart. Created by Sal Khan.</text:p>
            <text:p/>
            <text:p>Watch the next lesson: https://www.khanacademy.org/science/health-and-medicine/human-anatomy-and-physiology/lung-introduction/v/meet-the-lungs?utm_source=YT&amp;utm_medium=Desc&amp;utm_campaign=healthandmedicine </text:p>
            <text:p/>
            <text:p>Missed the previous lesson? https://www.khanacademy.org/science/health-and-medicine/human-anatomy-and-physiology/heart-introduction/v/arteries-arterioles-venules-and-veins?utm_source=YT&amp;utm_medium=Desc&amp;utm_campaign=healthandmedicine</text:p>
            <text:p/>
            <text:p>Health &amp; Medicine on Khan Academy: No organ quite symbolizes love like the heart. One reason may be that your heart helps you live, by moving ~5 liters (1.3 gallons) of blood through almost 100,000 kilometers (62,000 miles) of blood vessels every single minute! It has to do this all day, everyday, without ever taking a vacation! Now that is true love. Learn about how the heart works, how blood flows through the heart, where the blood goes after it leaves the heart, and what your heart is doing when it makes the sound â€œLub Dub.â€</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  </text:p>
            <text:p/>
            <text:p>For free. For everyone. Forever. #YouCanLearnAnything</text:p>
            <text:p/>
            <text:p>Subscribe to Khan Academyâ€™s Health &amp; Medicine channel: https://www.youtube.com/channel/UC1RAowgA3q8Gl7exSWJuDEw?sub_confirmation=1</text:p>
            <text:p>Subscribe to Khan Academy: https://www.youtube.com/subscription_center?add_user=khanacademy</text:p>
          </table:table-cell>
          <table:table-cell/>
          <table:table-cell office:value-type="string" calcext:value-type="string">
            <text:p>00:14:57</text:p>
          </table:table-cell>
          <table:table-cell office:value-type="date" office:date-value="2018-07-28T04:44:44.866" calcext:value-type="date">
            <text:p>28/07/18 04:44</text:p>
          </table:table-cell>
          <table:table-cell office:value-type="float" office:value="1129745" calcext:value-type="float">
            <text:p>1129745</text:p>
          </table:table-cell>
          <table:table-cell office:value-type="float" office:value="3688" calcext:value-type="float">
            <text:p>3688</text:p>
          </table:table-cell>
          <table:table-cell/>
        </table:table-row>
        <table:table-row table:style-name="ro15">
          <table:table-cell office:value-type="string" calcext:value-type="string">
            <text:p>Khan Academy</text:p>
          </table:table-cell>
          <table:table-cell office:value-type="string" calcext:value-type="string">
            <text:p>X7B_tH4O-_s</text:p>
          </table:table-cell>
          <table:table-cell office:value-type="string" calcext:value-type="string">
            <text:p>UC4a-Gbdw7vOaccHmFo40b9g</text:p>
          </table:table-cell>
          <table:table-cell office:value-type="string" calcext:value-type="string">
            <text:p>https://www.youtube.com/watch?v=X7B_tH4O-_s</text:p>
          </table:table-cell>
          <table:table-cell office:value-type="date" office:date-value="2010-04-09T22:39:59" calcext:value-type="date">
            <text:p>09/04/10 22:39</text:p>
          </table:table-cell>
          <table:table-cell office:value-type="string" calcext:value-type="string">
            <text:p>More examples of factoring by grouping | Algebra I | Khan Academy</text:p>
          </table:table-cell>
          <table:table-cell office:value-type="string" calcext:value-type="string">
            <text:p>Can't get enough of Sal factoring quadratics by grouping? Here's a handful of examples just for you!</text:p>
            <text:p/>
            <text:p>Practice this lesson yourself on KhanAcademy.org right now:</text:p>
            <text:p>https://www.khanacademy.org/math/algebra/introduction-to-polynomials-and-factorization/factoring-polynomials-2-quadratic-forms/e/factoring_polynomials_by_grouping_1?utm_source=YT&amp;utm_medium=Desc&amp;utm_campaign=AlgebraI</text:p>
            <text:p/>
            <text:p>Watch the next lesson: https://www.khanacademy.org/math/algebra/introduction-to-polynomials-and-factorization/factoring-polynomials-2-quadratic-forms/v/factoring-trinomials-by-grouping-5?utm_source=YT&amp;utm_medium=Desc&amp;utm_campaign=AlgebraI</text:p>
            <text:p/>
            <text:p>Missed the previous lesson? </text:p>
            <text:p>https://www.khanacademy.org/math/algebra/introduction-to-polynomials-and-factorization/factoring-polynomials-2-quadratic-forms/v/factoring-trinomials-by-grouping-4?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13:57</text:p>
          </table:table-cell>
          <table:table-cell office:value-type="date" office:date-value="2018-07-28T04:45:15.394" calcext:value-type="date">
            <text:p>28/07/18 04:45</text:p>
          </table:table-cell>
          <table:table-cell office:value-type="float" office:value="1128900" calcext:value-type="float">
            <text:p>1128900</text:p>
          </table:table-cell>
          <table:table-cell office:value-type="float" office:value="4079" calcext:value-type="float">
            <text:p>4079</text:p>
          </table:table-cell>
          <table:table-cell/>
        </table:table-row>
        <table:table-row table:style-name="ro1">
          <table:table-cell office:value-type="string" calcext:value-type="string">
            <text:p>Math Meeting</text:p>
          </table:table-cell>
          <table:table-cell office:value-type="string" calcext:value-type="string">
            <text:p>3ayhvAI3IeY</text:p>
          </table:table-cell>
          <table:table-cell office:value-type="string" calcext:value-type="string">
            <text:p>UC5mq4Ywd0lPPQJnK_5gq-yA</text:p>
          </table:table-cell>
          <table:table-cell office:value-type="string" calcext:value-type="string">
            <text:p>https://www.youtube.com/watch?v=3ayhvAI3IeY</text:p>
          </table:table-cell>
          <table:table-cell office:value-type="date" office:date-value="2011-12-12T21:50:07" calcext:value-type="date">
            <text:p>12/12/11 21:50</text:p>
          </table:table-cell>
          <table:table-cell office:value-type="string" calcext:value-type="string">
            <text:p>Solve Quadratic Equations using Quadratic Formula</text:p>
          </table:table-cell>
          <table:table-cell office:value-type="string" calcext:value-type="string">
            <text:p>Visit http://MathMeeting.com for Free videos on the quadratic formula and all other topics in algebra.</text:p>
          </table:table-cell>
          <table:table-cell office:value-type="string" calcext:value-type="string">
            <text:p>{Quadratic,Formula,equations,algebra,solve,Mathmeeting}</text:p>
          </table:table-cell>
          <table:table-cell office:value-type="string" calcext:value-type="string">
            <text:p>00:08:02</text:p>
          </table:table-cell>
          <table:table-cell office:value-type="date" office:date-value="2018-07-28T04:45:09.458" calcext:value-type="date">
            <text:p>28/07/18 04:45</text:p>
          </table:table-cell>
          <table:table-cell office:value-type="float" office:value="1128597" calcext:value-type="float">
            <text:p>1128597</text:p>
          </table:table-cell>
          <table:table-cell office:value-type="float" office:value="13272" calcext:value-type="float">
            <text:p>13272</text:p>
          </table:table-cell>
          <table:table-cell/>
        </table:table-row>
        <table:table-row table:style-name="ro5">
          <table:table-cell office:value-type="string" calcext:value-type="string">
            <text:p>Khan Academy</text:p>
          </table:table-cell>
          <table:table-cell office:value-type="string" calcext:value-type="string">
            <text:p>slP8XZ6Nq40</text:p>
          </table:table-cell>
          <table:table-cell office:value-type="string" calcext:value-type="string">
            <text:p>UC4a-Gbdw7vOaccHmFo40b9g</text:p>
          </table:table-cell>
          <table:table-cell office:value-type="string" calcext:value-type="string">
            <text:p>https://www.youtube.com/watch?v=slP8XZ6Nq40</text:p>
          </table:table-cell>
          <table:table-cell office:value-type="date" office:date-value="2012-01-03T19:12:44" calcext:value-type="date">
            <text:p>03/01/12 19:12</text:p>
          </table:table-cell>
          <table:table-cell office:value-type="string" calcext:value-type="string">
            <text:p>Price elasticity of demand | Elasticity | Microeconomics | Khan Academy</text:p>
          </table:table-cell>
          <table:table-cell office:value-type="string" calcext:value-type="string">
            <text:p>Introduction to price elasticity of demand</text:p>
            <text:p/>
            <text:p>Watch the next lesson: https://www.khanacademy.org/economics-finance-domain/microeconomics/elasticity-tutorial/price-elasticity-tutorial/v/more-on-elasticity-of-demand?utm_source=YT&amp;utm_medium=Desc&amp;utm_campaign=microeconomics</text:p>
            <text:p/>
            <text:p>Missed the previous lesson? https://www.khanacademy.org/economics-finance-domain/microeconomics/supply-demand-equilibrium/oil-prices-tutorial/v/breakdown-of-gas-prices?utm_source=YT&amp;utm_medium=Desc&amp;utm_campaign=microeconomics</text:p>
            <text:p/>
            <text:p>Microeconomics on Khan Academy: Topics covered in a traditional college level introductory microeconomics course</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s Microeconomics channel: https://www.youtube.com/channel/UC_6zQ54DjQJdLodwsxAsdZg</text:p>
            <text:p>Subscribe to Khan Academy: https://www.youtube.com/subscription_center?add_user=khanacademy</text:p>
          </table:table-cell>
          <table:table-cell/>
          <table:table-cell office:value-type="string" calcext:value-type="string">
            <text:p>00:13:17</text:p>
          </table:table-cell>
          <table:table-cell office:value-type="date" office:date-value="2018-07-28T04:44:07.902" calcext:value-type="date">
            <text:p>28/07/18 04:44</text:p>
          </table:table-cell>
          <table:table-cell office:value-type="float" office:value="1128376" calcext:value-type="float">
            <text:p>1128376</text:p>
          </table:table-cell>
          <table:table-cell office:value-type="float" office:value="3728" calcext:value-type="float">
            <text:p>3728</text:p>
          </table:table-cell>
          <table:table-cell/>
        </table:table-row>
        <table:table-row table:style-name="ro4">
          <table:table-cell office:value-type="string" calcext:value-type="string">
            <text:p>TED-Ed</text:p>
          </table:table-cell>
          <table:table-cell office:value-type="string" calcext:value-type="string">
            <text:p>xfZhb6lmxjk</text:p>
          </table:table-cell>
          <table:table-cell office:value-type="string" calcext:value-type="string">
            <text:p>UCsooa4yRKGN_zEE8iknghZA</text:p>
          </table:table-cell>
          <table:table-cell office:value-type="string" calcext:value-type="string">
            <text:p>https://www.youtube.com/watch?v=xfZhb6lmxjk</text:p>
          </table:table-cell>
          <table:table-cell office:value-type="date" office:date-value="2015-06-29T15:08:30" calcext:value-type="date">
            <text:p>29/06/15 15:08</text:p>
          </table:table-cell>
          <table:table-cell office:value-type="string" calcext:value-type="string">
            <text:p>Why do blood types matter? - Natalie S. Hodge</text:p>
          </table:table-cell>
          <table:table-cell office:value-type="string" calcext:value-type="string">
            <text:p>View full lesson: http://ed.ted.com/lessons/why-do-blood-types-matter-natalie-s-hodge</text:p>
            <text:p/>
            <text:p>Itâ€™s often said that despite humanityâ€™s many conflicts, we all bleed the same blood. Itâ€™s a nice thought, but not quite accurate. In fact, our blood comes in a few different varieties. Natalie S. Hodge defines the four major blood types and sheds light on why some bloods can mix while others cannot.</text:p>
            <text:p/>
            <text:p>Lesson by Natalie S. Hodge, animation by Brad Purnell.</text:p>
          </table:table-cell>
          <table:table-cell office:value-type="string" calcext:value-type="string">
            <text:p>{"Brad Purnell","Natalie Hodge",TED-Ed,"TED Ed",TEDEducation,TED,"blood type",blood,"blood donor","universal blood","blood donation",biology,"types of blood",antigen}</text:p>
          </table:table-cell>
          <table:table-cell office:value-type="string" calcext:value-type="string">
            <text:p>00:04:42</text:p>
          </table:table-cell>
          <table:table-cell office:value-type="date" office:date-value="2018-07-28T04:44:20.351" calcext:value-type="date">
            <text:p>28/07/18 04:44</text:p>
          </table:table-cell>
          <table:table-cell office:value-type="float" office:value="1128032" calcext:value-type="float">
            <text:p>1128032</text:p>
          </table:table-cell>
          <table:table-cell office:value-type="float" office:value="15820" calcext:value-type="float">
            <text:p>15820</text:p>
          </table:table-cell>
          <table:table-cell/>
        </table:table-row>
        <table:table-row table:style-name="ro3">
          <table:table-cell office:value-type="string" calcext:value-type="string">
            <text:p>TED-Ed</text:p>
          </table:table-cell>
          <table:table-cell office:value-type="string" calcext:value-type="string">
            <text:p>cURn__xlWXk</text:p>
          </table:table-cell>
          <table:table-cell office:value-type="string" calcext:value-type="string">
            <text:p>UCsooa4yRKGN_zEE8iknghZA</text:p>
          </table:table-cell>
          <table:table-cell office:value-type="string" calcext:value-type="string">
            <text:p>https://www.youtube.com/watch?v=cURn__xlWXk</text:p>
          </table:table-cell>
          <table:table-cell office:value-type="date" office:date-value="2017-02-28T16:02:54" calcext:value-type="date">
            <text:p>28/02/17 16:02</text:p>
          </table:table-cell>
          <table:table-cell office:value-type="string" calcext:value-type="string">
            <text:p>Are ghost ships real? - Peter B. Campbell</text:p>
          </table:table-cell>
          <table:table-cell office:value-type="string" calcext:value-type="string">
            <text:p>View full lesson: http://ed.ted.com/lessons/are-ghost-ships-real-peter-b-campbell</text:p>
            <text:p/>
            <text:p>Please note: we are currently working on a fix for an error spotted in the video. The error relates to the behavior of the water filling the hole in the Mary Celeste's hull. The water would reach equilibrium with the outside water level, not cease filling at the hole. We thank you for your patience as we work on a fix.</text:p>
            <text:p/>
            <text:p>In 1884, the British steamer â€œRumneyâ€ crashed into the French ship â€œFrigorifique.â€ Seeing their ship filling with water, the French crew climbed aboard the â€œRumney.â€ But as they sailed towards port, a silent form emerged from the fog â€“ the abandoned â€œFrigorifique,â€ seemingly back for revenge. So what happened? Peter B. Campbell investigates the fascinating phenomenon of ghost ships.</text:p>
            <text:p/>
            <text:p>Lesson by Peter B. Campbell, animation by Zedem Media.</text:p>
          </table:table-cell>
          <table:table-cell office:value-type="string" calcext:value-type="string">
            <text:p>{TED,TED-Ed,"TED Ed","TED Education","Peter B. Campbell","Zedem Media","ghost ships",buoancy,gravity,"fluid dynamics",physics,shipwreck,storm,ghost,ocean,current,"ocean current",sea}</text:p>
          </table:table-cell>
          <table:table-cell office:value-type="string" calcext:value-type="string">
            <text:p>00:05:01</text:p>
          </table:table-cell>
          <table:table-cell office:value-type="date" office:date-value="2018-07-28T04:42:34.589" calcext:value-type="date">
            <text:p>28/07/18 04:42</text:p>
          </table:table-cell>
          <table:table-cell office:value-type="float" office:value="1127912" calcext:value-type="float">
            <text:p>1127912</text:p>
          </table:table-cell>
          <table:table-cell office:value-type="float" office:value="17962" calcext:value-type="float">
            <text:p>17962</text:p>
          </table:table-cell>
          <table:table-cell/>
        </table:table-row>
        <table:table-row table:style-name="ro5">
          <table:table-cell office:value-type="string" calcext:value-type="string">
            <text:p>Khan Academy</text:p>
          </table:table-cell>
          <table:table-cell office:value-type="string" calcext:value-type="string">
            <text:p>XFhntPxow0U</text:p>
          </table:table-cell>
          <table:table-cell office:value-type="string" calcext:value-type="string">
            <text:p>UC4a-Gbdw7vOaccHmFo40b9g</text:p>
          </table:table-cell>
          <table:table-cell office:value-type="string" calcext:value-type="string">
            <text:p>https://www.youtube.com/watch?v=XFhntPxow0U</text:p>
          </table:table-cell>
          <table:table-cell office:value-type="date" office:date-value="2008-02-13T02:00:58" calcext:value-type="date">
            <text:p>13/02/08 02:00</text:p>
          </table:table-cell>
          <table:table-cell office:value-type="string" calcext:value-type="string">
            <text:p>Introduction to momentum | Impacts and linear momentum | Physics | Khan Academy</text:p>
          </table:table-cell>
          <table:table-cell office:value-type="string" calcext:value-type="string">
            <text:p>What momentum is. A simple problem involving momentum. Created by Sal Khan.</text:p>
            <text:p/>
            <text:p>Watch the next lesson: https://www.khanacademy.org/science/physics/linear-momentum/momentum-tutorial/v/impulse-and-momentum-dodgeball-example?utm_source=YT&amp;utm_medium=Desc&amp;utm_campaign=physics</text:p>
            <text:p/>
            <text:p>Missed the previous lesson? https://www.khanacademy.org/science/physics/work-and-energy/mechanical-advantage/v/mechanical-advantage-part-3?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09:18</text:p>
          </table:table-cell>
          <table:table-cell office:value-type="date" office:date-value="2018-07-28T04:44:13.83" calcext:value-type="date">
            <text:p>28/07/18 04:44</text:p>
          </table:table-cell>
          <table:table-cell office:value-type="float" office:value="1126660" calcext:value-type="float">
            <text:p>1126660</text:p>
          </table:table-cell>
          <table:table-cell office:value-type="float" office:value="4405" calcext:value-type="float">
            <text:p>4405</text:p>
          </table:table-cell>
          <table:table-cell/>
        </table:table-row>
        <table:table-row table:style-name="ro56">
          <table:table-cell office:value-type="string" calcext:value-type="string">
            <text:p>MindYourDecisions</text:p>
          </table:table-cell>
          <table:table-cell office:value-type="string" calcext:value-type="string">
            <text:p>ol2yX9gwbZg</text:p>
          </table:table-cell>
          <table:table-cell office:value-type="string" calcext:value-type="string">
            <text:p>UCHnj59g7jezwTy5GeL8EA_g</text:p>
          </table:table-cell>
          <table:table-cell office:value-type="string" calcext:value-type="string">
            <text:p>https://www.youtube.com/watch?v=ol2yX9gwbZg</text:p>
          </table:table-cell>
          <table:table-cell office:value-type="date" office:date-value="2015-01-14T03:12:13" calcext:value-type="date">
            <text:p>14/01/15 03:12</text:p>
          </table:table-cell>
          <table:table-cell office:value-type="string" calcext:value-type="string">
            <text:p>6 - 1 x 0 + 2 Ã· 2 = ? The Correct Answer Explained</text:p>
          </table:table-cell>
          <table:table-cell office:value-type="string" calcext:value-type="string">
            <text:p>What is 6 - 1 x 0 + 2 Ã· 2 = ? Some people say the answer is 7 while others feel the answer is 1. This video should end the debate and explains why there is one correct answer.</text:p>
            <text:p/>
            <text:p>History of order of operations</text:p>
            <text:p>https://en.wikipedia.org/wiki/Order_of_operations</text:p>
            <text:p>http://jeff560.tripod.com/operation.html</text:p>
            <text:p>http://mathforum.org/library/drmath/view/52582.html</text:p>
            <text:p/>
            <text:p>If you like my videos, you can support me at Patreon: http://www.patreon.com/mindyourdecisions</text:p>
            <text:p/>
            <text:p>Connect on social media. I update each site when I have a new video or blog post, so you can follow me on whichever method is most convenient for you.</text:p>
            <text:p/>
            <text:p>My Blog: http://mindyourdecisions.com/blog/</text:p>
            <text:p>Twitter: http://twitter.com/preshtalwalkar</text:p>
            <text:p>Facebook: https://www.facebook.com/Mind-Your-Decisions-168446714965/</text:p>
            <text:p>Google+: https://plus.google.com/108336608566588374147/posts</text:p>
            <text:p>Pinterest: https://www.pinterest.com/preshtalwalkar/</text:p>
            <text:p>Tumblr: http://preshtalwalkar.tumblr.com/</text:p>
            <text:p>Instagram: https://instagram.com/preshtalwalkar/</text:p>
            <text:p>Patreon: http://www.patreon.com/mindyourdecisions</text:p>
            <text:p/>
            <text:p>Newsletter (sent about 2 times a year): http://eepurl.com/KvS0r</text:p>
            <text:p/>
            <text:p>My Books</text:p>
            <text:p/>
            <text:p>"The Joy of Game Theory" shows how you can use math to out-think your competition. (rated 4/5 stars on 23 reviews) https://www.amazon.com/gp/product/1500497444</text:p>
            <text:p/>
            <text:p>"The Irrationality Illusion: How To Make Smart Decisions And Overcome Bias" is a handbook that explains the many ways we are biased about decision-making and offers techniques to make smart decisions. (rated 5/5 stars on 1 review) https://www.amazon.com/gp/product/1523231467/</text:p>
            <text:p/>
            <text:p>"Math Puzzles Volume 1" features classic brain teasers and riddles with complete solutions for problems in counting, geometry, probability, and game theory. Volume 1 is rated 4.5/5 stars on 11 reviews. https://www.amazon.com/gp/product/1517421624/</text:p>
            <text:p/>
            <text:p>"Math Puzzles Volume 2" is a sequel book with more great problems. https://www.amazon.com/gp/product/1517531624/</text:p>
            <text:p/>
            <text:p>"Math Puzzles Volume 3" is the third in the series. https://www.amazon.com/gp/product/1517596351/</text:p>
            <text:p/>
            <text:p>"40 Paradoxes in Logic, Probability, and Game Theory" contains thought-provoking and counter-intuitive results. (rated 4.9/5 stars on 7 reviews) https://www.amazon.com/gp/product/1517319307/</text:p>
            <text:p/>
            <text:p>"The Best Mental Math Tricks" teaches how you can look like a math genius by solving problems in your head (rated 4.7/5 stars on 3 reviews) https://www.amazon.com/gp/product/150779651X/</text:p>
            <text:p/>
            <text:p>"Multiply Numbers By Drawing Lines" This book is a reference guide for my video that has over 1 million views on a geometric method to multiply numbers. (rated 5/5 stars on 1 review) https://www.amazon.com/gp/product/1500866148/</text:p>
          </table:table-cell>
          <table:table-cell office:value-type="string" calcext:value-type="string">
            <text:p>{mathematics,"order of operations","math problem",math,arithmetic,pemdas,bedmas}</text:p>
          </table:table-cell>
          <table:table-cell office:value-type="string" calcext:value-type="string">
            <text:p>00:02:44</text:p>
          </table:table-cell>
          <table:table-cell office:value-type="date" office:date-value="2018-07-28T04:41:44.324" calcext:value-type="date">
            <text:p>28/07/18 04:41</text:p>
          </table:table-cell>
          <table:table-cell office:value-type="float" office:value="1126648" calcext:value-type="float">
            <text:p>1126648</text:p>
          </table:table-cell>
          <table:table-cell office:value-type="float" office:value="3254" calcext:value-type="float">
            <text:p>3254</text:p>
          </table:table-cell>
          <table:table-cell/>
        </table:table-row>
        <table:table-row table:style-name="ro5">
          <table:table-cell office:value-type="string" calcext:value-type="string">
            <text:p>Khan Academy</text:p>
          </table:table-cell>
          <table:table-cell office:value-type="string" calcext:value-type="string">
            <text:p>b76wePnIBdU</text:p>
          </table:table-cell>
          <table:table-cell office:value-type="string" calcext:value-type="string">
            <text:p>UC4a-Gbdw7vOaccHmFo40b9g</text:p>
          </table:table-cell>
          <table:table-cell office:value-type="string" calcext:value-type="string">
            <text:p>https://www.youtube.com/watch?v=b76wePnIBdU</text:p>
          </table:table-cell>
          <table:table-cell office:value-type="date" office:date-value="2012-12-28T19:52:59" calcext:value-type="date">
            <text:p>28/12/12 19:52</text:p>
          </table:table-cell>
          <table:table-cell office:value-type="string" calcext:value-type="string">
            <text:p>_-substitution intro | AP Calculus AB | Khan Academy</text:p>
          </table:table-cell>
          <table:table-cell office:value-type="string" calcext:value-type="string">
            <text:p>Using u-substitution to find the anti-derivative of a function. Seeing that u-substitution is the inverse of the chain rule. Created by Sal Khan.</text:p>
            <text:p/>
            <text:p>Watch the next lesson: https://www.khanacademy.org/math/ap-calculus-ab/ab-antiderivatives-ftc/ab-u-substitution/v/u-substitution-example-3?utm_source=YT&amp;utm_medium=Desc&amp;utm_campaign=APCalculusAB </text:p>
            <text:p/>
            <text:p>Missed the previous lesson? https://www.khanacademy.org/math/ap-calculus-ab/ab-antiderivatives-ftc/ab-find-definite-int/v/definite-integral-of-absolute-value?utm_source=YT&amp;utm_medium=Desc&amp;utm_campaign=APCalculusAB </text:p>
            <text:p/>
            <text:p>AP Calculus AB on Khan Academy: Bill Scott uses Khan Academy to teach AP Calculus at Phillips Academy in Andover, Massachusetts, and heÃ•s part of the teaching team that helped develop Khan AcademyÃ•s AP lessons. Phillips Academy was one of the first schools to teach AP nearly 60 years ago.</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 </text:p>
            <text:p/>
            <text:p>For free. For everyone. Forever. #YouCanLearnAnything</text:p>
            <text:p/>
            <text:p>Subscribe to Khan AcademyÃ•s AP Calculus AB channel: https://www.youtube.com/channel/UCyoj0ZF4uw8VTFbmlfOVPuw?sub_confirmation=1</text:p>
            <text:p>Subscribe to Khan Academy: https://www.youtube.com/subscription_center?add_user=khanacademy</text:p>
          </table:table-cell>
          <table:table-cell/>
          <table:table-cell office:value-type="string" calcext:value-type="string">
            <text:p>00:05:11</text:p>
          </table:table-cell>
          <table:table-cell office:value-type="date" office:date-value="2018-07-28T04:43:37.247" calcext:value-type="date">
            <text:p>28/07/18 04:43</text:p>
          </table:table-cell>
          <table:table-cell office:value-type="float" office:value="1122305" calcext:value-type="float">
            <text:p>1122305</text:p>
          </table:table-cell>
          <table:table-cell office:value-type="float" office:value="2881" calcext:value-type="float">
            <text:p>2881</text:p>
          </table:table-cell>
          <table:table-cell/>
        </table:table-row>
        <table:table-row table:style-name="ro57">
          <table:table-cell office:value-type="string" calcext:value-type="string">
            <text:p>Numberphile</text:p>
          </table:table-cell>
          <table:table-cell office:value-type="string" calcext:value-type="string">
            <text:p>Y30VF3cSIYQ</text:p>
          </table:table-cell>
          <table:table-cell office:value-type="string" calcext:value-type="string">
            <text:p>UCoxcjq-8xIDTYp3uz647V5A</text:p>
          </table:table-cell>
          <table:table-cell office:value-type="string" calcext:value-type="string">
            <text:p>https://www.youtube.com/watch?v=Y30VF3cSIYQ</text:p>
          </table:table-cell>
          <table:table-cell office:value-type="date" office:date-value="2016-08-16T12:27:09" calcext:value-type="date">
            <text:p>16/08/16 12:27</text:p>
          </table:table-cell>
          <table:table-cell office:value-type="string" calcext:value-type="string">
            <text:p>The Legend of Question Six - Numberphile</text:p>
          </table:table-cell>
          <table:table-cell office:value-type="string" calcext:value-type="string">
            <text:p>Free trial at Great Courses Plus:  http://ow.ly/7Hh2302dIFt</text:p>
            <text:p>More links &amp; stuff in full description below â†“â†“â†“</text:p>
            <text:p/>
            <text:p>Simon Pampena discusses the famous Question 6 from the 1988 International Mathematical Olympiad. More links below...</text:p>
            <text:p/>
            <text:p>Second part of this video: https://youtu.be/L0Vj_7Y2-xY</text:p>
            <text:p/>
            <text:p>International Mathematical Olympiad (includes links to all previous Olympiad results and papers): https://www.imo-official.org</text:p>
            <text:p/>
            <text:p>Simon Pampena: https://twitter.com/mathemaniac</text:p>
            <text:p/>
            <text:p>Terence Tao: http://www.math.ucla.edu/~tao/ (thanks to him for the photos)</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math olympics","International Mathematical Olympiad","terry tao","terence tao"}</text:p>
          </table:table-cell>
          <table:table-cell office:value-type="string" calcext:value-type="string">
            <text:p>00:08:45</text:p>
          </table:table-cell>
          <table:table-cell office:value-type="date" office:date-value="2018-07-28T04:41:08.059" calcext:value-type="date">
            <text:p>28/07/18 04:41</text:p>
          </table:table-cell>
          <table:table-cell office:value-type="float" office:value="1121481" calcext:value-type="float">
            <text:p>1121481</text:p>
          </table:table-cell>
          <table:table-cell office:value-type="float" office:value="18064" calcext:value-type="float">
            <text:p>18064</text:p>
          </table:table-cell>
          <table:table-cell/>
        </table:table-row>
        <table:table-row table:style-name="ro16">
          <table:table-cell office:value-type="string" calcext:value-type="string">
            <text:p>Khan Academy</text:p>
          </table:table-cell>
          <table:table-cell office:value-type="string" calcext:value-type="string">
            <text:p>eEUvRrhmcxM</text:p>
          </table:table-cell>
          <table:table-cell office:value-type="string" calcext:value-type="string">
            <text:p>UC4a-Gbdw7vOaccHmFo40b9g</text:p>
          </table:table-cell>
          <table:table-cell office:value-type="string" calcext:value-type="string">
            <text:p>https://www.youtube.com/watch?v=eEUvRrhmcxM</text:p>
          </table:table-cell>
          <table:table-cell office:value-type="date" office:date-value="2009-09-30T20:21:27" calcext:value-type="date">
            <text:p>30/09/09 20:21</text:p>
          </table:table-cell>
          <table:table-cell office:value-type="string" calcext:value-type="string">
            <text:p>Introduction to Heredity</text:p>
          </table:table-cell>
          <table:table-cell office:value-type="string" calcext:value-type="string">
            <text:p>Heredity and Classical Genetics.  Dominant and recessive traits.  Heterozygous and homozygous genotypes.</text:p>
            <text:p>More free lessons at: http://www.khanacademy.org/video?v=eEUvRrhmcxM</text:p>
          </table:table-cell>
          <table:table-cell/>
          <table:table-cell office:value-type="string" calcext:value-type="string">
            <text:p>00:17:27</text:p>
          </table:table-cell>
          <table:table-cell office:value-type="date" office:date-value="2018-07-28T04:44:26.264" calcext:value-type="date">
            <text:p>28/07/18 04:44</text:p>
          </table:table-cell>
          <table:table-cell office:value-type="float" office:value="1121401" calcext:value-type="float">
            <text:p>1121401</text:p>
          </table:table-cell>
          <table:table-cell office:value-type="float" office:value="3652" calcext:value-type="float">
            <text:p>3652</text:p>
          </table:table-cell>
          <table:table-cell/>
        </table:table-row>
        <table:table-row table:style-name="ro24">
          <table:table-cell office:value-type="string" calcext:value-type="string">
            <text:p>Khan Academy</text:p>
          </table:table-cell>
          <table:table-cell office:value-type="string" calcext:value-type="string">
            <text:p>C38B33ZywWs</text:p>
          </table:table-cell>
          <table:table-cell office:value-type="string" calcext:value-type="string">
            <text:p>UC4a-Gbdw7vOaccHmFo40b9g</text:p>
          </table:table-cell>
          <table:table-cell office:value-type="string" calcext:value-type="string">
            <text:p>https://www.youtube.com/watch?v=C38B33ZywWs</text:p>
          </table:table-cell>
          <table:table-cell office:value-type="date" office:date-value="2006-11-26T00:19:22" calcext:value-type="date">
            <text:p>26/11/06 00:19</text:p>
          </table:table-cell>
          <table:table-cell office:value-type="string" calcext:value-type="string">
            <text:p>Adding/subtracting negative numbers | Pre-Algebra | Khan Academy</text:p>
          </table:table-cell>
          <table:table-cell office:value-type="string" calcext:value-type="string">
            <text:p>Adding and subtracting negative numbers</text:p>
            <text:p/>
            <text:p>Watch the next lesson: https://www.khanacademy.org/math/pre-algebra/negatives-absolute-value-pre-alg/mult-div-negatives-pre-alg/v/multiplying-positive-and-negative-numbers?utm_source=YT&amp;utm_medium=Desc&amp;utm_campaign=PreAlgebra</text:p>
            <text:p/>
            <text:p>Missed the previous lesson? </text:p>
            <text:p>https://www.khanacademy.org/math/pre-algebra/negatives-absolute-value-pre-alg/add-subtract-negatives-pre-alg/v/u09-l1-t2-we4-adding-real-numbers-application?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9:16</text:p>
          </table:table-cell>
          <table:table-cell office:value-type="date" office:date-value="2018-07-28T04:42:53.596" calcext:value-type="date">
            <text:p>28/07/18 04:42</text:p>
          </table:table-cell>
          <table:table-cell office:value-type="float" office:value="1121247" calcext:value-type="float">
            <text:p>1121247</text:p>
          </table:table-cell>
          <table:table-cell office:value-type="float" office:value="1675" calcext:value-type="float">
            <text:p>1675</text:p>
          </table:table-cell>
          <table:table-cell/>
        </table:table-row>
        <table:table-row table:style-name="ro17">
          <table:table-cell office:value-type="string" calcext:value-type="string">
            <text:p>patrickJMT</text:p>
          </table:table-cell>
          <table:table-cell office:value-type="string" calcext:value-type="string">
            <text:p>gFpHHTxsDkI</text:p>
          </table:table-cell>
          <table:table-cell office:value-type="string" calcext:value-type="string">
            <text:p>UCFe6jenM1Bc54qtBsIJGRZQ</text:p>
          </table:table-cell>
          <table:table-cell office:value-type="string" calcext:value-type="string">
            <text:p>https://www.youtube.com/watch?v=gFpHHTxsDkI</text:p>
          </table:table-cell>
          <table:table-cell office:value-type="date" office:date-value="2009-03-07T16:58:19" calcext:value-type="date">
            <text:p>07/03/09 16:58</text:p>
          </table:table-cell>
          <table:table-cell office:value-type="string" calcext:value-type="string">
            <text:p>â– Calculating a Definite Integral Using Riemann Sums - Part 1 â–</text:p>
          </table:table-cell>
          <table:table-cell office:value-type="string" calcext:value-type="string">
            <text:p>Thanks to all of you who support me on Patreon. You da real mvps!   $1 per month helps!! :)  https://www.patreon.com/patrickjmt !! Please consider being a supporter on Patreon! https://www.patreon.com/patrickjmt</text:p>
            <text:p>Calculating a Definite Integral Using Riemann Sums - Part 1.</text:p>
            <text:p>In this video, I show how to set up a definite integral using Riemann Sums.  In part 2, I actually compute the Riemann Sum to get a solution!</text:p>
            <text:p>For more free math videos, visit http://PatrickJMT.com</text:p>
          </table:table-cell>
          <table:table-cell office:value-type="string" calcext:value-type="string">
            <text:p>{math,calculus,riemann,sum,reimann,example,integrate,integral,derivative,summation,formula,integration,SAT,BC,AP,ACT}</text:p>
          </table:table-cell>
          <table:table-cell office:value-type="string" calcext:value-type="string">
            <text:p>00:06:16</text:p>
          </table:table-cell>
          <table:table-cell office:value-type="date" office:date-value="2018-07-28T04:42:09.724" calcext:value-type="date">
            <text:p>28/07/18 04:42</text:p>
          </table:table-cell>
          <table:table-cell office:value-type="float" office:value="1120712" calcext:value-type="float">
            <text:p>1120712</text:p>
          </table:table-cell>
          <table:table-cell office:value-type="float" office:value="2908" calcext:value-type="float">
            <text:p>2908</text:p>
          </table:table-cell>
          <table:table-cell/>
        </table:table-row>
        <table:table-row table:style-name="ro44">
          <table:table-cell office:value-type="string" calcext:value-type="string">
            <text:p>Numberphile</text:p>
          </table:table-cell>
          <table:table-cell office:value-type="string" calcext:value-type="string">
            <text:p>f2Gne3UHKHs</text:p>
          </table:table-cell>
          <table:table-cell office:value-type="string" calcext:value-type="string">
            <text:p>UCoxcjq-8xIDTYp3uz647V5A</text:p>
          </table:table-cell>
          <table:table-cell office:value-type="string" calcext:value-type="string">
            <text:p>https://www.youtube.com/watch?v=f2Gne3UHKHs</text:p>
          </table:table-cell>
          <table:table-cell office:value-type="date" office:date-value="2012-08-03T14:46:29" calcext:value-type="date">
            <text:p>03/08/12 14:46</text:p>
          </table:table-cell>
          <table:table-cell office:value-type="string" calcext:value-type="string">
            <text:p>The Most Mathematical Flag - Numberphile</text:p>
          </table:table-cell>
          <table:table-cell office:value-type="string" calcext:value-type="string">
            <text:p>We use the constitution of Nepal to re-create its distinctive, double-triangular flag. </text:p>
            <text:p>More links &amp; stuff in full description below â†“â†“â†“</text:p>
            <text:p/>
            <text:p>Nepal has never won a full Olympic medal (though it once picked up bronze in an exhibition sport!) </text:p>
            <text:p/>
            <text:p>Try it yourself using these instructions: http://www.servat.unibe.ch/icl/np01000_.html</text:p>
            <text:p/>
            <text:p>The final sketch by James is at http://www.flickr.com/photos/numberphile/7703604582/</text:p>
            <text:p/>
            <text:p>Featuring Dr James Grime.</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Flag (Collection Category)",nepal,mathematics}</text:p>
          </table:table-cell>
          <table:table-cell office:value-type="string" calcext:value-type="string">
            <text:p>00:07:13</text:p>
          </table:table-cell>
          <table:table-cell office:value-type="date" office:date-value="2018-07-28T04:41:44.789" calcext:value-type="date">
            <text:p>28/07/18 04:41</text:p>
          </table:table-cell>
          <table:table-cell office:value-type="float" office:value="1120647" calcext:value-type="float">
            <text:p>1120647</text:p>
          </table:table-cell>
          <table:table-cell office:value-type="float" office:value="2188" calcext:value-type="float">
            <text:p>2188</text:p>
          </table:table-cell>
          <table:table-cell/>
        </table:table-row>
        <table:table-row table:style-name="ro4">
          <table:table-cell office:value-type="string" calcext:value-type="string">
            <text:p>TED-Ed</text:p>
          </table:table-cell>
          <table:table-cell office:value-type="string" calcext:value-type="string">
            <text:p>fNV7CsKI5m8</text:p>
          </table:table-cell>
          <table:table-cell office:value-type="string" calcext:value-type="string">
            <text:p>UCsooa4yRKGN_zEE8iknghZA</text:p>
          </table:table-cell>
          <table:table-cell office:value-type="string" calcext:value-type="string">
            <text:p>https://www.youtube.com/watch?v=fNV7CsKI5m8</text:p>
          </table:table-cell>
          <table:table-cell office:value-type="date" office:date-value="2016-09-06T15:01:23" calcext:value-type="date">
            <text:p>06/09/16 15:01</text:p>
          </table:table-cell>
          <table:table-cell office:value-type="string" calcext:value-type="string">
            <text:p>One of the most difficult words to translate... - Krystian Aparta</text:p>
          </table:table-cell>
          <table:table-cell office:value-type="string" calcext:value-type="string">
            <text:p>View full lesson: http://ed.ted.com/lessons/one-of-the-most-difficult-words-to-translate-krystian-aparta</text:p>
            <text:p/>
            <text:p>As simple as it seems, itâ€™s often impossible to accurately translate the word you without knowing a lot more about the situation where itâ€™s being said. Krystian Aparta describes the specific reasons why it can be difficult, citing examples from many different languages. </text:p>
            <text:p/>
            <text:p>Lesson by Krystian Aparta, animation by Avi Ofer.</text:p>
          </table:table-cell>
          <table:table-cell office:value-type="string" calcext:value-type="string">
            <text:p>{"Krystian Aparta","Avi Ofer","Addison Anderson","Translating you","how do you translate you?",Translation,"difficult words to translate","lost in translation","Tu Vous","Collective nouns","second person","second person plural",translators,"what is the most difficult to word to translate?","playing with language","learning a language","foreign languages","speaking in the second person",TED,TED-Ed,"Ted education",Teded}</text:p>
          </table:table-cell>
          <table:table-cell office:value-type="string" calcext:value-type="string">
            <text:p>00:03:48</text:p>
          </table:table-cell>
          <table:table-cell office:value-type="date" office:date-value="2018-07-28T04:43:30.184" calcext:value-type="date">
            <text:p>28/07/18 04:43</text:p>
          </table:table-cell>
          <table:table-cell office:value-type="float" office:value="1120529" calcext:value-type="float">
            <text:p>1120529</text:p>
          </table:table-cell>
          <table:table-cell office:value-type="float" office:value="4904" calcext:value-type="float">
            <text:p>4904</text:p>
          </table:table-cell>
          <table:table-cell/>
        </table:table-row>
        <table:table-row table:style-name="ro5">
          <table:table-cell office:value-type="string" calcext:value-type="string">
            <text:p>Khan Academy</text:p>
          </table:table-cell>
          <table:table-cell office:value-type="string" calcext:value-type="string">
            <text:p>_7VHfuWV-Qg</text:p>
          </table:table-cell>
          <table:table-cell office:value-type="string" calcext:value-type="string">
            <text:p>UC4a-Gbdw7vOaccHmFo40b9g</text:p>
          </table:table-cell>
          <table:table-cell office:value-type="string" calcext:value-type="string">
            <text:p>https://www.youtube.com/watch?v=_7VHfuWV-Qg</text:p>
          </table:table-cell>
          <table:table-cell office:value-type="date" office:date-value="2011-12-29T19:40:53" calcext:value-type="date">
            <text:p>29/12/11 19:40</text:p>
          </table:table-cell>
          <table:table-cell office:value-type="string" calcext:value-type="string">
            <text:p>Production possibilities frontier | Microeconomics | Khan Academy</text:p>
          </table:table-cell>
          <table:table-cell office:value-type="string" calcext:value-type="string">
            <text:p>Tradeoffs for a hunter gatherer and the production possibilities frontier, and the notion of "ceteris paribus" (which means "everything else held equal").</text:p>
            <text:p/>
            <text:p>Watch the next lesson: https://www.khanacademy.org/economics-finance-domain/microeconomics/choices-opp-cost-tutorial/production-possibilities/v/opportunity-cost?utm_source=YT&amp;utm_medium=Desc&amp;utm_campaign=microeconomics</text:p>
            <text:p/>
            <text:p>Missed the previous lesson? https://www.khanacademy.org/economics-finance-domain/microeconomics/consumer-producer-surplus/externalities-topic/v/tragedy-of-the-commons?utm_source=YT&amp;utm_medium=Desc&amp;utm_campaign=microeconomics</text:p>
            <text:p/>
            <text:p>Microeconomics on Khan Academy: Topics covered in a traditional college level introductory microeconomics course</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s Microeconomics channel: https://www.youtube.com/channel/UC_6zQ54DjQJdLodwsxAsdZg</text:p>
            <text:p>Subscribe to Khan Academy: https://www.youtube.com/subscription_center?add_user=khanacademy</text:p>
          </table:table-cell>
          <table:table-cell/>
          <table:table-cell office:value-type="string" calcext:value-type="string">
            <text:p>00:10:59</text:p>
          </table:table-cell>
          <table:table-cell office:value-type="date" office:date-value="2018-07-28T04:43:43.676" calcext:value-type="date">
            <text:p>28/07/18 04:43</text:p>
          </table:table-cell>
          <table:table-cell office:value-type="float" office:value="1118941" calcext:value-type="float">
            <text:p>1118941</text:p>
          </table:table-cell>
          <table:table-cell office:value-type="float" office:value="4141" calcext:value-type="float">
            <text:p>4141</text:p>
          </table:table-cell>
          <table:table-cell/>
        </table:table-row>
        <table:table-row table:style-name="ro16">
          <table:table-cell office:value-type="string" calcext:value-type="string">
            <text:p>mathantics</text:p>
          </table:table-cell>
          <table:table-cell office:value-type="string" calcext:value-type="string">
            <text:p>kwh4SD1ToFc</text:p>
          </table:table-cell>
          <table:table-cell office:value-type="string" calcext:value-type="string">
            <text:p>UCBuMwlP7kHkNxdPAqtFSJTw</text:p>
          </table:table-cell>
          <table:table-cell office:value-type="string" calcext:value-type="string">
            <text:p>https://www.youtube.com/watch?v=kwh4SD1ToFc</text:p>
          </table:table-cell>
          <table:table-cell office:value-type="date" office:date-value="2015-12-13T22:06:45" calcext:value-type="date">
            <text:p>13/12/15 22:06</text:p>
          </table:table-cell>
          <table:table-cell office:value-type="string" calcext:value-type="string">
            <text:p>Math Antics - Decimal Arithmetic</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ematics (Field Of Study)",Math,"Math Antics",Education,arithmetic,decimals,"decimal numbers",addition,subtraction,multiplication,division,"decimal point"}</text:p>
          </table:table-cell>
          <table:table-cell office:value-type="string" calcext:value-type="string">
            <text:p>00:12:15</text:p>
          </table:table-cell>
          <table:table-cell office:value-type="date" office:date-value="2018-07-28T04:45:21.52" calcext:value-type="date">
            <text:p>28/07/18 04:45</text:p>
          </table:table-cell>
          <table:table-cell office:value-type="float" office:value="1118509" calcext:value-type="float">
            <text:p>1118509</text:p>
          </table:table-cell>
          <table:table-cell office:value-type="float" office:value="17608" calcext:value-type="float">
            <text:p>17608</text:p>
          </table:table-cell>
          <table:table-cell/>
        </table:table-row>
        <table:table-row table:style-name="ro15">
          <table:table-cell office:value-type="string" calcext:value-type="string">
            <text:p>Khan Academy</text:p>
          </table:table-cell>
          <table:table-cell office:value-type="string" calcext:value-type="string">
            <text:p>y7QLay8wrW8</text:p>
          </table:table-cell>
          <table:table-cell office:value-type="string" calcext:value-type="string">
            <text:p>UC4a-Gbdw7vOaccHmFo40b9g</text:p>
          </table:table-cell>
          <table:table-cell office:value-type="string" calcext:value-type="string">
            <text:p>https://www.youtube.com/watch?v=y7QLay8wrW8</text:p>
          </table:table-cell>
          <table:table-cell office:value-type="date" office:date-value="2010-06-13T17:45:43" calcext:value-type="date">
            <text:p>13/06/10 17:45</text:p>
          </table:table-cell>
          <table:table-cell office:value-type="string" calcext:value-type="string">
            <text:p>Solving a two-step inequality | Linear inequalities | Algebra I | Khan Academy</text:p>
          </table:table-cell>
          <table:table-cell office:value-type="string" calcext:value-type="string">
            <text:p>We're turning up the heat a little and asking you to help us solve a multi-step inequality problem.</text:p>
            <text:p/>
            <text:p>Practice this lesson yourself on KhanAcademy.org right now:</text:p>
            <text:p>https://www.khanacademy.org/math/algebra/linear_inequalities/inequalities/e/solving-2-step-inequalities?utm_source=YT&amp;utm_medium=Desc&amp;utm_campaign=AlgebraI</text:p>
            <text:p/>
            <text:p>Watch the next lesson: https://www.khanacademy.org/math/algebra/linear_inequalities/inequalities/v/multi-step-inequalities?utm_source=YT&amp;utm_medium=Desc&amp;utm_campaign=AlgebraI</text:p>
            <text:p/>
            <text:p>Missed the previous lesson? </text:p>
            <text:p>https://www.khanacademy.org/math/algebra/linear_inequalities/inequalities/v/inequalities-using-addition-and-subtraction?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4:32</text:p>
          </table:table-cell>
          <table:table-cell office:value-type="date" office:date-value="2018-07-28T04:43:43.584" calcext:value-type="date">
            <text:p>28/07/18 04:43</text:p>
          </table:table-cell>
          <table:table-cell office:value-type="float" office:value="1117615" calcext:value-type="float">
            <text:p>1117615</text:p>
          </table:table-cell>
          <table:table-cell office:value-type="float" office:value="2879" calcext:value-type="float">
            <text:p>2879</text:p>
          </table:table-cell>
          <table:table-cell/>
        </table:table-row>
        <table:table-row table:style-name="ro4">
          <table:table-cell office:value-type="string" calcext:value-type="string">
            <text:p>TED-Ed</text:p>
          </table:table-cell>
          <table:table-cell office:value-type="string" calcext:value-type="string">
            <text:p>U69LIr0OrNc</text:p>
          </table:table-cell>
          <table:table-cell office:value-type="string" calcext:value-type="string">
            <text:p>UCsooa4yRKGN_zEE8iknghZA</text:p>
          </table:table-cell>
          <table:table-cell office:value-type="string" calcext:value-type="string">
            <text:p>https://www.youtube.com/watch?v=U69LIr0OrNc</text:p>
          </table:table-cell>
          <table:table-cell office:value-type="date" office:date-value="2016-05-24T15:11:34" calcext:value-type="date">
            <text:p>24/05/16 15:11</text:p>
          </table:table-cell>
          <table:table-cell office:value-type="string" calcext:value-type="string">
            <text:p>The otherworldly creatures in the ocean's deepest depths - Lidia Lins</text:p>
          </table:table-cell>
          <table:table-cell office:value-type="string" calcext:value-type="string">
            <text:p>View full lesson: http://ed.ted.com/lessons/the-otherworldly-creatures-in-the-ocean-s-deepest-depths-lidia-lins</text:p>
            <text:p/>
            <text:p>About 60 percent of the ocean is a cold, dark region that spans down to 11,000 meters. This zone is known as the deep ocean, and though it seems like an inhospitable and remote corner of the planet, it is actually one of the greatest habitats on Earth. Lidia Lins explores how so many species thrive in this mysterious underwater world.</text:p>
            <text:p/>
            <text:p>Lesson by Lidia Lins, animation by Viviane Leezer.</text:p>
          </table:table-cell>
          <table:table-cell office:value-type="string" calcext:value-type="string">
            <text:p>{"Lidia Lins","Viviane Leezer","Deep sea","Deep ocean","Deep sea habitats","giant squid",plankton,"underwater worlds",submarines,adaptation,"azoic theory","Edward forbes","marine snow","angler fish",Bioluminescence,dwarfism,"under the sea",TED-Ed,TED,"Ted ed","TED Education"}</text:p>
          </table:table-cell>
          <table:table-cell office:value-type="string" calcext:value-type="string">
            <text:p>00:05:03</text:p>
          </table:table-cell>
          <table:table-cell office:value-type="date" office:date-value="2018-07-28T04:41:08.342" calcext:value-type="date">
            <text:p>28/07/18 04:41</text:p>
          </table:table-cell>
          <table:table-cell office:value-type="float" office:value="1116286" calcext:value-type="float">
            <text:p>1116286</text:p>
          </table:table-cell>
          <table:table-cell office:value-type="float" office:value="13754" calcext:value-type="float">
            <text:p>13754</text:p>
          </table:table-cell>
          <table:table-cell/>
        </table:table-row>
        <table:table-row table:style-name="ro7">
          <table:table-cell office:value-type="string" calcext:value-type="string">
            <text:p>Khan Academy</text:p>
          </table:table-cell>
          <table:table-cell office:value-type="string" calcext:value-type="string">
            <text:p>4PlkCiEXBQI</text:p>
          </table:table-cell>
          <table:table-cell office:value-type="string" calcext:value-type="string">
            <text:p>UC4a-Gbdw7vOaccHmFo40b9g</text:p>
          </table:table-cell>
          <table:table-cell office:value-type="string" calcext:value-type="string">
            <text:p>https://www.youtube.com/watch?v=4PlkCiEXBQI</text:p>
          </table:table-cell>
          <table:table-cell office:value-type="date" office:date-value="2013-08-14T14:38:57" calcext:value-type="date">
            <text:p>14/08/13 14:38</text:p>
          </table:table-cell>
          <table:table-cell office:value-type="string" calcext:value-type="string">
            <text:p>Multiplying unit fractions and whole numbers | Fractions | Pre-Algebra | Khan Academy</text:p>
          </table:table-cell>
          <table:table-cell office:value-type="string" calcext:value-type="string">
            <text:p>Don't let multiplying whole numbers and fractions get you down. We got this. This explanation will help you become a pro.</text:p>
            <text:p/>
            <text:p>Practice this lesson yourself on KhanAcademy.org right now: https://www.khanacademy.org/math/pre-algebra/fractions-pre-alg/multiplying-fractions-pre-alg/e/multiplying_fractions_by_integers?utm_source=YT&amp;utm_medium=Desc&amp;utm_campaign=PreAlgebra</text:p>
            <text:p/>
            <text:p>Watch the next lesson: https://www.khanacademy.org/math/pre-algebra/fractions-pre-alg/multiplying-fractions-pre-alg/v/multiplying-a-fraction-by-a-fraction?utm_source=YT&amp;utm_medium=Desc&amp;utm_campaign=PreAlgebra</text:p>
            <text:p/>
            <text:p>Missed the previous lesson? </text:p>
            <text:p>https://www.khanacademy.org/math/pre-algebra/fractions-pre-alg/add-subtract-fracs-wp-pre-alg/v/subtracting-fractions-with-unlike-denominators-word-problem?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3:08</text:p>
          </table:table-cell>
          <table:table-cell office:value-type="date" office:date-value="2018-07-28T04:42:46.717" calcext:value-type="date">
            <text:p>28/07/18 04:42</text:p>
          </table:table-cell>
          <table:table-cell office:value-type="float" office:value="1115339" calcext:value-type="float">
            <text:p>1115339</text:p>
          </table:table-cell>
          <table:table-cell office:value-type="float" office:value="2059" calcext:value-type="float">
            <text:p>2059</text:p>
          </table:table-cell>
          <table:table-cell/>
        </table:table-row>
        <table:table-row table:style-name="ro32">
          <table:table-cell office:value-type="string" calcext:value-type="string">
            <text:p>MindYourDecisions</text:p>
          </table:table-cell>
          <table:table-cell office:value-type="string" calcext:value-type="string">
            <text:p>IRC7_Uv72iI</text:p>
          </table:table-cell>
          <table:table-cell office:value-type="string" calcext:value-type="string">
            <text:p>UCHnj59g7jezwTy5GeL8EA_g</text:p>
          </table:table-cell>
          <table:table-cell office:value-type="string" calcext:value-type="string">
            <text:p>https://www.youtube.com/watch?v=IRC7_Uv72iI</text:p>
          </table:table-cell>
          <table:table-cell office:value-type="date" office:date-value="2016-04-24T20:09:19" calcext:value-type="date">
            <text:p>24/04/16 20:09</text:p>
          </table:table-cell>
          <table:table-cell office:value-type="string" calcext:value-type="string">
            <text:p>Can You Solve The Chameleon Riddle?</text:p>
          </table:table-cell>
          <table:table-cell office:value-type="string" calcext:value-type="string">
            <text:p>A museum has 13 blue, 15 red, and 17 green chameleons. Whenever two chameleons of different colors meet, they both change into the color of the other chameleon (if blue and red met, for example, they would both turn green). As the chameleons mingle, is it ever possible that they all end up being the same color? If so, how? If not, why not? The video presents a solution to this classic puzzle.</text:p>
            <text:p/>
            <text:p>Blog post: http://wp.me/p6aMk-4zA</text:p>
            <text:p/>
            <text:p>If you like my videos, you can support me at Patreon: http://www.patreon.com/mindyourdecisions</text:p>
            <text:p/>
            <text:p>Connect on social media. I update each site when I have a new video or blog post, so you can follow me on whichever method is most convenient for you.</text:p>
            <text:p/>
            <text:p>My Blog: http://mindyourdecisions.com/blog/</text:p>
            <text:p>Twitter: http://twitter.com/preshtalwalkar</text:p>
            <text:p>Facebook: https://www.facebook.com/pages/Mind-Your-Decisions/168446714965</text:p>
            <text:p>Google+: https://plus.google.com/108336608566588374147/posts</text:p>
            <text:p>Pinterest: https://www.pinterest.com/preshtalwalkar/</text:p>
            <text:p>Tumblr: http://preshtalwalkar.tumblr.com/</text:p>
            <text:p>Instagram: https://instagram.com/preshtalwalkar/</text:p>
            <text:p>Patreon: http://www.patreon.com/mindyourdecisions</text:p>
            <text:p/>
            <text:p>Newsletter (sent about 2 times a year): http://eepurl.com/KvS0r</text:p>
            <text:p/>
            <text:p>My Books</text:p>
            <text:p/>
            <text:p>"The Joy of Game Theory" shows how you can use math to out-think your competition. (rated 4/5 stars on 23 reviews) https://www.amazon.com/gp/product/1500497444</text:p>
            <text:p/>
            <text:p>"The Irrationality Illusion: How To Make Smart Decisions And Overcome Bias" is a handbook that explains the many ways we are biased about decision-making and offers techniques to make smart decisions. (rated 5/5 stars on 1 review) https://www.amazon.com/gp/product/1523231467/</text:p>
            <text:p/>
            <text:p>"Math Puzzles Volume 1" features classic brain teasers and riddles with complete solutions for problems in counting, geometry, probability, and game theory. Volume 1 is rated 4.5/5 stars on 11 reviews. https://www.amazon.com/gp/product/1517421624/</text:p>
            <text:p/>
            <text:p>"Math Puzzles Volume 2" is a sequel book with more great problems. https://www.amazon.com/gp/product/1517531624/</text:p>
            <text:p/>
            <text:p>"Math Puzzles Volume 3" is the third in the series. https://www.amazon.com/gp/product/1517596351/</text:p>
            <text:p/>
            <text:p>"40 Paradoxes in Logic, Probability, and Game Theory" contains thought-provoking and counter-intuitive results. (rated 4.9/5 stars on 7 reviews) https://www.amazon.com/gp/product/1517319307/</text:p>
            <text:p/>
            <text:p>"The Best Mental Math Tricks" teaches how you can look like a math genius by solving problems in your head (rated 4.7/5 stars on 3 reviews) https://www.amazon.com/gp/product/150779651X/</text:p>
            <text:p/>
            <text:p>"Multiply Numbers By Drawing Lines" This book is a reference guide for my video that has over 1 million views on a geometric method to multiply numbers. (rated 5/5 stars on 1 review) https://www.amazon.com/gp/product/1500866148/</text:p>
          </table:table-cell>
          <table:table-cell office:value-type="string" calcext:value-type="string">
            <text:p>{mathematics,math,maths,riddle,"brain teaser","math puzzle",puzzle,"chameleon riddle"}</text:p>
          </table:table-cell>
          <table:table-cell office:value-type="string" calcext:value-type="string">
            <text:p>00:06:24</text:p>
          </table:table-cell>
          <table:table-cell office:value-type="date" office:date-value="2018-07-28T04:40:56.196" calcext:value-type="date">
            <text:p>28/07/18 04:40</text:p>
          </table:table-cell>
          <table:table-cell office:value-type="float" office:value="1114130" calcext:value-type="float">
            <text:p>1114130</text:p>
          </table:table-cell>
          <table:table-cell office:value-type="float" office:value="1143" calcext:value-type="float">
            <text:p>1143</text:p>
          </table:table-cell>
          <table:table-cell/>
        </table:table-row>
        <table:table-row table:style-name="ro15">
          <table:table-cell office:value-type="string" calcext:value-type="string">
            <text:p>Khan Academy</text:p>
          </table:table-cell>
          <table:table-cell office:value-type="string" calcext:value-type="string">
            <text:p>BTnAlNSgNsY</text:p>
          </table:table-cell>
          <table:table-cell office:value-type="string" calcext:value-type="string">
            <text:p>UC4a-Gbdw7vOaccHmFo40b9g</text:p>
          </table:table-cell>
          <table:table-cell office:value-type="string" calcext:value-type="string">
            <text:p>https://www.youtube.com/watch?v=BTnAlNSgNsY</text:p>
          </table:table-cell>
          <table:table-cell office:value-type="date" office:date-value="2011-09-21T16:13:47" calcext:value-type="date">
            <text:p>21/09/11 16:13</text:p>
          </table:table-cell>
          <table:table-cell office:value-type="string" calcext:value-type="string">
            <text:p>Complementary and supplementary angles | Angles and intersecting lines | Geometry | Khan Academy</text:p>
          </table:table-cell>
          <table:table-cell office:value-type="string" calcext:value-type="string">
            <text:p>Let's add some tools to our geometry tool belt. Here's a thorough explanation of complementary and supplementary angles, as well as definitions of adjacent and straight angles.</text:p>
            <text:p/>
            <text:p>Practice this lesson yourself on KhanAcademy.org right now: </text:p>
            <text:p>https://www.khanacademy.org/math/geometry/parallel-and-perpendicular-lines/complementary-supplementary-angl/e/complementary_and_supplementary_angles?utm_source=YT&amp;utm_medium=Desc&amp;utm_campaign=Geometry</text:p>
            <text:p/>
            <text:p>Watch the next lesson: https://www.khanacademy.org/math/geometry/parallel-and-perpendicular-lines/complementary-supplementary-angl/v/example-using-algebra-to-find-measure-of-complementary-angles?utm_source=YT&amp;utm_medium=Desc&amp;utm_campaign=Geometry</text:p>
            <text:p/>
            <text:p>Missed the previous lesson? </text:p>
            <text:p>https://www.khanacademy.org/math/geometry/parallel-and-perpendicular-lines/old_angles/v/acute-right-and-obtuse-angles?utm_source=YT&amp;utm_medium=Desc&amp;utm_campaign=Geometry</text:p>
            <text:p/>
            <text:p>Geometry on Khan Academy: We are surrounded by space. And that space contains lots of things. And these things have shapes. In geometry we are concerned with the nature of these shapes, how we define them, and what they teach us about the world at large--from math to architecture to biology to astronomy (and everything in between). Learning geometry is about more than just taking your medicine ("It's good for you!"), it's at the core of everything that exists--including you. Having said all that, some of the specific topics we'll cover include angles, intersecting lines, right triangles, perimeter, area, volume, circles, triangles, quadrilaterals, analytic geometry, and geometric constructions. Wow. That's a lot. To summarize: it's difficult to imagine any area of math that is more widely used than ge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Geometry channel:</text:p>
            <text:p>https://www.youtube.com/channel/UCD3OtKxPRUFw8kzYlhJXa1Q?sub_confirmation=1</text:p>
            <text:p>Subscribe to Khan Academy: https://www.youtube.com/subscription_center?add_user=khanacademy</text:p>
          </table:table-cell>
          <table:table-cell/>
          <table:table-cell office:value-type="string" calcext:value-type="string">
            <text:p>00:08:31</text:p>
          </table:table-cell>
          <table:table-cell office:value-type="date" office:date-value="2018-07-28T04:41:44.386" calcext:value-type="date">
            <text:p>28/07/18 04:41</text:p>
          </table:table-cell>
          <table:table-cell office:value-type="float" office:value="1112426" calcext:value-type="float">
            <text:p>1112426</text:p>
          </table:table-cell>
          <table:table-cell office:value-type="float" office:value="3937" calcext:value-type="float">
            <text:p>3937</text:p>
          </table:table-cell>
          <table:table-cell/>
        </table:table-row>
        <table:table-row table:style-name="ro16">
          <table:table-cell office:value-type="string" calcext:value-type="string">
            <text:p>Khan Academy</text:p>
          </table:table-cell>
          <table:table-cell office:value-type="string" calcext:value-type="string">
            <text:p>GR2GA7chA_c</text:p>
          </table:table-cell>
          <table:table-cell office:value-type="string" calcext:value-type="string">
            <text:p>UC4a-Gbdw7vOaccHmFo40b9g</text:p>
          </table:table-cell>
          <table:table-cell office:value-type="string" calcext:value-type="string">
            <text:p>https://www.youtube.com/watch?v=GR2GA7chA_c</text:p>
          </table:table-cell>
          <table:table-cell office:value-type="date" office:date-value="2010-02-02T18:42:04" calcext:value-type="date">
            <text:p>02/02/10 18:42</text:p>
          </table:table-cell>
          <table:table-cell office:value-type="string" calcext:value-type="string">
            <text:p>Photosynthesis: Light Reactions 1</text:p>
          </table:table-cell>
          <table:table-cell office:value-type="string" calcext:value-type="string">
            <text:p>Details on the light-dependent reactions of photosynthesis</text:p>
            <text:p>More free lessons at: http://www.khanacademy.org/video?v=GR2GA7chA_c</text:p>
          </table:table-cell>
          <table:table-cell/>
          <table:table-cell office:value-type="string" calcext:value-type="string">
            <text:p>00:20:16</text:p>
          </table:table-cell>
          <table:table-cell office:value-type="date" office:date-value="2018-07-28T04:41:57.408" calcext:value-type="date">
            <text:p>28/07/18 04:41</text:p>
          </table:table-cell>
          <table:table-cell office:value-type="float" office:value="1111348" calcext:value-type="float">
            <text:p>1111348</text:p>
          </table:table-cell>
          <table:table-cell office:value-type="float" office:value="1945" calcext:value-type="float">
            <text:p>1945</text:p>
          </table:table-cell>
          <table:table-cell/>
        </table:table-row>
        <table:table-row table:style-name="ro4">
          <table:table-cell office:value-type="string" calcext:value-type="string">
            <text:p>TED-Ed</text:p>
          </table:table-cell>
          <table:table-cell office:value-type="string" calcext:value-type="string">
            <text:p>aMsaFP3kgqQ</text:p>
          </table:table-cell>
          <table:table-cell office:value-type="string" calcext:value-type="string">
            <text:p>UCsooa4yRKGN_zEE8iknghZA</text:p>
          </table:table-cell>
          <table:table-cell office:value-type="string" calcext:value-type="string">
            <text:p>https://www.youtube.com/watch?v=aMsaFP3kgqQ</text:p>
          </table:table-cell>
          <table:table-cell office:value-type="date" office:date-value="2013-07-11T15:50:22" calcext:value-type="date">
            <text:p>11/07/13 15:50</text:p>
          </table:table-cell>
          <table:table-cell office:value-type="string" calcext:value-type="string">
            <text:p>Da Vinci's Vitruvian Man of math - James Earle</text:p>
          </table:table-cell>
          <table:table-cell office:value-type="string" calcext:value-type="string">
            <text:p>View full lesson: http://ed.ted.com/lessons/da-vinci-s-vitruvian-man-of-math-james-earle</text:p>
            <text:p/>
            <text:p>What's so special about Leonardo da Vinci's Vitruvian Man? With arms outstretched, the man fills the irreconcilable spaces of a circle and a square -- symbolizing the Renaissance-era belief in the mutable nature of humankind. James Earle explains the geometric, religious and philosophical significance of this deceptively simple drawing.</text:p>
            <text:p/>
            <text:p>Lesson by James Earle, animation by TED-Ed.</text:p>
          </table:table-cell>
          <table:table-cell office:value-type="string" calcext:value-type="string">
            <text:p>{"TED-Ed \\TED Ed\\",TEDEducation,TED,"\\Marcus","Vitruvius\\",Renaissance,"\\art","history\\","\\Renaissance","art\\","\\James","Earle\\","\\Fanz","Palomares\\",Neoplatonism,"\\Vitruvian","Man\\"}</text:p>
          </table:table-cell>
          <table:table-cell office:value-type="string" calcext:value-type="string">
            <text:p>00:03:21</text:p>
          </table:table-cell>
          <table:table-cell office:value-type="date" office:date-value="2018-07-28T04:43:50.107" calcext:value-type="date">
            <text:p>28/07/18 04:43</text:p>
          </table:table-cell>
          <table:table-cell office:value-type="float" office:value="1110250" calcext:value-type="float">
            <text:p>1110250</text:p>
          </table:table-cell>
          <table:table-cell office:value-type="float" office:value="13502" calcext:value-type="float">
            <text:p>13502</text:p>
          </table:table-cell>
          <table:table-cell/>
        </table:table-row>
        <table:table-row table:style-name="ro1">
          <table:table-cell office:value-type="string" calcext:value-type="string">
            <text:p>TED-Ed</text:p>
          </table:table-cell>
          <table:table-cell office:value-type="string" calcext:value-type="string">
            <text:p>xFQ_fO2D7f0</text:p>
          </table:table-cell>
          <table:table-cell office:value-type="string" calcext:value-type="string">
            <text:p>UCsooa4yRKGN_zEE8iknghZA</text:p>
          </table:table-cell>
          <table:table-cell office:value-type="string" calcext:value-type="string">
            <text:p>https://www.youtube.com/watch?v=xFQ_fO2D7f0</text:p>
          </table:table-cell>
          <table:table-cell office:value-type="date" office:date-value="2012-04-02T14:54:49" calcext:value-type="date">
            <text:p>02/04/12 14:54</text:p>
          </table:table-cell>
          <table:table-cell office:value-type="string" calcext:value-type="string">
            <text:p>The Secret Life of Plankton</text:p>
          </table:table-cell>
          <table:table-cell office:value-type="string" calcext:value-type="string">
            <text:p>New videography techniques have opened up the oceans' microscopic ecosystem, revealing it to be both mesmerizingly beautiful and astoundingly complex. Marine biologist Tierney Thys has used footage from a pioneering project to create a film designed to ignite wonder and curiosity about this hidden world that underpins our own food chain.</text:p>
          </table:table-cell>
          <table:table-cell office:value-type="string" calcext:value-type="string">
            <text:p>{"Science and Technology","Awesome Nature","Tierney Thys",Plankton,"Marine Biology",Microscopic,Fish,Biology,Embryos,Phytoplankton,"Carbon Dioxide","Food Web","Food Chain",TED,TED-Ed,"TED Education"}</text:p>
          </table:table-cell>
          <table:table-cell office:value-type="string" calcext:value-type="string">
            <text:p>00:06:02</text:p>
          </table:table-cell>
          <table:table-cell office:value-type="date" office:date-value="2018-07-28T04:44:07.826" calcext:value-type="date">
            <text:p>28/07/18 04:44</text:p>
          </table:table-cell>
          <table:table-cell office:value-type="float" office:value="1109551" calcext:value-type="float">
            <text:p>1109551</text:p>
          </table:table-cell>
          <table:table-cell office:value-type="float" office:value="7738" calcext:value-type="float">
            <text:p>7738</text:p>
          </table:table-cell>
          <table:table-cell/>
        </table:table-row>
        <table:table-row table:style-name="ro3">
          <table:table-cell office:value-type="string" calcext:value-type="string">
            <text:p>TED-Ed</text:p>
          </table:table-cell>
          <table:table-cell office:value-type="string" calcext:value-type="string">
            <text:p>ppNYZq-hYTw</text:p>
          </table:table-cell>
          <table:table-cell office:value-type="string" calcext:value-type="string">
            <text:p>UCsooa4yRKGN_zEE8iknghZA</text:p>
          </table:table-cell>
          <table:table-cell office:value-type="string" calcext:value-type="string">
            <text:p>https://www.youtube.com/watch?v=ppNYZq-hYTw</text:p>
          </table:table-cell>
          <table:table-cell office:value-type="date" office:date-value="2017-01-05T16:01:37" calcext:value-type="date">
            <text:p>05/01/17 16:01</text:p>
          </table:table-cell>
          <table:table-cell office:value-type="string" calcext:value-type="string">
            <text:p>What does this symbol actually mean? - Adrian Treharne</text:p>
          </table:table-cell>
          <table:table-cell office:value-type="string" calcext:value-type="string">
            <text:p>Support us on Patreon: https://www.patreon.com/teded</text:p>
            <text:p/>
            <text:p>View full lesson: http://ed.ted.com/lessons/what-does-this-symbol-actually-mean-adrian-treharne</text:p>
            <text:p/>
            <text:p>Some of the worldâ€™s most recognizable symbols exist to sell products. Others, to steer traffic or advance political causes. But thereâ€™s one whose main purpose is to help people. You may know it as the wheelchair symbol, but its formal title is the International Symbol of Access. But what does the symbol actually mean? And what is its purpose? Adrian Treharne explains. </text:p>
            <text:p/>
            <text:p>Lesson by Adrian Treharne, animation by Kozmonot Animation Studio.</text:p>
          </table:table-cell>
          <table:table-cell office:value-type="string" calcext:value-type="string">
            <text:p>{TED,TED-ED,"TED Education","TED Ed","Adrian Treharne","Kozmonot Animation Studio",accessibility,disability,"accessibility symbol","invisible disability",wheelchair,WHO,"World Health Organization",ISO,UN,"United Nations"}</text:p>
          </table:table-cell>
          <table:table-cell office:value-type="string" calcext:value-type="string">
            <text:p>00:04:11</text:p>
          </table:table-cell>
          <table:table-cell office:value-type="date" office:date-value="2018-07-28T04:42:59.683" calcext:value-type="date">
            <text:p>28/07/18 04:43</text:p>
          </table:table-cell>
          <table:table-cell office:value-type="float" office:value="1107214" calcext:value-type="float">
            <text:p>1107214</text:p>
          </table:table-cell>
          <table:table-cell office:value-type="float" office:value="5938" calcext:value-type="float">
            <text:p>5938</text:p>
          </table:table-cell>
          <table:table-cell/>
        </table:table-row>
        <table:table-row table:style-name="ro23">
          <table:table-cell office:value-type="string" calcext:value-type="string">
            <text:p>Numberphile</text:p>
          </table:table-cell>
          <table:table-cell office:value-type="string" calcext:value-type="string">
            <text:p>y8acoaakvPM</text:p>
          </table:table-cell>
          <table:table-cell office:value-type="string" calcext:value-type="string">
            <text:p>UCoxcjq-8xIDTYp3uz647V5A</text:p>
          </table:table-cell>
          <table:table-cell office:value-type="string" calcext:value-type="string">
            <text:p>https://www.youtube.com/watch?v=y8acoaakvPM</text:p>
          </table:table-cell>
          <table:table-cell office:value-type="date" office:date-value="2014-02-15T18:08:13" calcext:value-type="date">
            <text:p>15/02/14 18:08</text:p>
          </table:table-cell>
          <table:table-cell office:value-type="string" calcext:value-type="string">
            <text:p>Fifth Root Trick - Numberphile</text:p>
          </table:table-cell>
          <table:table-cell office:value-type="string" calcext:value-type="string">
            <text:p>A neat trick to quickly calculate fifth roots.</text:p>
            <text:p>More links &amp; stuff in full description below â†“â†“â†“</text:p>
            <text:p/>
            <text:p>Featuring Simon Pampena, Australian Numeracy Ambassador.</text:p>
            <text:p>https://twitter.com/mathemaniac</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fifth root",root}</text:p>
          </table:table-cell>
          <table:table-cell office:value-type="string" calcext:value-type="string">
            <text:p>00:06:06</text:p>
          </table:table-cell>
          <table:table-cell office:value-type="date" office:date-value="2018-07-28T04:43:11.867" calcext:value-type="date">
            <text:p>28/07/18 04:43</text:p>
          </table:table-cell>
          <table:table-cell office:value-type="float" office:value="1107102" calcext:value-type="float">
            <text:p>1107102</text:p>
          </table:table-cell>
          <table:table-cell office:value-type="float" office:value="4486" calcext:value-type="float">
            <text:p>4486</text:p>
          </table:table-cell>
          <table:table-cell/>
        </table:table-row>
        <table:table-row table:style-name="ro25">
          <table:table-cell office:value-type="string" calcext:value-type="string">
            <text:p>minutephysics</text:p>
          </table:table-cell>
          <table:table-cell office:value-type="string" calcext:value-type="string">
            <text:p>v9ML4GA47Rg</text:p>
          </table:table-cell>
          <table:table-cell office:value-type="string" calcext:value-type="string">
            <text:p>UCUHW94eEFW7hkUMVaZz4eDg</text:p>
          </table:table-cell>
          <table:table-cell office:value-type="string" calcext:value-type="string">
            <text:p>https://www.youtube.com/watch?v=v9ML4GA47Rg</text:p>
          </table:table-cell>
          <table:table-cell office:value-type="date" office:date-value="2015-12-14T15:30:00" calcext:value-type="date">
            <text:p>14/12/15 15:30</text:p>
          </table:table-cell>
          <table:table-cell office:value-type="string" calcext:value-type="string">
            <text:p>The Physics of Car Crashes</text:p>
          </table:table-cell>
          <table:table-cell office:value-type="string" calcext:value-type="string">
            <text:p>How is the chemical energy of gasoline transformed into kinetic energy of a moving car? And where does that kinetic energy go when the car crashes into something and stops moving?</text:p>
            <text:p/>
            <text:p>Thanks to Ford (http://www.takeagoodlook.com) for sponsoring this video.</text:p>
            <text:p/>
            <text:p>Link to Patreon supporters here: http://www.minutephysics.com/supporters.html</text:p>
            <text:p/>
            <text:p>Music by Nathaniel Schroeder, http://www.soundcloud.com/drschroeder</text:p>
            <text:p/>
            <text:p>MinutePhysics is on Google+ - http://bit.ly/qzEwc6 </text:p>
            <text:p>And facebook - http://facebook.com/minutephysics</text:p>
            <text:p>And twitter - @minutephysics</text:p>
            <text:p/>
            <text:p>Minute Physics provides an energetic and entertaining view of old and new problems in physics -- all in a minute! Created by Henry Reich</text:p>
          </table:table-cell>
          <table:table-cell office:value-type="string" calcext:value-type="string">
            <text:p>{physics,minutephysics,science}</text:p>
          </table:table-cell>
          <table:table-cell office:value-type="string" calcext:value-type="string">
            <text:p>00:03:09</text:p>
          </table:table-cell>
          <table:table-cell office:value-type="date" office:date-value="2018-07-28T04:42:03.534" calcext:value-type="date">
            <text:p>28/07/18 04:42</text:p>
          </table:table-cell>
          <table:table-cell office:value-type="float" office:value="1107029" calcext:value-type="float">
            <text:p>1107029</text:p>
          </table:table-cell>
          <table:table-cell office:value-type="float" office:value="957" calcext:value-type="float">
            <text:p>957</text:p>
          </table:table-cell>
          <table:table-cell/>
        </table:table-row>
        <table:table-row table:style-name="ro44">
          <table:table-cell office:value-type="string" calcext:value-type="string">
            <text:p>Domain of Science</text:p>
          </table:table-cell>
          <table:table-cell office:value-type="string" calcext:value-type="string">
            <text:p>SzJ46YA_RaA</text:p>
          </table:table-cell>
          <table:table-cell office:value-type="string" calcext:value-type="string">
            <text:p>UCxqAWLTk1CmBvZFPzeZMd9A</text:p>
          </table:table-cell>
          <table:table-cell office:value-type="string" calcext:value-type="string">
            <text:p>https://www.youtube.com/watch?v=SzJ46YA_RaA</text:p>
          </table:table-cell>
          <table:table-cell office:value-type="date" office:date-value="2017-09-06T15:36:30" calcext:value-type="date">
            <text:p>06/09/17 15:36</text:p>
          </table:table-cell>
          <table:table-cell office:value-type="string" calcext:value-type="string">
            <text:p>Map of Computer Science</text:p>
          </table:table-cell>
          <table:table-cell office:value-type="string" calcext:value-type="string">
            <text:p>The field of computer science summarised. Learn more at this video's sponsor https://brilliant.org/dos</text:p>
            <text:p/>
            <text:p>Computer science is the subject that studies what computers can do and investigates the best ways you can solve the problems of the world with them. It is a huge field overlapping pure mathematics, engineering and many other scientific disciplines. In this video I summarise as much of the subject as I can and show how the areas are related to each other.</text:p>
            <text:p/>
            <text:p>A couple of notes on this video:</text:p>
            <text:p>1. Some people have commented that I should have included computer security alongside hacking, and I completely agree, that was an oversight on my part. Apologies to all the computer security professionals, and thanks for all the hard work!</text:p>
            <text:p>2. I also failed to mention interpreters alongside compilers in the complier section. Again, Iâ€™m kicking myself because of course this is an important concept for people to hear about. Also the layers of languages being compiled to other languages is overly convoluted, in practice it is more simple than this. I guess I should have picked one simple example.</text:p>
            <text:p>3. NP-complete problems are possible to solve, they just become very difficult to solve very quickly as they get bigger. When I said NP-complete and then "impossible to solve", I meant that the large NP-complete problems that industry is interested in solving were thought to be practically impossible to solve.</text:p>
            <text:p/>
            <text:p>You can buy this poster here: https://www.redbubble.com/people/dominicwalliman/works/27929629-map-of-computer-science?p=poster&amp;finish=semi_gloss&amp;size=small</text:p>
            <text:p>Get all my other posters here: https://www.redbubble.com/people/dominicwalliman</text:p>
            <text:p/>
            <text:p>And free downloadable versions of this and the other posters here. If you want to print them out for educational purposes please do! https://www.flickr.com/photos/95869671@N08/</text:p>
            <text:p/>
            <text:p>Thanks so much to my supporters on Patreon. If you enjoy my videos and would like to help me make more this is the best way and I appreciate it very much. https://www.patreon.com/domainofscience</text:p>
            <text:p/>
            <text:p>I also write a series of childrenâ€™s science books call Professor Astro Cat, these links are to the publisher, but they are available in all good bookshops around the world in 18 languages and counting:</text:p>
            <text:p>Frontiers of Space (age 7+): http://nobrow.net/shop/professor-astro-cats-frontiers-of-space/</text:p>
            <text:p>Atomic Adventure (age 7+): http://nobrow.net/shop/professor-astro-cats-atomic-adventure/</text:p>
            <text:p>Intergalactic Activity Book (age 7+): http://nobrow.net/shop/professor-astro-cats-intergalactic-activity-book/</text:p>
            <text:p>Solar System Book (age 3+, available in UK now, and rest of world in spring 2018): http://nobrow.net/shop/professor-astro-cats-solar-system/?</text:p>
            <text:p>Solar System App: http://www.minilabstudios.com/apps/professor-astro-cats-solar-system/</text:p>
            <text:p>And the new Professor Astro Cat App: https://itunes.apple.com/us/app/galactic-genius-with-astro-cat/id1212841840?mt=8</text:p>
            <text:p/>
            <text:p>Find me on twitter, Instagram, and my website:</text:p>
            <text:p>http://dominicwalliman.com</text:p>
            <text:p>https://twitter.com/DominicWalliman</text:p>
            <text:p>https://www.instagram.com/dominicwalliman</text:p>
            <text:p>https://www.facebook.com/dominicwalliman</text:p>
          </table:table-cell>
          <table:table-cell office:value-type="string" calcext:value-type="string">
            <text:p>{computers,science,"computer science","machine learning",explainer,animation,"artificial intelligence","software engineering","neural networks",scicomm,STEM,CPU,"Alan Turing","information theory",cryptography,"big data",supercomputing,robots}</text:p>
          </table:table-cell>
          <table:table-cell office:value-type="string" calcext:value-type="string">
            <text:p>00:10:58</text:p>
          </table:table-cell>
          <table:table-cell office:value-type="date" office:date-value="2018-07-28T04:43:43.834" calcext:value-type="date">
            <text:p>28/07/18 04:43</text:p>
          </table:table-cell>
          <table:table-cell office:value-type="float" office:value="1106354" calcext:value-type="float">
            <text:p>1106354</text:p>
          </table:table-cell>
          <table:table-cell office:value-type="float" office:value="26004" calcext:value-type="float">
            <text:p>26004</text:p>
          </table:table-cell>
          <table:table-cell/>
        </table:table-row>
        <table:table-row table:style-name="ro1">
          <table:table-cell office:value-type="string" calcext:value-type="string">
            <text:p>Math Meeting</text:p>
          </table:table-cell>
          <table:table-cell office:value-type="string" calcext:value-type="string">
            <text:p>CM0uCZrsFFM</text:p>
          </table:table-cell>
          <table:table-cell office:value-type="string" calcext:value-type="string">
            <text:p>UC5mq4Ywd0lPPQJnK_5gq-yA</text:p>
          </table:table-cell>
          <table:table-cell office:value-type="string" calcext:value-type="string">
            <text:p>https://www.youtube.com/watch?v=CM0uCZrsFFM</text:p>
          </table:table-cell>
          <table:table-cell office:value-type="date" office:date-value="2012-10-08T05:47:01" calcext:value-type="date">
            <text:p>08/10/12 05:47</text:p>
          </table:table-cell>
          <table:table-cell office:value-type="string" calcext:value-type="string">
            <text:p>How to solve <text:s/>the Rubik's Cube - Part 2</text:p>
          </table:table-cell>
          <table:table-cell office:value-type="string" calcext:value-type="string">
            <text:p>How to solve a rubik's cube, step by step explanation. This video explains how to get the corners of the first side. Learn how to solve the Rubik's cube and more at http://MathMeeting.com</text:p>
          </table:table-cell>
          <table:table-cell office:value-type="string" calcext:value-type="string">
            <text:p>{"how to solve a rubik's cube",2x2,3x3,song,mathmeeting}</text:p>
          </table:table-cell>
          <table:table-cell office:value-type="string" calcext:value-type="string">
            <text:p>00:08:27</text:p>
          </table:table-cell>
          <table:table-cell office:value-type="date" office:date-value="2018-07-28T04:41:02.648" calcext:value-type="date">
            <text:p>28/07/18 04:41</text:p>
          </table:table-cell>
          <table:table-cell office:value-type="float" office:value="1103491" calcext:value-type="float">
            <text:p>1103491</text:p>
          </table:table-cell>
          <table:table-cell office:value-type="float" office:value="682" calcext:value-type="float">
            <text:p>682</text:p>
          </table:table-cell>
          <table:table-cell/>
        </table:table-row>
        <table:table-row table:style-name="ro7">
          <table:table-cell office:value-type="string" calcext:value-type="string">
            <text:p>Khan Academy</text:p>
          </table:table-cell>
          <table:table-cell office:value-type="string" calcext:value-type="string">
            <text:p>aNqG4ChKShI</text:p>
          </table:table-cell>
          <table:table-cell office:value-type="string" calcext:value-type="string">
            <text:p>UC4a-Gbdw7vOaccHmFo40b9g</text:p>
          </table:table-cell>
          <table:table-cell office:value-type="string" calcext:value-type="string">
            <text:p>https://www.youtube.com/watch?v=aNqG4ChKShI</text:p>
          </table:table-cell>
          <table:table-cell office:value-type="date" office:date-value="2008-07-10T23:23:05" calcext:value-type="date">
            <text:p>10/07/08 23:23</text:p>
          </table:table-cell>
          <table:table-cell office:value-type="string" calcext:value-type="string">
            <text:p>Basic subtraction | Addition and subtraction | Arithmetic | Khan Academy</text:p>
          </table:table-cell>
          <table:table-cell office:value-type="string" calcext:value-type="string">
            <text:p>Introduction to subtraction</text:p>
            <text:p/>
            <text:p>Practice this lesson yourself on KhanAcademy.org right now: https://www.khanacademy.org/math/arithmetic/addition-subtraction/basic_addition/e/subtraction_1?utm_source=YT&amp;utm_medium=Desc&amp;utm_campaign=Arithmetic</text:p>
            <text:p/>
            <text:p>Watch the next lesson: https://www.khanacademy.org/math/arithmetic/addition-subtraction/two_dig_add_sub/v/adding-whole-numbers-and-applications-1?utm_source=YT&amp;utm_medium=Desc&amp;utm_campaign=Arithmetic</text:p>
            <text:p/>
            <text:p>Missed the previous lesson? </text:p>
            <text:p>https://www.khanacademy.org/math/arithmetic/addition-subtraction/basic_addition/v/basic-addition?utm_source=YT&amp;utm_medium=Desc&amp;utm_campaign=Arithmetic</text:p>
            <text:p/>
            <text:p>Arithmetic on Khan Academy: So you're ready to have some arithmetic fun? You've come to the right spot! It's the first "official" math topic and chalked full of fun exercises and great videos which help you start your journey towards math mastery. We'll cover the big ones: addition, subtraction, multiplication, and division, of course. But we don't stop there. We'll get into negative numbers, absolute value, decimals, and fractions, too. Learning math should be fun, and we plan on having some with you. Ready to get started?</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Arithmetic channel: https://www.youtube.com/channel/UCFlJkgTNeC-FYYIQnyE5yzQ?sub_confirmation=1</text:p>
            <text:p>Subscribe to KhanAcademy: https://www.youtube.com/subscription_center?add_user=khanacademy</text:p>
          </table:table-cell>
          <table:table-cell/>
          <table:table-cell office:value-type="string" calcext:value-type="string">
            <text:p>00:08:32</text:p>
          </table:table-cell>
          <table:table-cell office:value-type="date" office:date-value="2018-07-28T04:43:37.51" calcext:value-type="date">
            <text:p>28/07/18 04:43</text:p>
          </table:table-cell>
          <table:table-cell office:value-type="float" office:value="1100978" calcext:value-type="float">
            <text:p>1100978</text:p>
          </table:table-cell>
          <table:table-cell office:value-type="float" office:value="2830" calcext:value-type="float">
            <text:p>2830</text:p>
          </table:table-cell>
          <table:table-cell/>
        </table:table-row>
        <table:table-row table:style-name="ro6">
          <table:table-cell office:value-type="string" calcext:value-type="string">
            <text:p>Khan Academy</text:p>
          </table:table-cell>
          <table:table-cell office:value-type="string" calcext:value-type="string">
            <text:p>47wjId9k2Hs</text:p>
          </table:table-cell>
          <table:table-cell office:value-type="string" calcext:value-type="string">
            <text:p>UC4a-Gbdw7vOaccHmFo40b9g</text:p>
          </table:table-cell>
          <table:table-cell office:value-type="string" calcext:value-type="string">
            <text:p>https://www.youtube.com/watch?v=47wjId9k2Hs</text:p>
          </table:table-cell>
          <table:table-cell office:value-type="date" office:date-value="2012-06-19T17:54:23" calcext:value-type="date">
            <text:p>19/06/12 17:54</text:p>
          </table:table-cell>
          <table:table-cell office:value-type="string" calcext:value-type="string">
            <text:p>Multiplying positive and negative numbers | Pre-Algebra | Khan Academy</text:p>
          </table:table-cell>
          <table:table-cell office:value-type="string" calcext:value-type="string">
            <text:p>Learn some rules of thumb for multiplying positive and negative numbers.</text:p>
            <text:p/>
            <text:p>Practice this lesson yourself on KhanAcademy.org right now: https://www.khanacademy.org/math/arithmetic/absolute-value/mult_div_negatives/e/multiplying_and_dividing_negative_numbers?utm_source=YT&amp;utm_medium=Desc&amp;utm_campaign=PreAlgebra</text:p>
            <text:p/>
            <text:p>Watch the next lesson: https://www.khanacademy.org/math/arithmetic/absolute-value/mult_div_negatives/v/why-a-negative-times-a-negative-is-a-positive?utm_source=YT&amp;utm_medium=Desc&amp;utm_campaign=PreAlgebra</text:p>
            <text:p/>
            <text:p>Missed the previous lesson? </text:p>
            <text:p>https://www.khanacademy.org/math/pre-algebra/negatives-absolute-value-pre-alg/add-subtract-negatives-pre-alg/v/adding-subtracting-negative-number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able:table-cell>
          <table:table-cell/>
          <table:table-cell office:value-type="string" calcext:value-type="string">
            <text:p>00:05:34</text:p>
          </table:table-cell>
          <table:table-cell office:value-type="date" office:date-value="2018-07-28T04:43:43.462" calcext:value-type="date">
            <text:p>28/07/18 04:43</text:p>
          </table:table-cell>
          <table:table-cell office:value-type="float" office:value="1100662" calcext:value-type="float">
            <text:p>1100662</text:p>
          </table:table-cell>
          <table:table-cell office:value-type="float" office:value="2933" calcext:value-type="float">
            <text:p>2933</text:p>
          </table:table-cell>
          <table:table-cell/>
        </table:table-row>
        <table:table-row table:style-name="ro41">
          <table:table-cell office:value-type="string" calcext:value-type="string">
            <text:p>3Blue1Brown</text:p>
          </table:table-cell>
          <table:table-cell office:value-type="string" calcext:value-type="string">
            <text:p>kjBOesZCoqc</text:p>
          </table:table-cell>
          <table:table-cell office:value-type="string" calcext:value-type="string">
            <text:p>UCYO_jab_esuFRV4b17AJtAw</text:p>
          </table:table-cell>
          <table:table-cell office:value-type="string" calcext:value-type="string">
            <text:p>https://www.youtube.com/watch?v=kjBOesZCoqc</text:p>
          </table:table-cell>
          <table:table-cell office:value-type="date" office:date-value="2016-08-05T01:01:44" calcext:value-type="date">
            <text:p>05/08/16 01:01</text:p>
          </table:table-cell>
          <table:table-cell office:value-type="string" calcext:value-type="string">
            <text:p>Essence of linear algebra preview</text:p>
          </table:table-cell>
          <table:table-cell office:value-type="string" calcext:value-type="string">
            <text:p>This introduces the "Essence of linear algebra" series, aimed at animating the geometric intuitions underlying many of the topics taught in a standard linear algebra course.</text:p>
            <text:p/>
            <text:p>Full series: http://3b1b.co/eola</text:p>
            <text:p/>
            <text:p>Future series like this are funded by the community, through Patreon, where supporters get early access as the series is being produced.</text:p>
            <text:p>http://3b1b.co/support</text:p>
            <text:p/>
            <text:p>Error corrections: </text:p>
            <text:p>- At one point I mistakenly allude to calculators using the Taylor expansion of sine for its computations, when in reality most use CORDIC (or something like it).</text:p>
            <text:p>- Around 30 seconds in, there is a typo in how the determinant is written, which should be ad - bc</text:p>
            <text:p>------------------</text:p>
            <text:p/>
            <text:p>3blue1brown is a channel about animating math, in all senses of the word animate.  And you know the drill with YouTube, if you want to stay posted about new videos, subscribe, and click the bell to receive notifications (if you're into that).</text:p>
            <text:p/>
            <text:p>If you are new to this channel and want to see more, a good place to start is this playlist: http://3b1b.co/recommended</text:p>
            <text:p/>
            <text:p>Various social media stuffs:</text:p>
            <text:p>Website: https://www.3blue1brown.com</text:p>
            <text:p>Twitter: https://twitter.com/3Blue1Brown</text:p>
            <text:p>Patreon: https://patreon.com/3blue1brown</text:p>
            <text:p>Facebook: https://www.facebook.com/3blue1brown</text:p>
            <text:p>Reddit: https://www.reddit.com/r/3Blue1Brown</text:p>
          </table:table-cell>
          <table:table-cell office:value-type="string" calcext:value-type="string">
            <text:p>{vectors,three,brown,"linear algebra","three blue one brown",one,mathematics,3b1b,matrix,math,blue,"3 blue 1 brown"}</text:p>
          </table:table-cell>
          <table:table-cell office:value-type="string" calcext:value-type="string">
            <text:p>00:05:05</text:p>
          </table:table-cell>
          <table:table-cell office:value-type="date" office:date-value="2018-07-28T04:43:56.066" calcext:value-type="date">
            <text:p>28/07/18 04:43</text:p>
          </table:table-cell>
          <table:table-cell office:value-type="float" office:value="1099783" calcext:value-type="float">
            <text:p>1099783</text:p>
          </table:table-cell>
          <table:table-cell office:value-type="float" office:value="21922" calcext:value-type="float">
            <text:p>21922</text:p>
          </table:table-cell>
          <table:table-cell/>
        </table:table-row>
        <table:table-row table:style-name="ro6">
          <table:table-cell office:value-type="string" calcext:value-type="string">
            <text:p>Khan Academy</text:p>
          </table:table-cell>
          <table:table-cell office:value-type="string" calcext:value-type="string">
            <text:p>H-de6Tkxej8</text:p>
          </table:table-cell>
          <table:table-cell office:value-type="string" calcext:value-type="string">
            <text:p>UC4a-Gbdw7vOaccHmFo40b9g</text:p>
          </table:table-cell>
          <table:table-cell office:value-type="string" calcext:value-type="string">
            <text:p>https://www.youtube.com/watch?v=H-de6Tkxej8</text:p>
          </table:table-cell>
          <table:table-cell office:value-type="date" office:date-value="2011-09-21T14:34:56" calcext:value-type="date">
            <text:p>21/09/11 14:34</text:p>
          </table:table-cell>
          <table:table-cell office:value-type="string" calcext:value-type="string">
            <text:p>Angle basics | Angles and intersecting lines | Geometry | Khan Academy</text:p>
          </table:table-cell>
          <table:table-cell office:value-type="string" calcext:value-type="string">
            <text:p>The naming of an angle is related to the line segments that create it. We'll also learn about the angle's vertex. Come on. Let's do this.</text:p>
            <text:p/>
            <text:p>Watch the next lesson: https://www.khanacademy.org/math/geometry/parallel-and-perpendicular-lines/Angle_basics/v/measuring-angles-in-degrees?utm_source=YT&amp;utm_medium=Desc&amp;utm_campaign=Geometry</text:p>
            <text:p/>
            <text:p>Missed the previous lesson? </text:p>
            <text:p>https://www.khanacademy.org/math/geometry/intro_euclid/v/identifying-ray?utm_source=YT&amp;utm_medium=Desc&amp;utm_campaign=Geometry</text:p>
            <text:p/>
            <text:p>Geometry on Khan Academy: We are surrounded by space. And that space contains lots of things. And these things have shapes. In geometry we are concerned with the nature of these shapes, how we define them, and what they teach us about the world at large--from math to architecture to biology to astronomy (and everything in between). Learning geometry is about more than just taking your medicine ("It's good for you!"), it's at the core of everything that exists--including you. Having said all that, some of the specific topics we'll cover include angles, intersecting lines, right triangles, perimeter, area, volume, circles, triangles, quadrilaterals, analytic geometry, and geometric constructions. Wow. That's a lot. To summarize: it's difficult to imagine any area of math that is more widely used than ge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Geometry channel:</text:p>
            <text:p>https://www.youtube.com/channel/UCD3OtKxPRUFw8kzYlhJXa1Q?sub_confirmation=1</text:p>
            <text:p>Subscribe to Khan Academy: https://www.youtube.com/subscription_center?add_user=khanacademy</text:p>
          </table:table-cell>
          <table:table-cell/>
          <table:table-cell office:value-type="string" calcext:value-type="string">
            <text:p>00:06:49</text:p>
          </table:table-cell>
          <table:table-cell office:value-type="date" office:date-value="2018-07-28T04:42:46.688" calcext:value-type="date">
            <text:p>28/07/18 04:42</text:p>
          </table:table-cell>
          <table:table-cell office:value-type="float" office:value="1098460" calcext:value-type="float">
            <text:p>1098460</text:p>
          </table:table-cell>
          <table:table-cell office:value-type="float" office:value="3515" calcext:value-type="float">
            <text:p>3515</text:p>
          </table:table-cell>
          <table:table-cell/>
        </table:table-row>
        <table:table-row table:style-name="ro4">
          <table:table-cell office:value-type="string" calcext:value-type="string">
            <text:p>TED-Ed</text:p>
          </table:table-cell>
          <table:table-cell office:value-type="string" calcext:value-type="string">
            <text:p>EtclcWGG7WQ</text:p>
          </table:table-cell>
          <table:table-cell office:value-type="string" calcext:value-type="string">
            <text:p>UCsooa4yRKGN_zEE8iknghZA</text:p>
          </table:table-cell>
          <table:table-cell office:value-type="string" calcext:value-type="string">
            <text:p>https://www.youtube.com/watch?v=EtclcWGG7WQ</text:p>
          </table:table-cell>
          <table:table-cell office:value-type="date" office:date-value="2012-05-21T15:03:42" calcext:value-type="date">
            <text:p>21/05/12 15:03</text:p>
          </table:table-cell>
          <table:table-cell office:value-type="string" calcext:value-type="string">
            <text:p>One is one ... or is it?</text:p>
          </table:table-cell>
          <table:table-cell office:value-type="string" calcext:value-type="string">
            <text:p>One bag of apples, one apple, one slice of apple -- which of these is one unit?  Explore the basic unit of math (explained by a trip to the grocery store!) and discover the many meanings of one.</text:p>
            <text:p/>
            <text:p>Lesson by Christopher Danielson, animation by TED-Ed.</text:p>
            <text:p/>
            <text:p>View the full lesson: http://ed.ted.com/lessons/one-is-one-or-is-it</text:p>
          </table:table-cell>
          <table:table-cell office:value-type="string" calcext:value-type="string">
            <text:p>{One,"Christopher Danielson",math,maths,"philosophy of maths",mathematics,"philosophy of mathematics",unit,units,counting,philosophy,"composed units","partitioned units",fractions,"Franz Palomares","Celeste Lai","Biljana Labovic",TED,TED-Ed,"TED Education"}</text:p>
          </table:table-cell>
          <table:table-cell office:value-type="string" calcext:value-type="string">
            <text:p>00:03:55</text:p>
          </table:table-cell>
          <table:table-cell office:value-type="date" office:date-value="2018-07-28T04:44:32.288" calcext:value-type="date">
            <text:p>28/07/18 04:44</text:p>
          </table:table-cell>
          <table:table-cell office:value-type="float" office:value="1098420" calcext:value-type="float">
            <text:p>1098420</text:p>
          </table:table-cell>
          <table:table-cell office:value-type="float" office:value="5907" calcext:value-type="float">
            <text:p>5907</text:p>
          </table:table-cell>
          <table:table-cell/>
        </table:table-row>
        <table:table-row table:style-name="ro4">
          <table:table-cell office:value-type="string" calcext:value-type="string">
            <text:p>TED-Ed</text:p>
          </table:table-cell>
          <table:table-cell office:value-type="string" calcext:value-type="string">
            <text:p>Wn_eBrIDUuc</text:p>
          </table:table-cell>
          <table:table-cell office:value-type="string" calcext:value-type="string">
            <text:p>UCsooa4yRKGN_zEE8iknghZA</text:p>
          </table:table-cell>
          <table:table-cell office:value-type="string" calcext:value-type="string">
            <text:p>https://www.youtube.com/watch?v=Wn_eBrIDUuc</text:p>
          </table:table-cell>
          <table:table-cell office:value-type="date" office:date-value="2016-04-12T15:00:25" calcext:value-type="date">
            <text:p>12/04/16 15:00</text:p>
          </table:table-cell>
          <table:table-cell office:value-type="string" calcext:value-type="string">
            <text:p>Does grammar matter? - Andreea S. Calude</text:p>
          </table:table-cell>
          <table:table-cell office:value-type="string" calcext:value-type="string">
            <text:p>View full lesson: http://ed.ted.com/lessons/does-grammar-matter-andreea-s-calude</text:p>
            <text:p/>
            <text:p> It can be hard sometimes, when speaking, to remember all of the grammatical rules that guide us when weâ€™re writing. When is it right to say â€œthe dog and meâ€ and when should it be â€œthe dog and Iâ€? Does it even matter? Andreea S. Calude dives into the age-old argument between linguistic prescriptivists and descriptivists â€” who have two very different opinions on the matter. </text:p>
            <text:p/>
            <text:p>Lesson by Andreea S. Calude, animation by Mike Schell.</text:p>
          </table:table-cell>
          <table:table-cell office:value-type="string" calcext:value-type="string">
            <text:p>{"Andreea S. Calude","Mike Schell",grammar,"evolution of grammar",linguistics,"writing and speaking",descriptivism,prescriptivism,TED,TED-Ed,"TED Ed","TED Education","spoken grammar","written grammar"}</text:p>
          </table:table-cell>
          <table:table-cell office:value-type="string" calcext:value-type="string">
            <text:p>00:04:39</text:p>
          </table:table-cell>
          <table:table-cell office:value-type="date" office:date-value="2018-07-28T04:42:59.572" calcext:value-type="date">
            <text:p>28/07/18 04:43</text:p>
          </table:table-cell>
          <table:table-cell office:value-type="float" office:value="1098058" calcext:value-type="float">
            <text:p>1098058</text:p>
          </table:table-cell>
          <table:table-cell office:value-type="float" office:value="7618" calcext:value-type="float">
            <text:p>7618</text:p>
          </table:table-cell>
          <table:table-cell/>
        </table:table-row>
        <table:table-row table:style-name="ro37">
          <table:table-cell office:value-type="string" calcext:value-type="string">
            <text:p>Khan Academy</text:p>
          </table:table-cell>
          <table:table-cell office:value-type="string" calcext:value-type="string">
            <text:p>Rd4a1X3B61w</text:p>
          </table:table-cell>
          <table:table-cell office:value-type="string" calcext:value-type="string">
            <text:p>UC4a-Gbdw7vOaccHmFo40b9g</text:p>
          </table:table-cell>
          <table:table-cell office:value-type="string" calcext:value-type="string">
            <text:p>https://www.youtube.com/watch?v=Rd4a1X3B61w</text:p>
          </table:table-cell>
          <table:table-cell office:value-type="date" office:date-value="2016-07-18T19:16:38" calcext:value-type="date">
            <text:p>18/07/16 19:16</text:p>
          </table:table-cell>
          <table:table-cell office:value-type="string" calcext:value-type="string">
            <text:p>Introduction to chemistry</text:p>
          </table:table-cell>
          <table:table-cell office:value-type="string" calcext:value-type="string">
            <text:p>A big picture intro to chemistry and why it is fascinating.</text:p>
            <text:p/>
            <text:p>Chemistry on Khan Academy: Did you know that everything is made out of chemicals? Chemistry is the study of matter: its composition, properties, and reactivity. This material roughly covers a first-year high school or college course, and a good understanding of algebra is helpful.</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Chemistry channel: https://www.youtube.com/channel/UCyEot66LrwWFEMONvrIBh3A?sub_confirmation=1</text:p>
            <text:p>Subscribe to Khan Academy: https://www.youtube.com/subscription_center?add_user=khanacademy</text:p>
          </table:table-cell>
          <table:table-cell office:value-type="string" calcext:value-type="string">
            <text:p>{education,"online learning",learning,lessons}</text:p>
          </table:table-cell>
          <table:table-cell office:value-type="string" calcext:value-type="string">
            <text:p>00:07:46</text:p>
          </table:table-cell>
          <table:table-cell office:value-type="date" office:date-value="2018-07-28T04:44:01.924" calcext:value-type="date">
            <text:p>28/07/18 04:44</text:p>
          </table:table-cell>
          <table:table-cell office:value-type="float" office:value="1097864" calcext:value-type="float">
            <text:p>1097864</text:p>
          </table:table-cell>
          <table:table-cell office:value-type="float" office:value="5945" calcext:value-type="float">
            <text:p>5945</text:p>
          </table:table-cell>
          <table:table-cell/>
        </table:table-row>
        <table:table-row table:style-name="ro7">
          <table:table-cell office:value-type="string" calcext:value-type="string">
            <text:p>Khan Academy</text:p>
          </table:table-cell>
          <table:table-cell office:value-type="string" calcext:value-type="string">
            <text:p>E4HAYd0QnRc</text:p>
          </table:table-cell>
          <table:table-cell office:value-type="string" calcext:value-type="string">
            <text:p>UC4a-Gbdw7vOaccHmFo40b9g</text:p>
          </table:table-cell>
          <table:table-cell office:value-type="string" calcext:value-type="string">
            <text:p>https://www.youtube.com/watch?v=E4HAYd0QnRc</text:p>
          </table:table-cell>
          <table:table-cell office:value-type="date" office:date-value="2010-04-19T19:22:49" calcext:value-type="date">
            <text:p>19/04/10 19:22</text:p>
          </table:table-cell>
          <table:table-cell office:value-type="string" calcext:value-type="string">
            <text:p>Range, variance and standard deviation as measures of dispersion | Khan Academy</text:p>
          </table:table-cell>
          <table:table-cell office:value-type="string" calcext:value-type="string">
            <text:p>Practice this lesson yourself on KhanAcademy.org right now: </text:p>
            <text:p>https://www.khanacademy.org/math/probability/descriptive-statistics/variance_std_deviation/e/variance?utm_source=YT&amp;utm_medium=Desc&amp;utm_campaign=ProbabilityandStatistics</text:p>
            <text:p/>
            <text:p>Watch the next lesson: https://www.khanacademy.org/math/probability/descriptive-statistics/variance_std_deviation/v/variance-of-a-population?utm_source=YT&amp;utm_medium=Desc&amp;utm_campaign=ProbabilityandStatistics</text:p>
            <text:p/>
            <text:p>Missed the previous lesson? </text:p>
            <text:p>https://www.khanacademy.org/math/probability/descriptive-statistics/box-and-whisker-plots/v/range-and-mid-range?utm_source=YT&amp;utm_medium=Desc&amp;utm_campaign=ProbabilityandStatistics</text:p>
            <text:p/>
            <text:p>Probability and statistics on Khan Academy: We dare you to go through a day in which you never consider or use probability. Did you check the weather forecast? Busted! Did you decide to go through the drive through lane vs walk in? Busted again! We are constantly creating hypotheses, making predictions, testing, and analyzing. Our lives are full of probabilities! Statistics is related to probability because much of the data we use when determining probable outcomes comes from our understanding of statistics. In these tutorials, we will cover a range of topics, some which include: independent events, dependent probability, combinatorics, hypothesis testing, descriptive statistics, random variables, probability distributions, regression, and inferential statistics. So buckle up and hop on for a wild ride. We bet you're going to be challenged AND love it!</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obability and Statistics channel:</text:p>
            <text:p>https://www.youtube.com/channel/UCRXuOXLW3LcQLWvxbZiIZ0w?sub_confirmation=1</text:p>
            <text:p>Subscribe to KhanAcademy: https://www.youtube.com/subscription_center?add_user=khanacademy</text:p>
          </table:table-cell>
          <table:table-cell/>
          <table:table-cell office:value-type="string" calcext:value-type="string">
            <text:p>00:12:34</text:p>
          </table:table-cell>
          <table:table-cell office:value-type="date" office:date-value="2018-07-28T04:42:28.085" calcext:value-type="date">
            <text:p>28/07/18 04:42</text:p>
          </table:table-cell>
          <table:table-cell office:value-type="float" office:value="1097782" calcext:value-type="float">
            <text:p>1097782</text:p>
          </table:table-cell>
          <table:table-cell office:value-type="float" office:value="6595" calcext:value-type="float">
            <text:p>6595</text:p>
          </table:table-cell>
          <table:table-cell/>
        </table:table-row>
        <table:table-row table:style-name="ro5">
          <table:table-cell office:value-type="string" calcext:value-type="string">
            <text:p>Khan Academy</text:p>
          </table:table-cell>
          <table:table-cell office:value-type="string" calcext:value-type="string">
            <text:p>awzOvyMKeMA</text:p>
          </table:table-cell>
          <table:table-cell office:value-type="string" calcext:value-type="string">
            <text:p>UC4a-Gbdw7vOaccHmFo40b9g</text:p>
          </table:table-cell>
          <table:table-cell office:value-type="string" calcext:value-type="string">
            <text:p>https://www.youtube.com/watch?v=awzOvyMKeMA</text:p>
          </table:table-cell>
          <table:table-cell office:value-type="date" office:date-value="2011-06-11T21:29:41" calcext:value-type="date">
            <text:p>11/06/11 21:29</text:p>
          </table:table-cell>
          <table:table-cell office:value-type="string" calcext:value-type="string">
            <text:p>Solving for time | One-dimensional motion | Physics | Khan Academy</text:p>
          </table:table-cell>
          <table:table-cell office:value-type="string" calcext:value-type="string">
            <text:p>Simple example of solving for time given distance and rate. Created by Sal Khan.</text:p>
            <text:p/>
            <text:p>Watch the next lesson: https://www.khanacademy.org/science/physics/one-dimensional-motion/displacement-velocity-time/v/displacement-from-time-and-velocity-example?utm_source=YT&amp;utm_medium=Desc&amp;utm_campaign=physics</text:p>
            <text:p/>
            <text:p>Missed the previous lesson? https://www.khanacademy.org/science/physics/one-dimensional-motion/displacement-velocity-time/v/calculating-average-velocity-or-speed?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09:35</text:p>
          </table:table-cell>
          <table:table-cell office:value-type="date" office:date-value="2018-07-28T04:45:21.585" calcext:value-type="date">
            <text:p>28/07/18 04:45</text:p>
          </table:table-cell>
          <table:table-cell office:value-type="float" office:value="1097732" calcext:value-type="float">
            <text:p>1097732</text:p>
          </table:table-cell>
          <table:table-cell office:value-type="float" office:value="4621" calcext:value-type="float">
            <text:p>4621</text:p>
          </table:table-cell>
          <table:table-cell/>
        </table:table-row>
        <table:table-row table:style-name="ro4">
          <table:table-cell office:value-type="string" calcext:value-type="string">
            <text:p>TED-Ed</text:p>
          </table:table-cell>
          <table:table-cell office:value-type="string" calcext:value-type="string">
            <text:p>DMMPYkRrd4o</text:p>
          </table:table-cell>
          <table:table-cell office:value-type="string" calcext:value-type="string">
            <text:p>UCsooa4yRKGN_zEE8iknghZA</text:p>
          </table:table-cell>
          <table:table-cell office:value-type="string" calcext:value-type="string">
            <text:p>https://www.youtube.com/watch?v=DMMPYkRrd4o</text:p>
          </table:table-cell>
          <table:table-cell office:value-type="date" office:date-value="2015-08-24T15:35:03" calcext:value-type="date">
            <text:p>24/08/15 15:35</text:p>
          </table:table-cell>
          <table:table-cell office:value-type="string" calcext:value-type="string">
            <text:p>Could we actually live on Mars? - Mari Foroutan</text:p>
          </table:table-cell>
          <table:table-cell office:value-type="string" calcext:value-type="string">
            <text:p>View full lesson: https://ed.ted.com/lessons/could-we-actually-live-on-mars-mari-foroutan#watch</text:p>
            <text:p/>
            <text:p>There's a lot of talk these days about when and how we might all move to Mars. But what would it actually be like to live there? Mari Foroutan details the features of Mars that are remarkably similar to those of Earth â€” and those that can only be found on the red planet. </text:p>
            <text:p/>
            <text:p>Lesson by Mari Foroutan, animation by Nick Hilditch.</text:p>
          </table:table-cell>
          <table:table-cell office:value-type="string" calcext:value-type="string">
            <text:p>{Mars,Water,Oxygen,Geography,Space,"Outer space","Space exploration","Colonization of space","Life on Mars"}</text:p>
          </table:table-cell>
          <table:table-cell office:value-type="string" calcext:value-type="string">
            <text:p>00:04:30</text:p>
          </table:table-cell>
          <table:table-cell office:value-type="date" office:date-value="2018-07-28T04:42:40.844" calcext:value-type="date">
            <text:p>28/07/18 04:42</text:p>
          </table:table-cell>
          <table:table-cell office:value-type="float" office:value="1096662" calcext:value-type="float">
            <text:p>1096662</text:p>
          </table:table-cell>
          <table:table-cell office:value-type="float" office:value="13971" calcext:value-type="float">
            <text:p>13971</text:p>
          </table:table-cell>
          <table:table-cell/>
        </table:table-row>
        <table:table-row table:style-name="ro15">
          <table:table-cell office:value-type="string" calcext:value-type="string">
            <text:p>Khan Academy</text:p>
          </table:table-cell>
          <table:table-cell office:value-type="string" calcext:value-type="string">
            <text:p>p5e5mf_G3FI</text:p>
          </table:table-cell>
          <table:table-cell office:value-type="string" calcext:value-type="string">
            <text:p>UC4a-Gbdw7vOaccHmFo40b9g</text:p>
          </table:table-cell>
          <table:table-cell office:value-type="string" calcext:value-type="string">
            <text:p>https://www.youtube.com/watch?v=p5e5mf_G3FI</text:p>
          </table:table-cell>
          <table:table-cell office:value-type="date" office:date-value="2010-06-11T19:16:39" calcext:value-type="date">
            <text:p>11/06/10 19:16</text:p>
          </table:table-cell>
          <table:table-cell office:value-type="string" calcext:value-type="string">
            <text:p>Example: two-step equation with numerator x | Linear equations | Algebra I | Khan Academy</text:p>
          </table:table-cell>
          <table:table-cell office:value-type="string" calcext:value-type="string">
            <text:p>Solve the equation by isolating the term with numerator x.</text:p>
            <text:p/>
            <text:p>Practice this lesson yourself on KhanAcademy.org right now:</text:p>
            <text:p>https://www.khanacademy.org/math/algebra/solving-linear-equations-and-inequalities/equations_beginner/e/linear_equations_2?utm_source=YT&amp;utm_medium=Desc&amp;utm_campaign=AlgebraI</text:p>
            <text:p/>
            <text:p>Watch the next lesson: https://www.khanacademy.org/math/algebra/solving-linear-equations-and-inequalities/linear-equation-word-problems-tu/v/linear-equation-word-problem-example?utm_source=YT&amp;utm_medium=Desc&amp;utm_campaign=AlgebraI</text:p>
            <text:p/>
            <text:p>Missed the previous lesson? </text:p>
            <text:p>https://www.khanacademy.org/math/algebra/solving-linear-equations-and-inequalities/equations_beginner/v/two-step-equations?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3:04</text:p>
          </table:table-cell>
          <table:table-cell office:value-type="date" office:date-value="2018-07-28T04:42:59.602" calcext:value-type="date">
            <text:p>28/07/18 04:43</text:p>
          </table:table-cell>
          <table:table-cell office:value-type="float" office:value="1095560" calcext:value-type="float">
            <text:p>1095560</text:p>
          </table:table-cell>
          <table:table-cell office:value-type="float" office:value="2672" calcext:value-type="float">
            <text:p>2672</text:p>
          </table:table-cell>
          <table:table-cell/>
        </table:table-row>
        <table:table-row table:style-name="ro31">
          <table:table-cell office:value-type="string" calcext:value-type="string">
            <text:p>minutephysics</text:p>
          </table:table-cell>
          <table:table-cell office:value-type="string" calcext:value-type="string">
            <text:p>qyi5SvPlMXc</text:p>
          </table:table-cell>
          <table:table-cell office:value-type="string" calcext:value-type="string">
            <text:p>UCUHW94eEFW7hkUMVaZz4eDg</text:p>
          </table:table-cell>
          <table:table-cell office:value-type="string" calcext:value-type="string">
            <text:p>https://www.youtube.com/watch?v=qyi5SvPlMXc</text:p>
          </table:table-cell>
          <table:table-cell office:value-type="date" office:date-value="2011-08-07T20:33:01" calcext:value-type="date">
            <text:p>07/08/11 20:33</text:p>
          </table:table-cell>
          <table:table-cell office:value-type="string" calcext:value-type="string">
            <text:p>The Sound of Hydrogen</text:p>
          </table:table-cell>
          <table:table-cell office:value-type="string" calcext:value-type="string">
            <text:p>It's like the sound of silence... only louder</text:p>
            <text:p>Tweet it - http://bit.ly/pGlpub </text:p>
            <text:p>Facebook it - http://on.fb.me/pHeQT5 </text:p>
            <text:p/>
            <text:p> </text:p>
            <text:p>minutephysics is now on Google+ - http://bit.ly/qzEwc6 </text:p>
            <text:p>And facebook - http://facebook.com/minutephysics</text:p>
            <text:p/>
            <text:p>Minute Physics provides an energetic and entertaining view of old and new problems in physics -- all in a minute!</text:p>
            <text:p/>
            <text:p>This episode is a little bit different from the norm, because I've created the sound of hydrogen - or, that is, what if it would sound like if it emitted sound instead of light waves! Created by Henry Reich</text:p>
          </table:table-cell>
          <table:table-cell office:value-type="string" calcext:value-type="string">
            <text:p>{sound,of,hydrogen,synthesis,false,color,pitch,synthesizer,emission,spectrum,electromagnetic,discharge,tube,wave,particle,heisenberg,uncertainty,principle,"uncertainty principle",one,minute,physics,minutephysics,"minute physics","One Minute Physics","One Minute Answers","Henry Reich",dark,matter,"dark matter",RSAnimate,xkcd,education,science,"Perimeter Institute","theoretical physics","stephen hawking",khan,academy,educational,"pencil drawing",math}</text:p>
          </table:table-cell>
          <table:table-cell office:value-type="string" calcext:value-type="string">
            <text:p>00:01:17</text:p>
          </table:table-cell>
          <table:table-cell office:value-type="date" office:date-value="2018-07-28T04:45:15.345" calcext:value-type="date">
            <text:p>28/07/18 04:45</text:p>
          </table:table-cell>
          <table:table-cell office:value-type="float" office:value="1095553" calcext:value-type="float">
            <text:p>1095553</text:p>
          </table:table-cell>
          <table:table-cell office:value-type="float" office:value="662" calcext:value-type="float">
            <text:p>662</text:p>
          </table:table-cell>
          <table:table-cell/>
        </table:table-row>
        <table:table-row table:style-name="ro31">
          <table:table-cell office:value-type="string" calcext:value-type="string">
            <text:p>minutephysics</text:p>
          </table:table-cell>
          <table:table-cell office:value-type="string" calcext:value-type="string">
            <text:p>_riIY-v2Ym8</text:p>
          </table:table-cell>
          <table:table-cell office:value-type="string" calcext:value-type="string">
            <text:p>UCUHW94eEFW7hkUMVaZz4eDg</text:p>
          </table:table-cell>
          <table:table-cell office:value-type="string" calcext:value-type="string">
            <text:p>https://www.youtube.com/watch?v=_riIY-v2Ym8</text:p>
          </table:table-cell>
          <table:table-cell office:value-type="date" office:date-value="2011-07-17T05:26:02" calcext:value-type="date">
            <text:p>17/07/11 05:26</text:p>
          </table:table-cell>
          <table:table-cell office:value-type="string" calcext:value-type="string">
            <text:p>The Wave/Particle Duality - Part 2</text:p>
          </table:table-cell>
          <table:table-cell office:value-type="string" calcext:value-type="string">
            <text:p>Tweet it! - http://bit.ly/qqGvk4 </text:p>
            <text:p>Facebook it! - http://on.fb.me/ofYl5h</text:p>
            <text:p>Like us - http://on.fb.me/r4wcFh </text:p>
            <text:p>Minute Physics provides an energetic and entertaining view of old and new problems in physics -- all in a minute!</text:p>
            <text:p/>
            <text:p>In this episode, I revisit the wave particle duality and present an intuitive analogy for understanding how it works.</text:p>
            <text:p/>
            <text:p>New music by Nathaniel Schroeder!</text:p>
            <text:p>youtube.com/schroede2</text:p>
            <text:p>youtube:  http://bit.ly/pakJLE</text:p>
            <text:p>myspace:  http://mysp.ac/qtmZQj Created by Henry Reich</text:p>
          </table:table-cell>
          <table:table-cell office:value-type="string" calcext:value-type="string">
            <text:p>{Wave,Particle,Duality,uncertainty,principle,heisenberg,minutephysics,"minute physics","One Minute Physics","One Minute Answers","Henry Reich",dark,matter,"dark matter",RSAnimate,xkcd,physics,education,science,"Perimeter Institute","theoretical physics","stephen hawking",khan,academy,educational,"pencil drawing"}</text:p>
          </table:table-cell>
          <table:table-cell office:value-type="string" calcext:value-type="string">
            <text:p>00:01:04</text:p>
          </table:table-cell>
          <table:table-cell office:value-type="date" office:date-value="2018-07-28T04:45:21.587" calcext:value-type="date">
            <text:p>28/07/18 04:45</text:p>
          </table:table-cell>
          <table:table-cell office:value-type="float" office:value="1095181" calcext:value-type="float">
            <text:p>1095181</text:p>
          </table:table-cell>
          <table:table-cell office:value-type="float" office:value="1023" calcext:value-type="float">
            <text:p>1023</text:p>
          </table:table-cell>
          <table:table-cell/>
        </table:table-row>
        <table:table-row table:style-name="ro4">
          <table:table-cell office:value-type="string" calcext:value-type="string">
            <text:p>TED-Ed</text:p>
          </table:table-cell>
          <table:table-cell office:value-type="string" calcext:value-type="string">
            <text:p>vG-QZOTc5_Q</text:p>
          </table:table-cell>
          <table:table-cell office:value-type="string" calcext:value-type="string">
            <text:p>UCsooa4yRKGN_zEE8iknghZA</text:p>
          </table:table-cell>
          <table:table-cell office:value-type="string" calcext:value-type="string">
            <text:p>https://www.youtube.com/watch?v=vG-QZOTc5_Q</text:p>
          </table:table-cell>
          <table:table-cell office:value-type="date" office:date-value="2014-07-08T15:03:46" calcext:value-type="date">
            <text:p>08/07/14 15:03</text:p>
          </table:table-cell>
          <table:table-cell office:value-type="string" calcext:value-type="string">
            <text:p>Inside the ant colony - Deborah M. Gordon</text:p>
          </table:table-cell>
          <table:table-cell office:value-type="string" calcext:value-type="string">
            <text:p>View full lesson: http://ed.ted.com/lessons/inside-the-ant-colony-deborah-m-gordon</text:p>
            <text:p/>
            <text:p>Ants have one of the most complex social organizations in the animal kingdom; they live in structured colonies that contain different types of members who perform specific roles. Sound familiar? Deborah M. Gordon explains the way these incredible creatures mate, communicate and source food, shedding light on how their actions can mimic and inform our own behavior. </text:p>
            <text:p/>
            <text:p>Lesson by Deborah M. Gordon, animation by Steve Belfer Creative Inc.</text:p>
          </table:table-cell>
          <table:table-cell office:value-type="string" calcext:value-type="string">
            <text:p>{"Steve Belfer","Deborah Gordon","ant colony",ant,animal,insect,bug,"animal kingdom",TED,TED-Ed,"TED Ed",TEDEducation}</text:p>
          </table:table-cell>
          <table:table-cell office:value-type="string" calcext:value-type="string">
            <text:p>00:04:47</text:p>
          </table:table-cell>
          <table:table-cell office:value-type="date" office:date-value="2018-07-28T04:45:21.798" calcext:value-type="date">
            <text:p>28/07/18 04:45</text:p>
          </table:table-cell>
          <table:table-cell office:value-type="float" office:value="1095132" calcext:value-type="float">
            <text:p>1095132</text:p>
          </table:table-cell>
          <table:table-cell office:value-type="float" office:value="10044" calcext:value-type="float">
            <text:p>10044</text:p>
          </table:table-cell>
          <table:table-cell/>
        </table:table-row>
        <table:table-row table:style-name="ro38">
          <table:table-cell office:value-type="string" calcext:value-type="string">
            <text:p>MindYourDecisions</text:p>
          </table:table-cell>
          <table:table-cell office:value-type="string" calcext:value-type="string">
            <text:p>ksWvwZeT2r8</text:p>
          </table:table-cell>
          <table:table-cell office:value-type="string" calcext:value-type="string">
            <text:p>UCHnj59g7jezwTy5GeL8EA_g</text:p>
          </table:table-cell>
          <table:table-cell office:value-type="string" calcext:value-type="string">
            <text:p>https://www.youtube.com/watch?v=ksWvwZeT2r8</text:p>
          </table:table-cell>
          <table:table-cell office:value-type="date" office:date-value="2015-05-17T18:45:29" calcext:value-type="date">
            <text:p>17/05/15 18:45</text:p>
          </table:table-cell>
          <table:table-cell office:value-type="string" calcext:value-type="string">
            <text:p>"Prove" 2 = 1 Using Calculus Derivatives - Can You Spot The Mistake?</text:p>
          </table:table-cell>
          <table:table-cell office:value-type="string" calcext:value-type="string">
            <text:p>This is a false proof of why 2 = 1 using a bit of differential calculus. Can you figure out where the mistake is?</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only for big news, like a new book release):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4.6/5 stars on 3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4.3/5 stars on 4 reviews)</text:p>
            <text:p>http://amzn.to/1NKbyCs</text:p>
            <text:p/>
            <text:p>"Math Puzzles Volume 3" is the third in the series. (rated 3.8/5 stars on 5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paradox,"fake proof",mathematics,2=1,"Calculus (Field Of Study)","Mathematical Proof",derivative}</text:p>
          </table:table-cell>
          <table:table-cell office:value-type="string" calcext:value-type="string">
            <text:p>00:04:21</text:p>
          </table:table-cell>
          <table:table-cell office:value-type="date" office:date-value="2018-07-28T04:44:44.623" calcext:value-type="date">
            <text:p>28/07/18 04:44</text:p>
          </table:table-cell>
          <table:table-cell office:value-type="float" office:value="1094922" calcext:value-type="float">
            <text:p>1094922</text:p>
          </table:table-cell>
          <table:table-cell office:value-type="float" office:value="5295" calcext:value-type="float">
            <text:p>5295</text:p>
          </table:table-cell>
          <table:table-cell/>
        </table:table-row>
        <table:table-row table:style-name="ro5">
          <table:table-cell office:value-type="string" calcext:value-type="string">
            <text:p>Khan Academy</text:p>
          </table:table-cell>
          <table:table-cell office:value-type="string" calcext:value-type="string">
            <text:p>ob5U8zPbAX4</text:p>
          </table:table-cell>
          <table:table-cell office:value-type="string" calcext:value-type="string">
            <text:p>UC4a-Gbdw7vOaccHmFo40b9g</text:p>
          </table:table-cell>
          <table:table-cell office:value-type="string" calcext:value-type="string">
            <text:p>https://www.youtube.com/watch?v=ob5U8zPbAX4</text:p>
          </table:table-cell>
          <table:table-cell office:value-type="date" office:date-value="2010-02-11T23:08:32" calcext:value-type="date">
            <text:p>11/02/10 23:08</text:p>
          </table:table-cell>
          <table:table-cell office:value-type="string" calcext:value-type="string">
            <text:p>Anatomy of a neuron | Human anatomy and physiology | Health &amp; Medicine | Khan Academy</text:p>
          </table:table-cell>
          <table:table-cell office:value-type="string" calcext:value-type="string">
            <text:p>Neurons (or nerve cells) are specialized cells that transmit and receive electrical signals in the body. Neurons are composed of three main parts: dendrites, a cell body, and an axon. Signals are received through the dendrites, travel to the cell body, and continue down the axon until they reach the synapse (the communication point between two neurons). Created by Sal Khan.</text:p>
            <text:p/>
            <text:p>Watch the next lesson: https://www.khanacademy.org/science/health-and-medicine/human-anatomy-and-physiology/nervous-system-introduction/v/overview-of-neuron-structure?utm_source=YT&amp;utm_medium=Desc&amp;utm_campaign=healthandmedicine </text:p>
            <text:p/>
            <text:p>Missed the previous lesson? https://www.khanacademy.org/science/health-and-medicine/human-anatomy-and-physiology/nervous-system-introduction/v/introduction-to-neural-cell-types?utm_source=YT&amp;utm_medium=Desc&amp;utm_campaign=healthandmedicine</text:p>
            <text:p/>
            <text:p>Health &amp; Medicine on Khan Academy: No organ quite symbolizes love like the heart. One reason may be that your heart helps you live, by moving ~5 liters (1.3 gallons) of blood through almost 100,000 kilometers (62,000 miles) of blood vessels every single minute! It has to do this all day, everyday, without ever taking a vacation! Now that is true love. Learn about how the heart works, how blood flows through the heart, where the blood goes after it leaves the heart, and what your heart is doing when it makes the sound â€œLub Dub.â€</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  </text:p>
            <text:p/>
            <text:p>For free. For everyone. Forever. #YouCanLearnAnything</text:p>
            <text:p/>
            <text:p>Subscribe to Khan Academyâ€™s Health &amp; Medicine channel: https://www.youtube.com/channel/UC1RAowgA3q8Gl7exSWJuDEw?sub_confirmation=1</text:p>
            <text:p>Subscribe to Khan Academy: https://www.youtube.com/subscription_center?add_user=khanacademy</text:p>
          </table:table-cell>
          <table:table-cell/>
          <table:table-cell office:value-type="string" calcext:value-type="string">
            <text:p>00:06:13</text:p>
          </table:table-cell>
          <table:table-cell office:value-type="date" office:date-value="2018-07-28T04:44:02.174" calcext:value-type="date">
            <text:p>28/07/18 04:44</text:p>
          </table:table-cell>
          <table:table-cell office:value-type="float" office:value="1093595" calcext:value-type="float">
            <text:p>1093595</text:p>
          </table:table-cell>
          <table:table-cell office:value-type="float" office:value="3627" calcext:value-type="float">
            <text:p>3627</text:p>
          </table:table-cell>
          <table:table-cell/>
        </table:table-row>
        <table:table-row table:style-name="ro6">
          <table:table-cell office:value-type="string" calcext:value-type="string">
            <text:p>Math Meeting</text:p>
          </table:table-cell>
          <table:table-cell office:value-type="string" calcext:value-type="string">
            <text:p>YOgKI0HWCnA</text:p>
          </table:table-cell>
          <table:table-cell office:value-type="string" calcext:value-type="string">
            <text:p>UC5mq4Ywd0lPPQJnK_5gq-yA</text:p>
          </table:table-cell>
          <table:table-cell office:value-type="string" calcext:value-type="string">
            <text:p>https://www.youtube.com/watch?v=YOgKI0HWCnA</text:p>
          </table:table-cell>
          <table:table-cell office:value-type="date" office:date-value="2015-11-10T16:02:02" calcext:value-type="date">
            <text:p>10/11/15 16:02</text:p>
          </table:table-cell>
          <table:table-cell office:value-type="string" calcext:value-type="string">
            <text:p>Heaven and Hell - Brain Teaser</text:p>
          </table:table-cell>
          <table:table-cell office:value-type="string" calcext:value-type="string">
            <text:p>Fun brain teaser in which you have to choose between two doors. One of the doors leads to heaven and the other door leads to hell. You are allowed to ask the guards one question. What is one question that would guarantee certainty of choosing the door to heaven? Check out my other brain teasers if you enjoy this.</text:p>
            <text:p/>
            <text:p>Two burning ropes - Brain Teaser</text:p>
            <text:p>https://www.youtube.com/watch?v=IyGV5Ry9pQw</text:p>
            <text:p/>
            <text:p>Bisecting Yin and Yang - Brain Teaser</text:p>
            <text:p>https://www.youtube.com/watch?v=HtnPUjAjn3E</text:p>
            <text:p/>
            <text:p>Counterfeit coins - Brain Teaser</text:p>
            <text:p>https://www.youtube.com/watch?v=d6eF98_4lHU</text:p>
            <text:p/>
            <text:p>Cross the river - Brain Teaser</text:p>
            <text:p>https://www.youtube.com/watch?v=vTWfsUZSCXo</text:p>
            <text:p/>
            <text:p>Facebook: http://facebook.com/MathMeeting</text:p>
            <text:p>YouTube Channel: http://YouTube.com/MathMeeting</text:p>
          </table:table-cell>
          <table:table-cell office:value-type="string" calcext:value-type="string">
            <text:p>{"Brain Teaser","Heaven and hell","Math Meeting","Yin and yang","counterfeit coins","crossing river",riddle,puzzle,Thomas8april}</text:p>
          </table:table-cell>
          <table:table-cell office:value-type="string" calcext:value-type="string">
            <text:p>00:03:19</text:p>
          </table:table-cell>
          <table:table-cell office:value-type="date" office:date-value="2018-07-28T04:45:15.482" calcext:value-type="date">
            <text:p>28/07/18 04:45</text:p>
          </table:table-cell>
          <table:table-cell office:value-type="float" office:value="1092057" calcext:value-type="float">
            <text:p>1092057</text:p>
          </table:table-cell>
          <table:table-cell office:value-type="float" office:value="326" calcext:value-type="float">
            <text:p>326</text:p>
          </table:table-cell>
          <table:table-cell/>
        </table:table-row>
        <table:table-row table:style-name="ro19">
          <table:table-cell office:value-type="string" calcext:value-type="string">
            <text:p>Numberphile</text:p>
          </table:table-cell>
          <table:table-cell office:value-type="string" calcext:value-type="string">
            <text:p>U7f8j3mVMbc</text:p>
          </table:table-cell>
          <table:table-cell office:value-type="string" calcext:value-type="string">
            <text:p>UCoxcjq-8xIDTYp3uz647V5A</text:p>
          </table:table-cell>
          <table:table-cell office:value-type="string" calcext:value-type="string">
            <text:p>https://www.youtube.com/watch?v=U7f8j3mVMbc</text:p>
          </table:table-cell>
          <table:table-cell office:value-type="date" office:date-value="2012-03-28T09:33:08" calcext:value-type="date">
            <text:p>28/03/12 09:33</text:p>
          </table:table-cell>
          <table:table-cell office:value-type="string" calcext:value-type="string">
            <text:p>13,983,816 and the Lottery - Numberphile</text:p>
          </table:table-cell>
          <table:table-cell office:value-type="string" calcext:value-type="string">
            <text:p>The chance of picking the six winning numbers from the 49 balls in the UK National Lottery is one in 13,983,816 - on the other hand, the odds of selecting no balls???</text:p>
            <text:p>More links &amp; stuff in full description below â†“â†“â†“</text:p>
            <text:p/>
            <text:p>Number-loving physicist James Clewett attempts to "pick some winners"! :)</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 phile",number,numbers,maths,mathematics,mathematical,numerals,count,counting}</text:p>
          </table:table-cell>
          <table:table-cell office:value-type="string" calcext:value-type="string">
            <text:p>00:07:46</text:p>
          </table:table-cell>
          <table:table-cell office:value-type="date" office:date-value="2018-07-28T04:42:22.094" calcext:value-type="date">
            <text:p>28/07/18 04:42</text:p>
          </table:table-cell>
          <table:table-cell office:value-type="float" office:value="1091667" calcext:value-type="float">
            <text:p>1091667</text:p>
          </table:table-cell>
          <table:table-cell office:value-type="float" office:value="14112" calcext:value-type="float">
            <text:p>14112</text:p>
          </table:table-cell>
          <table:table-cell/>
        </table:table-row>
        <table:table-row table:style-name="ro34">
          <table:table-cell office:value-type="string" calcext:value-type="string">
            <text:p>Numberphile</text:p>
          </table:table-cell>
          <table:table-cell office:value-type="string" calcext:value-type="string">
            <text:p>1GCf29FPM4k</text:p>
          </table:table-cell>
          <table:table-cell office:value-type="string" calcext:value-type="string">
            <text:p>UCoxcjq-8xIDTYp3uz647V5A</text:p>
          </table:table-cell>
          <table:table-cell office:value-type="string" calcext:value-type="string">
            <text:p>https://www.youtube.com/watch?v=1GCf29FPM4k</text:p>
          </table:table-cell>
          <table:table-cell office:value-type="date" office:date-value="2012-07-18T08:54:34" calcext:value-type="date">
            <text:p>18/07/12 08:54</text:p>
          </table:table-cell>
          <table:table-cell office:value-type="string" calcext:value-type="string">
            <text:p>The LONGEST time - Numberphile</text:p>
          </table:table-cell>
          <table:table-cell office:value-type="string" calcext:value-type="string">
            <text:p>A paper by Don Page claimed to use the longest finite time ever calculated by a physicist - it's the time it will take the Universe to reset itself!?!</text:p>
            <text:p>More links &amp; stuff in full description below â†“â†“â†“</text:p>
            <text:p/>
            <text:p>Video featuring Tony Padilla from the University of Nottingham.</text:p>
            <text:p/>
            <text:p>Read the paper at http://arxiv.org/abs/hep-th/9411193</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Time (Dimension)",universe,"big crunch",numberphile,"number phile",number,numbers,maths,mathematics,mathematical,numerals,count,countin}</text:p>
          </table:table-cell>
          <table:table-cell office:value-type="string" calcext:value-type="string">
            <text:p>00:12:04</text:p>
          </table:table-cell>
          <table:table-cell office:value-type="date" office:date-value="2018-07-28T04:42:03.918" calcext:value-type="date">
            <text:p>28/07/18 04:42</text:p>
          </table:table-cell>
          <table:table-cell office:value-type="float" office:value="1091580" calcext:value-type="float">
            <text:p>1091580</text:p>
          </table:table-cell>
          <table:table-cell office:value-type="float" office:value="1749" calcext:value-type="float">
            <text:p>1749</text:p>
          </table:table-cell>
          <table:table-cell/>
        </table:table-row>
        <table:table-row table:style-name="ro4">
          <table:table-cell office:value-type="string" calcext:value-type="string">
            <text:p>patrickJMT</text:p>
          </table:table-cell>
          <table:table-cell office:value-type="string" calcext:value-type="string">
            <text:p>PGmVvIglZx8</text:p>
          </table:table-cell>
          <table:table-cell office:value-type="string" calcext:value-type="string">
            <text:p>UCFe6jenM1Bc54qtBsIJGRZQ</text:p>
          </table:table-cell>
          <table:table-cell office:value-type="string" calcext:value-type="string">
            <text:p>https://www.youtube.com/watch?v=PGmVvIglZx8</text:p>
          </table:table-cell>
          <table:table-cell office:value-type="date" office:date-value="2008-11-22T16:41:51" calcext:value-type="date">
            <text:p>22/11/08 16:41</text:p>
          </table:table-cell>
          <table:table-cell office:value-type="string" calcext:value-type="string">
            <text:p>Fundamental Theorem of Calculus Part 1</text:p>
          </table:table-cell>
          <table:table-cell office:value-type="string" calcext:value-type="string">
            <text:p>Thanks to all of you who support me on Patreon. You da real mvps!   $1 per month helps!! :)  https://www.patreon.com/patrickjmt !! </text:p>
            <text:p>Thanks for watching and please subscribe! Visit PatrickJMT.com and 'like' it! :)</text:p>
            <text:p>Fundamental Theorem of Calculus Part 1 - Derivatives of Integrals.</text:p>
            <text:p>In this video I show the FTC part 1 and show 4 examples involving derivatives of integrals.</text:p>
            <text:p>For more free math videos, visit http://PatrickJMT.com</text:p>
          </table:table-cell>
          <table:table-cell office:value-type="string" calcext:value-type="string">
            <text:p>{math,calculus,fundamental,theorem,part,example,derivative,integrals,justmathtutoring.com,chain,rule,help}</text:p>
          </table:table-cell>
          <table:table-cell office:value-type="string" calcext:value-type="string">
            <text:p>00:09:26</text:p>
          </table:table-cell>
          <table:table-cell office:value-type="date" office:date-value="2018-07-28T04:43:11.979" calcext:value-type="date">
            <text:p>28/07/18 04:43</text:p>
          </table:table-cell>
          <table:table-cell office:value-type="float" office:value="1089481" calcext:value-type="float">
            <text:p>1089481</text:p>
          </table:table-cell>
          <table:table-cell office:value-type="float" office:value="2364" calcext:value-type="float">
            <text:p>2364</text:p>
          </table:table-cell>
          <table:table-cell/>
        </table:table-row>
        <table:table-row table:style-name="ro26">
          <table:table-cell office:value-type="string" calcext:value-type="string">
            <text:p>Numberphile</text:p>
          </table:table-cell>
          <table:table-cell office:value-type="string" calcext:value-type="string">
            <text:p>l4bmZ1gRqCc</text:p>
          </table:table-cell>
          <table:table-cell office:value-type="string" calcext:value-type="string">
            <text:p>UCoxcjq-8xIDTYp3uz647V5A</text:p>
          </table:table-cell>
          <table:table-cell office:value-type="string" calcext:value-type="string">
            <text:p>https://www.youtube.com/watch?v=l4bmZ1gRqCc</text:p>
          </table:table-cell>
          <table:table-cell office:value-type="date" office:date-value="2015-03-06T14:36:42" calcext:value-type="date">
            <text:p>06/03/15 14:36</text:p>
          </table:table-cell>
          <table:table-cell office:value-type="string" calcext:value-type="string">
            <text:p>58 and other Confusing Numbers - Numberphile</text:p>
          </table:table-cell>
          <table:table-cell office:value-type="string" calcext:value-type="string">
            <text:p>Squarespace: http://www.squarespace.com/numberphile</text:p>
            <text:p>More links &amp; stuff in full description below â†“â†“â†“</text:p>
            <text:p/>
            <text:p>More linguistics on Numberphile: http://youtu.be/SbZCECvoaTA</text:p>
            <text:p>Billion and Trillion: http://youtu.be/C-52AI_ojyQ</text:p>
            <text:p>Tom Scott on numbers and linguistics - a discussion with spans counties, countries, continents and the far reaches of space.</text:p>
            <text:p>Tom's own channel is: https://www.youtube.com/user/enyay</text:p>
            <text:p/>
            <text:p>Art and animation by Pete McPartlan</text:p>
            <text:p>http://www.petemcpartlan.co.uk</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numbers,linguistics}</text:p>
          </table:table-cell>
          <table:table-cell office:value-type="string" calcext:value-type="string">
            <text:p>00:09:55</text:p>
          </table:table-cell>
          <table:table-cell office:value-type="date" office:date-value="2018-07-28T04:44:44.559" calcext:value-type="date">
            <text:p>28/07/18 04:44</text:p>
          </table:table-cell>
          <table:table-cell office:value-type="float" office:value="1088530" calcext:value-type="float">
            <text:p>1088530</text:p>
          </table:table-cell>
          <table:table-cell office:value-type="float" office:value="2560" calcext:value-type="float">
            <text:p>2560</text:p>
          </table:table-cell>
          <table:table-cell/>
        </table:table-row>
        <table:table-row table:style-name="ro44">
          <table:table-cell office:value-type="string" calcext:value-type="string">
            <text:p>Numberphile</text:p>
          </table:table-cell>
          <table:table-cell office:value-type="string" calcext:value-type="string">
            <text:p>QV9k6dRQQe4</text:p>
          </table:table-cell>
          <table:table-cell office:value-type="string" calcext:value-type="string">
            <text:p>UCoxcjq-8xIDTYp3uz647V5A</text:p>
          </table:table-cell>
          <table:table-cell office:value-type="string" calcext:value-type="string">
            <text:p>https://www.youtube.com/watch?v=QV9k6dRQQe4</text:p>
          </table:table-cell>
          <table:table-cell office:value-type="date" office:date-value="2012-09-07T12:33:41" calcext:value-type="date">
            <text:p>07/09/12 12:33</text:p>
          </table:table-cell>
          <table:table-cell office:value-type="string" calcext:value-type="string">
            <text:p>43,252,003,274,489,856,000 Rubik's Cube Combinations - Numberphile</text:p>
          </table:table-cell>
          <table:table-cell office:value-type="string" calcext:value-type="string">
            <text:p>There are 43,252,003,274,489,856,000 ways to arrange a standard 3x3 Rubik's Cube.</text:p>
            <text:p>More links &amp; stuff in full description below â†“â†“â†“</text:p>
            <text:p/>
            <text:p>See our full series of Rubik's Cube videos at: http://www.youtube.com/playlist?list=PLt5AfwLFPxWJNAdHv8TUCOmj7iKqyHZeg</text:p>
            <text:p/>
            <text:p>This video features Matt Parker, James Grime and Katie Steckles.</text:p>
            <text:p/>
            <text:p>With thanks to Drew Mokris for doing the animation: http://www.spinnerdisc.com/</text:p>
            <text:p/>
            <text:p>With thanks to Feliks Zemdegs for use of one of his many world-record breaking videos:  http://www.youtube.com/user/fazrulz1</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Rubik's Cube",combinations,permutations,"Feliks Zemdegs",solved,"speed solvers","Rubik's Cube (Invention)"}</text:p>
          </table:table-cell>
          <table:table-cell office:value-type="string" calcext:value-type="string">
            <text:p>00:10:14</text:p>
          </table:table-cell>
          <table:table-cell office:value-type="date" office:date-value="2018-07-28T04:43:37.368" calcext:value-type="date">
            <text:p>28/07/18 04:43</text:p>
          </table:table-cell>
          <table:table-cell office:value-type="float" office:value="1088211" calcext:value-type="float">
            <text:p>1088211</text:p>
          </table:table-cell>
          <table:table-cell office:value-type="float" office:value="2024" calcext:value-type="float">
            <text:p>2024</text:p>
          </table:table-cell>
          <table:table-cell/>
        </table:table-row>
        <table:table-row table:style-name="ro44">
          <table:table-cell office:value-type="string" calcext:value-type="string">
            <text:p>Numberphile</text:p>
          </table:table-cell>
          <table:table-cell office:value-type="string" calcext:value-type="string">
            <text:p>LNS1fabDkeA</text:p>
          </table:table-cell>
          <table:table-cell office:value-type="string" calcext:value-type="string">
            <text:p>UCoxcjq-8xIDTYp3uz647V5A</text:p>
          </table:table-cell>
          <table:table-cell office:value-type="string" calcext:value-type="string">
            <text:p>https://www.youtube.com/watch?v=LNS1fabDkeA</text:p>
          </table:table-cell>
          <table:table-cell office:value-type="date" office:date-value="2015-06-12T14:11:07" calcext:value-type="date">
            <text:p>12/06/15 14:11</text:p>
          </table:table-cell>
          <table:table-cell office:value-type="string" calcext:value-type="string">
            <text:p>Why 82,000 is an extraordinary number - Numberphile</text:p>
          </table:table-cell>
          <table:table-cell office:value-type="string" calcext:value-type="string">
            <text:p>Check out How Not To Be Wrong by Jordan Ellenberg: http://bit.ly/HowNotToBeWrong </text:p>
            <text:p>More links &amp; stuff in full description below â†“â†“â†“</text:p>
            <text:p/>
            <text:p>And special Kindle offer: http://bit.ly/Wrong_Special</text:p>
            <text:p/>
            <text:p>This video features Dr James Grime - http://singingbanana.com</text:p>
            <text:p/>
            <text:p>Cheers to Thomas OlÃ©ron Evans for inspiring James: http://www.mathistopheles.co.uk/maths/covering-all-the-bases/</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base,bases,binary,"Mathematics (Field Of Study)",Number}</text:p>
          </table:table-cell>
          <table:table-cell office:value-type="string" calcext:value-type="string">
            <text:p>00:07:45</text:p>
          </table:table-cell>
          <table:table-cell office:value-type="date" office:date-value="2018-07-28T04:42:59.737" calcext:value-type="date">
            <text:p>28/07/18 04:43</text:p>
          </table:table-cell>
          <table:table-cell office:value-type="float" office:value="1088160" calcext:value-type="float">
            <text:p>1088160</text:p>
          </table:table-cell>
          <table:table-cell office:value-type="float" office:value="2286" calcext:value-type="float">
            <text:p>2286</text:p>
          </table:table-cell>
          <table:table-cell/>
        </table:table-row>
        <table:table-row table:style-name="ro29">
          <table:table-cell office:value-type="string" calcext:value-type="string">
            <text:p>Vihart</text:p>
          </table:table-cell>
          <table:table-cell office:value-type="string" calcext:value-type="string">
            <text:p>Am-a5x9DGjg</text:p>
          </table:table-cell>
          <table:table-cell office:value-type="string" calcext:value-type="string">
            <text:p>UCOGeU-1Fig3rrDjhm9Zs_wg</text:p>
          </table:table-cell>
          <table:table-cell office:value-type="string" calcext:value-type="string">
            <text:p>https://www.youtube.com/watch?v=Am-a5x9DGjg</text:p>
          </table:table-cell>
          <table:table-cell office:value-type="date" office:date-value="2012-02-01T21:44:50" calcext:value-type="date">
            <text:p>01/02/12 21:44</text:p>
          </table:table-cell>
          <table:table-cell office:value-type="string" calcext:value-type="string">
            <text:p>Math Improv: Fruit by the Foot</text:p>
          </table:table-cell>
          <table:table-cell office:value-type="string" calcext:value-type="string">
            <text:p>Playing mathematically with fruits by the foot.</text:p>
            <text:p>Mobius Story, Wind and Mr. Ug: http://www.youtube.com/watch?v=4mdEsouIXGM</text:p>
            <text:p>Mobius Candy buttons: http://www.youtube.com/watch?v=OOLIB3cjFqw</text:p>
            <text:p>Mobius Music box: http://www.youtube.com/watch?v=3iMI_uOM_fY</text:p>
            <text:p/>
            <text:p>Doodling Snakes + Graphs (Useful for drawing Borromean rings): http://youtu.be/heKK95DAKms</text:p>
            <text:p/>
            <text:p>My personal website, which you might like: http://vihart.com</text:p>
          </table:table-cell>
          <table:table-cell office:value-type="string" calcext:value-type="string">
            <text:p>{mathematics,"mobius strip","frieze pattern","borromean rings",symmetry,"fruit by the foot"}</text:p>
          </table:table-cell>
          <table:table-cell office:value-type="string" calcext:value-type="string">
            <text:p>00:04:52</text:p>
          </table:table-cell>
          <table:table-cell office:value-type="date" office:date-value="2018-07-28T04:41:32.467" calcext:value-type="date">
            <text:p>28/07/18 04:41</text:p>
          </table:table-cell>
          <table:table-cell office:value-type="float" office:value="1087908" calcext:value-type="float">
            <text:p>1087908</text:p>
          </table:table-cell>
          <table:table-cell office:value-type="float" office:value="2064" calcext:value-type="float">
            <text:p>2064</text:p>
          </table:table-cell>
          <table:table-cell/>
        </table:table-row>
        <table:table-row table:style-name="ro34">
          <table:table-cell office:value-type="string" calcext:value-type="string">
            <text:p>Numberphile</text:p>
          </table:table-cell>
          <table:table-cell office:value-type="string" calcext:value-type="string">
            <text:p>Yexc19j3TjE</text:p>
          </table:table-cell>
          <table:table-cell office:value-type="string" calcext:value-type="string">
            <text:p>UCoxcjq-8xIDTYp3uz647V5A</text:p>
          </table:table-cell>
          <table:table-cell office:value-type="string" calcext:value-type="string">
            <text:p>https://www.youtube.com/watch?v=Yexc19j3TjE</text:p>
          </table:table-cell>
          <table:table-cell office:value-type="date" office:date-value="2014-01-19T13:35:21" calcext:value-type="date">
            <text:p>19/01/14 13:35</text:p>
          </table:table-cell>
          <table:table-cell office:value-type="string" calcext:value-type="string">
            <text:p>Why do people hate mathematics?</text:p>
          </table:table-cell>
          <table:table-cell office:value-type="string" calcext:value-type="string">
            <text:p>With thanks to http://www.audible.com/numberphile</text:p>
            <text:p>More links &amp; stuff in full description below â†“â†“â†“</text:p>
            <text:p/>
            <text:p>Featuring Professor Edward Frenkel, from the University of California, Berkeley. Author of Love &amp; Math. http://amzn.to/1g6XP6j</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mathematics,math,maths,teaching,teachers,art}</text:p>
          </table:table-cell>
          <table:table-cell office:value-type="string" calcext:value-type="string">
            <text:p>00:09:18</text:p>
          </table:table-cell>
          <table:table-cell office:value-type="date" office:date-value="2018-07-28T04:44:31.942" calcext:value-type="date">
            <text:p>28/07/18 04:44</text:p>
          </table:table-cell>
          <table:table-cell office:value-type="float" office:value="1084977" calcext:value-type="float">
            <text:p>1084977</text:p>
          </table:table-cell>
          <table:table-cell office:value-type="float" office:value="562" calcext:value-type="float">
            <text:p>562</text:p>
          </table:table-cell>
          <table:table-cell/>
        </table:table-row>
        <table:table-row table:style-name="ro62">
          <table:table-cell office:value-type="string" calcext:value-type="string">
            <text:p>3Blue1Brown</text:p>
          </table:table-cell>
          <table:table-cell office:value-type="string" calcext:value-type="string">
            <text:p>WUvTyaaNkzM</text:p>
          </table:table-cell>
          <table:table-cell office:value-type="string" calcext:value-type="string">
            <text:p>UCYO_jab_esuFRV4b17AJtAw</text:p>
          </table:table-cell>
          <table:table-cell office:value-type="string" calcext:value-type="string">
            <text:p>https://www.youtube.com/watch?v=WUvTyaaNkzM</text:p>
          </table:table-cell>
          <table:table-cell office:value-type="date" office:date-value="2017-04-28T15:58:48" calcext:value-type="date">
            <text:p>28/04/17 15:58</text:p>
          </table:table-cell>
          <table:table-cell office:value-type="string" calcext:value-type="string">
            <text:p>Essence of calculus, chapter 1</text:p>
          </table:table-cell>
          <table:table-cell office:value-type="string" calcext:value-type="string">
            <text:p>I want you to feel that you could have invented calculus for yourself, and in this first video of the series, we see how unraveling the nuances of a simple geometry question can lead to integrals, derivatives, and the fundamental theorem of calculus.</text:p>
            <text:p/>
            <text:p>Full series: http://3b1b.co/calculus</text:p>
            <text:p/>
            <text:p>Series like this one are funded largely by the community, through Patreon, where supporters get early access as the series is being produced.</text:p>
            <text:p>http://3b1b.co/support</text:p>
            <text:p/>
            <text:p>Special thanks to the following supporters: http://3b1b.co/eoc1-thanks</text:p>
            <text:p/>
            <text:p>------------------</text:p>
            <text:p/>
            <text:p>3blue1brown is a channel about animating math, in all senses of the word animate.  And you know the drill with YouTube, if you want to stay posted about new videos, subscribe, and click the bell to receive notifications (if you're into that).</text:p>
            <text:p/>
            <text:p>If you are new to this channel and want to see more, a good place to start is this playlist: http://3b1b.co/recommended</text:p>
            <text:p/>
            <text:p>Various social media stuffs:</text:p>
            <text:p>Website: https://www.3blue1brown.com</text:p>
            <text:p>Twitter: https://twitter.com/3Blue1Brown</text:p>
            <text:p>Patreon: https://patreon.com/3blue1brown</text:p>
            <text:p>Facebook: https://www.facebook.com/3blue1brown</text:p>
            <text:p>Reddit: https://www.reddit.com/r/3Blue1Brown</text:p>
          </table:table-cell>
          <table:table-cell office:value-type="string" calcext:value-type="string">
            <text:p>{mathematics,math,calculus,3b1b,"three blue one brown","3 blue 1 brown","fundamental theorem of calculus",integrals,derivatives}</text:p>
          </table:table-cell>
          <table:table-cell office:value-type="string" calcext:value-type="string">
            <text:p>00:17:05</text:p>
          </table:table-cell>
          <table:table-cell office:value-type="date" office:date-value="2018-07-28T04:41:13.855" calcext:value-type="date">
            <text:p>28/07/18 04:41</text:p>
          </table:table-cell>
          <table:table-cell office:value-type="float" office:value="1084634" calcext:value-type="float">
            <text:p>1084634</text:p>
          </table:table-cell>
          <table:table-cell office:value-type="float" office:value="23847" calcext:value-type="float">
            <text:p>23847</text:p>
          </table:table-cell>
          <table:table-cell/>
        </table:table-row>
        <table:table-row table:style-name="ro4">
          <table:table-cell office:value-type="string" calcext:value-type="string">
            <text:p>TED-Ed</text:p>
          </table:table-cell>
          <table:table-cell office:value-type="string" calcext:value-type="string">
            <text:p>w-YLJ-pHRhA</text:p>
          </table:table-cell>
          <table:table-cell office:value-type="string" calcext:value-type="string">
            <text:p>UCsooa4yRKGN_zEE8iknghZA</text:p>
          </table:table-cell>
          <table:table-cell office:value-type="string" calcext:value-type="string">
            <text:p>https://www.youtube.com/watch?v=w-YLJ-pHRhA</text:p>
          </table:table-cell>
          <table:table-cell office:value-type="date" office:date-value="2013-06-27T18:13:48" calcext:value-type="date">
            <text:p>27/06/13 18:13</text:p>
          </table:table-cell>
          <table:table-cell office:value-type="string" calcext:value-type="string">
            <text:p>If superpowers were real: Invisibility - Joy Lin</text:p>
          </table:table-cell>
          <table:table-cell office:value-type="string" calcext:value-type="string">
            <text:p>View full lesson: http://ed.ted.com/lessons/if-superpowers-were-real-invisibility-joy-lin</text:p>
            <text:p/>
            <text:p>What if invisibility wasn't just the stuff of epic comic book stories? Is it scientifically possible to be invisible? In this series, Joy Lin tackles six superpowers and reveals just how scientifically realistic they can be to us mere mortals. </text:p>
            <text:p/>
            <text:p>Lesson by Joy Lin, animation by Cognitive Media.</text:p>
          </table:table-cell>
          <table:table-cell office:value-type="string" calcext:value-type="string">
            <text:p>{"\\Joy Lin\\","\\Cognitive","Media\\",superhero,invisible,invisiblity,"\\invisibility","cloak\\","\\comic","book\\",TED-Ed,"\\TED","Ed\\",TEDEducation}</text:p>
          </table:table-cell>
          <table:table-cell office:value-type="string" calcext:value-type="string">
            <text:p>00:04:33</text:p>
          </table:table-cell>
          <table:table-cell office:value-type="date" office:date-value="2018-07-28T04:42:40.974" calcext:value-type="date">
            <text:p>28/07/18 04:42</text:p>
          </table:table-cell>
          <table:table-cell office:value-type="float" office:value="1083905" calcext:value-type="float">
            <text:p>1083905</text:p>
          </table:table-cell>
          <table:table-cell office:value-type="float" office:value="2092" calcext:value-type="float">
            <text:p>2092</text:p>
          </table:table-cell>
          <table:table-cell/>
        </table:table-row>
        <table:table-row table:style-name="ro15">
          <table:table-cell office:value-type="string" calcext:value-type="string">
            <text:p>Khan Academy</text:p>
          </table:table-cell>
          <table:table-cell office:value-type="string" calcext:value-type="string">
            <text:p>cLP7INqs3JM</text:p>
          </table:table-cell>
          <table:table-cell office:value-type="string" calcext:value-type="string">
            <text:p>UC4a-Gbdw7vOaccHmFo40b9g</text:p>
          </table:table-cell>
          <table:table-cell office:value-type="string" calcext:value-type="string">
            <text:p>https://www.youtube.com/watch?v=cLP7INqs3JM</text:p>
          </table:table-cell>
          <table:table-cell office:value-type="date" office:date-value="2013-12-23T19:58:51" calcext:value-type="date">
            <text:p>23/12/13 19:58</text:p>
          </table:table-cell>
          <table:table-cell office:value-type="string" calcext:value-type="string">
            <text:p>Introduction to rational and irrational numbers | Algebra I | Khan Academy</text:p>
          </table:table-cell>
          <table:table-cell office:value-type="string" calcext:value-type="string">
            <text:p>Learn what rational and irrational numbers are and how to tell them apart.</text:p>
            <text:p/>
            <text:p>Practice this lesson yourself on KhanAcademy.org right now:</text:p>
            <text:p>https://www.khanacademy.org/math/algebra/rational-and-irrational-numbers/irrational-numbers/e/recognizing-rational-and-irrational-numbers?utm_source=YT&amp;utm_medium=Desc&amp;utm_campaign=AlgebraI</text:p>
            <text:p/>
            <text:p>Watch the next lesson: https://www.khanacademy.org/math/algebra/rational-and-irrational-numbers/irrational-numbers/v/proof-that-square-root-of-2-is-irrational?utm_source=YT&amp;utm_medium=Desc&amp;utm_campaign=AlgebraI</text:p>
            <text:p/>
            <text:p>Missed the previous lesson? </text:p>
            <text:p>https://www.khanacademy.org/math/algebra/exponent-equations/radical_equations/v/applying-radical-equations-3?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5:54</text:p>
          </table:table-cell>
          <table:table-cell office:value-type="date" office:date-value="2018-07-28T04:42:53.538" calcext:value-type="date">
            <text:p>28/07/18 04:42</text:p>
          </table:table-cell>
          <table:table-cell office:value-type="float" office:value="1082030" calcext:value-type="float">
            <text:p>1082030</text:p>
          </table:table-cell>
          <table:table-cell office:value-type="float" office:value="4815" calcext:value-type="float">
            <text:p>4815</text:p>
          </table:table-cell>
          <table:table-cell/>
        </table:table-row>
        <table:table-row table:style-name="ro4">
          <table:table-cell office:value-type="string" calcext:value-type="string">
            <text:p>TED-Ed</text:p>
          </table:table-cell>
          <table:table-cell office:value-type="string" calcext:value-type="string">
            <text:p>de56W-F93nw</text:p>
          </table:table-cell>
          <table:table-cell office:value-type="string" calcext:value-type="string">
            <text:p>UCsooa4yRKGN_zEE8iknghZA</text:p>
          </table:table-cell>
          <table:table-cell office:value-type="string" calcext:value-type="string">
            <text:p>https://www.youtube.com/watch?v=de56W-F93nw</text:p>
          </table:table-cell>
          <table:table-cell office:value-type="date" office:date-value="2015-07-21T15:15:20" calcext:value-type="date">
            <text:p>21/07/15 15:15</text:p>
          </table:table-cell>
          <table:table-cell office:value-type="string" calcext:value-type="string">
            <text:p>The Akune brothers: Siblings on opposite sides of war - Wendell Oshiro</text:p>
          </table:table-cell>
          <table:table-cell office:value-type="string" calcext:value-type="string">
            <text:p>View full lesson: http://ed.ted.com/lessons/the-akune-brothers-siblings-on-opposite-sides-of-war-wendell-oshiro</text:p>
            <text:p/>
            <text:p>There are many stories that can be told about World War II, from the tragic to the inspiring. But perhaps one of the most heart-rending experiences was that of the Akune family, divided by the war against each other, and against their own identities. Wendell Oshiro tells the surprising story of this family split apart by war. </text:p>
            <text:p/>
            <text:p>Lesson by Wendell Oshiro, animation by Brandon Denmark.</text:p>
          </table:table-cell>
          <table:table-cell office:value-type="string" calcext:value-type="string">
            <text:p>{Japan,"United States Of America (Country)",Immigration,"World War II","Japanese internment",War,Prison,Racism,History,"American history","Wendell Oshiro","Akune brothers"}</text:p>
          </table:table-cell>
          <table:table-cell office:value-type="string" calcext:value-type="string">
            <text:p>00:04:54</text:p>
          </table:table-cell>
          <table:table-cell office:value-type="date" office:date-value="2018-07-28T04:43:37.335" calcext:value-type="date">
            <text:p>28/07/18 04:43</text:p>
          </table:table-cell>
          <table:table-cell office:value-type="float" office:value="1080965" calcext:value-type="float">
            <text:p>1080965</text:p>
          </table:table-cell>
          <table:table-cell office:value-type="float" office:value="21188" calcext:value-type="float">
            <text:p>21188</text:p>
          </table:table-cell>
          <table:table-cell/>
        </table:table-row>
        <table:table-row table:style-name="ro5">
          <table:table-cell office:value-type="string" calcext:value-type="string">
            <text:p>Khan Academy</text:p>
          </table:table-cell>
          <table:table-cell office:value-type="string" calcext:value-type="string">
            <text:p>O1N2rENXq_Y</text:p>
          </table:table-cell>
          <table:table-cell office:value-type="string" calcext:value-type="string">
            <text:p>UC4a-Gbdw7vOaccHmFo40b9g</text:p>
          </table:table-cell>
          <table:table-cell office:value-type="string" calcext:value-type="string">
            <text:p>https://www.youtube.com/watch?v=O1N2rENXq_Y</text:p>
          </table:table-cell>
          <table:table-cell office:value-type="date" office:date-value="2010-02-18T19:59:10" calcext:value-type="date">
            <text:p>18/02/10 19:59</text:p>
          </table:table-cell>
          <table:table-cell office:value-type="string" calcext:value-type="string">
            <text:p>Role of phagocytes in innate or nonspecific immunity | NCLEX-RN | Khan Academy</text:p>
          </table:table-cell>
          <table:table-cell office:value-type="string" calcext:value-type="string">
            <text:p>Role of phagocytes in innate or nonspecific immunity. Neutrophils, macrophages, and dendritic cells. MHC II. Created by Sal Khan.</text:p>
            <text:p/>
            <text:p>Watch the next lesson: https://www.khanacademy.org/test-prep/nclex-rn/rn-immune-system/rn-the-immune-system/v/types-of-immune-responses-innate-and-adaptive-humoral-vs-cell-mediated?utm_source=YT&amp;utm_medium=Desc&amp;utm_campaign=Nclex-rn</text:p>
            <text:p/>
            <text:p>Missed the previous lesson? https://www.khanacademy.org/test-prep/nclex-rn/rn-lymphatic-system/rn-the-lymphatic-system/v/what-is-lymph?utm_source=YT&amp;utm_medium=Desc&amp;utm_campaign=Nclex-rn</text:p>
            <text:p/>
            <text:p>NCLEX-RN on Khan Academy: A collection of questions from content covered on the NCLEX-RN. These questions are available under a Creative Commons Attribution-NonCommercial-ShareAlike 3.0 United States License (available at http://creativecommons.org/licenses/by-nc-sa/3.0/u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NCLEX-RN channel: https://www.youtube.com/channel/UCDx5cTeADCvKWgF9x_Qjz3g?sub_confirmation=1</text:p>
            <text:p>Subscribe to Khan Academy: https://www.youtube.com/subscription_center?add_user=khanacademy</text:p>
          </table:table-cell>
          <table:table-cell/>
          <table:table-cell office:value-type="string" calcext:value-type="string">
            <text:p>00:16:20</text:p>
          </table:table-cell>
          <table:table-cell office:value-type="date" office:date-value="2018-07-28T04:42:46.57" calcext:value-type="date">
            <text:p>28/07/18 04:42</text:p>
          </table:table-cell>
          <table:table-cell office:value-type="float" office:value="1080828" calcext:value-type="float">
            <text:p>1080828</text:p>
          </table:table-cell>
          <table:table-cell office:value-type="float" office:value="4119" calcext:value-type="float">
            <text:p>4119</text:p>
          </table:table-cell>
          <table:table-cell/>
        </table:table-row>
        <table:table-row table:style-name="ro25">
          <table:table-cell office:value-type="string" calcext:value-type="string">
            <text:p>mathbff</text:p>
          </table:table-cell>
          <table:table-cell office:value-type="string" calcext:value-type="string">
            <text:p>q739Wcf0ZUg</text:p>
          </table:table-cell>
          <table:table-cell office:value-type="string" calcext:value-type="string">
            <text:p>UCy5ev9EE-u5Iwbt2NHrcayw</text:p>
          </table:table-cell>
          <table:table-cell office:value-type="string" calcext:value-type="string">
            <text:p>https://www.youtube.com/watch?v=q739Wcf0ZUg</text:p>
          </table:table-cell>
          <table:table-cell office:value-type="date" office:date-value="2013-09-07T07:31:29" calcext:value-type="date">
            <text:p>07/09/13 07:31</text:p>
          </table:table-cell>
          <table:table-cell office:value-type="string" calcext:value-type="string">
            <text:p>â¤ï¸ŽÂ² How to Find the Inverse of a Function (mathbff)</text:p>
          </table:table-cell>
          <table:table-cell office:value-type="string" calcext:value-type="string">
            <text:p>Nancy is on a new channel, NancyPi! New videos with Nancy will be at: https://youtube.com/NancyPi Follow: http://instagram.com/mathbff http://facebook.com/mathbff http://twitter.com/mathbff</text:p>
            <text:p/>
            <text:p>How can you find the inverse function of any function, if it exists? The inverse function is the reverse of your original function. It undoes whatever your function did. If your function takes x and gives you y, then the inverse function takes that y and gives you back x.</text:p>
            <text:p/>
            <text:p>How to find the inverse of a function: There are three steps to finding the inverse function, if it exists.</text:p>
            <text:p/>
            <text:p>The first step is to replace the f(x) with just the variable y.</text:p>
            <text:p/>
            <text:p>Second, swap the x and y variables everywhere they appear in the equation.</text:p>
            <text:p/>
            <text:p>Third, solve for y again so that you have just "y=" on one side of the equation. If this relation is a function, you can then replace the y with the "f inverse x" notation, or f^-1(x). To know if it is a function, use the Vertical Line Test or consider the form of the equation.</text:p>
            <text:p/>
            <text:p>Remember that in a function equation, for every x you input into the equation, there can only be one corresponding y value.</text:p>
          </table:table-cell>
          <table:table-cell office:value-type="string" calcext:value-type="string">
            <text:p>{function,"inverse function","solve for x","swap variables","function test","tell if function","vertical line test","does not exist",graphing,relation,"difference between relations","input function","output function","function notation",jmt,math,mathematics,how-to,help,khan,find,test,tutor,problem,rules,explanation,example,equation,solve,solution,algorithm,"how to find","how do you",algebra,"algebra 2",precalculus}</text:p>
          </table:table-cell>
          <table:table-cell office:value-type="string" calcext:value-type="string">
            <text:p>00:05:21</text:p>
          </table:table-cell>
          <table:table-cell office:value-type="date" office:date-value="2018-07-28T04:43:30.044" calcext:value-type="date">
            <text:p>28/07/18 04:43</text:p>
          </table:table-cell>
          <table:table-cell office:value-type="float" office:value="1080826" calcext:value-type="float">
            <text:p>1080826</text:p>
          </table:table-cell>
          <table:table-cell office:value-type="float" office:value="4881" calcext:value-type="float">
            <text:p>4881</text:p>
          </table:table-cell>
          <table:table-cell/>
        </table:table-row>
        <table:table-row table:style-name="ro29">
          <table:table-cell office:value-type="string" calcext:value-type="string">
            <text:p>TED-Ed</text:p>
          </table:table-cell>
          <table:table-cell office:value-type="string" calcext:value-type="string">
            <text:p>1csFTDXXULY</text:p>
          </table:table-cell>
          <table:table-cell office:value-type="string" calcext:value-type="string">
            <text:p>UCsooa4yRKGN_zEE8iknghZA</text:p>
          </table:table-cell>
          <table:table-cell office:value-type="string" calcext:value-type="string">
            <text:p>https://www.youtube.com/watch?v=1csFTDXXULY</text:p>
          </table:table-cell>
          <table:table-cell office:value-type="date" office:date-value="2018-05-08T15:02:53" calcext:value-type="date">
            <text:p>08/05/18 15:02</text:p>
          </table:table-cell>
          <table:table-cell office:value-type="string" calcext:value-type="string">
            <text:p>Can you solve the false positive riddle? - Alex Gendler</text:p>
          </table:table-cell>
          <table:table-cell office:value-type="string" calcext:value-type="string">
            <text:p>Practice more problem-solving at https://brilliant.org/TedEd/</text:p>
            <text:p>Solution to the bonus riddle mentioned at the end: https://brilliant.org/tededprobabilitypairs/</text:p>
            <text:p/>
            <text:p>Mining unobtainium is hard work â€“ the rare mineral appears in only 1% of rocks in the mine. But your friend Tricky Joe has something up his sleeve. The unobtainium detector heâ€™s been perfecting for months is finally ready, and it returns accurate readings 90% of the time. But can it really be trusted? Alex Gendler explains the false positive paradox.</text:p>
            <text:p/>
            <text:p>Lesson by Alex Gendler, animation by Artrake Studio.</text:p>
            <text:p/>
            <text:p>Thank you so much to our patrons for supporting us on Patreon! Without you this video would not be possible! Tan YH, Brittiny Elman, Mayra Urbano, Ruth Fang, Kostadin Mandulov, Alex Schenkman, Sdiep Sriram, Ivan TodoroviÄ‡, Antero Semi, Yanuar Ashari, Mrinalini, Anthony Kudolo, Scott Gass, Querida Owens, Hazel Lam, Manav parmar, Dwight Tevuk, Stephen A. Wilson, Siamak H, Dominik Kugelmann, Katie Winchester, Mary Sawyer, David Rosario, Samuel Doerle, Be Owusu, Susan Herder, Savannah Scheelings, Prasanth Mathialagan, Yanira Santamaria, Chad Harper, Dawn Jordan, Constantin Salagor, Activated Classroom Teaching, Kevin Wong, Umar Farooq, Goh Xiang Ting Diana, Dmitry Neverov, Tushar Sharma, CristÃ³bal Medina Moenne, MJ Tan Mingjie, Yansong Li, Jason A Saslow, Joanne Luce, Henry Li, Kyle Nguyen, Taylor Hunter, Noa Shore, Lex Azevedo, Merit Gamertsfelder, and Bev Millar.</text:p>
          </table:table-cell>
          <table:table-cell office:value-type="string" calcext:value-type="string">
            <text:p>{TED,TED-Ed,"Ted Education",Teded,"TED Ed","Alex Gendler","Artrake Studio","Brilliant Riddles",Riddles,math,"problem solving","false positive paradox"}</text:p>
          </table:table-cell>
          <table:table-cell office:value-type="string" calcext:value-type="string">
            <text:p>00:05:20</text:p>
          </table:table-cell>
          <table:table-cell office:value-type="date" office:date-value="2018-07-28T04:42:34.303" calcext:value-type="date">
            <text:p>28/07/18 04:42</text:p>
          </table:table-cell>
          <table:table-cell office:value-type="float" office:value="1080076" calcext:value-type="float">
            <text:p>1080076</text:p>
          </table:table-cell>
          <table:table-cell office:value-type="float" office:value="23776" calcext:value-type="float">
            <text:p>23776</text:p>
          </table:table-cell>
          <table:table-cell/>
        </table:table-row>
        <table:table-row table:style-name="ro23">
          <table:table-cell office:value-type="string" calcext:value-type="string">
            <text:p>Numberphile</text:p>
          </table:table-cell>
          <table:table-cell office:value-type="string" calcext:value-type="string">
            <text:p>ZPv1UV0rD8U</text:p>
          </table:table-cell>
          <table:table-cell office:value-type="string" calcext:value-type="string">
            <text:p>UCoxcjq-8xIDTYp3uz647V5A</text:p>
          </table:table-cell>
          <table:table-cell office:value-type="string" calcext:value-type="string">
            <text:p>https://www.youtube.com/watch?v=ZPv1UV0rD8U</text:p>
          </table:table-cell>
          <table:table-cell office:value-type="date" office:date-value="2012-12-14T18:38:38" calcext:value-type="date">
            <text:p>14/12/12 18:38</text:p>
          </table:table-cell>
          <table:table-cell office:value-type="string" calcext:value-type="string">
            <text:p>Tau vs Pi Smackdown - Numberphile</text:p>
          </table:table-cell>
          <table:table-cell office:value-type="string" calcext:value-type="string">
            <text:p>Steve Mould (tau) and Matt Parker (pi) go head-to-head.</text:p>
            <text:p>More links &amp; stuff in full description below â†“â†“â†“</text:p>
            <text:p/>
            <text:p>See our tau video: http://www.youtube.com/watch?v=83ofi_L6eAo</text:p>
            <text:p>And check our Pi videos: http://www.youtube.com/playlist?list=PL4870492ACBDC2E7C</text:p>
            <text:p>Matt Parker: http://www.standupmaths.com/</text:p>
            <text:p>Steve Mould: http://www.stevemould.com/</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Tau,Pi,"matt parker","steve mould"}</text:p>
          </table:table-cell>
          <table:table-cell office:value-type="string" calcext:value-type="string">
            <text:p>00:11:12</text:p>
          </table:table-cell>
          <table:table-cell office:value-type="date" office:date-value="2018-07-28T04:43:12.04" calcext:value-type="date">
            <text:p>28/07/18 04:43</text:p>
          </table:table-cell>
          <table:table-cell office:value-type="float" office:value="1078537" calcext:value-type="float">
            <text:p>1078537</text:p>
          </table:table-cell>
          <table:table-cell office:value-type="float" office:value="1126" calcext:value-type="float">
            <text:p>1126</text:p>
          </table:table-cell>
          <table:table-cell/>
        </table:table-row>
        <table:table-row table:style-name="ro1">
          <table:table-cell office:value-type="string" calcext:value-type="string">
            <text:p>tecmath</text:p>
          </table:table-cell>
          <table:table-cell office:value-type="string" calcext:value-type="string">
            <text:p>Zx9_ja_2H38</text:p>
          </table:table-cell>
          <table:table-cell office:value-type="string" calcext:value-type="string">
            <text:p>UCb7w5aTnt7YeXBcVCY0mgFw</text:p>
          </table:table-cell>
          <table:table-cell office:value-type="string" calcext:value-type="string">
            <text:p>https://www.youtube.com/watch?v=Zx9_ja_2H38</text:p>
          </table:table-cell>
          <table:table-cell office:value-type="date" office:date-value="2013-03-22T11:53:57" calcext:value-type="date">
            <text:p>22/03/13 11:53</text:p>
          </table:table-cell>
          <table:table-cell office:value-type="string" calcext:value-type="string">
            <text:p>Percentages - fast math lesson</text:p>
          </table:table-cell>
          <table:table-cell office:value-type="string" calcext:value-type="string">
            <text:p>This video looks at the way to easily work out percentages. This is an essential part of math.</text:p>
          </table:table-cell>
          <table:table-cell office:value-type="string" calcext:value-type="string">
            <text:p>{math,maths,percent,percentage,percentages,fraction}</text:p>
          </table:table-cell>
          <table:table-cell office:value-type="string" calcext:value-type="string">
            <text:p>00:07:54</text:p>
          </table:table-cell>
          <table:table-cell office:value-type="date" office:date-value="2018-07-28T04:41:32.486" calcext:value-type="date">
            <text:p>28/07/18 04:41</text:p>
          </table:table-cell>
          <table:table-cell office:value-type="float" office:value="1078003" calcext:value-type="float">
            <text:p>1078003</text:p>
          </table:table-cell>
          <table:table-cell office:value-type="float" office:value="6388" calcext:value-type="float">
            <text:p>6388</text:p>
          </table:table-cell>
          <table:table-cell/>
        </table:table-row>
        <table:table-row table:style-name="ro42">
          <table:table-cell office:value-type="string" calcext:value-type="string">
            <text:p>Numberphile</text:p>
          </table:table-cell>
          <table:table-cell office:value-type="string" calcext:value-type="string">
            <text:p>xgBGibfLD-U</text:p>
          </table:table-cell>
          <table:table-cell office:value-type="string" calcext:value-type="string">
            <text:p>UCoxcjq-8xIDTYp3uz647V5A</text:p>
          </table:table-cell>
          <table:table-cell office:value-type="string" calcext:value-type="string">
            <text:p>https://www.youtube.com/watch?v=xgBGibfLD-U</text:p>
          </table:table-cell>
          <table:table-cell office:value-type="date" office:date-value="2016-12-23T19:07:16" calcext:value-type="date">
            <text:p>23/12/16 19:07</text:p>
          </table:table-cell>
          <table:table-cell office:value-type="string" calcext:value-type="string">
            <text:p>Incredible Formula - Numberphile</text:p>
          </table:table-cell>
          <table:table-cell office:value-type="string" calcext:value-type="string">
            <text:p>Dr James Grime discusses a couple of clever formulas which are pandigital - using all the numbers from 1-9.</text:p>
            <text:p>More links &amp; stuff in full description below â†“â†“â†“</text:p>
            <text:p/>
            <text:p>More on pandigital numbers: https://youtu.be/gaVMrqzb91w</text:p>
            <text:p>More on e: https://youtu.be/AuA2EAgAegE</text:p>
            <text:p>More James Grime videos: http://bit.ly/grimevideos</text:p>
            <text:p>Book James for a talk: http://jamesgrime.com</text:p>
            <text:p/>
            <text:p>The contest which gave us these formulas: http://www2.stetson.edu/~efriedma/mathmagic/0804.html</text:p>
            <text:p/>
            <text:p>Pi Playlist: http://bit.ly/PiPlaylist</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pandigital,formula}</text:p>
          </table:table-cell>
          <table:table-cell office:value-type="string" calcext:value-type="string">
            <text:p>00:05:49</text:p>
          </table:table-cell>
          <table:table-cell office:value-type="date" office:date-value="2018-07-28T04:42:03.895" calcext:value-type="date">
            <text:p>28/07/18 04:42</text:p>
          </table:table-cell>
          <table:table-cell office:value-type="float" office:value="1077996" calcext:value-type="float">
            <text:p>1077996</text:p>
          </table:table-cell>
          <table:table-cell office:value-type="float" office:value="4833" calcext:value-type="float">
            <text:p>4833</text:p>
          </table:table-cell>
          <table:table-cell/>
        </table:table-row>
        <table:table-row table:style-name="ro15">
          <table:table-cell office:value-type="string" calcext:value-type="string">
            <text:p>Khan Academy</text:p>
          </table:table-cell>
          <table:table-cell office:value-type="string" calcext:value-type="string">
            <text:p>b2C9I8HuCe4</text:p>
          </table:table-cell>
          <table:table-cell office:value-type="string" calcext:value-type="string">
            <text:p>UC4a-Gbdw7vOaccHmFo40b9g</text:p>
          </table:table-cell>
          <table:table-cell office:value-type="string" calcext:value-type="string">
            <text:p>https://www.youtube.com/watch?v=b2C9I8HuCe4</text:p>
          </table:table-cell>
          <table:table-cell office:value-type="date" office:date-value="2011-11-14T23:26:05" calcext:value-type="date">
            <text:p>14/11/11 23:26</text:p>
          </table:table-cell>
          <table:table-cell office:value-type="string" calcext:value-type="string">
            <text:p>Box and whisker plot | Descriptive statistics | Probability and Statistics | Khan Academy</text:p>
          </table:table-cell>
          <table:table-cell office:value-type="string" calcext:value-type="string">
            <text:p>Is this some kind of cute cat video? No! Box and whisker plots seek to explain data by showing a spread of all the data points in a sample. The "whiskers" are the two opposite ends of the data. This video is more fun than a handful of catnip.</text:p>
            <text:p/>
            <text:p>Practice this lesson yourself on KhanAcademy.org right now: </text:p>
            <text:p>https://www.khanacademy.org/math/probability/descriptive-statistics/box-and-whisker-plots/e/creating_box_and_whisker_plots?utm_source=YT&amp;utm_medium=Desc&amp;utm_campaign=ProbabilityandStatistics</text:p>
            <text:p/>
            <text:p>Watch the next lesson: https://www.khanacademy.org/math/probability/descriptive-statistics/box-and-whisker-plots/v/constructing-a-box-and-whisker-plot?utm_source=YT&amp;utm_medium=Desc&amp;utm_campaign=ProbabilityandStatistics</text:p>
            <text:p/>
            <text:p>Missed the previous lesson? </text:p>
            <text:p>https://www.khanacademy.org/math/probability/descriptive-statistics/central_tendency/v/statistics-sample-vs-population-mean?utm_source=YT&amp;utm_medium=Desc&amp;utm_campaign=ProbabilityandStatistics</text:p>
            <text:p/>
            <text:p>Probability and statistics on Khan Academy: We dare you to go through a day in which you never consider or use probability. Did you check the weather forecast? Busted! Did you decide to go through the drive through lane vs walk in? Busted again! We are constantly creating hypotheses, making predictions, testing, and analyzing. Our lives are full of probabilities! Statistics is related to probability because much of the data we use when determining probable outcomes comes from our understanding of statistics. In these tutorials, we will cover a range of topics, some which include: independent events, dependent probability, combinatorics, hypothesis testing, descriptive statistics, random variables, probability distributions, regression, and inferential statistics. So buckle up and hop on for a wild ride. We bet you're going to be challenged AND love it!</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obability and Statistics channel:</text:p>
            <text:p>https://www.youtube.com/channel/UCRXuOXLW3LcQLWvxbZiIZ0w?sub_confirmation=1</text:p>
            <text:p>Subscribe to KhanAcademy: https://www.youtube.com/subscription_center?add_user=khanacademy</text:p>
          </table:table-cell>
          <table:table-cell/>
          <table:table-cell office:value-type="string" calcext:value-type="string">
            <text:p>00:03:18</text:p>
          </table:table-cell>
          <table:table-cell office:value-type="date" office:date-value="2018-07-28T04:43:30.109" calcext:value-type="date">
            <text:p>28/07/18 04:43</text:p>
          </table:table-cell>
          <table:table-cell office:value-type="float" office:value="1077820" calcext:value-type="float">
            <text:p>1077820</text:p>
          </table:table-cell>
          <table:table-cell office:value-type="float" office:value="3801" calcext:value-type="float">
            <text:p>3801</text:p>
          </table:table-cell>
          <table:table-cell/>
        </table:table-row>
        <table:table-row table:style-name="ro34">
          <table:table-cell office:value-type="string" calcext:value-type="string">
            <text:p>Numberphile</text:p>
          </table:table-cell>
          <table:table-cell office:value-type="string" calcext:value-type="string">
            <text:p>6Lm9EHhbJAY</text:p>
          </table:table-cell>
          <table:table-cell office:value-type="string" calcext:value-type="string">
            <text:p>UCoxcjq-8xIDTYp3uz647V5A</text:p>
          </table:table-cell>
          <table:table-cell office:value-type="string" calcext:value-type="string">
            <text:p>https://www.youtube.com/watch?v=6Lm9EHhbJAY</text:p>
          </table:table-cell>
          <table:table-cell office:value-type="date" office:date-value="2014-12-12T16:22:43" calcext:value-type="date">
            <text:p>12/12/14 16:22</text:p>
          </table:table-cell>
          <table:table-cell office:value-type="string" calcext:value-type="string">
            <text:p>Euclid's Big Problem - Numberphile</text:p>
          </table:table-cell>
          <table:table-cell office:value-type="string" calcext:value-type="string">
            <text:p>Trisecting angles and calculating cube roots was a big problem for Euclid and his cohorts. Discussed by Zsuzsanna Dancso at MSRI.</text:p>
            <text:p>More links &amp; stuff in full description below â†“â†“â†“</text:p>
            <text:p/>
            <text:p>TRISECT WITH ORIGAMI: http://youtu.be/SL2lYcggGpc</text:p>
            <text:p>CIRCLE THE SQUARE: http://youtu.be/CMP9a2J4Bqw</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Euclid (Academic)","Mathematics (Field Of Study)"}</text:p>
          </table:table-cell>
          <table:table-cell office:value-type="string" calcext:value-type="string">
            <text:p>00:16:51</text:p>
          </table:table-cell>
          <table:table-cell office:value-type="date" office:date-value="2018-07-28T04:44:19.97" calcext:value-type="date">
            <text:p>28/07/18 04:44</text:p>
          </table:table-cell>
          <table:table-cell office:value-type="float" office:value="1077636" calcext:value-type="float">
            <text:p>1077636</text:p>
          </table:table-cell>
          <table:table-cell office:value-type="float" office:value="2893" calcext:value-type="float">
            <text:p>2893</text:p>
          </table:table-cell>
          <table:table-cell/>
        </table:table-row>
        <table:table-row table:style-name="ro6">
          <table:table-cell office:value-type="string" calcext:value-type="string">
            <text:p>Khan Academy</text:p>
          </table:table-cell>
          <table:table-cell office:value-type="string" calcext:value-type="string">
            <text:p>iI_2Piwn_og</text:p>
          </table:table-cell>
          <table:table-cell office:value-type="string" calcext:value-type="string">
            <text:p>UC4a-Gbdw7vOaccHmFo40b9g</text:p>
          </table:table-cell>
          <table:table-cell office:value-type="string" calcext:value-type="string">
            <text:p>https://www.youtube.com/watch?v=iI_2Piwn_og</text:p>
          </table:table-cell>
          <table:table-cell office:value-type="date" office:date-value="2010-04-07T21:47:41" calcext:value-type="date">
            <text:p>07/04/10 21:47</text:p>
          </table:table-cell>
          <table:table-cell office:value-type="string" calcext:value-type="string">
            <text:p>Absolute value inequalities | Linear equations | Algebra I | Khan Academy</text:p>
          </table:table-cell>
          <table:table-cell office:value-type="string" calcext:value-type="string">
            <text:p>Absolute Value Inequalities</text:p>
            <text:p/>
            <text:p>Watch the next lesson: https://www.khanacademy.org/math/algebra/solving-linear-equations-and-inequalities/absolute-value-equations/v/absolute-value-inequalities-example-1?utm_source=YT&amp;utm_medium=Desc&amp;utm_campaign=AlgebraI</text:p>
            <text:p/>
            <text:p>Missed the previous lesson? </text:p>
            <text:p>https://www.khanacademy.org/math/algebra/solving-linear-equations-and-inequalities/absolute-value-equations/v/absolute-value-equation-with-no-solution?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13:13</text:p>
          </table:table-cell>
          <table:table-cell office:value-type="date" office:date-value="2018-07-28T04:43:49.846" calcext:value-type="date">
            <text:p>28/07/18 04:43</text:p>
          </table:table-cell>
          <table:table-cell office:value-type="float" office:value="1077420" calcext:value-type="float">
            <text:p>1077420</text:p>
          </table:table-cell>
          <table:table-cell office:value-type="float" office:value="4571" calcext:value-type="float">
            <text:p>4571</text:p>
          </table:table-cell>
          <table:table-cell/>
        </table:table-row>
        <table:table-row table:style-name="ro33">
          <table:table-cell office:value-type="string" calcext:value-type="string">
            <text:p>standupmaths</text:p>
          </table:table-cell>
          <table:table-cell office:value-type="string" calcext:value-type="string">
            <text:p>UBX2QQHlQ_I</text:p>
          </table:table-cell>
          <table:table-cell office:value-type="string" calcext:value-type="string">
            <text:p>UCSju5G2aFaWMqn-_0YBtq5A</text:p>
          </table:table-cell>
          <table:table-cell office:value-type="string" calcext:value-type="string">
            <text:p>https://www.youtube.com/watch?v=UBX2QQHlQ_I</text:p>
          </table:table-cell>
          <table:table-cell office:value-type="date" office:date-value="2016-01-04T19:33:07" calcext:value-type="date">
            <text:p>04/01/16 19:33</text:p>
          </table:table-cell>
          <table:table-cell office:value-type="string" calcext:value-type="string">
            <text:p>Stand-up comedy routine about Spreadsheets</text:p>
          </table:table-cell>
          <table:table-cell office:value-type="string" calcext:value-type="string">
            <text:p>Matt Parkerâ€™s comedy routine about spreadsheets. From the Festival of the Spoken Nerd DVD: Full Frontal Nerdity</text:p>
            <text:p/>
            <text:p>Buy Full Frontal Nerdity as a DVD or Download:</text:p>
            <text:p>http://shop.festivalofthespokennerd.com/</text:p>
            <text:p/>
            <text:p>See where Festival of the Spoken Nerd are performing live:</text:p>
            <text:p>http://festivalofthespokennerd.com/buy-tickets/</text:p>
            <text:p/>
            <text:p>Convert your own image spreadsheet!</text:p>
            <text:p>http://think-maths.co.uk/spreadsheet</text:p>
            <text:p/>
            <text:p>Buy Mattâ€™s book!</text:p>
            <text:p>http://makeanddo4d.com/</text:p>
            <text:p/>
            <text:p>Think Maths: mathematics talks, workshops and free resources</text:p>
            <text:p>http://think-maths.co.uk/</text:p>
            <text:p/>
            <text:p/>
            <text:p>MATT PARKER: Stand-up Mathematician</text:p>
            <text:p>Website: http://standupmaths.com/</text:p>
            <text:p/>
            <text:p>Music by Howard Carter</text:p>
            <text:p>Design by Simon Wright</text:p>
            <text:p>Programming by Andrew Taylor</text:p>
          </table:table-cell>
          <table:table-cell office:value-type="string" calcext:value-type="string">
            <text:p>{maths,math,mathematics,comedy,stand-up,spreadsheets,funny,"spoken nerd",RGB,"festival of the spoken nerd","matt parker"}</text:p>
          </table:table-cell>
          <table:table-cell office:value-type="string" calcext:value-type="string">
            <text:p>00:13:17</text:p>
          </table:table-cell>
          <table:table-cell office:value-type="date" office:date-value="2018-07-28T04:43:56.155" calcext:value-type="date">
            <text:p>28/07/18 04:43</text:p>
          </table:table-cell>
          <table:table-cell office:value-type="float" office:value="1076569" calcext:value-type="float">
            <text:p>1076569</text:p>
          </table:table-cell>
          <table:table-cell office:value-type="float" office:value="6736" calcext:value-type="float">
            <text:p>6736</text:p>
          </table:table-cell>
          <table:table-cell/>
        </table:table-row>
        <table:table-row table:style-name="ro66">
          <table:table-cell office:value-type="string" calcext:value-type="string">
            <text:p>standupmaths</text:p>
          </table:table-cell>
          <table:table-cell office:value-type="string" calcext:value-type="string">
            <text:p>ubQXz5RBBtU</text:p>
          </table:table-cell>
          <table:table-cell office:value-type="string" calcext:value-type="string">
            <text:p>UCSju5G2aFaWMqn-_0YBtq5A</text:p>
          </table:table-cell>
          <table:table-cell office:value-type="string" calcext:value-type="string">
            <text:p>https://www.youtube.com/watch?v=ubQXz5RBBtU</text:p>
          </table:table-cell>
          <table:table-cell office:value-type="date" office:date-value="2016-12-08T12:45:31" calcext:value-type="date">
            <text:p>08/12/16 12:45</text:p>
          </table:table-cell>
          <table:table-cell office:value-type="string" calcext:value-type="string">
            <text:p>The Mathematics of Winning Monopoly</text:p>
          </table:table-cell>
          <table:table-cell office:value-type="string" calcext:value-type="string">
            <text:p>I talk to Hannah Fry and compare our mathematical investigations into playing Monopoly. Iâ€™ve put all my probabilities below.</text:p>
            <text:p/>
            <text:p>You can buy a signed copy of Hannah's book on Maths Gear:</text:p>
            <text:p>https://mathsgear.co.uk/collections/books/products/signed-copy-of-the-indisputable-existence-of-santa-claus</text:p>
            <text:p/>
            <text:p>In the UK you can also get it from Waterstones:</text:p>
            <text:p>https://www.waterstones.com/book/the-indisputable-existence-of-santa-claus/dr-hannah-fry/dr-hannah-fry/9780857524607</text:p>
            <text:p/>
            <text:p>There is a Kindle edition on Amazon:</text:p>
            <text:p>https://www.amazon.com/Indisputable-Existence-Santa-Claus-ebook/dp/B01G96DPWS?_encoding=UTF8&amp;tag=stanupmath-20</text:p>
            <text:p/>
            <text:p>You can download all of my monopoly code here:</text:p>
            <text:p>https://www.dropbox.com/s/f5xndyafuj2cmpn/monopoly-v1.py?dl=0</text:p>
            <text:p/>
            <text:p>Here are Hannahâ€™s plots:</text:p>
            <text:p>https://www.dropbox.com/s/sme0ezqsb69yg7k/Hannah-monopoly-plots.pdf?dl=0</text:p>
            <text:p/>
            <text:p>CORRECTIONS:</text:p>
            <text:p>- I said the game has â€œfinite moneyâ€ but Chuck Monster has correctly pointed out that the official Monopoly rules state "It [the bank] never runs out of money; if it runs out of bills, players can use any convenient items as substitutes until the bank gets enough money."</text:p>
            <text:p/>
            <text:p>Support my videos on Patreon:</text:p>
            <text:p>https://www.patreon.com/standupmaths</text:p>
            <text:p/>
            <text:p>Filming by Trunkman Productions</text:p>
            <text:p>Music by Howard Carter</text:p>
            <text:p>Design by Simon Wright</text:p>
            <text:p/>
            <text:p>MATT PARKER: Stand-up Mathematician</text:p>
            <text:p>Website: http://standupmaths.com/</text:p>
            <text:p>Maths book: http://makeanddo4D.com/</text:p>
            <text:p>Nerdy maths toys: http://mathsgear.co.uk/</text:p>
            <text:p/>
            <text:p>BEHOLD MY NUMBERS!</text:p>
            <text:p/>
            <text:p>From 100,000,000 rolls.</text:p>
            <text:p/>
            <text:p>00 2.854% - GO</text:p>
            <text:p>01 2.109% - Old Kent Road/Mediterranean Avenue </text:p>
            <text:p>02 1.919% - COMMUNITY CHEST</text:p>
            <text:p>03 2.261% - Whitechapel Road/Baltic Avenue </text:p>
            <text:p>04 2.404% - Income Tax</text:p>
            <text:p>05 2.757% - Kings Cross Station/Reading RR </text:p>
            <text:p>06 2.317% - The Angel Islington/Oriental Avenue </text:p>
            <text:p>07 1.017% - CHANCE</text:p>
            <text:p>08 2.308% - Euston Road/Vermont Avenue </text:p>
            <text:p>09 2.278% - Pentonville Road/Connecticut Avenue </text:p>
            <text:p>10 6.325% - JAIL</text:p>
            <text:p>11 2.719% - Pall Mall/St. Charles Place </text:p>
            <text:p>12 2.61% - Electric Company </text:p>
            <text:p>13 2.395% - Whitehall/States Avenue </text:p>
            <text:p>14 2.477% - Northumberland Avenue/Virginia Avenue </text:p>
            <text:p>15 2.804% - Marylebone Station/Pennsylvania RR </text:p>
            <text:p>16 2.8% - Bow Street/St. James Place </text:p>
            <text:p>17 2.62% - COMMUNITY CHEST</text:p>
            <text:p>18 2.94% - Marlborough Street/Tennessee Avenue </text:p>
            <text:p>19 3.096% - Vine Street/New York Avenue </text:p>
            <text:p>20 2.868% - Free Parking</text:p>
            <text:p>21 2.839% - The Strand/Kentucky Avenue </text:p>
            <text:p>22 1.212% - CHANCE</text:p>
            <text:p>23 2.731% - Fleet Street/Indiana Avenue </text:p>
            <text:p>24 3.197% - Trafalgar Square/Illinois Avenue </text:p>
            <text:p>25 2.897% - Fenchurch St Station/B&amp;O RR </text:p>
            <text:p>26 2.719% - Leicester Square/Atlantic Avenue </text:p>
            <text:p>27 2.689% - Coventry Street/Ventnor Avenue </text:p>
            <text:p>28 2.821% - Water Works </text:p>
            <text:p>29 2.601% - Piccadilly/Marvin Gardens </text:p>
            <text:p>30 0% - GO TO JAIL</text:p>
            <text:p>31 2.675% - Regent Street/Pacific Avenue </text:p>
            <text:p>32 2.616% - Oxford Street/North Carolina Avenue </text:p>
            <text:p>33 1.116% - COMMUNITY CHEST</text:p>
            <text:p>34 2.494% - Bond Street/Pennsylvania Avenue </text:p>
            <text:p>35 2.553% - Liverpool Street Station/Short Line </text:p>
            <text:p>36 2.239% - CHANCE</text:p>
            <text:p>37 2.085% - Park Lane/Park Place </text:p>
            <text:p>38 2.086% - Luxury Tax</text:p>
            <text:p>39 2.552% - Mayfair/Boardwalk</text:p>
          </table:table-cell>
          <table:table-cell office:value-type="string" calcext:value-type="string">
            <text:p>{maths,math,mathematics,comedy,stand-up,monopoly,"matt parker",win,"hannah fry",christmas}</text:p>
          </table:table-cell>
          <table:table-cell office:value-type="string" calcext:value-type="string">
            <text:p>00:18:40</text:p>
          </table:table-cell>
          <table:table-cell office:value-type="date" office:date-value="2018-07-28T04:41:02.6" calcext:value-type="date">
            <text:p>28/07/18 04:41</text:p>
          </table:table-cell>
          <table:table-cell office:value-type="float" office:value="1076413" calcext:value-type="float">
            <text:p>1076413</text:p>
          </table:table-cell>
          <table:table-cell office:value-type="float" office:value="2797" calcext:value-type="float">
            <text:p>2797</text:p>
          </table:table-cell>
          <table:table-cell/>
        </table:table-row>
        <table:table-row table:style-name="ro32">
          <table:table-cell office:value-type="string" calcext:value-type="string">
            <text:p>Numberphile</text:p>
          </table:table-cell>
          <table:table-cell office:value-type="string" calcext:value-type="string">
            <text:p>ulg_AHBOIQU</text:p>
          </table:table-cell>
          <table:table-cell office:value-type="string" calcext:value-type="string">
            <text:p>UCoxcjq-8xIDTYp3uz647V5A</text:p>
          </table:table-cell>
          <table:table-cell office:value-type="string" calcext:value-type="string">
            <text:p>https://www.youtube.com/watch?v=ulg_AHBOIQU</text:p>
          </table:table-cell>
          <table:table-cell office:value-type="date" office:date-value="2013-12-22T11:42:30" calcext:value-type="date">
            <text:p>22/12/13 11:42</text:p>
          </table:table-cell>
          <table:table-cell office:value-type="string" calcext:value-type="string">
            <text:p>How did the NSA hack our emails?</text:p>
          </table:table-cell>
          <table:table-cell office:value-type="string" calcext:value-type="string">
            <text:p>Professor Edward Frenkel discusses the mathematics behind the NSA Surveillance controversy - see links in full description.</text:p>
            <text:p>More links &amp; stuff in full description below â†“â†“â†“</text:p>
            <text:p/>
            <text:p>More from this interview: http://youtu.be/1O69uBL22nY</text:p>
            <text:p>Professor Frenkel's book (Love &amp; Math): http://bit.ly/loveandmath</text:p>
            <text:p>The NIST document: http://bit.ly/NIST_numberphile</text:p>
            <text:p/>
            <text:p>More encryption from Numberphile</text:p>
            <text:p>RSA: http://youtu.be/M7kEpw1tn50</text:p>
            <text:p>Enigma: http://youtu.be/G2_Q9FoD-oQ</text:p>
            <text:p/>
            <text:p>Professor Edward Frenkel: http://bit.ly/Frenkel_Numberphile</text:p>
            <text:p/>
            <text:p>IF YOU LIKE THIS YOU MIGHT LIKE OUT COMPUTERPHILE CHANNEL:</text:p>
            <text:p>http://www.youtube.com/Computerphile</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United States National Security Agency (Organization)",NSA,encryption,"elliptic curves","prime numbers","edward snowden",surveillance}</text:p>
          </table:table-cell>
          <table:table-cell office:value-type="string" calcext:value-type="string">
            <text:p>00:10:59</text:p>
          </table:table-cell>
          <table:table-cell office:value-type="date" office:date-value="2018-07-28T04:42:46.537" calcext:value-type="date">
            <text:p>28/07/18 04:42</text:p>
          </table:table-cell>
          <table:table-cell office:value-type="float" office:value="1076073" calcext:value-type="float">
            <text:p>1076073</text:p>
          </table:table-cell>
          <table:table-cell office:value-type="float" office:value="401" calcext:value-type="float">
            <text:p>401</text:p>
          </table:table-cell>
          <table:table-cell/>
        </table:table-row>
        <table:table-row table:style-name="ro7">
          <table:table-cell office:value-type="string" calcext:value-type="string">
            <text:p>Khan Academy</text:p>
          </table:table-cell>
          <table:table-cell office:value-type="string" calcext:value-type="string">
            <text:p>vcn2ruTOwFo</text:p>
          </table:table-cell>
          <table:table-cell office:value-type="string" calcext:value-type="string">
            <text:p>UC4a-Gbdw7vOaccHmFo40b9g</text:p>
          </table:table-cell>
          <table:table-cell office:value-type="string" calcext:value-type="string">
            <text:p>https://www.youtube.com/watch?v=vcn2ruTOwFo</text:p>
          </table:table-cell>
          <table:table-cell office:value-type="date" office:date-value="2010-08-06T21:52:18" calcext:value-type="date">
            <text:p>06/08/10 21:52</text:p>
          </table:table-cell>
          <table:table-cell office:value-type="string" calcext:value-type="string">
            <text:p>Finding factors of a number | Factors and multiples | Pre-Algebra | Khan Academy</text:p>
          </table:table-cell>
          <table:table-cell office:value-type="string" calcext:value-type="string">
            <text:p>To find the factors of a number means to find all the whole numbers that the number in question is divisible by. Can you help us find the factors in this example?</text:p>
            <text:p/>
            <text:p>Practice this lesson yourself on KhanAcademy.org right now: https://www.khanacademy.org/math/pre-algebra/factors-multiples/divisibility_and_factors/e/divisibility_intuition?utm_source=YT&amp;utm_medium=Desc&amp;utm_campaign=PreAlgebra</text:p>
            <text:p/>
            <text:p>Watch the next lesson: https://www.khanacademy.org/math/pre-algebra/factors-multiples/divisibility_and_factors/v/finding-factors-and-multiples?utm_source=YT&amp;utm_medium=Desc&amp;utm_campaign=PreAlgebra</text:p>
            <text:p/>
            <text:p>Missed the previous lesson? </text:p>
            <text:p>https://www.khanacademy.org/math/pre-algebra/factors-multiples/divisibility_tests/v/the-why-of-the-9-divisibility-rule?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9:53</text:p>
          </table:table-cell>
          <table:table-cell office:value-type="date" office:date-value="2018-07-28T04:41:50.622" calcext:value-type="date">
            <text:p>28/07/18 04:41</text:p>
          </table:table-cell>
          <table:table-cell office:value-type="float" office:value="1075291" calcext:value-type="float">
            <text:p>1075291</text:p>
          </table:table-cell>
          <table:table-cell office:value-type="float" office:value="4950" calcext:value-type="float">
            <text:p>4950</text:p>
          </table:table-cell>
          <table:table-cell/>
        </table:table-row>
        <table:table-row table:style-name="ro4">
          <table:table-cell office:value-type="string" calcext:value-type="string">
            <text:p>TED-Ed</text:p>
          </table:table-cell>
          <table:table-cell office:value-type="string" calcext:value-type="string">
            <text:p>CtR5EkvLNfg</text:p>
          </table:table-cell>
          <table:table-cell office:value-type="string" calcext:value-type="string">
            <text:p>UCsooa4yRKGN_zEE8iknghZA</text:p>
          </table:table-cell>
          <table:table-cell office:value-type="string" calcext:value-type="string">
            <text:p>https://www.youtube.com/watch?v=CtR5EkvLNfg</text:p>
          </table:table-cell>
          <table:table-cell office:value-type="date" office:date-value="2013-05-03T18:29:46" calcext:value-type="date">
            <text:p>03/05/13 18:29</text:p>
          </table:table-cell>
          <table:table-cell office:value-type="string" calcext:value-type="string">
            <text:p>What happened to antimatter? - Rolf Landua</text:p>
          </table:table-cell>
          <table:table-cell office:value-type="string" calcext:value-type="string">
            <text:p>View full lesson: http://ed.ted.com/lessons/what-happened-to-antimatter-rolf-landua</text:p>
            <text:p/>
            <text:p>Particles come in pairs, which is why there should be an equal amount of matter and antimatter in the universe. Yet, scientists have not been able to detect any in the visible universe. Where is this missing antimatter? CERN scientist Rolf Landua returns to the seconds after the Big Bang to explain the disparity that allows humans to exist today.</text:p>
            <text:p/>
            <text:p>Lesson by Rolf Landua, animation by TED-Ed.</text:p>
          </table:table-cell>
          <table:table-cell office:value-type="string" calcext:value-type="string">
            <text:p>{"\\Rolf","Landua\\","\\Franz","Palomares\\",TED-Ed,"\\TED","Ed\\",TEDEducation,"\\big","bang\\","\\missing","antimatter\\",TED,TEDx,TEDxCERN,CERN,universe,"\\particle","physics\\"}</text:p>
          </table:table-cell>
          <table:table-cell office:value-type="string" calcext:value-type="string">
            <text:p>00:05:17</text:p>
          </table:table-cell>
          <table:table-cell office:value-type="date" office:date-value="2018-07-28T04:42:40.898" calcext:value-type="date">
            <text:p>28/07/18 04:42</text:p>
          </table:table-cell>
          <table:table-cell office:value-type="float" office:value="1074281" calcext:value-type="float">
            <text:p>1074281</text:p>
          </table:table-cell>
          <table:table-cell office:value-type="float" office:value="6115" calcext:value-type="float">
            <text:p>6115</text:p>
          </table:table-cell>
          <table:table-cell/>
        </table:table-row>
        <table:table-row table:style-name="ro15">
          <table:table-cell office:value-type="string" calcext:value-type="string">
            <text:p>Khan Academy</text:p>
          </table:table-cell>
          <table:table-cell office:value-type="string" calcext:value-type="string">
            <text:p>09Cx7xuIXig</text:p>
          </table:table-cell>
          <table:table-cell office:value-type="string" calcext:value-type="string">
            <text:p>UC4a-Gbdw7vOaccHmFo40b9g</text:p>
          </table:table-cell>
          <table:table-cell office:value-type="string" calcext:value-type="string">
            <text:p>https://www.youtube.com/watch?v=09Cx7xuIXig</text:p>
          </table:table-cell>
          <table:table-cell office:value-type="date" office:date-value="2015-05-27T01:20:23" calcext:value-type="date">
            <text:p>27/05/15 01:20</text:p>
          </table:table-cell>
          <table:table-cell office:value-type="string" calcext:value-type="string">
            <text:p>Constructing a box and whisker plot | Probability and Statistics | Khan Academy</text:p>
          </table:table-cell>
          <table:table-cell office:value-type="string" calcext:value-type="string">
            <text:p>Here's a word problem that's perfectly suited for a box and whiskers plot to help analyze data. Let's construct one together, shall we?</text:p>
            <text:p/>
            <text:p>Practice this lesson yourself on KhanAcademy.org right now: </text:p>
            <text:p>https://www.khanacademy.org/math/probability/descriptive-statistics/box-and-whisker-plots/e/creating_box_and_whisker_plots?utm_source=YT&amp;utm_medium=Desc&amp;utm_campaign=ProbabilityandStatistics</text:p>
            <text:p/>
            <text:p>Watch the next lesson: https://www.khanacademy.org/math/probability/descriptive-statistics/box-and-whisker-plots/v/range-and-mid-range?utm_source=YT&amp;utm_medium=Desc&amp;utm_campaign=ProbabilityandStatistics</text:p>
            <text:p/>
            <text:p>Missed the previous lesson? </text:p>
            <text:p>https://www.khanacademy.org/math/probability/descriptive-statistics/box-and-whisker-plots/v/reading-box-and-whisker-plots?utm_source=YT&amp;utm_medium=Desc&amp;utm_campaign=ProbabilityandStatistics</text:p>
            <text:p/>
            <text:p>Probability and statistics on Khan Academy: We dare you to go through a day in which you never consider or use probability. Did you check the weather forecast? Busted! Did you decide to go through the drive through lane vs walk in? Busted again! We are constantly creating hypotheses, making predictions, testing, and analyzing. Our lives are full of probabilities! Statistics is related to probability because much of the data we use when determining probable outcomes comes from our understanding of statistics. In these tutorials, we will cover a range of topics, some which include: independent events, dependent probability, combinatorics, hypothesis testing, descriptive statistics, random variables, probability distributions, regression, and inferential statistics. So buckle up and hop on for a wild ride. We bet you're going to be challenged AND love it!</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obability and Statistics channel:</text:p>
            <text:p>https://www.youtube.com/channel/UCRXuOXLW3LcQLWvxbZiIZ0w?sub_confirmation=1</text:p>
            <text:p>Subscribe to KhanAcademy: https://www.youtube.com/subscription_center?add_user=khanacademy</text:p>
          </table:table-cell>
          <table:table-cell/>
          <table:table-cell office:value-type="string" calcext:value-type="string">
            <text:p>00:08:18</text:p>
          </table:table-cell>
          <table:table-cell office:value-type="date" office:date-value="2018-07-28T04:44:01.905" calcext:value-type="date">
            <text:p>28/07/18 04:44</text:p>
          </table:table-cell>
          <table:table-cell office:value-type="float" office:value="1074234" calcext:value-type="float">
            <text:p>1074234</text:p>
          </table:table-cell>
          <table:table-cell office:value-type="float" office:value="3254" calcext:value-type="float">
            <text:p>3254</text:p>
          </table:table-cell>
          <table:table-cell/>
        </table:table-row>
        <table:table-row table:style-name="ro27">
          <table:table-cell office:value-type="string" calcext:value-type="string">
            <text:p>Numberphile</text:p>
          </table:table-cell>
          <table:table-cell office:value-type="string" calcext:value-type="string">
            <text:p>seUU2bZtfgM</text:p>
          </table:table-cell>
          <table:table-cell office:value-type="string" calcext:value-type="string">
            <text:p>UCoxcjq-8xIDTYp3uz647V5A</text:p>
          </table:table-cell>
          <table:table-cell office:value-type="string" calcext:value-type="string">
            <text:p>https://www.youtube.com/watch?v=seUU2bZtfgM</text:p>
          </table:table-cell>
          <table:table-cell office:value-type="date" office:date-value="2013-06-12T12:55:12" calcext:value-type="date">
            <text:p>12/06/13 12:55</text:p>
          </table:table-cell>
          <table:table-cell office:value-type="string" calcext:value-type="string">
            <text:p>Transcendental Numbers - Numberphile</text:p>
          </table:table-cell>
          <table:table-cell office:value-type="string" calcext:value-type="string">
            <text:p>Numbers like e and Pi cannot be made using normal algebra. </text:p>
            <text:p>Featuring Australia's Numeracy Ambassador, Simon Pampena. </text:p>
            <text:p>Extra footage: http://youtu.be/dzerDfN2E7U</text:p>
            <text:p>More links &amp; stuff in full description below â†“â†“â†“</text:p>
            <text:p/>
            <text:p>Discussing transendental numbers, algebraic numbers, pi, e and other stuff.</text:p>
            <text:p/>
            <text:p>Simon's website: http://www.numbercrunch.com.au/</text:p>
            <text:p/>
            <text:p>Root 2: http://www.youtube.com/watch?v=5sKah3pJnHI</text:p>
            <text:p>Pi Playlist: http://www.youtube.com/playlist?list=PL4870492ACBDC2E7C</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pi,"Transcendental Number","algebraic number",numberphile,"number phile",number,numbers,maths,mathematics,mathematical,numerals,count,counting}</text:p>
          </table:table-cell>
          <table:table-cell office:value-type="string" calcext:value-type="string">
            <text:p>00:13:41</text:p>
          </table:table-cell>
          <table:table-cell office:value-type="date" office:date-value="2018-07-28T04:41:44.46" calcext:value-type="date">
            <text:p>28/07/18 04:41</text:p>
          </table:table-cell>
          <table:table-cell office:value-type="float" office:value="1074173" calcext:value-type="float">
            <text:p>1074173</text:p>
          </table:table-cell>
          <table:table-cell office:value-type="float" office:value="3110" calcext:value-type="float">
            <text:p>3110</text:p>
          </table:table-cell>
          <table:table-cell/>
        </table:table-row>
        <table:table-row table:style-name="ro4">
          <table:table-cell office:value-type="string" calcext:value-type="string">
            <text:p>TED-Ed</text:p>
          </table:table-cell>
          <table:table-cell office:value-type="string" calcext:value-type="string">
            <text:p>AkFi90lZmXA</text:p>
          </table:table-cell>
          <table:table-cell office:value-type="string" calcext:value-type="string">
            <text:p>UCsooa4yRKGN_zEE8iknghZA</text:p>
          </table:table-cell>
          <table:table-cell office:value-type="string" calcext:value-type="string">
            <text:p>https://www.youtube.com/watch?v=AkFi90lZmXA</text:p>
          </table:table-cell>
          <table:table-cell office:value-type="date" office:date-value="2013-07-01T15:14:08" calcext:value-type="date">
            <text:p>01/07/13 15:14</text:p>
          </table:table-cell>
          <table:table-cell office:value-type="string" calcext:value-type="string">
            <text:p>Inside your computer - Bettina Bair</text:p>
          </table:table-cell>
          <table:table-cell office:value-type="string" calcext:value-type="string">
            <text:p>View full lesson: http://ed.ted.com/lessons/inside-your-computer-bettina-bair</text:p>
            <text:p/>
            <text:p>How does a computer work? The critical components of a computer are the peripherals (including the mouse), the input/output subsystem (which controls what and how much information comes in and out), and the central processing unit (the brains), as well as human-written programs and memory. Bettina Bair walks us through the steps your computer takes with every click of the mouse. </text:p>
            <text:p/>
            <text:p>Lesson by Bettina Bair, animation by Flaming Medusa Studios.</text:p>
          </table:table-cell>
          <table:table-cell office:value-type="string" calcext:value-type="string">
            <text:p>{"\\Bettina Bair\\",computer,"\\computer","architecture\\","\\how","works\\","\\what's",inside,"computer\\","\\inside",mouse,"\\central",processing,"unit\\",BIOS,"\\Flaming",Medusa,"Studios\\",TED,TED-Ed,"\\TED","Ed\\",TEDEducation}</text:p>
          </table:table-cell>
          <table:table-cell office:value-type="string" calcext:value-type="string">
            <text:p>00:04:12</text:p>
          </table:table-cell>
          <table:table-cell office:value-type="date" office:date-value="2018-07-28T04:44:07.868" calcext:value-type="date">
            <text:p>28/07/18 04:44</text:p>
          </table:table-cell>
          <table:table-cell office:value-type="float" office:value="1072590" calcext:value-type="float">
            <text:p>1072590</text:p>
          </table:table-cell>
          <table:table-cell office:value-type="float" office:value="11766" calcext:value-type="float">
            <text:p>11766</text:p>
          </table:table-cell>
          <table:table-cell/>
        </table:table-row>
        <table:table-row table:style-name="ro6">
          <table:table-cell office:value-type="string" calcext:value-type="string">
            <text:p>Khan Academy</text:p>
          </table:table-cell>
          <table:table-cell office:value-type="string" calcext:value-type="string">
            <text:p>MTzTqvzWzm8</text:p>
          </table:table-cell>
          <table:table-cell office:value-type="string" calcext:value-type="string">
            <text:p>UC4a-Gbdw7vOaccHmFo40b9g</text:p>
          </table:table-cell>
          <table:table-cell office:value-type="string" calcext:value-type="string">
            <text:p>https://www.youtube.com/watch?v=MTzTqvzWzm8</text:p>
          </table:table-cell>
          <table:table-cell office:value-type="date" office:date-value="2010-01-20T21:08:05" calcext:value-type="date">
            <text:p>20/01/10 21:08</text:p>
          </table:table-cell>
          <table:table-cell office:value-type="string" calcext:value-type="string">
            <text:p>Division 1 | Multiplication and division | Arithmetic | Khan Academy</text:p>
          </table:table-cell>
          <table:table-cell office:value-type="string" calcext:value-type="string">
            <text:p>Introduction to division</text:p>
            <text:p/>
            <text:p>Practice this lesson yourself on KhanAcademy.org right now: https://www.khanacademy.org/math/arithmetic/multiplication-division/delightful_division/e/division_0.5?utm_source=YT&amp;utm_medium=Desc&amp;utm_campaign=Arithmetic</text:p>
            <text:p/>
            <text:p>Watch the next lesson: https://www.khanacademy.org/math/arithmetic/multiplication-division/delightful_division/v/dividing-whole-numbers-and-applications-1?utm_source=YT&amp;utm_medium=Desc&amp;utm_campaign=Arithmetic</text:p>
            <text:p/>
            <text:p>Missed the previous lesson? </text:p>
            <text:p>https://www.khanacademy.org/math/arithmetic/multiplication-division/multiplication_fun/v/multiplication-3-10-11-12-times-tables?utm_source=YT&amp;utm_medium=Desc&amp;utm_campaign=Arithmetic</text:p>
            <text:p/>
            <text:p>Arithmetic on Khan Academy: So you're ready to have some arithmetic fun? You've come to the right spot! It's the first "official" math topic and chalked full of fun exercises and great videos which help you start your journey towards math mastery. We'll cover the big ones: addition, subtraction, multiplication, and division, of course. But we don't stop there. We'll get into negative numbers, absolute value, decimals, and fractions, too. Learning math should be fun, and we plan on having some with you. Ready to get started?</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For free. For everyone. Forever. #YouCanLearnAnything</text:p>
            <text:p/>
            <text:p>Subscribe to KhanAcademyâ€™s Arithmetic channel: https://www.youtube.com/channel/UCFlJkgTNeC-FYYIQnyE5yzQ?sub_confirmation=1</text:p>
            <text:p>Subscribe to KhanAcademy: https://www.youtube.com/subscription_center?add_user=khanacademy</text:p>
          </table:table-cell>
          <table:table-cell/>
          <table:table-cell office:value-type="string" calcext:value-type="string">
            <text:p>00:17:02</text:p>
          </table:table-cell>
          <table:table-cell office:value-type="date" office:date-value="2018-07-28T04:42:21.995" calcext:value-type="date">
            <text:p>28/07/18 04:42</text:p>
          </table:table-cell>
          <table:table-cell office:value-type="float" office:value="1071925" calcext:value-type="float">
            <text:p>1071925</text:p>
          </table:table-cell>
          <table:table-cell office:value-type="float" office:value="1160" calcext:value-type="float">
            <text:p>1160</text:p>
          </table:table-cell>
          <table:table-cell/>
        </table:table-row>
        <table:table-row table:style-name="ro67">
          <table:table-cell office:value-type="string" calcext:value-type="string">
            <text:p>MindYourDecisions</text:p>
          </table:table-cell>
          <table:table-cell office:value-type="string" calcext:value-type="string">
            <text:p>OOzzncDp2oE</text:p>
          </table:table-cell>
          <table:table-cell office:value-type="string" calcext:value-type="string">
            <text:p>UCHnj59g7jezwTy5GeL8EA_g</text:p>
          </table:table-cell>
          <table:table-cell office:value-type="string" calcext:value-type="string">
            <text:p>https://www.youtube.com/watch?v=OOzzncDp2oE</text:p>
          </table:table-cell>
          <table:table-cell office:value-type="date" office:date-value="2015-05-15T04:27:45" calcext:value-type="date">
            <text:p>15/05/15 04:27</text:p>
          </table:table-cell>
          <table:table-cell office:value-type="string" calcext:value-type="string">
            <text:p>Elon Musk's Favorite "Impossible" Riddle - One Mile South, One Mile West, One Mile North</text:p>
          </table:table-cell>
          <table:table-cell office:value-type="string" calcext:value-type="string">
            <text:p>I'm somewhere on earth. I walk one mile south, one mile west, and one mile north. I end up exactly where I started. Where am I?</text:p>
            <text:p/>
            <text:p>This puzzle is a classic brain teaser that was asked at Microsoft. It is also one of the favorites of Elon Musk, co-founder of PayPal and Tesla Motors.</text:p>
            <text:p/>
            <text:p>This problem appears in my book Math Puzzles Volume 1 (nearly 5 stars on 9 ratings) which contains many interesting brain teasers and math riddles: http://amzn.to/1GhUUSH</text:p>
            <text:p/>
            <text:p>See the solution in a blog post - http://mindyourdecisions.com/blog/2015/05/15/mashable-is-wrong-heres-the-complete-solution-to-elon-musks-favorite-interview-riddle/</text:p>
            <text:p/>
            <text:p>If you like my videos, you can support me at Patreon: http://www.patreon.com/mindyourdecisions</text:p>
            <text:p/>
            <text:p>Connect on social media</text:p>
            <text:p>My Blog: http://mindyourdecisions.com/blog/</text:p>
            <text:p>Twitter: http://twitter.com/preshtalwalkar</text:p>
            <text:p>Books: http://goo.gl/BDlEkB</text:p>
            <text:p>Facebook: https://www.facebook.com/pages/Mind-Your-Decisions/168446714965</text:p>
            <text:p>Google+: https://plus.google.com/108336608566588374147/posts</text:p>
            <text:p>Pinterest: https://www.pinterest.com/preshtalwalkar/</text:p>
            <text:p>Tumblr: http://preshtalwalkar.tumblr.com/</text:p>
            <text:p>Instagram: https://instagram.com/preshtalwalkar/</text:p>
            <text:p>Patreon: http://www.patreon.com/mindyourdecisions</text:p>
            <text:p>Newsletter (sent about 2 times a year): http://eepurl.com/KvS0r</text:p>
            <text:p/>
            <text:p>h/t: http://mashable.com/2015/05/13/elon-musk-job-interview/</text:p>
            <text:p/>
            <text:p>I learned about this puzzle from William Poundstone's book "How Would You Move Mount Fuji" which is a collection of many interesting puzzles that were asked at Microsoft. http://amzn.to/1FnSpml</text:p>
            <text:p/>
            <text:p>My Books</text:p>
            <text:p/>
            <text:p>"The Joy of Game Theory" shows how you can use math to out-think your competition. (rated 4/5 stars on 23 reviews) https://www.amazon.com/gp/product/1500497444</text:p>
            <text:p/>
            <text:p>"The Irrationality Illusion: How To Make Smart Decisions And Overcome Bias" is a handbook that explains the many ways we are biased about decision-making and offers techniques to make smart decisions. (rated 5/5 stars on 1 review) https://www.amazon.com/gp/product/1523231467/</text:p>
            <text:p/>
            <text:p>"Math Puzzles Volume 1" features classic brain teasers and riddles with complete solutions for problems in counting, geometry, probability, and game theory. Volume 1 is rated 4.5/5 stars on 11 reviews. https://www.amazon.com/gp/product/1517421624/</text:p>
            <text:p/>
            <text:p>"Math Puzzles Volume 2" is a sequel book with more great problems. https://www.amazon.com/gp/product/1517531624/</text:p>
            <text:p/>
            <text:p>"Math Puzzles Volume 3" is the third in the series. https://www.amazon.com/gp/product/1517596351/</text:p>
            <text:p/>
            <text:p>"40 Paradoxes in Logic, Probability, and Game Theory" contains thought-provoking and counter-intuitive results. (rated 4.9/5 stars on 7 reviews) https://www.amazon.com/gp/product/1517319307/</text:p>
            <text:p/>
            <text:p>"The Best Mental Math Tricks" teaches how you can look like a math genius by solving problems in your head (rated 4.7/5 stars on 3 reviews) https://www.amazon.com/gp/product/150779651X/</text:p>
            <text:p/>
            <text:p>"Multiply Numbers By Drawing Lines" This book is a reference guide for my video that has over 1 million views on a geometric method to multiply numbers. (rated 5/5 stars on 1 review) https://www.amazon.com/gp/product/1500866148/</text:p>
          </table:table-cell>
          <table:table-cell office:value-type="string" calcext:value-type="string">
            <text:p>{riddle,"brain teaser",math,geometry,maths,mathematics,"interview question"}</text:p>
          </table:table-cell>
          <table:table-cell office:value-type="string" calcext:value-type="string">
            <text:p>00:07:22</text:p>
          </table:table-cell>
          <table:table-cell office:value-type="date" office:date-value="2018-07-28T04:41:14.193" calcext:value-type="date">
            <text:p>28/07/18 04:41</text:p>
          </table:table-cell>
          <table:table-cell office:value-type="float" office:value="1071160" calcext:value-type="float">
            <text:p>1071160</text:p>
          </table:table-cell>
          <table:table-cell office:value-type="float" office:value="15971" calcext:value-type="float">
            <text:p>15971</text:p>
          </table:table-cell>
          <table:table-cell/>
        </table:table-row>
        <table:table-row table:style-name="ro9">
          <table:table-cell office:value-type="string" calcext:value-type="string">
            <text:p>mathantics</text:p>
          </table:table-cell>
          <table:table-cell office:value-type="string" calcext:value-type="string">
            <text:p>LDIiYKYvvdA</text:p>
          </table:table-cell>
          <table:table-cell office:value-type="string" calcext:value-type="string">
            <text:p>UCBuMwlP7kHkNxdPAqtFSJTw</text:p>
          </table:table-cell>
          <table:table-cell office:value-type="string" calcext:value-type="string">
            <text:p>https://www.youtube.com/watch?v=LDIiYKYvvdA</text:p>
          </table:table-cell>
          <table:table-cell office:value-type="date" office:date-value="2015-10-23T22:53:05" calcext:value-type="date">
            <text:p>23/10/15 22:53</text:p>
          </table:table-cell>
          <table:table-cell office:value-type="string" calcext:value-type="string">
            <text:p>Algebra Basics: Solving 2-Step Equations - Math Antics</text:p>
          </table:table-cell>
          <table:table-cell office:value-type="string" calcext:value-type="string">
            <text:p>There was a confusing example in the original video. This is the updated version.</text:p>
            <text:p/>
            <text:p>This video shows students how to solve 2-step Algebra equations involving one addition or subtraction and one multiplication or division.</text:p>
            <text:p/>
            <text:p>Part of the Algebra Basics Series:</text:p>
            <text:p>https://www.youtube.com/watch?v=NybHckSEQBI&amp;list=PLUPEBWbAHUszT_GebJK23JHdd_Bss1N-G</text:p>
            <text:p/>
            <text:p>Learn More at mathantics.com</text:p>
            <text:p>Visit http://www.mathantics.com for more Free math videos and additional subscription based content!</text:p>
          </table:table-cell>
          <table:table-cell office:value-type="string" calcext:value-type="string">
            <text:p>{"Algebra (Field Of Study)","Mathematics (Field Of Study)","Math Antics",Unknown,Variable,Equation,Education,Solve,Balance,2-step,multi-step,simplify}</text:p>
          </table:table-cell>
          <table:table-cell office:value-type="string" calcext:value-type="string">
            <text:p>00:10:29</text:p>
          </table:table-cell>
          <table:table-cell office:value-type="date" office:date-value="2018-07-28T04:40:56.477" calcext:value-type="date">
            <text:p>28/07/18 04:40</text:p>
          </table:table-cell>
          <table:table-cell office:value-type="float" office:value="1070788" calcext:value-type="float">
            <text:p>1070788</text:p>
          </table:table-cell>
          <table:table-cell office:value-type="float" office:value="10958" calcext:value-type="float">
            <text:p>10958</text:p>
          </table:table-cell>
          <table:table-cell/>
        </table:table-row>
        <table:table-row table:style-name="ro4">
          <table:table-cell office:value-type="string" calcext:value-type="string">
            <text:p>TED-Ed</text:p>
          </table:table-cell>
          <table:table-cell office:value-type="string" calcext:value-type="string">
            <text:p>zNTxSBgDNp4</text:p>
          </table:table-cell>
          <table:table-cell office:value-type="string" calcext:value-type="string">
            <text:p>UCsooa4yRKGN_zEE8iknghZA</text:p>
          </table:table-cell>
          <table:table-cell office:value-type="string" calcext:value-type="string">
            <text:p>https://www.youtube.com/watch?v=zNTxSBgDNp4</text:p>
          </table:table-cell>
          <table:table-cell office:value-type="date" office:date-value="2016-02-09T16:11:10" calcext:value-type="date">
            <text:p>09/02/16 16:11</text:p>
          </table:table-cell>
          <table:table-cell office:value-type="string" calcext:value-type="string">
            <text:p>How to make your writing funnier - Cheri Steinkellner</text:p>
          </table:table-cell>
          <table:table-cell office:value-type="string" calcext:value-type="string">
            <text:p>View full lesson: https://ed.ted.com/lessons/how-to-make-your-writing-funnier-cheri-steinkellner</text:p>
            <text:p/>
            <text:p>Did you ever notice how many jokes start with â€œDid you ever notice?â€ And whatâ€™s the deal with â€œWhatâ€™s the deal?â€ Thereâ€™s a lot of funny to be found simply by noticing the ordinary, everyday things you donâ€™t ordinarily notice every day. Emmy Award-winning comedy writer Cheri Steinkellner offers a few tips and tricks for finding the funny in your writing.</text:p>
            <text:p/>
            <text:p>Lesson by Cheri Steinkellner, animation by Anton Bogaty.</text:p>
          </table:table-cell>
          <table:table-cell office:value-type="string" calcext:value-type="string">
            <text:p>{"Cheri Steinkellner","Anton Bogaty",Cheers,"Emmy award","TV writer","comedy writer","how to write comedy","punch up your writing","comedy scripts",comedy,funny,"funny writing",humor,"humor writing","rule of threes",TED,TED-Ed,"TED Ed",TEDEducation}</text:p>
          </table:table-cell>
          <table:table-cell office:value-type="string" calcext:value-type="string">
            <text:p>00:05:07</text:p>
          </table:table-cell>
          <table:table-cell office:value-type="date" office:date-value="2018-07-28T04:41:02.334" calcext:value-type="date">
            <text:p>28/07/18 04:41</text:p>
          </table:table-cell>
          <table:table-cell office:value-type="float" office:value="1069441" calcext:value-type="float">
            <text:p>1069441</text:p>
          </table:table-cell>
          <table:table-cell office:value-type="float" office:value="8270" calcext:value-type="float">
            <text:p>8270</text:p>
          </table:table-cell>
          <table:table-cell/>
        </table:table-row>
        <table:table-row table:style-name="ro15">
          <table:table-cell office:value-type="string" calcext:value-type="string">
            <text:p>Khan Academy</text:p>
          </table:table-cell>
          <table:table-cell office:value-type="string" calcext:value-type="string">
            <text:p>unSBFwK881s</text:p>
          </table:table-cell>
          <table:table-cell office:value-type="string" calcext:value-type="string">
            <text:p>UC4a-Gbdw7vOaccHmFo40b9g</text:p>
          </table:table-cell>
          <table:table-cell office:value-type="string" calcext:value-type="string">
            <text:p>https://www.youtube.com/watch?v=unSBFwK881s</text:p>
          </table:table-cell>
          <table:table-cell office:value-type="date" office:date-value="2010-04-07T22:49:03" calcext:value-type="date">
            <text:p>07/04/10 22:49</text:p>
          </table:table-cell>
          <table:table-cell office:value-type="string" calcext:value-type="string">
            <text:p>Introduction to graphing inequalities | Two-variable linear inequalities | Algebra I | Khan Academy</text:p>
          </table:table-cell>
          <table:table-cell office:value-type="string" calcext:value-type="string">
            <text:p>Learn how to graph two-variable linear inequalities.</text:p>
            <text:p/>
            <text:p>Practice this lesson yourself on KhanAcademy.org right now:</text:p>
            <text:p>https://www.khanacademy.org/math/algebra-basics/core-algebra-graphing-lines-slope/core-algebra-graphing-linear-inequalities/e/graphs_of_inequalities?utm_source=YT&amp;utm_medium=Desc&amp;utm_campaign=AlgebraI</text:p>
            <text:p/>
            <text:p>Watch the next lesson: https://www.khanacademy.org/math/algebra/two-variable-linear-inequalities/graphing-inequalities/v/graphing-linear-inequalities-in-two-variables-example-2?utm_source=YT&amp;utm_medium=Desc&amp;utm_campaign=AlgebraI</text:p>
            <text:p/>
            <text:p>Missed the previous lesson? </text:p>
            <text:p>https://www.khanacademy.org/math/algebra/two-variable-linear-inequalities/checking-solutions-of-inequalities/v/testing-solutions-for-a-system-of-inequalities?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8:04</text:p>
          </table:table-cell>
          <table:table-cell office:value-type="date" office:date-value="2018-07-28T04:43:23.957" calcext:value-type="date">
            <text:p>28/07/18 04:43</text:p>
          </table:table-cell>
          <table:table-cell office:value-type="float" office:value="1069083" calcext:value-type="float">
            <text:p>1069083</text:p>
          </table:table-cell>
          <table:table-cell office:value-type="float" office:value="3754" calcext:value-type="float">
            <text:p>3754</text:p>
          </table:table-cell>
          <table:table-cell/>
        </table:table-row>
        <table:table-row table:style-name="ro15">
          <table:table-cell office:value-type="string" calcext:value-type="string">
            <text:p>Khan Academy</text:p>
          </table:table-cell>
          <table:table-cell office:value-type="string" calcext:value-type="string">
            <text:p>PdSzruR5OeE</text:p>
          </table:table-cell>
          <table:table-cell office:value-type="string" calcext:value-type="string">
            <text:p>UC4a-Gbdw7vOaccHmFo40b9g</text:p>
          </table:table-cell>
          <table:table-cell office:value-type="string" calcext:value-type="string">
            <text:p>https://www.youtube.com/watch?v=PdSzruR5OeE</text:p>
          </table:table-cell>
          <table:table-cell office:value-type="date" office:date-value="2010-06-07T17:37:43" calcext:value-type="date">
            <text:p>07/06/10 17:37</text:p>
          </table:table-cell>
          <table:table-cell office:value-type="string" calcext:value-type="string">
            <text:p>Introduction to l'HÃ´pital's rule | Derivative applications | Differential Calculus | Khan Academy</text:p>
          </table:table-cell>
          <table:table-cell office:value-type="string" calcext:value-type="string">
            <text:p>Introduction to L'HÃ´pital's Rule</text:p>
            <text:p/>
            <text:p>Practice this lesson yourself on KhanAcademy.org right now: </text:p>
            <text:p>https://www.khanacademy.org/e/lhopitals_rule?utm_source=YTdescription&amp;utm_medium=YTdescription&amp;utm_campaign=YTdescription</text:p>
            <text:p/>
            <text:p>Watch the next lesson: https://www.khanacademy.org/math/differential-calculus/derivative_applications/lhopital_rule/v/l-hopital-s-rule-example-1?utm_source=YT&amp;utm_medium=Desc&amp;utm_campaign=DifferentialCalculus</text:p>
            <text:p/>
            <text:p>Missed the previous lesson? </text:p>
            <text:p>https://www.khanacademy.org/math/differential-calculus/derivative_applications/mean_value_theorem/v/mean-value-theorem?utm_source=YT&amp;utm_medium=Desc&amp;utm_campaign=DifferentialCalculus</text:p>
            <text:p/>
            <text:p>Differential calculus on Khan Academy: Limit introduction, squeeze theorem, and epsilon-delta definition of limit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Differential Calculus channel:</text:p>
            <text:p>https://www.youtube.com/channel/UCNLzjGl1HBdZrHXo4Vae3iA?sub_confirmation=1</text:p>
            <text:p>Subscribe to KhanAcademy: https://www.youtube.com/subscription_center?add_user=khanacademy</text:p>
          </table:table-cell>
          <table:table-cell/>
          <table:table-cell office:value-type="string" calcext:value-type="string">
            <text:p>00:08:52</text:p>
          </table:table-cell>
          <table:table-cell office:value-type="date" office:date-value="2018-07-28T04:41:08.196" calcext:value-type="date">
            <text:p>28/07/18 04:41</text:p>
          </table:table-cell>
          <table:table-cell office:value-type="float" office:value="1068697" calcext:value-type="float">
            <text:p>1068697</text:p>
          </table:table-cell>
          <table:table-cell office:value-type="float" office:value="3817" calcext:value-type="float">
            <text:p>3817</text:p>
          </table:table-cell>
          <table:table-cell/>
        </table:table-row>
        <table:table-row table:style-name="ro22">
          <table:table-cell office:value-type="string" calcext:value-type="string">
            <text:p>Vihart</text:p>
          </table:table-cell>
          <table:table-cell office:value-type="string" calcext:value-type="string">
            <text:p>o6KlpIWhbcw</text:p>
          </table:table-cell>
          <table:table-cell office:value-type="string" calcext:value-type="string">
            <text:p>UCOGeU-1Fig3rrDjhm9Zs_wg</text:p>
          </table:table-cell>
          <table:table-cell office:value-type="string" calcext:value-type="string">
            <text:p>https://www.youtube.com/watch?v=o6KlpIWhbcw</text:p>
          </table:table-cell>
          <table:table-cell office:value-type="date" office:date-value="2011-12-08T20:39:35" calcext:value-type="date">
            <text:p>08/12/11 20:39</text:p>
          </table:table-cell>
          <table:table-cell office:value-type="string" calcext:value-type="string">
            <text:p>Doodling in Math Class: Triangle Party</text:p>
          </table:table-cell>
          <table:table-cell office:value-type="string" calcext:value-type="string">
            <text:p>Triangles!</text:p>
            <text:p/>
            <text:p>My personal website, which you might like: http://vihart.com</text:p>
          </table:table-cell>
          <table:table-cell office:value-type="string" calcext:value-type="string">
            <text:p>{doodling,mathematics,fractals,math,triangles,trigonometry,koch,"vi hart",doodle,geometry,Triangle}</text:p>
          </table:table-cell>
          <table:table-cell office:value-type="string" calcext:value-type="string">
            <text:p>00:04:25</text:p>
          </table:table-cell>
          <table:table-cell office:value-type="date" office:date-value="2018-07-28T04:43:50.11" calcext:value-type="date">
            <text:p>28/07/18 04:43</text:p>
          </table:table-cell>
          <table:table-cell office:value-type="float" office:value="1068485" calcext:value-type="float">
            <text:p>1068485</text:p>
          </table:table-cell>
          <table:table-cell office:value-type="float" office:value="1348" calcext:value-type="float">
            <text:p>1348</text:p>
          </table:table-cell>
          <table:table-cell/>
        </table:table-row>
        <table:table-row table:style-name="ro4">
          <table:table-cell office:value-type="string" calcext:value-type="string">
            <text:p>TED-Ed</text:p>
          </table:table-cell>
          <table:table-cell office:value-type="string" calcext:value-type="string">
            <text:p>ptM7FzyjtRk</text:p>
          </table:table-cell>
          <table:table-cell office:value-type="string" calcext:value-type="string">
            <text:p>UCsooa4yRKGN_zEE8iknghZA</text:p>
          </table:table-cell>
          <table:table-cell office:value-type="string" calcext:value-type="string">
            <text:p>https://www.youtube.com/watch?v=ptM7FzyjtRk</text:p>
          </table:table-cell>
          <table:table-cell office:value-type="date" office:date-value="2014-03-17T15:00:45" calcext:value-type="date">
            <text:p>17/03/14 15:00</text:p>
          </table:table-cell>
          <table:table-cell office:value-type="string" calcext:value-type="string">
            <text:p>Grammar's great divide: The Oxford comma - TED-Ed</text:p>
          </table:table-cell>
          <table:table-cell office:value-type="string" calcext:value-type="string">
            <text:p>View full lesson: http://ed.ted.com/lessons/grammar-s-great-divide-the-oxford-comma-ted-ed</text:p>
            <text:p/>
            <text:p>If you read "Bob, a DJ and a clown" on a guest list, are three people coming to the party, or only one? That depends on whether you're for or against the Oxford comma -- perhaps the most hotly contested punctuation mark of all time. When do we use one? Can it really be optional, or is there a universal rule? TED-Ed explores both sides of this comma conundrum.</text:p>
            <text:p/>
            <text:p>Lesson by TED-Ed, animation by Zedem Media.</text:p>
          </table:table-cell>
          <table:table-cell office:value-type="string" calcext:value-type="string">
            <text:p>{"Zedem Media",TED-Ed,"TED Ed",TEDEducation,TED,"Jessica Ruby","Alex Gendler",grammar,"grammar rules",comma,"comma rules","oxford comma","serial comma","when to use oxford comma",english,writing}</text:p>
          </table:table-cell>
          <table:table-cell office:value-type="string" calcext:value-type="string">
            <text:p>00:03:26</text:p>
          </table:table-cell>
          <table:table-cell office:value-type="date" office:date-value="2018-07-28T04:41:20.176" calcext:value-type="date">
            <text:p>28/07/18 04:41</text:p>
          </table:table-cell>
          <table:table-cell office:value-type="float" office:value="1067849" calcext:value-type="float">
            <text:p>1067849</text:p>
          </table:table-cell>
          <table:table-cell office:value-type="float" office:value="2950" calcext:value-type="float">
            <text:p>2950</text:p>
          </table:table-cell>
          <table:table-cell/>
        </table:table-row>
        <table:table-row table:style-name="ro1">
          <table:table-cell office:value-type="string" calcext:value-type="string">
            <text:p>patrickJMT</text:p>
          </table:table-cell>
          <table:table-cell office:value-type="string" calcext:value-type="string">
            <text:p>0X-bMeIN53I</text:p>
          </table:table-cell>
          <table:table-cell office:value-type="string" calcext:value-type="string">
            <text:p>UCFe6jenM1Bc54qtBsIJGRZQ</text:p>
          </table:table-cell>
          <table:table-cell office:value-type="string" calcext:value-type="string">
            <text:p>https://www.youtube.com/watch?v=0X-bMeIN53I</text:p>
          </table:table-cell>
          <table:table-cell office:value-type="date" office:date-value="2008-04-16T02:26:20" calcext:value-type="date">
            <text:p>16/04/08 02:26</text:p>
          </table:table-cell>
          <table:table-cell office:value-type="string" calcext:value-type="string">
            <text:p>â– Solving Linear Inequalities Made Easy â–</text:p>
          </table:table-cell>
          <table:table-cell office:value-type="string" calcext:value-type="string">
            <text:p>Thanks to all of you who support me on Patreon. You da real mvps! <text:s text:c="2"/>$1 per month helps!! :) <text:s/>https://www.patreon.com/patrickjmt !! Solving Linear Inequalities - Examples are shown of how to solve linear inequalities. For more free math videos, visit http://PatrickJMT.com</text:p>
          </table:table-cell>
          <table:table-cell office:value-type="string" calcext:value-type="string">
            <text:p>{math,algebra,education,linear,inequality,equation,example,patrickjmt,solve,solving,solution,"online college","online university","online classes","online class","high school",college,university}</text:p>
          </table:table-cell>
          <table:table-cell office:value-type="string" calcext:value-type="string">
            <text:p>00:08:41</text:p>
          </table:table-cell>
          <table:table-cell office:value-type="date" office:date-value="2018-07-28T04:42:34.547" calcext:value-type="date">
            <text:p>28/07/18 04:42</text:p>
          </table:table-cell>
          <table:table-cell office:value-type="float" office:value="1067069" calcext:value-type="float">
            <text:p>1067069</text:p>
          </table:table-cell>
          <table:table-cell office:value-type="float" office:value="5422" calcext:value-type="float">
            <text:p>5422</text:p>
          </table:table-cell>
          <table:table-cell/>
        </table:table-row>
        <table:table-row table:style-name="ro5">
          <table:table-cell office:value-type="string" calcext:value-type="string">
            <text:p>Khan Academy</text:p>
          </table:table-cell>
          <table:table-cell office:value-type="string" calcext:value-type="string">
            <text:p>69rDtSpshAw</text:p>
          </table:table-cell>
          <table:table-cell office:value-type="string" calcext:value-type="string">
            <text:p>UC4a-Gbdw7vOaccHmFo40b9g</text:p>
          </table:table-cell>
          <table:table-cell office:value-type="string" calcext:value-type="string">
            <text:p>https://www.youtube.com/watch?v=69rDtSpshAw</text:p>
          </table:table-cell>
          <table:table-cell office:value-type="date" office:date-value="2009-04-16T00:20:49" calcext:value-type="date">
            <text:p>16/04/09 00:20</text:p>
          </table:table-cell>
          <table:table-cell office:value-type="string" calcext:value-type="string">
            <text:p>Liar truth-teller brain teaser | Puzzles | Math for fun and glory | Khan Academy</text:p>
          </table:table-cell>
          <table:table-cell office:value-type="string" calcext:value-type="string">
            <text:p>How to get correct advice when you can only ask one question from either a liar or a truth-teller (when you don't know who is what). Created by Sal Khan.</text:p>
            <text:p/>
            <text:p>Watch the next lesson: https://www.khanacademy.org/math/math-for-fun-and-glory/puzzles/brain-teasers/v/toggler-brain-teaser?utm_source=YT&amp;utm_medium=Desc&amp;utm_campaign=mathforfunandglory</text:p>
            <text:p/>
            <text:p>Missed the previous lesson? https://www.khanacademy.org/math/math-for-fun-and-glory/puzzles/brain-teasers/v/finding-heavier-ball?utm_source=YT&amp;utm_medium=Desc&amp;utm_campaign=mathforfunandglory</text:p>
            <text:p/>
            <text:p>Math For Fun and Glory on Khan Academy: Strengthen your brain with some mind bending riddles and puzzles.</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 Academyâ€™s Math For Fun and Glory channel: https://www.youtube.com/channel/UCrHuSfezaER8svQZiec1mIQ?sub_confirmation=1</text:p>
            <text:p>Subscribe to Khan Academy: https://www.youtube.com/subscription_center?add_user=khanacademy</text:p>
          </table:table-cell>
          <table:table-cell/>
          <table:table-cell office:value-type="string" calcext:value-type="string">
            <text:p>00:06:50</text:p>
          </table:table-cell>
          <table:table-cell office:value-type="date" office:date-value="2018-07-28T04:42:46.475" calcext:value-type="date">
            <text:p>28/07/18 04:42</text:p>
          </table:table-cell>
          <table:table-cell office:value-type="float" office:value="1066673" calcext:value-type="float">
            <text:p>1066673</text:p>
          </table:table-cell>
          <table:table-cell office:value-type="float" office:value="553" calcext:value-type="float">
            <text:p>553</text:p>
          </table:table-cell>
          <table:table-cell/>
        </table:table-row>
        <table:table-row table:style-name="ro4">
          <table:table-cell office:value-type="string" calcext:value-type="string">
            <text:p>TED-Ed</text:p>
          </table:table-cell>
          <table:table-cell office:value-type="string" calcext:value-type="string">
            <text:p>RLmKfXwWQtE</text:p>
          </table:table-cell>
          <table:table-cell office:value-type="string" calcext:value-type="string">
            <text:p>UCsooa4yRKGN_zEE8iknghZA</text:p>
          </table:table-cell>
          <table:table-cell office:value-type="string" calcext:value-type="string">
            <text:p>https://www.youtube.com/watch?v=RLmKfXwWQtE</text:p>
          </table:table-cell>
          <table:table-cell office:value-type="date" office:date-value="2014-05-05T15:12:28" calcext:value-type="date">
            <text:p>05/05/14 15:12</text:p>
          </table:table-cell>
          <table:table-cell office:value-type="string" calcext:value-type="string">
            <text:p>Population pyramids: Powerful predictors of the future - Kim Preshoff</text:p>
          </table:table-cell>
          <table:table-cell office:value-type="string" calcext:value-type="string">
            <text:p>View full lesson: http://ed.ted.com/lessons/population-pyramids-powerful-predictors-of-the-future-kim-preshoff</text:p>
            <text:p/>
            <text:p>Population statistics are like crystal balls -- when examined closely, they can help predict a country's future (and give important clues about the past). Kim Preshoff explains how using a visual tool called a population pyramid helps policymakers and social scientists make sense of the statistics, using three different countries' pyramids as examples.</text:p>
            <text:p/>
            <text:p>Lesson by Kim Preshoff, animation by TED-Ed.</text:p>
          </table:table-cell>
          <table:table-cell office:value-type="string" calcext:value-type="string">
            <text:p>{"Kim Preshoff","Franz Palomares","population pyramid",population,"world population","population growth",demographics,"social sciences",TED,TED-Ed,"TED Ed",TEDEducation}</text:p>
          </table:table-cell>
          <table:table-cell office:value-type="string" calcext:value-type="string">
            <text:p>00:05:02</text:p>
          </table:table-cell>
          <table:table-cell office:value-type="date" office:date-value="2018-07-28T04:43:11.756" calcext:value-type="date">
            <text:p>28/07/18 04:43</text:p>
          </table:table-cell>
          <table:table-cell office:value-type="float" office:value="1065810" calcext:value-type="float">
            <text:p>1065810</text:p>
          </table:table-cell>
          <table:table-cell office:value-type="float" office:value="9696" calcext:value-type="float">
            <text:p>9696</text:p>
          </table:table-cell>
          <table:table-cell/>
        </table:table-row>
        <table:table-row table:style-name="ro13">
          <table:table-cell office:value-type="string" calcext:value-type="string">
            <text:p>minutephysics</text:p>
          </table:table-cell>
          <table:table-cell office:value-type="string" calcext:value-type="string">
            <text:p>Bg9MVRQYmBQ</text:p>
          </table:table-cell>
          <table:table-cell office:value-type="string" calcext:value-type="string">
            <text:p>UCUHW94eEFW7hkUMVaZz4eDg</text:p>
          </table:table-cell>
          <table:table-cell office:value-type="string" calcext:value-type="string">
            <text:p>https://www.youtube.com/watch?v=Bg9MVRQYmBQ</text:p>
          </table:table-cell>
          <table:table-cell office:value-type="date" office:date-value="2016-08-19T12:38:53" calcext:value-type="date">
            <text:p>19/08/16 12:38</text:p>
          </table:table-cell>
          <table:table-cell office:value-type="string" calcext:value-type="string">
            <text:p>The Twins Paradox Primer (Rotating TIME!)</text:p>
          </table:table-cell>
          <table:table-cell office:value-type="string" calcext:value-type="string">
            <text:p>How can time be slower and faster at the same time? Thanks to http://www.audible.com/minutephysics for supporting MinutePhysics</text:p>
            <text:p/>
            <text:p>This video is about the famous â€œTwin paradoxâ€ of special relativity, and how time can appear to be faster for two different observers at the same time.</text:p>
            <text:p/>
            <text:p>Thanks to everyone who supports MinutePhysics on Patreon! http://www.patreon.com/minutephysics</text:p>
            <text:p/>
            <text:p>Link to Patreon supporters here: http://www.minutephysics.com/supporters.html</text:p>
            <text:p/>
            <text:p>Music by Nathaniel Schroeder, http://www.soundcloud.com/drschroeder</text:p>
            <text:p/>
            <text:p>REFERENCES</text:p>
            <text:p/>
            <text:p>Muon lifetime and time dilation/relativity: http://hyperphysics.phy-astr.gsu.edu/hbase/relativ/muon.html#c2</text:p>
            <text:p/>
            <text:p>MinutePhysics video about Time Rotations &amp; Einstein: https://www.youtube.com/watch?v=ajhFNcUTJI0</text:p>
            <text:p/>
            <text:p>Experimental test of time dilation using doppler shift of light: https://en.m.wikipedia.org/wiki/Ivesâ€“Stilwell_experiment</text:p>
            <text:p/>
            <text:p>Lorentz Transformations: https://en.m.wikipedia.org/wiki/Lorentz_transformation</text:p>
            <text:p/>
            <text:p>Relativity of Simultaneity: https://en.wikipedia.org/wiki/Relativity_of_simultaneity</text:p>
            <text:p/>
            <text:p>Paper on twin paradox under constant acceleration: https://arxiv.org/pdf/physics/0604025v3.pdf</text:p>
            <text:p/>
            <text:p>Taking Cesium atomic clocks aboard airplanes: https://en.wikipedia.org/wiki/Hafeleâ€“Keating_experiment</text:p>
            <text:p/>
            <text:p>Length Contraction: https://en.wikipedia.org/wiki/Length_contraction</text:p>
            <text:p/>
            <text:p/>
            <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Created by Henry Reich</text:p>
          </table:table-cell>
          <table:table-cell office:value-type="string" calcext:value-type="string">
            <text:p>{physics,minutephysics,science}</text:p>
          </table:table-cell>
          <table:table-cell office:value-type="string" calcext:value-type="string">
            <text:p>00:02:50</text:p>
          </table:table-cell>
          <table:table-cell office:value-type="date" office:date-value="2018-07-28T04:41:02.448" calcext:value-type="date">
            <text:p>28/07/18 04:41</text:p>
          </table:table-cell>
          <table:table-cell office:value-type="float" office:value="1065503" calcext:value-type="float">
            <text:p>1065503</text:p>
          </table:table-cell>
          <table:table-cell office:value-type="float" office:value="1983" calcext:value-type="float">
            <text:p>1983</text:p>
          </table:table-cell>
          <table:table-cell/>
        </table:table-row>
        <table:table-row table:style-name="ro4">
          <table:table-cell office:value-type="string" calcext:value-type="string">
            <text:p>TED-Ed</text:p>
          </table:table-cell>
          <table:table-cell office:value-type="string" calcext:value-type="string">
            <text:p>fKnAJCSGSdk</text:p>
          </table:table-cell>
          <table:table-cell office:value-type="string" calcext:value-type="string">
            <text:p>UCsooa4yRKGN_zEE8iknghZA</text:p>
          </table:table-cell>
          <table:table-cell office:value-type="string" calcext:value-type="string">
            <text:p>https://www.youtube.com/watch?v=fKnAJCSGSdk</text:p>
          </table:table-cell>
          <table:table-cell office:value-type="date" office:date-value="2013-09-12T15:14:42" calcext:value-type="date">
            <text:p>12/09/13 15:14</text:p>
          </table:table-cell>
          <table:table-cell office:value-type="string" calcext:value-type="string">
            <text:p>Urbanization and the future of cities - Vance Kite</text:p>
          </table:table-cell>
          <table:table-cell office:value-type="string" calcext:value-type="string">
            <text:p>View full lesson: http://ed.ted.com/lessons/urbanization-and-the-future-of-cities-vance-kite</text:p>
            <text:p/>
            <text:p>About 10,000 years ago, hunter-gatherers, aided by rudimentary agriculture, moved to semi-permanent villages and never looked back. With further developments came food surpluses, leading to commerce, specialization and, many years later with the Industrial Revolution, the modern city. Vance Kite plots our urban past and how we can expect future cities to adapt to our growing populations. </text:p>
            <text:p/>
            <text:p>Lesson by Vance Kite, animation by ATMG Studio.</text:p>
          </table:table-cell>
          <table:table-cell office:value-type="string" calcext:value-type="string">
            <text:p>{"\\Vance Kite\\","\\ATMG","Studio\\",urbanization,city,"\\study",of,"cities\\","\\modern","city\\","\\industrial","revolution\\",industrialization,modernization,TED,TED-Ed,TEDEducation,"\\TED","Ed\\"}</text:p>
          </table:table-cell>
          <table:table-cell office:value-type="string" calcext:value-type="string">
            <text:p>00:04:09</text:p>
          </table:table-cell>
          <table:table-cell office:value-type="date" office:date-value="2018-07-28T04:42:21.989" calcext:value-type="date">
            <text:p>28/07/18 04:42</text:p>
          </table:table-cell>
          <table:table-cell office:value-type="float" office:value="1065343" calcext:value-type="float">
            <text:p>1065343</text:p>
          </table:table-cell>
          <table:table-cell office:value-type="float" office:value="3222" calcext:value-type="float">
            <text:p>3222</text:p>
          </table:table-cell>
          <table:table-cell/>
        </table:table-row>
        <table:table-row table:style-name="ro43">
          <table:table-cell office:value-type="string" calcext:value-type="string">
            <text:p>3Blue1Brown</text:p>
          </table:table-cell>
          <table:table-cell office:value-type="string" calcext:value-type="string">
            <text:p>sD0NjbwqlYw</text:p>
          </table:table-cell>
          <table:table-cell office:value-type="string" calcext:value-type="string">
            <text:p>UCYO_jab_esuFRV4b17AJtAw</text:p>
          </table:table-cell>
          <table:table-cell office:value-type="string" calcext:value-type="string">
            <text:p>https://www.youtube.com/watch?v=sD0NjbwqlYw</text:p>
          </table:table-cell>
          <table:table-cell office:value-type="date" office:date-value="2016-12-09T17:50:56" calcext:value-type="date">
            <text:p>09/12/16 17:50</text:p>
          </table:table-cell>
          <table:table-cell office:value-type="string" calcext:value-type="string">
            <text:p>Visualizing the Riemann zeta function and analytic continuation</text:p>
          </table:table-cell>
          <table:table-cell office:value-type="string" calcext:value-type="string">
            <text:p>This function is famously confusing outside its "domain of convergence", but a certain visualization sheds light on how it extends.</text:p>
            <text:p/>
            <text:p>There are posters for this visualization of the zeta function at http://3b1b.co/store</text:p>
            <text:p/>
            <text:p>Thank you to everyone supporting on Patreon: https://www.patreon.com/3blue1brown</text:p>
            <text:p/>
            <text:p>Music by Vince Rubinetti: https://soundcloud.com/vincerubinetti/riemann-zeta-function</text:p>
            <text:p/>
            <text:p>Check out some of Vince's other work here: http://www.vincentrubinetti.com/</text:p>
            <text:p/>
            <text:p>For those who want to learn more about complex exponentiation, here are a few resources:</text:p>
            <text:p>- My video on the topic: http://youtu.be/mvmuCPvRoWQ</text:p>
            <text:p>- Mathologer's: https://youtu.be/-dhHrg-KbJ0</text:p>
            <text:p>- Better Explained: https://goo.gl/z28x2R</text:p>
            <text:p/>
            <text:p>For those who want to learn more about the relationship between 1+2+3+4+... and -1/12, I'm quite fond of this blog post by Terry Tao: https://goo.gl/XRzyTJ</text:p>
            <text:p/>
            <text:p>Also, in a different video "What does it feel like to invent math", I give a completely different example of how adding up growing positive numbers can meaningfully give a negative number, so long as you loosen your understanding of what distance should mean for numbers: https://youtu.be/XFDM1ip5HdU</text:p>
            <text:p/>
            <text:p>Interestingly, that vertical line where the convergent portion of the function appears to abruptly stop corresponds to numbers whose real part is Euler's constant, ~0.577.  For those who know what this is, it's kind of fun to puzzle about why this is the case.</text:p>
            <text:p/>
            <text:p>Special shout-outs to the following Patreon supporters: CrypticSwarm, Ali Yahya, Dave Nicponski, Damion Kistler, Juan Batiz-Benet, Yu Jun, Othman Alikhan, Markus Persson, Joseph John Cox, Luc Ritchie, Shimin Kuang, Einar Wikheim Johansen, Rish Kundalia, Achille Brighton, Kirk Werklund, Ripta Pasay, Felipe Diniz, dim85, Chris , Michael Rabadi, Alexander Juda, Mads Elvheim, Joseph Cutler, Curtis Mitchell, Ari Royce, Bright  , Myles Buckley, Andy Petsch, Otavio Good, Karthik T, Steve Muench, Viesulas Sliupas, Steffen Persch, Brendan Shah, Andrew  Mcnab, Matt Parlmer, Naoki Orai, Dan Davison, Jose Oscar Mur-Miranda, aidan boneham, Henry Reich, Sean Bibby, Paul Constantine, Justin Clark, Mohannad Elhamod, Denis, Ben Granger, Jeffrey Herman, Jacob Young and Steve Muench.</text:p>
            <text:p/>
            <text:p>------------------</text:p>
            <text:p/>
            <text:p>3blue1brown is a channel about animating math, in all senses of the word animate. And you know the drill with YouTube, if you want to stay posted about new videos, subscribe, and click the bell to receive notifications (if you're into that).</text:p>
            <text:p/>
            <text:p>If you are new to this channel and want to see more, a good place to start is this playlist: https://goo.gl/WmnCQZ</text:p>
            <text:p/>
            <text:p>Various social media stuffs:</text:p>
            <text:p>Website: https://www.3blue1brown.com</text:p>
            <text:p>Twitter: https://twitter.com/3Blue1Brown</text:p>
            <text:p>Patreon: https://patreon.com/3blue1brown</text:p>
            <text:p>Facebook: https://www.facebook.com/3blue1brown</text:p>
            <text:p>Reddit: https://www.reddit.com/r/3Blue1Brown</text:p>
          </table:table-cell>
          <table:table-cell office:value-type="string" calcext:value-type="string">
            <text:p>{Riemann,"Riemann hypothesis","zeta function",mathematics,"complex analysis","Riemann zeta function",one,blue,"analytic continuation",brown,math,three,3b1b}</text:p>
          </table:table-cell>
          <table:table-cell office:value-type="string" calcext:value-type="string">
            <text:p>00:22:11</text:p>
          </table:table-cell>
          <table:table-cell office:value-type="date" office:date-value="2018-07-28T04:41:38.163" calcext:value-type="date">
            <text:p>28/07/18 04:41</text:p>
          </table:table-cell>
          <table:table-cell office:value-type="float" office:value="1064579" calcext:value-type="float">
            <text:p>1064579</text:p>
          </table:table-cell>
          <table:table-cell office:value-type="float" office:value="14493" calcext:value-type="float">
            <text:p>14493</text:p>
          </table:table-cell>
          <table:table-cell/>
        </table:table-row>
        <table:table-row table:style-name="ro16">
          <table:table-cell office:value-type="string" calcext:value-type="string">
            <text:p>patrickJMT</text:p>
          </table:table-cell>
          <table:table-cell office:value-type="string" calcext:value-type="string">
            <text:p>CsTOUbeMPUo</text:p>
          </table:table-cell>
          <table:table-cell office:value-type="string" calcext:value-type="string">
            <text:p>UCFe6jenM1Bc54qtBsIJGRZQ</text:p>
          </table:table-cell>
          <table:table-cell office:value-type="string" calcext:value-type="string">
            <text:p>https://www.youtube.com/watch?v=CsTOUbeMPUo</text:p>
          </table:table-cell>
          <table:table-cell office:value-type="date" office:date-value="2010-07-25T23:51:50" calcext:value-type="date">
            <text:p>25/07/10 23:51</text:p>
          </table:table-cell>
          <table:table-cell office:value-type="string" calcext:value-type="string">
            <text:p>â– Using Gauss-Jordan to Solve a System of Three Linear Equations - Example 1 â–</text:p>
          </table:table-cell>
          <table:table-cell office:value-type="string" calcext:value-type="string">
            <text:p>Thanks to all of you who support me on Patreon. You da real mvps!   $1 per month helps!! :)  https://www.patreon.com/patrickjmt !! Please consider supporting me on Patreon! Be a Patron of Mathematics! https://www.patreon.com/patrickjmt?ty=h</text:p>
            <text:p>Using Gauss-Jordan to Solve a System of Three Linear Equations - Example 1</text:p>
          </table:table-cell>
          <table:table-cell office:value-type="string" calcext:value-type="string">
            <text:p>{math,algebra,gauss,jordan,row,reduce,solve,linear,system,three,equations,reduction}</text:p>
          </table:table-cell>
          <table:table-cell office:value-type="string" calcext:value-type="string">
            <text:p>00:07:12</text:p>
          </table:table-cell>
          <table:table-cell office:value-type="date" office:date-value="2018-07-28T04:41:57.583" calcext:value-type="date">
            <text:p>28/07/18 04:41</text:p>
          </table:table-cell>
          <table:table-cell office:value-type="float" office:value="1062038" calcext:value-type="float">
            <text:p>1062038</text:p>
          </table:table-cell>
          <table:table-cell office:value-type="float" office:value="5592" calcext:value-type="float">
            <text:p>5592</text:p>
          </table:table-cell>
          <table:table-cell/>
        </table:table-row>
        <table:table-row table:style-name="ro15">
          <table:table-cell office:value-type="string" calcext:value-type="string">
            <text:p>Khan Academy</text:p>
          </table:table-cell>
          <table:table-cell office:value-type="string" calcext:value-type="string">
            <text:p>1m9p9iubMLU</text:p>
          </table:table-cell>
          <table:table-cell office:value-type="string" calcext:value-type="string">
            <text:p>UC4a-Gbdw7vOaccHmFo40b9g</text:p>
          </table:table-cell>
          <table:table-cell office:value-type="string" calcext:value-type="string">
            <text:p>https://www.youtube.com/watch?v=1m9p9iubMLU</text:p>
          </table:table-cell>
          <table:table-cell office:value-type="date" office:date-value="2012-11-19T18:42:52" calcext:value-type="date">
            <text:p>19/11/12 18:42</text:p>
          </table:table-cell>
          <table:table-cell office:value-type="string" calcext:value-type="string">
            <text:p>Introduction to the unit circle | Trigonometry | Khan Academy</text:p>
          </table:table-cell>
          <table:table-cell office:value-type="string" calcext:value-type="string">
            <text:p>Extending SOH CAH TOA so that we can define trig functions for a broader class of angles</text:p>
            <text:p/>
            <text:p>Practice this lesson yourself on KhanAcademy.org right now: </text:p>
            <text:p>https://www.khanacademy.org/math/trigonometry/unit-circle-trig-func/Trig-unit-circle/e/unit_circle?utm_source=YT&amp;utm_medium=Desc&amp;utm_campaign=Trigonometry</text:p>
            <text:p/>
            <text:p>Watch the next lesson: https://www.khanacademy.org/math/trigonometry/unit-circle-trig-func/Trig-unit-circle/v/unit-circle-manipulative?utm_source=YT&amp;utm_medium=Desc&amp;utm_campaign=Trigonometry</text:p>
            <text:p/>
            <text:p>Missed the previous lesson? </text:p>
            <text:p>https://www.khanacademy.org/math/trigonometry/unit-circle-trig-func/radians_tutorial/v/radians-and-degrees?utm_source=YT&amp;utm_medium=Desc&amp;utm_campaign=Trigonometry</text:p>
            <text:p/>
            <text:p>Trigonometry on Khan Academy: Big, fancy word, right? Don't be fooled. Looking at the prefix, tri-, you could probably assume that trigonometry ("trig" as it's sometimes called) has something to do with triangles. You would be right! Trig is the study of the properties of triangles. Why is it important? It's used in measuring precise distances, particularly in industries like satellite systems and sciences like astronomy. It's not only space, however. Trig is present in architecture and music, too. Now you may wonder...how is knowing the measurement and properties of triangles relevant to music?? THAT is a great question. Maybe you'll learn the answer from us in these tutorial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Trigonometry channel:</text:p>
            <text:p>https://www.youtube.com/channel/UCYQSs1lFJZKpyqNQQHYFGjw?sub_confirmation=1</text:p>
            <text:p>Subscribe to Khan Academy: https://www.youtube.com/subscription_center?add_user=khanacademy</text:p>
          </table:table-cell>
          <table:table-cell/>
          <table:table-cell office:value-type="string" calcext:value-type="string">
            <text:p>00:09:04</text:p>
          </table:table-cell>
          <table:table-cell office:value-type="date" office:date-value="2018-07-28T04:45:21.638" calcext:value-type="date">
            <text:p>28/07/18 04:45</text:p>
          </table:table-cell>
          <table:table-cell office:value-type="float" office:value="1061531" calcext:value-type="float">
            <text:p>1061531</text:p>
          </table:table-cell>
          <table:table-cell office:value-type="float" office:value="4730" calcext:value-type="float">
            <text:p>4730</text:p>
          </table:table-cell>
          <table:table-cell/>
        </table:table-row>
        <table:table-row table:style-name="ro31">
          <table:table-cell office:value-type="string" calcext:value-type="string">
            <text:p>TED-Ed</text:p>
          </table:table-cell>
          <table:table-cell office:value-type="string" calcext:value-type="string">
            <text:p>6sBB-gRhfjE</text:p>
          </table:table-cell>
          <table:table-cell office:value-type="string" calcext:value-type="string">
            <text:p>UCsooa4yRKGN_zEE8iknghZA</text:p>
          </table:table-cell>
          <table:table-cell office:value-type="string" calcext:value-type="string">
            <text:p>https://www.youtube.com/watch?v=6sBB-gRhfjE</text:p>
          </table:table-cell>
          <table:table-cell office:value-type="date" office:date-value="2018-06-04T15:03:15" calcext:value-type="date">
            <text:p>04/06/18 15:03</text:p>
          </table:table-cell>
          <table:table-cell office:value-type="string" calcext:value-type="string">
            <text:p>Can you solve the penniless pilgrim riddle? - Daniel Finkel</text:p>
          </table:table-cell>
          <table:table-cell office:value-type="string" calcext:value-type="string">
            <text:p>If you enjoy our riddles, we highly recommend reading "The Number Devil". Discounted e-book versions available here: https://amzn.to/2kO7S8P</text:p>
            <text:p/>
            <text:p>Check out our book rec page to learn more: http://bit.ly/2JqwgLE</text:p>
            <text:p/>
            <text:p>View full lesson: https://ed.ted.com/lessons/can-you-solve-the-penniless-pilgrim-riddle-daniel-finkel</text:p>
            <text:p/>
            <text:p>After months of travel, youâ€™ve arrived at Duonia, home to the famous temple thatâ€™s the destination of your pilgrimage. The walk from the welcome center to the temple isn't a long one ... but thereâ€™s a problem. Can you outsmart the city's imposed tax and make it to the temple without paying a fee? Daniel Finkel shows how.</text:p>
            <text:p/>
            <text:p>Lesson by Daniel Finkel, animation by Artrake Studio.</text:p>
            <text:p/>
            <text:p>Thank you so much to our patrons for your support! Without you this video would not be possible! Tan YH, Brittiny Elman, Mayra Urbano, Ruth Fang, Kostadin Mandulov, Alex Schenkman, Sdiep Sriram, Ivan TodoroviÄ‡, Antero Semi, Yanuar Ashari, Mrinalini, Anthony Kudolo, Scott Gass, Querida Owens, Hazel Lam, Manav parmar, Dwight Tevuk, Stephen A. Wilson, Siamak H, Dominik Kugelmann, Katie Winchester, Mary Sawyer, David Rosario, Samuel Doerle, Be Owusu, Susan Herder, Savannah Scheelings, Prasanth Mathialagan, Yanira Santamaria, Chad Harper, Dawn Jordan, Constantin Salagor, Activated Classroom Teaching, Kevin Wong, Umar Farooq, Goh Xiang Ting Diana, Dmitry Neverov, Tushar Sharma, CristÃ³bal Medina Moenne, MJ Tan Mingjie, Yansong Li, Jason A Saslow, Joanne Luce, Henry Li, Kyle Nguyen, Taylor Hunter, Noa Shore, Lex Azevedo, Merit Gamertsfelder, and Bev Millar.</text:p>
          </table:table-cell>
          <table:table-cell office:value-type="string" calcext:value-type="string">
            <text:p>{TED,TED-Ed,"TED Ed",Teded,"Ted Education","Daniel Finkel","Artrake Studio",riddles,math,"problem solving"}</text:p>
          </table:table-cell>
          <table:table-cell office:value-type="string" calcext:value-type="string">
            <text:p>00:04:45</text:p>
          </table:table-cell>
          <table:table-cell office:value-type="date" office:date-value="2018-07-28T04:44:57.144" calcext:value-type="date">
            <text:p>28/07/18 04:44</text:p>
          </table:table-cell>
          <table:table-cell office:value-type="float" office:value="1058958" calcext:value-type="float">
            <text:p>1058958</text:p>
          </table:table-cell>
          <table:table-cell office:value-type="float" office:value="67334" calcext:value-type="float">
            <text:p>67334</text:p>
          </table:table-cell>
          <table:table-cell/>
        </table:table-row>
        <table:table-row table:style-name="ro15">
          <table:table-cell office:value-type="string" calcext:value-type="string">
            <text:p>Khan Academy</text:p>
          </table:table-cell>
          <table:table-cell office:value-type="string" calcext:value-type="string">
            <text:p>iUQR0enP7RQ</text:p>
          </table:table-cell>
          <table:table-cell office:value-type="string" calcext:value-type="string">
            <text:p>UC4a-Gbdw7vOaccHmFo40b9g</text:p>
          </table:table-cell>
          <table:table-cell office:value-type="string" calcext:value-type="string">
            <text:p>https://www.youtube.com/watch?v=iUQR0enP7RQ</text:p>
          </table:table-cell>
          <table:table-cell office:value-type="date" office:date-value="2008-06-08T17:36:55" calcext:value-type="date">
            <text:p>08/06/08 17:36</text:p>
          </table:table-cell>
          <table:table-cell office:value-type="string" calcext:value-type="string">
            <text:p>Idea behind inverting a 2x2 matrix | Matrices | Precalculus | Khan Academy</text:p>
          </table:table-cell>
          <table:table-cell office:value-type="string" calcext:value-type="string">
            <text:p>What the inverse of a matrix is. Examples of inverting a 2x2 matrix.</text:p>
            <text:p/>
            <text:p>Practice this lesson yourself on KhanAcademy.org right now: </text:p>
            <text:p>https://www.khanacademy.org/math/precalculus/precalc-matrices/inverting_matrices/e/matrix_inverse_2x2?utm_source=YT&amp;utm_medium=Desc&amp;utm_campaign=Precalculus</text:p>
            <text:p/>
            <text:p>Watch the next lesson: https://www.khanacademy.org/math/precalculus/precalc-matrices/inverting_matrices/v/matrices-to-solve-a-system-of-equations?utm_source=YT&amp;utm_medium=Desc&amp;utm_campaign=Precalculus</text:p>
            <text:p/>
            <text:p>Missed the previous lesson? </text:p>
            <text:p>https://www.khanacademy.org/math/precalculus/precalc-matrices/inverting_matrices/v/inverse-of-a-2x2-matrix?utm_source=YT&amp;utm_medium=Desc&amp;utm_campaign=Precalculus</text:p>
            <text:p/>
            <text:p>Precalculus on Khan Academy: You may think that precalculus is simply the course you take before calculus. You would be right, of course, but that definition doesn't mean anything unless you have some knowledge of what calculus is. Let's keep it simple, shall we? Calculus is a conceptual framework which provides systematic techniques for solving problems. These problems are appropriately applicable to analytic geometry and algebra. Therefore....precalculus gives you the background for the mathematical concepts, problems, issues and techniques that appear in calculus, including trigonometry, functions, complex numbers, vectors, matrices, and others. There you have it ladies and gentlemen....an introduction to precalculu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recalculus channel:</text:p>
            <text:p>https://www.youtube.com/channel/UCBeHztHRWuVvnlwm20u2hNA?sub_confirmation=1</text:p>
            <text:p>Subscribe to Khan Academy: https://www.youtube.com/subscription_center?add_user=khanacademy</text:p>
          </table:table-cell>
          <table:table-cell/>
          <table:table-cell office:value-type="string" calcext:value-type="string">
            <text:p>00:14:15</text:p>
          </table:table-cell>
          <table:table-cell office:value-type="date" office:date-value="2018-07-28T04:44:08.034" calcext:value-type="date">
            <text:p>28/07/18 04:44</text:p>
          </table:table-cell>
          <table:table-cell office:value-type="float" office:value="1056981" calcext:value-type="float">
            <text:p>1056981</text:p>
          </table:table-cell>
          <table:table-cell office:value-type="float" office:value="3402" calcext:value-type="float">
            <text:p>3402</text:p>
          </table:table-cell>
          <table:table-cell/>
        </table:table-row>
        <table:table-row table:style-name="ro4">
          <table:table-cell office:value-type="string" calcext:value-type="string">
            <text:p>TED-Ed</text:p>
          </table:table-cell>
          <table:table-cell office:value-type="string" calcext:value-type="string">
            <text:p>uXaP43Zbz7U</text:p>
          </table:table-cell>
          <table:table-cell office:value-type="string" calcext:value-type="string">
            <text:p>UCsooa4yRKGN_zEE8iknghZA</text:p>
          </table:table-cell>
          <table:table-cell office:value-type="string" calcext:value-type="string">
            <text:p>https://www.youtube.com/watch?v=uXaP43Zbz7U</text:p>
          </table:table-cell>
          <table:table-cell office:value-type="date" office:date-value="2016-12-13T16:03:37" calcext:value-type="date">
            <text:p>13/12/16 16:03</text:p>
          </table:table-cell>
          <table:table-cell office:value-type="string" calcext:value-type="string">
            <text:p>Why doesnâ€™t anything stick to Teflon? - Ashwini Bharathula</text:p>
          </table:table-cell>
          <table:table-cell office:value-type="string" calcext:value-type="string">
            <text:p>View full lesson: http://ed.ted.com/lessons/why-doesn-t-anything-stick-to-teflon-ashwini-bharathula</text:p>
            <text:p/>
            <text:p>Teflon was in the spacesuits the Apollo crew wore for the moon landing, in pipes and valves used in the Manhattan project, and it may be in your kitchen, as the nonstick coating on frying pans and cookie sheets. So what is this slippery solid â€” and why doesnâ€™t anything stick to it? Ashwini Bharathula describes the science behind Teflon. </text:p>
            <text:p/>
            <text:p>Lesson by Ashwini Bharathula, animation by Andrew Foerster.</text:p>
          </table:table-cell>
          <table:table-cell office:value-type="string" calcext:value-type="string">
            <text:p>{TED,TED-Ed,"TED Ed",TEDEducation,"Andrew Foerster","Ashwini Bharathula",teflon,"nonstick pan","teflon don",chemistry,"teflon harmless",PTFE,cookware,cooking,chemours}</text:p>
          </table:table-cell>
          <table:table-cell office:value-type="string" calcext:value-type="string">
            <text:p>00:04:45</text:p>
          </table:table-cell>
          <table:table-cell office:value-type="date" office:date-value="2018-07-28T04:41:20.492" calcext:value-type="date">
            <text:p>28/07/18 04:41</text:p>
          </table:table-cell>
          <table:table-cell office:value-type="float" office:value="1056962" calcext:value-type="float">
            <text:p>1056962</text:p>
          </table:table-cell>
          <table:table-cell office:value-type="float" office:value="18894" calcext:value-type="float">
            <text:p>18894</text:p>
          </table:table-cell>
          <table:table-cell/>
        </table:table-row>
        <table:table-row table:style-name="ro4">
          <table:table-cell office:value-type="string" calcext:value-type="string">
            <text:p>TED-Ed</text:p>
          </table:table-cell>
          <table:table-cell office:value-type="string" calcext:value-type="string">
            <text:p>yOgAbKJGrTA</text:p>
          </table:table-cell>
          <table:table-cell office:value-type="string" calcext:value-type="string">
            <text:p>UCsooa4yRKGN_zEE8iknghZA</text:p>
          </table:table-cell>
          <table:table-cell office:value-type="string" calcext:value-type="string">
            <text:p>https://www.youtube.com/watch?v=yOgAbKJGrTA</text:p>
          </table:table-cell>
          <table:table-cell office:value-type="date" office:date-value="2015-09-24T15:13:23" calcext:value-type="date">
            <text:p>24/09/15 15:13</text:p>
          </table:table-cell>
          <table:table-cell office:value-type="string" calcext:value-type="string">
            <text:p>How memories form and how we lose them - Catharine Young</text:p>
          </table:table-cell>
          <table:table-cell office:value-type="string" calcext:value-type="string">
            <text:p>View full lesson: http://ed.ted.com/lessons/how-memories-form-and-how-we-lose-them-catharine-young</text:p>
            <text:p/>
            <text:p>Think back to a really vivid memory. Got it? Now try to remember what you had for lunch three weeks ago. That second memory probably isnâ€™t as strongâ€”but why not? Why do we remember some things, and not others? And why do memories eventually fade? Catharine Young gives the basics on memory and memory loss.</text:p>
            <text:p/>
            <text:p>Lesson by Catharine Young, animation by Patrick Smith.</text:p>
          </table:table-cell>
          <table:table-cell office:value-type="string" calcext:value-type="string">
            <text:p>{"Catharine Young","Patrick Smith",TED,TED-Ed,"TED Education",TEDx,"TED Animation","Memory loss",Memory,Amnesia,Dementia,"Alzheimer's Disease (Disease Or Medical Condition)",Remember,Neuroscience,Psychology,"Short term memory","Long term memory",Hippocampus,Neuron,Synapse,Neurotransmitters,Learning,Age,Aging,Attention,"Attentnion span",Stress,"Chronic stress",Alertness,Depression,"Mental health",Health,Nutrition}</text:p>
          </table:table-cell>
          <table:table-cell office:value-type="string" calcext:value-type="string">
            <text:p>00:04:20</text:p>
          </table:table-cell>
          <table:table-cell office:value-type="date" office:date-value="2018-07-28T04:44:44.493" calcext:value-type="date">
            <text:p>28/07/18 04:44</text:p>
          </table:table-cell>
          <table:table-cell office:value-type="float" office:value="1054916" calcext:value-type="float">
            <text:p>1054916</text:p>
          </table:table-cell>
          <table:table-cell office:value-type="float" office:value="6689" calcext:value-type="float">
            <text:p>6689</text:p>
          </table:table-cell>
          <table:table-cell/>
        </table:table-row>
        <table:table-row table:style-name="ro22">
          <table:table-cell office:value-type="string" calcext:value-type="string">
            <text:p>MathHelp.com</text:p>
          </table:table-cell>
          <table:table-cell office:value-type="string" calcext:value-type="string">
            <text:p>ku4rEwRxZOc</text:p>
          </table:table-cell>
          <table:table-cell office:value-type="string" calcext:value-type="string">
            <text:p>UC_LuPnD9D2zFYF46vm8kQnQ</text:p>
          </table:table-cell>
          <table:table-cell office:value-type="string" calcext:value-type="string">
            <text:p>https://www.youtube.com/watch?v=ku4rEwRxZOc</text:p>
          </table:table-cell>
          <table:table-cell office:value-type="date" office:date-value="2007-10-31T15:37:48" calcext:value-type="date">
            <text:p>31/10/07 15:37</text:p>
          </table:table-cell>
          <table:table-cell office:value-type="string" calcext:value-type="string">
            <text:p>Pythagorean Theorem - MathHelp.com - Geometry Help</text:p>
          </table:table-cell>
          <table:table-cell office:value-type="string" calcext:value-type="string">
            <text:p>Like my video?  Visit http://www.MathHelp.com and let's do the complete lesson together!</text:p>
            <text:p/>
            <text:p>In this lesson, students learn the Pythagorean Theorem, which states that the sum of the squares of the lengths of the legs of a right triangle is equal to the square of the length of the hypotenuse, or a^2 + b^2 = c^2. Students are then asked to find missing side lengths of right triangles using the Pythagorean Theorem.</text:p>
          </table:table-cell>
          <table:table-cell office:value-type="string" calcext:value-type="string">
            <text:p>{pyhtagorean,theorem,problem,example,right,triangle,lesson,definition,help,practice,use,triangles}</text:p>
          </table:table-cell>
          <table:table-cell office:value-type="string" calcext:value-type="string">
            <text:p>00:02:28</text:p>
          </table:table-cell>
          <table:table-cell office:value-type="date" office:date-value="2018-07-28T04:43:11.816" calcext:value-type="date">
            <text:p>28/07/18 04:43</text:p>
          </table:table-cell>
          <table:table-cell office:value-type="float" office:value="1053746" calcext:value-type="float">
            <text:p>1053746</text:p>
          </table:table-cell>
          <table:table-cell office:value-type="float" office:value="7396" calcext:value-type="float">
            <text:p>7396</text:p>
          </table:table-cell>
          <table:table-cell/>
        </table:table-row>
        <table:table-row table:style-name="ro58">
          <table:table-cell office:value-type="string" calcext:value-type="string">
            <text:p>Numberphile</text:p>
          </table:table-cell>
          <table:table-cell office:value-type="string" calcext:value-type="string">
            <text:p>AxJubaijQbI</text:p>
          </table:table-cell>
          <table:table-cell office:value-type="string" calcext:value-type="string">
            <text:p>UCoxcjq-8xIDTYp3uz647V5A</text:p>
          </table:table-cell>
          <table:table-cell office:value-type="string" calcext:value-type="string">
            <text:p>https://www.youtube.com/watch?v=AxJubaijQbI</text:p>
          </table:table-cell>
          <table:table-cell office:value-type="date" office:date-value="2015-03-23T15:30:00" calcext:value-type="date">
            <text:p>23/03/15 15:30</text:p>
          </table:table-cell>
          <table:table-cell office:value-type="string" calcext:value-type="string">
            <text:p>The Best (and Worst) Ways to Shuffle Cards - Numberphile</text:p>
          </table:table-cell>
          <table:table-cell office:value-type="string" calcext:value-type="string">
            <text:p>Persi Diaconis (Stanford University) on card shuffling. See full description for links to additional videos and detailed papers.</text:p>
            <text:p>More links &amp; stuff in full description below â†“â†“â†“</text:p>
            <text:p/>
            <text:p>EXTRAS FROM THIS INTERVIEW --- 1/3: https://youtu.be/1jfm42Qd7Qw --- 2/3: http://youtu.be/c_Hunaf0tWw --- 3/3: http://youtu.be/RIGJH12vVCY</text:p>
            <text:p/>
            <text:p>Cards and shuffling videos: http://bit.ly/Cards_Shuffling</text:p>
            <text:p/>
            <text:p>PAPERS</text:p>
            <text:p>Trailing the Dovetail to its Lair (7 shuffles)): http://bit.ly/1xU6uPI</text:p>
            <text:p>Shuffling Cards and Stopping Times: http://bit.ly/1FR0ca1</text:p>
            <text:p>Overhand Shuffles: http://bit.ly/1LNBSuU</text:p>
            <text:p/>
            <text:p>Discuss this video on Reddit: http://redd.it/300rkr</text:p>
            <text:p/>
            <text:p>BOOK</text:p>
            <text:p>Magical Mathematics by Persi Diaconis and On Graham: http://bit.ly/MagicalMath</text:p>
            <text:p/>
            <text:p>COIN TOSSING</text:p>
            <text:p>https://youtu.be/AYnJv68T3MM</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Playing Card (Collection Category)",Shuffling,riffle,"riffle shuffle","persi diaconis"}</text:p>
          </table:table-cell>
          <table:table-cell office:value-type="string" calcext:value-type="string">
            <text:p>00:09:22</text:p>
          </table:table-cell>
          <table:table-cell office:value-type="date" office:date-value="2018-07-28T04:44:01.996" calcext:value-type="date">
            <text:p>28/07/18 04:44</text:p>
          </table:table-cell>
          <table:table-cell office:value-type="float" office:value="1052160" calcext:value-type="float">
            <text:p>1052160</text:p>
          </table:table-cell>
          <table:table-cell office:value-type="float" office:value="8874" calcext:value-type="float">
            <text:p>8874</text:p>
          </table:table-cell>
          <table:table-cell/>
        </table:table-row>
        <table:table-row table:style-name="ro23">
          <table:table-cell office:value-type="string" calcext:value-type="string">
            <text:p>Numberphile</text:p>
          </table:table-cell>
          <table:table-cell office:value-type="string" calcext:value-type="string">
            <text:p>_YysNM2JoFo</text:p>
          </table:table-cell>
          <table:table-cell office:value-type="string" calcext:value-type="string">
            <text:p>UCoxcjq-8xIDTYp3uz647V5A</text:p>
          </table:table-cell>
          <table:table-cell office:value-type="string" calcext:value-type="string">
            <text:p>https://www.youtube.com/watch?v=_YysNM2JoFo</text:p>
          </table:table-cell>
          <table:table-cell office:value-type="date" office:date-value="2013-10-15T14:42:57" calcext:value-type="date">
            <text:p>15/10/13 14:42</text:p>
          </table:table-cell>
          <table:table-cell office:value-type="string" calcext:value-type="string">
            <text:p>Sloane's Gap - Numberphile</text:p>
          </table:table-cell>
          <table:table-cell office:value-type="string" calcext:value-type="string">
            <text:p>Thanks to http://www.audible.com/numberphile</text:p>
            <text:p>More links &amp; stuff in full description below â†“â†“â†“</text:p>
            <text:p/>
            <text:p>Here's the paper Dr Grime discusses: http://arxiv.org/pdf/1101.4470.pdf</text:p>
            <text:p>OEIS: http://oeis.org</text:p>
            <text:p>Dr Grime: http://singingbanana.com</text:p>
            <text:p>1729: http://youtu.be/LzjaDKVC4iY</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sloane's gap",oeis,integers,numberphile,1729,ramanujan}</text:p>
          </table:table-cell>
          <table:table-cell office:value-type="string" calcext:value-type="string">
            <text:p>00:07:27</text:p>
          </table:table-cell>
          <table:table-cell office:value-type="date" office:date-value="2018-07-28T04:42:28.337" calcext:value-type="date">
            <text:p>28/07/18 04:42</text:p>
          </table:table-cell>
          <table:table-cell office:value-type="float" office:value="1048576" calcext:value-type="float">
            <text:p>1048576</text:p>
          </table:table-cell>
          <table:table-cell office:value-type="float" office:value="2684" calcext:value-type="float">
            <text:p>2684</text:p>
          </table:table-cell>
          <table:table-cell/>
        </table:table-row>
        <table:table-row table:style-name="ro34">
          <table:table-cell office:value-type="string" calcext:value-type="string">
            <text:p>Numberphile</text:p>
          </table:table-cell>
          <table:table-cell office:value-type="string" calcext:value-type="string">
            <text:p>RkBl7WKzzRw</text:p>
          </table:table-cell>
          <table:table-cell office:value-type="string" calcext:value-type="string">
            <text:p>UCoxcjq-8xIDTYp3uz647V5A</text:p>
          </table:table-cell>
          <table:table-cell office:value-type="string" calcext:value-type="string">
            <text:p>https://www.youtube.com/watch?v=RkBl7WKzzRw</text:p>
          </table:table-cell>
          <table:table-cell office:value-type="date" office:date-value="2012-10-12T10:41:24" calcext:value-type="date">
            <text:p>12/10/12 10:41</text:p>
          </table:table-cell>
          <table:table-cell office:value-type="string" calcext:value-type="string">
            <text:p>abc Conjecture - Numberphile</text:p>
          </table:table-cell>
          <table:table-cell office:value-type="string" calcext:value-type="string">
            <text:p>The abc Conjecture may have been proven by a Japanese mathematician - but what is it? </text:p>
            <text:p>More links &amp; stuff in full description below â†“â†“â†“</text:p>
            <text:p/>
            <text:p>Feeling brave and want to read the papers by Shinichi Mochizuki - http://www.kurims.kyoto-u.ac.jp/~motizuki/papers-english.html (scroll to the bottom)</text:p>
            <text:p/>
            <text:p>This video features Dr James Grime who tweets at https://twitter.com/jamesgrime</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abc conjecture","fermats last theorem","Shinichi Mochizuki",numberphile,"number phile",number,numbers,maths,mathematics,mathematical,numerals,count,counting}</text:p>
          </table:table-cell>
          <table:table-cell office:value-type="string" calcext:value-type="string">
            <text:p>00:06:44</text:p>
          </table:table-cell>
          <table:table-cell office:value-type="date" office:date-value="2018-07-28T04:44:07.925" calcext:value-type="date">
            <text:p>28/07/18 04:44</text:p>
          </table:table-cell>
          <table:table-cell office:value-type="float" office:value="1047839" calcext:value-type="float">
            <text:p>1047839</text:p>
          </table:table-cell>
          <table:table-cell office:value-type="float" office:value="2113" calcext:value-type="float">
            <text:p>2113</text:p>
          </table:table-cell>
          <table:table-cell/>
        </table:table-row>
        <table:table-row table:style-name="ro26">
          <table:table-cell office:value-type="string" calcext:value-type="string">
            <text:p>Numberphile</text:p>
          </table:table-cell>
          <table:table-cell office:value-type="string" calcext:value-type="string">
            <text:p>NGMRB4O922I</text:p>
          </table:table-cell>
          <table:table-cell office:value-type="string" calcext:value-type="string">
            <text:p>UCoxcjq-8xIDTYp3uz647V5A</text:p>
          </table:table-cell>
          <table:table-cell office:value-type="string" calcext:value-type="string">
            <text:p>https://www.youtube.com/watch?v=NGMRB4O922I</text:p>
          </table:table-cell>
          <table:table-cell office:value-type="date" office:date-value="2014-07-25T12:49:04" calcext:value-type="date">
            <text:p>25/07/14 12:49</text:p>
          </table:table-cell>
          <table:table-cell office:value-type="string" calcext:value-type="string">
            <text:p>The Mandelbrot Set - Numberphile</text:p>
          </table:table-cell>
          <table:table-cell office:value-type="string" calcext:value-type="string">
            <text:p>Famously beautiful, the Mandelbrot Set is all about complex numbers. Featuring Dr Holly Krieger from MIT. </text:p>
            <text:p>More links &amp; stuff in full description below â†“â†“â†“</text:p>
            <text:p/>
            <text:p>The next part is on Numberphile2 at: http://youtu.be/oCkQ7WK7vuY</text:p>
            <text:p/>
            <text:p>Animation courtesy of team fresh. Check out more at: http://hd-fractals.com --- Music: Alan Stewart. Support him at http://bit.ly/1sdwTHF </text:p>
            <text:p/>
            <text:p>More videos with Holly Krieger: http://bit.ly/HollyKrieger</text:p>
            <text:p/>
            <text:p>Since this was filmed, Holly has become a mathematics Lecturer at the University of Cambridge and the Corfield Fellow at Murray Edwards College.</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Benoit Mandelbrot (Academic)","Mandelbrot Set (Literature Subject)"}</text:p>
          </table:table-cell>
          <table:table-cell office:value-type="string" calcext:value-type="string">
            <text:p>00:09:11</text:p>
          </table:table-cell>
          <table:table-cell office:value-type="date" office:date-value="2018-07-28T04:44:07.981" calcext:value-type="date">
            <text:p>28/07/18 04:44</text:p>
          </table:table-cell>
          <table:table-cell office:value-type="float" office:value="1047675" calcext:value-type="float">
            <text:p>1047675</text:p>
          </table:table-cell>
          <table:table-cell office:value-type="float" office:value="2145" calcext:value-type="float">
            <text:p>2145</text:p>
          </table:table-cell>
          <table:table-cell/>
        </table:table-row>
        <table:table-row table:style-name="ro4">
          <table:table-cell office:value-type="string" calcext:value-type="string">
            <text:p>TED-Ed</text:p>
          </table:table-cell>
          <table:table-cell office:value-type="string" calcext:value-type="string">
            <text:p>uEM2iDT-VAk</text:p>
          </table:table-cell>
          <table:table-cell office:value-type="string" calcext:value-type="string">
            <text:p>UCsooa4yRKGN_zEE8iknghZA</text:p>
          </table:table-cell>
          <table:table-cell office:value-type="string" calcext:value-type="string">
            <text:p>https://www.youtube.com/watch?v=uEM2iDT-VAk</text:p>
          </table:table-cell>
          <table:table-cell office:value-type="date" office:date-value="2015-06-02T15:07:57" calcext:value-type="date">
            <text:p>02/06/15 15:07</text:p>
          </table:table-cell>
          <table:table-cell office:value-type="string" calcext:value-type="string">
            <text:p>Whatâ€™s the big deal with gluten? - William D. Chey</text:p>
          </table:table-cell>
          <table:table-cell office:value-type="string" calcext:value-type="string">
            <text:p>View full lesson: http://ed.ted.com/lessons/what-s-the-big-deal-with-gluten-william-d-chey</text:p>
            <text:p/>
            <text:p>If you've been to a restaurant in the last few years, youâ€™ve likely seen the words gluten-free written somewhere on the menu. But what exactly is gluten, and why canâ€™t some people process it? And why does it only seem to be a problem recently? William D. Chey unravels the facts behind celiac disease, wheat allergies and non-celiac gluten sensitivity.</text:p>
            <text:p/>
            <text:p>Lesson by William D. Chey, animation by Stretch Films, Inc.</text:p>
          </table:table-cell>
          <table:table-cell office:value-type="string" calcext:value-type="string">
            <text:p>{Gluten,Nutrition,"Wheat allergy","Celiac disease",Anaphylaxis,"Non-celiac gluten sensitivity","William Chey",TED,TED-Ed,TEDx,"TED Education",Inflammation,Wheat,Rye,Barley,Bacteria,Digestion,Placebo,Nocebo,"Wheat intolerance","Stretch Films Inc."}</text:p>
          </table:table-cell>
          <table:table-cell office:value-type="string" calcext:value-type="string">
            <text:p>00:05:18</text:p>
          </table:table-cell>
          <table:table-cell office:value-type="date" office:date-value="2018-07-28T04:42:03.819" calcext:value-type="date">
            <text:p>28/07/18 04:42</text:p>
          </table:table-cell>
          <table:table-cell office:value-type="float" office:value="1047632" calcext:value-type="float">
            <text:p>1047632</text:p>
          </table:table-cell>
          <table:table-cell office:value-type="float" office:value="9968" calcext:value-type="float">
            <text:p>9968</text:p>
          </table:table-cell>
          <table:table-cell/>
        </table:table-row>
        <table:table-row table:style-name="ro9">
          <table:table-cell office:value-type="string" calcext:value-type="string">
            <text:p>TED-Ed</text:p>
          </table:table-cell>
          <table:table-cell office:value-type="string" calcext:value-type="string">
            <text:p>Og5xAdC8EUI</text:p>
          </table:table-cell>
          <table:table-cell office:value-type="string" calcext:value-type="string">
            <text:p>UCsooa4yRKGN_zEE8iknghZA</text:p>
          </table:table-cell>
          <table:table-cell office:value-type="string" calcext:value-type="string">
            <text:p>https://www.youtube.com/watch?v=Og5xAdC8EUI</text:p>
          </table:table-cell>
          <table:table-cell office:value-type="date" office:date-value="2017-12-14T16:01:01" calcext:value-type="date">
            <text:p>14/12/17 16:01</text:p>
          </table:table-cell>
          <table:table-cell office:value-type="string" calcext:value-type="string">
            <text:p>How your digestive system works - Emma Bryce</text:p>
          </table:table-cell>
          <table:table-cell office:value-type="string" calcext:value-type="string">
            <text:p>Check out our Patreon page: https://www.patreon.com/teded</text:p>
            <text:p/>
            <text:p>View full lesson: https://ed.ted.com/lessons/how-your-digestive-system-works-emma-bryce</text:p>
            <text:p/>
            <text:p>Across the planet, humans eat on average between 1 and 2.7 kilograms of food a day, and every last scrap makes its way through the digestive system. Comprised of ten organs covering nine meters, this is one of the most complicated systems in the body. Emma Bryce explains how the different parts of the digestive system work to transform your food into the nutrients and energy that keep you alive.</text:p>
            <text:p/>
            <text:p>Lesson by Emma Bryce, animation by Augenblick Studios.</text:p>
            <text:p/>
            <text:p>Thank you so much to our patrons for your support! Without you this video would not be possible! Narat Suchartsunthorn, Joy Love Om, Gi Nam Lee, Shawn Quichocho, Simone Kidner, Anika Westburg, Dale Dualan, Barun Padhy, John Ess, Brandy Jones, Devin Harris, Tony Trapuzzano, Stephen Michael Alvarez, Tom Lee, Juliana , Jason Weinstein, Hoang Ton, Kris Siverhus, Alexander Walls, Annamaria Szilagyi, Morgan Williams, Abhijit Kiran Valluri, Mandeep Singh, Peter Owen, Sama aafghani, Vinicius Lhullier, Connor Wytko, Ø³Ù„Ø·Ø§Ù† Ø§Ù„Ø®Ù„ÙŠÙÙŠ, Marylise CHAUFFETON, Marvin Vizuett, Jayant Sahewal, Joshua Plant, Quinn Shen, Michael James Busa, Caleb ross, Elizabeth Cruz, Elnathan Joshua Bangayan, Gaurav Rana, Mullaiarasu Sundaramurthy, Jose Henrique Leopoldo e Silva, Dan Paterniti, Jose Schroeder, Jerome Froelich, Tyler Yoshizumi, Martin Stephen, Faiza Imtiaz, Khalifa Alhulail, Tejas Dc, Govind Shukla, Benjamin &amp; Shannon Pinder, Srikote Naewchampa, Ex Foedus, Sage Curie, Exal Enrique Cisneros Tuch, Ana Maria, Vignan Velivela, Ibel Wong, Ahmad Hyari, A Hundred Years, eden sher, Travis Wehrman, Minh Tran, Louisa Lee, Kiara Taylor, Hoang Viet, Nathan A. Wright.</text:p>
          </table:table-cell>
          <table:table-cell office:value-type="string" calcext:value-type="string">
            <text:p>{TEDEd,TED-Ed,"TED Education",biology,digestion,science,animation}</text:p>
          </table:table-cell>
          <table:table-cell office:value-type="string" calcext:value-type="string">
            <text:p>00:04:57</text:p>
          </table:table-cell>
          <table:table-cell office:value-type="date" office:date-value="2018-07-28T04:43:30.16" calcext:value-type="date">
            <text:p>28/07/18 04:43</text:p>
          </table:table-cell>
          <table:table-cell office:value-type="float" office:value="1046438" calcext:value-type="float">
            <text:p>1046438</text:p>
          </table:table-cell>
          <table:table-cell office:value-type="float" office:value="34905" calcext:value-type="float">
            <text:p>34905</text:p>
          </table:table-cell>
          <table:table-cell/>
        </table:table-row>
        <table:table-row table:style-name="ro4">
          <table:table-cell office:value-type="string" calcext:value-type="string">
            <text:p>TED-Ed</text:p>
          </table:table-cell>
          <table:table-cell office:value-type="string" calcext:value-type="string">
            <text:p>eK0NzsGRceg</text:p>
          </table:table-cell>
          <table:table-cell office:value-type="string" calcext:value-type="string">
            <text:p>UCsooa4yRKGN_zEE8iknghZA</text:p>
          </table:table-cell>
          <table:table-cell office:value-type="string" calcext:value-type="string">
            <text:p>https://www.youtube.com/watch?v=eK0NzsGRceg</text:p>
          </table:table-cell>
          <table:table-cell office:value-type="date" office:date-value="2013-08-15T15:02:12" calcext:value-type="date">
            <text:p>15/08/13 15:02</text:p>
          </table:table-cell>
          <table:table-cell office:value-type="string" calcext:value-type="string">
            <text:p>Should you trust your first impression? - Peter Mende-Siedlecki</text:p>
          </table:table-cell>
          <table:table-cell office:value-type="string" calcext:value-type="string">
            <text:p>View full lesson: http://ed.ted.com/lessons/should-you-trust-your-first-impression-peter-mende-siedlecki</text:p>
            <text:p/>
            <text:p>You can't help it; sometimes, you just get a bad feeling about someone that's hard to shake. So, what's happening in your brain when you make that critical (and often lasting) first judgment? Peter Mende-Siedlecki shares the social psychology of first impressions -- and why they may indicate that, deep down, people are basically good.</text:p>
            <text:p/>
            <text:p>Lesson by Peter Mende-Siedlecki, animation by TOGETHER.</text:p>
          </table:table-cell>
          <table:table-cell office:value-type="string" calcext:value-type="string">
            <text:p>{"\\Hector Herrera\\","\\Together\\","\\Peter","Mende-Siedlecki\\",psychology,"\\social","psychology\\",TED,TED-Ed,"\\TED","Ed\\",TEDEducation,"\\first","impression\\"}</text:p>
          </table:table-cell>
          <table:table-cell office:value-type="string" calcext:value-type="string">
            <text:p>00:04:39</text:p>
          </table:table-cell>
          <table:table-cell office:value-type="date" office:date-value="2018-07-28T04:43:43.62" calcext:value-type="date">
            <text:p>28/07/18 04:43</text:p>
          </table:table-cell>
          <table:table-cell office:value-type="float" office:value="1045294" calcext:value-type="float">
            <text:p>1045294</text:p>
          </table:table-cell>
          <table:table-cell office:value-type="float" office:value="4191" calcext:value-type="float">
            <text:p>4191</text:p>
          </table:table-cell>
          <table:table-cell/>
        </table:table-row>
        <table:table-row table:style-name="ro15">
          <table:table-cell office:value-type="string" calcext:value-type="string">
            <text:p>Khan Academy</text:p>
          </table:table-cell>
          <table:table-cell office:value-type="string" calcext:value-type="string">
            <text:p>eTWCARmrzJ0</text:p>
          </table:table-cell>
          <table:table-cell office:value-type="string" calcext:value-type="string">
            <text:p>UC4a-Gbdw7vOaccHmFo40b9g</text:p>
          </table:table-cell>
          <table:table-cell office:value-type="string" calcext:value-type="string">
            <text:p>https://www.youtube.com/watch?v=eTWCARmrzJ0</text:p>
          </table:table-cell>
          <table:table-cell office:value-type="date" office:date-value="2012-12-21T00:25:58" calcext:value-type="date">
            <text:p>21/12/12 00:25</text:p>
          </table:table-cell>
          <table:table-cell office:value-type="string" calcext:value-type="string">
            <text:p>Fancier logarithm expressions | Logarithms | Algebra II | Khan Academy</text:p>
          </table:table-cell>
          <table:table-cell office:value-type="string" calcext:value-type="string">
            <text:p>Examples of logarithms that evaluate to fractional and negative values.</text:p>
            <text:p/>
            <text:p>Practice this lesson yourself on KhanAcademy.org right now: </text:p>
            <text:p>https://www.khanacademy.org/math/algebra2/logarithms-tutorial/logarithm_basics/e/logarithms_1.5?utm_source=YT&amp;utm_medium=Desc&amp;utm_campaign=AlgebraII</text:p>
            <text:p/>
            <text:p>Watch the next lesson: https://www.khanacademy.org/math/algebra2/logarithms-tutorial/logarithm_basics/v/exponential-to-logarithmic-form?utm_source=YT&amp;utm_medium=Desc&amp;utm_campaign=AlgebraII</text:p>
            <text:p/>
            <text:p>Missed the previous lesson? </text:p>
            <text:p>https://www.khanacademy.org/math/algebra2/logarithms-tutorial/logarithm_basics/v/logarithms?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04:20</text:p>
          </table:table-cell>
          <table:table-cell office:value-type="date" office:date-value="2018-07-28T04:45:09.267" calcext:value-type="date">
            <text:p>28/07/18 04:45</text:p>
          </table:table-cell>
          <table:table-cell office:value-type="float" office:value="1042329" calcext:value-type="float">
            <text:p>1042329</text:p>
          </table:table-cell>
          <table:table-cell office:value-type="float" office:value="3686" calcext:value-type="float">
            <text:p>3686</text:p>
          </table:table-cell>
          <table:table-cell/>
        </table:table-row>
        <table:table-row table:style-name="ro4">
          <table:table-cell office:value-type="string" calcext:value-type="string">
            <text:p>TED-Ed</text:p>
          </table:table-cell>
          <table:table-cell office:value-type="string" calcext:value-type="string">
            <text:p>Kgudt4PXs28</text:p>
          </table:table-cell>
          <table:table-cell office:value-type="string" calcext:value-type="string">
            <text:p>UCsooa4yRKGN_zEE8iknghZA</text:p>
          </table:table-cell>
          <table:table-cell office:value-type="string" calcext:value-type="string">
            <text:p>https://www.youtube.com/watch?v=Kgudt4PXs28</text:p>
          </table:table-cell>
          <table:table-cell office:value-type="date" office:date-value="2015-02-23T16:08:35" calcext:value-type="date">
            <text:p>23/02/15 16:08</text:p>
          </table:table-cell>
          <table:table-cell office:value-type="string" calcext:value-type="string">
            <text:p>The last banana: A thought experiment in probability - Leonardo Barichello</text:p>
          </table:table-cell>
          <table:table-cell office:value-type="string" calcext:value-type="string">
            <text:p>View full lesson: http://ed.ted.com/lessons/the-last-banana-a-thought-experiment-in-probability-leonardo-barichello</text:p>
            <text:p/>
            <text:p>Imagine a game of dice: if the biggest number rolled is one, two, three, or four, player 1 wins. If the biggest number rolled is five or six, player 2 wins. Who has the best probability of winning the game? Leonardo Barichello explains how probability holds the answer to this seemingly counterintuitive puzzle. </text:p>
            <text:p/>
            <text:p>Lesson by Leonardo Barichello, animation by Ace &amp; Son Moving Picture Co, LLC.</text:p>
          </table:table-cell>
          <table:table-cell office:value-type="string" calcext:value-type="string">
            <text:p>{TED,TEDx,"TED Ed",Probability,Dice,Statistics,Combinations,Math,"Equiprobable events","Independent events","Dependent events","Joint probability"}</text:p>
          </table:table-cell>
          <table:table-cell office:value-type="string" calcext:value-type="string">
            <text:p>00:04:10</text:p>
          </table:table-cell>
          <table:table-cell office:value-type="date" office:date-value="2018-07-28T04:41:08.04" calcext:value-type="date">
            <text:p>28/07/18 04:41</text:p>
          </table:table-cell>
          <table:table-cell office:value-type="float" office:value="1041838" calcext:value-type="float">
            <text:p>1041838</text:p>
          </table:table-cell>
          <table:table-cell office:value-type="float" office:value="3682" calcext:value-type="float">
            <text:p>3682</text:p>
          </table:table-cell>
          <table:table-cell/>
        </table:table-row>
        <table:table-row table:style-name="ro20">
          <table:table-cell office:value-type="string" calcext:value-type="string">
            <text:p>TED-Ed</text:p>
          </table:table-cell>
          <table:table-cell office:value-type="string" calcext:value-type="string">
            <text:p>quOdF1CAPXs</text:p>
          </table:table-cell>
          <table:table-cell office:value-type="string" calcext:value-type="string">
            <text:p>UCsooa4yRKGN_zEE8iknghZA</text:p>
          </table:table-cell>
          <table:table-cell office:value-type="string" calcext:value-type="string">
            <text:p>https://www.youtube.com/watch?v=quOdF1CAPXs</text:p>
          </table:table-cell>
          <table:table-cell office:value-type="date" office:date-value="2017-03-09T16:01:41" calcext:value-type="date">
            <text:p>09/03/17 16:01</text:p>
          </table:table-cell>
          <table:table-cell office:value-type="string" calcext:value-type="string">
            <text:p>Where do superstitions come from? - Stuart Vyse</text:p>
          </table:table-cell>
          <table:table-cell office:value-type="string" calcext:value-type="string">
            <text:p>View full lesson: http://ed.ted.com/lessons/where-do-superstitions-come-from-stuart-vyse</text:p>
            <text:p/>
            <text:p>Are you afraid of black cats? Would you open an umbrella indoors? How do you feel about the number 13? Whether or not you believe in them, youâ€™re probably familiar with a few of these superstitions. But where did they come from? Stuart Vyse shares the weird and specific origins of some of our favorite superstitions.</text:p>
            <text:p/>
            <text:p>Lesson by Stuart Vyse, directed by TED-Ed. </text:p>
            <text:p>Animation by JÃ©rÃ©mie Balais and Jeff Le Bars: http://jeremiebalais.com/ - http://jefflebars.com/</text:p>
          </table:table-cell>
          <table:table-cell office:value-type="string" calcext:value-type="string">
            <text:p>{TED,TED-Ed,"TED Ed","TED Education","Stuart Vyse",superstition,"black cat","unlucky numbers",13,17,luck,"knock on wood",supernatural,religion,coincidence,association,death}</text:p>
          </table:table-cell>
          <table:table-cell office:value-type="string" calcext:value-type="string">
            <text:p>00:05:11</text:p>
          </table:table-cell>
          <table:table-cell office:value-type="date" office:date-value="2018-07-28T04:44:44.713" calcext:value-type="date">
            <text:p>28/07/18 04:44</text:p>
          </table:table-cell>
          <table:table-cell office:value-type="float" office:value="1041674" calcext:value-type="float">
            <text:p>1041674</text:p>
          </table:table-cell>
          <table:table-cell office:value-type="float" office:value="22109" calcext:value-type="float">
            <text:p>22109</text:p>
          </table:table-cell>
          <table:table-cell/>
        </table:table-row>
        <table:table-row table:style-name="ro22">
          <table:table-cell office:value-type="string" calcext:value-type="string">
            <text:p>MathHelp.com</text:p>
          </table:table-cell>
          <table:table-cell office:value-type="string" calcext:value-type="string">
            <text:p>_BGAOjZzeCI</text:p>
          </table:table-cell>
          <table:table-cell office:value-type="string" calcext:value-type="string">
            <text:p>UC_LuPnD9D2zFYF46vm8kQnQ</text:p>
          </table:table-cell>
          <table:table-cell office:value-type="string" calcext:value-type="string">
            <text:p>https://www.youtube.com/watch?v=_BGAOjZzeCI</text:p>
          </table:table-cell>
          <table:table-cell office:value-type="date" office:date-value="2008-04-15T16:15:33" calcext:value-type="date">
            <text:p>15/04/08 16:15</text:p>
          </table:table-cell>
          <table:table-cell office:value-type="string" calcext:value-type="string">
            <text:p>Factoring Polynomials - MathHelp.com - Algebra Help</text:p>
          </table:table-cell>
          <table:table-cell office:value-type="string" calcext:value-type="string">
            <text:p>Like my video?  Visit http://www.MathHelp.com and let's do the complete lesson together!  </text:p>
            <text:p/>
            <text:p>In this lesson, students learn that a trinomial in the form x^2 + bx + c (where c is positive), such as x^2 + 7x + 10, can be factored as the product of two binomials, in this case (x + 5)(x + 2). The first term in each binomial comes from the factors of x^2, x and x. The second term in each binomial comes from the factors of the constant term, +10, that add to the coefficient of the middle term, +7, which in this case are +5 and +2.</text:p>
          </table:table-cell>
          <table:table-cell office:value-type="string" calcext:value-type="string">
            <text:p>{Factoring,Polynomials,How,to,Factor,factoring,trinomials,math,quadratic}</text:p>
          </table:table-cell>
          <table:table-cell office:value-type="string" calcext:value-type="string">
            <text:p>00:02:37</text:p>
          </table:table-cell>
          <table:table-cell office:value-type="date" office:date-value="2018-07-28T04:45:21.685" calcext:value-type="date">
            <text:p>28/07/18 04:45</text:p>
          </table:table-cell>
          <table:table-cell office:value-type="float" office:value="1041222" calcext:value-type="float">
            <text:p>1041222</text:p>
          </table:table-cell>
          <table:table-cell office:value-type="float" office:value="3597" calcext:value-type="float">
            <text:p>3597</text:p>
          </table:table-cell>
          <table:table-cell/>
        </table:table-row>
        <table:table-row table:style-name="ro17">
          <table:table-cell office:value-type="string" calcext:value-type="string">
            <text:p>Khan Academy</text:p>
          </table:table-cell>
          <table:table-cell office:value-type="string" calcext:value-type="string">
            <text:p>ghgPq2wjQUQ</text:p>
          </table:table-cell>
          <table:table-cell office:value-type="string" calcext:value-type="string">
            <text:p>UC4a-Gbdw7vOaccHmFo40b9g</text:p>
          </table:table-cell>
          <table:table-cell office:value-type="string" calcext:value-type="string">
            <text:p>https://www.youtube.com/watch?v=ghgPq2wjQUQ</text:p>
          </table:table-cell>
          <table:table-cell office:value-type="date" office:date-value="2011-04-23" calcext:value-type="date">
            <text:p>23/04/11 00:00</text:p>
          </table:table-cell>
          <table:table-cell office:value-type="string" calcext:value-type="string">
            <text:p>US History Overview 1: Jamestown to the Civil War</text:p>
          </table:table-cell>
          <table:table-cell office:value-type="string" calcext:value-type="string">
            <text:p>Jamestown to the Civil War.  Correction:  Jamestown was the first successful ENGLISH settlement in what is now the United States.  The Spanish actually settled St. Augustine, Florida in 1595.</text:p>
            <text:p>More free lessons at: http://www.khanacademy.org/video?v=ghgPq2wjQUQ</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able:table-cell>
          <table:table-cell/>
          <table:table-cell office:value-type="string" calcext:value-type="string">
            <text:p>00:18:29</text:p>
          </table:table-cell>
          <table:table-cell office:value-type="date" office:date-value="2018-07-28T04:44:01.914" calcext:value-type="date">
            <text:p>28/07/18 04:44</text:p>
          </table:table-cell>
          <table:table-cell office:value-type="float" office:value="1037583" calcext:value-type="float">
            <text:p>1037583</text:p>
          </table:table-cell>
          <table:table-cell office:value-type="float" office:value="1735" calcext:value-type="float">
            <text:p>1735</text:p>
          </table:table-cell>
          <table:table-cell/>
        </table:table-row>
        <table:table-row table:style-name="ro5">
          <table:table-cell office:value-type="string" calcext:value-type="string">
            <text:p>Khan Academy</text:p>
          </table:table-cell>
          <table:table-cell office:value-type="string" calcext:value-type="string">
            <text:p>8Y4JSp5U82I</text:p>
          </table:table-cell>
          <table:table-cell office:value-type="string" calcext:value-type="string">
            <text:p>UC4a-Gbdw7vOaccHmFo40b9g</text:p>
          </table:table-cell>
          <table:table-cell office:value-type="string" calcext:value-type="string">
            <text:p>https://www.youtube.com/watch?v=8Y4JSp5U82I</text:p>
          </table:table-cell>
          <table:table-cell office:value-type="date" office:date-value="2008-07-30T23:23:51" calcext:value-type="date">
            <text:p>30/07/08 23:23</text:p>
          </table:table-cell>
          <table:table-cell office:value-type="string" calcext:value-type="string">
            <text:p>Introduction to magnetism | Physics | Khan Academy</text:p>
          </table:table-cell>
          <table:table-cell office:value-type="string" calcext:value-type="string">
            <text:p>An introduction to magnetism. Created by Sal Khan.</text:p>
            <text:p/>
            <text:p>Watch the next lesson: https://www.khanacademy.org/science/physics/magnetic-forces-and-magnetic-fields/magnets-magnetic/v/magnetism-2?utm_source=YT&amp;utm_medium=Desc&amp;utm_campaign=physics</text:p>
            <text:p/>
            <text:p>Missed the previous lesson? https://www.khanacademy.org/science/physics/circuits-topic/circuits-with-capacitors/v/dielectrics-capacitors?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10:44</text:p>
          </table:table-cell>
          <table:table-cell office:value-type="date" office:date-value="2018-07-28T04:44:32.367" calcext:value-type="date">
            <text:p>28/07/18 04:44</text:p>
          </table:table-cell>
          <table:table-cell office:value-type="float" office:value="1036696" calcext:value-type="float">
            <text:p>1036696</text:p>
          </table:table-cell>
          <table:table-cell office:value-type="float" office:value="5159" calcext:value-type="float">
            <text:p>5159</text:p>
          </table:table-cell>
          <table:table-cell/>
        </table:table-row>
        <table:table-row table:style-name="ro30">
          <table:table-cell office:value-type="string" calcext:value-type="string">
            <text:p>minutephysics</text:p>
          </table:table-cell>
          <table:table-cell office:value-type="string" calcext:value-type="string">
            <text:p>6guXMfg88Z8</text:p>
          </table:table-cell>
          <table:table-cell office:value-type="string" calcext:value-type="string">
            <text:p>UCUHW94eEFW7hkUMVaZz4eDg</text:p>
          </table:table-cell>
          <table:table-cell office:value-type="string" calcext:value-type="string">
            <text:p>https://www.youtube.com/watch?v=6guXMfg88Z8</text:p>
          </table:table-cell>
          <table:table-cell office:value-type="date" office:date-value="2012-07-26T14:03:34" calcext:value-type="date">
            <text:p>26/07/12 14:03</text:p>
          </table:table-cell>
          <table:table-cell office:value-type="string" calcext:value-type="string">
            <text:p>Higgs Boson Part III: How to Discover a Particle</text:p>
          </table:table-cell>
          <table:table-cell office:value-type="string" calcext:value-type="string">
            <text:p>How do you know when you've "discovered" a particle? What do we mean by "discovery"? Also, explore a map of the big bang! http://www.bigbangregistry.co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
            <text:p>Thanks to Ross Diener, Nima Doroud and Derek Muller for contributions and to Perimeter Institute for support.</text:p>
            <text:p>http://www.perimeterinstitute.ca Created by Henry Reich</text:p>
          </table:table-cell>
          <table:table-cell office:value-type="string" calcext:value-type="string">
            <text:p>{higgs,boson,cern,particle,discover,cheese,20d,crackers,standard,model,give,mass,big,bang,theory,cosmic,microwave,background,radiation,galaxy,universe,area,circle,radius,electromagnetism,strong,weak,gauge,arbitrage,force,canada,money,infinity,earth,moon,sun,dimension,string,light,einstein,special,relativity,"black hole",science,Tides,gravity,Neutrino,photon,lhc,electron,atomic,nuclear,General,Dark,energy,Minutephysics,minute,physics,Henry,Reich,cat,schrodinger,Perimeter,Institute,"god particle"}</text:p>
          </table:table-cell>
          <table:table-cell office:value-type="string" calcext:value-type="string">
            <text:p>00:03:08</text:p>
          </table:table-cell>
          <table:table-cell office:value-type="date" office:date-value="2018-07-28T04:41:32.159" calcext:value-type="date">
            <text:p>28/07/18 04:41</text:p>
          </table:table-cell>
          <table:table-cell office:value-type="float" office:value="1036472" calcext:value-type="float">
            <text:p>1036472</text:p>
          </table:table-cell>
          <table:table-cell office:value-type="float" office:value="787" calcext:value-type="float">
            <text:p>787</text:p>
          </table:table-cell>
          <table:table-cell/>
        </table:table-row>
        <table:table-row table:style-name="ro19">
          <table:table-cell office:value-type="string" calcext:value-type="string">
            <text:p>minutephysics</text:p>
          </table:table-cell>
          <table:table-cell office:value-type="string" calcext:value-type="string">
            <text:p>4IlBNJbCzfk</text:p>
          </table:table-cell>
          <table:table-cell office:value-type="string" calcext:value-type="string">
            <text:p>UCUHW94eEFW7hkUMVaZz4eDg</text:p>
          </table:table-cell>
          <table:table-cell office:value-type="string" calcext:value-type="string">
            <text:p>https://www.youtube.com/watch?v=4IlBNJbCzfk</text:p>
          </table:table-cell>
          <table:table-cell office:value-type="date" office:date-value="2014-03-19T14:00:02" calcext:value-type="date">
            <text:p>19/03/14 14:00</text:p>
          </table:table-cell>
          <table:table-cell office:value-type="string" calcext:value-type="string">
            <text:p>A Polarizing Discovery About the Big Bang!</text:p>
          </table:table-cell>
          <table:table-cell office:value-type="string" calcext:value-type="string">
            <text:p>Get a free audiobook at http://www.audible.com/minutephysics and Thanks to the following Subbable.com supporters:</text:p>
            <text:p>Owain Blackwood</text:p>
            <text:p>@vicnice137</text:p>
            <text:p>www.lightbow.net</text:p>
            <text:p/>
            <text:p>More about the Big Bang: https://www.youtube.com/watch?v=q3MWRvLndzs</text:p>
            <text:p>More about the Cosmic Background Radiation: http://www.youtube.com/watch?v=_mZQ-5-KYHw</text:p>
            <text:p/>
            <text:p>And special thanks to Sean Carroll and Mark Trodden for their comments and discussion in the making of this video.</text:p>
            <text:p/>
            <text:p>Links to more info about the BICEP experiment:</text:p>
            <text:p>http://www.cfa.harvard.edu/news/2014-05</text:p>
            <text:p>http://bicepkeck.org/</text:p>
            <text:p>http://www.caltech.edu/content/building-bicep2-conversation-jamie-bock</text:p>
            <text:p>http://www.slate.com/blogs/bad_astronomy/2014/03/17/evidence_of_inflation_astronomers_detect_gravitational_waves_from_the_early.html</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big bang",BICEP,Planck,inflation,cosmology,"Big Bang (Idea)","quantum mechanics","quantum gravity",fluctuations,"b modes","tensor modes",scalar,perturbation,"early universe",universe,beginning,"minute physics","sean carroll"}</text:p>
          </table:table-cell>
          <table:table-cell office:value-type="string" calcext:value-type="string">
            <text:p>00:02:30</text:p>
          </table:table-cell>
          <table:table-cell office:value-type="date" office:date-value="2018-07-28T04:44:02.061" calcext:value-type="date">
            <text:p>28/07/18 04:44</text:p>
          </table:table-cell>
          <table:table-cell office:value-type="float" office:value="1036405" calcext:value-type="float">
            <text:p>1036405</text:p>
          </table:table-cell>
          <table:table-cell office:value-type="float" office:value="636" calcext:value-type="float">
            <text:p>636</text:p>
          </table:table-cell>
          <table:table-cell/>
        </table:table-row>
        <table:table-row table:style-name="ro7">
          <table:table-cell office:value-type="string" calcext:value-type="string">
            <text:p>Khan Academy</text:p>
          </table:table-cell>
          <table:table-cell office:value-type="string" calcext:value-type="string">
            <text:p>oLh_sIESQnY</text:p>
          </table:table-cell>
          <table:table-cell office:value-type="string" calcext:value-type="string">
            <text:p>UC4a-Gbdw7vOaccHmFo40b9g</text:p>
          </table:table-cell>
          <table:table-cell office:value-type="string" calcext:value-type="string">
            <text:p>https://www.youtube.com/watch?v=oLh_sIESQnY</text:p>
          </table:table-cell>
          <table:table-cell office:value-type="date" office:date-value="2013-07-25T18:06:47" calcext:value-type="date">
            <text:p>25/07/13 18:06</text:p>
          </table:table-cell>
          <table:table-cell office:value-type="string" calcext:value-type="string">
            <text:p>Adding decimals: example 1 | Decimals | Pre-Algebra | Khan Academy</text:p>
          </table:table-cell>
          <table:table-cell office:value-type="string" calcext:value-type="string">
            <text:p>Learn how to add 9.087 to 15.31. Line those decimals up first. Careful!</text:p>
            <text:p/>
            <text:p>Practice this lesson yourself on KhanAcademy.org right now: https://www.khanacademy.org/math/pre-algebra/decimals-pre-alg/adding-decimals-pre-alg/e/adding_decimals_0.5?utm_source=YT&amp;utm_medium=Desc&amp;utm_campaign=PreAlgebra</text:p>
            <text:p/>
            <text:p>Watch the next lesson: https://www.khanacademy.org/math/pre-algebra/decimals-pre-alg/adding-decimals-pre-alg/v/adding-decimals-example-2?utm_source=YT&amp;utm_medium=Desc&amp;utm_campaign=PreAlgebra</text:p>
            <text:p/>
            <text:p>Missed the previous lesson? </text:p>
            <text:p>https://www.khanacademy.org/math/pre-algebra/decimals-pre-alg/comparing-decimals-pre-alg/v/another-ordering-decimals-example?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2:40</text:p>
          </table:table-cell>
          <table:table-cell office:value-type="date" office:date-value="2018-07-28T04:44:32.029" calcext:value-type="date">
            <text:p>28/07/18 04:44</text:p>
          </table:table-cell>
          <table:table-cell office:value-type="float" office:value="1034111" calcext:value-type="float">
            <text:p>1034111</text:p>
          </table:table-cell>
          <table:table-cell office:value-type="float" office:value="2422" calcext:value-type="float">
            <text:p>2422</text:p>
          </table:table-cell>
          <table:table-cell/>
        </table:table-row>
        <table:table-row table:style-name="ro5">
          <table:table-cell office:value-type="string" calcext:value-type="string">
            <text:p>Khan Academy</text:p>
          </table:table-cell>
          <table:table-cell office:value-type="string" calcext:value-type="string">
            <text:p>CQYELiTtUs8</text:p>
          </table:table-cell>
          <table:table-cell office:value-type="string" calcext:value-type="string">
            <text:p>UC4a-Gbdw7vOaccHmFo40b9g</text:p>
          </table:table-cell>
          <table:table-cell office:value-type="string" calcext:value-type="string">
            <text:p>https://www.youtube.com/watch?v=CQYELiTtUs8</text:p>
          </table:table-cell>
          <table:table-cell office:value-type="date" office:date-value="2011-06-13T23:54:26" calcext:value-type="date">
            <text:p>13/06/11 23:54</text:p>
          </table:table-cell>
          <table:table-cell office:value-type="string" calcext:value-type="string">
            <text:p>More on Newton's first law of motion | Physics | Khan Academy</text:p>
          </table:table-cell>
          <table:table-cell office:value-type="string" calcext:value-type="string">
            <text:p>Newton's First Law (Galileo's Law of Inertia). Created by Sal Khan.</text:p>
            <text:p/>
            <text:p>Watch the next lesson: https://www.khanacademy.org/science/physics/forces-newtons-laws/newtons-laws-of-motion/v/newton-s-second-law-of-motion?utm_source=YT&amp;utm_medium=Desc&amp;utm_campaign=physics</text:p>
            <text:p/>
            <text:p>Missed the previous lesson? https://www.khanacademy.org/science/physics/forces-newtons-laws/newtons-laws-of-motion/v/newton-s-first-law-of-motion-concepts?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09:32</text:p>
          </table:table-cell>
          <table:table-cell office:value-type="date" office:date-value="2018-07-28T04:42:46.721" calcext:value-type="date">
            <text:p>28/07/18 04:42</text:p>
          </table:table-cell>
          <table:table-cell office:value-type="float" office:value="1032466" calcext:value-type="float">
            <text:p>1032466</text:p>
          </table:table-cell>
          <table:table-cell office:value-type="float" office:value="3635" calcext:value-type="float">
            <text:p>3635</text:p>
          </table:table-cell>
          <table:table-cell/>
        </table:table-row>
        <table:table-row table:style-name="ro26">
          <table:table-cell office:value-type="string" calcext:value-type="string">
            <text:p>Numberphile</text:p>
          </table:table-cell>
          <table:table-cell office:value-type="string" calcext:value-type="string">
            <text:p>5kC5k5QBqcc</text:p>
          </table:table-cell>
          <table:table-cell office:value-type="string" calcext:value-type="string">
            <text:p>UCoxcjq-8xIDTYp3uz647V5A</text:p>
          </table:table-cell>
          <table:table-cell office:value-type="string" calcext:value-type="string">
            <text:p>https://www.youtube.com/watch?v=5kC5k5QBqcc</text:p>
          </table:table-cell>
          <table:table-cell office:value-type="date" office:date-value="2016-11-22T13:28:20" calcext:value-type="date">
            <text:p>22/11/16 13:28</text:p>
          </table:table-cell>
          <table:table-cell office:value-type="string" calcext:value-type="string">
            <text:p>The Problems with Secret Santa - Numberphile</text:p>
          </table:table-cell>
          <table:table-cell office:value-type="string" calcext:value-type="string">
            <text:p>Dr Hannah Fry discusses Secret Santa, anonymity and derangements. And a better way to do it.</text:p>
            <text:p>More links &amp; stuff in full description below â†“â†“â†“</text:p>
            <text:p/>
            <text:p>More Hannah on Numberphile: http://bit.ly/hannah_vids</text:p>
            <text:p>Hannah's co-written Xmas book: http://amzn.to/2g8mIn6</text:p>
            <text:p>Hannah's love/math book: http://bit.ly/frylovebook</text:p>
            <text:p>Numberphile poster: https://store.dftba.com/products/numberphile-poster</text:p>
            <text:p>Graham's Number T-Shirt: https://store.dftba.com/collections/numberphile/products/grahams-number-shirt</text:p>
            <text:p>Other Numberphile T-Shirts: https://teespring.com/stores/numberphile</text:p>
            <text:p/>
            <text:p>Hannah on Objectivity: https://youtu.be/ayzKlPIcRKU</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secret santa",derangement}</text:p>
          </table:table-cell>
          <table:table-cell office:value-type="string" calcext:value-type="string">
            <text:p>00:11:00</text:p>
          </table:table-cell>
          <table:table-cell office:value-type="date" office:date-value="2018-07-28T04:43:18.144" calcext:value-type="date">
            <text:p>28/07/18 04:43</text:p>
          </table:table-cell>
          <table:table-cell office:value-type="float" office:value="1031077" calcext:value-type="float">
            <text:p>1031077</text:p>
          </table:table-cell>
          <table:table-cell office:value-type="float" office:value="764" calcext:value-type="float">
            <text:p>764</text:p>
          </table:table-cell>
          <table:table-cell/>
        </table:table-row>
        <table:table-row table:style-name="ro5">
          <table:table-cell office:value-type="string" calcext:value-type="string">
            <text:p>Khan Academy</text:p>
          </table:table-cell>
          <table:table-cell office:value-type="string" calcext:value-type="string">
            <text:p>ou9YMWlJgkE</text:p>
          </table:table-cell>
          <table:table-cell office:value-type="string" calcext:value-type="string">
            <text:p>UC4a-Gbdw7vOaccHmFo40b9g</text:p>
          </table:table-cell>
          <table:table-cell office:value-type="string" calcext:value-type="string">
            <text:p>https://www.youtube.com/watch?v=ou9YMWlJgkE</text:p>
          </table:table-cell>
          <table:table-cell office:value-type="date" office:date-value="2011-06-14T15:41:37" calcext:value-type="date">
            <text:p>14/06/11 15:41</text:p>
          </table:table-cell>
          <table:table-cell office:value-type="string" calcext:value-type="string">
            <text:p>Newton's second law of motion | Forces and Newton's laws of motion | Physics | Khan Academy</text:p>
          </table:table-cell>
          <table:table-cell office:value-type="string" calcext:value-type="string">
            <text:p>Newton's Second Law of Motion: F=ma. Created by Sal Khan.</text:p>
            <text:p/>
            <text:p>Watch the next lesson: https://www.khanacademy.org/science/physics/forces-newtons-laws/newtons-laws-of-motion/v/more-on-newtons-second-law?utm_source=YT&amp;utm_medium=Desc&amp;utm_campaign=physics</text:p>
            <text:p/>
            <text:p>Missed the previous lesson? https://www.khanacademy.org/science/physics/forces-newtons-laws/newtons-laws-of-motion/v/newton-s-first-law-of-motion?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07:14</text:p>
          </table:table-cell>
          <table:table-cell office:value-type="date" office:date-value="2018-07-28T04:44:32.012" calcext:value-type="date">
            <text:p>28/07/18 04:44</text:p>
          </table:table-cell>
          <table:table-cell office:value-type="float" office:value="1030776" calcext:value-type="float">
            <text:p>1030776</text:p>
          </table:table-cell>
          <table:table-cell office:value-type="float" office:value="4110" calcext:value-type="float">
            <text:p>4110</text:p>
          </table:table-cell>
          <table:table-cell/>
        </table:table-row>
        <table:table-row table:style-name="ro10">
          <table:table-cell office:value-type="string" calcext:value-type="string">
            <text:p>Tipping Point Math</text:p>
          </table:table-cell>
          <table:table-cell office:value-type="string" calcext:value-type="string">
            <text:p>P0idBBhGNgU</text:p>
          </table:table-cell>
          <table:table-cell office:value-type="string" calcext:value-type="string">
            <text:p>UCjwOWaOX-c-NeLnj_YGiNEg</text:p>
          </table:table-cell>
          <table:table-cell office:value-type="string" calcext:value-type="string">
            <text:p>https://www.youtube.com/watch?v=P0idBBhGNgU</text:p>
          </table:table-cell>
          <table:table-cell office:value-type="date" office:date-value="2015-10-29T20:22:20" calcext:value-type="date">
            <text:p>29/10/15 20:22</text:p>
          </table:table-cell>
          <table:table-cell office:value-type="string" calcext:value-type="string">
            <text:p>The Man Who Knew Infinity</text:p>
          </table:table-cell>
          <table:table-cell office:value-type="string" calcext:value-type="string">
            <text:p>Who was Srinivasa Ramanujan? Learn about this mathematical genius who died young but left mysteries that still puzzle mathematicians today.</text:p>
            <text:p/>
            <text:p>Twitter: @TPointMath</text:p>
            <text:p/>
            <text:p>Music:</text:p>
            <text:p>"Jalandhar" Kevin MacLeod (incompetech.com)</text:p>
            <text:p>Licensed under Creative Commons: By Attribution 3.0</text:p>
            <text:p>http://creativecommons.org/licenses/by/3.0/</text:p>
            <text:p/>
            <text:p/>
            <text:p>Images:</text:p>
            <text:p/>
            <text:p>Shakespeare: tonynetone</text:p>
            <text:p>Partition diagram: Nonenmac</text:p>
            <text:p>Ramanujan seated: Cvrsekharan</text:p>
            <text:p>Kids in school: sandeep.jgupta</text:p>
            <text:p/>
            <text:p>Still from the movie: "The Man Who Knew Infinity"</text:p>
          </table:table-cell>
          <table:table-cell office:value-type="string" calcext:value-type="string">
            <text:p>{"Srinivasa Ramanujan (Academic)","The Man Who Knew Infinity","India (Country)","G.H. Hardy",genius,mathematics,"tipping point math","taxi cab story","Dev Patel (Film Actor)","Jeremy Irons (Film Actor)","The Man Who Knew Infinity: A Life Of The Genius Ramanujan","Mathematics (Field Of Study)","Tipping Point Math"}</text:p>
          </table:table-cell>
          <table:table-cell office:value-type="string" calcext:value-type="string">
            <text:p>00:06:06</text:p>
          </table:table-cell>
          <table:table-cell office:value-type="date" office:date-value="2018-07-28T04:43:18.055" calcext:value-type="date">
            <text:p>28/07/18 04:43</text:p>
          </table:table-cell>
          <table:table-cell office:value-type="float" office:value="1030718" calcext:value-type="float">
            <text:p>1030718</text:p>
          </table:table-cell>
          <table:table-cell office:value-type="float" office:value="1356" calcext:value-type="float">
            <text:p>1356</text:p>
          </table:table-cell>
          <table:table-cell/>
        </table:table-row>
        <table:table-row table:style-name="ro22">
          <table:table-cell office:value-type="string" calcext:value-type="string">
            <text:p>Khan Academy</text:p>
          </table:table-cell>
          <table:table-cell office:value-type="string" calcext:value-type="string">
            <text:p>XIQ-KnsAsbg</text:p>
          </table:table-cell>
          <table:table-cell office:value-type="string" calcext:value-type="string">
            <text:p>UC4a-Gbdw7vOaccHmFo40b9g</text:p>
          </table:table-cell>
          <table:table-cell office:value-type="string" calcext:value-type="string">
            <text:p>https://www.youtube.com/watch?v=XIQ-KnsAsbg</text:p>
          </table:table-cell>
          <table:table-cell office:value-type="date" office:date-value="2007-10-03T20:10:11" calcext:value-type="date">
            <text:p>03/10/07 20:10</text:p>
          </table:table-cell>
          <table:table-cell office:value-type="string" calcext:value-type="string">
            <text:p>The Chain Rule</text:p>
          </table:table-cell>
          <table:table-cell office:value-type="string" calcext:value-type="string">
            <text:p>Part 4 of derivatives.  Introduction to the chain rule.</text:p>
            <text:p/>
            <text:p>Practice this yourself on Khan Academy right now: https://www.khanacademy.org/e/chain_rule_1?utm_source=YTdescription&amp;utm_medium=YTdescription&amp;utm_campaign=YTdescription</text:p>
          </table:table-cell>
          <table:table-cell/>
          <table:table-cell office:value-type="string" calcext:value-type="string">
            <text:p>00:09:12</text:p>
          </table:table-cell>
          <table:table-cell office:value-type="date" office:date-value="2018-07-28T04:43:43.988" calcext:value-type="date">
            <text:p>28/07/18 04:43</text:p>
          </table:table-cell>
          <table:table-cell office:value-type="float" office:value="1029101" calcext:value-type="float">
            <text:p>1029101</text:p>
          </table:table-cell>
          <table:table-cell office:value-type="float" office:value="2381" calcext:value-type="float">
            <text:p>2381</text:p>
          </table:table-cell>
          <table:table-cell/>
        </table:table-row>
        <table:table-row table:style-name="ro28">
          <table:table-cell office:value-type="string" calcext:value-type="string">
            <text:p>Numberphile</text:p>
          </table:table-cell>
          <table:table-cell office:value-type="string" calcext:value-type="string">
            <text:p>ZWib5olGbQ0</text:p>
          </table:table-cell>
          <table:table-cell office:value-type="string" calcext:value-type="string">
            <text:p>UCoxcjq-8xIDTYp3uz647V5A</text:p>
          </table:table-cell>
          <table:table-cell office:value-type="string" calcext:value-type="string">
            <text:p>https://www.youtube.com/watch?v=ZWib5olGbQ0</text:p>
          </table:table-cell>
          <table:table-cell office:value-type="date" office:date-value="2014-06-26T09:00:13" calcext:value-type="date">
            <text:p>26/06/14 09:00</text:p>
          </table:table-cell>
          <table:table-cell office:value-type="string" calcext:value-type="string">
            <text:p>Mathematical Way to Choose a Toilet - Numberphile</text:p>
          </table:table-cell>
          <table:table-cell office:value-type="string" calcext:value-type="string">
            <text:p>Toilets at musical festivals are notorious - but how many should you check before committing!?</text:p>
            <text:p>EXTENDED MATH ENDING: http://youtu.be/XIOoCKO-ybQ</text:p>
            <text:p>More links &amp; stuff in full description below â†“â†“â†“</text:p>
            <text:p/>
            <text:p>Animation: Pete McPartlan</text:p>
            <text:p>Featuring Dr Ria Symonds from the University of Nottingham.</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Music Festival",toilet,glastonbury,"Mathematics (Field Of Study)","secretary problem","Probability Theory (Field Of Study)"}</text:p>
          </table:table-cell>
          <table:table-cell office:value-type="string" calcext:value-type="string">
            <text:p>00:07:49</text:p>
          </table:table-cell>
          <table:table-cell office:value-type="date" office:date-value="2018-07-28T04:45:09.284" calcext:value-type="date">
            <text:p>28/07/18 04:45</text:p>
          </table:table-cell>
          <table:table-cell office:value-type="float" office:value="1028947" calcext:value-type="float">
            <text:p>1028947</text:p>
          </table:table-cell>
          <table:table-cell office:value-type="float" office:value="1857" calcext:value-type="float">
            <text:p>1857</text:p>
          </table:table-cell>
          <table:table-cell/>
        </table:table-row>
        <table:table-row table:style-name="ro6">
          <table:table-cell office:value-type="string" calcext:value-type="string">
            <text:p>minutephysics</text:p>
          </table:table-cell>
          <table:table-cell office:value-type="string" calcext:value-type="string">
            <text:p>GdTMuivYF30</text:p>
          </table:table-cell>
          <table:table-cell office:value-type="string" calcext:value-type="string">
            <text:p>UCUHW94eEFW7hkUMVaZz4eDg</text:p>
          </table:table-cell>
          <table:table-cell office:value-type="string" calcext:value-type="string">
            <text:p>https://www.youtube.com/watch?v=GdTMuivYF30</text:p>
          </table:table-cell>
          <table:table-cell office:value-type="date" office:date-value="2011-11-13T21:03:15" calcext:value-type="date">
            <text:p>13/11/11 21:03</text:p>
          </table:table-cell>
          <table:table-cell office:value-type="string" calcext:value-type="string">
            <text:p>The Arrow of Time feat. Sean Carroll</text:p>
          </table:table-cell>
          <table:table-cell office:value-type="string" calcext:value-type="string">
            <text:p>Why is the past different from the future? Caltech physicist Sean Carroll explains how the arrow of time is not an intrinsic property of physics, but rather an emergent feature.</text:p>
            <text:p/>
            <text:p>Trying out a new feature: English Transcript! Let me know how it works</text:p>
            <text:p/>
            <text:p>Tweet it - http://bit.ly/vJRWOo    </text:p>
            <text:p>Facebook it - http://on.fb.me/tHwjDU   </text:p>
            <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youtube: http://bit.ly/pakJLE</text:p>
            <text:p>myspace: http://mysp.ac/qtmZQj Created by Henry Reich</text:p>
          </table:table-cell>
          <table:table-cell office:value-type="string" calcext:value-type="string">
            <text:p>{Sean,Carroll,caltech,guest,arrow,of,time,entropy,thermodynamics,second,law,past,future,GPS,atomic,special,relativity,atom,nuclear,detector,military,"Global Positioning System","General Relativity","Theory Of Relativity",Energy,Technology,breaking,break,speed,light,movie,brian,greene,president,color,art,Dark,energy,Nobel,Prize,Minutephysics,minute,physics,accelerating,universe,Henry,Reich,xkcd,rsanimate,dark,matter,schrodinger's,cat,schrÃ¶dinger,what,is,fire?,Drawing,Educational}</text:p>
          </table:table-cell>
          <table:table-cell office:value-type="string" calcext:value-type="string">
            <text:p>00:01:50</text:p>
          </table:table-cell>
          <table:table-cell office:value-type="date" office:date-value="2018-07-28T04:44:44.514" calcext:value-type="date">
            <text:p>28/07/18 04:44</text:p>
          </table:table-cell>
          <table:table-cell office:value-type="float" office:value="1028083" calcext:value-type="float">
            <text:p>1028083</text:p>
          </table:table-cell>
          <table:table-cell office:value-type="float" office:value="447" calcext:value-type="float">
            <text:p>447</text:p>
          </table:table-cell>
          <table:table-cell/>
        </table:table-row>
        <table:table-row table:style-name="ro4">
          <table:table-cell office:value-type="string" calcext:value-type="string">
            <text:p>TED-Ed</text:p>
          </table:table-cell>
          <table:table-cell office:value-type="string" calcext:value-type="string">
            <text:p>yQduHyiWe9o</text:p>
          </table:table-cell>
          <table:table-cell office:value-type="string" calcext:value-type="string">
            <text:p>UCsooa4yRKGN_zEE8iknghZA</text:p>
          </table:table-cell>
          <table:table-cell office:value-type="string" calcext:value-type="string">
            <text:p>https://www.youtube.com/watch?v=yQduHyiWe9o</text:p>
          </table:table-cell>
          <table:table-cell office:value-type="date" office:date-value="2017-03-28T15:02:59" calcext:value-type="date">
            <text:p>28/03/17 15:02</text:p>
          </table:table-cell>
          <table:table-cell office:value-type="string" calcext:value-type="string">
            <text:p>Jellyfish predate dinosaurs. How have they survived so long? - David Gruber</text:p>
          </table:table-cell>
          <table:table-cell office:value-type="string" calcext:value-type="string">
            <text:p>View full lesson: http://ed.ted.com/lessons/jellyfish-predate-dinosaurs-how-have-they-survived-so-long-david-gruber</text:p>
            <text:p/>
            <text:p>Some are longer than a blue whale. Others are barely larger than a grain of sand. One species unleashes one of the most deadly venoms on earth; another holds a secret thatâ€™s behind some of the greatest breakthroughs in biology. Theyâ€™ve inhabited the ocean for at least half a billion years, and theyâ€™re still flourishing. David Gruber investigates the secret powers of jellyfish. </text:p>
            <text:p/>
            <text:p>Lesson by David Gruber, animation by Silvia Prietov.</text:p>
          </table:table-cell>
          <table:table-cell office:value-type="string" calcext:value-type="string">
            <text:p>{TED,TED-Ed,"TED Ed","TED Education","Silvia Prietov","David Gruber",jellyfish,ocean,venom,zooplankton,gelatinous,mesoglea,sting,nematocysts,GFP,"box jellyfish","immortal jellyfish","green fluorescent protein","ocean acidification"}</text:p>
          </table:table-cell>
          <table:table-cell office:value-type="string" calcext:value-type="string">
            <text:p>00:05:26</text:p>
          </table:table-cell>
          <table:table-cell office:value-type="date" office:date-value="2018-07-28T04:44:08.216" calcext:value-type="date">
            <text:p>28/07/18 04:44</text:p>
          </table:table-cell>
          <table:table-cell office:value-type="float" office:value="1027698" calcext:value-type="float">
            <text:p>1027698</text:p>
          </table:table-cell>
          <table:table-cell office:value-type="float" office:value="8533" calcext:value-type="float">
            <text:p>8533</text:p>
          </table:table-cell>
          <table:table-cell/>
        </table:table-row>
        <table:table-row table:style-name="ro7">
          <table:table-cell office:value-type="string" calcext:value-type="string">
            <text:p>Khan Academy</text:p>
          </table:table-cell>
          <table:table-cell office:value-type="string" calcext:value-type="string">
            <text:p>-h3Oqhl8fPg</text:p>
          </table:table-cell>
          <table:table-cell office:value-type="string" calcext:value-type="string">
            <text:p>UC4a-Gbdw7vOaccHmFo40b9g</text:p>
          </table:table-cell>
          <table:table-cell office:value-type="string" calcext:value-type="string">
            <text:p>https://www.youtube.com/watch?v=-h3Oqhl8fPg</text:p>
          </table:table-cell>
          <table:table-cell office:value-type="date" office:date-value="2009-10-02T16:55:01" calcext:value-type="date">
            <text:p>02/10/09 16:55</text:p>
          </table:table-cell>
          <table:table-cell office:value-type="string" calcext:value-type="string">
            <text:p>Multiplying multiple digit numbers | Multiplication and division | Arithmetic | Khan Academy</text:p>
          </table:table-cell>
          <table:table-cell office:value-type="string" calcext:value-type="string">
            <text:p>Working our way up to multiplying multiple-digit numbers with each other. We'll go slow so you can follow along.</text:p>
            <text:p/>
            <text:p>Practice this lesson yourself on KhanAcademy.org right now: https://www.khanacademy.org/math/arithmetic/multiplication-division/multi_digit_multiplication/e/multiplication_4?utm_source=YT&amp;utm_medium=Desc&amp;utm_campaign=Arithmetic</text:p>
            <text:p/>
            <text:p>Watch the next lesson: https://www.khanacademy.org/math/arithmetic/multiplication-division/multi_digit_multiplication/v/multiplying-whole-numbers-and-applications-4?utm_source=YT&amp;utm_medium=Desc&amp;utm_campaign=Arithmetic</text:p>
            <text:p/>
            <text:p>Missed the previous lesson? </text:p>
            <text:p>https://www.khanacademy.org/math/arithmetic/multiplication-division/multi_digit_multiplication/v/multiplying-whole-numbers-and-applications-2?utm_source=YT&amp;utm_medium=Desc&amp;utm_campaign=Arithmetic</text:p>
            <text:p/>
            <text:p>Arithmetic on Khan Academy: So you're ready to have some arithmetic fun? You've come to the right spot! It's the first "official" math topic and chalked full of fun exercises and great videos which help you start your journey towards math mastery. We'll cover the big ones: addition, subtraction, multiplication, and division, of course. But we don't stop there. We'll get into negative numbers, absolute value, decimals, and fractions, too. Learning math should be fun, and we plan on having some with you. Ready to get started?</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Arithmetic channel: https://www.youtube.com/channel/UCFlJkgTNeC-FYYIQnyE5yzQ?sub_confirmation=1</text:p>
            <text:p>Subscribe to KhanAcademy: https://www.youtube.com/subscription_center?add_user=khanacademy</text:p>
          </table:table-cell>
          <table:table-cell/>
          <table:table-cell office:value-type="string" calcext:value-type="string">
            <text:p>00:10:27</text:p>
          </table:table-cell>
          <table:table-cell office:value-type="date" office:date-value="2018-07-28T04:43:49.8" calcext:value-type="date">
            <text:p>28/07/18 04:43</text:p>
          </table:table-cell>
          <table:table-cell office:value-type="float" office:value="1027537" calcext:value-type="float">
            <text:p>1027537</text:p>
          </table:table-cell>
          <table:table-cell office:value-type="float" office:value="3518" calcext:value-type="float">
            <text:p>3518</text:p>
          </table:table-cell>
          <table:table-cell/>
        </table:table-row>
        <table:table-row table:style-name="ro13">
          <table:table-cell office:value-type="string" calcext:value-type="string">
            <text:p>MindYourDecisions</text:p>
          </table:table-cell>
          <table:table-cell office:value-type="string" calcext:value-type="string">
            <text:p>tvjJppmx9Hk</text:p>
          </table:table-cell>
          <table:table-cell office:value-type="string" calcext:value-type="string">
            <text:p>UCHnj59g7jezwTy5GeL8EA_g</text:p>
          </table:table-cell>
          <table:table-cell office:value-type="string" calcext:value-type="string">
            <text:p>https://www.youtube.com/watch?v=tvjJppmx9Hk</text:p>
          </table:table-cell>
          <table:table-cell office:value-type="date" office:date-value="2015-04-30T05:33:34" calcext:value-type="date">
            <text:p>30/04/15 05:33</text:p>
          </table:table-cell>
          <table:table-cell office:value-type="string" calcext:value-type="string">
            <text:p>6^2 Ã· 2(3) + 4 = ? The Correct Answer</text:p>
          </table:table-cell>
          <table:table-cell office:value-type="string" calcext:value-type="string">
            <text:p>This math problem went viral on Twitter and I've seen a lot of debate about the answer. I explain why one interpretation is considered correct.</text:p>
            <text:p/>
            <text:p>Here's a hint and spoiler, try the expression in WolframAlpha: http://www.wolframalpha.com/input/?i=6%5E2+%C3%B7+2%283%29+%2B+4</text:p>
            <text:p/>
            <text:p>You may also like my video on 6 - 1 x 0 + 2 Ã· 2 which explains the order of operations: https://www.youtube.com/watch?v=ol2yX9gwbZg</text:p>
            <text:p/>
            <text:p>If you like my videos, you can support me at Patreon: http://www.patreon.com/mindyourdecisions</text:p>
            <text:p/>
            <text:p>Connect on social media. I update each site when I have a new video or blog post, so you can follow me on whichever method is most convenient for you.</text:p>
            <text:p/>
            <text:p>My Blog: http://mindyourdecisions.com/blog/</text:p>
            <text:p>Twitter: http://twitter.com/preshtalwalkar</text:p>
            <text:p>Facebook: https://www.facebook.com/pages/Mind-Your-Decisions/168446714965</text:p>
            <text:p>Google+: https://plus.google.com/108336608566588374147/posts</text:p>
            <text:p>Pinterest: https://www.pinterest.com/preshtalwalkar/</text:p>
            <text:p>Tumblr: http://preshtalwalkar.tumblr.com/</text:p>
            <text:p>Instagram: https://instagram.com/preshtalwalkar/</text:p>
            <text:p>Patreon: http://www.patreon.com/mindyourdecisions</text:p>
            <text:p/>
            <text:p>Newsletter (sent about 2 times a year): http://eepurl.com/KvS0r</text:p>
            <text:p/>
            <text:p>My Books</text:p>
            <text:p/>
            <text:p>"The Joy of Game Theory" shows how you can use math to out-think your competition. (rated 4/5 stars on 23 reviews) https://www.amazon.com/gp/product/1500497444</text:p>
            <text:p/>
            <text:p>"The Irrationality Illusion: How To Make Smart Decisions And Overcome Bias" is a handbook that explains the many ways we are biased about decision-making and offers techniques to make smart decisions. (rated 5/5 stars on 1 review) https://www.amazon.com/gp/product/1523231467/</text:p>
            <text:p/>
            <text:p>"Math Puzzles Volume 1" features classic brain teasers and riddles with complete solutions for problems in counting, geometry, probability, and game theory. Volume 1 is rated 4.5/5 stars on 11 reviews. https://www.amazon.com/gp/product/1517421624/</text:p>
            <text:p/>
            <text:p>"Math Puzzles Volume 2" is a sequel book with more great problems. https://www.amazon.com/gp/product/1517531624/</text:p>
            <text:p/>
            <text:p>"Math Puzzles Volume 3" is the third in the series. https://www.amazon.com/gp/product/1517596351/</text:p>
            <text:p/>
            <text:p>"40 Paradoxes in Logic, Probability, and Game Theory" contains thought-provoking and counter-intuitive results. (rated 4.9/5 stars on 7 reviews) https://www.amazon.com/gp/product/1517319307/</text:p>
            <text:p/>
            <text:p>"The Best Mental Math Tricks" teaches how you can look like a math genius by solving problems in your head (rated 4.7/5 stars on 3 reviews) https://www.amazon.com/gp/product/150779651X/</text:p>
            <text:p/>
            <text:p>"Multiply Numbers By Drawing Lines" This book is a reference guide for my video that has over 1 million views on a geometric method to multiply numbers. (rated 5/5 stars on 1 review) https://www.amazon.com/gp/product/1500866148/</text:p>
          </table:table-cell>
          <table:table-cell office:value-type="string" calcext:value-type="string">
            <text:p>{"order of operations",pemdas,bedmas,pedmas,"mathematical notation"}</text:p>
          </table:table-cell>
          <table:table-cell office:value-type="string" calcext:value-type="string">
            <text:p>00:03:33</text:p>
          </table:table-cell>
          <table:table-cell office:value-type="date" office:date-value="2018-07-28T04:42:34.275" calcext:value-type="date">
            <text:p>28/07/18 04:42</text:p>
          </table:table-cell>
          <table:table-cell office:value-type="float" office:value="1027210" calcext:value-type="float">
            <text:p>1027210</text:p>
          </table:table-cell>
          <table:table-cell office:value-type="float" office:value="5251" calcext:value-type="float">
            <text:p>5251</text:p>
          </table:table-cell>
          <table:table-cell/>
        </table:table-row>
        <table:table-row table:style-name="ro5">
          <table:table-cell office:value-type="string" calcext:value-type="string">
            <text:p>minutephysics</text:p>
          </table:table-cell>
          <table:table-cell office:value-type="string" calcext:value-type="string">
            <text:p>_mZQ-5-KYHw</text:p>
          </table:table-cell>
          <table:table-cell office:value-type="string" calcext:value-type="string">
            <text:p>UCUHW94eEFW7hkUMVaZz4eDg</text:p>
          </table:table-cell>
          <table:table-cell office:value-type="string" calcext:value-type="string">
            <text:p>https://www.youtube.com/watch?v=_mZQ-5-KYHw</text:p>
          </table:table-cell>
          <table:table-cell office:value-type="date" office:date-value="2012-06-07T17:13:57" calcext:value-type="date">
            <text:p>07/06/12 17:13</text:p>
          </table:table-cell>
          <table:table-cell office:value-type="string" calcext:value-type="string">
            <text:p>Picture of the Big Bang (a.k.a. Oldest Light in the Universe)</text:p>
          </table:table-cell>
          <table:table-cell office:value-type="string" calcext:value-type="string">
            <text:p>Where does all the stuff in the universe come from?</text:p>
            <text:p/>
            <text:p>Explore a map of the big bang! http://www.bigbangregistry.com</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
            <text:p>Thanks to Nima Doroud and Chantal Hutchison for contributions and to Perimeter Institute for support.</text:p>
            <text:p>http://www.perimeterinstitute.ca Created by Henry Reich</text:p>
          </table:table-cell>
          <table:table-cell office:value-type="string" calcext:value-type="string">
            <text:p>{big,bang,theory,registry,map,cosmic,microwave,background,radiation,galaxy,universe,area,circle,radius,electromagnetism,strong,weak,Economics,gauge,arbitrage,force,boson,higgs,canada,money,infinity,earth,moon,sun,fourth,dimension,string,light,distance,einstein,special,relativity,travel,"black hole","standard model",rocket,science,Tides,gravity,Neutrino,photon,lhc,electron,atomic,nuclear,General,Dark,energy,Minutephysics,minute,physics,Henry,Reich,xkcd,cat,schrodinger,Perimeter,Institute}</text:p>
          </table:table-cell>
          <table:table-cell office:value-type="string" calcext:value-type="string">
            <text:p>00:04:01</text:p>
          </table:table-cell>
          <table:table-cell office:value-type="date" office:date-value="2018-07-28T04:43:18.334" calcext:value-type="date">
            <text:p>28/07/18 04:43</text:p>
          </table:table-cell>
          <table:table-cell office:value-type="float" office:value="1026524" calcext:value-type="float">
            <text:p>1026524</text:p>
          </table:table-cell>
          <table:table-cell office:value-type="float" office:value="864" calcext:value-type="float">
            <text:p>864</text:p>
          </table:table-cell>
          <table:table-cell/>
        </table:table-row>
        <table:table-row table:style-name="ro4">
          <table:table-cell office:value-type="string" calcext:value-type="string">
            <text:p>TED-Ed</text:p>
          </table:table-cell>
          <table:table-cell office:value-type="string" calcext:value-type="string">
            <text:p>vn3e37VWc0k</text:p>
          </table:table-cell>
          <table:table-cell office:value-type="string" calcext:value-type="string">
            <text:p>UCsooa4yRKGN_zEE8iknghZA</text:p>
          </table:table-cell>
          <table:table-cell office:value-type="string" calcext:value-type="string">
            <text:p>https://www.youtube.com/watch?v=vn3e37VWc0k</text:p>
          </table:table-cell>
          <table:table-cell office:value-type="date" office:date-value="2014-06-03T15:00:39" calcext:value-type="date">
            <text:p>03/06/14 15:00</text:p>
          </table:table-cell>
          <table:table-cell office:value-type="string" calcext:value-type="string">
            <text:p>The Silk Road: Connecting the ancient world through trade - Shannon Harris Castelo</text:p>
          </table:table-cell>
          <table:table-cell office:value-type="string" calcext:value-type="string">
            <text:p>View full lesson: http://ed.ted.com/lessons/the-silk-road-history-s-first-world-wide-web-shannon-harris-castelo</text:p>
            <text:p/>
            <text:p>With modern technology, a global exchange of goods and ideas can happen at the click of a button. But what about 2,000 years ago? Shannon Harris Castelo unfolds the history of the 5,000-mile Silk Road, a network of multiple routes that used the common language of commerce to connect the world's major settlements, thread by thread. </text:p>
            <text:p/>
            <text:p>Lesson by Shannon Harris Castelo, animation by Steff Lee.</text:p>
          </table:table-cell>
          <table:table-cell office:value-type="string" calcext:value-type="string">
            <text:p>{"Steff Lee","Shannon Castelo","Silk Road",Globalization,silk,"silk trade","commodity trade","global exchange",commerce,"history of globalization",TED,TED-Ed,"TED Ed",TEDEducation}</text:p>
          </table:table-cell>
          <table:table-cell office:value-type="string" calcext:value-type="string">
            <text:p>00:05:20</text:p>
          </table:table-cell>
          <table:table-cell office:value-type="date" office:date-value="2018-07-28T04:44:07.933" calcext:value-type="date">
            <text:p>28/07/18 04:44</text:p>
          </table:table-cell>
          <table:table-cell office:value-type="float" office:value="1025696" calcext:value-type="float">
            <text:p>1025696</text:p>
          </table:table-cell>
          <table:table-cell office:value-type="float" office:value="7939" calcext:value-type="float">
            <text:p>7939</text:p>
          </table:table-cell>
          <table:table-cell/>
        </table:table-row>
        <table:table-row table:style-name="ro31">
          <table:table-cell office:value-type="string" calcext:value-type="string">
            <text:p>minutephysics</text:p>
          </table:table-cell>
          <table:table-cell office:value-type="string" calcext:value-type="string">
            <text:p>mVJEi-PkkaY</text:p>
          </table:table-cell>
          <table:table-cell office:value-type="string" calcext:value-type="string">
            <text:p>UCUHW94eEFW7hkUMVaZz4eDg</text:p>
          </table:table-cell>
          <table:table-cell office:value-type="string" calcext:value-type="string">
            <text:p>https://www.youtube.com/watch?v=mVJEi-PkkaY</text:p>
          </table:table-cell>
          <table:table-cell office:value-type="date" office:date-value="2013-11-13T21:12:54" calcext:value-type="date">
            <text:p>13/11/13 21:12</text:p>
          </table:table-cell>
          <table:table-cell office:value-type="string" calcext:value-type="string">
            <text:p>The Tides explained in ten seconds</text:p>
          </table:table-cell>
          <table:table-cell office:value-type="string" calcext:value-type="string">
            <text:p>BONUS FACT: The sun also causes tides on the earth, but they're only about half as strong as the moon's. When the sun &amp; moon line up during full &amp; new moons, tides are extra big.</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text:p>
            <text:p/>
            <text:p>Thanks to Nima Doroud for contributions. Created by Henry Reich</text:p>
          </table:table-cell>
          <table:table-cell office:value-type="string" calcext:value-type="string">
            <text:p>{Tides,earth,moon,PETS,"physics in ten seconds",physics,explained,"explained in ten seconds","ten seconds",minutephysics,gravity,tidal}</text:p>
          </table:table-cell>
          <table:table-cell office:value-type="string" calcext:value-type="string">
            <text:p>00:00:18</text:p>
          </table:table-cell>
          <table:table-cell office:value-type="date" office:date-value="2018-07-28T04:41:08.098" calcext:value-type="date">
            <text:p>28/07/18 04:41</text:p>
          </table:table-cell>
          <table:table-cell office:value-type="float" office:value="1025626" calcext:value-type="float">
            <text:p>1025626</text:p>
          </table:table-cell>
          <table:table-cell office:value-type="float" office:value="170" calcext:value-type="float">
            <text:p>170</text:p>
          </table:table-cell>
          <table:table-cell/>
        </table:table-row>
        <table:table-row table:style-name="ro5">
          <table:table-cell office:value-type="string" calcext:value-type="string">
            <text:p>Khan Academy</text:p>
          </table:table-cell>
          <table:table-cell office:value-type="string" calcext:value-type="string">
            <text:p>4-fEvpVNTlE</text:p>
          </table:table-cell>
          <table:table-cell office:value-type="string" calcext:value-type="string">
            <text:p>UC4a-Gbdw7vOaccHmFo40b9g</text:p>
          </table:table-cell>
          <table:table-cell office:value-type="string" calcext:value-type="string">
            <text:p>https://www.youtube.com/watch?v=4-fEvpVNTlE</text:p>
          </table:table-cell>
          <table:table-cell office:value-type="date" office:date-value="2009-09-05T03:21:36" calcext:value-type="date">
            <text:p>05/09/09 03:21</text:p>
          </table:table-cell>
          <table:table-cell office:value-type="string" calcext:value-type="string">
            <text:p>Le Chatelier's principle | Chemical equilibrium | Chemistry | Khan Academy</text:p>
          </table:table-cell>
          <table:table-cell office:value-type="string" calcext:value-type="string">
            <text:p>How Le Chatelier's Principle predicts changes in concentration when "stressing" reactions at equilibrium. Created by Sal Khan.</text:p>
            <text:p/>
            <text:p>Watch the next lesson: https://www.khanacademy.org/science/chemistry/chemical-equilibrium/factors-that-affect-chemical-equilibrium/v/intro-to-reaction-quotient-q?utm_source=YT&amp;utm_medium=Desc&amp;utm_campaign=chemistry</text:p>
            <text:p/>
            <text:p>Missed the previous lesson? https://www.khanacademy.org/science/chemistry/chemical-equilibrium/equilibrium-constant/v/small-x-approximation-for-large-kc?utm_source=YT&amp;utm_medium=Desc&amp;utm_campaign=chemistry</text:p>
            <text:p/>
            <text:p>Chemistry on Khan Academy: Did you know that everything is made out of chemicals? Chemistry is the study of matter: its composition, properties, and reactivity. This material roughly covers a first-year high school or college course, and a good understanding of algebra is helpful.</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Chemistry channel: https://www.youtube.com/channel/UCyEot66LrwWFEMONvrIBh3A?sub_confirmation=1</text:p>
            <text:p>Subscribe to Khan Academy: https://www.youtube.com/subscription_center?add_user=khanacademy</text:p>
          </table:table-cell>
          <table:table-cell/>
          <table:table-cell office:value-type="string" calcext:value-type="string">
            <text:p>00:14:43</text:p>
          </table:table-cell>
          <table:table-cell office:value-type="date" office:date-value="2018-07-28T04:42:21.863" calcext:value-type="date">
            <text:p>28/07/18 04:42</text:p>
          </table:table-cell>
          <table:table-cell office:value-type="float" office:value="1025148" calcext:value-type="float">
            <text:p>1025148</text:p>
          </table:table-cell>
          <table:table-cell office:value-type="float" office:value="3670" calcext:value-type="float">
            <text:p>3670</text:p>
          </table:table-cell>
          <table:table-cell/>
        </table:table-row>
        <table:table-row table:style-name="ro4">
          <table:table-cell office:value-type="string" calcext:value-type="string">
            <text:p>TED-Ed</text:p>
          </table:table-cell>
          <table:table-cell office:value-type="string" calcext:value-type="string">
            <text:p>1X8p0vhsWRE</text:p>
          </table:table-cell>
          <table:table-cell office:value-type="string" calcext:value-type="string">
            <text:p>UCsooa4yRKGN_zEE8iknghZA</text:p>
          </table:table-cell>
          <table:table-cell office:value-type="string" calcext:value-type="string">
            <text:p>https://www.youtube.com/watch?v=1X8p0vhsWRE</text:p>
          </table:table-cell>
          <table:table-cell office:value-type="date" office:date-value="2013-01-07T16:10:44" calcext:value-type="date">
            <text:p>07/01/13 16:10</text:p>
          </table:table-cell>
          <table:table-cell office:value-type="string" calcext:value-type="string">
            <text:p>You are your microbes - Jessica Green and Karen Guillemin</text:p>
          </table:table-cell>
          <table:table-cell office:value-type="string" calcext:value-type="string">
            <text:p>View full lesson: http://ed.ted.com/lessons/you-are-your-microbes-jessica-green-and-karen-guillemin</text:p>
            <text:p/>
            <text:p>From the microbes in our stomachs to the ones on our teeth, we are homes to millions of unique and diverse communities which help our bodies function. Jessica Green and Karen Guillemin emphasize the importance of understanding the many organisms that make up each and every organism.</text:p>
            <text:p/>
            <text:p>Lesson by Jessica Green and Karen Guillemin, animation by nenatv.</text:p>
          </table:table-cell>
          <table:table-cell office:value-type="string" calcext:value-type="string">
            <text:p>{body,bacteria,"Jessica Green","Karen Guillemin",nenatv}</text:p>
          </table:table-cell>
          <table:table-cell office:value-type="string" calcext:value-type="string">
            <text:p>00:03:46</text:p>
          </table:table-cell>
          <table:table-cell office:value-type="date" office:date-value="2018-07-28T04:44:01.999" calcext:value-type="date">
            <text:p>28/07/18 04:44</text:p>
          </table:table-cell>
          <table:table-cell office:value-type="float" office:value="1023389" calcext:value-type="float">
            <text:p>1023389</text:p>
          </table:table-cell>
          <table:table-cell office:value-type="float" office:value="16058" calcext:value-type="float">
            <text:p>16058</text:p>
          </table:table-cell>
          <table:table-cell/>
        </table:table-row>
        <table:table-row table:style-name="ro4">
          <table:table-cell office:value-type="string" calcext:value-type="string">
            <text:p>TED-Ed</text:p>
          </table:table-cell>
          <table:table-cell office:value-type="string" calcext:value-type="string">
            <text:p>HuFR5XBYLfU</text:p>
          </table:table-cell>
          <table:table-cell office:value-type="string" calcext:value-type="string">
            <text:p>UCsooa4yRKGN_zEE8iknghZA</text:p>
          </table:table-cell>
          <table:table-cell office:value-type="string" calcext:value-type="string">
            <text:p>https://www.youtube.com/watch?v=HuFR5XBYLfU</text:p>
          </table:table-cell>
          <table:table-cell office:value-type="date" office:date-value="2013-04-12T17:26:31" calcext:value-type="date">
            <text:p>12/04/13 17:26</text:p>
          </table:table-cell>
          <table:table-cell office:value-type="string" calcext:value-type="string">
            <text:p>How is power divided in the United States government? - Belinda Stutzman</text:p>
          </table:table-cell>
          <table:table-cell office:value-type="string" calcext:value-type="string">
            <text:p>View full lesson: http://ed.ted.com/lessons/how-is-power-divided-in-the-united-states-government-belinda-stutzman</text:p>
            <text:p/>
            <text:p>Article II of the United States Constitution allows for three separate branches of government (legislative, executive, and judicial), along with a system of checks and balances should any branch get too powerful. Belinda Stutzman breaks down each branch and its constitutionally-entitled powers.</text:p>
            <text:p/>
            <text:p>Lesson by Belinda Stutzman, animation by Johnny Chew.</text:p>
          </table:table-cell>
          <table:table-cell office:value-type="string" calcext:value-type="string">
            <text:p>{"\\branches of government\\",government,USA,America,"\\United",States,"History\\",civics,TED-Ed,"\\TED","Ed\\",TEDEducation,"\\Belinda","Stuzman\\","\\Johnny","Chew\\","\\checks",and,"balance\\"}</text:p>
          </table:table-cell>
          <table:table-cell office:value-type="string" calcext:value-type="string">
            <text:p>00:03:50</text:p>
          </table:table-cell>
          <table:table-cell office:value-type="date" office:date-value="2018-07-28T04:44:44.65" calcext:value-type="date">
            <text:p>28/07/18 04:44</text:p>
          </table:table-cell>
          <table:table-cell office:value-type="float" office:value="1022846" calcext:value-type="float">
            <text:p>1022846</text:p>
          </table:table-cell>
          <table:table-cell office:value-type="float" office:value="3336" calcext:value-type="float">
            <text:p>3336</text:p>
          </table:table-cell>
          <table:table-cell/>
        </table:table-row>
        <table:table-row table:style-name="ro28">
          <table:table-cell office:value-type="string" calcext:value-type="string">
            <text:p>Numberphile</text:p>
          </table:table-cell>
          <table:table-cell office:value-type="string" calcext:value-type="string">
            <text:p>WM1FFhaWj9w</text:p>
          </table:table-cell>
          <table:table-cell office:value-type="string" calcext:value-type="string">
            <text:p>UCoxcjq-8xIDTYp3uz647V5A</text:p>
          </table:table-cell>
          <table:table-cell office:value-type="string" calcext:value-type="string">
            <text:p>https://www.youtube.com/watch?v=WM1FFhaWj9w</text:p>
          </table:table-cell>
          <table:table-cell office:value-type="date" office:date-value="2013-03-19T10:11:54" calcext:value-type="date">
            <text:p>19/03/13 10:11</text:p>
          </table:table-cell>
          <table:table-cell office:value-type="string" calcext:value-type="string">
            <text:p>Problems with French Numbers - Numberphile</text:p>
          </table:table-cell>
          <table:table-cell office:value-type="string" calcext:value-type="string">
            <text:p>French numbers can pose problems for non-native speaker - especially when you move beyond 70. Also discussing problems with phone numbers and commas!</text:p>
            <text:p>More links &amp; stuff in full description below â†“â†“â†“</text:p>
            <text:p/>
            <text:p>Featuring Dr Paul Smith from the University of Nottingham.</text:p>
            <text:p/>
            <text:p>The French and marks out of 20: http://www.youtube.com/watch?v=QzrRkhU248A</text:p>
            <text:p/>
            <text:p>A little extra unlisted bit from this interview: http://www.youtube.com/watch?v=220MB1uHKMw</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french,france,numbers}</text:p>
          </table:table-cell>
          <table:table-cell office:value-type="string" calcext:value-type="string">
            <text:p>00:09:56</text:p>
          </table:table-cell>
          <table:table-cell office:value-type="date" office:date-value="2018-07-28T04:44:38.529" calcext:value-type="date">
            <text:p>28/07/18 04:44</text:p>
          </table:table-cell>
          <table:table-cell office:value-type="float" office:value="1022625" calcext:value-type="float">
            <text:p>1022625</text:p>
          </table:table-cell>
          <table:table-cell office:value-type="float" office:value="1735" calcext:value-type="float">
            <text:p>1735</text:p>
          </table:table-cell>
          <table:table-cell/>
        </table:table-row>
        <table:table-row table:style-name="ro16">
          <table:table-cell office:value-type="string" calcext:value-type="string">
            <text:p>patrickJMT</text:p>
          </table:table-cell>
          <table:table-cell office:value-type="string" calcext:value-type="string">
            <text:p>ry9cgNx1QV8</text:p>
          </table:table-cell>
          <table:table-cell office:value-type="string" calcext:value-type="string">
            <text:p>UCFe6jenM1Bc54qtBsIJGRZQ</text:p>
          </table:table-cell>
          <table:table-cell office:value-type="string" calcext:value-type="string">
            <text:p>https://www.youtube.com/watch?v=ry9cgNx1QV8</text:p>
          </table:table-cell>
          <table:table-cell office:value-type="date" office:date-value="2008-04-07T16:10:54" calcext:value-type="date">
            <text:p>07/04/08 16:10</text:p>
          </table:table-cell>
          <table:table-cell office:value-type="string" calcext:value-type="string">
            <text:p>â– LaGrange Multipliers - Finding Maximum or Minimum Values â–</text:p>
          </table:table-cell>
          <table:table-cell office:value-type="string" calcext:value-type="string">
            <text:p>Thanks to all of you who support me on Patreon. You da real mvps!   $1 per month helps!! :)  https://www.patreon.com/patrickjmt !! Please consider supporting me on Patreon! Be a Patron of Mathematics! https://www.patreon.com/patrickjmt?ty=h</text:p>
            <text:p>LaGrange Multipliers - Finding Maximum or Minimum Values using Lagrange Multipliers.  An outline of the general procedure along with a concrete example are shown.  For more free math videos, visit http://PatrickJMT.com</text:p>
          </table:table-cell>
          <table:table-cell office:value-type="string" calcext:value-type="string">
            <text:p>{math,calculus,lagrange,multiplier,multipliers,max,min,maximum,minimum,"high school",college,university,"online class","online university","online college",tutorial,free,"Lagrange Multiplier","Maxima And Minima","Mathematics (Field Of Study)"}</text:p>
          </table:table-cell>
          <table:table-cell office:value-type="string" calcext:value-type="string">
            <text:p>00:09:57</text:p>
          </table:table-cell>
          <table:table-cell office:value-type="date" office:date-value="2018-07-28T04:42:46.412" calcext:value-type="date">
            <text:p>28/07/18 04:42</text:p>
          </table:table-cell>
          <table:table-cell office:value-type="float" office:value="1021781" calcext:value-type="float">
            <text:p>1021781</text:p>
          </table:table-cell>
          <table:table-cell office:value-type="float" office:value="2857" calcext:value-type="float">
            <text:p>2857</text:p>
          </table:table-cell>
          <table:table-cell/>
        </table:table-row>
        <table:table-row table:style-name="ro16">
          <table:table-cell office:value-type="string" calcext:value-type="string">
            <text:p>Khan Academy</text:p>
          </table:table-cell>
          <table:table-cell office:value-type="string" calcext:value-type="string">
            <text:p>NXMgvrS8Gr8</text:p>
          </table:table-cell>
          <table:table-cell office:value-type="string" calcext:value-type="string">
            <text:p>UC4a-Gbdw7vOaccHmFo40b9g</text:p>
          </table:table-cell>
          <table:table-cell office:value-type="string" calcext:value-type="string">
            <text:p>https://www.youtube.com/watch?v=NXMgvrS8Gr8</text:p>
          </table:table-cell>
          <table:table-cell office:value-type="date" office:date-value="2010-01-23T20:34:30" calcext:value-type="date">
            <text:p>23/01/10 20:34</text:p>
          </table:table-cell>
          <table:table-cell office:value-type="string" calcext:value-type="string">
            <text:p>Electrostatics (part 1): Introduction to Charge and Coulomb's Law</text:p>
          </table:table-cell>
          <table:table-cell office:value-type="string" calcext:value-type="string">
            <text:p>Introduction to Charge and Coulomb's Law (video from May 2008 that I forgot to upload)</text:p>
            <text:p>More free lessons at: http://www.khanacademy.org/video?v=NXMgvrS8Gr8</text:p>
          </table:table-cell>
          <table:table-cell/>
          <table:table-cell office:value-type="string" calcext:value-type="string">
            <text:p>00:14:02</text:p>
          </table:table-cell>
          <table:table-cell office:value-type="date" office:date-value="2018-07-28T04:43:37.289" calcext:value-type="date">
            <text:p>28/07/18 04:43</text:p>
          </table:table-cell>
          <table:table-cell office:value-type="float" office:value="1021598" calcext:value-type="float">
            <text:p>1021598</text:p>
          </table:table-cell>
          <table:table-cell office:value-type="float" office:value="2015" calcext:value-type="float">
            <text:p>2015</text:p>
          </table:table-cell>
          <table:table-cell/>
        </table:table-row>
        <table:table-row table:style-name="ro28">
          <table:table-cell office:value-type="string" calcext:value-type="string">
            <text:p>Numberphile</text:p>
          </table:table-cell>
          <table:table-cell office:value-type="string" calcext:value-type="string">
            <text:p>1EGDCh75SpQ</text:p>
          </table:table-cell>
          <table:table-cell office:value-type="string" calcext:value-type="string">
            <text:p>UCoxcjq-8xIDTYp3uz647V5A</text:p>
          </table:table-cell>
          <table:table-cell office:value-type="string" calcext:value-type="string">
            <text:p>https://www.youtube.com/watch?v=1EGDCh75SpQ</text:p>
          </table:table-cell>
          <table:table-cell office:value-type="date" office:date-value="2012-06-03T11:58:36" calcext:value-type="date">
            <text:p>03/06/12 11:58</text:p>
          </table:table-cell>
          <table:table-cell office:value-type="string" calcext:value-type="string">
            <text:p>Do numbers EXIST? - Numberphile</text:p>
          </table:table-cell>
          <table:table-cell office:value-type="string" calcext:value-type="string">
            <text:p>An expert on the philosophy of mathematics, Dr Jonathan Tallant, outlines some of the key arguments about whether or not numbers ACTUALLY EXIST?</text:p>
            <text:p>More links &amp; stuff in full description below â†“â†“â†“</text:p>
            <text:p/>
            <text:p>Exploring platonism, nominalism and fictionalism.</text:p>
            <text:p/>
            <text:p>Jonathan works in the University of Nottingham's  Philosophy Department. Brady does more philosophy videos with Jonathan and the others at http://www.youtube.com/user/PhilosophyFile</text:p>
            <text:p/>
            <text:p>Jonathan talks about the philosophy of time in this one: http://www.youtube.com/watch?v=zw6hS_gy9MY</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maths,mathematics,philosophy,plato,philosopher,numbers,exist,real,imaginary,platonism,fictionalism,nominalism}</text:p>
          </table:table-cell>
          <table:table-cell office:value-type="string" calcext:value-type="string">
            <text:p>00:09:59</text:p>
          </table:table-cell>
          <table:table-cell office:value-type="date" office:date-value="2018-07-28T04:42:40.984" calcext:value-type="date">
            <text:p>28/07/18 04:42</text:p>
          </table:table-cell>
          <table:table-cell office:value-type="float" office:value="1020453" calcext:value-type="float">
            <text:p>1020453</text:p>
          </table:table-cell>
          <table:table-cell office:value-type="float" office:value="389" calcext:value-type="float">
            <text:p>389</text:p>
          </table:table-cell>
          <table:table-cell/>
        </table:table-row>
        <table:table-row table:style-name="ro68">
          <table:table-cell office:value-type="string" calcext:value-type="string">
            <text:p>MindYourDecisions</text:p>
          </table:table-cell>
          <table:table-cell office:value-type="string" calcext:value-type="string">
            <text:p>kN3AOMrnEUs</text:p>
          </table:table-cell>
          <table:table-cell office:value-type="string" calcext:value-type="string">
            <text:p>UCHnj59g7jezwTy5GeL8EA_g</text:p>
          </table:table-cell>
          <table:table-cell office:value-type="string" calcext:value-type="string">
            <text:p>https://www.youtube.com/watch?v=kN3AOMrnEUs</text:p>
          </table:table-cell>
          <table:table-cell office:value-type="date" office:date-value="2015-07-05T20:10:50" calcext:value-type="date">
            <text:p>05/07/15 20:10</text:p>
          </table:table-cell>
          <table:table-cell office:value-type="string" calcext:value-type="string">
            <text:p>Everyone Got This SAT Math Question Wrong</text:p>
          </table:table-cell>
          <table:table-cell office:value-type="string" calcext:value-type="string">
            <text:p>Problem: Circle A has 1/3 the radius of circle B, and circle A rolls one trip around circle B. How many times will circle A revolve in total?</text:p>
            <text:p/>
            <text:p>1982 SAT Question</text:p>
            <text:p>In the figure above, the radius of circle A is one third the radius of circle B. Starting from position shown in figure, circle A rolls around circle B. At the end of how many revolutions of circle A will the center of circle A first reach its starting point?</text:p>
            <text:p/>
            <text:p>(a) 3/2 </text:p>
            <text:p>(b) 3 </text:p>
            <text:p>(c) 6 </text:p>
            <text:p>(d) 9/2 </text:p>
            <text:p>(e) 9</text:p>
            <text:p/>
            <text:p>Blog post summary: http://mindyourdecisions.com/blog/2015/07/05/everyone-got-this-sat-math-question-wrong-can-you-solve-it-sunday-puzzle/#.VZmO9flVhBc</text:p>
            <text:p/>
            <text:p>Sources:</text:p>
            <text:p>http://www.donaldsauter.com/rolling-circles.htm</text:p>
            <text:p>http://www.nytimes.com/1982/05/25/us/error-found-in-sat-question.html</text:p>
            <text:p/>
            <text:p>Also see the Coin Rotation Paradox</text:p>
            <text:p>https://en.wikipedia.org/wiki/Coin_rotation_paradox</text:p>
            <text:p/>
            <text:p>Update: some people have made really cool interactive worksheets at Geogebra. You should check these out!</text:p>
            <text:p/>
            <text:p>Rolling Circles: http://tube.geogebra.org/m/787131</text:p>
            <text:p>Rolling coin paradox: http://tube.geogebra.org/m/112822</text:p>
            <text:p>A question about a rolling circle: http://tube.geogebra.org/m/107691</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only for big news, like a new book release):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4.6/5 stars on 3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4.3/5 stars on 4 reviews)</text:p>
            <text:p>http://amzn.to/1NKbyCs</text:p>
            <text:p/>
            <text:p>"Math Puzzles Volume 3" is the third in the series. (rated 3.8/5 stars on 5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SAT,"Mathematics (Field Of Study)","coin rotation","cricle rotation","coin rotation paradox",paradox,geometry,revolution,"brain teaser",riddle}</text:p>
          </table:table-cell>
          <table:table-cell office:value-type="string" calcext:value-type="string">
            <text:p>00:03:50</text:p>
          </table:table-cell>
          <table:table-cell office:value-type="date" office:date-value="2018-07-28T04:42:09.936" calcext:value-type="date">
            <text:p>28/07/18 04:42</text:p>
          </table:table-cell>
          <table:table-cell office:value-type="float" office:value="1019034" calcext:value-type="float">
            <text:p>1019034</text:p>
          </table:table-cell>
          <table:table-cell office:value-type="float" office:value="6258" calcext:value-type="float">
            <text:p>6258</text:p>
          </table:table-cell>
          <table:table-cell/>
        </table:table-row>
        <table:table-row table:style-name="ro6">
          <table:table-cell office:value-type="string" calcext:value-type="string">
            <text:p>Khan Academy</text:p>
          </table:table-cell>
          <table:table-cell office:value-type="string" calcext:value-type="string">
            <text:p>ZOYRb2sYrL0</text:p>
          </table:table-cell>
          <table:table-cell office:value-type="string" calcext:value-type="string">
            <text:p>UC4a-Gbdw7vOaccHmFo40b9g</text:p>
          </table:table-cell>
          <table:table-cell office:value-type="string" calcext:value-type="string">
            <text:p>https://www.youtube.com/watch?v=ZOYRb2sYrL0</text:p>
          </table:table-cell>
          <table:table-cell office:value-type="date" office:date-value="2012-02-09T21:59:22" calcext:value-type="date">
            <text:p>09/02/12 21:59</text:p>
          </table:table-cell>
          <table:table-cell office:value-type="string" calcext:value-type="string">
            <text:p>Abstract-ness | Introduction to algebra | Algebra I | Khan Academy</text:p>
          </table:table-cell>
          <table:table-cell office:value-type="string" calcext:value-type="string">
            <text:p>The general idea behind the word 'abstract'</text:p>
            <text:p/>
            <text:p>Watch the next lesson: https://www.khanacademy.org/math/algebra/introduction-to-algebra/overview_hist_alg/v/the-beauty-of-algebra?utm_source=YT&amp;utm_medium=Desc&amp;utm_campaign=AlgebraI</text:p>
            <text:p/>
            <text:p>Missed the previous lesson? </text:p>
            <text:p>https://www.khanacademy.org/math/algebra/introduction-to-algebra/overview_hist_alg/v/origins-of-algebra?utm_source=YT&amp;utm_medium=Desc&amp;utm_campaign=AlgebraI</text:p>
            <text:p/>
            <text:p>Algebra I on Khan Academy: Algebra is the language through which we describe patterns. Think of it as a shorthand, of sorts. As opposed to having to do something over and over again, algebra gives you a simple way to express that repetitive process. It's also seen as a "gatekeeper" subject. Once you achieve an understanding of algebra, the higher-level math subjects become accessible to you. Without it, it's impossible to move forward. It's used by people with lots of different jobs, like carpentry, engineering, and fashion design. In these tutorials, we'll cover a lot of ground. Some of the topics include linear equations, linear inequalities, linear functions, systems of equations, factoring expressions, quadratic expressions, exponents, functions, and ratio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channel:</text:p>
            <text:p>https://www.youtube.com/channel/UCYZrCV8PNENpJt36V0kd-4Q?sub_confirmation=1</text:p>
            <text:p>Subscribe to Khan Academy: https://www.youtube.com/subscription_center?add_user=khanacademy</text:p>
          </table:table-cell>
          <table:table-cell/>
          <table:table-cell office:value-type="string" calcext:value-type="string">
            <text:p>00:07:00</text:p>
          </table:table-cell>
          <table:table-cell office:value-type="date" office:date-value="2018-07-28T04:43:00.037" calcext:value-type="date">
            <text:p>28/07/18 04:43</text:p>
          </table:table-cell>
          <table:table-cell office:value-type="float" office:value="1018133" calcext:value-type="float">
            <text:p>1018133</text:p>
          </table:table-cell>
          <table:table-cell office:value-type="float" office:value="2654" calcext:value-type="float">
            <text:p>2654</text:p>
          </table:table-cell>
          <table:table-cell/>
        </table:table-row>
        <table:table-row table:style-name="ro7">
          <table:table-cell office:value-type="string" calcext:value-type="string">
            <text:p>Khan Academy</text:p>
          </table:table-cell>
          <table:table-cell office:value-type="string" calcext:value-type="string">
            <text:p>N21Wh4Jqftc</text:p>
          </table:table-cell>
          <table:table-cell office:value-type="string" calcext:value-type="string">
            <text:p>UC4a-Gbdw7vOaccHmFo40b9g</text:p>
          </table:table-cell>
          <table:table-cell office:value-type="string" calcext:value-type="string">
            <text:p>https://www.youtube.com/watch?v=N21Wh4Jqftc</text:p>
          </table:table-cell>
          <table:table-cell office:value-type="date" office:date-value="2015-08-11T00:55:14" calcext:value-type="date">
            <text:p>11/08/15 00:55</text:p>
          </table:table-cell>
          <table:table-cell office:value-type="string" calcext:value-type="string">
            <text:p>Example of subtracting fractions with unlike denominators | Fractions | Pre-Algebra | Khan Academy</text:p>
          </table:table-cell>
          <table:table-cell office:value-type="string" calcext:value-type="string">
            <text:p>If you conquered adding fractions with different denominators, then subtracting fractions will be a snap. Don't worry...we'll take it slow and explain every step.</text:p>
            <text:p/>
            <text:p>Practice this lesson yourself on KhanAcademy.org right now: https://www.khanacademy.org/math/pre-algebra/fractions-pre-alg/fractions-unlike-denom-pre-alg/e/subtracting_fractions?utm_source=YT&amp;utm_medium=Desc&amp;utm_campaign=PreAlgebra</text:p>
            <text:p/>
            <text:p>Watch the next lesson: https://www.khanacademy.org/math/pre-algebra/fractions-pre-alg/fractions-unlike-denom-pre-alg/v/adding-fractions-with-different-signs?utm_source=YT&amp;utm_medium=Desc&amp;utm_campaign=PreAlgebra</text:p>
            <text:p/>
            <text:p>Missed the previous lesson? </text:p>
            <text:p>https://www.khanacademy.org/math/pre-algebra/fractions-pre-alg/fractions-unlike-denom-pre-alg/v/adding-fractions-ex-1?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text:p>
          </table:table-cell>
          <table:table-cell/>
          <table:table-cell office:value-type="string" calcext:value-type="string">
            <text:p>00:04:24</text:p>
          </table:table-cell>
          <table:table-cell office:value-type="date" office:date-value="2018-07-28T04:43:37.245" calcext:value-type="date">
            <text:p>28/07/18 04:43</text:p>
          </table:table-cell>
          <table:table-cell office:value-type="float" office:value="1017887" calcext:value-type="float">
            <text:p>1017887</text:p>
          </table:table-cell>
          <table:table-cell office:value-type="float" office:value="297" calcext:value-type="float">
            <text:p>297</text:p>
          </table:table-cell>
          <table:table-cell/>
        </table:table-row>
        <table:table-row table:style-name="ro3">
          <table:table-cell office:value-type="string" calcext:value-type="string">
            <text:p>Vihart</text:p>
          </table:table-cell>
          <table:table-cell office:value-type="string" calcext:value-type="string">
            <text:p>F5RyVWI4Onk</text:p>
          </table:table-cell>
          <table:table-cell office:value-type="string" calcext:value-type="string">
            <text:p>UCOGeU-1Fig3rrDjhm9Zs_wg</text:p>
          </table:table-cell>
          <table:table-cell office:value-type="string" calcext:value-type="string">
            <text:p>https://www.youtube.com/watch?v=F5RyVWI4Onk</text:p>
          </table:table-cell>
          <table:table-cell office:value-type="date" office:date-value="2012-11-16T02:01:24" calcext:value-type="date">
            <text:p>16/11/12 02:01</text:p>
          </table:table-cell>
          <table:table-cell office:value-type="string" calcext:value-type="string">
            <text:p>Optimal Potatoes</text:p>
          </table:table-cell>
          <table:table-cell office:value-type="string" calcext:value-type="string">
            <text:p>With Thanksgiving just around the corner here in the US, it is important to know how to arrange mathed potatoes on your plate for maximum gravy. Also shown are bread spheres, butter prism, and gelatinous cranberry cylinder. </text:p>
            <text:p/>
            <text:p>Green Bean Matherole: http://youtu.be/XwIs1nlDQ2I</text:p>
            <text:p>Borromean Onion Rings: http://youtu.be/4tsjCND2ZfM</text:p>
            <text:p>Turduckenen-duckenen: http://youtu.be/pjrI91J6jOw</text:p>
            <text:p/>
            <text:p>My personal website, which you might like: http://vihart.com</text:p>
          </table:table-cell>
          <table:table-cell office:value-type="string" calcext:value-type="string">
            <text:p>{thanksgiving,"mashed potatoes",mathematics,math,geometry,area,cooking,banach-tarski,vihart,"vi hart",food,algorithms}</text:p>
          </table:table-cell>
          <table:table-cell office:value-type="string" calcext:value-type="string">
            <text:p>00:02:37</text:p>
          </table:table-cell>
          <table:table-cell office:value-type="date" office:date-value="2018-07-28T04:44:57.137" calcext:value-type="date">
            <text:p>28/07/18 04:44</text:p>
          </table:table-cell>
          <table:table-cell office:value-type="float" office:value="1017825" calcext:value-type="float">
            <text:p>1017825</text:p>
          </table:table-cell>
          <table:table-cell office:value-type="float" office:value="3150" calcext:value-type="float">
            <text:p>3150</text:p>
          </table:table-cell>
          <table:table-cell/>
        </table:table-row>
        <table:table-row table:style-name="ro7">
          <table:table-cell office:value-type="string" calcext:value-type="string">
            <text:p>Khan Academy</text:p>
          </table:table-cell>
          <table:table-cell office:value-type="string" calcext:value-type="string">
            <text:p>8JyPzTeA_8w</text:p>
          </table:table-cell>
          <table:table-cell office:value-type="string" calcext:value-type="string">
            <text:p>UC4a-Gbdw7vOaccHmFo40b9g</text:p>
          </table:table-cell>
          <table:table-cell office:value-type="string" calcext:value-type="string">
            <text:p>https://www.youtube.com/watch?v=8JyPzTeA_8w</text:p>
          </table:table-cell>
          <table:table-cell office:value-type="date" office:date-value="2010-08-06T21:50:49" calcext:value-type="date">
            <text:p>06/08/10 21:50</text:p>
          </table:table-cell>
          <table:table-cell office:value-type="string" calcext:value-type="string">
            <text:p>Mixed numbers: changing from an improper fraction | Fractions | Pre-Algebra | Khan Academy</text:p>
          </table:table-cell>
          <table:table-cell office:value-type="string" calcext:value-type="string">
            <text:p>Let's help our top-heavy improper fraction friend switch over into a mixed number!</text:p>
            <text:p/>
            <text:p>Practice this lesson yourself on KhanAcademy.org right now: https://www.khanacademy.org/math/pre-algebra/fractions-pre-alg/mixed-numbers-pre-alg/e/converting_mixed_numbers_and_improper_fractions?utm_source=YT&amp;utm_medium=Desc&amp;utm_campaign=PreAlgebra</text:p>
            <text:p/>
            <text:p>Watch the next lesson: https://www.khanacademy.org/math/pre-algebra/fractions-pre-alg/mixed-numbers-pre-alg/v/postive-improper-fractions-on-the-number-line?utm_source=YT&amp;utm_medium=Desc&amp;utm_campaign=PreAlgebra</text:p>
            <text:p/>
            <text:p>Missed the previous lesson? </text:p>
            <text:p>https://www.khanacademy.org/math/pre-algebra/fractions-pre-alg/mixed-numbers-pre-alg/v/changing-a-mixed-number-to-an-improper-fraction?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4:02</text:p>
          </table:table-cell>
          <table:table-cell office:value-type="date" office:date-value="2018-07-28T04:44:01.842" calcext:value-type="date">
            <text:p>28/07/18 04:44</text:p>
          </table:table-cell>
          <table:table-cell office:value-type="float" office:value="1016585" calcext:value-type="float">
            <text:p>1016585</text:p>
          </table:table-cell>
          <table:table-cell office:value-type="float" office:value="2875" calcext:value-type="float">
            <text:p>2875</text:p>
          </table:table-cell>
          <table:table-cell/>
        </table:table-row>
        <table:table-row table:style-name="ro16">
          <table:table-cell office:value-type="string" calcext:value-type="string">
            <text:p>patrickJMT</text:p>
          </table:table-cell>
          <table:table-cell office:value-type="string" calcext:value-type="string">
            <text:p>21LWuY8i6Hw</text:p>
          </table:table-cell>
          <table:table-cell office:value-type="string" calcext:value-type="string">
            <text:p>UCFe6jenM1Bc54qtBsIJGRZQ</text:p>
          </table:table-cell>
          <table:table-cell office:value-type="string" calcext:value-type="string">
            <text:p>https://www.youtube.com/watch?v=21LWuY8i6Hw</text:p>
          </table:table-cell>
          <table:table-cell office:value-type="date" office:date-value="2009-03-12T17:33:49" calcext:value-type="date">
            <text:p>12/03/09 17:33</text:p>
          </table:table-cell>
          <table:table-cell office:value-type="string" calcext:value-type="string">
            <text:p>Finding the Determinant of a 3 x 3 matrix</text:p>
          </table:table-cell>
          <table:table-cell office:value-type="string" calcext:value-type="string">
            <text:p>Thanks to all of you who support me on Patreon. You da real mvps!   $1 per month helps!! :)  https://www.patreon.com/patrickjmt !! Finding the Determinant of a 3 x 3 matrix. I show the basic formula and compute the determinant of a specific matrix.</text:p>
            <text:p>For more free math videos, visit http://PatrickJMT.com</text:p>
          </table:table-cell>
          <table:table-cell office:value-type="string" calcext:value-type="string">
            <text:p>{math,linear,algebra,3x3,matrix,determinant,GRE,row,column,formula,"online class","online math","online college","online university",calculus,"high school",university,"Linear Algebra (Field Of Study)"}</text:p>
          </table:table-cell>
          <table:table-cell office:value-type="string" calcext:value-type="string">
            <text:p>00:06:56</text:p>
          </table:table-cell>
          <table:table-cell office:value-type="date" office:date-value="2018-07-28T04:45:15.427" calcext:value-type="date">
            <text:p>28/07/18 04:45</text:p>
          </table:table-cell>
          <table:table-cell office:value-type="float" office:value="1015551" calcext:value-type="float">
            <text:p>1015551</text:p>
          </table:table-cell>
          <table:table-cell office:value-type="float" office:value="6869" calcext:value-type="float">
            <text:p>6869</text:p>
          </table:table-cell>
          <table:table-cell/>
        </table:table-row>
        <table:table-row table:style-name="ro1">
          <table:table-cell office:value-type="string" calcext:value-type="string">
            <text:p>Math Meeting</text:p>
          </table:table-cell>
          <table:table-cell office:value-type="string" calcext:value-type="string">
            <text:p>shpf9krdXQQ</text:p>
          </table:table-cell>
          <table:table-cell office:value-type="string" calcext:value-type="string">
            <text:p>UC5mq4Ywd0lPPQJnK_5gq-yA</text:p>
          </table:table-cell>
          <table:table-cell office:value-type="string" calcext:value-type="string">
            <text:p>https://www.youtube.com/watch?v=shpf9krdXQQ</text:p>
          </table:table-cell>
          <table:table-cell office:value-type="date" office:date-value="2012-05-11T19:50:45" calcext:value-type="date">
            <text:p>11/05/12 19:50</text:p>
          </table:table-cell>
          <table:table-cell office:value-type="string" calcext:value-type="string">
            <text:p>Mixed numbers to improper fractions</text:p>
          </table:table-cell>
          <table:table-cell office:value-type="string" calcext:value-type="string">
            <text:p>Mixed numbers to improper fractions, step by step, example. For all free math videos visit http://Mathmeeting.com.</text:p>
          </table:table-cell>
          <table:table-cell office:value-type="string" calcext:value-type="string">
            <text:p>{"mixed numbers","improper fractions",convert,MathMeeting}</text:p>
          </table:table-cell>
          <table:table-cell office:value-type="string" calcext:value-type="string">
            <text:p>00:02:02</text:p>
          </table:table-cell>
          <table:table-cell office:value-type="date" office:date-value="2018-07-28T04:42:34.57" calcext:value-type="date">
            <text:p>28/07/18 04:42</text:p>
          </table:table-cell>
          <table:table-cell office:value-type="float" office:value="1015468" calcext:value-type="float">
            <text:p>1015468</text:p>
          </table:table-cell>
          <table:table-cell office:value-type="float" office:value="6463" calcext:value-type="float">
            <text:p>6463</text:p>
          </table:table-cell>
          <table:table-cell/>
        </table:table-row>
        <table:table-row table:style-name="ro22">
          <table:table-cell office:value-type="string" calcext:value-type="string">
            <text:p>Vihart</text:p>
          </table:table-cell>
          <table:table-cell office:value-type="string" calcext:value-type="string">
            <text:p>WkmPDOq2WfA</text:p>
          </table:table-cell>
          <table:table-cell office:value-type="string" calcext:value-type="string">
            <text:p>UCOGeU-1Fig3rrDjhm9Zs_wg</text:p>
          </table:table-cell>
          <table:table-cell office:value-type="string" calcext:value-type="string">
            <text:p>https://www.youtube.com/watch?v=WkmPDOq2WfA</text:p>
          </table:table-cell>
          <table:table-cell office:value-type="date" office:date-value="2013-02-04T07:56:00" calcext:value-type="date">
            <text:p>04/02/13 07:56</text:p>
          </table:table-cell>
          <table:table-cell office:value-type="string" calcext:value-type="string">
            <text:p>Folding Space-Time</text:p>
          </table:table-cell>
          <table:table-cell office:value-type="string" calcext:value-type="string">
            <text:p>Music box, backwards Bach, orbifolds and wooden bowl.</text:p>
            <text:p/>
            <text:p>My personal website, which you might like: http://vihart.com</text:p>
          </table:table-cell>
          <table:table-cell office:value-type="string" calcext:value-type="string">
            <text:p>{"music box","music theory",mathematics,music,inversion,retrograde,symmetry,vihart,"vi hart",math,space-time,bach}</text:p>
          </table:table-cell>
          <table:table-cell office:value-type="string" calcext:value-type="string">
            <text:p>00:07:20</text:p>
          </table:table-cell>
          <table:table-cell office:value-type="date" office:date-value="2018-07-28T04:42:53.765" calcext:value-type="date">
            <text:p>28/07/18 04:42</text:p>
          </table:table-cell>
          <table:table-cell office:value-type="float" office:value="1014171" calcext:value-type="float">
            <text:p>1014171</text:p>
          </table:table-cell>
          <table:table-cell office:value-type="float" office:value="1674" calcext:value-type="float">
            <text:p>1674</text:p>
          </table:table-cell>
          <table:table-cell/>
        </table:table-row>
        <table:table-row table:style-name="ro6">
          <table:table-cell office:value-type="string" calcext:value-type="string">
            <text:p>Khan Academy</text:p>
          </table:table-cell>
          <table:table-cell office:value-type="string" calcext:value-type="string">
            <text:p>Kv2iHde7Xgw</text:p>
          </table:table-cell>
          <table:table-cell office:value-type="string" calcext:value-type="string">
            <text:p>UC4a-Gbdw7vOaccHmFo40b9g</text:p>
          </table:table-cell>
          <table:table-cell office:value-type="string" calcext:value-type="string">
            <text:p>https://www.youtube.com/watch?v=Kv2iHde7Xgw</text:p>
          </table:table-cell>
          <table:table-cell office:value-type="date" office:date-value="2011-11-09T18:20:51" calcext:value-type="date">
            <text:p>09/11/11 18:20</text:p>
          </table:table-cell>
          <table:table-cell office:value-type="string" calcext:value-type="string">
            <text:p>Solving logarithmic equations | Exponential and logarithmic functions | Algebra II | Khan Academy</text:p>
          </table:table-cell>
          <table:table-cell office:value-type="string" calcext:value-type="string">
            <text:p>Solving Logarithmic Equations</text:p>
            <text:p/>
            <text:p>Watch the next lesson: https://www.khanacademy.org/math/algebra2/exponential_and_logarithmic_func/continuous_compounding/v/introduction-to-interest?utm_source=YT&amp;utm_medium=Desc&amp;utm_campaign=AlgebraII</text:p>
            <text:p/>
            <text:p>Missed the previous lesson? </text:p>
            <text:p>https://www.khanacademy.org/math/algebra2/exponential_and_logarithmic_func/logarithmic-equations/v/solving-logarithmic-equations_dup_1?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04:13</text:p>
          </table:table-cell>
          <table:table-cell office:value-type="date" office:date-value="2018-07-28T04:40:56.399" calcext:value-type="date">
            <text:p>28/07/18 04:40</text:p>
          </table:table-cell>
          <table:table-cell office:value-type="float" office:value="1013868" calcext:value-type="float">
            <text:p>1013868</text:p>
          </table:table-cell>
          <table:table-cell office:value-type="float" office:value="3782" calcext:value-type="float">
            <text:p>3782</text:p>
          </table:table-cell>
          <table:table-cell/>
        </table:table-row>
        <table:table-row table:style-name="ro37">
          <table:table-cell office:value-type="string" calcext:value-type="string">
            <text:p>Vihart</text:p>
          </table:table-cell>
          <table:table-cell office:value-type="string" calcext:value-type="string">
            <text:p>Oc8sWN_jNF4</text:p>
          </table:table-cell>
          <table:table-cell office:value-type="string" calcext:value-type="string">
            <text:p>UCOGeU-1Fig3rrDjhm9Zs_wg</text:p>
          </table:table-cell>
          <table:table-cell office:value-type="string" calcext:value-type="string">
            <text:p>https://www.youtube.com/watch?v=Oc8sWN_jNF4</text:p>
          </table:table-cell>
          <table:table-cell office:value-type="date" office:date-value="2013-10-23T05:05:30" calcext:value-type="date">
            <text:p>23/10/13 05:05</text:p>
          </table:table-cell>
          <table:table-cell office:value-type="string" calcext:value-type="string">
            <text:p>Doodling in Math Class: Dragon Scales</text:p>
          </table:table-cell>
          <table:table-cell office:value-type="string" calcext:value-type="string">
            <text:p>Finally, no more logarithms! </text:p>
            <text:p/>
            <text:p>Day 1: http://www.youtube.com/watch?v=EdyociU35u8</text:p>
            <text:p>Day 2: http://youtu.be/dsvLLKQCxeA</text:p>
            <text:p/>
            <text:p>This video is CC BY-NC-SA. You can download it via torrent here: magnet:?xt=urn:btih:195EC5FACFB9C1F9DC05DF4816D9D211EB483FF2&amp;dn=Doodling_Dragon_Scales_ViHart.mp4&amp;tr=udp%3a%2f%2ftracker.openbittorrent.com%3a80%2fannounce&amp;tr=udp%3a%2f%2ftracker.publicbt.com%3a80%2fannounce&amp;tr=udp%3a%2f%2ftracker.ccc.de%3a80%2fannounce</text:p>
            <text:p/>
            <text:p>(you'll have to copy and paste the link, and if you use Chrome make sure to choose the drop-down page option, because its default action is to websearch the link rather than go to the link; also, you'll need a bittorrent client if you don't have one already)</text:p>
            <text:p/>
            <text:p>My personal website, which you might like: http://vihart.com</text:p>
          </table:table-cell>
          <table:table-cell office:value-type="string" calcext:value-type="string">
            <text:p>{doodling,dragons,mathematics,"dragon curve",fractals,logarithms,doodle,"math class",sierpinski,"koch curve",dimensions,scale}</text:p>
          </table:table-cell>
          <table:table-cell office:value-type="string" calcext:value-type="string">
            <text:p>00:08:03</text:p>
          </table:table-cell>
          <table:table-cell office:value-type="date" office:date-value="2018-07-28T04:43:18.119" calcext:value-type="date">
            <text:p>28/07/18 04:43</text:p>
          </table:table-cell>
          <table:table-cell office:value-type="float" office:value="1010457" calcext:value-type="float">
            <text:p>1010457</text:p>
          </table:table-cell>
          <table:table-cell office:value-type="float" office:value="1835" calcext:value-type="float">
            <text:p>1835</text:p>
          </table:table-cell>
          <table:table-cell/>
        </table:table-row>
        <table:table-row table:style-name="ro22">
          <table:table-cell office:value-type="string" calcext:value-type="string">
            <text:p>Khan Academy</text:p>
          </table:table-cell>
          <table:table-cell office:value-type="string" calcext:value-type="string">
            <text:p>aKhhYguY0DQ</text:p>
          </table:table-cell>
          <table:table-cell office:value-type="string" calcext:value-type="string">
            <text:p>UC4a-Gbdw7vOaccHmFo40b9g</text:p>
          </table:table-cell>
          <table:table-cell office:value-type="string" calcext:value-type="string">
            <text:p>https://www.youtube.com/watch?v=aKhhYguY0DQ</text:p>
          </table:table-cell>
          <table:table-cell office:value-type="date" office:date-value="2008-06-08T02:20:10" calcext:value-type="date">
            <text:p>08/06/08 02:20</text:p>
          </table:table-cell>
          <table:table-cell office:value-type="string" calcext:value-type="string">
            <text:p>Matrix multiplication (part 1)</text:p>
          </table:table-cell>
          <table:table-cell office:value-type="string" calcext:value-type="string">
            <text:p>Multiplying two 2x2 matrices.</text:p>
            <text:p/>
            <text:p>Practice this yourself on Khan Academy right now: https://www.khanacademy.org/e/multiplying_a_matrix_by_a_matrix?utm_source=YTdescription&amp;utm_medium=YTdescription&amp;utm_campaign=YTdescription</text:p>
          </table:table-cell>
          <table:table-cell/>
          <table:table-cell office:value-type="string" calcext:value-type="string">
            <text:p>00:13:41</text:p>
          </table:table-cell>
          <table:table-cell office:value-type="date" office:date-value="2018-07-28T04:41:20.547" calcext:value-type="date">
            <text:p>28/07/18 04:41</text:p>
          </table:table-cell>
          <table:table-cell office:value-type="float" office:value="1010046" calcext:value-type="float">
            <text:p>1010046</text:p>
          </table:table-cell>
          <table:table-cell office:value-type="float" office:value="2881" calcext:value-type="float">
            <text:p>2881</text:p>
          </table:table-cell>
          <table:table-cell/>
        </table:table-row>
        <table:table-row table:style-name="ro4">
          <table:table-cell office:value-type="string" calcext:value-type="string">
            <text:p>TED-Ed</text:p>
          </table:table-cell>
          <table:table-cell office:value-type="string" calcext:value-type="string">
            <text:p>PBn7iWzrKoI</text:p>
          </table:table-cell>
          <table:table-cell office:value-type="string" calcext:value-type="string">
            <text:p>UCsooa4yRKGN_zEE8iknghZA</text:p>
          </table:table-cell>
          <table:table-cell office:value-type="string" calcext:value-type="string">
            <text:p>https://www.youtube.com/watch?v=PBn7iWzrKoI</text:p>
          </table:table-cell>
          <table:table-cell office:value-type="date" office:date-value="2016-10-27T14:59:29" calcext:value-type="date">
            <text:p>27/10/16 14:59</text:p>
          </table:table-cell>
          <table:table-cell office:value-type="string" calcext:value-type="string">
            <text:p>What caused the French Revolution? - Tom Mullaney</text:p>
          </table:table-cell>
          <table:table-cell office:value-type="string" calcext:value-type="string">
            <text:p>View full lesson: http://ed.ted.com/lessons/what-caused-the-french-revolution-tom-mullaney</text:p>
            <text:p/>
            <text:p>What rights do people have, and where do they come from? Who gets to make decisions for others, and on what authority? And how can we organize society to meet peopleâ€™s needs? Tom Mullaney shows how these questions challenged an entire nation during the upheaval of the French Revolution. </text:p>
            <text:p/>
            <text:p>Lesson by Tom Mullaney, animation by Sashko Danylenko.</text:p>
          </table:table-cell>
          <table:table-cell office:value-type="string" calcext:value-type="string">
            <text:p>{"Tom Mullaney","Sashko Danylenko","French revolution","bastille day","marie antoinette","estats general","what started the french revolution","american revolution","louis xvi",napolean,guillotine,robespierre,"liberte egalite fraternite","french flag","why did the french revolution happen","government rise and fall","teded french revolution",TED,TED-Ed,teded,"Ted Education"}</text:p>
          </table:table-cell>
          <table:table-cell office:value-type="string" calcext:value-type="string">
            <text:p>00:05:39</text:p>
          </table:table-cell>
          <table:table-cell office:value-type="date" office:date-value="2018-07-28T04:41:50.792" calcext:value-type="date">
            <text:p>28/07/18 04:41</text:p>
          </table:table-cell>
          <table:table-cell office:value-type="float" office:value="1009772" calcext:value-type="float">
            <text:p>1009772</text:p>
          </table:table-cell>
          <table:table-cell office:value-type="float" office:value="18855" calcext:value-type="float">
            <text:p>18855</text:p>
          </table:table-cell>
          <table:table-cell/>
        </table:table-row>
        <table:table-row table:style-name="ro5">
          <table:table-cell office:value-type="string" calcext:value-type="string">
            <text:p>mathbff</text:p>
          </table:table-cell>
          <table:table-cell office:value-type="string" calcext:value-type="string">
            <text:p>kk2HilVYAPE</text:p>
          </table:table-cell>
          <table:table-cell office:value-type="string" calcext:value-type="string">
            <text:p>UCy5ev9EE-u5Iwbt2NHrcayw</text:p>
          </table:table-cell>
          <table:table-cell office:value-type="string" calcext:value-type="string">
            <text:p>https://www.youtube.com/watch?v=kk2HilVYAPE</text:p>
          </table:table-cell>
          <table:table-cell office:value-type="date" office:date-value="2014-09-04T04:59:25" calcext:value-type="date">
            <text:p>04/09/14 04:59</text:p>
          </table:table-cell>
          <table:table-cell office:value-type="string" calcext:value-type="string">
            <text:p>â¤ï¸ŽÂ² How to Do Implicit Differentiation (mathbff)</text:p>
          </table:table-cell>
          <table:table-cell office:value-type="string" calcext:value-type="string">
            <text:p>Nancy is on a new channel, NancyPi! New videos with Nancy will be at: https://youtube.com/NancyPi Follow: http://instagram.com/mathbff http://facebook.com/mathbff http://twitter.com/mathbff</text:p>
            <text:p/>
            <text:p>How do you do implicit differentiation to find dy/dx (Calculus)? To skip ahead: 1) For a BASIC example using the POWER RULE, skip to time 3:57. 2) For an example that uses a TRIG FUNCTION and the PRODUCT RULE, skip to time 7:20.</text:p>
            <text:p/>
            <text:p>What is implicit differentiation? Up until now, most functions you've had to differentiate have probably been written EXPLICITLY as a function of x, such as y = x^2. However, if a function y is written IMPLICITLY as a function of x, such as x^2 + y^2 = 9, you will need to use implicit differentiation to find the derivative dy/dx. The only difference is that any time you take the derivative of y, you must also multiply by dy/dx. The reason is that y is dependent on x. You can think of y as containing some x expression inside it, so</text:p>
            <text:p>implicit differentiation is basically a special instance of the chain rule in which you must take the outside derivative but also multiply by the inside derivative, which is dy/dx in this case.</text:p>
            <text:p/>
            <text:p>Here are the steps to doing implicit differentiation to find DY/DX:</text:p>
            <text:p/>
            <text:p>1) TAKE THE DERIVATIVE OF BOTH SIDES, MULTIPLYING BY DY/DX every time you take the derivative of a Y: The first step is to take the derivative of both sides of the equation, with respect to x, but to attach a dy/dx if you ever take the derivative of y. For instance, to implicitly differentiate the equation x^2 + y^2 = 9, take the derivative of both sides with respect to x. On the left, the derivative of the x^2 term is just 2x. To differentiate the y^2 term, in this case first use the power rule to get 2y, and THEN, because y is dependent on x, you must multiply the term by dy/dx so that you have y^2 times dy/dx. Don't forget to differentiate the right side of the original equation as well, which was the constant 9, so the derivative is just 0. Your new, differentiated equation is then 2x plus y^2 dy/dx = 0.</text:p>
            <text:p/>
            <text:p>2) GET DY/DX ALONE ON ONE SIDE: The third step is to solve for dy/dx, or in other words, to get dy/dx alone on one side of the equation. Next, DISTRIBUTE AND EXPAND BOTH SIDES if necessary distributing or opening up any terms that have parentheses. Then, if dy/dx appears in more than one term, get those terms together on one side and use the SIMPLIFICATION TRICK OF FACTORING out dy/dx from those terms so that it then appears only once on that side. Finally, DIVIDE OUT any factor that is currently multiplied by the dy/dx so that you are left with dy/dx alone on one side and an equation that looks like dy/dx = some other expression.</text:p>
            <text:p/>
            <text:p>NOTE: Only multiply by dy/dx if you are taking the derivative of y. In more challenging examples like the second example in this video, you do not need to attach a dy/dx if you are just multiplying by y. For instance, when differentiating a term like xy, using the product rule gives you x times dy/dx plus y. Notice that in the second term from the product rule, it was not necessary to attach a dy/dx to the y, since you were not taking the derivative of y in that term.</text:p>
          </table:table-cell>
          <table:table-cell office:value-type="string" calcext:value-type="string">
            <text:p>{"implicit differentiation","implicit function",differentiation,derivative,calculus,dy/dx,slope,"chain rule","product rule","power rule","tangent line",trig,equation,function,"derivative of y","multiply by dy/dx","first derivative",simplify,simplification,how-to,help,rules,explanation,example,find,solve,solution,"how do you",steps,"all cases",jmt,shortcut,trick,khan,math,mathematics,easy,test,tutor,problem,tips,"explicit differentiation",distribute,expand,factor,divide,expression}</text:p>
          </table:table-cell>
          <table:table-cell office:value-type="string" calcext:value-type="string">
            <text:p>00:14:17</text:p>
          </table:table-cell>
          <table:table-cell office:value-type="date" office:date-value="2018-07-28T04:43:50.108" calcext:value-type="date">
            <text:p>28/07/18 04:43</text:p>
          </table:table-cell>
          <table:table-cell office:value-type="float" office:value="1009225" calcext:value-type="float">
            <text:p>1009225</text:p>
          </table:table-cell>
          <table:table-cell office:value-type="float" office:value="4109" calcext:value-type="float">
            <text:p>4109</text:p>
          </table:table-cell>
          <table:table-cell/>
        </table:table-row>
        <table:table-row table:style-name="ro30">
          <table:table-cell office:value-type="string" calcext:value-type="string">
            <text:p>Khan Academy</text:p>
          </table:table-cell>
          <table:table-cell office:value-type="string" calcext:value-type="string">
            <text:p>uIojjqSm0m4</text:p>
          </table:table-cell>
          <table:table-cell office:value-type="string" calcext:value-type="string">
            <text:p>UC4a-Gbdw7vOaccHmFo40b9g</text:p>
          </table:table-cell>
          <table:table-cell office:value-type="string" calcext:value-type="string">
            <text:p>https://www.youtube.com/watch?v=uIojjqSm0m4</text:p>
          </table:table-cell>
          <table:table-cell office:value-type="date" office:date-value="2015-07-28T17:51:15" calcext:value-type="date">
            <text:p>28/07/15 17:51</text:p>
          </table:table-cell>
          <table:table-cell office:value-type="string" calcext:value-type="string">
            <text:p>Introduction to physics | One-dimensional motion | Physics | Khan Academy</text:p>
          </table:table-cell>
          <table:table-cell office:value-type="string" calcext:value-type="string">
            <text:p>An overview video of what physics is about as we delve deeper in future videos!</text:p>
            <text:p/>
            <text:p>Watch the next lesson: https://www.khanacademy.org/science/physics/one-dimensional-motion/displacement-velocity-time/v/introduction-to-vectors-and-scalars?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office:value-type="string" calcext:value-type="string">
            <text:p>{education,"online learning",learning,lessons,physics,newton,planck,einstein}</text:p>
          </table:table-cell>
          <table:table-cell office:value-type="string" calcext:value-type="string">
            <text:p>00:09:30</text:p>
          </table:table-cell>
          <table:table-cell office:value-type="date" office:date-value="2018-07-28T04:42:46.633" calcext:value-type="date">
            <text:p>28/07/18 04:42</text:p>
          </table:table-cell>
          <table:table-cell office:value-type="float" office:value="1008542" calcext:value-type="float">
            <text:p>1008542</text:p>
          </table:table-cell>
          <table:table-cell office:value-type="float" office:value="4614" calcext:value-type="float">
            <text:p>4614</text:p>
          </table:table-cell>
          <table:table-cell/>
        </table:table-row>
        <table:table-row table:style-name="ro15">
          <table:table-cell office:value-type="string" calcext:value-type="string">
            <text:p>standupmaths</text:p>
          </table:table-cell>
          <table:table-cell office:value-type="string" calcext:value-type="string">
            <text:p>OpLU__bhu2w</text:p>
          </table:table-cell>
          <table:table-cell office:value-type="string" calcext:value-type="string">
            <text:p>UCSju5G2aFaWMqn-_0YBtq5A</text:p>
          </table:table-cell>
          <table:table-cell office:value-type="string" calcext:value-type="string">
            <text:p>https://www.youtube.com/watch?v=OpLU__bhu2w</text:p>
          </table:table-cell>
          <table:table-cell office:value-type="date" office:date-value="2014-04-04T09:56:30" calcext:value-type="date">
            <text:p>04/04/14 09:56</text:p>
          </table:table-cell>
          <table:table-cell office:value-type="string" calcext:value-type="string">
            <text:p>The 10,000 Domino Computer</text:p>
          </table:table-cell>
          <table:table-cell office:value-type="string" calcext:value-type="string">
            <text:p>Matt Parker and a team of Domino Computer Builders balanced over 10,000 dominoes in a carefully designed circuit. The result was a Domino Computer capable of automatically adding numbers. It can take any two four-digit binary numbers and return the five-digit binary sum.</text:p>
            <text:p/>
            <text:p>It's a computer, made of dominoes.</text:p>
            <text:p/>
            <text:p>Watch the Numberphile where Matt explains more of the maths: http://youtu.be/lNuPy-r1GuQ</text:p>
            <text:p>As well as the secret Numberphile bonus interview: http://youtu.be/rEw2hE8ZRlY</text:p>
            <text:p/>
            <text:p>There are free worksheets and teaching resources about binary numbers and logic gates here:</text:p>
            <text:p>http://think-maths.co.uk/downloads/domino-computer-worksheets  </text:p>
            <text:p/>
            <text:p>Computer design:</text:p>
            <text:p>Matt Parker, Katie Steckles, Paul Taylor, Andrew Taylor, SiÃ¢n Fryer</text:p>
            <text:p/>
            <text:p>Builders:</text:p>
            <text:p>Ben Curtis, Becky Smedley, Mike Bell, Blair Lavelle, Andrew Pontzen, Jonathan Sanderson, Elin Roberts, Chris Roberts, Ben Ashforth, Gillian Kiernan, David Julyan</text:p>
            <text:p/>
            <text:p>Thanks to Marieke Navin, Natalie Ireland, Nicola Frost and everyone at the Museum of Science and Industry who made this possible. http://www.mosi.org.uk/</text:p>
            <text:p/>
            <text:p>Huge thanks to Jonathan Sanderson at StoryCog for making the video. http://storycog.com/</text:p>
          </table:table-cell>
          <table:table-cell office:value-type="string" calcext:value-type="string">
            <text:p>{"maths math mathematics computing computers binary numbers circuits logic gates"}</text:p>
          </table:table-cell>
          <table:table-cell office:value-type="string" calcext:value-type="string">
            <text:p>00:22:27</text:p>
          </table:table-cell>
          <table:table-cell office:value-type="date" office:date-value="2018-07-28T04:41:20.438" calcext:value-type="date">
            <text:p>28/07/18 04:41</text:p>
          </table:table-cell>
          <table:table-cell office:value-type="float" office:value="1008289" calcext:value-type="float">
            <text:p>1008289</text:p>
          </table:table-cell>
          <table:table-cell office:value-type="float" office:value="2292" calcext:value-type="float">
            <text:p>2292</text:p>
          </table:table-cell>
          <table:table-cell/>
        </table:table-row>
        <table:table-row table:style-name="ro6">
          <table:table-cell office:value-type="string" calcext:value-type="string">
            <text:p>mathbff</text:p>
          </table:table-cell>
          <table:table-cell office:value-type="string" calcext:value-type="string">
            <text:p>49FfXVOIalE</text:p>
          </table:table-cell>
          <table:table-cell office:value-type="string" calcext:value-type="string">
            <text:p>UCy5ev9EE-u5Iwbt2NHrcayw</text:p>
          </table:table-cell>
          <table:table-cell office:value-type="string" calcext:value-type="string">
            <text:p>https://www.youtube.com/watch?v=49FfXVOIalE</text:p>
          </table:table-cell>
          <table:table-cell office:value-type="date" office:date-value="2016-05-01T18:11:04" calcext:value-type="date">
            <text:p>01/05/16 18:11</text:p>
          </table:table-cell>
          <table:table-cell office:value-type="string" calcext:value-type="string">
            <text:p>â¤ï¸ŽÂ² Basic Integration... How? (mathbff)</text:p>
          </table:table-cell>
          <table:table-cell office:value-type="string" calcext:value-type="string">
            <text:p>Nancy is on a new channel, NancyPi! New videos with Nancy will be at: https://youtube.com/NancyPi Follow: http://instagram.com/mathbff http://facebook.com/mathbff http://twitter.com/mathbff</text:p>
            <text:p/>
            <text:p>How do you find antiderivatives, or indefinite integrals, using basic integration rules? To skip ahead: 1) For how to integrate a polynomial with the POWER RULE, skip to 1:35. 2) For how to integrate NEGATIVE POWERS of x, FRACTIONAL POWERS of x, and RADICALS/ROOTS, skip to 6:12. 3) For how to integrate x^(-1), or 1/x, with the LOG RULE, skip to 7:23. 4) For examples where you use more algebra to rewrite before integrating, to SEPARATE the numerator of a FRACTION, or EXPAND a PRODUCT in order to use the Power Rule, skip to 10:00. 5) For basic TRIG and EXPONENTIAL examples that use rules from the Table of Integrals, as well as trig identities, skip to 11:36.</text:p>
            <text:p/>
            <text:p>For how to integrate using U-SUBSTITUTION, jump to: https://youtu.be/kTXnhwQKuvU</text:p>
            <text:p>For how to do INTEGRATION BY PARTS, jump to: https://youtu.be/pqKs3zcqJwU</text:p>
            <text:p/>
            <text:p>1) POWER RULE: If you're integrating a polynomial, or just a power of x, you can use the Power Rule on each x-term in the polynomial. The Power Rule says that for a term that's just a power of x, such as x^3, you can integrate by raising the power by 1 AND dividing by that number (the new number you got by increasing the power by 1). For example, the integral of x^3 would be (x^4)/4. If there was a constant multiplied in front of the x-power, you can keep the constant and integrate the rest of the term (Constant Multiple Rule). For example, the integral of 6x^2 would be 6 times (x^3)/3, which simplifies to 2x^3. You can repeat these steps to integrate every term in the polynomial and string them together for the full integral. You can also keep the addition and subtraction between the terms (because of the Sum and Difference Rules). NOTE: The anti-derivative of a constant (just a number) is always that number times x (the Constant Rule), so the integral of 1 is 1*x, or x. At the end, it's very important to remember to add a constant of integration, to include a "+ c" at the end of your answer, when it is an indefinite integral (integral with no limits). ANOTHER NOTE: The Power Rule only works when the power is not -1.</text:p>
            <text:p/>
            <text:p>2) NEGATIVE &amp; FRACTIONAL POWERS, and RADICALS: For negative powers, you can still use the Power Rule, as long as the power is not -1. For fractional powers, you can also use the Power Rule. When you increase a fractional power by 1, you will have to simplify the power (before integrating) by getting a common denominator. For roots, like the square root of x, it's best to rewrite the radical as a fractional power, and then use the Power Rule.</text:p>
            <text:p/>
            <text:p>3) IF THE X POWER IS -1 in the integrand, either written as x^(-1) or 1/x, you have to use a special rule, the LOG RULE, that you can find on a Table of Integrals. It says that the anti-derivative of x^(-1), or (1/x) is the natural log of the absolute value of x, plus c.</text:p>
            <text:p/>
            <text:p>4) MORE ALGEBRA: Sometimes you may need to do a bit more algebra before integrating, so that the integrand is in a form that fits a basic integration rule, like the Power Rule. If you're integrating a rational expression, you can sometimes separate the numerator, or break the fraction into separate fractions, simplify each term, and then integrate with the Power Rule. If you have a product of x expressions, you can multiply it out, or distribute the factors so that you have just a polynomial (and can use the Power Rule).</text:p>
            <text:p/>
            <text:p>5) TRIG &amp; EXPONENTIAL: You can find a lot of trigonometric (and exponential) integral rules in the Table of Integrals. If you don't see it in the table, you may need to use a trig identity first, to rewrite the integrand into a form that you can integrate.</text:p>
          </table:table-cell>
          <table:table-cell office:value-type="string" calcext:value-type="string">
            <text:p>{integrate,integration,integral,calculus,antiderivative,"basic integration",rules,"integration rules","power rule","indefinite integral",trig,sin,cos,trigonometric,indentities,radicals,root,exponential,differential,dx,derivative,differentiate,khan,patrickjmt,"log rule","natural log","fractional power","rational power","constant rule","constant multiple rule","sum and difference","table of integrals",formula,polynomial,algebra,how-to,"how to","how do you",introduction,intro,function,find,problem}</text:p>
          </table:table-cell>
          <table:table-cell office:value-type="string" calcext:value-type="string">
            <text:p>00:15:37</text:p>
          </table:table-cell>
          <table:table-cell office:value-type="date" office:date-value="2018-07-28T04:44:38.316" calcext:value-type="date">
            <text:p>28/07/18 04:44</text:p>
          </table:table-cell>
          <table:table-cell office:value-type="float" office:value="1008155" calcext:value-type="float">
            <text:p>1008155</text:p>
          </table:table-cell>
          <table:table-cell office:value-type="float" office:value="8381" calcext:value-type="float">
            <text:p>8381</text:p>
          </table:table-cell>
          <table:table-cell/>
        </table:table-row>
        <table:table-row table:style-name="ro16">
          <table:table-cell office:value-type="string" calcext:value-type="string">
            <text:p>Khan Academy</text:p>
          </table:table-cell>
          <table:table-cell office:value-type="string" calcext:value-type="string">
            <text:p>slm6D2VEXYs</text:p>
          </table:table-cell>
          <table:table-cell office:value-type="string" calcext:value-type="string">
            <text:p>UC4a-Gbdw7vOaccHmFo40b9g</text:p>
          </table:table-cell>
          <table:table-cell office:value-type="string" calcext:value-type="string">
            <text:p>https://www.youtube.com/watch?v=slm6D2VEXYs</text:p>
          </table:table-cell>
          <table:table-cell office:value-type="date" office:date-value="2010-02-02T20:29:29" calcext:value-type="date">
            <text:p>02/02/10 20:29</text:p>
          </table:table-cell>
          <table:table-cell office:value-type="string" calcext:value-type="string">
            <text:p>Photosynthesis: <text:s/>Calvin Cycle</text:p>
          </table:table-cell>
          <table:table-cell office:value-type="string" calcext:value-type="string">
            <text:p>The Calvin Cycle or the light-independent (dark) reactions of photosythesis</text:p>
            <text:p>More free lessons at: http://www.khanacademy.org/video?v=slm6D2VEXYs</text:p>
          </table:table-cell>
          <table:table-cell/>
          <table:table-cell office:value-type="string" calcext:value-type="string">
            <text:p>00:13:28</text:p>
          </table:table-cell>
          <table:table-cell office:value-type="date" office:date-value="2018-07-28T04:44:44.502" calcext:value-type="date">
            <text:p>28/07/18 04:44</text:p>
          </table:table-cell>
          <table:table-cell office:value-type="float" office:value="1008092" calcext:value-type="float">
            <text:p>1008092</text:p>
          </table:table-cell>
          <table:table-cell office:value-type="float" office:value="2052" calcext:value-type="float">
            <text:p>2052</text:p>
          </table:table-cell>
          <table:table-cell/>
        </table:table-row>
        <table:table-row table:style-name="ro9">
          <table:table-cell office:value-type="string" calcext:value-type="string">
            <text:p>TED-Ed</text:p>
          </table:table-cell>
          <table:table-cell office:value-type="string" calcext:value-type="string">
            <text:p>6BALmDghybk</text:p>
          </table:table-cell>
          <table:table-cell office:value-type="string" calcext:value-type="string">
            <text:p>UCsooa4yRKGN_zEE8iknghZA</text:p>
          </table:table-cell>
          <table:table-cell office:value-type="string" calcext:value-type="string">
            <text:p>https://www.youtube.com/watch?v=6BALmDghybk</text:p>
          </table:table-cell>
          <table:table-cell office:value-type="date" office:date-value="2018-04-02T15:03:59" calcext:value-type="date">
            <text:p>02/04/18 15:03</text:p>
          </table:table-cell>
          <table:table-cell office:value-type="string" calcext:value-type="string">
            <text:p>The most successful pirate of all time - Dian Murray</text:p>
          </table:table-cell>
          <table:table-cell office:value-type="string" calcext:value-type="string">
            <text:p>Check out our Patreon page: https://www.patreon.com/teded</text:p>
            <text:p/>
            <text:p>View full lesson: https://ed.ted.com/lessons/the-most-successful-pirate-of-all-time-dian-murray</text:p>
            <text:p/>
            <text:p>At the height of their power, infamous Caribbean pirates like Blackbeard and Henry Morgan commanded as many as ten ships and several hundred men. But their stories pale next to the most successful pirate of all time, who commanded 1,800 vessels, made enemies of several empires, and still lived to old age. Dian Murray details the life of the fearsome Madame Zheng.</text:p>
            <text:p/>
            <text:p>Lesson by Dian Murray, animation by Steff Lee.</text:p>
            <text:p/>
            <text:p>Thank you so much to our patrons for your support! Without you this video would not be possible! Jordan Tang, Christopher Jimenez, Juan , Tracey Tobkin, Sid , emily lam, Elliot Poulin, Noel Situ, Oyuntsengel Tseyen-Oidov, Latora Slydell, Sydney Evans, Victor E Karhel, Bernardo Paulo, Eysteinn GuÃ°nason, Andrea Feliz, Natalia Rico, Josh Engel, BÃ¡rbara NazarÃ©, Gustavo Mendoza, Zhexi Shan, Hugo Legorreta, PnDAA , Marcel Trompeter-Petrovic, Sandra Tersluisen, Ellen Spertus, Fabian Amels, Mattia Veltri, Quentin Le Menez, Yuh Saito, Joris Debonnet, Martin LÃµhmus, Ded Rabit, Heather Slater, Dr Luca Carpinelli, Janie Jackson, Christophe Dessalles, Arturo De Leon, Eduardo BriceÃ±o, Bill Feaver, Ricardo Paredes, Jonathan Reshef, David Douglass, Grant Albert, Paul Coupe, Jen , Megan Whiteleather, Adil Abdulla, Steven LaVoy, Ryohky Araya, vivian james, Tan YH, and Brittiny Elman.</text:p>
          </table:table-cell>
          <table:table-cell office:value-type="string" calcext:value-type="string">
            <text:p>{TEDEd,TED-Ed,"TED Ed","TED Education","Dian Murray","Steff Lee",Animation,History,Pirates}</text:p>
          </table:table-cell>
          <table:table-cell office:value-type="string" calcext:value-type="string">
            <text:p>00:05:17</text:p>
          </table:table-cell>
          <table:table-cell office:value-type="date" office:date-value="2018-07-28T04:43:49.846" calcext:value-type="date">
            <text:p>28/07/18 04:43</text:p>
          </table:table-cell>
          <table:table-cell office:value-type="float" office:value="1007434" calcext:value-type="float">
            <text:p>1007434</text:p>
          </table:table-cell>
          <table:table-cell office:value-type="float" office:value="22590" calcext:value-type="float">
            <text:p>22590</text:p>
          </table:table-cell>
          <table:table-cell/>
        </table:table-row>
        <table:table-row table:style-name="ro44">
          <table:table-cell office:value-type="string" calcext:value-type="string">
            <text:p>Numberphile</text:p>
          </table:table-cell>
          <table:table-cell office:value-type="string" calcext:value-type="string">
            <text:p>iFuR97YcSLM</text:p>
          </table:table-cell>
          <table:table-cell office:value-type="string" calcext:value-type="string">
            <text:p>UCoxcjq-8xIDTYp3uz647V5A</text:p>
          </table:table-cell>
          <table:table-cell office:value-type="string" calcext:value-type="string">
            <text:p>https://www.youtube.com/watch?v=iFuR97YcSLM</text:p>
          </table:table-cell>
          <table:table-cell office:value-type="date" office:date-value="2013-07-09T14:48:17" calcext:value-type="date">
            <text:p>09/07/13 14:48</text:p>
          </table:table-cell>
          <table:table-cell office:value-type="string" calcext:value-type="string">
            <text:p>Prime Spirals - Numberphile</text:p>
          </table:table-cell>
          <table:table-cell office:value-type="string" calcext:value-type="string">
            <text:p>Prime numbers, Ulam Spirals and other cool numbery stuff with Dr James Grime.</text:p>
            <text:p>More links &amp; stuff in full description below â†“â†“â†“</text:p>
            <text:p/>
            <text:p>James Clewett on spirals at: http://youtu.be/3K-12i0jclM</text:p>
            <text:p/>
            <text:p>And more to come soon...</text:p>
            <text:p/>
            <text:p>* subscribing to numberphile does not really change your physical appearance!</text:p>
            <text:p/>
            <text:p>And "golden line" in this context was made up by Brady!</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ulam,Spiral,prime,"prime numbers",numberphile,"Ulam Spiral","Prime Number (Field Of Study)"}</text:p>
          </table:table-cell>
          <table:table-cell office:value-type="string" calcext:value-type="string">
            <text:p>00:09:06</text:p>
          </table:table-cell>
          <table:table-cell office:value-type="date" office:date-value="2018-07-28T04:44:07.825" calcext:value-type="date">
            <text:p>28/07/18 04:44</text:p>
          </table:table-cell>
          <table:table-cell office:value-type="float" office:value="1007387" calcext:value-type="float">
            <text:p>1007387</text:p>
          </table:table-cell>
          <table:table-cell office:value-type="float" office:value="3116" calcext:value-type="float">
            <text:p>3116</text:p>
          </table:table-cell>
          <table:table-cell/>
        </table:table-row>
        <table:table-row table:style-name="ro1">
          <table:table-cell office:value-type="string" calcext:value-type="string">
            <text:p>tecmath</text:p>
          </table:table-cell>
          <table:table-cell office:value-type="string" calcext:value-type="string">
            <text:p>1xsKnSoTAJA</text:p>
          </table:table-cell>
          <table:table-cell office:value-type="string" calcext:value-type="string">
            <text:p>UCb7w5aTnt7YeXBcVCY0mgFw</text:p>
          </table:table-cell>
          <table:table-cell office:value-type="string" calcext:value-type="string">
            <text:p>https://www.youtube.com/watch?v=1xsKnSoTAJA</text:p>
          </table:table-cell>
          <table:table-cell office:value-type="date" office:date-value="2014-02-12T13:49:02" calcext:value-type="date">
            <text:p>12/02/14 13:49</text:p>
          </table:table-cell>
          <table:table-cell office:value-type="string" calcext:value-type="string">
            <text:p>Subtract Fractions with Different Demoninators trick - mentally minus fractions instantly!</text:p>
          </table:table-cell>
          <table:table-cell office:value-type="string" calcext:value-type="string">
            <text:p>Subtracting Fractions with different denominators can be done mentally both accurately and rapidly using this cool math trick. <text:s/>The way to minus fractions is slightly different to the adding fractions trick. <text:s/>Become a genius in no time!</text:p>
          </table:table-cell>
          <table:table-cell office:value-type="string" calcext:value-type="string">
            <text:p>{subtract,fractions,fraction,minus,math,maths,mathematics}</text:p>
          </table:table-cell>
          <table:table-cell office:value-type="string" calcext:value-type="string">
            <text:p>00:06:32</text:p>
          </table:table-cell>
          <table:table-cell office:value-type="date" office:date-value="2018-07-28T04:41:02.404" calcext:value-type="date">
            <text:p>28/07/18 04:41</text:p>
          </table:table-cell>
          <table:table-cell office:value-type="float" office:value="1005642" calcext:value-type="float">
            <text:p>1005642</text:p>
          </table:table-cell>
          <table:table-cell office:value-type="float" office:value="12940" calcext:value-type="float">
            <text:p>12940</text:p>
          </table:table-cell>
          <table:table-cell/>
        </table:table-row>
        <table:table-row table:style-name="ro4">
          <table:table-cell office:value-type="string" calcext:value-type="string">
            <text:p>TED-Ed</text:p>
          </table:table-cell>
          <table:table-cell office:value-type="string" calcext:value-type="string">
            <text:p>OcigJn8UJNQ</text:p>
          </table:table-cell>
          <table:table-cell office:value-type="string" calcext:value-type="string">
            <text:p>UCsooa4yRKGN_zEE8iknghZA</text:p>
          </table:table-cell>
          <table:table-cell office:value-type="string" calcext:value-type="string">
            <text:p>https://www.youtube.com/watch?v=OcigJn8UJNQ</text:p>
          </table:table-cell>
          <table:table-cell office:value-type="date" office:date-value="2014-11-20T16:05:59" calcext:value-type="date">
            <text:p>20/11/14 16:05</text:p>
          </table:table-cell>
          <table:table-cell office:value-type="string" calcext:value-type="string">
            <text:p>How does cancer spread through the body? - Ivan Seah Yu Jun</text:p>
          </table:table-cell>
          <table:table-cell office:value-type="string" calcext:value-type="string">
            <text:p>View full lesson: http://ed.ted.com/lessons/how-does-cancer-spread-through-the-body-ivan-seah-yu-jun</text:p>
            <text:p/>
            <text:p>Cancer usually begins with one tumor in a specific area of the body. But if the tumor is not removed, cancer has the ability to spread to nearby organs as well as places far away from the origin, like the brain. How does cancer move to these new areas and why are some organs more likely to get infected than others? Ivan Seah Yu Jun explains the three common routes of metastasis. </text:p>
            <text:p/>
            <text:p>Lesson by Ivan Seah Yu Jun, animation by Andrew Foerster.</text:p>
          </table:table-cell>
          <table:table-cell office:value-type="string" calcext:value-type="string">
            <text:p>{TED-Ed,TEDEd,"TED Education",Metastasis,Cancer,Treatment,"Health (Industry)",Tumor,"Transcoelomic spread","Lymphatic spread","Haematogenous spread",Micrometastesis,"Seed and soil theory","Anatomical drainage theory","War against cancer",Immunotherapy,"Cancer research","Andrew Foerster",TED,"TED Ed"}</text:p>
          </table:table-cell>
          <table:table-cell office:value-type="string" calcext:value-type="string">
            <text:p>00:04:44</text:p>
          </table:table-cell>
          <table:table-cell office:value-type="date" office:date-value="2018-07-28T04:41:26.467" calcext:value-type="date">
            <text:p>28/07/18 04:41</text:p>
          </table:table-cell>
          <table:table-cell office:value-type="float" office:value="1005065" calcext:value-type="float">
            <text:p>1005065</text:p>
          </table:table-cell>
          <table:table-cell office:value-type="float" office:value="11033" calcext:value-type="float">
            <text:p>11033</text:p>
          </table:table-cell>
          <table:table-cell/>
        </table:table-row>
        <table:table-row table:style-name="ro24">
          <table:table-cell office:value-type="string" calcext:value-type="string">
            <text:p>Khan Academy</text:p>
          </table:table-cell>
          <table:table-cell office:value-type="string" calcext:value-type="string">
            <text:p>YL10H_EcB-E</text:p>
          </table:table-cell>
          <table:table-cell office:value-type="string" calcext:value-type="string">
            <text:p>UC4a-Gbdw7vOaccHmFo40b9g</text:p>
          </table:table-cell>
          <table:table-cell office:value-type="string" calcext:value-type="string">
            <text:p>https://www.youtube.com/watch?v=YL10H_EcB-E</text:p>
          </table:table-cell>
          <table:table-cell office:value-type="date" office:date-value="2008-03-15T23:36:51" calcext:value-type="date">
            <text:p>15/03/08 23:36</text:p>
          </table:table-cell>
          <table:table-cell office:value-type="string" calcext:value-type="string">
            <text:p>Is buying a home always better? | Housing | Finance &amp; Capital Markets | Khan Academy</text:p>
          </table:table-cell>
          <table:table-cell office:value-type="string" calcext:value-type="string">
            <text:p>The math of renting vs. buying a home. Challenging the notion that it is always better to buy. Created by Sal Khan.</text:p>
            <text:p/>
            <text:p>Watch the next lesson: </text:p>
            <text:p>https://www.khanacademy.org/economics-finance-domain/core-finance/housing/renting-v-buying/v/renting-vs-buying-a-home-part-2?utm_source=YT&amp;utm_medium=Desc&amp;utm_campaign=financeandcapitalmarkets</text:p>
            <text:p/>
            <text:p>Missed the previous lesson? Watch here: https://www.khanacademy.org/economics-finance-domain/core-finance/housing/renting-v-buying/v/renting-versus-buying-a-home?utm_source=YT&amp;utm_medium=Desc&amp;utm_campaign=financeandcapitalmarkets</text:p>
            <text:p/>
            <text:p>Finance and capital markets on Khan Academy: Is it always better to buy than rent? What if home prices go up dramatically and rents don't? How can we compare home prices to rents to figure out what to do. This older tutorial (low-res, bad handwriting) walks us through this. It is about housing but similar thinking can be applied to any rent-vs-buy decision (spoiler alert, Sal did eventually buy a home).</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Finance and Capital Markets channel: https://www.youtube.com/channel/UCQ1Rt02HirUvBK2D2-ZO_2g?sub_confirmation=1</text:p>
            <text:p>Subscribe to Khan Academy: https://www.youtube.com/subscription_center?add_user=khanacademy</text:p>
          </table:table-cell>
          <table:table-cell/>
          <table:table-cell office:value-type="string" calcext:value-type="string">
            <text:p>00:09:40</text:p>
          </table:table-cell>
          <table:table-cell office:value-type="date" office:date-value="2018-07-28T04:41:50.964" calcext:value-type="date">
            <text:p>28/07/18 04:41</text:p>
          </table:table-cell>
          <table:table-cell office:value-type="float" office:value="1004710" calcext:value-type="float">
            <text:p>1004710</text:p>
          </table:table-cell>
          <table:table-cell office:value-type="float" office:value="3313" calcext:value-type="float">
            <text:p>3313</text:p>
          </table:table-cell>
          <table:table-cell/>
        </table:table-row>
        <table:table-row table:style-name="ro69">
          <table:table-cell office:value-type="string" calcext:value-type="string">
            <text:p>MindYourDecisions</text:p>
          </table:table-cell>
          <table:table-cell office:value-type="string" calcext:value-type="string">
            <text:p>HQc-54hQ8kw</text:p>
          </table:table-cell>
          <table:table-cell office:value-type="string" calcext:value-type="string">
            <text:p>UCHnj59g7jezwTy5GeL8EA_g</text:p>
          </table:table-cell>
          <table:table-cell office:value-type="string" calcext:value-type="string">
            <text:p>https://www.youtube.com/watch?v=HQc-54hQ8kw</text:p>
          </table:table-cell>
          <table:table-cell office:value-type="date" office:date-value="2016-09-04T20:32:29" calcext:value-type="date">
            <text:p>04/09/16 20:32</text:p>
          </table:table-cell>
          <table:table-cell office:value-type="string" calcext:value-type="string">
            <text:p>Can You Solve The Hardest Easy Geometry Problem?</text:p>
          </table:table-cell>
          <table:table-cell office:value-type="string" calcext:value-type="string">
            <text:p>In the figure, what is the value of angle x? This problem is known as Langley's Adventitious Angles. It is also known as the hardest easy geometry problem because it can be solved by elementary methods but it is notoriously difficult to work out. Can you figure it out? The video presents a solution to this tricky geometry problem.</text:p>
            <text:p/>
            <text:p>*At 5:04 I misspoke. I meant BG = BF. We wil shortly prove BG = GF.</text:p>
            <text:p/>
            <text:p>Blog post</text:p>
            <text:p>http://wp.me/p6aMk-4Me</text:p>
            <text:p/>
            <text:p>Wikipedia entry https://en.wikipedia.org/wiki/Langley%E2%80%99s_Adventitious_Angles</text:p>
            <text:p/>
            <text:p>Math with Bad Drawings Solution</text:p>
            <text:p>https://mathwithbaddrawings.com/2015/06/10/trick-or-technique/</text:p>
            <text:p/>
            <text:p>World's hardest easy geometry problem</text:p>
            <text:p>http://thinkzone.wlonk.com/MathFun/Triangle.htm</text:p>
            <text:p>https://www.duckware.com/tech/worldshardesteasygeometryproblem.html</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only for big news, like a new book release):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4.6/5 stars on 3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4.3/5 stars on 4 reviews)</text:p>
            <text:p>http://amzn.to/1NKbyCs</text:p>
            <text:p/>
            <text:p>"Math Puzzles Volume 3" is the third in the series. (rated 3.8/5 stars on 5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mathematics,math,maths,riddle,"brain teaser",puzzle,"math puzzle",geometry}</text:p>
          </table:table-cell>
          <table:table-cell office:value-type="string" calcext:value-type="string">
            <text:p>00:08:05</text:p>
          </table:table-cell>
          <table:table-cell office:value-type="date" office:date-value="2018-07-28T04:44:02.149" calcext:value-type="date">
            <text:p>28/07/18 04:44</text:p>
          </table:table-cell>
          <table:table-cell office:value-type="float" office:value="1004637" calcext:value-type="float">
            <text:p>1004637</text:p>
          </table:table-cell>
          <table:table-cell office:value-type="float" office:value="22627" calcext:value-type="float">
            <text:p>22627</text:p>
          </table:table-cell>
          <table:table-cell/>
        </table:table-row>
        <table:table-row table:style-name="ro5">
          <table:table-cell office:value-type="string" calcext:value-type="string">
            <text:p>minutephysics</text:p>
          </table:table-cell>
          <table:table-cell office:value-type="string" calcext:value-type="string">
            <text:p>TwmSFwQ0tx4</text:p>
          </table:table-cell>
          <table:table-cell office:value-type="string" calcext:value-type="string">
            <text:p>UCUHW94eEFW7hkUMVaZz4eDg</text:p>
          </table:table-cell>
          <table:table-cell office:value-type="string" calcext:value-type="string">
            <text:p>https://www.youtube.com/watch?v=TwmSFwQ0tx4</text:p>
          </table:table-cell>
          <table:table-cell office:value-type="date" office:date-value="2012-08-09T14:30:41" calcext:value-type="date">
            <text:p>09/08/12 14:30</text:p>
          </table:table-cell>
          <table:table-cell office:value-type="string" calcext:value-type="string">
            <text:p>London Bridge Was Sold to the US!?</text:p>
          </table:table-cell>
          <table:table-cell office:value-type="string" calcext:value-type="string">
            <text:p>London Bridge has already been rebuilt twice! But what happened to the bridges that came down?</text:p>
            <text:p/>
            <text:p>Also, explore a map of the big bang! http://www.bigbangregistry.com</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
            <text:p>Thanks to Nima Doroud for contributions and to Perimeter Institute for support.</text:p>
            <text:p>http://www.perimeterinstitute.ca Created by Henry Reich</text:p>
          </table:table-cell>
          <table:table-cell office:value-type="string" calcext:value-type="string">
            <text:p>{London,Bridge,Lake,Havasu,City,Arizona,Chainsaw,Tower,olympics,higgs,boson,particle,discover,standard,model,big,bang,theory,cosmic,microwave,galaxy,universe,electromagnetism,strong,weak,gauge,arbitrage,force,canada,money,infinity,earth,moon,sun,dimension,string,light,einstein,special,relativity,"black hole",science,Tides,gravity,Neutrino,photon,lhc,electron,atomic,nuclear,General,Dark,energy,Minutephysics,minute,physics,Henry,Reich,cat,schrodinger,Perimeter,Institute,"god particle"}</text:p>
          </table:table-cell>
          <table:table-cell office:value-type="string" calcext:value-type="string">
            <text:p>00:02:10</text:p>
          </table:table-cell>
          <table:table-cell office:value-type="date" office:date-value="2018-07-28T04:42:22.009" calcext:value-type="date">
            <text:p>28/07/18 04:42</text:p>
          </table:table-cell>
          <table:table-cell office:value-type="float" office:value="1003319" calcext:value-type="float">
            <text:p>1003319</text:p>
          </table:table-cell>
          <table:table-cell office:value-type="float" office:value="391" calcext:value-type="float">
            <text:p>391</text:p>
          </table:table-cell>
          <table:table-cell/>
        </table:table-row>
        <table:table-row table:style-name="ro31">
          <table:table-cell office:value-type="string" calcext:value-type="string">
            <text:p>minutephysics</text:p>
          </table:table-cell>
          <table:table-cell office:value-type="string" calcext:value-type="string">
            <text:p>HGG4HmlotJE</text:p>
          </table:table-cell>
          <table:table-cell office:value-type="string" calcext:value-type="string">
            <text:p>UCUHW94eEFW7hkUMVaZz4eDg</text:p>
          </table:table-cell>
          <table:table-cell office:value-type="string" calcext:value-type="string">
            <text:p>https://www.youtube.com/watch?v=HGG4HmlotJE</text:p>
          </table:table-cell>
          <table:table-cell office:value-type="date" office:date-value="2014-05-26T14:56:03" calcext:value-type="date">
            <text:p>26/05/14 14:56</text:p>
          </table:table-cell>
          <table:table-cell office:value-type="string" calcext:value-type="string">
            <text:p>Is the Universe Entirely Mathematical? Feat. Max Tegmark</text:p>
          </table:table-cell>
          <table:table-cell office:value-type="string" calcext:value-type="string">
            <text:p>Thanks to Max Tegmark for writing &amp; narrating this video, it's based on his book which you can find here on Amazon: http://amzn.to/2i26PDI</text:p>
            <text:p/>
            <text:p>Thanks to Radiolab for letting me visit them in New York for a month; this video was made in their office!</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Universe,multiverse,mathematics,math,neptune,uranus,"quantum mechanics","max tegmark",max,tegmark,mathematical,phi,electron,spin,charge,"standard model","particle physics",cosmology,"parallel universe",love,religion,god,science,physics,minutephysics}</text:p>
          </table:table-cell>
          <table:table-cell office:value-type="string" calcext:value-type="string">
            <text:p>00:02:35</text:p>
          </table:table-cell>
          <table:table-cell office:value-type="date" office:date-value="2018-07-28T04:43:30.512" calcext:value-type="date">
            <text:p>28/07/18 04:43</text:p>
          </table:table-cell>
          <table:table-cell office:value-type="float" office:value="1002168" calcext:value-type="float">
            <text:p>1002168</text:p>
          </table:table-cell>
          <table:table-cell office:value-type="float" office:value="686" calcext:value-type="float">
            <text:p>686</text:p>
          </table:table-cell>
          <table:table-cell/>
        </table:table-row>
        <table:table-row table:style-name="ro5">
          <table:table-cell office:value-type="string" calcext:value-type="string">
            <text:p>Khan Academy</text:p>
          </table:table-cell>
          <table:table-cell office:value-type="string" calcext:value-type="string">
            <text:p>mSVrqKZDRF4</text:p>
          </table:table-cell>
          <table:table-cell office:value-type="string" calcext:value-type="string">
            <text:p>UC4a-Gbdw7vOaccHmFo40b9g</text:p>
          </table:table-cell>
          <table:table-cell office:value-type="string" calcext:value-type="string">
            <text:p>https://www.youtube.com/watch?v=mSVrqKZDRF4</text:p>
          </table:table-cell>
          <table:table-cell office:value-type="date" office:date-value="2013-01-30T16:59:49" calcext:value-type="date">
            <text:p>30/01/13 16:59</text:p>
          </table:table-cell>
          <table:table-cell office:value-type="string" calcext:value-type="string">
            <text:p>Implicit differentiation | Advanced derivatives | AP Calculus AB | Khan Academy</text:p>
          </table:table-cell>
          <table:table-cell office:value-type="string" calcext:value-type="string">
            <text:p>Some relationships cannot be represented by an explicit function. For example, x_+y_=1. Implicit differentiation helps us find _dy/dx even for relationships like that. This is done using the chain _rule, and viewing y as an implicit function of x. For example, according to the chain rule, the derivative of y_ would be 2y_(dy/dx). Created by Sal Khan.</text:p>
            <text:p/>
            <text:p>Watch the next lesson: https://www.khanacademy.org/math/ap-calculus-ab/ab-derivatives-advanced/ab-implicit-diff/v/implicit-derivative-of-x-y-2-x-y-1?utm_source=YT&amp;utm_medium=Desc&amp;utm_campaign=APCalculusAB </text:p>
            <text:p/>
            <text:p>Missed the previous lesson? https://www.khanacademy.org/math/ap-calculus-ab/ab-derivatives-advanced/ab-second-derivatives/v/second-derivatives?utm_source=YT&amp;utm_medium=Desc&amp;utm_campaign=APCalculusAB </text:p>
            <text:p/>
            <text:p>AP Calculus AB on Khan Academy: Bill Scott uses Khan Academy to teach AP Calculus at Phillips Academy in Andover, Massachusetts, and heÃ•s part of the teaching team that helped develop Khan AcademyÃ•s AP lessons. Phillips Academy was one of the first schools to teach AP nearly 60 years ago.</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 </text:p>
            <text:p/>
            <text:p>For free. For everyone. Forever. #YouCanLearnAnything</text:p>
            <text:p/>
            <text:p>Subscribe to Khan AcademyÃ•s AP Calculus AB channel: https://www.youtube.com/channel/UCyoj0ZF4uw8VTFbmlfOVPuw?sub_confirmation=1</text:p>
            <text:p>Subscribe to Khan Academy: https://www.youtube.com/subscription_center?add_user=khanacademy</text:p>
          </table:table-cell>
          <table:table-cell/>
          <table:table-cell office:value-type="string" calcext:value-type="string">
            <text:p>00:08:02</text:p>
          </table:table-cell>
          <table:table-cell office:value-type="date" office:date-value="2018-07-28T04:43:56.14" calcext:value-type="date">
            <text:p>28/07/18 04:43</text:p>
          </table:table-cell>
          <table:table-cell office:value-type="float" office:value="1001834" calcext:value-type="float">
            <text:p>1001834</text:p>
          </table:table-cell>
          <table:table-cell office:value-type="float" office:value="3361" calcext:value-type="float">
            <text:p>3361</text:p>
          </table:table-cell>
          <table:table-cell/>
        </table:table-row>
        <table:table-row table:style-name="ro6">
          <table:table-cell office:value-type="string" calcext:value-type="string">
            <text:p>Khan Academy</text:p>
          </table:table-cell>
          <table:table-cell office:value-type="string" calcext:value-type="string">
            <text:p>Ve99biD1KtA</text:p>
          </table:table-cell>
          <table:table-cell office:value-type="string" calcext:value-type="string">
            <text:p>UC4a-Gbdw7vOaccHmFo40b9g</text:p>
          </table:table-cell>
          <table:table-cell office:value-type="string" calcext:value-type="string">
            <text:p>https://www.youtube.com/watch?v=Ve99biD1KtA</text:p>
          </table:table-cell>
          <table:table-cell office:value-type="date" office:date-value="2008-06-25T03:58:28" calcext:value-type="date">
            <text:p>25/06/08 03:58</text:p>
          </table:table-cell>
          <table:table-cell office:value-type="string" calcext:value-type="string">
            <text:p>Proof: lim (sin x)/x | Limits | Differential Calculus | Khan Academy</text:p>
          </table:table-cell>
          <table:table-cell office:value-type="string" calcext:value-type="string">
            <text:p>Using the squeeze theorem to prove that the limit as x approaches 0 of (sin x)/x =1</text:p>
            <text:p/>
            <text:p>Watch the next lesson: https://www.khanacademy.org/math/differential-calculus/limits_topic/epsilon_delta/v/limit-intuition-review?utm_source=YT&amp;utm_medium=Desc&amp;utm_campaign=DifferentialCalculus</text:p>
            <text:p/>
            <text:p>Missed the previous lesson? </text:p>
            <text:p>https://www.khanacademy.org/math/differential-calculus/limits_topic/squeeze_theorem/v/squeeze-theorem?utm_source=YT&amp;utm_medium=Desc&amp;utm_campaign=DifferentialCalculus</text:p>
            <text:p/>
            <text:p>Differential calculus on Khan Academy: Limit introduction, squeeze theorem, and epsilon-delta definition of limit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Differential Calculus channel:</text:p>
            <text:p>https://www.youtube.com/channel/UCNLzjGl1HBdZrHXo4Vae3iA?sub_confirmation=1</text:p>
            <text:p>Subscribe to KhanAcademy: https://www.youtube.com/subscription_center?add_user=khanacademy</text:p>
          </table:table-cell>
          <table:table-cell/>
          <table:table-cell office:value-type="string" calcext:value-type="string">
            <text:p>00:18:05</text:p>
          </table:table-cell>
          <table:table-cell office:value-type="date" office:date-value="2018-07-28T04:42:09.752" calcext:value-type="date">
            <text:p>28/07/18 04:42</text:p>
          </table:table-cell>
          <table:table-cell office:value-type="float" office:value="1001696" calcext:value-type="float">
            <text:p>1001696</text:p>
          </table:table-cell>
          <table:table-cell office:value-type="float" office:value="1601" calcext:value-type="float">
            <text:p>1601</text:p>
          </table:table-cell>
          <table:table-cell/>
        </table:table-row>
        <table:table-row table:style-name="ro4">
          <table:table-cell office:value-type="string" calcext:value-type="string">
            <text:p>TED-Ed</text:p>
          </table:table-cell>
          <table:table-cell office:value-type="string" calcext:value-type="string">
            <text:p>w6JFRi0Qm_s</text:p>
          </table:table-cell>
          <table:table-cell office:value-type="string" calcext:value-type="string">
            <text:p>UCsooa4yRKGN_zEE8iknghZA</text:p>
          </table:table-cell>
          <table:table-cell office:value-type="string" calcext:value-type="string">
            <text:p>https://www.youtube.com/watch?v=w6JFRi0Qm_s</text:p>
          </table:table-cell>
          <table:table-cell office:value-type="date" office:date-value="2017-06-08T15:02:30" calcext:value-type="date">
            <text:p>08/06/17 15:02</text:p>
          </table:table-cell>
          <table:table-cell office:value-type="string" calcext:value-type="string">
            <text:p>The genius of Marie Curie - Shohini Ghose</text:p>
          </table:table-cell>
          <table:table-cell office:value-type="string" calcext:value-type="string">
            <text:p>View full lesson: http://ed.ted.com/lessons/the-genius-of-marie-curie-shohini-ghose</text:p>
            <text:p/>
            <text:p>Marie SkÅ‚odowska Curieâ€™s revolutionary research laid the groundwork for our understanding of physics and chemistry, blazing trails in oncology, technology, medicine, and nuclear physics, to name a few. But what did she actually do? Shohini Ghose expounds on some of Marie SkÅ‚odowska Curieâ€™s most revolutionary discoveries. </text:p>
            <text:p/>
            <text:p>Lesson by Shohini Ghose, animation by Anna Nowakowska.</text:p>
          </table:table-cell>
          <table:table-cell office:value-type="string" calcext:value-type="string">
            <text:p>{TED,TED-Ed,"TED Education","TED Ed","Shohini Ghose","Anna Nowakowska","Marie Curie","Maria SkÅ‚odowska","Pierre Curie","Henri Becquerel",physics,chemistry,radium,pitchblende,radioactive,"Nobel Prize","Nobel Laureate",Sorbonne,Paris,Poland,X-ray}</text:p>
          </table:table-cell>
          <table:table-cell office:value-type="string" calcext:value-type="string">
            <text:p>00:05:04</text:p>
          </table:table-cell>
          <table:table-cell office:value-type="date" office:date-value="2018-07-28T04:41:26.363" calcext:value-type="date">
            <text:p>28/07/18 04:41</text:p>
          </table:table-cell>
          <table:table-cell office:value-type="float" office:value="1001552" calcext:value-type="float">
            <text:p>1001552</text:p>
          </table:table-cell>
          <table:table-cell office:value-type="float" office:value="18647" calcext:value-type="float">
            <text:p>18647</text:p>
          </table:table-cell>
          <table:table-cell/>
        </table:table-row>
        <table:table-row table:style-name="ro5">
          <table:table-cell office:value-type="string" calcext:value-type="string">
            <text:p>Khan Academy</text:p>
          </table:table-cell>
          <table:table-cell office:value-type="string" calcext:value-type="string">
            <text:p>lQ-dvt3V4yQ</text:p>
          </table:table-cell>
          <table:table-cell office:value-type="string" calcext:value-type="string">
            <text:p>UC4a-Gbdw7vOaccHmFo40b9g</text:p>
          </table:table-cell>
          <table:table-cell office:value-type="string" calcext:value-type="string">
            <text:p>https://www.youtube.com/watch?v=lQ-dvt3V4yQ</text:p>
          </table:table-cell>
          <table:table-cell office:value-type="date" office:date-value="2011-06-11T21:48:16" calcext:value-type="date">
            <text:p>11/06/11 21:48</text:p>
          </table:table-cell>
          <table:table-cell office:value-type="string" calcext:value-type="string">
            <text:p>Displacement from time and velocity example | One-dimensional motion | Physics | Khan Academy</text:p>
          </table:table-cell>
          <table:table-cell office:value-type="string" calcext:value-type="string">
            <text:p>Worked example of calculating displacement from time and velocity. Created by Sal Khan.</text:p>
            <text:p/>
            <text:p>Watch the next lesson: https://www.khanacademy.org/science/physics/one-dimensional-motion/displacement-velocity-time/v/instantaneous-speed-and-velocity?utm_source=YT&amp;utm_medium=Desc&amp;utm_campaign=physics</text:p>
            <text:p/>
            <text:p>Missed the previous lesson? https://www.khanacademy.org/science/physics/one-dimensional-motion/displacement-velocity-time/v/solving-for-time?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05:00</text:p>
          </table:table-cell>
          <table:table-cell office:value-type="date" office:date-value="2018-07-28T04:41:32.606" calcext:value-type="date">
            <text:p>28/07/18 04:41</text:p>
          </table:table-cell>
          <table:table-cell office:value-type="float" office:value="1001392" calcext:value-type="float">
            <text:p>1001392</text:p>
          </table:table-cell>
          <table:table-cell office:value-type="float" office:value="4260" calcext:value-type="float">
            <text:p>4260</text:p>
          </table:table-cell>
          <table:table-cell/>
        </table:table-row>
        <table:table-row table:style-name="ro7">
          <table:table-cell office:value-type="string" calcext:value-type="string">
            <text:p>Khan Academy</text:p>
          </table:table-cell>
          <table:table-cell office:value-type="string" calcext:value-type="string">
            <text:p>S0uuK7SQcA8</text:p>
          </table:table-cell>
          <table:table-cell office:value-type="string" calcext:value-type="string">
            <text:p>UC4a-Gbdw7vOaccHmFo40b9g</text:p>
          </table:table-cell>
          <table:table-cell office:value-type="string" calcext:value-type="string">
            <text:p>https://www.youtube.com/watch?v=S0uuK7SQcA8</text:p>
          </table:table-cell>
          <table:table-cell office:value-type="date" office:date-value="2007-01-23T02:19:18" calcext:value-type="date">
            <text:p>23/01/07 02:19</text:p>
          </table:table-cell>
          <table:table-cell office:value-type="string" calcext:value-type="string">
            <text:p>Dividing decimals with hundredths example 3 | Decimals | Pre-Algebra | Khan Academy</text:p>
          </table:table-cell>
          <table:table-cell office:value-type="string" calcext:value-type="string">
            <text:p>The old saying is "practice makes perfect." Let's keep practicing dividing decimals and making our divisor a whole number.</text:p>
            <text:p/>
            <text:p>Practice this lesson yourself on KhanAcademy.org right now: https://www.khanacademy.org/math/pre-algebra/decimals-pre-alg/dividing-decimals-pre-alg/e/dividing_decimals_3?utm_source=YT&amp;utm_medium=Desc&amp;utm_campaign=PreAlgebra</text:p>
            <text:p/>
            <text:p>Watch the next lesson: https://www.khanacademy.org/math/pre-algebra/decimals-pre-alg/decimal-to-fraction-pre-alg/v/converting-fractions-to-decimals-ex1?utm_source=YT&amp;utm_medium=Desc&amp;utm_campaign=PreAlgebra</text:p>
            <text:p/>
            <text:p>Missed the previous lesson? </text:p>
            <text:p>https://www.khanacademy.org/math/pre-algebra/decimals-pre-alg/dividing-decimals-pre-alg/v/dividing-decimal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9:29</text:p>
          </table:table-cell>
          <table:table-cell office:value-type="date" office:date-value="2018-07-28T04:42:09.99" calcext:value-type="date">
            <text:p>28/07/18 04:42</text:p>
          </table:table-cell>
          <table:table-cell office:value-type="float" office:value="1000666" calcext:value-type="float">
            <text:p>1000666</text:p>
          </table:table-cell>
          <table:table-cell office:value-type="float" office:value="425" calcext:value-type="float">
            <text:p>425</text:p>
          </table:table-cell>
          <table:table-cell/>
        </table:table-row>
        <table:table-row table:style-name="ro6">
          <table:table-cell office:value-type="string" calcext:value-type="string">
            <text:p>Khan Academy</text:p>
          </table:table-cell>
          <table:table-cell office:value-type="string" calcext:value-type="string">
            <text:p>EkBUTZe_SiM</text:p>
          </table:table-cell>
          <table:table-cell office:value-type="string" calcext:value-type="string">
            <text:p>UC4a-Gbdw7vOaccHmFo40b9g</text:p>
          </table:table-cell>
          <table:table-cell office:value-type="string" calcext:value-type="string">
            <text:p>https://www.youtube.com/watch?v=EkBUTZe_SiM</text:p>
          </table:table-cell>
          <table:table-cell office:value-type="date" office:date-value="2015-06-10T01:15:50" calcext:value-type="date">
            <text:p>10/06/15 01:15</text:p>
          </table:table-cell>
          <table:table-cell office:value-type="string" calcext:value-type="string">
            <text:p>Solving linear equations â€” Basic example | Math | New SAT | Khan Academy</text:p>
          </table:table-cell>
          <table:table-cell office:value-type="string" calcext:value-type="string">
            <text:p>Watch Sal work through a basic Solving linear equations problem.</text:p>
            <text:p/>
            <text:p>Watch the next lesson: https://www.khanacademy.org/test-prep/new-sat/new-sat-math/new-sat-heart-of-algebra/v/sat-math-h6-harder?utm_source=YT&amp;utm_medium=Desc&amp;utm_campaign=NewSAT</text:p>
            <text:p/>
            <text:p>Missed the previous lesson? </text:p>
            <text:p>https://www.khanacademy.org/test-prep/new-sat/new-sat-reading-writing/new-sat-writing-passages/v/sat-writing-narrative?utm_source=YT&amp;utm_medium=Desc&amp;utm_campaign=NewSAT</text:p>
            <text:p/>
            <text:p>New SAT (starting March 2016) on Khan Academy: Practice all of the skills youâ€™ll need for the new SAT. We also have four official practice exams from College Board. The October 2015 PSAT is in the style of the new SAT.</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New SAT channel:</text:p>
            <text:p>https://www.youtube.com/channel/UCb6Pzsn8oIFv1N8eGem570A?sub_confirmation=1</text:p>
            <text:p>Subscribe to KhanAcademy: https://www.youtube.com/subscription_center?add_user=khanacademy</text:p>
          </table:table-cell>
          <table:table-cell/>
          <table:table-cell office:value-type="string" calcext:value-type="string">
            <text:p>00:01:20</text:p>
          </table:table-cell>
          <table:table-cell office:value-type="date" office:date-value="2018-07-28T04:42:46.654" calcext:value-type="date">
            <text:p>28/07/18 04:42</text:p>
          </table:table-cell>
          <table:table-cell office:value-type="float" office:value="1000553" calcext:value-type="float">
            <text:p>1000553</text:p>
          </table:table-cell>
          <table:table-cell office:value-type="float" office:value="1407" calcext:value-type="float">
            <text:p>1407</text:p>
          </table:table-cell>
          <table:table-cell/>
        </table:table-row>
        <table:table-row table:style-name="ro6">
          <table:table-cell office:value-type="string" calcext:value-type="string">
            <text:p>Computerphile</text:p>
          </table:table-cell>
          <table:table-cell office:value-type="string" calcext:value-type="string">
            <text:p>ciNHn38EyRc</text:p>
          </table:table-cell>
          <table:table-cell office:value-type="string" calcext:value-type="string">
            <text:p>UC9-y-6csu5WGm29I7JiwpnA</text:p>
          </table:table-cell>
          <table:table-cell office:value-type="string" calcext:value-type="string">
            <text:p>https://www.youtube.com/watch?v=ciNHn38EyRc</text:p>
          </table:table-cell>
          <table:table-cell office:value-type="date" office:date-value="2016-06-15T14:51:49" calcext:value-type="date">
            <text:p>15/06/16 14:51</text:p>
          </table:table-cell>
          <table:table-cell office:value-type="string" calcext:value-type="string">
            <text:p>Running an SQL Injection Attack - Computerphile</text:p>
          </table:table-cell>
          <table:table-cell office:value-type="string" calcext:value-type="string">
            <text:p>Just how bad is it if your site is vulnerable to an SQL Injection? Dr Mike Pound shows us how they work.</text:p>
            <text:p/>
            <text:p>Cookie Stealing: https://youtu.be/T1QEs3mdJoc  </text:p>
            <text:p>Rob Miles on Game Playing AI: https://youtu.be/5oXyibEgJr0</text:p>
            <text:p>Secure Web Browsing: https://www.youtube.com/watch?v=E_wX40fQwEA</text:p>
            <text:p>Deep Learning: https://youtu.be/l42lr8AlrHk</text:p>
            <text:p>Tom Scott on SQL Injection: https://youtu.be/_jKylhJtPmI </text:p>
            <text:p/>
            <text:p>http://www.facebook.com/computerphile</text:p>
            <text:p>https://twitter.com/computer_phile</text:p>
            <text:p/>
            <text:p>This video was filmed and edited by Sean Riley.</text:p>
            <text:p/>
            <text:p>Computer Science at the University of Nottingham: http://bit.ly/nottscomputer</text:p>
            <text:p/>
            <text:p>Computerphile is a sister project to Brady Haran's Numberphile. More at http://www.bradyharan.com</text:p>
          </table:table-cell>
          <table:table-cell office:value-type="string" calcext:value-type="string">
            <text:p>{computers,computerphile,computer,science,SQL,"SQL Injection","SQL Attack","Dr Mike Pound","University of Nottingham"}</text:p>
          </table:table-cell>
          <table:table-cell office:value-type="string" calcext:value-type="string">
            <text:p>00:17:11</text:p>
          </table:table-cell>
          <table:table-cell office:value-type="date" office:date-value="2018-07-28T04:43:18.353" calcext:value-type="date">
            <text:p>28/07/18 04:43</text:p>
          </table:table-cell>
          <table:table-cell office:value-type="float" office:value="1000373" calcext:value-type="float">
            <text:p>1000373</text:p>
          </table:table-cell>
          <table:table-cell office:value-type="float" office:value="16290" calcext:value-type="float">
            <text:p>16290</text:p>
          </table:table-cell>
          <table:table-cell/>
        </table:table-row>
        <table:table-row table:style-name="ro24">
          <table:table-cell office:value-type="string" calcext:value-type="string">
            <text:p>Khan Academy</text:p>
          </table:table-cell>
          <table:table-cell office:value-type="string" calcext:value-type="string">
            <text:p>uwMYpTYsNZM</text:p>
          </table:table-cell>
          <table:table-cell office:value-type="string" calcext:value-type="string">
            <text:p>UC4a-Gbdw7vOaccHmFo40b9g</text:p>
          </table:table-cell>
          <table:table-cell office:value-type="string" calcext:value-type="string">
            <text:p>https://www.youtube.com/watch?v=uwMYpTYsNZM</text:p>
          </table:table-cell>
          <table:table-cell office:value-type="date" office:date-value="2010-02-19T02:55:52" calcext:value-type="date">
            <text:p>19/02/10 02:55</text:p>
          </table:table-cell>
          <table:table-cell office:value-type="string" calcext:value-type="string">
            <text:p>Helper T cells | Immune system physiology | NCLEX-RN | Khan Academy</text:p>
          </table:table-cell>
          <table:table-cell office:value-type="string" calcext:value-type="string">
            <text:p>Introduction to helper T cells and their role in activating B cells. Created by Sal Khan.</text:p>
            <text:p/>
            <text:p/>
            <text:p>Watch the next lesson: https://www.khanacademy.org/test-prep/nclex-rn/rn-immune-system/rn-the-immune-system/v/cytotoxic-t-cells?utm_source=YT&amp;utm_medium=Desc&amp;utm_campaign=Nclex-rn</text:p>
            <text:p/>
            <text:p>Missed the previous lesson? https://www.khanacademy.org/test-prep/nclex-rn/rn-immune-system/rn-the-immune-system/v/professional-antigen-presenting-cells-apc-and-mhc-ii-complexes?utm_source=YT&amp;utm_medium=Desc&amp;utm_campaign=Nclex-rn</text:p>
            <text:p/>
            <text:p>NCLEX-RN on Khan Academy: A collection of questions from content covered on the NCLEX-RN. These questions are available under a Creative Commons Attribution-NonCommercial-ShareAlike 3.0 United States License (available at http://creativecommons.org/licenses/by-nc-sa/3.0/u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NCLEX-RN channel: https://www.youtube.com/channel/UCDx5cTeADCvKWgF9x_Qjz3g?sub_confirmation=1</text:p>
            <text:p>Subscribe to Khan Academy: https://www.youtube.com/subscription_center?add_user=khanacademy</text:p>
          </table:table-cell>
          <table:table-cell/>
          <table:table-cell office:value-type="string" calcext:value-type="string">
            <text:p>00:20:34</text:p>
          </table:table-cell>
          <table:table-cell office:value-type="date" office:date-value="2018-07-28T04:44:38.347" calcext:value-type="date">
            <text:p>28/07/18 04:44</text:p>
          </table:table-cell>
          <table:table-cell office:value-type="float" office:value="1000331" calcext:value-type="float">
            <text:p>1000331</text:p>
          </table:table-cell>
          <table:table-cell office:value-type="float" office:value="3461" calcext:value-type="float">
            <text:p>3461</text:p>
          </table:table-cell>
          <table:table-cell/>
        </table:table-row>
        <table:table-row table:style-name="ro1">
          <table:table-cell office:value-type="string" calcext:value-type="string">
            <text:p>Khan Academy</text:p>
          </table:table-cell>
          <table:table-cell office:value-type="string" calcext:value-type="string">
            <text:p>kaSIjIzAtYA</text:p>
          </table:table-cell>
          <table:table-cell office:value-type="string" calcext:value-type="string">
            <text:p>UC4a-Gbdw7vOaccHmFo40b9g</text:p>
          </table:table-cell>
          <table:table-cell office:value-type="string" calcext:value-type="string">
            <text:p>https://www.youtube.com/watch?v=kaSIjIzAtYA</text:p>
          </table:table-cell>
          <table:table-cell office:value-type="date" office:date-value="2009-09-23T22:11:31" calcext:value-type="date">
            <text:p>23/09/09 22:11</text:p>
          </table:table-cell>
          <table:table-cell office:value-type="string" calcext:value-type="string">
            <text:p>Mitosis, Meiosis and Sexual Reproduction</text:p>
          </table:table-cell>
          <table:table-cell office:value-type="string" calcext:value-type="string">
            <text:p>Mitosis, meiosis and sexual reproduction. <text:s/>Understanding gametes, zygotes, <text:s/>and haploid / diploid numbers.</text:p>
          </table:table-cell>
          <table:table-cell/>
          <table:table-cell office:value-type="string" calcext:value-type="string">
            <text:p>00:18:24</text:p>
          </table:table-cell>
          <table:table-cell office:value-type="date" office:date-value="2018-07-28T04:44:13.766" calcext:value-type="date">
            <text:p>28/07/18 04:44</text:p>
          </table:table-cell>
          <table:table-cell office:value-type="float" office:value="997415" calcext:value-type="float">
            <text:p>997415</text:p>
          </table:table-cell>
          <table:table-cell office:value-type="float" office:value="1081" calcext:value-type="float">
            <text:p>1081</text:p>
          </table:table-cell>
          <table:table-cell/>
        </table:table-row>
        <table:table-row table:style-name="ro4">
          <table:table-cell office:value-type="string" calcext:value-type="string">
            <text:p>TED-Ed</text:p>
          </table:table-cell>
          <table:table-cell office:value-type="string" calcext:value-type="string">
            <text:p>KkaXNvzE4pk</text:p>
          </table:table-cell>
          <table:table-cell office:value-type="string" calcext:value-type="string">
            <text:p>UCsooa4yRKGN_zEE8iknghZA</text:p>
          </table:table-cell>
          <table:table-cell office:value-type="string" calcext:value-type="string">
            <text:p>https://www.youtube.com/watch?v=KkaXNvzE4pk</text:p>
          </table:table-cell>
          <table:table-cell office:value-type="date" office:date-value="2014-08-26T15:27:42" calcext:value-type="date">
            <text:p>26/08/14 15:27</text:p>
          </table:table-cell>
          <table:table-cell office:value-type="string" calcext:value-type="string">
            <text:p>What happens when you remove the hippocampus? - Sam Kean</text:p>
          </table:table-cell>
          <table:table-cell office:value-type="string" calcext:value-type="string">
            <text:p>View full lesson: http://ed.ted.com/lessons/what-happens-when-you-remove-the-hippocampus-sam-kean</text:p>
            <text:p/>
            <text:p>When Henry Molaison (now widely known as H.M.) cracked his skull in an accident, he began blacking out and having seizures. In an attempt to cure him, daredevil surgeon Dr. William Skoville removed H.M.'s hippocampus. Luckily, the seizures did go away â€” but so did his long-term memory! Sam Kean walks us through this astonishing medical case, detailing everything H.M. taught us about the brain and memory. </text:p>
            <text:p/>
            <text:p>Lesson by Sam Kean, animation by Anton Bogaty.</text:p>
          </table:table-cell>
          <table:table-cell office:value-type="string" calcext:value-type="string">
            <text:p>{"Sam Kean","Anton Bogaty",hippocampus,brain,"brain function","brain and memory",memory,"hippocampus and memory","Henry Molaison (Deceased Person)",H.M.,"William Skoville",seizure,"long-term memory","short-term memory",medicine,health,science,TED,TED-Ed,"TED Ed",TEDEducation}</text:p>
          </table:table-cell>
          <table:table-cell office:value-type="string" calcext:value-type="string">
            <text:p>00:05:26</text:p>
          </table:table-cell>
          <table:table-cell office:value-type="date" office:date-value="2018-07-28T04:42:40.879" calcext:value-type="date">
            <text:p>28/07/18 04:42</text:p>
          </table:table-cell>
          <table:table-cell office:value-type="float" office:value="996554" calcext:value-type="float">
            <text:p>996554</text:p>
          </table:table-cell>
          <table:table-cell office:value-type="float" office:value="31358" calcext:value-type="float">
            <text:p>31358</text:p>
          </table:table-cell>
          <table:table-cell/>
        </table:table-row>
        <table:table-row table:style-name="ro1">
          <table:table-cell office:value-type="string" calcext:value-type="string">
            <text:p>Math Meeting</text:p>
          </table:table-cell>
          <table:table-cell office:value-type="string" calcext:value-type="string">
            <text:p>RIhwfqULbAE</text:p>
          </table:table-cell>
          <table:table-cell office:value-type="string" calcext:value-type="string">
            <text:p>UC5mq4Ywd0lPPQJnK_5gq-yA</text:p>
          </table:table-cell>
          <table:table-cell office:value-type="string" calcext:value-type="string">
            <text:p>https://www.youtube.com/watch?v=RIhwfqULbAE</text:p>
          </table:table-cell>
          <table:table-cell office:value-type="date" office:date-value="2012-05-02T15:16:05" calcext:value-type="date">
            <text:p>02/05/12 15:16</text:p>
          </table:table-cell>
          <table:table-cell office:value-type="string" calcext:value-type="string">
            <text:p>Adding Fractions - different denominators</text:p>
          </table:table-cell>
          <table:table-cell office:value-type="string" calcext:value-type="string">
            <text:p>Adding fractions with different denominators, step by step, examples. For more free math videos visit http://MathMeeting.com.</text:p>
          </table:table-cell>
          <table:table-cell office:value-type="string" calcext:value-type="string">
            <text:p>{"Adding fractions","Subtracting fractions",fractions,denominators,common,unlike,mathmeeting}</text:p>
          </table:table-cell>
          <table:table-cell office:value-type="string" calcext:value-type="string">
            <text:p>00:04:58</text:p>
          </table:table-cell>
          <table:table-cell office:value-type="date" office:date-value="2018-07-28T04:42:15.53" calcext:value-type="date">
            <text:p>28/07/18 04:42</text:p>
          </table:table-cell>
          <table:table-cell office:value-type="float" office:value="996305" calcext:value-type="float">
            <text:p>996305</text:p>
          </table:table-cell>
          <table:table-cell office:value-type="float" office:value="5427" calcext:value-type="float">
            <text:p>5427</text:p>
          </table:table-cell>
          <table:table-cell/>
        </table:table-row>
        <table:table-row table:style-name="ro37">
          <table:table-cell office:value-type="string" calcext:value-type="string">
            <text:p>TED-Ed</text:p>
          </table:table-cell>
          <table:table-cell office:value-type="string" calcext:value-type="string">
            <text:p>UO5ktwPXsyM</text:p>
          </table:table-cell>
          <table:table-cell office:value-type="string" calcext:value-type="string">
            <text:p>UCsooa4yRKGN_zEE8iknghZA</text:p>
          </table:table-cell>
          <table:table-cell office:value-type="string" calcext:value-type="string">
            <text:p>https://www.youtube.com/watch?v=UO5ktwPXsyM</text:p>
          </table:table-cell>
          <table:table-cell office:value-type="date" office:date-value="2018-02-12T15:59:16" calcext:value-type="date">
            <text:p>12/02/18 15:59</text:p>
          </table:table-cell>
          <table:table-cell office:value-type="string" calcext:value-type="string">
            <text:p>The rise and fall of the Inca Empire - Gordon McEwan</text:p>
          </table:table-cell>
          <table:table-cell office:value-type="string" calcext:value-type="string">
            <text:p>Check out our Patreon page: https://www.patreon.com/teded</text:p>
            <text:p/>
            <text:p>View full lesson: https://ed.ted.com/lessons/the-rise-and-fall-of-the-inca-empire-gordon-mcewan</text:p>
            <text:p/>
            <text:p>It was the western hemisphere's largest empire ever, with a population of nearly 10 million subjects. Yet within 100 years of its rise in the fifteenth century, the Inca Empire would be no more. What happened? Gordon McEwan details the rise and fall of the Inca Empire.</text:p>
            <text:p/>
            <text:p>Lesson by Gordon McEwan, directed by TED-Ed. </text:p>
            <text:p>Animated by Emma CarrÃ© - http://emma-carre.tumblr.com/</text:p>
            <text:p/>
            <text:p>Thank you so much to our patrons for your support! Without you this video would not be possible! Craig Sheldon, Andrew Bosco, Catherine Sverko, Nik Maier, Robert Sukosd, Mark Morris, TamÃ¡s DrÃ¡vai, Adi V, Peter Liu, Leora Allen, Hiroshi Uchiyama, Michal Salman, Julie Cummings-Debrot, Gilly, Ka-Hei Law, Maya Toll, Aleksandar Srbinovski, Jose Mamattah, Ricardo Rendon Cepeda, Renhe Ji, AndrÃ©s Melo GÃ¡mez, Tim Leistikow, Moonlight, Shawar Khan, Chris, Megan Douglas, Barbara Smalley, Filip Dabrowski, Joe Giamartino, Clair Chen, Vik Nagjee, Karen Goepen-Wee, Della Palacios, Rui Rizzi, Bryan Blankenburg, Bah Becerra, Stephanie Perozo, Marc Bilodeau, Ruby Solorzano, Ivan Tsenov, Claudia Mayfield, Justus Berberich, AndrÃ© Spencer, Pavel Zalevskiy, Yankai Liu, Duo Xu, Ghassan Alhazzaa, MiloÅ¡ StevanoviÄ‡, Narat Suchartsunthorn, Joy Love Om, Gi Nam Lee, Shawn Quichocho, Simone Kidner, Anika Westburg, Dale Dualan, Barun Padhy, and Brandy Jones.</text:p>
          </table:table-cell>
          <table:table-cell office:value-type="string" calcext:value-type="string">
            <text:p>{TED-Ed,TED,TedEd,"Ted Education",Inca,Teded,"Gordon McEwan","Biljana Labovic",History,"Ancient Civilization",Empires,"Latin American History"}</text:p>
          </table:table-cell>
          <table:table-cell office:value-type="string" calcext:value-type="string">
            <text:p>00:05:46</text:p>
          </table:table-cell>
          <table:table-cell office:value-type="date" office:date-value="2018-07-28T04:42:22.213" calcext:value-type="date">
            <text:p>28/07/18 04:42</text:p>
          </table:table-cell>
          <table:table-cell office:value-type="float" office:value="996113" calcext:value-type="float">
            <text:p>996113</text:p>
          </table:table-cell>
          <table:table-cell office:value-type="float" office:value="18135" calcext:value-type="float">
            <text:p>18135</text:p>
          </table:table-cell>
          <table:table-cell/>
        </table:table-row>
        <table:table-row table:style-name="ro4">
          <table:table-cell office:value-type="string" calcext:value-type="string">
            <text:p>TED-Ed</text:p>
          </table:table-cell>
          <table:table-cell office:value-type="string" calcext:value-type="string">
            <text:p>VEQaH4LruUo</text:p>
          </table:table-cell>
          <table:table-cell office:value-type="string" calcext:value-type="string">
            <text:p>UCsooa4yRKGN_zEE8iknghZA</text:p>
          </table:table-cell>
          <table:table-cell office:value-type="string" calcext:value-type="string">
            <text:p>https://www.youtube.com/watch?v=VEQaH4LruUo</text:p>
          </table:table-cell>
          <table:table-cell office:value-type="date" office:date-value="2015-07-13T15:02:36" calcext:value-type="date">
            <text:p>13/07/15 15:02</text:p>
          </table:table-cell>
          <table:table-cell office:value-type="string" calcext:value-type="string">
            <text:p>What is a calorie? - Emma Bryce</text:p>
          </table:table-cell>
          <table:table-cell office:value-type="string" calcext:value-type="string">
            <text:p>View full lesson: http://ed.ted.com/lessons/what-is-a-calorie-emma-bryce</text:p>
            <text:p/>
            <text:p>We hear about calories all the time: How many calories are in this cookie? How many are burned by doing 100 jumping jacks, or long-distance running, or fidgeting? But what is a calorie, really? And how many of them do we actually need? Emma Bryce explains how a few different factors should go into determining the recommended amount for each person.</text:p>
            <text:p/>
            <text:p>Lesson by Emma Bryce, animation by  Qa'ed Mai.</text:p>
          </table:table-cell>
          <table:table-cell office:value-type="string" calcext:value-type="string">
            <text:p>{Calories,Food,Nutrition,Exercise,Heat,Measurement,Energy,Digestion,"Physical activity","Basic functions",Pregnancy,Metabolism,Protein,Vitamins,Overweight,Malnourishment,"Enzyme levels","Gut bacteria"}</text:p>
          </table:table-cell>
          <table:table-cell office:value-type="string" calcext:value-type="string">
            <text:p>00:04:12</text:p>
          </table:table-cell>
          <table:table-cell office:value-type="date" office:date-value="2018-07-28T04:43:43.904" calcext:value-type="date">
            <text:p>28/07/18 04:43</text:p>
          </table:table-cell>
          <table:table-cell office:value-type="float" office:value="995965" calcext:value-type="float">
            <text:p>995965</text:p>
          </table:table-cell>
          <table:table-cell office:value-type="float" office:value="13345" calcext:value-type="float">
            <text:p>13345</text:p>
          </table:table-cell>
          <table:table-cell/>
        </table:table-row>
        <table:table-row table:style-name="ro5">
          <table:table-cell office:value-type="string" calcext:value-type="string">
            <text:p>Khan Academy</text:p>
          </table:table-cell>
          <table:table-cell office:value-type="string" calcext:value-type="string">
            <text:p>elJUghWSVh4</text:p>
          </table:table-cell>
          <table:table-cell office:value-type="string" calcext:value-type="string">
            <text:p>UC4a-Gbdw7vOaccHmFo40b9g</text:p>
          </table:table-cell>
          <table:table-cell office:value-type="string" calcext:value-type="string">
            <text:p>https://www.youtube.com/watch?v=elJUghWSVh4</text:p>
          </table:table-cell>
          <table:table-cell office:value-type="date" office:date-value="2008-05-23T01:07:33" calcext:value-type="date">
            <text:p>23/05/08 01:07</text:p>
          </table:table-cell>
          <table:table-cell office:value-type="string" calcext:value-type="string">
            <text:p>Electric potential energy | Electrostatics | Electrical engineering | Khan Academy</text:p>
          </table:table-cell>
          <table:table-cell office:value-type="string" calcext:value-type="string">
            <text:p>Introduction to electric potential energy. Created by Sal Khan.</text:p>
            <text:p/>
            <text:p>Watch the next lesson: https://www.khanacademy.org/science/electrical-engineering/robots/all-about-spout/v/spout-bot-at-santa-rita-elementary-school?utm_source=YT&amp;utm_medium=Desc&amp;utm_campaign=electricalengineering</text:p>
            <text:p/>
            <text:p>Missed the previous lesson? https://www.khanacademy.org/science/electrical-engineering/ee-electrostatics/ee-fields-potential-voltage/v/proof-advanced-field-from-infinite-plate-part-2?utm_source=YT&amp;utm_medium=Desc&amp;utm_campaign=electricalengineering</text:p>
            <text:p/>
            <text:p>Electrical engineering on Khan Academy: A summary of the math and science preparation that will help you have the best experience with electrical engineering taught on Khan Academy. Become familiar with engineering numbers and notation, and learn about the two most important electrical quantities: current and voltage.</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Electrical Engineering channel: https://www.youtube.com/channel/UC8JT97hQjMVWeO0B-x8eVxQ?sub_confirmation=1</text:p>
            <text:p>Subscribe to Khan Academy: https://www.youtube.com/subscription_center?add_user=khanacademy</text:p>
          </table:table-cell>
          <table:table-cell/>
          <table:table-cell office:value-type="string" calcext:value-type="string">
            <text:p>00:12:37</text:p>
          </table:table-cell>
          <table:table-cell office:value-type="date" office:date-value="2018-07-28T04:43:37.39" calcext:value-type="date">
            <text:p>28/07/18 04:43</text:p>
          </table:table-cell>
          <table:table-cell office:value-type="float" office:value="995949" calcext:value-type="float">
            <text:p>995949</text:p>
          </table:table-cell>
          <table:table-cell office:value-type="float" office:value="4003" calcext:value-type="float">
            <text:p>4003</text:p>
          </table:table-cell>
          <table:table-cell/>
        </table:table-row>
        <table:table-row table:style-name="ro16">
          <table:table-cell office:value-type="string" calcext:value-type="string">
            <text:p>patrickJMT</text:p>
          </table:table-cell>
          <table:table-cell office:value-type="string" calcext:value-type="string">
            <text:p>SDe-1lGeS0U</text:p>
          </table:table-cell>
          <table:table-cell office:value-type="string" calcext:value-type="string">
            <text:p>UCFe6jenM1Bc54qtBsIJGRZQ</text:p>
          </table:table-cell>
          <table:table-cell office:value-type="string" calcext:value-type="string">
            <text:p>https://www.youtube.com/watch?v=SDe-1lGeS0U</text:p>
          </table:table-cell>
          <table:table-cell office:value-type="date" office:date-value="2010-05-25T22:02:21" calcext:value-type="date">
            <text:p>25/05/10 22:02</text:p>
          </table:table-cell>
          <table:table-cell office:value-type="string" calcext:value-type="string">
            <text:p>Solving Quadratic Equations by Factoring - Basic Examples</text:p>
          </table:table-cell>
          <table:table-cell office:value-type="string" calcext:value-type="string">
            <text:p>Thanks to all of you who support me on Patreon. You da real mvps!   $1 per month helps!! :)  https://www.patreon.com/patrickjmt !! </text:p>
            <text:p>Solving Quadratic Equations by Factoring - Basic Examples.  In this video, I solve two basic quadratic equations by factoring.</text:p>
          </table:table-cell>
          <table:table-cell office:value-type="string" calcext:value-type="string">
            <text:p>{math,algebra,factor,factoring,solve,quadratic,equation,degree,loan,SAT,"ACT test","test prep",GRE,free,tutorial,"middle school","high school",college,university}</text:p>
          </table:table-cell>
          <table:table-cell office:value-type="string" calcext:value-type="string">
            <text:p>00:07:19</text:p>
          </table:table-cell>
          <table:table-cell office:value-type="date" office:date-value="2018-07-28T04:42:28.026" calcext:value-type="date">
            <text:p>28/07/18 04:42</text:p>
          </table:table-cell>
          <table:table-cell office:value-type="float" office:value="995653" calcext:value-type="float">
            <text:p>995653</text:p>
          </table:table-cell>
          <table:table-cell office:value-type="float" office:value="13591" calcext:value-type="float">
            <text:p>13591</text:p>
          </table:table-cell>
          <table:table-cell/>
        </table:table-row>
        <table:table-row table:style-name="ro15">
          <table:table-cell office:value-type="string" calcext:value-type="string">
            <text:p>Khan Academy</text:p>
          </table:table-cell>
          <table:table-cell office:value-type="string" calcext:value-type="string">
            <text:p>U-k5N1WPk4g</text:p>
          </table:table-cell>
          <table:table-cell office:value-type="string" calcext:value-type="string">
            <text:p>UC4a-Gbdw7vOaccHmFo40b9g</text:p>
          </table:table-cell>
          <table:table-cell office:value-type="string" calcext:value-type="string">
            <text:p>https://www.youtube.com/watch?v=U-k5N1WPk4g</text:p>
          </table:table-cell>
          <table:table-cell office:value-type="date" office:date-value="2007-09-15T20:25:09" calcext:value-type="date">
            <text:p>15/09/07 20:25</text:p>
          </table:table-cell>
          <table:table-cell office:value-type="string" calcext:value-type="string">
            <text:p>Domain of a function | Functions and their graphs | Algebra II | Khan Academy</text:p>
          </table:table-cell>
          <table:table-cell office:value-type="string" calcext:value-type="string">
            <text:p>Figuring out the domain of a function</text:p>
            <text:p/>
            <text:p>Practice this lesson yourself on KhanAcademy.org right now: </text:p>
            <text:p>https://www.khanacademy.org/math/algebra2/functions_and_graphs/domain_range/e/domain_and_range_0.5?utm_source=YT&amp;utm_medium=Desc&amp;utm_campaign=AlgebraII</text:p>
            <text:p/>
            <text:p>Watch the next lesson: https://www.khanacademy.org/math/algebra2/functions_and_graphs/domain_range/v/domain-and-range-of-a-relation?utm_source=YT&amp;utm_medium=Desc&amp;utm_campaign=AlgebraII</text:p>
            <text:p/>
            <text:p>Missed the previous lesson? </text:p>
            <text:p>https://www.khanacademy.org/math/algebra2/functions_and_graphs/function_expressions/v/modeling-with-combined-functions?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09:59</text:p>
          </table:table-cell>
          <table:table-cell office:value-type="date" office:date-value="2018-07-28T04:44:57.044" calcext:value-type="date">
            <text:p>28/07/18 04:44</text:p>
          </table:table-cell>
          <table:table-cell office:value-type="float" office:value="995505" calcext:value-type="float">
            <text:p>995505</text:p>
          </table:table-cell>
          <table:table-cell office:value-type="float" office:value="1328" calcext:value-type="float">
            <text:p>1328</text:p>
          </table:table-cell>
          <table:table-cell/>
        </table:table-row>
        <table:table-row table:style-name="ro7">
          <table:table-cell office:value-type="string" calcext:value-type="string">
            <text:p>minutephysics</text:p>
          </table:table-cell>
          <table:table-cell office:value-type="string" calcext:value-type="string">
            <text:p>2p_8gx-XHJo</text:p>
          </table:table-cell>
          <table:table-cell office:value-type="string" calcext:value-type="string">
            <text:p>UCUHW94eEFW7hkUMVaZz4eDg</text:p>
          </table:table-cell>
          <table:table-cell office:value-type="string" calcext:value-type="string">
            <text:p>https://www.youtube.com/watch?v=2p_8gx-XHJo</text:p>
          </table:table-cell>
          <table:table-cell office:value-type="date" office:date-value="2015-11-10T14:30:00" calcext:value-type="date">
            <text:p>10/11/15 14:30</text:p>
          </table:table-cell>
          <table:table-cell office:value-type="string" calcext:value-type="string">
            <text:p>How To Go To Space (with XKCD!)</text:p>
          </table:table-cell>
          <table:table-cell office:value-type="string" calcext:value-type="string">
            <text:p>Do you want to go to space? Do you want to learn about bending computers and boxes that make clothes smell better and sky boats with turning wings? Then point your pointer here and press down:</text:p>
            <text:p>Hudson - http://www.hudsonbooksellers.com/thingexplainer</text:p>
            <text:p>Indie Bound - http://www.indiebound.org/book/9780544668256</text:p>
            <text:p>Barnes &amp; Noble - http://www.barnesandnoble.com/w/thing-explainer-randall-munroe/1121864432?ean=9780544668256</text:p>
            <text:p>Amazon - http://amzn.to/1GCXMJ5</text:p>
            <text:p/>
            <text:p>Thanks to Randall Munroe (of XKCD, What If?, and Thing Explainer) and Houghton Mifflin Harcourt for making this video possible!</text:p>
            <text:p/>
            <text:p>Link to Patreon supporters here: http://www.minutephysics.com/supporters.html</text:p>
            <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physics,minutephysics,science,xkcd,"randall munroe","thing explainer","Houghton Mifflin Harcourt (Publisher)",book,space,rocket,up-goer,"up goer",apollo,soyuz,iss,"henry reich",orbit,"what if"}</text:p>
          </table:table-cell>
          <table:table-cell office:value-type="string" calcext:value-type="string">
            <text:p>00:02:58</text:p>
          </table:table-cell>
          <table:table-cell office:value-type="date" office:date-value="2018-07-28T04:41:08.239" calcext:value-type="date">
            <text:p>28/07/18 04:41</text:p>
          </table:table-cell>
          <table:table-cell office:value-type="float" office:value="994645" calcext:value-type="float">
            <text:p>994645</text:p>
          </table:table-cell>
          <table:table-cell office:value-type="float" office:value="853" calcext:value-type="float">
            <text:p>853</text:p>
          </table:table-cell>
          <table:table-cell/>
        </table:table-row>
        <table:table-row table:style-name="ro15">
          <table:table-cell office:value-type="string" calcext:value-type="string">
            <text:p>Khan Academy</text:p>
          </table:table-cell>
          <table:table-cell office:value-type="string" calcext:value-type="string">
            <text:p>S-XKGBesRzk</text:p>
          </table:table-cell>
          <table:table-cell office:value-type="string" calcext:value-type="string">
            <text:p>UC4a-Gbdw7vOaccHmFo40b9g</text:p>
          </table:table-cell>
          <table:table-cell office:value-type="string" calcext:value-type="string">
            <text:p>https://www.youtube.com/watch?v=S-XKGBesRzk</text:p>
          </table:table-cell>
          <table:table-cell office:value-type="date" office:date-value="2009-07-09T15:37:34" calcext:value-type="date">
            <text:p>09/07/09 15:37</text:p>
          </table:table-cell>
          <table:table-cell office:value-type="string" calcext:value-type="string">
            <text:p>Partial fraction expansion 1 | Partial fraction expansion | Precalculus | Khan Academy</text:p>
          </table:table-cell>
          <table:table-cell office:value-type="string" calcext:value-type="string">
            <text:p>Introduction to partial fraction expansion</text:p>
            <text:p/>
            <text:p>Practice this lesson yourself on KhanAcademy.org right now: </text:p>
            <text:p>https://www.khanacademy.org/math/precalculus/partial-fraction-expans/partial-fraction/e/partial_fraction_expansion_1?utm_source=YT&amp;utm_medium=Desc&amp;utm_campaign=Precalculus</text:p>
            <text:p/>
            <text:p>Watch the next lesson: https://www.khanacademy.org/math/precalculus/partial-fraction-expans/partial-fraction/v/partial-fraction-expansion-2?utm_source=YT&amp;utm_medium=Desc&amp;utm_campaign=Precalculus</text:p>
            <text:p/>
            <text:p>Missed the previous lesson? </text:p>
            <text:p>https://www.khanacademy.org/math/precalculus/hyperbolic_trig_topic/hyperbolic_trig_intro/v/hyperbolic-trig-functions-and-the-unit-hyperbola?utm_source=YT&amp;utm_medium=Desc&amp;utm_campaign=Precalculus</text:p>
            <text:p/>
            <text:p>Precalculus on Khan Academy: You may think that precalculus is simply the course you take before calculus. You would be right, of course, but that definition doesn't mean anything unless you have some knowledge of what calculus is. Let's keep it simple, shall we? Calculus is a conceptual framework which provides systematic techniques for solving problems. These problems are appropriately applicable to analytic geometry and algebra. Therefore....precalculus gives you the background for the mathematical concepts, problems, issues and techniques that appear in calculus, including trigonometry, functions, complex numbers, vectors, matrices, and others. There you have it ladies and gentlemen....an introduction to precalculu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recalculus channel:</text:p>
            <text:p>https://www.youtube.com/channel/UCBeHztHRWuVvnlwm20u2hNA?sub_confirmation=1</text:p>
            <text:p>Subscribe to Khan Academy: https://www.youtube.com/subscription_center?add_user=khanacademy</text:p>
          </table:table-cell>
          <table:table-cell/>
          <table:table-cell office:value-type="string" calcext:value-type="string">
            <text:p>00:11:28</text:p>
          </table:table-cell>
          <table:table-cell office:value-type="date" office:date-value="2018-07-28T04:41:32.388" calcext:value-type="date">
            <text:p>28/07/18 04:41</text:p>
          </table:table-cell>
          <table:table-cell office:value-type="float" office:value="994613" calcext:value-type="float">
            <text:p>994613</text:p>
          </table:table-cell>
          <table:table-cell office:value-type="float" office:value="2405" calcext:value-type="float">
            <text:p>2405</text:p>
          </table:table-cell>
          <table:table-cell/>
        </table:table-row>
        <table:table-row table:style-name="ro16">
          <table:table-cell office:value-type="string" calcext:value-type="string">
            <text:p>Khan Academy</text:p>
          </table:table-cell>
          <table:table-cell office:value-type="string" calcext:value-type="string">
            <text:p>ywqg9PorTAw</text:p>
          </table:table-cell>
          <table:table-cell office:value-type="string" calcext:value-type="string">
            <text:p>UC4a-Gbdw7vOaccHmFo40b9g</text:p>
          </table:table-cell>
          <table:table-cell office:value-type="string" calcext:value-type="string">
            <text:p>https://www.youtube.com/watch?v=ywqg9PorTAw</text:p>
          </table:table-cell>
          <table:table-cell office:value-type="date" office:date-value="2009-08-26T17:07:26" calcext:value-type="date">
            <text:p>26/08/09 17:07</text:p>
          </table:table-cell>
          <table:table-cell office:value-type="string" calcext:value-type="string">
            <text:p>Periodic Table Trends: Ionization Energy</text:p>
          </table:table-cell>
          <table:table-cell office:value-type="string" calcext:value-type="string">
            <text:p>What an ion is.  Using the periodic table to understand how difficult it is to ionize an atom.</text:p>
            <text:p>More free lessons at: http://www.khanacademy.org/video?v=ywqg9PorTAw</text:p>
          </table:table-cell>
          <table:table-cell/>
          <table:table-cell office:value-type="string" calcext:value-type="string">
            <text:p>00:12:13</text:p>
          </table:table-cell>
          <table:table-cell office:value-type="date" office:date-value="2018-07-28T04:45:15.43" calcext:value-type="date">
            <text:p>28/07/18 04:45</text:p>
          </table:table-cell>
          <table:table-cell office:value-type="float" office:value="994199" calcext:value-type="float">
            <text:p>994199</text:p>
          </table:table-cell>
          <table:table-cell office:value-type="float" office:value="1579" calcext:value-type="float">
            <text:p>1579</text:p>
          </table:table-cell>
          <table:table-cell/>
        </table:table-row>
        <table:table-row table:style-name="ro5">
          <table:table-cell office:value-type="string" calcext:value-type="string">
            <text:p>Khan Academy</text:p>
          </table:table-cell>
          <table:table-cell office:value-type="string" calcext:value-type="string">
            <text:p>0YOGrTNgGhE</text:p>
          </table:table-cell>
          <table:table-cell office:value-type="string" calcext:value-type="string">
            <text:p>UC4a-Gbdw7vOaccHmFo40b9g</text:p>
          </table:table-cell>
          <table:table-cell office:value-type="string" calcext:value-type="string">
            <text:p>https://www.youtube.com/watch?v=0YOGrTNgGhE</text:p>
          </table:table-cell>
          <table:table-cell office:value-type="date" office:date-value="2008-05-13T22:39:02" calcext:value-type="date">
            <text:p>13/05/08 22:39</text:p>
          </table:table-cell>
          <table:table-cell office:value-type="string" calcext:value-type="string">
            <text:p>Electric field | Electric charge, electric force, and voltage | Physics | Khan Academy</text:p>
          </table:table-cell>
          <table:table-cell office:value-type="string" calcext:value-type="string">
            <text:p>We can think of the forces between charges as something that comes from a property of space. That property is called the electric field. Created by Sal Khan.</text:p>
            <text:p/>
            <text:p>Watch the next lesson: https://www.khanacademy.org/science/physics/electric-charge-electric-force-and-voltage/electric-field/v/proof-advanced-field-from-infinite-plate-part-1?utm_source=YT&amp;utm_medium=Desc&amp;utm_campaign=physics</text:p>
            <text:p/>
            <text:p>Missed the previous lesson? https://www.khanacademy.org/science/physics/electric-charge-electric-force-and-voltage/charge-electric-force/v/conservation-of-charge?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13:33</text:p>
          </table:table-cell>
          <table:table-cell office:value-type="date" office:date-value="2018-07-28T04:42:09.88" calcext:value-type="date">
            <text:p>28/07/18 04:42</text:p>
          </table:table-cell>
          <table:table-cell office:value-type="float" office:value="993419" calcext:value-type="float">
            <text:p>993419</text:p>
          </table:table-cell>
          <table:table-cell office:value-type="float" office:value="4266" calcext:value-type="float">
            <text:p>4266</text:p>
          </table:table-cell>
          <table:table-cell/>
        </table:table-row>
        <table:table-row table:style-name="ro15">
          <table:table-cell office:value-type="string" calcext:value-type="string">
            <text:p>Khan Academy</text:p>
          </table:table-cell>
          <table:table-cell office:value-type="string" calcext:value-type="string">
            <text:p>GO5ajwbFqVQ</text:p>
          </table:table-cell>
          <table:table-cell office:value-type="string" calcext:value-type="string">
            <text:p>UC4a-Gbdw7vOaccHmFo40b9g</text:p>
          </table:table-cell>
          <table:table-cell office:value-type="string" calcext:value-type="string">
            <text:p>https://www.youtube.com/watch?v=GO5ajwbFqVQ</text:p>
          </table:table-cell>
          <table:table-cell office:value-type="date" office:date-value="2011-07-15T22:03:16" calcext:value-type="date">
            <text:p>15/07/11 22:03</text:p>
          </table:table-cell>
          <table:table-cell office:value-type="string" calcext:value-type="string">
            <text:p>Solving a proportion with an unknown variable (example) | 7th grade | Khan Academy</text:p>
          </table:table-cell>
          <table:table-cell office:value-type="string" calcext:value-type="string">
            <text:p>Here's a great video where we explain the reasoning behind solving proportions. We'll put some algebra to work to get our answers, too.</text:p>
            <text:p/>
            <text:p>Practice this lesson yourself on KhanAcademy.org right now: </text:p>
            <text:p>https://www.khanacademy.org/math/cc-seventh-grade-math/cc-7th-ratio-proportion/cc-7th-write-and-solve-proportions/e/proportions_1?utm_source=YT&amp;utm_medium=Desc&amp;utm_campaign=7thgrade</text:p>
            <text:p/>
            <text:p>Watch the next lesson: https://www.khanacademy.org/math/cc-seventh-grade-math/cc-7th-ratio-proportion/cc-7th-write-and-solve-proportions/v/writing-proportions?utm_source=YT&amp;utm_medium=Desc&amp;utm_campaign=7thgrade</text:p>
            <text:p/>
            <text:p>Missed the previous lesson? </text:p>
            <text:p>https://www.khanacademy.org/math/cc-seventh-grade-math/cc-7th-ratio-proportion/cc-7th-graphs-proportions/v/identifying-proportional-relationships-visually?utm_source=YT&amp;utm_medium=Desc&amp;utm_campaign=7thgrade</text:p>
            <text:p/>
            <text:p>Grade 7th on Khan Academy: 7th grade takes much of what you learned in 6th grade to an entirely new level. In particular, you'll now learn to do everything with negative numbers (we're talking everything--adding, subtracting, multiplying, dividing, fractions, decimals... everything!). You'll also take your algebraic skills to new heights by tackling two-step equations. 7th grade is also when you start thinking about probability (which is super important for realizing that casinos and lotteries are really just ways of taking money away from people who don't know probability) and dig deeper into the world of data and statistics. Onward! (Content was selected for this grade level based on a typical curriculum in the United State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Ã‚Â‰ÃƒÂ›Ã‚Âªs 7th grade channel:</text:p>
            <text:p>https://www.youtube.com/channel/UCzKsXcrLSLDG7VN1LODlRkw?sub_confirmation=1</text:p>
            <text:p>Subscribe to Khan Academy: https://www.youtube.com/subscription_center?add_user=khanacademy</text:p>
          </table:table-cell>
          <table:table-cell/>
          <table:table-cell office:value-type="string" calcext:value-type="string">
            <text:p>00:07:20</text:p>
          </table:table-cell>
          <table:table-cell office:value-type="date" office:date-value="2018-07-28T04:44:13.829" calcext:value-type="date">
            <text:p>28/07/18 04:44</text:p>
          </table:table-cell>
          <table:table-cell office:value-type="float" office:value="992799" calcext:value-type="float">
            <text:p>992799</text:p>
          </table:table-cell>
          <table:table-cell office:value-type="float" office:value="2987" calcext:value-type="float">
            <text:p>2987</text:p>
          </table:table-cell>
          <table:table-cell/>
        </table:table-row>
        <table:table-row table:style-name="ro6">
          <table:table-cell office:value-type="string" calcext:value-type="string">
            <text:p>Khan Academy</text:p>
          </table:table-cell>
          <table:table-cell office:value-type="string" calcext:value-type="string">
            <text:p>1byR9UEQJN0</text:p>
          </table:table-cell>
          <table:table-cell office:value-type="string" calcext:value-type="string">
            <text:p>UC4a-Gbdw7vOaccHmFo40b9g</text:p>
          </table:table-cell>
          <table:table-cell office:value-type="string" calcext:value-type="string">
            <text:p>https://www.youtube.com/watch?v=1byR9UEQJN0</text:p>
          </table:table-cell>
          <table:table-cell office:value-type="date" office:date-value="2012-08-01T16:17:06" calcext:value-type="date">
            <text:p>01/08/12 16:17</text:p>
          </table:table-cell>
          <table:table-cell office:value-type="string" calcext:value-type="string">
            <text:p>Synthetic division | Polynomial and rational functions | Algebra II | Khan Academy</text:p>
          </table:table-cell>
          <table:table-cell office:value-type="string" calcext:value-type="string">
            <text:p>Basic algorithm for Synthetic Division</text:p>
            <text:p/>
            <text:p>Watch the next lesson: https://www.khanacademy.org/math/algebra2/polynomial_and_rational/synthetic-division/v/synthetic-division-example-2?utm_source=YT&amp;utm_medium=Desc&amp;utm_campaign=AlgebraII</text:p>
            <text:p/>
            <text:p>Missed the previous lesson? </text:p>
            <text:p>https://www.khanacademy.org/math/algebra2/polynomial_and_rational/dividing_polynomials/v/dividing-polynomials-with-remainders-example?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05:21</text:p>
          </table:table-cell>
          <table:table-cell office:value-type="date" office:date-value="2018-07-28T04:43:43.905" calcext:value-type="date">
            <text:p>28/07/18 04:43</text:p>
          </table:table-cell>
          <table:table-cell office:value-type="float" office:value="992766" calcext:value-type="float">
            <text:p>992766</text:p>
          </table:table-cell>
          <table:table-cell office:value-type="float" office:value="5261" calcext:value-type="float">
            <text:p>5261</text:p>
          </table:table-cell>
          <table:table-cell/>
        </table:table-row>
        <table:table-row table:style-name="ro1">
          <table:table-cell office:value-type="string" calcext:value-type="string">
            <text:p>tecmath</text:p>
          </table:table-cell>
          <table:table-cell office:value-type="string" calcext:value-type="string">
            <text:p>Lwto-lQzmec</text:p>
          </table:table-cell>
          <table:table-cell office:value-type="string" calcext:value-type="string">
            <text:p>UCb7w5aTnt7YeXBcVCY0mgFw</text:p>
          </table:table-cell>
          <table:table-cell office:value-type="string" calcext:value-type="string">
            <text:p>https://www.youtube.com/watch?v=Lwto-lQzmec</text:p>
          </table:table-cell>
          <table:table-cell office:value-type="date" office:date-value="2013-03-01T08:40:08" calcext:value-type="date">
            <text:p>01/03/13 08:40</text:p>
          </table:table-cell>
          <table:table-cell office:value-type="string" calcext:value-type="string">
            <text:p>Simultaneous Equations Math Lesson</text:p>
          </table:table-cell>
          <table:table-cell office:value-type="string" calcext:value-type="string">
            <text:p>Simultaneous equations are where we work with two algebreic equations to solve unknowm variables.</text:p>
          </table:table-cell>
          <table:table-cell office:value-type="string" calcext:value-type="string">
            <text:p>{simultaneous,equations,algebramath}</text:p>
          </table:table-cell>
          <table:table-cell office:value-type="string" calcext:value-type="string">
            <text:p>00:19:20</text:p>
          </table:table-cell>
          <table:table-cell office:value-type="date" office:date-value="2018-07-28T04:42:28.166" calcext:value-type="date">
            <text:p>28/07/18 04:42</text:p>
          </table:table-cell>
          <table:table-cell office:value-type="float" office:value="992672" calcext:value-type="float">
            <text:p>992672</text:p>
          </table:table-cell>
          <table:table-cell office:value-type="float" office:value="5505" calcext:value-type="float">
            <text:p>5505</text:p>
          </table:table-cell>
          <table:table-cell/>
        </table:table-row>
        <table:table-row table:style-name="ro25">
          <table:table-cell office:value-type="string" calcext:value-type="string">
            <text:p>minutephysics</text:p>
          </table:table-cell>
          <table:table-cell office:value-type="string" calcext:value-type="string">
            <text:p>m-5CDVdglp4</text:p>
          </table:table-cell>
          <table:table-cell office:value-type="string" calcext:value-type="string">
            <text:p>UCUHW94eEFW7hkUMVaZz4eDg</text:p>
          </table:table-cell>
          <table:table-cell office:value-type="string" calcext:value-type="string">
            <text:p>https://www.youtube.com/watch?v=m-5CDVdglp4</text:p>
          </table:table-cell>
          <table:table-cell office:value-type="date" office:date-value="2012-02-06T00:12:50" calcext:value-type="date">
            <text:p>06/02/12 00:12</text:p>
          </table:table-cell>
          <table:table-cell office:value-type="string" calcext:value-type="string">
            <text:p>Football, Physics, and Symmetry</text:p>
          </table:table-cell>
          <table:table-cell office:value-type="string" calcext:value-type="string">
            <text:p>Two linemen colliding can light a 60W bulb for over a minute! </text:p>
            <text:p/>
            <text:p>Cool book on habits: http://www.charlesduhigg.com</text:p>
            <text:p/>
            <text:p>minutephysics is now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text:p>
            <text:p>NEW ALBUM!! -- http://juliansaporiti.bandcamp.com/album/lusitania</text:p>
            <text:p>youtube: http://bit.ly/pakJLE Created by Henry Reich</text:p>
          </table:table-cell>
          <table:table-cell office:value-type="string" calcext:value-type="string">
            <text:p>{"Symmetry (physics)",football,super,bowl,"eli manning",habit,formation,round,reuleaux,rotor,roll,SMBC,geology,sphere,symmetry,Tides,gravity,black,hole,moon,einstein,Neutrino,light,photon,cern,lhc,higgs,boson,electron,time,entropy,GPS,atomic,special,relativity,atom,nuclear,"General Relativity",Energy,science,color,Dark,energy,Nobel,Prize,Minutephysics,minute,physics,Henry,Reich,universe,xkcd,RSAnimate,dark,matter,cat,schrodinger,fire,Drawing,Educational,"Large Hadron Collider"}</text:p>
          </table:table-cell>
          <table:table-cell office:value-type="string" calcext:value-type="string">
            <text:p>00:02:03</text:p>
          </table:table-cell>
          <table:table-cell office:value-type="date" office:date-value="2018-07-28T04:41:44.45" calcext:value-type="date">
            <text:p>28/07/18 04:41</text:p>
          </table:table-cell>
          <table:table-cell office:value-type="float" office:value="991221" calcext:value-type="float">
            <text:p>991221</text:p>
          </table:table-cell>
          <table:table-cell office:value-type="float" office:value="393" calcext:value-type="float">
            <text:p>393</text:p>
          </table:table-cell>
          <table:table-cell/>
        </table:table-row>
        <table:table-row table:style-name="ro24">
          <table:table-cell office:value-type="string" calcext:value-type="string">
            <text:p>Khan Academy</text:p>
          </table:table-cell>
          <table:table-cell office:value-type="string" calcext:value-type="string">
            <text:p>Qm_OS-8COwU</text:p>
          </table:table-cell>
          <table:table-cell office:value-type="string" calcext:value-type="string">
            <text:p>UC4a-Gbdw7vOaccHmFo40b9g</text:p>
          </table:table-cell>
          <table:table-cell office:value-type="string" calcext:value-type="string">
            <text:p>https://www.youtube.com/watch?v=Qm_OS-8COwU</text:p>
          </table:table-cell>
          <table:table-cell office:value-type="date" office:date-value="2009-10-08T23:54:02" calcext:value-type="date">
            <text:p>08/10/09 23:54</text:p>
          </table:table-cell>
          <table:table-cell office:value-type="string" calcext:value-type="string">
            <text:p>Linear combinations and span | Vectors and spaces | Linear Algebra | Khan Academy</text:p>
          </table:table-cell>
          <table:table-cell office:value-type="string" calcext:value-type="string">
            <text:p>Understanding linear combinations and spans of vectors</text:p>
            <text:p/>
            <text:p>Watch the next lesson: https://www.khanacademy.org/math/linear-algebra/vectors_and_spaces/linear_independence/v/linear-algebra-introduction-to-linear-independence?utm_source=YT&amp;utm_medium=Desc&amp;utm_campaign=LinearAlgebra</text:p>
            <text:p/>
            <text:p>Missed the previous lesson? </text:p>
            <text:p>https://www.khanacademy.org/math/linear-algebra/vectors_and_spaces/vectors/v/linear-algebra-parametric-representations-of-lines?utm_source=YT&amp;utm_medium=Desc&amp;utm_campaign=LinearAlgebra</text:p>
            <text:p/>
            <text:p>Linear Algebra on Khan Academy: Have you ever wondered what the difference is between speed and velocity? Ever try to visualize in four dimensions or six or seven? Linear algebra describes things in two dimensions, but many of the concepts can be extended into three, four or more. Linear algebra implies two dimensional reasoning, however, the concepts covered in linear algebra provide the basis for multi-dimensional representations of mathematical reasoning. Matrices, vectors, vector spaces, transformations, eigenvectors/values all help us to visualize and understand multi dimensional concepts. This is an advanced course normally taken by science or engineering majors after taking at least two semesters of calculus (although calculus really isn't a prereq) so don't confuse this with regular high school algebra.</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Linear Algebra channel:: https://www.youtube.com/channel/UCGYSKl6e3HM0PP7QR35Crug?sub_confirmation=1</text:p>
            <text:p>Subscribe to KhanAcademy: https://www.youtube.com/subscription_center?add_user=khanacademy</text:p>
          </table:table-cell>
          <table:table-cell/>
          <table:table-cell office:value-type="string" calcext:value-type="string">
            <text:p>00:20:35</text:p>
          </table:table-cell>
          <table:table-cell office:value-type="date" office:date-value="2018-07-28T04:42:34.501" calcext:value-type="date">
            <text:p>28/07/18 04:42</text:p>
          </table:table-cell>
          <table:table-cell office:value-type="float" office:value="990292" calcext:value-type="float">
            <text:p>990292</text:p>
          </table:table-cell>
          <table:table-cell office:value-type="float" office:value="4268" calcext:value-type="float">
            <text:p>4268</text:p>
          </table:table-cell>
          <table:table-cell/>
        </table:table-row>
        <table:table-row table:style-name="ro4">
          <table:table-cell office:value-type="string" calcext:value-type="string">
            <text:p>TED-Ed</text:p>
          </table:table-cell>
          <table:table-cell office:value-type="string" calcext:value-type="string">
            <text:p>PpHM4DfPZQU</text:p>
          </table:table-cell>
          <table:table-cell office:value-type="string" calcext:value-type="string">
            <text:p>UCsooa4yRKGN_zEE8iknghZA</text:p>
          </table:table-cell>
          <table:table-cell office:value-type="string" calcext:value-type="string">
            <text:p>https://www.youtube.com/watch?v=PpHM4DfPZQU</text:p>
          </table:table-cell>
          <table:table-cell office:value-type="date" office:date-value="2014-07-21T15:03:13" calcext:value-type="date">
            <text:p>21/07/14 15:03</text:p>
          </table:table-cell>
          <table:table-cell office:value-type="string" calcext:value-type="string">
            <text:p>What happens when you get heat stroke? - Douglas J. Casa</text:p>
          </table:table-cell>
          <table:table-cell office:value-type="string" calcext:value-type="string">
            <text:p>View full lesson: http://ed.ted.com/lessons/what-happens-when-you-get-heat-stroke-douglas-j-casa</text:p>
            <text:p/>
            <text:p>Have you ever suffered from exertional heat stroke? This condition is caused by intense activity in the heat and is one of the top three killers of athletes and soldiers in training. Douglas J. Casa explains heat stroke's tremendous effects on the human body and details an action plan in case it ever happens to someone you know.</text:p>
            <text:p/>
            <text:p>Lesson by Douglas J. Casa, animation by Cinematic.</text:p>
          </table:table-cell>
          <table:table-cell office:value-type="string" calcext:value-type="string">
            <text:p>{"Douglas Casa",Cinematic,"heat stroke","exertional heat stroke","exercise in heat","human body","effects of heat on human body",heat,TED,TED-Ed,TEDEducation,"TED Ed"}</text:p>
          </table:table-cell>
          <table:table-cell office:value-type="string" calcext:value-type="string">
            <text:p>00:03:54</text:p>
          </table:table-cell>
          <table:table-cell office:value-type="date" office:date-value="2018-07-28T04:44:08.003" calcext:value-type="date">
            <text:p>28/07/18 04:44</text:p>
          </table:table-cell>
          <table:table-cell office:value-type="float" office:value="988215" calcext:value-type="float">
            <text:p>988215</text:p>
          </table:table-cell>
          <table:table-cell office:value-type="float" office:value="24574" calcext:value-type="float">
            <text:p>24574</text:p>
          </table:table-cell>
          <table:table-cell/>
        </table:table-row>
        <table:table-row table:style-name="ro4">
          <table:table-cell office:value-type="string" calcext:value-type="string">
            <text:p>TED-Ed</text:p>
          </table:table-cell>
          <table:table-cell office:value-type="string" calcext:value-type="string">
            <text:p>p3q5zWCw8J4</text:p>
          </table:table-cell>
          <table:table-cell office:value-type="string" calcext:value-type="string">
            <text:p>UCsooa4yRKGN_zEE8iknghZA</text:p>
          </table:table-cell>
          <table:table-cell office:value-type="string" calcext:value-type="string">
            <text:p>https://www.youtube.com/watch?v=p3q5zWCw8J4</text:p>
          </table:table-cell>
          <table:table-cell office:value-type="date" office:date-value="2016-05-10T15:03:30" calcext:value-type="date">
            <text:p>10/05/16 15:03</text:p>
          </table:table-cell>
          <table:table-cell office:value-type="string" calcext:value-type="string">
            <text:p>How computer memory works - Kanawat Senanan</text:p>
          </table:table-cell>
          <table:table-cell office:value-type="string" calcext:value-type="string">
            <text:p>View full lesson: http://ed.ted.com/lessons/how-computer-memory-works-kanawat-senanan</text:p>
            <text:p/>
            <text:p>In many ways, our memories make us who we are, helping us remember our past, learn and retain skills, and plan for the future. And for the computers that often act as extensions of ourselves, memory plays much the same role. Kanawat Senanan explains how computer memory works. </text:p>
            <text:p/>
            <text:p>Lesson by Kanawat Senanan, animation by TED-Ed.</text:p>
          </table:table-cell>
          <table:table-cell office:value-type="string" calcext:value-type="string">
            <text:p>{"Senanan Kanawat","Carlos Palomares","Computer memory","hard drive",coding,bits,software,"binary digits","central processing unit","computer brain",TED,TED-Ed,"Ted Education","Ted Ed","data processing","computer programming","random access memory"}</text:p>
          </table:table-cell>
          <table:table-cell office:value-type="string" calcext:value-type="string">
            <text:p>00:05:05</text:p>
          </table:table-cell>
          <table:table-cell office:value-type="date" office:date-value="2018-07-28T04:43:55.91" calcext:value-type="date">
            <text:p>28/07/18 04:43</text:p>
          </table:table-cell>
          <table:table-cell office:value-type="float" office:value="988087" calcext:value-type="float">
            <text:p>988087</text:p>
          </table:table-cell>
          <table:table-cell office:value-type="float" office:value="17665" calcext:value-type="float">
            <text:p>17665</text:p>
          </table:table-cell>
          <table:table-cell/>
        </table:table-row>
        <table:table-row table:style-name="ro4">
          <table:table-cell office:value-type="string" calcext:value-type="string">
            <text:p>TED-Ed</text:p>
          </table:table-cell>
          <table:table-cell office:value-type="string" calcext:value-type="string">
            <text:p>uNS1QvDzCVw</text:p>
          </table:table-cell>
          <table:table-cell office:value-type="string" calcext:value-type="string">
            <text:p>UCsooa4yRKGN_zEE8iknghZA</text:p>
          </table:table-cell>
          <table:table-cell office:value-type="string" calcext:value-type="string">
            <text:p>https://www.youtube.com/watch?v=uNS1QvDzCVw</text:p>
          </table:table-cell>
          <table:table-cell office:value-type="date" office:date-value="2014-03-27T15:06:17" calcext:value-type="date">
            <text:p>27/03/14 15:06</text:p>
          </table:table-cell>
          <table:table-cell office:value-type="string" calcext:value-type="string">
            <text:p>How many ways can you arrange a deck of cards? - Yannay Khaikin</text:p>
          </table:table-cell>
          <table:table-cell office:value-type="string" calcext:value-type="string">
            <text:p>View full lesson: http://ed.ted.com/lessons/how-many-ways-can-you-arrange-a-deck-of-cards-yannay-khaikin</text:p>
            <text:p/>
            <text:p>One deck. Fifty-two cards. How many arrangements? Let's put it this way: Any time you pick up a well shuffled deck, you are almost certainly holding an arrangement of cards that has never before existed and might not exist again. Yannay Khaikin explains how factorials allow us to pinpoint the exact (very large) number of permutations in a standard deck of cards.</text:p>
            <text:p/>
            <text:p>Lesson by Yannay Khaikin, animation by The Moving Company Animation Studio.</text:p>
          </table:table-cell>
          <table:table-cell office:value-type="string" calcext:value-type="string">
            <text:p>{"Yannay Khaikin","Nadav Arbel","deck of cards",factorial,math,mathematics,"shuffle deck of cards",card,"playing card",TED,TED-Ed,"TED Ed",TEDEducation}</text:p>
          </table:table-cell>
          <table:table-cell office:value-type="string" calcext:value-type="string">
            <text:p>00:03:42</text:p>
          </table:table-cell>
          <table:table-cell office:value-type="date" office:date-value="2018-07-28T04:42:28.383" calcext:value-type="date">
            <text:p>28/07/18 04:42</text:p>
          </table:table-cell>
          <table:table-cell office:value-type="float" office:value="986390" calcext:value-type="float">
            <text:p>986390</text:p>
          </table:table-cell>
          <table:table-cell office:value-type="float" office:value="4125" calcext:value-type="float">
            <text:p>4125</text:p>
          </table:table-cell>
          <table:table-cell/>
        </table:table-row>
        <table:table-row table:style-name="ro24">
          <table:table-cell office:value-type="string" calcext:value-type="string">
            <text:p>mathbff</text:p>
          </table:table-cell>
          <table:table-cell office:value-type="string" calcext:value-type="string">
            <text:p>TUJgZ4UDY2g</text:p>
          </table:table-cell>
          <table:table-cell office:value-type="string" calcext:value-type="string">
            <text:p>UCy5ev9EE-u5Iwbt2NHrcayw</text:p>
          </table:table-cell>
          <table:table-cell office:value-type="string" calcext:value-type="string">
            <text:p>https://www.youtube.com/watch?v=TUJgZ4UDY2g</text:p>
          </table:table-cell>
          <table:table-cell office:value-type="date" office:date-value="2015-07-23T00:53:10" calcext:value-type="date">
            <text:p>23/07/15 00:53</text:p>
          </table:table-cell>
          <table:table-cell office:value-type="string" calcext:value-type="string">
            <text:p>â¤ï¸ŽÂ² The Chain Rule... How? (mathbff)</text:p>
          </table:table-cell>
          <table:table-cell office:value-type="string" calcext:value-type="string">
            <text:p>Nancy is on a new channel, NancyPi! New videos with Nancy will be at: https://youtube.com/NancyPi Follow: http://instagram.com/mathbff http://facebook.com/mathbff http://twitter.com/mathbff</text:p>
            <text:p/>
            <text:p>To skip ahead: 1) For how to use the CHAIN RULE or "OUTSIDE-INSIDE rule", skip to time 0:17. 1b) For how to know WHEN YOU NEED the chain rule, skip to time 4:35. 2) For another example with the POWER RULE in the chain rule, skip to time 7:05. 3) For a TRIG derivative chain rule example, skip to time 9:33. 3b) For the formal chain rule FORMULA, skip to time 11:36. PS) For a DOUBLE CHAIN RULE (or "repeated use of the chain rule") example, skip to time 13:33.</text:p>
            <text:p/>
            <text:p>1) CHAIN RULE: You need the chain rule to take the derivative when you have a function inside a function, or a "composite function". For example, in the equation y = (3x + 1)^7, since the function 3x+1 is inside a larger, outer function, the power of 7, you will need the chain rule to find the correct derivative. How do you use the chain rule? You can think of the chain rule as the "OUTSIDE-INSIDE" rule: take the DERIVATIVE of JUST the OUTSIDE function first, LEAVING THE INSIDE FUNCTION alone (unchanged), and then MULTIPLY BY the DERIVATIVE of JUST the INSIDE function. Sometimes you might hear this expressed as: take the derivative of the outer function, "evaluated at the inner function", times the derivative of just the inner function. For our example, first take the derivative of the outer function (the power of 7) to get 7*(3x + 1)^6 since the power rule tells you that to take the derivative of a power you bring down the power to the front (as a constant or coefficient just multiplied in the front) and then you decrease the power by 1, which leaves a power of 6. Notice that you leave the inside function the way it is and just rewrite it for now. Then you multiply by the derivative of just the inner function, 3x + 1. Since the derivative of 3x + 1 is just 3, the full derivative (dy/dx) is: 7*[(3x + 1)^6]*3, which is just 21(3x + 1)^6.</text:p>
            <text:p/>
            <text:p>1b) HOW do you know WHEN TO USE the chain rule? If the original equation had just been x^7, there would be no need for the chain rule. It's when you have something more than just x inside that you should use the chain rule, such as (3x + 1)^7 or even (x^2 + 1)^7. Sometimes the chain rule may make no difference. For instance, if you have the function (x + 1)^7, taking the derivative of the inside function just gives you 1, so multiplying by that inside derivative of 1 will not change the overall answer. However, it can't hurt to use the chain rule anyway, so it's a good idea to get in the habit of using it so that you don't forget it when it really does make a difference.</text:p>
            <text:p/>
            <text:p>2) Another chain POWER RULE example: To find the derivative of h(x) = (x^2 + 5x - 6)^9, use the same steps as above to first take the outside derivative and then multiply by the inside derivative. In this case, the derivative, dh/dx (or h'(x)) is equal to 9(x^2 + 5x - 6)^8 * (2x + 5). Using the chain rule with the power rule is sometimes called the "power chain rule".</text:p>
            <text:p/>
            <text:p>3) TRIG EXAMPLE: the idea is the same as above even if you are using the chain rule to differentiate something like a trigonometric function. If you have anything more than just x inside the trig function, you will need the chain rule to find the derivative. For the equation y = sin(x^2 - 3x), you first take the derivative of the outer function, just the sine function. Since the derivative of sine is cosine, the outside derivative (with the inside left unchanged) is cos(x^2 - 3x). Then, find the derivative of just the inside (of just the x^2 - 3x part), and multiply by that. Since the derivative of x^2 - 3x is 2x - 3, the full derivative answer is dy/dx = cos(x^2 - 3x)*(2x - 3).</text:p>
            <text:p/>
            <text:p>3b) FORMULA: Although it's easier to think about the chain rule as the "outside-inside rule", if for any reason you have to use the formal chain rule formula, check out the two versions I show here. Both are based on the equation being a composition of functions, f(g(x)). The second version shown uses Liebniz notation. Either way, both show a component of the derivative that comes from the inside function, and it's important not to forget to multiply by this inside derivative factor if you want to get the right full derivative answer.</text:p>
            <text:p/>
            <text:p>P.S.) DOUBLE CHAIN RULE: Sometimes you might have to use the chain rule more than once, known as "repeated use of the chain rule". In y = (1 + cos2x)^2, not only would you need to take the derivative of the outside power of 2, as well as multiply by the derivative of the inside function, 1 + cos2x, but after that you would ALSO then need to multiply by the derivative of the 2x inside cosine because that inside function was 1 + cos2x and not just 1 + cosx. Anyway, this means you would use the chain rule twice. The idea is that you have to keep taking the derivative of the inner functions until you have reached every inner function that is more complicated than just "x".</text:p>
          </table:table-cell>
          <table:table-cell office:value-type="string" calcext:value-type="string">
            <text:p>{"chain rule",derivative,calculus,"composite function",dy/dx,"outside inside",differentiate,"find the derivative",formula,"double chain rule",trig,trigonometric,differentiation,"power chain rule",example,introduction,khan,patrickjmt,"power rule","product rule","quotient rule",nested,linked,repeated,polynomial,logarithm,logs,liebniz,notation,"algebra 2","natural log","ln x",exponent,exponential,simplify,"square root",rule,"how do you",solve,function,help,how-to,tutorial,explain,find,problem,math}</text:p>
          </table:table-cell>
          <table:table-cell office:value-type="string" calcext:value-type="string">
            <text:p>00:16:37</text:p>
          </table:table-cell>
          <table:table-cell office:value-type="date" office:date-value="2018-07-28T04:44:13.861" calcext:value-type="date">
            <text:p>28/07/18 04:44</text:p>
          </table:table-cell>
          <table:table-cell office:value-type="float" office:value="985462" calcext:value-type="float">
            <text:p>985462</text:p>
          </table:table-cell>
          <table:table-cell office:value-type="float" office:value="3980" calcext:value-type="float">
            <text:p>3980</text:p>
          </table:table-cell>
          <table:table-cell/>
        </table:table-row>
        <table:table-row table:style-name="ro4">
          <table:table-cell office:value-type="string" calcext:value-type="string">
            <text:p>TED-Ed</text:p>
          </table:table-cell>
          <table:table-cell office:value-type="string" calcext:value-type="string">
            <text:p>fpV7DKwcqbk</text:p>
          </table:table-cell>
          <table:table-cell office:value-type="string" calcext:value-type="string">
            <text:p>UCsooa4yRKGN_zEE8iknghZA</text:p>
          </table:table-cell>
          <table:table-cell office:value-type="string" calcext:value-type="string">
            <text:p>https://www.youtube.com/watch?v=fpV7DKwcqbk</text:p>
          </table:table-cell>
          <table:table-cell office:value-type="date" office:date-value="2013-06-27T20:04:25" calcext:value-type="date">
            <text:p>27/06/13 20:04</text:p>
          </table:table-cell>
          <table:table-cell office:value-type="string" calcext:value-type="string">
            <text:p>If superpowers were real: Body mass - Joy Lin</text:p>
          </table:table-cell>
          <table:table-cell office:value-type="string" calcext:value-type="string">
            <text:p>View full lesson: http://ed.ted.com/lessons/if-superpowers-were-real-body-mass-joy-lin</text:p>
            <text:p/>
            <text:p>What if manipulating body mass wasn't just the stuff of epic comic book stories? Is it scientifically possible to manipulate your body mass? In this series, Joy Lin tackles six superpowers and reveals just how scientifically realistic they can be to us mere mortals. </text:p>
            <text:p/>
            <text:p>Lesson by Joy Lin, animation by Cognitive Media.</text:p>
          </table:table-cell>
          <table:table-cell office:value-type="string" calcext:value-type="string">
            <text:p>{"\\Joy Lin\\","\\Cognitive","Media\\",superhero,Marvel,"\\comic","book\\",TED-Ed,"\\TED","Ed\\",TEDEducation,"\\body","mass\\","\\altered",body}</text:p>
          </table:table-cell>
          <table:table-cell office:value-type="string" calcext:value-type="string">
            <text:p>00:06:45</text:p>
          </table:table-cell>
          <table:table-cell office:value-type="date" office:date-value="2018-07-28T04:45:15.717" calcext:value-type="date">
            <text:p>28/07/18 04:45</text:p>
          </table:table-cell>
          <table:table-cell office:value-type="float" office:value="985020" calcext:value-type="float">
            <text:p>985020</text:p>
          </table:table-cell>
          <table:table-cell office:value-type="float" office:value="7580" calcext:value-type="float">
            <text:p>7580</text:p>
          </table:table-cell>
          <table:table-cell/>
        </table:table-row>
        <table:table-row table:style-name="ro5">
          <table:table-cell office:value-type="string" calcext:value-type="string">
            <text:p>Khan Academy</text:p>
          </table:table-cell>
          <table:table-cell office:value-type="string" calcext:value-type="string">
            <text:p>NRFPvLp3r3g</text:p>
          </table:table-cell>
          <table:table-cell office:value-type="string" calcext:value-type="string">
            <text:p>UC4a-Gbdw7vOaccHmFo40b9g</text:p>
          </table:table-cell>
          <table:table-cell office:value-type="string" calcext:value-type="string">
            <text:p>https://www.youtube.com/watch?v=NRFPvLp3r3g</text:p>
          </table:table-cell>
          <table:table-cell office:value-type="date" office:date-value="2010-07-21T22:04:26" calcext:value-type="date">
            <text:p>21/07/10 22:04</text:p>
          </table:table-cell>
          <table:table-cell office:value-type="string" calcext:value-type="string">
            <text:p>Naming simple alkanes | Organic chemistry | Khan Academy</text:p>
          </table:table-cell>
          <table:table-cell office:value-type="string" calcext:value-type="string">
            <text:p>Naming simple linear and cyclic alkanes. Created by Sal Khan.</text:p>
            <text:p/>
            <text:p>Watch the next lesson: https://www.khanacademy.org/science/organic-chemistry/bond-line-structures-alkanes-cycloalkanes/naming-alkanes/v/naming-alkanes-with-alkyl-groups?utm_source=YT&amp;utm_medium=Desc&amp;utm_campaign=organicchemistry</text:p>
            <text:p/>
            <text:p>Missed the previous lesson? https://www.khanacademy.org/science/organic-chemistry/bond-line-structures-alkanes-cycloalkanes/naming-alkanes/v/representing-structures-of-organic-molecules?utm_source=YT&amp;utm_medium=Desc&amp;utm_campaign=organicchemistry</text:p>
            <text:p/>
            <text:p>Organic Chemistry on Khan Academy: Carbon can form covalent bonds with itself and other elements to create a mind-boggling array of structures. In organic chemistry, we will learn about the reactions chemists use to synthesize crazy carbon based structures, as well as the analytical methods to characterize them. We will also think about how those reactions are occurring on a molecular level with reaction mechanisms. Simply put, organic chemistry is like building with molecular Legos. Let's make some beautiful organic molecule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Organic Chemistry channel: https://www.youtube.com/channel/UCNKPjijOc0WEJ7DIV_Vay3g?sub_confirmation=1</text:p>
            <text:p>Subscribe to Khan Academy: https://www.youtube.com/subscription_center?add_user=khanacademy</text:p>
          </table:table-cell>
          <table:table-cell/>
          <table:table-cell office:value-type="string" calcext:value-type="string">
            <text:p>00:09:28</text:p>
          </table:table-cell>
          <table:table-cell office:value-type="date" office:date-value="2018-07-28T04:41:14.311" calcext:value-type="date">
            <text:p>28/07/18 04:41</text:p>
          </table:table-cell>
          <table:table-cell office:value-type="float" office:value="983498" calcext:value-type="float">
            <text:p>983498</text:p>
          </table:table-cell>
          <table:table-cell office:value-type="float" office:value="4107" calcext:value-type="float">
            <text:p>4107</text:p>
          </table:table-cell>
          <table:table-cell/>
        </table:table-row>
        <table:table-row table:style-name="ro7">
          <table:table-cell office:value-type="string" calcext:value-type="string">
            <text:p>Khan Academy</text:p>
          </table:table-cell>
          <table:table-cell office:value-type="string" calcext:value-type="string">
            <text:p>i6lfVUp5RW8</text:p>
          </table:table-cell>
          <table:table-cell office:value-type="string" calcext:value-type="string">
            <text:p>UC4a-Gbdw7vOaccHmFo40b9g</text:p>
          </table:table-cell>
          <table:table-cell office:value-type="string" calcext:value-type="string">
            <text:p>https://www.youtube.com/watch?v=i6lfVUp5RW8</text:p>
          </table:table-cell>
          <table:table-cell office:value-type="date" office:date-value="2010-04-08T22:26:05" calcext:value-type="date">
            <text:p>08/04/10 22:26</text:p>
          </table:table-cell>
          <table:table-cell office:value-type="string" calcext:value-type="string">
            <text:p>Scientific notation examples | Pre-Algebra | Khan Academy</text:p>
          </table:table-cell>
          <table:table-cell office:value-type="string" calcext:value-type="string">
            <text:p>Learn how to solve a variety of scientific notation problems.</text:p>
            <text:p/>
            <text:p>Practice this lesson yourself on KhanAcademy.org right now: https://www.khanacademy.org/math/pre-algebra/exponents-radicals/scientific-notation/e/scientific_notation_intuition?utm_source=YT&amp;utm_medium=Desc&amp;utm_campaign=PreAlgebra</text:p>
            <text:p/>
            <text:p>Watch the next lesson: https://www.khanacademy.org/math/pre-algebra/exponents-radicals/scientific-notation/v/scientific-notation-examples?utm_source=YT&amp;utm_medium=Desc&amp;utm_campaign=PreAlgebra</text:p>
            <text:p/>
            <text:p>Missed the previous lesson? </text:p>
            <text:p>https://www.khanacademy.org/math/pre-algebra/exponents-radicals/scientific-notation/v/scientific-notation-old?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11:26</text:p>
          </table:table-cell>
          <table:table-cell office:value-type="date" office:date-value="2018-07-28T04:44:32.085" calcext:value-type="date">
            <text:p>28/07/18 04:44</text:p>
          </table:table-cell>
          <table:table-cell office:value-type="float" office:value="983385" calcext:value-type="float">
            <text:p>983385</text:p>
          </table:table-cell>
          <table:table-cell office:value-type="float" office:value="4453" calcext:value-type="float">
            <text:p>4453</text:p>
          </table:table-cell>
          <table:table-cell/>
        </table:table-row>
        <table:table-row table:style-name="ro28">
          <table:table-cell office:value-type="string" calcext:value-type="string">
            <text:p>Numberphile</text:p>
          </table:table-cell>
          <table:table-cell office:value-type="string" calcext:value-type="string">
            <text:p>gi-TBlh44gY</text:p>
          </table:table-cell>
          <table:table-cell office:value-type="string" calcext:value-type="string">
            <text:p>UCoxcjq-8xIDTYp3uz647V5A</text:p>
          </table:table-cell>
          <table:table-cell office:value-type="string" calcext:value-type="string">
            <text:p>https://www.youtube.com/watch?v=gi-TBlh44gY</text:p>
          </table:table-cell>
          <table:table-cell office:value-type="date" office:date-value="2016-06-16T15:08:54" calcext:value-type="date">
            <text:p>16/06/16 15:08</text:p>
          </table:table-cell>
          <table:table-cell office:value-type="string" calcext:value-type="string">
            <text:p>The Remarkable Way We Eat Pizza - Numberphile</text:p>
          </table:table-cell>
          <table:table-cell office:value-type="string" calcext:value-type="string">
            <text:p>The Great Courses Plus free trial: http://ow.ly/RJw3301cRhU</text:p>
            <text:p>Cliff Stoll discusses a "Remarkable Theorem", Gaussian curvature and pizza.</text:p>
            <text:p>More links &amp; stuff in full description below â†“â†“â†“</text:p>
            <text:p/>
            <text:p>Postscript note from Cliff: "Cliff says he forgot to mention that at each point, he calls an outward going curve positive, and an inward going curve negative.  He also neglected to say that saddle points have negative Gaussian curvature.  Finally, he insists that the frozen pizza shown in this video is inferior to his wife's homemade pizza.  But both have zero Gaussian curvature."</text:p>
            <text:p/>
            <text:p>Animation by Pete McPartlan.</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pizza,"gaussian curvature"}</text:p>
          </table:table-cell>
          <table:table-cell office:value-type="string" calcext:value-type="string">
            <text:p>00:07:42</text:p>
          </table:table-cell>
          <table:table-cell office:value-type="date" office:date-value="2018-07-28T04:43:43.963" calcext:value-type="date">
            <text:p>28/07/18 04:43</text:p>
          </table:table-cell>
          <table:table-cell office:value-type="float" office:value="982792" calcext:value-type="float">
            <text:p>982792</text:p>
          </table:table-cell>
          <table:table-cell office:value-type="float" office:value="1860" calcext:value-type="float">
            <text:p>1860</text:p>
          </table:table-cell>
          <table:table-cell/>
        </table:table-row>
        <table:table-row table:style-name="ro47">
          <table:table-cell office:value-type="string" calcext:value-type="string">
            <text:p>MindYourDecisions</text:p>
          </table:table-cell>
          <table:table-cell office:value-type="string" calcext:value-type="string">
            <text:p>NB8dr9FjuxQ</text:p>
          </table:table-cell>
          <table:table-cell office:value-type="string" calcext:value-type="string">
            <text:p>UCHnj59g7jezwTy5GeL8EA_g</text:p>
          </table:table-cell>
          <table:table-cell office:value-type="string" calcext:value-type="string">
            <text:p>https://www.youtube.com/watch?v=NB8dr9FjuxQ</text:p>
          </table:table-cell>
          <table:table-cell office:value-type="date" office:date-value="2015-05-19T02:40:03" calcext:value-type="date">
            <text:p>19/05/15 02:40</text:p>
          </table:table-cell>
          <table:table-cell office:value-type="string" calcext:value-type="string">
            <text:p>HARD Geometry Puzzle In The Simpsons</text:p>
          </table:table-cell>
          <table:table-cell office:value-type="string" calcext:value-type="string">
            <text:p>The Simpson's 26th season finale "Mathlete's Feat" is full of mathematical problems. The final problem is a challenging geometric problem. Can you figure it out? You can skip to 4:58 for the solution.</text:p>
            <text:p/>
            <text:p>Kudos to the writers of The Simpsons, who have a long history of bringing math into the TV show. I enjoyed learning about this background in Simon Singh's book "The Simpsons and Their Mathematical Secrets" http://amzn.to/1vWDGKx</text:p>
            <text:p/>
            <text:p>If you're curious how to prove pi is irrational, Ivan Niven wrote a proof that involves calculus that many high school students should be able to understand. Here is my write-up with some additional explanatory details: http://mindyourdecisions.com/blog/2013/11/08/proving-pi-is-irrational-a-step-by-step-guide-to-a-simple-proof/#.VVqNhPlVhBc</text:p>
            <text:p/>
            <text:p>Here's another example of math equations showing up in a Simpsons episode: https://www.youtube.com/watch?v=_rwqs5Ol8g0</text:p>
            <text:p/>
            <text:p>If you like my videos, you can support me at Patreon:</text:p>
            <text:p>https://www.patreon.com/mindyourdecisions</text:p>
            <text:p/>
            <text:p>Connect on social media. I update each site when I have a new video or blog post, so you can follow me on whichever method is most convenient for you.</text:p>
            <text:p/>
            <text:p>My Blog: https://mindyourdecisions.com/blog/</text:p>
            <text:p>Twitter: https://twitter.com/preshtalwalkar</text:p>
            <text:p>Facebook: https://www.facebook.com/pages/Mind-Your-Decisions/168446714965</text:p>
            <text:p>Google+: https://plus.google.com/108336608566588374147/posts</text:p>
            <text:p>Pinterest: https://www.pinterest.com/preshtalwalkar/</text:p>
            <text:p>Tumblr: https://preshtalwalkar.tumblr.com/</text:p>
            <text:p>Instagram: https://instagram.com/preshtalwalkar/</text:p>
            <text:p>Patreon: https://www.patreon.com/mindyourdecisions</text:p>
            <text:p/>
            <text:p>Newsletter (sent about 2 times a year): http://eepurl.com/KvS0r</text:p>
            <text:p/>
            <text:p>If you buy from the links below I may receive a commission for sales. This has no effect on the price for you.</text:p>
            <text:p/>
            <text:p>My Books</text:p>
            <text:p>"The Joy of Game Theory" shows how you can use math to out-think your competition. (rated 3.8/5 stars on 31 reviews)</text:p>
            <text:p>http://amzn.to/1uQvA20</text:p>
            <text:p/>
            <text:p>"The Irrationality Illusion: How To Make Smart Decisions And Overcome Bias" is a handbook that explains the many ways we are biased about decision-making and offers techniques to make smart decisions. (rated 5/5 stars on 2 reviews)</text:p>
            <text:p>http://amzn.to/1o3FaAg</text:p>
            <text:p/>
            <text:p>"Math Puzzles Volume 1" features classic brain teasers and riddles with complete solutions for problems in counting, geometry, probability, and game theory. Volume 1 is rated 4.4/5 stars on 13 reviews. </text:p>
            <text:p>http://amzn.to/1GhUUSH</text:p>
            <text:p/>
            <text:p>"Math Puzzles Volume 2" is a sequel book with more great problems. (rated 5/5 stars on 3 reviews)</text:p>
            <text:p>http://amzn.to/1NKbyCs</text:p>
            <text:p/>
            <text:p>"Math Puzzles Volume 3" is the third in the series. (rated 3.8/5 stars on 4 reviews)</text:p>
            <text:p>http://amzn.to/1NKbGlp</text:p>
            <text:p/>
            <text:p>"40 Paradoxes in Logic, Probability, and Game Theory" contains thought-provoking and counter-intuitive results. (rated 4.3/5 stars on 12 reviews)</text:p>
            <text:p>http://amzn.to/1LOCI4U</text:p>
            <text:p/>
            <text:p>"The Best Mental Math Tricks" teaches how you can look like a math genius by solving problems in your head (rated 4.7/5 stars on 4 reviews) </text:p>
            <text:p>http://amzn.to/18maAdo</text:p>
            <text:p/>
            <text:p>"Multiply Numbers By Drawing Lines" This book is a reference guide for my video that has over 1 million views on a geometric method to multiply numbers. (rated 5/5 stars on 3 reviews)</text:p>
            <text:p>http://amzn.to/XRm7M4</text:p>
          </table:table-cell>
          <table:table-cell office:value-type="string" calcext:value-type="string">
            <text:p>{simpsons,"mathlete's feat","simpsons season 26",mathematics,"math in tv",geometry,"geometry puzzle","math riddle","brain teaser"}</text:p>
          </table:table-cell>
          <table:table-cell office:value-type="string" calcext:value-type="string">
            <text:p>00:06:40</text:p>
          </table:table-cell>
          <table:table-cell office:value-type="date" office:date-value="2018-07-28T04:43:06.002" calcext:value-type="date">
            <text:p>28/07/18 04:43</text:p>
          </table:table-cell>
          <table:table-cell office:value-type="float" office:value="982680" calcext:value-type="float">
            <text:p>982680</text:p>
          </table:table-cell>
          <table:table-cell office:value-type="float" office:value="991" calcext:value-type="float">
            <text:p>991</text:p>
          </table:table-cell>
          <table:table-cell/>
        </table:table-row>
        <table:table-row table:style-name="ro57">
          <table:table-cell office:value-type="string" calcext:value-type="string">
            <text:p>Numberphile</text:p>
          </table:table-cell>
          <table:table-cell office:value-type="string" calcext:value-type="string">
            <text:p>lEvXcTYqtKU</text:p>
          </table:table-cell>
          <table:table-cell office:value-type="string" calcext:value-type="string">
            <text:p>UCoxcjq-8xIDTYp3uz647V5A</text:p>
          </table:table-cell>
          <table:table-cell office:value-type="string" calcext:value-type="string">
            <text:p>https://www.youtube.com/watch?v=lEvXcTYqtKU</text:p>
          </table:table-cell>
          <table:table-cell office:value-type="date" office:date-value="2016-01-21T08:32:55" calcext:value-type="date">
            <text:p>21/01/16 08:32</text:p>
          </table:table-cell>
          <table:table-cell office:value-type="string" calcext:value-type="string">
            <text:p>How they found the World's Biggest Prime Number - Numberphile</text:p>
          </table:table-cell>
          <table:table-cell office:value-type="string" calcext:value-type="string">
            <text:p>Featuring Matt Parker...</text:p>
            <text:p>More links &amp; stuff in full description below â†“â†“â†“</text:p>
            <text:p/>
            <text:p>See part one at: https://youtu.be/tlpYjrbujG0</text:p>
            <text:p>Part three on Numberphile2: https://youtu.be/jNXAMBvYe-Y</text:p>
            <text:p/>
            <text:p>Matt's interview with Curtis Cooper: https://youtu.be/q5ozBnrd5Zc</text:p>
            <text:p>The previous record: https://youtu.be/QSEKzFGpCQs</text:p>
            <text:p>Mersenne Numbers and Mersenne Primes: https://youtu.be/PLL0mo5rHhk</text:p>
            <text:p>More on Mersenne Primes: https://youtu.be/T0xKHwQH-4I</text:p>
            <text:p>GIMPS: http://www.mersenne.org</text:p>
            <text:p>Prime Playlist: http://bit.ly/primevids</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mersenne prime",gimps}</text:p>
          </table:table-cell>
          <table:table-cell office:value-type="string" calcext:value-type="string">
            <text:p>00:12:32</text:p>
          </table:table-cell>
          <table:table-cell office:value-type="date" office:date-value="2018-07-28T04:41:02.484" calcext:value-type="date">
            <text:p>28/07/18 04:41</text:p>
          </table:table-cell>
          <table:table-cell office:value-type="float" office:value="981110" calcext:value-type="float">
            <text:p>981110</text:p>
          </table:table-cell>
          <table:table-cell office:value-type="float" office:value="2929" calcext:value-type="float">
            <text:p>2929</text:p>
          </table:table-cell>
          <table:table-cell/>
        </table:table-row>
        <table:table-row table:style-name="ro37">
          <table:table-cell office:value-type="string" calcext:value-type="string">
            <text:p>TED-Ed</text:p>
          </table:table-cell>
          <table:table-cell office:value-type="string" calcext:value-type="string">
            <text:p>VgEbcQxFUu8</text:p>
          </table:table-cell>
          <table:table-cell office:value-type="string" calcext:value-type="string">
            <text:p>UCsooa4yRKGN_zEE8iknghZA</text:p>
          </table:table-cell>
          <table:table-cell office:value-type="string" calcext:value-type="string">
            <text:p>https://www.youtube.com/watch?v=VgEbcQxFUu8</text:p>
          </table:table-cell>
          <table:table-cell office:value-type="date" office:date-value="2017-09-21T15:01:15" calcext:value-type="date">
            <text:p>21/09/17 15:01</text:p>
          </table:table-cell>
          <table:table-cell office:value-type="string" calcext:value-type="string">
            <text:p>Why do we harvest horseshoe crab blood? - Elizabeth Cox</text:p>
          </table:table-cell>
          <table:table-cell office:value-type="string" calcext:value-type="string">
            <text:p>Check out our Patreon page: https://www.patreon.com/teded</text:p>
            <text:p/>
            <text:p>View full lesson: https://ed.ted.com/lessons/why-do-we-harvest-horseshoe-crab-blood-elizabeth-cox</text:p>
            <text:p/>
            <text:p>During the warmer months, especially at night during the full moon, horseshoe crabs emerge from the sea to spawn. Waiting for them are teams of lab workers, who capture the horseshoe crabs by the hundreds of thousands, take them to labs, harvest their cerulean blood, then return them to the sea. Why? Elizabeth Cox illuminates the incredible properties of horseshoe crab blood. </text:p>
            <text:p/>
            <text:p>Lesson by Elizabeth Cox, directed by Anton Bogaty.</text:p>
            <text:p/>
            <text:p>Thank you so much to our patrons for your support! Without you this video would not be possible. </text:p>
            <text:p>SookKwan Loong, Daniel Day, Humberto A OjedaGomez, Nick Johnson, Bruno Pinho, Javier Aldavaz, Rodrigo Carballo, Marc Veale, Boytsov Ilya, Bozhidar Karaargirov, Toh Jia Cheng Darren, Ilya Bondarik, Maxi Kobi Einy, Runarm, Misaki Sato, Peter Koebel, Levi Cook, Alex Kongkeo, Craig Sheldon, Andrew Bosco.</text:p>
          </table:table-cell>
          <table:table-cell office:value-type="string" calcext:value-type="string">
            <text:p>{TED,TED-Ed,"TED Education","TED Ed","Elizabeth Cox","Anton Bogaty","horseshoe crabs",amebocytes,bacteria,LAL,"LAL test",spawn,blood,beach,ocean,"bacterial endotoxin","open circulatory system","E. Coli",bloodstream,contamination,"Gram Stain",injection,dinosaurs}</text:p>
          </table:table-cell>
          <table:table-cell office:value-type="string" calcext:value-type="string">
            <text:p>00:04:46</text:p>
          </table:table-cell>
          <table:table-cell office:value-type="date" office:date-value="2018-07-28T04:45:22.054" calcext:value-type="date">
            <text:p>28/07/18 04:45</text:p>
          </table:table-cell>
          <table:table-cell office:value-type="float" office:value="980764" calcext:value-type="float">
            <text:p>980764</text:p>
          </table:table-cell>
          <table:table-cell office:value-type="float" office:value="35712" calcext:value-type="float">
            <text:p>35712</text:p>
          </table:table-cell>
          <table:table-cell/>
        </table:table-row>
        <table:table-row table:style-name="ro16">
          <table:table-cell office:value-type="string" calcext:value-type="string">
            <text:p>mathantics</text:p>
          </table:table-cell>
          <table:table-cell office:value-type="string" calcext:value-type="string">
            <text:p>pZEmFSP3Z0I</text:p>
          </table:table-cell>
          <table:table-cell office:value-type="string" calcext:value-type="string">
            <text:p>UCBuMwlP7kHkNxdPAqtFSJTw</text:p>
          </table:table-cell>
          <table:table-cell office:value-type="string" calcext:value-type="string">
            <text:p>https://www.youtube.com/watch?v=pZEmFSP3Z0I</text:p>
          </table:table-cell>
          <table:table-cell office:value-type="date" office:date-value="2012-04-17T06:30:36" calcext:value-type="date">
            <text:p>17/04/12 06:30</text:p>
          </table:table-cell>
          <table:table-cell office:value-type="string" calcext:value-type="string">
            <text:p>Math Antics - Common Denominator LCD</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fraction,fractions,educational,"Math Antics",arithmetic,multi-digit,addition,subtraction,multiplication,division,"adding unlike fractions",LCD,LCM,"least common denominator","least common multiple","like fractions"}</text:p>
          </table:table-cell>
          <table:table-cell office:value-type="string" calcext:value-type="string">
            <text:p>00:05:23</text:p>
          </table:table-cell>
          <table:table-cell office:value-type="date" office:date-value="2018-07-28T04:41:08.368" calcext:value-type="date">
            <text:p>28/07/18 04:41</text:p>
          </table:table-cell>
          <table:table-cell office:value-type="float" office:value="980721" calcext:value-type="float">
            <text:p>980721</text:p>
          </table:table-cell>
          <table:table-cell office:value-type="float" office:value="12464" calcext:value-type="float">
            <text:p>12464</text:p>
          </table:table-cell>
          <table:table-cell/>
        </table:table-row>
        <table:table-row table:style-name="ro4">
          <table:table-cell office:value-type="string" calcext:value-type="string">
            <text:p>TED-Ed</text:p>
          </table:table-cell>
          <table:table-cell office:value-type="string" calcext:value-type="string">
            <text:p>zAxT0mRGuoY</text:p>
          </table:table-cell>
          <table:table-cell office:value-type="string" calcext:value-type="string">
            <text:p>UCsooa4yRKGN_zEE8iknghZA</text:p>
          </table:table-cell>
          <table:table-cell office:value-type="string" calcext:value-type="string">
            <text:p>https://www.youtube.com/watch?v=zAxT0mRGuoY</text:p>
          </table:table-cell>
          <table:table-cell office:value-type="date" office:date-value="2014-09-09T15:12:50" calcext:value-type="date">
            <text:p>09/09/14 15:12</text:p>
          </table:table-cell>
          <table:table-cell office:value-type="string" calcext:value-type="string">
            <text:p>Music and math: The genius of Beethoven - Natalya St. Clair</text:p>
          </table:table-cell>
          <table:table-cell office:value-type="string" calcext:value-type="string">
            <text:p>View full lesson: http://ed.ted.com/lessons/music-and-math-the-genius-of-beethoven-natalya-st-clair</text:p>
            <text:p/>
            <text:p>How is it that Beethoven, who is celebrated as one of the most significant composers of all time, wrote many of his most beloved songs while going deaf? The answer lies in the math behind his music. Natalya St. Clair employs the "Moonlight Sonata" to illustrate the way Beethoven was able to convey emotion and creativity using the certainty of mathematics. </text:p>
            <text:p/>
            <text:p>Lesson by Natalya St. Clair, animation by Qa'ed Mai.</text:p>
          </table:table-cell>
          <table:table-cell office:value-type="string" calcext:value-type="string">
            <text:p>{"Natalya St. Clair","Qa'ed Mai",TED,TED-Ed,"TED Ed",TEDEducation,Beethoven,piano,music,"music and math",mathematics,"Ludwig Van Beethoven (Composer)","Music And Mathematics","Moonlight Sonata"}</text:p>
          </table:table-cell>
          <table:table-cell office:value-type="string" calcext:value-type="string">
            <text:p>00:04:20</text:p>
          </table:table-cell>
          <table:table-cell office:value-type="date" office:date-value="2018-07-28T04:44:38.186" calcext:value-type="date">
            <text:p>28/07/18 04:44</text:p>
          </table:table-cell>
          <table:table-cell office:value-type="float" office:value="980707" calcext:value-type="float">
            <text:p>980707</text:p>
          </table:table-cell>
          <table:table-cell office:value-type="float" office:value="5030" calcext:value-type="float">
            <text:p>5030</text:p>
          </table:table-cell>
          <table:table-cell/>
        </table:table-row>
        <table:table-row table:style-name="ro22">
          <table:table-cell office:value-type="string" calcext:value-type="string">
            <text:p>MathHelp.com</text:p>
          </table:table-cell>
          <table:table-cell office:value-type="string" calcext:value-type="string">
            <text:p>qy0uSglDxww</text:p>
          </table:table-cell>
          <table:table-cell office:value-type="string" calcext:value-type="string">
            <text:p>UC_LuPnD9D2zFYF46vm8kQnQ</text:p>
          </table:table-cell>
          <table:table-cell office:value-type="string" calcext:value-type="string">
            <text:p>https://www.youtube.com/watch?v=qy0uSglDxww</text:p>
          </table:table-cell>
          <table:table-cell office:value-type="date" office:date-value="2007-11-07T16:36:47" calcext:value-type="date">
            <text:p>07/11/07 16:36</text:p>
          </table:table-cell>
          <table:table-cell office:value-type="string" calcext:value-type="string">
            <text:p>Factoring Completely - MathHelp.com - Algebra Help</text:p>
          </table:table-cell>
          <table:table-cell office:value-type="string" calcext:value-type="string">
            <text:p>Like my video?  Visit http://www.MathHelp.com and let's complete the lesson together!</text:p>
            <text:p/>
            <text:p>In this lesson, students learn that the first step in all factoring problems is to check to see if a Greatest Common Factor can be factored out of the original polynomial. The problems in this lesson combine the following types of factoring: factoring out the Greatest Common Factor, factoring trinomials, and factoring the difference of two squares.</text:p>
          </table:table-cell>
          <table:table-cell office:value-type="string" calcext:value-type="string">
            <text:p>{factoring,completely,factor,out,gcf,greatest,common,polynomial,polynomials,trinomial,trinomials}</text:p>
          </table:table-cell>
          <table:table-cell office:value-type="string" calcext:value-type="string">
            <text:p>00:02:06</text:p>
          </table:table-cell>
          <table:table-cell office:value-type="date" office:date-value="2018-07-28T04:42:53.722" calcext:value-type="date">
            <text:p>28/07/18 04:42</text:p>
          </table:table-cell>
          <table:table-cell office:value-type="float" office:value="980623" calcext:value-type="float">
            <text:p>980623</text:p>
          </table:table-cell>
          <table:table-cell office:value-type="float" office:value="3277" calcext:value-type="float">
            <text:p>3277</text:p>
          </table:table-cell>
          <table:table-cell/>
        </table:table-row>
        <table:table-row table:style-name="ro4">
          <table:table-cell office:value-type="string" calcext:value-type="string">
            <text:p>patrickJMT</text:p>
          </table:table-cell>
          <table:table-cell office:value-type="string" calcext:value-type="string">
            <text:p>6kScLENCXLg</text:p>
          </table:table-cell>
          <table:table-cell office:value-type="string" calcext:value-type="string">
            <text:p>UCFe6jenM1Bc54qtBsIJGRZQ</text:p>
          </table:table-cell>
          <table:table-cell office:value-type="string" calcext:value-type="string">
            <text:p>https://www.youtube.com/watch?v=6kScLENCXLg</text:p>
          </table:table-cell>
          <table:table-cell office:value-type="date" office:date-value="2008-03-14T20:10:31" calcext:value-type="date">
            <text:p>14/03/08 20:10</text:p>
          </table:table-cell>
          <table:table-cell office:value-type="string" calcext:value-type="string">
            <text:p>Chain Rule for Finding Derivatives</text:p>
          </table:table-cell>
          <table:table-cell office:value-type="string" calcext:value-type="string">
            <text:p>Thanks to all of you who support me on Patreon. You da real mvps!   $1 per month helps!! :)  https://www.patreon.com/patrickjmt !! Buy my book!: '1001 Calculus Problems for Dummies' - you can get it on my website: http://patrickjmt.com/</text:p>
            <text:p>More Basic Examples :  http://www.youtube.com/watch?v=ok2dQiL09_0</text:p>
            <text:p>More Complicated Examples : http://www.youtube.com/watch?v=VxWapdOEUnM&amp;feature=fvwrel</text:p>
            <text:p>Chain Rule for Finding Derivatives - Two quick and basic examples!</text:p>
            <text:p>For more free math videos, visit http://PatrickJMT.com</text:p>
          </table:table-cell>
          <table:table-cell office:value-type="string" calcext:value-type="string">
            <text:p>{Chain,Rule,Derivatives,Calculus,math,free,tutorial,khan,academy,"online class","online college","online university",derivative,integral,integration,help,"high school","product rule","AP test","BC test","test prep"}</text:p>
          </table:table-cell>
          <table:table-cell office:value-type="string" calcext:value-type="string">
            <text:p>00:04:15</text:p>
          </table:table-cell>
          <table:table-cell office:value-type="date" office:date-value="2018-07-28T04:42:59.676" calcext:value-type="date">
            <text:p>28/07/18 04:43</text:p>
          </table:table-cell>
          <table:table-cell office:value-type="float" office:value="980335" calcext:value-type="float">
            <text:p>980335</text:p>
          </table:table-cell>
          <table:table-cell office:value-type="float" office:value="3063" calcext:value-type="float">
            <text:p>3063</text:p>
          </table:table-cell>
          <table:table-cell/>
        </table:table-row>
        <table:table-row table:style-name="ro16">
          <table:table-cell office:value-type="string" calcext:value-type="string">
            <text:p>Khan Academy</text:p>
          </table:table-cell>
          <table:table-cell office:value-type="string" calcext:value-type="string">
            <text:p>VhokQhjl5t0</text:p>
          </table:table-cell>
          <table:table-cell office:value-type="string" calcext:value-type="string">
            <text:p>UC4a-Gbdw7vOaccHmFo40b9g</text:p>
          </table:table-cell>
          <table:table-cell office:value-type="string" calcext:value-type="string">
            <text:p>https://www.youtube.com/watch?v=VhokQhjl5t0</text:p>
          </table:table-cell>
          <table:table-cell office:value-type="date" office:date-value="2007-03-18T20:02:47" calcext:value-type="date">
            <text:p>18/03/07 20:02</text:p>
          </table:table-cell>
          <table:table-cell office:value-type="string" calcext:value-type="string">
            <text:p>Introduction to functions</text:p>
          </table:table-cell>
          <table:table-cell office:value-type="string" calcext:value-type="string">
            <text:p>An introduction to functions.</text:p>
            <text:p>More free lessons at: http://www.khanacademy.org/video?v=VhokQhjl5t0</text:p>
          </table:table-cell>
          <table:table-cell/>
          <table:table-cell office:value-type="string" calcext:value-type="string">
            <text:p>00:09:34</text:p>
          </table:table-cell>
          <table:table-cell office:value-type="date" office:date-value="2018-07-28T04:44:44.555" calcext:value-type="date">
            <text:p>28/07/18 04:44</text:p>
          </table:table-cell>
          <table:table-cell office:value-type="float" office:value="978857" calcext:value-type="float">
            <text:p>978857</text:p>
          </table:table-cell>
          <table:table-cell office:value-type="float" office:value="1071" calcext:value-type="float">
            <text:p>1071</text:p>
          </table:table-cell>
          <table:table-cell/>
        </table:table-row>
        <table:table-row table:style-name="ro1">
          <table:table-cell office:value-type="string" calcext:value-type="string">
            <text:p>TED-Ed</text:p>
          </table:table-cell>
          <table:table-cell office:value-type="string" calcext:value-type="string">
            <text:p>3NE_OoO-N54</text:p>
          </table:table-cell>
          <table:table-cell office:value-type="string" calcext:value-type="string">
            <text:p>UCsooa4yRKGN_zEE8iknghZA</text:p>
          </table:table-cell>
          <table:table-cell office:value-type="string" calcext:value-type="string">
            <text:p>https://www.youtube.com/watch?v=3NE_OoO-N54</text:p>
          </table:table-cell>
          <table:table-cell office:value-type="date" office:date-value="2015-03-26T15:03:10" calcext:value-type="date">
            <text:p>26/03/15 15:03</text:p>
          </table:table-cell>
          <table:table-cell office:value-type="string" calcext:value-type="string">
            <text:p>Earworms: Those songs that get stuck in your head - Elizabeth Hellmuth Margulis</text:p>
          </table:table-cell>
          <table:table-cell office:value-type="string" calcext:value-type="string">
            <text:p>View full lesson: http://ed.ted.com/lessons/earworms-those-songs-that-get-stuck-in-your-head-elizabeth-hellmuth-margulisâ†µâ†µHave you ever been waiting in line at the grocery store, innocently perusing the magazine rack, when a song pops into your head? Not the whole song, but a fragment of it that plays and replays until you find yourself unloading the vegetables in time to the beat? Elizabeth Hellmuth Margulis explores earworms â€” a cognitive phenomenon that plagues over 90% of people at least once a week.â†µâ†µLesson by Elizabeth Margulis, animation by Artrake Studio.</text:p>
          </table:table-cell>
          <table:table-cell office:value-type="string" calcext:value-type="string">
            <text:p>{TED,TEDEd,TED-Ed,TEDx,"TED Education","Elizabeth Margulis",Earworms,Music,Song,Jingle,"Artrake Studio",Repetition,Rhythm,Imagination,Memory,"Auditory imagery"}</text:p>
          </table:table-cell>
          <table:table-cell office:value-type="string" calcext:value-type="string">
            <text:p>00:04:46</text:p>
          </table:table-cell>
          <table:table-cell office:value-type="date" office:date-value="2018-07-28T04:43:24.387" calcext:value-type="date">
            <text:p>28/07/18 04:43</text:p>
          </table:table-cell>
          <table:table-cell office:value-type="float" office:value="978055" calcext:value-type="float">
            <text:p>978055</text:p>
          </table:table-cell>
          <table:table-cell office:value-type="float" office:value="5478" calcext:value-type="float">
            <text:p>5478</text:p>
          </table:table-cell>
          <table:table-cell/>
        </table:table-row>
        <table:table-row table:style-name="ro56">
          <table:table-cell office:value-type="string" calcext:value-type="string">
            <text:p>Numberphile</text:p>
          </table:table-cell>
          <table:table-cell office:value-type="string" calcext:value-type="string">
            <text:p>kaMKInkV7Vs</text:p>
          </table:table-cell>
          <table:table-cell office:value-type="string" calcext:value-type="string">
            <text:p>UCoxcjq-8xIDTYp3uz647V5A</text:p>
          </table:table-cell>
          <table:table-cell office:value-type="string" calcext:value-type="string">
            <text:p>https://www.youtube.com/watch?v=kaMKInkV7Vs</text:p>
          </table:table-cell>
          <table:table-cell office:value-type="date" office:date-value="2017-09-26T12:16:36" calcext:value-type="date">
            <text:p>26/09/17 12:16</text:p>
          </table:table-cell>
          <table:table-cell office:value-type="string" calcext:value-type="string">
            <text:p>Equally sharing a cake between three people - Numberphile</text:p>
          </table:table-cell>
          <table:table-cell office:value-type="string" calcext:value-type="string">
            <text:p>Audible (30-day trial, free audio book): https://www.audible.com/numberphile</text:p>
            <text:p>More links &amp; stuff in full description below â†“â†“â†“</text:p>
            <text:p/>
            <text:p>This video features Dr Hannah Fry.</text:p>
            <text:p>More videos with Hannah: http://bit.ly/hannah_vids</text:p>
            <text:p>Hannah's website: http://www.hannahfry.co.uk</text:p>
            <text:p>Her book mentioned is "The Mathematics of Love".</text:p>
            <text:p/>
            <text:p>Envy free cake cutting (the paper mentioned): https://arxiv.org/abs/1604.03655</text:p>
            <text:p/>
            <text:p>A clarifying note from Hannah: n^n^n^n^n^n is the maximum number of cuts in the n person case.</text:p>
            <text:p/>
            <text:p>Something we could have made clearer... Bob's trimmed piece still carries the status of his "first choice", so if Charlie leaves it, Bob will (must) pick it... otherwise he'll pick the one that was his original "second choice"... The upshot of this is that there's no chance Alice will be left with the trimmed piece after everyone takes their first piece. And Bob remains envy free under these conditions too.</text:p>
            <text:p/>
            <text:p>A trilogy of mathematical cake cutting videos... http://bit.ly/CakeCuttingTrilogy</text:p>
            <text:p/>
            <text:p>Editing and animation in this video by Pete McPartlan</text:p>
            <text:p/>
            <text:p>Discuss this video on Brady's subreddit: https://redd.it/72jyww</text:p>
            <text:p/>
            <text:p>Numberphile is supported by the Mathematical Sciences Research Institute (MSRI): http://bit.ly/MSRINumberphile</text:p>
            <text:p/>
            <text:p>We are also supported by Science Sandbox, a Simons Foundation initiative dedicated to engaging everyone with the process of science.</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able:table-cell>
          <table:table-cell office:value-type="string" calcext:value-type="string">
            <text:p>{numberphile,cake,cutting,share}</text:p>
          </table:table-cell>
          <table:table-cell office:value-type="string" calcext:value-type="string">
            <text:p>00:07:33</text:p>
          </table:table-cell>
          <table:table-cell office:value-type="date" office:date-value="2018-07-28T04:43:37.495" calcext:value-type="date">
            <text:p>28/07/18 04:43</text:p>
          </table:table-cell>
          <table:table-cell office:value-type="float" office:value="977939" calcext:value-type="float">
            <text:p>977939</text:p>
          </table:table-cell>
          <table:table-cell office:value-type="float" office:value="1048" calcext:value-type="float">
            <text:p>1048</text:p>
          </table:table-cell>
          <table:table-cell/>
        </table:table-row>
        <table:table-row table:style-name="ro24">
          <table:table-cell office:value-type="string" calcext:value-type="string">
            <text:p>Khan Academy</text:p>
          </table:table-cell>
          <table:table-cell office:value-type="string" calcext:value-type="string">
            <text:p>fVsxYtXOIXg</text:p>
          </table:table-cell>
          <table:table-cell office:value-type="string" calcext:value-type="string">
            <text:p>UC4a-Gbdw7vOaccHmFo40b9g</text:p>
          </table:table-cell>
          <table:table-cell office:value-type="string" calcext:value-type="string">
            <text:p>https://www.youtube.com/watch?v=fVsxYtXOIXg</text:p>
          </table:table-cell>
          <table:table-cell office:value-type="date" office:date-value="2013-08-02T15:59:48" calcext:value-type="date">
            <text:p>02/08/13 15:59</text:p>
          </table:table-cell>
          <table:table-cell office:value-type="string" calcext:value-type="string">
            <text:p>Plotting basic fractions on the number line | Fractions | Pre-Algebra | Khan Academy</text:p>
          </table:table-cell>
          <table:table-cell office:value-type="string" calcext:value-type="string">
            <text:p>Practice this lesson yourself on KhanAcademy.org right now: https://www.khanacademy.org/math/pre-algebra/fractions-pre-alg/understanding-fractions-pre-alg/e/fractions_on_the_number_line_1?utm_source=YT&amp;utm_medium=Desc&amp;utm_campaign=PreAlgebra</text:p>
            <text:p/>
            <text:p>Watch the next lesson: https://www.khanacademy.org/math/pre-algebra/fractions-pre-alg/understanding-fractions-pre-alg/v/plotting-basic-fractions-on-the-number-line?utm_source=YT&amp;utm_medium=Desc&amp;utm_campaign=PreAlgebra</text:p>
            <text:p/>
            <text:p>Missed the previous lesson? </text:p>
            <text:p>https://www.khanacademy.org/math/pre-algebra/fractions-pre-alg/understanding-fractions-pre-alg/v/numerator-and-denominator-of-a-fraction?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3:53</text:p>
          </table:table-cell>
          <table:table-cell office:value-type="date" office:date-value="2018-07-28T04:43:50.036" calcext:value-type="date">
            <text:p>28/07/18 04:43</text:p>
          </table:table-cell>
          <table:table-cell office:value-type="float" office:value="977891" calcext:value-type="float">
            <text:p>977891</text:p>
          </table:table-cell>
          <table:table-cell office:value-type="float" office:value="819" calcext:value-type="float">
            <text:p>819</text:p>
          </table:table-cell>
          <table:table-cell/>
        </table:table-row>
        <table:table-row table:style-name="ro70">
          <table:table-cell office:value-type="string" calcext:value-type="string">
            <text:p>Numberphile</text:p>
          </table:table-cell>
          <table:table-cell office:value-type="string" calcext:value-type="string">
            <text:p>OuF-WB7mD6k</text:p>
          </table:table-cell>
          <table:table-cell office:value-type="string" calcext:value-type="string">
            <text:p>UCoxcjq-8xIDTYp3uz647V5A</text:p>
          </table:table-cell>
          <table:table-cell office:value-type="string" calcext:value-type="string">
            <text:p>https://www.youtube.com/watch?v=OuF-WB7mD6k</text:p>
          </table:table-cell>
          <table:table-cell office:value-type="date" office:date-value="2014-08-18T12:35:21" calcext:value-type="date">
            <text:p>18/08/14 12:35</text:p>
          </table:table-cell>
          <table:table-cell office:value-type="string" calcext:value-type="string">
            <text:p>Fix a Wobbly Table (with Math)</text:p>
          </table:table-cell>
          <table:table-cell office:value-type="string" calcext:value-type="string">
            <text:p>Fix your wobbly table with just a small tweak - but why does this work?</text:p>
            <text:p>More links &amp; stuff in full description below â†“â†“â†“</text:p>
            <text:p/>
            <text:p>Reddit discussion: http://www.reddit.com/r/BradyHaran/comments/2dvp3m/an_end_to_wobbly_tables_just_trust_the_mathematics/</text:p>
            <text:p>Featuring Matthias Kreck from the University of Bonn.</text:p>
            <text:p>Animation: Knut Johannes HÃ¥land at http://kittyninjafish.deviantart.com</text:p>
            <text:p>Brown papers and production art: http://bit.ly/brownpapers</text:p>
            <text:p/>
            <text:p>Professor Kreck points out that he was describing the intermediate value theorem, not mean value theorem.</text:p>
            <text:p> </text:p>
            <text:p>A technical paper on this topic: http://arxiv.org/pdf/math-ph/0510065v6.pdf</text:p>
            <text:p/>
            <text:p>Music: Alan Stewart - https://www.youtube.com/AlanKey86</text:p>
            <text:p/>
            <text:p>Support us on Patreon: http://www.patreon.com/numberphile</text:p>
            <text:p/>
            <text:p>NUMBERPHILE</text:p>
            <text:p>Website: http://www.numberphile.com/</text:p>
            <text:p>Numberphile on Facebook: http://www.facebook.com/numberphile</text:p>
            <text:p>Numberphile tweets: https://twitter.com/numberphile</text:p>
            <text:p>Subscribe: http://bit.ly/Numberphile_Sub</text:p>
            <text:p/>
            <text:p>Numberphile is supported by the Mathematical Sciences Research Institute (MSRI): http://bit.ly/MSRINumberphile</text:p>
            <text:p/>
            <text:p>Videos by Brady Haran</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numberphile,unstable,instability,"Mathematics (Field Of Study)"}</text:p>
          </table:table-cell>
          <table:table-cell office:value-type="string" calcext:value-type="string">
            <text:p>00:07:22</text:p>
          </table:table-cell>
          <table:table-cell office:value-type="date" office:date-value="2018-07-28T04:45:09.22" calcext:value-type="date">
            <text:p>28/07/18 04:45</text:p>
          </table:table-cell>
          <table:table-cell office:value-type="float" office:value="976769" calcext:value-type="float">
            <text:p>976769</text:p>
          </table:table-cell>
          <table:table-cell office:value-type="float" office:value="1095" calcext:value-type="float">
            <text:p>1095</text:p>
          </table:table-cell>
          <table:table-cell/>
        </table:table-row>
        <table:table-row table:style-name="ro1">
          <table:table-cell office:value-type="string" calcext:value-type="string">
            <text:p>tecmath</text:p>
          </table:table-cell>
          <table:table-cell office:value-type="string" calcext:value-type="string">
            <text:p>lvnSTezEvME</text:p>
          </table:table-cell>
          <table:table-cell office:value-type="string" calcext:value-type="string">
            <text:p>UCb7w5aTnt7YeXBcVCY0mgFw</text:p>
          </table:table-cell>
          <table:table-cell office:value-type="string" calcext:value-type="string">
            <text:p>https://www.youtube.com/watch?v=lvnSTezEvME</text:p>
          </table:table-cell>
          <table:table-cell office:value-type="date" office:date-value="2014-04-30T04:04:51" calcext:value-type="date">
            <text:p>30/04/14 04:04</text:p>
          </table:table-cell>
          <table:table-cell office:value-type="string" calcext:value-type="string">
            <text:p>Fast Math Tricks - multiplication of two and three digit numbers.</text:p>
          </table:table-cell>
          <table:table-cell office:value-type="string" calcext:value-type="string">
            <text:p>How to multiply numbers numbers <text:s/>calculating the fast way! <text:s/>Using this method you will be able to multiply any pair of <text:s/>two and three digit numbers with each other quickly and accurately! <text:s text:c="2"/>Become a math genius in no time at all using vedic math!</text:p>
          </table:table-cell>
          <table:table-cell office:value-type="string" calcext:value-type="string">
            <text:p>{math,tricks,multiplication,Maths,for,fast,calculation,genius,speed,way,multiply,numbers,teach,learn,Mathematics,Learning,calculate,vedic,homeschool,school}</text:p>
          </table:table-cell>
          <table:table-cell office:value-type="string" calcext:value-type="string">
            <text:p>00:07:07</text:p>
          </table:table-cell>
          <table:table-cell office:value-type="date" office:date-value="2018-07-28T04:44:08.117" calcext:value-type="date">
            <text:p>28/07/18 04:44</text:p>
          </table:table-cell>
          <table:table-cell office:value-type="float" office:value="975240" calcext:value-type="float">
            <text:p>975240</text:p>
          </table:table-cell>
          <table:table-cell office:value-type="float" office:value="6405" calcext:value-type="float">
            <text:p>6405</text:p>
          </table:table-cell>
          <table:table-cell/>
        </table:table-row>
        <table:table-row table:style-name="ro28">
          <table:table-cell office:value-type="string" calcext:value-type="string">
            <text:p>Numberphile</text:p>
          </table:table-cell>
          <table:table-cell office:value-type="string" calcext:value-type="string">
            <text:p>yF2J39Xny4Q</text:p>
          </table:table-cell>
          <table:table-cell office:value-type="string" calcext:value-type="string">
            <text:p>UCoxcjq-8xIDTYp3uz647V5A</text:p>
          </table:table-cell>
          <table:table-cell office:value-type="string" calcext:value-type="string">
            <text:p>https://www.youtube.com/watch?v=yF2J39Xny4Q</text:p>
          </table:table-cell>
          <table:table-cell office:value-type="date" office:date-value="2012-09-07T12:33:55" calcext:value-type="date">
            <text:p>07/09/12 12:33</text:p>
          </table:table-cell>
          <table:table-cell office:value-type="string" calcext:value-type="string">
            <text:p>God's Number and Rubik's Cube - Numberphile</text:p>
          </table:table-cell>
          <table:table-cell office:value-type="string" calcext:value-type="string">
            <text:p>What is the fewest number of moves which can solve any Rubik's Cube? It's God's Number.</text:p>
            <text:p>More links &amp; stuff in full description below â†“â†“â†“</text:p>
            <text:p/>
            <text:p>See our full series of Rubik's Cube videos at: http://www.youtube.com/playlist?list=PLt5AfwLFPxWJNAdHv8TUCOmj7iKqyHZeg</text:p>
            <text:p/>
            <text:p>This video features Matt Parker, James Grime and Katie Steckles.</text:p>
            <text:p/>
            <text:p>More about Matt's record attempt and those solving helpers at this website: http://www.depauluk.org/supportus/getinvolved/our-initiatives/rubiks/</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Rubik's Cube","God's Number","Rubik's Cube (Invention)",solving,speedsolver}</text:p>
          </table:table-cell>
          <table:table-cell office:value-type="string" calcext:value-type="string">
            <text:p>00:06:16</text:p>
          </table:table-cell>
          <table:table-cell office:value-type="date" office:date-value="2018-07-28T04:43:18.152" calcext:value-type="date">
            <text:p>28/07/18 04:43</text:p>
          </table:table-cell>
          <table:table-cell office:value-type="float" office:value="973635" calcext:value-type="float">
            <text:p>973635</text:p>
          </table:table-cell>
          <table:table-cell office:value-type="float" office:value="2143" calcext:value-type="float">
            <text:p>2143</text:p>
          </table:table-cell>
          <table:table-cell/>
        </table:table-row>
        <table:table-row table:style-name="ro7">
          <table:table-cell office:value-type="string" calcext:value-type="string">
            <text:p>Khan Academy</text:p>
          </table:table-cell>
          <table:table-cell office:value-type="string" calcext:value-type="string">
            <text:p>EJjnEau6aeI</text:p>
          </table:table-cell>
          <table:table-cell office:value-type="string" calcext:value-type="string">
            <text:p>UC4a-Gbdw7vOaccHmFo40b9g</text:p>
          </table:table-cell>
          <table:table-cell office:value-type="string" calcext:value-type="string">
            <text:p>https://www.youtube.com/watch?v=EJjnEau6aeI</text:p>
          </table:table-cell>
          <table:table-cell office:value-type="date" office:date-value="2010-08-07T22:55:09" calcext:value-type="date">
            <text:p>07/08/10 22:55</text:p>
          </table:table-cell>
          <table:table-cell office:value-type="string" calcext:value-type="string">
            <text:p>Adding fractions with like denominators | Fractions | Pre-Algebra | Khan Academy</text:p>
          </table:table-cell>
          <table:table-cell office:value-type="string" calcext:value-type="string">
            <text:p>With like denominators, you're basically just adding numerators. That's not too bad, right? Can the resulting fraction be simplified?</text:p>
            <text:p/>
            <text:p>Practice this lesson yourself on KhanAcademy.org right now: https://www.khanacademy.org/math/pre-algebra/fractions-pre-alg/add-and-subtract-fracs-pre-alg/e/adding_fractions_with_common_denominators?utm_source=YT&amp;utm_medium=Desc&amp;utm_campaign=PreAlgebra</text:p>
            <text:p/>
            <text:p>Watch the next lesson: https://www.khanacademy.org/math/pre-algebra/fractions-pre-alg/add-and-subtract-fracs-pre-alg/v/subtracting-fractions?utm_source=YT&amp;utm_medium=Desc&amp;utm_campaign=PreAlgebra</text:p>
            <text:p/>
            <text:p>Missed the previous lesson? </text:p>
            <text:p>https://www.khanacademy.org/math/pre-algebra/fractions-pre-alg/fractions-unlike-denom-pre-alg/v/adding-fractions-with-different-sign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3:18</text:p>
          </table:table-cell>
          <table:table-cell office:value-type="date" office:date-value="2018-07-28T04:43:43.604" calcext:value-type="date">
            <text:p>28/07/18 04:43</text:p>
          </table:table-cell>
          <table:table-cell office:value-type="float" office:value="972661" calcext:value-type="float">
            <text:p>972661</text:p>
          </table:table-cell>
          <table:table-cell office:value-type="float" office:value="2611" calcext:value-type="float">
            <text:p>2611</text:p>
          </table:table-cell>
          <table:table-cell/>
        </table:table-row>
        <table:table-row table:style-name="ro42">
          <table:table-cell office:value-type="string" calcext:value-type="string">
            <text:p>Numberphile</text:p>
          </table:table-cell>
          <table:table-cell office:value-type="string" calcext:value-type="string">
            <text:p>M7kEpw1tn50</text:p>
          </table:table-cell>
          <table:table-cell office:value-type="string" calcext:value-type="string">
            <text:p>UCoxcjq-8xIDTYp3uz647V5A</text:p>
          </table:table-cell>
          <table:table-cell office:value-type="string" calcext:value-type="string">
            <text:p>https://www.youtube.com/watch?v=M7kEpw1tn50</text:p>
          </table:table-cell>
          <table:table-cell office:value-type="date" office:date-value="2012-12-09T11:58:36" calcext:value-type="date">
            <text:p>09/12/12 11:58</text:p>
          </table:table-cell>
          <table:table-cell office:value-type="string" calcext:value-type="string">
            <text:p>Encryption and HUGE numbers - Numberphile</text:p>
          </table:table-cell>
          <table:table-cell office:value-type="string" calcext:value-type="string">
            <text:p>Banks, Facebook, Twitter and Google use epic numbers - based on prime factors - to keep our Internet secrets. This is RSA public-key encryption.</text:p>
            <text:p>More links &amp; stuff in full description below â†“â†“â†“</text:p>
            <text:p/>
            <text:p>Gold Vault: https://youtu.be/CTtf5s2HFkA</text:p>
            <text:p/>
            <text:p>This video features Dr James Grime (http://singingbanana.com/). Message from James: "Thanks to Dr Chris Hughes of the University of York who showed me how to find the RSA public key from my browser, and showed me how awesome they look when you print them out."</text:p>
            <text:p/>
            <text:p>Regarding the keys used for encryption:</text:p>
            <text:p>x, y prime</text:p>
            <text:p>Encode key E shares no factors with (x-1)(y-1)</text:p>
            <text:p>Decode key is D with E*D - 1 a multiple of (x-1)(y-1)</text:p>
            <text:p/>
            <text:p>Thanks to Drew Mokris for the animation: http://www.spinnerdisc.com/</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encryption,RSA,code,"1024 bit","2048 bit"}</text:p>
          </table:table-cell>
          <table:table-cell office:value-type="string" calcext:value-type="string">
            <text:p>00:09:22</text:p>
          </table:table-cell>
          <table:table-cell office:value-type="date" office:date-value="2018-07-28T04:42:34.362" calcext:value-type="date">
            <text:p>28/07/18 04:42</text:p>
          </table:table-cell>
          <table:table-cell office:value-type="float" office:value="970947" calcext:value-type="float">
            <text:p>970947</text:p>
          </table:table-cell>
          <table:table-cell office:value-type="float" office:value="2541" calcext:value-type="float">
            <text:p>2541</text:p>
          </table:table-cell>
          <table:table-cell/>
        </table:table-row>
        <table:table-row table:style-name="ro7">
          <table:table-cell office:value-type="string" calcext:value-type="string">
            <text:p>Khan Academy</text:p>
          </table:table-cell>
          <table:table-cell office:value-type="string" calcext:value-type="string">
            <text:p>Wm0zq-NqEFs</text:p>
          </table:table-cell>
          <table:table-cell office:value-type="string" calcext:value-type="string">
            <text:p>UC4a-Gbdw7vOaccHmFo40b9g</text:p>
          </table:table-cell>
          <table:table-cell office:value-type="string" calcext:value-type="string">
            <text:p>https://www.youtube.com/watch?v=Wm0zq-NqEFs</text:p>
          </table:table-cell>
          <table:table-cell office:value-type="date" office:date-value="2013-10-04T21:38:45" calcext:value-type="date">
            <text:p>04/10/13 21:38</text:p>
          </table:table-cell>
          <table:table-cell office:value-type="string" calcext:value-type="string">
            <text:p>Adding three-digit numbers | Addition and subtraction | Arithmetic | Khan Academy</text:p>
          </table:table-cell>
          <table:table-cell office:value-type="string" calcext:value-type="string">
            <text:p>Learn how to carry when adding a three-digit number.</text:p>
            <text:p/>
            <text:p>Practice this lesson yourself on KhanAcademy.org right now: https://www.khanacademy.org/math/arithmetic/addition-subtraction/addition_carrying/e/addition_3?utm_source=YT&amp;utm_medium=Desc&amp;utm_campaign=Arithmetic</text:p>
            <text:p/>
            <text:p>Watch the next lesson: https://www.khanacademy.org/math/arithmetic/addition-subtraction/addition_carrying/v/why-carrying-works?utm_source=YT&amp;utm_medium=Desc&amp;utm_campaign=Arithmetic</text:p>
            <text:p/>
            <text:p>Missed the previous lesson? </text:p>
            <text:p>https://www.khanacademy.org/math/arithmetic/addition-subtraction/two_dig_add_sub/v/subtracting-within-20?utm_source=YT&amp;utm_medium=Desc&amp;utm_campaign=Arithmetic</text:p>
            <text:p/>
            <text:p>Arithmetic on Khan Academy: So you're ready to have some arithmetic fun? You've come to the right spot! It's the first "official" math topic and chalked full of fun exercises and great videos which help you start your journey towards math mastery. We'll cover the big ones: addition, subtraction, multiplication, and division, of course. But we don't stop there. We'll get into negative numbers, absolute value, decimals, and fractions, too. Learning math should be fun, and we plan on having some with you. Ready to get started?</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Arithmetic channel: https://www.youtube.com/channel/UCFlJkgTNeC-FYYIQnyE5yzQ?sub_confirmation=1</text:p>
            <text:p>Subscribe to KhanAcademy: https://www.youtube.com/subscription_center?add_user=khanacademy</text:p>
          </table:table-cell>
          <table:table-cell/>
          <table:table-cell office:value-type="string" calcext:value-type="string">
            <text:p>00:02:26</text:p>
          </table:table-cell>
          <table:table-cell office:value-type="date" office:date-value="2018-07-28T04:44:38.623" calcext:value-type="date">
            <text:p>28/07/18 04:44</text:p>
          </table:table-cell>
          <table:table-cell office:value-type="float" office:value="968908" calcext:value-type="float">
            <text:p>968908</text:p>
          </table:table-cell>
          <table:table-cell office:value-type="float" office:value="1521" calcext:value-type="float">
            <text:p>1521</text:p>
          </table:table-cell>
          <table:table-cell/>
        </table:table-row>
        <table:table-row table:style-name="ro16">
          <table:table-cell office:value-type="string" calcext:value-type="string">
            <text:p>mathantics</text:p>
          </table:table-cell>
          <table:table-cell office:value-type="string" calcext:value-type="string">
            <text:p>cC0fZ_lkFpQ</text:p>
          </table:table-cell>
          <table:table-cell office:value-type="string" calcext:value-type="string">
            <text:p>UCBuMwlP7kHkNxdPAqtFSJTw</text:p>
          </table:table-cell>
          <table:table-cell office:value-type="string" calcext:value-type="string">
            <text:p>https://www.youtube.com/watch?v=cC0fZ_lkFpQ</text:p>
          </table:table-cell>
          <table:table-cell office:value-type="date" office:date-value="2014-07-09T05:45:14" calcext:value-type="date">
            <text:p>09/07/14 05:45</text:p>
          </table:table-cell>
          <table:table-cell office:value-type="string" calcext:value-type="string">
            <text:p>Math Antics - Circles, What Is PI?</text:p>
          </table:table-cell>
          <table:table-cell office:value-type="string" calcext:value-type="string">
            <text:p>Learn More at mathantics.com</text:p>
            <text:p>Visit http://www.mathantics.com for more Free math videos and additional subscription based content!</text:p>
          </table:table-cell>
          <table:table-cell office:value-type="string" calcext:value-type="string">
            <text:p>{Math,educational,"Math Antics",geometry,circle,diameter,radius,perimeter,circumference,pi}</text:p>
          </table:table-cell>
          <table:table-cell office:value-type="string" calcext:value-type="string">
            <text:p>00:07:58</text:p>
          </table:table-cell>
          <table:table-cell office:value-type="date" office:date-value="2018-07-28T04:40:56.471" calcext:value-type="date">
            <text:p>28/07/18 04:40</text:p>
          </table:table-cell>
          <table:table-cell office:value-type="float" office:value="968761" calcext:value-type="float">
            <text:p>968761</text:p>
          </table:table-cell>
          <table:table-cell office:value-type="float" office:value="8101" calcext:value-type="float">
            <text:p>8101</text:p>
          </table:table-cell>
          <table:table-cell/>
        </table:table-row>
        <table:table-row table:style-name="ro6">
          <table:table-cell office:value-type="string" calcext:value-type="string">
            <text:p>Khan Academy</text:p>
          </table:table-cell>
          <table:table-cell office:value-type="string" calcext:value-type="string">
            <text:p>epgwuzzDHsQ</text:p>
          </table:table-cell>
          <table:table-cell office:value-type="string" calcext:value-type="string">
            <text:p>UC4a-Gbdw7vOaccHmFo40b9g</text:p>
          </table:table-cell>
          <table:table-cell office:value-type="string" calcext:value-type="string">
            <text:p>https://www.youtube.com/watch?v=epgwuzzDHsQ</text:p>
          </table:table-cell>
          <table:table-cell office:value-type="date" office:date-value="2011-05-17T23:11:10" calcext:value-type="date">
            <text:p>17/05/11 23:11</text:p>
          </table:table-cell>
          <table:table-cell office:value-type="string" calcext:value-type="string">
            <text:p>Taylor &amp; Maclaurin polynomials intro (part 1) | Series | AP Calculus BC | Khan Academy</text:p>
          </table:table-cell>
          <table:table-cell office:value-type="string" calcext:value-type="string">
            <text:p>Taylor &amp; Maclaurin polynomials are a very clever way of approximating any function with a polynomial. Learn how these polynomials work. Created by Sal Khan.</text:p>
            <text:p/>
            <text:p>Practice this lesson yourself on KhanAcademy.org right now: https://www.khanacademy.org/math/ap-calculus-bc/bc-series/bc-taylor-series/e/finding-taylor-series?utm_source=YT&amp;utm_medium=Desc&amp;utm_campaign=APCalculusBC </text:p>
            <text:p/>
            <text:p>Watch the next lesson: https://www.khanacademy.org/math/ap-calculus-bc/bc-series/bc-taylor-series/v/generalized-taylor-series-approximation?utm_source=YT&amp;utm_medium=Desc&amp;utm_campaign=APCalculusBC</text:p>
            <text:p/>
            <text:p>Missed the previous lesson? https://www.khanacademy.org/math/ap-calculus-bc/bc-series/bc-power-series-intro/v/interval-of-convergence-for-derivative-and-integral?utm_source=YT&amp;utm_medium=Desc&amp;utm_campaign=APCalculusBC</text:p>
            <text:p/>
            <text:p>AP Calculus BC on Khan Academy: Learn AP Calculus BC - everything from AP Calculus AB plus a few extra goodies, such as Taylor series, to prepare you for the AP Test</text:p>
            <text:p/>
            <text:p>About Khan Academy: Khan Academy is a nonprofit with a mission to provide a free, world-class education for anyone, anywhere. We believe learners of all ages should have unlimited access to free educational content they can master at their own pace. We use intelligent software, deep data analytics and intuitive user interfaces to help students and teachers around the world. Our resources cover preschool through early college education, including math, biology, chemistry, physics, economics, finance, history, grammar and more. We offer free personalized SAT test prep in partnership with the test developer, the College Board. Khan Academy has been translated into dozens of languages, and 100 million people use our platform worldwide every year. For more information, visit www.khanacademy.org, join us on Facebook or follow us on Twitter at @khanacademy. And remember, you can learn anything. </text:p>
            <text:p/>
            <text:p>For free. For everyone. Forever. #YouCanLearnAnything</text:p>
            <text:p/>
            <text:p>Subscribe to Khan Academy's AP Calculus BC channel: https://www.youtube.com/channel/UC5A2DBjjUVNz8axD-90jdfQ?sub_confirmation=1</text:p>
            <text:p>Subscribe to Khan Academy: https://www.youtube.com/subscription_center?add_user=khanacademy</text:p>
          </table:table-cell>
          <table:table-cell/>
          <table:table-cell office:value-type="string" calcext:value-type="string">
            <text:p>00:12:59</text:p>
          </table:table-cell>
          <table:table-cell office:value-type="date" office:date-value="2018-07-28T04:41:44.378" calcext:value-type="date">
            <text:p>28/07/18 04:41</text:p>
          </table:table-cell>
          <table:table-cell office:value-type="float" office:value="966312" calcext:value-type="float">
            <text:p>966312</text:p>
          </table:table-cell>
          <table:table-cell office:value-type="float" office:value="3185" calcext:value-type="float">
            <text:p>3185</text:p>
          </table:table-cell>
          <table:table-cell/>
        </table:table-row>
        <table:table-row table:style-name="ro24">
          <table:table-cell office:value-type="string" calcext:value-type="string">
            <text:p>Khan Academy</text:p>
          </table:table-cell>
          <table:table-cell office:value-type="string" calcext:value-type="string">
            <text:p>pMFv6liWK4M</text:p>
          </table:table-cell>
          <table:table-cell office:value-type="string" calcext:value-type="string">
            <text:p>UC4a-Gbdw7vOaccHmFo40b9g</text:p>
          </table:table-cell>
          <table:table-cell office:value-type="string" calcext:value-type="string">
            <text:p>https://www.youtube.com/watch?v=pMFv6liWK4M</text:p>
          </table:table-cell>
          <table:table-cell office:value-type="date" office:date-value="2009-10-09T19:55:50" calcext:value-type="date">
            <text:p>09/10/09 19:55</text:p>
          </table:table-cell>
          <table:table-cell office:value-type="string" calcext:value-type="string">
            <text:p>Linear subspaces | Vectors and spaces | Linear Algebra | Khan Academy</text:p>
          </table:table-cell>
          <table:table-cell office:value-type="string" calcext:value-type="string">
            <text:p>Introduction to linear subspaces of Rn</text:p>
            <text:p/>
            <text:p>Watch the next lesson: https://www.khanacademy.org/math/linear-algebra/vectors_and_spaces/subspace_basis/v/linear-algebra-basis-of-a-subspace?utm_source=YT&amp;utm_medium=Desc&amp;utm_campaign=LinearAlgebra</text:p>
            <text:p/>
            <text:p>Missed the previous lesson? </text:p>
            <text:p>https://www.khanacademy.org/math/linear-algebra/vectors_and_spaces/linear_independence/v/span-and-linear-independence-example?utm_source=YT&amp;utm_medium=Desc&amp;utm_campaign=LinearAlgebra</text:p>
            <text:p/>
            <text:p>Linear Algebra on Khan Academy: Have you ever wondered what the difference is between speed and velocity? Ever try to visualize in four dimensions or six or seven? Linear algebra describes things in two dimensions, but many of the concepts can be extended into three, four or more. Linear algebra implies two dimensional reasoning, however, the concepts covered in linear algebra provide the basis for multi-dimensional representations of mathematical reasoning. Matrices, vectors, vector spaces, transformations, eigenvectors/values all help us to visualize and understand multi dimensional concepts. This is an advanced course normally taken by science or engineering majors after taking at least two semesters of calculus (although calculus really isn't a prereq) so don't confuse this with regular high school algebra.</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Linear Algebra channel:: https://www.youtube.com/channel/UCGYSKl6e3HM0PP7QR35Crug?sub_confirmation=1</text:p>
            <text:p>Subscribe to KhanAcademy: https://www.youtube.com/subscription_center?add_user=khanacademy</text:p>
          </table:table-cell>
          <table:table-cell/>
          <table:table-cell office:value-type="string" calcext:value-type="string">
            <text:p>00:23:29</text:p>
          </table:table-cell>
          <table:table-cell office:value-type="date" office:date-value="2018-07-28T04:44:31.947" calcext:value-type="date">
            <text:p>28/07/18 04:44</text:p>
          </table:table-cell>
          <table:table-cell office:value-type="float" office:value="965317" calcext:value-type="float">
            <text:p>965317</text:p>
          </table:table-cell>
          <table:table-cell office:value-type="float" office:value="3732" calcext:value-type="float">
            <text:p>3732</text:p>
          </table:table-cell>
          <table:table-cell/>
        </table:table-row>
        <table:table-row table:style-name="ro4">
          <table:table-cell office:value-type="string" calcext:value-type="string">
            <text:p>TED-Ed</text:p>
          </table:table-cell>
          <table:table-cell office:value-type="string" calcext:value-type="string">
            <text:p>IiR-bnCHIYo</text:p>
          </table:table-cell>
          <table:table-cell office:value-type="string" calcext:value-type="string">
            <text:p>UCsooa4yRKGN_zEE8iknghZA</text:p>
          </table:table-cell>
          <table:table-cell office:value-type="string" calcext:value-type="string">
            <text:p>https://www.youtube.com/watch?v=IiR-bnCHIYo</text:p>
          </table:table-cell>
          <table:table-cell office:value-type="date" office:date-value="2013-03-13T15:16:07" calcext:value-type="date">
            <text:p>13/03/13 15:16</text:p>
          </table:table-cell>
          <table:table-cell office:value-type="string" calcext:value-type="string">
            <text:p>What is verbal irony? - Christopher Warner</text:p>
          </table:table-cell>
          <table:table-cell office:value-type="string" calcext:value-type="string">
            <text:p>View full lesson: http://ed.ted.com/lessons/what-is-verbal-irony-christopher-warner</text:p>
            <text:p/>
            <text:p>At face value, the lines between verbal irony, sarcasm, and compliments can be blurry. After all, the phrase 'That looks nice' could be all three depending on the circumstances. In the final of a three part series on irony, Christopher Warner gets into the irony you may use most often and most casually: verbal irony.</text:p>
            <text:p/>
            <text:p>Lesson by Christopher Warner, animation by Ben Pearce.</text:p>
          </table:table-cell>
          <table:table-cell office:value-type="string" calcext:value-type="string">
            <text:p>{"irony ironic \\what is irony\\","\\verbal","irony\\","\\dramatic","\\situational","\\Ben","Pearce\\","\\Christopher","Warney\\",irony,"sarcasm\\",sarcasm,attitude,mockery,"TED-Ed TEDEducation \\TED Ed\\"}</text:p>
          </table:table-cell>
          <table:table-cell office:value-type="string" calcext:value-type="string">
            <text:p>00:03:29</text:p>
          </table:table-cell>
          <table:table-cell office:value-type="date" office:date-value="2018-07-28T04:43:43.677" calcext:value-type="date">
            <text:p>28/07/18 04:43</text:p>
          </table:table-cell>
          <table:table-cell office:value-type="float" office:value="964707" calcext:value-type="float">
            <text:p>964707</text:p>
          </table:table-cell>
          <table:table-cell office:value-type="float" office:value="1954" calcext:value-type="float">
            <text:p>1954</text:p>
          </table:table-cell>
          <table:table-cell/>
        </table:table-row>
        <table:table-row table:style-name="ro7">
          <table:table-cell office:value-type="string" calcext:value-type="string">
            <text:p>Khan Academy</text:p>
          </table:table-cell>
          <table:table-cell office:value-type="string" calcext:value-type="string">
            <text:p>gnyHsgTFXIY</text:p>
          </table:table-cell>
          <table:table-cell office:value-type="string" calcext:value-type="string">
            <text:p>UC4a-Gbdw7vOaccHmFo40b9g</text:p>
          </table:table-cell>
          <table:table-cell office:value-type="string" calcext:value-type="string">
            <text:p>https://www.youtube.com/watch?v=gnyHsgTFXIY</text:p>
          </table:table-cell>
          <table:table-cell office:value-type="date" office:date-value="2015-08-11T22:28:02" calcext:value-type="date">
            <text:p>11/08/15 22:28</text:p>
          </table:table-cell>
          <table:table-cell office:value-type="string" calcext:value-type="string">
            <text:p>Reading bar charts: comparing two sets of data | Pre-Algebra | Khan Academy</text:p>
          </table:table-cell>
          <table:table-cell office:value-type="string" calcext:value-type="string">
            <text:p>A bar chart is especially useful with comparing two sets of data. The difference in the bars give us a quick snapshot that allows us to draw some conclusions.</text:p>
            <text:p/>
            <text:p>Practice this lesson yourself on KhanAcademy.org right now: https://www.khanacademy.org/math/pre-algebra/applying-math-reasoning-topic/reading_data/e/reading_bar_charts_2?utm_source=YT&amp;utm_medium=Desc&amp;utm_campaign=PreAlgebra</text:p>
            <text:p/>
            <text:p>Watch the next lesson: https://www.khanacademy.org/math/pre-algebra/applying-math-reasoning-topic/reading_data/v/reading-bar-charts-3?utm_source=YT&amp;utm_medium=Desc&amp;utm_campaign=PreAlgebra</text:p>
            <text:p/>
            <text:p>Missed the previous lesson? </text:p>
            <text:p>https://www.khanacademy.org/math/pre-algebra/applying-math-reasoning-topic/reading_data/v/creating-bar-charts-1?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1:30</text:p>
          </table:table-cell>
          <table:table-cell office:value-type="date" office:date-value="2018-07-28T04:44:38.484" calcext:value-type="date">
            <text:p>28/07/18 04:44</text:p>
          </table:table-cell>
          <table:table-cell office:value-type="float" office:value="963389" calcext:value-type="float">
            <text:p>963389</text:p>
          </table:table-cell>
          <table:table-cell office:value-type="float" office:value="2766" calcext:value-type="float">
            <text:p>2766</text:p>
          </table:table-cell>
          <table:table-cell/>
        </table:table-row>
        <table:table-row table:style-name="ro15">
          <table:table-cell office:value-type="string" calcext:value-type="string">
            <text:p>Khan Academy</text:p>
          </table:table-cell>
          <table:table-cell office:value-type="string" calcext:value-type="string">
            <text:p>QE2uR6Z-NcU</text:p>
          </table:table-cell>
          <table:table-cell office:value-type="string" calcext:value-type="string">
            <text:p>UC4a-Gbdw7vOaccHmFo40b9g</text:p>
          </table:table-cell>
          <table:table-cell office:value-type="string" calcext:value-type="string">
            <text:p>https://www.youtube.com/watch?v=QE2uR6Z-NcU</text:p>
          </table:table-cell>
          <table:table-cell office:value-type="date" office:date-value="2011-08-05T15:42:45" calcext:value-type="date">
            <text:p>05/08/11 15:42</text:p>
          </table:table-cell>
          <table:table-cell office:value-type="string" calcext:value-type="string">
            <text:p>Addition rule for probability | Probability and Statistics | Khan Academy</text:p>
          </table:table-cell>
          <table:table-cell office:value-type="string" calcext:value-type="string">
            <text:p>Venn diagrams and the addition rule for probability</text:p>
            <text:p/>
            <text:p>Practice this lesson yourself on KhanAcademy.org right now: </text:p>
            <text:p>https://www.khanacademy.org/math/probability/independent-dependent-probability/addition_rule_probability/e/adding-probability?utm_source=YT&amp;utm_medium=Desc&amp;utm_campaign=ProbabilityandStatistics</text:p>
            <text:p/>
            <text:p>Watch the next lesson: https://www.khanacademy.org/math/probability/independent-dependent-probability/independent_events/v/compound-probability-of-independent-events?utm_source=YT&amp;utm_medium=Desc&amp;utm_campaign=ProbabilityandStatistics</text:p>
            <text:p/>
            <text:p>Missed the previous lesson? </text:p>
            <text:p>https://www.khanacademy.org/math/probability/independent-dependent-probability/addition_rule_probability/v/probability-with-playing-cards-and-venn-diagrams?utm_source=YT&amp;utm_medium=Desc&amp;utm_campaign=ProbabilityandStatistics</text:p>
            <text:p/>
            <text:p>Probability and statistics on Khan Academy: We dare you to go through a day in which you never consider or use probability. Did you check the weather forecast? Busted! Did you decide to go through the drive through lane vs walk in? Busted again! We are constantly creating hypotheses, making predictions, testing, and analyzing. Our lives are full of probabilities! Statistics is related to probability because much of the data we use when determining probable outcomes comes from our understanding of statistics. In these tutorials, we will cover a range of topics, some which include: independent events, dependent probability, combinatorics, hypothesis testing, descriptive statistics, random variables, probability distributions, regression, and inferential statistics. So buckle up and hop on for a wild ride. We bet you're going to be challenged AND love it!</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obability and Statistics channel:</text:p>
            <text:p>https://www.youtube.com/channel/UCRXuOXLW3LcQLWvxbZiIZ0w?sub_confirmation=1</text:p>
            <text:p>Subscribe to KhanAcademy: https://www.youtube.com/subscription_center?add_user=khanacademy</text:p>
          </table:table-cell>
          <table:table-cell/>
          <table:table-cell office:value-type="string" calcext:value-type="string">
            <text:p>00:10:43</text:p>
          </table:table-cell>
          <table:table-cell office:value-type="date" office:date-value="2018-07-28T04:40:56.167" calcext:value-type="date">
            <text:p>28/07/18 04:40</text:p>
          </table:table-cell>
          <table:table-cell office:value-type="float" office:value="962831" calcext:value-type="float">
            <text:p>962831</text:p>
          </table:table-cell>
          <table:table-cell office:value-type="float" office:value="4815" calcext:value-type="float">
            <text:p>4815</text:p>
          </table:table-cell>
          <table:table-cell/>
        </table:table-row>
        <table:table-row table:style-name="ro4">
          <table:table-cell office:value-type="string" calcext:value-type="string">
            <text:p>TED-Ed</text:p>
          </table:table-cell>
          <table:table-cell office:value-type="string" calcext:value-type="string">
            <text:p>uOcpsXMJcJk</text:p>
          </table:table-cell>
          <table:table-cell office:value-type="string" calcext:value-type="string">
            <text:p>UCsooa4yRKGN_zEE8iknghZA</text:p>
          </table:table-cell>
          <table:table-cell office:value-type="string" calcext:value-type="string">
            <text:p>https://www.youtube.com/watch?v=uOcpsXMJcJk</text:p>
          </table:table-cell>
          <table:table-cell office:value-type="date" office:date-value="2017-05-15T15:01:00" calcext:value-type="date">
            <text:p>15/05/17 15:01</text:p>
          </table:table-cell>
          <table:table-cell office:value-type="string" calcext:value-type="string">
            <text:p>How does your body process medicine? - CÃ©line ValÃ©ry</text:p>
          </table:table-cell>
          <table:table-cell office:value-type="string" calcext:value-type="string">
            <text:p>View full lesson: http://ed.ted.com/lessons/how-does-your-body-process-medicine-celine-valery</text:p>
            <text:p/>
            <text:p>Have you ever wondered what happens to a painkiller, like ibuprofen, after you swallow it? Medicine that slides down your throat can help treat a headache, a sore back, or a throbbing sprained ankle. But how does it get where it needs to go in the first place? CÃ©line ValÃ©ry explains how your body processes medicine. </text:p>
            <text:p/>
            <text:p>Lesson by CÃ©line ValÃ©ry, animation by Daniel Gray.</text:p>
          </table:table-cell>
          <table:table-cell office:value-type="string" calcext:value-type="string">
            <text:p>{TED,TED-Ed,"TED Education","TED Ed","CÃ©line ValÃ©ry","Daniel Gray",medicine,painkiller,ibuprofen,"circulatory system","blood stream",stomach,"digestive system",dissolve,"blood vessels",vein,liver,enzyme,metabolite,molecule,elimination,dose,dosage,drug,toxicity}</text:p>
          </table:table-cell>
          <table:table-cell office:value-type="string" calcext:value-type="string">
            <text:p>00:04:13</text:p>
          </table:table-cell>
          <table:table-cell office:value-type="date" office:date-value="2018-07-28T04:42:09.882" calcext:value-type="date">
            <text:p>28/07/18 04:42</text:p>
          </table:table-cell>
          <table:table-cell office:value-type="float" office:value="960673" calcext:value-type="float">
            <text:p>960673</text:p>
          </table:table-cell>
          <table:table-cell office:value-type="float" office:value="11815" calcext:value-type="float">
            <text:p>11815</text:p>
          </table:table-cell>
          <table:table-cell/>
        </table:table-row>
        <table:table-row table:style-name="ro5">
          <table:table-cell office:value-type="string" calcext:value-type="string">
            <text:p>Khan Academy</text:p>
          </table:table-cell>
          <table:table-cell office:value-type="string" calcext:value-type="string">
            <text:p>tQcB9BLUoVI</text:p>
          </table:table-cell>
          <table:table-cell office:value-type="string" calcext:value-type="string">
            <text:p>UC4a-Gbdw7vOaccHmFo40b9g</text:p>
          </table:table-cell>
          <table:table-cell office:value-type="string" calcext:value-type="string">
            <text:p>https://www.youtube.com/watch?v=tQcB9BLUoVI</text:p>
          </table:table-cell>
          <table:table-cell office:value-type="date" office:date-value="2008-04-25T01:46:15" calcext:value-type="date">
            <text:p>25/04/08 01:46</text:p>
          </table:table-cell>
          <table:table-cell office:value-type="string" calcext:value-type="string">
            <text:p>Thermodynamics part 1: Molecular theory of gases | Physics | Khan Academy</text:p>
          </table:table-cell>
          <table:table-cell office:value-type="string" calcext:value-type="string">
            <text:p>Intuition of how gases generate pressure in a container and why pressure x volume is proportional to the combined kinetic energy of the molecules in the volume. Created by Sal Khan.</text:p>
            <text:p/>
            <text:p>Watch the next lesson: https://www.khanacademy.org/science/physics/thermodynamics/temp-kinetic-theory-ideal-gas-law/v/thermodynamics-part-2?utm_source=YT&amp;utm_medium=Desc&amp;utm_campaign=physics</text:p>
            <text:p/>
            <text:p>Missed the previous lesson? https://www.khanacademy.org/science/physics/fluids/fluid-dynamics/v/surface-tension-and-adhesion?utm_source=YT&amp;utm_medium=Desc&amp;utm_campaign=physics</text:p>
            <text:p/>
            <text:p>Physics on Khan Academy: Physics is the study of the basic principles that govern the physical world around us. We'll start by looking at motion itself. Then, we'll learn about forces, momentum, energy, and other concepts in lots of different physical situations. To get the most out of physics, you'll need a solid understanding of algebra and a basic understanding of trigon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hysics channel: https://www.youtube.com/channel/UC0oGarQW2lE5PxhGoQAKV7Q?sub_confirmation=1</text:p>
            <text:p>Subscribe to Khan Academy: https://www.youtube.com/subscription_center?add_user=khanacademy</text:p>
          </table:table-cell>
          <table:table-cell/>
          <table:table-cell office:value-type="string" calcext:value-type="string">
            <text:p>00:09:50</text:p>
          </table:table-cell>
          <table:table-cell office:value-type="date" office:date-value="2018-07-28T04:43:24.394" calcext:value-type="date">
            <text:p>28/07/18 04:43</text:p>
          </table:table-cell>
          <table:table-cell office:value-type="float" office:value="960386" calcext:value-type="float">
            <text:p>960386</text:p>
          </table:table-cell>
          <table:table-cell office:value-type="float" office:value="1643" calcext:value-type="float">
            <text:p>1643</text:p>
          </table:table-cell>
          <table:table-cell/>
        </table:table-row>
        <table:table-row table:style-name="ro7">
          <table:table-cell office:value-type="string" calcext:value-type="string">
            <text:p>Khan Academy</text:p>
          </table:table-cell>
          <table:table-cell office:value-type="string" calcext:value-type="string">
            <text:p>EFVrAk61xjE</text:p>
          </table:table-cell>
          <table:table-cell office:value-type="string" calcext:value-type="string">
            <text:p>UC4a-Gbdw7vOaccHmFo40b9g</text:p>
          </table:table-cell>
          <table:table-cell office:value-type="string" calcext:value-type="string">
            <text:p>https://www.youtube.com/watch?v=EFVrAk61xjE</text:p>
          </table:table-cell>
          <table:table-cell office:value-type="date" office:date-value="2011-06-22T16:28:02" calcext:value-type="date">
            <text:p>22/06/11 16:28</text:p>
          </table:table-cell>
          <table:table-cell office:value-type="string" calcext:value-type="string">
            <text:p>Approximating square roots to hundredths | Pre-Algebra | Khan Academy</text:p>
          </table:table-cell>
          <table:table-cell office:value-type="string" calcext:value-type="string">
            <text:p>Learn how to approximate the decimal value of âˆš45 without using a calculator.</text:p>
            <text:p/>
            <text:p>Practice this lesson yourself on KhanAcademy.org right now: https://www.khanacademy.org/math/pre-algebra/exponents-radicals/radical-radicals/e/square_roots_2?utm_source=YT&amp;utm_medium=Desc&amp;utm_campaign=PreAlgebra</text:p>
            <text:p/>
            <text:p>Watch the next lesson: https://www.khanacademy.org/math/pre-algebra/exponents-radicals/radical-radicals/v/simplifying-square-roots-1?utm_source=YT&amp;utm_medium=Desc&amp;utm_campaign=PreAlgebra</text:p>
            <text:p/>
            <text:p>Missed the previous lesson? </text:p>
            <text:p>https://www.khanacademy.org/math/pre-algebra/exponents-radicals/radical-radicals/v/understanding-square-root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7:12</text:p>
          </table:table-cell>
          <table:table-cell office:value-type="date" office:date-value="2018-07-28T04:43:30.288" calcext:value-type="date">
            <text:p>28/07/18 04:43</text:p>
          </table:table-cell>
          <table:table-cell office:value-type="float" office:value="958584" calcext:value-type="float">
            <text:p>958584</text:p>
          </table:table-cell>
          <table:table-cell office:value-type="float" office:value="2586" calcext:value-type="float">
            <text:p>2586</text:p>
          </table:table-cell>
          <table:table-cell/>
        </table:table-row>
        <table:table-row table:style-name="ro4">
          <table:table-cell office:value-type="string" calcext:value-type="string">
            <text:p>TED-Ed</text:p>
          </table:table-cell>
          <table:table-cell office:value-type="string" calcext:value-type="string">
            <text:p>91XI7M9l3no</text:p>
          </table:table-cell>
          <table:table-cell office:value-type="string" calcext:value-type="string">
            <text:p>UCsooa4yRKGN_zEE8iknghZA</text:p>
          </table:table-cell>
          <table:table-cell office:value-type="string" calcext:value-type="string">
            <text:p>https://www.youtube.com/watch?v=91XI7M9l3no</text:p>
          </table:table-cell>
          <table:table-cell office:value-type="date" office:date-value="2015-01-06T16:07:18" calcext:value-type="date">
            <text:p>06/01/15 16:07</text:p>
          </table:table-cell>
          <table:table-cell office:value-type="string" calcext:value-type="string">
            <text:p>Einstein's miracle year - Larry Lagerstrom</text:p>
          </table:table-cell>
          <table:table-cell office:value-type="string" calcext:value-type="string">
            <text:p>View full lesson here: http://ed.ted.com/lessons/einstein-s-miracle-year-larry-lagerstrom</text:p>
            <text:p/>
            <text:p>As the year 1905 began, Albert Einstein faced life as a â€œfailedâ€ academic. Yet within the next twelve months, he would publish four extraordinary papers, each on a different topic, that were destined to radically transform our understanding of the universe. Larry Lagerstrom details these four groundbreaking papers.</text:p>
            <text:p/>
            <text:p>Lesson by Larry Lagerstrom, animation by Oxbow Creative.</text:p>
          </table:table-cell>
          <table:table-cell office:value-type="string" calcext:value-type="string">
            <text:p>{TED-Ed,TEDx,TED,TEDEd,"Albert Einstein",Einstein,Science,Mathematics,Physics,"Theory of Relativity","Speed of Light","Patent Office","Scientific Method",1905,Calculus,Labratory,"Atomic theory",Atoms,"Brownian Motion"}</text:p>
          </table:table-cell>
          <table:table-cell office:value-type="string" calcext:value-type="string">
            <text:p>00:05:16</text:p>
          </table:table-cell>
          <table:table-cell office:value-type="date" office:date-value="2018-07-28T04:42:03.88" calcext:value-type="date">
            <text:p>28/07/18 04:42</text:p>
          </table:table-cell>
          <table:table-cell office:value-type="float" office:value="958232" calcext:value-type="float">
            <text:p>958232</text:p>
          </table:table-cell>
          <table:table-cell office:value-type="float" office:value="12833" calcext:value-type="float">
            <text:p>12833</text:p>
          </table:table-cell>
          <table:table-cell/>
        </table:table-row>
        <table:table-row table:style-name="ro7">
          <table:table-cell office:value-type="string" calcext:value-type="string">
            <text:p>Khan Academy</text:p>
          </table:table-cell>
          <table:table-cell office:value-type="string" calcext:value-type="string">
            <text:p>O0uUVH8dRiU</text:p>
          </table:table-cell>
          <table:table-cell office:value-type="string" calcext:value-type="string">
            <text:p>UC4a-Gbdw7vOaccHmFo40b9g</text:p>
          </table:table-cell>
          <table:table-cell office:value-type="string" calcext:value-type="string">
            <text:p>https://www.youtube.com/watch?v=O0uUVH8dRiU</text:p>
          </table:table-cell>
          <table:table-cell office:value-type="date" office:date-value="2010-04-02T17:37:00" calcext:value-type="date">
            <text:p>02/04/10 17:37</text:p>
          </table:table-cell>
          <table:table-cell office:value-type="string" calcext:value-type="string">
            <text:p>Domain and range of a function | Functions and their graphs | Algebra II | Khan Academy</text:p>
          </table:table-cell>
          <table:table-cell office:value-type="string" calcext:value-type="string">
            <text:p>Practice this lesson yourself on KhanAcademy.org right now: </text:p>
            <text:p>https://www.khanacademy.org/e/domain_and_range_0.5?utm_source=YTdescription&amp;utm_medium=YTdescription&amp;utm_campaign=YTdescription</text:p>
            <text:p/>
            <text:p>Watch the next lesson: https://www.khanacademy.org/math/algebra2/functions_and_graphs/recognizing-functions-2/v/testing-if-a-relationship-is-a-function?utm_source=YT&amp;utm_medium=Desc&amp;utm_campaign=AlgebraII</text:p>
            <text:p/>
            <text:p>Missed the previous lesson? </text:p>
            <text:p>https://www.khanacademy.org/math/algebra2/functions_and_graphs/domain_range/v/domain-and-range-2?utm_source=YT&amp;utm_medium=Desc&amp;utm_campaign=AlgebraII</text:p>
            <text:p/>
            <text:p>Algebra II on Khan Academy: Your studies in algebra 1 have built a solid foundation from which you can explore linear equations, inequalities, and functions. In algebra 2 we build upon that foundation and not only extend our knowledge of algebra 1, but slowly become capable of tackling the BIG questions of the universe. We'll again touch on systems of equations, inequalities, and functions...but we'll also address exponential and logarithmic functions, logarithms, imaginary and complex numbers, conic sections, and matrices. Don't let these big words intimidate you. We're on this journey with you!</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Algebra II channel:</text:p>
            <text:p>https://www.youtube.com/channel/UCsCA3_VozRtgUT7wWC1uZDg?sub_confirmation=1</text:p>
            <text:p>Subscribe to Khan Academy: https://www.youtube.com/subscription_center?add_user=khanacademy</text:p>
          </table:table-cell>
          <table:table-cell/>
          <table:table-cell office:value-type="string" calcext:value-type="string">
            <text:p>00:12:52</text:p>
          </table:table-cell>
          <table:table-cell office:value-type="date" office:date-value="2018-07-28T04:41:13.965" calcext:value-type="date">
            <text:p>28/07/18 04:41</text:p>
          </table:table-cell>
          <table:table-cell office:value-type="float" office:value="958064" calcext:value-type="float">
            <text:p>958064</text:p>
          </table:table-cell>
          <table:table-cell office:value-type="float" office:value="4480" calcext:value-type="float">
            <text:p>4480</text:p>
          </table:table-cell>
          <table:table-cell/>
        </table:table-row>
        <table:table-row table:style-name="ro10">
          <table:table-cell office:value-type="string" calcext:value-type="string">
            <text:p>Khan Academy</text:p>
          </table:table-cell>
          <table:table-cell office:value-type="string" calcext:value-type="string">
            <text:p>S_OX3ByvBSc</text:p>
          </table:table-cell>
          <table:table-cell office:value-type="string" calcext:value-type="string">
            <text:p>UC4a-Gbdw7vOaccHmFo40b9g</text:p>
          </table:table-cell>
          <table:table-cell office:value-type="string" calcext:value-type="string">
            <text:p>https://www.youtube.com/watch?v=S_OX3ByvBSc</text:p>
          </table:table-cell>
          <table:table-cell office:value-type="date" office:date-value="2015-09-11T21:47:10" calcext:value-type="date">
            <text:p>11/09/15 21:47</text:p>
          </table:table-cell>
          <table:table-cell office:value-type="string" calcext:value-type="string">
            <text:p>How to evaluate expressions with two variables | 6th grade | Khan Academy</text:p>
          </table:table-cell>
          <table:table-cell office:value-type="string" calcext:value-type="string">
            <text:p>We've done a few examples together where we were faced with 1 variable. Why not try one that has 2 variables?</text:p>
            <text:p/>
            <text:p>Practice this lesson yourself on KhanAcademy.org right now: </text:p>
            <text:p>https://www.khanacademy.org/math/cc-sixth-grade-math/cc-6th-expressions-and-variables/cc-6th-substitution/e/evaluating_expressions_2?utm_source=YT&amp;utm_medium=Desc&amp;utm_campaign=6thgrade</text:p>
            <text:p/>
            <text:p>Watch the next lesson: https://www.khanacademy.org/math/cc-sixth-grade-math/cc-6th-expressions-and-variables/cc-6th-evaluating-expressions/v/variables-and-expressions-1?utm_source=YT&amp;utm_medium=Desc&amp;utm_campaign=6thgrade</text:p>
            <text:p/>
            <text:p>Missed the previous lesson? https://www.khanacademy.org/math/cc-sixth-grade-math/cc-6th-negative-number-topic/cc-6th-coordinate-plane/v/coordinate-plane-word-problems-exercise?utm_source=YT&amp;utm_medium=Desc&amp;utm_campaign=6thgrade</text:p>
            <text:p/>
            <text:p>Grade 6th on Khan Academy: By the 6th grade, you're becoming a sophisticated mathemagician. You'll be able to add, subtract, multiply, and divide any non-negative numbers (including decimals and fractions) that any grumpy ogre throws at you. Mind-blowing ideas like exponents (you saw these briefly in the 5th grade), ratios, percents, negative numbers, and variable expressions will start being in your comfort zone. Most importantly, the algebraic side of mathematics is a whole new kind of fun! And if that is not enough, we are going to continue with our understanding of ideas like the coordinate plane (from 5th grade) and area while beginning to derive meaning from data! (Content was selected for this grade level based on a typical curriculum in the United State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Ã‚Â‰ÃƒÂ›Ã‚Âªs 6th grade channel:</text:p>
            <text:p>https://www.youtube.com/channel/UCnif494Ay2S-PuYlDVrOwYQ?sub_confirmation=1</text:p>
            <text:p>Subscribe to Khan Academy: https://www.youtube.com/subscription_center?add_user=khanacademy</text:p>
          </table:table-cell>
          <table:table-cell/>
          <table:table-cell office:value-type="string" calcext:value-type="string">
            <text:p>00:02:05</text:p>
          </table:table-cell>
          <table:table-cell office:value-type="date" office:date-value="2018-07-28T04:43:30.479" calcext:value-type="date">
            <text:p>28/07/18 04:43</text:p>
          </table:table-cell>
          <table:table-cell office:value-type="float" office:value="957909" calcext:value-type="float">
            <text:p>957909</text:p>
          </table:table-cell>
          <table:table-cell office:value-type="float" office:value="1853" calcext:value-type="float">
            <text:p>1853</text:p>
          </table:table-cell>
          <table:table-cell/>
        </table:table-row>
        <table:table-row table:style-name="ro10">
          <table:table-cell office:value-type="string" calcext:value-type="string">
            <text:p>Khan Academy</text:p>
          </table:table-cell>
          <table:table-cell office:value-type="string" calcext:value-type="string">
            <text:p>AUqeb9Z3y3k</text:p>
          </table:table-cell>
          <table:table-cell office:value-type="string" calcext:value-type="string">
            <text:p>UC4a-Gbdw7vOaccHmFo40b9g</text:p>
          </table:table-cell>
          <table:table-cell office:value-type="string" calcext:value-type="string">
            <text:p>https://www.youtube.com/watch?v=AUqeb9Z3y3k</text:p>
          </table:table-cell>
          <table:table-cell office:value-type="date" office:date-value="2008-06-14T17:42:53" calcext:value-type="date">
            <text:p>14/06/08 17:42</text:p>
          </table:table-cell>
          <table:table-cell office:value-type="string" calcext:value-type="string">
            <text:p>Matrices to solve a system of equations | Matrices | Precalculus | Khan Academy</text:p>
          </table:table-cell>
          <table:table-cell office:value-type="string" calcext:value-type="string">
            <text:p>Using the inverse of a matrix to solve a system of equations.</text:p>
            <text:p/>
            <text:p>Practice this yourself on Khan Academy right now: https://www.khanacademy.org/e/writing-systems-of-equations-as-matrix-equations?utm_source=YTdescription&amp;utm_medium=YTdescription&amp;utm_campaign=YTdescription</text:p>
            <text:p/>
            <text:p>Watch the next lesson: https://www.khanacademy.org/math/precalculus/precalc-matrices/inverting_matrices/v/matrices-to-solve-a-vector-combination-problem?utm_source=YT&amp;utm_medium=Desc&amp;utm_campaign=Precalculus</text:p>
            <text:p/>
            <text:p>Missed the previous lesson? </text:p>
            <text:p>https://www.khanacademy.org/math/precalculus/precalc-matrices/inverting_matrices/v/inverse-matrix-part-1?utm_source=YT&amp;utm_medium=Desc&amp;utm_campaign=Precalculus</text:p>
            <text:p/>
            <text:p>Precalculus on Khan Academy: You may think that precalculus is simply the course you take before calculus. You would be right, of course, but that definition doesn't mean anything unless you have some knowledge of what calculus is. Let's keep it simple, shall we? Calculus is a conceptual framework which provides systematic techniques for solving problems. These problems are appropriately applicable to analytic geometry and algebra. Therefore....precalculus gives you the background for the mathematical concepts, problems, issues and techniques that appear in calculus, including trigonometry, functions, complex numbers, vectors, matrices, and others. There you have it ladies and gentlemen....an introduction to precalculu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recalculus channel:</text:p>
            <text:p>https://www.youtube.com/channel/UCBeHztHRWuVvnlwm20u2hNA?sub_confirmation=1</text:p>
            <text:p>Subscribe to Khan Academy: https://www.youtube.com/subscription_center?add_user=khanacademy</text:p>
          </table:table-cell>
          <table:table-cell/>
          <table:table-cell office:value-type="string" calcext:value-type="string">
            <text:p>00:16:33</text:p>
          </table:table-cell>
          <table:table-cell office:value-type="date" office:date-value="2018-07-28T04:43:37.355" calcext:value-type="date">
            <text:p>28/07/18 04:43</text:p>
          </table:table-cell>
          <table:table-cell office:value-type="float" office:value="957670" calcext:value-type="float">
            <text:p>957670</text:p>
          </table:table-cell>
          <table:table-cell office:value-type="float" office:value="2724" calcext:value-type="float">
            <text:p>2724</text:p>
          </table:table-cell>
          <table:table-cell/>
        </table:table-row>
        <table:table-row table:style-name="ro24">
          <table:table-cell office:value-type="string" calcext:value-type="string">
            <text:p>Khan Academy</text:p>
          </table:table-cell>
          <table:table-cell office:value-type="string" calcext:value-type="string">
            <text:p>PhfbEr2btGQ</text:p>
          </table:table-cell>
          <table:table-cell office:value-type="string" calcext:value-type="string">
            <text:p>UC4a-Gbdw7vOaccHmFo40b9g</text:p>
          </table:table-cell>
          <table:table-cell office:value-type="string" calcext:value-type="string">
            <text:p>https://www.youtube.com/watch?v=PhfbEr2btGQ</text:p>
          </table:table-cell>
          <table:table-cell office:value-type="date" office:date-value="2009-11-13T23:39:01" calcext:value-type="date">
            <text:p>13/11/09 23:39</text:p>
          </table:table-cell>
          <table:table-cell office:value-type="string" calcext:value-type="string">
            <text:p>Introduction to eigenvalues and eigenvectors | Linear Algebra | Khan Academy</text:p>
          </table:table-cell>
          <table:table-cell office:value-type="string" calcext:value-type="string">
            <text:p>What eigenvectors and eigenvalues are and why they are interesting</text:p>
            <text:p/>
            <text:p>Watch the next lesson: https://www.khanacademy.org/math/linear-algebra/alternate_bases/eigen_everything/v/linear-algebra-proof-of-formula-for-determining-eigenvalues?utm_source=YT&amp;utm_medium=Desc&amp;utm_campaign=LinearAlgebra</text:p>
            <text:p/>
            <text:p>Missed the previous lesson? </text:p>
            <text:p>https://www.khanacademy.org/math/linear-algebra/alternate_bases/orthonormal_basis/v/linear-algebra-gram-schmidt-example-with-3-basis-vectors?utm_source=YT&amp;utm_medium=Desc&amp;utm_campaign=LinearAlgebra</text:p>
            <text:p/>
            <text:p>Linear Algebra on Khan Academy: Have you ever wondered what the difference is between speed and velocity? Ever try to visualize in four dimensions or six or seven? Linear algebra describes things in two dimensions, but many of the concepts can be extended into three, four or more. Linear algebra implies two dimensional reasoning, however, the concepts covered in linear algebra provide the basis for multi-dimensional representations of mathematical reasoning. Matrices, vectors, vector spaces, transformations, eigenvectors/values all help us to visualize and understand multi dimensional concepts. This is an advanced course normally taken by science or engineering majors after taking at least two semesters of calculus (although calculus really isn't a prereq) so don't confuse this with regular high school algebra.</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Linear Algebra channel: https://www.youtube.com/channel/UCGYSKl6e3HM0PP7QR35Crug?sub_confirmation=1</text:p>
            <text:p>Subscribe to KhanAcademy: https://www.youtube.com/subscription_center?add_user=khanacademy</text:p>
          </table:table-cell>
          <table:table-cell/>
          <table:table-cell office:value-type="string" calcext:value-type="string">
            <text:p>00:07:43</text:p>
          </table:table-cell>
          <table:table-cell office:value-type="date" office:date-value="2018-07-28T04:43:23.98" calcext:value-type="date">
            <text:p>28/07/18 04:43</text:p>
          </table:table-cell>
          <table:table-cell office:value-type="float" office:value="956708" calcext:value-type="float">
            <text:p>956708</text:p>
          </table:table-cell>
          <table:table-cell office:value-type="float" office:value="3189" calcext:value-type="float">
            <text:p>3189</text:p>
          </table:table-cell>
          <table:table-cell/>
        </table:table-row>
        <table:table-row table:style-name="ro6">
          <table:table-cell office:value-type="string" calcext:value-type="string">
            <text:p>Khan Academy</text:p>
          </table:table-cell>
          <table:table-cell office:value-type="string" calcext:value-type="string">
            <text:p>92aLiyeQj0w</text:p>
          </table:table-cell>
          <table:table-cell office:value-type="string" calcext:value-type="string">
            <text:p>UC4a-Gbdw7vOaccHmFo40b9g</text:p>
          </table:table-cell>
          <table:table-cell office:value-type="string" calcext:value-type="string">
            <text:p>https://www.youtube.com/watch?v=92aLiyeQj0w</text:p>
          </table:table-cell>
          <table:table-cell office:value-type="date" office:date-value="2011-09-21T15:09:31" calcext:value-type="date">
            <text:p>21/09/11 15:09</text:p>
          </table:table-cell>
          <table:table-cell office:value-type="string" calcext:value-type="string">
            <text:p>Measuring angles in degrees | Angles and intersecting lines | Geometry | Khan Academy</text:p>
          </table:table-cell>
          <table:table-cell office:value-type="string" calcext:value-type="string">
            <text:p>Let's come up with an exact way to measure an angle using a protractor. We'll also learn about acute angles. Not to be confused with augly angles :)</text:p>
            <text:p/>
            <text:p>Watch the next lesson: https://www.khanacademy.org/math/geometry/parallel-and-perpendicular-lines/Angle_basics/v/using-a-protractor?utm_source=YT&amp;utm_medium=Desc&amp;utm_campaign=Geometry</text:p>
            <text:p/>
            <text:p>Missed the previous lesson? </text:p>
            <text:p>https://www.khanacademy.org/math/geometry/parallel-and-perpendicular-lines/Angle_basics/v/angle-basics?utm_source=YT&amp;utm_medium=Desc&amp;utm_campaign=Geometry</text:p>
            <text:p/>
            <text:p>Geometry on Khan Academy: We are surrounded by space. And that space contains lots of things. And these things have shapes. In geometry we are concerned with the nature of these shapes, how we define them, and what they teach us about the world at large--from math to architecture to biology to astronomy (and everything in between). Learning geometry is about more than just taking your medicine ("It's good for you!"), it's at the core of everything that exists--including you. Having said all that, some of the specific topics we'll cover include angles, intersecting lines, right triangles, perimeter, area, volume, circles, triangles, quadrilaterals, analytic geometry, and geometric constructions. Wow. That's a lot. To summarize: it's difficult to imagine any area of math that is more widely used than geometry.</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Geometry channel:</text:p>
            <text:p>https://www.youtube.com/channel/UCD3OtKxPRUFw8kzYlhJXa1Q?sub_confirmation=1</text:p>
            <text:p>Subscribe to Khan Academy: https://www.youtube.com/subscription_center?add_user=khanacademy</text:p>
          </table:table-cell>
          <table:table-cell/>
          <table:table-cell office:value-type="string" calcext:value-type="string">
            <text:p>00:08:22</text:p>
          </table:table-cell>
          <table:table-cell office:value-type="date" office:date-value="2018-07-28T04:44:26.304" calcext:value-type="date">
            <text:p>28/07/18 04:44</text:p>
          </table:table-cell>
          <table:table-cell office:value-type="float" office:value="956704" calcext:value-type="float">
            <text:p>956704</text:p>
          </table:table-cell>
          <table:table-cell office:value-type="float" office:value="2961" calcext:value-type="float">
            <text:p>2961</text:p>
          </table:table-cell>
          <table:table-cell/>
        </table:table-row>
        <table:table-row table:style-name="ro15">
          <table:table-cell office:value-type="string" calcext:value-type="string">
            <text:p>Khan Academy</text:p>
          </table:table-cell>
          <table:table-cell office:value-type="string" calcext:value-type="string">
            <text:p>ysVcAYo7UPI</text:p>
          </table:table-cell>
          <table:table-cell office:value-type="string" calcext:value-type="string">
            <text:p>UC4a-Gbdw7vOaccHmFo40b9g</text:p>
          </table:table-cell>
          <table:table-cell office:value-type="string" calcext:value-type="string">
            <text:p>https://www.youtube.com/watch?v=ysVcAYo7UPI</text:p>
          </table:table-cell>
          <table:table-cell office:value-type="date" office:date-value="2011-07-11T22:24:30" calcext:value-type="date">
            <text:p>11/07/11 22:24</text:p>
          </table:table-cell>
          <table:table-cell office:value-type="string" calcext:value-type="string">
            <text:p>Introduction to i and imaginary numbers | Imaginary and complex numbers | Precalculus | Khan Academy</text:p>
          </table:table-cell>
          <table:table-cell office:value-type="string" calcext:value-type="string">
            <text:p>Introduction to i and imaginary numbers</text:p>
            <text:p/>
            <text:p>Practice this lesson yourself on KhanAcademy.org right now: </text:p>
            <text:p>https://www.khanacademy.org/math/precalculus/imaginary_complex_precalc/i_precalc/e/imaginary_unit_powers?utm_source=YT&amp;utm_medium=Desc&amp;utm_campaign=Precalculus</text:p>
            <text:p/>
            <text:p>Watch the next lesson: https://www.khanacademy.org/math/precalculus/imaginary_complex_precalc/i_precalc/v/calculating-i-raised-to-arbitrary-exponents?utm_source=YT&amp;utm_medium=Desc&amp;utm_campaign=Precalculus</text:p>
            <text:p/>
            <text:p>Missed the previous lesson? </text:p>
            <text:p>https://www.khanacademy.org/math/precalculus/parametric_equations/polar_coor/v/polar-coordinates-3?utm_source=YT&amp;utm_medium=Desc&amp;utm_campaign=Precalculus</text:p>
            <text:p/>
            <text:p>Precalculus on Khan Academy: You may think that precalculus is simply the course you take before calculus. You would be right, of course, but that definition doesn't mean anything unless you have some knowledge of what calculus is. Let's keep it simple, shall we? Calculus is a conceptual framework which provides systematic techniques for solving problems. These problems are appropriately applicable to analytic geometry and algebra. Therefore....precalculus gives you the background for the mathematical concepts, problems, issues and techniques that appear in calculus, including trigonometry, functions, complex numbers, vectors, matrices, and others. There you have it ladies and gentlemen....an introduction to precalculus!</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 Academyâ€™s Precalculus channel:</text:p>
            <text:p>https://www.youtube.com/channel/UCBeHztHRWuVvnlwm20u2hNA?sub_confirmation=1</text:p>
            <text:p>Subscribe to Khan Academy: https://www.youtube.com/subscription_center?add_user=khanacademy</text:p>
          </table:table-cell>
          <table:table-cell/>
          <table:table-cell office:value-type="string" calcext:value-type="string">
            <text:p>00:05:20</text:p>
          </table:table-cell>
          <table:table-cell office:value-type="date" office:date-value="2018-07-28T04:41:14.157" calcext:value-type="date">
            <text:p>28/07/18 04:41</text:p>
          </table:table-cell>
          <table:table-cell office:value-type="float" office:value="956653" calcext:value-type="float">
            <text:p>956653</text:p>
          </table:table-cell>
          <table:table-cell office:value-type="float" office:value="4067" calcext:value-type="float">
            <text:p>4067</text:p>
          </table:table-cell>
          <table:table-cell/>
        </table:table-row>
        <table:table-row table:style-name="ro16">
          <table:table-cell office:value-type="string" calcext:value-type="string">
            <text:p>patrickJMT</text:p>
          </table:table-cell>
          <table:table-cell office:value-type="string" calcext:value-type="string">
            <text:p>rP-__zFngio</text:p>
          </table:table-cell>
          <table:table-cell office:value-type="string" calcext:value-type="string">
            <text:p>UCFe6jenM1Bc54qtBsIJGRZQ</text:p>
          </table:table-cell>
          <table:table-cell office:value-type="string" calcext:value-type="string">
            <text:p>https://www.youtube.com/watch?v=rP-__zFngio</text:p>
          </table:table-cell>
          <table:table-cell office:value-type="date" office:date-value="2010-08-28T12:27:14" calcext:value-type="date">
            <text:p>28/08/10 12:27</text:p>
          </table:table-cell>
          <table:table-cell office:value-type="string" calcext:value-type="string">
            <text:p>â– Finding all the Zeros of a Polynomial - Example 3 â–</text:p>
          </table:table-cell>
          <table:table-cell office:value-type="string" calcext:value-type="string">
            <text:p>Thanks to all of you who support me on Patreon. You da real mvps!   $1 per month helps!! :)  https://www.patreon.com/patrickjmt !! Example 2: https://www.youtube.com/watch?v=Sbpo2phnKxo</text:p>
            <text:p>Finding all the Zeros of a Polynomial - Example 3.   In this video, I use the rational roots test to find all possible rational roots; after finding one I use long division to factor, and then repeat!  Very fun!</text:p>
          </table:table-cell>
          <table:table-cell office:value-type="string" calcext:value-type="string">
            <text:p>{math,algebra,zero,root,solution,find,finding,austin,polynomial,remainder,theorem,factor,long,synthetic,division,free,"online class","online university","video lesson"}</text:p>
          </table:table-cell>
          <table:table-cell office:value-type="string" calcext:value-type="string">
            <text:p>00:10:12</text:p>
          </table:table-cell>
          <table:table-cell office:value-type="date" office:date-value="2018-07-28T04:44:25.876" calcext:value-type="date">
            <text:p>28/07/18 04:44</text:p>
          </table:table-cell>
          <table:table-cell office:value-type="float" office:value="956650" calcext:value-type="float">
            <text:p>956650</text:p>
          </table:table-cell>
          <table:table-cell office:value-type="float" office:value="3861" calcext:value-type="float">
            <text:p>3861</text:p>
          </table:table-cell>
          <table:table-cell/>
        </table:table-row>
        <table:table-row table:style-name="ro4">
          <table:table-cell office:value-type="string" calcext:value-type="string">
            <text:p>TED-Ed</text:p>
          </table:table-cell>
          <table:table-cell office:value-type="string" calcext:value-type="string">
            <text:p>H6LEcM0E0io</text:p>
          </table:table-cell>
          <table:table-cell office:value-type="string" calcext:value-type="string">
            <text:p>UCsooa4yRKGN_zEE8iknghZA</text:p>
          </table:table-cell>
          <table:table-cell office:value-type="string" calcext:value-type="string">
            <text:p>https://www.youtube.com/watch?v=H6LEcM0E0io</text:p>
          </table:table-cell>
          <table:table-cell office:value-type="date" office:date-value="2013-03-07T16:06:39" calcext:value-type="date">
            <text:p>07/03/13 16:06</text:p>
          </table:table-cell>
          <table:table-cell office:value-type="string" calcext:value-type="string">
            <text:p>The difference between classical and operant conditioning - Peggy Andover</text:p>
          </table:table-cell>
          <table:table-cell office:value-type="string" calcext:value-type="string">
            <text:p>View full lesson: http://ed.ted.com/lessons/the-difference-between-classical-and-operant-conditioning-peggy-andover</text:p>
            <text:p/>
            <text:p>Why is it that humans react to stimuli with certain behaviors? Can behaviors change in response to consequences? Peggy Andover explains how the brain can associate unrelated stimuli and responses, proved by Ivan Pavlov's famous 1890 experiments, and how reinforcement and punishment can result in changed behavior. </text:p>
            <text:p/>
            <text:p>Lesson by Peggy Andover, animation by Alan Foreman.</text:p>
          </table:table-cell>
          <table:table-cell office:value-type="string" calcext:value-type="string">
            <text:p>{"\\Ivan Pavlov\\",Pavlov,"\\Pavlov","dog\\","\\Alan","Foreman\\","\\Peggy","Andover\\",psychology,"\\behavioral","psychology\\","\\classical","conditioning\\","\\operant",TED-Ed,"\\TED","Ed\\",TEDEducation}</text:p>
          </table:table-cell>
          <table:table-cell office:value-type="string" calcext:value-type="string">
            <text:p>00:04:13</text:p>
          </table:table-cell>
          <table:table-cell office:value-type="date" office:date-value="2018-07-28T04:41:02.277" calcext:value-type="date">
            <text:p>28/07/18 04:41</text:p>
          </table:table-cell>
          <table:table-cell office:value-type="float" office:value="956481" calcext:value-type="float">
            <text:p>956481</text:p>
          </table:table-cell>
          <table:table-cell office:value-type="float" office:value="5976" calcext:value-type="float">
            <text:p>5976</text:p>
          </table:table-cell>
          <table:table-cell/>
        </table:table-row>
        <table:table-row table:style-name="ro34">
          <table:table-cell office:value-type="string" calcext:value-type="string">
            <text:p>Numberphile</text:p>
          </table:table-cell>
          <table:table-cell office:value-type="string" calcext:value-type="string">
            <text:p>D6tINlNluuY</text:p>
          </table:table-cell>
          <table:table-cell office:value-type="string" calcext:value-type="string">
            <text:p>UCoxcjq-8xIDTYp3uz647V5A</text:p>
          </table:table-cell>
          <table:table-cell office:value-type="string" calcext:value-type="string">
            <text:p>https://www.youtube.com/watch?v=D6tINlNluuY</text:p>
          </table:table-cell>
          <table:table-cell office:value-type="date" office:date-value="2012-03-08T10:17:54" calcext:value-type="date">
            <text:p>08/03/12 10:17</text:p>
          </table:table-cell>
          <table:table-cell office:value-type="string" calcext:value-type="string">
            <text:p>42 and Douglas Adams - Numberphile</text:p>
          </table:table-cell>
          <table:table-cell office:value-type="string" calcext:value-type="string">
            <text:p>Douglas Adams - who would have turned 60 on March 11 - immortalised the number 42 in The Hitchhikers Guide to the Galaxy.</text:p>
            <text:p>More links &amp; stuff in full description below â†“â†“â†“</text:p>
            <text:p/>
            <text:p>Forty-two was calculated by Deep Thought!</text:p>
            <text:p/>
            <text:p>In this video is James Grime, Phil Moriarty and Gerardo Adesso: http://www.numberphile.com/team/index.html</text:p>
            <text:p/>
            <text:p>NUMBERPHILE</text:p>
            <text:p>Website: http://www.numberphile.com/</text:p>
            <text:p>Numberphile on Facebook: http://www.facebook.com/numberphile</text:p>
            <text:p>Numberphile tweets: https://twitter.com/numberphile</text:p>
            <text:p>Subscribe: http://bit.ly/Numberphile_Sub</text:p>
            <text:p/>
            <text:p>Videos by Brady Haran</text:p>
            <text:p/>
            <text:p>Patreon: http://www.patreon.com/numberphile</text:p>
            <text:p/>
            <text:p>Brady's videos subreddit: http://www.reddit.com/r/BradyHaran/</text:p>
            <text:p/>
            <text:p>Brady's latest videos across all channels: http://www.bradyharanblog.com/</text:p>
            <text:p/>
            <text:p>Sign up for (occasional) emails: http://eepurl.com/YdjL9</text:p>
            <text:p/>
            <text:p>Numberphile T-Shirts: https://teespring.com/stores/numberphile</text:p>
            <text:p>Other merchandise: https://store.dftba.com/collections/numberphile</text:p>
          </table:table-cell>
          <table:table-cell office:value-type="string" calcext:value-type="string">
            <text:p>{42,forty-two,"Douglas Adams","Deep Thought",numberphile,"number phile",number,numbers,maths,mathematics,mathematical,numerals,count,counting}</text:p>
          </table:table-cell>
          <table:table-cell office:value-type="string" calcext:value-type="string">
            <text:p>00:08:42</text:p>
          </table:table-cell>
          <table:table-cell office:value-type="date" office:date-value="2018-07-28T04:41:38.676" calcext:value-type="date">
            <text:p>28/07/18 04:41</text:p>
          </table:table-cell>
          <table:table-cell office:value-type="float" office:value="955819" calcext:value-type="float">
            <text:p>955819</text:p>
          </table:table-cell>
          <table:table-cell office:value-type="float" office:value="2493" calcext:value-type="float">
            <text:p>2493</text:p>
          </table:table-cell>
          <table:table-cell/>
        </table:table-row>
        <table:table-row table:style-name="ro1">
          <table:table-cell office:value-type="string" calcext:value-type="string">
            <text:p>Khan Academy</text:p>
          </table:table-cell>
          <table:table-cell office:value-type="string" calcext:value-type="string">
            <text:p>bcCLKACsYJ0</text:p>
          </table:table-cell>
          <table:table-cell office:value-type="string" calcext:value-type="string">
            <text:p>UC4a-Gbdw7vOaccHmFo40b9g</text:p>
          </table:table-cell>
          <table:table-cell office:value-type="string" calcext:value-type="string">
            <text:p>https://www.youtube.com/watch?v=bcCLKACsYJ0</text:p>
          </table:table-cell>
          <table:table-cell office:value-type="date" office:date-value="2015-09-05T05:56:42" calcext:value-type="date">
            <text:p>05/09/15 05:56</text:p>
          </table:table-cell>
          <table:table-cell table:number-columns-repeated="2" office:value-type="string" calcext:value-type="string">
            <text:p>Adding fractions with unlike denominators</text:p>
          </table:table-cell>
          <table:table-cell office:value-type="string" calcext:value-type="string">
            <text:p>{education,"online learning",learning,lessons,"Fraction (Literature Subject)"}</text:p>
          </table:table-cell>
          <table:table-cell office:value-type="string" calcext:value-type="string">
            <text:p>00:07:24</text:p>
          </table:table-cell>
          <table:table-cell office:value-type="date" office:date-value="2018-07-28T04:42:09.779" calcext:value-type="date">
            <text:p>28/07/18 04:42</text:p>
          </table:table-cell>
          <table:table-cell office:value-type="float" office:value="953032" calcext:value-type="float">
            <text:p>953032</text:p>
          </table:table-cell>
          <table:table-cell office:value-type="float" office:value="2983" calcext:value-type="float">
            <text:p>2983</text:p>
          </table:table-cell>
          <table:table-cell/>
        </table:table-row>
        <table:table-row table:style-name="ro7">
          <table:table-cell office:value-type="string" calcext:value-type="string">
            <text:p>Khan Academy</text:p>
          </table:table-cell>
          <table:table-cell office:value-type="string" calcext:value-type="string">
            <text:p>Vx5uoZAkxng</text:p>
          </table:table-cell>
          <table:table-cell office:value-type="string" calcext:value-type="string">
            <text:p>UC4a-Gbdw7vOaccHmFo40b9g</text:p>
          </table:table-cell>
          <table:table-cell office:value-type="string" calcext:value-type="string">
            <text:p>https://www.youtube.com/watch?v=Vx5uoZAkxng</text:p>
          </table:table-cell>
          <table:table-cell office:value-type="date" office:date-value="2013-07-12T16:58:11" calcext:value-type="date">
            <text:p>12/07/13 16:58</text:p>
          </table:table-cell>
          <table:table-cell office:value-type="string" calcext:value-type="string">
            <text:p>Ratio word problem: boys to girls | Pre-Algebra | Khan Academy</text:p>
          </table:table-cell>
          <table:table-cell office:value-type="string" calcext:value-type="string">
            <text:p>In this example, we are given a ratio and then asked to apply that ratio to solve a problem. No problem!</text:p>
            <text:p/>
            <text:p>Practice this lesson yourself on KhanAcademy.org right now: https://www.khanacademy.org/math/pre-algebra/rates-and-ratios/ratios_and_proportions/e/ratio_word_problems?utm_source=YT&amp;utm_medium=Desc&amp;utm_campaign=PreAlgebra</text:p>
            <text:p/>
            <text:p>Watch the next lesson: https://www.khanacademy.org/math/pre-algebra/rates-and-ratios/ratios_and_proportions/v/ratio-word-problem-exercise-example-2?utm_source=YT&amp;utm_medium=Desc&amp;utm_campaign=PreAlgebra</text:p>
            <text:p/>
            <text:p>Missed the previous lesson? </text:p>
            <text:p>https://www.khanacademy.org/math/pre-algebra/rates-and-ratios/ratios_and_proportions/v/simplifying-rates-and-ratios?utm_source=YT&amp;utm_medium=Desc&amp;utm_campaign=PreAlgebra</text:p>
            <text:p/>
            <text:p>Pre-Algebra on Khan Academy: No way, this isn't your run of the mill arithmetic. This is Pre-algebra. You're about to play with the professionals. Think of pre-algebra as a runway. You're the airplane and algebra is your sunny vacation destination. Without the runway you're not going anywhere. Seriously, the foundation for all higher mathematics is laid with many of the concepts that we will introduce to you here: negative numbers, absolute value, factors, multiples, decimals, and fractions to name a few. So buckle up and move your seat into the upright position. We're about to take off!</text:p>
            <text:p/>
            <text:p>About Khan Academy: Khan Academy offers practice exercises, instructional videos, and a personalized learning dashboard that empower learners to study at their own pace in and outside of the classroom. We tackle math, science, computer programming, history, art history, economics, and more. Our math missions guide learners from kindergarten to calculus using state-of-the-art, adaptive technology that identifies strengths and learning gaps. We've also partnered with institutions like NASA, The Museum of Modern Art, The California Academy of Sciences, and MIT to offer specialized content.</text:p>
            <text:p/>
            <text:p>For free. For everyone. Forever. #YouCanLearnAnything</text:p>
            <text:p/>
            <text:p>Subscribe to KhanAcademyâ€™s Pre-Algebra channel:: https://www.youtube.com/channel/UCIMlYkATtXOFswVoCZN7nAA?sub_confirmation=1</text:p>
            <text:p>Subscribe to KhanAcademy: https://www.youtube.com/subscription_center?add_user=khanacademy</text:p>
          </table:table-cell>
          <table:table-cell/>
          <table:table-cell office:value-type="string" calcext:value-type="string">
            <text:p>00:02:04</text:p>
          </table:table-cell>
          <table:table-cell office:value-type="date" office:date-value="2018-07-28T04:41:32.337" calcext:value-type="date">
            <text:p>28/07/18 04:41</text:p>
          </table:table-cell>
          <table:table-cell office:value-type="float" office:value="952744" calcext:value-type="float">
            <text:p>952744</text:p>
          </table:table-cell>
          <table:table-cell office:value-type="float" office:value="3022" calcext:value-type="float">
            <text:p>3022</text:p>
          </table:table-cell>
          <table:table-cell/>
        </table:table-row>
        <table:table-row table:style-name="ro37">
          <table:table-cell office:value-type="string" calcext:value-type="string">
            <text:p>minutephysics</text:p>
          </table:table-cell>
          <table:table-cell office:value-type="string" calcext:value-type="string">
            <text:p>PplaBASQ_3M</text:p>
          </table:table-cell>
          <table:table-cell office:value-type="string" calcext:value-type="string">
            <text:p>UCUHW94eEFW7hkUMVaZz4eDg</text:p>
          </table:table-cell>
          <table:table-cell office:value-type="string" calcext:value-type="string">
            <text:p>https://www.youtube.com/watch?v=PplaBASQ_3M</text:p>
          </table:table-cell>
          <table:table-cell office:value-type="date" office:date-value="2014-12-20T20:57:50" calcext:value-type="date">
            <text:p>20/12/14 20:57</text:p>
          </table:table-cell>
          <table:table-cell office:value-type="string" calcext:value-type="string">
            <text:p>A Simple Proof of Conservation of Energy</text:p>
          </table:table-cell>
          <table:table-cell office:value-type="string" calcext:value-type="string">
            <text:p>WATCH MY VIDEO ABOUT AIRPLANES! https://www.youtube.com/watch?v=7rMgpExA4kM</text:p>
            <text:p/>
            <text:p>http://www.audible.com/minutephysics</text:p>
            <text:p>MinutePhysics is on Google+ - http://bit.ly/qzEwc6 </text:p>
            <text:p>And facebook - http://facebook.com/minutephysics</text:p>
            <text:p>And twitter - @minutephysics</text:p>
            <text:p/>
            <text:p>Minute Physics provides an energetic and entertaining view of old and new problems in physics -- all in a minute!</text:p>
            <text:p/>
            <text:p>Music by Nathaniel Schroeder http://www.soundcloud.com/drschroeder Created by Henry Reich</text:p>
          </table:table-cell>
          <table:table-cell office:value-type="string" calcext:value-type="string">
            <text:p>{"Conservation Of Energy","Physics (Field Of Study)","Energy (Industry)","green energy",mass,noether,derivative,proof,mathematics,gravity,force,lemma,assumption,interstellar,"Mathematical Proof",time,"time zones","time zone",earth,physics,minutephysics,"potential energy","kinetic energy","total energy"}</text:p>
          </table:table-cell>
          <table:table-cell office:value-type="string" calcext:value-type="string">
            <text:p>00:03:58</text:p>
          </table:table-cell>
          <table:table-cell office:value-type="date" office:date-value="2018-07-28T04:43:49.923" calcext:value-type="date">
            <text:p>28/07/18 04:43</text:p>
          </table:table-cell>
          <table:table-cell office:value-type="float" office:value="952490" calcext:value-type="float">
            <text:p>952490</text:p>
          </table:table-cell>
          <table:table-cell office:value-type="float" office:value="795" calcext:value-type="float">
            <text:p>795</text:p>
          </table:table-cell>
          <table:table-cell/>
        </table:table-row>
        <table:table-row table:style-name="ro31">
          <table:table-cell office:value-type="string" calcext:value-type="string">
            <text:p>TED-Ed</text:p>
          </table:table-cell>
          <table:table-cell office:value-type="string" calcext:value-type="string">
            <text:p>KpHP8VmxnBo</text:p>
          </table:table-cell>
          <table:table-cell office:value-type="string" calcext:value-type="string">
            <text:p>UCsooa4yRKGN_zEE8iknghZA</text:p>
          </table:table-cell>
          <table:table-cell office:value-type="string" calcext:value-type="string">
            <text:p>https://www.youtube.com/watch?v=KpHP8VmxnBo</text:p>
          </table:table-cell>
          <table:table-cell office:value-type="date" office:date-value="2018-04-12T15:01:49" calcext:value-type="date">
            <text:p>12/04/18 15:01</text:p>
          </table:table-cell>
          <table:table-cell office:value-type="string" calcext:value-type="string">
            <text:p>What causes headaches? - Dan Kwartler</text:p>
          </table:table-cell>
          <table:table-cell office:value-type="string" calcext:value-type="string">
            <text:p>Download a free audiobook and support TED-Ed's nonprofit mission: https://adbl.co/2Hejwql</text:p>
            <text:p/>
            <text:p>Check out Oliver Sacks's "The Man Who Mistook His Wife for a Hat": http://bit.ly/2Hk8ShM</text:p>
            <text:p/>
            <text:p>View full lesson: https://ed.ted.com/lessons/what-causes-headaches-dan-kwartler</text:p>
            <text:p/>
            <text:p>In ancient Greece, the best-known remedy for a long-standing headache was to drill a small hole in the skull to drain supposedly infected blood. Fortunately, doctors today donâ€™t resort to power tools to cure headaches, but we still have a lot to learn about this ancient ailment. Dan Kwartler shares what we know (and don't know) about headaches.</text:p>
            <text:p/>
            <text:p>Lesson by Dan Kwartler, animation by Sharon Colman.</text:p>
            <text:p/>
            <text:p>Thank you so much to our patrons for your support! Without you this video would not be possible. Senjo Limbu, Martin Lau, Robson Martinho, Jason Garcia, Cailin Ramsey, Seung Hoon Shin, John Saveland, Nicolle Fieldsend-Roxborough,  Venkat Venkatakrishnan, Sandy Nasser, CG Nobles, Yoga Trapeze Wanderlust, Jaron Blackburn, Alejandro Cachoua, Thomas Mungavan, Elena Crescia, Edla Paniguel, Anna-Pitschna Kunz, Tim Armstrong, and Alessandro.</text:p>
          </table:table-cell>
          <table:table-cell office:value-type="string" calcext:value-type="string">
            <text:p>{TED,TED-Ed,"TED Ed","Ted Education",Teded,"Dan Kwartler","Sharon Colman",headaches,doctors,remedy,medicine,brain,cure}</text:p>
          </table:table-cell>
          <table:table-cell office:value-type="string" calcext:value-type="string">
            <text:p>00:05:32</text:p>
          </table:table-cell>
          <table:table-cell office:value-type="date" office:date-value="2018-07-28T04:41:50.754" calcext:value-type="date">
            <text:p>28/07/18 04:41</text:p>
          </table:table-cell>
          <table:table-cell office:value-type="float" office:value="951011" calcext:value-type="float">
            <text:p>951011</text:p>
          </table:table-cell>
          <table:table-cell office:value-type="float" office:value="13867" calcext:value-type="float">
            <text:p>13867</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3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31T14:58:46.872000000</dc:date>
    <meta:editing-duration>PT3M36S</meta:editing-duration>
    <meta:editing-cycles>1</meta:editing-cycles>
    <meta:document-statistic meta:table-count="1" meta:cell-count="11780" meta:object-count="0"/>
    <meta:generator>LibreOffice/6.0.2.1$Windows_X86_64 LibreOffice_project/f7f06a8f319e4b62f9bc5095aa112a65d2f3ac89</meta:generator>
  </office:meta>
</office:document-meta>
</file>